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2.743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2.951cm"/>
    </style:style>
    <style:style style:name="co6" style:family="table-column">
      <style:table-column-properties fo:break-before="auto" style:column-width="3.159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1.60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style:font-name="Arial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6" style:family="table-cell" style:parent-style-name="Default" style:data-style-name="N108">
      <style:table-cell-properties fo:border="0.002cm solid #000000"/>
      <style:text-properties style:font-name="Arial"/>
    </style:style>
    <style:style style:name="ce7" style:family="table-cell" style:parent-style-name="Default">
      <style:table-cell-properties fo:border="0.002cm solid #000000"/>
      <style:text-properties style:font-name="Arial"/>
    </style:style>
    <style:style style:name="ce8" style:family="table-cell" style:parent-style-name="Default">
      <style:table-cell-properties fo:border-bottom="0.002cm solid #000000" fo:border-left="0.088cm solid #000000" fo:border-right="0.088cm solid #000000" fo:border-top="0.002cm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4">
      <style:table-cell-properties fo:border="0.002cm solid #000000"/>
      <style:text-properties style:font-name="Arial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1" style:family="table-cell" style:parent-style-name="Default" style:data-style-name="N4">
      <style:table-cell-properties fo:border-bottom="0.002cm solid #000000" fo:border-left="0.002cm solid #000000" fo:border-right="0.088cm solid #000000" fo:border-top="0.002cm solid #000000"/>
      <style:text-properties style:font-name="Arial"/>
    </style:style>
    <style:style style:name="ce1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02cm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9">
      <style:table-cell-properties fo:border="0.002cm solid #000000"/>
      <style:text-properties style:font-name="Arial"/>
    </style:style>
  </office:automatic-styles>
  <office:body>
    <office:spreadsheet>
      <table:table table:name="Gebäud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2"/>
        <table:table-column table:style-name="co5" table:default-cell-style-name="ce7"/>
        <table:table-column table:style-name="co3" table:default-cell-style-name="ce7"/>
        <table:table-column table:style-name="co4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2"/>
        <table:table-column table:style-name="co5" table:default-cell-style-name="ce7"/>
        <table:table-column table:style-name="co3" table:default-cell-style-name="ce7"/>
        <table:table-column table:style-name="co4" table:default-cell-style-name="ce2"/>
        <table:table-column table:style-name="co5" table:default-cell-style-name="ce7"/>
        <table:table-column table:style-name="co3" table:default-cell-style-name="ce7"/>
        <table:table-column table:style-name="co3" table:default-cell-style-name="ce2"/>
        <table:table-column table:style-name="co5" table:default-cell-style-name="ce7"/>
        <table:table-column table:style-name="co3" table:default-cell-style-name="ce7"/>
        <table:table-column table:style-name="co4" table:default-cell-style-name="ce2"/>
        <table:table-column table:style-name="co6" table:default-cell-style-name="ce7"/>
        <table:table-column table:style-name="co7" table:default-cell-style-name="ce7"/>
        <table:table-column table:style-name="co4" table:default-cell-style-name="ce2"/>
        <table:table-column table:style-name="co6" table:default-cell-style-name="ce7"/>
        <table:table-column table:style-name="co7" table:default-cell-style-name="ce7"/>
        <table:table-column table:style-name="co4" table:default-cell-style-name="ce2"/>
        <table:table-column table:style-name="co8" table:number-columns-repeated="231" table:default-cell-style-name="ce7"/>
        <table:table-row table:style-name="ro1">
          <table:table-cell table:style-name="ce1" office:value-type="string" table:number-columns-spanned="1" table:number-rows-spanned="2">
            <text:p>Stufe</text:p>
          </table:table-cell>
          <table:table-cell table:style-name="ce4" office:value-type="string" table:number-columns-spanned="3" table:number-rows-spanned="1">
            <text:p>Plantage</text:p>
          </table:table-cell>
          <table:covered-table-cell table:number-columns-repeated="2" table:style-name="ce8"/>
          <table:table-cell table:style-name="ce12" office:value-type="string" table:number-columns-spanned="3" table:number-rows-spanned="1">
            <text:p>Forschungszentrum</text:p>
          </table:table-cell>
          <table:covered-table-cell table:number-columns-repeated="2" table:style-name="ce8"/>
          <table:table-cell table:style-name="ce12" office:value-type="string" table:number-columns-spanned="3" table:number-rows-spanned="1">
            <text:p>Bioladen</text:p>
          </table:table-cell>
          <table:covered-table-cell table:number-columns-repeated="2" table:style-name="ce8"/>
          <table:table-cell table:style-name="ce12" office:value-type="string" table:number-columns-spanned="3" table:number-rows-spanned="1">
            <text:p>Dönerstand</text:p>
          </table:table-cell>
          <table:covered-table-cell table:number-columns-repeated="2" table:style-name="ce8"/>
          <table:table-cell table:style-name="ce12" office:value-type="string" table:number-columns-spanned="3" table:number-rows-spanned="1">
            <text:p>Bauhof</text:p>
          </table:table-cell>
          <table:covered-table-cell table:number-columns-repeated="2" table:style-name="ce8"/>
          <table:table-cell table:style-name="ce12" office:value-type="string" table:number-columns-spanned="3" table:number-rows-spanned="1">
            <text:p>Verkäuferschule</text:p>
          </table:table-cell>
          <table:covered-table-cell table:number-columns-repeated="2" table:style-name="ce8"/>
          <table:table-cell table:style-name="ce12" office:value-type="string" table:number-columns-spanned="3" table:number-rows-spanned="1">
            <text:p>Zaun</text:p>
          </table:table-cell>
          <table:covered-table-cell table:number-columns-repeated="2" table:style-name="ce8"/>
          <table:table-cell table:style-name="ce12" office:value-type="string" table:number-columns-spanned="3" table:number-rows-spanned="1">
            <text:p>Pizzeria</text:p>
          </table:table-cell>
          <table:covered-table-cell table:number-columns-repeated="2" table:style-name="ce8"/>
          <table:table-cell table:style-name="ce13" table:number-columns-repeated="231"/>
        </table:table-row>
        <table:table-row table:style-name="ro2">
          <table:covered-table-cell/>
          <table:table-cell table:style-name="ce5" office:value-type="string">
            <text:p>Kosten</text:p>
          </table:table-cell>
          <table:table-cell table:style-name="ce5" office:value-type="string">
            <text:p>Dauer</text:p>
          </table:table-cell>
          <table:table-cell table:style-name="ce10" office:value-type="string">
            <text:p>Punkte</text:p>
          </table:table-cell>
          <table:table-cell table:style-name="ce5" office:value-type="string">
            <text:p>Kosten</text:p>
          </table:table-cell>
          <table:table-cell table:style-name="ce5" office:value-type="string">
            <text:p>Dauer</text:p>
          </table:table-cell>
          <table:table-cell table:style-name="ce10" office:value-type="string">
            <text:p>Punkte</text:p>
          </table:table-cell>
          <table:table-cell table:style-name="ce5" office:value-type="string">
            <text:p>Kosten</text:p>
          </table:table-cell>
          <table:table-cell table:style-name="ce5" office:value-type="string">
            <text:p>Dauer</text:p>
          </table:table-cell>
          <table:table-cell table:style-name="ce10" office:value-type="string">
            <text:p>Punkte</text:p>
          </table:table-cell>
          <table:table-cell table:style-name="ce5" office:value-type="string">
            <text:p>Kosten</text:p>
          </table:table-cell>
          <table:table-cell table:style-name="ce5" office:value-type="string">
            <text:p>Dauer</text:p>
          </table:table-cell>
          <table:table-cell table:style-name="ce10" office:value-type="string">
            <text:p>Punkte</text:p>
          </table:table-cell>
          <table:table-cell table:style-name="ce5" office:value-type="string">
            <text:p>Kosten</text:p>
          </table:table-cell>
          <table:table-cell table:style-name="ce5" office:value-type="string">
            <text:p>Dauer</text:p>
          </table:table-cell>
          <table:table-cell table:style-name="ce10" office:value-type="string">
            <text:p>Punkte</text:p>
          </table:table-cell>
          <table:table-cell table:style-name="ce5" office:value-type="string">
            <text:p>Kosten</text:p>
          </table:table-cell>
          <table:table-cell table:style-name="ce5" office:value-type="string">
            <text:p>Dauer</text:p>
          </table:table-cell>
          <table:table-cell table:style-name="ce10" office:value-type="string">
            <text:p>Punkte</text:p>
          </table:table-cell>
          <table:table-cell table:style-name="ce5" office:value-type="string">
            <text:p>Kosten</text:p>
          </table:table-cell>
          <table:table-cell table:style-name="ce5" office:value-type="string">
            <text:p>Dauer</text:p>
          </table:table-cell>
          <table:table-cell table:style-name="ce10" office:value-type="string">
            <text:p>Punkte</text:p>
          </table:table-cell>
          <table:table-cell table:style-name="ce5" office:value-type="string">
            <text:p>Kosten</text:p>
          </table:table-cell>
          <table:table-cell table:style-name="ce5" office:value-type="string">
            <text:p>Dauer</text:p>
          </table:table-cell>
          <table:table-cell table:style-name="ce10" office:value-type="string">
            <text:p>Punkte</text:p>
          </table:table-cell>
          <table:table-cell table:style-name="ce14" table:number-columns-repeated="231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6" office:value-type="currency" office:currency="EUR" office:value="260">
            <text:p>260,00 €</text:p>
          </table:table-cell>
          <table:table-cell table:style-name="ce9" office:value-type="time" office:time-value="PT00H29M40S">
            <text:p>00:29:40</text:p>
          </table:table-cell>
          <table:table-cell table:style-name="ce11" office:value-type="float" office:value="120">
            <text:p>120,00</text:p>
          </table:table-cell>
          <table:table-cell table:style-name="ce6" office:value-type="currency" office:currency="EUR" office:value="320">
            <text:p>320,00 €</text:p>
          </table:table-cell>
          <table:table-cell table:style-name="ce9" office:value-type="time" office:time-value="PT00H31M40S">
            <text:p>00:31:40</text:p>
          </table:table-cell>
          <table:table-cell table:style-name="ce11" office:value-type="float" office:value="105">
            <text:p>105,00</text:p>
          </table:table-cell>
          <table:table-cell table:style-name="ce6" office:value-type="currency" office:currency="EUR" office:value="260">
            <text:p>260,00 €</text:p>
          </table:table-cell>
          <table:table-cell table:style-name="ce9" office:value-type="time" office:time-value="PT00H30M00S">
            <text:p>00:30:00</text:p>
          </table:table-cell>
          <table:table-cell table:style-name="ce11" office:value-type="float" office:value="90">
            <text:p>90,00</text:p>
          </table:table-cell>
          <table:table-cell table:style-name="ce6" office:value-type="currency" office:currency="EUR" office:value="310">
            <text:p>310,00 €</text:p>
          </table:table-cell>
          <table:table-cell table:style-name="ce9" office:value-type="time" office:time-value="PT00H35M50S">
            <text:p>00:35:50</text:p>
          </table:table-cell>
          <table:table-cell table:style-name="ce11" office:value-type="float" office:value="115">
            <text:p>115,00</text:p>
          </table:table-cell>
          <table:table-cell table:style-name="ce6" office:value-type="currency" office:currency="EUR" office:value="620">
            <text:p>620,00 €</text:p>
          </table:table-cell>
          <table:table-cell table:style-name="ce9" office:value-type="time" office:time-value="PT00H37M30S">
            <text:p>00:37:30</text:p>
          </table:table-cell>
          <table:table-cell table:style-name="ce11" office:value-type="float" office:value="235">
            <text:p>235,00</text:p>
          </table:table-cell>
          <table:table-cell table:style-name="ce6" office:value-type="currency" office:currency="EUR" office:value="300">
            <text:p>300,00 €</text:p>
          </table:table-cell>
          <table:table-cell table:style-name="ce9" office:value-type="time" office:time-value="PT00H34M10S">
            <text:p>00:34:10</text:p>
          </table:table-cell>
          <table:table-cell table:style-name="ce11" office:value-type="float" office:value="110">
            <text:p>110,00</text:p>
          </table:table-cell>
          <table:table-cell table:style-name="ce6" office:value-type="currency" office:currency="EUR" office:value="650">
            <text:p>650,00 €</text:p>
          </table:table-cell>
          <table:table-cell table:style-name="ce9" office:value-type="time" office:time-value="PT00H46M40S">
            <text:p>00:46:40</text:p>
          </table:table-cell>
          <table:table-cell table:style-name="ce11" office:value-type="float" office:value="285">
            <text:p>285,00</text:p>
          </table:table-cell>
          <table:table-cell table:style-name="ce6" office:value-type="currency" office:currency="EUR" office:value="650">
            <text:p>650,00 €</text:p>
          </table:table-cell>
          <table:table-cell table:style-name="ce9" office:value-type="time" office:time-value="PT00H46M40S">
            <text:p>00:46:40</text:p>
          </table:table-cell>
          <table:table-cell table:style-name="ce11" office:value-type="float" office:value="285">
            <text:p>285,00</text:p>
          </table:table-cell>
          <table:table-cell table:number-columns-repeated="231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table:formula="oooc:=[.B3]*1.35" office:value-type="currency" office:currency="EUR" office:value="351">
            <text:p>351,00 €</text:p>
          </table:table-cell>
          <table:table-cell table:style-name="ce9" table:formula="oooc:=[.C3]*1.25" office:value-type="time" office:time-value="PT00H37M05S">
            <text:p>00:37:05</text:p>
          </table:table-cell>
          <table:table-cell table:style-name="ce11" table:formula="oooc:=[.D3]*1.23" office:value-type="float" office:value="147.6">
            <text:p>147,60</text:p>
          </table:table-cell>
          <table:table-cell table:style-name="ce6" table:formula="oooc:=[.E3]*1.37" office:value-type="currency" office:currency="EUR" office:value="438.4">
            <text:p>438,40 €</text:p>
          </table:table-cell>
          <table:table-cell table:style-name="ce9" table:formula="oooc:=[.F3]*1.28" office:value-type="time" office:time-value="PT00H40M32S">
            <text:p>00:40:32</text:p>
          </table:table-cell>
          <table:table-cell table:style-name="ce11" table:formula="oooc:=[.G3]*1.2" office:value-type="float" office:value="126">
            <text:p>126,00</text:p>
          </table:table-cell>
          <table:table-cell table:style-name="ce6" table:formula="oooc:=[.H3]*1.35" office:value-type="currency" office:currency="EUR" office:value="351">
            <text:p>351,00 €</text:p>
          </table:table-cell>
          <table:table-cell table:style-name="ce9" table:formula="oooc:=[.I3]*1.27" office:value-type="time" office:time-value="PT00H38M06S">
            <text:p>00:38:06</text:p>
          </table:table-cell>
          <table:table-cell table:style-name="ce11" table:formula="oooc:=[.J3]*1.2" office:value-type="float" office:value="108">
            <text:p>108,00</text:p>
          </table:table-cell>
          <table:table-cell table:style-name="ce6" table:formula="oooc:=[.K3]*1.38" office:value-type="currency" office:currency="EUR" office:value="427.8">
            <text:p>427,80 €</text:p>
          </table:table-cell>
          <table:table-cell table:style-name="ce9" table:formula="oooc:=[.L3]*1.27" office:value-type="time" office:time-value="PT00H45M30.5S">
            <text:p>00:45:31</text:p>
          </table:table-cell>
          <table:table-cell table:style-name="ce11" table:formula="oooc:=[.M3]*1.21" office:value-type="float" office:value="139.15">
            <text:p>139,15</text:p>
          </table:table-cell>
          <table:table-cell table:style-name="ce6" table:formula="oooc:=[.N3]*1.4" office:value-type="currency" office:currency="EUR" office:value="868">
            <text:p>868,00 €</text:p>
          </table:table-cell>
          <table:table-cell table:style-name="ce9" table:formula="oooc:=[.O3]*1.29" office:value-type="time" office:time-value="PT00H48M22.5S">
            <text:p>00:48:23</text:p>
          </table:table-cell>
          <table:table-cell table:style-name="ce11" table:formula="oooc:=[.P3]*1.2" office:value-type="float" office:value="282">
            <text:p>282,00</text:p>
          </table:table-cell>
          <table:table-cell table:style-name="ce6" table:formula="oooc:=[.Q3]*1.39" office:value-type="currency" office:currency="EUR" office:value="417">
            <text:p>417,00 €</text:p>
          </table:table-cell>
          <table:table-cell table:style-name="ce9" table:formula="oooc:=[.R3]*1.29" office:value-type="time" office:time-value="PT00H44M04.5S">
            <text:p>00:44:05</text:p>
          </table:table-cell>
          <table:table-cell table:style-name="ce11" table:formula="oooc:=[.S3]*1.19" office:value-type="float" office:value="130.9">
            <text:p>130,90</text:p>
          </table:table-cell>
          <table:table-cell table:style-name="ce6" table:formula="oooc:=[.T3]*1.45" office:value-type="currency" office:currency="EUR" office:value="942.5">
            <text:p>942,50 €</text:p>
          </table:table-cell>
          <table:table-cell table:style-name="ce9" table:formula="oooc:=[.U3]*1.33" office:value-type="time" office:time-value="PT01H02M04S">
            <text:p>01:02:04</text:p>
          </table:table-cell>
          <table:table-cell table:style-name="ce11" table:formula="oooc:=[.V3]*1.17" office:value-type="float" office:value="333.45">
            <text:p>333,45</text:p>
          </table:table-cell>
          <table:table-cell table:style-name="ce6" table:formula="oooc:=[.W3]*1.45" office:value-type="currency" office:currency="EUR" office:value="942.5">
            <text:p>942,50 €</text:p>
          </table:table-cell>
          <table:table-cell table:style-name="ce9" table:formula="oooc:=[.X3]*1.33" office:value-type="time" office:time-value="PT01H02M04S">
            <text:p>01:02:04</text:p>
          </table:table-cell>
          <table:table-cell table:style-name="ce11" table:formula="oooc:=[.Y3]*1.17" office:value-type="float" office:value="333.45">
            <text:p>333,45</text:p>
          </table:table-cell>
          <table:table-cell table:number-columns-repeated="231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table:formula="oooc:=[.B4]*1.35" office:value-type="currency" office:currency="EUR" office:value="473.85">
            <text:p>473,85 €</text:p>
          </table:table-cell>
          <table:table-cell table:style-name="ce9" table:formula="oooc:=[.C4]*1.25" office:value-type="time" office:time-value="PT00H46M21.25S">
            <text:p>00:46:21</text:p>
          </table:table-cell>
          <table:table-cell table:style-name="ce11" table:formula="oooc:=[.D4]*1.23" office:value-type="float" office:value="181.548">
            <text:p>181,55</text:p>
          </table:table-cell>
          <table:table-cell table:style-name="ce6" table:formula="oooc:=[.E4]*1.37" office:value-type="currency" office:currency="EUR" office:value="600.608">
            <text:p>600,61 €</text:p>
          </table:table-cell>
          <table:table-cell table:style-name="ce9" table:formula="oooc:=[.F4]*1.28" office:value-type="time" office:time-value="PT00H51M52.96S">
            <text:p>00:51:53</text:p>
          </table:table-cell>
          <table:table-cell table:style-name="ce11" table:formula="oooc:=[.G4]*1.2" office:value-type="float" office:value="151.2">
            <text:p>151,20</text:p>
          </table:table-cell>
          <table:table-cell table:style-name="ce6" table:formula="oooc:=[.H4]*1.35" office:value-type="currency" office:currency="EUR" office:value="473.85">
            <text:p>473,85 €</text:p>
          </table:table-cell>
          <table:table-cell table:style-name="ce9" table:formula="oooc:=[.I4]*1.27" office:value-type="time" office:time-value="PT00H48M23.22S">
            <text:p>00:48:23</text:p>
          </table:table-cell>
          <table:table-cell table:style-name="ce11" table:formula="oooc:=[.J4]*1.2" office:value-type="float" office:value="129.6">
            <text:p>129,60</text:p>
          </table:table-cell>
          <table:table-cell table:style-name="ce6" table:formula="oooc:=[.K4]*1.38" office:value-type="currency" office:currency="EUR" office:value="590.364">
            <text:p>590,36 €</text:p>
          </table:table-cell>
          <table:table-cell table:style-name="ce9" table:formula="oooc:=[.L4]*1.27" office:value-type="time" office:time-value="PT00H57M47.735S">
            <text:p>00:57:48</text:p>
          </table:table-cell>
          <table:table-cell table:style-name="ce11" table:formula="oooc:=[.M4]*1.21" office:value-type="float" office:value="168.3715">
            <text:p>168,37</text:p>
          </table:table-cell>
          <table:table-cell table:style-name="ce6" table:formula="oooc:=[.N4]*1.4" office:value-type="currency" office:currency="EUR" office:value="1215.2">
            <text:p>1.215,20 €</text:p>
          </table:table-cell>
          <table:table-cell table:style-name="ce9" table:formula="oooc:=[.O4]*1.29" office:value-type="time" office:time-value="PT01H02M24.225S">
            <text:p>01:02:24</text:p>
          </table:table-cell>
          <table:table-cell table:style-name="ce11" table:formula="oooc:=[.P4]*1.2" office:value-type="float" office:value="338.4">
            <text:p>338,40</text:p>
          </table:table-cell>
          <table:table-cell table:style-name="ce6" table:formula="oooc:=[.Q4]*1.39" office:value-type="currency" office:currency="EUR" office:value="579.63">
            <text:p>579,63 €</text:p>
          </table:table-cell>
          <table:table-cell table:style-name="ce9" table:formula="oooc:=[.R4]*1.29" office:value-type="time" office:time-value="PT00H56M51.405S">
            <text:p>00:56:51</text:p>
          </table:table-cell>
          <table:table-cell table:style-name="ce11" table:formula="oooc:=[.S4]*1.19" office:value-type="float" office:value="155.771">
            <text:p>155,77</text:p>
          </table:table-cell>
          <table:table-cell table:style-name="ce6" table:formula="oooc:=[.T4]*1.45" office:value-type="currency" office:currency="EUR" office:value="1366.625">
            <text:p>1.366,63 €</text:p>
          </table:table-cell>
          <table:table-cell table:style-name="ce9" table:formula="oooc:=[.U4]*1.33" office:value-type="time" office:time-value="PT01H22M32.92S">
            <text:p>01:22:33</text:p>
          </table:table-cell>
          <table:table-cell table:style-name="ce11" table:formula="oooc:=[.V4]*1.17" office:value-type="float" office:value="390.1365">
            <text:p>390,14</text:p>
          </table:table-cell>
          <table:table-cell table:style-name="ce6" table:formula="oooc:=[.W4]*1.45" office:value-type="currency" office:currency="EUR" office:value="1366.625">
            <text:p>1.366,63 €</text:p>
          </table:table-cell>
          <table:table-cell table:style-name="ce9" table:formula="oooc:=[.X4]*1.33" office:value-type="time" office:time-value="PT01H22M32.92S">
            <text:p>01:22:33</text:p>
          </table:table-cell>
          <table:table-cell table:style-name="ce11" table:formula="oooc:=[.Y4]*1.17" office:value-type="float" office:value="390.1365">
            <text:p>390,14</text:p>
          </table:table-cell>
          <table:table-cell table:number-columns-repeated="23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table:formula="oooc:=[.B5]*1.35" office:value-type="currency" office:currency="EUR" office:value="639.6975">
            <text:p>639,70 €</text:p>
          </table:table-cell>
          <table:table-cell table:style-name="ce9" table:formula="oooc:=[.C5]*1.25" office:value-type="time" office:time-value="PT00H57M56.5625S">
            <text:p>00:57:57</text:p>
          </table:table-cell>
          <table:table-cell table:style-name="ce11" table:formula="oooc:=[.D5]*1.23" office:value-type="float" office:value="223.30404">
            <text:p>223,30</text:p>
          </table:table-cell>
          <table:table-cell table:style-name="ce6" table:formula="oooc:=[.E5]*1.37" office:value-type="currency" office:currency="EUR" office:value="822.83296">
            <text:p>822,83 €</text:p>
          </table:table-cell>
          <table:table-cell table:style-name="ce9" table:formula="oooc:=[.F5]*1.28" office:value-type="time" office:time-value="PT01H06M24.5888S">
            <text:p>01:06:25</text:p>
          </table:table-cell>
          <table:table-cell table:style-name="ce11" table:formula="oooc:=[.G5]*1.2" office:value-type="float" office:value="181.44">
            <text:p>181,44</text:p>
          </table:table-cell>
          <table:table-cell table:style-name="ce6" table:formula="oooc:=[.H5]*1.35" office:value-type="currency" office:currency="EUR" office:value="639.6975">
            <text:p>639,70 €</text:p>
          </table:table-cell>
          <table:table-cell table:style-name="ce9" table:formula="oooc:=[.I5]*1.27" office:value-type="time" office:time-value="PT01H01M27.0894S">
            <text:p>01:01:27</text:p>
          </table:table-cell>
          <table:table-cell table:style-name="ce11" table:formula="oooc:=[.J5]*1.2" office:value-type="float" office:value="155.52">
            <text:p>155,52</text:p>
          </table:table-cell>
          <table:table-cell table:style-name="ce6" table:formula="oooc:=[.K5]*1.38" office:value-type="currency" office:currency="EUR" office:value="814.70232">
            <text:p>814,70 €</text:p>
          </table:table-cell>
          <table:table-cell table:style-name="ce9" table:formula="oooc:=[.L5]*1.27" office:value-type="time" office:time-value="PT01H13M24.02345S">
            <text:p>01:13:24</text:p>
          </table:table-cell>
          <table:table-cell table:style-name="ce11" table:formula="oooc:=[.M5]*1.21" office:value-type="float" office:value="203.729515">
            <text:p>203,73</text:p>
          </table:table-cell>
          <table:table-cell table:style-name="ce6" table:formula="oooc:=[.N5]*1.4" office:value-type="currency" office:currency="EUR" office:value="1701.28">
            <text:p>1.701,28 €</text:p>
          </table:table-cell>
          <table:table-cell table:style-name="ce9" table:formula="oooc:=[.O5]*1.29" office:value-type="time" office:time-value="PT01H20M30.05025S">
            <text:p>01:20:30</text:p>
          </table:table-cell>
          <table:table-cell table:style-name="ce11" table:formula="oooc:=[.P5]*1.2" office:value-type="float" office:value="406.08">
            <text:p>406,08</text:p>
          </table:table-cell>
          <table:table-cell table:style-name="ce6" table:formula="oooc:=[.Q5]*1.39" office:value-type="currency" office:currency="EUR" office:value="805.6857">
            <text:p>805,69 €</text:p>
          </table:table-cell>
          <table:table-cell table:style-name="ce9" table:formula="oooc:=[.R5]*1.29" office:value-type="time" office:time-value="PT01H13M20.71245S">
            <text:p>01:13:21</text:p>
          </table:table-cell>
          <table:table-cell table:style-name="ce11" table:formula="oooc:=[.S5]*1.19" office:value-type="float" office:value="185.36749">
            <text:p>185,37</text:p>
          </table:table-cell>
          <table:table-cell table:style-name="ce6" table:formula="oooc:=[.T5]*1.45" office:value-type="currency" office:currency="EUR" office:value="1981.60625">
            <text:p>1.981,61 €</text:p>
          </table:table-cell>
          <table:table-cell table:style-name="ce9" table:formula="oooc:=[.U5]*1.33" office:value-type="time" office:time-value="PT01H49M47.3836S">
            <text:p>01:49:47</text:p>
          </table:table-cell>
          <table:table-cell table:style-name="ce11" table:formula="oooc:=[.V5]*1.17" office:value-type="float" office:value="456.459705">
            <text:p>456,46</text:p>
          </table:table-cell>
          <table:table-cell table:style-name="ce6" table:formula="oooc:=[.W5]*1.45" office:value-type="currency" office:currency="EUR" office:value="1981.60625">
            <text:p>1.981,61 €</text:p>
          </table:table-cell>
          <table:table-cell table:style-name="ce9" table:formula="oooc:=[.X5]*1.33" office:value-type="time" office:time-value="PT01H49M47.3836S">
            <text:p>01:49:47</text:p>
          </table:table-cell>
          <table:table-cell table:style-name="ce11" table:formula="oooc:=[.Y5]*1.17" office:value-type="float" office:value="456.459705">
            <text:p>456,46</text:p>
          </table:table-cell>
          <table:table-cell table:number-columns-repeated="231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table:formula="oooc:=[.B6]*1.35" office:value-type="currency" office:currency="EUR" office:value="863.591625">
            <text:p>863,59 €</text:p>
          </table:table-cell>
          <table:table-cell table:style-name="ce9" table:formula="oooc:=[.C6]*1.25" office:value-type="time" office:time-value="PT01H12M25.703125S">
            <text:p>01:12:26</text:p>
          </table:table-cell>
          <table:table-cell table:style-name="ce11" table:formula="oooc:=[.D6]*1.23" office:value-type="float" office:value="274.6639692">
            <text:p>274,66</text:p>
          </table:table-cell>
          <table:table-cell table:style-name="ce6" table:formula="oooc:=[.E6]*1.37" office:value-type="currency" office:currency="EUR" office:value="1127.2811552">
            <text:p>1.127,28 €</text:p>
          </table:table-cell>
          <table:table-cell table:style-name="ce9" table:formula="oooc:=[.F6]*1.28" office:value-type="time" office:time-value="PT01H25M00.273664S">
            <text:p>01:25:00</text:p>
          </table:table-cell>
          <table:table-cell table:style-name="ce11" table:formula="oooc:=[.G6]*1.2" office:value-type="float" office:value="217.728">
            <text:p>217,73</text:p>
          </table:table-cell>
          <table:table-cell table:style-name="ce6" table:formula="oooc:=[.H6]*1.35" office:value-type="currency" office:currency="EUR" office:value="863.591625">
            <text:p>863,59 €</text:p>
          </table:table-cell>
          <table:table-cell table:style-name="ce9" table:formula="oooc:=[.I6]*1.27" office:value-type="time" office:time-value="PT01H18M02.603538S">
            <text:p>01:18:03</text:p>
          </table:table-cell>
          <table:table-cell table:style-name="ce11" table:formula="oooc:=[.J6]*1.2" office:value-type="float" office:value="186.624">
            <text:p>186,62</text:p>
          </table:table-cell>
          <table:table-cell table:style-name="ce6" table:formula="oooc:=[.K6]*1.38" office:value-type="currency" office:currency="EUR" office:value="1124.2892016">
            <text:p>1.124,29 €</text:p>
          </table:table-cell>
          <table:table-cell table:style-name="ce9" table:formula="oooc:=[.L6]*1.27" office:value-type="time" office:time-value="PT01H33M13.109781S">
            <text:p>01:33:13</text:p>
          </table:table-cell>
          <table:table-cell table:style-name="ce11" table:formula="oooc:=[.M6]*1.21" office:value-type="float" office:value="246.51271315">
            <text:p>246,51</text:p>
          </table:table-cell>
          <table:table-cell table:style-name="ce6" table:formula="oooc:=[.N6]*1.4" office:value-type="currency" office:currency="EUR" office:value="2381.792">
            <text:p>2.381,79 €</text:p>
          </table:table-cell>
          <table:table-cell table:style-name="ce9" table:formula="oooc:=[.O6]*1.29" office:value-type="time" office:time-value="PT01H43M50.764823S">
            <text:p>01:43:51</text:p>
          </table:table-cell>
          <table:table-cell table:style-name="ce11" table:formula="oooc:=[.P6]*1.2" office:value-type="float" office:value="487.296">
            <text:p>487,30</text:p>
          </table:table-cell>
          <table:table-cell table:style-name="ce6" table:formula="oooc:=[.Q6]*1.39" office:value-type="currency" office:currency="EUR" office:value="1119.903123">
            <text:p>1.119,90 €</text:p>
          </table:table-cell>
          <table:table-cell table:style-name="ce9" table:formula="oooc:=[.R6]*1.29" office:value-type="time" office:time-value="PT01H34M36.919061S">
            <text:p>01:34:37</text:p>
          </table:table-cell>
          <table:table-cell table:style-name="ce11" table:formula="oooc:=[.S6]*1.19" office:value-type="float" office:value="220.5873131">
            <text:p>220,59</text:p>
          </table:table-cell>
          <table:table-cell table:style-name="ce6" table:formula="oooc:=[.T6]*1.45" office:value-type="currency" office:currency="EUR" office:value="2873.3290625">
            <text:p>2.873,33 €</text:p>
          </table:table-cell>
          <table:table-cell table:style-name="ce9" table:formula="oooc:=[.U6]*1.33" office:value-type="time" office:time-value="PT02H26M01.220188S">
            <text:p>02:26:01</text:p>
          </table:table-cell>
          <table:table-cell table:style-name="ce11" table:formula="oooc:=[.V6]*1.17" office:value-type="float" office:value="534.05785485">
            <text:p>534,06</text:p>
          </table:table-cell>
          <table:table-cell table:style-name="ce6" table:formula="oooc:=[.W6]*1.45" office:value-type="currency" office:currency="EUR" office:value="2873.3290625">
            <text:p>2.873,33 €</text:p>
          </table:table-cell>
          <table:table-cell table:style-name="ce9" table:formula="oooc:=[.X6]*1.33" office:value-type="time" office:time-value="PT02H26M01.220188S">
            <text:p>02:26:01</text:p>
          </table:table-cell>
          <table:table-cell table:style-name="ce11" table:formula="oooc:=[.Y6]*1.17" office:value-type="float" office:value="534.05785485">
            <text:p>534,06</text:p>
          </table:table-cell>
          <table:table-cell table:number-columns-repeated="231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table:formula="oooc:=[.B7]*1.35" office:value-type="currency" office:currency="EUR" office:value="1165.84869375">
            <text:p>1.165,85 €</text:p>
          </table:table-cell>
          <table:table-cell table:style-name="ce9" table:formula="oooc:=[.C7]*1.25" office:value-type="time" office:time-value="PT01H30M32.128906S">
            <text:p>01:30:32</text:p>
          </table:table-cell>
          <table:table-cell table:style-name="ce11" table:formula="oooc:=[.D7]*1.23" office:value-type="float" office:value="337.836682116">
            <text:p>337,84</text:p>
          </table:table-cell>
          <table:table-cell table:style-name="ce6" table:formula="oooc:=[.E7]*1.37" office:value-type="currency" office:currency="EUR" office:value="1544.375182624">
            <text:p>1.544,38 €</text:p>
          </table:table-cell>
          <table:table-cell table:style-name="ce9" table:formula="oooc:=[.F7]*1.28" office:value-type="time" office:time-value="PT01H48M48.35029S">
            <text:p>01:48:48</text:p>
          </table:table-cell>
          <table:table-cell table:style-name="ce11" table:formula="oooc:=[.G7]*1.2" office:value-type="float" office:value="261.2736">
            <text:p>261,27</text:p>
          </table:table-cell>
          <table:table-cell table:style-name="ce6" table:formula="oooc:=[.H7]*1.35" office:value-type="currency" office:currency="EUR" office:value="1165.84869375">
            <text:p>1.165,85 €</text:p>
          </table:table-cell>
          <table:table-cell table:style-name="ce9" table:formula="oooc:=[.I7]*1.27" office:value-type="time" office:time-value="PT01H39M06.906493S">
            <text:p>01:39:07</text:p>
          </table:table-cell>
          <table:table-cell table:style-name="ce11" table:formula="oooc:=[.J7]*1.2" office:value-type="float" office:value="223.9488">
            <text:p>223,95</text:p>
          </table:table-cell>
          <table:table-cell table:style-name="ce6" table:formula="oooc:=[.K7]*1.38" office:value-type="currency" office:currency="EUR" office:value="1551.519098208">
            <text:p>1.551,52 €</text:p>
          </table:table-cell>
          <table:table-cell table:style-name="ce9" table:formula="oooc:=[.L7]*1.27" office:value-type="time" office:time-value="PT01H58M23.249423S">
            <text:p>01:58:23</text:p>
          </table:table-cell>
          <table:table-cell table:style-name="ce11" table:formula="oooc:=[.M7]*1.21" office:value-type="float" office:value="298.2803829115">
            <text:p>298,28</text:p>
          </table:table-cell>
          <table:table-cell table:style-name="ce6" table:formula="oooc:=[.N7]*1.4" office:value-type="currency" office:currency="EUR" office:value="3334.5088">
            <text:p>3.334,51 €</text:p>
          </table:table-cell>
          <table:table-cell table:style-name="ce9" table:formula="oooc:=[.O7]*1.29" office:value-type="time" office:time-value="PT02H13M57.686621S">
            <text:p>02:13:58</text:p>
          </table:table-cell>
          <table:table-cell table:style-name="ce11" table:formula="oooc:=[.P7]*1.2" office:value-type="float" office:value="584.7552">
            <text:p>584,76</text:p>
          </table:table-cell>
          <table:table-cell table:style-name="ce6" table:formula="oooc:=[.Q7]*1.39" office:value-type="currency" office:currency="EUR" office:value="1556.66534097">
            <text:p>1.556,67 €</text:p>
          </table:table-cell>
          <table:table-cell table:style-name="ce9" table:formula="oooc:=[.R7]*1.29" office:value-type="time" office:time-value="PT02H02M03.225588S">
            <text:p>02:02:03</text:p>
          </table:table-cell>
          <table:table-cell table:style-name="ce11" table:formula="oooc:=[.S7]*1.19" office:value-type="float" office:value="262.498902589">
            <text:p>262,50</text:p>
          </table:table-cell>
          <table:table-cell table:style-name="ce6" table:formula="oooc:=[.T7]*1.45" office:value-type="currency" office:currency="EUR" office:value="4166.327140625">
            <text:p>4.166,33 €</text:p>
          </table:table-cell>
          <table:table-cell table:style-name="ce9" table:formula="oooc:=[.U7]*1.33" office:value-type="time" office:time-value="PT03H14M12.42285S">
            <text:p>03:14:12</text:p>
          </table:table-cell>
          <table:table-cell table:style-name="ce11" table:formula="oooc:=[.V7]*1.17" office:value-type="float" office:value="624.8476901745">
            <text:p>624,85</text:p>
          </table:table-cell>
          <table:table-cell table:style-name="ce6" table:formula="oooc:=[.W7]*1.45" office:value-type="currency" office:currency="EUR" office:value="4166.327140625">
            <text:p>4.166,33 €</text:p>
          </table:table-cell>
          <table:table-cell table:style-name="ce9" table:formula="oooc:=[.X7]*1.33" office:value-type="time" office:time-value="PT03H14M12.42285S">
            <text:p>03:14:12</text:p>
          </table:table-cell>
          <table:table-cell table:style-name="ce11" table:formula="oooc:=[.Y7]*1.17" office:value-type="float" office:value="624.8476901745">
            <text:p>624,85</text:p>
          </table:table-cell>
          <table:table-cell table:number-columns-repeated="231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table:formula="oooc:=[.B8]*1.35" office:value-type="currency" office:currency="EUR" office:value="1573.8957365625">
            <text:p>1.573,90 €</text:p>
          </table:table-cell>
          <table:table-cell table:style-name="ce9" table:formula="oooc:=[.C8]*1.25" office:value-type="time" office:time-value="PT01H53M10.161133S">
            <text:p>01:53:10</text:p>
          </table:table-cell>
          <table:table-cell table:style-name="ce11" table:formula="oooc:=[.D8]*1.23" office:value-type="float" office:value="415.53911900268">
            <text:p>415,54</text:p>
          </table:table-cell>
          <table:table-cell table:style-name="ce6" table:formula="oooc:=[.E8]*1.37" office:value-type="currency" office:currency="EUR" office:value="2115.79400019488">
            <text:p>2.115,79 €</text:p>
          </table:table-cell>
          <table:table-cell table:style-name="ce9" table:formula="oooc:=[.F8]*1.28" office:value-type="time" office:time-value="PT02H19M16.288371S">
            <text:p>02:19:16</text:p>
          </table:table-cell>
          <table:table-cell table:style-name="ce11" table:formula="oooc:=[.G8]*1.2" office:value-type="float" office:value="313.52832">
            <text:p>313,53</text:p>
          </table:table-cell>
          <table:table-cell table:style-name="ce6" table:formula="oooc:=[.H8]*1.35" office:value-type="currency" office:currency="EUR" office:value="1573.8957365625">
            <text:p>1.573,90 €</text:p>
          </table:table-cell>
          <table:table-cell table:style-name="ce9" table:formula="oooc:=[.I8]*1.27" office:value-type="time" office:time-value="PT02H05M52.571246S">
            <text:p>02:05:53</text:p>
          </table:table-cell>
          <table:table-cell table:style-name="ce11" table:formula="oooc:=[.J8]*1.2" office:value-type="float" office:value="268.73856">
            <text:p>268,74</text:p>
          </table:table-cell>
          <table:table-cell table:style-name="ce6" table:formula="oooc:=[.K8]*1.38" office:value-type="currency" office:currency="EUR" office:value="2141.09635552704">
            <text:p>2.141,10 €</text:p>
          </table:table-cell>
          <table:table-cell table:style-name="ce9" table:formula="oooc:=[.L8]*1.27" office:value-type="time" office:time-value="PT02H30M21.126767S">
            <text:p>02:30:21</text:p>
          </table:table-cell>
          <table:table-cell table:style-name="ce11" table:formula="oooc:=[.M8]*1.21" office:value-type="float" office:value="360.919263322915">
            <text:p>360,92</text:p>
          </table:table-cell>
          <table:table-cell table:style-name="ce6" table:formula="oooc:=[.N8]*1.4" office:value-type="currency" office:currency="EUR" office:value="4668.31232">
            <text:p>4.668,31 €</text:p>
          </table:table-cell>
          <table:table-cell table:style-name="ce9" table:formula="oooc:=[.O8]*1.29" office:value-type="time" office:time-value="PT02H52M48.615741S">
            <text:p>02:52:49</text:p>
          </table:table-cell>
          <table:table-cell table:style-name="ce11" table:formula="oooc:=[.P8]*1.2" office:value-type="float" office:value="701.70624">
            <text:p>701,71</text:p>
          </table:table-cell>
          <table:table-cell table:style-name="ce6" table:formula="oooc:=[.Q8]*1.39" office:value-type="currency" office:currency="EUR" office:value="2163.7648239483">
            <text:p>2.163,76 €</text:p>
          </table:table-cell>
          <table:table-cell table:style-name="ce9" table:formula="oooc:=[.R8]*1.29" office:value-type="time" office:time-value="PT02H37M26.961009S">
            <text:p>02:37:27</text:p>
          </table:table-cell>
          <table:table-cell table:style-name="ce11" table:formula="oooc:=[.S8]*1.19" office:value-type="float" office:value="312.37369408091">
            <text:p>312,37</text:p>
          </table:table-cell>
          <table:table-cell table:style-name="ce6" table:formula="oooc:=[.T8]*1.45" office:value-type="currency" office:currency="EUR" office:value="6041.17435390625">
            <text:p>6.041,17 €</text:p>
          </table:table-cell>
          <table:table-cell table:style-name="ce9" table:formula="oooc:=[.U8]*1.33" office:value-type="time" office:time-value="PT04H18M17.722391S">
            <text:p>04:18:18</text:p>
          </table:table-cell>
          <table:table-cell table:style-name="ce11" table:formula="oooc:=[.V8]*1.17" office:value-type="float" office:value="731.071797504165">
            <text:p>731,07</text:p>
          </table:table-cell>
          <table:table-cell table:style-name="ce6" table:formula="oooc:=[.W8]*1.45" office:value-type="currency" office:currency="EUR" office:value="6041.17435390625">
            <text:p>6.041,17 €</text:p>
          </table:table-cell>
          <table:table-cell table:style-name="ce9" table:formula="oooc:=[.X8]*1.33" office:value-type="time" office:time-value="PT04H18M17.722391S">
            <text:p>04:18:18</text:p>
          </table:table-cell>
          <table:table-cell table:style-name="ce11" table:formula="oooc:=[.Y8]*1.17" office:value-type="float" office:value="731.071797504165">
            <text:p>731,07</text:p>
          </table:table-cell>
          <table:table-cell table:number-columns-repeated="231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table:formula="oooc:=[.B9]*1.35" office:value-type="currency" office:currency="EUR" office:value="2124.75924435938">
            <text:p>2.124,76 €</text:p>
          </table:table-cell>
          <table:table-cell table:style-name="ce9" table:formula="oooc:=[.C9]*1.25" office:value-type="time" office:time-value="PT02H21M27.701416S">
            <text:p>02:21:28</text:p>
          </table:table-cell>
          <table:table-cell table:style-name="ce11" table:formula="oooc:=[.D9]*1.23" office:value-type="float" office:value="511.113116373296">
            <text:p>511,11</text:p>
          </table:table-cell>
          <table:table-cell table:style-name="ce6" table:formula="oooc:=[.E9]*1.37" office:value-type="currency" office:currency="EUR" office:value="2898.63778026699">
            <text:p>2.898,64 €</text:p>
          </table:table-cell>
          <table:table-cell table:style-name="ce9" table:formula="oooc:=[.F9]*1.28" office:value-type="time" office:time-value="PT02H58M16.049115S">
            <text:p>02:58:16</text:p>
          </table:table-cell>
          <table:table-cell table:style-name="ce11" table:formula="oooc:=[.G9]*1.2" office:value-type="float" office:value="376.233984">
            <text:p>376,23</text:p>
          </table:table-cell>
          <table:table-cell table:style-name="ce6" table:formula="oooc:=[.H9]*1.35" office:value-type="currency" office:currency="EUR" office:value="2124.75924435938">
            <text:p>2.124,76 €</text:p>
          </table:table-cell>
          <table:table-cell table:style-name="ce9" table:formula="oooc:=[.I9]*1.27" office:value-type="time" office:time-value="PT02H39M51.765483S">
            <text:p>02:39:52</text:p>
          </table:table-cell>
          <table:table-cell table:style-name="ce11" table:formula="oooc:=[.J9]*1.2" office:value-type="float" office:value="322.486272">
            <text:p>322,49</text:p>
          </table:table-cell>
          <table:table-cell table:style-name="ce6" table:formula="oooc:=[.K9]*1.38" office:value-type="currency" office:currency="EUR" office:value="2954.71297062731">
            <text:p>2.954,71 €</text:p>
          </table:table-cell>
          <table:table-cell table:style-name="ce9" table:formula="oooc:=[.L9]*1.27" office:value-type="time" office:time-value="PT03H10M56.830994S">
            <text:p>03:10:57</text:p>
          </table:table-cell>
          <table:table-cell table:style-name="ce11" table:formula="oooc:=[.M9]*1.21" office:value-type="float" office:value="436.712308620727">
            <text:p>436,71</text:p>
          </table:table-cell>
          <table:table-cell table:style-name="ce6" table:formula="oooc:=[.N9]*1.4" office:value-type="currency" office:currency="EUR" office:value="6535.637248">
            <text:p>6.535,64 €</text:p>
          </table:table-cell>
          <table:table-cell table:style-name="ce9" table:formula="oooc:=[.O9]*1.29" office:value-type="time" office:time-value="PT03H42M55.514306S">
            <text:p>03:42:56</text:p>
          </table:table-cell>
          <table:table-cell table:style-name="ce11" table:formula="oooc:=[.P9]*1.2" office:value-type="float" office:value="842.047488">
            <text:p>842,05</text:p>
          </table:table-cell>
          <table:table-cell table:style-name="ce6" table:formula="oooc:=[.Q9]*1.39" office:value-type="currency" office:currency="EUR" office:value="3007.63310528814">
            <text:p>3.007,63 €</text:p>
          </table:table-cell>
          <table:table-cell table:style-name="ce9" table:formula="oooc:=[.R9]*1.29" office:value-type="time" office:time-value="PT03H23M06.579701S">
            <text:p>03:23:07</text:p>
          </table:table-cell>
          <table:table-cell table:style-name="ce11" table:formula="oooc:=[.S9]*1.19" office:value-type="float" office:value="371.724695956283">
            <text:p>371,72</text:p>
          </table:table-cell>
          <table:table-cell table:style-name="ce6" table:formula="oooc:=[.T9]*1.45" office:value-type="currency" office:currency="EUR" office:value="8759.70281316406">
            <text:p>8.759,70 €</text:p>
          </table:table-cell>
          <table:table-cell table:style-name="ce9" table:formula="oooc:=[.U9]*1.33" office:value-type="time" office:time-value="PT05H43M31.970779S">
            <text:p>05:43:32</text:p>
          </table:table-cell>
          <table:table-cell table:style-name="ce11" table:formula="oooc:=[.V9]*1.17" office:value-type="float" office:value="855.354003079873">
            <text:p>855,35</text:p>
          </table:table-cell>
          <table:table-cell table:style-name="ce6" table:formula="oooc:=[.W9]*1.45" office:value-type="currency" office:currency="EUR" office:value="8759.70281316406">
            <text:p>8.759,70 €</text:p>
          </table:table-cell>
          <table:table-cell table:style-name="ce9" table:formula="oooc:=[.X9]*1.33" office:value-type="time" office:time-value="PT05H43M31.970779S">
            <text:p>05:43:32</text:p>
          </table:table-cell>
          <table:table-cell table:style-name="ce11" table:formula="oooc:=[.Y9]*1.17" office:value-type="float" office:value="855.354003079873">
            <text:p>855,35</text:p>
          </table:table-cell>
          <table:table-cell table:number-columns-repeated="231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table:formula="oooc:=[.B10]*1.35" office:value-type="currency" office:currency="EUR" office:value="2868.42497988516">
            <text:p>2.868,42 €</text:p>
          </table:table-cell>
          <table:table-cell table:style-name="ce9" table:formula="oooc:=[.C10]*1.25" office:value-type="time" office:time-value="PT02H56M49.62677S">
            <text:p>02:56:50</text:p>
          </table:table-cell>
          <table:table-cell table:style-name="ce11" table:formula="oooc:=[.D10]*1.23" office:value-type="float" office:value="628.669133139155">
            <text:p>628,67</text:p>
          </table:table-cell>
          <table:table-cell table:style-name="ce6" table:formula="oooc:=[.E10]*1.37" office:value-type="currency" office:currency="EUR" office:value="3971.13375896577">
            <text:p>3.971,13 €</text:p>
          </table:table-cell>
          <table:table-cell table:style-name="ce9" table:formula="oooc:=[.F10]*1.28" office:value-type="time" office:time-value="PT03H48M10.942867S">
            <text:p>03:48:11</text:p>
          </table:table-cell>
          <table:table-cell table:style-name="ce11" table:formula="oooc:=[.G10]*1.2" office:value-type="float" office:value="451.4807808">
            <text:p>451,48</text:p>
          </table:table-cell>
          <table:table-cell table:style-name="ce6" table:formula="oooc:=[.H10]*1.35" office:value-type="currency" office:currency="EUR" office:value="2868.42497988516">
            <text:p>2.868,42 €</text:p>
          </table:table-cell>
          <table:table-cell table:style-name="ce9" table:formula="oooc:=[.I10]*1.27" office:value-type="time" office:time-value="PT03H23M01.542163S">
            <text:p>03:23:02</text:p>
          </table:table-cell>
          <table:table-cell table:style-name="ce11" table:formula="oooc:=[.J10]*1.2" office:value-type="float" office:value="386.9835264">
            <text:p>386,98</text:p>
          </table:table-cell>
          <table:table-cell table:style-name="ce6" table:formula="oooc:=[.K10]*1.38" office:value-type="currency" office:currency="EUR" office:value="4077.50389946569">
            <text:p>4.077,50 €</text:p>
          </table:table-cell>
          <table:table-cell table:style-name="ce9" table:formula="oooc:=[.L10]*1.27" office:value-type="time" office:time-value="PT04H02M30.175362S">
            <text:p>04:02:30</text:p>
          </table:table-cell>
          <table:table-cell table:style-name="ce11" table:formula="oooc:=[.M10]*1.21" office:value-type="float" office:value="528.42189343108">
            <text:p>528,42</text:p>
          </table:table-cell>
          <table:table-cell table:style-name="ce6" table:formula="oooc:=[.N10]*1.4" office:value-type="currency" office:currency="EUR" office:value="9149.89214719999">
            <text:p>9.149,89 €</text:p>
          </table:table-cell>
          <table:table-cell table:style-name="ce9" table:formula="oooc:=[.O10]*1.29" office:value-type="time" office:time-value="PT04H47M34.413455S">
            <text:p>04:47:34</text:p>
          </table:table-cell>
          <table:table-cell table:style-name="ce11" table:formula="oooc:=[.P10]*1.2" office:value-type="float" office:value="1010.4569856">
            <text:p>1.010,46</text:p>
          </table:table-cell>
          <table:table-cell table:style-name="ce6" table:formula="oooc:=[.Q10]*1.39" office:value-type="currency" office:currency="EUR" office:value="4180.61001635051">
            <text:p>4.180,61 €</text:p>
          </table:table-cell>
          <table:table-cell table:style-name="ce9" table:formula="oooc:=[.R10]*1.29" office:value-type="time" office:time-value="PT04H22M00.687814S">
            <text:p>04:22:01</text:p>
          </table:table-cell>
          <table:table-cell table:style-name="ce11" table:formula="oooc:=[.S10]*1.19" office:value-type="float" office:value="442.352388187977">
            <text:p>442,35</text:p>
          </table:table-cell>
          <table:table-cell table:style-name="ce6" table:formula="oooc:=[.T10]*1.45" office:value-type="currency" office:currency="EUR" office:value="12701.5690790879">
            <text:p>12.701,57 €</text:p>
          </table:table-cell>
          <table:table-cell table:style-name="ce9" table:formula="oooc:=[.U10]*1.33" office:value-type="time" office:time-value="PT07H36M53.921137S">
            <text:p>07:36:54</text:p>
          </table:table-cell>
          <table:table-cell table:style-name="ce11" table:formula="oooc:=[.V10]*1.17" office:value-type="float" office:value="1000.76418360345">
            <text:p>1.000,76</text:p>
          </table:table-cell>
          <table:table-cell table:style-name="ce6" table:formula="oooc:=[.W10]*1.45" office:value-type="currency" office:currency="EUR" office:value="12701.5690790879">
            <text:p>12.701,57 €</text:p>
          </table:table-cell>
          <table:table-cell table:style-name="ce9" table:formula="oooc:=[.X10]*1.33" office:value-type="time" office:time-value="PT07H36M53.921137S">
            <text:p>07:36:54</text:p>
          </table:table-cell>
          <table:table-cell table:style-name="ce11" table:formula="oooc:=[.Y10]*1.17" office:value-type="float" office:value="1000.76418360345">
            <text:p>1.000,76</text:p>
          </table:table-cell>
          <table:table-cell table:number-columns-repeated="231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table:formula="oooc:=[.B11]*1.35" office:value-type="currency" office:currency="EUR" office:value="3872.37372284496">
            <text:p>3.872,37 €</text:p>
          </table:table-cell>
          <table:table-cell table:style-name="ce9" table:formula="oooc:=[.C11]*1.25" office:value-type="time" office:time-value="PT03H41M02.033463S">
            <text:p>03:41:02</text:p>
          </table:table-cell>
          <table:table-cell table:style-name="ce11" table:formula="oooc:=[.D11]*1.23" office:value-type="float" office:value="773.26303376116">
            <text:p>773,26</text:p>
          </table:table-cell>
          <table:table-cell table:style-name="ce6" table:formula="oooc:=[.E11]*1.37" office:value-type="currency" office:currency="EUR" office:value="5440.45324978311">
            <text:p>5.440,45 €</text:p>
          </table:table-cell>
          <table:table-cell table:style-name="ce9" table:formula="oooc:=[.F11]*1.28" office:value-type="time" office:time-value="PT04H52M04.40687S">
            <text:p>04:52:04</text:p>
          </table:table-cell>
          <table:table-cell table:style-name="ce11" table:formula="oooc:=[.G11]*1.2" office:value-type="float" office:value="541.77693696">
            <text:p>541,78</text:p>
          </table:table-cell>
          <table:table-cell table:style-name="ce6" table:formula="oooc:=[.H11]*1.35" office:value-type="currency" office:currency="EUR" office:value="3872.37372284496">
            <text:p>3.872,37 €</text:p>
          </table:table-cell>
          <table:table-cell table:style-name="ce9" table:formula="oooc:=[.I11]*1.27" office:value-type="time" office:time-value="PT04H17M50.558547S">
            <text:p>04:17:51</text:p>
          </table:table-cell>
          <table:table-cell table:style-name="ce11" table:formula="oooc:=[.J11]*1.2" office:value-type="float" office:value="464.38023168">
            <text:p>464,38</text:p>
          </table:table-cell>
          <table:table-cell table:style-name="ce6" table:formula="oooc:=[.K11]*1.38" office:value-type="currency" office:currency="EUR" office:value="5626.95538126266">
            <text:p>5.626,96 €</text:p>
          </table:table-cell>
          <table:table-cell table:style-name="ce9" table:formula="oooc:=[.L11]*1.27" office:value-type="time" office:time-value="PT05H07M58.72271S">
            <text:p>05:07:59</text:p>
          </table:table-cell>
          <table:table-cell table:style-name="ce11" table:formula="oooc:=[.M11]*1.21" office:value-type="float" office:value="639.390491051607">
            <text:p>639,39</text:p>
          </table:table-cell>
          <table:table-cell table:style-name="ce6" table:formula="oooc:=[.N11]*1.4" office:value-type="currency" office:currency="EUR" office:value="12809.84900608">
            <text:p>12.809,85 €</text:p>
          </table:table-cell>
          <table:table-cell table:style-name="ce9" table:formula="oooc:=[.O11]*1.29" office:value-type="time" office:time-value="PT06H10M58.193357S">
            <text:p>06:10:58</text:p>
          </table:table-cell>
          <table:table-cell table:style-name="ce11" table:formula="oooc:=[.P11]*1.2" office:value-type="float" office:value="1212.54838272">
            <text:p>1.212,55</text:p>
          </table:table-cell>
          <table:table-cell table:style-name="ce6" table:formula="oooc:=[.Q11]*1.39" office:value-type="currency" office:currency="EUR" office:value="5811.04792272721">
            <text:p>5.811,05 €</text:p>
          </table:table-cell>
          <table:table-cell table:style-name="ce9" table:formula="oooc:=[.R11]*1.29" office:value-type="time" office:time-value="PT05H37M59.687281S">
            <text:p>05:38:00</text:p>
          </table:table-cell>
          <table:table-cell table:style-name="ce11" table:formula="oooc:=[.S11]*1.19" office:value-type="float" office:value="526.399341943692">
            <text:p>526,40</text:p>
          </table:table-cell>
          <table:table-cell table:style-name="ce6" table:formula="oooc:=[.T11]*1.45" office:value-type="currency" office:currency="EUR" office:value="18417.2751646774">
            <text:p>18.417,28 €</text:p>
          </table:table-cell>
          <table:table-cell table:style-name="ce9" table:formula="oooc:=[.U11]*1.33" office:value-type="time" office:time-value="PT10H07M40.515112S">
            <text:p>10:07:41</text:p>
          </table:table-cell>
          <table:table-cell table:style-name="ce11" table:formula="oooc:=[.V11]*1.17" office:value-type="float" office:value="1170.89409481604">
            <text:p>1.170,89</text:p>
          </table:table-cell>
          <table:table-cell table:style-name="ce6" table:formula="oooc:=[.W11]*1.45" office:value-type="currency" office:currency="EUR" office:value="18417.2751646774">
            <text:p>18.417,28 €</text:p>
          </table:table-cell>
          <table:table-cell table:style-name="ce9" table:formula="oooc:=[.X11]*1.33" office:value-type="time" office:time-value="PT10H07M40.515112S">
            <text:p>10:07:41</text:p>
          </table:table-cell>
          <table:table-cell table:style-name="ce11" table:formula="oooc:=[.Y11]*1.17" office:value-type="float" office:value="1170.89409481604">
            <text:p>1.170,89</text:p>
          </table:table-cell>
          <table:table-cell table:number-columns-repeated="231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table:formula="oooc:=[.B12]*1.35" office:value-type="currency" office:currency="EUR" office:value="5227.7045258407">
            <text:p>5.227,70 €</text:p>
          </table:table-cell>
          <table:table-cell table:style-name="ce9" table:formula="oooc:=[.C12]*1.25" office:value-type="time" office:time-value="PT04H36M17.541828S">
            <text:p>04:36:18</text:p>
          </table:table-cell>
          <table:table-cell table:style-name="ce11" table:formula="oooc:=[.D12]*1.23" office:value-type="float" office:value="951.113531526227">
            <text:p>951,11</text:p>
          </table:table-cell>
          <table:table-cell table:style-name="ce6" table:formula="oooc:=[.E12]*1.37" office:value-type="currency" office:currency="EUR" office:value="7453.42095220286">
            <text:p>7.453,42 €</text:p>
          </table:table-cell>
          <table:table-cell table:style-name="ce9" table:formula="oooc:=[.F12]*1.28" office:value-type="time" office:time-value="PT06H13M51.240794S">
            <text:p>06:13:51</text:p>
          </table:table-cell>
          <table:table-cell table:style-name="ce11" table:formula="oooc:=[.G12]*1.2" office:value-type="float" office:value="650.132324352">
            <text:p>650,13</text:p>
          </table:table-cell>
          <table:table-cell table:style-name="ce6" table:formula="oooc:=[.H12]*1.35" office:value-type="currency" office:currency="EUR" office:value="5227.7045258407">
            <text:p>5.227,70 €</text:p>
          </table:table-cell>
          <table:table-cell table:style-name="ce9" table:formula="oooc:=[.I12]*1.27" office:value-type="time" office:time-value="PT05H27M27.609355S">
            <text:p>05:27:28</text:p>
          </table:table-cell>
          <table:table-cell table:style-name="ce11" table:formula="oooc:=[.J12]*1.2" office:value-type="float" office:value="557.256278016">
            <text:p>557,26</text:p>
          </table:table-cell>
          <table:table-cell table:style-name="ce6" table:formula="oooc:=[.K12]*1.38" office:value-type="currency" office:currency="EUR" office:value="7765.19842614246">
            <text:p>7.765,20 €</text:p>
          </table:table-cell>
          <table:table-cell table:style-name="ce9" table:formula="oooc:=[.L12]*1.27" office:value-type="time" office:time-value="PT06H31M07.977841S">
            <text:p>06:31:08</text:p>
          </table:table-cell>
          <table:table-cell table:style-name="ce11" table:formula="oooc:=[.M12]*1.21" office:value-type="float" office:value="773.662494172444">
            <text:p>773,66</text:p>
          </table:table-cell>
          <table:table-cell table:style-name="ce6" table:formula="oooc:=[.N12]*1.4" office:value-type="currency" office:currency="EUR" office:value="17933.788608512">
            <text:p>17.933,79 €</text:p>
          </table:table-cell>
          <table:table-cell table:style-name="ce9" table:formula="oooc:=[.O12]*1.29" office:value-type="time" office:time-value="PT07H58M33.06943S">
            <text:p>07:58:33</text:p>
          </table:table-cell>
          <table:table-cell table:style-name="ce11" table:formula="oooc:=[.P12]*1.2" office:value-type="float" office:value="1455.058059264">
            <text:p>1.455,06</text:p>
          </table:table-cell>
          <table:table-cell table:style-name="ce6" table:formula="oooc:=[.Q12]*1.39" office:value-type="currency" office:currency="EUR" office:value="8077.35661259083">
            <text:p>8.077,36 €</text:p>
          </table:table-cell>
          <table:table-cell table:style-name="ce9" table:formula="oooc:=[.R12]*1.29" office:value-type="time" office:time-value="PT07H16M00.796592S">
            <text:p>07:16:01</text:p>
          </table:table-cell>
          <table:table-cell table:style-name="ce11" table:formula="oooc:=[.S12]*1.19" office:value-type="float" office:value="626.415216912994">
            <text:p>626,42</text:p>
          </table:table-cell>
          <table:table-cell table:style-name="ce6" table:formula="oooc:=[.T12]*1.45" office:value-type="currency" office:currency="EUR" office:value="26705.0489887823">
            <text:p>26.705,05 €</text:p>
          </table:table-cell>
          <table:table-cell table:style-name="ce9" table:formula="oooc:=[.U12]*1.33" office:value-type="time" office:time-value="PT13H28M12.485099S">
            <text:p>13:28:12</text:p>
          </table:table-cell>
          <table:table-cell table:style-name="ce11" table:formula="oooc:=[.V12]*1.17" office:value-type="float" office:value="1369.94609093476">
            <text:p>1.369,95</text:p>
          </table:table-cell>
          <table:table-cell table:style-name="ce6" table:formula="oooc:=[.W12]*1.45" office:value-type="currency" office:currency="EUR" office:value="26705.0489887823">
            <text:p>26.705,05 €</text:p>
          </table:table-cell>
          <table:table-cell table:style-name="ce9" table:formula="oooc:=[.X12]*1.33" office:value-type="time" office:time-value="PT13H28M12.485099S">
            <text:p>13:28:12</text:p>
          </table:table-cell>
          <table:table-cell table:style-name="ce11" table:formula="oooc:=[.Y12]*1.17" office:value-type="float" office:value="1369.94609093476">
            <text:p>1.369,95</text:p>
          </table:table-cell>
          <table:table-cell table:number-columns-repeated="231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6" table:formula="oooc:=[.B13]*1.35" office:value-type="currency" office:currency="EUR" office:value="7057.40110988495">
            <text:p>7.057,40 €</text:p>
          </table:table-cell>
          <table:table-cell table:style-name="ce9" table:formula="oooc:=[.C13]*1.25" office:value-type="time" office:time-value="PT05H45M21.927285S">
            <text:p>05:45:22</text:p>
          </table:table-cell>
          <table:table-cell table:style-name="ce11" table:formula="oooc:=[.D13]*1.23" office:value-type="float" office:value="1169.86964377726">
            <text:p>1.169,87</text:p>
          </table:table-cell>
          <table:table-cell table:style-name="ce6" table:formula="oooc:=[.E13]*1.37" office:value-type="currency" office:currency="EUR" office:value="10211.1867045179">
            <text:p>10.211,19 €</text:p>
          </table:table-cell>
          <table:table-cell table:style-name="ce9" table:formula="oooc:=[.F13]*1.28" office:value-type="time" office:time-value="PT07H58M31.988216S">
            <text:p>07:58:32</text:p>
          </table:table-cell>
          <table:table-cell table:style-name="ce11" table:formula="oooc:=[.G13]*1.2" office:value-type="float" office:value="780.1587892224">
            <text:p>780,16</text:p>
          </table:table-cell>
          <table:table-cell table:style-name="ce6" table:formula="oooc:=[.H13]*1.35" office:value-type="currency" office:currency="EUR" office:value="7057.40110988495">
            <text:p>7.057,40 €</text:p>
          </table:table-cell>
          <table:table-cell table:style-name="ce9" table:formula="oooc:=[.I13]*1.27" office:value-type="time" office:time-value="PT06H55M52.463881S">
            <text:p>06:55:52</text:p>
          </table:table-cell>
          <table:table-cell table:style-name="ce11" table:formula="oooc:=[.J13]*1.2" office:value-type="float" office:value="668.7075336192">
            <text:p>668,71</text:p>
          </table:table-cell>
          <table:table-cell table:style-name="ce6" table:formula="oooc:=[.K13]*1.38" office:value-type="currency" office:currency="EUR" office:value="10715.9738280766">
            <text:p>10.715,97 €</text:p>
          </table:table-cell>
          <table:table-cell table:style-name="ce9" table:formula="oooc:=[.L13]*1.27" office:value-type="time" office:time-value="PT08H16M44.331858S">
            <text:p>08:16:44</text:p>
          </table:table-cell>
          <table:table-cell table:style-name="ce11" table:formula="oooc:=[.M13]*1.21" office:value-type="float" office:value="936.131617948657">
            <text:p>936,13</text:p>
          </table:table-cell>
          <table:table-cell table:style-name="ce6" table:formula="oooc:=[.N13]*1.4" office:value-type="currency" office:currency="EUR" office:value="25107.3040519168">
            <text:p>25.107,30 €</text:p>
          </table:table-cell>
          <table:table-cell table:style-name="ce9" table:formula="oooc:=[.O13]*1.29" office:value-type="time" office:time-value="PT10H17M19.859565S">
            <text:p>10:17:20</text:p>
          </table:table-cell>
          <table:table-cell table:style-name="ce11" table:formula="oooc:=[.P13]*1.2" office:value-type="float" office:value="1746.0696711168">
            <text:p>1.746,07</text:p>
          </table:table-cell>
          <table:table-cell table:style-name="ce6" table:formula="oooc:=[.Q13]*1.39" office:value-type="currency" office:currency="EUR" office:value="11227.5256915013">
            <text:p>11.227,53 €</text:p>
          </table:table-cell>
          <table:table-cell table:style-name="ce9" table:formula="oooc:=[.R13]*1.29" office:value-type="time" office:time-value="PT09H22M27.427604S">
            <text:p>09:22:27</text:p>
          </table:table-cell>
          <table:table-cell table:style-name="ce11" table:formula="oooc:=[.S13]*1.19" office:value-type="float" office:value="745.434108126462">
            <text:p>745,43</text:p>
          </table:table-cell>
          <table:table-cell table:style-name="ce6" table:formula="oooc:=[.T13]*1.45" office:value-type="currency" office:currency="EUR" office:value="38722.3210337343">
            <text:p>38.722,32 €</text:p>
          </table:table-cell>
          <table:table-cell table:style-name="ce9" table:formula="oooc:=[.U13]*1.33" office:value-type="time" office:time-value="PT17H54M55.005181S">
            <text:p>17:54:55</text:p>
          </table:table-cell>
          <table:table-cell table:style-name="ce11" table:formula="oooc:=[.V13]*1.17" office:value-type="float" office:value="1602.83692639367">
            <text:p>1.602,84</text:p>
          </table:table-cell>
          <table:table-cell table:style-name="ce6" table:formula="oooc:=[.W13]*1.45" office:value-type="currency" office:currency="EUR" office:value="38722.3210337343">
            <text:p>38.722,32 €</text:p>
          </table:table-cell>
          <table:table-cell table:style-name="ce9" table:formula="oooc:=[.X13]*1.33" office:value-type="time" office:time-value="PT17H54M55.005181S">
            <text:p>17:54:55</text:p>
          </table:table-cell>
          <table:table-cell table:style-name="ce11" table:formula="oooc:=[.Y13]*1.17" office:value-type="float" office:value="1602.83692639367">
            <text:p>1.602,84</text:p>
          </table:table-cell>
          <table:table-cell table:number-columns-repeated="231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6" table:formula="oooc:=[.B14]*1.35" office:value-type="currency" office:currency="EUR" office:value="9527.49149834468">
            <text:p>9.527,49 €</text:p>
          </table:table-cell>
          <table:table-cell table:style-name="ce9" table:formula="oooc:=[.C14]*1.25" office:value-type="time" office:time-value="PT07H11M42.409106S">
            <text:p>07:11:42</text:p>
          </table:table-cell>
          <table:table-cell table:style-name="ce11" table:formula="oooc:=[.D14]*1.23" office:value-type="float" office:value="1438.93966184603">
            <text:p>1.438,94</text:p>
          </table:table-cell>
          <table:table-cell table:style-name="ce6" table:formula="oooc:=[.E14]*1.37" office:value-type="currency" office:currency="EUR" office:value="13989.3257851896">
            <text:p>13.989,33 €</text:p>
          </table:table-cell>
          <table:table-cell table:style-name="ce9" table:formula="oooc:=[.F14]*1.28" office:value-type="time" office:time-value="PT10H12M31.344916S">
            <text:p>10:12:31</text:p>
          </table:table-cell>
          <table:table-cell table:style-name="ce11" table:formula="oooc:=[.G14]*1.2" office:value-type="float" office:value="936.19054706688">
            <text:p>936,19</text:p>
          </table:table-cell>
          <table:table-cell table:style-name="ce6" table:formula="oooc:=[.H14]*1.35" office:value-type="currency" office:currency="EUR" office:value="9527.49149834468">
            <text:p>9.527,49 €</text:p>
          </table:table-cell>
          <table:table-cell table:style-name="ce9" table:formula="oooc:=[.I14]*1.27" office:value-type="time" office:time-value="PT08H48M09.629129S">
            <text:p>08:48:10</text:p>
          </table:table-cell>
          <table:table-cell table:style-name="ce11" table:formula="oooc:=[.J14]*1.2" office:value-type="float" office:value="802.44904034304">
            <text:p>802,45</text:p>
          </table:table-cell>
          <table:table-cell table:style-name="ce6" table:formula="oooc:=[.K14]*1.38" office:value-type="currency" office:currency="EUR" office:value="14788.0438827457">
            <text:p>14.788,04 €</text:p>
          </table:table-cell>
          <table:table-cell table:style-name="ce9" table:formula="oooc:=[.L14]*1.27" office:value-type="time" office:time-value="PT10H30M51.50146S">
            <text:p>10:30:52</text:p>
          </table:table-cell>
          <table:table-cell table:style-name="ce11" table:formula="oooc:=[.M14]*1.21" office:value-type="float" office:value="1132.71925771788">
            <text:p>1.132,72</text:p>
          </table:table-cell>
          <table:table-cell table:style-name="ce6" table:formula="oooc:=[.N14]*1.4" office:value-type="currency" office:currency="EUR" office:value="35150.2256726835">
            <text:p>35.150,23 €</text:p>
          </table:table-cell>
          <table:table-cell table:style-name="ce9" table:formula="oooc:=[.O14]*1.29" office:value-type="time" office:time-value="PT13H16M21.418839S">
            <text:p>13:16:21</text:p>
          </table:table-cell>
          <table:table-cell table:style-name="ce11" table:formula="oooc:=[.P14]*1.2" office:value-type="float" office:value="2095.28360534016">
            <text:p>2.095,28</text:p>
          </table:table-cell>
          <table:table-cell table:style-name="ce6" table:formula="oooc:=[.Q14]*1.39" office:value-type="currency" office:currency="EUR" office:value="15606.2607111867">
            <text:p>15.606,26 €</text:p>
          </table:table-cell>
          <table:table-cell table:style-name="ce9" table:formula="oooc:=[.R14]*1.29" office:value-type="time" office:time-value="PT12H05M34.181609S">
            <text:p>12:05:34</text:p>
          </table:table-cell>
          <table:table-cell table:style-name="ce11" table:formula="oooc:=[.S14]*1.19" office:value-type="float" office:value="887.06658867049">
            <text:p>887,07</text:p>
          </table:table-cell>
          <table:table-cell table:style-name="ce6" table:formula="oooc:=[.T14]*1.45" office:value-type="currency" office:currency="EUR" office:value="56147.3654989147">
            <text:p>56.147,37 €</text:p>
          </table:table-cell>
          <table:table-cell table:style-name="ce9" table:formula="oooc:=[.U14]*1.33" office:value-type="time" office:time-value="PT23H49M38.356891S">
            <text:p>23:49:38</text:p>
          </table:table-cell>
          <table:table-cell table:style-name="ce11" table:formula="oooc:=[.V14]*1.17" office:value-type="float" office:value="1875.3192038806">
            <text:p>1.875,32</text:p>
          </table:table-cell>
          <table:table-cell table:style-name="ce6" table:formula="oooc:=[.W14]*1.45" office:value-type="currency" office:currency="EUR" office:value="56147.3654989147">
            <text:p>56.147,37 €</text:p>
          </table:table-cell>
          <table:table-cell table:style-name="ce9" table:formula="oooc:=[.X14]*1.33" office:value-type="time" office:time-value="PT23H49M38.356891S">
            <text:p>23:49:38</text:p>
          </table:table-cell>
          <table:table-cell table:style-name="ce11" table:formula="oooc:=[.Y14]*1.17" office:value-type="float" office:value="1875.3192038806">
            <text:p>1.875,32</text:p>
          </table:table-cell>
          <table:table-cell table:number-columns-repeated="231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6" table:formula="oooc:=[.B15]*1.35" office:value-type="currency" office:currency="EUR" office:value="12862.1135227653">
            <text:p>12.862,11 €</text:p>
          </table:table-cell>
          <table:table-cell table:style-name="ce9" table:formula="oooc:=[.C15]*1.25" office:value-type="time" office:time-value="PT08H59M38.011383S">
            <text:p>08:59:38</text:p>
          </table:table-cell>
          <table:table-cell table:style-name="ce11" table:formula="oooc:=[.D15]*1.23" office:value-type="float" office:value="1769.89578407062">
            <text:p>1.769,90</text:p>
          </table:table-cell>
          <table:table-cell table:style-name="ce6" table:formula="oooc:=[.E15]*1.37" office:value-type="currency" office:currency="EUR" office:value="19165.3763257097">
            <text:p>19.165,38 €</text:p>
          </table:table-cell>
          <table:table-cell table:style-name="ce9" table:formula="oooc:=[.F15]*1.28" office:value-type="time" office:time-value="PT13H04M01.721493S">
            <text:p>13:04:02</text:p>
          </table:table-cell>
          <table:table-cell table:style-name="ce11" table:formula="oooc:=[.G15]*1.2" office:value-type="float" office:value="1123.42865648026">
            <text:p>1.123,43</text:p>
          </table:table-cell>
          <table:table-cell table:style-name="ce6" table:formula="oooc:=[.H15]*1.35" office:value-type="currency" office:currency="EUR" office:value="12862.1135227653">
            <text:p>12.862,11 €</text:p>
          </table:table-cell>
          <table:table-cell table:style-name="ce9" table:formula="oooc:=[.I15]*1.27" office:value-type="time" office:time-value="PT11H10M45.828994S">
            <text:p>11:10:46</text:p>
          </table:table-cell>
          <table:table-cell table:style-name="ce11" table:formula="oooc:=[.J15]*1.2" office:value-type="float" office:value="962.938848411648">
            <text:p>962,94</text:p>
          </table:table-cell>
          <table:table-cell table:style-name="ce6" table:formula="oooc:=[.K15]*1.38" office:value-type="currency" office:currency="EUR" office:value="20407.5005581891">
            <text:p>20.407,50 €</text:p>
          </table:table-cell>
          <table:table-cell table:style-name="ce9" table:formula="oooc:=[.L15]*1.27" office:value-type="time" office:time-value="PT13H21M11.406854S">
            <text:p>13:21:11</text:p>
          </table:table-cell>
          <table:table-cell table:style-name="ce11" table:formula="oooc:=[.M15]*1.21" office:value-type="float" office:value="1370.59030183863">
            <text:p>1.370,59</text:p>
          </table:table-cell>
          <table:table-cell table:style-name="ce6" table:formula="oooc:=[.N15]*1.4" office:value-type="currency" office:currency="EUR" office:value="49210.3159417569">
            <text:p>49.210,32 €</text:p>
          </table:table-cell>
          <table:table-cell table:style-name="ce9" table:formula="oooc:=[.O15]*1.29" office:value-type="time" office:time-value="PT17H07M18.030302S">
            <text:p>17:07:18</text:p>
          </table:table-cell>
          <table:table-cell table:style-name="ce11" table:formula="oooc:=[.P15]*1.2" office:value-type="float" office:value="2514.34032640819">
            <text:p>2.514,34</text:p>
          </table:table-cell>
          <table:table-cell table:style-name="ce6" table:formula="oooc:=[.Q15]*1.39" office:value-type="currency" office:currency="EUR" office:value="21692.7023885496">
            <text:p>21.692,70 €</text:p>
          </table:table-cell>
          <table:table-cell table:style-name="ce9" table:formula="oooc:=[.R15]*1.29" office:value-type="time" office:time-value="PT15H35M59.094275S">
            <text:p>15:35:59</text:p>
          </table:table-cell>
          <table:table-cell table:style-name="ce11" table:formula="oooc:=[.S15]*1.19" office:value-type="float" office:value="1055.60924051788">
            <text:p>1.055,61</text:p>
          </table:table-cell>
          <table:table-cell table:style-name="ce6" table:formula="oooc:=[.T15]*1.45" office:value-type="currency" office:currency="EUR" office:value="81413.6799734264">
            <text:p>81.413,68 €</text:p>
          </table:table-cell>
          <table:table-cell table:style-name="ce9" table:formula="oooc:=[.U15]*1.33" office:value-type="time" office:time-value="PT31H41M25.214665S">
            <text:p>31:41:25</text:p>
          </table:table-cell>
          <table:table-cell table:style-name="ce11" table:formula="oooc:=[.V15]*1.17" office:value-type="float" office:value="2194.1234685403">
            <text:p>2.194,12</text:p>
          </table:table-cell>
          <table:table-cell table:style-name="ce6" table:formula="oooc:=[.W15]*1.45" office:value-type="currency" office:currency="EUR" office:value="81413.6799734264">
            <text:p>81.413,68 €</text:p>
          </table:table-cell>
          <table:table-cell table:style-name="ce9" table:formula="oooc:=[.X15]*1.33" office:value-type="time" office:time-value="PT31H41M25.214665S">
            <text:p>31:41:25</text:p>
          </table:table-cell>
          <table:table-cell table:style-name="ce11" table:formula="oooc:=[.Y15]*1.17" office:value-type="float" office:value="2194.1234685403">
            <text:p>2.194,12</text:p>
          </table:table-cell>
          <table:table-cell table:number-columns-repeated="231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table:formula="oooc:=[.B16]*1.35" office:value-type="currency" office:currency="EUR" office:value="17363.8532557332">
            <text:p>17.363,85 €</text:p>
          </table:table-cell>
          <table:table-cell table:style-name="ce9" table:formula="oooc:=[.C16]*1.25" office:value-type="time" office:time-value="PT11H14M32.514229S">
            <text:p>11:14:33</text:p>
          </table:table-cell>
          <table:table-cell table:style-name="ce11" table:formula="oooc:=[.D16]*1.23" office:value-type="float" office:value="2176.97181440686">
            <text:p>2.176,97</text:p>
          </table:table-cell>
          <table:table-cell table:style-name="ce6" table:formula="oooc:=[.E16]*1.37" office:value-type="currency" office:currency="EUR" office:value="26256.5655662223">
            <text:p>26.256,57 €</text:p>
          </table:table-cell>
          <table:table-cell table:style-name="ce9" table:formula="oooc:=[.F16]*1.28" office:value-type="time" office:time-value="PT16H43M33.403511S">
            <text:p>16:43:33</text:p>
          </table:table-cell>
          <table:table-cell table:style-name="ce11" table:formula="oooc:=[.G16]*1.2" office:value-type="float" office:value="1348.11438777631">
            <text:p>1.348,11</text:p>
          </table:table-cell>
          <table:table-cell table:style-name="ce6" table:formula="oooc:=[.H16]*1.35" office:value-type="currency" office:currency="EUR" office:value="17363.8532557332">
            <text:p>17.363,85 €</text:p>
          </table:table-cell>
          <table:table-cell table:style-name="ce9" table:formula="oooc:=[.I16]*1.27" office:value-type="time" office:time-value="PT14H11M52.202822S">
            <text:p>14:11:52</text:p>
          </table:table-cell>
          <table:table-cell table:style-name="ce11" table:formula="oooc:=[.J16]*1.2" office:value-type="float" office:value="1155.52661809398">
            <text:p>1.155,53</text:p>
          </table:table-cell>
          <table:table-cell table:style-name="ce6" table:formula="oooc:=[.K16]*1.38" office:value-type="currency" office:currency="EUR" office:value="28162.3507703009">
            <text:p>28.162,35 €</text:p>
          </table:table-cell>
          <table:table-cell table:style-name="ce9" table:formula="oooc:=[.L16]*1.27" office:value-type="time" office:time-value="PT16H57M30.686705S">
            <text:p>16:57:31</text:p>
          </table:table-cell>
          <table:table-cell table:style-name="ce11" table:formula="oooc:=[.M16]*1.21" office:value-type="float" office:value="1658.41426522474">
            <text:p>1.658,41</text:p>
          </table:table-cell>
          <table:table-cell table:style-name="ce6" table:formula="oooc:=[.N16]*1.4" office:value-type="currency" office:currency="EUR" office:value="68894.4423184596">
            <text:p>68.894,44 €</text:p>
          </table:table-cell>
          <table:table-cell table:style-name="ce9" table:formula="oooc:=[.O16]*1.29" office:value-type="time" office:time-value="PT22H05M13.059089S">
            <text:p>22:05:13</text:p>
          </table:table-cell>
          <table:table-cell table:style-name="ce11" table:formula="oooc:=[.P16]*1.2" office:value-type="float" office:value="3017.20839168983">
            <text:p>3.017,21</text:p>
          </table:table-cell>
          <table:table-cell table:style-name="ce6" table:formula="oooc:=[.Q16]*1.39" office:value-type="currency" office:currency="EUR" office:value="30152.8563200839">
            <text:p>30.152,86 €</text:p>
          </table:table-cell>
          <table:table-cell table:style-name="ce9" table:formula="oooc:=[.R16]*1.29" office:value-type="time" office:time-value="PT20H07M25.231615S">
            <text:p>20:07:25</text:p>
          </table:table-cell>
          <table:table-cell table:style-name="ce11" table:formula="oooc:=[.S16]*1.19" office:value-type="float" office:value="1256.17499621628">
            <text:p>1.256,17</text:p>
          </table:table-cell>
          <table:table-cell table:style-name="ce6" table:formula="oooc:=[.T16]*1.45" office:value-type="currency" office:currency="EUR" office:value="118049.835961468">
            <text:p>118.049,84 €</text:p>
          </table:table-cell>
          <table:table-cell table:style-name="ce9" table:formula="oooc:=[.U16]*1.33" office:value-type="time" office:time-value="PT42H08M53.335504S">
            <text:p>42:08:53</text:p>
          </table:table-cell>
          <table:table-cell table:style-name="ce11" table:formula="oooc:=[.V16]*1.17" office:value-type="float" office:value="2567.12445819215">
            <text:p>2.567,12</text:p>
          </table:table-cell>
          <table:table-cell table:style-name="ce6" table:formula="oooc:=[.W16]*1.45" office:value-type="currency" office:currency="EUR" office:value="118049.835961468">
            <text:p>118.049,84 €</text:p>
          </table:table-cell>
          <table:table-cell table:style-name="ce9" table:formula="oooc:=[.X16]*1.33" office:value-type="time" office:time-value="PT42H08M53.335504S">
            <text:p>42:08:53</text:p>
          </table:table-cell>
          <table:table-cell table:style-name="ce11" table:formula="oooc:=[.Y16]*1.17" office:value-type="float" office:value="2567.12445819215">
            <text:p>2.567,12</text:p>
          </table:table-cell>
          <table:table-cell table:number-columns-repeated="231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6" table:formula="oooc:=[.B17]*1.35" office:value-type="currency" office:currency="EUR" office:value="23441.2018952398">
            <text:p>23.441,20 €</text:p>
          </table:table-cell>
          <table:table-cell table:style-name="ce9" table:formula="oooc:=[.C17]*1.25" office:value-type="time" office:time-value="PT14H03M10.642786S">
            <text:p>14:03:11</text:p>
          </table:table-cell>
          <table:table-cell table:style-name="ce11" table:formula="oooc:=[.D17]*1.23" office:value-type="float" office:value="2677.67533172043">
            <text:p>2.677,68</text:p>
          </table:table-cell>
          <table:table-cell table:style-name="ce6" table:formula="oooc:=[.E17]*1.37" office:value-type="currency" office:currency="EUR" office:value="35971.4948257245">
            <text:p>35.971,49 €</text:p>
          </table:table-cell>
          <table:table-cell table:style-name="ce9" table:formula="oooc:=[.F17]*1.28" office:value-type="time" office:time-value="PT21H24M33.156494S">
            <text:p>21:24:33</text:p>
          </table:table-cell>
          <table:table-cell table:style-name="ce11" table:formula="oooc:=[.G17]*1.2" office:value-type="float" office:value="1617.73726533157">
            <text:p>1.617,74</text:p>
          </table:table-cell>
          <table:table-cell table:style-name="ce6" table:formula="oooc:=[.H17]*1.35" office:value-type="currency" office:currency="EUR" office:value="23441.2018952398">
            <text:p>23.441,20 €</text:p>
          </table:table-cell>
          <table:table-cell table:style-name="ce9" table:formula="oooc:=[.I17]*1.27" office:value-type="time" office:time-value="PT18H01M52.497585S">
            <text:p>18:01:52</text:p>
          </table:table-cell>
          <table:table-cell table:style-name="ce11" table:formula="oooc:=[.J17]*1.2" office:value-type="float" office:value="1386.63194171277">
            <text:p>1.386,63</text:p>
          </table:table-cell>
          <table:table-cell table:style-name="ce6" table:formula="oooc:=[.K17]*1.38" office:value-type="currency" office:currency="EUR" office:value="38864.0440630153">
            <text:p>38.864,04 €</text:p>
          </table:table-cell>
          <table:table-cell table:style-name="ce9" table:formula="oooc:=[.L17]*1.27" office:value-type="time" office:time-value="PT21H32M14.372115S">
            <text:p>21:32:14</text:p>
          </table:table-cell>
          <table:table-cell table:style-name="ce11" table:formula="oooc:=[.M17]*1.21" office:value-type="float" office:value="2006.68126092194">
            <text:p>2.006,68</text:p>
          </table:table-cell>
          <table:table-cell table:style-name="ce6" table:formula="oooc:=[.N17]*1.4" office:value-type="currency" office:currency="EUR" office:value="96452.2192458435">
            <text:p>96.452,22 €</text:p>
          </table:table-cell>
          <table:table-cell table:style-name="ce9" table:formula="oooc:=[.O17]*1.29" office:value-type="time" office:time-value="PT28H29M31.846225S">
            <text:p>28:29:32</text:p>
          </table:table-cell>
          <table:table-cell table:style-name="ce11" table:formula="oooc:=[.P17]*1.2" office:value-type="float" office:value="3620.65007002779">
            <text:p>3.620,65</text:p>
          </table:table-cell>
          <table:table-cell table:style-name="ce6" table:formula="oooc:=[.Q17]*1.39" office:value-type="currency" office:currency="EUR" office:value="41912.4702849166">
            <text:p>41.912,47 €</text:p>
          </table:table-cell>
          <table:table-cell table:style-name="ce9" table:formula="oooc:=[.R17]*1.29" office:value-type="time" office:time-value="PT25H57M34.348783S">
            <text:p>25:57:34</text:p>
          </table:table-cell>
          <table:table-cell table:style-name="ce11" table:formula="oooc:=[.S17]*1.19" office:value-type="float" office:value="1494.84824549737">
            <text:p>1.494,85</text:p>
          </table:table-cell>
          <table:table-cell table:style-name="ce6" table:formula="oooc:=[.T17]*1.45" office:value-type="currency" office:currency="EUR" office:value="171172.262144129">
            <text:p>171.172,26 €</text:p>
          </table:table-cell>
          <table:table-cell table:style-name="ce9" table:formula="oooc:=[.U17]*1.33" office:value-type="time" office:time-value="PT56H03M25.336221S">
            <text:p>56:03:25</text:p>
          </table:table-cell>
          <table:table-cell table:style-name="ce11" table:formula="oooc:=[.V17]*1.17" office:value-type="float" office:value="3003.53561608482">
            <text:p>3.003,54</text:p>
          </table:table-cell>
          <table:table-cell table:style-name="ce6" table:formula="oooc:=[.W17]*1.45" office:value-type="currency" office:currency="EUR" office:value="171172.262144129">
            <text:p>171.172,26 €</text:p>
          </table:table-cell>
          <table:table-cell table:style-name="ce9" table:formula="oooc:=[.X17]*1.33" office:value-type="time" office:time-value="PT56H03M25.336221S">
            <text:p>56:03:25</text:p>
          </table:table-cell>
          <table:table-cell table:style-name="ce11" table:formula="oooc:=[.Y17]*1.17" office:value-type="float" office:value="3003.53561608482">
            <text:p>3.003,54</text:p>
          </table:table-cell>
          <table:table-cell table:number-columns-repeated="231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table:formula="oooc:=[.B18]*1.35" office:value-type="currency" office:currency="EUR" office:value="31645.6225585737">
            <text:p>31.645,62 €</text:p>
          </table:table-cell>
          <table:table-cell table:style-name="ce9" table:formula="oooc:=[.C18]*1.25" office:value-type="time" office:time-value="PT17H33M58.303483S">
            <text:p>17:33:58</text:p>
          </table:table-cell>
          <table:table-cell table:style-name="ce11" table:formula="oooc:=[.D18]*1.23" office:value-type="float" office:value="3293.54065801613">
            <text:p>3.293,54</text:p>
          </table:table-cell>
          <table:table-cell table:style-name="ce6" table:formula="oooc:=[.E18]*1.37" office:value-type="currency" office:currency="EUR" office:value="49280.9479112426">
            <text:p>49.280,95 €</text:p>
          </table:table-cell>
          <table:table-cell table:style-name="ce9" table:formula="oooc:=[.F18]*1.28" office:value-type="time" office:time-value="PT27H24M13.640312S">
            <text:p>27:24:14</text:p>
          </table:table-cell>
          <table:table-cell table:style-name="ce11" table:formula="oooc:=[.G18]*1.2" office:value-type="float" office:value="1941.28471839788">
            <text:p>1.941,28</text:p>
          </table:table-cell>
          <table:table-cell table:style-name="ce6" table:formula="oooc:=[.H18]*1.35" office:value-type="currency" office:currency="EUR" office:value="31645.6225585737">
            <text:p>31.645,62 €</text:p>
          </table:table-cell>
          <table:table-cell table:style-name="ce9" table:formula="oooc:=[.I18]*1.27" office:value-type="time" office:time-value="PT22H53M58.871932S">
            <text:p>22:53:59</text:p>
          </table:table-cell>
          <table:table-cell table:style-name="ce11" table:formula="oooc:=[.J18]*1.2" office:value-type="float" office:value="1663.95833005533">
            <text:p>1.663,96</text:p>
          </table:table-cell>
          <table:table-cell table:style-name="ce6" table:formula="oooc:=[.K18]*1.38" office:value-type="currency" office:currency="EUR" office:value="53632.3808069611">
            <text:p>53.632,38 €</text:p>
          </table:table-cell>
          <table:table-cell table:style-name="ce9" table:formula="oooc:=[.L18]*1.27" office:value-type="time" office:time-value="PT27H21M08.652586S">
            <text:p>27:21:09</text:p>
          </table:table-cell>
          <table:table-cell table:style-name="ce11" table:formula="oooc:=[.M18]*1.21" office:value-type="float" office:value="2428.08432571554">
            <text:p>2.428,08</text:p>
          </table:table-cell>
          <table:table-cell table:style-name="ce6" table:formula="oooc:=[.N18]*1.4" office:value-type="currency" office:currency="EUR" office:value="135033.106944181">
            <text:p>135.033,11 €</text:p>
          </table:table-cell>
          <table:table-cell table:style-name="ce9" table:formula="oooc:=[.O18]*1.29" office:value-type="time" office:time-value="PT36H45M17.681631S">
            <text:p>36:45:18</text:p>
          </table:table-cell>
          <table:table-cell table:style-name="ce11" table:formula="oooc:=[.P18]*1.2" office:value-type="float" office:value="4344.78008403335">
            <text:p>4.344,78</text:p>
          </table:table-cell>
          <table:table-cell table:style-name="ce6" table:formula="oooc:=[.Q18]*1.39" office:value-type="currency" office:currency="EUR" office:value="58258.3336960341">
            <text:p>58.258,33 €</text:p>
          </table:table-cell>
          <table:table-cell table:style-name="ce9" table:formula="oooc:=[.R18]*1.29" office:value-type="time" office:time-value="PT33H29M16.10993S">
            <text:p>33:29:16</text:p>
          </table:table-cell>
          <table:table-cell table:style-name="ce11" table:formula="oooc:=[.S18]*1.19" office:value-type="float" office:value="1778.86941214188">
            <text:p>1.778,87</text:p>
          </table:table-cell>
          <table:table-cell table:style-name="ce6" table:formula="oooc:=[.T18]*1.45" office:value-type="currency" office:currency="EUR" office:value="248199.780108987">
            <text:p>248.199,78 €</text:p>
          </table:table-cell>
          <table:table-cell table:style-name="ce9" table:formula="oooc:=[.U18]*1.33" office:value-type="time" office:time-value="PT74H33M21.097174S">
            <text:p>74:33:21</text:p>
          </table:table-cell>
          <table:table-cell table:style-name="ce11" table:formula="oooc:=[.V18]*1.17" office:value-type="float" office:value="3514.13667081923">
            <text:p>3.514,14</text:p>
          </table:table-cell>
          <table:table-cell table:style-name="ce6" table:formula="oooc:=[.W18]*1.45" office:value-type="currency" office:currency="EUR" office:value="248199.780108987">
            <text:p>248.199,78 €</text:p>
          </table:table-cell>
          <table:table-cell table:style-name="ce9" table:formula="oooc:=[.X18]*1.33" office:value-type="time" office:time-value="PT74H33M21.097174S">
            <text:p>74:33:21</text:p>
          </table:table-cell>
          <table:table-cell table:style-name="ce11" table:formula="oooc:=[.Y18]*1.17" office:value-type="float" office:value="3514.13667081923">
            <text:p>3.514,14</text:p>
          </table:table-cell>
          <table:table-cell table:number-columns-repeated="231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6" table:formula="oooc:=[.B19]*1.35" office:value-type="currency" office:currency="EUR" office:value="42721.5904540745">
            <text:p>42.721,59 €</text:p>
          </table:table-cell>
          <table:table-cell table:style-name="ce9" table:formula="oooc:=[.C19]*1.25" office:value-type="time" office:time-value="PT21H57M27.879353S">
            <text:p>21:57:28</text:p>
          </table:table-cell>
          <table:table-cell table:style-name="ce11" table:formula="oooc:=[.D19]*1.23" office:value-type="float" office:value="4051.05500935984">
            <text:p>4.051,06</text:p>
          </table:table-cell>
          <table:table-cell table:style-name="ce6" table:formula="oooc:=[.E19]*1.37" office:value-type="currency" office:currency="EUR" office:value="67514.8986384024">
            <text:p>67.514,90 €</text:p>
          </table:table-cell>
          <table:table-cell table:style-name="ce9" table:formula="oooc:=[.F19]*1.28" office:value-type="time" office:time-value="PT35H04M36.6596S">
            <text:p>35:04:37</text:p>
          </table:table-cell>
          <table:table-cell table:style-name="ce11" table:formula="oooc:=[.G19]*1.2" office:value-type="float" office:value="2329.54166207746">
            <text:p>2.329,54</text:p>
          </table:table-cell>
          <table:table-cell table:style-name="ce6" table:formula="oooc:=[.H19]*1.35" office:value-type="currency" office:currency="EUR" office:value="42721.5904540745">
            <text:p>42.721,59 €</text:p>
          </table:table-cell>
          <table:table-cell table:style-name="ce9" table:formula="oooc:=[.I19]*1.27" office:value-type="time" office:time-value="PT29H04M57.367354S">
            <text:p>29:04:57</text:p>
          </table:table-cell>
          <table:table-cell table:style-name="ce11" table:formula="oooc:=[.J19]*1.2" office:value-type="float" office:value="1996.74999606639">
            <text:p>1.996,75</text:p>
          </table:table-cell>
          <table:table-cell table:style-name="ce6" table:formula="oooc:=[.K19]*1.38" office:value-type="currency" office:currency="EUR" office:value="74012.6855136063">
            <text:p>74.012,69 €</text:p>
          </table:table-cell>
          <table:table-cell table:style-name="ce9" table:formula="oooc:=[.L19]*1.27" office:value-type="time" office:time-value="PT34H44M15.188784S">
            <text:p>34:44:15</text:p>
          </table:table-cell>
          <table:table-cell table:style-name="ce11" table:formula="oooc:=[.M19]*1.21" office:value-type="float" office:value="2937.98203411581">
            <text:p>2.937,98</text:p>
          </table:table-cell>
          <table:table-cell table:style-name="ce6" table:formula="oooc:=[.N19]*1.4" office:value-type="currency" office:currency="EUR" office:value="189046.349721853">
            <text:p>189.046,35 €</text:p>
          </table:table-cell>
          <table:table-cell table:style-name="ce9" table:formula="oooc:=[.O19]*1.29" office:value-type="time" office:time-value="PT47H24M49.809304S">
            <text:p>47:24:50</text:p>
          </table:table-cell>
          <table:table-cell table:style-name="ce11" table:formula="oooc:=[.P19]*1.2" office:value-type="float" office:value="5213.73610084003">
            <text:p>5.213,74</text:p>
          </table:table-cell>
          <table:table-cell table:style-name="ce6" table:formula="oooc:=[.Q19]*1.39" office:value-type="currency" office:currency="EUR" office:value="80979.0838374875">
            <text:p>80.979,08 €</text:p>
          </table:table-cell>
          <table:table-cell table:style-name="ce9" table:formula="oooc:=[.R19]*1.29" office:value-type="time" office:time-value="PT43H11M57.38181S">
            <text:p>43:11:57</text:p>
          </table:table-cell>
          <table:table-cell table:style-name="ce11" table:formula="oooc:=[.S19]*1.19" office:value-type="float" office:value="2116.85460044883">
            <text:p>2.116,85</text:p>
          </table:table-cell>
          <table:table-cell table:style-name="ce6" table:formula="oooc:=[.T19]*1.45" office:value-type="currency" office:currency="EUR" office:value="359889.681158031">
            <text:p>359.889,68 €</text:p>
          </table:table-cell>
          <table:table-cell table:style-name="ce9" table:formula="oooc:=[.U19]*1.33" office:value-type="time" office:time-value="PT99H09M33.459241S">
            <text:p>99:09:33</text:p>
          </table:table-cell>
          <table:table-cell table:style-name="ce11" table:formula="oooc:=[.V19]*1.17" office:value-type="float" office:value="4111.5399048585">
            <text:p>4.111,54</text:p>
          </table:table-cell>
          <table:table-cell table:style-name="ce6" table:formula="oooc:=[.W19]*1.45" office:value-type="currency" office:currency="EUR" office:value="359889.681158031">
            <text:p>359.889,68 €</text:p>
          </table:table-cell>
          <table:table-cell table:style-name="ce9" table:formula="oooc:=[.X19]*1.33" office:value-type="time" office:time-value="PT99H09M33.459241S">
            <text:p>99:09:33</text:p>
          </table:table-cell>
          <table:table-cell table:style-name="ce11" table:formula="oooc:=[.Y19]*1.17" office:value-type="float" office:value="4111.5399048585">
            <text:p>4.111,54</text:p>
          </table:table-cell>
          <table:table-cell table:number-columns-repeated="231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6" table:formula="oooc:=[.B20]*1.35" office:value-type="currency" office:currency="EUR" office:value="57674.1471130006">
            <text:p>57.674,15 €</text:p>
          </table:table-cell>
          <table:table-cell table:style-name="ce9" table:formula="oooc:=[.C20]*1.25" office:value-type="time" office:time-value="PT27H26M49.849192S">
            <text:p>27:26:50</text:p>
          </table:table-cell>
          <table:table-cell table:style-name="ce11" table:formula="oooc:=[.D20]*1.23" office:value-type="float" office:value="4982.79766151261">
            <text:p>4.982,80</text:p>
          </table:table-cell>
          <table:table-cell table:style-name="ce6" table:formula="oooc:=[.E20]*1.37" office:value-type="currency" office:currency="EUR" office:value="92495.4111346112">
            <text:p>92.495,41 €</text:p>
          </table:table-cell>
          <table:table-cell table:style-name="ce9" table:formula="oooc:=[.F20]*1.28" office:value-type="time" office:time-value="PT44H53M54.124287S">
            <text:p>44:53:54</text:p>
          </table:table-cell>
          <table:table-cell table:style-name="ce11" table:formula="oooc:=[.G20]*1.2" office:value-type="float" office:value="2795.44999449295">
            <text:p>2.795,45</text:p>
          </table:table-cell>
          <table:table-cell table:style-name="ce6" table:formula="oooc:=[.H20]*1.35" office:value-type="currency" office:currency="EUR" office:value="57674.1471130006">
            <text:p>57.674,15 €</text:p>
          </table:table-cell>
          <table:table-cell table:style-name="ce9" table:formula="oooc:=[.I20]*1.27" office:value-type="time" office:time-value="PT36H56M05.65654S">
            <text:p>36:56:06</text:p>
          </table:table-cell>
          <table:table-cell table:style-name="ce11" table:formula="oooc:=[.J20]*1.2" office:value-type="float" office:value="2396.09999527967">
            <text:p>2.396,10</text:p>
          </table:table-cell>
          <table:table-cell table:style-name="ce6" table:formula="oooc:=[.K20]*1.38" office:value-type="currency" office:currency="EUR" office:value="102137.506008777">
            <text:p>102.137,51 €</text:p>
          </table:table-cell>
          <table:table-cell table:style-name="ce9" table:formula="oooc:=[.L20]*1.27" office:value-type="time" office:time-value="PT44H07M00.089756S">
            <text:p>44:07:00</text:p>
          </table:table-cell>
          <table:table-cell table:style-name="ce11" table:formula="oooc:=[.M20]*1.21" office:value-type="float" office:value="3554.95826128013">
            <text:p>3.554,96</text:p>
          </table:table-cell>
          <table:table-cell table:style-name="ce6" table:formula="oooc:=[.N20]*1.4" office:value-type="currency" office:currency="EUR" office:value="264664.889610594">
            <text:p>264.664,89 €</text:p>
          </table:table-cell>
          <table:table-cell table:style-name="ce9" table:formula="oooc:=[.O20]*1.29" office:value-type="time" office:time-value="PT61H09M49.854002S">
            <text:p>61:09:50</text:p>
          </table:table-cell>
          <table:table-cell table:style-name="ce11" table:formula="oooc:=[.P20]*1.2" office:value-type="float" office:value="6256.48332100803">
            <text:p>6.256,48</text:p>
          </table:table-cell>
          <table:table-cell table:style-name="ce6" table:formula="oooc:=[.Q20]*1.39" office:value-type="currency" office:currency="EUR" office:value="112560.926534108">
            <text:p>112.560,93 €</text:p>
          </table:table-cell>
          <table:table-cell table:style-name="ce9" table:formula="oooc:=[.R20]*1.29" office:value-type="time" office:time-value="PT55H43M37.422535S">
            <text:p>55:43:37</text:p>
          </table:table-cell>
          <table:table-cell table:style-name="ce11" table:formula="oooc:=[.S20]*1.19" office:value-type="float" office:value="2519.05697453411">
            <text:p>2.519,06</text:p>
          </table:table-cell>
          <table:table-cell table:style-name="ce6" table:formula="oooc:=[.T20]*1.45" office:value-type="currency" office:currency="EUR" office:value="521840.037679145">
            <text:p>521.840,04 €</text:p>
          </table:table-cell>
          <table:table-cell table:style-name="ce9" table:formula="oooc:=[.U20]*1.33" office:value-type="time" office:time-value="PT131H52M54.700791S">
            <text:p>131:52:55</text:p>
          </table:table-cell>
          <table:table-cell table:style-name="ce11" table:formula="oooc:=[.V20]*1.17" office:value-type="float" office:value="4810.50168868445">
            <text:p>4.810,50</text:p>
          </table:table-cell>
          <table:table-cell table:style-name="ce6" table:formula="oooc:=[.W20]*1.45" office:value-type="currency" office:currency="EUR" office:value="521840.037679145">
            <text:p>521.840,04 €</text:p>
          </table:table-cell>
          <table:table-cell table:style-name="ce9" table:formula="oooc:=[.X20]*1.33" office:value-type="time" office:time-value="PT131H52M54.700791S">
            <text:p>131:52:55</text:p>
          </table:table-cell>
          <table:table-cell table:style-name="ce11" table:formula="oooc:=[.Y20]*1.17" office:value-type="float" office:value="4810.50168868445">
            <text:p>4.810,50</text:p>
          </table:table-cell>
          <table:table-cell table:number-columns-repeated="231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6" table:formula="oooc:=[.B21]*1.35" office:value-type="currency" office:currency="EUR" office:value="77860.0986025508">
            <text:p>77.860,10 €</text:p>
          </table:table-cell>
          <table:table-cell table:style-name="ce9" table:formula="oooc:=[.C21]*1.25" office:value-type="time" office:time-value="PT34H18M32.31149S">
            <text:p>34:18:32</text:p>
          </table:table-cell>
          <table:table-cell table:style-name="ce11" table:formula="oooc:=[.D21]*1.23" office:value-type="float" office:value="6128.84112366051">
            <text:p>6.128,84</text:p>
          </table:table-cell>
          <table:table-cell table:style-name="ce6" table:formula="oooc:=[.E21]*1.37" office:value-type="currency" office:currency="EUR" office:value="126718.713254417">
            <text:p>126.718,71 €</text:p>
          </table:table-cell>
          <table:table-cell table:style-name="ce9" table:formula="oooc:=[.F21]*1.28" office:value-type="time" office:time-value="PT57H28M11.679088S">
            <text:p>57:28:12</text:p>
          </table:table-cell>
          <table:table-cell table:style-name="ce11" table:formula="oooc:=[.G21]*1.2" office:value-type="float" office:value="3354.53999339154">
            <text:p>3.354,54</text:p>
          </table:table-cell>
          <table:table-cell table:style-name="ce6" table:formula="oooc:=[.H21]*1.35" office:value-type="currency" office:currency="EUR" office:value="77860.0986025508">
            <text:p>77.860,10 €</text:p>
          </table:table-cell>
          <table:table-cell table:style-name="ce9" table:formula="oooc:=[.I21]*1.27" office:value-type="time" office:time-value="PT46H54M26.383805S">
            <text:p>46:54:26</text:p>
          </table:table-cell>
          <table:table-cell table:style-name="ce11" table:formula="oooc:=[.J21]*1.2" office:value-type="float" office:value="2875.3199943356">
            <text:p>2.875,32</text:p>
          </table:table-cell>
          <table:table-cell table:style-name="ce6" table:formula="oooc:=[.K21]*1.38" office:value-type="currency" office:currency="EUR" office:value="140949.758292112">
            <text:p>140.949,76 €</text:p>
          </table:table-cell>
          <table:table-cell table:style-name="ce9" table:formula="oooc:=[.L21]*1.27" office:value-type="time" office:time-value="PT56H01M41.51399S">
            <text:p>56:01:42</text:p>
          </table:table-cell>
          <table:table-cell table:style-name="ce11" table:formula="oooc:=[.M21]*1.21" office:value-type="float" office:value="4301.49949614895">
            <text:p>4.301,50</text:p>
          </table:table-cell>
          <table:table-cell table:style-name="ce6" table:formula="oooc:=[.N21]*1.4" office:value-type="currency" office:currency="EUR" office:value="370530.845454832">
            <text:p>370.530,85 €</text:p>
          </table:table-cell>
          <table:table-cell table:style-name="ce9" table:formula="oooc:=[.O21]*1.29" office:value-type="time" office:time-value="PT78H54M04.911662S">
            <text:p>78:54:05</text:p>
          </table:table-cell>
          <table:table-cell table:style-name="ce11" table:formula="oooc:=[.P21]*1.2" office:value-type="float" office:value="7507.77998520964">
            <text:p>7.507,78</text:p>
          </table:table-cell>
          <table:table-cell table:style-name="ce6" table:formula="oooc:=[.Q21]*1.39" office:value-type="currency" office:currency="EUR" office:value="156459.68788241">
            <text:p>156.459,69 €</text:p>
          </table:table-cell>
          <table:table-cell table:style-name="ce9" table:formula="oooc:=[.R21]*1.29" office:value-type="time" office:time-value="PT71H53M16.47507S">
            <text:p>71:53:16</text:p>
          </table:table-cell>
          <table:table-cell table:style-name="ce11" table:formula="oooc:=[.S21]*1.19" office:value-type="float" office:value="2997.67779969559">
            <text:p>2.997,68</text:p>
          </table:table-cell>
          <table:table-cell table:style-name="ce6" table:formula="oooc:=[.T21]*1.45" office:value-type="currency" office:currency="EUR" office:value="756668.05463476">
            <text:p>756.668,05 €</text:p>
          </table:table-cell>
          <table:table-cell table:style-name="ce9" table:formula="oooc:=[.U21]*1.33" office:value-type="time" office:time-value="PT175H24M10.352052S">
            <text:p>175:24:10</text:p>
          </table:table-cell>
          <table:table-cell table:style-name="ce11" table:formula="oooc:=[.V21]*1.17" office:value-type="float" office:value="5628.28697576081">
            <text:p>5.628,29</text:p>
          </table:table-cell>
          <table:table-cell table:style-name="ce6" table:formula="oooc:=[.W21]*1.45" office:value-type="currency" office:currency="EUR" office:value="756668.05463476">
            <text:p>756.668,05 €</text:p>
          </table:table-cell>
          <table:table-cell table:style-name="ce9" table:formula="oooc:=[.X21]*1.33" office:value-type="time" office:time-value="PT175H24M10.352052S">
            <text:p>175:24:10</text:p>
          </table:table-cell>
          <table:table-cell table:style-name="ce11" table:formula="oooc:=[.Y21]*1.17" office:value-type="float" office:value="5628.28697576081">
            <text:p>5.628,29</text:p>
          </table:table-cell>
          <table:table-cell table:number-columns-repeated="231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6" table:formula="oooc:=[.B22]*1.35" office:value-type="currency" office:currency="EUR" office:value="105111.133113444">
            <text:p>105.111,13 €</text:p>
          </table:table-cell>
          <table:table-cell table:style-name="ce9" table:formula="oooc:=[.C22]*1.25" office:value-type="time" office:time-value="PT42H53M10.389362S">
            <text:p>42:53:10</text:p>
          </table:table-cell>
          <table:table-cell table:style-name="ce11" table:formula="oooc:=[.D22]*1.23" office:value-type="float" office:value="7538.47458210242">
            <text:p>7.538,47</text:p>
          </table:table-cell>
          <table:table-cell table:style-name="ce6" table:formula="oooc:=[.E22]*1.37" office:value-type="currency" office:currency="EUR" office:value="173604.637158552">
            <text:p>173.604,64 €</text:p>
          </table:table-cell>
          <table:table-cell table:style-name="ce9" table:formula="oooc:=[.F22]*1.28" office:value-type="time" office:time-value="PT73H33M41.349233S">
            <text:p>73:33:41</text:p>
          </table:table-cell>
          <table:table-cell table:style-name="ce11" table:formula="oooc:=[.G22]*1.2" office:value-type="float" office:value="4025.44799206985">
            <text:p>4.025,45</text:p>
          </table:table-cell>
          <table:table-cell table:style-name="ce6" table:formula="oooc:=[.H22]*1.35" office:value-type="currency" office:currency="EUR" office:value="105111.133113444">
            <text:p>105.111,13 €</text:p>
          </table:table-cell>
          <table:table-cell table:style-name="ce9" table:formula="oooc:=[.I22]*1.27" office:value-type="time" office:time-value="PT59H34M20.307433S">
            <text:p>59:34:20</text:p>
          </table:table-cell>
          <table:table-cell table:style-name="ce11" table:formula="oooc:=[.J22]*1.2" office:value-type="float" office:value="3450.38399320273">
            <text:p>3.450,38</text:p>
          </table:table-cell>
          <table:table-cell table:style-name="ce6" table:formula="oooc:=[.K22]*1.38" office:value-type="currency" office:currency="EUR" office:value="194510.666443114">
            <text:p>194.510,67 €</text:p>
          </table:table-cell>
          <table:table-cell table:style-name="ce9" table:formula="oooc:=[.L22]*1.27" office:value-type="time" office:time-value="PT71H09M20.922767S">
            <text:p>71:09:21</text:p>
          </table:table-cell>
          <table:table-cell table:style-name="ce11" table:formula="oooc:=[.M22]*1.21" office:value-type="float" office:value="5204.81439034023">
            <text:p>5.204,81</text:p>
          </table:table-cell>
          <table:table-cell table:style-name="ce6" table:formula="oooc:=[.N22]*1.4" office:value-type="currency" office:currency="EUR" office:value="518743.183636765">
            <text:p>518.743,18 €</text:p>
          </table:table-cell>
          <table:table-cell table:style-name="ce9" table:formula="oooc:=[.O22]*1.29" office:value-type="time" office:time-value="PT101H46M57.936044S">
            <text:p>101:46:58</text:p>
          </table:table-cell>
          <table:table-cell table:style-name="ce11" table:formula="oooc:=[.P22]*1.2" office:value-type="float" office:value="9009.33598225156">
            <text:p>9.009,34</text:p>
          </table:table-cell>
          <table:table-cell table:style-name="ce6" table:formula="oooc:=[.Q22]*1.39" office:value-type="currency" office:currency="EUR" office:value="217478.966156549">
            <text:p>217.478,97 €</text:p>
          </table:table-cell>
          <table:table-cell table:style-name="ce9" table:formula="oooc:=[.R22]*1.29" office:value-type="time" office:time-value="PT92H44M07.45284S">
            <text:p>92:44:07</text:p>
          </table:table-cell>
          <table:table-cell table:style-name="ce11" table:formula="oooc:=[.S22]*1.19" office:value-type="float" office:value="3567.23658163775">
            <text:p>3.567,24</text:p>
          </table:table-cell>
          <table:table-cell table:style-name="ce6" table:formula="oooc:=[.T22]*1.45" office:value-type="currency" office:currency="EUR" office:value="1097168.6792204">
            <text:p>1.097.168,68 €</text:p>
          </table:table-cell>
          <table:table-cell table:style-name="ce9" table:formula="oooc:=[.U22]*1.33" office:value-type="time" office:time-value="PT233H17M08.968229S">
            <text:p>233:17:09</text:p>
          </table:table-cell>
          <table:table-cell table:style-name="ce11" table:formula="oooc:=[.V22]*1.17" office:value-type="float" office:value="6585.09576164014">
            <text:p>6.585,10</text:p>
          </table:table-cell>
          <table:table-cell table:style-name="ce6" table:formula="oooc:=[.W22]*1.45" office:value-type="currency" office:currency="EUR" office:value="1097168.6792204">
            <text:p>1.097.168,68 €</text:p>
          </table:table-cell>
          <table:table-cell table:style-name="ce9" table:formula="oooc:=[.X22]*1.33" office:value-type="time" office:time-value="PT233H17M08.968229S">
            <text:p>233:17:09</text:p>
          </table:table-cell>
          <table:table-cell table:style-name="ce11" table:formula="oooc:=[.Y22]*1.17" office:value-type="float" office:value="6585.09576164014">
            <text:p>6.585,10</text:p>
          </table:table-cell>
          <table:table-cell table:number-columns-repeated="231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6" table:formula="oooc:=[.B23]*1.35" office:value-type="currency" office:currency="EUR" office:value="141900.029703149">
            <text:p>141.900,03 €</text:p>
          </table:table-cell>
          <table:table-cell table:style-name="ce9" table:formula="oooc:=[.C23]*1.25" office:value-type="time" office:time-value="PT53H36M27.986702S">
            <text:p>53:36:28</text:p>
          </table:table-cell>
          <table:table-cell table:style-name="ce11" table:formula="oooc:=[.D23]*1.23" office:value-type="float" office:value="9272.32373598598">
            <text:p>9.272,32</text:p>
          </table:table-cell>
          <table:table-cell table:style-name="ce6" table:formula="oooc:=[.E23]*1.37" office:value-type="currency" office:currency="EUR" office:value="237838.352907216">
            <text:p>237.838,35 €</text:p>
          </table:table-cell>
          <table:table-cell table:style-name="ce9" table:formula="oooc:=[.F23]*1.28" office:value-type="time" office:time-value="PT94H09M31.327018S">
            <text:p>94:09:31</text:p>
          </table:table-cell>
          <table:table-cell table:style-name="ce11" table:formula="oooc:=[.G23]*1.2" office:value-type="float" office:value="4830.53759048381">
            <text:p>4.830,54</text:p>
          </table:table-cell>
          <table:table-cell table:style-name="ce6" table:formula="oooc:=[.H23]*1.35" office:value-type="currency" office:currency="EUR" office:value="141900.029703149">
            <text:p>141.900,03 €</text:p>
          </table:table-cell>
          <table:table-cell table:style-name="ce9" table:formula="oooc:=[.I23]*1.27" office:value-type="time" office:time-value="PT75H39M24.59044S">
            <text:p>75:39:25</text:p>
          </table:table-cell>
          <table:table-cell table:style-name="ce11" table:formula="oooc:=[.J23]*1.2" office:value-type="float" office:value="4140.46079184327">
            <text:p>4.140,46</text:p>
          </table:table-cell>
          <table:table-cell table:style-name="ce6" table:formula="oooc:=[.K23]*1.38" office:value-type="currency" office:currency="EUR" office:value="268424.719691497">
            <text:p>268.424,72 €</text:p>
          </table:table-cell>
          <table:table-cell table:style-name="ce9" table:formula="oooc:=[.L23]*1.27" office:value-type="time" office:time-value="PT90H22M04.371914S">
            <text:p>90:22:04</text:p>
          </table:table-cell>
          <table:table-cell table:style-name="ce11" table:formula="oooc:=[.M23]*1.21" office:value-type="float" office:value="6297.82541231168">
            <text:p>6.297,83</text:p>
          </table:table-cell>
          <table:table-cell table:style-name="ce6" table:formula="oooc:=[.N23]*1.4" office:value-type="currency" office:currency="EUR" office:value="726240.457091471">
            <text:p>726.240,46 €</text:p>
          </table:table-cell>
          <table:table-cell table:style-name="ce9" table:formula="oooc:=[.O23]*1.29" office:value-type="time" office:time-value="PT131H17M59.137497S">
            <text:p>131:17:59</text:p>
          </table:table-cell>
          <table:table-cell table:style-name="ce11" table:formula="oooc:=[.P23]*1.2" office:value-type="float" office:value="10811.2031787019">
            <text:p>10.811,20</text:p>
          </table:table-cell>
          <table:table-cell table:style-name="ce6" table:formula="oooc:=[.Q23]*1.39" office:value-type="currency" office:currency="EUR" office:value="302295.762957604">
            <text:p>302.295,76 €</text:p>
          </table:table-cell>
          <table:table-cell table:style-name="ce9" table:formula="oooc:=[.R23]*1.29" office:value-type="time" office:time-value="PT119H37M43.214164S">
            <text:p>119:37:43</text:p>
          </table:table-cell>
          <table:table-cell table:style-name="ce11" table:formula="oooc:=[.S23]*1.19" office:value-type="float" office:value="4245.01153214893">
            <text:p>4.245,01</text:p>
          </table:table-cell>
          <table:table-cell table:style-name="ce6" table:formula="oooc:=[.T23]*1.45" office:value-type="currency" office:currency="EUR" office:value="1590894.58486958">
            <text:p>1.590.894,58 €</text:p>
          </table:table-cell>
          <table:table-cell table:style-name="ce9" table:formula="oooc:=[.U23]*1.33" office:value-type="time" office:time-value="PT310H16M12.527744S">
            <text:p>310:16:13</text:p>
          </table:table-cell>
          <table:table-cell table:style-name="ce11" table:formula="oooc:=[.V23]*1.17" office:value-type="float" office:value="7704.56204111897">
            <text:p>7.704,56</text:p>
          </table:table-cell>
          <table:table-cell table:style-name="ce6" table:formula="oooc:=[.W23]*1.45" office:value-type="currency" office:currency="EUR" office:value="1590894.58486958">
            <text:p>1.590.894,58 €</text:p>
          </table:table-cell>
          <table:table-cell table:style-name="ce9" table:formula="oooc:=[.X23]*1.33" office:value-type="time" office:time-value="PT310H16M12.527744S">
            <text:p>310:16:13</text:p>
          </table:table-cell>
          <table:table-cell table:style-name="ce11" table:formula="oooc:=[.Y23]*1.17" office:value-type="float" office:value="7704.56204111897">
            <text:p>7.704,56</text:p>
          </table:table-cell>
          <table:table-cell table:number-columns-repeated="231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6" table:formula="oooc:=[.B24]*1.35" office:value-type="currency" office:currency="EUR" office:value="191565.040099251">
            <text:p>191.565,04 €</text:p>
          </table:table-cell>
          <table:table-cell table:style-name="ce9" table:formula="oooc:=[.C24]*1.25" office:value-type="time" office:time-value="PT67H00M34.983378S">
            <text:p>67:00:35</text:p>
          </table:table-cell>
          <table:table-cell table:style-name="ce11" table:formula="oooc:=[.D24]*1.23" office:value-type="float" office:value="11404.9581952628">
            <text:p>11.404,96</text:p>
          </table:table-cell>
          <table:table-cell table:style-name="ce6" table:formula="oooc:=[.E24]*1.37" office:value-type="currency" office:currency="EUR" office:value="325838.543482886">
            <text:p>325.838,54 €</text:p>
          </table:table-cell>
          <table:table-cell table:style-name="ce9" table:formula="oooc:=[.F24]*1.28" office:value-type="time" office:time-value="PT120H31M23.298583S">
            <text:p>120:31:23</text:p>
          </table:table-cell>
          <table:table-cell table:style-name="ce11" table:formula="oooc:=[.G24]*1.2" office:value-type="float" office:value="5796.64510858058">
            <text:p>5.796,65</text:p>
          </table:table-cell>
          <table:table-cell table:style-name="ce6" table:formula="oooc:=[.H24]*1.35" office:value-type="currency" office:currency="EUR" office:value="191565.040099251">
            <text:p>191.565,04 €</text:p>
          </table:table-cell>
          <table:table-cell table:style-name="ce9" table:formula="oooc:=[.I24]*1.27" office:value-type="time" office:time-value="PT96H05M03.029859S">
            <text:p>96:05:03</text:p>
          </table:table-cell>
          <table:table-cell table:style-name="ce11" table:formula="oooc:=[.J24]*1.2" office:value-type="float" office:value="4968.55295021192">
            <text:p>4.968,55</text:p>
          </table:table-cell>
          <table:table-cell table:style-name="ce6" table:formula="oooc:=[.K24]*1.38" office:value-type="currency" office:currency="EUR" office:value="370426.113174267">
            <text:p>370.426,11 €</text:p>
          </table:table-cell>
          <table:table-cell table:style-name="ce9" table:formula="oooc:=[.L24]*1.27" office:value-type="time" office:time-value="PT114H46M01.952331S">
            <text:p>114:46:02</text:p>
          </table:table-cell>
          <table:table-cell table:style-name="ce11" table:formula="oooc:=[.M24]*1.21" office:value-type="float" office:value="7620.36874889714">
            <text:p>7.620,37</text:p>
          </table:table-cell>
          <table:table-cell table:style-name="ce6" table:formula="oooc:=[.N24]*1.4" office:value-type="currency" office:currency="EUR" office:value="1016736.63992806">
            <text:p>1.016.736,64 €</text:p>
          </table:table-cell>
          <table:table-cell table:style-name="ce9" table:formula="oooc:=[.O24]*1.29" office:value-type="time" office:time-value="PT169H22M36.087371S">
            <text:p>169:22:36</text:p>
          </table:table-cell>
          <table:table-cell table:style-name="ce11" table:formula="oooc:=[.P24]*1.2" office:value-type="float" office:value="12973.4438144422">
            <text:p>12.973,44</text:p>
          </table:table-cell>
          <table:table-cell table:style-name="ce6" table:formula="oooc:=[.Q24]*1.39" office:value-type="currency" office:currency="EUR" office:value="420191.110511069">
            <text:p>420.191,11 €</text:p>
          </table:table-cell>
          <table:table-cell table:style-name="ce9" table:formula="oooc:=[.R24]*1.29" office:value-type="time" office:time-value="PT154H19M15.546272S">
            <text:p>154:19:16</text:p>
          </table:table-cell>
          <table:table-cell table:style-name="ce11" table:formula="oooc:=[.S24]*1.19" office:value-type="float" office:value="5051.56372325722">
            <text:p>5.051,56</text:p>
          </table:table-cell>
          <table:table-cell table:style-name="ce6" table:formula="oooc:=[.T24]*1.45" office:value-type="currency" office:currency="EUR" office:value="2306797.1480609">
            <text:p>2.306.797,15 €</text:p>
          </table:table-cell>
          <table:table-cell table:style-name="ce9" table:formula="oooc:=[.U24]*1.33" office:value-type="time" office:time-value="PT412H39M33.461899S">
            <text:p>412:39:33</text:p>
          </table:table-cell>
          <table:table-cell table:style-name="ce11" table:formula="oooc:=[.V24]*1.17" office:value-type="float" office:value="9014.33758810919">
            <text:p>9.014,34</text:p>
          </table:table-cell>
          <table:table-cell table:style-name="ce6" table:formula="oooc:=[.W24]*1.45" office:value-type="currency" office:currency="EUR" office:value="2306797.1480609">
            <text:p>2.306.797,15 €</text:p>
          </table:table-cell>
          <table:table-cell table:style-name="ce9" table:formula="oooc:=[.X24]*1.33" office:value-type="time" office:time-value="PT412H39M33.461899S">
            <text:p>412:39:33</text:p>
          </table:table-cell>
          <table:table-cell table:style-name="ce11" table:formula="oooc:=[.Y24]*1.17" office:value-type="float" office:value="9014.33758810919">
            <text:p>9.014,34</text:p>
          </table:table-cell>
          <table:table-cell table:number-columns-repeated="231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6" table:formula="oooc:=[.B25]*1.35" office:value-type="currency" office:currency="EUR" office:value="258612.804133989">
            <text:p>258.612,80 €</text:p>
          </table:table-cell>
          <table:table-cell table:style-name="ce9" table:formula="oooc:=[.C25]*1.25" office:value-type="time" office:time-value="PT83H45M43.729223S">
            <text:p>83:45:44</text:p>
          </table:table-cell>
          <table:table-cell table:style-name="ce11" table:formula="oooc:=[.D25]*1.23" office:value-type="float" office:value="14028.0985801732">
            <text:p>14.028,10</text:p>
          </table:table-cell>
          <table:table-cell table:style-name="ce6" table:formula="oooc:=[.E25]*1.37" office:value-type="currency" office:currency="EUR" office:value="446398.804571554">
            <text:p>446.398,80 €</text:p>
          </table:table-cell>
          <table:table-cell table:style-name="ce9" table:formula="oooc:=[.F25]*1.28" office:value-type="time" office:time-value="PT154H16M10.622186S">
            <text:p>154:16:11</text:p>
          </table:table-cell>
          <table:table-cell table:style-name="ce11" table:formula="oooc:=[.G25]*1.2" office:value-type="float" office:value="6955.97413029669">
            <text:p>6.955,97</text:p>
          </table:table-cell>
          <table:table-cell table:style-name="ce6" table:formula="oooc:=[.H25]*1.35" office:value-type="currency" office:currency="EUR" office:value="258612.804133989">
            <text:p>258.612,80 €</text:p>
          </table:table-cell>
          <table:table-cell table:style-name="ce9" table:formula="oooc:=[.I25]*1.27" office:value-type="time" office:time-value="PT122H01M36.84792S">
            <text:p>122:01:37</text:p>
          </table:table-cell>
          <table:table-cell table:style-name="ce11" table:formula="oooc:=[.J25]*1.2" office:value-type="float" office:value="5962.26354025431">
            <text:p>5.962,26</text:p>
          </table:table-cell>
          <table:table-cell table:style-name="ce6" table:formula="oooc:=[.K25]*1.38" office:value-type="currency" office:currency="EUR" office:value="511188.036180488">
            <text:p>511.188,04 €</text:p>
          </table:table-cell>
          <table:table-cell table:style-name="ce9" table:formula="oooc:=[.L25]*1.27" office:value-type="time" office:time-value="PT145H45M15.67946S">
            <text:p>145:45:16</text:p>
          </table:table-cell>
          <table:table-cell table:style-name="ce11" table:formula="oooc:=[.M25]*1.21" office:value-type="float" office:value="9220.64618616554">
            <text:p>9.220,65</text:p>
          </table:table-cell>
          <table:table-cell table:style-name="ce6" table:formula="oooc:=[.N25]*1.4" office:value-type="currency" office:currency="EUR" office:value="1423431.29589928">
            <text:p>1.423.431,30 €</text:p>
          </table:table-cell>
          <table:table-cell table:style-name="ce9" table:formula="oooc:=[.O25]*1.29" office:value-type="time" office:time-value="PT218H29M45.352709S">
            <text:p>218:29:45</text:p>
          </table:table-cell>
          <table:table-cell table:style-name="ce11" table:formula="oooc:=[.P25]*1.2" office:value-type="float" office:value="15568.1325773307">
            <text:p>15.568,13</text:p>
          </table:table-cell>
          <table:table-cell table:style-name="ce6" table:formula="oooc:=[.Q25]*1.39" office:value-type="currency" office:currency="EUR" office:value="584065.643610386">
            <text:p>584.065,64 €</text:p>
          </table:table-cell>
          <table:table-cell table:style-name="ce9" table:formula="oooc:=[.R25]*1.29" office:value-type="time" office:time-value="PT199H04M26.654691S">
            <text:p>199:04:27</text:p>
          </table:table-cell>
          <table:table-cell table:style-name="ce11" table:formula="oooc:=[.S25]*1.19" office:value-type="float" office:value="6011.36083067609">
            <text:p>6.011,36</text:p>
          </table:table-cell>
          <table:table-cell table:style-name="ce6" table:formula="oooc:=[.T25]*1.45" office:value-type="currency" office:currency="EUR" office:value="3344855.8646883">
            <text:p>3.344.855,86 €</text:p>
          </table:table-cell>
          <table:table-cell table:style-name="ce9" table:formula="oooc:=[.U25]*1.33" office:value-type="time" office:time-value="PT548H50M12.704326S">
            <text:p>548:50:13</text:p>
          </table:table-cell>
          <table:table-cell table:style-name="ce11" table:formula="oooc:=[.V25]*1.17" office:value-type="float" office:value="10546.7749780878">
            <text:p>10.546,77</text:p>
          </table:table-cell>
          <table:table-cell table:style-name="ce6" table:formula="oooc:=[.W25]*1.45" office:value-type="currency" office:currency="EUR" office:value="3344855.8646883">
            <text:p>3.344.855,86 €</text:p>
          </table:table-cell>
          <table:table-cell table:style-name="ce9" table:formula="oooc:=[.X25]*1.33" office:value-type="time" office:time-value="PT548H50M12.704326S">
            <text:p>548:50:13</text:p>
          </table:table-cell>
          <table:table-cell table:style-name="ce11" table:formula="oooc:=[.Y25]*1.17" office:value-type="float" office:value="10546.7749780878">
            <text:p>10.546,77</text:p>
          </table:table-cell>
          <table:table-cell table:number-columns-repeated="231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6" table:formula="oooc:=[.B26]*1.35" office:value-type="currency" office:currency="EUR" office:value="349127.285580885">
            <text:p>349.127,29 €</text:p>
          </table:table-cell>
          <table:table-cell table:style-name="ce9" table:formula="oooc:=[.C26]*1.25" office:value-type="time" office:time-value="PT104H42M09.661528S">
            <text:p>104:42:10</text:p>
          </table:table-cell>
          <table:table-cell table:style-name="ce11" table:formula="oooc:=[.D26]*1.23" office:value-type="float" office:value="17254.561253613">
            <text:p>17.254,56</text:p>
          </table:table-cell>
          <table:table-cell table:style-name="ce6" table:formula="oooc:=[.E26]*1.37" office:value-type="currency" office:currency="EUR" office:value="611566.362263029">
            <text:p>611.566,36 €</text:p>
          </table:table-cell>
          <table:table-cell table:style-name="ce9" table:formula="oooc:=[.F26]*1.28" office:value-type="time" office:time-value="PT197H27M54.396398S">
            <text:p>197:27:54</text:p>
          </table:table-cell>
          <table:table-cell table:style-name="ce11" table:formula="oooc:=[.G26]*1.2" office:value-type="float" office:value="8347.16895635603">
            <text:p>8.347,17</text:p>
          </table:table-cell>
          <table:table-cell table:style-name="ce6" table:formula="oooc:=[.H26]*1.35" office:value-type="currency" office:currency="EUR" office:value="349127.285580885">
            <text:p>349.127,29 €</text:p>
          </table:table-cell>
          <table:table-cell table:style-name="ce9" table:formula="oooc:=[.I26]*1.27" office:value-type="time" office:time-value="PT154H58M26.996859S">
            <text:p>154:58:27</text:p>
          </table:table-cell>
          <table:table-cell table:style-name="ce11" table:formula="oooc:=[.J26]*1.2" office:value-type="float" office:value="7154.71624830517">
            <text:p>7.154,72</text:p>
          </table:table-cell>
          <table:table-cell table:style-name="ce6" table:formula="oooc:=[.K26]*1.38" office:value-type="currency" office:currency="EUR" office:value="705439.489929073">
            <text:p>705.439,49 €</text:p>
          </table:table-cell>
          <table:table-cell table:style-name="ce9" table:formula="oooc:=[.L26]*1.27" office:value-type="time" office:time-value="PT185H06M28.912915S">
            <text:p>185:06:29</text:p>
          </table:table-cell>
          <table:table-cell table:style-name="ce11" table:formula="oooc:=[.M26]*1.21" office:value-type="float" office:value="11156.9818852603">
            <text:p>11.156,98</text:p>
          </table:table-cell>
          <table:table-cell table:style-name="ce6" table:formula="oooc:=[.N26]*1.4" office:value-type="currency" office:currency="EUR" office:value="1992803.814259">
            <text:p>1.992.803,81 €</text:p>
          </table:table-cell>
          <table:table-cell table:style-name="ce9" table:formula="oooc:=[.O26]*1.29" office:value-type="time" office:time-value="PT281H51M35.104995S">
            <text:p>281:51:35</text:p>
          </table:table-cell>
          <table:table-cell table:style-name="ce11" table:formula="oooc:=[.P26]*1.2" office:value-type="float" office:value="18681.7590927968">
            <text:p>18.681,76</text:p>
          </table:table-cell>
          <table:table-cell table:style-name="ce6" table:formula="oooc:=[.Q26]*1.39" office:value-type="currency" office:currency="EUR" office:value="811851.244618437">
            <text:p>811.851,24 €</text:p>
          </table:table-cell>
          <table:table-cell table:style-name="ce9" table:formula="oooc:=[.R26]*1.29" office:value-type="time" office:time-value="PT256H48M19.984551S">
            <text:p>256:48:20</text:p>
          </table:table-cell>
          <table:table-cell table:style-name="ce11" table:formula="oooc:=[.S26]*1.19" office:value-type="float" office:value="7153.51938850455">
            <text:p>7.153,52</text:p>
          </table:table-cell>
          <table:table-cell table:style-name="ce6" table:formula="oooc:=[.T26]*1.45" office:value-type="currency" office:currency="EUR" office:value="4850041.00379803">
            <text:p>4.850.041,00 €</text:p>
          </table:table-cell>
          <table:table-cell table:style-name="ce9" table:formula="oooc:=[.U26]*1.33" office:value-type="time" office:time-value="PT729H57M10.896754S">
            <text:p>729:57:11</text:p>
          </table:table-cell>
          <table:table-cell table:style-name="ce11" table:formula="oooc:=[.V26]*1.17" office:value-type="float" office:value="12339.7267243627">
            <text:p>12.339,73</text:p>
          </table:table-cell>
          <table:table-cell table:style-name="ce6" table:formula="oooc:=[.W26]*1.45" office:value-type="currency" office:currency="EUR" office:value="4850041.00379803">
            <text:p>4.850.041,00 €</text:p>
          </table:table-cell>
          <table:table-cell table:style-name="ce9" table:formula="oooc:=[.X26]*1.33" office:value-type="time" office:time-value="PT729H57M10.896754S">
            <text:p>729:57:11</text:p>
          </table:table-cell>
          <table:table-cell table:style-name="ce11" table:formula="oooc:=[.Y26]*1.17" office:value-type="float" office:value="12339.7267243627">
            <text:p>12.339,73</text:p>
          </table:table-cell>
          <table:table-cell table:number-columns-repeated="231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6" table:formula="oooc:=[.B27]*1.35" office:value-type="currency" office:currency="EUR" office:value="471321.835534195">
            <text:p>471.321,84 €</text:p>
          </table:table-cell>
          <table:table-cell table:style-name="ce9" table:formula="oooc:=[.C27]*1.25" office:value-type="time" office:time-value="PT130H52M42.07691S">
            <text:p>130:52:42</text:p>
          </table:table-cell>
          <table:table-cell table:style-name="ce11" table:formula="oooc:=[.D27]*1.23" office:value-type="float" office:value="21223.110341944">
            <text:p>21.223,11</text:p>
          </table:table-cell>
          <table:table-cell table:style-name="ce6" table:formula="oooc:=[.E27]*1.37" office:value-type="currency" office:currency="EUR" office:value="837845.916300349">
            <text:p>837.845,92 €</text:p>
          </table:table-cell>
          <table:table-cell table:style-name="ce9" table:formula="oooc:=[.F27]*1.28" office:value-type="time" office:time-value="PT252H45M19.227389S">
            <text:p>252:45:19</text:p>
          </table:table-cell>
          <table:table-cell table:style-name="ce11" table:formula="oooc:=[.G27]*1.2" office:value-type="float" office:value="10016.6027476272">
            <text:p>10.016,60</text:p>
          </table:table-cell>
          <table:table-cell table:style-name="ce6" table:formula="oooc:=[.H27]*1.35" office:value-type="currency" office:currency="EUR" office:value="471321.835534195">
            <text:p>471.321,84 €</text:p>
          </table:table-cell>
          <table:table-cell table:style-name="ce9" table:formula="oooc:=[.I27]*1.27" office:value-type="time" office:time-value="PT196H49M01.886011S">
            <text:p>196:49:02</text:p>
          </table:table-cell>
          <table:table-cell table:style-name="ce11" table:formula="oooc:=[.J27]*1.2" office:value-type="float" office:value="8585.65949796621">
            <text:p>8.585,66</text:p>
          </table:table-cell>
          <table:table-cell table:style-name="ce6" table:formula="oooc:=[.K27]*1.38" office:value-type="currency" office:currency="EUR" office:value="973506.496102121">
            <text:p>973.506,50 €</text:p>
          </table:table-cell>
          <table:table-cell table:style-name="ce9" table:formula="oooc:=[.L27]*1.27" office:value-type="time" office:time-value="PT235H05M13.919402S">
            <text:p>235:05:14</text:p>
          </table:table-cell>
          <table:table-cell table:style-name="ce11" table:formula="oooc:=[.M27]*1.21" office:value-type="float" office:value="13499.948081165">
            <text:p>13.499,95</text:p>
          </table:table-cell>
          <table:table-cell table:style-name="ce6" table:formula="oooc:=[.N27]*1.4" office:value-type="currency" office:currency="EUR" office:value="2789925.33996259">
            <text:p>2.789.925,34 €</text:p>
          </table:table-cell>
          <table:table-cell table:style-name="ce9" table:formula="oooc:=[.O27]*1.29" office:value-type="time" office:time-value="PT363H35M56.685443S">
            <text:p>363:35:57</text:p>
          </table:table-cell>
          <table:table-cell table:style-name="ce11" table:formula="oooc:=[.P27]*1.2" office:value-type="float" office:value="22418.1109113562">
            <text:p>22.418,11</text:p>
          </table:table-cell>
          <table:table-cell table:style-name="ce6" table:formula="oooc:=[.Q27]*1.39" office:value-type="currency" office:currency="EUR" office:value="1128473.23001963">
            <text:p>1.128.473,23 €</text:p>
          </table:table-cell>
          <table:table-cell table:style-name="ce9" table:formula="oooc:=[.R27]*1.29" office:value-type="time" office:time-value="PT331H16M44.98007S">
            <text:p>331:16:45</text:p>
          </table:table-cell>
          <table:table-cell table:style-name="ce11" table:formula="oooc:=[.S27]*1.19" office:value-type="float" office:value="8512.68807232041">
            <text:p>8.512,69</text:p>
          </table:table-cell>
          <table:table-cell table:style-name="ce6" table:formula="oooc:=[.T27]*1.45" office:value-type="currency" office:currency="EUR" office:value="7032559.45550715">
            <text:p>7.032.559,46 €</text:p>
          </table:table-cell>
          <table:table-cell table:style-name="ce9" table:formula="oooc:=[.U27]*1.33" office:value-type="time" office:time-value="PT970H50M15.092683S">
            <text:p>970:50:15</text:p>
          </table:table-cell>
          <table:table-cell table:style-name="ce11" table:formula="oooc:=[.V27]*1.17" office:value-type="float" office:value="14437.4802675043">
            <text:p>14.437,48</text:p>
          </table:table-cell>
          <table:table-cell table:style-name="ce6" table:formula="oooc:=[.W27]*1.45" office:value-type="currency" office:currency="EUR" office:value="7032559.45550715">
            <text:p>7.032.559,46 €</text:p>
          </table:table-cell>
          <table:table-cell table:style-name="ce9" table:formula="oooc:=[.X27]*1.33" office:value-type="time" office:time-value="PT970H50M15.092683S">
            <text:p>970:50:15</text:p>
          </table:table-cell>
          <table:table-cell table:style-name="ce11" table:formula="oooc:=[.Y27]*1.17" office:value-type="float" office:value="14437.4802675043">
            <text:p>14.437,48</text:p>
          </table:table-cell>
          <table:table-cell table:number-columns-repeated="231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6" table:formula="oooc:=[.B28]*1.35" office:value-type="currency" office:currency="EUR" office:value="636284.477971163">
            <text:p>636.284,48 €</text:p>
          </table:table-cell>
          <table:table-cell table:style-name="ce9" table:formula="oooc:=[.C28]*1.25" office:value-type="time" office:time-value="PT163H35M52.596138S">
            <text:p>163:35:53</text:p>
          </table:table-cell>
          <table:table-cell table:style-name="ce11" table:formula="oooc:=[.D28]*1.23" office:value-type="float" office:value="26104.4257205911">
            <text:p>26.104,43</text:p>
          </table:table-cell>
          <table:table-cell table:style-name="ce6" table:formula="oooc:=[.E28]*1.37" office:value-type="currency" office:currency="EUR" office:value="1147848.90533148">
            <text:p>1.147.848,91 €</text:p>
          </table:table-cell>
          <table:table-cell table:style-name="ce9" table:formula="oooc:=[.F28]*1.28" office:value-type="time" office:time-value="PT323H31M36.611058S">
            <text:p>323:31:37</text:p>
          </table:table-cell>
          <table:table-cell table:style-name="ce11" table:formula="oooc:=[.G28]*1.2" office:value-type="float" office:value="12019.9232971527">
            <text:p>12.019,92</text:p>
          </table:table-cell>
          <table:table-cell table:style-name="ce6" table:formula="oooc:=[.H28]*1.35" office:value-type="currency" office:currency="EUR" office:value="636284.477971163">
            <text:p>636.284,48 €</text:p>
          </table:table-cell>
          <table:table-cell table:style-name="ce9" table:formula="oooc:=[.I28]*1.27" office:value-type="time" office:time-value="PT249H57M28.195234S">
            <text:p>249:57:28</text:p>
          </table:table-cell>
          <table:table-cell table:style-name="ce11" table:formula="oooc:=[.J28]*1.2" office:value-type="float" office:value="10302.7913975594">
            <text:p>10.302,79</text:p>
          </table:table-cell>
          <table:table-cell table:style-name="ce6" table:formula="oooc:=[.K28]*1.38" office:value-type="currency" office:currency="EUR" office:value="1343438.96462093">
            <text:p>1.343.438,96 €</text:p>
          </table:table-cell>
          <table:table-cell table:style-name="ce9" table:formula="oooc:=[.L28]*1.27" office:value-type="time" office:time-value="PT298H33M38.67764S">
            <text:p>298:33:39</text:p>
          </table:table-cell>
          <table:table-cell table:style-name="ce11" table:formula="oooc:=[.M28]*1.21" office:value-type="float" office:value="16334.9371782096">
            <text:p>16.334,94</text:p>
          </table:table-cell>
          <table:table-cell table:style-name="ce6" table:formula="oooc:=[.N28]*1.4" office:value-type="currency" office:currency="EUR" office:value="3905895.47594763">
            <text:p>3.905.895,48 €</text:p>
          </table:table-cell>
          <table:table-cell table:style-name="ce9" table:formula="oooc:=[.O28]*1.29" office:value-type="time" office:time-value="PT469H02M34.124222S">
            <text:p>469:02:34</text:p>
          </table:table-cell>
          <table:table-cell table:style-name="ce11" table:formula="oooc:=[.P28]*1.2" office:value-type="float" office:value="26901.7330936274">
            <text:p>26.901,73</text:p>
          </table:table-cell>
          <table:table-cell table:style-name="ce6" table:formula="oooc:=[.Q28]*1.39" office:value-type="currency" office:currency="EUR" office:value="1568577.78972728">
            <text:p>1.568.577,79 €</text:p>
          </table:table-cell>
          <table:table-cell table:style-name="ce9" table:formula="oooc:=[.R28]*1.29" office:value-type="time" office:time-value="PT427H21M00.424291S">
            <text:p>427:21:00</text:p>
          </table:table-cell>
          <table:table-cell table:style-name="ce11" table:formula="oooc:=[.S28]*1.19" office:value-type="float" office:value="10130.0988060613">
            <text:p>10.130,10</text:p>
          </table:table-cell>
          <table:table-cell table:style-name="ce6" table:formula="oooc:=[.T28]*1.45" office:value-type="currency" office:currency="EUR" office:value="10197211.2104854">
            <text:p>10.197.211,21 €</text:p>
          </table:table-cell>
          <table:table-cell table:style-name="ce9" table:formula="oooc:=[.U28]*1.33" office:value-type="time" office:time-value="PT1291H12M50.073268S">
            <text:p>1291:12:50</text:p>
          </table:table-cell>
          <table:table-cell table:style-name="ce11" table:formula="oooc:=[.V28]*1.17" office:value-type="float" office:value="16891.8519129801">
            <text:p>16.891,85</text:p>
          </table:table-cell>
          <table:table-cell table:style-name="ce6" table:formula="oooc:=[.W28]*1.45" office:value-type="currency" office:currency="EUR" office:value="10197211.2104854">
            <text:p>10.197.211,21 €</text:p>
          </table:table-cell>
          <table:table-cell table:style-name="ce9" table:formula="oooc:=[.X28]*1.33" office:value-type="time" office:time-value="PT1291H12M50.073268S">
            <text:p>1291:12:50</text:p>
          </table:table-cell>
          <table:table-cell table:style-name="ce11" table:formula="oooc:=[.Y28]*1.17" office:value-type="float" office:value="16891.8519129801">
            <text:p>16.891,85</text:p>
          </table:table-cell>
          <table:table-cell table:number-columns-repeated="231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table:formula="oooc:=[.B29]*1.35" office:value-type="currency" office:currency="EUR" office:value="858984.04526107">
            <text:p>858.984,05 €</text:p>
          </table:table-cell>
          <table:table-cell table:style-name="ce9" table:formula="oooc:=[.C29]*1.25" office:value-type="time" office:time-value="PT204H29M50.745172S">
            <text:p>204:29:51</text:p>
          </table:table-cell>
          <table:table-cell table:style-name="ce11" table:formula="oooc:=[.D29]*1.23" office:value-type="float" office:value="32108.4436363271">
            <text:p>32.108,44</text:p>
          </table:table-cell>
          <table:table-cell table:style-name="ce6" table:formula="oooc:=[.E29]*1.37" office:value-type="currency" office:currency="EUR" office:value="1572553.00030413">
            <text:p>1.572.553,00 €</text:p>
          </table:table-cell>
          <table:table-cell table:style-name="ce9" table:formula="oooc:=[.F29]*1.28" office:value-type="time" office:time-value="PT414H06M51.662154S">
            <text:p>414:06:52</text:p>
          </table:table-cell>
          <table:table-cell table:style-name="ce11" table:formula="oooc:=[.G29]*1.2" office:value-type="float" office:value="14423.9079565832">
            <text:p>14.423,91</text:p>
          </table:table-cell>
          <table:table-cell table:style-name="ce6" table:formula="oooc:=[.H29]*1.35" office:value-type="currency" office:currency="EUR" office:value="858984.04526107">
            <text:p>858.984,05 €</text:p>
          </table:table-cell>
          <table:table-cell table:style-name="ce9" table:formula="oooc:=[.I29]*1.27" office:value-type="time" office:time-value="PT317H26M47.207947S">
            <text:p>317:26:47</text:p>
          </table:table-cell>
          <table:table-cell table:style-name="ce11" table:formula="oooc:=[.J29]*1.2" office:value-type="float" office:value="12363.3496770713">
            <text:p>12.363,35</text:p>
          </table:table-cell>
          <table:table-cell table:style-name="ce6" table:formula="oooc:=[.K29]*1.38" office:value-type="currency" office:currency="EUR" office:value="1853945.77117688">
            <text:p>1.853.945,77 €</text:p>
          </table:table-cell>
          <table:table-cell table:style-name="ce9" table:formula="oooc:=[.L29]*1.27" office:value-type="time" office:time-value="PT379H10M19.720603S">
            <text:p>379:10:20</text:p>
          </table:table-cell>
          <table:table-cell table:style-name="ce11" table:formula="oooc:=[.M29]*1.21" office:value-type="float" office:value="19765.2739856336">
            <text:p>19.765,27</text:p>
          </table:table-cell>
          <table:table-cell table:style-name="ce6" table:formula="oooc:=[.N29]*1.4" office:value-type="currency" office:currency="EUR" office:value="5468253.66632669">
            <text:p>5.468.253,67 €</text:p>
          </table:table-cell>
          <table:table-cell table:style-name="ce9" table:formula="oooc:=[.O29]*1.29" office:value-type="time" office:time-value="PT605H03M54.820246S">
            <text:p>605:03:55</text:p>
          </table:table-cell>
          <table:table-cell table:style-name="ce11" table:formula="oooc:=[.P29]*1.2" office:value-type="float" office:value="32282.0797123529">
            <text:p>32.282,08</text:p>
          </table:table-cell>
          <table:table-cell table:style-name="ce6" table:formula="oooc:=[.Q29]*1.39" office:value-type="currency" office:currency="EUR" office:value="2180323.12772092">
            <text:p>2.180.323,13 €</text:p>
          </table:table-cell>
          <table:table-cell table:style-name="ce9" table:formula="oooc:=[.R29]*1.29" office:value-type="time" office:time-value="PT551H16M53.947335S">
            <text:p>551:16:54</text:p>
          </table:table-cell>
          <table:table-cell table:style-name="ce11" table:formula="oooc:=[.S29]*1.19" office:value-type="float" office:value="12054.8175792129">
            <text:p>12.054,82</text:p>
          </table:table-cell>
          <table:table-cell table:style-name="ce6" table:formula="oooc:=[.T29]*1.45" office:value-type="currency" office:currency="EUR" office:value="14785956.2552038">
            <text:p>14.785.956,26 €</text:p>
          </table:table-cell>
          <table:table-cell table:style-name="ce9" table:formula="oooc:=[.U29]*1.33" office:value-type="time" office:time-value="PT1717H18M52.197446S">
            <text:p>1717:18:52</text:p>
          </table:table-cell>
          <table:table-cell table:style-name="ce11" table:formula="oooc:=[.V29]*1.17" office:value-type="float" office:value="19763.4667381867">
            <text:p>19.763,47</text:p>
          </table:table-cell>
          <table:table-cell table:style-name="ce6" table:formula="oooc:=[.W29]*1.45" office:value-type="currency" office:currency="EUR" office:value="14785956.2552038">
            <text:p>14.785.956,26 €</text:p>
          </table:table-cell>
          <table:table-cell table:style-name="ce9" table:formula="oooc:=[.X29]*1.33" office:value-type="time" office:time-value="PT1717H18M52.197446S">
            <text:p>1717:18:52</text:p>
          </table:table-cell>
          <table:table-cell table:style-name="ce11" table:formula="oooc:=[.Y29]*1.17" office:value-type="float" office:value="19763.4667381867">
            <text:p>19.763,47</text:p>
          </table:table-cell>
          <table:table-cell table:number-columns-repeated="231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table:formula="oooc:=[.B30]*1.35" office:value-type="currency" office:currency="EUR" office:value="1159628.46110244">
            <text:p>1.159.628,46 €</text:p>
          </table:table-cell>
          <table:table-cell table:style-name="ce9" table:formula="oooc:=[.C30]*1.25" office:value-type="time" office:time-value="PT255H37M18.431465S">
            <text:p>255:37:18</text:p>
          </table:table-cell>
          <table:table-cell table:style-name="ce11" table:formula="oooc:=[.D30]*1.23" office:value-type="float" office:value="39493.3856726823">
            <text:p>39.493,39</text:p>
          </table:table-cell>
          <table:table-cell table:style-name="ce6" table:formula="oooc:=[.E30]*1.37" office:value-type="currency" office:currency="EUR" office:value="2154397.61041665">
            <text:p>2.154.397,61 €</text:p>
          </table:table-cell>
          <table:table-cell table:style-name="ce9" table:formula="oooc:=[.F30]*1.28" office:value-type="time" office:time-value="PT530H03M58.927558S">
            <text:p>530:03:59</text:p>
          </table:table-cell>
          <table:table-cell table:style-name="ce11" table:formula="oooc:=[.G30]*1.2" office:value-type="float" office:value="17308.6895478999">
            <text:p>17.308,69</text:p>
          </table:table-cell>
          <table:table-cell table:style-name="ce6" table:formula="oooc:=[.H30]*1.35" office:value-type="currency" office:currency="EUR" office:value="1159628.46110244">
            <text:p>1.159.628,46 €</text:p>
          </table:table-cell>
          <table:table-cell table:style-name="ce9" table:formula="oooc:=[.I30]*1.27" office:value-type="time" office:time-value="PT403H09M25.154093S">
            <text:p>403:09:25</text:p>
          </table:table-cell>
          <table:table-cell table:style-name="ce11" table:formula="oooc:=[.J30]*1.2" office:value-type="float" office:value="14836.0196124856">
            <text:p>14.836,02</text:p>
          </table:table-cell>
          <table:table-cell table:style-name="ce6" table:formula="oooc:=[.K30]*1.38" office:value-type="currency" office:currency="EUR" office:value="2558445.16422409">
            <text:p>2.558.445,16 €</text:p>
          </table:table-cell>
          <table:table-cell table:style-name="ce9" table:formula="oooc:=[.L30]*1.27" office:value-type="time" office:time-value="PT481H32M55.045166S">
            <text:p>481:32:55</text:p>
          </table:table-cell>
          <table:table-cell table:style-name="ce11" table:formula="oooc:=[.M30]*1.21" office:value-type="float" office:value="23915.9815226167">
            <text:p>23.915,98</text:p>
          </table:table-cell>
          <table:table-cell table:style-name="ce6" table:formula="oooc:=[.N30]*1.4" office:value-type="currency" office:currency="EUR" office:value="7655555.13285736">
            <text:p>7.655.555,13 €</text:p>
          </table:table-cell>
          <table:table-cell table:style-name="ce9" table:formula="oooc:=[.O30]*1.29" office:value-type="time" office:time-value="PT780H32M02.918117S">
            <text:p>780:32:03</text:p>
          </table:table-cell>
          <table:table-cell table:style-name="ce11" table:formula="oooc:=[.P30]*1.2" office:value-type="float" office:value="38738.4956548235">
            <text:p>38.738,50</text:p>
          </table:table-cell>
          <table:table-cell table:style-name="ce6" table:formula="oooc:=[.Q30]*1.39" office:value-type="currency" office:currency="EUR" office:value="3030649.14753208">
            <text:p>3.030.649,15 €</text:p>
          </table:table-cell>
          <table:table-cell table:style-name="ce9" table:formula="oooc:=[.R30]*1.29" office:value-type="time" office:time-value="PT711H09M11.992062S">
            <text:p>711:09:12</text:p>
          </table:table-cell>
          <table:table-cell table:style-name="ce11" table:formula="oooc:=[.S30]*1.19" office:value-type="float" office:value="14345.2329192634">
            <text:p>14.345,23</text:p>
          </table:table-cell>
          <table:table-cell table:style-name="ce6" table:formula="oooc:=[.T30]*1.45" office:value-type="currency" office:currency="EUR" office:value="21439636.5700455">
            <text:p>21.439.636,57 €</text:p>
          </table:table-cell>
          <table:table-cell table:style-name="ce9" table:formula="oooc:=[.U30]*1.33" office:value-type="time" office:time-value="PT2284H01M41.822604S">
            <text:p>2284:01:42</text:p>
          </table:table-cell>
          <table:table-cell table:style-name="ce11" table:formula="oooc:=[.V30]*1.17" office:value-type="float" office:value="23123.2560836784">
            <text:p>23.123,26</text:p>
          </table:table-cell>
          <table:table-cell table:style-name="ce6" table:formula="oooc:=[.W30]*1.45" office:value-type="currency" office:currency="EUR" office:value="21439636.5700455">
            <text:p>21.439.636,57 €</text:p>
          </table:table-cell>
          <table:table-cell table:style-name="ce9" table:formula="oooc:=[.X30]*1.33" office:value-type="time" office:time-value="PT2284H01M41.822604S">
            <text:p>2284:01:42</text:p>
          </table:table-cell>
          <table:table-cell table:style-name="ce11" table:formula="oooc:=[.Y30]*1.17" office:value-type="float" office:value="23123.2560836784">
            <text:p>23.123,26</text:p>
          </table:table-cell>
          <table:table-cell table:number-columns-repeated="231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6" table:formula="oooc:=[.B31]*1.35" office:value-type="currency" office:currency="EUR" office:value="1565498.4224883">
            <text:p>1.565.498,42 €</text:p>
          </table:table-cell>
          <table:table-cell table:style-name="ce9" table:formula="oooc:=[.C31]*1.25" office:value-type="time" office:time-value="PT319H31M38.039332S">
            <text:p>319:31:38</text:p>
          </table:table-cell>
          <table:table-cell table:style-name="ce11" table:formula="oooc:=[.D31]*1.23" office:value-type="float" office:value="48576.8643773993">
            <text:p>48.576,86</text:p>
          </table:table-cell>
          <table:table-cell table:style-name="ce6" table:formula="oooc:=[.E31]*1.37" office:value-type="currency" office:currency="EUR" office:value="2951524.72627081">
            <text:p>2.951.524,73 €</text:p>
          </table:table-cell>
          <table:table-cell table:style-name="ce9" table:formula="oooc:=[.F31]*1.28" office:value-type="time" office:time-value="PT678H29M05.827274S">
            <text:p>678:29:06</text:p>
          </table:table-cell>
          <table:table-cell table:style-name="ce11" table:formula="oooc:=[.G31]*1.2" office:value-type="float" office:value="20770.4274574798">
            <text:p>20.770,43</text:p>
          </table:table-cell>
          <table:table-cell table:style-name="ce6" table:formula="oooc:=[.H31]*1.35" office:value-type="currency" office:currency="EUR" office:value="1565498.4224883">
            <text:p>1.565.498,42 €</text:p>
          </table:table-cell>
          <table:table-cell table:style-name="ce9" table:formula="oooc:=[.I31]*1.27" office:value-type="time" office:time-value="PT512H00M33.745698S">
            <text:p>512:00:34</text:p>
          </table:table-cell>
          <table:table-cell table:style-name="ce11" table:formula="oooc:=[.J31]*1.2" office:value-type="float" office:value="17803.2235349827">
            <text:p>17.803,22</text:p>
          </table:table-cell>
          <table:table-cell table:style-name="ce6" table:formula="oooc:=[.K31]*1.38" office:value-type="currency" office:currency="EUR" office:value="3530654.32662925">
            <text:p>3.530.654,33 €</text:p>
          </table:table-cell>
          <table:table-cell table:style-name="ce9" table:formula="oooc:=[.L31]*1.27" office:value-type="time" office:time-value="PT611H34M00.307361S">
            <text:p>611:34:00</text:p>
          </table:table-cell>
          <table:table-cell table:style-name="ce11" table:formula="oooc:=[.M31]*1.21" office:value-type="float" office:value="28938.3376423662">
            <text:p>28.938,34</text:p>
          </table:table-cell>
          <table:table-cell table:style-name="ce6" table:formula="oooc:=[.N31]*1.4" office:value-type="currency" office:currency="EUR" office:value="10717777.1860003">
            <text:p>10.717.777,19 €</text:p>
          </table:table-cell>
          <table:table-cell table:style-name="ce9" table:formula="oooc:=[.O31]*1.29" office:value-type="time" office:time-value="PT1006H53M20.564371S">
            <text:p>1006:53:21</text:p>
          </table:table-cell>
          <table:table-cell table:style-name="ce11" table:formula="oooc:=[.P31]*1.2" office:value-type="float" office:value="46486.1947857882">
            <text:p>46.486,19</text:p>
          </table:table-cell>
          <table:table-cell table:style-name="ce6" table:formula="oooc:=[.Q31]*1.39" office:value-type="currency" office:currency="EUR" office:value="4212602.31506959">
            <text:p>4.212.602,32 €</text:p>
          </table:table-cell>
          <table:table-cell table:style-name="ce9" table:formula="oooc:=[.R31]*1.29" office:value-type="time" office:time-value="PT917H23M16.069761S">
            <text:p>917:23:16</text:p>
          </table:table-cell>
          <table:table-cell table:style-name="ce11" table:formula="oooc:=[.S31]*1.19" office:value-type="float" office:value="17070.8271739234">
            <text:p>17.070,83</text:p>
          </table:table-cell>
          <table:table-cell table:style-name="ce6" table:formula="oooc:=[.T31]*1.45" office:value-type="currency" office:currency="EUR" office:value="31087473.0265659">
            <text:p>31.087.473,03 €</text:p>
          </table:table-cell>
          <table:table-cell table:style-name="ce9" table:formula="oooc:=[.U31]*1.33" office:value-type="time" office:time-value="PT3037H45M27.424063S">
            <text:p>3037:45:27</text:p>
          </table:table-cell>
          <table:table-cell table:style-name="ce11" table:formula="oooc:=[.V31]*1.17" office:value-type="float" office:value="27054.2096179037">
            <text:p>27.054,21</text:p>
          </table:table-cell>
          <table:table-cell table:style-name="ce6" table:formula="oooc:=[.W31]*1.45" office:value-type="currency" office:currency="EUR" office:value="31087473.0265659">
            <text:p>31.087.473,03 €</text:p>
          </table:table-cell>
          <table:table-cell table:style-name="ce9" table:formula="oooc:=[.X31]*1.33" office:value-type="time" office:time-value="PT3037H45M27.424063S">
            <text:p>3037:45:27</text:p>
          </table:table-cell>
          <table:table-cell table:style-name="ce11" table:formula="oooc:=[.Y31]*1.17" office:value-type="float" office:value="27054.2096179037">
            <text:p>27.054,21</text:p>
          </table:table-cell>
          <table:table-cell table:number-columns-repeated="231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6" table:formula="oooc:=[.B32]*1.35" office:value-type="currency" office:currency="EUR" office:value="2113422.8703592">
            <text:p>2.113.422,87 €</text:p>
          </table:table-cell>
          <table:table-cell table:style-name="ce9" table:formula="oooc:=[.C32]*1.25" office:value-type="time" office:time-value="PT399H24M32.549164S">
            <text:p>399:24:33</text:p>
          </table:table-cell>
          <table:table-cell table:style-name="ce11" table:formula="oooc:=[.D32]*1.23" office:value-type="float" office:value="59749.5431842011">
            <text:p>59.749,54</text:p>
          </table:table-cell>
          <table:table-cell table:style-name="ce6" table:formula="oooc:=[.E32]*1.37" office:value-type="currency" office:currency="EUR" office:value="4043588.87499102">
            <text:p>4.043.588,87 €</text:p>
          </table:table-cell>
          <table:table-cell table:style-name="ce9" table:formula="oooc:=[.F32]*1.28" office:value-type="time" office:time-value="PT868H27M38.65891S">
            <text:p>868:27:39</text:p>
          </table:table-cell>
          <table:table-cell table:style-name="ce11" table:formula="oooc:=[.G32]*1.2" office:value-type="float" office:value="24924.5129489758">
            <text:p>24.924,51</text:p>
          </table:table-cell>
          <table:table-cell table:style-name="ce6" table:formula="oooc:=[.H32]*1.35" office:value-type="currency" office:currency="EUR" office:value="2113422.8703592">
            <text:p>2.113.422,87 €</text:p>
          </table:table-cell>
          <table:table-cell table:style-name="ce9" table:formula="oooc:=[.I32]*1.27" office:value-type="time" office:time-value="PT650H15M06.857036S">
            <text:p>650:15:07</text:p>
          </table:table-cell>
          <table:table-cell table:style-name="ce11" table:formula="oooc:=[.J32]*1.2" office:value-type="float" office:value="21363.8682419793">
            <text:p>21.363,87</text:p>
          </table:table-cell>
          <table:table-cell table:style-name="ce6" table:formula="oooc:=[.K32]*1.38" office:value-type="currency" office:currency="EUR" office:value="4872302.97074836">
            <text:p>4.872.302,97 €</text:p>
          </table:table-cell>
          <table:table-cell table:style-name="ce9" table:formula="oooc:=[.L32]*1.27" office:value-type="time" office:time-value="PT776H41M23.190348S">
            <text:p>776:41:23</text:p>
          </table:table-cell>
          <table:table-cell table:style-name="ce11" table:formula="oooc:=[.M32]*1.21" office:value-type="float" office:value="35015.3885472631">
            <text:p>35.015,39</text:p>
          </table:table-cell>
          <table:table-cell table:style-name="ce6" table:formula="oooc:=[.N32]*1.4" office:value-type="currency" office:currency="EUR" office:value="15004888.0604004">
            <text:p>15.004.888,06 €</text:p>
          </table:table-cell>
          <table:table-cell table:style-name="ce9" table:formula="oooc:=[.O32]*1.29" office:value-type="time" office:time-value="PT1298H53M12.728039S">
            <text:p>1298:53:13</text:p>
          </table:table-cell>
          <table:table-cell table:style-name="ce11" table:formula="oooc:=[.P32]*1.2" office:value-type="float" office:value="55783.4337429459">
            <text:p>55.783,43</text:p>
          </table:table-cell>
          <table:table-cell table:style-name="ce6" table:formula="oooc:=[.Q32]*1.39" office:value-type="currency" office:currency="EUR" office:value="5855517.21794674">
            <text:p>5.855.517,22 €</text:p>
          </table:table-cell>
          <table:table-cell table:style-name="ce9" table:formula="oooc:=[.R32]*1.29" office:value-type="time" office:time-value="PT1183H25M48.929991S">
            <text:p>1183:25:49</text:p>
          </table:table-cell>
          <table:table-cell table:style-name="ce11" table:formula="oooc:=[.S32]*1.19" office:value-type="float" office:value="20314.2843369689">
            <text:p>20.314,28</text:p>
          </table:table-cell>
          <table:table-cell table:style-name="ce6" table:formula="oooc:=[.T32]*1.45" office:value-type="currency" office:currency="EUR" office:value="45076835.8885206">
            <text:p>45.076.835,89 €</text:p>
          </table:table-cell>
          <table:table-cell table:style-name="ce9" table:formula="oooc:=[.U32]*1.33" office:value-type="time" office:time-value="PT4040H13M03.474004S">
            <text:p>4040:13:03</text:p>
          </table:table-cell>
          <table:table-cell table:style-name="ce11" table:formula="oooc:=[.V32]*1.17" office:value-type="float" office:value="31653.4252529474">
            <text:p>31.653,43</text:p>
          </table:table-cell>
          <table:table-cell table:style-name="ce6" table:formula="oooc:=[.W32]*1.45" office:value-type="currency" office:currency="EUR" office:value="45076835.8885206">
            <text:p>45.076.835,89 €</text:p>
          </table:table-cell>
          <table:table-cell table:style-name="ce9" table:formula="oooc:=[.X32]*1.33" office:value-type="time" office:time-value="PT4040H13M03.474004S">
            <text:p>4040:13:03</text:p>
          </table:table-cell>
          <table:table-cell table:style-name="ce11" table:formula="oooc:=[.Y32]*1.17" office:value-type="float" office:value="31653.4252529474">
            <text:p>31.653,43</text:p>
          </table:table-cell>
          <table:table-cell table:number-columns-repeated="231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6" table:formula="oooc:=[.B33]*1.35" office:value-type="currency" office:currency="EUR" office:value="2853120.87498493">
            <text:p>2.853.120,87 €</text:p>
          </table:table-cell>
          <table:table-cell table:style-name="ce9" table:formula="oooc:=[.C33]*1.25" office:value-type="time" office:time-value="PT499H15M40.686456S">
            <text:p>499:15:41</text:p>
          </table:table-cell>
          <table:table-cell table:style-name="ce11" table:formula="oooc:=[.D33]*1.23" office:value-type="float" office:value="73491.9381165674">
            <text:p>73.491,94</text:p>
          </table:table-cell>
          <table:table-cell table:style-name="ce6" table:formula="oooc:=[.E33]*1.37" office:value-type="currency" office:currency="EUR" office:value="5539716.75873769">
            <text:p>5.539.716,76 €</text:p>
          </table:table-cell>
          <table:table-cell table:style-name="ce9" table:formula="oooc:=[.F33]*1.28" office:value-type="time" office:time-value="PT1111H37M47.083405S">
            <text:p>1111:37:47</text:p>
          </table:table-cell>
          <table:table-cell table:style-name="ce11" table:formula="oooc:=[.G33]*1.2" office:value-type="float" office:value="29909.415538771">
            <text:p>29.909,42</text:p>
          </table:table-cell>
          <table:table-cell table:style-name="ce6" table:formula="oooc:=[.H33]*1.35" office:value-type="currency" office:currency="EUR" office:value="2853120.87498493">
            <text:p>2.853.120,87 €</text:p>
          </table:table-cell>
          <table:table-cell table:style-name="ce9" table:formula="oooc:=[.I33]*1.27" office:value-type="time" office:time-value="PT825H49M11.708436S">
            <text:p>825:49:12</text:p>
          </table:table-cell>
          <table:table-cell table:style-name="ce11" table:formula="oooc:=[.J33]*1.2" office:value-type="float" office:value="25636.6418903751">
            <text:p>25.636,64</text:p>
          </table:table-cell>
          <table:table-cell table:style-name="ce6" table:formula="oooc:=[.K33]*1.38" office:value-type="currency" office:currency="EUR" office:value="6723778.09963274">
            <text:p>6.723.778,10 €</text:p>
          </table:table-cell>
          <table:table-cell table:style-name="ce9" table:formula="oooc:=[.L33]*1.27" office:value-type="time" office:time-value="PT986H23M45.651742S">
            <text:p>986:23:46</text:p>
          </table:table-cell>
          <table:table-cell table:style-name="ce11" table:formula="oooc:=[.M33]*1.21" office:value-type="float" office:value="42368.6201421883">
            <text:p>42.368,62</text:p>
          </table:table-cell>
          <table:table-cell table:style-name="ce6" table:formula="oooc:=[.N33]*1.4" office:value-type="currency" office:currency="EUR" office:value="21006843.2845606">
            <text:p>21.006.843,28 €</text:p>
          </table:table-cell>
          <table:table-cell table:style-name="ce9" table:formula="oooc:=[.O33]*1.29" office:value-type="time" office:time-value="PT1675H33M50.61917S">
            <text:p>1675:33:51</text:p>
          </table:table-cell>
          <table:table-cell table:style-name="ce11" table:formula="oooc:=[.P33]*1.2" office:value-type="float" office:value="66940.120491535">
            <text:p>66.940,12</text:p>
          </table:table-cell>
          <table:table-cell table:style-name="ce6" table:formula="oooc:=[.Q33]*1.39" office:value-type="currency" office:currency="EUR" office:value="8139168.93294596">
            <text:p>8.139.168,93 €</text:p>
          </table:table-cell>
          <table:table-cell table:style-name="ce9" table:formula="oooc:=[.R33]*1.29" office:value-type="time" office:time-value="PT1526H37M30.119689S">
            <text:p>1526:37:30</text:p>
          </table:table-cell>
          <table:table-cell table:style-name="ce11" table:formula="oooc:=[.S33]*1.19" office:value-type="float" office:value="24173.998360993">
            <text:p>24.174,00</text:p>
          </table:table-cell>
          <table:table-cell table:style-name="ce6" table:formula="oooc:=[.T33]*1.45" office:value-type="currency" office:currency="EUR" office:value="65361412.0383549">
            <text:p>65.361.412,04 €</text:p>
          </table:table-cell>
          <table:table-cell table:style-name="ce9" table:formula="oooc:=[.U33]*1.33" office:value-type="time" office:time-value="PT5373H29M22.020425S">
            <text:p>5373:29:22</text:p>
          </table:table-cell>
          <table:table-cell table:style-name="ce11" table:formula="oooc:=[.V33]*1.17" office:value-type="float" office:value="37034.5075459484">
            <text:p>37.034,51</text:p>
          </table:table-cell>
          <table:table-cell table:style-name="ce6" table:formula="oooc:=[.W33]*1.45" office:value-type="currency" office:currency="EUR" office:value="65361412.0383549">
            <text:p>65.361.412,04 €</text:p>
          </table:table-cell>
          <table:table-cell table:style-name="ce9" table:formula="oooc:=[.X33]*1.33" office:value-type="time" office:time-value="PT5373H29M22.020425S">
            <text:p>5373:29:22</text:p>
          </table:table-cell>
          <table:table-cell table:style-name="ce11" table:formula="oooc:=[.Y33]*1.17" office:value-type="float" office:value="37034.5075459484">
            <text:p>37.034,51</text:p>
          </table:table-cell>
          <table:table-cell table:number-columns-repeated="231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6" table:formula="oooc:=[.B34]*1.35" office:value-type="currency" office:currency="EUR" office:value="3851713.18122965">
            <text:p>3.851.713,18 €</text:p>
          </table:table-cell>
          <table:table-cell table:style-name="ce9" table:formula="oooc:=[.C34]*1.25" office:value-type="time" office:time-value="PT624H04M35.858069S">
            <text:p>624:04:36</text:p>
          </table:table-cell>
          <table:table-cell table:style-name="ce11" table:formula="oooc:=[.D34]*1.23" office:value-type="float" office:value="90395.0838833779">
            <text:p>90.395,08</text:p>
          </table:table-cell>
          <table:table-cell table:style-name="ce6" table:formula="oooc:=[.E34]*1.37" office:value-type="currency" office:currency="EUR" office:value="7589411.95947064">
            <text:p>7.589.411,96 €</text:p>
          </table:table-cell>
          <table:table-cell table:style-name="ce9" table:formula="oooc:=[.F34]*1.28" office:value-type="time" office:time-value="PT1422H53M09.866759S">
            <text:p>1422:53:10</text:p>
          </table:table-cell>
          <table:table-cell table:style-name="ce11" table:formula="oooc:=[.G34]*1.2" office:value-type="float" office:value="35891.2986465252">
            <text:p>35.891,30</text:p>
          </table:table-cell>
          <table:table-cell table:style-name="ce6" table:formula="oooc:=[.H34]*1.35" office:value-type="currency" office:currency="EUR" office:value="3851713.18122965">
            <text:p>3.851.713,18 €</text:p>
          </table:table-cell>
          <table:table-cell table:style-name="ce9" table:formula="oooc:=[.I34]*1.27" office:value-type="time" office:time-value="PT1048H47M28.669713S">
            <text:p>1048:47:29</text:p>
          </table:table-cell>
          <table:table-cell table:style-name="ce11" table:formula="oooc:=[.J34]*1.2" office:value-type="float" office:value="30763.9702684501">
            <text:p>30.763,97</text:p>
          </table:table-cell>
          <table:table-cell table:style-name="ce6" table:formula="oooc:=[.K34]*1.38" office:value-type="currency" office:currency="EUR" office:value="9278813.77749318">
            <text:p>9.278.813,78 €</text:p>
          </table:table-cell>
          <table:table-cell table:style-name="ce9" table:formula="oooc:=[.L34]*1.27" office:value-type="time" office:time-value="PT1252H43M22.577713S">
            <text:p>1252:43:23</text:p>
          </table:table-cell>
          <table:table-cell table:style-name="ce11" table:formula="oooc:=[.M34]*1.21" office:value-type="float" office:value="51266.0303720479">
            <text:p>51.266,03</text:p>
          </table:table-cell>
          <table:table-cell table:style-name="ce6" table:formula="oooc:=[.N34]*1.4" office:value-type="currency" office:currency="EUR" office:value="29409580.5983848">
            <text:p>29.409.580,60 €</text:p>
          </table:table-cell>
          <table:table-cell table:style-name="ce9" table:formula="oooc:=[.O34]*1.29" office:value-type="time" office:time-value="PT2161H28M39.49873S">
            <text:p>2161:28:39</text:p>
          </table:table-cell>
          <table:table-cell table:style-name="ce11" table:formula="oooc:=[.P34]*1.2" office:value-type="float" office:value="80328.144589842">
            <text:p>80.328,14</text:p>
          </table:table-cell>
          <table:table-cell table:style-name="ce6" table:formula="oooc:=[.Q34]*1.39" office:value-type="currency" office:currency="EUR" office:value="11313444.8167949">
            <text:p>11.313.444,82 €</text:p>
          </table:table-cell>
          <table:table-cell table:style-name="ce9" table:formula="oooc:=[.R34]*1.29" office:value-type="time" office:time-value="PT1969H20M46.654398S">
            <text:p>1969:20:47</text:p>
          </table:table-cell>
          <table:table-cell table:style-name="ce11" table:formula="oooc:=[.S34]*1.19" office:value-type="float" office:value="28767.0580495816">
            <text:p>28.767,06</text:p>
          </table:table-cell>
          <table:table-cell table:style-name="ce6" table:formula="oooc:=[.T34]*1.45" office:value-type="currency" office:currency="EUR" office:value="94774047.4556146">
            <text:p>94.774.047,46 €</text:p>
          </table:table-cell>
          <table:table-cell table:style-name="ce9" table:formula="oooc:=[.U34]*1.33" office:value-type="time" office:time-value="PT7146H44M27.487165S">
            <text:p>7146:44:27</text:p>
          </table:table-cell>
          <table:table-cell table:style-name="ce11" table:formula="oooc:=[.V34]*1.17" office:value-type="float" office:value="43330.3738287596">
            <text:p>43.330,37</text:p>
          </table:table-cell>
          <table:table-cell table:style-name="ce6" table:formula="oooc:=[.W34]*1.45" office:value-type="currency" office:currency="EUR" office:value="94774047.4556146">
            <text:p>94.774.047,46 €</text:p>
          </table:table-cell>
          <table:table-cell table:style-name="ce9" table:formula="oooc:=[.X34]*1.33" office:value-type="time" office:time-value="PT7146H44M27.487165S">
            <text:p>7146:44:27</text:p>
          </table:table-cell>
          <table:table-cell table:style-name="ce11" table:formula="oooc:=[.Y34]*1.17" office:value-type="float" office:value="43330.3738287596">
            <text:p>43.330,37</text:p>
          </table:table-cell>
          <table:table-cell table:number-columns-repeated="231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6" table:formula="oooc:=[.B35]*1.35" office:value-type="currency" office:currency="EUR" office:value="5199812.79466003">
            <text:p>5.199.812,79 €</text:p>
          </table:table-cell>
          <table:table-cell table:style-name="ce9" table:formula="oooc:=[.C35]*1.25" office:value-type="time" office:time-value="PT780H05M44.822587S">
            <text:p>780:05:45</text:p>
          </table:table-cell>
          <table:table-cell table:style-name="ce11" table:formula="oooc:=[.D35]*1.23" office:value-type="float" office:value="111185.953176555">
            <text:p>111.185,95</text:p>
          </table:table-cell>
          <table:table-cell table:style-name="ce6" table:formula="oooc:=[.E35]*1.37" office:value-type="currency" office:currency="EUR" office:value="10397494.3844748">
            <text:p>10.397.494,38 €</text:p>
          </table:table-cell>
          <table:table-cell table:style-name="ce9" table:formula="oooc:=[.F35]*1.28" office:value-type="time" office:time-value="PT1821H17M39.029451S">
            <text:p>1821:17:39</text:p>
          </table:table-cell>
          <table:table-cell table:style-name="ce11" table:formula="oooc:=[.G35]*1.2" office:value-type="float" office:value="43069.5583758302">
            <text:p>43.069,56</text:p>
          </table:table-cell>
          <table:table-cell table:style-name="ce6" table:formula="oooc:=[.H35]*1.35" office:value-type="currency" office:currency="EUR" office:value="5199812.79466003">
            <text:p>5.199.812,79 €</text:p>
          </table:table-cell>
          <table:table-cell table:style-name="ce9" table:formula="oooc:=[.I35]*1.27" office:value-type="time" office:time-value="PT1331H57M53.810536S">
            <text:p>1331:57:54</text:p>
          </table:table-cell>
          <table:table-cell table:style-name="ce11" table:formula="oooc:=[.J35]*1.2" office:value-type="float" office:value="36916.7643221402">
            <text:p>36.916,76</text:p>
          </table:table-cell>
          <table:table-cell table:style-name="ce6" table:formula="oooc:=[.K35]*1.38" office:value-type="currency" office:currency="EUR" office:value="12804763.0129406">
            <text:p>12.804.763,01 €</text:p>
          </table:table-cell>
          <table:table-cell table:style-name="ce9" table:formula="oooc:=[.L35]*1.27" office:value-type="time" office:time-value="PT1590H57M29.273695S">
            <text:p>1590:57:29</text:p>
          </table:table-cell>
          <table:table-cell table:style-name="ce11" table:formula="oooc:=[.M35]*1.21" office:value-type="float" office:value="62031.8967501779">
            <text:p>62.031,90</text:p>
          </table:table-cell>
          <table:table-cell table:style-name="ce6" table:formula="oooc:=[.N35]*1.4" office:value-type="currency" office:currency="EUR" office:value="41173412.8377387">
            <text:p>41.173.412,84 €</text:p>
          </table:table-cell>
          <table:table-cell table:style-name="ce9" table:formula="oooc:=[.O35]*1.29" office:value-type="time" office:time-value="PT2788H18M22.153362S">
            <text:p>2788:18:22</text:p>
          </table:table-cell>
          <table:table-cell table:style-name="ce11" table:formula="oooc:=[.P35]*1.2" office:value-type="float" office:value="96393.7735078104">
            <text:p>96.393,77</text:p>
          </table:table-cell>
          <table:table-cell table:style-name="ce6" table:formula="oooc:=[.Q35]*1.39" office:value-type="currency" office:currency="EUR" office:value="15725688.2953449">
            <text:p>15.725.688,30 €</text:p>
          </table:table-cell>
          <table:table-cell table:style-name="ce9" table:formula="oooc:=[.R35]*1.29" office:value-type="time" office:time-value="PT2540H27M24.184174S">
            <text:p>2540:27:24</text:p>
          </table:table-cell>
          <table:table-cell table:style-name="ce11" table:formula="oooc:=[.S35]*1.19" office:value-type="float" office:value="34232.7990790021">
            <text:p>34.232,80</text:p>
          </table:table-cell>
          <table:table-cell table:style-name="ce6" table:formula="oooc:=[.T35]*1.45" office:value-type="currency" office:currency="EUR" office:value="137422368.810641">
            <text:p>137.422.368,81 €</text:p>
          </table:table-cell>
          <table:table-cell table:style-name="ce9" table:formula="oooc:=[.U35]*1.33" office:value-type="time" office:time-value="PT9505H09M55.757929S">
            <text:p>9505:09:56</text:p>
          </table:table-cell>
          <table:table-cell table:style-name="ce11" table:formula="oooc:=[.V35]*1.17" office:value-type="float" office:value="50696.5373796488">
            <text:p>50.696,54</text:p>
          </table:table-cell>
          <table:table-cell table:style-name="ce6" table:formula="oooc:=[.W35]*1.45" office:value-type="currency" office:currency="EUR" office:value="137422368.810641">
            <text:p>137.422.368,81 €</text:p>
          </table:table-cell>
          <table:table-cell table:style-name="ce9" table:formula="oooc:=[.X35]*1.33" office:value-type="time" office:time-value="PT9505H09M55.757929S">
            <text:p>9505:09:56</text:p>
          </table:table-cell>
          <table:table-cell table:style-name="ce11" table:formula="oooc:=[.Y35]*1.17" office:value-type="float" office:value="50696.5373796488">
            <text:p>50.696,54</text:p>
          </table:table-cell>
          <table:table-cell table:number-columns-repeated="231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6" table:formula="oooc:=[.B36]*1.35" office:value-type="currency" office:currency="EUR" office:value="7019747.27279104">
            <text:p>7.019.747,27 €</text:p>
          </table:table-cell>
          <table:table-cell table:style-name="ce9" table:formula="oooc:=[.C36]*1.25" office:value-type="time" office:time-value="PT975H07M11.028234S">
            <text:p>975:07:11</text:p>
          </table:table-cell>
          <table:table-cell table:style-name="ce11" table:formula="oooc:=[.D36]*1.23" office:value-type="float" office:value="136758.722407162">
            <text:p>136.758,72</text:p>
          </table:table-cell>
          <table:table-cell table:style-name="ce6" table:formula="oooc:=[.E36]*1.37" office:value-type="currency" office:currency="EUR" office:value="14244567.3067304">
            <text:p>14.244.567,31 €</text:p>
          </table:table-cell>
          <table:table-cell table:style-name="ce9" table:formula="oooc:=[.F36]*1.28" office:value-type="time" office:time-value="PT2331H15M23.557697S">
            <text:p>2331:15:24</text:p>
          </table:table-cell>
          <table:table-cell table:style-name="ce11" table:formula="oooc:=[.G36]*1.2" office:value-type="float" office:value="51683.4700509962">
            <text:p>51.683,47</text:p>
          </table:table-cell>
          <table:table-cell table:style-name="ce6" table:formula="oooc:=[.H36]*1.35" office:value-type="currency" office:currency="EUR" office:value="7019747.27279104">
            <text:p>7.019.747,27 €</text:p>
          </table:table-cell>
          <table:table-cell table:style-name="ce9" table:formula="oooc:=[.I36]*1.27" office:value-type="time" office:time-value="PT1691H35M43.73938S">
            <text:p>1691:35:44</text:p>
          </table:table-cell>
          <table:table-cell table:style-name="ce11" table:formula="oooc:=[.J36]*1.2" office:value-type="float" office:value="44300.1171865682">
            <text:p>44.300,12</text:p>
          </table:table-cell>
          <table:table-cell table:style-name="ce6" table:formula="oooc:=[.K36]*1.38" office:value-type="currency" office:currency="EUR" office:value="17670572.957858">
            <text:p>17.670.572,96 €</text:p>
          </table:table-cell>
          <table:table-cell table:style-name="ce9" table:formula="oooc:=[.L36]*1.27" office:value-type="time" office:time-value="PT2020H31M00.577593S">
            <text:p>2020:31:01</text:p>
          </table:table-cell>
          <table:table-cell table:style-name="ce11" table:formula="oooc:=[.M36]*1.21" office:value-type="float" office:value="75058.5950677153">
            <text:p>75.058,60</text:p>
          </table:table-cell>
          <table:table-cell table:style-name="ce6" table:formula="oooc:=[.N36]*1.4" office:value-type="currency" office:currency="EUR" office:value="57642777.9728342">
            <text:p>57.642.777,97 €</text:p>
          </table:table-cell>
          <table:table-cell table:style-name="ce9" table:formula="oooc:=[.O36]*1.29" office:value-type="time" office:time-value="PT3596H54M53.777836S">
            <text:p>3596:54:54</text:p>
          </table:table-cell>
          <table:table-cell table:style-name="ce11" table:formula="oooc:=[.P36]*1.2" office:value-type="float" office:value="115672.528209373">
            <text:p>115.672,53</text:p>
          </table:table-cell>
          <table:table-cell table:style-name="ce6" table:formula="oooc:=[.Q36]*1.39" office:value-type="currency" office:currency="EUR" office:value="21858706.7305294">
            <text:p>21.858.706,73 €</text:p>
          </table:table-cell>
          <table:table-cell table:style-name="ce9" table:formula="oooc:=[.R36]*1.29" office:value-type="time" office:time-value="PT3277H11M20.997584S">
            <text:p>3277:11:21</text:p>
          </table:table-cell>
          <table:table-cell table:style-name="ce11" table:formula="oooc:=[.S36]*1.19" office:value-type="float" office:value="40737.0309040126">
            <text:p>40.737,03</text:p>
          </table:table-cell>
          <table:table-cell table:style-name="ce6" table:formula="oooc:=[.T36]*1.45" office:value-type="currency" office:currency="EUR" office:value="199262434.77543">
            <text:p>199.262.434,78 €</text:p>
          </table:table-cell>
          <table:table-cell table:style-name="ce9" table:formula="oooc:=[.U36]*1.33" office:value-type="time" office:time-value="PT12641H52M12.358046S">
            <text:p>12641:52:12</text:p>
          </table:table-cell>
          <table:table-cell table:style-name="ce11" table:formula="oooc:=[.V36]*1.17" office:value-type="float" office:value="59314.9487341891">
            <text:p>59.314,95</text:p>
          </table:table-cell>
          <table:table-cell table:style-name="ce6" table:formula="oooc:=[.W36]*1.45" office:value-type="currency" office:currency="EUR" office:value="199262434.77543">
            <text:p>199.262.434,78 €</text:p>
          </table:table-cell>
          <table:table-cell table:style-name="ce9" table:formula="oooc:=[.X36]*1.33" office:value-type="time" office:time-value="PT12641H52M12.358046S">
            <text:p>12641:52:12</text:p>
          </table:table-cell>
          <table:table-cell table:style-name="ce11" table:formula="oooc:=[.Y36]*1.17" office:value-type="float" office:value="59314.9487341891">
            <text:p>59.314,95</text:p>
          </table:table-cell>
          <table:table-cell table:number-columns-repeated="231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6" table:formula="oooc:=[.B37]*1.35" office:value-type="currency" office:currency="EUR" office:value="9476658.81826791">
            <text:p>9.476.658,82 €</text:p>
          </table:table-cell>
          <table:table-cell table:style-name="ce9" table:formula="oooc:=[.C37]*1.25" office:value-type="time" office:time-value="PT1218H53M58.785292S">
            <text:p>1218:53:59</text:p>
          </table:table-cell>
          <table:table-cell table:style-name="ce11" table:formula="oooc:=[.D37]*1.23" office:value-type="float" office:value="168213.22856081">
            <text:p>168.213,23</text:p>
          </table:table-cell>
          <table:table-cell table:style-name="ce6" table:formula="oooc:=[.E37]*1.37" office:value-type="currency" office:currency="EUR" office:value="19515057.2102207">
            <text:p>19.515.057,21 €</text:p>
          </table:table-cell>
          <table:table-cell table:style-name="ce9" table:formula="oooc:=[.F37]*1.28" office:value-type="time" office:time-value="PT2984H00M30.153853S">
            <text:p>2984:00:30</text:p>
          </table:table-cell>
          <table:table-cell table:style-name="ce11" table:formula="oooc:=[.G37]*1.2" office:value-type="float" office:value="62020.1640611955">
            <text:p>62.020,16</text:p>
          </table:table-cell>
          <table:table-cell table:style-name="ce6" table:formula="oooc:=[.H37]*1.35" office:value-type="currency" office:currency="EUR" office:value="9476658.81826791">
            <text:p>9.476.658,82 €</text:p>
          </table:table-cell>
          <table:table-cell table:style-name="ce9" table:formula="oooc:=[.I37]*1.27" office:value-type="time" office:time-value="PT2148H19M34.549013S">
            <text:p>2148:19:35</text:p>
          </table:table-cell>
          <table:table-cell table:style-name="ce11" table:formula="oooc:=[.J37]*1.2" office:value-type="float" office:value="53160.1406238818">
            <text:p>53.160,14</text:p>
          </table:table-cell>
          <table:table-cell table:style-name="ce6" table:formula="oooc:=[.K37]*1.38" office:value-type="currency" office:currency="EUR" office:value="24385390.681844">
            <text:p>24.385.390,68 €</text:p>
          </table:table-cell>
          <table:table-cell table:style-name="ce9" table:formula="oooc:=[.L37]*1.27" office:value-type="time" office:time-value="PT2566H03M22.933543S">
            <text:p>2566:03:23</text:p>
          </table:table-cell>
          <table:table-cell table:style-name="ce11" table:formula="oooc:=[.M37]*1.21" office:value-type="float" office:value="90820.9000319355">
            <text:p>90.820,90</text:p>
          </table:table-cell>
          <table:table-cell table:style-name="ce6" table:formula="oooc:=[.N37]*1.4" office:value-type="currency" office:currency="EUR" office:value="80699889.1619679">
            <text:p>80.699.889,16 €</text:p>
          </table:table-cell>
          <table:table-cell table:style-name="ce9" table:formula="oooc:=[.O37]*1.29" office:value-type="time" office:time-value="PT4640H01M12.973409S">
            <text:p>4640:01:13</text:p>
          </table:table-cell>
          <table:table-cell table:style-name="ce11" table:formula="oooc:=[.P37]*1.2" office:value-type="float" office:value="138807.033851247">
            <text:p>138.807,03</text:p>
          </table:table-cell>
          <table:table-cell table:style-name="ce6" table:formula="oooc:=[.Q37]*1.39" office:value-type="currency" office:currency="EUR" office:value="30383602.3554359">
            <text:p>30.383.602,36 €</text:p>
          </table:table-cell>
          <table:table-cell table:style-name="ce9" table:formula="oooc:=[.R37]*1.29" office:value-type="time" office:time-value="PT4227H34M26.486884S">
            <text:p>4227:34:26</text:p>
          </table:table-cell>
          <table:table-cell table:style-name="ce11" table:formula="oooc:=[.S37]*1.19" office:value-type="float" office:value="48477.0667757749">
            <text:p>48.477,07</text:p>
          </table:table-cell>
          <table:table-cell table:style-name="ce6" table:formula="oooc:=[.T37]*1.45" office:value-type="currency" office:currency="EUR" office:value="288930530.424373">
            <text:p>288.930.530,42 €</text:p>
          </table:table-cell>
          <table:table-cell table:style-name="ce9" table:formula="oooc:=[.U37]*1.33" office:value-type="time" office:time-value="PT16813H41M14.036201S">
            <text:p>16813:41:14</text:p>
          </table:table-cell>
          <table:table-cell table:style-name="ce11" table:formula="oooc:=[.V37]*1.17" office:value-type="float" office:value="69398.4900190012">
            <text:p>69.398,49</text:p>
          </table:table-cell>
          <table:table-cell table:style-name="ce6" table:formula="oooc:=[.W37]*1.45" office:value-type="currency" office:currency="EUR" office:value="288930530.424373">
            <text:p>288.930.530,42 €</text:p>
          </table:table-cell>
          <table:table-cell table:style-name="ce9" table:formula="oooc:=[.X37]*1.33" office:value-type="time" office:time-value="PT16813H41M14.036201S">
            <text:p>16813:41:14</text:p>
          </table:table-cell>
          <table:table-cell table:style-name="ce11" table:formula="oooc:=[.Y37]*1.17" office:value-type="float" office:value="69398.4900190012">
            <text:p>69.398,49</text:p>
          </table:table-cell>
          <table:table-cell table:number-columns-repeated="231"/>
        </table:table-row>
        <table:table-row table:style-name="ro2" table:number-rows-repeated="654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duktion" table:style-name="ta1" table:print="false">
        <office:forms form:automatic-focus="false" form:apply-design-mode="false"/>
        <table:table-column table:style-name="co9" table:default-cell-style-name="ce7"/>
        <table:table-column table:style-name="co10" table:default-cell-style-name="ce16"/>
        <table:table-column table:style-name="co1" table:number-columns-repeated="6" table:default-cell-style-name="ce7"/>
        <table:table-column table:style-name="co11" table:number-columns-repeated="24" table:default-cell-style-name="ce7"/>
        <table:table-column table:style-name="co8" table:number-columns-repeated="224" table:default-cell-style-name="ce7"/>
        <table:table-row table:style-name="ro3">
          <table:table-cell table:style-name="ce15" office:value-type="string" table:number-columns-spanned="2" table:number-rows-spanned="2">
            <text:p>Kartoffeln</text:p>
          </table:table-cell>
          <table:covered-table-cell/>
          <table:table-cell table:style-name="ce18" office:value-type="string" table:number-columns-spanned="30" table:number-rows-spanned="1">
            <text:p>Forschungsstufe</text:p>
          </table:table-cell>
          <table:covered-table-cell table:number-columns-repeated="29"/>
          <table:table-cell table:number-columns-repeated="224"/>
        </table:table-row>
        <table:table-row table:style-name="ro2">
          <table:covered-table-cell table:style-name="ce16"/>
          <table:covered-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table:number-columns-repeated="224"/>
        </table:table-row>
        <table:table-row table:style-name="ro2">
          <table:table-cell table:style-name="ce17" office:value-type="string" table:number-columns-spanned="1" table:number-rows-spanned="30">
            <text:p>Plantage</text:p>
          </table:table-cell>
          <table:table-cell office:value-type="float" office:value="1">
            <text:p>1</text:p>
          </table:table-cell>
          <table:table-cell table:style-name="ce19" table:formula="oooc:=[.$B3]*10+370+[.C$2]*8" office:value-type="float" office:value="388">
            <text:p>388 kg</text:p>
          </table:table-cell>
          <table:table-cell table:style-name="ce19" table:formula="oooc:=[.$B3]*10+370+[.D$2]*8" office:value-type="float" office:value="396">
            <text:p>396 kg</text:p>
          </table:table-cell>
          <table:table-cell table:style-name="ce19" table:formula="oooc:=[.$B3]*10+370+[.E$2]*8" office:value-type="float" office:value="404">
            <text:p>404 kg</text:p>
          </table:table-cell>
          <table:table-cell table:style-name="ce19" table:formula="oooc:=[.$B3]*10+370+[.F$2]*8" office:value-type="float" office:value="412">
            <text:p>412 kg</text:p>
          </table:table-cell>
          <table:table-cell table:style-name="ce19" table:formula="oooc:=[.$B3]*10+370+[.G$2]*8" office:value-type="float" office:value="420">
            <text:p>420 kg</text:p>
          </table:table-cell>
          <table:table-cell table:style-name="ce19" table:formula="oooc:=[.$B3]*10+370+[.H$2]*8" office:value-type="float" office:value="428">
            <text:p>428 kg</text:p>
          </table:table-cell>
          <table:table-cell table:style-name="ce19" table:formula="oooc:=[.$B3]*10+370+[.I$2]*8" office:value-type="float" office:value="436">
            <text:p>436 kg</text:p>
          </table:table-cell>
          <table:table-cell table:style-name="ce19" table:formula="oooc:=[.$B3]*10+370+[.J$2]*8" office:value-type="float" office:value="444">
            <text:p>444 kg</text:p>
          </table:table-cell>
          <table:table-cell table:style-name="ce19" table:formula="oooc:=[.$B3]*10+370+[.K$2]*8" office:value-type="float" office:value="452">
            <text:p>452 kg</text:p>
          </table:table-cell>
          <table:table-cell table:style-name="ce19" table:formula="oooc:=[.$B3]*10+370+[.L$2]*8" office:value-type="float" office:value="460">
            <text:p>460 kg</text:p>
          </table:table-cell>
          <table:table-cell table:style-name="ce19" table:formula="oooc:=[.$B3]*10+370+[.M$2]*8" office:value-type="float" office:value="468">
            <text:p>468 kg</text:p>
          </table:table-cell>
          <table:table-cell table:style-name="ce19" table:formula="oooc:=[.$B3]*10+370+[.N$2]*8" office:value-type="float" office:value="476">
            <text:p>476 kg</text:p>
          </table:table-cell>
          <table:table-cell table:style-name="ce19" table:formula="oooc:=[.$B3]*10+370+[.O$2]*8" office:value-type="float" office:value="484">
            <text:p>484 kg</text:p>
          </table:table-cell>
          <table:table-cell table:style-name="ce19" table:formula="oooc:=[.$B3]*10+370+[.P$2]*8" office:value-type="float" office:value="492">
            <text:p>492 kg</text:p>
          </table:table-cell>
          <table:table-cell table:style-name="ce19" table:formula="oooc:=[.$B3]*10+370+[.Q$2]*8" office:value-type="float" office:value="500">
            <text:p>500 kg</text:p>
          </table:table-cell>
          <table:table-cell table:style-name="ce19" table:formula="oooc:=[.$B3]*10+370+[.R$2]*8" office:value-type="float" office:value="508">
            <text:p>508 kg</text:p>
          </table:table-cell>
          <table:table-cell table:style-name="ce19" table:formula="oooc:=[.$B3]*10+370+[.S$2]*8" office:value-type="float" office:value="516">
            <text:p>516 kg</text:p>
          </table:table-cell>
          <table:table-cell table:style-name="ce19" table:formula="oooc:=[.$B3]*10+370+[.T$2]*8" office:value-type="float" office:value="524">
            <text:p>524 kg</text:p>
          </table:table-cell>
          <table:table-cell table:style-name="ce19" table:formula="oooc:=[.$B3]*10+370+[.U$2]*8" office:value-type="float" office:value="532">
            <text:p>532 kg</text:p>
          </table:table-cell>
          <table:table-cell table:style-name="ce19" table:formula="oooc:=[.$B3]*10+370+[.V$2]*8" office:value-type="float" office:value="540">
            <text:p>540 kg</text:p>
          </table:table-cell>
          <table:table-cell table:style-name="ce19" table:formula="oooc:=[.$B3]*10+370+[.W$2]*8" office:value-type="float" office:value="548">
            <text:p>548 kg</text:p>
          </table:table-cell>
          <table:table-cell table:style-name="ce19" table:formula="oooc:=[.$B3]*10+370+[.X$2]*8" office:value-type="float" office:value="556">
            <text:p>556 kg</text:p>
          </table:table-cell>
          <table:table-cell table:style-name="ce19" table:formula="oooc:=[.$B3]*10+370+[.Y$2]*8" office:value-type="float" office:value="564">
            <text:p>564 kg</text:p>
          </table:table-cell>
          <table:table-cell table:style-name="ce19" table:formula="oooc:=[.$B3]*10+370+[.Z$2]*8" office:value-type="float" office:value="572">
            <text:p>572 kg</text:p>
          </table:table-cell>
          <table:table-cell table:style-name="ce19" table:formula="oooc:=[.$B3]*10+370+[.AA$2]*8" office:value-type="float" office:value="580">
            <text:p>580 kg</text:p>
          </table:table-cell>
          <table:table-cell table:style-name="ce19" table:formula="oooc:=[.$B3]*10+370+[.AB$2]*8" office:value-type="float" office:value="588">
            <text:p>588 kg</text:p>
          </table:table-cell>
          <table:table-cell table:style-name="ce19" table:formula="oooc:=[.$B3]*10+370+[.AC$2]*8" office:value-type="float" office:value="596">
            <text:p>596 kg</text:p>
          </table:table-cell>
          <table:table-cell table:style-name="ce19" table:formula="oooc:=[.$B3]*10+370+[.AD$2]*8" office:value-type="float" office:value="604">
            <text:p>604 kg</text:p>
          </table:table-cell>
          <table:table-cell table:style-name="ce19" table:formula="oooc:=[.$B3]*10+370+[.AE$2]*8" office:value-type="float" office:value="612">
            <text:p>612 kg</text:p>
          </table:table-cell>
          <table:table-cell table:style-name="ce19" table:formula="oooc:=[.$B3]*10+370+[.AF$2]*8" office:value-type="float" office:value="620">
            <text:p>6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19" table:formula="oooc:=[.$B4]*10+370+[.C$2]*8" office:value-type="float" office:value="398">
            <text:p>398 kg</text:p>
          </table:table-cell>
          <table:table-cell table:style-name="ce19" table:formula="oooc:=[.$B4]*10+370+[.D$2]*8" office:value-type="float" office:value="406">
            <text:p>406 kg</text:p>
          </table:table-cell>
          <table:table-cell table:style-name="ce19" table:formula="oooc:=[.$B4]*10+370+[.E$2]*8" office:value-type="float" office:value="414">
            <text:p>414 kg</text:p>
          </table:table-cell>
          <table:table-cell table:style-name="ce19" table:formula="oooc:=[.$B4]*10+370+[.F$2]*8" office:value-type="float" office:value="422">
            <text:p>422 kg</text:p>
          </table:table-cell>
          <table:table-cell table:style-name="ce19" table:formula="oooc:=[.$B4]*10+370+[.G$2]*8" office:value-type="float" office:value="430">
            <text:p>430 kg</text:p>
          </table:table-cell>
          <table:table-cell table:style-name="ce19" table:formula="oooc:=[.$B4]*10+370+[.H$2]*8" office:value-type="float" office:value="438">
            <text:p>438 kg</text:p>
          </table:table-cell>
          <table:table-cell table:style-name="ce19" table:formula="oooc:=[.$B4]*10+370+[.I$2]*8" office:value-type="float" office:value="446">
            <text:p>446 kg</text:p>
          </table:table-cell>
          <table:table-cell table:style-name="ce19" table:formula="oooc:=[.$B4]*10+370+[.J$2]*8" office:value-type="float" office:value="454">
            <text:p>454 kg</text:p>
          </table:table-cell>
          <table:table-cell table:style-name="ce19" table:formula="oooc:=[.$B4]*10+370+[.K$2]*8" office:value-type="float" office:value="462">
            <text:p>462 kg</text:p>
          </table:table-cell>
          <table:table-cell table:style-name="ce19" table:formula="oooc:=[.$B4]*10+370+[.L$2]*8" office:value-type="float" office:value="470">
            <text:p>470 kg</text:p>
          </table:table-cell>
          <table:table-cell table:style-name="ce19" table:formula="oooc:=[.$B4]*10+370+[.M$2]*8" office:value-type="float" office:value="478">
            <text:p>478 kg</text:p>
          </table:table-cell>
          <table:table-cell table:style-name="ce19" table:formula="oooc:=[.$B4]*10+370+[.N$2]*8" office:value-type="float" office:value="486">
            <text:p>486 kg</text:p>
          </table:table-cell>
          <table:table-cell table:style-name="ce19" table:formula="oooc:=[.$B4]*10+370+[.O$2]*8" office:value-type="float" office:value="494">
            <text:p>494 kg</text:p>
          </table:table-cell>
          <table:table-cell table:style-name="ce19" table:formula="oooc:=[.$B4]*10+370+[.P$2]*8" office:value-type="float" office:value="502">
            <text:p>502 kg</text:p>
          </table:table-cell>
          <table:table-cell table:style-name="ce19" table:formula="oooc:=[.$B4]*10+370+[.Q$2]*8" office:value-type="float" office:value="510">
            <text:p>510 kg</text:p>
          </table:table-cell>
          <table:table-cell table:style-name="ce19" table:formula="oooc:=[.$B4]*10+370+[.R$2]*8" office:value-type="float" office:value="518">
            <text:p>518 kg</text:p>
          </table:table-cell>
          <table:table-cell table:style-name="ce19" table:formula="oooc:=[.$B4]*10+370+[.S$2]*8" office:value-type="float" office:value="526">
            <text:p>526 kg</text:p>
          </table:table-cell>
          <table:table-cell table:style-name="ce19" table:formula="oooc:=[.$B4]*10+370+[.T$2]*8" office:value-type="float" office:value="534">
            <text:p>534 kg</text:p>
          </table:table-cell>
          <table:table-cell table:style-name="ce19" table:formula="oooc:=[.$B4]*10+370+[.U$2]*8" office:value-type="float" office:value="542">
            <text:p>542 kg</text:p>
          </table:table-cell>
          <table:table-cell table:style-name="ce19" table:formula="oooc:=[.$B4]*10+370+[.V$2]*8" office:value-type="float" office:value="550">
            <text:p>550 kg</text:p>
          </table:table-cell>
          <table:table-cell table:style-name="ce19" table:formula="oooc:=[.$B4]*10+370+[.W$2]*8" office:value-type="float" office:value="558">
            <text:p>558 kg</text:p>
          </table:table-cell>
          <table:table-cell table:style-name="ce19" table:formula="oooc:=[.$B4]*10+370+[.X$2]*8" office:value-type="float" office:value="566">
            <text:p>566 kg</text:p>
          </table:table-cell>
          <table:table-cell table:style-name="ce19" table:formula="oooc:=[.$B4]*10+370+[.Y$2]*8" office:value-type="float" office:value="574">
            <text:p>574 kg</text:p>
          </table:table-cell>
          <table:table-cell table:style-name="ce19" table:formula="oooc:=[.$B4]*10+370+[.Z$2]*8" office:value-type="float" office:value="582">
            <text:p>582 kg</text:p>
          </table:table-cell>
          <table:table-cell table:style-name="ce19" table:formula="oooc:=[.$B4]*10+370+[.AA$2]*8" office:value-type="float" office:value="590">
            <text:p>590 kg</text:p>
          </table:table-cell>
          <table:table-cell table:style-name="ce19" table:formula="oooc:=[.$B4]*10+370+[.AB$2]*8" office:value-type="float" office:value="598">
            <text:p>598 kg</text:p>
          </table:table-cell>
          <table:table-cell table:style-name="ce19" table:formula="oooc:=[.$B4]*10+370+[.AC$2]*8" office:value-type="float" office:value="606">
            <text:p>606 kg</text:p>
          </table:table-cell>
          <table:table-cell table:style-name="ce19" table:formula="oooc:=[.$B4]*10+370+[.AD$2]*8" office:value-type="float" office:value="614">
            <text:p>614 kg</text:p>
          </table:table-cell>
          <table:table-cell table:style-name="ce19" table:formula="oooc:=[.$B4]*10+370+[.AE$2]*8" office:value-type="float" office:value="622">
            <text:p>622 kg</text:p>
          </table:table-cell>
          <table:table-cell table:style-name="ce19" table:formula="oooc:=[.$B4]*10+370+[.AF$2]*8" office:value-type="float" office:value="630">
            <text:p>6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style-name="ce19" table:formula="oooc:=[.$B5]*10+370+[.C$2]*8" office:value-type="float" office:value="408">
            <text:p>408 kg</text:p>
          </table:table-cell>
          <table:table-cell table:style-name="ce19" table:formula="oooc:=[.$B5]*10+370+[.D$2]*8" office:value-type="float" office:value="416">
            <text:p>416 kg</text:p>
          </table:table-cell>
          <table:table-cell table:style-name="ce19" table:formula="oooc:=[.$B5]*10+370+[.E$2]*8" office:value-type="float" office:value="424">
            <text:p>424 kg</text:p>
          </table:table-cell>
          <table:table-cell table:style-name="ce19" table:formula="oooc:=[.$B5]*10+370+[.F$2]*8" office:value-type="float" office:value="432">
            <text:p>432 kg</text:p>
          </table:table-cell>
          <table:table-cell table:style-name="ce19" table:formula="oooc:=[.$B5]*10+370+[.G$2]*8" office:value-type="float" office:value="440">
            <text:p>440 kg</text:p>
          </table:table-cell>
          <table:table-cell table:style-name="ce19" table:formula="oooc:=[.$B5]*10+370+[.H$2]*8" office:value-type="float" office:value="448">
            <text:p>448 kg</text:p>
          </table:table-cell>
          <table:table-cell table:style-name="ce19" table:formula="oooc:=[.$B5]*10+370+[.I$2]*8" office:value-type="float" office:value="456">
            <text:p>456 kg</text:p>
          </table:table-cell>
          <table:table-cell table:style-name="ce19" table:formula="oooc:=[.$B5]*10+370+[.J$2]*8" office:value-type="float" office:value="464">
            <text:p>464 kg</text:p>
          </table:table-cell>
          <table:table-cell table:style-name="ce19" table:formula="oooc:=[.$B5]*10+370+[.K$2]*8" office:value-type="float" office:value="472">
            <text:p>472 kg</text:p>
          </table:table-cell>
          <table:table-cell table:style-name="ce19" table:formula="oooc:=[.$B5]*10+370+[.L$2]*8" office:value-type="float" office:value="480">
            <text:p>480 kg</text:p>
          </table:table-cell>
          <table:table-cell table:style-name="ce19" table:formula="oooc:=[.$B5]*10+370+[.M$2]*8" office:value-type="float" office:value="488">
            <text:p>488 kg</text:p>
          </table:table-cell>
          <table:table-cell table:style-name="ce19" table:formula="oooc:=[.$B5]*10+370+[.N$2]*8" office:value-type="float" office:value="496">
            <text:p>496 kg</text:p>
          </table:table-cell>
          <table:table-cell table:style-name="ce19" table:formula="oooc:=[.$B5]*10+370+[.O$2]*8" office:value-type="float" office:value="504">
            <text:p>504 kg</text:p>
          </table:table-cell>
          <table:table-cell table:style-name="ce19" table:formula="oooc:=[.$B5]*10+370+[.P$2]*8" office:value-type="float" office:value="512">
            <text:p>512 kg</text:p>
          </table:table-cell>
          <table:table-cell table:style-name="ce19" table:formula="oooc:=[.$B5]*10+370+[.Q$2]*8" office:value-type="float" office:value="520">
            <text:p>520 kg</text:p>
          </table:table-cell>
          <table:table-cell table:style-name="ce19" table:formula="oooc:=[.$B5]*10+370+[.R$2]*8" office:value-type="float" office:value="528">
            <text:p>528 kg</text:p>
          </table:table-cell>
          <table:table-cell table:style-name="ce19" table:formula="oooc:=[.$B5]*10+370+[.S$2]*8" office:value-type="float" office:value="536">
            <text:p>536 kg</text:p>
          </table:table-cell>
          <table:table-cell table:style-name="ce19" table:formula="oooc:=[.$B5]*10+370+[.T$2]*8" office:value-type="float" office:value="544">
            <text:p>544 kg</text:p>
          </table:table-cell>
          <table:table-cell table:style-name="ce19" table:formula="oooc:=[.$B5]*10+370+[.U$2]*8" office:value-type="float" office:value="552">
            <text:p>552 kg</text:p>
          </table:table-cell>
          <table:table-cell table:style-name="ce19" table:formula="oooc:=[.$B5]*10+370+[.V$2]*8" office:value-type="float" office:value="560">
            <text:p>560 kg</text:p>
          </table:table-cell>
          <table:table-cell table:style-name="ce19" table:formula="oooc:=[.$B5]*10+370+[.W$2]*8" office:value-type="float" office:value="568">
            <text:p>568 kg</text:p>
          </table:table-cell>
          <table:table-cell table:style-name="ce19" table:formula="oooc:=[.$B5]*10+370+[.X$2]*8" office:value-type="float" office:value="576">
            <text:p>576 kg</text:p>
          </table:table-cell>
          <table:table-cell table:style-name="ce19" table:formula="oooc:=[.$B5]*10+370+[.Y$2]*8" office:value-type="float" office:value="584">
            <text:p>584 kg</text:p>
          </table:table-cell>
          <table:table-cell table:style-name="ce19" table:formula="oooc:=[.$B5]*10+370+[.Z$2]*8" office:value-type="float" office:value="592">
            <text:p>592 kg</text:p>
          </table:table-cell>
          <table:table-cell table:style-name="ce19" table:formula="oooc:=[.$B5]*10+370+[.AA$2]*8" office:value-type="float" office:value="600">
            <text:p>600 kg</text:p>
          </table:table-cell>
          <table:table-cell table:style-name="ce19" table:formula="oooc:=[.$B5]*10+370+[.AB$2]*8" office:value-type="float" office:value="608">
            <text:p>608 kg</text:p>
          </table:table-cell>
          <table:table-cell table:style-name="ce19" table:formula="oooc:=[.$B5]*10+370+[.AC$2]*8" office:value-type="float" office:value="616">
            <text:p>616 kg</text:p>
          </table:table-cell>
          <table:table-cell table:style-name="ce19" table:formula="oooc:=[.$B5]*10+370+[.AD$2]*8" office:value-type="float" office:value="624">
            <text:p>624 kg</text:p>
          </table:table-cell>
          <table:table-cell table:style-name="ce19" table:formula="oooc:=[.$B5]*10+370+[.AE$2]*8" office:value-type="float" office:value="632">
            <text:p>632 kg</text:p>
          </table:table-cell>
          <table:table-cell table:style-name="ce19" table:formula="oooc:=[.$B5]*10+370+[.AF$2]*8" office:value-type="float" office:value="640">
            <text:p>6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19" table:formula="oooc:=[.$B6]*10+370+[.C$2]*8" office:value-type="float" office:value="418">
            <text:p>418 kg</text:p>
          </table:table-cell>
          <table:table-cell table:style-name="ce19" table:formula="oooc:=[.$B6]*10+370+[.D$2]*8" office:value-type="float" office:value="426">
            <text:p>426 kg</text:p>
          </table:table-cell>
          <table:table-cell table:style-name="ce19" table:formula="oooc:=[.$B6]*10+370+[.E$2]*8" office:value-type="float" office:value="434">
            <text:p>434 kg</text:p>
          </table:table-cell>
          <table:table-cell table:style-name="ce19" table:formula="oooc:=[.$B6]*10+370+[.F$2]*8" office:value-type="float" office:value="442">
            <text:p>442 kg</text:p>
          </table:table-cell>
          <table:table-cell table:style-name="ce19" table:formula="oooc:=[.$B6]*10+370+[.G$2]*8" office:value-type="float" office:value="450">
            <text:p>450 kg</text:p>
          </table:table-cell>
          <table:table-cell table:style-name="ce19" table:formula="oooc:=[.$B6]*10+370+[.H$2]*8" office:value-type="float" office:value="458">
            <text:p>458 kg</text:p>
          </table:table-cell>
          <table:table-cell table:style-name="ce19" table:formula="oooc:=[.$B6]*10+370+[.I$2]*8" office:value-type="float" office:value="466">
            <text:p>466 kg</text:p>
          </table:table-cell>
          <table:table-cell table:style-name="ce19" table:formula="oooc:=[.$B6]*10+370+[.J$2]*8" office:value-type="float" office:value="474">
            <text:p>474 kg</text:p>
          </table:table-cell>
          <table:table-cell table:style-name="ce19" table:formula="oooc:=[.$B6]*10+370+[.K$2]*8" office:value-type="float" office:value="482">
            <text:p>482 kg</text:p>
          </table:table-cell>
          <table:table-cell table:style-name="ce19" table:formula="oooc:=[.$B6]*10+370+[.L$2]*8" office:value-type="float" office:value="490">
            <text:p>490 kg</text:p>
          </table:table-cell>
          <table:table-cell table:style-name="ce19" table:formula="oooc:=[.$B6]*10+370+[.M$2]*8" office:value-type="float" office:value="498">
            <text:p>498 kg</text:p>
          </table:table-cell>
          <table:table-cell table:style-name="ce19" table:formula="oooc:=[.$B6]*10+370+[.N$2]*8" office:value-type="float" office:value="506">
            <text:p>506 kg</text:p>
          </table:table-cell>
          <table:table-cell table:style-name="ce19" table:formula="oooc:=[.$B6]*10+370+[.O$2]*8" office:value-type="float" office:value="514">
            <text:p>514 kg</text:p>
          </table:table-cell>
          <table:table-cell table:style-name="ce19" table:formula="oooc:=[.$B6]*10+370+[.P$2]*8" office:value-type="float" office:value="522">
            <text:p>522 kg</text:p>
          </table:table-cell>
          <table:table-cell table:style-name="ce19" table:formula="oooc:=[.$B6]*10+370+[.Q$2]*8" office:value-type="float" office:value="530">
            <text:p>530 kg</text:p>
          </table:table-cell>
          <table:table-cell table:style-name="ce19" table:formula="oooc:=[.$B6]*10+370+[.R$2]*8" office:value-type="float" office:value="538">
            <text:p>538 kg</text:p>
          </table:table-cell>
          <table:table-cell table:style-name="ce19" table:formula="oooc:=[.$B6]*10+370+[.S$2]*8" office:value-type="float" office:value="546">
            <text:p>546 kg</text:p>
          </table:table-cell>
          <table:table-cell table:style-name="ce19" table:formula="oooc:=[.$B6]*10+370+[.T$2]*8" office:value-type="float" office:value="554">
            <text:p>554 kg</text:p>
          </table:table-cell>
          <table:table-cell table:style-name="ce19" table:formula="oooc:=[.$B6]*10+370+[.U$2]*8" office:value-type="float" office:value="562">
            <text:p>562 kg</text:p>
          </table:table-cell>
          <table:table-cell table:style-name="ce19" table:formula="oooc:=[.$B6]*10+370+[.V$2]*8" office:value-type="float" office:value="570">
            <text:p>570 kg</text:p>
          </table:table-cell>
          <table:table-cell table:style-name="ce19" table:formula="oooc:=[.$B6]*10+370+[.W$2]*8" office:value-type="float" office:value="578">
            <text:p>578 kg</text:p>
          </table:table-cell>
          <table:table-cell table:style-name="ce19" table:formula="oooc:=[.$B6]*10+370+[.X$2]*8" office:value-type="float" office:value="586">
            <text:p>586 kg</text:p>
          </table:table-cell>
          <table:table-cell table:style-name="ce19" table:formula="oooc:=[.$B6]*10+370+[.Y$2]*8" office:value-type="float" office:value="594">
            <text:p>594 kg</text:p>
          </table:table-cell>
          <table:table-cell table:style-name="ce19" table:formula="oooc:=[.$B6]*10+370+[.Z$2]*8" office:value-type="float" office:value="602">
            <text:p>602 kg</text:p>
          </table:table-cell>
          <table:table-cell table:style-name="ce19" table:formula="oooc:=[.$B6]*10+370+[.AA$2]*8" office:value-type="float" office:value="610">
            <text:p>610 kg</text:p>
          </table:table-cell>
          <table:table-cell table:style-name="ce19" table:formula="oooc:=[.$B6]*10+370+[.AB$2]*8" office:value-type="float" office:value="618">
            <text:p>618 kg</text:p>
          </table:table-cell>
          <table:table-cell table:style-name="ce19" table:formula="oooc:=[.$B6]*10+370+[.AC$2]*8" office:value-type="float" office:value="626">
            <text:p>626 kg</text:p>
          </table:table-cell>
          <table:table-cell table:style-name="ce19" table:formula="oooc:=[.$B6]*10+370+[.AD$2]*8" office:value-type="float" office:value="634">
            <text:p>634 kg</text:p>
          </table:table-cell>
          <table:table-cell table:style-name="ce19" table:formula="oooc:=[.$B6]*10+370+[.AE$2]*8" office:value-type="float" office:value="642">
            <text:p>642 kg</text:p>
          </table:table-cell>
          <table:table-cell table:style-name="ce19" table:formula="oooc:=[.$B6]*10+370+[.AF$2]*8" office:value-type="float" office:value="650">
            <text:p>6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style-name="ce19" table:formula="oooc:=[.$B7]*10+370+[.C$2]*8" office:value-type="float" office:value="428">
            <text:p>428 kg</text:p>
          </table:table-cell>
          <table:table-cell table:style-name="ce19" table:formula="oooc:=[.$B7]*10+370+[.D$2]*8" office:value-type="float" office:value="436">
            <text:p>436 kg</text:p>
          </table:table-cell>
          <table:table-cell table:style-name="ce19" table:formula="oooc:=[.$B7]*10+370+[.E$2]*8" office:value-type="float" office:value="444">
            <text:p>444 kg</text:p>
          </table:table-cell>
          <table:table-cell table:style-name="ce19" table:formula="oooc:=[.$B7]*10+370+[.F$2]*8" office:value-type="float" office:value="452">
            <text:p>452 kg</text:p>
          </table:table-cell>
          <table:table-cell table:style-name="ce19" table:formula="oooc:=[.$B7]*10+370+[.G$2]*8" office:value-type="float" office:value="460">
            <text:p>460 kg</text:p>
          </table:table-cell>
          <table:table-cell table:style-name="ce19" table:formula="oooc:=[.$B7]*10+370+[.H$2]*8" office:value-type="float" office:value="468">
            <text:p>468 kg</text:p>
          </table:table-cell>
          <table:table-cell table:style-name="ce19" table:formula="oooc:=[.$B7]*10+370+[.I$2]*8" office:value-type="float" office:value="476">
            <text:p>476 kg</text:p>
          </table:table-cell>
          <table:table-cell table:style-name="ce19" table:formula="oooc:=[.$B7]*10+370+[.J$2]*8" office:value-type="float" office:value="484">
            <text:p>484 kg</text:p>
          </table:table-cell>
          <table:table-cell table:style-name="ce19" table:formula="oooc:=[.$B7]*10+370+[.K$2]*8" office:value-type="float" office:value="492">
            <text:p>492 kg</text:p>
          </table:table-cell>
          <table:table-cell table:style-name="ce19" table:formula="oooc:=[.$B7]*10+370+[.L$2]*8" office:value-type="float" office:value="500">
            <text:p>500 kg</text:p>
          </table:table-cell>
          <table:table-cell table:style-name="ce19" table:formula="oooc:=[.$B7]*10+370+[.M$2]*8" office:value-type="float" office:value="508">
            <text:p>508 kg</text:p>
          </table:table-cell>
          <table:table-cell table:style-name="ce19" table:formula="oooc:=[.$B7]*10+370+[.N$2]*8" office:value-type="float" office:value="516">
            <text:p>516 kg</text:p>
          </table:table-cell>
          <table:table-cell table:style-name="ce19" table:formula="oooc:=[.$B7]*10+370+[.O$2]*8" office:value-type="float" office:value="524">
            <text:p>524 kg</text:p>
          </table:table-cell>
          <table:table-cell table:style-name="ce19" table:formula="oooc:=[.$B7]*10+370+[.P$2]*8" office:value-type="float" office:value="532">
            <text:p>532 kg</text:p>
          </table:table-cell>
          <table:table-cell table:style-name="ce19" table:formula="oooc:=[.$B7]*10+370+[.Q$2]*8" office:value-type="float" office:value="540">
            <text:p>540 kg</text:p>
          </table:table-cell>
          <table:table-cell table:style-name="ce19" table:formula="oooc:=[.$B7]*10+370+[.R$2]*8" office:value-type="float" office:value="548">
            <text:p>548 kg</text:p>
          </table:table-cell>
          <table:table-cell table:style-name="ce19" table:formula="oooc:=[.$B7]*10+370+[.S$2]*8" office:value-type="float" office:value="556">
            <text:p>556 kg</text:p>
          </table:table-cell>
          <table:table-cell table:style-name="ce19" table:formula="oooc:=[.$B7]*10+370+[.T$2]*8" office:value-type="float" office:value="564">
            <text:p>564 kg</text:p>
          </table:table-cell>
          <table:table-cell table:style-name="ce19" table:formula="oooc:=[.$B7]*10+370+[.U$2]*8" office:value-type="float" office:value="572">
            <text:p>572 kg</text:p>
          </table:table-cell>
          <table:table-cell table:style-name="ce19" table:formula="oooc:=[.$B7]*10+370+[.V$2]*8" office:value-type="float" office:value="580">
            <text:p>580 kg</text:p>
          </table:table-cell>
          <table:table-cell table:style-name="ce19" table:formula="oooc:=[.$B7]*10+370+[.W$2]*8" office:value-type="float" office:value="588">
            <text:p>588 kg</text:p>
          </table:table-cell>
          <table:table-cell table:style-name="ce19" table:formula="oooc:=[.$B7]*10+370+[.X$2]*8" office:value-type="float" office:value="596">
            <text:p>596 kg</text:p>
          </table:table-cell>
          <table:table-cell table:style-name="ce19" table:formula="oooc:=[.$B7]*10+370+[.Y$2]*8" office:value-type="float" office:value="604">
            <text:p>604 kg</text:p>
          </table:table-cell>
          <table:table-cell table:style-name="ce19" table:formula="oooc:=[.$B7]*10+370+[.Z$2]*8" office:value-type="float" office:value="612">
            <text:p>612 kg</text:p>
          </table:table-cell>
          <table:table-cell table:style-name="ce19" table:formula="oooc:=[.$B7]*10+370+[.AA$2]*8" office:value-type="float" office:value="620">
            <text:p>620 kg</text:p>
          </table:table-cell>
          <table:table-cell table:style-name="ce19" table:formula="oooc:=[.$B7]*10+370+[.AB$2]*8" office:value-type="float" office:value="628">
            <text:p>628 kg</text:p>
          </table:table-cell>
          <table:table-cell table:style-name="ce19" table:formula="oooc:=[.$B7]*10+370+[.AC$2]*8" office:value-type="float" office:value="636">
            <text:p>636 kg</text:p>
          </table:table-cell>
          <table:table-cell table:style-name="ce19" table:formula="oooc:=[.$B7]*10+370+[.AD$2]*8" office:value-type="float" office:value="644">
            <text:p>644 kg</text:p>
          </table:table-cell>
          <table:table-cell table:style-name="ce19" table:formula="oooc:=[.$B7]*10+370+[.AE$2]*8" office:value-type="float" office:value="652">
            <text:p>652 kg</text:p>
          </table:table-cell>
          <table:table-cell table:style-name="ce19" table:formula="oooc:=[.$B7]*10+370+[.AF$2]*8" office:value-type="float" office:value="660">
            <text:p>6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19" table:formula="oooc:=[.$B8]*10+370+[.C$2]*8" office:value-type="float" office:value="438">
            <text:p>438 kg</text:p>
          </table:table-cell>
          <table:table-cell table:style-name="ce19" table:formula="oooc:=[.$B8]*10+370+[.D$2]*8" office:value-type="float" office:value="446">
            <text:p>446 kg</text:p>
          </table:table-cell>
          <table:table-cell table:style-name="ce19" table:formula="oooc:=[.$B8]*10+370+[.E$2]*8" office:value-type="float" office:value="454">
            <text:p>454 kg</text:p>
          </table:table-cell>
          <table:table-cell table:style-name="ce19" table:formula="oooc:=[.$B8]*10+370+[.F$2]*8" office:value-type="float" office:value="462">
            <text:p>462 kg</text:p>
          </table:table-cell>
          <table:table-cell table:style-name="ce19" table:formula="oooc:=[.$B8]*10+370+[.G$2]*8" office:value-type="float" office:value="470">
            <text:p>470 kg</text:p>
          </table:table-cell>
          <table:table-cell table:style-name="ce19" table:formula="oooc:=[.$B8]*10+370+[.H$2]*8" office:value-type="float" office:value="478">
            <text:p>478 kg</text:p>
          </table:table-cell>
          <table:table-cell table:style-name="ce19" table:formula="oooc:=[.$B8]*10+370+[.I$2]*8" office:value-type="float" office:value="486">
            <text:p>486 kg</text:p>
          </table:table-cell>
          <table:table-cell table:style-name="ce19" table:formula="oooc:=[.$B8]*10+370+[.J$2]*8" office:value-type="float" office:value="494">
            <text:p>494 kg</text:p>
          </table:table-cell>
          <table:table-cell table:style-name="ce19" table:formula="oooc:=[.$B8]*10+370+[.K$2]*8" office:value-type="float" office:value="502">
            <text:p>502 kg</text:p>
          </table:table-cell>
          <table:table-cell table:style-name="ce19" table:formula="oooc:=[.$B8]*10+370+[.L$2]*8" office:value-type="float" office:value="510">
            <text:p>510 kg</text:p>
          </table:table-cell>
          <table:table-cell table:style-name="ce19" table:formula="oooc:=[.$B8]*10+370+[.M$2]*8" office:value-type="float" office:value="518">
            <text:p>518 kg</text:p>
          </table:table-cell>
          <table:table-cell table:style-name="ce19" table:formula="oooc:=[.$B8]*10+370+[.N$2]*8" office:value-type="float" office:value="526">
            <text:p>526 kg</text:p>
          </table:table-cell>
          <table:table-cell table:style-name="ce19" table:formula="oooc:=[.$B8]*10+370+[.O$2]*8" office:value-type="float" office:value="534">
            <text:p>534 kg</text:p>
          </table:table-cell>
          <table:table-cell table:style-name="ce19" table:formula="oooc:=[.$B8]*10+370+[.P$2]*8" office:value-type="float" office:value="542">
            <text:p>542 kg</text:p>
          </table:table-cell>
          <table:table-cell table:style-name="ce19" table:formula="oooc:=[.$B8]*10+370+[.Q$2]*8" office:value-type="float" office:value="550">
            <text:p>550 kg</text:p>
          </table:table-cell>
          <table:table-cell table:style-name="ce19" table:formula="oooc:=[.$B8]*10+370+[.R$2]*8" office:value-type="float" office:value="558">
            <text:p>558 kg</text:p>
          </table:table-cell>
          <table:table-cell table:style-name="ce19" table:formula="oooc:=[.$B8]*10+370+[.S$2]*8" office:value-type="float" office:value="566">
            <text:p>566 kg</text:p>
          </table:table-cell>
          <table:table-cell table:style-name="ce19" table:formula="oooc:=[.$B8]*10+370+[.T$2]*8" office:value-type="float" office:value="574">
            <text:p>574 kg</text:p>
          </table:table-cell>
          <table:table-cell table:style-name="ce19" table:formula="oooc:=[.$B8]*10+370+[.U$2]*8" office:value-type="float" office:value="582">
            <text:p>582 kg</text:p>
          </table:table-cell>
          <table:table-cell table:style-name="ce19" table:formula="oooc:=[.$B8]*10+370+[.V$2]*8" office:value-type="float" office:value="590">
            <text:p>590 kg</text:p>
          </table:table-cell>
          <table:table-cell table:style-name="ce19" table:formula="oooc:=[.$B8]*10+370+[.W$2]*8" office:value-type="float" office:value="598">
            <text:p>598 kg</text:p>
          </table:table-cell>
          <table:table-cell table:style-name="ce19" table:formula="oooc:=[.$B8]*10+370+[.X$2]*8" office:value-type="float" office:value="606">
            <text:p>606 kg</text:p>
          </table:table-cell>
          <table:table-cell table:style-name="ce19" table:formula="oooc:=[.$B8]*10+370+[.Y$2]*8" office:value-type="float" office:value="614">
            <text:p>614 kg</text:p>
          </table:table-cell>
          <table:table-cell table:style-name="ce19" table:formula="oooc:=[.$B8]*10+370+[.Z$2]*8" office:value-type="float" office:value="622">
            <text:p>622 kg</text:p>
          </table:table-cell>
          <table:table-cell table:style-name="ce19" table:formula="oooc:=[.$B8]*10+370+[.AA$2]*8" office:value-type="float" office:value="630">
            <text:p>630 kg</text:p>
          </table:table-cell>
          <table:table-cell table:style-name="ce19" table:formula="oooc:=[.$B8]*10+370+[.AB$2]*8" office:value-type="float" office:value="638">
            <text:p>638 kg</text:p>
          </table:table-cell>
          <table:table-cell table:style-name="ce19" table:formula="oooc:=[.$B8]*10+370+[.AC$2]*8" office:value-type="float" office:value="646">
            <text:p>646 kg</text:p>
          </table:table-cell>
          <table:table-cell table:style-name="ce19" table:formula="oooc:=[.$B8]*10+370+[.AD$2]*8" office:value-type="float" office:value="654">
            <text:p>654 kg</text:p>
          </table:table-cell>
          <table:table-cell table:style-name="ce19" table:formula="oooc:=[.$B8]*10+370+[.AE$2]*8" office:value-type="float" office:value="662">
            <text:p>662 kg</text:p>
          </table:table-cell>
          <table:table-cell table:style-name="ce19" table:formula="oooc:=[.$B8]*10+370+[.AF$2]*8" office:value-type="float" office:value="670">
            <text:p>6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style-name="ce19" table:formula="oooc:=[.$B9]*10+370+[.C$2]*8" office:value-type="float" office:value="448">
            <text:p>448 kg</text:p>
          </table:table-cell>
          <table:table-cell table:style-name="ce19" table:formula="oooc:=[.$B9]*10+370+[.D$2]*8" office:value-type="float" office:value="456">
            <text:p>456 kg</text:p>
          </table:table-cell>
          <table:table-cell table:style-name="ce19" table:formula="oooc:=[.$B9]*10+370+[.E$2]*8" office:value-type="float" office:value="464">
            <text:p>464 kg</text:p>
          </table:table-cell>
          <table:table-cell table:style-name="ce19" table:formula="oooc:=[.$B9]*10+370+[.F$2]*8" office:value-type="float" office:value="472">
            <text:p>472 kg</text:p>
          </table:table-cell>
          <table:table-cell table:style-name="ce19" table:formula="oooc:=[.$B9]*10+370+[.G$2]*8" office:value-type="float" office:value="480">
            <text:p>480 kg</text:p>
          </table:table-cell>
          <table:table-cell table:style-name="ce19" table:formula="oooc:=[.$B9]*10+370+[.H$2]*8" office:value-type="float" office:value="488">
            <text:p>488 kg</text:p>
          </table:table-cell>
          <table:table-cell table:style-name="ce19" table:formula="oooc:=[.$B9]*10+370+[.I$2]*8" office:value-type="float" office:value="496">
            <text:p>496 kg</text:p>
          </table:table-cell>
          <table:table-cell table:style-name="ce19" table:formula="oooc:=[.$B9]*10+370+[.J$2]*8" office:value-type="float" office:value="504">
            <text:p>504 kg</text:p>
          </table:table-cell>
          <table:table-cell table:style-name="ce19" table:formula="oooc:=[.$B9]*10+370+[.K$2]*8" office:value-type="float" office:value="512">
            <text:p>512 kg</text:p>
          </table:table-cell>
          <table:table-cell table:style-name="ce19" table:formula="oooc:=[.$B9]*10+370+[.L$2]*8" office:value-type="float" office:value="520">
            <text:p>520 kg</text:p>
          </table:table-cell>
          <table:table-cell table:style-name="ce19" table:formula="oooc:=[.$B9]*10+370+[.M$2]*8" office:value-type="float" office:value="528">
            <text:p>528 kg</text:p>
          </table:table-cell>
          <table:table-cell table:style-name="ce19" table:formula="oooc:=[.$B9]*10+370+[.N$2]*8" office:value-type="float" office:value="536">
            <text:p>536 kg</text:p>
          </table:table-cell>
          <table:table-cell table:style-name="ce19" table:formula="oooc:=[.$B9]*10+370+[.O$2]*8" office:value-type="float" office:value="544">
            <text:p>544 kg</text:p>
          </table:table-cell>
          <table:table-cell table:style-name="ce19" table:formula="oooc:=[.$B9]*10+370+[.P$2]*8" office:value-type="float" office:value="552">
            <text:p>552 kg</text:p>
          </table:table-cell>
          <table:table-cell table:style-name="ce19" table:formula="oooc:=[.$B9]*10+370+[.Q$2]*8" office:value-type="float" office:value="560">
            <text:p>560 kg</text:p>
          </table:table-cell>
          <table:table-cell table:style-name="ce19" table:formula="oooc:=[.$B9]*10+370+[.R$2]*8" office:value-type="float" office:value="568">
            <text:p>568 kg</text:p>
          </table:table-cell>
          <table:table-cell table:style-name="ce19" table:formula="oooc:=[.$B9]*10+370+[.S$2]*8" office:value-type="float" office:value="576">
            <text:p>576 kg</text:p>
          </table:table-cell>
          <table:table-cell table:style-name="ce19" table:formula="oooc:=[.$B9]*10+370+[.T$2]*8" office:value-type="float" office:value="584">
            <text:p>584 kg</text:p>
          </table:table-cell>
          <table:table-cell table:style-name="ce19" table:formula="oooc:=[.$B9]*10+370+[.U$2]*8" office:value-type="float" office:value="592">
            <text:p>592 kg</text:p>
          </table:table-cell>
          <table:table-cell table:style-name="ce19" table:formula="oooc:=[.$B9]*10+370+[.V$2]*8" office:value-type="float" office:value="600">
            <text:p>600 kg</text:p>
          </table:table-cell>
          <table:table-cell table:style-name="ce19" table:formula="oooc:=[.$B9]*10+370+[.W$2]*8" office:value-type="float" office:value="608">
            <text:p>608 kg</text:p>
          </table:table-cell>
          <table:table-cell table:style-name="ce19" table:formula="oooc:=[.$B9]*10+370+[.X$2]*8" office:value-type="float" office:value="616">
            <text:p>616 kg</text:p>
          </table:table-cell>
          <table:table-cell table:style-name="ce19" table:formula="oooc:=[.$B9]*10+370+[.Y$2]*8" office:value-type="float" office:value="624">
            <text:p>624 kg</text:p>
          </table:table-cell>
          <table:table-cell table:style-name="ce19" table:formula="oooc:=[.$B9]*10+370+[.Z$2]*8" office:value-type="float" office:value="632">
            <text:p>632 kg</text:p>
          </table:table-cell>
          <table:table-cell table:style-name="ce19" table:formula="oooc:=[.$B9]*10+370+[.AA$2]*8" office:value-type="float" office:value="640">
            <text:p>640 kg</text:p>
          </table:table-cell>
          <table:table-cell table:style-name="ce19" table:formula="oooc:=[.$B9]*10+370+[.AB$2]*8" office:value-type="float" office:value="648">
            <text:p>648 kg</text:p>
          </table:table-cell>
          <table:table-cell table:style-name="ce19" table:formula="oooc:=[.$B9]*10+370+[.AC$2]*8" office:value-type="float" office:value="656">
            <text:p>656 kg</text:p>
          </table:table-cell>
          <table:table-cell table:style-name="ce19" table:formula="oooc:=[.$B9]*10+370+[.AD$2]*8" office:value-type="float" office:value="664">
            <text:p>664 kg</text:p>
          </table:table-cell>
          <table:table-cell table:style-name="ce19" table:formula="oooc:=[.$B9]*10+370+[.AE$2]*8" office:value-type="float" office:value="672">
            <text:p>672 kg</text:p>
          </table:table-cell>
          <table:table-cell table:style-name="ce19" table:formula="oooc:=[.$B9]*10+370+[.AF$2]*8" office:value-type="float" office:value="680">
            <text:p>6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19" table:formula="oooc:=[.$B10]*10+370+[.C$2]*8" office:value-type="float" office:value="458">
            <text:p>458 kg</text:p>
          </table:table-cell>
          <table:table-cell table:style-name="ce19" table:formula="oooc:=[.$B10]*10+370+[.D$2]*8" office:value-type="float" office:value="466">
            <text:p>466 kg</text:p>
          </table:table-cell>
          <table:table-cell table:style-name="ce19" table:formula="oooc:=[.$B10]*10+370+[.E$2]*8" office:value-type="float" office:value="474">
            <text:p>474 kg</text:p>
          </table:table-cell>
          <table:table-cell table:style-name="ce19" table:formula="oooc:=[.$B10]*10+370+[.F$2]*8" office:value-type="float" office:value="482">
            <text:p>482 kg</text:p>
          </table:table-cell>
          <table:table-cell table:style-name="ce19" table:formula="oooc:=[.$B10]*10+370+[.G$2]*8" office:value-type="float" office:value="490">
            <text:p>490 kg</text:p>
          </table:table-cell>
          <table:table-cell table:style-name="ce19" table:formula="oooc:=[.$B10]*10+370+[.H$2]*8" office:value-type="float" office:value="498">
            <text:p>498 kg</text:p>
          </table:table-cell>
          <table:table-cell table:style-name="ce19" table:formula="oooc:=[.$B10]*10+370+[.I$2]*8" office:value-type="float" office:value="506">
            <text:p>506 kg</text:p>
          </table:table-cell>
          <table:table-cell table:style-name="ce19" table:formula="oooc:=[.$B10]*10+370+[.J$2]*8" office:value-type="float" office:value="514">
            <text:p>514 kg</text:p>
          </table:table-cell>
          <table:table-cell table:style-name="ce19" table:formula="oooc:=[.$B10]*10+370+[.K$2]*8" office:value-type="float" office:value="522">
            <text:p>522 kg</text:p>
          </table:table-cell>
          <table:table-cell table:style-name="ce19" table:formula="oooc:=[.$B10]*10+370+[.L$2]*8" office:value-type="float" office:value="530">
            <text:p>530 kg</text:p>
          </table:table-cell>
          <table:table-cell table:style-name="ce19" table:formula="oooc:=[.$B10]*10+370+[.M$2]*8" office:value-type="float" office:value="538">
            <text:p>538 kg</text:p>
          </table:table-cell>
          <table:table-cell table:style-name="ce19" table:formula="oooc:=[.$B10]*10+370+[.N$2]*8" office:value-type="float" office:value="546">
            <text:p>546 kg</text:p>
          </table:table-cell>
          <table:table-cell table:style-name="ce19" table:formula="oooc:=[.$B10]*10+370+[.O$2]*8" office:value-type="float" office:value="554">
            <text:p>554 kg</text:p>
          </table:table-cell>
          <table:table-cell table:style-name="ce19" table:formula="oooc:=[.$B10]*10+370+[.P$2]*8" office:value-type="float" office:value="562">
            <text:p>562 kg</text:p>
          </table:table-cell>
          <table:table-cell table:style-name="ce19" table:formula="oooc:=[.$B10]*10+370+[.Q$2]*8" office:value-type="float" office:value="570">
            <text:p>570 kg</text:p>
          </table:table-cell>
          <table:table-cell table:style-name="ce19" table:formula="oooc:=[.$B10]*10+370+[.R$2]*8" office:value-type="float" office:value="578">
            <text:p>578 kg</text:p>
          </table:table-cell>
          <table:table-cell table:style-name="ce19" table:formula="oooc:=[.$B10]*10+370+[.S$2]*8" office:value-type="float" office:value="586">
            <text:p>586 kg</text:p>
          </table:table-cell>
          <table:table-cell table:style-name="ce19" table:formula="oooc:=[.$B10]*10+370+[.T$2]*8" office:value-type="float" office:value="594">
            <text:p>594 kg</text:p>
          </table:table-cell>
          <table:table-cell table:style-name="ce19" table:formula="oooc:=[.$B10]*10+370+[.U$2]*8" office:value-type="float" office:value="602">
            <text:p>602 kg</text:p>
          </table:table-cell>
          <table:table-cell table:style-name="ce19" table:formula="oooc:=[.$B10]*10+370+[.V$2]*8" office:value-type="float" office:value="610">
            <text:p>610 kg</text:p>
          </table:table-cell>
          <table:table-cell table:style-name="ce19" table:formula="oooc:=[.$B10]*10+370+[.W$2]*8" office:value-type="float" office:value="618">
            <text:p>618 kg</text:p>
          </table:table-cell>
          <table:table-cell table:style-name="ce19" table:formula="oooc:=[.$B10]*10+370+[.X$2]*8" office:value-type="float" office:value="626">
            <text:p>626 kg</text:p>
          </table:table-cell>
          <table:table-cell table:style-name="ce19" table:formula="oooc:=[.$B10]*10+370+[.Y$2]*8" office:value-type="float" office:value="634">
            <text:p>634 kg</text:p>
          </table:table-cell>
          <table:table-cell table:style-name="ce19" table:formula="oooc:=[.$B10]*10+370+[.Z$2]*8" office:value-type="float" office:value="642">
            <text:p>642 kg</text:p>
          </table:table-cell>
          <table:table-cell table:style-name="ce19" table:formula="oooc:=[.$B10]*10+370+[.AA$2]*8" office:value-type="float" office:value="650">
            <text:p>650 kg</text:p>
          </table:table-cell>
          <table:table-cell table:style-name="ce19" table:formula="oooc:=[.$B10]*10+370+[.AB$2]*8" office:value-type="float" office:value="658">
            <text:p>658 kg</text:p>
          </table:table-cell>
          <table:table-cell table:style-name="ce19" table:formula="oooc:=[.$B10]*10+370+[.AC$2]*8" office:value-type="float" office:value="666">
            <text:p>666 kg</text:p>
          </table:table-cell>
          <table:table-cell table:style-name="ce19" table:formula="oooc:=[.$B10]*10+370+[.AD$2]*8" office:value-type="float" office:value="674">
            <text:p>674 kg</text:p>
          </table:table-cell>
          <table:table-cell table:style-name="ce19" table:formula="oooc:=[.$B10]*10+370+[.AE$2]*8" office:value-type="float" office:value="682">
            <text:p>682 kg</text:p>
          </table:table-cell>
          <table:table-cell table:style-name="ce19" table:formula="oooc:=[.$B10]*10+370+[.AF$2]*8" office:value-type="float" office:value="690">
            <text:p>6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style-name="ce19" table:formula="oooc:=[.$B11]*10+370+[.C$2]*8" office:value-type="float" office:value="468">
            <text:p>468 kg</text:p>
          </table:table-cell>
          <table:table-cell table:style-name="ce19" table:formula="oooc:=[.$B11]*10+370+[.D$2]*8" office:value-type="float" office:value="476">
            <text:p>476 kg</text:p>
          </table:table-cell>
          <table:table-cell table:style-name="ce19" table:formula="oooc:=[.$B11]*10+370+[.E$2]*8" office:value-type="float" office:value="484">
            <text:p>484 kg</text:p>
          </table:table-cell>
          <table:table-cell table:style-name="ce19" table:formula="oooc:=[.$B11]*10+370+[.F$2]*8" office:value-type="float" office:value="492">
            <text:p>492 kg</text:p>
          </table:table-cell>
          <table:table-cell table:style-name="ce19" table:formula="oooc:=[.$B11]*10+370+[.G$2]*8" office:value-type="float" office:value="500">
            <text:p>500 kg</text:p>
          </table:table-cell>
          <table:table-cell table:style-name="ce19" table:formula="oooc:=[.$B11]*10+370+[.H$2]*8" office:value-type="float" office:value="508">
            <text:p>508 kg</text:p>
          </table:table-cell>
          <table:table-cell table:style-name="ce19" table:formula="oooc:=[.$B11]*10+370+[.I$2]*8" office:value-type="float" office:value="516">
            <text:p>516 kg</text:p>
          </table:table-cell>
          <table:table-cell table:style-name="ce19" table:formula="oooc:=[.$B11]*10+370+[.J$2]*8" office:value-type="float" office:value="524">
            <text:p>524 kg</text:p>
          </table:table-cell>
          <table:table-cell table:style-name="ce19" table:formula="oooc:=[.$B11]*10+370+[.K$2]*8" office:value-type="float" office:value="532">
            <text:p>532 kg</text:p>
          </table:table-cell>
          <table:table-cell table:style-name="ce19" table:formula="oooc:=[.$B11]*10+370+[.L$2]*8" office:value-type="float" office:value="540">
            <text:p>540 kg</text:p>
          </table:table-cell>
          <table:table-cell table:style-name="ce19" table:formula="oooc:=[.$B11]*10+370+[.M$2]*8" office:value-type="float" office:value="548">
            <text:p>548 kg</text:p>
          </table:table-cell>
          <table:table-cell table:style-name="ce19" table:formula="oooc:=[.$B11]*10+370+[.N$2]*8" office:value-type="float" office:value="556">
            <text:p>556 kg</text:p>
          </table:table-cell>
          <table:table-cell table:style-name="ce19" table:formula="oooc:=[.$B11]*10+370+[.O$2]*8" office:value-type="float" office:value="564">
            <text:p>564 kg</text:p>
          </table:table-cell>
          <table:table-cell table:style-name="ce19" table:formula="oooc:=[.$B11]*10+370+[.P$2]*8" office:value-type="float" office:value="572">
            <text:p>572 kg</text:p>
          </table:table-cell>
          <table:table-cell table:style-name="ce19" table:formula="oooc:=[.$B11]*10+370+[.Q$2]*8" office:value-type="float" office:value="580">
            <text:p>580 kg</text:p>
          </table:table-cell>
          <table:table-cell table:style-name="ce19" table:formula="oooc:=[.$B11]*10+370+[.R$2]*8" office:value-type="float" office:value="588">
            <text:p>588 kg</text:p>
          </table:table-cell>
          <table:table-cell table:style-name="ce19" table:formula="oooc:=[.$B11]*10+370+[.S$2]*8" office:value-type="float" office:value="596">
            <text:p>596 kg</text:p>
          </table:table-cell>
          <table:table-cell table:style-name="ce19" table:formula="oooc:=[.$B11]*10+370+[.T$2]*8" office:value-type="float" office:value="604">
            <text:p>604 kg</text:p>
          </table:table-cell>
          <table:table-cell table:style-name="ce19" table:formula="oooc:=[.$B11]*10+370+[.U$2]*8" office:value-type="float" office:value="612">
            <text:p>612 kg</text:p>
          </table:table-cell>
          <table:table-cell table:style-name="ce19" table:formula="oooc:=[.$B11]*10+370+[.V$2]*8" office:value-type="float" office:value="620">
            <text:p>620 kg</text:p>
          </table:table-cell>
          <table:table-cell table:style-name="ce19" table:formula="oooc:=[.$B11]*10+370+[.W$2]*8" office:value-type="float" office:value="628">
            <text:p>628 kg</text:p>
          </table:table-cell>
          <table:table-cell table:style-name="ce19" table:formula="oooc:=[.$B11]*10+370+[.X$2]*8" office:value-type="float" office:value="636">
            <text:p>636 kg</text:p>
          </table:table-cell>
          <table:table-cell table:style-name="ce19" table:formula="oooc:=[.$B11]*10+370+[.Y$2]*8" office:value-type="float" office:value="644">
            <text:p>644 kg</text:p>
          </table:table-cell>
          <table:table-cell table:style-name="ce19" table:formula="oooc:=[.$B11]*10+370+[.Z$2]*8" office:value-type="float" office:value="652">
            <text:p>652 kg</text:p>
          </table:table-cell>
          <table:table-cell table:style-name="ce19" table:formula="oooc:=[.$B11]*10+370+[.AA$2]*8" office:value-type="float" office:value="660">
            <text:p>660 kg</text:p>
          </table:table-cell>
          <table:table-cell table:style-name="ce19" table:formula="oooc:=[.$B11]*10+370+[.AB$2]*8" office:value-type="float" office:value="668">
            <text:p>668 kg</text:p>
          </table:table-cell>
          <table:table-cell table:style-name="ce19" table:formula="oooc:=[.$B11]*10+370+[.AC$2]*8" office:value-type="float" office:value="676">
            <text:p>676 kg</text:p>
          </table:table-cell>
          <table:table-cell table:style-name="ce19" table:formula="oooc:=[.$B11]*10+370+[.AD$2]*8" office:value-type="float" office:value="684">
            <text:p>684 kg</text:p>
          </table:table-cell>
          <table:table-cell table:style-name="ce19" table:formula="oooc:=[.$B11]*10+370+[.AE$2]*8" office:value-type="float" office:value="692">
            <text:p>692 kg</text:p>
          </table:table-cell>
          <table:table-cell table:style-name="ce19" table:formula="oooc:=[.$B11]*10+370+[.AF$2]*8" office:value-type="float" office:value="700">
            <text:p>7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style-name="ce19" table:formula="oooc:=[.$B12]*10+370+[.C$2]*8" office:value-type="float" office:value="478">
            <text:p>478 kg</text:p>
          </table:table-cell>
          <table:table-cell table:style-name="ce19" table:formula="oooc:=[.$B12]*10+370+[.D$2]*8" office:value-type="float" office:value="486">
            <text:p>486 kg</text:p>
          </table:table-cell>
          <table:table-cell table:style-name="ce19" table:formula="oooc:=[.$B12]*10+370+[.E$2]*8" office:value-type="float" office:value="494">
            <text:p>494 kg</text:p>
          </table:table-cell>
          <table:table-cell table:style-name="ce19" table:formula="oooc:=[.$B12]*10+370+[.F$2]*8" office:value-type="float" office:value="502">
            <text:p>502 kg</text:p>
          </table:table-cell>
          <table:table-cell table:style-name="ce19" table:formula="oooc:=[.$B12]*10+370+[.G$2]*8" office:value-type="float" office:value="510">
            <text:p>510 kg</text:p>
          </table:table-cell>
          <table:table-cell table:style-name="ce19" table:formula="oooc:=[.$B12]*10+370+[.H$2]*8" office:value-type="float" office:value="518">
            <text:p>518 kg</text:p>
          </table:table-cell>
          <table:table-cell table:style-name="ce19" table:formula="oooc:=[.$B12]*10+370+[.I$2]*8" office:value-type="float" office:value="526">
            <text:p>526 kg</text:p>
          </table:table-cell>
          <table:table-cell table:style-name="ce19" table:formula="oooc:=[.$B12]*10+370+[.J$2]*8" office:value-type="float" office:value="534">
            <text:p>534 kg</text:p>
          </table:table-cell>
          <table:table-cell table:style-name="ce19" table:formula="oooc:=[.$B12]*10+370+[.K$2]*8" office:value-type="float" office:value="542">
            <text:p>542 kg</text:p>
          </table:table-cell>
          <table:table-cell table:style-name="ce19" table:formula="oooc:=[.$B12]*10+370+[.L$2]*8" office:value-type="float" office:value="550">
            <text:p>550 kg</text:p>
          </table:table-cell>
          <table:table-cell table:style-name="ce19" table:formula="oooc:=[.$B12]*10+370+[.M$2]*8" office:value-type="float" office:value="558">
            <text:p>558 kg</text:p>
          </table:table-cell>
          <table:table-cell table:style-name="ce19" table:formula="oooc:=[.$B12]*10+370+[.N$2]*8" office:value-type="float" office:value="566">
            <text:p>566 kg</text:p>
          </table:table-cell>
          <table:table-cell table:style-name="ce19" table:formula="oooc:=[.$B12]*10+370+[.O$2]*8" office:value-type="float" office:value="574">
            <text:p>574 kg</text:p>
          </table:table-cell>
          <table:table-cell table:style-name="ce19" table:formula="oooc:=[.$B12]*10+370+[.P$2]*8" office:value-type="float" office:value="582">
            <text:p>582 kg</text:p>
          </table:table-cell>
          <table:table-cell table:style-name="ce19" table:formula="oooc:=[.$B12]*10+370+[.Q$2]*8" office:value-type="float" office:value="590">
            <text:p>590 kg</text:p>
          </table:table-cell>
          <table:table-cell table:style-name="ce19" table:formula="oooc:=[.$B12]*10+370+[.R$2]*8" office:value-type="float" office:value="598">
            <text:p>598 kg</text:p>
          </table:table-cell>
          <table:table-cell table:style-name="ce19" table:formula="oooc:=[.$B12]*10+370+[.S$2]*8" office:value-type="float" office:value="606">
            <text:p>606 kg</text:p>
          </table:table-cell>
          <table:table-cell table:style-name="ce19" table:formula="oooc:=[.$B12]*10+370+[.T$2]*8" office:value-type="float" office:value="614">
            <text:p>614 kg</text:p>
          </table:table-cell>
          <table:table-cell table:style-name="ce19" table:formula="oooc:=[.$B12]*10+370+[.U$2]*8" office:value-type="float" office:value="622">
            <text:p>622 kg</text:p>
          </table:table-cell>
          <table:table-cell table:style-name="ce19" table:formula="oooc:=[.$B12]*10+370+[.V$2]*8" office:value-type="float" office:value="630">
            <text:p>630 kg</text:p>
          </table:table-cell>
          <table:table-cell table:style-name="ce19" table:formula="oooc:=[.$B12]*10+370+[.W$2]*8" office:value-type="float" office:value="638">
            <text:p>638 kg</text:p>
          </table:table-cell>
          <table:table-cell table:style-name="ce19" table:formula="oooc:=[.$B12]*10+370+[.X$2]*8" office:value-type="float" office:value="646">
            <text:p>646 kg</text:p>
          </table:table-cell>
          <table:table-cell table:style-name="ce19" table:formula="oooc:=[.$B12]*10+370+[.Y$2]*8" office:value-type="float" office:value="654">
            <text:p>654 kg</text:p>
          </table:table-cell>
          <table:table-cell table:style-name="ce19" table:formula="oooc:=[.$B12]*10+370+[.Z$2]*8" office:value-type="float" office:value="662">
            <text:p>662 kg</text:p>
          </table:table-cell>
          <table:table-cell table:style-name="ce19" table:formula="oooc:=[.$B12]*10+370+[.AA$2]*8" office:value-type="float" office:value="670">
            <text:p>670 kg</text:p>
          </table:table-cell>
          <table:table-cell table:style-name="ce19" table:formula="oooc:=[.$B12]*10+370+[.AB$2]*8" office:value-type="float" office:value="678">
            <text:p>678 kg</text:p>
          </table:table-cell>
          <table:table-cell table:style-name="ce19" table:formula="oooc:=[.$B12]*10+370+[.AC$2]*8" office:value-type="float" office:value="686">
            <text:p>686 kg</text:p>
          </table:table-cell>
          <table:table-cell table:style-name="ce19" table:formula="oooc:=[.$B12]*10+370+[.AD$2]*8" office:value-type="float" office:value="694">
            <text:p>694 kg</text:p>
          </table:table-cell>
          <table:table-cell table:style-name="ce19" table:formula="oooc:=[.$B12]*10+370+[.AE$2]*8" office:value-type="float" office:value="702">
            <text:p>702 kg</text:p>
          </table:table-cell>
          <table:table-cell table:style-name="ce19" table:formula="oooc:=[.$B12]*10+370+[.AF$2]*8" office:value-type="float" office:value="710">
            <text:p>7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style-name="ce19" table:formula="oooc:=[.$B13]*10+370+[.C$2]*8" office:value-type="float" office:value="488">
            <text:p>488 kg</text:p>
          </table:table-cell>
          <table:table-cell table:style-name="ce19" table:formula="oooc:=[.$B13]*10+370+[.D$2]*8" office:value-type="float" office:value="496">
            <text:p>496 kg</text:p>
          </table:table-cell>
          <table:table-cell table:style-name="ce19" table:formula="oooc:=[.$B13]*10+370+[.E$2]*8" office:value-type="float" office:value="504">
            <text:p>504 kg</text:p>
          </table:table-cell>
          <table:table-cell table:style-name="ce19" table:formula="oooc:=[.$B13]*10+370+[.F$2]*8" office:value-type="float" office:value="512">
            <text:p>512 kg</text:p>
          </table:table-cell>
          <table:table-cell table:style-name="ce19" table:formula="oooc:=[.$B13]*10+370+[.G$2]*8" office:value-type="float" office:value="520">
            <text:p>520 kg</text:p>
          </table:table-cell>
          <table:table-cell table:style-name="ce19" table:formula="oooc:=[.$B13]*10+370+[.H$2]*8" office:value-type="float" office:value="528">
            <text:p>528 kg</text:p>
          </table:table-cell>
          <table:table-cell table:style-name="ce19" table:formula="oooc:=[.$B13]*10+370+[.I$2]*8" office:value-type="float" office:value="536">
            <text:p>536 kg</text:p>
          </table:table-cell>
          <table:table-cell table:style-name="ce19" table:formula="oooc:=[.$B13]*10+370+[.J$2]*8" office:value-type="float" office:value="544">
            <text:p>544 kg</text:p>
          </table:table-cell>
          <table:table-cell table:style-name="ce19" table:formula="oooc:=[.$B13]*10+370+[.K$2]*8" office:value-type="float" office:value="552">
            <text:p>552 kg</text:p>
          </table:table-cell>
          <table:table-cell table:style-name="ce19" table:formula="oooc:=[.$B13]*10+370+[.L$2]*8" office:value-type="float" office:value="560">
            <text:p>560 kg</text:p>
          </table:table-cell>
          <table:table-cell table:style-name="ce19" table:formula="oooc:=[.$B13]*10+370+[.M$2]*8" office:value-type="float" office:value="568">
            <text:p>568 kg</text:p>
          </table:table-cell>
          <table:table-cell table:style-name="ce19" table:formula="oooc:=[.$B13]*10+370+[.N$2]*8" office:value-type="float" office:value="576">
            <text:p>576 kg</text:p>
          </table:table-cell>
          <table:table-cell table:style-name="ce19" table:formula="oooc:=[.$B13]*10+370+[.O$2]*8" office:value-type="float" office:value="584">
            <text:p>584 kg</text:p>
          </table:table-cell>
          <table:table-cell table:style-name="ce19" table:formula="oooc:=[.$B13]*10+370+[.P$2]*8" office:value-type="float" office:value="592">
            <text:p>592 kg</text:p>
          </table:table-cell>
          <table:table-cell table:style-name="ce19" table:formula="oooc:=[.$B13]*10+370+[.Q$2]*8" office:value-type="float" office:value="600">
            <text:p>600 kg</text:p>
          </table:table-cell>
          <table:table-cell table:style-name="ce19" table:formula="oooc:=[.$B13]*10+370+[.R$2]*8" office:value-type="float" office:value="608">
            <text:p>608 kg</text:p>
          </table:table-cell>
          <table:table-cell table:style-name="ce19" table:formula="oooc:=[.$B13]*10+370+[.S$2]*8" office:value-type="float" office:value="616">
            <text:p>616 kg</text:p>
          </table:table-cell>
          <table:table-cell table:style-name="ce19" table:formula="oooc:=[.$B13]*10+370+[.T$2]*8" office:value-type="float" office:value="624">
            <text:p>624 kg</text:p>
          </table:table-cell>
          <table:table-cell table:style-name="ce19" table:formula="oooc:=[.$B13]*10+370+[.U$2]*8" office:value-type="float" office:value="632">
            <text:p>632 kg</text:p>
          </table:table-cell>
          <table:table-cell table:style-name="ce19" table:formula="oooc:=[.$B13]*10+370+[.V$2]*8" office:value-type="float" office:value="640">
            <text:p>640 kg</text:p>
          </table:table-cell>
          <table:table-cell table:style-name="ce19" table:formula="oooc:=[.$B13]*10+370+[.W$2]*8" office:value-type="float" office:value="648">
            <text:p>648 kg</text:p>
          </table:table-cell>
          <table:table-cell table:style-name="ce19" table:formula="oooc:=[.$B13]*10+370+[.X$2]*8" office:value-type="float" office:value="656">
            <text:p>656 kg</text:p>
          </table:table-cell>
          <table:table-cell table:style-name="ce19" table:formula="oooc:=[.$B13]*10+370+[.Y$2]*8" office:value-type="float" office:value="664">
            <text:p>664 kg</text:p>
          </table:table-cell>
          <table:table-cell table:style-name="ce19" table:formula="oooc:=[.$B13]*10+370+[.Z$2]*8" office:value-type="float" office:value="672">
            <text:p>672 kg</text:p>
          </table:table-cell>
          <table:table-cell table:style-name="ce19" table:formula="oooc:=[.$B13]*10+370+[.AA$2]*8" office:value-type="float" office:value="680">
            <text:p>680 kg</text:p>
          </table:table-cell>
          <table:table-cell table:style-name="ce19" table:formula="oooc:=[.$B13]*10+370+[.AB$2]*8" office:value-type="float" office:value="688">
            <text:p>688 kg</text:p>
          </table:table-cell>
          <table:table-cell table:style-name="ce19" table:formula="oooc:=[.$B13]*10+370+[.AC$2]*8" office:value-type="float" office:value="696">
            <text:p>696 kg</text:p>
          </table:table-cell>
          <table:table-cell table:style-name="ce19" table:formula="oooc:=[.$B13]*10+370+[.AD$2]*8" office:value-type="float" office:value="704">
            <text:p>704 kg</text:p>
          </table:table-cell>
          <table:table-cell table:style-name="ce19" table:formula="oooc:=[.$B13]*10+370+[.AE$2]*8" office:value-type="float" office:value="712">
            <text:p>712 kg</text:p>
          </table:table-cell>
          <table:table-cell table:style-name="ce19" table:formula="oooc:=[.$B13]*10+370+[.AF$2]*8" office:value-type="float" office:value="720">
            <text:p>7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style-name="ce19" table:formula="oooc:=[.$B14]*10+370+[.C$2]*8" office:value-type="float" office:value="498">
            <text:p>498 kg</text:p>
          </table:table-cell>
          <table:table-cell table:style-name="ce19" table:formula="oooc:=[.$B14]*10+370+[.D$2]*8" office:value-type="float" office:value="506">
            <text:p>506 kg</text:p>
          </table:table-cell>
          <table:table-cell table:style-name="ce19" table:formula="oooc:=[.$B14]*10+370+[.E$2]*8" office:value-type="float" office:value="514">
            <text:p>514 kg</text:p>
          </table:table-cell>
          <table:table-cell table:style-name="ce19" table:formula="oooc:=[.$B14]*10+370+[.F$2]*8" office:value-type="float" office:value="522">
            <text:p>522 kg</text:p>
          </table:table-cell>
          <table:table-cell table:style-name="ce19" table:formula="oooc:=[.$B14]*10+370+[.G$2]*8" office:value-type="float" office:value="530">
            <text:p>530 kg</text:p>
          </table:table-cell>
          <table:table-cell table:style-name="ce19" table:formula="oooc:=[.$B14]*10+370+[.H$2]*8" office:value-type="float" office:value="538">
            <text:p>538 kg</text:p>
          </table:table-cell>
          <table:table-cell table:style-name="ce19" table:formula="oooc:=[.$B14]*10+370+[.I$2]*8" office:value-type="float" office:value="546">
            <text:p>546 kg</text:p>
          </table:table-cell>
          <table:table-cell table:style-name="ce19" table:formula="oooc:=[.$B14]*10+370+[.J$2]*8" office:value-type="float" office:value="554">
            <text:p>554 kg</text:p>
          </table:table-cell>
          <table:table-cell table:style-name="ce19" table:formula="oooc:=[.$B14]*10+370+[.K$2]*8" office:value-type="float" office:value="562">
            <text:p>562 kg</text:p>
          </table:table-cell>
          <table:table-cell table:style-name="ce19" table:formula="oooc:=[.$B14]*10+370+[.L$2]*8" office:value-type="float" office:value="570">
            <text:p>570 kg</text:p>
          </table:table-cell>
          <table:table-cell table:style-name="ce19" table:formula="oooc:=[.$B14]*10+370+[.M$2]*8" office:value-type="float" office:value="578">
            <text:p>578 kg</text:p>
          </table:table-cell>
          <table:table-cell table:style-name="ce19" table:formula="oooc:=[.$B14]*10+370+[.N$2]*8" office:value-type="float" office:value="586">
            <text:p>586 kg</text:p>
          </table:table-cell>
          <table:table-cell table:style-name="ce19" table:formula="oooc:=[.$B14]*10+370+[.O$2]*8" office:value-type="float" office:value="594">
            <text:p>594 kg</text:p>
          </table:table-cell>
          <table:table-cell table:style-name="ce19" table:formula="oooc:=[.$B14]*10+370+[.P$2]*8" office:value-type="float" office:value="602">
            <text:p>602 kg</text:p>
          </table:table-cell>
          <table:table-cell table:style-name="ce19" table:formula="oooc:=[.$B14]*10+370+[.Q$2]*8" office:value-type="float" office:value="610">
            <text:p>610 kg</text:p>
          </table:table-cell>
          <table:table-cell table:style-name="ce19" table:formula="oooc:=[.$B14]*10+370+[.R$2]*8" office:value-type="float" office:value="618">
            <text:p>618 kg</text:p>
          </table:table-cell>
          <table:table-cell table:style-name="ce19" table:formula="oooc:=[.$B14]*10+370+[.S$2]*8" office:value-type="float" office:value="626">
            <text:p>626 kg</text:p>
          </table:table-cell>
          <table:table-cell table:style-name="ce19" table:formula="oooc:=[.$B14]*10+370+[.T$2]*8" office:value-type="float" office:value="634">
            <text:p>634 kg</text:p>
          </table:table-cell>
          <table:table-cell table:style-name="ce19" table:formula="oooc:=[.$B14]*10+370+[.U$2]*8" office:value-type="float" office:value="642">
            <text:p>642 kg</text:p>
          </table:table-cell>
          <table:table-cell table:style-name="ce19" table:formula="oooc:=[.$B14]*10+370+[.V$2]*8" office:value-type="float" office:value="650">
            <text:p>650 kg</text:p>
          </table:table-cell>
          <table:table-cell table:style-name="ce19" table:formula="oooc:=[.$B14]*10+370+[.W$2]*8" office:value-type="float" office:value="658">
            <text:p>658 kg</text:p>
          </table:table-cell>
          <table:table-cell table:style-name="ce19" table:formula="oooc:=[.$B14]*10+370+[.X$2]*8" office:value-type="float" office:value="666">
            <text:p>666 kg</text:p>
          </table:table-cell>
          <table:table-cell table:style-name="ce19" table:formula="oooc:=[.$B14]*10+370+[.Y$2]*8" office:value-type="float" office:value="674">
            <text:p>674 kg</text:p>
          </table:table-cell>
          <table:table-cell table:style-name="ce19" table:formula="oooc:=[.$B14]*10+370+[.Z$2]*8" office:value-type="float" office:value="682">
            <text:p>682 kg</text:p>
          </table:table-cell>
          <table:table-cell table:style-name="ce19" table:formula="oooc:=[.$B14]*10+370+[.AA$2]*8" office:value-type="float" office:value="690">
            <text:p>690 kg</text:p>
          </table:table-cell>
          <table:table-cell table:style-name="ce19" table:formula="oooc:=[.$B14]*10+370+[.AB$2]*8" office:value-type="float" office:value="698">
            <text:p>698 kg</text:p>
          </table:table-cell>
          <table:table-cell table:style-name="ce19" table:formula="oooc:=[.$B14]*10+370+[.AC$2]*8" office:value-type="float" office:value="706">
            <text:p>706 kg</text:p>
          </table:table-cell>
          <table:table-cell table:style-name="ce19" table:formula="oooc:=[.$B14]*10+370+[.AD$2]*8" office:value-type="float" office:value="714">
            <text:p>714 kg</text:p>
          </table:table-cell>
          <table:table-cell table:style-name="ce19" table:formula="oooc:=[.$B14]*10+370+[.AE$2]*8" office:value-type="float" office:value="722">
            <text:p>722 kg</text:p>
          </table:table-cell>
          <table:table-cell table:style-name="ce19" table:formula="oooc:=[.$B14]*10+370+[.AF$2]*8" office:value-type="float" office:value="730">
            <text:p>7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style-name="ce19" table:formula="oooc:=[.$B15]*10+370+[.C$2]*8" office:value-type="float" office:value="508">
            <text:p>508 kg</text:p>
          </table:table-cell>
          <table:table-cell table:style-name="ce19" table:formula="oooc:=[.$B15]*10+370+[.D$2]*8" office:value-type="float" office:value="516">
            <text:p>516 kg</text:p>
          </table:table-cell>
          <table:table-cell table:style-name="ce19" table:formula="oooc:=[.$B15]*10+370+[.E$2]*8" office:value-type="float" office:value="524">
            <text:p>524 kg</text:p>
          </table:table-cell>
          <table:table-cell table:style-name="ce19" table:formula="oooc:=[.$B15]*10+370+[.F$2]*8" office:value-type="float" office:value="532">
            <text:p>532 kg</text:p>
          </table:table-cell>
          <table:table-cell table:style-name="ce19" table:formula="oooc:=[.$B15]*10+370+[.G$2]*8" office:value-type="float" office:value="540">
            <text:p>540 kg</text:p>
          </table:table-cell>
          <table:table-cell table:style-name="ce19" table:formula="oooc:=[.$B15]*10+370+[.H$2]*8" office:value-type="float" office:value="548">
            <text:p>548 kg</text:p>
          </table:table-cell>
          <table:table-cell table:style-name="ce19" table:formula="oooc:=[.$B15]*10+370+[.I$2]*8" office:value-type="float" office:value="556">
            <text:p>556 kg</text:p>
          </table:table-cell>
          <table:table-cell table:style-name="ce19" table:formula="oooc:=[.$B15]*10+370+[.J$2]*8" office:value-type="float" office:value="564">
            <text:p>564 kg</text:p>
          </table:table-cell>
          <table:table-cell table:style-name="ce19" table:formula="oooc:=[.$B15]*10+370+[.K$2]*8" office:value-type="float" office:value="572">
            <text:p>572 kg</text:p>
          </table:table-cell>
          <table:table-cell table:style-name="ce19" table:formula="oooc:=[.$B15]*10+370+[.L$2]*8" office:value-type="float" office:value="580">
            <text:p>580 kg</text:p>
          </table:table-cell>
          <table:table-cell table:style-name="ce19" table:formula="oooc:=[.$B15]*10+370+[.M$2]*8" office:value-type="float" office:value="588">
            <text:p>588 kg</text:p>
          </table:table-cell>
          <table:table-cell table:style-name="ce19" table:formula="oooc:=[.$B15]*10+370+[.N$2]*8" office:value-type="float" office:value="596">
            <text:p>596 kg</text:p>
          </table:table-cell>
          <table:table-cell table:style-name="ce19" table:formula="oooc:=[.$B15]*10+370+[.O$2]*8" office:value-type="float" office:value="604">
            <text:p>604 kg</text:p>
          </table:table-cell>
          <table:table-cell table:style-name="ce19" table:formula="oooc:=[.$B15]*10+370+[.P$2]*8" office:value-type="float" office:value="612">
            <text:p>612 kg</text:p>
          </table:table-cell>
          <table:table-cell table:style-name="ce19" table:formula="oooc:=[.$B15]*10+370+[.Q$2]*8" office:value-type="float" office:value="620">
            <text:p>620 kg</text:p>
          </table:table-cell>
          <table:table-cell table:style-name="ce19" table:formula="oooc:=[.$B15]*10+370+[.R$2]*8" office:value-type="float" office:value="628">
            <text:p>628 kg</text:p>
          </table:table-cell>
          <table:table-cell table:style-name="ce19" table:formula="oooc:=[.$B15]*10+370+[.S$2]*8" office:value-type="float" office:value="636">
            <text:p>636 kg</text:p>
          </table:table-cell>
          <table:table-cell table:style-name="ce19" table:formula="oooc:=[.$B15]*10+370+[.T$2]*8" office:value-type="float" office:value="644">
            <text:p>644 kg</text:p>
          </table:table-cell>
          <table:table-cell table:style-name="ce19" table:formula="oooc:=[.$B15]*10+370+[.U$2]*8" office:value-type="float" office:value="652">
            <text:p>652 kg</text:p>
          </table:table-cell>
          <table:table-cell table:style-name="ce19" table:formula="oooc:=[.$B15]*10+370+[.V$2]*8" office:value-type="float" office:value="660">
            <text:p>660 kg</text:p>
          </table:table-cell>
          <table:table-cell table:style-name="ce19" table:formula="oooc:=[.$B15]*10+370+[.W$2]*8" office:value-type="float" office:value="668">
            <text:p>668 kg</text:p>
          </table:table-cell>
          <table:table-cell table:style-name="ce19" table:formula="oooc:=[.$B15]*10+370+[.X$2]*8" office:value-type="float" office:value="676">
            <text:p>676 kg</text:p>
          </table:table-cell>
          <table:table-cell table:style-name="ce19" table:formula="oooc:=[.$B15]*10+370+[.Y$2]*8" office:value-type="float" office:value="684">
            <text:p>684 kg</text:p>
          </table:table-cell>
          <table:table-cell table:style-name="ce19" table:formula="oooc:=[.$B15]*10+370+[.Z$2]*8" office:value-type="float" office:value="692">
            <text:p>692 kg</text:p>
          </table:table-cell>
          <table:table-cell table:style-name="ce19" table:formula="oooc:=[.$B15]*10+370+[.AA$2]*8" office:value-type="float" office:value="700">
            <text:p>700 kg</text:p>
          </table:table-cell>
          <table:table-cell table:style-name="ce19" table:formula="oooc:=[.$B15]*10+370+[.AB$2]*8" office:value-type="float" office:value="708">
            <text:p>708 kg</text:p>
          </table:table-cell>
          <table:table-cell table:style-name="ce19" table:formula="oooc:=[.$B15]*10+370+[.AC$2]*8" office:value-type="float" office:value="716">
            <text:p>716 kg</text:p>
          </table:table-cell>
          <table:table-cell table:style-name="ce19" table:formula="oooc:=[.$B15]*10+370+[.AD$2]*8" office:value-type="float" office:value="724">
            <text:p>724 kg</text:p>
          </table:table-cell>
          <table:table-cell table:style-name="ce19" table:formula="oooc:=[.$B15]*10+370+[.AE$2]*8" office:value-type="float" office:value="732">
            <text:p>732 kg</text:p>
          </table:table-cell>
          <table:table-cell table:style-name="ce19" table:formula="oooc:=[.$B15]*10+370+[.AF$2]*8" office:value-type="float" office:value="740">
            <text:p>7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style-name="ce19" table:formula="oooc:=[.$B16]*10+370+[.C$2]*8" office:value-type="float" office:value="518">
            <text:p>518 kg</text:p>
          </table:table-cell>
          <table:table-cell table:style-name="ce19" table:formula="oooc:=[.$B16]*10+370+[.D$2]*8" office:value-type="float" office:value="526">
            <text:p>526 kg</text:p>
          </table:table-cell>
          <table:table-cell table:style-name="ce19" table:formula="oooc:=[.$B16]*10+370+[.E$2]*8" office:value-type="float" office:value="534">
            <text:p>534 kg</text:p>
          </table:table-cell>
          <table:table-cell table:style-name="ce19" table:formula="oooc:=[.$B16]*10+370+[.F$2]*8" office:value-type="float" office:value="542">
            <text:p>542 kg</text:p>
          </table:table-cell>
          <table:table-cell table:style-name="ce19" table:formula="oooc:=[.$B16]*10+370+[.G$2]*8" office:value-type="float" office:value="550">
            <text:p>550 kg</text:p>
          </table:table-cell>
          <table:table-cell table:style-name="ce19" table:formula="oooc:=[.$B16]*10+370+[.H$2]*8" office:value-type="float" office:value="558">
            <text:p>558 kg</text:p>
          </table:table-cell>
          <table:table-cell table:style-name="ce19" table:formula="oooc:=[.$B16]*10+370+[.I$2]*8" office:value-type="float" office:value="566">
            <text:p>566 kg</text:p>
          </table:table-cell>
          <table:table-cell table:style-name="ce19" table:formula="oooc:=[.$B16]*10+370+[.J$2]*8" office:value-type="float" office:value="574">
            <text:p>574 kg</text:p>
          </table:table-cell>
          <table:table-cell table:style-name="ce19" table:formula="oooc:=[.$B16]*10+370+[.K$2]*8" office:value-type="float" office:value="582">
            <text:p>582 kg</text:p>
          </table:table-cell>
          <table:table-cell table:style-name="ce19" table:formula="oooc:=[.$B16]*10+370+[.L$2]*8" office:value-type="float" office:value="590">
            <text:p>590 kg</text:p>
          </table:table-cell>
          <table:table-cell table:style-name="ce19" table:formula="oooc:=[.$B16]*10+370+[.M$2]*8" office:value-type="float" office:value="598">
            <text:p>598 kg</text:p>
          </table:table-cell>
          <table:table-cell table:style-name="ce19" table:formula="oooc:=[.$B16]*10+370+[.N$2]*8" office:value-type="float" office:value="606">
            <text:p>606 kg</text:p>
          </table:table-cell>
          <table:table-cell table:style-name="ce19" table:formula="oooc:=[.$B16]*10+370+[.O$2]*8" office:value-type="float" office:value="614">
            <text:p>614 kg</text:p>
          </table:table-cell>
          <table:table-cell table:style-name="ce19" table:formula="oooc:=[.$B16]*10+370+[.P$2]*8" office:value-type="float" office:value="622">
            <text:p>622 kg</text:p>
          </table:table-cell>
          <table:table-cell table:style-name="ce19" table:formula="oooc:=[.$B16]*10+370+[.Q$2]*8" office:value-type="float" office:value="630">
            <text:p>630 kg</text:p>
          </table:table-cell>
          <table:table-cell table:style-name="ce19" table:formula="oooc:=[.$B16]*10+370+[.R$2]*8" office:value-type="float" office:value="638">
            <text:p>638 kg</text:p>
          </table:table-cell>
          <table:table-cell table:style-name="ce19" table:formula="oooc:=[.$B16]*10+370+[.S$2]*8" office:value-type="float" office:value="646">
            <text:p>646 kg</text:p>
          </table:table-cell>
          <table:table-cell table:style-name="ce19" table:formula="oooc:=[.$B16]*10+370+[.T$2]*8" office:value-type="float" office:value="654">
            <text:p>654 kg</text:p>
          </table:table-cell>
          <table:table-cell table:style-name="ce19" table:formula="oooc:=[.$B16]*10+370+[.U$2]*8" office:value-type="float" office:value="662">
            <text:p>662 kg</text:p>
          </table:table-cell>
          <table:table-cell table:style-name="ce19" table:formula="oooc:=[.$B16]*10+370+[.V$2]*8" office:value-type="float" office:value="670">
            <text:p>670 kg</text:p>
          </table:table-cell>
          <table:table-cell table:style-name="ce19" table:formula="oooc:=[.$B16]*10+370+[.W$2]*8" office:value-type="float" office:value="678">
            <text:p>678 kg</text:p>
          </table:table-cell>
          <table:table-cell table:style-name="ce19" table:formula="oooc:=[.$B16]*10+370+[.X$2]*8" office:value-type="float" office:value="686">
            <text:p>686 kg</text:p>
          </table:table-cell>
          <table:table-cell table:style-name="ce19" table:formula="oooc:=[.$B16]*10+370+[.Y$2]*8" office:value-type="float" office:value="694">
            <text:p>694 kg</text:p>
          </table:table-cell>
          <table:table-cell table:style-name="ce19" table:formula="oooc:=[.$B16]*10+370+[.Z$2]*8" office:value-type="float" office:value="702">
            <text:p>702 kg</text:p>
          </table:table-cell>
          <table:table-cell table:style-name="ce19" table:formula="oooc:=[.$B16]*10+370+[.AA$2]*8" office:value-type="float" office:value="710">
            <text:p>710 kg</text:p>
          </table:table-cell>
          <table:table-cell table:style-name="ce19" table:formula="oooc:=[.$B16]*10+370+[.AB$2]*8" office:value-type="float" office:value="718">
            <text:p>718 kg</text:p>
          </table:table-cell>
          <table:table-cell table:style-name="ce19" table:formula="oooc:=[.$B16]*10+370+[.AC$2]*8" office:value-type="float" office:value="726">
            <text:p>726 kg</text:p>
          </table:table-cell>
          <table:table-cell table:style-name="ce19" table:formula="oooc:=[.$B16]*10+370+[.AD$2]*8" office:value-type="float" office:value="734">
            <text:p>734 kg</text:p>
          </table:table-cell>
          <table:table-cell table:style-name="ce19" table:formula="oooc:=[.$B16]*10+370+[.AE$2]*8" office:value-type="float" office:value="742">
            <text:p>742 kg</text:p>
          </table:table-cell>
          <table:table-cell table:style-name="ce19" table:formula="oooc:=[.$B16]*10+370+[.AF$2]*8" office:value-type="float" office:value="750">
            <text:p>7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style-name="ce19" table:formula="oooc:=[.$B17]*10+370+[.C$2]*8" office:value-type="float" office:value="528">
            <text:p>528 kg</text:p>
          </table:table-cell>
          <table:table-cell table:style-name="ce19" table:formula="oooc:=[.$B17]*10+370+[.D$2]*8" office:value-type="float" office:value="536">
            <text:p>536 kg</text:p>
          </table:table-cell>
          <table:table-cell table:style-name="ce19" table:formula="oooc:=[.$B17]*10+370+[.E$2]*8" office:value-type="float" office:value="544">
            <text:p>544 kg</text:p>
          </table:table-cell>
          <table:table-cell table:style-name="ce19" table:formula="oooc:=[.$B17]*10+370+[.F$2]*8" office:value-type="float" office:value="552">
            <text:p>552 kg</text:p>
          </table:table-cell>
          <table:table-cell table:style-name="ce19" table:formula="oooc:=[.$B17]*10+370+[.G$2]*8" office:value-type="float" office:value="560">
            <text:p>560 kg</text:p>
          </table:table-cell>
          <table:table-cell table:style-name="ce19" table:formula="oooc:=[.$B17]*10+370+[.H$2]*8" office:value-type="float" office:value="568">
            <text:p>568 kg</text:p>
          </table:table-cell>
          <table:table-cell table:style-name="ce19" table:formula="oooc:=[.$B17]*10+370+[.I$2]*8" office:value-type="float" office:value="576">
            <text:p>576 kg</text:p>
          </table:table-cell>
          <table:table-cell table:style-name="ce19" table:formula="oooc:=[.$B17]*10+370+[.J$2]*8" office:value-type="float" office:value="584">
            <text:p>584 kg</text:p>
          </table:table-cell>
          <table:table-cell table:style-name="ce19" table:formula="oooc:=[.$B17]*10+370+[.K$2]*8" office:value-type="float" office:value="592">
            <text:p>592 kg</text:p>
          </table:table-cell>
          <table:table-cell table:style-name="ce19" table:formula="oooc:=[.$B17]*10+370+[.L$2]*8" office:value-type="float" office:value="600">
            <text:p>600 kg</text:p>
          </table:table-cell>
          <table:table-cell table:style-name="ce19" table:formula="oooc:=[.$B17]*10+370+[.M$2]*8" office:value-type="float" office:value="608">
            <text:p>608 kg</text:p>
          </table:table-cell>
          <table:table-cell table:style-name="ce19" table:formula="oooc:=[.$B17]*10+370+[.N$2]*8" office:value-type="float" office:value="616">
            <text:p>616 kg</text:p>
          </table:table-cell>
          <table:table-cell table:style-name="ce19" table:formula="oooc:=[.$B17]*10+370+[.O$2]*8" office:value-type="float" office:value="624">
            <text:p>624 kg</text:p>
          </table:table-cell>
          <table:table-cell table:style-name="ce19" table:formula="oooc:=[.$B17]*10+370+[.P$2]*8" office:value-type="float" office:value="632">
            <text:p>632 kg</text:p>
          </table:table-cell>
          <table:table-cell table:style-name="ce19" table:formula="oooc:=[.$B17]*10+370+[.Q$2]*8" office:value-type="float" office:value="640">
            <text:p>640 kg</text:p>
          </table:table-cell>
          <table:table-cell table:style-name="ce19" table:formula="oooc:=[.$B17]*10+370+[.R$2]*8" office:value-type="float" office:value="648">
            <text:p>648 kg</text:p>
          </table:table-cell>
          <table:table-cell table:style-name="ce19" table:formula="oooc:=[.$B17]*10+370+[.S$2]*8" office:value-type="float" office:value="656">
            <text:p>656 kg</text:p>
          </table:table-cell>
          <table:table-cell table:style-name="ce19" table:formula="oooc:=[.$B17]*10+370+[.T$2]*8" office:value-type="float" office:value="664">
            <text:p>664 kg</text:p>
          </table:table-cell>
          <table:table-cell table:style-name="ce19" table:formula="oooc:=[.$B17]*10+370+[.U$2]*8" office:value-type="float" office:value="672">
            <text:p>672 kg</text:p>
          </table:table-cell>
          <table:table-cell table:style-name="ce19" table:formula="oooc:=[.$B17]*10+370+[.V$2]*8" office:value-type="float" office:value="680">
            <text:p>680 kg</text:p>
          </table:table-cell>
          <table:table-cell table:style-name="ce19" table:formula="oooc:=[.$B17]*10+370+[.W$2]*8" office:value-type="float" office:value="688">
            <text:p>688 kg</text:p>
          </table:table-cell>
          <table:table-cell table:style-name="ce19" table:formula="oooc:=[.$B17]*10+370+[.X$2]*8" office:value-type="float" office:value="696">
            <text:p>696 kg</text:p>
          </table:table-cell>
          <table:table-cell table:style-name="ce19" table:formula="oooc:=[.$B17]*10+370+[.Y$2]*8" office:value-type="float" office:value="704">
            <text:p>704 kg</text:p>
          </table:table-cell>
          <table:table-cell table:style-name="ce19" table:formula="oooc:=[.$B17]*10+370+[.Z$2]*8" office:value-type="float" office:value="712">
            <text:p>712 kg</text:p>
          </table:table-cell>
          <table:table-cell table:style-name="ce19" table:formula="oooc:=[.$B17]*10+370+[.AA$2]*8" office:value-type="float" office:value="720">
            <text:p>720 kg</text:p>
          </table:table-cell>
          <table:table-cell table:style-name="ce19" table:formula="oooc:=[.$B17]*10+370+[.AB$2]*8" office:value-type="float" office:value="728">
            <text:p>728 kg</text:p>
          </table:table-cell>
          <table:table-cell table:style-name="ce19" table:formula="oooc:=[.$B17]*10+370+[.AC$2]*8" office:value-type="float" office:value="736">
            <text:p>736 kg</text:p>
          </table:table-cell>
          <table:table-cell table:style-name="ce19" table:formula="oooc:=[.$B17]*10+370+[.AD$2]*8" office:value-type="float" office:value="744">
            <text:p>744 kg</text:p>
          </table:table-cell>
          <table:table-cell table:style-name="ce19" table:formula="oooc:=[.$B17]*10+370+[.AE$2]*8" office:value-type="float" office:value="752">
            <text:p>752 kg</text:p>
          </table:table-cell>
          <table:table-cell table:style-name="ce19" table:formula="oooc:=[.$B17]*10+370+[.AF$2]*8" office:value-type="float" office:value="760">
            <text:p>7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style-name="ce19" table:formula="oooc:=[.$B18]*10+370+[.C$2]*8" office:value-type="float" office:value="538">
            <text:p>538 kg</text:p>
          </table:table-cell>
          <table:table-cell table:style-name="ce19" table:formula="oooc:=[.$B18]*10+370+[.D$2]*8" office:value-type="float" office:value="546">
            <text:p>546 kg</text:p>
          </table:table-cell>
          <table:table-cell table:style-name="ce19" table:formula="oooc:=[.$B18]*10+370+[.E$2]*8" office:value-type="float" office:value="554">
            <text:p>554 kg</text:p>
          </table:table-cell>
          <table:table-cell table:style-name="ce19" table:formula="oooc:=[.$B18]*10+370+[.F$2]*8" office:value-type="float" office:value="562">
            <text:p>562 kg</text:p>
          </table:table-cell>
          <table:table-cell table:style-name="ce19" table:formula="oooc:=[.$B18]*10+370+[.G$2]*8" office:value-type="float" office:value="570">
            <text:p>570 kg</text:p>
          </table:table-cell>
          <table:table-cell table:style-name="ce19" table:formula="oooc:=[.$B18]*10+370+[.H$2]*8" office:value-type="float" office:value="578">
            <text:p>578 kg</text:p>
          </table:table-cell>
          <table:table-cell table:style-name="ce19" table:formula="oooc:=[.$B18]*10+370+[.I$2]*8" office:value-type="float" office:value="586">
            <text:p>586 kg</text:p>
          </table:table-cell>
          <table:table-cell table:style-name="ce19" table:formula="oooc:=[.$B18]*10+370+[.J$2]*8" office:value-type="float" office:value="594">
            <text:p>594 kg</text:p>
          </table:table-cell>
          <table:table-cell table:style-name="ce19" table:formula="oooc:=[.$B18]*10+370+[.K$2]*8" office:value-type="float" office:value="602">
            <text:p>602 kg</text:p>
          </table:table-cell>
          <table:table-cell table:style-name="ce19" table:formula="oooc:=[.$B18]*10+370+[.L$2]*8" office:value-type="float" office:value="610">
            <text:p>610 kg</text:p>
          </table:table-cell>
          <table:table-cell table:style-name="ce19" table:formula="oooc:=[.$B18]*10+370+[.M$2]*8" office:value-type="float" office:value="618">
            <text:p>618 kg</text:p>
          </table:table-cell>
          <table:table-cell table:style-name="ce19" table:formula="oooc:=[.$B18]*10+370+[.N$2]*8" office:value-type="float" office:value="626">
            <text:p>626 kg</text:p>
          </table:table-cell>
          <table:table-cell table:style-name="ce19" table:formula="oooc:=[.$B18]*10+370+[.O$2]*8" office:value-type="float" office:value="634">
            <text:p>634 kg</text:p>
          </table:table-cell>
          <table:table-cell table:style-name="ce19" table:formula="oooc:=[.$B18]*10+370+[.P$2]*8" office:value-type="float" office:value="642">
            <text:p>642 kg</text:p>
          </table:table-cell>
          <table:table-cell table:style-name="ce19" table:formula="oooc:=[.$B18]*10+370+[.Q$2]*8" office:value-type="float" office:value="650">
            <text:p>650 kg</text:p>
          </table:table-cell>
          <table:table-cell table:style-name="ce19" table:formula="oooc:=[.$B18]*10+370+[.R$2]*8" office:value-type="float" office:value="658">
            <text:p>658 kg</text:p>
          </table:table-cell>
          <table:table-cell table:style-name="ce19" table:formula="oooc:=[.$B18]*10+370+[.S$2]*8" office:value-type="float" office:value="666">
            <text:p>666 kg</text:p>
          </table:table-cell>
          <table:table-cell table:style-name="ce19" table:formula="oooc:=[.$B18]*10+370+[.T$2]*8" office:value-type="float" office:value="674">
            <text:p>674 kg</text:p>
          </table:table-cell>
          <table:table-cell table:style-name="ce19" table:formula="oooc:=[.$B18]*10+370+[.U$2]*8" office:value-type="float" office:value="682">
            <text:p>682 kg</text:p>
          </table:table-cell>
          <table:table-cell table:style-name="ce19" table:formula="oooc:=[.$B18]*10+370+[.V$2]*8" office:value-type="float" office:value="690">
            <text:p>690 kg</text:p>
          </table:table-cell>
          <table:table-cell table:style-name="ce19" table:formula="oooc:=[.$B18]*10+370+[.W$2]*8" office:value-type="float" office:value="698">
            <text:p>698 kg</text:p>
          </table:table-cell>
          <table:table-cell table:style-name="ce19" table:formula="oooc:=[.$B18]*10+370+[.X$2]*8" office:value-type="float" office:value="706">
            <text:p>706 kg</text:p>
          </table:table-cell>
          <table:table-cell table:style-name="ce19" table:formula="oooc:=[.$B18]*10+370+[.Y$2]*8" office:value-type="float" office:value="714">
            <text:p>714 kg</text:p>
          </table:table-cell>
          <table:table-cell table:style-name="ce19" table:formula="oooc:=[.$B18]*10+370+[.Z$2]*8" office:value-type="float" office:value="722">
            <text:p>722 kg</text:p>
          </table:table-cell>
          <table:table-cell table:style-name="ce19" table:formula="oooc:=[.$B18]*10+370+[.AA$2]*8" office:value-type="float" office:value="730">
            <text:p>730 kg</text:p>
          </table:table-cell>
          <table:table-cell table:style-name="ce19" table:formula="oooc:=[.$B18]*10+370+[.AB$2]*8" office:value-type="float" office:value="738">
            <text:p>738 kg</text:p>
          </table:table-cell>
          <table:table-cell table:style-name="ce19" table:formula="oooc:=[.$B18]*10+370+[.AC$2]*8" office:value-type="float" office:value="746">
            <text:p>746 kg</text:p>
          </table:table-cell>
          <table:table-cell table:style-name="ce19" table:formula="oooc:=[.$B18]*10+370+[.AD$2]*8" office:value-type="float" office:value="754">
            <text:p>754 kg</text:p>
          </table:table-cell>
          <table:table-cell table:style-name="ce19" table:formula="oooc:=[.$B18]*10+370+[.AE$2]*8" office:value-type="float" office:value="762">
            <text:p>762 kg</text:p>
          </table:table-cell>
          <table:table-cell table:style-name="ce19" table:formula="oooc:=[.$B18]*10+370+[.AF$2]*8" office:value-type="float" office:value="770">
            <text:p>7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style-name="ce19" table:formula="oooc:=[.$B19]*10+370+[.C$2]*8" office:value-type="float" office:value="548">
            <text:p>548 kg</text:p>
          </table:table-cell>
          <table:table-cell table:style-name="ce19" table:formula="oooc:=[.$B19]*10+370+[.D$2]*8" office:value-type="float" office:value="556">
            <text:p>556 kg</text:p>
          </table:table-cell>
          <table:table-cell table:style-name="ce19" table:formula="oooc:=[.$B19]*10+370+[.E$2]*8" office:value-type="float" office:value="564">
            <text:p>564 kg</text:p>
          </table:table-cell>
          <table:table-cell table:style-name="ce19" table:formula="oooc:=[.$B19]*10+370+[.F$2]*8" office:value-type="float" office:value="572">
            <text:p>572 kg</text:p>
          </table:table-cell>
          <table:table-cell table:style-name="ce19" table:formula="oooc:=[.$B19]*10+370+[.G$2]*8" office:value-type="float" office:value="580">
            <text:p>580 kg</text:p>
          </table:table-cell>
          <table:table-cell table:style-name="ce19" table:formula="oooc:=[.$B19]*10+370+[.H$2]*8" office:value-type="float" office:value="588">
            <text:p>588 kg</text:p>
          </table:table-cell>
          <table:table-cell table:style-name="ce19" table:formula="oooc:=[.$B19]*10+370+[.I$2]*8" office:value-type="float" office:value="596">
            <text:p>596 kg</text:p>
          </table:table-cell>
          <table:table-cell table:style-name="ce19" table:formula="oooc:=[.$B19]*10+370+[.J$2]*8" office:value-type="float" office:value="604">
            <text:p>604 kg</text:p>
          </table:table-cell>
          <table:table-cell table:style-name="ce19" table:formula="oooc:=[.$B19]*10+370+[.K$2]*8" office:value-type="float" office:value="612">
            <text:p>612 kg</text:p>
          </table:table-cell>
          <table:table-cell table:style-name="ce19" table:formula="oooc:=[.$B19]*10+370+[.L$2]*8" office:value-type="float" office:value="620">
            <text:p>620 kg</text:p>
          </table:table-cell>
          <table:table-cell table:style-name="ce19" table:formula="oooc:=[.$B19]*10+370+[.M$2]*8" office:value-type="float" office:value="628">
            <text:p>628 kg</text:p>
          </table:table-cell>
          <table:table-cell table:style-name="ce19" table:formula="oooc:=[.$B19]*10+370+[.N$2]*8" office:value-type="float" office:value="636">
            <text:p>636 kg</text:p>
          </table:table-cell>
          <table:table-cell table:style-name="ce19" table:formula="oooc:=[.$B19]*10+370+[.O$2]*8" office:value-type="float" office:value="644">
            <text:p>644 kg</text:p>
          </table:table-cell>
          <table:table-cell table:style-name="ce19" table:formula="oooc:=[.$B19]*10+370+[.P$2]*8" office:value-type="float" office:value="652">
            <text:p>652 kg</text:p>
          </table:table-cell>
          <table:table-cell table:style-name="ce19" table:formula="oooc:=[.$B19]*10+370+[.Q$2]*8" office:value-type="float" office:value="660">
            <text:p>660 kg</text:p>
          </table:table-cell>
          <table:table-cell table:style-name="ce19" table:formula="oooc:=[.$B19]*10+370+[.R$2]*8" office:value-type="float" office:value="668">
            <text:p>668 kg</text:p>
          </table:table-cell>
          <table:table-cell table:style-name="ce19" table:formula="oooc:=[.$B19]*10+370+[.S$2]*8" office:value-type="float" office:value="676">
            <text:p>676 kg</text:p>
          </table:table-cell>
          <table:table-cell table:style-name="ce19" table:formula="oooc:=[.$B19]*10+370+[.T$2]*8" office:value-type="float" office:value="684">
            <text:p>684 kg</text:p>
          </table:table-cell>
          <table:table-cell table:style-name="ce19" table:formula="oooc:=[.$B19]*10+370+[.U$2]*8" office:value-type="float" office:value="692">
            <text:p>692 kg</text:p>
          </table:table-cell>
          <table:table-cell table:style-name="ce19" table:formula="oooc:=[.$B19]*10+370+[.V$2]*8" office:value-type="float" office:value="700">
            <text:p>700 kg</text:p>
          </table:table-cell>
          <table:table-cell table:style-name="ce19" table:formula="oooc:=[.$B19]*10+370+[.W$2]*8" office:value-type="float" office:value="708">
            <text:p>708 kg</text:p>
          </table:table-cell>
          <table:table-cell table:style-name="ce19" table:formula="oooc:=[.$B19]*10+370+[.X$2]*8" office:value-type="float" office:value="716">
            <text:p>716 kg</text:p>
          </table:table-cell>
          <table:table-cell table:style-name="ce19" table:formula="oooc:=[.$B19]*10+370+[.Y$2]*8" office:value-type="float" office:value="724">
            <text:p>724 kg</text:p>
          </table:table-cell>
          <table:table-cell table:style-name="ce19" table:formula="oooc:=[.$B19]*10+370+[.Z$2]*8" office:value-type="float" office:value="732">
            <text:p>732 kg</text:p>
          </table:table-cell>
          <table:table-cell table:style-name="ce19" table:formula="oooc:=[.$B19]*10+370+[.AA$2]*8" office:value-type="float" office:value="740">
            <text:p>740 kg</text:p>
          </table:table-cell>
          <table:table-cell table:style-name="ce19" table:formula="oooc:=[.$B19]*10+370+[.AB$2]*8" office:value-type="float" office:value="748">
            <text:p>748 kg</text:p>
          </table:table-cell>
          <table:table-cell table:style-name="ce19" table:formula="oooc:=[.$B19]*10+370+[.AC$2]*8" office:value-type="float" office:value="756">
            <text:p>756 kg</text:p>
          </table:table-cell>
          <table:table-cell table:style-name="ce19" table:formula="oooc:=[.$B19]*10+370+[.AD$2]*8" office:value-type="float" office:value="764">
            <text:p>764 kg</text:p>
          </table:table-cell>
          <table:table-cell table:style-name="ce19" table:formula="oooc:=[.$B19]*10+370+[.AE$2]*8" office:value-type="float" office:value="772">
            <text:p>772 kg</text:p>
          </table:table-cell>
          <table:table-cell table:style-name="ce19" table:formula="oooc:=[.$B19]*10+370+[.AF$2]*8" office:value-type="float" office:value="780">
            <text:p>7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style-name="ce19" table:formula="oooc:=[.$B20]*10+370+[.C$2]*8" office:value-type="float" office:value="558">
            <text:p>558 kg</text:p>
          </table:table-cell>
          <table:table-cell table:style-name="ce19" table:formula="oooc:=[.$B20]*10+370+[.D$2]*8" office:value-type="float" office:value="566">
            <text:p>566 kg</text:p>
          </table:table-cell>
          <table:table-cell table:style-name="ce19" table:formula="oooc:=[.$B20]*10+370+[.E$2]*8" office:value-type="float" office:value="574">
            <text:p>574 kg</text:p>
          </table:table-cell>
          <table:table-cell table:style-name="ce19" table:formula="oooc:=[.$B20]*10+370+[.F$2]*8" office:value-type="float" office:value="582">
            <text:p>582 kg</text:p>
          </table:table-cell>
          <table:table-cell table:style-name="ce19" table:formula="oooc:=[.$B20]*10+370+[.G$2]*8" office:value-type="float" office:value="590">
            <text:p>590 kg</text:p>
          </table:table-cell>
          <table:table-cell table:style-name="ce19" table:formula="oooc:=[.$B20]*10+370+[.H$2]*8" office:value-type="float" office:value="598">
            <text:p>598 kg</text:p>
          </table:table-cell>
          <table:table-cell table:style-name="ce19" table:formula="oooc:=[.$B20]*10+370+[.I$2]*8" office:value-type="float" office:value="606">
            <text:p>606 kg</text:p>
          </table:table-cell>
          <table:table-cell table:style-name="ce19" table:formula="oooc:=[.$B20]*10+370+[.J$2]*8" office:value-type="float" office:value="614">
            <text:p>614 kg</text:p>
          </table:table-cell>
          <table:table-cell table:style-name="ce19" table:formula="oooc:=[.$B20]*10+370+[.K$2]*8" office:value-type="float" office:value="622">
            <text:p>622 kg</text:p>
          </table:table-cell>
          <table:table-cell table:style-name="ce19" table:formula="oooc:=[.$B20]*10+370+[.L$2]*8" office:value-type="float" office:value="630">
            <text:p>630 kg</text:p>
          </table:table-cell>
          <table:table-cell table:style-name="ce19" table:formula="oooc:=[.$B20]*10+370+[.M$2]*8" office:value-type="float" office:value="638">
            <text:p>638 kg</text:p>
          </table:table-cell>
          <table:table-cell table:style-name="ce19" table:formula="oooc:=[.$B20]*10+370+[.N$2]*8" office:value-type="float" office:value="646">
            <text:p>646 kg</text:p>
          </table:table-cell>
          <table:table-cell table:style-name="ce19" table:formula="oooc:=[.$B20]*10+370+[.O$2]*8" office:value-type="float" office:value="654">
            <text:p>654 kg</text:p>
          </table:table-cell>
          <table:table-cell table:style-name="ce19" table:formula="oooc:=[.$B20]*10+370+[.P$2]*8" office:value-type="float" office:value="662">
            <text:p>662 kg</text:p>
          </table:table-cell>
          <table:table-cell table:style-name="ce19" table:formula="oooc:=[.$B20]*10+370+[.Q$2]*8" office:value-type="float" office:value="670">
            <text:p>670 kg</text:p>
          </table:table-cell>
          <table:table-cell table:style-name="ce19" table:formula="oooc:=[.$B20]*10+370+[.R$2]*8" office:value-type="float" office:value="678">
            <text:p>678 kg</text:p>
          </table:table-cell>
          <table:table-cell table:style-name="ce19" table:formula="oooc:=[.$B20]*10+370+[.S$2]*8" office:value-type="float" office:value="686">
            <text:p>686 kg</text:p>
          </table:table-cell>
          <table:table-cell table:style-name="ce19" table:formula="oooc:=[.$B20]*10+370+[.T$2]*8" office:value-type="float" office:value="694">
            <text:p>694 kg</text:p>
          </table:table-cell>
          <table:table-cell table:style-name="ce19" table:formula="oooc:=[.$B20]*10+370+[.U$2]*8" office:value-type="float" office:value="702">
            <text:p>702 kg</text:p>
          </table:table-cell>
          <table:table-cell table:style-name="ce19" table:formula="oooc:=[.$B20]*10+370+[.V$2]*8" office:value-type="float" office:value="710">
            <text:p>710 kg</text:p>
          </table:table-cell>
          <table:table-cell table:style-name="ce19" table:formula="oooc:=[.$B20]*10+370+[.W$2]*8" office:value-type="float" office:value="718">
            <text:p>718 kg</text:p>
          </table:table-cell>
          <table:table-cell table:style-name="ce19" table:formula="oooc:=[.$B20]*10+370+[.X$2]*8" office:value-type="float" office:value="726">
            <text:p>726 kg</text:p>
          </table:table-cell>
          <table:table-cell table:style-name="ce19" table:formula="oooc:=[.$B20]*10+370+[.Y$2]*8" office:value-type="float" office:value="734">
            <text:p>734 kg</text:p>
          </table:table-cell>
          <table:table-cell table:style-name="ce19" table:formula="oooc:=[.$B20]*10+370+[.Z$2]*8" office:value-type="float" office:value="742">
            <text:p>742 kg</text:p>
          </table:table-cell>
          <table:table-cell table:style-name="ce19" table:formula="oooc:=[.$B20]*10+370+[.AA$2]*8" office:value-type="float" office:value="750">
            <text:p>750 kg</text:p>
          </table:table-cell>
          <table:table-cell table:style-name="ce19" table:formula="oooc:=[.$B20]*10+370+[.AB$2]*8" office:value-type="float" office:value="758">
            <text:p>758 kg</text:p>
          </table:table-cell>
          <table:table-cell table:style-name="ce19" table:formula="oooc:=[.$B20]*10+370+[.AC$2]*8" office:value-type="float" office:value="766">
            <text:p>766 kg</text:p>
          </table:table-cell>
          <table:table-cell table:style-name="ce19" table:formula="oooc:=[.$B20]*10+370+[.AD$2]*8" office:value-type="float" office:value="774">
            <text:p>774 kg</text:p>
          </table:table-cell>
          <table:table-cell table:style-name="ce19" table:formula="oooc:=[.$B20]*10+370+[.AE$2]*8" office:value-type="float" office:value="782">
            <text:p>782 kg</text:p>
          </table:table-cell>
          <table:table-cell table:style-name="ce19" table:formula="oooc:=[.$B20]*10+370+[.AF$2]*8" office:value-type="float" office:value="790">
            <text:p>7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style-name="ce19" table:formula="oooc:=[.$B21]*10+370+[.C$2]*8" office:value-type="float" office:value="568">
            <text:p>568 kg</text:p>
          </table:table-cell>
          <table:table-cell table:style-name="ce19" table:formula="oooc:=[.$B21]*10+370+[.D$2]*8" office:value-type="float" office:value="576">
            <text:p>576 kg</text:p>
          </table:table-cell>
          <table:table-cell table:style-name="ce19" table:formula="oooc:=[.$B21]*10+370+[.E$2]*8" office:value-type="float" office:value="584">
            <text:p>584 kg</text:p>
          </table:table-cell>
          <table:table-cell table:style-name="ce19" table:formula="oooc:=[.$B21]*10+370+[.F$2]*8" office:value-type="float" office:value="592">
            <text:p>592 kg</text:p>
          </table:table-cell>
          <table:table-cell table:style-name="ce19" table:formula="oooc:=[.$B21]*10+370+[.G$2]*8" office:value-type="float" office:value="600">
            <text:p>600 kg</text:p>
          </table:table-cell>
          <table:table-cell table:style-name="ce19" table:formula="oooc:=[.$B21]*10+370+[.H$2]*8" office:value-type="float" office:value="608">
            <text:p>608 kg</text:p>
          </table:table-cell>
          <table:table-cell table:style-name="ce19" table:formula="oooc:=[.$B21]*10+370+[.I$2]*8" office:value-type="float" office:value="616">
            <text:p>616 kg</text:p>
          </table:table-cell>
          <table:table-cell table:style-name="ce19" table:formula="oooc:=[.$B21]*10+370+[.J$2]*8" office:value-type="float" office:value="624">
            <text:p>624 kg</text:p>
          </table:table-cell>
          <table:table-cell table:style-name="ce19" table:formula="oooc:=[.$B21]*10+370+[.K$2]*8" office:value-type="float" office:value="632">
            <text:p>632 kg</text:p>
          </table:table-cell>
          <table:table-cell table:style-name="ce19" table:formula="oooc:=[.$B21]*10+370+[.L$2]*8" office:value-type="float" office:value="640">
            <text:p>640 kg</text:p>
          </table:table-cell>
          <table:table-cell table:style-name="ce19" table:formula="oooc:=[.$B21]*10+370+[.M$2]*8" office:value-type="float" office:value="648">
            <text:p>648 kg</text:p>
          </table:table-cell>
          <table:table-cell table:style-name="ce19" table:formula="oooc:=[.$B21]*10+370+[.N$2]*8" office:value-type="float" office:value="656">
            <text:p>656 kg</text:p>
          </table:table-cell>
          <table:table-cell table:style-name="ce19" table:formula="oooc:=[.$B21]*10+370+[.O$2]*8" office:value-type="float" office:value="664">
            <text:p>664 kg</text:p>
          </table:table-cell>
          <table:table-cell table:style-name="ce19" table:formula="oooc:=[.$B21]*10+370+[.P$2]*8" office:value-type="float" office:value="672">
            <text:p>672 kg</text:p>
          </table:table-cell>
          <table:table-cell table:style-name="ce19" table:formula="oooc:=[.$B21]*10+370+[.Q$2]*8" office:value-type="float" office:value="680">
            <text:p>680 kg</text:p>
          </table:table-cell>
          <table:table-cell table:style-name="ce19" table:formula="oooc:=[.$B21]*10+370+[.R$2]*8" office:value-type="float" office:value="688">
            <text:p>688 kg</text:p>
          </table:table-cell>
          <table:table-cell table:style-name="ce19" table:formula="oooc:=[.$B21]*10+370+[.S$2]*8" office:value-type="float" office:value="696">
            <text:p>696 kg</text:p>
          </table:table-cell>
          <table:table-cell table:style-name="ce19" table:formula="oooc:=[.$B21]*10+370+[.T$2]*8" office:value-type="float" office:value="704">
            <text:p>704 kg</text:p>
          </table:table-cell>
          <table:table-cell table:style-name="ce19" table:formula="oooc:=[.$B21]*10+370+[.U$2]*8" office:value-type="float" office:value="712">
            <text:p>712 kg</text:p>
          </table:table-cell>
          <table:table-cell table:style-name="ce19" table:formula="oooc:=[.$B21]*10+370+[.V$2]*8" office:value-type="float" office:value="720">
            <text:p>720 kg</text:p>
          </table:table-cell>
          <table:table-cell table:style-name="ce19" table:formula="oooc:=[.$B21]*10+370+[.W$2]*8" office:value-type="float" office:value="728">
            <text:p>728 kg</text:p>
          </table:table-cell>
          <table:table-cell table:style-name="ce19" table:formula="oooc:=[.$B21]*10+370+[.X$2]*8" office:value-type="float" office:value="736">
            <text:p>736 kg</text:p>
          </table:table-cell>
          <table:table-cell table:style-name="ce19" table:formula="oooc:=[.$B21]*10+370+[.Y$2]*8" office:value-type="float" office:value="744">
            <text:p>744 kg</text:p>
          </table:table-cell>
          <table:table-cell table:style-name="ce19" table:formula="oooc:=[.$B21]*10+370+[.Z$2]*8" office:value-type="float" office:value="752">
            <text:p>752 kg</text:p>
          </table:table-cell>
          <table:table-cell table:style-name="ce19" table:formula="oooc:=[.$B21]*10+370+[.AA$2]*8" office:value-type="float" office:value="760">
            <text:p>760 kg</text:p>
          </table:table-cell>
          <table:table-cell table:style-name="ce19" table:formula="oooc:=[.$B21]*10+370+[.AB$2]*8" office:value-type="float" office:value="768">
            <text:p>768 kg</text:p>
          </table:table-cell>
          <table:table-cell table:style-name="ce19" table:formula="oooc:=[.$B21]*10+370+[.AC$2]*8" office:value-type="float" office:value="776">
            <text:p>776 kg</text:p>
          </table:table-cell>
          <table:table-cell table:style-name="ce19" table:formula="oooc:=[.$B21]*10+370+[.AD$2]*8" office:value-type="float" office:value="784">
            <text:p>784 kg</text:p>
          </table:table-cell>
          <table:table-cell table:style-name="ce19" table:formula="oooc:=[.$B21]*10+370+[.AE$2]*8" office:value-type="float" office:value="792">
            <text:p>792 kg</text:p>
          </table:table-cell>
          <table:table-cell table:style-name="ce19" table:formula="oooc:=[.$B21]*10+370+[.AF$2]*8" office:value-type="float" office:value="800">
            <text:p>8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style-name="ce19" table:formula="oooc:=[.$B22]*10+370+[.C$2]*8" office:value-type="float" office:value="578">
            <text:p>578 kg</text:p>
          </table:table-cell>
          <table:table-cell table:style-name="ce19" table:formula="oooc:=[.$B22]*10+370+[.D$2]*8" office:value-type="float" office:value="586">
            <text:p>586 kg</text:p>
          </table:table-cell>
          <table:table-cell table:style-name="ce19" table:formula="oooc:=[.$B22]*10+370+[.E$2]*8" office:value-type="float" office:value="594">
            <text:p>594 kg</text:p>
          </table:table-cell>
          <table:table-cell table:style-name="ce19" table:formula="oooc:=[.$B22]*10+370+[.F$2]*8" office:value-type="float" office:value="602">
            <text:p>602 kg</text:p>
          </table:table-cell>
          <table:table-cell table:style-name="ce19" table:formula="oooc:=[.$B22]*10+370+[.G$2]*8" office:value-type="float" office:value="610">
            <text:p>610 kg</text:p>
          </table:table-cell>
          <table:table-cell table:style-name="ce19" table:formula="oooc:=[.$B22]*10+370+[.H$2]*8" office:value-type="float" office:value="618">
            <text:p>618 kg</text:p>
          </table:table-cell>
          <table:table-cell table:style-name="ce19" table:formula="oooc:=[.$B22]*10+370+[.I$2]*8" office:value-type="float" office:value="626">
            <text:p>626 kg</text:p>
          </table:table-cell>
          <table:table-cell table:style-name="ce19" table:formula="oooc:=[.$B22]*10+370+[.J$2]*8" office:value-type="float" office:value="634">
            <text:p>634 kg</text:p>
          </table:table-cell>
          <table:table-cell table:style-name="ce19" table:formula="oooc:=[.$B22]*10+370+[.K$2]*8" office:value-type="float" office:value="642">
            <text:p>642 kg</text:p>
          </table:table-cell>
          <table:table-cell table:style-name="ce19" table:formula="oooc:=[.$B22]*10+370+[.L$2]*8" office:value-type="float" office:value="650">
            <text:p>650 kg</text:p>
          </table:table-cell>
          <table:table-cell table:style-name="ce19" table:formula="oooc:=[.$B22]*10+370+[.M$2]*8" office:value-type="float" office:value="658">
            <text:p>658 kg</text:p>
          </table:table-cell>
          <table:table-cell table:style-name="ce19" table:formula="oooc:=[.$B22]*10+370+[.N$2]*8" office:value-type="float" office:value="666">
            <text:p>666 kg</text:p>
          </table:table-cell>
          <table:table-cell table:style-name="ce19" table:formula="oooc:=[.$B22]*10+370+[.O$2]*8" office:value-type="float" office:value="674">
            <text:p>674 kg</text:p>
          </table:table-cell>
          <table:table-cell table:style-name="ce19" table:formula="oooc:=[.$B22]*10+370+[.P$2]*8" office:value-type="float" office:value="682">
            <text:p>682 kg</text:p>
          </table:table-cell>
          <table:table-cell table:style-name="ce19" table:formula="oooc:=[.$B22]*10+370+[.Q$2]*8" office:value-type="float" office:value="690">
            <text:p>690 kg</text:p>
          </table:table-cell>
          <table:table-cell table:style-name="ce19" table:formula="oooc:=[.$B22]*10+370+[.R$2]*8" office:value-type="float" office:value="698">
            <text:p>698 kg</text:p>
          </table:table-cell>
          <table:table-cell table:style-name="ce19" table:formula="oooc:=[.$B22]*10+370+[.S$2]*8" office:value-type="float" office:value="706">
            <text:p>706 kg</text:p>
          </table:table-cell>
          <table:table-cell table:style-name="ce19" table:formula="oooc:=[.$B22]*10+370+[.T$2]*8" office:value-type="float" office:value="714">
            <text:p>714 kg</text:p>
          </table:table-cell>
          <table:table-cell table:style-name="ce19" table:formula="oooc:=[.$B22]*10+370+[.U$2]*8" office:value-type="float" office:value="722">
            <text:p>722 kg</text:p>
          </table:table-cell>
          <table:table-cell table:style-name="ce19" table:formula="oooc:=[.$B22]*10+370+[.V$2]*8" office:value-type="float" office:value="730">
            <text:p>730 kg</text:p>
          </table:table-cell>
          <table:table-cell table:style-name="ce19" table:formula="oooc:=[.$B22]*10+370+[.W$2]*8" office:value-type="float" office:value="738">
            <text:p>738 kg</text:p>
          </table:table-cell>
          <table:table-cell table:style-name="ce19" table:formula="oooc:=[.$B22]*10+370+[.X$2]*8" office:value-type="float" office:value="746">
            <text:p>746 kg</text:p>
          </table:table-cell>
          <table:table-cell table:style-name="ce19" table:formula="oooc:=[.$B22]*10+370+[.Y$2]*8" office:value-type="float" office:value="754">
            <text:p>754 kg</text:p>
          </table:table-cell>
          <table:table-cell table:style-name="ce19" table:formula="oooc:=[.$B22]*10+370+[.Z$2]*8" office:value-type="float" office:value="762">
            <text:p>762 kg</text:p>
          </table:table-cell>
          <table:table-cell table:style-name="ce19" table:formula="oooc:=[.$B22]*10+370+[.AA$2]*8" office:value-type="float" office:value="770">
            <text:p>770 kg</text:p>
          </table:table-cell>
          <table:table-cell table:style-name="ce19" table:formula="oooc:=[.$B22]*10+370+[.AB$2]*8" office:value-type="float" office:value="778">
            <text:p>778 kg</text:p>
          </table:table-cell>
          <table:table-cell table:style-name="ce19" table:formula="oooc:=[.$B22]*10+370+[.AC$2]*8" office:value-type="float" office:value="786">
            <text:p>786 kg</text:p>
          </table:table-cell>
          <table:table-cell table:style-name="ce19" table:formula="oooc:=[.$B22]*10+370+[.AD$2]*8" office:value-type="float" office:value="794">
            <text:p>794 kg</text:p>
          </table:table-cell>
          <table:table-cell table:style-name="ce19" table:formula="oooc:=[.$B22]*10+370+[.AE$2]*8" office:value-type="float" office:value="802">
            <text:p>802 kg</text:p>
          </table:table-cell>
          <table:table-cell table:style-name="ce19" table:formula="oooc:=[.$B22]*10+370+[.AF$2]*8" office:value-type="float" office:value="810">
            <text:p>8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style-name="ce19" table:formula="oooc:=[.$B23]*10+370+[.C$2]*8" office:value-type="float" office:value="588">
            <text:p>588 kg</text:p>
          </table:table-cell>
          <table:table-cell table:style-name="ce19" table:formula="oooc:=[.$B23]*10+370+[.D$2]*8" office:value-type="float" office:value="596">
            <text:p>596 kg</text:p>
          </table:table-cell>
          <table:table-cell table:style-name="ce19" table:formula="oooc:=[.$B23]*10+370+[.E$2]*8" office:value-type="float" office:value="604">
            <text:p>604 kg</text:p>
          </table:table-cell>
          <table:table-cell table:style-name="ce19" table:formula="oooc:=[.$B23]*10+370+[.F$2]*8" office:value-type="float" office:value="612">
            <text:p>612 kg</text:p>
          </table:table-cell>
          <table:table-cell table:style-name="ce19" table:formula="oooc:=[.$B23]*10+370+[.G$2]*8" office:value-type="float" office:value="620">
            <text:p>620 kg</text:p>
          </table:table-cell>
          <table:table-cell table:style-name="ce19" table:formula="oooc:=[.$B23]*10+370+[.H$2]*8" office:value-type="float" office:value="628">
            <text:p>628 kg</text:p>
          </table:table-cell>
          <table:table-cell table:style-name="ce19" table:formula="oooc:=[.$B23]*10+370+[.I$2]*8" office:value-type="float" office:value="636">
            <text:p>636 kg</text:p>
          </table:table-cell>
          <table:table-cell table:style-name="ce19" table:formula="oooc:=[.$B23]*10+370+[.J$2]*8" office:value-type="float" office:value="644">
            <text:p>644 kg</text:p>
          </table:table-cell>
          <table:table-cell table:style-name="ce19" table:formula="oooc:=[.$B23]*10+370+[.K$2]*8" office:value-type="float" office:value="652">
            <text:p>652 kg</text:p>
          </table:table-cell>
          <table:table-cell table:style-name="ce19" table:formula="oooc:=[.$B23]*10+370+[.L$2]*8" office:value-type="float" office:value="660">
            <text:p>660 kg</text:p>
          </table:table-cell>
          <table:table-cell table:style-name="ce19" table:formula="oooc:=[.$B23]*10+370+[.M$2]*8" office:value-type="float" office:value="668">
            <text:p>668 kg</text:p>
          </table:table-cell>
          <table:table-cell table:style-name="ce19" table:formula="oooc:=[.$B23]*10+370+[.N$2]*8" office:value-type="float" office:value="676">
            <text:p>676 kg</text:p>
          </table:table-cell>
          <table:table-cell table:style-name="ce19" table:formula="oooc:=[.$B23]*10+370+[.O$2]*8" office:value-type="float" office:value="684">
            <text:p>684 kg</text:p>
          </table:table-cell>
          <table:table-cell table:style-name="ce19" table:formula="oooc:=[.$B23]*10+370+[.P$2]*8" office:value-type="float" office:value="692">
            <text:p>692 kg</text:p>
          </table:table-cell>
          <table:table-cell table:style-name="ce19" table:formula="oooc:=[.$B23]*10+370+[.Q$2]*8" office:value-type="float" office:value="700">
            <text:p>700 kg</text:p>
          </table:table-cell>
          <table:table-cell table:style-name="ce19" table:formula="oooc:=[.$B23]*10+370+[.R$2]*8" office:value-type="float" office:value="708">
            <text:p>708 kg</text:p>
          </table:table-cell>
          <table:table-cell table:style-name="ce19" table:formula="oooc:=[.$B23]*10+370+[.S$2]*8" office:value-type="float" office:value="716">
            <text:p>716 kg</text:p>
          </table:table-cell>
          <table:table-cell table:style-name="ce19" table:formula="oooc:=[.$B23]*10+370+[.T$2]*8" office:value-type="float" office:value="724">
            <text:p>724 kg</text:p>
          </table:table-cell>
          <table:table-cell table:style-name="ce19" table:formula="oooc:=[.$B23]*10+370+[.U$2]*8" office:value-type="float" office:value="732">
            <text:p>732 kg</text:p>
          </table:table-cell>
          <table:table-cell table:style-name="ce19" table:formula="oooc:=[.$B23]*10+370+[.V$2]*8" office:value-type="float" office:value="740">
            <text:p>740 kg</text:p>
          </table:table-cell>
          <table:table-cell table:style-name="ce19" table:formula="oooc:=[.$B23]*10+370+[.W$2]*8" office:value-type="float" office:value="748">
            <text:p>748 kg</text:p>
          </table:table-cell>
          <table:table-cell table:style-name="ce19" table:formula="oooc:=[.$B23]*10+370+[.X$2]*8" office:value-type="float" office:value="756">
            <text:p>756 kg</text:p>
          </table:table-cell>
          <table:table-cell table:style-name="ce19" table:formula="oooc:=[.$B23]*10+370+[.Y$2]*8" office:value-type="float" office:value="764">
            <text:p>764 kg</text:p>
          </table:table-cell>
          <table:table-cell table:style-name="ce19" table:formula="oooc:=[.$B23]*10+370+[.Z$2]*8" office:value-type="float" office:value="772">
            <text:p>772 kg</text:p>
          </table:table-cell>
          <table:table-cell table:style-name="ce19" table:formula="oooc:=[.$B23]*10+370+[.AA$2]*8" office:value-type="float" office:value="780">
            <text:p>780 kg</text:p>
          </table:table-cell>
          <table:table-cell table:style-name="ce19" table:formula="oooc:=[.$B23]*10+370+[.AB$2]*8" office:value-type="float" office:value="788">
            <text:p>788 kg</text:p>
          </table:table-cell>
          <table:table-cell table:style-name="ce19" table:formula="oooc:=[.$B23]*10+370+[.AC$2]*8" office:value-type="float" office:value="796">
            <text:p>796 kg</text:p>
          </table:table-cell>
          <table:table-cell table:style-name="ce19" table:formula="oooc:=[.$B23]*10+370+[.AD$2]*8" office:value-type="float" office:value="804">
            <text:p>804 kg</text:p>
          </table:table-cell>
          <table:table-cell table:style-name="ce19" table:formula="oooc:=[.$B23]*10+370+[.AE$2]*8" office:value-type="float" office:value="812">
            <text:p>812 kg</text:p>
          </table:table-cell>
          <table:table-cell table:style-name="ce19" table:formula="oooc:=[.$B23]*10+370+[.AF$2]*8" office:value-type="float" office:value="820">
            <text:p>8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style-name="ce19" table:formula="oooc:=[.$B24]*10+370+[.C$2]*8" office:value-type="float" office:value="598">
            <text:p>598 kg</text:p>
          </table:table-cell>
          <table:table-cell table:style-name="ce19" table:formula="oooc:=[.$B24]*10+370+[.D$2]*8" office:value-type="float" office:value="606">
            <text:p>606 kg</text:p>
          </table:table-cell>
          <table:table-cell table:style-name="ce19" table:formula="oooc:=[.$B24]*10+370+[.E$2]*8" office:value-type="float" office:value="614">
            <text:p>614 kg</text:p>
          </table:table-cell>
          <table:table-cell table:style-name="ce19" table:formula="oooc:=[.$B24]*10+370+[.F$2]*8" office:value-type="float" office:value="622">
            <text:p>622 kg</text:p>
          </table:table-cell>
          <table:table-cell table:style-name="ce19" table:formula="oooc:=[.$B24]*10+370+[.G$2]*8" office:value-type="float" office:value="630">
            <text:p>630 kg</text:p>
          </table:table-cell>
          <table:table-cell table:style-name="ce19" table:formula="oooc:=[.$B24]*10+370+[.H$2]*8" office:value-type="float" office:value="638">
            <text:p>638 kg</text:p>
          </table:table-cell>
          <table:table-cell table:style-name="ce19" table:formula="oooc:=[.$B24]*10+370+[.I$2]*8" office:value-type="float" office:value="646">
            <text:p>646 kg</text:p>
          </table:table-cell>
          <table:table-cell table:style-name="ce19" table:formula="oooc:=[.$B24]*10+370+[.J$2]*8" office:value-type="float" office:value="654">
            <text:p>654 kg</text:p>
          </table:table-cell>
          <table:table-cell table:style-name="ce19" table:formula="oooc:=[.$B24]*10+370+[.K$2]*8" office:value-type="float" office:value="662">
            <text:p>662 kg</text:p>
          </table:table-cell>
          <table:table-cell table:style-name="ce19" table:formula="oooc:=[.$B24]*10+370+[.L$2]*8" office:value-type="float" office:value="670">
            <text:p>670 kg</text:p>
          </table:table-cell>
          <table:table-cell table:style-name="ce19" table:formula="oooc:=[.$B24]*10+370+[.M$2]*8" office:value-type="float" office:value="678">
            <text:p>678 kg</text:p>
          </table:table-cell>
          <table:table-cell table:style-name="ce19" table:formula="oooc:=[.$B24]*10+370+[.N$2]*8" office:value-type="float" office:value="686">
            <text:p>686 kg</text:p>
          </table:table-cell>
          <table:table-cell table:style-name="ce19" table:formula="oooc:=[.$B24]*10+370+[.O$2]*8" office:value-type="float" office:value="694">
            <text:p>694 kg</text:p>
          </table:table-cell>
          <table:table-cell table:style-name="ce19" table:formula="oooc:=[.$B24]*10+370+[.P$2]*8" office:value-type="float" office:value="702">
            <text:p>702 kg</text:p>
          </table:table-cell>
          <table:table-cell table:style-name="ce19" table:formula="oooc:=[.$B24]*10+370+[.Q$2]*8" office:value-type="float" office:value="710">
            <text:p>710 kg</text:p>
          </table:table-cell>
          <table:table-cell table:style-name="ce19" table:formula="oooc:=[.$B24]*10+370+[.R$2]*8" office:value-type="float" office:value="718">
            <text:p>718 kg</text:p>
          </table:table-cell>
          <table:table-cell table:style-name="ce19" table:formula="oooc:=[.$B24]*10+370+[.S$2]*8" office:value-type="float" office:value="726">
            <text:p>726 kg</text:p>
          </table:table-cell>
          <table:table-cell table:style-name="ce19" table:formula="oooc:=[.$B24]*10+370+[.T$2]*8" office:value-type="float" office:value="734">
            <text:p>734 kg</text:p>
          </table:table-cell>
          <table:table-cell table:style-name="ce19" table:formula="oooc:=[.$B24]*10+370+[.U$2]*8" office:value-type="float" office:value="742">
            <text:p>742 kg</text:p>
          </table:table-cell>
          <table:table-cell table:style-name="ce19" table:formula="oooc:=[.$B24]*10+370+[.V$2]*8" office:value-type="float" office:value="750">
            <text:p>750 kg</text:p>
          </table:table-cell>
          <table:table-cell table:style-name="ce19" table:formula="oooc:=[.$B24]*10+370+[.W$2]*8" office:value-type="float" office:value="758">
            <text:p>758 kg</text:p>
          </table:table-cell>
          <table:table-cell table:style-name="ce19" table:formula="oooc:=[.$B24]*10+370+[.X$2]*8" office:value-type="float" office:value="766">
            <text:p>766 kg</text:p>
          </table:table-cell>
          <table:table-cell table:style-name="ce19" table:formula="oooc:=[.$B24]*10+370+[.Y$2]*8" office:value-type="float" office:value="774">
            <text:p>774 kg</text:p>
          </table:table-cell>
          <table:table-cell table:style-name="ce19" table:formula="oooc:=[.$B24]*10+370+[.Z$2]*8" office:value-type="float" office:value="782">
            <text:p>782 kg</text:p>
          </table:table-cell>
          <table:table-cell table:style-name="ce19" table:formula="oooc:=[.$B24]*10+370+[.AA$2]*8" office:value-type="float" office:value="790">
            <text:p>790 kg</text:p>
          </table:table-cell>
          <table:table-cell table:style-name="ce19" table:formula="oooc:=[.$B24]*10+370+[.AB$2]*8" office:value-type="float" office:value="798">
            <text:p>798 kg</text:p>
          </table:table-cell>
          <table:table-cell table:style-name="ce19" table:formula="oooc:=[.$B24]*10+370+[.AC$2]*8" office:value-type="float" office:value="806">
            <text:p>806 kg</text:p>
          </table:table-cell>
          <table:table-cell table:style-name="ce19" table:formula="oooc:=[.$B24]*10+370+[.AD$2]*8" office:value-type="float" office:value="814">
            <text:p>814 kg</text:p>
          </table:table-cell>
          <table:table-cell table:style-name="ce19" table:formula="oooc:=[.$B24]*10+370+[.AE$2]*8" office:value-type="float" office:value="822">
            <text:p>822 kg</text:p>
          </table:table-cell>
          <table:table-cell table:style-name="ce19" table:formula="oooc:=[.$B24]*10+370+[.AF$2]*8" office:value-type="float" office:value="830">
            <text:p>8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style-name="ce19" table:formula="oooc:=[.$B25]*10+370+[.C$2]*8" office:value-type="float" office:value="608">
            <text:p>608 kg</text:p>
          </table:table-cell>
          <table:table-cell table:style-name="ce19" table:formula="oooc:=[.$B25]*10+370+[.D$2]*8" office:value-type="float" office:value="616">
            <text:p>616 kg</text:p>
          </table:table-cell>
          <table:table-cell table:style-name="ce19" table:formula="oooc:=[.$B25]*10+370+[.E$2]*8" office:value-type="float" office:value="624">
            <text:p>624 kg</text:p>
          </table:table-cell>
          <table:table-cell table:style-name="ce19" table:formula="oooc:=[.$B25]*10+370+[.F$2]*8" office:value-type="float" office:value="632">
            <text:p>632 kg</text:p>
          </table:table-cell>
          <table:table-cell table:style-name="ce19" table:formula="oooc:=[.$B25]*10+370+[.G$2]*8" office:value-type="float" office:value="640">
            <text:p>640 kg</text:p>
          </table:table-cell>
          <table:table-cell table:style-name="ce19" table:formula="oooc:=[.$B25]*10+370+[.H$2]*8" office:value-type="float" office:value="648">
            <text:p>648 kg</text:p>
          </table:table-cell>
          <table:table-cell table:style-name="ce19" table:formula="oooc:=[.$B25]*10+370+[.I$2]*8" office:value-type="float" office:value="656">
            <text:p>656 kg</text:p>
          </table:table-cell>
          <table:table-cell table:style-name="ce19" table:formula="oooc:=[.$B25]*10+370+[.J$2]*8" office:value-type="float" office:value="664">
            <text:p>664 kg</text:p>
          </table:table-cell>
          <table:table-cell table:style-name="ce19" table:formula="oooc:=[.$B25]*10+370+[.K$2]*8" office:value-type="float" office:value="672">
            <text:p>672 kg</text:p>
          </table:table-cell>
          <table:table-cell table:style-name="ce19" table:formula="oooc:=[.$B25]*10+370+[.L$2]*8" office:value-type="float" office:value="680">
            <text:p>680 kg</text:p>
          </table:table-cell>
          <table:table-cell table:style-name="ce19" table:formula="oooc:=[.$B25]*10+370+[.M$2]*8" office:value-type="float" office:value="688">
            <text:p>688 kg</text:p>
          </table:table-cell>
          <table:table-cell table:style-name="ce19" table:formula="oooc:=[.$B25]*10+370+[.N$2]*8" office:value-type="float" office:value="696">
            <text:p>696 kg</text:p>
          </table:table-cell>
          <table:table-cell table:style-name="ce19" table:formula="oooc:=[.$B25]*10+370+[.O$2]*8" office:value-type="float" office:value="704">
            <text:p>704 kg</text:p>
          </table:table-cell>
          <table:table-cell table:style-name="ce19" table:formula="oooc:=[.$B25]*10+370+[.P$2]*8" office:value-type="float" office:value="712">
            <text:p>712 kg</text:p>
          </table:table-cell>
          <table:table-cell table:style-name="ce19" table:formula="oooc:=[.$B25]*10+370+[.Q$2]*8" office:value-type="float" office:value="720">
            <text:p>720 kg</text:p>
          </table:table-cell>
          <table:table-cell table:style-name="ce19" table:formula="oooc:=[.$B25]*10+370+[.R$2]*8" office:value-type="float" office:value="728">
            <text:p>728 kg</text:p>
          </table:table-cell>
          <table:table-cell table:style-name="ce19" table:formula="oooc:=[.$B25]*10+370+[.S$2]*8" office:value-type="float" office:value="736">
            <text:p>736 kg</text:p>
          </table:table-cell>
          <table:table-cell table:style-name="ce19" table:formula="oooc:=[.$B25]*10+370+[.T$2]*8" office:value-type="float" office:value="744">
            <text:p>744 kg</text:p>
          </table:table-cell>
          <table:table-cell table:style-name="ce19" table:formula="oooc:=[.$B25]*10+370+[.U$2]*8" office:value-type="float" office:value="752">
            <text:p>752 kg</text:p>
          </table:table-cell>
          <table:table-cell table:style-name="ce19" table:formula="oooc:=[.$B25]*10+370+[.V$2]*8" office:value-type="float" office:value="760">
            <text:p>760 kg</text:p>
          </table:table-cell>
          <table:table-cell table:style-name="ce19" table:formula="oooc:=[.$B25]*10+370+[.W$2]*8" office:value-type="float" office:value="768">
            <text:p>768 kg</text:p>
          </table:table-cell>
          <table:table-cell table:style-name="ce19" table:formula="oooc:=[.$B25]*10+370+[.X$2]*8" office:value-type="float" office:value="776">
            <text:p>776 kg</text:p>
          </table:table-cell>
          <table:table-cell table:style-name="ce19" table:formula="oooc:=[.$B25]*10+370+[.Y$2]*8" office:value-type="float" office:value="784">
            <text:p>784 kg</text:p>
          </table:table-cell>
          <table:table-cell table:style-name="ce19" table:formula="oooc:=[.$B25]*10+370+[.Z$2]*8" office:value-type="float" office:value="792">
            <text:p>792 kg</text:p>
          </table:table-cell>
          <table:table-cell table:style-name="ce19" table:formula="oooc:=[.$B25]*10+370+[.AA$2]*8" office:value-type="float" office:value="800">
            <text:p>800 kg</text:p>
          </table:table-cell>
          <table:table-cell table:style-name="ce19" table:formula="oooc:=[.$B25]*10+370+[.AB$2]*8" office:value-type="float" office:value="808">
            <text:p>808 kg</text:p>
          </table:table-cell>
          <table:table-cell table:style-name="ce19" table:formula="oooc:=[.$B25]*10+370+[.AC$2]*8" office:value-type="float" office:value="816">
            <text:p>816 kg</text:p>
          </table:table-cell>
          <table:table-cell table:style-name="ce19" table:formula="oooc:=[.$B25]*10+370+[.AD$2]*8" office:value-type="float" office:value="824">
            <text:p>824 kg</text:p>
          </table:table-cell>
          <table:table-cell table:style-name="ce19" table:formula="oooc:=[.$B25]*10+370+[.AE$2]*8" office:value-type="float" office:value="832">
            <text:p>832 kg</text:p>
          </table:table-cell>
          <table:table-cell table:style-name="ce19" table:formula="oooc:=[.$B25]*10+370+[.AF$2]*8" office:value-type="float" office:value="840">
            <text:p>8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style-name="ce19" table:formula="oooc:=[.$B26]*10+370+[.C$2]*8" office:value-type="float" office:value="618">
            <text:p>618 kg</text:p>
          </table:table-cell>
          <table:table-cell table:style-name="ce19" table:formula="oooc:=[.$B26]*10+370+[.D$2]*8" office:value-type="float" office:value="626">
            <text:p>626 kg</text:p>
          </table:table-cell>
          <table:table-cell table:style-name="ce19" table:formula="oooc:=[.$B26]*10+370+[.E$2]*8" office:value-type="float" office:value="634">
            <text:p>634 kg</text:p>
          </table:table-cell>
          <table:table-cell table:style-name="ce19" table:formula="oooc:=[.$B26]*10+370+[.F$2]*8" office:value-type="float" office:value="642">
            <text:p>642 kg</text:p>
          </table:table-cell>
          <table:table-cell table:style-name="ce19" table:formula="oooc:=[.$B26]*10+370+[.G$2]*8" office:value-type="float" office:value="650">
            <text:p>650 kg</text:p>
          </table:table-cell>
          <table:table-cell table:style-name="ce19" table:formula="oooc:=[.$B26]*10+370+[.H$2]*8" office:value-type="float" office:value="658">
            <text:p>658 kg</text:p>
          </table:table-cell>
          <table:table-cell table:style-name="ce19" table:formula="oooc:=[.$B26]*10+370+[.I$2]*8" office:value-type="float" office:value="666">
            <text:p>666 kg</text:p>
          </table:table-cell>
          <table:table-cell table:style-name="ce19" table:formula="oooc:=[.$B26]*10+370+[.J$2]*8" office:value-type="float" office:value="674">
            <text:p>674 kg</text:p>
          </table:table-cell>
          <table:table-cell table:style-name="ce19" table:formula="oooc:=[.$B26]*10+370+[.K$2]*8" office:value-type="float" office:value="682">
            <text:p>682 kg</text:p>
          </table:table-cell>
          <table:table-cell table:style-name="ce19" table:formula="oooc:=[.$B26]*10+370+[.L$2]*8" office:value-type="float" office:value="690">
            <text:p>690 kg</text:p>
          </table:table-cell>
          <table:table-cell table:style-name="ce19" table:formula="oooc:=[.$B26]*10+370+[.M$2]*8" office:value-type="float" office:value="698">
            <text:p>698 kg</text:p>
          </table:table-cell>
          <table:table-cell table:style-name="ce19" table:formula="oooc:=[.$B26]*10+370+[.N$2]*8" office:value-type="float" office:value="706">
            <text:p>706 kg</text:p>
          </table:table-cell>
          <table:table-cell table:style-name="ce19" table:formula="oooc:=[.$B26]*10+370+[.O$2]*8" office:value-type="float" office:value="714">
            <text:p>714 kg</text:p>
          </table:table-cell>
          <table:table-cell table:style-name="ce19" table:formula="oooc:=[.$B26]*10+370+[.P$2]*8" office:value-type="float" office:value="722">
            <text:p>722 kg</text:p>
          </table:table-cell>
          <table:table-cell table:style-name="ce19" table:formula="oooc:=[.$B26]*10+370+[.Q$2]*8" office:value-type="float" office:value="730">
            <text:p>730 kg</text:p>
          </table:table-cell>
          <table:table-cell table:style-name="ce19" table:formula="oooc:=[.$B26]*10+370+[.R$2]*8" office:value-type="float" office:value="738">
            <text:p>738 kg</text:p>
          </table:table-cell>
          <table:table-cell table:style-name="ce19" table:formula="oooc:=[.$B26]*10+370+[.S$2]*8" office:value-type="float" office:value="746">
            <text:p>746 kg</text:p>
          </table:table-cell>
          <table:table-cell table:style-name="ce19" table:formula="oooc:=[.$B26]*10+370+[.T$2]*8" office:value-type="float" office:value="754">
            <text:p>754 kg</text:p>
          </table:table-cell>
          <table:table-cell table:style-name="ce19" table:formula="oooc:=[.$B26]*10+370+[.U$2]*8" office:value-type="float" office:value="762">
            <text:p>762 kg</text:p>
          </table:table-cell>
          <table:table-cell table:style-name="ce19" table:formula="oooc:=[.$B26]*10+370+[.V$2]*8" office:value-type="float" office:value="770">
            <text:p>770 kg</text:p>
          </table:table-cell>
          <table:table-cell table:style-name="ce19" table:formula="oooc:=[.$B26]*10+370+[.W$2]*8" office:value-type="float" office:value="778">
            <text:p>778 kg</text:p>
          </table:table-cell>
          <table:table-cell table:style-name="ce19" table:formula="oooc:=[.$B26]*10+370+[.X$2]*8" office:value-type="float" office:value="786">
            <text:p>786 kg</text:p>
          </table:table-cell>
          <table:table-cell table:style-name="ce19" table:formula="oooc:=[.$B26]*10+370+[.Y$2]*8" office:value-type="float" office:value="794">
            <text:p>794 kg</text:p>
          </table:table-cell>
          <table:table-cell table:style-name="ce19" table:formula="oooc:=[.$B26]*10+370+[.Z$2]*8" office:value-type="float" office:value="802">
            <text:p>802 kg</text:p>
          </table:table-cell>
          <table:table-cell table:style-name="ce19" table:formula="oooc:=[.$B26]*10+370+[.AA$2]*8" office:value-type="float" office:value="810">
            <text:p>810 kg</text:p>
          </table:table-cell>
          <table:table-cell table:style-name="ce19" table:formula="oooc:=[.$B26]*10+370+[.AB$2]*8" office:value-type="float" office:value="818">
            <text:p>818 kg</text:p>
          </table:table-cell>
          <table:table-cell table:style-name="ce19" table:formula="oooc:=[.$B26]*10+370+[.AC$2]*8" office:value-type="float" office:value="826">
            <text:p>826 kg</text:p>
          </table:table-cell>
          <table:table-cell table:style-name="ce19" table:formula="oooc:=[.$B26]*10+370+[.AD$2]*8" office:value-type="float" office:value="834">
            <text:p>834 kg</text:p>
          </table:table-cell>
          <table:table-cell table:style-name="ce19" table:formula="oooc:=[.$B26]*10+370+[.AE$2]*8" office:value-type="float" office:value="842">
            <text:p>842 kg</text:p>
          </table:table-cell>
          <table:table-cell table:style-name="ce19" table:formula="oooc:=[.$B26]*10+370+[.AF$2]*8" office:value-type="float" office:value="850">
            <text:p>8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style-name="ce19" table:formula="oooc:=[.$B27]*10+370+[.C$2]*8" office:value-type="float" office:value="628">
            <text:p>628 kg</text:p>
          </table:table-cell>
          <table:table-cell table:style-name="ce19" table:formula="oooc:=[.$B27]*10+370+[.D$2]*8" office:value-type="float" office:value="636">
            <text:p>636 kg</text:p>
          </table:table-cell>
          <table:table-cell table:style-name="ce19" table:formula="oooc:=[.$B27]*10+370+[.E$2]*8" office:value-type="float" office:value="644">
            <text:p>644 kg</text:p>
          </table:table-cell>
          <table:table-cell table:style-name="ce19" table:formula="oooc:=[.$B27]*10+370+[.F$2]*8" office:value-type="float" office:value="652">
            <text:p>652 kg</text:p>
          </table:table-cell>
          <table:table-cell table:style-name="ce19" table:formula="oooc:=[.$B27]*10+370+[.G$2]*8" office:value-type="float" office:value="660">
            <text:p>660 kg</text:p>
          </table:table-cell>
          <table:table-cell table:style-name="ce19" table:formula="oooc:=[.$B27]*10+370+[.H$2]*8" office:value-type="float" office:value="668">
            <text:p>668 kg</text:p>
          </table:table-cell>
          <table:table-cell table:style-name="ce19" table:formula="oooc:=[.$B27]*10+370+[.I$2]*8" office:value-type="float" office:value="676">
            <text:p>676 kg</text:p>
          </table:table-cell>
          <table:table-cell table:style-name="ce19" table:formula="oooc:=[.$B27]*10+370+[.J$2]*8" office:value-type="float" office:value="684">
            <text:p>684 kg</text:p>
          </table:table-cell>
          <table:table-cell table:style-name="ce19" table:formula="oooc:=[.$B27]*10+370+[.K$2]*8" office:value-type="float" office:value="692">
            <text:p>692 kg</text:p>
          </table:table-cell>
          <table:table-cell table:style-name="ce19" table:formula="oooc:=[.$B27]*10+370+[.L$2]*8" office:value-type="float" office:value="700">
            <text:p>700 kg</text:p>
          </table:table-cell>
          <table:table-cell table:style-name="ce19" table:formula="oooc:=[.$B27]*10+370+[.M$2]*8" office:value-type="float" office:value="708">
            <text:p>708 kg</text:p>
          </table:table-cell>
          <table:table-cell table:style-name="ce19" table:formula="oooc:=[.$B27]*10+370+[.N$2]*8" office:value-type="float" office:value="716">
            <text:p>716 kg</text:p>
          </table:table-cell>
          <table:table-cell table:style-name="ce19" table:formula="oooc:=[.$B27]*10+370+[.O$2]*8" office:value-type="float" office:value="724">
            <text:p>724 kg</text:p>
          </table:table-cell>
          <table:table-cell table:style-name="ce19" table:formula="oooc:=[.$B27]*10+370+[.P$2]*8" office:value-type="float" office:value="732">
            <text:p>732 kg</text:p>
          </table:table-cell>
          <table:table-cell table:style-name="ce19" table:formula="oooc:=[.$B27]*10+370+[.Q$2]*8" office:value-type="float" office:value="740">
            <text:p>740 kg</text:p>
          </table:table-cell>
          <table:table-cell table:style-name="ce19" table:formula="oooc:=[.$B27]*10+370+[.R$2]*8" office:value-type="float" office:value="748">
            <text:p>748 kg</text:p>
          </table:table-cell>
          <table:table-cell table:style-name="ce19" table:formula="oooc:=[.$B27]*10+370+[.S$2]*8" office:value-type="float" office:value="756">
            <text:p>756 kg</text:p>
          </table:table-cell>
          <table:table-cell table:style-name="ce19" table:formula="oooc:=[.$B27]*10+370+[.T$2]*8" office:value-type="float" office:value="764">
            <text:p>764 kg</text:p>
          </table:table-cell>
          <table:table-cell table:style-name="ce19" table:formula="oooc:=[.$B27]*10+370+[.U$2]*8" office:value-type="float" office:value="772">
            <text:p>772 kg</text:p>
          </table:table-cell>
          <table:table-cell table:style-name="ce19" table:formula="oooc:=[.$B27]*10+370+[.V$2]*8" office:value-type="float" office:value="780">
            <text:p>780 kg</text:p>
          </table:table-cell>
          <table:table-cell table:style-name="ce19" table:formula="oooc:=[.$B27]*10+370+[.W$2]*8" office:value-type="float" office:value="788">
            <text:p>788 kg</text:p>
          </table:table-cell>
          <table:table-cell table:style-name="ce19" table:formula="oooc:=[.$B27]*10+370+[.X$2]*8" office:value-type="float" office:value="796">
            <text:p>796 kg</text:p>
          </table:table-cell>
          <table:table-cell table:style-name="ce19" table:formula="oooc:=[.$B27]*10+370+[.Y$2]*8" office:value-type="float" office:value="804">
            <text:p>804 kg</text:p>
          </table:table-cell>
          <table:table-cell table:style-name="ce19" table:formula="oooc:=[.$B27]*10+370+[.Z$2]*8" office:value-type="float" office:value="812">
            <text:p>812 kg</text:p>
          </table:table-cell>
          <table:table-cell table:style-name="ce19" table:formula="oooc:=[.$B27]*10+370+[.AA$2]*8" office:value-type="float" office:value="820">
            <text:p>820 kg</text:p>
          </table:table-cell>
          <table:table-cell table:style-name="ce19" table:formula="oooc:=[.$B27]*10+370+[.AB$2]*8" office:value-type="float" office:value="828">
            <text:p>828 kg</text:p>
          </table:table-cell>
          <table:table-cell table:style-name="ce19" table:formula="oooc:=[.$B27]*10+370+[.AC$2]*8" office:value-type="float" office:value="836">
            <text:p>836 kg</text:p>
          </table:table-cell>
          <table:table-cell table:style-name="ce19" table:formula="oooc:=[.$B27]*10+370+[.AD$2]*8" office:value-type="float" office:value="844">
            <text:p>844 kg</text:p>
          </table:table-cell>
          <table:table-cell table:style-name="ce19" table:formula="oooc:=[.$B27]*10+370+[.AE$2]*8" office:value-type="float" office:value="852">
            <text:p>852 kg</text:p>
          </table:table-cell>
          <table:table-cell table:style-name="ce19" table:formula="oooc:=[.$B27]*10+370+[.AF$2]*8" office:value-type="float" office:value="860">
            <text:p>8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6">
            <text:p>26</text:p>
          </table:table-cell>
          <table:table-cell table:style-name="ce19" table:formula="oooc:=[.$B28]*10+370+[.C$2]*8" office:value-type="float" office:value="638">
            <text:p>638 kg</text:p>
          </table:table-cell>
          <table:table-cell table:style-name="ce19" table:formula="oooc:=[.$B28]*10+370+[.D$2]*8" office:value-type="float" office:value="646">
            <text:p>646 kg</text:p>
          </table:table-cell>
          <table:table-cell table:style-name="ce19" table:formula="oooc:=[.$B28]*10+370+[.E$2]*8" office:value-type="float" office:value="654">
            <text:p>654 kg</text:p>
          </table:table-cell>
          <table:table-cell table:style-name="ce19" table:formula="oooc:=[.$B28]*10+370+[.F$2]*8" office:value-type="float" office:value="662">
            <text:p>662 kg</text:p>
          </table:table-cell>
          <table:table-cell table:style-name="ce19" table:formula="oooc:=[.$B28]*10+370+[.G$2]*8" office:value-type="float" office:value="670">
            <text:p>670 kg</text:p>
          </table:table-cell>
          <table:table-cell table:style-name="ce19" table:formula="oooc:=[.$B28]*10+370+[.H$2]*8" office:value-type="float" office:value="678">
            <text:p>678 kg</text:p>
          </table:table-cell>
          <table:table-cell table:style-name="ce19" table:formula="oooc:=[.$B28]*10+370+[.I$2]*8" office:value-type="float" office:value="686">
            <text:p>686 kg</text:p>
          </table:table-cell>
          <table:table-cell table:style-name="ce19" table:formula="oooc:=[.$B28]*10+370+[.J$2]*8" office:value-type="float" office:value="694">
            <text:p>694 kg</text:p>
          </table:table-cell>
          <table:table-cell table:style-name="ce19" table:formula="oooc:=[.$B28]*10+370+[.K$2]*8" office:value-type="float" office:value="702">
            <text:p>702 kg</text:p>
          </table:table-cell>
          <table:table-cell table:style-name="ce19" table:formula="oooc:=[.$B28]*10+370+[.L$2]*8" office:value-type="float" office:value="710">
            <text:p>710 kg</text:p>
          </table:table-cell>
          <table:table-cell table:style-name="ce19" table:formula="oooc:=[.$B28]*10+370+[.M$2]*8" office:value-type="float" office:value="718">
            <text:p>718 kg</text:p>
          </table:table-cell>
          <table:table-cell table:style-name="ce19" table:formula="oooc:=[.$B28]*10+370+[.N$2]*8" office:value-type="float" office:value="726">
            <text:p>726 kg</text:p>
          </table:table-cell>
          <table:table-cell table:style-name="ce19" table:formula="oooc:=[.$B28]*10+370+[.O$2]*8" office:value-type="float" office:value="734">
            <text:p>734 kg</text:p>
          </table:table-cell>
          <table:table-cell table:style-name="ce19" table:formula="oooc:=[.$B28]*10+370+[.P$2]*8" office:value-type="float" office:value="742">
            <text:p>742 kg</text:p>
          </table:table-cell>
          <table:table-cell table:style-name="ce19" table:formula="oooc:=[.$B28]*10+370+[.Q$2]*8" office:value-type="float" office:value="750">
            <text:p>750 kg</text:p>
          </table:table-cell>
          <table:table-cell table:style-name="ce19" table:formula="oooc:=[.$B28]*10+370+[.R$2]*8" office:value-type="float" office:value="758">
            <text:p>758 kg</text:p>
          </table:table-cell>
          <table:table-cell table:style-name="ce19" table:formula="oooc:=[.$B28]*10+370+[.S$2]*8" office:value-type="float" office:value="766">
            <text:p>766 kg</text:p>
          </table:table-cell>
          <table:table-cell table:style-name="ce19" table:formula="oooc:=[.$B28]*10+370+[.T$2]*8" office:value-type="float" office:value="774">
            <text:p>774 kg</text:p>
          </table:table-cell>
          <table:table-cell table:style-name="ce19" table:formula="oooc:=[.$B28]*10+370+[.U$2]*8" office:value-type="float" office:value="782">
            <text:p>782 kg</text:p>
          </table:table-cell>
          <table:table-cell table:style-name="ce19" table:formula="oooc:=[.$B28]*10+370+[.V$2]*8" office:value-type="float" office:value="790">
            <text:p>790 kg</text:p>
          </table:table-cell>
          <table:table-cell table:style-name="ce19" table:formula="oooc:=[.$B28]*10+370+[.W$2]*8" office:value-type="float" office:value="798">
            <text:p>798 kg</text:p>
          </table:table-cell>
          <table:table-cell table:style-name="ce19" table:formula="oooc:=[.$B28]*10+370+[.X$2]*8" office:value-type="float" office:value="806">
            <text:p>806 kg</text:p>
          </table:table-cell>
          <table:table-cell table:style-name="ce19" table:formula="oooc:=[.$B28]*10+370+[.Y$2]*8" office:value-type="float" office:value="814">
            <text:p>814 kg</text:p>
          </table:table-cell>
          <table:table-cell table:style-name="ce19" table:formula="oooc:=[.$B28]*10+370+[.Z$2]*8" office:value-type="float" office:value="822">
            <text:p>822 kg</text:p>
          </table:table-cell>
          <table:table-cell table:style-name="ce19" table:formula="oooc:=[.$B28]*10+370+[.AA$2]*8" office:value-type="float" office:value="830">
            <text:p>830 kg</text:p>
          </table:table-cell>
          <table:table-cell table:style-name="ce19" table:formula="oooc:=[.$B28]*10+370+[.AB$2]*8" office:value-type="float" office:value="838">
            <text:p>838 kg</text:p>
          </table:table-cell>
          <table:table-cell table:style-name="ce19" table:formula="oooc:=[.$B28]*10+370+[.AC$2]*8" office:value-type="float" office:value="846">
            <text:p>846 kg</text:p>
          </table:table-cell>
          <table:table-cell table:style-name="ce19" table:formula="oooc:=[.$B28]*10+370+[.AD$2]*8" office:value-type="float" office:value="854">
            <text:p>854 kg</text:p>
          </table:table-cell>
          <table:table-cell table:style-name="ce19" table:formula="oooc:=[.$B28]*10+370+[.AE$2]*8" office:value-type="float" office:value="862">
            <text:p>862 kg</text:p>
          </table:table-cell>
          <table:table-cell table:style-name="ce19" table:formula="oooc:=[.$B28]*10+370+[.AF$2]*8" office:value-type="float" office:value="870">
            <text:p>8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7">
            <text:p>27</text:p>
          </table:table-cell>
          <table:table-cell table:style-name="ce19" table:formula="oooc:=[.$B29]*10+370+[.C$2]*8" office:value-type="float" office:value="648">
            <text:p>648 kg</text:p>
          </table:table-cell>
          <table:table-cell table:style-name="ce19" table:formula="oooc:=[.$B29]*10+370+[.D$2]*8" office:value-type="float" office:value="656">
            <text:p>656 kg</text:p>
          </table:table-cell>
          <table:table-cell table:style-name="ce19" table:formula="oooc:=[.$B29]*10+370+[.E$2]*8" office:value-type="float" office:value="664">
            <text:p>664 kg</text:p>
          </table:table-cell>
          <table:table-cell table:style-name="ce19" table:formula="oooc:=[.$B29]*10+370+[.F$2]*8" office:value-type="float" office:value="672">
            <text:p>672 kg</text:p>
          </table:table-cell>
          <table:table-cell table:style-name="ce19" table:formula="oooc:=[.$B29]*10+370+[.G$2]*8" office:value-type="float" office:value="680">
            <text:p>680 kg</text:p>
          </table:table-cell>
          <table:table-cell table:style-name="ce19" table:formula="oooc:=[.$B29]*10+370+[.H$2]*8" office:value-type="float" office:value="688">
            <text:p>688 kg</text:p>
          </table:table-cell>
          <table:table-cell table:style-name="ce19" table:formula="oooc:=[.$B29]*10+370+[.I$2]*8" office:value-type="float" office:value="696">
            <text:p>696 kg</text:p>
          </table:table-cell>
          <table:table-cell table:style-name="ce19" table:formula="oooc:=[.$B29]*10+370+[.J$2]*8" office:value-type="float" office:value="704">
            <text:p>704 kg</text:p>
          </table:table-cell>
          <table:table-cell table:style-name="ce19" table:formula="oooc:=[.$B29]*10+370+[.K$2]*8" office:value-type="float" office:value="712">
            <text:p>712 kg</text:p>
          </table:table-cell>
          <table:table-cell table:style-name="ce19" table:formula="oooc:=[.$B29]*10+370+[.L$2]*8" office:value-type="float" office:value="720">
            <text:p>720 kg</text:p>
          </table:table-cell>
          <table:table-cell table:style-name="ce19" table:formula="oooc:=[.$B29]*10+370+[.M$2]*8" office:value-type="float" office:value="728">
            <text:p>728 kg</text:p>
          </table:table-cell>
          <table:table-cell table:style-name="ce19" table:formula="oooc:=[.$B29]*10+370+[.N$2]*8" office:value-type="float" office:value="736">
            <text:p>736 kg</text:p>
          </table:table-cell>
          <table:table-cell table:style-name="ce19" table:formula="oooc:=[.$B29]*10+370+[.O$2]*8" office:value-type="float" office:value="744">
            <text:p>744 kg</text:p>
          </table:table-cell>
          <table:table-cell table:style-name="ce19" table:formula="oooc:=[.$B29]*10+370+[.P$2]*8" office:value-type="float" office:value="752">
            <text:p>752 kg</text:p>
          </table:table-cell>
          <table:table-cell table:style-name="ce19" table:formula="oooc:=[.$B29]*10+370+[.Q$2]*8" office:value-type="float" office:value="760">
            <text:p>760 kg</text:p>
          </table:table-cell>
          <table:table-cell table:style-name="ce19" table:formula="oooc:=[.$B29]*10+370+[.R$2]*8" office:value-type="float" office:value="768">
            <text:p>768 kg</text:p>
          </table:table-cell>
          <table:table-cell table:style-name="ce19" table:formula="oooc:=[.$B29]*10+370+[.S$2]*8" office:value-type="float" office:value="776">
            <text:p>776 kg</text:p>
          </table:table-cell>
          <table:table-cell table:style-name="ce19" table:formula="oooc:=[.$B29]*10+370+[.T$2]*8" office:value-type="float" office:value="784">
            <text:p>784 kg</text:p>
          </table:table-cell>
          <table:table-cell table:style-name="ce19" table:formula="oooc:=[.$B29]*10+370+[.U$2]*8" office:value-type="float" office:value="792">
            <text:p>792 kg</text:p>
          </table:table-cell>
          <table:table-cell table:style-name="ce19" table:formula="oooc:=[.$B29]*10+370+[.V$2]*8" office:value-type="float" office:value="800">
            <text:p>800 kg</text:p>
          </table:table-cell>
          <table:table-cell table:style-name="ce19" table:formula="oooc:=[.$B29]*10+370+[.W$2]*8" office:value-type="float" office:value="808">
            <text:p>808 kg</text:p>
          </table:table-cell>
          <table:table-cell table:style-name="ce19" table:formula="oooc:=[.$B29]*10+370+[.X$2]*8" office:value-type="float" office:value="816">
            <text:p>816 kg</text:p>
          </table:table-cell>
          <table:table-cell table:style-name="ce19" table:formula="oooc:=[.$B29]*10+370+[.Y$2]*8" office:value-type="float" office:value="824">
            <text:p>824 kg</text:p>
          </table:table-cell>
          <table:table-cell table:style-name="ce19" table:formula="oooc:=[.$B29]*10+370+[.Z$2]*8" office:value-type="float" office:value="832">
            <text:p>832 kg</text:p>
          </table:table-cell>
          <table:table-cell table:style-name="ce19" table:formula="oooc:=[.$B29]*10+370+[.AA$2]*8" office:value-type="float" office:value="840">
            <text:p>840 kg</text:p>
          </table:table-cell>
          <table:table-cell table:style-name="ce19" table:formula="oooc:=[.$B29]*10+370+[.AB$2]*8" office:value-type="float" office:value="848">
            <text:p>848 kg</text:p>
          </table:table-cell>
          <table:table-cell table:style-name="ce19" table:formula="oooc:=[.$B29]*10+370+[.AC$2]*8" office:value-type="float" office:value="856">
            <text:p>856 kg</text:p>
          </table:table-cell>
          <table:table-cell table:style-name="ce19" table:formula="oooc:=[.$B29]*10+370+[.AD$2]*8" office:value-type="float" office:value="864">
            <text:p>864 kg</text:p>
          </table:table-cell>
          <table:table-cell table:style-name="ce19" table:formula="oooc:=[.$B29]*10+370+[.AE$2]*8" office:value-type="float" office:value="872">
            <text:p>872 kg</text:p>
          </table:table-cell>
          <table:table-cell table:style-name="ce19" table:formula="oooc:=[.$B29]*10+370+[.AF$2]*8" office:value-type="float" office:value="880">
            <text:p>8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8">
            <text:p>28</text:p>
          </table:table-cell>
          <table:table-cell table:style-name="ce19" table:formula="oooc:=[.$B30]*10+370+[.C$2]*8" office:value-type="float" office:value="658">
            <text:p>658 kg</text:p>
          </table:table-cell>
          <table:table-cell table:style-name="ce19" table:formula="oooc:=[.$B30]*10+370+[.D$2]*8" office:value-type="float" office:value="666">
            <text:p>666 kg</text:p>
          </table:table-cell>
          <table:table-cell table:style-name="ce19" table:formula="oooc:=[.$B30]*10+370+[.E$2]*8" office:value-type="float" office:value="674">
            <text:p>674 kg</text:p>
          </table:table-cell>
          <table:table-cell table:style-name="ce19" table:formula="oooc:=[.$B30]*10+370+[.F$2]*8" office:value-type="float" office:value="682">
            <text:p>682 kg</text:p>
          </table:table-cell>
          <table:table-cell table:style-name="ce19" table:formula="oooc:=[.$B30]*10+370+[.G$2]*8" office:value-type="float" office:value="690">
            <text:p>690 kg</text:p>
          </table:table-cell>
          <table:table-cell table:style-name="ce19" table:formula="oooc:=[.$B30]*10+370+[.H$2]*8" office:value-type="float" office:value="698">
            <text:p>698 kg</text:p>
          </table:table-cell>
          <table:table-cell table:style-name="ce19" table:formula="oooc:=[.$B30]*10+370+[.I$2]*8" office:value-type="float" office:value="706">
            <text:p>706 kg</text:p>
          </table:table-cell>
          <table:table-cell table:style-name="ce19" table:formula="oooc:=[.$B30]*10+370+[.J$2]*8" office:value-type="float" office:value="714">
            <text:p>714 kg</text:p>
          </table:table-cell>
          <table:table-cell table:style-name="ce19" table:formula="oooc:=[.$B30]*10+370+[.K$2]*8" office:value-type="float" office:value="722">
            <text:p>722 kg</text:p>
          </table:table-cell>
          <table:table-cell table:style-name="ce19" table:formula="oooc:=[.$B30]*10+370+[.L$2]*8" office:value-type="float" office:value="730">
            <text:p>730 kg</text:p>
          </table:table-cell>
          <table:table-cell table:style-name="ce19" table:formula="oooc:=[.$B30]*10+370+[.M$2]*8" office:value-type="float" office:value="738">
            <text:p>738 kg</text:p>
          </table:table-cell>
          <table:table-cell table:style-name="ce19" table:formula="oooc:=[.$B30]*10+370+[.N$2]*8" office:value-type="float" office:value="746">
            <text:p>746 kg</text:p>
          </table:table-cell>
          <table:table-cell table:style-name="ce19" table:formula="oooc:=[.$B30]*10+370+[.O$2]*8" office:value-type="float" office:value="754">
            <text:p>754 kg</text:p>
          </table:table-cell>
          <table:table-cell table:style-name="ce19" table:formula="oooc:=[.$B30]*10+370+[.P$2]*8" office:value-type="float" office:value="762">
            <text:p>762 kg</text:p>
          </table:table-cell>
          <table:table-cell table:style-name="ce19" table:formula="oooc:=[.$B30]*10+370+[.Q$2]*8" office:value-type="float" office:value="770">
            <text:p>770 kg</text:p>
          </table:table-cell>
          <table:table-cell table:style-name="ce19" table:formula="oooc:=[.$B30]*10+370+[.R$2]*8" office:value-type="float" office:value="778">
            <text:p>778 kg</text:p>
          </table:table-cell>
          <table:table-cell table:style-name="ce19" table:formula="oooc:=[.$B30]*10+370+[.S$2]*8" office:value-type="float" office:value="786">
            <text:p>786 kg</text:p>
          </table:table-cell>
          <table:table-cell table:style-name="ce19" table:formula="oooc:=[.$B30]*10+370+[.T$2]*8" office:value-type="float" office:value="794">
            <text:p>794 kg</text:p>
          </table:table-cell>
          <table:table-cell table:style-name="ce19" table:formula="oooc:=[.$B30]*10+370+[.U$2]*8" office:value-type="float" office:value="802">
            <text:p>802 kg</text:p>
          </table:table-cell>
          <table:table-cell table:style-name="ce19" table:formula="oooc:=[.$B30]*10+370+[.V$2]*8" office:value-type="float" office:value="810">
            <text:p>810 kg</text:p>
          </table:table-cell>
          <table:table-cell table:style-name="ce19" table:formula="oooc:=[.$B30]*10+370+[.W$2]*8" office:value-type="float" office:value="818">
            <text:p>818 kg</text:p>
          </table:table-cell>
          <table:table-cell table:style-name="ce19" table:formula="oooc:=[.$B30]*10+370+[.X$2]*8" office:value-type="float" office:value="826">
            <text:p>826 kg</text:p>
          </table:table-cell>
          <table:table-cell table:style-name="ce19" table:formula="oooc:=[.$B30]*10+370+[.Y$2]*8" office:value-type="float" office:value="834">
            <text:p>834 kg</text:p>
          </table:table-cell>
          <table:table-cell table:style-name="ce19" table:formula="oooc:=[.$B30]*10+370+[.Z$2]*8" office:value-type="float" office:value="842">
            <text:p>842 kg</text:p>
          </table:table-cell>
          <table:table-cell table:style-name="ce19" table:formula="oooc:=[.$B30]*10+370+[.AA$2]*8" office:value-type="float" office:value="850">
            <text:p>850 kg</text:p>
          </table:table-cell>
          <table:table-cell table:style-name="ce19" table:formula="oooc:=[.$B30]*10+370+[.AB$2]*8" office:value-type="float" office:value="858">
            <text:p>858 kg</text:p>
          </table:table-cell>
          <table:table-cell table:style-name="ce19" table:formula="oooc:=[.$B30]*10+370+[.AC$2]*8" office:value-type="float" office:value="866">
            <text:p>866 kg</text:p>
          </table:table-cell>
          <table:table-cell table:style-name="ce19" table:formula="oooc:=[.$B30]*10+370+[.AD$2]*8" office:value-type="float" office:value="874">
            <text:p>874 kg</text:p>
          </table:table-cell>
          <table:table-cell table:style-name="ce19" table:formula="oooc:=[.$B30]*10+370+[.AE$2]*8" office:value-type="float" office:value="882">
            <text:p>882 kg</text:p>
          </table:table-cell>
          <table:table-cell table:style-name="ce19" table:formula="oooc:=[.$B30]*10+370+[.AF$2]*8" office:value-type="float" office:value="890">
            <text:p>8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9">
            <text:p>29</text:p>
          </table:table-cell>
          <table:table-cell table:style-name="ce19" table:formula="oooc:=[.$B31]*10+370+[.C$2]*8" office:value-type="float" office:value="668">
            <text:p>668 kg</text:p>
          </table:table-cell>
          <table:table-cell table:style-name="ce19" table:formula="oooc:=[.$B31]*10+370+[.D$2]*8" office:value-type="float" office:value="676">
            <text:p>676 kg</text:p>
          </table:table-cell>
          <table:table-cell table:style-name="ce19" table:formula="oooc:=[.$B31]*10+370+[.E$2]*8" office:value-type="float" office:value="684">
            <text:p>684 kg</text:p>
          </table:table-cell>
          <table:table-cell table:style-name="ce19" table:formula="oooc:=[.$B31]*10+370+[.F$2]*8" office:value-type="float" office:value="692">
            <text:p>692 kg</text:p>
          </table:table-cell>
          <table:table-cell table:style-name="ce19" table:formula="oooc:=[.$B31]*10+370+[.G$2]*8" office:value-type="float" office:value="700">
            <text:p>700 kg</text:p>
          </table:table-cell>
          <table:table-cell table:style-name="ce19" table:formula="oooc:=[.$B31]*10+370+[.H$2]*8" office:value-type="float" office:value="708">
            <text:p>708 kg</text:p>
          </table:table-cell>
          <table:table-cell table:style-name="ce19" table:formula="oooc:=[.$B31]*10+370+[.I$2]*8" office:value-type="float" office:value="716">
            <text:p>716 kg</text:p>
          </table:table-cell>
          <table:table-cell table:style-name="ce19" table:formula="oooc:=[.$B31]*10+370+[.J$2]*8" office:value-type="float" office:value="724">
            <text:p>724 kg</text:p>
          </table:table-cell>
          <table:table-cell table:style-name="ce19" table:formula="oooc:=[.$B31]*10+370+[.K$2]*8" office:value-type="float" office:value="732">
            <text:p>732 kg</text:p>
          </table:table-cell>
          <table:table-cell table:style-name="ce19" table:formula="oooc:=[.$B31]*10+370+[.L$2]*8" office:value-type="float" office:value="740">
            <text:p>740 kg</text:p>
          </table:table-cell>
          <table:table-cell table:style-name="ce19" table:formula="oooc:=[.$B31]*10+370+[.M$2]*8" office:value-type="float" office:value="748">
            <text:p>748 kg</text:p>
          </table:table-cell>
          <table:table-cell table:style-name="ce19" table:formula="oooc:=[.$B31]*10+370+[.N$2]*8" office:value-type="float" office:value="756">
            <text:p>756 kg</text:p>
          </table:table-cell>
          <table:table-cell table:style-name="ce19" table:formula="oooc:=[.$B31]*10+370+[.O$2]*8" office:value-type="float" office:value="764">
            <text:p>764 kg</text:p>
          </table:table-cell>
          <table:table-cell table:style-name="ce19" table:formula="oooc:=[.$B31]*10+370+[.P$2]*8" office:value-type="float" office:value="772">
            <text:p>772 kg</text:p>
          </table:table-cell>
          <table:table-cell table:style-name="ce19" table:formula="oooc:=[.$B31]*10+370+[.Q$2]*8" office:value-type="float" office:value="780">
            <text:p>780 kg</text:p>
          </table:table-cell>
          <table:table-cell table:style-name="ce19" table:formula="oooc:=[.$B31]*10+370+[.R$2]*8" office:value-type="float" office:value="788">
            <text:p>788 kg</text:p>
          </table:table-cell>
          <table:table-cell table:style-name="ce19" table:formula="oooc:=[.$B31]*10+370+[.S$2]*8" office:value-type="float" office:value="796">
            <text:p>796 kg</text:p>
          </table:table-cell>
          <table:table-cell table:style-name="ce19" table:formula="oooc:=[.$B31]*10+370+[.T$2]*8" office:value-type="float" office:value="804">
            <text:p>804 kg</text:p>
          </table:table-cell>
          <table:table-cell table:style-name="ce19" table:formula="oooc:=[.$B31]*10+370+[.U$2]*8" office:value-type="float" office:value="812">
            <text:p>812 kg</text:p>
          </table:table-cell>
          <table:table-cell table:style-name="ce19" table:formula="oooc:=[.$B31]*10+370+[.V$2]*8" office:value-type="float" office:value="820">
            <text:p>820 kg</text:p>
          </table:table-cell>
          <table:table-cell table:style-name="ce19" table:formula="oooc:=[.$B31]*10+370+[.W$2]*8" office:value-type="float" office:value="828">
            <text:p>828 kg</text:p>
          </table:table-cell>
          <table:table-cell table:style-name="ce19" table:formula="oooc:=[.$B31]*10+370+[.X$2]*8" office:value-type="float" office:value="836">
            <text:p>836 kg</text:p>
          </table:table-cell>
          <table:table-cell table:style-name="ce19" table:formula="oooc:=[.$B31]*10+370+[.Y$2]*8" office:value-type="float" office:value="844">
            <text:p>844 kg</text:p>
          </table:table-cell>
          <table:table-cell table:style-name="ce19" table:formula="oooc:=[.$B31]*10+370+[.Z$2]*8" office:value-type="float" office:value="852">
            <text:p>852 kg</text:p>
          </table:table-cell>
          <table:table-cell table:style-name="ce19" table:formula="oooc:=[.$B31]*10+370+[.AA$2]*8" office:value-type="float" office:value="860">
            <text:p>860 kg</text:p>
          </table:table-cell>
          <table:table-cell table:style-name="ce19" table:formula="oooc:=[.$B31]*10+370+[.AB$2]*8" office:value-type="float" office:value="868">
            <text:p>868 kg</text:p>
          </table:table-cell>
          <table:table-cell table:style-name="ce19" table:formula="oooc:=[.$B31]*10+370+[.AC$2]*8" office:value-type="float" office:value="876">
            <text:p>876 kg</text:p>
          </table:table-cell>
          <table:table-cell table:style-name="ce19" table:formula="oooc:=[.$B31]*10+370+[.AD$2]*8" office:value-type="float" office:value="884">
            <text:p>884 kg</text:p>
          </table:table-cell>
          <table:table-cell table:style-name="ce19" table:formula="oooc:=[.$B31]*10+370+[.AE$2]*8" office:value-type="float" office:value="892">
            <text:p>892 kg</text:p>
          </table:table-cell>
          <table:table-cell table:style-name="ce19" table:formula="oooc:=[.$B31]*10+370+[.AF$2]*8" office:value-type="float" office:value="900">
            <text:p>9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style-name="ce19" table:formula="oooc:=[.$B32]*10+370+[.C$2]*8" office:value-type="float" office:value="678">
            <text:p>678 kg</text:p>
          </table:table-cell>
          <table:table-cell table:style-name="ce19" table:formula="oooc:=[.$B32]*10+370+[.D$2]*8" office:value-type="float" office:value="686">
            <text:p>686 kg</text:p>
          </table:table-cell>
          <table:table-cell table:style-name="ce19" table:formula="oooc:=[.$B32]*10+370+[.E$2]*8" office:value-type="float" office:value="694">
            <text:p>694 kg</text:p>
          </table:table-cell>
          <table:table-cell table:style-name="ce19" table:formula="oooc:=[.$B32]*10+370+[.F$2]*8" office:value-type="float" office:value="702">
            <text:p>702 kg</text:p>
          </table:table-cell>
          <table:table-cell table:style-name="ce19" table:formula="oooc:=[.$B32]*10+370+[.G$2]*8" office:value-type="float" office:value="710">
            <text:p>710 kg</text:p>
          </table:table-cell>
          <table:table-cell table:style-name="ce19" table:formula="oooc:=[.$B32]*10+370+[.H$2]*8" office:value-type="float" office:value="718">
            <text:p>718 kg</text:p>
          </table:table-cell>
          <table:table-cell table:style-name="ce19" table:formula="oooc:=[.$B32]*10+370+[.I$2]*8" office:value-type="float" office:value="726">
            <text:p>726 kg</text:p>
          </table:table-cell>
          <table:table-cell table:style-name="ce19" table:formula="oooc:=[.$B32]*10+370+[.J$2]*8" office:value-type="float" office:value="734">
            <text:p>734 kg</text:p>
          </table:table-cell>
          <table:table-cell table:style-name="ce19" table:formula="oooc:=[.$B32]*10+370+[.K$2]*8" office:value-type="float" office:value="742">
            <text:p>742 kg</text:p>
          </table:table-cell>
          <table:table-cell table:style-name="ce19" table:formula="oooc:=[.$B32]*10+370+[.L$2]*8" office:value-type="float" office:value="750">
            <text:p>750 kg</text:p>
          </table:table-cell>
          <table:table-cell table:style-name="ce19" table:formula="oooc:=[.$B32]*10+370+[.M$2]*8" office:value-type="float" office:value="758">
            <text:p>758 kg</text:p>
          </table:table-cell>
          <table:table-cell table:style-name="ce19" table:formula="oooc:=[.$B32]*10+370+[.N$2]*8" office:value-type="float" office:value="766">
            <text:p>766 kg</text:p>
          </table:table-cell>
          <table:table-cell table:style-name="ce19" table:formula="oooc:=[.$B32]*10+370+[.O$2]*8" office:value-type="float" office:value="774">
            <text:p>774 kg</text:p>
          </table:table-cell>
          <table:table-cell table:style-name="ce19" table:formula="oooc:=[.$B32]*10+370+[.P$2]*8" office:value-type="float" office:value="782">
            <text:p>782 kg</text:p>
          </table:table-cell>
          <table:table-cell table:style-name="ce19" table:formula="oooc:=[.$B32]*10+370+[.Q$2]*8" office:value-type="float" office:value="790">
            <text:p>790 kg</text:p>
          </table:table-cell>
          <table:table-cell table:style-name="ce19" table:formula="oooc:=[.$B32]*10+370+[.R$2]*8" office:value-type="float" office:value="798">
            <text:p>798 kg</text:p>
          </table:table-cell>
          <table:table-cell table:style-name="ce19" table:formula="oooc:=[.$B32]*10+370+[.S$2]*8" office:value-type="float" office:value="806">
            <text:p>806 kg</text:p>
          </table:table-cell>
          <table:table-cell table:style-name="ce19" table:formula="oooc:=[.$B32]*10+370+[.T$2]*8" office:value-type="float" office:value="814">
            <text:p>814 kg</text:p>
          </table:table-cell>
          <table:table-cell table:style-name="ce19" table:formula="oooc:=[.$B32]*10+370+[.U$2]*8" office:value-type="float" office:value="822">
            <text:p>822 kg</text:p>
          </table:table-cell>
          <table:table-cell table:style-name="ce19" table:formula="oooc:=[.$B32]*10+370+[.V$2]*8" office:value-type="float" office:value="830">
            <text:p>830 kg</text:p>
          </table:table-cell>
          <table:table-cell table:style-name="ce19" table:formula="oooc:=[.$B32]*10+370+[.W$2]*8" office:value-type="float" office:value="838">
            <text:p>838 kg</text:p>
          </table:table-cell>
          <table:table-cell table:style-name="ce19" table:formula="oooc:=[.$B32]*10+370+[.X$2]*8" office:value-type="float" office:value="846">
            <text:p>846 kg</text:p>
          </table:table-cell>
          <table:table-cell table:style-name="ce19" table:formula="oooc:=[.$B32]*10+370+[.Y$2]*8" office:value-type="float" office:value="854">
            <text:p>854 kg</text:p>
          </table:table-cell>
          <table:table-cell table:style-name="ce19" table:formula="oooc:=[.$B32]*10+370+[.Z$2]*8" office:value-type="float" office:value="862">
            <text:p>862 kg</text:p>
          </table:table-cell>
          <table:table-cell table:style-name="ce19" table:formula="oooc:=[.$B32]*10+370+[.AA$2]*8" office:value-type="float" office:value="870">
            <text:p>870 kg</text:p>
          </table:table-cell>
          <table:table-cell table:style-name="ce19" table:formula="oooc:=[.$B32]*10+370+[.AB$2]*8" office:value-type="float" office:value="878">
            <text:p>878 kg</text:p>
          </table:table-cell>
          <table:table-cell table:style-name="ce19" table:formula="oooc:=[.$B32]*10+370+[.AC$2]*8" office:value-type="float" office:value="886">
            <text:p>886 kg</text:p>
          </table:table-cell>
          <table:table-cell table:style-name="ce19" table:formula="oooc:=[.$B32]*10+370+[.AD$2]*8" office:value-type="float" office:value="894">
            <text:p>894 kg</text:p>
          </table:table-cell>
          <table:table-cell table:style-name="ce19" table:formula="oooc:=[.$B32]*10+370+[.AE$2]*8" office:value-type="float" office:value="902">
            <text:p>902 kg</text:p>
          </table:table-cell>
          <table:table-cell table:style-name="ce19" table:formula="oooc:=[.$B32]*10+370+[.AF$2]*8" office:value-type="float" office:value="910">
            <text:p>910 kg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19" table:number-columns-repeated="30"/>
          <table:table-cell table:number-columns-repeated="224"/>
        </table:table-row>
        <table:table-row table:style-name="ro4">
          <table:table-cell table:style-name="ce15" office:value-type="string" table:number-columns-spanned="2" table:number-rows-spanned="2">
            <text:p>Karotten</text:p>
          </table:table-cell>
          <table:covered-table-cell/>
          <table:table-cell table:style-name="ce18" office:value-type="string" table:number-columns-spanned="30" table:number-rows-spanned="1">
            <text:p>Forschungsstufe</text:p>
          </table:table-cell>
          <table:covered-table-cell table:number-columns-repeated="29"/>
          <table:table-cell table:number-columns-repeated="224"/>
        </table:table-row>
        <table:table-row table:style-name="ro2">
          <table:covered-table-cell table:style-name="ce16"/>
          <table:covered-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table:number-columns-repeated="224"/>
        </table:table-row>
        <table:table-row table:style-name="ro2">
          <table:table-cell table:style-name="ce17" office:value-type="string" table:number-columns-spanned="1" table:number-rows-spanned="30">
            <text:p>Plantage</text:p>
          </table:table-cell>
          <table:table-cell office:value-type="float" office:value="1">
            <text:p>1</text:p>
          </table:table-cell>
          <table:table-cell table:style-name="ce19" table:formula="oooc:=[.$B36]*10+390+[.C$2]*8" office:value-type="float" office:value="408">
            <text:p>408 kg</text:p>
          </table:table-cell>
          <table:table-cell table:style-name="ce19" table:formula="oooc:=[.$B36]*10+390+[.D$2]*8" office:value-type="float" office:value="416">
            <text:p>416 kg</text:p>
          </table:table-cell>
          <table:table-cell table:style-name="ce19" table:formula="oooc:=[.$B36]*10+390+[.E$2]*8" office:value-type="float" office:value="424">
            <text:p>424 kg</text:p>
          </table:table-cell>
          <table:table-cell table:style-name="ce19" table:formula="oooc:=[.$B36]*10+390+[.F$2]*8" office:value-type="float" office:value="432">
            <text:p>432 kg</text:p>
          </table:table-cell>
          <table:table-cell table:style-name="ce19" table:formula="oooc:=[.$B36]*10+390+[.G$2]*8" office:value-type="float" office:value="440">
            <text:p>440 kg</text:p>
          </table:table-cell>
          <table:table-cell table:style-name="ce19" table:formula="oooc:=[.$B36]*10+390+[.H$2]*8" office:value-type="float" office:value="448">
            <text:p>448 kg</text:p>
          </table:table-cell>
          <table:table-cell table:style-name="ce19" table:formula="oooc:=[.$B36]*10+390+[.I$2]*8" office:value-type="float" office:value="456">
            <text:p>456 kg</text:p>
          </table:table-cell>
          <table:table-cell table:style-name="ce19" table:formula="oooc:=[.$B36]*10+390+[.J$2]*8" office:value-type="float" office:value="464">
            <text:p>464 kg</text:p>
          </table:table-cell>
          <table:table-cell table:style-name="ce19" table:formula="oooc:=[.$B36]*10+390+[.K$2]*8" office:value-type="float" office:value="472">
            <text:p>472 kg</text:p>
          </table:table-cell>
          <table:table-cell table:style-name="ce19" table:formula="oooc:=[.$B36]*10+390+[.L$2]*8" office:value-type="float" office:value="480">
            <text:p>480 kg</text:p>
          </table:table-cell>
          <table:table-cell table:style-name="ce19" table:formula="oooc:=[.$B36]*10+390+[.M$2]*8" office:value-type="float" office:value="488">
            <text:p>488 kg</text:p>
          </table:table-cell>
          <table:table-cell table:style-name="ce19" table:formula="oooc:=[.$B36]*10+390+[.N$2]*8" office:value-type="float" office:value="496">
            <text:p>496 kg</text:p>
          </table:table-cell>
          <table:table-cell table:style-name="ce19" table:formula="oooc:=[.$B36]*10+390+[.O$2]*8" office:value-type="float" office:value="504">
            <text:p>504 kg</text:p>
          </table:table-cell>
          <table:table-cell table:style-name="ce19" table:formula="oooc:=[.$B36]*10+390+[.P$2]*8" office:value-type="float" office:value="512">
            <text:p>512 kg</text:p>
          </table:table-cell>
          <table:table-cell table:style-name="ce19" table:formula="oooc:=[.$B36]*10+390+[.Q$2]*8" office:value-type="float" office:value="520">
            <text:p>520 kg</text:p>
          </table:table-cell>
          <table:table-cell table:style-name="ce19" table:formula="oooc:=[.$B36]*10+390+[.R$2]*8" office:value-type="float" office:value="528">
            <text:p>528 kg</text:p>
          </table:table-cell>
          <table:table-cell table:style-name="ce19" table:formula="oooc:=[.$B36]*10+390+[.S$2]*8" office:value-type="float" office:value="536">
            <text:p>536 kg</text:p>
          </table:table-cell>
          <table:table-cell table:style-name="ce19" table:formula="oooc:=[.$B36]*10+390+[.T$2]*8" office:value-type="float" office:value="544">
            <text:p>544 kg</text:p>
          </table:table-cell>
          <table:table-cell table:style-name="ce19" table:formula="oooc:=[.$B36]*10+390+[.U$2]*8" office:value-type="float" office:value="552">
            <text:p>552 kg</text:p>
          </table:table-cell>
          <table:table-cell table:style-name="ce19" table:formula="oooc:=[.$B36]*10+390+[.V$2]*8" office:value-type="float" office:value="560">
            <text:p>560 kg</text:p>
          </table:table-cell>
          <table:table-cell table:style-name="ce19" table:formula="oooc:=[.$B36]*10+390+[.W$2]*8" office:value-type="float" office:value="568">
            <text:p>568 kg</text:p>
          </table:table-cell>
          <table:table-cell table:style-name="ce19" table:formula="oooc:=[.$B36]*10+390+[.X$2]*8" office:value-type="float" office:value="576">
            <text:p>576 kg</text:p>
          </table:table-cell>
          <table:table-cell table:style-name="ce19" table:formula="oooc:=[.$B36]*10+390+[.Y$2]*8" office:value-type="float" office:value="584">
            <text:p>584 kg</text:p>
          </table:table-cell>
          <table:table-cell table:style-name="ce19" table:formula="oooc:=[.$B36]*10+390+[.Z$2]*8" office:value-type="float" office:value="592">
            <text:p>592 kg</text:p>
          </table:table-cell>
          <table:table-cell table:style-name="ce19" table:formula="oooc:=[.$B36]*10+390+[.AA$2]*8" office:value-type="float" office:value="600">
            <text:p>600 kg</text:p>
          </table:table-cell>
          <table:table-cell table:style-name="ce19" table:formula="oooc:=[.$B36]*10+390+[.AB$2]*8" office:value-type="float" office:value="608">
            <text:p>608 kg</text:p>
          </table:table-cell>
          <table:table-cell table:style-name="ce19" table:formula="oooc:=[.$B36]*10+390+[.AC$2]*8" office:value-type="float" office:value="616">
            <text:p>616 kg</text:p>
          </table:table-cell>
          <table:table-cell table:style-name="ce19" table:formula="oooc:=[.$B36]*10+390+[.AD$2]*8" office:value-type="float" office:value="624">
            <text:p>624 kg</text:p>
          </table:table-cell>
          <table:table-cell table:style-name="ce19" table:formula="oooc:=[.$B36]*10+390+[.AE$2]*8" office:value-type="float" office:value="632">
            <text:p>632 kg</text:p>
          </table:table-cell>
          <table:table-cell table:style-name="ce19" table:formula="oooc:=[.$B36]*10+390+[.AF$2]*8" office:value-type="float" office:value="640">
            <text:p>6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19" table:formula="oooc:=[.$B37]*10+390+[.C$2]*8" office:value-type="float" office:value="418">
            <text:p>418 kg</text:p>
          </table:table-cell>
          <table:table-cell table:style-name="ce19" table:formula="oooc:=[.$B37]*10+390+[.D$2]*8" office:value-type="float" office:value="426">
            <text:p>426 kg</text:p>
          </table:table-cell>
          <table:table-cell table:style-name="ce19" table:formula="oooc:=[.$B37]*10+390+[.E$2]*8" office:value-type="float" office:value="434">
            <text:p>434 kg</text:p>
          </table:table-cell>
          <table:table-cell table:style-name="ce19" table:formula="oooc:=[.$B37]*10+390+[.F$2]*8" office:value-type="float" office:value="442">
            <text:p>442 kg</text:p>
          </table:table-cell>
          <table:table-cell table:style-name="ce19" table:formula="oooc:=[.$B37]*10+390+[.G$2]*8" office:value-type="float" office:value="450">
            <text:p>450 kg</text:p>
          </table:table-cell>
          <table:table-cell table:style-name="ce19" table:formula="oooc:=[.$B37]*10+390+[.H$2]*8" office:value-type="float" office:value="458">
            <text:p>458 kg</text:p>
          </table:table-cell>
          <table:table-cell table:style-name="ce19" table:formula="oooc:=[.$B37]*10+390+[.I$2]*8" office:value-type="float" office:value="466">
            <text:p>466 kg</text:p>
          </table:table-cell>
          <table:table-cell table:style-name="ce19" table:formula="oooc:=[.$B37]*10+390+[.J$2]*8" office:value-type="float" office:value="474">
            <text:p>474 kg</text:p>
          </table:table-cell>
          <table:table-cell table:style-name="ce19" table:formula="oooc:=[.$B37]*10+390+[.K$2]*8" office:value-type="float" office:value="482">
            <text:p>482 kg</text:p>
          </table:table-cell>
          <table:table-cell table:style-name="ce19" table:formula="oooc:=[.$B37]*10+390+[.L$2]*8" office:value-type="float" office:value="490">
            <text:p>490 kg</text:p>
          </table:table-cell>
          <table:table-cell table:style-name="ce19" table:formula="oooc:=[.$B37]*10+390+[.M$2]*8" office:value-type="float" office:value="498">
            <text:p>498 kg</text:p>
          </table:table-cell>
          <table:table-cell table:style-name="ce19" table:formula="oooc:=[.$B37]*10+390+[.N$2]*8" office:value-type="float" office:value="506">
            <text:p>506 kg</text:p>
          </table:table-cell>
          <table:table-cell table:style-name="ce19" table:formula="oooc:=[.$B37]*10+390+[.O$2]*8" office:value-type="float" office:value="514">
            <text:p>514 kg</text:p>
          </table:table-cell>
          <table:table-cell table:style-name="ce19" table:formula="oooc:=[.$B37]*10+390+[.P$2]*8" office:value-type="float" office:value="522">
            <text:p>522 kg</text:p>
          </table:table-cell>
          <table:table-cell table:style-name="ce19" table:formula="oooc:=[.$B37]*10+390+[.Q$2]*8" office:value-type="float" office:value="530">
            <text:p>530 kg</text:p>
          </table:table-cell>
          <table:table-cell table:style-name="ce19" table:formula="oooc:=[.$B37]*10+390+[.R$2]*8" office:value-type="float" office:value="538">
            <text:p>538 kg</text:p>
          </table:table-cell>
          <table:table-cell table:style-name="ce19" table:formula="oooc:=[.$B37]*10+390+[.S$2]*8" office:value-type="float" office:value="546">
            <text:p>546 kg</text:p>
          </table:table-cell>
          <table:table-cell table:style-name="ce19" table:formula="oooc:=[.$B37]*10+390+[.T$2]*8" office:value-type="float" office:value="554">
            <text:p>554 kg</text:p>
          </table:table-cell>
          <table:table-cell table:style-name="ce19" table:formula="oooc:=[.$B37]*10+390+[.U$2]*8" office:value-type="float" office:value="562">
            <text:p>562 kg</text:p>
          </table:table-cell>
          <table:table-cell table:style-name="ce19" table:formula="oooc:=[.$B37]*10+390+[.V$2]*8" office:value-type="float" office:value="570">
            <text:p>570 kg</text:p>
          </table:table-cell>
          <table:table-cell table:style-name="ce19" table:formula="oooc:=[.$B37]*10+390+[.W$2]*8" office:value-type="float" office:value="578">
            <text:p>578 kg</text:p>
          </table:table-cell>
          <table:table-cell table:style-name="ce19" table:formula="oooc:=[.$B37]*10+390+[.X$2]*8" office:value-type="float" office:value="586">
            <text:p>586 kg</text:p>
          </table:table-cell>
          <table:table-cell table:style-name="ce19" table:formula="oooc:=[.$B37]*10+390+[.Y$2]*8" office:value-type="float" office:value="594">
            <text:p>594 kg</text:p>
          </table:table-cell>
          <table:table-cell table:style-name="ce19" table:formula="oooc:=[.$B37]*10+390+[.Z$2]*8" office:value-type="float" office:value="602">
            <text:p>602 kg</text:p>
          </table:table-cell>
          <table:table-cell table:style-name="ce19" table:formula="oooc:=[.$B37]*10+390+[.AA$2]*8" office:value-type="float" office:value="610">
            <text:p>610 kg</text:p>
          </table:table-cell>
          <table:table-cell table:style-name="ce19" table:formula="oooc:=[.$B37]*10+390+[.AB$2]*8" office:value-type="float" office:value="618">
            <text:p>618 kg</text:p>
          </table:table-cell>
          <table:table-cell table:style-name="ce19" table:formula="oooc:=[.$B37]*10+390+[.AC$2]*8" office:value-type="float" office:value="626">
            <text:p>626 kg</text:p>
          </table:table-cell>
          <table:table-cell table:style-name="ce19" table:formula="oooc:=[.$B37]*10+390+[.AD$2]*8" office:value-type="float" office:value="634">
            <text:p>634 kg</text:p>
          </table:table-cell>
          <table:table-cell table:style-name="ce19" table:formula="oooc:=[.$B37]*10+390+[.AE$2]*8" office:value-type="float" office:value="642">
            <text:p>642 kg</text:p>
          </table:table-cell>
          <table:table-cell table:style-name="ce19" table:formula="oooc:=[.$B37]*10+390+[.AF$2]*8" office:value-type="float" office:value="650">
            <text:p>6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style-name="ce19" table:formula="oooc:=[.$B38]*10+390+[.C$2]*8" office:value-type="float" office:value="428">
            <text:p>428 kg</text:p>
          </table:table-cell>
          <table:table-cell table:style-name="ce19" table:formula="oooc:=[.$B38]*10+390+[.D$2]*8" office:value-type="float" office:value="436">
            <text:p>436 kg</text:p>
          </table:table-cell>
          <table:table-cell table:style-name="ce19" table:formula="oooc:=[.$B38]*10+390+[.E$2]*8" office:value-type="float" office:value="444">
            <text:p>444 kg</text:p>
          </table:table-cell>
          <table:table-cell table:style-name="ce19" table:formula="oooc:=[.$B38]*10+390+[.F$2]*8" office:value-type="float" office:value="452">
            <text:p>452 kg</text:p>
          </table:table-cell>
          <table:table-cell table:style-name="ce19" table:formula="oooc:=[.$B38]*10+390+[.G$2]*8" office:value-type="float" office:value="460">
            <text:p>460 kg</text:p>
          </table:table-cell>
          <table:table-cell table:style-name="ce19" table:formula="oooc:=[.$B38]*10+390+[.H$2]*8" office:value-type="float" office:value="468">
            <text:p>468 kg</text:p>
          </table:table-cell>
          <table:table-cell table:style-name="ce19" table:formula="oooc:=[.$B38]*10+390+[.I$2]*8" office:value-type="float" office:value="476">
            <text:p>476 kg</text:p>
          </table:table-cell>
          <table:table-cell table:style-name="ce19" table:formula="oooc:=[.$B38]*10+390+[.J$2]*8" office:value-type="float" office:value="484">
            <text:p>484 kg</text:p>
          </table:table-cell>
          <table:table-cell table:style-name="ce19" table:formula="oooc:=[.$B38]*10+390+[.K$2]*8" office:value-type="float" office:value="492">
            <text:p>492 kg</text:p>
          </table:table-cell>
          <table:table-cell table:style-name="ce19" table:formula="oooc:=[.$B38]*10+390+[.L$2]*8" office:value-type="float" office:value="500">
            <text:p>500 kg</text:p>
          </table:table-cell>
          <table:table-cell table:style-name="ce19" table:formula="oooc:=[.$B38]*10+390+[.M$2]*8" office:value-type="float" office:value="508">
            <text:p>508 kg</text:p>
          </table:table-cell>
          <table:table-cell table:style-name="ce19" table:formula="oooc:=[.$B38]*10+390+[.N$2]*8" office:value-type="float" office:value="516">
            <text:p>516 kg</text:p>
          </table:table-cell>
          <table:table-cell table:style-name="ce19" table:formula="oooc:=[.$B38]*10+390+[.O$2]*8" office:value-type="float" office:value="524">
            <text:p>524 kg</text:p>
          </table:table-cell>
          <table:table-cell table:style-name="ce19" table:formula="oooc:=[.$B38]*10+390+[.P$2]*8" office:value-type="float" office:value="532">
            <text:p>532 kg</text:p>
          </table:table-cell>
          <table:table-cell table:style-name="ce19" table:formula="oooc:=[.$B38]*10+390+[.Q$2]*8" office:value-type="float" office:value="540">
            <text:p>540 kg</text:p>
          </table:table-cell>
          <table:table-cell table:style-name="ce19" table:formula="oooc:=[.$B38]*10+390+[.R$2]*8" office:value-type="float" office:value="548">
            <text:p>548 kg</text:p>
          </table:table-cell>
          <table:table-cell table:style-name="ce19" table:formula="oooc:=[.$B38]*10+390+[.S$2]*8" office:value-type="float" office:value="556">
            <text:p>556 kg</text:p>
          </table:table-cell>
          <table:table-cell table:style-name="ce19" table:formula="oooc:=[.$B38]*10+390+[.T$2]*8" office:value-type="float" office:value="564">
            <text:p>564 kg</text:p>
          </table:table-cell>
          <table:table-cell table:style-name="ce19" table:formula="oooc:=[.$B38]*10+390+[.U$2]*8" office:value-type="float" office:value="572">
            <text:p>572 kg</text:p>
          </table:table-cell>
          <table:table-cell table:style-name="ce19" table:formula="oooc:=[.$B38]*10+390+[.V$2]*8" office:value-type="float" office:value="580">
            <text:p>580 kg</text:p>
          </table:table-cell>
          <table:table-cell table:style-name="ce19" table:formula="oooc:=[.$B38]*10+390+[.W$2]*8" office:value-type="float" office:value="588">
            <text:p>588 kg</text:p>
          </table:table-cell>
          <table:table-cell table:style-name="ce19" table:formula="oooc:=[.$B38]*10+390+[.X$2]*8" office:value-type="float" office:value="596">
            <text:p>596 kg</text:p>
          </table:table-cell>
          <table:table-cell table:style-name="ce19" table:formula="oooc:=[.$B38]*10+390+[.Y$2]*8" office:value-type="float" office:value="604">
            <text:p>604 kg</text:p>
          </table:table-cell>
          <table:table-cell table:style-name="ce19" table:formula="oooc:=[.$B38]*10+390+[.Z$2]*8" office:value-type="float" office:value="612">
            <text:p>612 kg</text:p>
          </table:table-cell>
          <table:table-cell table:style-name="ce19" table:formula="oooc:=[.$B38]*10+390+[.AA$2]*8" office:value-type="float" office:value="620">
            <text:p>620 kg</text:p>
          </table:table-cell>
          <table:table-cell table:style-name="ce19" table:formula="oooc:=[.$B38]*10+390+[.AB$2]*8" office:value-type="float" office:value="628">
            <text:p>628 kg</text:p>
          </table:table-cell>
          <table:table-cell table:style-name="ce19" table:formula="oooc:=[.$B38]*10+390+[.AC$2]*8" office:value-type="float" office:value="636">
            <text:p>636 kg</text:p>
          </table:table-cell>
          <table:table-cell table:style-name="ce19" table:formula="oooc:=[.$B38]*10+390+[.AD$2]*8" office:value-type="float" office:value="644">
            <text:p>644 kg</text:p>
          </table:table-cell>
          <table:table-cell table:style-name="ce19" table:formula="oooc:=[.$B38]*10+390+[.AE$2]*8" office:value-type="float" office:value="652">
            <text:p>652 kg</text:p>
          </table:table-cell>
          <table:table-cell table:style-name="ce19" table:formula="oooc:=[.$B38]*10+390+[.AF$2]*8" office:value-type="float" office:value="660">
            <text:p>6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19" table:formula="oooc:=[.$B39]*10+390+[.C$2]*8" office:value-type="float" office:value="438">
            <text:p>438 kg</text:p>
          </table:table-cell>
          <table:table-cell table:style-name="ce19" table:formula="oooc:=[.$B39]*10+390+[.D$2]*8" office:value-type="float" office:value="446">
            <text:p>446 kg</text:p>
          </table:table-cell>
          <table:table-cell table:style-name="ce19" table:formula="oooc:=[.$B39]*10+390+[.E$2]*8" office:value-type="float" office:value="454">
            <text:p>454 kg</text:p>
          </table:table-cell>
          <table:table-cell table:style-name="ce19" table:formula="oooc:=[.$B39]*10+390+[.F$2]*8" office:value-type="float" office:value="462">
            <text:p>462 kg</text:p>
          </table:table-cell>
          <table:table-cell table:style-name="ce19" table:formula="oooc:=[.$B39]*10+390+[.G$2]*8" office:value-type="float" office:value="470">
            <text:p>470 kg</text:p>
          </table:table-cell>
          <table:table-cell table:style-name="ce19" table:formula="oooc:=[.$B39]*10+390+[.H$2]*8" office:value-type="float" office:value="478">
            <text:p>478 kg</text:p>
          </table:table-cell>
          <table:table-cell table:style-name="ce19" table:formula="oooc:=[.$B39]*10+390+[.I$2]*8" office:value-type="float" office:value="486">
            <text:p>486 kg</text:p>
          </table:table-cell>
          <table:table-cell table:style-name="ce19" table:formula="oooc:=[.$B39]*10+390+[.J$2]*8" office:value-type="float" office:value="494">
            <text:p>494 kg</text:p>
          </table:table-cell>
          <table:table-cell table:style-name="ce19" table:formula="oooc:=[.$B39]*10+390+[.K$2]*8" office:value-type="float" office:value="502">
            <text:p>502 kg</text:p>
          </table:table-cell>
          <table:table-cell table:style-name="ce19" table:formula="oooc:=[.$B39]*10+390+[.L$2]*8" office:value-type="float" office:value="510">
            <text:p>510 kg</text:p>
          </table:table-cell>
          <table:table-cell table:style-name="ce19" table:formula="oooc:=[.$B39]*10+390+[.M$2]*8" office:value-type="float" office:value="518">
            <text:p>518 kg</text:p>
          </table:table-cell>
          <table:table-cell table:style-name="ce19" table:formula="oooc:=[.$B39]*10+390+[.N$2]*8" office:value-type="float" office:value="526">
            <text:p>526 kg</text:p>
          </table:table-cell>
          <table:table-cell table:style-name="ce19" table:formula="oooc:=[.$B39]*10+390+[.O$2]*8" office:value-type="float" office:value="534">
            <text:p>534 kg</text:p>
          </table:table-cell>
          <table:table-cell table:style-name="ce19" table:formula="oooc:=[.$B39]*10+390+[.P$2]*8" office:value-type="float" office:value="542">
            <text:p>542 kg</text:p>
          </table:table-cell>
          <table:table-cell table:style-name="ce19" table:formula="oooc:=[.$B39]*10+390+[.Q$2]*8" office:value-type="float" office:value="550">
            <text:p>550 kg</text:p>
          </table:table-cell>
          <table:table-cell table:style-name="ce19" table:formula="oooc:=[.$B39]*10+390+[.R$2]*8" office:value-type="float" office:value="558">
            <text:p>558 kg</text:p>
          </table:table-cell>
          <table:table-cell table:style-name="ce19" table:formula="oooc:=[.$B39]*10+390+[.S$2]*8" office:value-type="float" office:value="566">
            <text:p>566 kg</text:p>
          </table:table-cell>
          <table:table-cell table:style-name="ce19" table:formula="oooc:=[.$B39]*10+390+[.T$2]*8" office:value-type="float" office:value="574">
            <text:p>574 kg</text:p>
          </table:table-cell>
          <table:table-cell table:style-name="ce19" table:formula="oooc:=[.$B39]*10+390+[.U$2]*8" office:value-type="float" office:value="582">
            <text:p>582 kg</text:p>
          </table:table-cell>
          <table:table-cell table:style-name="ce19" table:formula="oooc:=[.$B39]*10+390+[.V$2]*8" office:value-type="float" office:value="590">
            <text:p>590 kg</text:p>
          </table:table-cell>
          <table:table-cell table:style-name="ce19" table:formula="oooc:=[.$B39]*10+390+[.W$2]*8" office:value-type="float" office:value="598">
            <text:p>598 kg</text:p>
          </table:table-cell>
          <table:table-cell table:style-name="ce19" table:formula="oooc:=[.$B39]*10+390+[.X$2]*8" office:value-type="float" office:value="606">
            <text:p>606 kg</text:p>
          </table:table-cell>
          <table:table-cell table:style-name="ce19" table:formula="oooc:=[.$B39]*10+390+[.Y$2]*8" office:value-type="float" office:value="614">
            <text:p>614 kg</text:p>
          </table:table-cell>
          <table:table-cell table:style-name="ce19" table:formula="oooc:=[.$B39]*10+390+[.Z$2]*8" office:value-type="float" office:value="622">
            <text:p>622 kg</text:p>
          </table:table-cell>
          <table:table-cell table:style-name="ce19" table:formula="oooc:=[.$B39]*10+390+[.AA$2]*8" office:value-type="float" office:value="630">
            <text:p>630 kg</text:p>
          </table:table-cell>
          <table:table-cell table:style-name="ce19" table:formula="oooc:=[.$B39]*10+390+[.AB$2]*8" office:value-type="float" office:value="638">
            <text:p>638 kg</text:p>
          </table:table-cell>
          <table:table-cell table:style-name="ce19" table:formula="oooc:=[.$B39]*10+390+[.AC$2]*8" office:value-type="float" office:value="646">
            <text:p>646 kg</text:p>
          </table:table-cell>
          <table:table-cell table:style-name="ce19" table:formula="oooc:=[.$B39]*10+390+[.AD$2]*8" office:value-type="float" office:value="654">
            <text:p>654 kg</text:p>
          </table:table-cell>
          <table:table-cell table:style-name="ce19" table:formula="oooc:=[.$B39]*10+390+[.AE$2]*8" office:value-type="float" office:value="662">
            <text:p>662 kg</text:p>
          </table:table-cell>
          <table:table-cell table:style-name="ce19" table:formula="oooc:=[.$B39]*10+390+[.AF$2]*8" office:value-type="float" office:value="670">
            <text:p>6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style-name="ce19" table:formula="oooc:=[.$B40]*10+390+[.C$2]*8" office:value-type="float" office:value="448">
            <text:p>448 kg</text:p>
          </table:table-cell>
          <table:table-cell table:style-name="ce19" table:formula="oooc:=[.$B40]*10+390+[.D$2]*8" office:value-type="float" office:value="456">
            <text:p>456 kg</text:p>
          </table:table-cell>
          <table:table-cell table:style-name="ce19" table:formula="oooc:=[.$B40]*10+390+[.E$2]*8" office:value-type="float" office:value="464">
            <text:p>464 kg</text:p>
          </table:table-cell>
          <table:table-cell table:style-name="ce19" table:formula="oooc:=[.$B40]*10+390+[.F$2]*8" office:value-type="float" office:value="472">
            <text:p>472 kg</text:p>
          </table:table-cell>
          <table:table-cell table:style-name="ce19" table:formula="oooc:=[.$B40]*10+390+[.G$2]*8" office:value-type="float" office:value="480">
            <text:p>480 kg</text:p>
          </table:table-cell>
          <table:table-cell table:style-name="ce19" table:formula="oooc:=[.$B40]*10+390+[.H$2]*8" office:value-type="float" office:value="488">
            <text:p>488 kg</text:p>
          </table:table-cell>
          <table:table-cell table:style-name="ce19" table:formula="oooc:=[.$B40]*10+390+[.I$2]*8" office:value-type="float" office:value="496">
            <text:p>496 kg</text:p>
          </table:table-cell>
          <table:table-cell table:style-name="ce19" table:formula="oooc:=[.$B40]*10+390+[.J$2]*8" office:value-type="float" office:value="504">
            <text:p>504 kg</text:p>
          </table:table-cell>
          <table:table-cell table:style-name="ce19" table:formula="oooc:=[.$B40]*10+390+[.K$2]*8" office:value-type="float" office:value="512">
            <text:p>512 kg</text:p>
          </table:table-cell>
          <table:table-cell table:style-name="ce19" table:formula="oooc:=[.$B40]*10+390+[.L$2]*8" office:value-type="float" office:value="520">
            <text:p>520 kg</text:p>
          </table:table-cell>
          <table:table-cell table:style-name="ce19" table:formula="oooc:=[.$B40]*10+390+[.M$2]*8" office:value-type="float" office:value="528">
            <text:p>528 kg</text:p>
          </table:table-cell>
          <table:table-cell table:style-name="ce19" table:formula="oooc:=[.$B40]*10+390+[.N$2]*8" office:value-type="float" office:value="536">
            <text:p>536 kg</text:p>
          </table:table-cell>
          <table:table-cell table:style-name="ce19" table:formula="oooc:=[.$B40]*10+390+[.O$2]*8" office:value-type="float" office:value="544">
            <text:p>544 kg</text:p>
          </table:table-cell>
          <table:table-cell table:style-name="ce19" table:formula="oooc:=[.$B40]*10+390+[.P$2]*8" office:value-type="float" office:value="552">
            <text:p>552 kg</text:p>
          </table:table-cell>
          <table:table-cell table:style-name="ce19" table:formula="oooc:=[.$B40]*10+390+[.Q$2]*8" office:value-type="float" office:value="560">
            <text:p>560 kg</text:p>
          </table:table-cell>
          <table:table-cell table:style-name="ce19" table:formula="oooc:=[.$B40]*10+390+[.R$2]*8" office:value-type="float" office:value="568">
            <text:p>568 kg</text:p>
          </table:table-cell>
          <table:table-cell table:style-name="ce19" table:formula="oooc:=[.$B40]*10+390+[.S$2]*8" office:value-type="float" office:value="576">
            <text:p>576 kg</text:p>
          </table:table-cell>
          <table:table-cell table:style-name="ce19" table:formula="oooc:=[.$B40]*10+390+[.T$2]*8" office:value-type="float" office:value="584">
            <text:p>584 kg</text:p>
          </table:table-cell>
          <table:table-cell table:style-name="ce19" table:formula="oooc:=[.$B40]*10+390+[.U$2]*8" office:value-type="float" office:value="592">
            <text:p>592 kg</text:p>
          </table:table-cell>
          <table:table-cell table:style-name="ce19" table:formula="oooc:=[.$B40]*10+390+[.V$2]*8" office:value-type="float" office:value="600">
            <text:p>600 kg</text:p>
          </table:table-cell>
          <table:table-cell table:style-name="ce19" table:formula="oooc:=[.$B40]*10+390+[.W$2]*8" office:value-type="float" office:value="608">
            <text:p>608 kg</text:p>
          </table:table-cell>
          <table:table-cell table:style-name="ce19" table:formula="oooc:=[.$B40]*10+390+[.X$2]*8" office:value-type="float" office:value="616">
            <text:p>616 kg</text:p>
          </table:table-cell>
          <table:table-cell table:style-name="ce19" table:formula="oooc:=[.$B40]*10+390+[.Y$2]*8" office:value-type="float" office:value="624">
            <text:p>624 kg</text:p>
          </table:table-cell>
          <table:table-cell table:style-name="ce19" table:formula="oooc:=[.$B40]*10+390+[.Z$2]*8" office:value-type="float" office:value="632">
            <text:p>632 kg</text:p>
          </table:table-cell>
          <table:table-cell table:style-name="ce19" table:formula="oooc:=[.$B40]*10+390+[.AA$2]*8" office:value-type="float" office:value="640">
            <text:p>640 kg</text:p>
          </table:table-cell>
          <table:table-cell table:style-name="ce19" table:formula="oooc:=[.$B40]*10+390+[.AB$2]*8" office:value-type="float" office:value="648">
            <text:p>648 kg</text:p>
          </table:table-cell>
          <table:table-cell table:style-name="ce19" table:formula="oooc:=[.$B40]*10+390+[.AC$2]*8" office:value-type="float" office:value="656">
            <text:p>656 kg</text:p>
          </table:table-cell>
          <table:table-cell table:style-name="ce19" table:formula="oooc:=[.$B40]*10+390+[.AD$2]*8" office:value-type="float" office:value="664">
            <text:p>664 kg</text:p>
          </table:table-cell>
          <table:table-cell table:style-name="ce19" table:formula="oooc:=[.$B40]*10+390+[.AE$2]*8" office:value-type="float" office:value="672">
            <text:p>672 kg</text:p>
          </table:table-cell>
          <table:table-cell table:style-name="ce19" table:formula="oooc:=[.$B40]*10+390+[.AF$2]*8" office:value-type="float" office:value="680">
            <text:p>6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19" table:formula="oooc:=[.$B41]*10+390+[.C$2]*8" office:value-type="float" office:value="458">
            <text:p>458 kg</text:p>
          </table:table-cell>
          <table:table-cell table:style-name="ce19" table:formula="oooc:=[.$B41]*10+390+[.D$2]*8" office:value-type="float" office:value="466">
            <text:p>466 kg</text:p>
          </table:table-cell>
          <table:table-cell table:style-name="ce19" table:formula="oooc:=[.$B41]*10+390+[.E$2]*8" office:value-type="float" office:value="474">
            <text:p>474 kg</text:p>
          </table:table-cell>
          <table:table-cell table:style-name="ce19" table:formula="oooc:=[.$B41]*10+390+[.F$2]*8" office:value-type="float" office:value="482">
            <text:p>482 kg</text:p>
          </table:table-cell>
          <table:table-cell table:style-name="ce19" table:formula="oooc:=[.$B41]*10+390+[.G$2]*8" office:value-type="float" office:value="490">
            <text:p>490 kg</text:p>
          </table:table-cell>
          <table:table-cell table:style-name="ce19" table:formula="oooc:=[.$B41]*10+390+[.H$2]*8" office:value-type="float" office:value="498">
            <text:p>498 kg</text:p>
          </table:table-cell>
          <table:table-cell table:style-name="ce19" table:formula="oooc:=[.$B41]*10+390+[.I$2]*8" office:value-type="float" office:value="506">
            <text:p>506 kg</text:p>
          </table:table-cell>
          <table:table-cell table:style-name="ce19" table:formula="oooc:=[.$B41]*10+390+[.J$2]*8" office:value-type="float" office:value="514">
            <text:p>514 kg</text:p>
          </table:table-cell>
          <table:table-cell table:style-name="ce19" table:formula="oooc:=[.$B41]*10+390+[.K$2]*8" office:value-type="float" office:value="522">
            <text:p>522 kg</text:p>
          </table:table-cell>
          <table:table-cell table:style-name="ce19" table:formula="oooc:=[.$B41]*10+390+[.L$2]*8" office:value-type="float" office:value="530">
            <text:p>530 kg</text:p>
          </table:table-cell>
          <table:table-cell table:style-name="ce19" table:formula="oooc:=[.$B41]*10+390+[.M$2]*8" office:value-type="float" office:value="538">
            <text:p>538 kg</text:p>
          </table:table-cell>
          <table:table-cell table:style-name="ce19" table:formula="oooc:=[.$B41]*10+390+[.N$2]*8" office:value-type="float" office:value="546">
            <text:p>546 kg</text:p>
          </table:table-cell>
          <table:table-cell table:style-name="ce19" table:formula="oooc:=[.$B41]*10+390+[.O$2]*8" office:value-type="float" office:value="554">
            <text:p>554 kg</text:p>
          </table:table-cell>
          <table:table-cell table:style-name="ce19" table:formula="oooc:=[.$B41]*10+390+[.P$2]*8" office:value-type="float" office:value="562">
            <text:p>562 kg</text:p>
          </table:table-cell>
          <table:table-cell table:style-name="ce19" table:formula="oooc:=[.$B41]*10+390+[.Q$2]*8" office:value-type="float" office:value="570">
            <text:p>570 kg</text:p>
          </table:table-cell>
          <table:table-cell table:style-name="ce19" table:formula="oooc:=[.$B41]*10+390+[.R$2]*8" office:value-type="float" office:value="578">
            <text:p>578 kg</text:p>
          </table:table-cell>
          <table:table-cell table:style-name="ce19" table:formula="oooc:=[.$B41]*10+390+[.S$2]*8" office:value-type="float" office:value="586">
            <text:p>586 kg</text:p>
          </table:table-cell>
          <table:table-cell table:style-name="ce19" table:formula="oooc:=[.$B41]*10+390+[.T$2]*8" office:value-type="float" office:value="594">
            <text:p>594 kg</text:p>
          </table:table-cell>
          <table:table-cell table:style-name="ce19" table:formula="oooc:=[.$B41]*10+390+[.U$2]*8" office:value-type="float" office:value="602">
            <text:p>602 kg</text:p>
          </table:table-cell>
          <table:table-cell table:style-name="ce19" table:formula="oooc:=[.$B41]*10+390+[.V$2]*8" office:value-type="float" office:value="610">
            <text:p>610 kg</text:p>
          </table:table-cell>
          <table:table-cell table:style-name="ce19" table:formula="oooc:=[.$B41]*10+390+[.W$2]*8" office:value-type="float" office:value="618">
            <text:p>618 kg</text:p>
          </table:table-cell>
          <table:table-cell table:style-name="ce19" table:formula="oooc:=[.$B41]*10+390+[.X$2]*8" office:value-type="float" office:value="626">
            <text:p>626 kg</text:p>
          </table:table-cell>
          <table:table-cell table:style-name="ce19" table:formula="oooc:=[.$B41]*10+390+[.Y$2]*8" office:value-type="float" office:value="634">
            <text:p>634 kg</text:p>
          </table:table-cell>
          <table:table-cell table:style-name="ce19" table:formula="oooc:=[.$B41]*10+390+[.Z$2]*8" office:value-type="float" office:value="642">
            <text:p>642 kg</text:p>
          </table:table-cell>
          <table:table-cell table:style-name="ce19" table:formula="oooc:=[.$B41]*10+390+[.AA$2]*8" office:value-type="float" office:value="650">
            <text:p>650 kg</text:p>
          </table:table-cell>
          <table:table-cell table:style-name="ce19" table:formula="oooc:=[.$B41]*10+390+[.AB$2]*8" office:value-type="float" office:value="658">
            <text:p>658 kg</text:p>
          </table:table-cell>
          <table:table-cell table:style-name="ce19" table:formula="oooc:=[.$B41]*10+390+[.AC$2]*8" office:value-type="float" office:value="666">
            <text:p>666 kg</text:p>
          </table:table-cell>
          <table:table-cell table:style-name="ce19" table:formula="oooc:=[.$B41]*10+390+[.AD$2]*8" office:value-type="float" office:value="674">
            <text:p>674 kg</text:p>
          </table:table-cell>
          <table:table-cell table:style-name="ce19" table:formula="oooc:=[.$B41]*10+390+[.AE$2]*8" office:value-type="float" office:value="682">
            <text:p>682 kg</text:p>
          </table:table-cell>
          <table:table-cell table:style-name="ce19" table:formula="oooc:=[.$B41]*10+390+[.AF$2]*8" office:value-type="float" office:value="690">
            <text:p>6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style-name="ce19" table:formula="oooc:=[.$B42]*10+390+[.C$2]*8" office:value-type="float" office:value="468">
            <text:p>468 kg</text:p>
          </table:table-cell>
          <table:table-cell table:style-name="ce19" table:formula="oooc:=[.$B42]*10+390+[.D$2]*8" office:value-type="float" office:value="476">
            <text:p>476 kg</text:p>
          </table:table-cell>
          <table:table-cell table:style-name="ce19" table:formula="oooc:=[.$B42]*10+390+[.E$2]*8" office:value-type="float" office:value="484">
            <text:p>484 kg</text:p>
          </table:table-cell>
          <table:table-cell table:style-name="ce19" table:formula="oooc:=[.$B42]*10+390+[.F$2]*8" office:value-type="float" office:value="492">
            <text:p>492 kg</text:p>
          </table:table-cell>
          <table:table-cell table:style-name="ce19" table:formula="oooc:=[.$B42]*10+390+[.G$2]*8" office:value-type="float" office:value="500">
            <text:p>500 kg</text:p>
          </table:table-cell>
          <table:table-cell table:style-name="ce19" table:formula="oooc:=[.$B42]*10+390+[.H$2]*8" office:value-type="float" office:value="508">
            <text:p>508 kg</text:p>
          </table:table-cell>
          <table:table-cell table:style-name="ce19" table:formula="oooc:=[.$B42]*10+390+[.I$2]*8" office:value-type="float" office:value="516">
            <text:p>516 kg</text:p>
          </table:table-cell>
          <table:table-cell table:style-name="ce19" table:formula="oooc:=[.$B42]*10+390+[.J$2]*8" office:value-type="float" office:value="524">
            <text:p>524 kg</text:p>
          </table:table-cell>
          <table:table-cell table:style-name="ce19" table:formula="oooc:=[.$B42]*10+390+[.K$2]*8" office:value-type="float" office:value="532">
            <text:p>532 kg</text:p>
          </table:table-cell>
          <table:table-cell table:style-name="ce19" table:formula="oooc:=[.$B42]*10+390+[.L$2]*8" office:value-type="float" office:value="540">
            <text:p>540 kg</text:p>
          </table:table-cell>
          <table:table-cell table:style-name="ce19" table:formula="oooc:=[.$B42]*10+390+[.M$2]*8" office:value-type="float" office:value="548">
            <text:p>548 kg</text:p>
          </table:table-cell>
          <table:table-cell table:style-name="ce19" table:formula="oooc:=[.$B42]*10+390+[.N$2]*8" office:value-type="float" office:value="556">
            <text:p>556 kg</text:p>
          </table:table-cell>
          <table:table-cell table:style-name="ce19" table:formula="oooc:=[.$B42]*10+390+[.O$2]*8" office:value-type="float" office:value="564">
            <text:p>564 kg</text:p>
          </table:table-cell>
          <table:table-cell table:style-name="ce19" table:formula="oooc:=[.$B42]*10+390+[.P$2]*8" office:value-type="float" office:value="572">
            <text:p>572 kg</text:p>
          </table:table-cell>
          <table:table-cell table:style-name="ce19" table:formula="oooc:=[.$B42]*10+390+[.Q$2]*8" office:value-type="float" office:value="580">
            <text:p>580 kg</text:p>
          </table:table-cell>
          <table:table-cell table:style-name="ce19" table:formula="oooc:=[.$B42]*10+390+[.R$2]*8" office:value-type="float" office:value="588">
            <text:p>588 kg</text:p>
          </table:table-cell>
          <table:table-cell table:style-name="ce19" table:formula="oooc:=[.$B42]*10+390+[.S$2]*8" office:value-type="float" office:value="596">
            <text:p>596 kg</text:p>
          </table:table-cell>
          <table:table-cell table:style-name="ce19" table:formula="oooc:=[.$B42]*10+390+[.T$2]*8" office:value-type="float" office:value="604">
            <text:p>604 kg</text:p>
          </table:table-cell>
          <table:table-cell table:style-name="ce19" table:formula="oooc:=[.$B42]*10+390+[.U$2]*8" office:value-type="float" office:value="612">
            <text:p>612 kg</text:p>
          </table:table-cell>
          <table:table-cell table:style-name="ce19" table:formula="oooc:=[.$B42]*10+390+[.V$2]*8" office:value-type="float" office:value="620">
            <text:p>620 kg</text:p>
          </table:table-cell>
          <table:table-cell table:style-name="ce19" table:formula="oooc:=[.$B42]*10+390+[.W$2]*8" office:value-type="float" office:value="628">
            <text:p>628 kg</text:p>
          </table:table-cell>
          <table:table-cell table:style-name="ce19" table:formula="oooc:=[.$B42]*10+390+[.X$2]*8" office:value-type="float" office:value="636">
            <text:p>636 kg</text:p>
          </table:table-cell>
          <table:table-cell table:style-name="ce19" table:formula="oooc:=[.$B42]*10+390+[.Y$2]*8" office:value-type="float" office:value="644">
            <text:p>644 kg</text:p>
          </table:table-cell>
          <table:table-cell table:style-name="ce19" table:formula="oooc:=[.$B42]*10+390+[.Z$2]*8" office:value-type="float" office:value="652">
            <text:p>652 kg</text:p>
          </table:table-cell>
          <table:table-cell table:style-name="ce19" table:formula="oooc:=[.$B42]*10+390+[.AA$2]*8" office:value-type="float" office:value="660">
            <text:p>660 kg</text:p>
          </table:table-cell>
          <table:table-cell table:style-name="ce19" table:formula="oooc:=[.$B42]*10+390+[.AB$2]*8" office:value-type="float" office:value="668">
            <text:p>668 kg</text:p>
          </table:table-cell>
          <table:table-cell table:style-name="ce19" table:formula="oooc:=[.$B42]*10+390+[.AC$2]*8" office:value-type="float" office:value="676">
            <text:p>676 kg</text:p>
          </table:table-cell>
          <table:table-cell table:style-name="ce19" table:formula="oooc:=[.$B42]*10+390+[.AD$2]*8" office:value-type="float" office:value="684">
            <text:p>684 kg</text:p>
          </table:table-cell>
          <table:table-cell table:style-name="ce19" table:formula="oooc:=[.$B42]*10+390+[.AE$2]*8" office:value-type="float" office:value="692">
            <text:p>692 kg</text:p>
          </table:table-cell>
          <table:table-cell table:style-name="ce19" table:formula="oooc:=[.$B42]*10+390+[.AF$2]*8" office:value-type="float" office:value="700">
            <text:p>7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19" table:formula="oooc:=[.$B43]*10+390+[.C$2]*8" office:value-type="float" office:value="478">
            <text:p>478 kg</text:p>
          </table:table-cell>
          <table:table-cell table:style-name="ce19" table:formula="oooc:=[.$B43]*10+390+[.D$2]*8" office:value-type="float" office:value="486">
            <text:p>486 kg</text:p>
          </table:table-cell>
          <table:table-cell table:style-name="ce19" table:formula="oooc:=[.$B43]*10+390+[.E$2]*8" office:value-type="float" office:value="494">
            <text:p>494 kg</text:p>
          </table:table-cell>
          <table:table-cell table:style-name="ce19" table:formula="oooc:=[.$B43]*10+390+[.F$2]*8" office:value-type="float" office:value="502">
            <text:p>502 kg</text:p>
          </table:table-cell>
          <table:table-cell table:style-name="ce19" table:formula="oooc:=[.$B43]*10+390+[.G$2]*8" office:value-type="float" office:value="510">
            <text:p>510 kg</text:p>
          </table:table-cell>
          <table:table-cell table:style-name="ce19" table:formula="oooc:=[.$B43]*10+390+[.H$2]*8" office:value-type="float" office:value="518">
            <text:p>518 kg</text:p>
          </table:table-cell>
          <table:table-cell table:style-name="ce19" table:formula="oooc:=[.$B43]*10+390+[.I$2]*8" office:value-type="float" office:value="526">
            <text:p>526 kg</text:p>
          </table:table-cell>
          <table:table-cell table:style-name="ce19" table:formula="oooc:=[.$B43]*10+390+[.J$2]*8" office:value-type="float" office:value="534">
            <text:p>534 kg</text:p>
          </table:table-cell>
          <table:table-cell table:style-name="ce19" table:formula="oooc:=[.$B43]*10+390+[.K$2]*8" office:value-type="float" office:value="542">
            <text:p>542 kg</text:p>
          </table:table-cell>
          <table:table-cell table:style-name="ce19" table:formula="oooc:=[.$B43]*10+390+[.L$2]*8" office:value-type="float" office:value="550">
            <text:p>550 kg</text:p>
          </table:table-cell>
          <table:table-cell table:style-name="ce19" table:formula="oooc:=[.$B43]*10+390+[.M$2]*8" office:value-type="float" office:value="558">
            <text:p>558 kg</text:p>
          </table:table-cell>
          <table:table-cell table:style-name="ce19" table:formula="oooc:=[.$B43]*10+390+[.N$2]*8" office:value-type="float" office:value="566">
            <text:p>566 kg</text:p>
          </table:table-cell>
          <table:table-cell table:style-name="ce19" table:formula="oooc:=[.$B43]*10+390+[.O$2]*8" office:value-type="float" office:value="574">
            <text:p>574 kg</text:p>
          </table:table-cell>
          <table:table-cell table:style-name="ce19" table:formula="oooc:=[.$B43]*10+390+[.P$2]*8" office:value-type="float" office:value="582">
            <text:p>582 kg</text:p>
          </table:table-cell>
          <table:table-cell table:style-name="ce19" table:formula="oooc:=[.$B43]*10+390+[.Q$2]*8" office:value-type="float" office:value="590">
            <text:p>590 kg</text:p>
          </table:table-cell>
          <table:table-cell table:style-name="ce19" table:formula="oooc:=[.$B43]*10+390+[.R$2]*8" office:value-type="float" office:value="598">
            <text:p>598 kg</text:p>
          </table:table-cell>
          <table:table-cell table:style-name="ce19" table:formula="oooc:=[.$B43]*10+390+[.S$2]*8" office:value-type="float" office:value="606">
            <text:p>606 kg</text:p>
          </table:table-cell>
          <table:table-cell table:style-name="ce19" table:formula="oooc:=[.$B43]*10+390+[.T$2]*8" office:value-type="float" office:value="614">
            <text:p>614 kg</text:p>
          </table:table-cell>
          <table:table-cell table:style-name="ce19" table:formula="oooc:=[.$B43]*10+390+[.U$2]*8" office:value-type="float" office:value="622">
            <text:p>622 kg</text:p>
          </table:table-cell>
          <table:table-cell table:style-name="ce19" table:formula="oooc:=[.$B43]*10+390+[.V$2]*8" office:value-type="float" office:value="630">
            <text:p>630 kg</text:p>
          </table:table-cell>
          <table:table-cell table:style-name="ce19" table:formula="oooc:=[.$B43]*10+390+[.W$2]*8" office:value-type="float" office:value="638">
            <text:p>638 kg</text:p>
          </table:table-cell>
          <table:table-cell table:style-name="ce19" table:formula="oooc:=[.$B43]*10+390+[.X$2]*8" office:value-type="float" office:value="646">
            <text:p>646 kg</text:p>
          </table:table-cell>
          <table:table-cell table:style-name="ce19" table:formula="oooc:=[.$B43]*10+390+[.Y$2]*8" office:value-type="float" office:value="654">
            <text:p>654 kg</text:p>
          </table:table-cell>
          <table:table-cell table:style-name="ce19" table:formula="oooc:=[.$B43]*10+390+[.Z$2]*8" office:value-type="float" office:value="662">
            <text:p>662 kg</text:p>
          </table:table-cell>
          <table:table-cell table:style-name="ce19" table:formula="oooc:=[.$B43]*10+390+[.AA$2]*8" office:value-type="float" office:value="670">
            <text:p>670 kg</text:p>
          </table:table-cell>
          <table:table-cell table:style-name="ce19" table:formula="oooc:=[.$B43]*10+390+[.AB$2]*8" office:value-type="float" office:value="678">
            <text:p>678 kg</text:p>
          </table:table-cell>
          <table:table-cell table:style-name="ce19" table:formula="oooc:=[.$B43]*10+390+[.AC$2]*8" office:value-type="float" office:value="686">
            <text:p>686 kg</text:p>
          </table:table-cell>
          <table:table-cell table:style-name="ce19" table:formula="oooc:=[.$B43]*10+390+[.AD$2]*8" office:value-type="float" office:value="694">
            <text:p>694 kg</text:p>
          </table:table-cell>
          <table:table-cell table:style-name="ce19" table:formula="oooc:=[.$B43]*10+390+[.AE$2]*8" office:value-type="float" office:value="702">
            <text:p>702 kg</text:p>
          </table:table-cell>
          <table:table-cell table:style-name="ce19" table:formula="oooc:=[.$B43]*10+390+[.AF$2]*8" office:value-type="float" office:value="710">
            <text:p>7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style-name="ce19" table:formula="oooc:=[.$B44]*10+390+[.C$2]*8" office:value-type="float" office:value="488">
            <text:p>488 kg</text:p>
          </table:table-cell>
          <table:table-cell table:style-name="ce19" table:formula="oooc:=[.$B44]*10+390+[.D$2]*8" office:value-type="float" office:value="496">
            <text:p>496 kg</text:p>
          </table:table-cell>
          <table:table-cell table:style-name="ce19" table:formula="oooc:=[.$B44]*10+390+[.E$2]*8" office:value-type="float" office:value="504">
            <text:p>504 kg</text:p>
          </table:table-cell>
          <table:table-cell table:style-name="ce19" table:formula="oooc:=[.$B44]*10+390+[.F$2]*8" office:value-type="float" office:value="512">
            <text:p>512 kg</text:p>
          </table:table-cell>
          <table:table-cell table:style-name="ce19" table:formula="oooc:=[.$B44]*10+390+[.G$2]*8" office:value-type="float" office:value="520">
            <text:p>520 kg</text:p>
          </table:table-cell>
          <table:table-cell table:style-name="ce19" table:formula="oooc:=[.$B44]*10+390+[.H$2]*8" office:value-type="float" office:value="528">
            <text:p>528 kg</text:p>
          </table:table-cell>
          <table:table-cell table:style-name="ce19" table:formula="oooc:=[.$B44]*10+390+[.I$2]*8" office:value-type="float" office:value="536">
            <text:p>536 kg</text:p>
          </table:table-cell>
          <table:table-cell table:style-name="ce19" table:formula="oooc:=[.$B44]*10+390+[.J$2]*8" office:value-type="float" office:value="544">
            <text:p>544 kg</text:p>
          </table:table-cell>
          <table:table-cell table:style-name="ce19" table:formula="oooc:=[.$B44]*10+390+[.K$2]*8" office:value-type="float" office:value="552">
            <text:p>552 kg</text:p>
          </table:table-cell>
          <table:table-cell table:style-name="ce19" table:formula="oooc:=[.$B44]*10+390+[.L$2]*8" office:value-type="float" office:value="560">
            <text:p>560 kg</text:p>
          </table:table-cell>
          <table:table-cell table:style-name="ce19" table:formula="oooc:=[.$B44]*10+390+[.M$2]*8" office:value-type="float" office:value="568">
            <text:p>568 kg</text:p>
          </table:table-cell>
          <table:table-cell table:style-name="ce19" table:formula="oooc:=[.$B44]*10+390+[.N$2]*8" office:value-type="float" office:value="576">
            <text:p>576 kg</text:p>
          </table:table-cell>
          <table:table-cell table:style-name="ce19" table:formula="oooc:=[.$B44]*10+390+[.O$2]*8" office:value-type="float" office:value="584">
            <text:p>584 kg</text:p>
          </table:table-cell>
          <table:table-cell table:style-name="ce19" table:formula="oooc:=[.$B44]*10+390+[.P$2]*8" office:value-type="float" office:value="592">
            <text:p>592 kg</text:p>
          </table:table-cell>
          <table:table-cell table:style-name="ce19" table:formula="oooc:=[.$B44]*10+390+[.Q$2]*8" office:value-type="float" office:value="600">
            <text:p>600 kg</text:p>
          </table:table-cell>
          <table:table-cell table:style-name="ce19" table:formula="oooc:=[.$B44]*10+390+[.R$2]*8" office:value-type="float" office:value="608">
            <text:p>608 kg</text:p>
          </table:table-cell>
          <table:table-cell table:style-name="ce19" table:formula="oooc:=[.$B44]*10+390+[.S$2]*8" office:value-type="float" office:value="616">
            <text:p>616 kg</text:p>
          </table:table-cell>
          <table:table-cell table:style-name="ce19" table:formula="oooc:=[.$B44]*10+390+[.T$2]*8" office:value-type="float" office:value="624">
            <text:p>624 kg</text:p>
          </table:table-cell>
          <table:table-cell table:style-name="ce19" table:formula="oooc:=[.$B44]*10+390+[.U$2]*8" office:value-type="float" office:value="632">
            <text:p>632 kg</text:p>
          </table:table-cell>
          <table:table-cell table:style-name="ce19" table:formula="oooc:=[.$B44]*10+390+[.V$2]*8" office:value-type="float" office:value="640">
            <text:p>640 kg</text:p>
          </table:table-cell>
          <table:table-cell table:style-name="ce19" table:formula="oooc:=[.$B44]*10+390+[.W$2]*8" office:value-type="float" office:value="648">
            <text:p>648 kg</text:p>
          </table:table-cell>
          <table:table-cell table:style-name="ce19" table:formula="oooc:=[.$B44]*10+390+[.X$2]*8" office:value-type="float" office:value="656">
            <text:p>656 kg</text:p>
          </table:table-cell>
          <table:table-cell table:style-name="ce19" table:formula="oooc:=[.$B44]*10+390+[.Y$2]*8" office:value-type="float" office:value="664">
            <text:p>664 kg</text:p>
          </table:table-cell>
          <table:table-cell table:style-name="ce19" table:formula="oooc:=[.$B44]*10+390+[.Z$2]*8" office:value-type="float" office:value="672">
            <text:p>672 kg</text:p>
          </table:table-cell>
          <table:table-cell table:style-name="ce19" table:formula="oooc:=[.$B44]*10+390+[.AA$2]*8" office:value-type="float" office:value="680">
            <text:p>680 kg</text:p>
          </table:table-cell>
          <table:table-cell table:style-name="ce19" table:formula="oooc:=[.$B44]*10+390+[.AB$2]*8" office:value-type="float" office:value="688">
            <text:p>688 kg</text:p>
          </table:table-cell>
          <table:table-cell table:style-name="ce19" table:formula="oooc:=[.$B44]*10+390+[.AC$2]*8" office:value-type="float" office:value="696">
            <text:p>696 kg</text:p>
          </table:table-cell>
          <table:table-cell table:style-name="ce19" table:formula="oooc:=[.$B44]*10+390+[.AD$2]*8" office:value-type="float" office:value="704">
            <text:p>704 kg</text:p>
          </table:table-cell>
          <table:table-cell table:style-name="ce19" table:formula="oooc:=[.$B44]*10+390+[.AE$2]*8" office:value-type="float" office:value="712">
            <text:p>712 kg</text:p>
          </table:table-cell>
          <table:table-cell table:style-name="ce19" table:formula="oooc:=[.$B44]*10+390+[.AF$2]*8" office:value-type="float" office:value="720">
            <text:p>7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style-name="ce19" table:formula="oooc:=[.$B45]*10+390+[.C$2]*8" office:value-type="float" office:value="498">
            <text:p>498 kg</text:p>
          </table:table-cell>
          <table:table-cell table:style-name="ce19" table:formula="oooc:=[.$B45]*10+390+[.D$2]*8" office:value-type="float" office:value="506">
            <text:p>506 kg</text:p>
          </table:table-cell>
          <table:table-cell table:style-name="ce19" table:formula="oooc:=[.$B45]*10+390+[.E$2]*8" office:value-type="float" office:value="514">
            <text:p>514 kg</text:p>
          </table:table-cell>
          <table:table-cell table:style-name="ce19" table:formula="oooc:=[.$B45]*10+390+[.F$2]*8" office:value-type="float" office:value="522">
            <text:p>522 kg</text:p>
          </table:table-cell>
          <table:table-cell table:style-name="ce19" table:formula="oooc:=[.$B45]*10+390+[.G$2]*8" office:value-type="float" office:value="530">
            <text:p>530 kg</text:p>
          </table:table-cell>
          <table:table-cell table:style-name="ce19" table:formula="oooc:=[.$B45]*10+390+[.H$2]*8" office:value-type="float" office:value="538">
            <text:p>538 kg</text:p>
          </table:table-cell>
          <table:table-cell table:style-name="ce19" table:formula="oooc:=[.$B45]*10+390+[.I$2]*8" office:value-type="float" office:value="546">
            <text:p>546 kg</text:p>
          </table:table-cell>
          <table:table-cell table:style-name="ce19" table:formula="oooc:=[.$B45]*10+390+[.J$2]*8" office:value-type="float" office:value="554">
            <text:p>554 kg</text:p>
          </table:table-cell>
          <table:table-cell table:style-name="ce19" table:formula="oooc:=[.$B45]*10+390+[.K$2]*8" office:value-type="float" office:value="562">
            <text:p>562 kg</text:p>
          </table:table-cell>
          <table:table-cell table:style-name="ce19" table:formula="oooc:=[.$B45]*10+390+[.L$2]*8" office:value-type="float" office:value="570">
            <text:p>570 kg</text:p>
          </table:table-cell>
          <table:table-cell table:style-name="ce19" table:formula="oooc:=[.$B45]*10+390+[.M$2]*8" office:value-type="float" office:value="578">
            <text:p>578 kg</text:p>
          </table:table-cell>
          <table:table-cell table:style-name="ce19" table:formula="oooc:=[.$B45]*10+390+[.N$2]*8" office:value-type="float" office:value="586">
            <text:p>586 kg</text:p>
          </table:table-cell>
          <table:table-cell table:style-name="ce19" table:formula="oooc:=[.$B45]*10+390+[.O$2]*8" office:value-type="float" office:value="594">
            <text:p>594 kg</text:p>
          </table:table-cell>
          <table:table-cell table:style-name="ce19" table:formula="oooc:=[.$B45]*10+390+[.P$2]*8" office:value-type="float" office:value="602">
            <text:p>602 kg</text:p>
          </table:table-cell>
          <table:table-cell table:style-name="ce19" table:formula="oooc:=[.$B45]*10+390+[.Q$2]*8" office:value-type="float" office:value="610">
            <text:p>610 kg</text:p>
          </table:table-cell>
          <table:table-cell table:style-name="ce19" table:formula="oooc:=[.$B45]*10+390+[.R$2]*8" office:value-type="float" office:value="618">
            <text:p>618 kg</text:p>
          </table:table-cell>
          <table:table-cell table:style-name="ce19" table:formula="oooc:=[.$B45]*10+390+[.S$2]*8" office:value-type="float" office:value="626">
            <text:p>626 kg</text:p>
          </table:table-cell>
          <table:table-cell table:style-name="ce19" table:formula="oooc:=[.$B45]*10+390+[.T$2]*8" office:value-type="float" office:value="634">
            <text:p>634 kg</text:p>
          </table:table-cell>
          <table:table-cell table:style-name="ce19" table:formula="oooc:=[.$B45]*10+390+[.U$2]*8" office:value-type="float" office:value="642">
            <text:p>642 kg</text:p>
          </table:table-cell>
          <table:table-cell table:style-name="ce19" table:formula="oooc:=[.$B45]*10+390+[.V$2]*8" office:value-type="float" office:value="650">
            <text:p>650 kg</text:p>
          </table:table-cell>
          <table:table-cell table:style-name="ce19" table:formula="oooc:=[.$B45]*10+390+[.W$2]*8" office:value-type="float" office:value="658">
            <text:p>658 kg</text:p>
          </table:table-cell>
          <table:table-cell table:style-name="ce19" table:formula="oooc:=[.$B45]*10+390+[.X$2]*8" office:value-type="float" office:value="666">
            <text:p>666 kg</text:p>
          </table:table-cell>
          <table:table-cell table:style-name="ce19" table:formula="oooc:=[.$B45]*10+390+[.Y$2]*8" office:value-type="float" office:value="674">
            <text:p>674 kg</text:p>
          </table:table-cell>
          <table:table-cell table:style-name="ce19" table:formula="oooc:=[.$B45]*10+390+[.Z$2]*8" office:value-type="float" office:value="682">
            <text:p>682 kg</text:p>
          </table:table-cell>
          <table:table-cell table:style-name="ce19" table:formula="oooc:=[.$B45]*10+390+[.AA$2]*8" office:value-type="float" office:value="690">
            <text:p>690 kg</text:p>
          </table:table-cell>
          <table:table-cell table:style-name="ce19" table:formula="oooc:=[.$B45]*10+390+[.AB$2]*8" office:value-type="float" office:value="698">
            <text:p>698 kg</text:p>
          </table:table-cell>
          <table:table-cell table:style-name="ce19" table:formula="oooc:=[.$B45]*10+390+[.AC$2]*8" office:value-type="float" office:value="706">
            <text:p>706 kg</text:p>
          </table:table-cell>
          <table:table-cell table:style-name="ce19" table:formula="oooc:=[.$B45]*10+390+[.AD$2]*8" office:value-type="float" office:value="714">
            <text:p>714 kg</text:p>
          </table:table-cell>
          <table:table-cell table:style-name="ce19" table:formula="oooc:=[.$B45]*10+390+[.AE$2]*8" office:value-type="float" office:value="722">
            <text:p>722 kg</text:p>
          </table:table-cell>
          <table:table-cell table:style-name="ce19" table:formula="oooc:=[.$B45]*10+390+[.AF$2]*8" office:value-type="float" office:value="730">
            <text:p>7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style-name="ce19" table:formula="oooc:=[.$B46]*10+390+[.C$2]*8" office:value-type="float" office:value="508">
            <text:p>508 kg</text:p>
          </table:table-cell>
          <table:table-cell table:style-name="ce19" table:formula="oooc:=[.$B46]*10+390+[.D$2]*8" office:value-type="float" office:value="516">
            <text:p>516 kg</text:p>
          </table:table-cell>
          <table:table-cell table:style-name="ce19" table:formula="oooc:=[.$B46]*10+390+[.E$2]*8" office:value-type="float" office:value="524">
            <text:p>524 kg</text:p>
          </table:table-cell>
          <table:table-cell table:style-name="ce19" table:formula="oooc:=[.$B46]*10+390+[.F$2]*8" office:value-type="float" office:value="532">
            <text:p>532 kg</text:p>
          </table:table-cell>
          <table:table-cell table:style-name="ce19" table:formula="oooc:=[.$B46]*10+390+[.G$2]*8" office:value-type="float" office:value="540">
            <text:p>540 kg</text:p>
          </table:table-cell>
          <table:table-cell table:style-name="ce19" table:formula="oooc:=[.$B46]*10+390+[.H$2]*8" office:value-type="float" office:value="548">
            <text:p>548 kg</text:p>
          </table:table-cell>
          <table:table-cell table:style-name="ce19" table:formula="oooc:=[.$B46]*10+390+[.I$2]*8" office:value-type="float" office:value="556">
            <text:p>556 kg</text:p>
          </table:table-cell>
          <table:table-cell table:style-name="ce19" table:formula="oooc:=[.$B46]*10+390+[.J$2]*8" office:value-type="float" office:value="564">
            <text:p>564 kg</text:p>
          </table:table-cell>
          <table:table-cell table:style-name="ce19" table:formula="oooc:=[.$B46]*10+390+[.K$2]*8" office:value-type="float" office:value="572">
            <text:p>572 kg</text:p>
          </table:table-cell>
          <table:table-cell table:style-name="ce19" table:formula="oooc:=[.$B46]*10+390+[.L$2]*8" office:value-type="float" office:value="580">
            <text:p>580 kg</text:p>
          </table:table-cell>
          <table:table-cell table:style-name="ce19" table:formula="oooc:=[.$B46]*10+390+[.M$2]*8" office:value-type="float" office:value="588">
            <text:p>588 kg</text:p>
          </table:table-cell>
          <table:table-cell table:style-name="ce19" table:formula="oooc:=[.$B46]*10+390+[.N$2]*8" office:value-type="float" office:value="596">
            <text:p>596 kg</text:p>
          </table:table-cell>
          <table:table-cell table:style-name="ce19" table:formula="oooc:=[.$B46]*10+390+[.O$2]*8" office:value-type="float" office:value="604">
            <text:p>604 kg</text:p>
          </table:table-cell>
          <table:table-cell table:style-name="ce19" table:formula="oooc:=[.$B46]*10+390+[.P$2]*8" office:value-type="float" office:value="612">
            <text:p>612 kg</text:p>
          </table:table-cell>
          <table:table-cell table:style-name="ce19" table:formula="oooc:=[.$B46]*10+390+[.Q$2]*8" office:value-type="float" office:value="620">
            <text:p>620 kg</text:p>
          </table:table-cell>
          <table:table-cell table:style-name="ce19" table:formula="oooc:=[.$B46]*10+390+[.R$2]*8" office:value-type="float" office:value="628">
            <text:p>628 kg</text:p>
          </table:table-cell>
          <table:table-cell table:style-name="ce19" table:formula="oooc:=[.$B46]*10+390+[.S$2]*8" office:value-type="float" office:value="636">
            <text:p>636 kg</text:p>
          </table:table-cell>
          <table:table-cell table:style-name="ce19" table:formula="oooc:=[.$B46]*10+390+[.T$2]*8" office:value-type="float" office:value="644">
            <text:p>644 kg</text:p>
          </table:table-cell>
          <table:table-cell table:style-name="ce19" table:formula="oooc:=[.$B46]*10+390+[.U$2]*8" office:value-type="float" office:value="652">
            <text:p>652 kg</text:p>
          </table:table-cell>
          <table:table-cell table:style-name="ce19" table:formula="oooc:=[.$B46]*10+390+[.V$2]*8" office:value-type="float" office:value="660">
            <text:p>660 kg</text:p>
          </table:table-cell>
          <table:table-cell table:style-name="ce19" table:formula="oooc:=[.$B46]*10+390+[.W$2]*8" office:value-type="float" office:value="668">
            <text:p>668 kg</text:p>
          </table:table-cell>
          <table:table-cell table:style-name="ce19" table:formula="oooc:=[.$B46]*10+390+[.X$2]*8" office:value-type="float" office:value="676">
            <text:p>676 kg</text:p>
          </table:table-cell>
          <table:table-cell table:style-name="ce19" table:formula="oooc:=[.$B46]*10+390+[.Y$2]*8" office:value-type="float" office:value="684">
            <text:p>684 kg</text:p>
          </table:table-cell>
          <table:table-cell table:style-name="ce19" table:formula="oooc:=[.$B46]*10+390+[.Z$2]*8" office:value-type="float" office:value="692">
            <text:p>692 kg</text:p>
          </table:table-cell>
          <table:table-cell table:style-name="ce19" table:formula="oooc:=[.$B46]*10+390+[.AA$2]*8" office:value-type="float" office:value="700">
            <text:p>700 kg</text:p>
          </table:table-cell>
          <table:table-cell table:style-name="ce19" table:formula="oooc:=[.$B46]*10+390+[.AB$2]*8" office:value-type="float" office:value="708">
            <text:p>708 kg</text:p>
          </table:table-cell>
          <table:table-cell table:style-name="ce19" table:formula="oooc:=[.$B46]*10+390+[.AC$2]*8" office:value-type="float" office:value="716">
            <text:p>716 kg</text:p>
          </table:table-cell>
          <table:table-cell table:style-name="ce19" table:formula="oooc:=[.$B46]*10+390+[.AD$2]*8" office:value-type="float" office:value="724">
            <text:p>724 kg</text:p>
          </table:table-cell>
          <table:table-cell table:style-name="ce19" table:formula="oooc:=[.$B46]*10+390+[.AE$2]*8" office:value-type="float" office:value="732">
            <text:p>732 kg</text:p>
          </table:table-cell>
          <table:table-cell table:style-name="ce19" table:formula="oooc:=[.$B46]*10+390+[.AF$2]*8" office:value-type="float" office:value="740">
            <text:p>7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style-name="ce19" table:formula="oooc:=[.$B47]*10+390+[.C$2]*8" office:value-type="float" office:value="518">
            <text:p>518 kg</text:p>
          </table:table-cell>
          <table:table-cell table:style-name="ce19" table:formula="oooc:=[.$B47]*10+390+[.D$2]*8" office:value-type="float" office:value="526">
            <text:p>526 kg</text:p>
          </table:table-cell>
          <table:table-cell table:style-name="ce19" table:formula="oooc:=[.$B47]*10+390+[.E$2]*8" office:value-type="float" office:value="534">
            <text:p>534 kg</text:p>
          </table:table-cell>
          <table:table-cell table:style-name="ce19" table:formula="oooc:=[.$B47]*10+390+[.F$2]*8" office:value-type="float" office:value="542">
            <text:p>542 kg</text:p>
          </table:table-cell>
          <table:table-cell table:style-name="ce19" table:formula="oooc:=[.$B47]*10+390+[.G$2]*8" office:value-type="float" office:value="550">
            <text:p>550 kg</text:p>
          </table:table-cell>
          <table:table-cell table:style-name="ce19" table:formula="oooc:=[.$B47]*10+390+[.H$2]*8" office:value-type="float" office:value="558">
            <text:p>558 kg</text:p>
          </table:table-cell>
          <table:table-cell table:style-name="ce19" table:formula="oooc:=[.$B47]*10+390+[.I$2]*8" office:value-type="float" office:value="566">
            <text:p>566 kg</text:p>
          </table:table-cell>
          <table:table-cell table:style-name="ce19" table:formula="oooc:=[.$B47]*10+390+[.J$2]*8" office:value-type="float" office:value="574">
            <text:p>574 kg</text:p>
          </table:table-cell>
          <table:table-cell table:style-name="ce19" table:formula="oooc:=[.$B47]*10+390+[.K$2]*8" office:value-type="float" office:value="582">
            <text:p>582 kg</text:p>
          </table:table-cell>
          <table:table-cell table:style-name="ce19" table:formula="oooc:=[.$B47]*10+390+[.L$2]*8" office:value-type="float" office:value="590">
            <text:p>590 kg</text:p>
          </table:table-cell>
          <table:table-cell table:style-name="ce19" table:formula="oooc:=[.$B47]*10+390+[.M$2]*8" office:value-type="float" office:value="598">
            <text:p>598 kg</text:p>
          </table:table-cell>
          <table:table-cell table:style-name="ce19" table:formula="oooc:=[.$B47]*10+390+[.N$2]*8" office:value-type="float" office:value="606">
            <text:p>606 kg</text:p>
          </table:table-cell>
          <table:table-cell table:style-name="ce19" table:formula="oooc:=[.$B47]*10+390+[.O$2]*8" office:value-type="float" office:value="614">
            <text:p>614 kg</text:p>
          </table:table-cell>
          <table:table-cell table:style-name="ce19" table:formula="oooc:=[.$B47]*10+390+[.P$2]*8" office:value-type="float" office:value="622">
            <text:p>622 kg</text:p>
          </table:table-cell>
          <table:table-cell table:style-name="ce19" table:formula="oooc:=[.$B47]*10+390+[.Q$2]*8" office:value-type="float" office:value="630">
            <text:p>630 kg</text:p>
          </table:table-cell>
          <table:table-cell table:style-name="ce19" table:formula="oooc:=[.$B47]*10+390+[.R$2]*8" office:value-type="float" office:value="638">
            <text:p>638 kg</text:p>
          </table:table-cell>
          <table:table-cell table:style-name="ce19" table:formula="oooc:=[.$B47]*10+390+[.S$2]*8" office:value-type="float" office:value="646">
            <text:p>646 kg</text:p>
          </table:table-cell>
          <table:table-cell table:style-name="ce19" table:formula="oooc:=[.$B47]*10+390+[.T$2]*8" office:value-type="float" office:value="654">
            <text:p>654 kg</text:p>
          </table:table-cell>
          <table:table-cell table:style-name="ce19" table:formula="oooc:=[.$B47]*10+390+[.U$2]*8" office:value-type="float" office:value="662">
            <text:p>662 kg</text:p>
          </table:table-cell>
          <table:table-cell table:style-name="ce19" table:formula="oooc:=[.$B47]*10+390+[.V$2]*8" office:value-type="float" office:value="670">
            <text:p>670 kg</text:p>
          </table:table-cell>
          <table:table-cell table:style-name="ce19" table:formula="oooc:=[.$B47]*10+390+[.W$2]*8" office:value-type="float" office:value="678">
            <text:p>678 kg</text:p>
          </table:table-cell>
          <table:table-cell table:style-name="ce19" table:formula="oooc:=[.$B47]*10+390+[.X$2]*8" office:value-type="float" office:value="686">
            <text:p>686 kg</text:p>
          </table:table-cell>
          <table:table-cell table:style-name="ce19" table:formula="oooc:=[.$B47]*10+390+[.Y$2]*8" office:value-type="float" office:value="694">
            <text:p>694 kg</text:p>
          </table:table-cell>
          <table:table-cell table:style-name="ce19" table:formula="oooc:=[.$B47]*10+390+[.Z$2]*8" office:value-type="float" office:value="702">
            <text:p>702 kg</text:p>
          </table:table-cell>
          <table:table-cell table:style-name="ce19" table:formula="oooc:=[.$B47]*10+390+[.AA$2]*8" office:value-type="float" office:value="710">
            <text:p>710 kg</text:p>
          </table:table-cell>
          <table:table-cell table:style-name="ce19" table:formula="oooc:=[.$B47]*10+390+[.AB$2]*8" office:value-type="float" office:value="718">
            <text:p>718 kg</text:p>
          </table:table-cell>
          <table:table-cell table:style-name="ce19" table:formula="oooc:=[.$B47]*10+390+[.AC$2]*8" office:value-type="float" office:value="726">
            <text:p>726 kg</text:p>
          </table:table-cell>
          <table:table-cell table:style-name="ce19" table:formula="oooc:=[.$B47]*10+390+[.AD$2]*8" office:value-type="float" office:value="734">
            <text:p>734 kg</text:p>
          </table:table-cell>
          <table:table-cell table:style-name="ce19" table:formula="oooc:=[.$B47]*10+390+[.AE$2]*8" office:value-type="float" office:value="742">
            <text:p>742 kg</text:p>
          </table:table-cell>
          <table:table-cell table:style-name="ce19" table:formula="oooc:=[.$B47]*10+390+[.AF$2]*8" office:value-type="float" office:value="750">
            <text:p>7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style-name="ce19" table:formula="oooc:=[.$B48]*10+390+[.C$2]*8" office:value-type="float" office:value="528">
            <text:p>528 kg</text:p>
          </table:table-cell>
          <table:table-cell table:style-name="ce19" table:formula="oooc:=[.$B48]*10+390+[.D$2]*8" office:value-type="float" office:value="536">
            <text:p>536 kg</text:p>
          </table:table-cell>
          <table:table-cell table:style-name="ce19" table:formula="oooc:=[.$B48]*10+390+[.E$2]*8" office:value-type="float" office:value="544">
            <text:p>544 kg</text:p>
          </table:table-cell>
          <table:table-cell table:style-name="ce19" table:formula="oooc:=[.$B48]*10+390+[.F$2]*8" office:value-type="float" office:value="552">
            <text:p>552 kg</text:p>
          </table:table-cell>
          <table:table-cell table:style-name="ce19" table:formula="oooc:=[.$B48]*10+390+[.G$2]*8" office:value-type="float" office:value="560">
            <text:p>560 kg</text:p>
          </table:table-cell>
          <table:table-cell table:style-name="ce19" table:formula="oooc:=[.$B48]*10+390+[.H$2]*8" office:value-type="float" office:value="568">
            <text:p>568 kg</text:p>
          </table:table-cell>
          <table:table-cell table:style-name="ce19" table:formula="oooc:=[.$B48]*10+390+[.I$2]*8" office:value-type="float" office:value="576">
            <text:p>576 kg</text:p>
          </table:table-cell>
          <table:table-cell table:style-name="ce19" table:formula="oooc:=[.$B48]*10+390+[.J$2]*8" office:value-type="float" office:value="584">
            <text:p>584 kg</text:p>
          </table:table-cell>
          <table:table-cell table:style-name="ce19" table:formula="oooc:=[.$B48]*10+390+[.K$2]*8" office:value-type="float" office:value="592">
            <text:p>592 kg</text:p>
          </table:table-cell>
          <table:table-cell table:style-name="ce19" table:formula="oooc:=[.$B48]*10+390+[.L$2]*8" office:value-type="float" office:value="600">
            <text:p>600 kg</text:p>
          </table:table-cell>
          <table:table-cell table:style-name="ce19" table:formula="oooc:=[.$B48]*10+390+[.M$2]*8" office:value-type="float" office:value="608">
            <text:p>608 kg</text:p>
          </table:table-cell>
          <table:table-cell table:style-name="ce19" table:formula="oooc:=[.$B48]*10+390+[.N$2]*8" office:value-type="float" office:value="616">
            <text:p>616 kg</text:p>
          </table:table-cell>
          <table:table-cell table:style-name="ce19" table:formula="oooc:=[.$B48]*10+390+[.O$2]*8" office:value-type="float" office:value="624">
            <text:p>624 kg</text:p>
          </table:table-cell>
          <table:table-cell table:style-name="ce19" table:formula="oooc:=[.$B48]*10+390+[.P$2]*8" office:value-type="float" office:value="632">
            <text:p>632 kg</text:p>
          </table:table-cell>
          <table:table-cell table:style-name="ce19" table:formula="oooc:=[.$B48]*10+390+[.Q$2]*8" office:value-type="float" office:value="640">
            <text:p>640 kg</text:p>
          </table:table-cell>
          <table:table-cell table:style-name="ce19" table:formula="oooc:=[.$B48]*10+390+[.R$2]*8" office:value-type="float" office:value="648">
            <text:p>648 kg</text:p>
          </table:table-cell>
          <table:table-cell table:style-name="ce19" table:formula="oooc:=[.$B48]*10+390+[.S$2]*8" office:value-type="float" office:value="656">
            <text:p>656 kg</text:p>
          </table:table-cell>
          <table:table-cell table:style-name="ce19" table:formula="oooc:=[.$B48]*10+390+[.T$2]*8" office:value-type="float" office:value="664">
            <text:p>664 kg</text:p>
          </table:table-cell>
          <table:table-cell table:style-name="ce19" table:formula="oooc:=[.$B48]*10+390+[.U$2]*8" office:value-type="float" office:value="672">
            <text:p>672 kg</text:p>
          </table:table-cell>
          <table:table-cell table:style-name="ce19" table:formula="oooc:=[.$B48]*10+390+[.V$2]*8" office:value-type="float" office:value="680">
            <text:p>680 kg</text:p>
          </table:table-cell>
          <table:table-cell table:style-name="ce19" table:formula="oooc:=[.$B48]*10+390+[.W$2]*8" office:value-type="float" office:value="688">
            <text:p>688 kg</text:p>
          </table:table-cell>
          <table:table-cell table:style-name="ce19" table:formula="oooc:=[.$B48]*10+390+[.X$2]*8" office:value-type="float" office:value="696">
            <text:p>696 kg</text:p>
          </table:table-cell>
          <table:table-cell table:style-name="ce19" table:formula="oooc:=[.$B48]*10+390+[.Y$2]*8" office:value-type="float" office:value="704">
            <text:p>704 kg</text:p>
          </table:table-cell>
          <table:table-cell table:style-name="ce19" table:formula="oooc:=[.$B48]*10+390+[.Z$2]*8" office:value-type="float" office:value="712">
            <text:p>712 kg</text:p>
          </table:table-cell>
          <table:table-cell table:style-name="ce19" table:formula="oooc:=[.$B48]*10+390+[.AA$2]*8" office:value-type="float" office:value="720">
            <text:p>720 kg</text:p>
          </table:table-cell>
          <table:table-cell table:style-name="ce19" table:formula="oooc:=[.$B48]*10+390+[.AB$2]*8" office:value-type="float" office:value="728">
            <text:p>728 kg</text:p>
          </table:table-cell>
          <table:table-cell table:style-name="ce19" table:formula="oooc:=[.$B48]*10+390+[.AC$2]*8" office:value-type="float" office:value="736">
            <text:p>736 kg</text:p>
          </table:table-cell>
          <table:table-cell table:style-name="ce19" table:formula="oooc:=[.$B48]*10+390+[.AD$2]*8" office:value-type="float" office:value="744">
            <text:p>744 kg</text:p>
          </table:table-cell>
          <table:table-cell table:style-name="ce19" table:formula="oooc:=[.$B48]*10+390+[.AE$2]*8" office:value-type="float" office:value="752">
            <text:p>752 kg</text:p>
          </table:table-cell>
          <table:table-cell table:style-name="ce19" table:formula="oooc:=[.$B48]*10+390+[.AF$2]*8" office:value-type="float" office:value="760">
            <text:p>7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style-name="ce19" table:formula="oooc:=[.$B49]*10+390+[.C$2]*8" office:value-type="float" office:value="538">
            <text:p>538 kg</text:p>
          </table:table-cell>
          <table:table-cell table:style-name="ce19" table:formula="oooc:=[.$B49]*10+390+[.D$2]*8" office:value-type="float" office:value="546">
            <text:p>546 kg</text:p>
          </table:table-cell>
          <table:table-cell table:style-name="ce19" table:formula="oooc:=[.$B49]*10+390+[.E$2]*8" office:value-type="float" office:value="554">
            <text:p>554 kg</text:p>
          </table:table-cell>
          <table:table-cell table:style-name="ce19" table:formula="oooc:=[.$B49]*10+390+[.F$2]*8" office:value-type="float" office:value="562">
            <text:p>562 kg</text:p>
          </table:table-cell>
          <table:table-cell table:style-name="ce19" table:formula="oooc:=[.$B49]*10+390+[.G$2]*8" office:value-type="float" office:value="570">
            <text:p>570 kg</text:p>
          </table:table-cell>
          <table:table-cell table:style-name="ce19" table:formula="oooc:=[.$B49]*10+390+[.H$2]*8" office:value-type="float" office:value="578">
            <text:p>578 kg</text:p>
          </table:table-cell>
          <table:table-cell table:style-name="ce19" table:formula="oooc:=[.$B49]*10+390+[.I$2]*8" office:value-type="float" office:value="586">
            <text:p>586 kg</text:p>
          </table:table-cell>
          <table:table-cell table:style-name="ce19" table:formula="oooc:=[.$B49]*10+390+[.J$2]*8" office:value-type="float" office:value="594">
            <text:p>594 kg</text:p>
          </table:table-cell>
          <table:table-cell table:style-name="ce19" table:formula="oooc:=[.$B49]*10+390+[.K$2]*8" office:value-type="float" office:value="602">
            <text:p>602 kg</text:p>
          </table:table-cell>
          <table:table-cell table:style-name="ce19" table:formula="oooc:=[.$B49]*10+390+[.L$2]*8" office:value-type="float" office:value="610">
            <text:p>610 kg</text:p>
          </table:table-cell>
          <table:table-cell table:style-name="ce19" table:formula="oooc:=[.$B49]*10+390+[.M$2]*8" office:value-type="float" office:value="618">
            <text:p>618 kg</text:p>
          </table:table-cell>
          <table:table-cell table:style-name="ce19" table:formula="oooc:=[.$B49]*10+390+[.N$2]*8" office:value-type="float" office:value="626">
            <text:p>626 kg</text:p>
          </table:table-cell>
          <table:table-cell table:style-name="ce19" table:formula="oooc:=[.$B49]*10+390+[.O$2]*8" office:value-type="float" office:value="634">
            <text:p>634 kg</text:p>
          </table:table-cell>
          <table:table-cell table:style-name="ce19" table:formula="oooc:=[.$B49]*10+390+[.P$2]*8" office:value-type="float" office:value="642">
            <text:p>642 kg</text:p>
          </table:table-cell>
          <table:table-cell table:style-name="ce19" table:formula="oooc:=[.$B49]*10+390+[.Q$2]*8" office:value-type="float" office:value="650">
            <text:p>650 kg</text:p>
          </table:table-cell>
          <table:table-cell table:style-name="ce19" table:formula="oooc:=[.$B49]*10+390+[.R$2]*8" office:value-type="float" office:value="658">
            <text:p>658 kg</text:p>
          </table:table-cell>
          <table:table-cell table:style-name="ce19" table:formula="oooc:=[.$B49]*10+390+[.S$2]*8" office:value-type="float" office:value="666">
            <text:p>666 kg</text:p>
          </table:table-cell>
          <table:table-cell table:style-name="ce19" table:formula="oooc:=[.$B49]*10+390+[.T$2]*8" office:value-type="float" office:value="674">
            <text:p>674 kg</text:p>
          </table:table-cell>
          <table:table-cell table:style-name="ce19" table:formula="oooc:=[.$B49]*10+390+[.U$2]*8" office:value-type="float" office:value="682">
            <text:p>682 kg</text:p>
          </table:table-cell>
          <table:table-cell table:style-name="ce19" table:formula="oooc:=[.$B49]*10+390+[.V$2]*8" office:value-type="float" office:value="690">
            <text:p>690 kg</text:p>
          </table:table-cell>
          <table:table-cell table:style-name="ce19" table:formula="oooc:=[.$B49]*10+390+[.W$2]*8" office:value-type="float" office:value="698">
            <text:p>698 kg</text:p>
          </table:table-cell>
          <table:table-cell table:style-name="ce19" table:formula="oooc:=[.$B49]*10+390+[.X$2]*8" office:value-type="float" office:value="706">
            <text:p>706 kg</text:p>
          </table:table-cell>
          <table:table-cell table:style-name="ce19" table:formula="oooc:=[.$B49]*10+390+[.Y$2]*8" office:value-type="float" office:value="714">
            <text:p>714 kg</text:p>
          </table:table-cell>
          <table:table-cell table:style-name="ce19" table:formula="oooc:=[.$B49]*10+390+[.Z$2]*8" office:value-type="float" office:value="722">
            <text:p>722 kg</text:p>
          </table:table-cell>
          <table:table-cell table:style-name="ce19" table:formula="oooc:=[.$B49]*10+390+[.AA$2]*8" office:value-type="float" office:value="730">
            <text:p>730 kg</text:p>
          </table:table-cell>
          <table:table-cell table:style-name="ce19" table:formula="oooc:=[.$B49]*10+390+[.AB$2]*8" office:value-type="float" office:value="738">
            <text:p>738 kg</text:p>
          </table:table-cell>
          <table:table-cell table:style-name="ce19" table:formula="oooc:=[.$B49]*10+390+[.AC$2]*8" office:value-type="float" office:value="746">
            <text:p>746 kg</text:p>
          </table:table-cell>
          <table:table-cell table:style-name="ce19" table:formula="oooc:=[.$B49]*10+390+[.AD$2]*8" office:value-type="float" office:value="754">
            <text:p>754 kg</text:p>
          </table:table-cell>
          <table:table-cell table:style-name="ce19" table:formula="oooc:=[.$B49]*10+390+[.AE$2]*8" office:value-type="float" office:value="762">
            <text:p>762 kg</text:p>
          </table:table-cell>
          <table:table-cell table:style-name="ce19" table:formula="oooc:=[.$B49]*10+390+[.AF$2]*8" office:value-type="float" office:value="770">
            <text:p>7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style-name="ce19" table:formula="oooc:=[.$B50]*10+390+[.C$2]*8" office:value-type="float" office:value="548">
            <text:p>548 kg</text:p>
          </table:table-cell>
          <table:table-cell table:style-name="ce19" table:formula="oooc:=[.$B50]*10+390+[.D$2]*8" office:value-type="float" office:value="556">
            <text:p>556 kg</text:p>
          </table:table-cell>
          <table:table-cell table:style-name="ce19" table:formula="oooc:=[.$B50]*10+390+[.E$2]*8" office:value-type="float" office:value="564">
            <text:p>564 kg</text:p>
          </table:table-cell>
          <table:table-cell table:style-name="ce19" table:formula="oooc:=[.$B50]*10+390+[.F$2]*8" office:value-type="float" office:value="572">
            <text:p>572 kg</text:p>
          </table:table-cell>
          <table:table-cell table:style-name="ce19" table:formula="oooc:=[.$B50]*10+390+[.G$2]*8" office:value-type="float" office:value="580">
            <text:p>580 kg</text:p>
          </table:table-cell>
          <table:table-cell table:style-name="ce19" table:formula="oooc:=[.$B50]*10+390+[.H$2]*8" office:value-type="float" office:value="588">
            <text:p>588 kg</text:p>
          </table:table-cell>
          <table:table-cell table:style-name="ce19" table:formula="oooc:=[.$B50]*10+390+[.I$2]*8" office:value-type="float" office:value="596">
            <text:p>596 kg</text:p>
          </table:table-cell>
          <table:table-cell table:style-name="ce19" table:formula="oooc:=[.$B50]*10+390+[.J$2]*8" office:value-type="float" office:value="604">
            <text:p>604 kg</text:p>
          </table:table-cell>
          <table:table-cell table:style-name="ce19" table:formula="oooc:=[.$B50]*10+390+[.K$2]*8" office:value-type="float" office:value="612">
            <text:p>612 kg</text:p>
          </table:table-cell>
          <table:table-cell table:style-name="ce19" table:formula="oooc:=[.$B50]*10+390+[.L$2]*8" office:value-type="float" office:value="620">
            <text:p>620 kg</text:p>
          </table:table-cell>
          <table:table-cell table:style-name="ce19" table:formula="oooc:=[.$B50]*10+390+[.M$2]*8" office:value-type="float" office:value="628">
            <text:p>628 kg</text:p>
          </table:table-cell>
          <table:table-cell table:style-name="ce19" table:formula="oooc:=[.$B50]*10+390+[.N$2]*8" office:value-type="float" office:value="636">
            <text:p>636 kg</text:p>
          </table:table-cell>
          <table:table-cell table:style-name="ce19" table:formula="oooc:=[.$B50]*10+390+[.O$2]*8" office:value-type="float" office:value="644">
            <text:p>644 kg</text:p>
          </table:table-cell>
          <table:table-cell table:style-name="ce19" table:formula="oooc:=[.$B50]*10+390+[.P$2]*8" office:value-type="float" office:value="652">
            <text:p>652 kg</text:p>
          </table:table-cell>
          <table:table-cell table:style-name="ce19" table:formula="oooc:=[.$B50]*10+390+[.Q$2]*8" office:value-type="float" office:value="660">
            <text:p>660 kg</text:p>
          </table:table-cell>
          <table:table-cell table:style-name="ce19" table:formula="oooc:=[.$B50]*10+390+[.R$2]*8" office:value-type="float" office:value="668">
            <text:p>668 kg</text:p>
          </table:table-cell>
          <table:table-cell table:style-name="ce19" table:formula="oooc:=[.$B50]*10+390+[.S$2]*8" office:value-type="float" office:value="676">
            <text:p>676 kg</text:p>
          </table:table-cell>
          <table:table-cell table:style-name="ce19" table:formula="oooc:=[.$B50]*10+390+[.T$2]*8" office:value-type="float" office:value="684">
            <text:p>684 kg</text:p>
          </table:table-cell>
          <table:table-cell table:style-name="ce19" table:formula="oooc:=[.$B50]*10+390+[.U$2]*8" office:value-type="float" office:value="692">
            <text:p>692 kg</text:p>
          </table:table-cell>
          <table:table-cell table:style-name="ce19" table:formula="oooc:=[.$B50]*10+390+[.V$2]*8" office:value-type="float" office:value="700">
            <text:p>700 kg</text:p>
          </table:table-cell>
          <table:table-cell table:style-name="ce19" table:formula="oooc:=[.$B50]*10+390+[.W$2]*8" office:value-type="float" office:value="708">
            <text:p>708 kg</text:p>
          </table:table-cell>
          <table:table-cell table:style-name="ce19" table:formula="oooc:=[.$B50]*10+390+[.X$2]*8" office:value-type="float" office:value="716">
            <text:p>716 kg</text:p>
          </table:table-cell>
          <table:table-cell table:style-name="ce19" table:formula="oooc:=[.$B50]*10+390+[.Y$2]*8" office:value-type="float" office:value="724">
            <text:p>724 kg</text:p>
          </table:table-cell>
          <table:table-cell table:style-name="ce19" table:formula="oooc:=[.$B50]*10+390+[.Z$2]*8" office:value-type="float" office:value="732">
            <text:p>732 kg</text:p>
          </table:table-cell>
          <table:table-cell table:style-name="ce19" table:formula="oooc:=[.$B50]*10+390+[.AA$2]*8" office:value-type="float" office:value="740">
            <text:p>740 kg</text:p>
          </table:table-cell>
          <table:table-cell table:style-name="ce19" table:formula="oooc:=[.$B50]*10+390+[.AB$2]*8" office:value-type="float" office:value="748">
            <text:p>748 kg</text:p>
          </table:table-cell>
          <table:table-cell table:style-name="ce19" table:formula="oooc:=[.$B50]*10+390+[.AC$2]*8" office:value-type="float" office:value="756">
            <text:p>756 kg</text:p>
          </table:table-cell>
          <table:table-cell table:style-name="ce19" table:formula="oooc:=[.$B50]*10+390+[.AD$2]*8" office:value-type="float" office:value="764">
            <text:p>764 kg</text:p>
          </table:table-cell>
          <table:table-cell table:style-name="ce19" table:formula="oooc:=[.$B50]*10+390+[.AE$2]*8" office:value-type="float" office:value="772">
            <text:p>772 kg</text:p>
          </table:table-cell>
          <table:table-cell table:style-name="ce19" table:formula="oooc:=[.$B50]*10+390+[.AF$2]*8" office:value-type="float" office:value="780">
            <text:p>7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style-name="ce19" table:formula="oooc:=[.$B51]*10+390+[.C$2]*8" office:value-type="float" office:value="558">
            <text:p>558 kg</text:p>
          </table:table-cell>
          <table:table-cell table:style-name="ce19" table:formula="oooc:=[.$B51]*10+390+[.D$2]*8" office:value-type="float" office:value="566">
            <text:p>566 kg</text:p>
          </table:table-cell>
          <table:table-cell table:style-name="ce19" table:formula="oooc:=[.$B51]*10+390+[.E$2]*8" office:value-type="float" office:value="574">
            <text:p>574 kg</text:p>
          </table:table-cell>
          <table:table-cell table:style-name="ce19" table:formula="oooc:=[.$B51]*10+390+[.F$2]*8" office:value-type="float" office:value="582">
            <text:p>582 kg</text:p>
          </table:table-cell>
          <table:table-cell table:style-name="ce19" table:formula="oooc:=[.$B51]*10+390+[.G$2]*8" office:value-type="float" office:value="590">
            <text:p>590 kg</text:p>
          </table:table-cell>
          <table:table-cell table:style-name="ce19" table:formula="oooc:=[.$B51]*10+390+[.H$2]*8" office:value-type="float" office:value="598">
            <text:p>598 kg</text:p>
          </table:table-cell>
          <table:table-cell table:style-name="ce19" table:formula="oooc:=[.$B51]*10+390+[.I$2]*8" office:value-type="float" office:value="606">
            <text:p>606 kg</text:p>
          </table:table-cell>
          <table:table-cell table:style-name="ce19" table:formula="oooc:=[.$B51]*10+390+[.J$2]*8" office:value-type="float" office:value="614">
            <text:p>614 kg</text:p>
          </table:table-cell>
          <table:table-cell table:style-name="ce19" table:formula="oooc:=[.$B51]*10+390+[.K$2]*8" office:value-type="float" office:value="622">
            <text:p>622 kg</text:p>
          </table:table-cell>
          <table:table-cell table:style-name="ce19" table:formula="oooc:=[.$B51]*10+390+[.L$2]*8" office:value-type="float" office:value="630">
            <text:p>630 kg</text:p>
          </table:table-cell>
          <table:table-cell table:style-name="ce19" table:formula="oooc:=[.$B51]*10+390+[.M$2]*8" office:value-type="float" office:value="638">
            <text:p>638 kg</text:p>
          </table:table-cell>
          <table:table-cell table:style-name="ce19" table:formula="oooc:=[.$B51]*10+390+[.N$2]*8" office:value-type="float" office:value="646">
            <text:p>646 kg</text:p>
          </table:table-cell>
          <table:table-cell table:style-name="ce19" table:formula="oooc:=[.$B51]*10+390+[.O$2]*8" office:value-type="float" office:value="654">
            <text:p>654 kg</text:p>
          </table:table-cell>
          <table:table-cell table:style-name="ce19" table:formula="oooc:=[.$B51]*10+390+[.P$2]*8" office:value-type="float" office:value="662">
            <text:p>662 kg</text:p>
          </table:table-cell>
          <table:table-cell table:style-name="ce19" table:formula="oooc:=[.$B51]*10+390+[.Q$2]*8" office:value-type="float" office:value="670">
            <text:p>670 kg</text:p>
          </table:table-cell>
          <table:table-cell table:style-name="ce19" table:formula="oooc:=[.$B51]*10+390+[.R$2]*8" office:value-type="float" office:value="678">
            <text:p>678 kg</text:p>
          </table:table-cell>
          <table:table-cell table:style-name="ce19" table:formula="oooc:=[.$B51]*10+390+[.S$2]*8" office:value-type="float" office:value="686">
            <text:p>686 kg</text:p>
          </table:table-cell>
          <table:table-cell table:style-name="ce19" table:formula="oooc:=[.$B51]*10+390+[.T$2]*8" office:value-type="float" office:value="694">
            <text:p>694 kg</text:p>
          </table:table-cell>
          <table:table-cell table:style-name="ce19" table:formula="oooc:=[.$B51]*10+390+[.U$2]*8" office:value-type="float" office:value="702">
            <text:p>702 kg</text:p>
          </table:table-cell>
          <table:table-cell table:style-name="ce19" table:formula="oooc:=[.$B51]*10+390+[.V$2]*8" office:value-type="float" office:value="710">
            <text:p>710 kg</text:p>
          </table:table-cell>
          <table:table-cell table:style-name="ce19" table:formula="oooc:=[.$B51]*10+390+[.W$2]*8" office:value-type="float" office:value="718">
            <text:p>718 kg</text:p>
          </table:table-cell>
          <table:table-cell table:style-name="ce19" table:formula="oooc:=[.$B51]*10+390+[.X$2]*8" office:value-type="float" office:value="726">
            <text:p>726 kg</text:p>
          </table:table-cell>
          <table:table-cell table:style-name="ce19" table:formula="oooc:=[.$B51]*10+390+[.Y$2]*8" office:value-type="float" office:value="734">
            <text:p>734 kg</text:p>
          </table:table-cell>
          <table:table-cell table:style-name="ce19" table:formula="oooc:=[.$B51]*10+390+[.Z$2]*8" office:value-type="float" office:value="742">
            <text:p>742 kg</text:p>
          </table:table-cell>
          <table:table-cell table:style-name="ce19" table:formula="oooc:=[.$B51]*10+390+[.AA$2]*8" office:value-type="float" office:value="750">
            <text:p>750 kg</text:p>
          </table:table-cell>
          <table:table-cell table:style-name="ce19" table:formula="oooc:=[.$B51]*10+390+[.AB$2]*8" office:value-type="float" office:value="758">
            <text:p>758 kg</text:p>
          </table:table-cell>
          <table:table-cell table:style-name="ce19" table:formula="oooc:=[.$B51]*10+390+[.AC$2]*8" office:value-type="float" office:value="766">
            <text:p>766 kg</text:p>
          </table:table-cell>
          <table:table-cell table:style-name="ce19" table:formula="oooc:=[.$B51]*10+390+[.AD$2]*8" office:value-type="float" office:value="774">
            <text:p>774 kg</text:p>
          </table:table-cell>
          <table:table-cell table:style-name="ce19" table:formula="oooc:=[.$B51]*10+390+[.AE$2]*8" office:value-type="float" office:value="782">
            <text:p>782 kg</text:p>
          </table:table-cell>
          <table:table-cell table:style-name="ce19" table:formula="oooc:=[.$B51]*10+390+[.AF$2]*8" office:value-type="float" office:value="790">
            <text:p>7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style-name="ce19" table:formula="oooc:=[.$B52]*10+390+[.C$2]*8" office:value-type="float" office:value="568">
            <text:p>568 kg</text:p>
          </table:table-cell>
          <table:table-cell table:style-name="ce19" table:formula="oooc:=[.$B52]*10+390+[.D$2]*8" office:value-type="float" office:value="576">
            <text:p>576 kg</text:p>
          </table:table-cell>
          <table:table-cell table:style-name="ce19" table:formula="oooc:=[.$B52]*10+390+[.E$2]*8" office:value-type="float" office:value="584">
            <text:p>584 kg</text:p>
          </table:table-cell>
          <table:table-cell table:style-name="ce19" table:formula="oooc:=[.$B52]*10+390+[.F$2]*8" office:value-type="float" office:value="592">
            <text:p>592 kg</text:p>
          </table:table-cell>
          <table:table-cell table:style-name="ce19" table:formula="oooc:=[.$B52]*10+390+[.G$2]*8" office:value-type="float" office:value="600">
            <text:p>600 kg</text:p>
          </table:table-cell>
          <table:table-cell table:style-name="ce19" table:formula="oooc:=[.$B52]*10+390+[.H$2]*8" office:value-type="float" office:value="608">
            <text:p>608 kg</text:p>
          </table:table-cell>
          <table:table-cell table:style-name="ce19" table:formula="oooc:=[.$B52]*10+390+[.I$2]*8" office:value-type="float" office:value="616">
            <text:p>616 kg</text:p>
          </table:table-cell>
          <table:table-cell table:style-name="ce19" table:formula="oooc:=[.$B52]*10+390+[.J$2]*8" office:value-type="float" office:value="624">
            <text:p>624 kg</text:p>
          </table:table-cell>
          <table:table-cell table:style-name="ce19" table:formula="oooc:=[.$B52]*10+390+[.K$2]*8" office:value-type="float" office:value="632">
            <text:p>632 kg</text:p>
          </table:table-cell>
          <table:table-cell table:style-name="ce19" table:formula="oooc:=[.$B52]*10+390+[.L$2]*8" office:value-type="float" office:value="640">
            <text:p>640 kg</text:p>
          </table:table-cell>
          <table:table-cell table:style-name="ce19" table:formula="oooc:=[.$B52]*10+390+[.M$2]*8" office:value-type="float" office:value="648">
            <text:p>648 kg</text:p>
          </table:table-cell>
          <table:table-cell table:style-name="ce19" table:formula="oooc:=[.$B52]*10+390+[.N$2]*8" office:value-type="float" office:value="656">
            <text:p>656 kg</text:p>
          </table:table-cell>
          <table:table-cell table:style-name="ce19" table:formula="oooc:=[.$B52]*10+390+[.O$2]*8" office:value-type="float" office:value="664">
            <text:p>664 kg</text:p>
          </table:table-cell>
          <table:table-cell table:style-name="ce19" table:formula="oooc:=[.$B52]*10+390+[.P$2]*8" office:value-type="float" office:value="672">
            <text:p>672 kg</text:p>
          </table:table-cell>
          <table:table-cell table:style-name="ce19" table:formula="oooc:=[.$B52]*10+390+[.Q$2]*8" office:value-type="float" office:value="680">
            <text:p>680 kg</text:p>
          </table:table-cell>
          <table:table-cell table:style-name="ce19" table:formula="oooc:=[.$B52]*10+390+[.R$2]*8" office:value-type="float" office:value="688">
            <text:p>688 kg</text:p>
          </table:table-cell>
          <table:table-cell table:style-name="ce19" table:formula="oooc:=[.$B52]*10+390+[.S$2]*8" office:value-type="float" office:value="696">
            <text:p>696 kg</text:p>
          </table:table-cell>
          <table:table-cell table:style-name="ce19" table:formula="oooc:=[.$B52]*10+390+[.T$2]*8" office:value-type="float" office:value="704">
            <text:p>704 kg</text:p>
          </table:table-cell>
          <table:table-cell table:style-name="ce19" table:formula="oooc:=[.$B52]*10+390+[.U$2]*8" office:value-type="float" office:value="712">
            <text:p>712 kg</text:p>
          </table:table-cell>
          <table:table-cell table:style-name="ce19" table:formula="oooc:=[.$B52]*10+390+[.V$2]*8" office:value-type="float" office:value="720">
            <text:p>720 kg</text:p>
          </table:table-cell>
          <table:table-cell table:style-name="ce19" table:formula="oooc:=[.$B52]*10+390+[.W$2]*8" office:value-type="float" office:value="728">
            <text:p>728 kg</text:p>
          </table:table-cell>
          <table:table-cell table:style-name="ce19" table:formula="oooc:=[.$B52]*10+390+[.X$2]*8" office:value-type="float" office:value="736">
            <text:p>736 kg</text:p>
          </table:table-cell>
          <table:table-cell table:style-name="ce19" table:formula="oooc:=[.$B52]*10+390+[.Y$2]*8" office:value-type="float" office:value="744">
            <text:p>744 kg</text:p>
          </table:table-cell>
          <table:table-cell table:style-name="ce19" table:formula="oooc:=[.$B52]*10+390+[.Z$2]*8" office:value-type="float" office:value="752">
            <text:p>752 kg</text:p>
          </table:table-cell>
          <table:table-cell table:style-name="ce19" table:formula="oooc:=[.$B52]*10+390+[.AA$2]*8" office:value-type="float" office:value="760">
            <text:p>760 kg</text:p>
          </table:table-cell>
          <table:table-cell table:style-name="ce19" table:formula="oooc:=[.$B52]*10+390+[.AB$2]*8" office:value-type="float" office:value="768">
            <text:p>768 kg</text:p>
          </table:table-cell>
          <table:table-cell table:style-name="ce19" table:formula="oooc:=[.$B52]*10+390+[.AC$2]*8" office:value-type="float" office:value="776">
            <text:p>776 kg</text:p>
          </table:table-cell>
          <table:table-cell table:style-name="ce19" table:formula="oooc:=[.$B52]*10+390+[.AD$2]*8" office:value-type="float" office:value="784">
            <text:p>784 kg</text:p>
          </table:table-cell>
          <table:table-cell table:style-name="ce19" table:formula="oooc:=[.$B52]*10+390+[.AE$2]*8" office:value-type="float" office:value="792">
            <text:p>792 kg</text:p>
          </table:table-cell>
          <table:table-cell table:style-name="ce19" table:formula="oooc:=[.$B52]*10+390+[.AF$2]*8" office:value-type="float" office:value="800">
            <text:p>8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style-name="ce19" table:formula="oooc:=[.$B53]*10+390+[.C$2]*8" office:value-type="float" office:value="578">
            <text:p>578 kg</text:p>
          </table:table-cell>
          <table:table-cell table:style-name="ce19" table:formula="oooc:=[.$B53]*10+390+[.D$2]*8" office:value-type="float" office:value="586">
            <text:p>586 kg</text:p>
          </table:table-cell>
          <table:table-cell table:style-name="ce19" table:formula="oooc:=[.$B53]*10+390+[.E$2]*8" office:value-type="float" office:value="594">
            <text:p>594 kg</text:p>
          </table:table-cell>
          <table:table-cell table:style-name="ce19" table:formula="oooc:=[.$B53]*10+390+[.F$2]*8" office:value-type="float" office:value="602">
            <text:p>602 kg</text:p>
          </table:table-cell>
          <table:table-cell table:style-name="ce19" table:formula="oooc:=[.$B53]*10+390+[.G$2]*8" office:value-type="float" office:value="610">
            <text:p>610 kg</text:p>
          </table:table-cell>
          <table:table-cell table:style-name="ce19" table:formula="oooc:=[.$B53]*10+390+[.H$2]*8" office:value-type="float" office:value="618">
            <text:p>618 kg</text:p>
          </table:table-cell>
          <table:table-cell table:style-name="ce19" table:formula="oooc:=[.$B53]*10+390+[.I$2]*8" office:value-type="float" office:value="626">
            <text:p>626 kg</text:p>
          </table:table-cell>
          <table:table-cell table:style-name="ce19" table:formula="oooc:=[.$B53]*10+390+[.J$2]*8" office:value-type="float" office:value="634">
            <text:p>634 kg</text:p>
          </table:table-cell>
          <table:table-cell table:style-name="ce19" table:formula="oooc:=[.$B53]*10+390+[.K$2]*8" office:value-type="float" office:value="642">
            <text:p>642 kg</text:p>
          </table:table-cell>
          <table:table-cell table:style-name="ce19" table:formula="oooc:=[.$B53]*10+390+[.L$2]*8" office:value-type="float" office:value="650">
            <text:p>650 kg</text:p>
          </table:table-cell>
          <table:table-cell table:style-name="ce19" table:formula="oooc:=[.$B53]*10+390+[.M$2]*8" office:value-type="float" office:value="658">
            <text:p>658 kg</text:p>
          </table:table-cell>
          <table:table-cell table:style-name="ce19" table:formula="oooc:=[.$B53]*10+390+[.N$2]*8" office:value-type="float" office:value="666">
            <text:p>666 kg</text:p>
          </table:table-cell>
          <table:table-cell table:style-name="ce19" table:formula="oooc:=[.$B53]*10+390+[.O$2]*8" office:value-type="float" office:value="674">
            <text:p>674 kg</text:p>
          </table:table-cell>
          <table:table-cell table:style-name="ce19" table:formula="oooc:=[.$B53]*10+390+[.P$2]*8" office:value-type="float" office:value="682">
            <text:p>682 kg</text:p>
          </table:table-cell>
          <table:table-cell table:style-name="ce19" table:formula="oooc:=[.$B53]*10+390+[.Q$2]*8" office:value-type="float" office:value="690">
            <text:p>690 kg</text:p>
          </table:table-cell>
          <table:table-cell table:style-name="ce19" table:formula="oooc:=[.$B53]*10+390+[.R$2]*8" office:value-type="float" office:value="698">
            <text:p>698 kg</text:p>
          </table:table-cell>
          <table:table-cell table:style-name="ce19" table:formula="oooc:=[.$B53]*10+390+[.S$2]*8" office:value-type="float" office:value="706">
            <text:p>706 kg</text:p>
          </table:table-cell>
          <table:table-cell table:style-name="ce19" table:formula="oooc:=[.$B53]*10+390+[.T$2]*8" office:value-type="float" office:value="714">
            <text:p>714 kg</text:p>
          </table:table-cell>
          <table:table-cell table:style-name="ce19" table:formula="oooc:=[.$B53]*10+390+[.U$2]*8" office:value-type="float" office:value="722">
            <text:p>722 kg</text:p>
          </table:table-cell>
          <table:table-cell table:style-name="ce19" table:formula="oooc:=[.$B53]*10+390+[.V$2]*8" office:value-type="float" office:value="730">
            <text:p>730 kg</text:p>
          </table:table-cell>
          <table:table-cell table:style-name="ce19" table:formula="oooc:=[.$B53]*10+390+[.W$2]*8" office:value-type="float" office:value="738">
            <text:p>738 kg</text:p>
          </table:table-cell>
          <table:table-cell table:style-name="ce19" table:formula="oooc:=[.$B53]*10+390+[.X$2]*8" office:value-type="float" office:value="746">
            <text:p>746 kg</text:p>
          </table:table-cell>
          <table:table-cell table:style-name="ce19" table:formula="oooc:=[.$B53]*10+390+[.Y$2]*8" office:value-type="float" office:value="754">
            <text:p>754 kg</text:p>
          </table:table-cell>
          <table:table-cell table:style-name="ce19" table:formula="oooc:=[.$B53]*10+390+[.Z$2]*8" office:value-type="float" office:value="762">
            <text:p>762 kg</text:p>
          </table:table-cell>
          <table:table-cell table:style-name="ce19" table:formula="oooc:=[.$B53]*10+390+[.AA$2]*8" office:value-type="float" office:value="770">
            <text:p>770 kg</text:p>
          </table:table-cell>
          <table:table-cell table:style-name="ce19" table:formula="oooc:=[.$B53]*10+390+[.AB$2]*8" office:value-type="float" office:value="778">
            <text:p>778 kg</text:p>
          </table:table-cell>
          <table:table-cell table:style-name="ce19" table:formula="oooc:=[.$B53]*10+390+[.AC$2]*8" office:value-type="float" office:value="786">
            <text:p>786 kg</text:p>
          </table:table-cell>
          <table:table-cell table:style-name="ce19" table:formula="oooc:=[.$B53]*10+390+[.AD$2]*8" office:value-type="float" office:value="794">
            <text:p>794 kg</text:p>
          </table:table-cell>
          <table:table-cell table:style-name="ce19" table:formula="oooc:=[.$B53]*10+390+[.AE$2]*8" office:value-type="float" office:value="802">
            <text:p>802 kg</text:p>
          </table:table-cell>
          <table:table-cell table:style-name="ce19" table:formula="oooc:=[.$B53]*10+390+[.AF$2]*8" office:value-type="float" office:value="810">
            <text:p>8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style-name="ce19" table:formula="oooc:=[.$B54]*10+390+[.C$2]*8" office:value-type="float" office:value="588">
            <text:p>588 kg</text:p>
          </table:table-cell>
          <table:table-cell table:style-name="ce19" table:formula="oooc:=[.$B54]*10+390+[.D$2]*8" office:value-type="float" office:value="596">
            <text:p>596 kg</text:p>
          </table:table-cell>
          <table:table-cell table:style-name="ce19" table:formula="oooc:=[.$B54]*10+390+[.E$2]*8" office:value-type="float" office:value="604">
            <text:p>604 kg</text:p>
          </table:table-cell>
          <table:table-cell table:style-name="ce19" table:formula="oooc:=[.$B54]*10+390+[.F$2]*8" office:value-type="float" office:value="612">
            <text:p>612 kg</text:p>
          </table:table-cell>
          <table:table-cell table:style-name="ce19" table:formula="oooc:=[.$B54]*10+390+[.G$2]*8" office:value-type="float" office:value="620">
            <text:p>620 kg</text:p>
          </table:table-cell>
          <table:table-cell table:style-name="ce19" table:formula="oooc:=[.$B54]*10+390+[.H$2]*8" office:value-type="float" office:value="628">
            <text:p>628 kg</text:p>
          </table:table-cell>
          <table:table-cell table:style-name="ce19" table:formula="oooc:=[.$B54]*10+390+[.I$2]*8" office:value-type="float" office:value="636">
            <text:p>636 kg</text:p>
          </table:table-cell>
          <table:table-cell table:style-name="ce19" table:formula="oooc:=[.$B54]*10+390+[.J$2]*8" office:value-type="float" office:value="644">
            <text:p>644 kg</text:p>
          </table:table-cell>
          <table:table-cell table:style-name="ce19" table:formula="oooc:=[.$B54]*10+390+[.K$2]*8" office:value-type="float" office:value="652">
            <text:p>652 kg</text:p>
          </table:table-cell>
          <table:table-cell table:style-name="ce19" table:formula="oooc:=[.$B54]*10+390+[.L$2]*8" office:value-type="float" office:value="660">
            <text:p>660 kg</text:p>
          </table:table-cell>
          <table:table-cell table:style-name="ce19" table:formula="oooc:=[.$B54]*10+390+[.M$2]*8" office:value-type="float" office:value="668">
            <text:p>668 kg</text:p>
          </table:table-cell>
          <table:table-cell table:style-name="ce19" table:formula="oooc:=[.$B54]*10+390+[.N$2]*8" office:value-type="float" office:value="676">
            <text:p>676 kg</text:p>
          </table:table-cell>
          <table:table-cell table:style-name="ce19" table:formula="oooc:=[.$B54]*10+390+[.O$2]*8" office:value-type="float" office:value="684">
            <text:p>684 kg</text:p>
          </table:table-cell>
          <table:table-cell table:style-name="ce19" table:formula="oooc:=[.$B54]*10+390+[.P$2]*8" office:value-type="float" office:value="692">
            <text:p>692 kg</text:p>
          </table:table-cell>
          <table:table-cell table:style-name="ce19" table:formula="oooc:=[.$B54]*10+390+[.Q$2]*8" office:value-type="float" office:value="700">
            <text:p>700 kg</text:p>
          </table:table-cell>
          <table:table-cell table:style-name="ce19" table:formula="oooc:=[.$B54]*10+390+[.R$2]*8" office:value-type="float" office:value="708">
            <text:p>708 kg</text:p>
          </table:table-cell>
          <table:table-cell table:style-name="ce19" table:formula="oooc:=[.$B54]*10+390+[.S$2]*8" office:value-type="float" office:value="716">
            <text:p>716 kg</text:p>
          </table:table-cell>
          <table:table-cell table:style-name="ce19" table:formula="oooc:=[.$B54]*10+390+[.T$2]*8" office:value-type="float" office:value="724">
            <text:p>724 kg</text:p>
          </table:table-cell>
          <table:table-cell table:style-name="ce19" table:formula="oooc:=[.$B54]*10+390+[.U$2]*8" office:value-type="float" office:value="732">
            <text:p>732 kg</text:p>
          </table:table-cell>
          <table:table-cell table:style-name="ce19" table:formula="oooc:=[.$B54]*10+390+[.V$2]*8" office:value-type="float" office:value="740">
            <text:p>740 kg</text:p>
          </table:table-cell>
          <table:table-cell table:style-name="ce19" table:formula="oooc:=[.$B54]*10+390+[.W$2]*8" office:value-type="float" office:value="748">
            <text:p>748 kg</text:p>
          </table:table-cell>
          <table:table-cell table:style-name="ce19" table:formula="oooc:=[.$B54]*10+390+[.X$2]*8" office:value-type="float" office:value="756">
            <text:p>756 kg</text:p>
          </table:table-cell>
          <table:table-cell table:style-name="ce19" table:formula="oooc:=[.$B54]*10+390+[.Y$2]*8" office:value-type="float" office:value="764">
            <text:p>764 kg</text:p>
          </table:table-cell>
          <table:table-cell table:style-name="ce19" table:formula="oooc:=[.$B54]*10+390+[.Z$2]*8" office:value-type="float" office:value="772">
            <text:p>772 kg</text:p>
          </table:table-cell>
          <table:table-cell table:style-name="ce19" table:formula="oooc:=[.$B54]*10+390+[.AA$2]*8" office:value-type="float" office:value="780">
            <text:p>780 kg</text:p>
          </table:table-cell>
          <table:table-cell table:style-name="ce19" table:formula="oooc:=[.$B54]*10+390+[.AB$2]*8" office:value-type="float" office:value="788">
            <text:p>788 kg</text:p>
          </table:table-cell>
          <table:table-cell table:style-name="ce19" table:formula="oooc:=[.$B54]*10+390+[.AC$2]*8" office:value-type="float" office:value="796">
            <text:p>796 kg</text:p>
          </table:table-cell>
          <table:table-cell table:style-name="ce19" table:formula="oooc:=[.$B54]*10+390+[.AD$2]*8" office:value-type="float" office:value="804">
            <text:p>804 kg</text:p>
          </table:table-cell>
          <table:table-cell table:style-name="ce19" table:formula="oooc:=[.$B54]*10+390+[.AE$2]*8" office:value-type="float" office:value="812">
            <text:p>812 kg</text:p>
          </table:table-cell>
          <table:table-cell table:style-name="ce19" table:formula="oooc:=[.$B54]*10+390+[.AF$2]*8" office:value-type="float" office:value="820">
            <text:p>8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style-name="ce19" table:formula="oooc:=[.$B55]*10+390+[.C$2]*8" office:value-type="float" office:value="598">
            <text:p>598 kg</text:p>
          </table:table-cell>
          <table:table-cell table:style-name="ce19" table:formula="oooc:=[.$B55]*10+390+[.D$2]*8" office:value-type="float" office:value="606">
            <text:p>606 kg</text:p>
          </table:table-cell>
          <table:table-cell table:style-name="ce19" table:formula="oooc:=[.$B55]*10+390+[.E$2]*8" office:value-type="float" office:value="614">
            <text:p>614 kg</text:p>
          </table:table-cell>
          <table:table-cell table:style-name="ce19" table:formula="oooc:=[.$B55]*10+390+[.F$2]*8" office:value-type="float" office:value="622">
            <text:p>622 kg</text:p>
          </table:table-cell>
          <table:table-cell table:style-name="ce19" table:formula="oooc:=[.$B55]*10+390+[.G$2]*8" office:value-type="float" office:value="630">
            <text:p>630 kg</text:p>
          </table:table-cell>
          <table:table-cell table:style-name="ce19" table:formula="oooc:=[.$B55]*10+390+[.H$2]*8" office:value-type="float" office:value="638">
            <text:p>638 kg</text:p>
          </table:table-cell>
          <table:table-cell table:style-name="ce19" table:formula="oooc:=[.$B55]*10+390+[.I$2]*8" office:value-type="float" office:value="646">
            <text:p>646 kg</text:p>
          </table:table-cell>
          <table:table-cell table:style-name="ce19" table:formula="oooc:=[.$B55]*10+390+[.J$2]*8" office:value-type="float" office:value="654">
            <text:p>654 kg</text:p>
          </table:table-cell>
          <table:table-cell table:style-name="ce19" table:formula="oooc:=[.$B55]*10+390+[.K$2]*8" office:value-type="float" office:value="662">
            <text:p>662 kg</text:p>
          </table:table-cell>
          <table:table-cell table:style-name="ce19" table:formula="oooc:=[.$B55]*10+390+[.L$2]*8" office:value-type="float" office:value="670">
            <text:p>670 kg</text:p>
          </table:table-cell>
          <table:table-cell table:style-name="ce19" table:formula="oooc:=[.$B55]*10+390+[.M$2]*8" office:value-type="float" office:value="678">
            <text:p>678 kg</text:p>
          </table:table-cell>
          <table:table-cell table:style-name="ce19" table:formula="oooc:=[.$B55]*10+390+[.N$2]*8" office:value-type="float" office:value="686">
            <text:p>686 kg</text:p>
          </table:table-cell>
          <table:table-cell table:style-name="ce19" table:formula="oooc:=[.$B55]*10+390+[.O$2]*8" office:value-type="float" office:value="694">
            <text:p>694 kg</text:p>
          </table:table-cell>
          <table:table-cell table:style-name="ce19" table:formula="oooc:=[.$B55]*10+390+[.P$2]*8" office:value-type="float" office:value="702">
            <text:p>702 kg</text:p>
          </table:table-cell>
          <table:table-cell table:style-name="ce19" table:formula="oooc:=[.$B55]*10+390+[.Q$2]*8" office:value-type="float" office:value="710">
            <text:p>710 kg</text:p>
          </table:table-cell>
          <table:table-cell table:style-name="ce19" table:formula="oooc:=[.$B55]*10+390+[.R$2]*8" office:value-type="float" office:value="718">
            <text:p>718 kg</text:p>
          </table:table-cell>
          <table:table-cell table:style-name="ce19" table:formula="oooc:=[.$B55]*10+390+[.S$2]*8" office:value-type="float" office:value="726">
            <text:p>726 kg</text:p>
          </table:table-cell>
          <table:table-cell table:style-name="ce19" table:formula="oooc:=[.$B55]*10+390+[.T$2]*8" office:value-type="float" office:value="734">
            <text:p>734 kg</text:p>
          </table:table-cell>
          <table:table-cell table:style-name="ce19" table:formula="oooc:=[.$B55]*10+390+[.U$2]*8" office:value-type="float" office:value="742">
            <text:p>742 kg</text:p>
          </table:table-cell>
          <table:table-cell table:style-name="ce19" table:formula="oooc:=[.$B55]*10+390+[.V$2]*8" office:value-type="float" office:value="750">
            <text:p>750 kg</text:p>
          </table:table-cell>
          <table:table-cell table:style-name="ce19" table:formula="oooc:=[.$B55]*10+390+[.W$2]*8" office:value-type="float" office:value="758">
            <text:p>758 kg</text:p>
          </table:table-cell>
          <table:table-cell table:style-name="ce19" table:formula="oooc:=[.$B55]*10+390+[.X$2]*8" office:value-type="float" office:value="766">
            <text:p>766 kg</text:p>
          </table:table-cell>
          <table:table-cell table:style-name="ce19" table:formula="oooc:=[.$B55]*10+390+[.Y$2]*8" office:value-type="float" office:value="774">
            <text:p>774 kg</text:p>
          </table:table-cell>
          <table:table-cell table:style-name="ce19" table:formula="oooc:=[.$B55]*10+390+[.Z$2]*8" office:value-type="float" office:value="782">
            <text:p>782 kg</text:p>
          </table:table-cell>
          <table:table-cell table:style-name="ce19" table:formula="oooc:=[.$B55]*10+390+[.AA$2]*8" office:value-type="float" office:value="790">
            <text:p>790 kg</text:p>
          </table:table-cell>
          <table:table-cell table:style-name="ce19" table:formula="oooc:=[.$B55]*10+390+[.AB$2]*8" office:value-type="float" office:value="798">
            <text:p>798 kg</text:p>
          </table:table-cell>
          <table:table-cell table:style-name="ce19" table:formula="oooc:=[.$B55]*10+390+[.AC$2]*8" office:value-type="float" office:value="806">
            <text:p>806 kg</text:p>
          </table:table-cell>
          <table:table-cell table:style-name="ce19" table:formula="oooc:=[.$B55]*10+390+[.AD$2]*8" office:value-type="float" office:value="814">
            <text:p>814 kg</text:p>
          </table:table-cell>
          <table:table-cell table:style-name="ce19" table:formula="oooc:=[.$B55]*10+390+[.AE$2]*8" office:value-type="float" office:value="822">
            <text:p>822 kg</text:p>
          </table:table-cell>
          <table:table-cell table:style-name="ce19" table:formula="oooc:=[.$B55]*10+390+[.AF$2]*8" office:value-type="float" office:value="830">
            <text:p>8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style-name="ce19" table:formula="oooc:=[.$B56]*10+390+[.C$2]*8" office:value-type="float" office:value="608">
            <text:p>608 kg</text:p>
          </table:table-cell>
          <table:table-cell table:style-name="ce19" table:formula="oooc:=[.$B56]*10+390+[.D$2]*8" office:value-type="float" office:value="616">
            <text:p>616 kg</text:p>
          </table:table-cell>
          <table:table-cell table:style-name="ce19" table:formula="oooc:=[.$B56]*10+390+[.E$2]*8" office:value-type="float" office:value="624">
            <text:p>624 kg</text:p>
          </table:table-cell>
          <table:table-cell table:style-name="ce19" table:formula="oooc:=[.$B56]*10+390+[.F$2]*8" office:value-type="float" office:value="632">
            <text:p>632 kg</text:p>
          </table:table-cell>
          <table:table-cell table:style-name="ce19" table:formula="oooc:=[.$B56]*10+390+[.G$2]*8" office:value-type="float" office:value="640">
            <text:p>640 kg</text:p>
          </table:table-cell>
          <table:table-cell table:style-name="ce19" table:formula="oooc:=[.$B56]*10+390+[.H$2]*8" office:value-type="float" office:value="648">
            <text:p>648 kg</text:p>
          </table:table-cell>
          <table:table-cell table:style-name="ce19" table:formula="oooc:=[.$B56]*10+390+[.I$2]*8" office:value-type="float" office:value="656">
            <text:p>656 kg</text:p>
          </table:table-cell>
          <table:table-cell table:style-name="ce19" table:formula="oooc:=[.$B56]*10+390+[.J$2]*8" office:value-type="float" office:value="664">
            <text:p>664 kg</text:p>
          </table:table-cell>
          <table:table-cell table:style-name="ce19" table:formula="oooc:=[.$B56]*10+390+[.K$2]*8" office:value-type="float" office:value="672">
            <text:p>672 kg</text:p>
          </table:table-cell>
          <table:table-cell table:style-name="ce19" table:formula="oooc:=[.$B56]*10+390+[.L$2]*8" office:value-type="float" office:value="680">
            <text:p>680 kg</text:p>
          </table:table-cell>
          <table:table-cell table:style-name="ce19" table:formula="oooc:=[.$B56]*10+390+[.M$2]*8" office:value-type="float" office:value="688">
            <text:p>688 kg</text:p>
          </table:table-cell>
          <table:table-cell table:style-name="ce19" table:formula="oooc:=[.$B56]*10+390+[.N$2]*8" office:value-type="float" office:value="696">
            <text:p>696 kg</text:p>
          </table:table-cell>
          <table:table-cell table:style-name="ce19" table:formula="oooc:=[.$B56]*10+390+[.O$2]*8" office:value-type="float" office:value="704">
            <text:p>704 kg</text:p>
          </table:table-cell>
          <table:table-cell table:style-name="ce19" table:formula="oooc:=[.$B56]*10+390+[.P$2]*8" office:value-type="float" office:value="712">
            <text:p>712 kg</text:p>
          </table:table-cell>
          <table:table-cell table:style-name="ce19" table:formula="oooc:=[.$B56]*10+390+[.Q$2]*8" office:value-type="float" office:value="720">
            <text:p>720 kg</text:p>
          </table:table-cell>
          <table:table-cell table:style-name="ce19" table:formula="oooc:=[.$B56]*10+390+[.R$2]*8" office:value-type="float" office:value="728">
            <text:p>728 kg</text:p>
          </table:table-cell>
          <table:table-cell table:style-name="ce19" table:formula="oooc:=[.$B56]*10+390+[.S$2]*8" office:value-type="float" office:value="736">
            <text:p>736 kg</text:p>
          </table:table-cell>
          <table:table-cell table:style-name="ce19" table:formula="oooc:=[.$B56]*10+390+[.T$2]*8" office:value-type="float" office:value="744">
            <text:p>744 kg</text:p>
          </table:table-cell>
          <table:table-cell table:style-name="ce19" table:formula="oooc:=[.$B56]*10+390+[.U$2]*8" office:value-type="float" office:value="752">
            <text:p>752 kg</text:p>
          </table:table-cell>
          <table:table-cell table:style-name="ce19" table:formula="oooc:=[.$B56]*10+390+[.V$2]*8" office:value-type="float" office:value="760">
            <text:p>760 kg</text:p>
          </table:table-cell>
          <table:table-cell table:style-name="ce19" table:formula="oooc:=[.$B56]*10+390+[.W$2]*8" office:value-type="float" office:value="768">
            <text:p>768 kg</text:p>
          </table:table-cell>
          <table:table-cell table:style-name="ce19" table:formula="oooc:=[.$B56]*10+390+[.X$2]*8" office:value-type="float" office:value="776">
            <text:p>776 kg</text:p>
          </table:table-cell>
          <table:table-cell table:style-name="ce19" table:formula="oooc:=[.$B56]*10+390+[.Y$2]*8" office:value-type="float" office:value="784">
            <text:p>784 kg</text:p>
          </table:table-cell>
          <table:table-cell table:style-name="ce19" table:formula="oooc:=[.$B56]*10+390+[.Z$2]*8" office:value-type="float" office:value="792">
            <text:p>792 kg</text:p>
          </table:table-cell>
          <table:table-cell table:style-name="ce19" table:formula="oooc:=[.$B56]*10+390+[.AA$2]*8" office:value-type="float" office:value="800">
            <text:p>800 kg</text:p>
          </table:table-cell>
          <table:table-cell table:style-name="ce19" table:formula="oooc:=[.$B56]*10+390+[.AB$2]*8" office:value-type="float" office:value="808">
            <text:p>808 kg</text:p>
          </table:table-cell>
          <table:table-cell table:style-name="ce19" table:formula="oooc:=[.$B56]*10+390+[.AC$2]*8" office:value-type="float" office:value="816">
            <text:p>816 kg</text:p>
          </table:table-cell>
          <table:table-cell table:style-name="ce19" table:formula="oooc:=[.$B56]*10+390+[.AD$2]*8" office:value-type="float" office:value="824">
            <text:p>824 kg</text:p>
          </table:table-cell>
          <table:table-cell table:style-name="ce19" table:formula="oooc:=[.$B56]*10+390+[.AE$2]*8" office:value-type="float" office:value="832">
            <text:p>832 kg</text:p>
          </table:table-cell>
          <table:table-cell table:style-name="ce19" table:formula="oooc:=[.$B56]*10+390+[.AF$2]*8" office:value-type="float" office:value="840">
            <text:p>8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style-name="ce19" table:formula="oooc:=[.$B57]*10+390+[.C$2]*8" office:value-type="float" office:value="618">
            <text:p>618 kg</text:p>
          </table:table-cell>
          <table:table-cell table:style-name="ce19" table:formula="oooc:=[.$B57]*10+390+[.D$2]*8" office:value-type="float" office:value="626">
            <text:p>626 kg</text:p>
          </table:table-cell>
          <table:table-cell table:style-name="ce19" table:formula="oooc:=[.$B57]*10+390+[.E$2]*8" office:value-type="float" office:value="634">
            <text:p>634 kg</text:p>
          </table:table-cell>
          <table:table-cell table:style-name="ce19" table:formula="oooc:=[.$B57]*10+390+[.F$2]*8" office:value-type="float" office:value="642">
            <text:p>642 kg</text:p>
          </table:table-cell>
          <table:table-cell table:style-name="ce19" table:formula="oooc:=[.$B57]*10+390+[.G$2]*8" office:value-type="float" office:value="650">
            <text:p>650 kg</text:p>
          </table:table-cell>
          <table:table-cell table:style-name="ce19" table:formula="oooc:=[.$B57]*10+390+[.H$2]*8" office:value-type="float" office:value="658">
            <text:p>658 kg</text:p>
          </table:table-cell>
          <table:table-cell table:style-name="ce19" table:formula="oooc:=[.$B57]*10+390+[.I$2]*8" office:value-type="float" office:value="666">
            <text:p>666 kg</text:p>
          </table:table-cell>
          <table:table-cell table:style-name="ce19" table:formula="oooc:=[.$B57]*10+390+[.J$2]*8" office:value-type="float" office:value="674">
            <text:p>674 kg</text:p>
          </table:table-cell>
          <table:table-cell table:style-name="ce19" table:formula="oooc:=[.$B57]*10+390+[.K$2]*8" office:value-type="float" office:value="682">
            <text:p>682 kg</text:p>
          </table:table-cell>
          <table:table-cell table:style-name="ce19" table:formula="oooc:=[.$B57]*10+390+[.L$2]*8" office:value-type="float" office:value="690">
            <text:p>690 kg</text:p>
          </table:table-cell>
          <table:table-cell table:style-name="ce19" table:formula="oooc:=[.$B57]*10+390+[.M$2]*8" office:value-type="float" office:value="698">
            <text:p>698 kg</text:p>
          </table:table-cell>
          <table:table-cell table:style-name="ce19" table:formula="oooc:=[.$B57]*10+390+[.N$2]*8" office:value-type="float" office:value="706">
            <text:p>706 kg</text:p>
          </table:table-cell>
          <table:table-cell table:style-name="ce19" table:formula="oooc:=[.$B57]*10+390+[.O$2]*8" office:value-type="float" office:value="714">
            <text:p>714 kg</text:p>
          </table:table-cell>
          <table:table-cell table:style-name="ce19" table:formula="oooc:=[.$B57]*10+390+[.P$2]*8" office:value-type="float" office:value="722">
            <text:p>722 kg</text:p>
          </table:table-cell>
          <table:table-cell table:style-name="ce19" table:formula="oooc:=[.$B57]*10+390+[.Q$2]*8" office:value-type="float" office:value="730">
            <text:p>730 kg</text:p>
          </table:table-cell>
          <table:table-cell table:style-name="ce19" table:formula="oooc:=[.$B57]*10+390+[.R$2]*8" office:value-type="float" office:value="738">
            <text:p>738 kg</text:p>
          </table:table-cell>
          <table:table-cell table:style-name="ce19" table:formula="oooc:=[.$B57]*10+390+[.S$2]*8" office:value-type="float" office:value="746">
            <text:p>746 kg</text:p>
          </table:table-cell>
          <table:table-cell table:style-name="ce19" table:formula="oooc:=[.$B57]*10+390+[.T$2]*8" office:value-type="float" office:value="754">
            <text:p>754 kg</text:p>
          </table:table-cell>
          <table:table-cell table:style-name="ce19" table:formula="oooc:=[.$B57]*10+390+[.U$2]*8" office:value-type="float" office:value="762">
            <text:p>762 kg</text:p>
          </table:table-cell>
          <table:table-cell table:style-name="ce19" table:formula="oooc:=[.$B57]*10+390+[.V$2]*8" office:value-type="float" office:value="770">
            <text:p>770 kg</text:p>
          </table:table-cell>
          <table:table-cell table:style-name="ce19" table:formula="oooc:=[.$B57]*10+390+[.W$2]*8" office:value-type="float" office:value="778">
            <text:p>778 kg</text:p>
          </table:table-cell>
          <table:table-cell table:style-name="ce19" table:formula="oooc:=[.$B57]*10+390+[.X$2]*8" office:value-type="float" office:value="786">
            <text:p>786 kg</text:p>
          </table:table-cell>
          <table:table-cell table:style-name="ce19" table:formula="oooc:=[.$B57]*10+390+[.Y$2]*8" office:value-type="float" office:value="794">
            <text:p>794 kg</text:p>
          </table:table-cell>
          <table:table-cell table:style-name="ce19" table:formula="oooc:=[.$B57]*10+390+[.Z$2]*8" office:value-type="float" office:value="802">
            <text:p>802 kg</text:p>
          </table:table-cell>
          <table:table-cell table:style-name="ce19" table:formula="oooc:=[.$B57]*10+390+[.AA$2]*8" office:value-type="float" office:value="810">
            <text:p>810 kg</text:p>
          </table:table-cell>
          <table:table-cell table:style-name="ce19" table:formula="oooc:=[.$B57]*10+390+[.AB$2]*8" office:value-type="float" office:value="818">
            <text:p>818 kg</text:p>
          </table:table-cell>
          <table:table-cell table:style-name="ce19" table:formula="oooc:=[.$B57]*10+390+[.AC$2]*8" office:value-type="float" office:value="826">
            <text:p>826 kg</text:p>
          </table:table-cell>
          <table:table-cell table:style-name="ce19" table:formula="oooc:=[.$B57]*10+390+[.AD$2]*8" office:value-type="float" office:value="834">
            <text:p>834 kg</text:p>
          </table:table-cell>
          <table:table-cell table:style-name="ce19" table:formula="oooc:=[.$B57]*10+390+[.AE$2]*8" office:value-type="float" office:value="842">
            <text:p>842 kg</text:p>
          </table:table-cell>
          <table:table-cell table:style-name="ce19" table:formula="oooc:=[.$B57]*10+390+[.AF$2]*8" office:value-type="float" office:value="850">
            <text:p>8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style-name="ce19" table:formula="oooc:=[.$B58]*10+390+[.C$2]*8" office:value-type="float" office:value="628">
            <text:p>628 kg</text:p>
          </table:table-cell>
          <table:table-cell table:style-name="ce19" table:formula="oooc:=[.$B58]*10+390+[.D$2]*8" office:value-type="float" office:value="636">
            <text:p>636 kg</text:p>
          </table:table-cell>
          <table:table-cell table:style-name="ce19" table:formula="oooc:=[.$B58]*10+390+[.E$2]*8" office:value-type="float" office:value="644">
            <text:p>644 kg</text:p>
          </table:table-cell>
          <table:table-cell table:style-name="ce19" table:formula="oooc:=[.$B58]*10+390+[.F$2]*8" office:value-type="float" office:value="652">
            <text:p>652 kg</text:p>
          </table:table-cell>
          <table:table-cell table:style-name="ce19" table:formula="oooc:=[.$B58]*10+390+[.G$2]*8" office:value-type="float" office:value="660">
            <text:p>660 kg</text:p>
          </table:table-cell>
          <table:table-cell table:style-name="ce19" table:formula="oooc:=[.$B58]*10+390+[.H$2]*8" office:value-type="float" office:value="668">
            <text:p>668 kg</text:p>
          </table:table-cell>
          <table:table-cell table:style-name="ce19" table:formula="oooc:=[.$B58]*10+390+[.I$2]*8" office:value-type="float" office:value="676">
            <text:p>676 kg</text:p>
          </table:table-cell>
          <table:table-cell table:style-name="ce19" table:formula="oooc:=[.$B58]*10+390+[.J$2]*8" office:value-type="float" office:value="684">
            <text:p>684 kg</text:p>
          </table:table-cell>
          <table:table-cell table:style-name="ce19" table:formula="oooc:=[.$B58]*10+390+[.K$2]*8" office:value-type="float" office:value="692">
            <text:p>692 kg</text:p>
          </table:table-cell>
          <table:table-cell table:style-name="ce19" table:formula="oooc:=[.$B58]*10+390+[.L$2]*8" office:value-type="float" office:value="700">
            <text:p>700 kg</text:p>
          </table:table-cell>
          <table:table-cell table:style-name="ce19" table:formula="oooc:=[.$B58]*10+390+[.M$2]*8" office:value-type="float" office:value="708">
            <text:p>708 kg</text:p>
          </table:table-cell>
          <table:table-cell table:style-name="ce19" table:formula="oooc:=[.$B58]*10+390+[.N$2]*8" office:value-type="float" office:value="716">
            <text:p>716 kg</text:p>
          </table:table-cell>
          <table:table-cell table:style-name="ce19" table:formula="oooc:=[.$B58]*10+390+[.O$2]*8" office:value-type="float" office:value="724">
            <text:p>724 kg</text:p>
          </table:table-cell>
          <table:table-cell table:style-name="ce19" table:formula="oooc:=[.$B58]*10+390+[.P$2]*8" office:value-type="float" office:value="732">
            <text:p>732 kg</text:p>
          </table:table-cell>
          <table:table-cell table:style-name="ce19" table:formula="oooc:=[.$B58]*10+390+[.Q$2]*8" office:value-type="float" office:value="740">
            <text:p>740 kg</text:p>
          </table:table-cell>
          <table:table-cell table:style-name="ce19" table:formula="oooc:=[.$B58]*10+390+[.R$2]*8" office:value-type="float" office:value="748">
            <text:p>748 kg</text:p>
          </table:table-cell>
          <table:table-cell table:style-name="ce19" table:formula="oooc:=[.$B58]*10+390+[.S$2]*8" office:value-type="float" office:value="756">
            <text:p>756 kg</text:p>
          </table:table-cell>
          <table:table-cell table:style-name="ce19" table:formula="oooc:=[.$B58]*10+390+[.T$2]*8" office:value-type="float" office:value="764">
            <text:p>764 kg</text:p>
          </table:table-cell>
          <table:table-cell table:style-name="ce19" table:formula="oooc:=[.$B58]*10+390+[.U$2]*8" office:value-type="float" office:value="772">
            <text:p>772 kg</text:p>
          </table:table-cell>
          <table:table-cell table:style-name="ce19" table:formula="oooc:=[.$B58]*10+390+[.V$2]*8" office:value-type="float" office:value="780">
            <text:p>780 kg</text:p>
          </table:table-cell>
          <table:table-cell table:style-name="ce19" table:formula="oooc:=[.$B58]*10+390+[.W$2]*8" office:value-type="float" office:value="788">
            <text:p>788 kg</text:p>
          </table:table-cell>
          <table:table-cell table:style-name="ce19" table:formula="oooc:=[.$B58]*10+390+[.X$2]*8" office:value-type="float" office:value="796">
            <text:p>796 kg</text:p>
          </table:table-cell>
          <table:table-cell table:style-name="ce19" table:formula="oooc:=[.$B58]*10+390+[.Y$2]*8" office:value-type="float" office:value="804">
            <text:p>804 kg</text:p>
          </table:table-cell>
          <table:table-cell table:style-name="ce19" table:formula="oooc:=[.$B58]*10+390+[.Z$2]*8" office:value-type="float" office:value="812">
            <text:p>812 kg</text:p>
          </table:table-cell>
          <table:table-cell table:style-name="ce19" table:formula="oooc:=[.$B58]*10+390+[.AA$2]*8" office:value-type="float" office:value="820">
            <text:p>820 kg</text:p>
          </table:table-cell>
          <table:table-cell table:style-name="ce19" table:formula="oooc:=[.$B58]*10+390+[.AB$2]*8" office:value-type="float" office:value="828">
            <text:p>828 kg</text:p>
          </table:table-cell>
          <table:table-cell table:style-name="ce19" table:formula="oooc:=[.$B58]*10+390+[.AC$2]*8" office:value-type="float" office:value="836">
            <text:p>836 kg</text:p>
          </table:table-cell>
          <table:table-cell table:style-name="ce19" table:formula="oooc:=[.$B58]*10+390+[.AD$2]*8" office:value-type="float" office:value="844">
            <text:p>844 kg</text:p>
          </table:table-cell>
          <table:table-cell table:style-name="ce19" table:formula="oooc:=[.$B58]*10+390+[.AE$2]*8" office:value-type="float" office:value="852">
            <text:p>852 kg</text:p>
          </table:table-cell>
          <table:table-cell table:style-name="ce19" table:formula="oooc:=[.$B58]*10+390+[.AF$2]*8" office:value-type="float" office:value="860">
            <text:p>8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style-name="ce19" table:formula="oooc:=[.$B59]*10+390+[.C$2]*8" office:value-type="float" office:value="638">
            <text:p>638 kg</text:p>
          </table:table-cell>
          <table:table-cell table:style-name="ce19" table:formula="oooc:=[.$B59]*10+390+[.D$2]*8" office:value-type="float" office:value="646">
            <text:p>646 kg</text:p>
          </table:table-cell>
          <table:table-cell table:style-name="ce19" table:formula="oooc:=[.$B59]*10+390+[.E$2]*8" office:value-type="float" office:value="654">
            <text:p>654 kg</text:p>
          </table:table-cell>
          <table:table-cell table:style-name="ce19" table:formula="oooc:=[.$B59]*10+390+[.F$2]*8" office:value-type="float" office:value="662">
            <text:p>662 kg</text:p>
          </table:table-cell>
          <table:table-cell table:style-name="ce19" table:formula="oooc:=[.$B59]*10+390+[.G$2]*8" office:value-type="float" office:value="670">
            <text:p>670 kg</text:p>
          </table:table-cell>
          <table:table-cell table:style-name="ce19" table:formula="oooc:=[.$B59]*10+390+[.H$2]*8" office:value-type="float" office:value="678">
            <text:p>678 kg</text:p>
          </table:table-cell>
          <table:table-cell table:style-name="ce19" table:formula="oooc:=[.$B59]*10+390+[.I$2]*8" office:value-type="float" office:value="686">
            <text:p>686 kg</text:p>
          </table:table-cell>
          <table:table-cell table:style-name="ce19" table:formula="oooc:=[.$B59]*10+390+[.J$2]*8" office:value-type="float" office:value="694">
            <text:p>694 kg</text:p>
          </table:table-cell>
          <table:table-cell table:style-name="ce19" table:formula="oooc:=[.$B59]*10+390+[.K$2]*8" office:value-type="float" office:value="702">
            <text:p>702 kg</text:p>
          </table:table-cell>
          <table:table-cell table:style-name="ce19" table:formula="oooc:=[.$B59]*10+390+[.L$2]*8" office:value-type="float" office:value="710">
            <text:p>710 kg</text:p>
          </table:table-cell>
          <table:table-cell table:style-name="ce19" table:formula="oooc:=[.$B59]*10+390+[.M$2]*8" office:value-type="float" office:value="718">
            <text:p>718 kg</text:p>
          </table:table-cell>
          <table:table-cell table:style-name="ce19" table:formula="oooc:=[.$B59]*10+390+[.N$2]*8" office:value-type="float" office:value="726">
            <text:p>726 kg</text:p>
          </table:table-cell>
          <table:table-cell table:style-name="ce19" table:formula="oooc:=[.$B59]*10+390+[.O$2]*8" office:value-type="float" office:value="734">
            <text:p>734 kg</text:p>
          </table:table-cell>
          <table:table-cell table:style-name="ce19" table:formula="oooc:=[.$B59]*10+390+[.P$2]*8" office:value-type="float" office:value="742">
            <text:p>742 kg</text:p>
          </table:table-cell>
          <table:table-cell table:style-name="ce19" table:formula="oooc:=[.$B59]*10+390+[.Q$2]*8" office:value-type="float" office:value="750">
            <text:p>750 kg</text:p>
          </table:table-cell>
          <table:table-cell table:style-name="ce19" table:formula="oooc:=[.$B59]*10+390+[.R$2]*8" office:value-type="float" office:value="758">
            <text:p>758 kg</text:p>
          </table:table-cell>
          <table:table-cell table:style-name="ce19" table:formula="oooc:=[.$B59]*10+390+[.S$2]*8" office:value-type="float" office:value="766">
            <text:p>766 kg</text:p>
          </table:table-cell>
          <table:table-cell table:style-name="ce19" table:formula="oooc:=[.$B59]*10+390+[.T$2]*8" office:value-type="float" office:value="774">
            <text:p>774 kg</text:p>
          </table:table-cell>
          <table:table-cell table:style-name="ce19" table:formula="oooc:=[.$B59]*10+390+[.U$2]*8" office:value-type="float" office:value="782">
            <text:p>782 kg</text:p>
          </table:table-cell>
          <table:table-cell table:style-name="ce19" table:formula="oooc:=[.$B59]*10+390+[.V$2]*8" office:value-type="float" office:value="790">
            <text:p>790 kg</text:p>
          </table:table-cell>
          <table:table-cell table:style-name="ce19" table:formula="oooc:=[.$B59]*10+390+[.W$2]*8" office:value-type="float" office:value="798">
            <text:p>798 kg</text:p>
          </table:table-cell>
          <table:table-cell table:style-name="ce19" table:formula="oooc:=[.$B59]*10+390+[.X$2]*8" office:value-type="float" office:value="806">
            <text:p>806 kg</text:p>
          </table:table-cell>
          <table:table-cell table:style-name="ce19" table:formula="oooc:=[.$B59]*10+390+[.Y$2]*8" office:value-type="float" office:value="814">
            <text:p>814 kg</text:p>
          </table:table-cell>
          <table:table-cell table:style-name="ce19" table:formula="oooc:=[.$B59]*10+390+[.Z$2]*8" office:value-type="float" office:value="822">
            <text:p>822 kg</text:p>
          </table:table-cell>
          <table:table-cell table:style-name="ce19" table:formula="oooc:=[.$B59]*10+390+[.AA$2]*8" office:value-type="float" office:value="830">
            <text:p>830 kg</text:p>
          </table:table-cell>
          <table:table-cell table:style-name="ce19" table:formula="oooc:=[.$B59]*10+390+[.AB$2]*8" office:value-type="float" office:value="838">
            <text:p>838 kg</text:p>
          </table:table-cell>
          <table:table-cell table:style-name="ce19" table:formula="oooc:=[.$B59]*10+390+[.AC$2]*8" office:value-type="float" office:value="846">
            <text:p>846 kg</text:p>
          </table:table-cell>
          <table:table-cell table:style-name="ce19" table:formula="oooc:=[.$B59]*10+390+[.AD$2]*8" office:value-type="float" office:value="854">
            <text:p>854 kg</text:p>
          </table:table-cell>
          <table:table-cell table:style-name="ce19" table:formula="oooc:=[.$B59]*10+390+[.AE$2]*8" office:value-type="float" office:value="862">
            <text:p>862 kg</text:p>
          </table:table-cell>
          <table:table-cell table:style-name="ce19" table:formula="oooc:=[.$B59]*10+390+[.AF$2]*8" office:value-type="float" office:value="870">
            <text:p>8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style-name="ce19" table:formula="oooc:=[.$B60]*10+390+[.C$2]*8" office:value-type="float" office:value="648">
            <text:p>648 kg</text:p>
          </table:table-cell>
          <table:table-cell table:style-name="ce19" table:formula="oooc:=[.$B60]*10+390+[.D$2]*8" office:value-type="float" office:value="656">
            <text:p>656 kg</text:p>
          </table:table-cell>
          <table:table-cell table:style-name="ce19" table:formula="oooc:=[.$B60]*10+390+[.E$2]*8" office:value-type="float" office:value="664">
            <text:p>664 kg</text:p>
          </table:table-cell>
          <table:table-cell table:style-name="ce19" table:formula="oooc:=[.$B60]*10+390+[.F$2]*8" office:value-type="float" office:value="672">
            <text:p>672 kg</text:p>
          </table:table-cell>
          <table:table-cell table:style-name="ce19" table:formula="oooc:=[.$B60]*10+390+[.G$2]*8" office:value-type="float" office:value="680">
            <text:p>680 kg</text:p>
          </table:table-cell>
          <table:table-cell table:style-name="ce19" table:formula="oooc:=[.$B60]*10+390+[.H$2]*8" office:value-type="float" office:value="688">
            <text:p>688 kg</text:p>
          </table:table-cell>
          <table:table-cell table:style-name="ce19" table:formula="oooc:=[.$B60]*10+390+[.I$2]*8" office:value-type="float" office:value="696">
            <text:p>696 kg</text:p>
          </table:table-cell>
          <table:table-cell table:style-name="ce19" table:formula="oooc:=[.$B60]*10+390+[.J$2]*8" office:value-type="float" office:value="704">
            <text:p>704 kg</text:p>
          </table:table-cell>
          <table:table-cell table:style-name="ce19" table:formula="oooc:=[.$B60]*10+390+[.K$2]*8" office:value-type="float" office:value="712">
            <text:p>712 kg</text:p>
          </table:table-cell>
          <table:table-cell table:style-name="ce19" table:formula="oooc:=[.$B60]*10+390+[.L$2]*8" office:value-type="float" office:value="720">
            <text:p>720 kg</text:p>
          </table:table-cell>
          <table:table-cell table:style-name="ce19" table:formula="oooc:=[.$B60]*10+390+[.M$2]*8" office:value-type="float" office:value="728">
            <text:p>728 kg</text:p>
          </table:table-cell>
          <table:table-cell table:style-name="ce19" table:formula="oooc:=[.$B60]*10+390+[.N$2]*8" office:value-type="float" office:value="736">
            <text:p>736 kg</text:p>
          </table:table-cell>
          <table:table-cell table:style-name="ce19" table:formula="oooc:=[.$B60]*10+390+[.O$2]*8" office:value-type="float" office:value="744">
            <text:p>744 kg</text:p>
          </table:table-cell>
          <table:table-cell table:style-name="ce19" table:formula="oooc:=[.$B60]*10+390+[.P$2]*8" office:value-type="float" office:value="752">
            <text:p>752 kg</text:p>
          </table:table-cell>
          <table:table-cell table:style-name="ce19" table:formula="oooc:=[.$B60]*10+390+[.Q$2]*8" office:value-type="float" office:value="760">
            <text:p>760 kg</text:p>
          </table:table-cell>
          <table:table-cell table:style-name="ce19" table:formula="oooc:=[.$B60]*10+390+[.R$2]*8" office:value-type="float" office:value="768">
            <text:p>768 kg</text:p>
          </table:table-cell>
          <table:table-cell table:style-name="ce19" table:formula="oooc:=[.$B60]*10+390+[.S$2]*8" office:value-type="float" office:value="776">
            <text:p>776 kg</text:p>
          </table:table-cell>
          <table:table-cell table:style-name="ce19" table:formula="oooc:=[.$B60]*10+390+[.T$2]*8" office:value-type="float" office:value="784">
            <text:p>784 kg</text:p>
          </table:table-cell>
          <table:table-cell table:style-name="ce19" table:formula="oooc:=[.$B60]*10+390+[.U$2]*8" office:value-type="float" office:value="792">
            <text:p>792 kg</text:p>
          </table:table-cell>
          <table:table-cell table:style-name="ce19" table:formula="oooc:=[.$B60]*10+390+[.V$2]*8" office:value-type="float" office:value="800">
            <text:p>800 kg</text:p>
          </table:table-cell>
          <table:table-cell table:style-name="ce19" table:formula="oooc:=[.$B60]*10+390+[.W$2]*8" office:value-type="float" office:value="808">
            <text:p>808 kg</text:p>
          </table:table-cell>
          <table:table-cell table:style-name="ce19" table:formula="oooc:=[.$B60]*10+390+[.X$2]*8" office:value-type="float" office:value="816">
            <text:p>816 kg</text:p>
          </table:table-cell>
          <table:table-cell table:style-name="ce19" table:formula="oooc:=[.$B60]*10+390+[.Y$2]*8" office:value-type="float" office:value="824">
            <text:p>824 kg</text:p>
          </table:table-cell>
          <table:table-cell table:style-name="ce19" table:formula="oooc:=[.$B60]*10+390+[.Z$2]*8" office:value-type="float" office:value="832">
            <text:p>832 kg</text:p>
          </table:table-cell>
          <table:table-cell table:style-name="ce19" table:formula="oooc:=[.$B60]*10+390+[.AA$2]*8" office:value-type="float" office:value="840">
            <text:p>840 kg</text:p>
          </table:table-cell>
          <table:table-cell table:style-name="ce19" table:formula="oooc:=[.$B60]*10+390+[.AB$2]*8" office:value-type="float" office:value="848">
            <text:p>848 kg</text:p>
          </table:table-cell>
          <table:table-cell table:style-name="ce19" table:formula="oooc:=[.$B60]*10+390+[.AC$2]*8" office:value-type="float" office:value="856">
            <text:p>856 kg</text:p>
          </table:table-cell>
          <table:table-cell table:style-name="ce19" table:formula="oooc:=[.$B60]*10+390+[.AD$2]*8" office:value-type="float" office:value="864">
            <text:p>864 kg</text:p>
          </table:table-cell>
          <table:table-cell table:style-name="ce19" table:formula="oooc:=[.$B60]*10+390+[.AE$2]*8" office:value-type="float" office:value="872">
            <text:p>872 kg</text:p>
          </table:table-cell>
          <table:table-cell table:style-name="ce19" table:formula="oooc:=[.$B60]*10+390+[.AF$2]*8" office:value-type="float" office:value="880">
            <text:p>8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6">
            <text:p>26</text:p>
          </table:table-cell>
          <table:table-cell table:style-name="ce19" table:formula="oooc:=[.$B61]*10+390+[.C$2]*8" office:value-type="float" office:value="658">
            <text:p>658 kg</text:p>
          </table:table-cell>
          <table:table-cell table:style-name="ce19" table:formula="oooc:=[.$B61]*10+390+[.D$2]*8" office:value-type="float" office:value="666">
            <text:p>666 kg</text:p>
          </table:table-cell>
          <table:table-cell table:style-name="ce19" table:formula="oooc:=[.$B61]*10+390+[.E$2]*8" office:value-type="float" office:value="674">
            <text:p>674 kg</text:p>
          </table:table-cell>
          <table:table-cell table:style-name="ce19" table:formula="oooc:=[.$B61]*10+390+[.F$2]*8" office:value-type="float" office:value="682">
            <text:p>682 kg</text:p>
          </table:table-cell>
          <table:table-cell table:style-name="ce19" table:formula="oooc:=[.$B61]*10+390+[.G$2]*8" office:value-type="float" office:value="690">
            <text:p>690 kg</text:p>
          </table:table-cell>
          <table:table-cell table:style-name="ce19" table:formula="oooc:=[.$B61]*10+390+[.H$2]*8" office:value-type="float" office:value="698">
            <text:p>698 kg</text:p>
          </table:table-cell>
          <table:table-cell table:style-name="ce19" table:formula="oooc:=[.$B61]*10+390+[.I$2]*8" office:value-type="float" office:value="706">
            <text:p>706 kg</text:p>
          </table:table-cell>
          <table:table-cell table:style-name="ce19" table:formula="oooc:=[.$B61]*10+390+[.J$2]*8" office:value-type="float" office:value="714">
            <text:p>714 kg</text:p>
          </table:table-cell>
          <table:table-cell table:style-name="ce19" table:formula="oooc:=[.$B61]*10+390+[.K$2]*8" office:value-type="float" office:value="722">
            <text:p>722 kg</text:p>
          </table:table-cell>
          <table:table-cell table:style-name="ce19" table:formula="oooc:=[.$B61]*10+390+[.L$2]*8" office:value-type="float" office:value="730">
            <text:p>730 kg</text:p>
          </table:table-cell>
          <table:table-cell table:style-name="ce19" table:formula="oooc:=[.$B61]*10+390+[.M$2]*8" office:value-type="float" office:value="738">
            <text:p>738 kg</text:p>
          </table:table-cell>
          <table:table-cell table:style-name="ce19" table:formula="oooc:=[.$B61]*10+390+[.N$2]*8" office:value-type="float" office:value="746">
            <text:p>746 kg</text:p>
          </table:table-cell>
          <table:table-cell table:style-name="ce19" table:formula="oooc:=[.$B61]*10+390+[.O$2]*8" office:value-type="float" office:value="754">
            <text:p>754 kg</text:p>
          </table:table-cell>
          <table:table-cell table:style-name="ce19" table:formula="oooc:=[.$B61]*10+390+[.P$2]*8" office:value-type="float" office:value="762">
            <text:p>762 kg</text:p>
          </table:table-cell>
          <table:table-cell table:style-name="ce19" table:formula="oooc:=[.$B61]*10+390+[.Q$2]*8" office:value-type="float" office:value="770">
            <text:p>770 kg</text:p>
          </table:table-cell>
          <table:table-cell table:style-name="ce19" table:formula="oooc:=[.$B61]*10+390+[.R$2]*8" office:value-type="float" office:value="778">
            <text:p>778 kg</text:p>
          </table:table-cell>
          <table:table-cell table:style-name="ce19" table:formula="oooc:=[.$B61]*10+390+[.S$2]*8" office:value-type="float" office:value="786">
            <text:p>786 kg</text:p>
          </table:table-cell>
          <table:table-cell table:style-name="ce19" table:formula="oooc:=[.$B61]*10+390+[.T$2]*8" office:value-type="float" office:value="794">
            <text:p>794 kg</text:p>
          </table:table-cell>
          <table:table-cell table:style-name="ce19" table:formula="oooc:=[.$B61]*10+390+[.U$2]*8" office:value-type="float" office:value="802">
            <text:p>802 kg</text:p>
          </table:table-cell>
          <table:table-cell table:style-name="ce19" table:formula="oooc:=[.$B61]*10+390+[.V$2]*8" office:value-type="float" office:value="810">
            <text:p>810 kg</text:p>
          </table:table-cell>
          <table:table-cell table:style-name="ce19" table:formula="oooc:=[.$B61]*10+390+[.W$2]*8" office:value-type="float" office:value="818">
            <text:p>818 kg</text:p>
          </table:table-cell>
          <table:table-cell table:style-name="ce19" table:formula="oooc:=[.$B61]*10+390+[.X$2]*8" office:value-type="float" office:value="826">
            <text:p>826 kg</text:p>
          </table:table-cell>
          <table:table-cell table:style-name="ce19" table:formula="oooc:=[.$B61]*10+390+[.Y$2]*8" office:value-type="float" office:value="834">
            <text:p>834 kg</text:p>
          </table:table-cell>
          <table:table-cell table:style-name="ce19" table:formula="oooc:=[.$B61]*10+390+[.Z$2]*8" office:value-type="float" office:value="842">
            <text:p>842 kg</text:p>
          </table:table-cell>
          <table:table-cell table:style-name="ce19" table:formula="oooc:=[.$B61]*10+390+[.AA$2]*8" office:value-type="float" office:value="850">
            <text:p>850 kg</text:p>
          </table:table-cell>
          <table:table-cell table:style-name="ce19" table:formula="oooc:=[.$B61]*10+390+[.AB$2]*8" office:value-type="float" office:value="858">
            <text:p>858 kg</text:p>
          </table:table-cell>
          <table:table-cell table:style-name="ce19" table:formula="oooc:=[.$B61]*10+390+[.AC$2]*8" office:value-type="float" office:value="866">
            <text:p>866 kg</text:p>
          </table:table-cell>
          <table:table-cell table:style-name="ce19" table:formula="oooc:=[.$B61]*10+390+[.AD$2]*8" office:value-type="float" office:value="874">
            <text:p>874 kg</text:p>
          </table:table-cell>
          <table:table-cell table:style-name="ce19" table:formula="oooc:=[.$B61]*10+390+[.AE$2]*8" office:value-type="float" office:value="882">
            <text:p>882 kg</text:p>
          </table:table-cell>
          <table:table-cell table:style-name="ce19" table:formula="oooc:=[.$B61]*10+390+[.AF$2]*8" office:value-type="float" office:value="890">
            <text:p>8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7">
            <text:p>27</text:p>
          </table:table-cell>
          <table:table-cell table:style-name="ce19" table:formula="oooc:=[.$B62]*10+390+[.C$2]*8" office:value-type="float" office:value="668">
            <text:p>668 kg</text:p>
          </table:table-cell>
          <table:table-cell table:style-name="ce19" table:formula="oooc:=[.$B62]*10+390+[.D$2]*8" office:value-type="float" office:value="676">
            <text:p>676 kg</text:p>
          </table:table-cell>
          <table:table-cell table:style-name="ce19" table:formula="oooc:=[.$B62]*10+390+[.E$2]*8" office:value-type="float" office:value="684">
            <text:p>684 kg</text:p>
          </table:table-cell>
          <table:table-cell table:style-name="ce19" table:formula="oooc:=[.$B62]*10+390+[.F$2]*8" office:value-type="float" office:value="692">
            <text:p>692 kg</text:p>
          </table:table-cell>
          <table:table-cell table:style-name="ce19" table:formula="oooc:=[.$B62]*10+390+[.G$2]*8" office:value-type="float" office:value="700">
            <text:p>700 kg</text:p>
          </table:table-cell>
          <table:table-cell table:style-name="ce19" table:formula="oooc:=[.$B62]*10+390+[.H$2]*8" office:value-type="float" office:value="708">
            <text:p>708 kg</text:p>
          </table:table-cell>
          <table:table-cell table:style-name="ce19" table:formula="oooc:=[.$B62]*10+390+[.I$2]*8" office:value-type="float" office:value="716">
            <text:p>716 kg</text:p>
          </table:table-cell>
          <table:table-cell table:style-name="ce19" table:formula="oooc:=[.$B62]*10+390+[.J$2]*8" office:value-type="float" office:value="724">
            <text:p>724 kg</text:p>
          </table:table-cell>
          <table:table-cell table:style-name="ce19" table:formula="oooc:=[.$B62]*10+390+[.K$2]*8" office:value-type="float" office:value="732">
            <text:p>732 kg</text:p>
          </table:table-cell>
          <table:table-cell table:style-name="ce19" table:formula="oooc:=[.$B62]*10+390+[.L$2]*8" office:value-type="float" office:value="740">
            <text:p>740 kg</text:p>
          </table:table-cell>
          <table:table-cell table:style-name="ce19" table:formula="oooc:=[.$B62]*10+390+[.M$2]*8" office:value-type="float" office:value="748">
            <text:p>748 kg</text:p>
          </table:table-cell>
          <table:table-cell table:style-name="ce19" table:formula="oooc:=[.$B62]*10+390+[.N$2]*8" office:value-type="float" office:value="756">
            <text:p>756 kg</text:p>
          </table:table-cell>
          <table:table-cell table:style-name="ce19" table:formula="oooc:=[.$B62]*10+390+[.O$2]*8" office:value-type="float" office:value="764">
            <text:p>764 kg</text:p>
          </table:table-cell>
          <table:table-cell table:style-name="ce19" table:formula="oooc:=[.$B62]*10+390+[.P$2]*8" office:value-type="float" office:value="772">
            <text:p>772 kg</text:p>
          </table:table-cell>
          <table:table-cell table:style-name="ce19" table:formula="oooc:=[.$B62]*10+390+[.Q$2]*8" office:value-type="float" office:value="780">
            <text:p>780 kg</text:p>
          </table:table-cell>
          <table:table-cell table:style-name="ce19" table:formula="oooc:=[.$B62]*10+390+[.R$2]*8" office:value-type="float" office:value="788">
            <text:p>788 kg</text:p>
          </table:table-cell>
          <table:table-cell table:style-name="ce19" table:formula="oooc:=[.$B62]*10+390+[.S$2]*8" office:value-type="float" office:value="796">
            <text:p>796 kg</text:p>
          </table:table-cell>
          <table:table-cell table:style-name="ce19" table:formula="oooc:=[.$B62]*10+390+[.T$2]*8" office:value-type="float" office:value="804">
            <text:p>804 kg</text:p>
          </table:table-cell>
          <table:table-cell table:style-name="ce19" table:formula="oooc:=[.$B62]*10+390+[.U$2]*8" office:value-type="float" office:value="812">
            <text:p>812 kg</text:p>
          </table:table-cell>
          <table:table-cell table:style-name="ce19" table:formula="oooc:=[.$B62]*10+390+[.V$2]*8" office:value-type="float" office:value="820">
            <text:p>820 kg</text:p>
          </table:table-cell>
          <table:table-cell table:style-name="ce19" table:formula="oooc:=[.$B62]*10+390+[.W$2]*8" office:value-type="float" office:value="828">
            <text:p>828 kg</text:p>
          </table:table-cell>
          <table:table-cell table:style-name="ce19" table:formula="oooc:=[.$B62]*10+390+[.X$2]*8" office:value-type="float" office:value="836">
            <text:p>836 kg</text:p>
          </table:table-cell>
          <table:table-cell table:style-name="ce19" table:formula="oooc:=[.$B62]*10+390+[.Y$2]*8" office:value-type="float" office:value="844">
            <text:p>844 kg</text:p>
          </table:table-cell>
          <table:table-cell table:style-name="ce19" table:formula="oooc:=[.$B62]*10+390+[.Z$2]*8" office:value-type="float" office:value="852">
            <text:p>852 kg</text:p>
          </table:table-cell>
          <table:table-cell table:style-name="ce19" table:formula="oooc:=[.$B62]*10+390+[.AA$2]*8" office:value-type="float" office:value="860">
            <text:p>860 kg</text:p>
          </table:table-cell>
          <table:table-cell table:style-name="ce19" table:formula="oooc:=[.$B62]*10+390+[.AB$2]*8" office:value-type="float" office:value="868">
            <text:p>868 kg</text:p>
          </table:table-cell>
          <table:table-cell table:style-name="ce19" table:formula="oooc:=[.$B62]*10+390+[.AC$2]*8" office:value-type="float" office:value="876">
            <text:p>876 kg</text:p>
          </table:table-cell>
          <table:table-cell table:style-name="ce19" table:formula="oooc:=[.$B62]*10+390+[.AD$2]*8" office:value-type="float" office:value="884">
            <text:p>884 kg</text:p>
          </table:table-cell>
          <table:table-cell table:style-name="ce19" table:formula="oooc:=[.$B62]*10+390+[.AE$2]*8" office:value-type="float" office:value="892">
            <text:p>892 kg</text:p>
          </table:table-cell>
          <table:table-cell table:style-name="ce19" table:formula="oooc:=[.$B62]*10+390+[.AF$2]*8" office:value-type="float" office:value="900">
            <text:p>9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8">
            <text:p>28</text:p>
          </table:table-cell>
          <table:table-cell table:style-name="ce19" table:formula="oooc:=[.$B63]*10+390+[.C$2]*8" office:value-type="float" office:value="678">
            <text:p>678 kg</text:p>
          </table:table-cell>
          <table:table-cell table:style-name="ce19" table:formula="oooc:=[.$B63]*10+390+[.D$2]*8" office:value-type="float" office:value="686">
            <text:p>686 kg</text:p>
          </table:table-cell>
          <table:table-cell table:style-name="ce19" table:formula="oooc:=[.$B63]*10+390+[.E$2]*8" office:value-type="float" office:value="694">
            <text:p>694 kg</text:p>
          </table:table-cell>
          <table:table-cell table:style-name="ce19" table:formula="oooc:=[.$B63]*10+390+[.F$2]*8" office:value-type="float" office:value="702">
            <text:p>702 kg</text:p>
          </table:table-cell>
          <table:table-cell table:style-name="ce19" table:formula="oooc:=[.$B63]*10+390+[.G$2]*8" office:value-type="float" office:value="710">
            <text:p>710 kg</text:p>
          </table:table-cell>
          <table:table-cell table:style-name="ce19" table:formula="oooc:=[.$B63]*10+390+[.H$2]*8" office:value-type="float" office:value="718">
            <text:p>718 kg</text:p>
          </table:table-cell>
          <table:table-cell table:style-name="ce19" table:formula="oooc:=[.$B63]*10+390+[.I$2]*8" office:value-type="float" office:value="726">
            <text:p>726 kg</text:p>
          </table:table-cell>
          <table:table-cell table:style-name="ce19" table:formula="oooc:=[.$B63]*10+390+[.J$2]*8" office:value-type="float" office:value="734">
            <text:p>734 kg</text:p>
          </table:table-cell>
          <table:table-cell table:style-name="ce19" table:formula="oooc:=[.$B63]*10+390+[.K$2]*8" office:value-type="float" office:value="742">
            <text:p>742 kg</text:p>
          </table:table-cell>
          <table:table-cell table:style-name="ce19" table:formula="oooc:=[.$B63]*10+390+[.L$2]*8" office:value-type="float" office:value="750">
            <text:p>750 kg</text:p>
          </table:table-cell>
          <table:table-cell table:style-name="ce19" table:formula="oooc:=[.$B63]*10+390+[.M$2]*8" office:value-type="float" office:value="758">
            <text:p>758 kg</text:p>
          </table:table-cell>
          <table:table-cell table:style-name="ce19" table:formula="oooc:=[.$B63]*10+390+[.N$2]*8" office:value-type="float" office:value="766">
            <text:p>766 kg</text:p>
          </table:table-cell>
          <table:table-cell table:style-name="ce19" table:formula="oooc:=[.$B63]*10+390+[.O$2]*8" office:value-type="float" office:value="774">
            <text:p>774 kg</text:p>
          </table:table-cell>
          <table:table-cell table:style-name="ce19" table:formula="oooc:=[.$B63]*10+390+[.P$2]*8" office:value-type="float" office:value="782">
            <text:p>782 kg</text:p>
          </table:table-cell>
          <table:table-cell table:style-name="ce19" table:formula="oooc:=[.$B63]*10+390+[.Q$2]*8" office:value-type="float" office:value="790">
            <text:p>790 kg</text:p>
          </table:table-cell>
          <table:table-cell table:style-name="ce19" table:formula="oooc:=[.$B63]*10+390+[.R$2]*8" office:value-type="float" office:value="798">
            <text:p>798 kg</text:p>
          </table:table-cell>
          <table:table-cell table:style-name="ce19" table:formula="oooc:=[.$B63]*10+390+[.S$2]*8" office:value-type="float" office:value="806">
            <text:p>806 kg</text:p>
          </table:table-cell>
          <table:table-cell table:style-name="ce19" table:formula="oooc:=[.$B63]*10+390+[.T$2]*8" office:value-type="float" office:value="814">
            <text:p>814 kg</text:p>
          </table:table-cell>
          <table:table-cell table:style-name="ce19" table:formula="oooc:=[.$B63]*10+390+[.U$2]*8" office:value-type="float" office:value="822">
            <text:p>822 kg</text:p>
          </table:table-cell>
          <table:table-cell table:style-name="ce19" table:formula="oooc:=[.$B63]*10+390+[.V$2]*8" office:value-type="float" office:value="830">
            <text:p>830 kg</text:p>
          </table:table-cell>
          <table:table-cell table:style-name="ce19" table:formula="oooc:=[.$B63]*10+390+[.W$2]*8" office:value-type="float" office:value="838">
            <text:p>838 kg</text:p>
          </table:table-cell>
          <table:table-cell table:style-name="ce19" table:formula="oooc:=[.$B63]*10+390+[.X$2]*8" office:value-type="float" office:value="846">
            <text:p>846 kg</text:p>
          </table:table-cell>
          <table:table-cell table:style-name="ce19" table:formula="oooc:=[.$B63]*10+390+[.Y$2]*8" office:value-type="float" office:value="854">
            <text:p>854 kg</text:p>
          </table:table-cell>
          <table:table-cell table:style-name="ce19" table:formula="oooc:=[.$B63]*10+390+[.Z$2]*8" office:value-type="float" office:value="862">
            <text:p>862 kg</text:p>
          </table:table-cell>
          <table:table-cell table:style-name="ce19" table:formula="oooc:=[.$B63]*10+390+[.AA$2]*8" office:value-type="float" office:value="870">
            <text:p>870 kg</text:p>
          </table:table-cell>
          <table:table-cell table:style-name="ce19" table:formula="oooc:=[.$B63]*10+390+[.AB$2]*8" office:value-type="float" office:value="878">
            <text:p>878 kg</text:p>
          </table:table-cell>
          <table:table-cell table:style-name="ce19" table:formula="oooc:=[.$B63]*10+390+[.AC$2]*8" office:value-type="float" office:value="886">
            <text:p>886 kg</text:p>
          </table:table-cell>
          <table:table-cell table:style-name="ce19" table:formula="oooc:=[.$B63]*10+390+[.AD$2]*8" office:value-type="float" office:value="894">
            <text:p>894 kg</text:p>
          </table:table-cell>
          <table:table-cell table:style-name="ce19" table:formula="oooc:=[.$B63]*10+390+[.AE$2]*8" office:value-type="float" office:value="902">
            <text:p>902 kg</text:p>
          </table:table-cell>
          <table:table-cell table:style-name="ce19" table:formula="oooc:=[.$B63]*10+390+[.AF$2]*8" office:value-type="float" office:value="910">
            <text:p>9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9">
            <text:p>29</text:p>
          </table:table-cell>
          <table:table-cell table:style-name="ce19" table:formula="oooc:=[.$B64]*10+390+[.C$2]*8" office:value-type="float" office:value="688">
            <text:p>688 kg</text:p>
          </table:table-cell>
          <table:table-cell table:style-name="ce19" table:formula="oooc:=[.$B64]*10+390+[.D$2]*8" office:value-type="float" office:value="696">
            <text:p>696 kg</text:p>
          </table:table-cell>
          <table:table-cell table:style-name="ce19" table:formula="oooc:=[.$B64]*10+390+[.E$2]*8" office:value-type="float" office:value="704">
            <text:p>704 kg</text:p>
          </table:table-cell>
          <table:table-cell table:style-name="ce19" table:formula="oooc:=[.$B64]*10+390+[.F$2]*8" office:value-type="float" office:value="712">
            <text:p>712 kg</text:p>
          </table:table-cell>
          <table:table-cell table:style-name="ce19" table:formula="oooc:=[.$B64]*10+390+[.G$2]*8" office:value-type="float" office:value="720">
            <text:p>720 kg</text:p>
          </table:table-cell>
          <table:table-cell table:style-name="ce19" table:formula="oooc:=[.$B64]*10+390+[.H$2]*8" office:value-type="float" office:value="728">
            <text:p>728 kg</text:p>
          </table:table-cell>
          <table:table-cell table:style-name="ce19" table:formula="oooc:=[.$B64]*10+390+[.I$2]*8" office:value-type="float" office:value="736">
            <text:p>736 kg</text:p>
          </table:table-cell>
          <table:table-cell table:style-name="ce19" table:formula="oooc:=[.$B64]*10+390+[.J$2]*8" office:value-type="float" office:value="744">
            <text:p>744 kg</text:p>
          </table:table-cell>
          <table:table-cell table:style-name="ce19" table:formula="oooc:=[.$B64]*10+390+[.K$2]*8" office:value-type="float" office:value="752">
            <text:p>752 kg</text:p>
          </table:table-cell>
          <table:table-cell table:style-name="ce19" table:formula="oooc:=[.$B64]*10+390+[.L$2]*8" office:value-type="float" office:value="760">
            <text:p>760 kg</text:p>
          </table:table-cell>
          <table:table-cell table:style-name="ce19" table:formula="oooc:=[.$B64]*10+390+[.M$2]*8" office:value-type="float" office:value="768">
            <text:p>768 kg</text:p>
          </table:table-cell>
          <table:table-cell table:style-name="ce19" table:formula="oooc:=[.$B64]*10+390+[.N$2]*8" office:value-type="float" office:value="776">
            <text:p>776 kg</text:p>
          </table:table-cell>
          <table:table-cell table:style-name="ce19" table:formula="oooc:=[.$B64]*10+390+[.O$2]*8" office:value-type="float" office:value="784">
            <text:p>784 kg</text:p>
          </table:table-cell>
          <table:table-cell table:style-name="ce19" table:formula="oooc:=[.$B64]*10+390+[.P$2]*8" office:value-type="float" office:value="792">
            <text:p>792 kg</text:p>
          </table:table-cell>
          <table:table-cell table:style-name="ce19" table:formula="oooc:=[.$B64]*10+390+[.Q$2]*8" office:value-type="float" office:value="800">
            <text:p>800 kg</text:p>
          </table:table-cell>
          <table:table-cell table:style-name="ce19" table:formula="oooc:=[.$B64]*10+390+[.R$2]*8" office:value-type="float" office:value="808">
            <text:p>808 kg</text:p>
          </table:table-cell>
          <table:table-cell table:style-name="ce19" table:formula="oooc:=[.$B64]*10+390+[.S$2]*8" office:value-type="float" office:value="816">
            <text:p>816 kg</text:p>
          </table:table-cell>
          <table:table-cell table:style-name="ce19" table:formula="oooc:=[.$B64]*10+390+[.T$2]*8" office:value-type="float" office:value="824">
            <text:p>824 kg</text:p>
          </table:table-cell>
          <table:table-cell table:style-name="ce19" table:formula="oooc:=[.$B64]*10+390+[.U$2]*8" office:value-type="float" office:value="832">
            <text:p>832 kg</text:p>
          </table:table-cell>
          <table:table-cell table:style-name="ce19" table:formula="oooc:=[.$B64]*10+390+[.V$2]*8" office:value-type="float" office:value="840">
            <text:p>840 kg</text:p>
          </table:table-cell>
          <table:table-cell table:style-name="ce19" table:formula="oooc:=[.$B64]*10+390+[.W$2]*8" office:value-type="float" office:value="848">
            <text:p>848 kg</text:p>
          </table:table-cell>
          <table:table-cell table:style-name="ce19" table:formula="oooc:=[.$B64]*10+390+[.X$2]*8" office:value-type="float" office:value="856">
            <text:p>856 kg</text:p>
          </table:table-cell>
          <table:table-cell table:style-name="ce19" table:formula="oooc:=[.$B64]*10+390+[.Y$2]*8" office:value-type="float" office:value="864">
            <text:p>864 kg</text:p>
          </table:table-cell>
          <table:table-cell table:style-name="ce19" table:formula="oooc:=[.$B64]*10+390+[.Z$2]*8" office:value-type="float" office:value="872">
            <text:p>872 kg</text:p>
          </table:table-cell>
          <table:table-cell table:style-name="ce19" table:formula="oooc:=[.$B64]*10+390+[.AA$2]*8" office:value-type="float" office:value="880">
            <text:p>880 kg</text:p>
          </table:table-cell>
          <table:table-cell table:style-name="ce19" table:formula="oooc:=[.$B64]*10+390+[.AB$2]*8" office:value-type="float" office:value="888">
            <text:p>888 kg</text:p>
          </table:table-cell>
          <table:table-cell table:style-name="ce19" table:formula="oooc:=[.$B64]*10+390+[.AC$2]*8" office:value-type="float" office:value="896">
            <text:p>896 kg</text:p>
          </table:table-cell>
          <table:table-cell table:style-name="ce19" table:formula="oooc:=[.$B64]*10+390+[.AD$2]*8" office:value-type="float" office:value="904">
            <text:p>904 kg</text:p>
          </table:table-cell>
          <table:table-cell table:style-name="ce19" table:formula="oooc:=[.$B64]*10+390+[.AE$2]*8" office:value-type="float" office:value="912">
            <text:p>912 kg</text:p>
          </table:table-cell>
          <table:table-cell table:style-name="ce19" table:formula="oooc:=[.$B64]*10+390+[.AF$2]*8" office:value-type="float" office:value="920">
            <text:p>9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style-name="ce19" table:formula="oooc:=[.$B65]*10+390+[.C$2]*8" office:value-type="float" office:value="698">
            <text:p>698 kg</text:p>
          </table:table-cell>
          <table:table-cell table:style-name="ce19" table:formula="oooc:=[.$B65]*10+390+[.D$2]*8" office:value-type="float" office:value="706">
            <text:p>706 kg</text:p>
          </table:table-cell>
          <table:table-cell table:style-name="ce19" table:formula="oooc:=[.$B65]*10+390+[.E$2]*8" office:value-type="float" office:value="714">
            <text:p>714 kg</text:p>
          </table:table-cell>
          <table:table-cell table:style-name="ce19" table:formula="oooc:=[.$B65]*10+390+[.F$2]*8" office:value-type="float" office:value="722">
            <text:p>722 kg</text:p>
          </table:table-cell>
          <table:table-cell table:style-name="ce19" table:formula="oooc:=[.$B65]*10+390+[.G$2]*8" office:value-type="float" office:value="730">
            <text:p>730 kg</text:p>
          </table:table-cell>
          <table:table-cell table:style-name="ce19" table:formula="oooc:=[.$B65]*10+390+[.H$2]*8" office:value-type="float" office:value="738">
            <text:p>738 kg</text:p>
          </table:table-cell>
          <table:table-cell table:style-name="ce19" table:formula="oooc:=[.$B65]*10+390+[.I$2]*8" office:value-type="float" office:value="746">
            <text:p>746 kg</text:p>
          </table:table-cell>
          <table:table-cell table:style-name="ce19" table:formula="oooc:=[.$B65]*10+390+[.J$2]*8" office:value-type="float" office:value="754">
            <text:p>754 kg</text:p>
          </table:table-cell>
          <table:table-cell table:style-name="ce19" table:formula="oooc:=[.$B65]*10+390+[.K$2]*8" office:value-type="float" office:value="762">
            <text:p>762 kg</text:p>
          </table:table-cell>
          <table:table-cell table:style-name="ce19" table:formula="oooc:=[.$B65]*10+390+[.L$2]*8" office:value-type="float" office:value="770">
            <text:p>770 kg</text:p>
          </table:table-cell>
          <table:table-cell table:style-name="ce19" table:formula="oooc:=[.$B65]*10+390+[.M$2]*8" office:value-type="float" office:value="778">
            <text:p>778 kg</text:p>
          </table:table-cell>
          <table:table-cell table:style-name="ce19" table:formula="oooc:=[.$B65]*10+390+[.N$2]*8" office:value-type="float" office:value="786">
            <text:p>786 kg</text:p>
          </table:table-cell>
          <table:table-cell table:style-name="ce19" table:formula="oooc:=[.$B65]*10+390+[.O$2]*8" office:value-type="float" office:value="794">
            <text:p>794 kg</text:p>
          </table:table-cell>
          <table:table-cell table:style-name="ce19" table:formula="oooc:=[.$B65]*10+390+[.P$2]*8" office:value-type="float" office:value="802">
            <text:p>802 kg</text:p>
          </table:table-cell>
          <table:table-cell table:style-name="ce19" table:formula="oooc:=[.$B65]*10+390+[.Q$2]*8" office:value-type="float" office:value="810">
            <text:p>810 kg</text:p>
          </table:table-cell>
          <table:table-cell table:style-name="ce19" table:formula="oooc:=[.$B65]*10+390+[.R$2]*8" office:value-type="float" office:value="818">
            <text:p>818 kg</text:p>
          </table:table-cell>
          <table:table-cell table:style-name="ce19" table:formula="oooc:=[.$B65]*10+390+[.S$2]*8" office:value-type="float" office:value="826">
            <text:p>826 kg</text:p>
          </table:table-cell>
          <table:table-cell table:style-name="ce19" table:formula="oooc:=[.$B65]*10+390+[.T$2]*8" office:value-type="float" office:value="834">
            <text:p>834 kg</text:p>
          </table:table-cell>
          <table:table-cell table:style-name="ce19" table:formula="oooc:=[.$B65]*10+390+[.U$2]*8" office:value-type="float" office:value="842">
            <text:p>842 kg</text:p>
          </table:table-cell>
          <table:table-cell table:style-name="ce19" table:formula="oooc:=[.$B65]*10+390+[.V$2]*8" office:value-type="float" office:value="850">
            <text:p>850 kg</text:p>
          </table:table-cell>
          <table:table-cell table:style-name="ce19" table:formula="oooc:=[.$B65]*10+390+[.W$2]*8" office:value-type="float" office:value="858">
            <text:p>858 kg</text:p>
          </table:table-cell>
          <table:table-cell table:style-name="ce19" table:formula="oooc:=[.$B65]*10+390+[.X$2]*8" office:value-type="float" office:value="866">
            <text:p>866 kg</text:p>
          </table:table-cell>
          <table:table-cell table:style-name="ce19" table:formula="oooc:=[.$B65]*10+390+[.Y$2]*8" office:value-type="float" office:value="874">
            <text:p>874 kg</text:p>
          </table:table-cell>
          <table:table-cell table:style-name="ce19" table:formula="oooc:=[.$B65]*10+390+[.Z$2]*8" office:value-type="float" office:value="882">
            <text:p>882 kg</text:p>
          </table:table-cell>
          <table:table-cell table:style-name="ce19" table:formula="oooc:=[.$B65]*10+390+[.AA$2]*8" office:value-type="float" office:value="890">
            <text:p>890 kg</text:p>
          </table:table-cell>
          <table:table-cell table:style-name="ce19" table:formula="oooc:=[.$B65]*10+390+[.AB$2]*8" office:value-type="float" office:value="898">
            <text:p>898 kg</text:p>
          </table:table-cell>
          <table:table-cell table:style-name="ce19" table:formula="oooc:=[.$B65]*10+390+[.AC$2]*8" office:value-type="float" office:value="906">
            <text:p>906 kg</text:p>
          </table:table-cell>
          <table:table-cell table:style-name="ce19" table:formula="oooc:=[.$B65]*10+390+[.AD$2]*8" office:value-type="float" office:value="914">
            <text:p>914 kg</text:p>
          </table:table-cell>
          <table:table-cell table:style-name="ce19" table:formula="oooc:=[.$B65]*10+390+[.AE$2]*8" office:value-type="float" office:value="922">
            <text:p>922 kg</text:p>
          </table:table-cell>
          <table:table-cell table:style-name="ce19" table:formula="oooc:=[.$B65]*10+390+[.AF$2]*8" office:value-type="float" office:value="930">
            <text:p>930 kg</text:p>
          </table:table-cell>
          <table:table-cell table:number-columns-repeated="224"/>
        </table:table-row>
        <table:table-row table:style-name="ro2">
          <table:table-cell table:number-columns-repeated="256"/>
        </table:table-row>
        <table:table-row table:style-name="ro4">
          <table:table-cell table:style-name="ce15" office:value-type="string" table:number-columns-spanned="2" table:number-rows-spanned="2">
            <text:p>Tomaten</text:p>
          </table:table-cell>
          <table:covered-table-cell/>
          <table:table-cell table:style-name="ce18" office:value-type="string" table:number-columns-spanned="30" table:number-rows-spanned="1">
            <text:p>Forschungsstufe</text:p>
          </table:table-cell>
          <table:covered-table-cell table:number-columns-repeated="29"/>
          <table:table-cell table:number-columns-repeated="224"/>
        </table:table-row>
        <table:table-row table:style-name="ro2">
          <table:covered-table-cell table:style-name="ce16"/>
          <table:covered-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table:number-columns-repeated="224"/>
        </table:table-row>
        <table:table-row table:style-name="ro2">
          <table:table-cell table:style-name="ce17" office:value-type="string" table:number-columns-spanned="1" table:number-rows-spanned="30">
            <text:p>Plantage</text:p>
          </table:table-cell>
          <table:table-cell office:value-type="float" office:value="1">
            <text:p>1</text:p>
          </table:table-cell>
          <table:table-cell table:style-name="ce19" table:formula="oooc:=[.$B69]*10+410+[.C$2]*8" office:value-type="float" office:value="428">
            <text:p>428 kg</text:p>
          </table:table-cell>
          <table:table-cell table:style-name="ce19" table:formula="oooc:=[.$B69]*10+410+[.D$2]*8" office:value-type="float" office:value="436">
            <text:p>436 kg</text:p>
          </table:table-cell>
          <table:table-cell table:style-name="ce19" table:formula="oooc:=[.$B69]*10+410+[.E$2]*8" office:value-type="float" office:value="444">
            <text:p>444 kg</text:p>
          </table:table-cell>
          <table:table-cell table:style-name="ce19" table:formula="oooc:=[.$B69]*10+410+[.F$2]*8" office:value-type="float" office:value="452">
            <text:p>452 kg</text:p>
          </table:table-cell>
          <table:table-cell table:style-name="ce19" table:formula="oooc:=[.$B69]*10+410+[.G$2]*8" office:value-type="float" office:value="460">
            <text:p>460 kg</text:p>
          </table:table-cell>
          <table:table-cell table:style-name="ce19" table:formula="oooc:=[.$B69]*10+410+[.H$2]*8" office:value-type="float" office:value="468">
            <text:p>468 kg</text:p>
          </table:table-cell>
          <table:table-cell table:style-name="ce19" table:formula="oooc:=[.$B69]*10+410+[.I$2]*8" office:value-type="float" office:value="476">
            <text:p>476 kg</text:p>
          </table:table-cell>
          <table:table-cell table:style-name="ce19" table:formula="oooc:=[.$B69]*10+410+[.J$2]*8" office:value-type="float" office:value="484">
            <text:p>484 kg</text:p>
          </table:table-cell>
          <table:table-cell table:style-name="ce19" table:formula="oooc:=[.$B69]*10+410+[.K$2]*8" office:value-type="float" office:value="492">
            <text:p>492 kg</text:p>
          </table:table-cell>
          <table:table-cell table:style-name="ce19" table:formula="oooc:=[.$B69]*10+410+[.L$2]*8" office:value-type="float" office:value="500">
            <text:p>500 kg</text:p>
          </table:table-cell>
          <table:table-cell table:style-name="ce19" table:formula="oooc:=[.$B69]*10+410+[.M$2]*8" office:value-type="float" office:value="508">
            <text:p>508 kg</text:p>
          </table:table-cell>
          <table:table-cell table:style-name="ce19" table:formula="oooc:=[.$B69]*10+410+[.N$2]*8" office:value-type="float" office:value="516">
            <text:p>516 kg</text:p>
          </table:table-cell>
          <table:table-cell table:style-name="ce19" table:formula="oooc:=[.$B69]*10+410+[.O$2]*8" office:value-type="float" office:value="524">
            <text:p>524 kg</text:p>
          </table:table-cell>
          <table:table-cell table:style-name="ce19" table:formula="oooc:=[.$B69]*10+410+[.P$2]*8" office:value-type="float" office:value="532">
            <text:p>532 kg</text:p>
          </table:table-cell>
          <table:table-cell table:style-name="ce19" table:formula="oooc:=[.$B69]*10+410+[.Q$2]*8" office:value-type="float" office:value="540">
            <text:p>540 kg</text:p>
          </table:table-cell>
          <table:table-cell table:style-name="ce19" table:formula="oooc:=[.$B69]*10+410+[.R$2]*8" office:value-type="float" office:value="548">
            <text:p>548 kg</text:p>
          </table:table-cell>
          <table:table-cell table:style-name="ce19" table:formula="oooc:=[.$B69]*10+410+[.S$2]*8" office:value-type="float" office:value="556">
            <text:p>556 kg</text:p>
          </table:table-cell>
          <table:table-cell table:style-name="ce19" table:formula="oooc:=[.$B69]*10+410+[.T$2]*8" office:value-type="float" office:value="564">
            <text:p>564 kg</text:p>
          </table:table-cell>
          <table:table-cell table:style-name="ce19" table:formula="oooc:=[.$B69]*10+410+[.U$2]*8" office:value-type="float" office:value="572">
            <text:p>572 kg</text:p>
          </table:table-cell>
          <table:table-cell table:style-name="ce19" table:formula="oooc:=[.$B69]*10+410+[.V$2]*8" office:value-type="float" office:value="580">
            <text:p>580 kg</text:p>
          </table:table-cell>
          <table:table-cell table:style-name="ce19" table:formula="oooc:=[.$B69]*10+410+[.W$2]*8" office:value-type="float" office:value="588">
            <text:p>588 kg</text:p>
          </table:table-cell>
          <table:table-cell table:style-name="ce19" table:formula="oooc:=[.$B69]*10+410+[.X$2]*8" office:value-type="float" office:value="596">
            <text:p>596 kg</text:p>
          </table:table-cell>
          <table:table-cell table:style-name="ce19" table:formula="oooc:=[.$B69]*10+410+[.Y$2]*8" office:value-type="float" office:value="604">
            <text:p>604 kg</text:p>
          </table:table-cell>
          <table:table-cell table:style-name="ce19" table:formula="oooc:=[.$B69]*10+410+[.Z$2]*8" office:value-type="float" office:value="612">
            <text:p>612 kg</text:p>
          </table:table-cell>
          <table:table-cell table:style-name="ce19" table:formula="oooc:=[.$B69]*10+410+[.AA$2]*8" office:value-type="float" office:value="620">
            <text:p>620 kg</text:p>
          </table:table-cell>
          <table:table-cell table:style-name="ce19" table:formula="oooc:=[.$B69]*10+410+[.AB$2]*8" office:value-type="float" office:value="628">
            <text:p>628 kg</text:p>
          </table:table-cell>
          <table:table-cell table:style-name="ce19" table:formula="oooc:=[.$B69]*10+410+[.AC$2]*8" office:value-type="float" office:value="636">
            <text:p>636 kg</text:p>
          </table:table-cell>
          <table:table-cell table:style-name="ce19" table:formula="oooc:=[.$B69]*10+410+[.AD$2]*8" office:value-type="float" office:value="644">
            <text:p>644 kg</text:p>
          </table:table-cell>
          <table:table-cell table:style-name="ce19" table:formula="oooc:=[.$B69]*10+410+[.AE$2]*8" office:value-type="float" office:value="652">
            <text:p>652 kg</text:p>
          </table:table-cell>
          <table:table-cell table:style-name="ce19" table:formula="oooc:=[.$B69]*10+410+[.AF$2]*8" office:value-type="float" office:value="660">
            <text:p>6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19" table:formula="oooc:=[.$B70]*10+410+[.C$2]*8" office:value-type="float" office:value="438">
            <text:p>438 kg</text:p>
          </table:table-cell>
          <table:table-cell table:style-name="ce19" table:formula="oooc:=[.$B70]*10+410+[.D$2]*8" office:value-type="float" office:value="446">
            <text:p>446 kg</text:p>
          </table:table-cell>
          <table:table-cell table:style-name="ce19" table:formula="oooc:=[.$B70]*10+410+[.E$2]*8" office:value-type="float" office:value="454">
            <text:p>454 kg</text:p>
          </table:table-cell>
          <table:table-cell table:style-name="ce19" table:formula="oooc:=[.$B70]*10+410+[.F$2]*8" office:value-type="float" office:value="462">
            <text:p>462 kg</text:p>
          </table:table-cell>
          <table:table-cell table:style-name="ce19" table:formula="oooc:=[.$B70]*10+410+[.G$2]*8" office:value-type="float" office:value="470">
            <text:p>470 kg</text:p>
          </table:table-cell>
          <table:table-cell table:style-name="ce19" table:formula="oooc:=[.$B70]*10+410+[.H$2]*8" office:value-type="float" office:value="478">
            <text:p>478 kg</text:p>
          </table:table-cell>
          <table:table-cell table:style-name="ce19" table:formula="oooc:=[.$B70]*10+410+[.I$2]*8" office:value-type="float" office:value="486">
            <text:p>486 kg</text:p>
          </table:table-cell>
          <table:table-cell table:style-name="ce19" table:formula="oooc:=[.$B70]*10+410+[.J$2]*8" office:value-type="float" office:value="494">
            <text:p>494 kg</text:p>
          </table:table-cell>
          <table:table-cell table:style-name="ce19" table:formula="oooc:=[.$B70]*10+410+[.K$2]*8" office:value-type="float" office:value="502">
            <text:p>502 kg</text:p>
          </table:table-cell>
          <table:table-cell table:style-name="ce19" table:formula="oooc:=[.$B70]*10+410+[.L$2]*8" office:value-type="float" office:value="510">
            <text:p>510 kg</text:p>
          </table:table-cell>
          <table:table-cell table:style-name="ce19" table:formula="oooc:=[.$B70]*10+410+[.M$2]*8" office:value-type="float" office:value="518">
            <text:p>518 kg</text:p>
          </table:table-cell>
          <table:table-cell table:style-name="ce19" table:formula="oooc:=[.$B70]*10+410+[.N$2]*8" office:value-type="float" office:value="526">
            <text:p>526 kg</text:p>
          </table:table-cell>
          <table:table-cell table:style-name="ce19" table:formula="oooc:=[.$B70]*10+410+[.O$2]*8" office:value-type="float" office:value="534">
            <text:p>534 kg</text:p>
          </table:table-cell>
          <table:table-cell table:style-name="ce19" table:formula="oooc:=[.$B70]*10+410+[.P$2]*8" office:value-type="float" office:value="542">
            <text:p>542 kg</text:p>
          </table:table-cell>
          <table:table-cell table:style-name="ce19" table:formula="oooc:=[.$B70]*10+410+[.Q$2]*8" office:value-type="float" office:value="550">
            <text:p>550 kg</text:p>
          </table:table-cell>
          <table:table-cell table:style-name="ce19" table:formula="oooc:=[.$B70]*10+410+[.R$2]*8" office:value-type="float" office:value="558">
            <text:p>558 kg</text:p>
          </table:table-cell>
          <table:table-cell table:style-name="ce19" table:formula="oooc:=[.$B70]*10+410+[.S$2]*8" office:value-type="float" office:value="566">
            <text:p>566 kg</text:p>
          </table:table-cell>
          <table:table-cell table:style-name="ce19" table:formula="oooc:=[.$B70]*10+410+[.T$2]*8" office:value-type="float" office:value="574">
            <text:p>574 kg</text:p>
          </table:table-cell>
          <table:table-cell table:style-name="ce19" table:formula="oooc:=[.$B70]*10+410+[.U$2]*8" office:value-type="float" office:value="582">
            <text:p>582 kg</text:p>
          </table:table-cell>
          <table:table-cell table:style-name="ce19" table:formula="oooc:=[.$B70]*10+410+[.V$2]*8" office:value-type="float" office:value="590">
            <text:p>590 kg</text:p>
          </table:table-cell>
          <table:table-cell table:style-name="ce19" table:formula="oooc:=[.$B70]*10+410+[.W$2]*8" office:value-type="float" office:value="598">
            <text:p>598 kg</text:p>
          </table:table-cell>
          <table:table-cell table:style-name="ce19" table:formula="oooc:=[.$B70]*10+410+[.X$2]*8" office:value-type="float" office:value="606">
            <text:p>606 kg</text:p>
          </table:table-cell>
          <table:table-cell table:style-name="ce19" table:formula="oooc:=[.$B70]*10+410+[.Y$2]*8" office:value-type="float" office:value="614">
            <text:p>614 kg</text:p>
          </table:table-cell>
          <table:table-cell table:style-name="ce19" table:formula="oooc:=[.$B70]*10+410+[.Z$2]*8" office:value-type="float" office:value="622">
            <text:p>622 kg</text:p>
          </table:table-cell>
          <table:table-cell table:style-name="ce19" table:formula="oooc:=[.$B70]*10+410+[.AA$2]*8" office:value-type="float" office:value="630">
            <text:p>630 kg</text:p>
          </table:table-cell>
          <table:table-cell table:style-name="ce19" table:formula="oooc:=[.$B70]*10+410+[.AB$2]*8" office:value-type="float" office:value="638">
            <text:p>638 kg</text:p>
          </table:table-cell>
          <table:table-cell table:style-name="ce19" table:formula="oooc:=[.$B70]*10+410+[.AC$2]*8" office:value-type="float" office:value="646">
            <text:p>646 kg</text:p>
          </table:table-cell>
          <table:table-cell table:style-name="ce19" table:formula="oooc:=[.$B70]*10+410+[.AD$2]*8" office:value-type="float" office:value="654">
            <text:p>654 kg</text:p>
          </table:table-cell>
          <table:table-cell table:style-name="ce19" table:formula="oooc:=[.$B70]*10+410+[.AE$2]*8" office:value-type="float" office:value="662">
            <text:p>662 kg</text:p>
          </table:table-cell>
          <table:table-cell table:style-name="ce19" table:formula="oooc:=[.$B70]*10+410+[.AF$2]*8" office:value-type="float" office:value="670">
            <text:p>6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style-name="ce19" table:formula="oooc:=[.$B71]*10+410+[.C$2]*8" office:value-type="float" office:value="448">
            <text:p>448 kg</text:p>
          </table:table-cell>
          <table:table-cell table:style-name="ce19" table:formula="oooc:=[.$B71]*10+410+[.D$2]*8" office:value-type="float" office:value="456">
            <text:p>456 kg</text:p>
          </table:table-cell>
          <table:table-cell table:style-name="ce19" table:formula="oooc:=[.$B71]*10+410+[.E$2]*8" office:value-type="float" office:value="464">
            <text:p>464 kg</text:p>
          </table:table-cell>
          <table:table-cell table:style-name="ce19" table:formula="oooc:=[.$B71]*10+410+[.F$2]*8" office:value-type="float" office:value="472">
            <text:p>472 kg</text:p>
          </table:table-cell>
          <table:table-cell table:style-name="ce19" table:formula="oooc:=[.$B71]*10+410+[.G$2]*8" office:value-type="float" office:value="480">
            <text:p>480 kg</text:p>
          </table:table-cell>
          <table:table-cell table:style-name="ce19" table:formula="oooc:=[.$B71]*10+410+[.H$2]*8" office:value-type="float" office:value="488">
            <text:p>488 kg</text:p>
          </table:table-cell>
          <table:table-cell table:style-name="ce19" table:formula="oooc:=[.$B71]*10+410+[.I$2]*8" office:value-type="float" office:value="496">
            <text:p>496 kg</text:p>
          </table:table-cell>
          <table:table-cell table:style-name="ce19" table:formula="oooc:=[.$B71]*10+410+[.J$2]*8" office:value-type="float" office:value="504">
            <text:p>504 kg</text:p>
          </table:table-cell>
          <table:table-cell table:style-name="ce19" table:formula="oooc:=[.$B71]*10+410+[.K$2]*8" office:value-type="float" office:value="512">
            <text:p>512 kg</text:p>
          </table:table-cell>
          <table:table-cell table:style-name="ce19" table:formula="oooc:=[.$B71]*10+410+[.L$2]*8" office:value-type="float" office:value="520">
            <text:p>520 kg</text:p>
          </table:table-cell>
          <table:table-cell table:style-name="ce19" table:formula="oooc:=[.$B71]*10+410+[.M$2]*8" office:value-type="float" office:value="528">
            <text:p>528 kg</text:p>
          </table:table-cell>
          <table:table-cell table:style-name="ce19" table:formula="oooc:=[.$B71]*10+410+[.N$2]*8" office:value-type="float" office:value="536">
            <text:p>536 kg</text:p>
          </table:table-cell>
          <table:table-cell table:style-name="ce19" table:formula="oooc:=[.$B71]*10+410+[.O$2]*8" office:value-type="float" office:value="544">
            <text:p>544 kg</text:p>
          </table:table-cell>
          <table:table-cell table:style-name="ce19" table:formula="oooc:=[.$B71]*10+410+[.P$2]*8" office:value-type="float" office:value="552">
            <text:p>552 kg</text:p>
          </table:table-cell>
          <table:table-cell table:style-name="ce19" table:formula="oooc:=[.$B71]*10+410+[.Q$2]*8" office:value-type="float" office:value="560">
            <text:p>560 kg</text:p>
          </table:table-cell>
          <table:table-cell table:style-name="ce19" table:formula="oooc:=[.$B71]*10+410+[.R$2]*8" office:value-type="float" office:value="568">
            <text:p>568 kg</text:p>
          </table:table-cell>
          <table:table-cell table:style-name="ce19" table:formula="oooc:=[.$B71]*10+410+[.S$2]*8" office:value-type="float" office:value="576">
            <text:p>576 kg</text:p>
          </table:table-cell>
          <table:table-cell table:style-name="ce19" table:formula="oooc:=[.$B71]*10+410+[.T$2]*8" office:value-type="float" office:value="584">
            <text:p>584 kg</text:p>
          </table:table-cell>
          <table:table-cell table:style-name="ce19" table:formula="oooc:=[.$B71]*10+410+[.U$2]*8" office:value-type="float" office:value="592">
            <text:p>592 kg</text:p>
          </table:table-cell>
          <table:table-cell table:style-name="ce19" table:formula="oooc:=[.$B71]*10+410+[.V$2]*8" office:value-type="float" office:value="600">
            <text:p>600 kg</text:p>
          </table:table-cell>
          <table:table-cell table:style-name="ce19" table:formula="oooc:=[.$B71]*10+410+[.W$2]*8" office:value-type="float" office:value="608">
            <text:p>608 kg</text:p>
          </table:table-cell>
          <table:table-cell table:style-name="ce19" table:formula="oooc:=[.$B71]*10+410+[.X$2]*8" office:value-type="float" office:value="616">
            <text:p>616 kg</text:p>
          </table:table-cell>
          <table:table-cell table:style-name="ce19" table:formula="oooc:=[.$B71]*10+410+[.Y$2]*8" office:value-type="float" office:value="624">
            <text:p>624 kg</text:p>
          </table:table-cell>
          <table:table-cell table:style-name="ce19" table:formula="oooc:=[.$B71]*10+410+[.Z$2]*8" office:value-type="float" office:value="632">
            <text:p>632 kg</text:p>
          </table:table-cell>
          <table:table-cell table:style-name="ce19" table:formula="oooc:=[.$B71]*10+410+[.AA$2]*8" office:value-type="float" office:value="640">
            <text:p>640 kg</text:p>
          </table:table-cell>
          <table:table-cell table:style-name="ce19" table:formula="oooc:=[.$B71]*10+410+[.AB$2]*8" office:value-type="float" office:value="648">
            <text:p>648 kg</text:p>
          </table:table-cell>
          <table:table-cell table:style-name="ce19" table:formula="oooc:=[.$B71]*10+410+[.AC$2]*8" office:value-type="float" office:value="656">
            <text:p>656 kg</text:p>
          </table:table-cell>
          <table:table-cell table:style-name="ce19" table:formula="oooc:=[.$B71]*10+410+[.AD$2]*8" office:value-type="float" office:value="664">
            <text:p>664 kg</text:p>
          </table:table-cell>
          <table:table-cell table:style-name="ce19" table:formula="oooc:=[.$B71]*10+410+[.AE$2]*8" office:value-type="float" office:value="672">
            <text:p>672 kg</text:p>
          </table:table-cell>
          <table:table-cell table:style-name="ce19" table:formula="oooc:=[.$B71]*10+410+[.AF$2]*8" office:value-type="float" office:value="680">
            <text:p>6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19" table:formula="oooc:=[.$B72]*10+410+[.C$2]*8" office:value-type="float" office:value="458">
            <text:p>458 kg</text:p>
          </table:table-cell>
          <table:table-cell table:style-name="ce19" table:formula="oooc:=[.$B72]*10+410+[.D$2]*8" office:value-type="float" office:value="466">
            <text:p>466 kg</text:p>
          </table:table-cell>
          <table:table-cell table:style-name="ce19" table:formula="oooc:=[.$B72]*10+410+[.E$2]*8" office:value-type="float" office:value="474">
            <text:p>474 kg</text:p>
          </table:table-cell>
          <table:table-cell table:style-name="ce19" table:formula="oooc:=[.$B72]*10+410+[.F$2]*8" office:value-type="float" office:value="482">
            <text:p>482 kg</text:p>
          </table:table-cell>
          <table:table-cell table:style-name="ce19" table:formula="oooc:=[.$B72]*10+410+[.G$2]*8" office:value-type="float" office:value="490">
            <text:p>490 kg</text:p>
          </table:table-cell>
          <table:table-cell table:style-name="ce19" table:formula="oooc:=[.$B72]*10+410+[.H$2]*8" office:value-type="float" office:value="498">
            <text:p>498 kg</text:p>
          </table:table-cell>
          <table:table-cell table:style-name="ce19" table:formula="oooc:=[.$B72]*10+410+[.I$2]*8" office:value-type="float" office:value="506">
            <text:p>506 kg</text:p>
          </table:table-cell>
          <table:table-cell table:style-name="ce19" table:formula="oooc:=[.$B72]*10+410+[.J$2]*8" office:value-type="float" office:value="514">
            <text:p>514 kg</text:p>
          </table:table-cell>
          <table:table-cell table:style-name="ce19" table:formula="oooc:=[.$B72]*10+410+[.K$2]*8" office:value-type="float" office:value="522">
            <text:p>522 kg</text:p>
          </table:table-cell>
          <table:table-cell table:style-name="ce19" table:formula="oooc:=[.$B72]*10+410+[.L$2]*8" office:value-type="float" office:value="530">
            <text:p>530 kg</text:p>
          </table:table-cell>
          <table:table-cell table:style-name="ce19" table:formula="oooc:=[.$B72]*10+410+[.M$2]*8" office:value-type="float" office:value="538">
            <text:p>538 kg</text:p>
          </table:table-cell>
          <table:table-cell table:style-name="ce19" table:formula="oooc:=[.$B72]*10+410+[.N$2]*8" office:value-type="float" office:value="546">
            <text:p>546 kg</text:p>
          </table:table-cell>
          <table:table-cell table:style-name="ce19" table:formula="oooc:=[.$B72]*10+410+[.O$2]*8" office:value-type="float" office:value="554">
            <text:p>554 kg</text:p>
          </table:table-cell>
          <table:table-cell table:style-name="ce19" table:formula="oooc:=[.$B72]*10+410+[.P$2]*8" office:value-type="float" office:value="562">
            <text:p>562 kg</text:p>
          </table:table-cell>
          <table:table-cell table:style-name="ce19" table:formula="oooc:=[.$B72]*10+410+[.Q$2]*8" office:value-type="float" office:value="570">
            <text:p>570 kg</text:p>
          </table:table-cell>
          <table:table-cell table:style-name="ce19" table:formula="oooc:=[.$B72]*10+410+[.R$2]*8" office:value-type="float" office:value="578">
            <text:p>578 kg</text:p>
          </table:table-cell>
          <table:table-cell table:style-name="ce19" table:formula="oooc:=[.$B72]*10+410+[.S$2]*8" office:value-type="float" office:value="586">
            <text:p>586 kg</text:p>
          </table:table-cell>
          <table:table-cell table:style-name="ce19" table:formula="oooc:=[.$B72]*10+410+[.T$2]*8" office:value-type="float" office:value="594">
            <text:p>594 kg</text:p>
          </table:table-cell>
          <table:table-cell table:style-name="ce19" table:formula="oooc:=[.$B72]*10+410+[.U$2]*8" office:value-type="float" office:value="602">
            <text:p>602 kg</text:p>
          </table:table-cell>
          <table:table-cell table:style-name="ce19" table:formula="oooc:=[.$B72]*10+410+[.V$2]*8" office:value-type="float" office:value="610">
            <text:p>610 kg</text:p>
          </table:table-cell>
          <table:table-cell table:style-name="ce19" table:formula="oooc:=[.$B72]*10+410+[.W$2]*8" office:value-type="float" office:value="618">
            <text:p>618 kg</text:p>
          </table:table-cell>
          <table:table-cell table:style-name="ce19" table:formula="oooc:=[.$B72]*10+410+[.X$2]*8" office:value-type="float" office:value="626">
            <text:p>626 kg</text:p>
          </table:table-cell>
          <table:table-cell table:style-name="ce19" table:formula="oooc:=[.$B72]*10+410+[.Y$2]*8" office:value-type="float" office:value="634">
            <text:p>634 kg</text:p>
          </table:table-cell>
          <table:table-cell table:style-name="ce19" table:formula="oooc:=[.$B72]*10+410+[.Z$2]*8" office:value-type="float" office:value="642">
            <text:p>642 kg</text:p>
          </table:table-cell>
          <table:table-cell table:style-name="ce19" table:formula="oooc:=[.$B72]*10+410+[.AA$2]*8" office:value-type="float" office:value="650">
            <text:p>650 kg</text:p>
          </table:table-cell>
          <table:table-cell table:style-name="ce19" table:formula="oooc:=[.$B72]*10+410+[.AB$2]*8" office:value-type="float" office:value="658">
            <text:p>658 kg</text:p>
          </table:table-cell>
          <table:table-cell table:style-name="ce19" table:formula="oooc:=[.$B72]*10+410+[.AC$2]*8" office:value-type="float" office:value="666">
            <text:p>666 kg</text:p>
          </table:table-cell>
          <table:table-cell table:style-name="ce19" table:formula="oooc:=[.$B72]*10+410+[.AD$2]*8" office:value-type="float" office:value="674">
            <text:p>674 kg</text:p>
          </table:table-cell>
          <table:table-cell table:style-name="ce19" table:formula="oooc:=[.$B72]*10+410+[.AE$2]*8" office:value-type="float" office:value="682">
            <text:p>682 kg</text:p>
          </table:table-cell>
          <table:table-cell table:style-name="ce19" table:formula="oooc:=[.$B72]*10+410+[.AF$2]*8" office:value-type="float" office:value="690">
            <text:p>6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style-name="ce19" table:formula="oooc:=[.$B73]*10+410+[.C$2]*8" office:value-type="float" office:value="468">
            <text:p>468 kg</text:p>
          </table:table-cell>
          <table:table-cell table:style-name="ce19" table:formula="oooc:=[.$B73]*10+410+[.D$2]*8" office:value-type="float" office:value="476">
            <text:p>476 kg</text:p>
          </table:table-cell>
          <table:table-cell table:style-name="ce19" table:formula="oooc:=[.$B73]*10+410+[.E$2]*8" office:value-type="float" office:value="484">
            <text:p>484 kg</text:p>
          </table:table-cell>
          <table:table-cell table:style-name="ce19" table:formula="oooc:=[.$B73]*10+410+[.F$2]*8" office:value-type="float" office:value="492">
            <text:p>492 kg</text:p>
          </table:table-cell>
          <table:table-cell table:style-name="ce19" table:formula="oooc:=[.$B73]*10+410+[.G$2]*8" office:value-type="float" office:value="500">
            <text:p>500 kg</text:p>
          </table:table-cell>
          <table:table-cell table:style-name="ce19" table:formula="oooc:=[.$B73]*10+410+[.H$2]*8" office:value-type="float" office:value="508">
            <text:p>508 kg</text:p>
          </table:table-cell>
          <table:table-cell table:style-name="ce19" table:formula="oooc:=[.$B73]*10+410+[.I$2]*8" office:value-type="float" office:value="516">
            <text:p>516 kg</text:p>
          </table:table-cell>
          <table:table-cell table:style-name="ce19" table:formula="oooc:=[.$B73]*10+410+[.J$2]*8" office:value-type="float" office:value="524">
            <text:p>524 kg</text:p>
          </table:table-cell>
          <table:table-cell table:style-name="ce19" table:formula="oooc:=[.$B73]*10+410+[.K$2]*8" office:value-type="float" office:value="532">
            <text:p>532 kg</text:p>
          </table:table-cell>
          <table:table-cell table:style-name="ce19" table:formula="oooc:=[.$B73]*10+410+[.L$2]*8" office:value-type="float" office:value="540">
            <text:p>540 kg</text:p>
          </table:table-cell>
          <table:table-cell table:style-name="ce19" table:formula="oooc:=[.$B73]*10+410+[.M$2]*8" office:value-type="float" office:value="548">
            <text:p>548 kg</text:p>
          </table:table-cell>
          <table:table-cell table:style-name="ce19" table:formula="oooc:=[.$B73]*10+410+[.N$2]*8" office:value-type="float" office:value="556">
            <text:p>556 kg</text:p>
          </table:table-cell>
          <table:table-cell table:style-name="ce19" table:formula="oooc:=[.$B73]*10+410+[.O$2]*8" office:value-type="float" office:value="564">
            <text:p>564 kg</text:p>
          </table:table-cell>
          <table:table-cell table:style-name="ce19" table:formula="oooc:=[.$B73]*10+410+[.P$2]*8" office:value-type="float" office:value="572">
            <text:p>572 kg</text:p>
          </table:table-cell>
          <table:table-cell table:style-name="ce19" table:formula="oooc:=[.$B73]*10+410+[.Q$2]*8" office:value-type="float" office:value="580">
            <text:p>580 kg</text:p>
          </table:table-cell>
          <table:table-cell table:style-name="ce19" table:formula="oooc:=[.$B73]*10+410+[.R$2]*8" office:value-type="float" office:value="588">
            <text:p>588 kg</text:p>
          </table:table-cell>
          <table:table-cell table:style-name="ce19" table:formula="oooc:=[.$B73]*10+410+[.S$2]*8" office:value-type="float" office:value="596">
            <text:p>596 kg</text:p>
          </table:table-cell>
          <table:table-cell table:style-name="ce19" table:formula="oooc:=[.$B73]*10+410+[.T$2]*8" office:value-type="float" office:value="604">
            <text:p>604 kg</text:p>
          </table:table-cell>
          <table:table-cell table:style-name="ce19" table:formula="oooc:=[.$B73]*10+410+[.U$2]*8" office:value-type="float" office:value="612">
            <text:p>612 kg</text:p>
          </table:table-cell>
          <table:table-cell table:style-name="ce19" table:formula="oooc:=[.$B73]*10+410+[.V$2]*8" office:value-type="float" office:value="620">
            <text:p>620 kg</text:p>
          </table:table-cell>
          <table:table-cell table:style-name="ce19" table:formula="oooc:=[.$B73]*10+410+[.W$2]*8" office:value-type="float" office:value="628">
            <text:p>628 kg</text:p>
          </table:table-cell>
          <table:table-cell table:style-name="ce19" table:formula="oooc:=[.$B73]*10+410+[.X$2]*8" office:value-type="float" office:value="636">
            <text:p>636 kg</text:p>
          </table:table-cell>
          <table:table-cell table:style-name="ce19" table:formula="oooc:=[.$B73]*10+410+[.Y$2]*8" office:value-type="float" office:value="644">
            <text:p>644 kg</text:p>
          </table:table-cell>
          <table:table-cell table:style-name="ce19" table:formula="oooc:=[.$B73]*10+410+[.Z$2]*8" office:value-type="float" office:value="652">
            <text:p>652 kg</text:p>
          </table:table-cell>
          <table:table-cell table:style-name="ce19" table:formula="oooc:=[.$B73]*10+410+[.AA$2]*8" office:value-type="float" office:value="660">
            <text:p>660 kg</text:p>
          </table:table-cell>
          <table:table-cell table:style-name="ce19" table:formula="oooc:=[.$B73]*10+410+[.AB$2]*8" office:value-type="float" office:value="668">
            <text:p>668 kg</text:p>
          </table:table-cell>
          <table:table-cell table:style-name="ce19" table:formula="oooc:=[.$B73]*10+410+[.AC$2]*8" office:value-type="float" office:value="676">
            <text:p>676 kg</text:p>
          </table:table-cell>
          <table:table-cell table:style-name="ce19" table:formula="oooc:=[.$B73]*10+410+[.AD$2]*8" office:value-type="float" office:value="684">
            <text:p>684 kg</text:p>
          </table:table-cell>
          <table:table-cell table:style-name="ce19" table:formula="oooc:=[.$B73]*10+410+[.AE$2]*8" office:value-type="float" office:value="692">
            <text:p>692 kg</text:p>
          </table:table-cell>
          <table:table-cell table:style-name="ce19" table:formula="oooc:=[.$B73]*10+410+[.AF$2]*8" office:value-type="float" office:value="700">
            <text:p>7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19" table:formula="oooc:=[.$B74]*10+410+[.C$2]*8" office:value-type="float" office:value="478">
            <text:p>478 kg</text:p>
          </table:table-cell>
          <table:table-cell table:style-name="ce19" table:formula="oooc:=[.$B74]*10+410+[.D$2]*8" office:value-type="float" office:value="486">
            <text:p>486 kg</text:p>
          </table:table-cell>
          <table:table-cell table:style-name="ce19" table:formula="oooc:=[.$B74]*10+410+[.E$2]*8" office:value-type="float" office:value="494">
            <text:p>494 kg</text:p>
          </table:table-cell>
          <table:table-cell table:style-name="ce19" table:formula="oooc:=[.$B74]*10+410+[.F$2]*8" office:value-type="float" office:value="502">
            <text:p>502 kg</text:p>
          </table:table-cell>
          <table:table-cell table:style-name="ce19" table:formula="oooc:=[.$B74]*10+410+[.G$2]*8" office:value-type="float" office:value="510">
            <text:p>510 kg</text:p>
          </table:table-cell>
          <table:table-cell table:style-name="ce19" table:formula="oooc:=[.$B74]*10+410+[.H$2]*8" office:value-type="float" office:value="518">
            <text:p>518 kg</text:p>
          </table:table-cell>
          <table:table-cell table:style-name="ce19" table:formula="oooc:=[.$B74]*10+410+[.I$2]*8" office:value-type="float" office:value="526">
            <text:p>526 kg</text:p>
          </table:table-cell>
          <table:table-cell table:style-name="ce19" table:formula="oooc:=[.$B74]*10+410+[.J$2]*8" office:value-type="float" office:value="534">
            <text:p>534 kg</text:p>
          </table:table-cell>
          <table:table-cell table:style-name="ce19" table:formula="oooc:=[.$B74]*10+410+[.K$2]*8" office:value-type="float" office:value="542">
            <text:p>542 kg</text:p>
          </table:table-cell>
          <table:table-cell table:style-name="ce19" table:formula="oooc:=[.$B74]*10+410+[.L$2]*8" office:value-type="float" office:value="550">
            <text:p>550 kg</text:p>
          </table:table-cell>
          <table:table-cell table:style-name="ce19" table:formula="oooc:=[.$B74]*10+410+[.M$2]*8" office:value-type="float" office:value="558">
            <text:p>558 kg</text:p>
          </table:table-cell>
          <table:table-cell table:style-name="ce19" table:formula="oooc:=[.$B74]*10+410+[.N$2]*8" office:value-type="float" office:value="566">
            <text:p>566 kg</text:p>
          </table:table-cell>
          <table:table-cell table:style-name="ce19" table:formula="oooc:=[.$B74]*10+410+[.O$2]*8" office:value-type="float" office:value="574">
            <text:p>574 kg</text:p>
          </table:table-cell>
          <table:table-cell table:style-name="ce19" table:formula="oooc:=[.$B74]*10+410+[.P$2]*8" office:value-type="float" office:value="582">
            <text:p>582 kg</text:p>
          </table:table-cell>
          <table:table-cell table:style-name="ce19" table:formula="oooc:=[.$B74]*10+410+[.Q$2]*8" office:value-type="float" office:value="590">
            <text:p>590 kg</text:p>
          </table:table-cell>
          <table:table-cell table:style-name="ce19" table:formula="oooc:=[.$B74]*10+410+[.R$2]*8" office:value-type="float" office:value="598">
            <text:p>598 kg</text:p>
          </table:table-cell>
          <table:table-cell table:style-name="ce19" table:formula="oooc:=[.$B74]*10+410+[.S$2]*8" office:value-type="float" office:value="606">
            <text:p>606 kg</text:p>
          </table:table-cell>
          <table:table-cell table:style-name="ce19" table:formula="oooc:=[.$B74]*10+410+[.T$2]*8" office:value-type="float" office:value="614">
            <text:p>614 kg</text:p>
          </table:table-cell>
          <table:table-cell table:style-name="ce19" table:formula="oooc:=[.$B74]*10+410+[.U$2]*8" office:value-type="float" office:value="622">
            <text:p>622 kg</text:p>
          </table:table-cell>
          <table:table-cell table:style-name="ce19" table:formula="oooc:=[.$B74]*10+410+[.V$2]*8" office:value-type="float" office:value="630">
            <text:p>630 kg</text:p>
          </table:table-cell>
          <table:table-cell table:style-name="ce19" table:formula="oooc:=[.$B74]*10+410+[.W$2]*8" office:value-type="float" office:value="638">
            <text:p>638 kg</text:p>
          </table:table-cell>
          <table:table-cell table:style-name="ce19" table:formula="oooc:=[.$B74]*10+410+[.X$2]*8" office:value-type="float" office:value="646">
            <text:p>646 kg</text:p>
          </table:table-cell>
          <table:table-cell table:style-name="ce19" table:formula="oooc:=[.$B74]*10+410+[.Y$2]*8" office:value-type="float" office:value="654">
            <text:p>654 kg</text:p>
          </table:table-cell>
          <table:table-cell table:style-name="ce19" table:formula="oooc:=[.$B74]*10+410+[.Z$2]*8" office:value-type="float" office:value="662">
            <text:p>662 kg</text:p>
          </table:table-cell>
          <table:table-cell table:style-name="ce19" table:formula="oooc:=[.$B74]*10+410+[.AA$2]*8" office:value-type="float" office:value="670">
            <text:p>670 kg</text:p>
          </table:table-cell>
          <table:table-cell table:style-name="ce19" table:formula="oooc:=[.$B74]*10+410+[.AB$2]*8" office:value-type="float" office:value="678">
            <text:p>678 kg</text:p>
          </table:table-cell>
          <table:table-cell table:style-name="ce19" table:formula="oooc:=[.$B74]*10+410+[.AC$2]*8" office:value-type="float" office:value="686">
            <text:p>686 kg</text:p>
          </table:table-cell>
          <table:table-cell table:style-name="ce19" table:formula="oooc:=[.$B74]*10+410+[.AD$2]*8" office:value-type="float" office:value="694">
            <text:p>694 kg</text:p>
          </table:table-cell>
          <table:table-cell table:style-name="ce19" table:formula="oooc:=[.$B74]*10+410+[.AE$2]*8" office:value-type="float" office:value="702">
            <text:p>702 kg</text:p>
          </table:table-cell>
          <table:table-cell table:style-name="ce19" table:formula="oooc:=[.$B74]*10+410+[.AF$2]*8" office:value-type="float" office:value="710">
            <text:p>7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style-name="ce19" table:formula="oooc:=[.$B75]*10+410+[.C$2]*8" office:value-type="float" office:value="488">
            <text:p>488 kg</text:p>
          </table:table-cell>
          <table:table-cell table:style-name="ce19" table:formula="oooc:=[.$B75]*10+410+[.D$2]*8" office:value-type="float" office:value="496">
            <text:p>496 kg</text:p>
          </table:table-cell>
          <table:table-cell table:style-name="ce19" table:formula="oooc:=[.$B75]*10+410+[.E$2]*8" office:value-type="float" office:value="504">
            <text:p>504 kg</text:p>
          </table:table-cell>
          <table:table-cell table:style-name="ce19" table:formula="oooc:=[.$B75]*10+410+[.F$2]*8" office:value-type="float" office:value="512">
            <text:p>512 kg</text:p>
          </table:table-cell>
          <table:table-cell table:style-name="ce19" table:formula="oooc:=[.$B75]*10+410+[.G$2]*8" office:value-type="float" office:value="520">
            <text:p>520 kg</text:p>
          </table:table-cell>
          <table:table-cell table:style-name="ce19" table:formula="oooc:=[.$B75]*10+410+[.H$2]*8" office:value-type="float" office:value="528">
            <text:p>528 kg</text:p>
          </table:table-cell>
          <table:table-cell table:style-name="ce19" table:formula="oooc:=[.$B75]*10+410+[.I$2]*8" office:value-type="float" office:value="536">
            <text:p>536 kg</text:p>
          </table:table-cell>
          <table:table-cell table:style-name="ce19" table:formula="oooc:=[.$B75]*10+410+[.J$2]*8" office:value-type="float" office:value="544">
            <text:p>544 kg</text:p>
          </table:table-cell>
          <table:table-cell table:style-name="ce19" table:formula="oooc:=[.$B75]*10+410+[.K$2]*8" office:value-type="float" office:value="552">
            <text:p>552 kg</text:p>
          </table:table-cell>
          <table:table-cell table:style-name="ce19" table:formula="oooc:=[.$B75]*10+410+[.L$2]*8" office:value-type="float" office:value="560">
            <text:p>560 kg</text:p>
          </table:table-cell>
          <table:table-cell table:style-name="ce19" table:formula="oooc:=[.$B75]*10+410+[.M$2]*8" office:value-type="float" office:value="568">
            <text:p>568 kg</text:p>
          </table:table-cell>
          <table:table-cell table:style-name="ce19" table:formula="oooc:=[.$B75]*10+410+[.N$2]*8" office:value-type="float" office:value="576">
            <text:p>576 kg</text:p>
          </table:table-cell>
          <table:table-cell table:style-name="ce19" table:formula="oooc:=[.$B75]*10+410+[.O$2]*8" office:value-type="float" office:value="584">
            <text:p>584 kg</text:p>
          </table:table-cell>
          <table:table-cell table:style-name="ce19" table:formula="oooc:=[.$B75]*10+410+[.P$2]*8" office:value-type="float" office:value="592">
            <text:p>592 kg</text:p>
          </table:table-cell>
          <table:table-cell table:style-name="ce19" table:formula="oooc:=[.$B75]*10+410+[.Q$2]*8" office:value-type="float" office:value="600">
            <text:p>600 kg</text:p>
          </table:table-cell>
          <table:table-cell table:style-name="ce19" table:formula="oooc:=[.$B75]*10+410+[.R$2]*8" office:value-type="float" office:value="608">
            <text:p>608 kg</text:p>
          </table:table-cell>
          <table:table-cell table:style-name="ce19" table:formula="oooc:=[.$B75]*10+410+[.S$2]*8" office:value-type="float" office:value="616">
            <text:p>616 kg</text:p>
          </table:table-cell>
          <table:table-cell table:style-name="ce19" table:formula="oooc:=[.$B75]*10+410+[.T$2]*8" office:value-type="float" office:value="624">
            <text:p>624 kg</text:p>
          </table:table-cell>
          <table:table-cell table:style-name="ce19" table:formula="oooc:=[.$B75]*10+410+[.U$2]*8" office:value-type="float" office:value="632">
            <text:p>632 kg</text:p>
          </table:table-cell>
          <table:table-cell table:style-name="ce19" table:formula="oooc:=[.$B75]*10+410+[.V$2]*8" office:value-type="float" office:value="640">
            <text:p>640 kg</text:p>
          </table:table-cell>
          <table:table-cell table:style-name="ce19" table:formula="oooc:=[.$B75]*10+410+[.W$2]*8" office:value-type="float" office:value="648">
            <text:p>648 kg</text:p>
          </table:table-cell>
          <table:table-cell table:style-name="ce19" table:formula="oooc:=[.$B75]*10+410+[.X$2]*8" office:value-type="float" office:value="656">
            <text:p>656 kg</text:p>
          </table:table-cell>
          <table:table-cell table:style-name="ce19" table:formula="oooc:=[.$B75]*10+410+[.Y$2]*8" office:value-type="float" office:value="664">
            <text:p>664 kg</text:p>
          </table:table-cell>
          <table:table-cell table:style-name="ce19" table:formula="oooc:=[.$B75]*10+410+[.Z$2]*8" office:value-type="float" office:value="672">
            <text:p>672 kg</text:p>
          </table:table-cell>
          <table:table-cell table:style-name="ce19" table:formula="oooc:=[.$B75]*10+410+[.AA$2]*8" office:value-type="float" office:value="680">
            <text:p>680 kg</text:p>
          </table:table-cell>
          <table:table-cell table:style-name="ce19" table:formula="oooc:=[.$B75]*10+410+[.AB$2]*8" office:value-type="float" office:value="688">
            <text:p>688 kg</text:p>
          </table:table-cell>
          <table:table-cell table:style-name="ce19" table:formula="oooc:=[.$B75]*10+410+[.AC$2]*8" office:value-type="float" office:value="696">
            <text:p>696 kg</text:p>
          </table:table-cell>
          <table:table-cell table:style-name="ce19" table:formula="oooc:=[.$B75]*10+410+[.AD$2]*8" office:value-type="float" office:value="704">
            <text:p>704 kg</text:p>
          </table:table-cell>
          <table:table-cell table:style-name="ce19" table:formula="oooc:=[.$B75]*10+410+[.AE$2]*8" office:value-type="float" office:value="712">
            <text:p>712 kg</text:p>
          </table:table-cell>
          <table:table-cell table:style-name="ce19" table:formula="oooc:=[.$B75]*10+410+[.AF$2]*8" office:value-type="float" office:value="720">
            <text:p>7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19" table:formula="oooc:=[.$B76]*10+410+[.C$2]*8" office:value-type="float" office:value="498">
            <text:p>498 kg</text:p>
          </table:table-cell>
          <table:table-cell table:style-name="ce19" table:formula="oooc:=[.$B76]*10+410+[.D$2]*8" office:value-type="float" office:value="506">
            <text:p>506 kg</text:p>
          </table:table-cell>
          <table:table-cell table:style-name="ce19" table:formula="oooc:=[.$B76]*10+410+[.E$2]*8" office:value-type="float" office:value="514">
            <text:p>514 kg</text:p>
          </table:table-cell>
          <table:table-cell table:style-name="ce19" table:formula="oooc:=[.$B76]*10+410+[.F$2]*8" office:value-type="float" office:value="522">
            <text:p>522 kg</text:p>
          </table:table-cell>
          <table:table-cell table:style-name="ce19" table:formula="oooc:=[.$B76]*10+410+[.G$2]*8" office:value-type="float" office:value="530">
            <text:p>530 kg</text:p>
          </table:table-cell>
          <table:table-cell table:style-name="ce19" table:formula="oooc:=[.$B76]*10+410+[.H$2]*8" office:value-type="float" office:value="538">
            <text:p>538 kg</text:p>
          </table:table-cell>
          <table:table-cell table:style-name="ce19" table:formula="oooc:=[.$B76]*10+410+[.I$2]*8" office:value-type="float" office:value="546">
            <text:p>546 kg</text:p>
          </table:table-cell>
          <table:table-cell table:style-name="ce19" table:formula="oooc:=[.$B76]*10+410+[.J$2]*8" office:value-type="float" office:value="554">
            <text:p>554 kg</text:p>
          </table:table-cell>
          <table:table-cell table:style-name="ce19" table:formula="oooc:=[.$B76]*10+410+[.K$2]*8" office:value-type="float" office:value="562">
            <text:p>562 kg</text:p>
          </table:table-cell>
          <table:table-cell table:style-name="ce19" table:formula="oooc:=[.$B76]*10+410+[.L$2]*8" office:value-type="float" office:value="570">
            <text:p>570 kg</text:p>
          </table:table-cell>
          <table:table-cell table:style-name="ce19" table:formula="oooc:=[.$B76]*10+410+[.M$2]*8" office:value-type="float" office:value="578">
            <text:p>578 kg</text:p>
          </table:table-cell>
          <table:table-cell table:style-name="ce19" table:formula="oooc:=[.$B76]*10+410+[.N$2]*8" office:value-type="float" office:value="586">
            <text:p>586 kg</text:p>
          </table:table-cell>
          <table:table-cell table:style-name="ce19" table:formula="oooc:=[.$B76]*10+410+[.O$2]*8" office:value-type="float" office:value="594">
            <text:p>594 kg</text:p>
          </table:table-cell>
          <table:table-cell table:style-name="ce19" table:formula="oooc:=[.$B76]*10+410+[.P$2]*8" office:value-type="float" office:value="602">
            <text:p>602 kg</text:p>
          </table:table-cell>
          <table:table-cell table:style-name="ce19" table:formula="oooc:=[.$B76]*10+410+[.Q$2]*8" office:value-type="float" office:value="610">
            <text:p>610 kg</text:p>
          </table:table-cell>
          <table:table-cell table:style-name="ce19" table:formula="oooc:=[.$B76]*10+410+[.R$2]*8" office:value-type="float" office:value="618">
            <text:p>618 kg</text:p>
          </table:table-cell>
          <table:table-cell table:style-name="ce19" table:formula="oooc:=[.$B76]*10+410+[.S$2]*8" office:value-type="float" office:value="626">
            <text:p>626 kg</text:p>
          </table:table-cell>
          <table:table-cell table:style-name="ce19" table:formula="oooc:=[.$B76]*10+410+[.T$2]*8" office:value-type="float" office:value="634">
            <text:p>634 kg</text:p>
          </table:table-cell>
          <table:table-cell table:style-name="ce19" table:formula="oooc:=[.$B76]*10+410+[.U$2]*8" office:value-type="float" office:value="642">
            <text:p>642 kg</text:p>
          </table:table-cell>
          <table:table-cell table:style-name="ce19" table:formula="oooc:=[.$B76]*10+410+[.V$2]*8" office:value-type="float" office:value="650">
            <text:p>650 kg</text:p>
          </table:table-cell>
          <table:table-cell table:style-name="ce19" table:formula="oooc:=[.$B76]*10+410+[.W$2]*8" office:value-type="float" office:value="658">
            <text:p>658 kg</text:p>
          </table:table-cell>
          <table:table-cell table:style-name="ce19" table:formula="oooc:=[.$B76]*10+410+[.X$2]*8" office:value-type="float" office:value="666">
            <text:p>666 kg</text:p>
          </table:table-cell>
          <table:table-cell table:style-name="ce19" table:formula="oooc:=[.$B76]*10+410+[.Y$2]*8" office:value-type="float" office:value="674">
            <text:p>674 kg</text:p>
          </table:table-cell>
          <table:table-cell table:style-name="ce19" table:formula="oooc:=[.$B76]*10+410+[.Z$2]*8" office:value-type="float" office:value="682">
            <text:p>682 kg</text:p>
          </table:table-cell>
          <table:table-cell table:style-name="ce19" table:formula="oooc:=[.$B76]*10+410+[.AA$2]*8" office:value-type="float" office:value="690">
            <text:p>690 kg</text:p>
          </table:table-cell>
          <table:table-cell table:style-name="ce19" table:formula="oooc:=[.$B76]*10+410+[.AB$2]*8" office:value-type="float" office:value="698">
            <text:p>698 kg</text:p>
          </table:table-cell>
          <table:table-cell table:style-name="ce19" table:formula="oooc:=[.$B76]*10+410+[.AC$2]*8" office:value-type="float" office:value="706">
            <text:p>706 kg</text:p>
          </table:table-cell>
          <table:table-cell table:style-name="ce19" table:formula="oooc:=[.$B76]*10+410+[.AD$2]*8" office:value-type="float" office:value="714">
            <text:p>714 kg</text:p>
          </table:table-cell>
          <table:table-cell table:style-name="ce19" table:formula="oooc:=[.$B76]*10+410+[.AE$2]*8" office:value-type="float" office:value="722">
            <text:p>722 kg</text:p>
          </table:table-cell>
          <table:table-cell table:style-name="ce19" table:formula="oooc:=[.$B76]*10+410+[.AF$2]*8" office:value-type="float" office:value="730">
            <text:p>7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style-name="ce19" table:formula="oooc:=[.$B77]*10+410+[.C$2]*8" office:value-type="float" office:value="508">
            <text:p>508 kg</text:p>
          </table:table-cell>
          <table:table-cell table:style-name="ce19" table:formula="oooc:=[.$B77]*10+410+[.D$2]*8" office:value-type="float" office:value="516">
            <text:p>516 kg</text:p>
          </table:table-cell>
          <table:table-cell table:style-name="ce19" table:formula="oooc:=[.$B77]*10+410+[.E$2]*8" office:value-type="float" office:value="524">
            <text:p>524 kg</text:p>
          </table:table-cell>
          <table:table-cell table:style-name="ce19" table:formula="oooc:=[.$B77]*10+410+[.F$2]*8" office:value-type="float" office:value="532">
            <text:p>532 kg</text:p>
          </table:table-cell>
          <table:table-cell table:style-name="ce19" table:formula="oooc:=[.$B77]*10+410+[.G$2]*8" office:value-type="float" office:value="540">
            <text:p>540 kg</text:p>
          </table:table-cell>
          <table:table-cell table:style-name="ce19" table:formula="oooc:=[.$B77]*10+410+[.H$2]*8" office:value-type="float" office:value="548">
            <text:p>548 kg</text:p>
          </table:table-cell>
          <table:table-cell table:style-name="ce19" table:formula="oooc:=[.$B77]*10+410+[.I$2]*8" office:value-type="float" office:value="556">
            <text:p>556 kg</text:p>
          </table:table-cell>
          <table:table-cell table:style-name="ce19" table:formula="oooc:=[.$B77]*10+410+[.J$2]*8" office:value-type="float" office:value="564">
            <text:p>564 kg</text:p>
          </table:table-cell>
          <table:table-cell table:style-name="ce19" table:formula="oooc:=[.$B77]*10+410+[.K$2]*8" office:value-type="float" office:value="572">
            <text:p>572 kg</text:p>
          </table:table-cell>
          <table:table-cell table:style-name="ce19" table:formula="oooc:=[.$B77]*10+410+[.L$2]*8" office:value-type="float" office:value="580">
            <text:p>580 kg</text:p>
          </table:table-cell>
          <table:table-cell table:style-name="ce19" table:formula="oooc:=[.$B77]*10+410+[.M$2]*8" office:value-type="float" office:value="588">
            <text:p>588 kg</text:p>
          </table:table-cell>
          <table:table-cell table:style-name="ce19" table:formula="oooc:=[.$B77]*10+410+[.N$2]*8" office:value-type="float" office:value="596">
            <text:p>596 kg</text:p>
          </table:table-cell>
          <table:table-cell table:style-name="ce19" table:formula="oooc:=[.$B77]*10+410+[.O$2]*8" office:value-type="float" office:value="604">
            <text:p>604 kg</text:p>
          </table:table-cell>
          <table:table-cell table:style-name="ce19" table:formula="oooc:=[.$B77]*10+410+[.P$2]*8" office:value-type="float" office:value="612">
            <text:p>612 kg</text:p>
          </table:table-cell>
          <table:table-cell table:style-name="ce19" table:formula="oooc:=[.$B77]*10+410+[.Q$2]*8" office:value-type="float" office:value="620">
            <text:p>620 kg</text:p>
          </table:table-cell>
          <table:table-cell table:style-name="ce19" table:formula="oooc:=[.$B77]*10+410+[.R$2]*8" office:value-type="float" office:value="628">
            <text:p>628 kg</text:p>
          </table:table-cell>
          <table:table-cell table:style-name="ce19" table:formula="oooc:=[.$B77]*10+410+[.S$2]*8" office:value-type="float" office:value="636">
            <text:p>636 kg</text:p>
          </table:table-cell>
          <table:table-cell table:style-name="ce19" table:formula="oooc:=[.$B77]*10+410+[.T$2]*8" office:value-type="float" office:value="644">
            <text:p>644 kg</text:p>
          </table:table-cell>
          <table:table-cell table:style-name="ce19" table:formula="oooc:=[.$B77]*10+410+[.U$2]*8" office:value-type="float" office:value="652">
            <text:p>652 kg</text:p>
          </table:table-cell>
          <table:table-cell table:style-name="ce19" table:formula="oooc:=[.$B77]*10+410+[.V$2]*8" office:value-type="float" office:value="660">
            <text:p>660 kg</text:p>
          </table:table-cell>
          <table:table-cell table:style-name="ce19" table:formula="oooc:=[.$B77]*10+410+[.W$2]*8" office:value-type="float" office:value="668">
            <text:p>668 kg</text:p>
          </table:table-cell>
          <table:table-cell table:style-name="ce19" table:formula="oooc:=[.$B77]*10+410+[.X$2]*8" office:value-type="float" office:value="676">
            <text:p>676 kg</text:p>
          </table:table-cell>
          <table:table-cell table:style-name="ce19" table:formula="oooc:=[.$B77]*10+410+[.Y$2]*8" office:value-type="float" office:value="684">
            <text:p>684 kg</text:p>
          </table:table-cell>
          <table:table-cell table:style-name="ce19" table:formula="oooc:=[.$B77]*10+410+[.Z$2]*8" office:value-type="float" office:value="692">
            <text:p>692 kg</text:p>
          </table:table-cell>
          <table:table-cell table:style-name="ce19" table:formula="oooc:=[.$B77]*10+410+[.AA$2]*8" office:value-type="float" office:value="700">
            <text:p>700 kg</text:p>
          </table:table-cell>
          <table:table-cell table:style-name="ce19" table:formula="oooc:=[.$B77]*10+410+[.AB$2]*8" office:value-type="float" office:value="708">
            <text:p>708 kg</text:p>
          </table:table-cell>
          <table:table-cell table:style-name="ce19" table:formula="oooc:=[.$B77]*10+410+[.AC$2]*8" office:value-type="float" office:value="716">
            <text:p>716 kg</text:p>
          </table:table-cell>
          <table:table-cell table:style-name="ce19" table:formula="oooc:=[.$B77]*10+410+[.AD$2]*8" office:value-type="float" office:value="724">
            <text:p>724 kg</text:p>
          </table:table-cell>
          <table:table-cell table:style-name="ce19" table:formula="oooc:=[.$B77]*10+410+[.AE$2]*8" office:value-type="float" office:value="732">
            <text:p>732 kg</text:p>
          </table:table-cell>
          <table:table-cell table:style-name="ce19" table:formula="oooc:=[.$B77]*10+410+[.AF$2]*8" office:value-type="float" office:value="740">
            <text:p>7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style-name="ce19" table:formula="oooc:=[.$B78]*10+410+[.C$2]*8" office:value-type="float" office:value="518">
            <text:p>518 kg</text:p>
          </table:table-cell>
          <table:table-cell table:style-name="ce19" table:formula="oooc:=[.$B78]*10+410+[.D$2]*8" office:value-type="float" office:value="526">
            <text:p>526 kg</text:p>
          </table:table-cell>
          <table:table-cell table:style-name="ce19" table:formula="oooc:=[.$B78]*10+410+[.E$2]*8" office:value-type="float" office:value="534">
            <text:p>534 kg</text:p>
          </table:table-cell>
          <table:table-cell table:style-name="ce19" table:formula="oooc:=[.$B78]*10+410+[.F$2]*8" office:value-type="float" office:value="542">
            <text:p>542 kg</text:p>
          </table:table-cell>
          <table:table-cell table:style-name="ce19" table:formula="oooc:=[.$B78]*10+410+[.G$2]*8" office:value-type="float" office:value="550">
            <text:p>550 kg</text:p>
          </table:table-cell>
          <table:table-cell table:style-name="ce19" table:formula="oooc:=[.$B78]*10+410+[.H$2]*8" office:value-type="float" office:value="558">
            <text:p>558 kg</text:p>
          </table:table-cell>
          <table:table-cell table:style-name="ce19" table:formula="oooc:=[.$B78]*10+410+[.I$2]*8" office:value-type="float" office:value="566">
            <text:p>566 kg</text:p>
          </table:table-cell>
          <table:table-cell table:style-name="ce19" table:formula="oooc:=[.$B78]*10+410+[.J$2]*8" office:value-type="float" office:value="574">
            <text:p>574 kg</text:p>
          </table:table-cell>
          <table:table-cell table:style-name="ce19" table:formula="oooc:=[.$B78]*10+410+[.K$2]*8" office:value-type="float" office:value="582">
            <text:p>582 kg</text:p>
          </table:table-cell>
          <table:table-cell table:style-name="ce19" table:formula="oooc:=[.$B78]*10+410+[.L$2]*8" office:value-type="float" office:value="590">
            <text:p>590 kg</text:p>
          </table:table-cell>
          <table:table-cell table:style-name="ce19" table:formula="oooc:=[.$B78]*10+410+[.M$2]*8" office:value-type="float" office:value="598">
            <text:p>598 kg</text:p>
          </table:table-cell>
          <table:table-cell table:style-name="ce19" table:formula="oooc:=[.$B78]*10+410+[.N$2]*8" office:value-type="float" office:value="606">
            <text:p>606 kg</text:p>
          </table:table-cell>
          <table:table-cell table:style-name="ce19" table:formula="oooc:=[.$B78]*10+410+[.O$2]*8" office:value-type="float" office:value="614">
            <text:p>614 kg</text:p>
          </table:table-cell>
          <table:table-cell table:style-name="ce19" table:formula="oooc:=[.$B78]*10+410+[.P$2]*8" office:value-type="float" office:value="622">
            <text:p>622 kg</text:p>
          </table:table-cell>
          <table:table-cell table:style-name="ce19" table:formula="oooc:=[.$B78]*10+410+[.Q$2]*8" office:value-type="float" office:value="630">
            <text:p>630 kg</text:p>
          </table:table-cell>
          <table:table-cell table:style-name="ce19" table:formula="oooc:=[.$B78]*10+410+[.R$2]*8" office:value-type="float" office:value="638">
            <text:p>638 kg</text:p>
          </table:table-cell>
          <table:table-cell table:style-name="ce19" table:formula="oooc:=[.$B78]*10+410+[.S$2]*8" office:value-type="float" office:value="646">
            <text:p>646 kg</text:p>
          </table:table-cell>
          <table:table-cell table:style-name="ce19" table:formula="oooc:=[.$B78]*10+410+[.T$2]*8" office:value-type="float" office:value="654">
            <text:p>654 kg</text:p>
          </table:table-cell>
          <table:table-cell table:style-name="ce19" table:formula="oooc:=[.$B78]*10+410+[.U$2]*8" office:value-type="float" office:value="662">
            <text:p>662 kg</text:p>
          </table:table-cell>
          <table:table-cell table:style-name="ce19" table:formula="oooc:=[.$B78]*10+410+[.V$2]*8" office:value-type="float" office:value="670">
            <text:p>670 kg</text:p>
          </table:table-cell>
          <table:table-cell table:style-name="ce19" table:formula="oooc:=[.$B78]*10+410+[.W$2]*8" office:value-type="float" office:value="678">
            <text:p>678 kg</text:p>
          </table:table-cell>
          <table:table-cell table:style-name="ce19" table:formula="oooc:=[.$B78]*10+410+[.X$2]*8" office:value-type="float" office:value="686">
            <text:p>686 kg</text:p>
          </table:table-cell>
          <table:table-cell table:style-name="ce19" table:formula="oooc:=[.$B78]*10+410+[.Y$2]*8" office:value-type="float" office:value="694">
            <text:p>694 kg</text:p>
          </table:table-cell>
          <table:table-cell table:style-name="ce19" table:formula="oooc:=[.$B78]*10+410+[.Z$2]*8" office:value-type="float" office:value="702">
            <text:p>702 kg</text:p>
          </table:table-cell>
          <table:table-cell table:style-name="ce19" table:formula="oooc:=[.$B78]*10+410+[.AA$2]*8" office:value-type="float" office:value="710">
            <text:p>710 kg</text:p>
          </table:table-cell>
          <table:table-cell table:style-name="ce19" table:formula="oooc:=[.$B78]*10+410+[.AB$2]*8" office:value-type="float" office:value="718">
            <text:p>718 kg</text:p>
          </table:table-cell>
          <table:table-cell table:style-name="ce19" table:formula="oooc:=[.$B78]*10+410+[.AC$2]*8" office:value-type="float" office:value="726">
            <text:p>726 kg</text:p>
          </table:table-cell>
          <table:table-cell table:style-name="ce19" table:formula="oooc:=[.$B78]*10+410+[.AD$2]*8" office:value-type="float" office:value="734">
            <text:p>734 kg</text:p>
          </table:table-cell>
          <table:table-cell table:style-name="ce19" table:formula="oooc:=[.$B78]*10+410+[.AE$2]*8" office:value-type="float" office:value="742">
            <text:p>742 kg</text:p>
          </table:table-cell>
          <table:table-cell table:style-name="ce19" table:formula="oooc:=[.$B78]*10+410+[.AF$2]*8" office:value-type="float" office:value="750">
            <text:p>7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style-name="ce19" table:formula="oooc:=[.$B79]*10+410+[.C$2]*8" office:value-type="float" office:value="528">
            <text:p>528 kg</text:p>
          </table:table-cell>
          <table:table-cell table:style-name="ce19" table:formula="oooc:=[.$B79]*10+410+[.D$2]*8" office:value-type="float" office:value="536">
            <text:p>536 kg</text:p>
          </table:table-cell>
          <table:table-cell table:style-name="ce19" table:formula="oooc:=[.$B79]*10+410+[.E$2]*8" office:value-type="float" office:value="544">
            <text:p>544 kg</text:p>
          </table:table-cell>
          <table:table-cell table:style-name="ce19" table:formula="oooc:=[.$B79]*10+410+[.F$2]*8" office:value-type="float" office:value="552">
            <text:p>552 kg</text:p>
          </table:table-cell>
          <table:table-cell table:style-name="ce19" table:formula="oooc:=[.$B79]*10+410+[.G$2]*8" office:value-type="float" office:value="560">
            <text:p>560 kg</text:p>
          </table:table-cell>
          <table:table-cell table:style-name="ce19" table:formula="oooc:=[.$B79]*10+410+[.H$2]*8" office:value-type="float" office:value="568">
            <text:p>568 kg</text:p>
          </table:table-cell>
          <table:table-cell table:style-name="ce19" table:formula="oooc:=[.$B79]*10+410+[.I$2]*8" office:value-type="float" office:value="576">
            <text:p>576 kg</text:p>
          </table:table-cell>
          <table:table-cell table:style-name="ce19" table:formula="oooc:=[.$B79]*10+410+[.J$2]*8" office:value-type="float" office:value="584">
            <text:p>584 kg</text:p>
          </table:table-cell>
          <table:table-cell table:style-name="ce19" table:formula="oooc:=[.$B79]*10+410+[.K$2]*8" office:value-type="float" office:value="592">
            <text:p>592 kg</text:p>
          </table:table-cell>
          <table:table-cell table:style-name="ce19" table:formula="oooc:=[.$B79]*10+410+[.L$2]*8" office:value-type="float" office:value="600">
            <text:p>600 kg</text:p>
          </table:table-cell>
          <table:table-cell table:style-name="ce19" table:formula="oooc:=[.$B79]*10+410+[.M$2]*8" office:value-type="float" office:value="608">
            <text:p>608 kg</text:p>
          </table:table-cell>
          <table:table-cell table:style-name="ce19" table:formula="oooc:=[.$B79]*10+410+[.N$2]*8" office:value-type="float" office:value="616">
            <text:p>616 kg</text:p>
          </table:table-cell>
          <table:table-cell table:style-name="ce19" table:formula="oooc:=[.$B79]*10+410+[.O$2]*8" office:value-type="float" office:value="624">
            <text:p>624 kg</text:p>
          </table:table-cell>
          <table:table-cell table:style-name="ce19" table:formula="oooc:=[.$B79]*10+410+[.P$2]*8" office:value-type="float" office:value="632">
            <text:p>632 kg</text:p>
          </table:table-cell>
          <table:table-cell table:style-name="ce19" table:formula="oooc:=[.$B79]*10+410+[.Q$2]*8" office:value-type="float" office:value="640">
            <text:p>640 kg</text:p>
          </table:table-cell>
          <table:table-cell table:style-name="ce19" table:formula="oooc:=[.$B79]*10+410+[.R$2]*8" office:value-type="float" office:value="648">
            <text:p>648 kg</text:p>
          </table:table-cell>
          <table:table-cell table:style-name="ce19" table:formula="oooc:=[.$B79]*10+410+[.S$2]*8" office:value-type="float" office:value="656">
            <text:p>656 kg</text:p>
          </table:table-cell>
          <table:table-cell table:style-name="ce19" table:formula="oooc:=[.$B79]*10+410+[.T$2]*8" office:value-type="float" office:value="664">
            <text:p>664 kg</text:p>
          </table:table-cell>
          <table:table-cell table:style-name="ce19" table:formula="oooc:=[.$B79]*10+410+[.U$2]*8" office:value-type="float" office:value="672">
            <text:p>672 kg</text:p>
          </table:table-cell>
          <table:table-cell table:style-name="ce19" table:formula="oooc:=[.$B79]*10+410+[.V$2]*8" office:value-type="float" office:value="680">
            <text:p>680 kg</text:p>
          </table:table-cell>
          <table:table-cell table:style-name="ce19" table:formula="oooc:=[.$B79]*10+410+[.W$2]*8" office:value-type="float" office:value="688">
            <text:p>688 kg</text:p>
          </table:table-cell>
          <table:table-cell table:style-name="ce19" table:formula="oooc:=[.$B79]*10+410+[.X$2]*8" office:value-type="float" office:value="696">
            <text:p>696 kg</text:p>
          </table:table-cell>
          <table:table-cell table:style-name="ce19" table:formula="oooc:=[.$B79]*10+410+[.Y$2]*8" office:value-type="float" office:value="704">
            <text:p>704 kg</text:p>
          </table:table-cell>
          <table:table-cell table:style-name="ce19" table:formula="oooc:=[.$B79]*10+410+[.Z$2]*8" office:value-type="float" office:value="712">
            <text:p>712 kg</text:p>
          </table:table-cell>
          <table:table-cell table:style-name="ce19" table:formula="oooc:=[.$B79]*10+410+[.AA$2]*8" office:value-type="float" office:value="720">
            <text:p>720 kg</text:p>
          </table:table-cell>
          <table:table-cell table:style-name="ce19" table:formula="oooc:=[.$B79]*10+410+[.AB$2]*8" office:value-type="float" office:value="728">
            <text:p>728 kg</text:p>
          </table:table-cell>
          <table:table-cell table:style-name="ce19" table:formula="oooc:=[.$B79]*10+410+[.AC$2]*8" office:value-type="float" office:value="736">
            <text:p>736 kg</text:p>
          </table:table-cell>
          <table:table-cell table:style-name="ce19" table:formula="oooc:=[.$B79]*10+410+[.AD$2]*8" office:value-type="float" office:value="744">
            <text:p>744 kg</text:p>
          </table:table-cell>
          <table:table-cell table:style-name="ce19" table:formula="oooc:=[.$B79]*10+410+[.AE$2]*8" office:value-type="float" office:value="752">
            <text:p>752 kg</text:p>
          </table:table-cell>
          <table:table-cell table:style-name="ce19" table:formula="oooc:=[.$B79]*10+410+[.AF$2]*8" office:value-type="float" office:value="760">
            <text:p>7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style-name="ce19" table:formula="oooc:=[.$B80]*10+410+[.C$2]*8" office:value-type="float" office:value="538">
            <text:p>538 kg</text:p>
          </table:table-cell>
          <table:table-cell table:style-name="ce19" table:formula="oooc:=[.$B80]*10+410+[.D$2]*8" office:value-type="float" office:value="546">
            <text:p>546 kg</text:p>
          </table:table-cell>
          <table:table-cell table:style-name="ce19" table:formula="oooc:=[.$B80]*10+410+[.E$2]*8" office:value-type="float" office:value="554">
            <text:p>554 kg</text:p>
          </table:table-cell>
          <table:table-cell table:style-name="ce19" table:formula="oooc:=[.$B80]*10+410+[.F$2]*8" office:value-type="float" office:value="562">
            <text:p>562 kg</text:p>
          </table:table-cell>
          <table:table-cell table:style-name="ce19" table:formula="oooc:=[.$B80]*10+410+[.G$2]*8" office:value-type="float" office:value="570">
            <text:p>570 kg</text:p>
          </table:table-cell>
          <table:table-cell table:style-name="ce19" table:formula="oooc:=[.$B80]*10+410+[.H$2]*8" office:value-type="float" office:value="578">
            <text:p>578 kg</text:p>
          </table:table-cell>
          <table:table-cell table:style-name="ce19" table:formula="oooc:=[.$B80]*10+410+[.I$2]*8" office:value-type="float" office:value="586">
            <text:p>586 kg</text:p>
          </table:table-cell>
          <table:table-cell table:style-name="ce19" table:formula="oooc:=[.$B80]*10+410+[.J$2]*8" office:value-type="float" office:value="594">
            <text:p>594 kg</text:p>
          </table:table-cell>
          <table:table-cell table:style-name="ce19" table:formula="oooc:=[.$B80]*10+410+[.K$2]*8" office:value-type="float" office:value="602">
            <text:p>602 kg</text:p>
          </table:table-cell>
          <table:table-cell table:style-name="ce19" table:formula="oooc:=[.$B80]*10+410+[.L$2]*8" office:value-type="float" office:value="610">
            <text:p>610 kg</text:p>
          </table:table-cell>
          <table:table-cell table:style-name="ce19" table:formula="oooc:=[.$B80]*10+410+[.M$2]*8" office:value-type="float" office:value="618">
            <text:p>618 kg</text:p>
          </table:table-cell>
          <table:table-cell table:style-name="ce19" table:formula="oooc:=[.$B80]*10+410+[.N$2]*8" office:value-type="float" office:value="626">
            <text:p>626 kg</text:p>
          </table:table-cell>
          <table:table-cell table:style-name="ce19" table:formula="oooc:=[.$B80]*10+410+[.O$2]*8" office:value-type="float" office:value="634">
            <text:p>634 kg</text:p>
          </table:table-cell>
          <table:table-cell table:style-name="ce19" table:formula="oooc:=[.$B80]*10+410+[.P$2]*8" office:value-type="float" office:value="642">
            <text:p>642 kg</text:p>
          </table:table-cell>
          <table:table-cell table:style-name="ce19" table:formula="oooc:=[.$B80]*10+410+[.Q$2]*8" office:value-type="float" office:value="650">
            <text:p>650 kg</text:p>
          </table:table-cell>
          <table:table-cell table:style-name="ce19" table:formula="oooc:=[.$B80]*10+410+[.R$2]*8" office:value-type="float" office:value="658">
            <text:p>658 kg</text:p>
          </table:table-cell>
          <table:table-cell table:style-name="ce19" table:formula="oooc:=[.$B80]*10+410+[.S$2]*8" office:value-type="float" office:value="666">
            <text:p>666 kg</text:p>
          </table:table-cell>
          <table:table-cell table:style-name="ce19" table:formula="oooc:=[.$B80]*10+410+[.T$2]*8" office:value-type="float" office:value="674">
            <text:p>674 kg</text:p>
          </table:table-cell>
          <table:table-cell table:style-name="ce19" table:formula="oooc:=[.$B80]*10+410+[.U$2]*8" office:value-type="float" office:value="682">
            <text:p>682 kg</text:p>
          </table:table-cell>
          <table:table-cell table:style-name="ce19" table:formula="oooc:=[.$B80]*10+410+[.V$2]*8" office:value-type="float" office:value="690">
            <text:p>690 kg</text:p>
          </table:table-cell>
          <table:table-cell table:style-name="ce19" table:formula="oooc:=[.$B80]*10+410+[.W$2]*8" office:value-type="float" office:value="698">
            <text:p>698 kg</text:p>
          </table:table-cell>
          <table:table-cell table:style-name="ce19" table:formula="oooc:=[.$B80]*10+410+[.X$2]*8" office:value-type="float" office:value="706">
            <text:p>706 kg</text:p>
          </table:table-cell>
          <table:table-cell table:style-name="ce19" table:formula="oooc:=[.$B80]*10+410+[.Y$2]*8" office:value-type="float" office:value="714">
            <text:p>714 kg</text:p>
          </table:table-cell>
          <table:table-cell table:style-name="ce19" table:formula="oooc:=[.$B80]*10+410+[.Z$2]*8" office:value-type="float" office:value="722">
            <text:p>722 kg</text:p>
          </table:table-cell>
          <table:table-cell table:style-name="ce19" table:formula="oooc:=[.$B80]*10+410+[.AA$2]*8" office:value-type="float" office:value="730">
            <text:p>730 kg</text:p>
          </table:table-cell>
          <table:table-cell table:style-name="ce19" table:formula="oooc:=[.$B80]*10+410+[.AB$2]*8" office:value-type="float" office:value="738">
            <text:p>738 kg</text:p>
          </table:table-cell>
          <table:table-cell table:style-name="ce19" table:formula="oooc:=[.$B80]*10+410+[.AC$2]*8" office:value-type="float" office:value="746">
            <text:p>746 kg</text:p>
          </table:table-cell>
          <table:table-cell table:style-name="ce19" table:formula="oooc:=[.$B80]*10+410+[.AD$2]*8" office:value-type="float" office:value="754">
            <text:p>754 kg</text:p>
          </table:table-cell>
          <table:table-cell table:style-name="ce19" table:formula="oooc:=[.$B80]*10+410+[.AE$2]*8" office:value-type="float" office:value="762">
            <text:p>762 kg</text:p>
          </table:table-cell>
          <table:table-cell table:style-name="ce19" table:formula="oooc:=[.$B80]*10+410+[.AF$2]*8" office:value-type="float" office:value="770">
            <text:p>7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style-name="ce19" table:formula="oooc:=[.$B81]*10+410+[.C$2]*8" office:value-type="float" office:value="548">
            <text:p>548 kg</text:p>
          </table:table-cell>
          <table:table-cell table:style-name="ce19" table:formula="oooc:=[.$B81]*10+410+[.D$2]*8" office:value-type="float" office:value="556">
            <text:p>556 kg</text:p>
          </table:table-cell>
          <table:table-cell table:style-name="ce19" table:formula="oooc:=[.$B81]*10+410+[.E$2]*8" office:value-type="float" office:value="564">
            <text:p>564 kg</text:p>
          </table:table-cell>
          <table:table-cell table:style-name="ce19" table:formula="oooc:=[.$B81]*10+410+[.F$2]*8" office:value-type="float" office:value="572">
            <text:p>572 kg</text:p>
          </table:table-cell>
          <table:table-cell table:style-name="ce19" table:formula="oooc:=[.$B81]*10+410+[.G$2]*8" office:value-type="float" office:value="580">
            <text:p>580 kg</text:p>
          </table:table-cell>
          <table:table-cell table:style-name="ce19" table:formula="oooc:=[.$B81]*10+410+[.H$2]*8" office:value-type="float" office:value="588">
            <text:p>588 kg</text:p>
          </table:table-cell>
          <table:table-cell table:style-name="ce19" table:formula="oooc:=[.$B81]*10+410+[.I$2]*8" office:value-type="float" office:value="596">
            <text:p>596 kg</text:p>
          </table:table-cell>
          <table:table-cell table:style-name="ce19" table:formula="oooc:=[.$B81]*10+410+[.J$2]*8" office:value-type="float" office:value="604">
            <text:p>604 kg</text:p>
          </table:table-cell>
          <table:table-cell table:style-name="ce19" table:formula="oooc:=[.$B81]*10+410+[.K$2]*8" office:value-type="float" office:value="612">
            <text:p>612 kg</text:p>
          </table:table-cell>
          <table:table-cell table:style-name="ce19" table:formula="oooc:=[.$B81]*10+410+[.L$2]*8" office:value-type="float" office:value="620">
            <text:p>620 kg</text:p>
          </table:table-cell>
          <table:table-cell table:style-name="ce19" table:formula="oooc:=[.$B81]*10+410+[.M$2]*8" office:value-type="float" office:value="628">
            <text:p>628 kg</text:p>
          </table:table-cell>
          <table:table-cell table:style-name="ce19" table:formula="oooc:=[.$B81]*10+410+[.N$2]*8" office:value-type="float" office:value="636">
            <text:p>636 kg</text:p>
          </table:table-cell>
          <table:table-cell table:style-name="ce19" table:formula="oooc:=[.$B81]*10+410+[.O$2]*8" office:value-type="float" office:value="644">
            <text:p>644 kg</text:p>
          </table:table-cell>
          <table:table-cell table:style-name="ce19" table:formula="oooc:=[.$B81]*10+410+[.P$2]*8" office:value-type="float" office:value="652">
            <text:p>652 kg</text:p>
          </table:table-cell>
          <table:table-cell table:style-name="ce19" table:formula="oooc:=[.$B81]*10+410+[.Q$2]*8" office:value-type="float" office:value="660">
            <text:p>660 kg</text:p>
          </table:table-cell>
          <table:table-cell table:style-name="ce19" table:formula="oooc:=[.$B81]*10+410+[.R$2]*8" office:value-type="float" office:value="668">
            <text:p>668 kg</text:p>
          </table:table-cell>
          <table:table-cell table:style-name="ce19" table:formula="oooc:=[.$B81]*10+410+[.S$2]*8" office:value-type="float" office:value="676">
            <text:p>676 kg</text:p>
          </table:table-cell>
          <table:table-cell table:style-name="ce19" table:formula="oooc:=[.$B81]*10+410+[.T$2]*8" office:value-type="float" office:value="684">
            <text:p>684 kg</text:p>
          </table:table-cell>
          <table:table-cell table:style-name="ce19" table:formula="oooc:=[.$B81]*10+410+[.U$2]*8" office:value-type="float" office:value="692">
            <text:p>692 kg</text:p>
          </table:table-cell>
          <table:table-cell table:style-name="ce19" table:formula="oooc:=[.$B81]*10+410+[.V$2]*8" office:value-type="float" office:value="700">
            <text:p>700 kg</text:p>
          </table:table-cell>
          <table:table-cell table:style-name="ce19" table:formula="oooc:=[.$B81]*10+410+[.W$2]*8" office:value-type="float" office:value="708">
            <text:p>708 kg</text:p>
          </table:table-cell>
          <table:table-cell table:style-name="ce19" table:formula="oooc:=[.$B81]*10+410+[.X$2]*8" office:value-type="float" office:value="716">
            <text:p>716 kg</text:p>
          </table:table-cell>
          <table:table-cell table:style-name="ce19" table:formula="oooc:=[.$B81]*10+410+[.Y$2]*8" office:value-type="float" office:value="724">
            <text:p>724 kg</text:p>
          </table:table-cell>
          <table:table-cell table:style-name="ce19" table:formula="oooc:=[.$B81]*10+410+[.Z$2]*8" office:value-type="float" office:value="732">
            <text:p>732 kg</text:p>
          </table:table-cell>
          <table:table-cell table:style-name="ce19" table:formula="oooc:=[.$B81]*10+410+[.AA$2]*8" office:value-type="float" office:value="740">
            <text:p>740 kg</text:p>
          </table:table-cell>
          <table:table-cell table:style-name="ce19" table:formula="oooc:=[.$B81]*10+410+[.AB$2]*8" office:value-type="float" office:value="748">
            <text:p>748 kg</text:p>
          </table:table-cell>
          <table:table-cell table:style-name="ce19" table:formula="oooc:=[.$B81]*10+410+[.AC$2]*8" office:value-type="float" office:value="756">
            <text:p>756 kg</text:p>
          </table:table-cell>
          <table:table-cell table:style-name="ce19" table:formula="oooc:=[.$B81]*10+410+[.AD$2]*8" office:value-type="float" office:value="764">
            <text:p>764 kg</text:p>
          </table:table-cell>
          <table:table-cell table:style-name="ce19" table:formula="oooc:=[.$B81]*10+410+[.AE$2]*8" office:value-type="float" office:value="772">
            <text:p>772 kg</text:p>
          </table:table-cell>
          <table:table-cell table:style-name="ce19" table:formula="oooc:=[.$B81]*10+410+[.AF$2]*8" office:value-type="float" office:value="780">
            <text:p>7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style-name="ce19" table:formula="oooc:=[.$B82]*10+410+[.C$2]*8" office:value-type="float" office:value="558">
            <text:p>558 kg</text:p>
          </table:table-cell>
          <table:table-cell table:style-name="ce19" table:formula="oooc:=[.$B82]*10+410+[.D$2]*8" office:value-type="float" office:value="566">
            <text:p>566 kg</text:p>
          </table:table-cell>
          <table:table-cell table:style-name="ce19" table:formula="oooc:=[.$B82]*10+410+[.E$2]*8" office:value-type="float" office:value="574">
            <text:p>574 kg</text:p>
          </table:table-cell>
          <table:table-cell table:style-name="ce19" table:formula="oooc:=[.$B82]*10+410+[.F$2]*8" office:value-type="float" office:value="582">
            <text:p>582 kg</text:p>
          </table:table-cell>
          <table:table-cell table:style-name="ce19" table:formula="oooc:=[.$B82]*10+410+[.G$2]*8" office:value-type="float" office:value="590">
            <text:p>590 kg</text:p>
          </table:table-cell>
          <table:table-cell table:style-name="ce19" table:formula="oooc:=[.$B82]*10+410+[.H$2]*8" office:value-type="float" office:value="598">
            <text:p>598 kg</text:p>
          </table:table-cell>
          <table:table-cell table:style-name="ce19" table:formula="oooc:=[.$B82]*10+410+[.I$2]*8" office:value-type="float" office:value="606">
            <text:p>606 kg</text:p>
          </table:table-cell>
          <table:table-cell table:style-name="ce19" table:formula="oooc:=[.$B82]*10+410+[.J$2]*8" office:value-type="float" office:value="614">
            <text:p>614 kg</text:p>
          </table:table-cell>
          <table:table-cell table:style-name="ce19" table:formula="oooc:=[.$B82]*10+410+[.K$2]*8" office:value-type="float" office:value="622">
            <text:p>622 kg</text:p>
          </table:table-cell>
          <table:table-cell table:style-name="ce19" table:formula="oooc:=[.$B82]*10+410+[.L$2]*8" office:value-type="float" office:value="630">
            <text:p>630 kg</text:p>
          </table:table-cell>
          <table:table-cell table:style-name="ce19" table:formula="oooc:=[.$B82]*10+410+[.M$2]*8" office:value-type="float" office:value="638">
            <text:p>638 kg</text:p>
          </table:table-cell>
          <table:table-cell table:style-name="ce19" table:formula="oooc:=[.$B82]*10+410+[.N$2]*8" office:value-type="float" office:value="646">
            <text:p>646 kg</text:p>
          </table:table-cell>
          <table:table-cell table:style-name="ce19" table:formula="oooc:=[.$B82]*10+410+[.O$2]*8" office:value-type="float" office:value="654">
            <text:p>654 kg</text:p>
          </table:table-cell>
          <table:table-cell table:style-name="ce19" table:formula="oooc:=[.$B82]*10+410+[.P$2]*8" office:value-type="float" office:value="662">
            <text:p>662 kg</text:p>
          </table:table-cell>
          <table:table-cell table:style-name="ce19" table:formula="oooc:=[.$B82]*10+410+[.Q$2]*8" office:value-type="float" office:value="670">
            <text:p>670 kg</text:p>
          </table:table-cell>
          <table:table-cell table:style-name="ce19" table:formula="oooc:=[.$B82]*10+410+[.R$2]*8" office:value-type="float" office:value="678">
            <text:p>678 kg</text:p>
          </table:table-cell>
          <table:table-cell table:style-name="ce19" table:formula="oooc:=[.$B82]*10+410+[.S$2]*8" office:value-type="float" office:value="686">
            <text:p>686 kg</text:p>
          </table:table-cell>
          <table:table-cell table:style-name="ce19" table:formula="oooc:=[.$B82]*10+410+[.T$2]*8" office:value-type="float" office:value="694">
            <text:p>694 kg</text:p>
          </table:table-cell>
          <table:table-cell table:style-name="ce19" table:formula="oooc:=[.$B82]*10+410+[.U$2]*8" office:value-type="float" office:value="702">
            <text:p>702 kg</text:p>
          </table:table-cell>
          <table:table-cell table:style-name="ce19" table:formula="oooc:=[.$B82]*10+410+[.V$2]*8" office:value-type="float" office:value="710">
            <text:p>710 kg</text:p>
          </table:table-cell>
          <table:table-cell table:style-name="ce19" table:formula="oooc:=[.$B82]*10+410+[.W$2]*8" office:value-type="float" office:value="718">
            <text:p>718 kg</text:p>
          </table:table-cell>
          <table:table-cell table:style-name="ce19" table:formula="oooc:=[.$B82]*10+410+[.X$2]*8" office:value-type="float" office:value="726">
            <text:p>726 kg</text:p>
          </table:table-cell>
          <table:table-cell table:style-name="ce19" table:formula="oooc:=[.$B82]*10+410+[.Y$2]*8" office:value-type="float" office:value="734">
            <text:p>734 kg</text:p>
          </table:table-cell>
          <table:table-cell table:style-name="ce19" table:formula="oooc:=[.$B82]*10+410+[.Z$2]*8" office:value-type="float" office:value="742">
            <text:p>742 kg</text:p>
          </table:table-cell>
          <table:table-cell table:style-name="ce19" table:formula="oooc:=[.$B82]*10+410+[.AA$2]*8" office:value-type="float" office:value="750">
            <text:p>750 kg</text:p>
          </table:table-cell>
          <table:table-cell table:style-name="ce19" table:formula="oooc:=[.$B82]*10+410+[.AB$2]*8" office:value-type="float" office:value="758">
            <text:p>758 kg</text:p>
          </table:table-cell>
          <table:table-cell table:style-name="ce19" table:formula="oooc:=[.$B82]*10+410+[.AC$2]*8" office:value-type="float" office:value="766">
            <text:p>766 kg</text:p>
          </table:table-cell>
          <table:table-cell table:style-name="ce19" table:formula="oooc:=[.$B82]*10+410+[.AD$2]*8" office:value-type="float" office:value="774">
            <text:p>774 kg</text:p>
          </table:table-cell>
          <table:table-cell table:style-name="ce19" table:formula="oooc:=[.$B82]*10+410+[.AE$2]*8" office:value-type="float" office:value="782">
            <text:p>782 kg</text:p>
          </table:table-cell>
          <table:table-cell table:style-name="ce19" table:formula="oooc:=[.$B82]*10+410+[.AF$2]*8" office:value-type="float" office:value="790">
            <text:p>7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style-name="ce19" table:formula="oooc:=[.$B83]*10+410+[.C$2]*8" office:value-type="float" office:value="568">
            <text:p>568 kg</text:p>
          </table:table-cell>
          <table:table-cell table:style-name="ce19" table:formula="oooc:=[.$B83]*10+410+[.D$2]*8" office:value-type="float" office:value="576">
            <text:p>576 kg</text:p>
          </table:table-cell>
          <table:table-cell table:style-name="ce19" table:formula="oooc:=[.$B83]*10+410+[.E$2]*8" office:value-type="float" office:value="584">
            <text:p>584 kg</text:p>
          </table:table-cell>
          <table:table-cell table:style-name="ce19" table:formula="oooc:=[.$B83]*10+410+[.F$2]*8" office:value-type="float" office:value="592">
            <text:p>592 kg</text:p>
          </table:table-cell>
          <table:table-cell table:style-name="ce19" table:formula="oooc:=[.$B83]*10+410+[.G$2]*8" office:value-type="float" office:value="600">
            <text:p>600 kg</text:p>
          </table:table-cell>
          <table:table-cell table:style-name="ce19" table:formula="oooc:=[.$B83]*10+410+[.H$2]*8" office:value-type="float" office:value="608">
            <text:p>608 kg</text:p>
          </table:table-cell>
          <table:table-cell table:style-name="ce19" table:formula="oooc:=[.$B83]*10+410+[.I$2]*8" office:value-type="float" office:value="616">
            <text:p>616 kg</text:p>
          </table:table-cell>
          <table:table-cell table:style-name="ce19" table:formula="oooc:=[.$B83]*10+410+[.J$2]*8" office:value-type="float" office:value="624">
            <text:p>624 kg</text:p>
          </table:table-cell>
          <table:table-cell table:style-name="ce19" table:formula="oooc:=[.$B83]*10+410+[.K$2]*8" office:value-type="float" office:value="632">
            <text:p>632 kg</text:p>
          </table:table-cell>
          <table:table-cell table:style-name="ce19" table:formula="oooc:=[.$B83]*10+410+[.L$2]*8" office:value-type="float" office:value="640">
            <text:p>640 kg</text:p>
          </table:table-cell>
          <table:table-cell table:style-name="ce19" table:formula="oooc:=[.$B83]*10+410+[.M$2]*8" office:value-type="float" office:value="648">
            <text:p>648 kg</text:p>
          </table:table-cell>
          <table:table-cell table:style-name="ce19" table:formula="oooc:=[.$B83]*10+410+[.N$2]*8" office:value-type="float" office:value="656">
            <text:p>656 kg</text:p>
          </table:table-cell>
          <table:table-cell table:style-name="ce19" table:formula="oooc:=[.$B83]*10+410+[.O$2]*8" office:value-type="float" office:value="664">
            <text:p>664 kg</text:p>
          </table:table-cell>
          <table:table-cell table:style-name="ce19" table:formula="oooc:=[.$B83]*10+410+[.P$2]*8" office:value-type="float" office:value="672">
            <text:p>672 kg</text:p>
          </table:table-cell>
          <table:table-cell table:style-name="ce19" table:formula="oooc:=[.$B83]*10+410+[.Q$2]*8" office:value-type="float" office:value="680">
            <text:p>680 kg</text:p>
          </table:table-cell>
          <table:table-cell table:style-name="ce19" table:formula="oooc:=[.$B83]*10+410+[.R$2]*8" office:value-type="float" office:value="688">
            <text:p>688 kg</text:p>
          </table:table-cell>
          <table:table-cell table:style-name="ce19" table:formula="oooc:=[.$B83]*10+410+[.S$2]*8" office:value-type="float" office:value="696">
            <text:p>696 kg</text:p>
          </table:table-cell>
          <table:table-cell table:style-name="ce19" table:formula="oooc:=[.$B83]*10+410+[.T$2]*8" office:value-type="float" office:value="704">
            <text:p>704 kg</text:p>
          </table:table-cell>
          <table:table-cell table:style-name="ce19" table:formula="oooc:=[.$B83]*10+410+[.U$2]*8" office:value-type="float" office:value="712">
            <text:p>712 kg</text:p>
          </table:table-cell>
          <table:table-cell table:style-name="ce19" table:formula="oooc:=[.$B83]*10+410+[.V$2]*8" office:value-type="float" office:value="720">
            <text:p>720 kg</text:p>
          </table:table-cell>
          <table:table-cell table:style-name="ce19" table:formula="oooc:=[.$B83]*10+410+[.W$2]*8" office:value-type="float" office:value="728">
            <text:p>728 kg</text:p>
          </table:table-cell>
          <table:table-cell table:style-name="ce19" table:formula="oooc:=[.$B83]*10+410+[.X$2]*8" office:value-type="float" office:value="736">
            <text:p>736 kg</text:p>
          </table:table-cell>
          <table:table-cell table:style-name="ce19" table:formula="oooc:=[.$B83]*10+410+[.Y$2]*8" office:value-type="float" office:value="744">
            <text:p>744 kg</text:p>
          </table:table-cell>
          <table:table-cell table:style-name="ce19" table:formula="oooc:=[.$B83]*10+410+[.Z$2]*8" office:value-type="float" office:value="752">
            <text:p>752 kg</text:p>
          </table:table-cell>
          <table:table-cell table:style-name="ce19" table:formula="oooc:=[.$B83]*10+410+[.AA$2]*8" office:value-type="float" office:value="760">
            <text:p>760 kg</text:p>
          </table:table-cell>
          <table:table-cell table:style-name="ce19" table:formula="oooc:=[.$B83]*10+410+[.AB$2]*8" office:value-type="float" office:value="768">
            <text:p>768 kg</text:p>
          </table:table-cell>
          <table:table-cell table:style-name="ce19" table:formula="oooc:=[.$B83]*10+410+[.AC$2]*8" office:value-type="float" office:value="776">
            <text:p>776 kg</text:p>
          </table:table-cell>
          <table:table-cell table:style-name="ce19" table:formula="oooc:=[.$B83]*10+410+[.AD$2]*8" office:value-type="float" office:value="784">
            <text:p>784 kg</text:p>
          </table:table-cell>
          <table:table-cell table:style-name="ce19" table:formula="oooc:=[.$B83]*10+410+[.AE$2]*8" office:value-type="float" office:value="792">
            <text:p>792 kg</text:p>
          </table:table-cell>
          <table:table-cell table:style-name="ce19" table:formula="oooc:=[.$B83]*10+410+[.AF$2]*8" office:value-type="float" office:value="800">
            <text:p>8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style-name="ce19" table:formula="oooc:=[.$B84]*10+410+[.C$2]*8" office:value-type="float" office:value="578">
            <text:p>578 kg</text:p>
          </table:table-cell>
          <table:table-cell table:style-name="ce19" table:formula="oooc:=[.$B84]*10+410+[.D$2]*8" office:value-type="float" office:value="586">
            <text:p>586 kg</text:p>
          </table:table-cell>
          <table:table-cell table:style-name="ce19" table:formula="oooc:=[.$B84]*10+410+[.E$2]*8" office:value-type="float" office:value="594">
            <text:p>594 kg</text:p>
          </table:table-cell>
          <table:table-cell table:style-name="ce19" table:formula="oooc:=[.$B84]*10+410+[.F$2]*8" office:value-type="float" office:value="602">
            <text:p>602 kg</text:p>
          </table:table-cell>
          <table:table-cell table:style-name="ce19" table:formula="oooc:=[.$B84]*10+410+[.G$2]*8" office:value-type="float" office:value="610">
            <text:p>610 kg</text:p>
          </table:table-cell>
          <table:table-cell table:style-name="ce19" table:formula="oooc:=[.$B84]*10+410+[.H$2]*8" office:value-type="float" office:value="618">
            <text:p>618 kg</text:p>
          </table:table-cell>
          <table:table-cell table:style-name="ce19" table:formula="oooc:=[.$B84]*10+410+[.I$2]*8" office:value-type="float" office:value="626">
            <text:p>626 kg</text:p>
          </table:table-cell>
          <table:table-cell table:style-name="ce19" table:formula="oooc:=[.$B84]*10+410+[.J$2]*8" office:value-type="float" office:value="634">
            <text:p>634 kg</text:p>
          </table:table-cell>
          <table:table-cell table:style-name="ce19" table:formula="oooc:=[.$B84]*10+410+[.K$2]*8" office:value-type="float" office:value="642">
            <text:p>642 kg</text:p>
          </table:table-cell>
          <table:table-cell table:style-name="ce19" table:formula="oooc:=[.$B84]*10+410+[.L$2]*8" office:value-type="float" office:value="650">
            <text:p>650 kg</text:p>
          </table:table-cell>
          <table:table-cell table:style-name="ce19" table:formula="oooc:=[.$B84]*10+410+[.M$2]*8" office:value-type="float" office:value="658">
            <text:p>658 kg</text:p>
          </table:table-cell>
          <table:table-cell table:style-name="ce19" table:formula="oooc:=[.$B84]*10+410+[.N$2]*8" office:value-type="float" office:value="666">
            <text:p>666 kg</text:p>
          </table:table-cell>
          <table:table-cell table:style-name="ce19" table:formula="oooc:=[.$B84]*10+410+[.O$2]*8" office:value-type="float" office:value="674">
            <text:p>674 kg</text:p>
          </table:table-cell>
          <table:table-cell table:style-name="ce19" table:formula="oooc:=[.$B84]*10+410+[.P$2]*8" office:value-type="float" office:value="682">
            <text:p>682 kg</text:p>
          </table:table-cell>
          <table:table-cell table:style-name="ce19" table:formula="oooc:=[.$B84]*10+410+[.Q$2]*8" office:value-type="float" office:value="690">
            <text:p>690 kg</text:p>
          </table:table-cell>
          <table:table-cell table:style-name="ce19" table:formula="oooc:=[.$B84]*10+410+[.R$2]*8" office:value-type="float" office:value="698">
            <text:p>698 kg</text:p>
          </table:table-cell>
          <table:table-cell table:style-name="ce19" table:formula="oooc:=[.$B84]*10+410+[.S$2]*8" office:value-type="float" office:value="706">
            <text:p>706 kg</text:p>
          </table:table-cell>
          <table:table-cell table:style-name="ce19" table:formula="oooc:=[.$B84]*10+410+[.T$2]*8" office:value-type="float" office:value="714">
            <text:p>714 kg</text:p>
          </table:table-cell>
          <table:table-cell table:style-name="ce19" table:formula="oooc:=[.$B84]*10+410+[.U$2]*8" office:value-type="float" office:value="722">
            <text:p>722 kg</text:p>
          </table:table-cell>
          <table:table-cell table:style-name="ce19" table:formula="oooc:=[.$B84]*10+410+[.V$2]*8" office:value-type="float" office:value="730">
            <text:p>730 kg</text:p>
          </table:table-cell>
          <table:table-cell table:style-name="ce19" table:formula="oooc:=[.$B84]*10+410+[.W$2]*8" office:value-type="float" office:value="738">
            <text:p>738 kg</text:p>
          </table:table-cell>
          <table:table-cell table:style-name="ce19" table:formula="oooc:=[.$B84]*10+410+[.X$2]*8" office:value-type="float" office:value="746">
            <text:p>746 kg</text:p>
          </table:table-cell>
          <table:table-cell table:style-name="ce19" table:formula="oooc:=[.$B84]*10+410+[.Y$2]*8" office:value-type="float" office:value="754">
            <text:p>754 kg</text:p>
          </table:table-cell>
          <table:table-cell table:style-name="ce19" table:formula="oooc:=[.$B84]*10+410+[.Z$2]*8" office:value-type="float" office:value="762">
            <text:p>762 kg</text:p>
          </table:table-cell>
          <table:table-cell table:style-name="ce19" table:formula="oooc:=[.$B84]*10+410+[.AA$2]*8" office:value-type="float" office:value="770">
            <text:p>770 kg</text:p>
          </table:table-cell>
          <table:table-cell table:style-name="ce19" table:formula="oooc:=[.$B84]*10+410+[.AB$2]*8" office:value-type="float" office:value="778">
            <text:p>778 kg</text:p>
          </table:table-cell>
          <table:table-cell table:style-name="ce19" table:formula="oooc:=[.$B84]*10+410+[.AC$2]*8" office:value-type="float" office:value="786">
            <text:p>786 kg</text:p>
          </table:table-cell>
          <table:table-cell table:style-name="ce19" table:formula="oooc:=[.$B84]*10+410+[.AD$2]*8" office:value-type="float" office:value="794">
            <text:p>794 kg</text:p>
          </table:table-cell>
          <table:table-cell table:style-name="ce19" table:formula="oooc:=[.$B84]*10+410+[.AE$2]*8" office:value-type="float" office:value="802">
            <text:p>802 kg</text:p>
          </table:table-cell>
          <table:table-cell table:style-name="ce19" table:formula="oooc:=[.$B84]*10+410+[.AF$2]*8" office:value-type="float" office:value="810">
            <text:p>8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style-name="ce19" table:formula="oooc:=[.$B85]*10+410+[.C$2]*8" office:value-type="float" office:value="588">
            <text:p>588 kg</text:p>
          </table:table-cell>
          <table:table-cell table:style-name="ce19" table:formula="oooc:=[.$B85]*10+410+[.D$2]*8" office:value-type="float" office:value="596">
            <text:p>596 kg</text:p>
          </table:table-cell>
          <table:table-cell table:style-name="ce19" table:formula="oooc:=[.$B85]*10+410+[.E$2]*8" office:value-type="float" office:value="604">
            <text:p>604 kg</text:p>
          </table:table-cell>
          <table:table-cell table:style-name="ce19" table:formula="oooc:=[.$B85]*10+410+[.F$2]*8" office:value-type="float" office:value="612">
            <text:p>612 kg</text:p>
          </table:table-cell>
          <table:table-cell table:style-name="ce19" table:formula="oooc:=[.$B85]*10+410+[.G$2]*8" office:value-type="float" office:value="620">
            <text:p>620 kg</text:p>
          </table:table-cell>
          <table:table-cell table:style-name="ce19" table:formula="oooc:=[.$B85]*10+410+[.H$2]*8" office:value-type="float" office:value="628">
            <text:p>628 kg</text:p>
          </table:table-cell>
          <table:table-cell table:style-name="ce19" table:formula="oooc:=[.$B85]*10+410+[.I$2]*8" office:value-type="float" office:value="636">
            <text:p>636 kg</text:p>
          </table:table-cell>
          <table:table-cell table:style-name="ce19" table:formula="oooc:=[.$B85]*10+410+[.J$2]*8" office:value-type="float" office:value="644">
            <text:p>644 kg</text:p>
          </table:table-cell>
          <table:table-cell table:style-name="ce19" table:formula="oooc:=[.$B85]*10+410+[.K$2]*8" office:value-type="float" office:value="652">
            <text:p>652 kg</text:p>
          </table:table-cell>
          <table:table-cell table:style-name="ce19" table:formula="oooc:=[.$B85]*10+410+[.L$2]*8" office:value-type="float" office:value="660">
            <text:p>660 kg</text:p>
          </table:table-cell>
          <table:table-cell table:style-name="ce19" table:formula="oooc:=[.$B85]*10+410+[.M$2]*8" office:value-type="float" office:value="668">
            <text:p>668 kg</text:p>
          </table:table-cell>
          <table:table-cell table:style-name="ce19" table:formula="oooc:=[.$B85]*10+410+[.N$2]*8" office:value-type="float" office:value="676">
            <text:p>676 kg</text:p>
          </table:table-cell>
          <table:table-cell table:style-name="ce19" table:formula="oooc:=[.$B85]*10+410+[.O$2]*8" office:value-type="float" office:value="684">
            <text:p>684 kg</text:p>
          </table:table-cell>
          <table:table-cell table:style-name="ce19" table:formula="oooc:=[.$B85]*10+410+[.P$2]*8" office:value-type="float" office:value="692">
            <text:p>692 kg</text:p>
          </table:table-cell>
          <table:table-cell table:style-name="ce19" table:formula="oooc:=[.$B85]*10+410+[.Q$2]*8" office:value-type="float" office:value="700">
            <text:p>700 kg</text:p>
          </table:table-cell>
          <table:table-cell table:style-name="ce19" table:formula="oooc:=[.$B85]*10+410+[.R$2]*8" office:value-type="float" office:value="708">
            <text:p>708 kg</text:p>
          </table:table-cell>
          <table:table-cell table:style-name="ce19" table:formula="oooc:=[.$B85]*10+410+[.S$2]*8" office:value-type="float" office:value="716">
            <text:p>716 kg</text:p>
          </table:table-cell>
          <table:table-cell table:style-name="ce19" table:formula="oooc:=[.$B85]*10+410+[.T$2]*8" office:value-type="float" office:value="724">
            <text:p>724 kg</text:p>
          </table:table-cell>
          <table:table-cell table:style-name="ce19" table:formula="oooc:=[.$B85]*10+410+[.U$2]*8" office:value-type="float" office:value="732">
            <text:p>732 kg</text:p>
          </table:table-cell>
          <table:table-cell table:style-name="ce19" table:formula="oooc:=[.$B85]*10+410+[.V$2]*8" office:value-type="float" office:value="740">
            <text:p>740 kg</text:p>
          </table:table-cell>
          <table:table-cell table:style-name="ce19" table:formula="oooc:=[.$B85]*10+410+[.W$2]*8" office:value-type="float" office:value="748">
            <text:p>748 kg</text:p>
          </table:table-cell>
          <table:table-cell table:style-name="ce19" table:formula="oooc:=[.$B85]*10+410+[.X$2]*8" office:value-type="float" office:value="756">
            <text:p>756 kg</text:p>
          </table:table-cell>
          <table:table-cell table:style-name="ce19" table:formula="oooc:=[.$B85]*10+410+[.Y$2]*8" office:value-type="float" office:value="764">
            <text:p>764 kg</text:p>
          </table:table-cell>
          <table:table-cell table:style-name="ce19" table:formula="oooc:=[.$B85]*10+410+[.Z$2]*8" office:value-type="float" office:value="772">
            <text:p>772 kg</text:p>
          </table:table-cell>
          <table:table-cell table:style-name="ce19" table:formula="oooc:=[.$B85]*10+410+[.AA$2]*8" office:value-type="float" office:value="780">
            <text:p>780 kg</text:p>
          </table:table-cell>
          <table:table-cell table:style-name="ce19" table:formula="oooc:=[.$B85]*10+410+[.AB$2]*8" office:value-type="float" office:value="788">
            <text:p>788 kg</text:p>
          </table:table-cell>
          <table:table-cell table:style-name="ce19" table:formula="oooc:=[.$B85]*10+410+[.AC$2]*8" office:value-type="float" office:value="796">
            <text:p>796 kg</text:p>
          </table:table-cell>
          <table:table-cell table:style-name="ce19" table:formula="oooc:=[.$B85]*10+410+[.AD$2]*8" office:value-type="float" office:value="804">
            <text:p>804 kg</text:p>
          </table:table-cell>
          <table:table-cell table:style-name="ce19" table:formula="oooc:=[.$B85]*10+410+[.AE$2]*8" office:value-type="float" office:value="812">
            <text:p>812 kg</text:p>
          </table:table-cell>
          <table:table-cell table:style-name="ce19" table:formula="oooc:=[.$B85]*10+410+[.AF$2]*8" office:value-type="float" office:value="820">
            <text:p>8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style-name="ce19" table:formula="oooc:=[.$B86]*10+410+[.C$2]*8" office:value-type="float" office:value="598">
            <text:p>598 kg</text:p>
          </table:table-cell>
          <table:table-cell table:style-name="ce19" table:formula="oooc:=[.$B86]*10+410+[.D$2]*8" office:value-type="float" office:value="606">
            <text:p>606 kg</text:p>
          </table:table-cell>
          <table:table-cell table:style-name="ce19" table:formula="oooc:=[.$B86]*10+410+[.E$2]*8" office:value-type="float" office:value="614">
            <text:p>614 kg</text:p>
          </table:table-cell>
          <table:table-cell table:style-name="ce19" table:formula="oooc:=[.$B86]*10+410+[.F$2]*8" office:value-type="float" office:value="622">
            <text:p>622 kg</text:p>
          </table:table-cell>
          <table:table-cell table:style-name="ce19" table:formula="oooc:=[.$B86]*10+410+[.G$2]*8" office:value-type="float" office:value="630">
            <text:p>630 kg</text:p>
          </table:table-cell>
          <table:table-cell table:style-name="ce19" table:formula="oooc:=[.$B86]*10+410+[.H$2]*8" office:value-type="float" office:value="638">
            <text:p>638 kg</text:p>
          </table:table-cell>
          <table:table-cell table:style-name="ce19" table:formula="oooc:=[.$B86]*10+410+[.I$2]*8" office:value-type="float" office:value="646">
            <text:p>646 kg</text:p>
          </table:table-cell>
          <table:table-cell table:style-name="ce19" table:formula="oooc:=[.$B86]*10+410+[.J$2]*8" office:value-type="float" office:value="654">
            <text:p>654 kg</text:p>
          </table:table-cell>
          <table:table-cell table:style-name="ce19" table:formula="oooc:=[.$B86]*10+410+[.K$2]*8" office:value-type="float" office:value="662">
            <text:p>662 kg</text:p>
          </table:table-cell>
          <table:table-cell table:style-name="ce19" table:formula="oooc:=[.$B86]*10+410+[.L$2]*8" office:value-type="float" office:value="670">
            <text:p>670 kg</text:p>
          </table:table-cell>
          <table:table-cell table:style-name="ce19" table:formula="oooc:=[.$B86]*10+410+[.M$2]*8" office:value-type="float" office:value="678">
            <text:p>678 kg</text:p>
          </table:table-cell>
          <table:table-cell table:style-name="ce19" table:formula="oooc:=[.$B86]*10+410+[.N$2]*8" office:value-type="float" office:value="686">
            <text:p>686 kg</text:p>
          </table:table-cell>
          <table:table-cell table:style-name="ce19" table:formula="oooc:=[.$B86]*10+410+[.O$2]*8" office:value-type="float" office:value="694">
            <text:p>694 kg</text:p>
          </table:table-cell>
          <table:table-cell table:style-name="ce19" table:formula="oooc:=[.$B86]*10+410+[.P$2]*8" office:value-type="float" office:value="702">
            <text:p>702 kg</text:p>
          </table:table-cell>
          <table:table-cell table:style-name="ce19" table:formula="oooc:=[.$B86]*10+410+[.Q$2]*8" office:value-type="float" office:value="710">
            <text:p>710 kg</text:p>
          </table:table-cell>
          <table:table-cell table:style-name="ce19" table:formula="oooc:=[.$B86]*10+410+[.R$2]*8" office:value-type="float" office:value="718">
            <text:p>718 kg</text:p>
          </table:table-cell>
          <table:table-cell table:style-name="ce19" table:formula="oooc:=[.$B86]*10+410+[.S$2]*8" office:value-type="float" office:value="726">
            <text:p>726 kg</text:p>
          </table:table-cell>
          <table:table-cell table:style-name="ce19" table:formula="oooc:=[.$B86]*10+410+[.T$2]*8" office:value-type="float" office:value="734">
            <text:p>734 kg</text:p>
          </table:table-cell>
          <table:table-cell table:style-name="ce19" table:formula="oooc:=[.$B86]*10+410+[.U$2]*8" office:value-type="float" office:value="742">
            <text:p>742 kg</text:p>
          </table:table-cell>
          <table:table-cell table:style-name="ce19" table:formula="oooc:=[.$B86]*10+410+[.V$2]*8" office:value-type="float" office:value="750">
            <text:p>750 kg</text:p>
          </table:table-cell>
          <table:table-cell table:style-name="ce19" table:formula="oooc:=[.$B86]*10+410+[.W$2]*8" office:value-type="float" office:value="758">
            <text:p>758 kg</text:p>
          </table:table-cell>
          <table:table-cell table:style-name="ce19" table:formula="oooc:=[.$B86]*10+410+[.X$2]*8" office:value-type="float" office:value="766">
            <text:p>766 kg</text:p>
          </table:table-cell>
          <table:table-cell table:style-name="ce19" table:formula="oooc:=[.$B86]*10+410+[.Y$2]*8" office:value-type="float" office:value="774">
            <text:p>774 kg</text:p>
          </table:table-cell>
          <table:table-cell table:style-name="ce19" table:formula="oooc:=[.$B86]*10+410+[.Z$2]*8" office:value-type="float" office:value="782">
            <text:p>782 kg</text:p>
          </table:table-cell>
          <table:table-cell table:style-name="ce19" table:formula="oooc:=[.$B86]*10+410+[.AA$2]*8" office:value-type="float" office:value="790">
            <text:p>790 kg</text:p>
          </table:table-cell>
          <table:table-cell table:style-name="ce19" table:formula="oooc:=[.$B86]*10+410+[.AB$2]*8" office:value-type="float" office:value="798">
            <text:p>798 kg</text:p>
          </table:table-cell>
          <table:table-cell table:style-name="ce19" table:formula="oooc:=[.$B86]*10+410+[.AC$2]*8" office:value-type="float" office:value="806">
            <text:p>806 kg</text:p>
          </table:table-cell>
          <table:table-cell table:style-name="ce19" table:formula="oooc:=[.$B86]*10+410+[.AD$2]*8" office:value-type="float" office:value="814">
            <text:p>814 kg</text:p>
          </table:table-cell>
          <table:table-cell table:style-name="ce19" table:formula="oooc:=[.$B86]*10+410+[.AE$2]*8" office:value-type="float" office:value="822">
            <text:p>822 kg</text:p>
          </table:table-cell>
          <table:table-cell table:style-name="ce19" table:formula="oooc:=[.$B86]*10+410+[.AF$2]*8" office:value-type="float" office:value="830">
            <text:p>8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style-name="ce19" table:formula="oooc:=[.$B87]*10+410+[.C$2]*8" office:value-type="float" office:value="608">
            <text:p>608 kg</text:p>
          </table:table-cell>
          <table:table-cell table:style-name="ce19" table:formula="oooc:=[.$B87]*10+410+[.D$2]*8" office:value-type="float" office:value="616">
            <text:p>616 kg</text:p>
          </table:table-cell>
          <table:table-cell table:style-name="ce19" table:formula="oooc:=[.$B87]*10+410+[.E$2]*8" office:value-type="float" office:value="624">
            <text:p>624 kg</text:p>
          </table:table-cell>
          <table:table-cell table:style-name="ce19" table:formula="oooc:=[.$B87]*10+410+[.F$2]*8" office:value-type="float" office:value="632">
            <text:p>632 kg</text:p>
          </table:table-cell>
          <table:table-cell table:style-name="ce19" table:formula="oooc:=[.$B87]*10+410+[.G$2]*8" office:value-type="float" office:value="640">
            <text:p>640 kg</text:p>
          </table:table-cell>
          <table:table-cell table:style-name="ce19" table:formula="oooc:=[.$B87]*10+410+[.H$2]*8" office:value-type="float" office:value="648">
            <text:p>648 kg</text:p>
          </table:table-cell>
          <table:table-cell table:style-name="ce19" table:formula="oooc:=[.$B87]*10+410+[.I$2]*8" office:value-type="float" office:value="656">
            <text:p>656 kg</text:p>
          </table:table-cell>
          <table:table-cell table:style-name="ce19" table:formula="oooc:=[.$B87]*10+410+[.J$2]*8" office:value-type="float" office:value="664">
            <text:p>664 kg</text:p>
          </table:table-cell>
          <table:table-cell table:style-name="ce19" table:formula="oooc:=[.$B87]*10+410+[.K$2]*8" office:value-type="float" office:value="672">
            <text:p>672 kg</text:p>
          </table:table-cell>
          <table:table-cell table:style-name="ce19" table:formula="oooc:=[.$B87]*10+410+[.L$2]*8" office:value-type="float" office:value="680">
            <text:p>680 kg</text:p>
          </table:table-cell>
          <table:table-cell table:style-name="ce19" table:formula="oooc:=[.$B87]*10+410+[.M$2]*8" office:value-type="float" office:value="688">
            <text:p>688 kg</text:p>
          </table:table-cell>
          <table:table-cell table:style-name="ce19" table:formula="oooc:=[.$B87]*10+410+[.N$2]*8" office:value-type="float" office:value="696">
            <text:p>696 kg</text:p>
          </table:table-cell>
          <table:table-cell table:style-name="ce19" table:formula="oooc:=[.$B87]*10+410+[.O$2]*8" office:value-type="float" office:value="704">
            <text:p>704 kg</text:p>
          </table:table-cell>
          <table:table-cell table:style-name="ce19" table:formula="oooc:=[.$B87]*10+410+[.P$2]*8" office:value-type="float" office:value="712">
            <text:p>712 kg</text:p>
          </table:table-cell>
          <table:table-cell table:style-name="ce19" table:formula="oooc:=[.$B87]*10+410+[.Q$2]*8" office:value-type="float" office:value="720">
            <text:p>720 kg</text:p>
          </table:table-cell>
          <table:table-cell table:style-name="ce19" table:formula="oooc:=[.$B87]*10+410+[.R$2]*8" office:value-type="float" office:value="728">
            <text:p>728 kg</text:p>
          </table:table-cell>
          <table:table-cell table:style-name="ce19" table:formula="oooc:=[.$B87]*10+410+[.S$2]*8" office:value-type="float" office:value="736">
            <text:p>736 kg</text:p>
          </table:table-cell>
          <table:table-cell table:style-name="ce19" table:formula="oooc:=[.$B87]*10+410+[.T$2]*8" office:value-type="float" office:value="744">
            <text:p>744 kg</text:p>
          </table:table-cell>
          <table:table-cell table:style-name="ce19" table:formula="oooc:=[.$B87]*10+410+[.U$2]*8" office:value-type="float" office:value="752">
            <text:p>752 kg</text:p>
          </table:table-cell>
          <table:table-cell table:style-name="ce19" table:formula="oooc:=[.$B87]*10+410+[.V$2]*8" office:value-type="float" office:value="760">
            <text:p>760 kg</text:p>
          </table:table-cell>
          <table:table-cell table:style-name="ce19" table:formula="oooc:=[.$B87]*10+410+[.W$2]*8" office:value-type="float" office:value="768">
            <text:p>768 kg</text:p>
          </table:table-cell>
          <table:table-cell table:style-name="ce19" table:formula="oooc:=[.$B87]*10+410+[.X$2]*8" office:value-type="float" office:value="776">
            <text:p>776 kg</text:p>
          </table:table-cell>
          <table:table-cell table:style-name="ce19" table:formula="oooc:=[.$B87]*10+410+[.Y$2]*8" office:value-type="float" office:value="784">
            <text:p>784 kg</text:p>
          </table:table-cell>
          <table:table-cell table:style-name="ce19" table:formula="oooc:=[.$B87]*10+410+[.Z$2]*8" office:value-type="float" office:value="792">
            <text:p>792 kg</text:p>
          </table:table-cell>
          <table:table-cell table:style-name="ce19" table:formula="oooc:=[.$B87]*10+410+[.AA$2]*8" office:value-type="float" office:value="800">
            <text:p>800 kg</text:p>
          </table:table-cell>
          <table:table-cell table:style-name="ce19" table:formula="oooc:=[.$B87]*10+410+[.AB$2]*8" office:value-type="float" office:value="808">
            <text:p>808 kg</text:p>
          </table:table-cell>
          <table:table-cell table:style-name="ce19" table:formula="oooc:=[.$B87]*10+410+[.AC$2]*8" office:value-type="float" office:value="816">
            <text:p>816 kg</text:p>
          </table:table-cell>
          <table:table-cell table:style-name="ce19" table:formula="oooc:=[.$B87]*10+410+[.AD$2]*8" office:value-type="float" office:value="824">
            <text:p>824 kg</text:p>
          </table:table-cell>
          <table:table-cell table:style-name="ce19" table:formula="oooc:=[.$B87]*10+410+[.AE$2]*8" office:value-type="float" office:value="832">
            <text:p>832 kg</text:p>
          </table:table-cell>
          <table:table-cell table:style-name="ce19" table:formula="oooc:=[.$B87]*10+410+[.AF$2]*8" office:value-type="float" office:value="840">
            <text:p>8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style-name="ce19" table:formula="oooc:=[.$B88]*10+410+[.C$2]*8" office:value-type="float" office:value="618">
            <text:p>618 kg</text:p>
          </table:table-cell>
          <table:table-cell table:style-name="ce19" table:formula="oooc:=[.$B88]*10+410+[.D$2]*8" office:value-type="float" office:value="626">
            <text:p>626 kg</text:p>
          </table:table-cell>
          <table:table-cell table:style-name="ce19" table:formula="oooc:=[.$B88]*10+410+[.E$2]*8" office:value-type="float" office:value="634">
            <text:p>634 kg</text:p>
          </table:table-cell>
          <table:table-cell table:style-name="ce19" table:formula="oooc:=[.$B88]*10+410+[.F$2]*8" office:value-type="float" office:value="642">
            <text:p>642 kg</text:p>
          </table:table-cell>
          <table:table-cell table:style-name="ce19" table:formula="oooc:=[.$B88]*10+410+[.G$2]*8" office:value-type="float" office:value="650">
            <text:p>650 kg</text:p>
          </table:table-cell>
          <table:table-cell table:style-name="ce19" table:formula="oooc:=[.$B88]*10+410+[.H$2]*8" office:value-type="float" office:value="658">
            <text:p>658 kg</text:p>
          </table:table-cell>
          <table:table-cell table:style-name="ce19" table:formula="oooc:=[.$B88]*10+410+[.I$2]*8" office:value-type="float" office:value="666">
            <text:p>666 kg</text:p>
          </table:table-cell>
          <table:table-cell table:style-name="ce19" table:formula="oooc:=[.$B88]*10+410+[.J$2]*8" office:value-type="float" office:value="674">
            <text:p>674 kg</text:p>
          </table:table-cell>
          <table:table-cell table:style-name="ce19" table:formula="oooc:=[.$B88]*10+410+[.K$2]*8" office:value-type="float" office:value="682">
            <text:p>682 kg</text:p>
          </table:table-cell>
          <table:table-cell table:style-name="ce19" table:formula="oooc:=[.$B88]*10+410+[.L$2]*8" office:value-type="float" office:value="690">
            <text:p>690 kg</text:p>
          </table:table-cell>
          <table:table-cell table:style-name="ce19" table:formula="oooc:=[.$B88]*10+410+[.M$2]*8" office:value-type="float" office:value="698">
            <text:p>698 kg</text:p>
          </table:table-cell>
          <table:table-cell table:style-name="ce19" table:formula="oooc:=[.$B88]*10+410+[.N$2]*8" office:value-type="float" office:value="706">
            <text:p>706 kg</text:p>
          </table:table-cell>
          <table:table-cell table:style-name="ce19" table:formula="oooc:=[.$B88]*10+410+[.O$2]*8" office:value-type="float" office:value="714">
            <text:p>714 kg</text:p>
          </table:table-cell>
          <table:table-cell table:style-name="ce19" table:formula="oooc:=[.$B88]*10+410+[.P$2]*8" office:value-type="float" office:value="722">
            <text:p>722 kg</text:p>
          </table:table-cell>
          <table:table-cell table:style-name="ce19" table:formula="oooc:=[.$B88]*10+410+[.Q$2]*8" office:value-type="float" office:value="730">
            <text:p>730 kg</text:p>
          </table:table-cell>
          <table:table-cell table:style-name="ce19" table:formula="oooc:=[.$B88]*10+410+[.R$2]*8" office:value-type="float" office:value="738">
            <text:p>738 kg</text:p>
          </table:table-cell>
          <table:table-cell table:style-name="ce19" table:formula="oooc:=[.$B88]*10+410+[.S$2]*8" office:value-type="float" office:value="746">
            <text:p>746 kg</text:p>
          </table:table-cell>
          <table:table-cell table:style-name="ce19" table:formula="oooc:=[.$B88]*10+410+[.T$2]*8" office:value-type="float" office:value="754">
            <text:p>754 kg</text:p>
          </table:table-cell>
          <table:table-cell table:style-name="ce19" table:formula="oooc:=[.$B88]*10+410+[.U$2]*8" office:value-type="float" office:value="762">
            <text:p>762 kg</text:p>
          </table:table-cell>
          <table:table-cell table:style-name="ce19" table:formula="oooc:=[.$B88]*10+410+[.V$2]*8" office:value-type="float" office:value="770">
            <text:p>770 kg</text:p>
          </table:table-cell>
          <table:table-cell table:style-name="ce19" table:formula="oooc:=[.$B88]*10+410+[.W$2]*8" office:value-type="float" office:value="778">
            <text:p>778 kg</text:p>
          </table:table-cell>
          <table:table-cell table:style-name="ce19" table:formula="oooc:=[.$B88]*10+410+[.X$2]*8" office:value-type="float" office:value="786">
            <text:p>786 kg</text:p>
          </table:table-cell>
          <table:table-cell table:style-name="ce19" table:formula="oooc:=[.$B88]*10+410+[.Y$2]*8" office:value-type="float" office:value="794">
            <text:p>794 kg</text:p>
          </table:table-cell>
          <table:table-cell table:style-name="ce19" table:formula="oooc:=[.$B88]*10+410+[.Z$2]*8" office:value-type="float" office:value="802">
            <text:p>802 kg</text:p>
          </table:table-cell>
          <table:table-cell table:style-name="ce19" table:formula="oooc:=[.$B88]*10+410+[.AA$2]*8" office:value-type="float" office:value="810">
            <text:p>810 kg</text:p>
          </table:table-cell>
          <table:table-cell table:style-name="ce19" table:formula="oooc:=[.$B88]*10+410+[.AB$2]*8" office:value-type="float" office:value="818">
            <text:p>818 kg</text:p>
          </table:table-cell>
          <table:table-cell table:style-name="ce19" table:formula="oooc:=[.$B88]*10+410+[.AC$2]*8" office:value-type="float" office:value="826">
            <text:p>826 kg</text:p>
          </table:table-cell>
          <table:table-cell table:style-name="ce19" table:formula="oooc:=[.$B88]*10+410+[.AD$2]*8" office:value-type="float" office:value="834">
            <text:p>834 kg</text:p>
          </table:table-cell>
          <table:table-cell table:style-name="ce19" table:formula="oooc:=[.$B88]*10+410+[.AE$2]*8" office:value-type="float" office:value="842">
            <text:p>842 kg</text:p>
          </table:table-cell>
          <table:table-cell table:style-name="ce19" table:formula="oooc:=[.$B88]*10+410+[.AF$2]*8" office:value-type="float" office:value="850">
            <text:p>8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style-name="ce19" table:formula="oooc:=[.$B89]*10+410+[.C$2]*8" office:value-type="float" office:value="628">
            <text:p>628 kg</text:p>
          </table:table-cell>
          <table:table-cell table:style-name="ce19" table:formula="oooc:=[.$B89]*10+410+[.D$2]*8" office:value-type="float" office:value="636">
            <text:p>636 kg</text:p>
          </table:table-cell>
          <table:table-cell table:style-name="ce19" table:formula="oooc:=[.$B89]*10+410+[.E$2]*8" office:value-type="float" office:value="644">
            <text:p>644 kg</text:p>
          </table:table-cell>
          <table:table-cell table:style-name="ce19" table:formula="oooc:=[.$B89]*10+410+[.F$2]*8" office:value-type="float" office:value="652">
            <text:p>652 kg</text:p>
          </table:table-cell>
          <table:table-cell table:style-name="ce19" table:formula="oooc:=[.$B89]*10+410+[.G$2]*8" office:value-type="float" office:value="660">
            <text:p>660 kg</text:p>
          </table:table-cell>
          <table:table-cell table:style-name="ce19" table:formula="oooc:=[.$B89]*10+410+[.H$2]*8" office:value-type="float" office:value="668">
            <text:p>668 kg</text:p>
          </table:table-cell>
          <table:table-cell table:style-name="ce19" table:formula="oooc:=[.$B89]*10+410+[.I$2]*8" office:value-type="float" office:value="676">
            <text:p>676 kg</text:p>
          </table:table-cell>
          <table:table-cell table:style-name="ce19" table:formula="oooc:=[.$B89]*10+410+[.J$2]*8" office:value-type="float" office:value="684">
            <text:p>684 kg</text:p>
          </table:table-cell>
          <table:table-cell table:style-name="ce19" table:formula="oooc:=[.$B89]*10+410+[.K$2]*8" office:value-type="float" office:value="692">
            <text:p>692 kg</text:p>
          </table:table-cell>
          <table:table-cell table:style-name="ce19" table:formula="oooc:=[.$B89]*10+410+[.L$2]*8" office:value-type="float" office:value="700">
            <text:p>700 kg</text:p>
          </table:table-cell>
          <table:table-cell table:style-name="ce19" table:formula="oooc:=[.$B89]*10+410+[.M$2]*8" office:value-type="float" office:value="708">
            <text:p>708 kg</text:p>
          </table:table-cell>
          <table:table-cell table:style-name="ce19" table:formula="oooc:=[.$B89]*10+410+[.N$2]*8" office:value-type="float" office:value="716">
            <text:p>716 kg</text:p>
          </table:table-cell>
          <table:table-cell table:style-name="ce19" table:formula="oooc:=[.$B89]*10+410+[.O$2]*8" office:value-type="float" office:value="724">
            <text:p>724 kg</text:p>
          </table:table-cell>
          <table:table-cell table:style-name="ce19" table:formula="oooc:=[.$B89]*10+410+[.P$2]*8" office:value-type="float" office:value="732">
            <text:p>732 kg</text:p>
          </table:table-cell>
          <table:table-cell table:style-name="ce19" table:formula="oooc:=[.$B89]*10+410+[.Q$2]*8" office:value-type="float" office:value="740">
            <text:p>740 kg</text:p>
          </table:table-cell>
          <table:table-cell table:style-name="ce19" table:formula="oooc:=[.$B89]*10+410+[.R$2]*8" office:value-type="float" office:value="748">
            <text:p>748 kg</text:p>
          </table:table-cell>
          <table:table-cell table:style-name="ce19" table:formula="oooc:=[.$B89]*10+410+[.S$2]*8" office:value-type="float" office:value="756">
            <text:p>756 kg</text:p>
          </table:table-cell>
          <table:table-cell table:style-name="ce19" table:formula="oooc:=[.$B89]*10+410+[.T$2]*8" office:value-type="float" office:value="764">
            <text:p>764 kg</text:p>
          </table:table-cell>
          <table:table-cell table:style-name="ce19" table:formula="oooc:=[.$B89]*10+410+[.U$2]*8" office:value-type="float" office:value="772">
            <text:p>772 kg</text:p>
          </table:table-cell>
          <table:table-cell table:style-name="ce19" table:formula="oooc:=[.$B89]*10+410+[.V$2]*8" office:value-type="float" office:value="780">
            <text:p>780 kg</text:p>
          </table:table-cell>
          <table:table-cell table:style-name="ce19" table:formula="oooc:=[.$B89]*10+410+[.W$2]*8" office:value-type="float" office:value="788">
            <text:p>788 kg</text:p>
          </table:table-cell>
          <table:table-cell table:style-name="ce19" table:formula="oooc:=[.$B89]*10+410+[.X$2]*8" office:value-type="float" office:value="796">
            <text:p>796 kg</text:p>
          </table:table-cell>
          <table:table-cell table:style-name="ce19" table:formula="oooc:=[.$B89]*10+410+[.Y$2]*8" office:value-type="float" office:value="804">
            <text:p>804 kg</text:p>
          </table:table-cell>
          <table:table-cell table:style-name="ce19" table:formula="oooc:=[.$B89]*10+410+[.Z$2]*8" office:value-type="float" office:value="812">
            <text:p>812 kg</text:p>
          </table:table-cell>
          <table:table-cell table:style-name="ce19" table:formula="oooc:=[.$B89]*10+410+[.AA$2]*8" office:value-type="float" office:value="820">
            <text:p>820 kg</text:p>
          </table:table-cell>
          <table:table-cell table:style-name="ce19" table:formula="oooc:=[.$B89]*10+410+[.AB$2]*8" office:value-type="float" office:value="828">
            <text:p>828 kg</text:p>
          </table:table-cell>
          <table:table-cell table:style-name="ce19" table:formula="oooc:=[.$B89]*10+410+[.AC$2]*8" office:value-type="float" office:value="836">
            <text:p>836 kg</text:p>
          </table:table-cell>
          <table:table-cell table:style-name="ce19" table:formula="oooc:=[.$B89]*10+410+[.AD$2]*8" office:value-type="float" office:value="844">
            <text:p>844 kg</text:p>
          </table:table-cell>
          <table:table-cell table:style-name="ce19" table:formula="oooc:=[.$B89]*10+410+[.AE$2]*8" office:value-type="float" office:value="852">
            <text:p>852 kg</text:p>
          </table:table-cell>
          <table:table-cell table:style-name="ce19" table:formula="oooc:=[.$B89]*10+410+[.AF$2]*8" office:value-type="float" office:value="860">
            <text:p>8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style-name="ce19" table:formula="oooc:=[.$B90]*10+410+[.C$2]*8" office:value-type="float" office:value="638">
            <text:p>638 kg</text:p>
          </table:table-cell>
          <table:table-cell table:style-name="ce19" table:formula="oooc:=[.$B90]*10+410+[.D$2]*8" office:value-type="float" office:value="646">
            <text:p>646 kg</text:p>
          </table:table-cell>
          <table:table-cell table:style-name="ce19" table:formula="oooc:=[.$B90]*10+410+[.E$2]*8" office:value-type="float" office:value="654">
            <text:p>654 kg</text:p>
          </table:table-cell>
          <table:table-cell table:style-name="ce19" table:formula="oooc:=[.$B90]*10+410+[.F$2]*8" office:value-type="float" office:value="662">
            <text:p>662 kg</text:p>
          </table:table-cell>
          <table:table-cell table:style-name="ce19" table:formula="oooc:=[.$B90]*10+410+[.G$2]*8" office:value-type="float" office:value="670">
            <text:p>670 kg</text:p>
          </table:table-cell>
          <table:table-cell table:style-name="ce19" table:formula="oooc:=[.$B90]*10+410+[.H$2]*8" office:value-type="float" office:value="678">
            <text:p>678 kg</text:p>
          </table:table-cell>
          <table:table-cell table:style-name="ce19" table:formula="oooc:=[.$B90]*10+410+[.I$2]*8" office:value-type="float" office:value="686">
            <text:p>686 kg</text:p>
          </table:table-cell>
          <table:table-cell table:style-name="ce19" table:formula="oooc:=[.$B90]*10+410+[.J$2]*8" office:value-type="float" office:value="694">
            <text:p>694 kg</text:p>
          </table:table-cell>
          <table:table-cell table:style-name="ce19" table:formula="oooc:=[.$B90]*10+410+[.K$2]*8" office:value-type="float" office:value="702">
            <text:p>702 kg</text:p>
          </table:table-cell>
          <table:table-cell table:style-name="ce19" table:formula="oooc:=[.$B90]*10+410+[.L$2]*8" office:value-type="float" office:value="710">
            <text:p>710 kg</text:p>
          </table:table-cell>
          <table:table-cell table:style-name="ce19" table:formula="oooc:=[.$B90]*10+410+[.M$2]*8" office:value-type="float" office:value="718">
            <text:p>718 kg</text:p>
          </table:table-cell>
          <table:table-cell table:style-name="ce19" table:formula="oooc:=[.$B90]*10+410+[.N$2]*8" office:value-type="float" office:value="726">
            <text:p>726 kg</text:p>
          </table:table-cell>
          <table:table-cell table:style-name="ce19" table:formula="oooc:=[.$B90]*10+410+[.O$2]*8" office:value-type="float" office:value="734">
            <text:p>734 kg</text:p>
          </table:table-cell>
          <table:table-cell table:style-name="ce19" table:formula="oooc:=[.$B90]*10+410+[.P$2]*8" office:value-type="float" office:value="742">
            <text:p>742 kg</text:p>
          </table:table-cell>
          <table:table-cell table:style-name="ce19" table:formula="oooc:=[.$B90]*10+410+[.Q$2]*8" office:value-type="float" office:value="750">
            <text:p>750 kg</text:p>
          </table:table-cell>
          <table:table-cell table:style-name="ce19" table:formula="oooc:=[.$B90]*10+410+[.R$2]*8" office:value-type="float" office:value="758">
            <text:p>758 kg</text:p>
          </table:table-cell>
          <table:table-cell table:style-name="ce19" table:formula="oooc:=[.$B90]*10+410+[.S$2]*8" office:value-type="float" office:value="766">
            <text:p>766 kg</text:p>
          </table:table-cell>
          <table:table-cell table:style-name="ce19" table:formula="oooc:=[.$B90]*10+410+[.T$2]*8" office:value-type="float" office:value="774">
            <text:p>774 kg</text:p>
          </table:table-cell>
          <table:table-cell table:style-name="ce19" table:formula="oooc:=[.$B90]*10+410+[.U$2]*8" office:value-type="float" office:value="782">
            <text:p>782 kg</text:p>
          </table:table-cell>
          <table:table-cell table:style-name="ce19" table:formula="oooc:=[.$B90]*10+410+[.V$2]*8" office:value-type="float" office:value="790">
            <text:p>790 kg</text:p>
          </table:table-cell>
          <table:table-cell table:style-name="ce19" table:formula="oooc:=[.$B90]*10+410+[.W$2]*8" office:value-type="float" office:value="798">
            <text:p>798 kg</text:p>
          </table:table-cell>
          <table:table-cell table:style-name="ce19" table:formula="oooc:=[.$B90]*10+410+[.X$2]*8" office:value-type="float" office:value="806">
            <text:p>806 kg</text:p>
          </table:table-cell>
          <table:table-cell table:style-name="ce19" table:formula="oooc:=[.$B90]*10+410+[.Y$2]*8" office:value-type="float" office:value="814">
            <text:p>814 kg</text:p>
          </table:table-cell>
          <table:table-cell table:style-name="ce19" table:formula="oooc:=[.$B90]*10+410+[.Z$2]*8" office:value-type="float" office:value="822">
            <text:p>822 kg</text:p>
          </table:table-cell>
          <table:table-cell table:style-name="ce19" table:formula="oooc:=[.$B90]*10+410+[.AA$2]*8" office:value-type="float" office:value="830">
            <text:p>830 kg</text:p>
          </table:table-cell>
          <table:table-cell table:style-name="ce19" table:formula="oooc:=[.$B90]*10+410+[.AB$2]*8" office:value-type="float" office:value="838">
            <text:p>838 kg</text:p>
          </table:table-cell>
          <table:table-cell table:style-name="ce19" table:formula="oooc:=[.$B90]*10+410+[.AC$2]*8" office:value-type="float" office:value="846">
            <text:p>846 kg</text:p>
          </table:table-cell>
          <table:table-cell table:style-name="ce19" table:formula="oooc:=[.$B90]*10+410+[.AD$2]*8" office:value-type="float" office:value="854">
            <text:p>854 kg</text:p>
          </table:table-cell>
          <table:table-cell table:style-name="ce19" table:formula="oooc:=[.$B90]*10+410+[.AE$2]*8" office:value-type="float" office:value="862">
            <text:p>862 kg</text:p>
          </table:table-cell>
          <table:table-cell table:style-name="ce19" table:formula="oooc:=[.$B90]*10+410+[.AF$2]*8" office:value-type="float" office:value="870">
            <text:p>8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style-name="ce19" table:formula="oooc:=[.$B91]*10+410+[.C$2]*8" office:value-type="float" office:value="648">
            <text:p>648 kg</text:p>
          </table:table-cell>
          <table:table-cell table:style-name="ce19" table:formula="oooc:=[.$B91]*10+410+[.D$2]*8" office:value-type="float" office:value="656">
            <text:p>656 kg</text:p>
          </table:table-cell>
          <table:table-cell table:style-name="ce19" table:formula="oooc:=[.$B91]*10+410+[.E$2]*8" office:value-type="float" office:value="664">
            <text:p>664 kg</text:p>
          </table:table-cell>
          <table:table-cell table:style-name="ce19" table:formula="oooc:=[.$B91]*10+410+[.F$2]*8" office:value-type="float" office:value="672">
            <text:p>672 kg</text:p>
          </table:table-cell>
          <table:table-cell table:style-name="ce19" table:formula="oooc:=[.$B91]*10+410+[.G$2]*8" office:value-type="float" office:value="680">
            <text:p>680 kg</text:p>
          </table:table-cell>
          <table:table-cell table:style-name="ce19" table:formula="oooc:=[.$B91]*10+410+[.H$2]*8" office:value-type="float" office:value="688">
            <text:p>688 kg</text:p>
          </table:table-cell>
          <table:table-cell table:style-name="ce19" table:formula="oooc:=[.$B91]*10+410+[.I$2]*8" office:value-type="float" office:value="696">
            <text:p>696 kg</text:p>
          </table:table-cell>
          <table:table-cell table:style-name="ce19" table:formula="oooc:=[.$B91]*10+410+[.J$2]*8" office:value-type="float" office:value="704">
            <text:p>704 kg</text:p>
          </table:table-cell>
          <table:table-cell table:style-name="ce19" table:formula="oooc:=[.$B91]*10+410+[.K$2]*8" office:value-type="float" office:value="712">
            <text:p>712 kg</text:p>
          </table:table-cell>
          <table:table-cell table:style-name="ce19" table:formula="oooc:=[.$B91]*10+410+[.L$2]*8" office:value-type="float" office:value="720">
            <text:p>720 kg</text:p>
          </table:table-cell>
          <table:table-cell table:style-name="ce19" table:formula="oooc:=[.$B91]*10+410+[.M$2]*8" office:value-type="float" office:value="728">
            <text:p>728 kg</text:p>
          </table:table-cell>
          <table:table-cell table:style-name="ce19" table:formula="oooc:=[.$B91]*10+410+[.N$2]*8" office:value-type="float" office:value="736">
            <text:p>736 kg</text:p>
          </table:table-cell>
          <table:table-cell table:style-name="ce19" table:formula="oooc:=[.$B91]*10+410+[.O$2]*8" office:value-type="float" office:value="744">
            <text:p>744 kg</text:p>
          </table:table-cell>
          <table:table-cell table:style-name="ce19" table:formula="oooc:=[.$B91]*10+410+[.P$2]*8" office:value-type="float" office:value="752">
            <text:p>752 kg</text:p>
          </table:table-cell>
          <table:table-cell table:style-name="ce19" table:formula="oooc:=[.$B91]*10+410+[.Q$2]*8" office:value-type="float" office:value="760">
            <text:p>760 kg</text:p>
          </table:table-cell>
          <table:table-cell table:style-name="ce19" table:formula="oooc:=[.$B91]*10+410+[.R$2]*8" office:value-type="float" office:value="768">
            <text:p>768 kg</text:p>
          </table:table-cell>
          <table:table-cell table:style-name="ce19" table:formula="oooc:=[.$B91]*10+410+[.S$2]*8" office:value-type="float" office:value="776">
            <text:p>776 kg</text:p>
          </table:table-cell>
          <table:table-cell table:style-name="ce19" table:formula="oooc:=[.$B91]*10+410+[.T$2]*8" office:value-type="float" office:value="784">
            <text:p>784 kg</text:p>
          </table:table-cell>
          <table:table-cell table:style-name="ce19" table:formula="oooc:=[.$B91]*10+410+[.U$2]*8" office:value-type="float" office:value="792">
            <text:p>792 kg</text:p>
          </table:table-cell>
          <table:table-cell table:style-name="ce19" table:formula="oooc:=[.$B91]*10+410+[.V$2]*8" office:value-type="float" office:value="800">
            <text:p>800 kg</text:p>
          </table:table-cell>
          <table:table-cell table:style-name="ce19" table:formula="oooc:=[.$B91]*10+410+[.W$2]*8" office:value-type="float" office:value="808">
            <text:p>808 kg</text:p>
          </table:table-cell>
          <table:table-cell table:style-name="ce19" table:formula="oooc:=[.$B91]*10+410+[.X$2]*8" office:value-type="float" office:value="816">
            <text:p>816 kg</text:p>
          </table:table-cell>
          <table:table-cell table:style-name="ce19" table:formula="oooc:=[.$B91]*10+410+[.Y$2]*8" office:value-type="float" office:value="824">
            <text:p>824 kg</text:p>
          </table:table-cell>
          <table:table-cell table:style-name="ce19" table:formula="oooc:=[.$B91]*10+410+[.Z$2]*8" office:value-type="float" office:value="832">
            <text:p>832 kg</text:p>
          </table:table-cell>
          <table:table-cell table:style-name="ce19" table:formula="oooc:=[.$B91]*10+410+[.AA$2]*8" office:value-type="float" office:value="840">
            <text:p>840 kg</text:p>
          </table:table-cell>
          <table:table-cell table:style-name="ce19" table:formula="oooc:=[.$B91]*10+410+[.AB$2]*8" office:value-type="float" office:value="848">
            <text:p>848 kg</text:p>
          </table:table-cell>
          <table:table-cell table:style-name="ce19" table:formula="oooc:=[.$B91]*10+410+[.AC$2]*8" office:value-type="float" office:value="856">
            <text:p>856 kg</text:p>
          </table:table-cell>
          <table:table-cell table:style-name="ce19" table:formula="oooc:=[.$B91]*10+410+[.AD$2]*8" office:value-type="float" office:value="864">
            <text:p>864 kg</text:p>
          </table:table-cell>
          <table:table-cell table:style-name="ce19" table:formula="oooc:=[.$B91]*10+410+[.AE$2]*8" office:value-type="float" office:value="872">
            <text:p>872 kg</text:p>
          </table:table-cell>
          <table:table-cell table:style-name="ce19" table:formula="oooc:=[.$B91]*10+410+[.AF$2]*8" office:value-type="float" office:value="880">
            <text:p>8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style-name="ce19" table:formula="oooc:=[.$B92]*10+410+[.C$2]*8" office:value-type="float" office:value="658">
            <text:p>658 kg</text:p>
          </table:table-cell>
          <table:table-cell table:style-name="ce19" table:formula="oooc:=[.$B92]*10+410+[.D$2]*8" office:value-type="float" office:value="666">
            <text:p>666 kg</text:p>
          </table:table-cell>
          <table:table-cell table:style-name="ce19" table:formula="oooc:=[.$B92]*10+410+[.E$2]*8" office:value-type="float" office:value="674">
            <text:p>674 kg</text:p>
          </table:table-cell>
          <table:table-cell table:style-name="ce19" table:formula="oooc:=[.$B92]*10+410+[.F$2]*8" office:value-type="float" office:value="682">
            <text:p>682 kg</text:p>
          </table:table-cell>
          <table:table-cell table:style-name="ce19" table:formula="oooc:=[.$B92]*10+410+[.G$2]*8" office:value-type="float" office:value="690">
            <text:p>690 kg</text:p>
          </table:table-cell>
          <table:table-cell table:style-name="ce19" table:formula="oooc:=[.$B92]*10+410+[.H$2]*8" office:value-type="float" office:value="698">
            <text:p>698 kg</text:p>
          </table:table-cell>
          <table:table-cell table:style-name="ce19" table:formula="oooc:=[.$B92]*10+410+[.I$2]*8" office:value-type="float" office:value="706">
            <text:p>706 kg</text:p>
          </table:table-cell>
          <table:table-cell table:style-name="ce19" table:formula="oooc:=[.$B92]*10+410+[.J$2]*8" office:value-type="float" office:value="714">
            <text:p>714 kg</text:p>
          </table:table-cell>
          <table:table-cell table:style-name="ce19" table:formula="oooc:=[.$B92]*10+410+[.K$2]*8" office:value-type="float" office:value="722">
            <text:p>722 kg</text:p>
          </table:table-cell>
          <table:table-cell table:style-name="ce19" table:formula="oooc:=[.$B92]*10+410+[.L$2]*8" office:value-type="float" office:value="730">
            <text:p>730 kg</text:p>
          </table:table-cell>
          <table:table-cell table:style-name="ce19" table:formula="oooc:=[.$B92]*10+410+[.M$2]*8" office:value-type="float" office:value="738">
            <text:p>738 kg</text:p>
          </table:table-cell>
          <table:table-cell table:style-name="ce19" table:formula="oooc:=[.$B92]*10+410+[.N$2]*8" office:value-type="float" office:value="746">
            <text:p>746 kg</text:p>
          </table:table-cell>
          <table:table-cell table:style-name="ce19" table:formula="oooc:=[.$B92]*10+410+[.O$2]*8" office:value-type="float" office:value="754">
            <text:p>754 kg</text:p>
          </table:table-cell>
          <table:table-cell table:style-name="ce19" table:formula="oooc:=[.$B92]*10+410+[.P$2]*8" office:value-type="float" office:value="762">
            <text:p>762 kg</text:p>
          </table:table-cell>
          <table:table-cell table:style-name="ce19" table:formula="oooc:=[.$B92]*10+410+[.Q$2]*8" office:value-type="float" office:value="770">
            <text:p>770 kg</text:p>
          </table:table-cell>
          <table:table-cell table:style-name="ce19" table:formula="oooc:=[.$B92]*10+410+[.R$2]*8" office:value-type="float" office:value="778">
            <text:p>778 kg</text:p>
          </table:table-cell>
          <table:table-cell table:style-name="ce19" table:formula="oooc:=[.$B92]*10+410+[.S$2]*8" office:value-type="float" office:value="786">
            <text:p>786 kg</text:p>
          </table:table-cell>
          <table:table-cell table:style-name="ce19" table:formula="oooc:=[.$B92]*10+410+[.T$2]*8" office:value-type="float" office:value="794">
            <text:p>794 kg</text:p>
          </table:table-cell>
          <table:table-cell table:style-name="ce19" table:formula="oooc:=[.$B92]*10+410+[.U$2]*8" office:value-type="float" office:value="802">
            <text:p>802 kg</text:p>
          </table:table-cell>
          <table:table-cell table:style-name="ce19" table:formula="oooc:=[.$B92]*10+410+[.V$2]*8" office:value-type="float" office:value="810">
            <text:p>810 kg</text:p>
          </table:table-cell>
          <table:table-cell table:style-name="ce19" table:formula="oooc:=[.$B92]*10+410+[.W$2]*8" office:value-type="float" office:value="818">
            <text:p>818 kg</text:p>
          </table:table-cell>
          <table:table-cell table:style-name="ce19" table:formula="oooc:=[.$B92]*10+410+[.X$2]*8" office:value-type="float" office:value="826">
            <text:p>826 kg</text:p>
          </table:table-cell>
          <table:table-cell table:style-name="ce19" table:formula="oooc:=[.$B92]*10+410+[.Y$2]*8" office:value-type="float" office:value="834">
            <text:p>834 kg</text:p>
          </table:table-cell>
          <table:table-cell table:style-name="ce19" table:formula="oooc:=[.$B92]*10+410+[.Z$2]*8" office:value-type="float" office:value="842">
            <text:p>842 kg</text:p>
          </table:table-cell>
          <table:table-cell table:style-name="ce19" table:formula="oooc:=[.$B92]*10+410+[.AA$2]*8" office:value-type="float" office:value="850">
            <text:p>850 kg</text:p>
          </table:table-cell>
          <table:table-cell table:style-name="ce19" table:formula="oooc:=[.$B92]*10+410+[.AB$2]*8" office:value-type="float" office:value="858">
            <text:p>858 kg</text:p>
          </table:table-cell>
          <table:table-cell table:style-name="ce19" table:formula="oooc:=[.$B92]*10+410+[.AC$2]*8" office:value-type="float" office:value="866">
            <text:p>866 kg</text:p>
          </table:table-cell>
          <table:table-cell table:style-name="ce19" table:formula="oooc:=[.$B92]*10+410+[.AD$2]*8" office:value-type="float" office:value="874">
            <text:p>874 kg</text:p>
          </table:table-cell>
          <table:table-cell table:style-name="ce19" table:formula="oooc:=[.$B92]*10+410+[.AE$2]*8" office:value-type="float" office:value="882">
            <text:p>882 kg</text:p>
          </table:table-cell>
          <table:table-cell table:style-name="ce19" table:formula="oooc:=[.$B92]*10+410+[.AF$2]*8" office:value-type="float" office:value="890">
            <text:p>8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style-name="ce19" table:formula="oooc:=[.$B93]*10+410+[.C$2]*8" office:value-type="float" office:value="668">
            <text:p>668 kg</text:p>
          </table:table-cell>
          <table:table-cell table:style-name="ce19" table:formula="oooc:=[.$B93]*10+410+[.D$2]*8" office:value-type="float" office:value="676">
            <text:p>676 kg</text:p>
          </table:table-cell>
          <table:table-cell table:style-name="ce19" table:formula="oooc:=[.$B93]*10+410+[.E$2]*8" office:value-type="float" office:value="684">
            <text:p>684 kg</text:p>
          </table:table-cell>
          <table:table-cell table:style-name="ce19" table:formula="oooc:=[.$B93]*10+410+[.F$2]*8" office:value-type="float" office:value="692">
            <text:p>692 kg</text:p>
          </table:table-cell>
          <table:table-cell table:style-name="ce19" table:formula="oooc:=[.$B93]*10+410+[.G$2]*8" office:value-type="float" office:value="700">
            <text:p>700 kg</text:p>
          </table:table-cell>
          <table:table-cell table:style-name="ce19" table:formula="oooc:=[.$B93]*10+410+[.H$2]*8" office:value-type="float" office:value="708">
            <text:p>708 kg</text:p>
          </table:table-cell>
          <table:table-cell table:style-name="ce19" table:formula="oooc:=[.$B93]*10+410+[.I$2]*8" office:value-type="float" office:value="716">
            <text:p>716 kg</text:p>
          </table:table-cell>
          <table:table-cell table:style-name="ce19" table:formula="oooc:=[.$B93]*10+410+[.J$2]*8" office:value-type="float" office:value="724">
            <text:p>724 kg</text:p>
          </table:table-cell>
          <table:table-cell table:style-name="ce19" table:formula="oooc:=[.$B93]*10+410+[.K$2]*8" office:value-type="float" office:value="732">
            <text:p>732 kg</text:p>
          </table:table-cell>
          <table:table-cell table:style-name="ce19" table:formula="oooc:=[.$B93]*10+410+[.L$2]*8" office:value-type="float" office:value="740">
            <text:p>740 kg</text:p>
          </table:table-cell>
          <table:table-cell table:style-name="ce19" table:formula="oooc:=[.$B93]*10+410+[.M$2]*8" office:value-type="float" office:value="748">
            <text:p>748 kg</text:p>
          </table:table-cell>
          <table:table-cell table:style-name="ce19" table:formula="oooc:=[.$B93]*10+410+[.N$2]*8" office:value-type="float" office:value="756">
            <text:p>756 kg</text:p>
          </table:table-cell>
          <table:table-cell table:style-name="ce19" table:formula="oooc:=[.$B93]*10+410+[.O$2]*8" office:value-type="float" office:value="764">
            <text:p>764 kg</text:p>
          </table:table-cell>
          <table:table-cell table:style-name="ce19" table:formula="oooc:=[.$B93]*10+410+[.P$2]*8" office:value-type="float" office:value="772">
            <text:p>772 kg</text:p>
          </table:table-cell>
          <table:table-cell table:style-name="ce19" table:formula="oooc:=[.$B93]*10+410+[.Q$2]*8" office:value-type="float" office:value="780">
            <text:p>780 kg</text:p>
          </table:table-cell>
          <table:table-cell table:style-name="ce19" table:formula="oooc:=[.$B93]*10+410+[.R$2]*8" office:value-type="float" office:value="788">
            <text:p>788 kg</text:p>
          </table:table-cell>
          <table:table-cell table:style-name="ce19" table:formula="oooc:=[.$B93]*10+410+[.S$2]*8" office:value-type="float" office:value="796">
            <text:p>796 kg</text:p>
          </table:table-cell>
          <table:table-cell table:style-name="ce19" table:formula="oooc:=[.$B93]*10+410+[.T$2]*8" office:value-type="float" office:value="804">
            <text:p>804 kg</text:p>
          </table:table-cell>
          <table:table-cell table:style-name="ce19" table:formula="oooc:=[.$B93]*10+410+[.U$2]*8" office:value-type="float" office:value="812">
            <text:p>812 kg</text:p>
          </table:table-cell>
          <table:table-cell table:style-name="ce19" table:formula="oooc:=[.$B93]*10+410+[.V$2]*8" office:value-type="float" office:value="820">
            <text:p>820 kg</text:p>
          </table:table-cell>
          <table:table-cell table:style-name="ce19" table:formula="oooc:=[.$B93]*10+410+[.W$2]*8" office:value-type="float" office:value="828">
            <text:p>828 kg</text:p>
          </table:table-cell>
          <table:table-cell table:style-name="ce19" table:formula="oooc:=[.$B93]*10+410+[.X$2]*8" office:value-type="float" office:value="836">
            <text:p>836 kg</text:p>
          </table:table-cell>
          <table:table-cell table:style-name="ce19" table:formula="oooc:=[.$B93]*10+410+[.Y$2]*8" office:value-type="float" office:value="844">
            <text:p>844 kg</text:p>
          </table:table-cell>
          <table:table-cell table:style-name="ce19" table:formula="oooc:=[.$B93]*10+410+[.Z$2]*8" office:value-type="float" office:value="852">
            <text:p>852 kg</text:p>
          </table:table-cell>
          <table:table-cell table:style-name="ce19" table:formula="oooc:=[.$B93]*10+410+[.AA$2]*8" office:value-type="float" office:value="860">
            <text:p>860 kg</text:p>
          </table:table-cell>
          <table:table-cell table:style-name="ce19" table:formula="oooc:=[.$B93]*10+410+[.AB$2]*8" office:value-type="float" office:value="868">
            <text:p>868 kg</text:p>
          </table:table-cell>
          <table:table-cell table:style-name="ce19" table:formula="oooc:=[.$B93]*10+410+[.AC$2]*8" office:value-type="float" office:value="876">
            <text:p>876 kg</text:p>
          </table:table-cell>
          <table:table-cell table:style-name="ce19" table:formula="oooc:=[.$B93]*10+410+[.AD$2]*8" office:value-type="float" office:value="884">
            <text:p>884 kg</text:p>
          </table:table-cell>
          <table:table-cell table:style-name="ce19" table:formula="oooc:=[.$B93]*10+410+[.AE$2]*8" office:value-type="float" office:value="892">
            <text:p>892 kg</text:p>
          </table:table-cell>
          <table:table-cell table:style-name="ce19" table:formula="oooc:=[.$B93]*10+410+[.AF$2]*8" office:value-type="float" office:value="900">
            <text:p>9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6">
            <text:p>26</text:p>
          </table:table-cell>
          <table:table-cell table:style-name="ce19" table:formula="oooc:=[.$B94]*10+410+[.C$2]*8" office:value-type="float" office:value="678">
            <text:p>678 kg</text:p>
          </table:table-cell>
          <table:table-cell table:style-name="ce19" table:formula="oooc:=[.$B94]*10+410+[.D$2]*8" office:value-type="float" office:value="686">
            <text:p>686 kg</text:p>
          </table:table-cell>
          <table:table-cell table:style-name="ce19" table:formula="oooc:=[.$B94]*10+410+[.E$2]*8" office:value-type="float" office:value="694">
            <text:p>694 kg</text:p>
          </table:table-cell>
          <table:table-cell table:style-name="ce19" table:formula="oooc:=[.$B94]*10+410+[.F$2]*8" office:value-type="float" office:value="702">
            <text:p>702 kg</text:p>
          </table:table-cell>
          <table:table-cell table:style-name="ce19" table:formula="oooc:=[.$B94]*10+410+[.G$2]*8" office:value-type="float" office:value="710">
            <text:p>710 kg</text:p>
          </table:table-cell>
          <table:table-cell table:style-name="ce19" table:formula="oooc:=[.$B94]*10+410+[.H$2]*8" office:value-type="float" office:value="718">
            <text:p>718 kg</text:p>
          </table:table-cell>
          <table:table-cell table:style-name="ce19" table:formula="oooc:=[.$B94]*10+410+[.I$2]*8" office:value-type="float" office:value="726">
            <text:p>726 kg</text:p>
          </table:table-cell>
          <table:table-cell table:style-name="ce19" table:formula="oooc:=[.$B94]*10+410+[.J$2]*8" office:value-type="float" office:value="734">
            <text:p>734 kg</text:p>
          </table:table-cell>
          <table:table-cell table:style-name="ce19" table:formula="oooc:=[.$B94]*10+410+[.K$2]*8" office:value-type="float" office:value="742">
            <text:p>742 kg</text:p>
          </table:table-cell>
          <table:table-cell table:style-name="ce19" table:formula="oooc:=[.$B94]*10+410+[.L$2]*8" office:value-type="float" office:value="750">
            <text:p>750 kg</text:p>
          </table:table-cell>
          <table:table-cell table:style-name="ce19" table:formula="oooc:=[.$B94]*10+410+[.M$2]*8" office:value-type="float" office:value="758">
            <text:p>758 kg</text:p>
          </table:table-cell>
          <table:table-cell table:style-name="ce19" table:formula="oooc:=[.$B94]*10+410+[.N$2]*8" office:value-type="float" office:value="766">
            <text:p>766 kg</text:p>
          </table:table-cell>
          <table:table-cell table:style-name="ce19" table:formula="oooc:=[.$B94]*10+410+[.O$2]*8" office:value-type="float" office:value="774">
            <text:p>774 kg</text:p>
          </table:table-cell>
          <table:table-cell table:style-name="ce19" table:formula="oooc:=[.$B94]*10+410+[.P$2]*8" office:value-type="float" office:value="782">
            <text:p>782 kg</text:p>
          </table:table-cell>
          <table:table-cell table:style-name="ce19" table:formula="oooc:=[.$B94]*10+410+[.Q$2]*8" office:value-type="float" office:value="790">
            <text:p>790 kg</text:p>
          </table:table-cell>
          <table:table-cell table:style-name="ce19" table:formula="oooc:=[.$B94]*10+410+[.R$2]*8" office:value-type="float" office:value="798">
            <text:p>798 kg</text:p>
          </table:table-cell>
          <table:table-cell table:style-name="ce19" table:formula="oooc:=[.$B94]*10+410+[.S$2]*8" office:value-type="float" office:value="806">
            <text:p>806 kg</text:p>
          </table:table-cell>
          <table:table-cell table:style-name="ce19" table:formula="oooc:=[.$B94]*10+410+[.T$2]*8" office:value-type="float" office:value="814">
            <text:p>814 kg</text:p>
          </table:table-cell>
          <table:table-cell table:style-name="ce19" table:formula="oooc:=[.$B94]*10+410+[.U$2]*8" office:value-type="float" office:value="822">
            <text:p>822 kg</text:p>
          </table:table-cell>
          <table:table-cell table:style-name="ce19" table:formula="oooc:=[.$B94]*10+410+[.V$2]*8" office:value-type="float" office:value="830">
            <text:p>830 kg</text:p>
          </table:table-cell>
          <table:table-cell table:style-name="ce19" table:formula="oooc:=[.$B94]*10+410+[.W$2]*8" office:value-type="float" office:value="838">
            <text:p>838 kg</text:p>
          </table:table-cell>
          <table:table-cell table:style-name="ce19" table:formula="oooc:=[.$B94]*10+410+[.X$2]*8" office:value-type="float" office:value="846">
            <text:p>846 kg</text:p>
          </table:table-cell>
          <table:table-cell table:style-name="ce19" table:formula="oooc:=[.$B94]*10+410+[.Y$2]*8" office:value-type="float" office:value="854">
            <text:p>854 kg</text:p>
          </table:table-cell>
          <table:table-cell table:style-name="ce19" table:formula="oooc:=[.$B94]*10+410+[.Z$2]*8" office:value-type="float" office:value="862">
            <text:p>862 kg</text:p>
          </table:table-cell>
          <table:table-cell table:style-name="ce19" table:formula="oooc:=[.$B94]*10+410+[.AA$2]*8" office:value-type="float" office:value="870">
            <text:p>870 kg</text:p>
          </table:table-cell>
          <table:table-cell table:style-name="ce19" table:formula="oooc:=[.$B94]*10+410+[.AB$2]*8" office:value-type="float" office:value="878">
            <text:p>878 kg</text:p>
          </table:table-cell>
          <table:table-cell table:style-name="ce19" table:formula="oooc:=[.$B94]*10+410+[.AC$2]*8" office:value-type="float" office:value="886">
            <text:p>886 kg</text:p>
          </table:table-cell>
          <table:table-cell table:style-name="ce19" table:formula="oooc:=[.$B94]*10+410+[.AD$2]*8" office:value-type="float" office:value="894">
            <text:p>894 kg</text:p>
          </table:table-cell>
          <table:table-cell table:style-name="ce19" table:formula="oooc:=[.$B94]*10+410+[.AE$2]*8" office:value-type="float" office:value="902">
            <text:p>902 kg</text:p>
          </table:table-cell>
          <table:table-cell table:style-name="ce19" table:formula="oooc:=[.$B94]*10+410+[.AF$2]*8" office:value-type="float" office:value="910">
            <text:p>9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7">
            <text:p>27</text:p>
          </table:table-cell>
          <table:table-cell table:style-name="ce19" table:formula="oooc:=[.$B95]*10+410+[.C$2]*8" office:value-type="float" office:value="688">
            <text:p>688 kg</text:p>
          </table:table-cell>
          <table:table-cell table:style-name="ce19" table:formula="oooc:=[.$B95]*10+410+[.D$2]*8" office:value-type="float" office:value="696">
            <text:p>696 kg</text:p>
          </table:table-cell>
          <table:table-cell table:style-name="ce19" table:formula="oooc:=[.$B95]*10+410+[.E$2]*8" office:value-type="float" office:value="704">
            <text:p>704 kg</text:p>
          </table:table-cell>
          <table:table-cell table:style-name="ce19" table:formula="oooc:=[.$B95]*10+410+[.F$2]*8" office:value-type="float" office:value="712">
            <text:p>712 kg</text:p>
          </table:table-cell>
          <table:table-cell table:style-name="ce19" table:formula="oooc:=[.$B95]*10+410+[.G$2]*8" office:value-type="float" office:value="720">
            <text:p>720 kg</text:p>
          </table:table-cell>
          <table:table-cell table:style-name="ce19" table:formula="oooc:=[.$B95]*10+410+[.H$2]*8" office:value-type="float" office:value="728">
            <text:p>728 kg</text:p>
          </table:table-cell>
          <table:table-cell table:style-name="ce19" table:formula="oooc:=[.$B95]*10+410+[.I$2]*8" office:value-type="float" office:value="736">
            <text:p>736 kg</text:p>
          </table:table-cell>
          <table:table-cell table:style-name="ce19" table:formula="oooc:=[.$B95]*10+410+[.J$2]*8" office:value-type="float" office:value="744">
            <text:p>744 kg</text:p>
          </table:table-cell>
          <table:table-cell table:style-name="ce19" table:formula="oooc:=[.$B95]*10+410+[.K$2]*8" office:value-type="float" office:value="752">
            <text:p>752 kg</text:p>
          </table:table-cell>
          <table:table-cell table:style-name="ce19" table:formula="oooc:=[.$B95]*10+410+[.L$2]*8" office:value-type="float" office:value="760">
            <text:p>760 kg</text:p>
          </table:table-cell>
          <table:table-cell table:style-name="ce19" table:formula="oooc:=[.$B95]*10+410+[.M$2]*8" office:value-type="float" office:value="768">
            <text:p>768 kg</text:p>
          </table:table-cell>
          <table:table-cell table:style-name="ce19" table:formula="oooc:=[.$B95]*10+410+[.N$2]*8" office:value-type="float" office:value="776">
            <text:p>776 kg</text:p>
          </table:table-cell>
          <table:table-cell table:style-name="ce19" table:formula="oooc:=[.$B95]*10+410+[.O$2]*8" office:value-type="float" office:value="784">
            <text:p>784 kg</text:p>
          </table:table-cell>
          <table:table-cell table:style-name="ce19" table:formula="oooc:=[.$B95]*10+410+[.P$2]*8" office:value-type="float" office:value="792">
            <text:p>792 kg</text:p>
          </table:table-cell>
          <table:table-cell table:style-name="ce19" table:formula="oooc:=[.$B95]*10+410+[.Q$2]*8" office:value-type="float" office:value="800">
            <text:p>800 kg</text:p>
          </table:table-cell>
          <table:table-cell table:style-name="ce19" table:formula="oooc:=[.$B95]*10+410+[.R$2]*8" office:value-type="float" office:value="808">
            <text:p>808 kg</text:p>
          </table:table-cell>
          <table:table-cell table:style-name="ce19" table:formula="oooc:=[.$B95]*10+410+[.S$2]*8" office:value-type="float" office:value="816">
            <text:p>816 kg</text:p>
          </table:table-cell>
          <table:table-cell table:style-name="ce19" table:formula="oooc:=[.$B95]*10+410+[.T$2]*8" office:value-type="float" office:value="824">
            <text:p>824 kg</text:p>
          </table:table-cell>
          <table:table-cell table:style-name="ce19" table:formula="oooc:=[.$B95]*10+410+[.U$2]*8" office:value-type="float" office:value="832">
            <text:p>832 kg</text:p>
          </table:table-cell>
          <table:table-cell table:style-name="ce19" table:formula="oooc:=[.$B95]*10+410+[.V$2]*8" office:value-type="float" office:value="840">
            <text:p>840 kg</text:p>
          </table:table-cell>
          <table:table-cell table:style-name="ce19" table:formula="oooc:=[.$B95]*10+410+[.W$2]*8" office:value-type="float" office:value="848">
            <text:p>848 kg</text:p>
          </table:table-cell>
          <table:table-cell table:style-name="ce19" table:formula="oooc:=[.$B95]*10+410+[.X$2]*8" office:value-type="float" office:value="856">
            <text:p>856 kg</text:p>
          </table:table-cell>
          <table:table-cell table:style-name="ce19" table:formula="oooc:=[.$B95]*10+410+[.Y$2]*8" office:value-type="float" office:value="864">
            <text:p>864 kg</text:p>
          </table:table-cell>
          <table:table-cell table:style-name="ce19" table:formula="oooc:=[.$B95]*10+410+[.Z$2]*8" office:value-type="float" office:value="872">
            <text:p>872 kg</text:p>
          </table:table-cell>
          <table:table-cell table:style-name="ce19" table:formula="oooc:=[.$B95]*10+410+[.AA$2]*8" office:value-type="float" office:value="880">
            <text:p>880 kg</text:p>
          </table:table-cell>
          <table:table-cell table:style-name="ce19" table:formula="oooc:=[.$B95]*10+410+[.AB$2]*8" office:value-type="float" office:value="888">
            <text:p>888 kg</text:p>
          </table:table-cell>
          <table:table-cell table:style-name="ce19" table:formula="oooc:=[.$B95]*10+410+[.AC$2]*8" office:value-type="float" office:value="896">
            <text:p>896 kg</text:p>
          </table:table-cell>
          <table:table-cell table:style-name="ce19" table:formula="oooc:=[.$B95]*10+410+[.AD$2]*8" office:value-type="float" office:value="904">
            <text:p>904 kg</text:p>
          </table:table-cell>
          <table:table-cell table:style-name="ce19" table:formula="oooc:=[.$B95]*10+410+[.AE$2]*8" office:value-type="float" office:value="912">
            <text:p>912 kg</text:p>
          </table:table-cell>
          <table:table-cell table:style-name="ce19" table:formula="oooc:=[.$B95]*10+410+[.AF$2]*8" office:value-type="float" office:value="920">
            <text:p>9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8">
            <text:p>28</text:p>
          </table:table-cell>
          <table:table-cell table:style-name="ce19" table:formula="oooc:=[.$B96]*10+410+[.C$2]*8" office:value-type="float" office:value="698">
            <text:p>698 kg</text:p>
          </table:table-cell>
          <table:table-cell table:style-name="ce19" table:formula="oooc:=[.$B96]*10+410+[.D$2]*8" office:value-type="float" office:value="706">
            <text:p>706 kg</text:p>
          </table:table-cell>
          <table:table-cell table:style-name="ce19" table:formula="oooc:=[.$B96]*10+410+[.E$2]*8" office:value-type="float" office:value="714">
            <text:p>714 kg</text:p>
          </table:table-cell>
          <table:table-cell table:style-name="ce19" table:formula="oooc:=[.$B96]*10+410+[.F$2]*8" office:value-type="float" office:value="722">
            <text:p>722 kg</text:p>
          </table:table-cell>
          <table:table-cell table:style-name="ce19" table:formula="oooc:=[.$B96]*10+410+[.G$2]*8" office:value-type="float" office:value="730">
            <text:p>730 kg</text:p>
          </table:table-cell>
          <table:table-cell table:style-name="ce19" table:formula="oooc:=[.$B96]*10+410+[.H$2]*8" office:value-type="float" office:value="738">
            <text:p>738 kg</text:p>
          </table:table-cell>
          <table:table-cell table:style-name="ce19" table:formula="oooc:=[.$B96]*10+410+[.I$2]*8" office:value-type="float" office:value="746">
            <text:p>746 kg</text:p>
          </table:table-cell>
          <table:table-cell table:style-name="ce19" table:formula="oooc:=[.$B96]*10+410+[.J$2]*8" office:value-type="float" office:value="754">
            <text:p>754 kg</text:p>
          </table:table-cell>
          <table:table-cell table:style-name="ce19" table:formula="oooc:=[.$B96]*10+410+[.K$2]*8" office:value-type="float" office:value="762">
            <text:p>762 kg</text:p>
          </table:table-cell>
          <table:table-cell table:style-name="ce19" table:formula="oooc:=[.$B96]*10+410+[.L$2]*8" office:value-type="float" office:value="770">
            <text:p>770 kg</text:p>
          </table:table-cell>
          <table:table-cell table:style-name="ce19" table:formula="oooc:=[.$B96]*10+410+[.M$2]*8" office:value-type="float" office:value="778">
            <text:p>778 kg</text:p>
          </table:table-cell>
          <table:table-cell table:style-name="ce19" table:formula="oooc:=[.$B96]*10+410+[.N$2]*8" office:value-type="float" office:value="786">
            <text:p>786 kg</text:p>
          </table:table-cell>
          <table:table-cell table:style-name="ce19" table:formula="oooc:=[.$B96]*10+410+[.O$2]*8" office:value-type="float" office:value="794">
            <text:p>794 kg</text:p>
          </table:table-cell>
          <table:table-cell table:style-name="ce19" table:formula="oooc:=[.$B96]*10+410+[.P$2]*8" office:value-type="float" office:value="802">
            <text:p>802 kg</text:p>
          </table:table-cell>
          <table:table-cell table:style-name="ce19" table:formula="oooc:=[.$B96]*10+410+[.Q$2]*8" office:value-type="float" office:value="810">
            <text:p>810 kg</text:p>
          </table:table-cell>
          <table:table-cell table:style-name="ce19" table:formula="oooc:=[.$B96]*10+410+[.R$2]*8" office:value-type="float" office:value="818">
            <text:p>818 kg</text:p>
          </table:table-cell>
          <table:table-cell table:style-name="ce19" table:formula="oooc:=[.$B96]*10+410+[.S$2]*8" office:value-type="float" office:value="826">
            <text:p>826 kg</text:p>
          </table:table-cell>
          <table:table-cell table:style-name="ce19" table:formula="oooc:=[.$B96]*10+410+[.T$2]*8" office:value-type="float" office:value="834">
            <text:p>834 kg</text:p>
          </table:table-cell>
          <table:table-cell table:style-name="ce19" table:formula="oooc:=[.$B96]*10+410+[.U$2]*8" office:value-type="float" office:value="842">
            <text:p>842 kg</text:p>
          </table:table-cell>
          <table:table-cell table:style-name="ce19" table:formula="oooc:=[.$B96]*10+410+[.V$2]*8" office:value-type="float" office:value="850">
            <text:p>850 kg</text:p>
          </table:table-cell>
          <table:table-cell table:style-name="ce19" table:formula="oooc:=[.$B96]*10+410+[.W$2]*8" office:value-type="float" office:value="858">
            <text:p>858 kg</text:p>
          </table:table-cell>
          <table:table-cell table:style-name="ce19" table:formula="oooc:=[.$B96]*10+410+[.X$2]*8" office:value-type="float" office:value="866">
            <text:p>866 kg</text:p>
          </table:table-cell>
          <table:table-cell table:style-name="ce19" table:formula="oooc:=[.$B96]*10+410+[.Y$2]*8" office:value-type="float" office:value="874">
            <text:p>874 kg</text:p>
          </table:table-cell>
          <table:table-cell table:style-name="ce19" table:formula="oooc:=[.$B96]*10+410+[.Z$2]*8" office:value-type="float" office:value="882">
            <text:p>882 kg</text:p>
          </table:table-cell>
          <table:table-cell table:style-name="ce19" table:formula="oooc:=[.$B96]*10+410+[.AA$2]*8" office:value-type="float" office:value="890">
            <text:p>890 kg</text:p>
          </table:table-cell>
          <table:table-cell table:style-name="ce19" table:formula="oooc:=[.$B96]*10+410+[.AB$2]*8" office:value-type="float" office:value="898">
            <text:p>898 kg</text:p>
          </table:table-cell>
          <table:table-cell table:style-name="ce19" table:formula="oooc:=[.$B96]*10+410+[.AC$2]*8" office:value-type="float" office:value="906">
            <text:p>906 kg</text:p>
          </table:table-cell>
          <table:table-cell table:style-name="ce19" table:formula="oooc:=[.$B96]*10+410+[.AD$2]*8" office:value-type="float" office:value="914">
            <text:p>914 kg</text:p>
          </table:table-cell>
          <table:table-cell table:style-name="ce19" table:formula="oooc:=[.$B96]*10+410+[.AE$2]*8" office:value-type="float" office:value="922">
            <text:p>922 kg</text:p>
          </table:table-cell>
          <table:table-cell table:style-name="ce19" table:formula="oooc:=[.$B96]*10+410+[.AF$2]*8" office:value-type="float" office:value="930">
            <text:p>9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9">
            <text:p>29</text:p>
          </table:table-cell>
          <table:table-cell table:style-name="ce19" table:formula="oooc:=[.$B97]*10+410+[.C$2]*8" office:value-type="float" office:value="708">
            <text:p>708 kg</text:p>
          </table:table-cell>
          <table:table-cell table:style-name="ce19" table:formula="oooc:=[.$B97]*10+410+[.D$2]*8" office:value-type="float" office:value="716">
            <text:p>716 kg</text:p>
          </table:table-cell>
          <table:table-cell table:style-name="ce19" table:formula="oooc:=[.$B97]*10+410+[.E$2]*8" office:value-type="float" office:value="724">
            <text:p>724 kg</text:p>
          </table:table-cell>
          <table:table-cell table:style-name="ce19" table:formula="oooc:=[.$B97]*10+410+[.F$2]*8" office:value-type="float" office:value="732">
            <text:p>732 kg</text:p>
          </table:table-cell>
          <table:table-cell table:style-name="ce19" table:formula="oooc:=[.$B97]*10+410+[.G$2]*8" office:value-type="float" office:value="740">
            <text:p>740 kg</text:p>
          </table:table-cell>
          <table:table-cell table:style-name="ce19" table:formula="oooc:=[.$B97]*10+410+[.H$2]*8" office:value-type="float" office:value="748">
            <text:p>748 kg</text:p>
          </table:table-cell>
          <table:table-cell table:style-name="ce19" table:formula="oooc:=[.$B97]*10+410+[.I$2]*8" office:value-type="float" office:value="756">
            <text:p>756 kg</text:p>
          </table:table-cell>
          <table:table-cell table:style-name="ce19" table:formula="oooc:=[.$B97]*10+410+[.J$2]*8" office:value-type="float" office:value="764">
            <text:p>764 kg</text:p>
          </table:table-cell>
          <table:table-cell table:style-name="ce19" table:formula="oooc:=[.$B97]*10+410+[.K$2]*8" office:value-type="float" office:value="772">
            <text:p>772 kg</text:p>
          </table:table-cell>
          <table:table-cell table:style-name="ce19" table:formula="oooc:=[.$B97]*10+410+[.L$2]*8" office:value-type="float" office:value="780">
            <text:p>780 kg</text:p>
          </table:table-cell>
          <table:table-cell table:style-name="ce19" table:formula="oooc:=[.$B97]*10+410+[.M$2]*8" office:value-type="float" office:value="788">
            <text:p>788 kg</text:p>
          </table:table-cell>
          <table:table-cell table:style-name="ce19" table:formula="oooc:=[.$B97]*10+410+[.N$2]*8" office:value-type="float" office:value="796">
            <text:p>796 kg</text:p>
          </table:table-cell>
          <table:table-cell table:style-name="ce19" table:formula="oooc:=[.$B97]*10+410+[.O$2]*8" office:value-type="float" office:value="804">
            <text:p>804 kg</text:p>
          </table:table-cell>
          <table:table-cell table:style-name="ce19" table:formula="oooc:=[.$B97]*10+410+[.P$2]*8" office:value-type="float" office:value="812">
            <text:p>812 kg</text:p>
          </table:table-cell>
          <table:table-cell table:style-name="ce19" table:formula="oooc:=[.$B97]*10+410+[.Q$2]*8" office:value-type="float" office:value="820">
            <text:p>820 kg</text:p>
          </table:table-cell>
          <table:table-cell table:style-name="ce19" table:formula="oooc:=[.$B97]*10+410+[.R$2]*8" office:value-type="float" office:value="828">
            <text:p>828 kg</text:p>
          </table:table-cell>
          <table:table-cell table:style-name="ce19" table:formula="oooc:=[.$B97]*10+410+[.S$2]*8" office:value-type="float" office:value="836">
            <text:p>836 kg</text:p>
          </table:table-cell>
          <table:table-cell table:style-name="ce19" table:formula="oooc:=[.$B97]*10+410+[.T$2]*8" office:value-type="float" office:value="844">
            <text:p>844 kg</text:p>
          </table:table-cell>
          <table:table-cell table:style-name="ce19" table:formula="oooc:=[.$B97]*10+410+[.U$2]*8" office:value-type="float" office:value="852">
            <text:p>852 kg</text:p>
          </table:table-cell>
          <table:table-cell table:style-name="ce19" table:formula="oooc:=[.$B97]*10+410+[.V$2]*8" office:value-type="float" office:value="860">
            <text:p>860 kg</text:p>
          </table:table-cell>
          <table:table-cell table:style-name="ce19" table:formula="oooc:=[.$B97]*10+410+[.W$2]*8" office:value-type="float" office:value="868">
            <text:p>868 kg</text:p>
          </table:table-cell>
          <table:table-cell table:style-name="ce19" table:formula="oooc:=[.$B97]*10+410+[.X$2]*8" office:value-type="float" office:value="876">
            <text:p>876 kg</text:p>
          </table:table-cell>
          <table:table-cell table:style-name="ce19" table:formula="oooc:=[.$B97]*10+410+[.Y$2]*8" office:value-type="float" office:value="884">
            <text:p>884 kg</text:p>
          </table:table-cell>
          <table:table-cell table:style-name="ce19" table:formula="oooc:=[.$B97]*10+410+[.Z$2]*8" office:value-type="float" office:value="892">
            <text:p>892 kg</text:p>
          </table:table-cell>
          <table:table-cell table:style-name="ce19" table:formula="oooc:=[.$B97]*10+410+[.AA$2]*8" office:value-type="float" office:value="900">
            <text:p>900 kg</text:p>
          </table:table-cell>
          <table:table-cell table:style-name="ce19" table:formula="oooc:=[.$B97]*10+410+[.AB$2]*8" office:value-type="float" office:value="908">
            <text:p>908 kg</text:p>
          </table:table-cell>
          <table:table-cell table:style-name="ce19" table:formula="oooc:=[.$B97]*10+410+[.AC$2]*8" office:value-type="float" office:value="916">
            <text:p>916 kg</text:p>
          </table:table-cell>
          <table:table-cell table:style-name="ce19" table:formula="oooc:=[.$B97]*10+410+[.AD$2]*8" office:value-type="float" office:value="924">
            <text:p>924 kg</text:p>
          </table:table-cell>
          <table:table-cell table:style-name="ce19" table:formula="oooc:=[.$B97]*10+410+[.AE$2]*8" office:value-type="float" office:value="932">
            <text:p>932 kg</text:p>
          </table:table-cell>
          <table:table-cell table:style-name="ce19" table:formula="oooc:=[.$B97]*10+410+[.AF$2]*8" office:value-type="float" office:value="940">
            <text:p>9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style-name="ce19" table:formula="oooc:=[.$B98]*10+410+[.C$2]*8" office:value-type="float" office:value="718">
            <text:p>718 kg</text:p>
          </table:table-cell>
          <table:table-cell table:style-name="ce19" table:formula="oooc:=[.$B98]*10+410+[.D$2]*8" office:value-type="float" office:value="726">
            <text:p>726 kg</text:p>
          </table:table-cell>
          <table:table-cell table:style-name="ce19" table:formula="oooc:=[.$B98]*10+410+[.E$2]*8" office:value-type="float" office:value="734">
            <text:p>734 kg</text:p>
          </table:table-cell>
          <table:table-cell table:style-name="ce19" table:formula="oooc:=[.$B98]*10+410+[.F$2]*8" office:value-type="float" office:value="742">
            <text:p>742 kg</text:p>
          </table:table-cell>
          <table:table-cell table:style-name="ce19" table:formula="oooc:=[.$B98]*10+410+[.G$2]*8" office:value-type="float" office:value="750">
            <text:p>750 kg</text:p>
          </table:table-cell>
          <table:table-cell table:style-name="ce19" table:formula="oooc:=[.$B98]*10+410+[.H$2]*8" office:value-type="float" office:value="758">
            <text:p>758 kg</text:p>
          </table:table-cell>
          <table:table-cell table:style-name="ce19" table:formula="oooc:=[.$B98]*10+410+[.I$2]*8" office:value-type="float" office:value="766">
            <text:p>766 kg</text:p>
          </table:table-cell>
          <table:table-cell table:style-name="ce19" table:formula="oooc:=[.$B98]*10+410+[.J$2]*8" office:value-type="float" office:value="774">
            <text:p>774 kg</text:p>
          </table:table-cell>
          <table:table-cell table:style-name="ce19" table:formula="oooc:=[.$B98]*10+410+[.K$2]*8" office:value-type="float" office:value="782">
            <text:p>782 kg</text:p>
          </table:table-cell>
          <table:table-cell table:style-name="ce19" table:formula="oooc:=[.$B98]*10+410+[.L$2]*8" office:value-type="float" office:value="790">
            <text:p>790 kg</text:p>
          </table:table-cell>
          <table:table-cell table:style-name="ce19" table:formula="oooc:=[.$B98]*10+410+[.M$2]*8" office:value-type="float" office:value="798">
            <text:p>798 kg</text:p>
          </table:table-cell>
          <table:table-cell table:style-name="ce19" table:formula="oooc:=[.$B98]*10+410+[.N$2]*8" office:value-type="float" office:value="806">
            <text:p>806 kg</text:p>
          </table:table-cell>
          <table:table-cell table:style-name="ce19" table:formula="oooc:=[.$B98]*10+410+[.O$2]*8" office:value-type="float" office:value="814">
            <text:p>814 kg</text:p>
          </table:table-cell>
          <table:table-cell table:style-name="ce19" table:formula="oooc:=[.$B98]*10+410+[.P$2]*8" office:value-type="float" office:value="822">
            <text:p>822 kg</text:p>
          </table:table-cell>
          <table:table-cell table:style-name="ce19" table:formula="oooc:=[.$B98]*10+410+[.Q$2]*8" office:value-type="float" office:value="830">
            <text:p>830 kg</text:p>
          </table:table-cell>
          <table:table-cell table:style-name="ce19" table:formula="oooc:=[.$B98]*10+410+[.R$2]*8" office:value-type="float" office:value="838">
            <text:p>838 kg</text:p>
          </table:table-cell>
          <table:table-cell table:style-name="ce19" table:formula="oooc:=[.$B98]*10+410+[.S$2]*8" office:value-type="float" office:value="846">
            <text:p>846 kg</text:p>
          </table:table-cell>
          <table:table-cell table:style-name="ce19" table:formula="oooc:=[.$B98]*10+410+[.T$2]*8" office:value-type="float" office:value="854">
            <text:p>854 kg</text:p>
          </table:table-cell>
          <table:table-cell table:style-name="ce19" table:formula="oooc:=[.$B98]*10+410+[.U$2]*8" office:value-type="float" office:value="862">
            <text:p>862 kg</text:p>
          </table:table-cell>
          <table:table-cell table:style-name="ce19" table:formula="oooc:=[.$B98]*10+410+[.V$2]*8" office:value-type="float" office:value="870">
            <text:p>870 kg</text:p>
          </table:table-cell>
          <table:table-cell table:style-name="ce19" table:formula="oooc:=[.$B98]*10+410+[.W$2]*8" office:value-type="float" office:value="878">
            <text:p>878 kg</text:p>
          </table:table-cell>
          <table:table-cell table:style-name="ce19" table:formula="oooc:=[.$B98]*10+410+[.X$2]*8" office:value-type="float" office:value="886">
            <text:p>886 kg</text:p>
          </table:table-cell>
          <table:table-cell table:style-name="ce19" table:formula="oooc:=[.$B98]*10+410+[.Y$2]*8" office:value-type="float" office:value="894">
            <text:p>894 kg</text:p>
          </table:table-cell>
          <table:table-cell table:style-name="ce19" table:formula="oooc:=[.$B98]*10+410+[.Z$2]*8" office:value-type="float" office:value="902">
            <text:p>902 kg</text:p>
          </table:table-cell>
          <table:table-cell table:style-name="ce19" table:formula="oooc:=[.$B98]*10+410+[.AA$2]*8" office:value-type="float" office:value="910">
            <text:p>910 kg</text:p>
          </table:table-cell>
          <table:table-cell table:style-name="ce19" table:formula="oooc:=[.$B98]*10+410+[.AB$2]*8" office:value-type="float" office:value="918">
            <text:p>918 kg</text:p>
          </table:table-cell>
          <table:table-cell table:style-name="ce19" table:formula="oooc:=[.$B98]*10+410+[.AC$2]*8" office:value-type="float" office:value="926">
            <text:p>926 kg</text:p>
          </table:table-cell>
          <table:table-cell table:style-name="ce19" table:formula="oooc:=[.$B98]*10+410+[.AD$2]*8" office:value-type="float" office:value="934">
            <text:p>934 kg</text:p>
          </table:table-cell>
          <table:table-cell table:style-name="ce19" table:formula="oooc:=[.$B98]*10+410+[.AE$2]*8" office:value-type="float" office:value="942">
            <text:p>942 kg</text:p>
          </table:table-cell>
          <table:table-cell table:style-name="ce19" table:formula="oooc:=[.$B98]*10+410+[.AF$2]*8" office:value-type="float" office:value="950">
            <text:p>950 kg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19" table:number-columns-repeated="30"/>
          <table:table-cell table:number-columns-repeated="224"/>
        </table:table-row>
        <table:table-row table:style-name="ro4">
          <table:table-cell table:style-name="ce15" office:value-type="string" table:number-columns-spanned="2" table:number-rows-spanned="2">
            <text:p>Salat</text:p>
          </table:table-cell>
          <table:covered-table-cell/>
          <table:table-cell table:style-name="ce18" office:value-type="string" table:number-columns-spanned="30" table:number-rows-spanned="1">
            <text:p>Forschungsstufe</text:p>
          </table:table-cell>
          <table:covered-table-cell table:number-columns-repeated="29"/>
          <table:table-cell table:number-columns-repeated="224"/>
        </table:table-row>
        <table:table-row table:style-name="ro2">
          <table:covered-table-cell table:style-name="ce16"/>
          <table:covered-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table:number-columns-repeated="224"/>
        </table:table-row>
        <table:table-row table:style-name="ro2">
          <table:table-cell table:style-name="ce17" office:value-type="string" table:number-columns-spanned="1" table:number-rows-spanned="30">
            <text:p>Plantage</text:p>
          </table:table-cell>
          <table:table-cell office:value-type="float" office:value="1">
            <text:p>1</text:p>
          </table:table-cell>
          <table:table-cell table:style-name="ce19" table:formula="oooc:=[.$B102]*10+430+[.C$2]*8" office:value-type="float" office:value="448">
            <text:p>448 kg</text:p>
          </table:table-cell>
          <table:table-cell table:style-name="ce19" table:formula="oooc:=[.$B102]*10+430+[.D$2]*8" office:value-type="float" office:value="456">
            <text:p>456 kg</text:p>
          </table:table-cell>
          <table:table-cell table:style-name="ce19" table:formula="oooc:=[.$B102]*10+430+[.E$2]*8" office:value-type="float" office:value="464">
            <text:p>464 kg</text:p>
          </table:table-cell>
          <table:table-cell table:style-name="ce19" table:formula="oooc:=[.$B102]*10+430+[.F$2]*8" office:value-type="float" office:value="472">
            <text:p>472 kg</text:p>
          </table:table-cell>
          <table:table-cell table:style-name="ce19" table:formula="oooc:=[.$B102]*10+430+[.G$2]*8" office:value-type="float" office:value="480">
            <text:p>480 kg</text:p>
          </table:table-cell>
          <table:table-cell table:style-name="ce19" table:formula="oooc:=[.$B102]*10+430+[.H$2]*8" office:value-type="float" office:value="488">
            <text:p>488 kg</text:p>
          </table:table-cell>
          <table:table-cell table:style-name="ce19" table:formula="oooc:=[.$B102]*10+430+[.I$2]*8" office:value-type="float" office:value="496">
            <text:p>496 kg</text:p>
          </table:table-cell>
          <table:table-cell table:style-name="ce19" table:formula="oooc:=[.$B102]*10+430+[.J$2]*8" office:value-type="float" office:value="504">
            <text:p>504 kg</text:p>
          </table:table-cell>
          <table:table-cell table:style-name="ce19" table:formula="oooc:=[.$B102]*10+430+[.K$2]*8" office:value-type="float" office:value="512">
            <text:p>512 kg</text:p>
          </table:table-cell>
          <table:table-cell table:style-name="ce19" table:formula="oooc:=[.$B102]*10+430+[.L$2]*8" office:value-type="float" office:value="520">
            <text:p>520 kg</text:p>
          </table:table-cell>
          <table:table-cell table:style-name="ce19" table:formula="oooc:=[.$B102]*10+430+[.M$2]*8" office:value-type="float" office:value="528">
            <text:p>528 kg</text:p>
          </table:table-cell>
          <table:table-cell table:style-name="ce19" table:formula="oooc:=[.$B102]*10+430+[.N$2]*8" office:value-type="float" office:value="536">
            <text:p>536 kg</text:p>
          </table:table-cell>
          <table:table-cell table:style-name="ce19" table:formula="oooc:=[.$B102]*10+430+[.O$2]*8" office:value-type="float" office:value="544">
            <text:p>544 kg</text:p>
          </table:table-cell>
          <table:table-cell table:style-name="ce19" table:formula="oooc:=[.$B102]*10+430+[.P$2]*8" office:value-type="float" office:value="552">
            <text:p>552 kg</text:p>
          </table:table-cell>
          <table:table-cell table:style-name="ce19" table:formula="oooc:=[.$B102]*10+430+[.Q$2]*8" office:value-type="float" office:value="560">
            <text:p>560 kg</text:p>
          </table:table-cell>
          <table:table-cell table:style-name="ce19" table:formula="oooc:=[.$B102]*10+430+[.R$2]*8" office:value-type="float" office:value="568">
            <text:p>568 kg</text:p>
          </table:table-cell>
          <table:table-cell table:style-name="ce19" table:formula="oooc:=[.$B102]*10+430+[.S$2]*8" office:value-type="float" office:value="576">
            <text:p>576 kg</text:p>
          </table:table-cell>
          <table:table-cell table:style-name="ce19" table:formula="oooc:=[.$B102]*10+430+[.T$2]*8" office:value-type="float" office:value="584">
            <text:p>584 kg</text:p>
          </table:table-cell>
          <table:table-cell table:style-name="ce19" table:formula="oooc:=[.$B102]*10+430+[.U$2]*8" office:value-type="float" office:value="592">
            <text:p>592 kg</text:p>
          </table:table-cell>
          <table:table-cell table:style-name="ce19" table:formula="oooc:=[.$B102]*10+430+[.V$2]*8" office:value-type="float" office:value="600">
            <text:p>600 kg</text:p>
          </table:table-cell>
          <table:table-cell table:style-name="ce19" table:formula="oooc:=[.$B102]*10+430+[.W$2]*8" office:value-type="float" office:value="608">
            <text:p>608 kg</text:p>
          </table:table-cell>
          <table:table-cell table:style-name="ce19" table:formula="oooc:=[.$B102]*10+430+[.X$2]*8" office:value-type="float" office:value="616">
            <text:p>616 kg</text:p>
          </table:table-cell>
          <table:table-cell table:style-name="ce19" table:formula="oooc:=[.$B102]*10+430+[.Y$2]*8" office:value-type="float" office:value="624">
            <text:p>624 kg</text:p>
          </table:table-cell>
          <table:table-cell table:style-name="ce19" table:formula="oooc:=[.$B102]*10+430+[.Z$2]*8" office:value-type="float" office:value="632">
            <text:p>632 kg</text:p>
          </table:table-cell>
          <table:table-cell table:style-name="ce19" table:formula="oooc:=[.$B102]*10+430+[.AA$2]*8" office:value-type="float" office:value="640">
            <text:p>640 kg</text:p>
          </table:table-cell>
          <table:table-cell table:style-name="ce19" table:formula="oooc:=[.$B102]*10+430+[.AB$2]*8" office:value-type="float" office:value="648">
            <text:p>648 kg</text:p>
          </table:table-cell>
          <table:table-cell table:style-name="ce19" table:formula="oooc:=[.$B102]*10+430+[.AC$2]*8" office:value-type="float" office:value="656">
            <text:p>656 kg</text:p>
          </table:table-cell>
          <table:table-cell table:style-name="ce19" table:formula="oooc:=[.$B102]*10+430+[.AD$2]*8" office:value-type="float" office:value="664">
            <text:p>664 kg</text:p>
          </table:table-cell>
          <table:table-cell table:style-name="ce19" table:formula="oooc:=[.$B102]*10+430+[.AE$2]*8" office:value-type="float" office:value="672">
            <text:p>672 kg</text:p>
          </table:table-cell>
          <table:table-cell table:style-name="ce19" table:formula="oooc:=[.$B102]*10+430+[.AF$2]*8" office:value-type="float" office:value="680">
            <text:p>6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19" table:formula="oooc:=[.$B103]*10+430+[.C$2]*8" office:value-type="float" office:value="458">
            <text:p>458 kg</text:p>
          </table:table-cell>
          <table:table-cell table:style-name="ce19" table:formula="oooc:=[.$B103]*10+430+[.D$2]*8" office:value-type="float" office:value="466">
            <text:p>466 kg</text:p>
          </table:table-cell>
          <table:table-cell table:style-name="ce19" table:formula="oooc:=[.$B103]*10+430+[.E$2]*8" office:value-type="float" office:value="474">
            <text:p>474 kg</text:p>
          </table:table-cell>
          <table:table-cell table:style-name="ce19" table:formula="oooc:=[.$B103]*10+430+[.F$2]*8" office:value-type="float" office:value="482">
            <text:p>482 kg</text:p>
          </table:table-cell>
          <table:table-cell table:style-name="ce19" table:formula="oooc:=[.$B103]*10+430+[.G$2]*8" office:value-type="float" office:value="490">
            <text:p>490 kg</text:p>
          </table:table-cell>
          <table:table-cell table:style-name="ce19" table:formula="oooc:=[.$B103]*10+430+[.H$2]*8" office:value-type="float" office:value="498">
            <text:p>498 kg</text:p>
          </table:table-cell>
          <table:table-cell table:style-name="ce19" table:formula="oooc:=[.$B103]*10+430+[.I$2]*8" office:value-type="float" office:value="506">
            <text:p>506 kg</text:p>
          </table:table-cell>
          <table:table-cell table:style-name="ce19" table:formula="oooc:=[.$B103]*10+430+[.J$2]*8" office:value-type="float" office:value="514">
            <text:p>514 kg</text:p>
          </table:table-cell>
          <table:table-cell table:style-name="ce19" table:formula="oooc:=[.$B103]*10+430+[.K$2]*8" office:value-type="float" office:value="522">
            <text:p>522 kg</text:p>
          </table:table-cell>
          <table:table-cell table:style-name="ce19" table:formula="oooc:=[.$B103]*10+430+[.L$2]*8" office:value-type="float" office:value="530">
            <text:p>530 kg</text:p>
          </table:table-cell>
          <table:table-cell table:style-name="ce19" table:formula="oooc:=[.$B103]*10+430+[.M$2]*8" office:value-type="float" office:value="538">
            <text:p>538 kg</text:p>
          </table:table-cell>
          <table:table-cell table:style-name="ce19" table:formula="oooc:=[.$B103]*10+430+[.N$2]*8" office:value-type="float" office:value="546">
            <text:p>546 kg</text:p>
          </table:table-cell>
          <table:table-cell table:style-name="ce19" table:formula="oooc:=[.$B103]*10+430+[.O$2]*8" office:value-type="float" office:value="554">
            <text:p>554 kg</text:p>
          </table:table-cell>
          <table:table-cell table:style-name="ce19" table:formula="oooc:=[.$B103]*10+430+[.P$2]*8" office:value-type="float" office:value="562">
            <text:p>562 kg</text:p>
          </table:table-cell>
          <table:table-cell table:style-name="ce19" table:formula="oooc:=[.$B103]*10+430+[.Q$2]*8" office:value-type="float" office:value="570">
            <text:p>570 kg</text:p>
          </table:table-cell>
          <table:table-cell table:style-name="ce19" table:formula="oooc:=[.$B103]*10+430+[.R$2]*8" office:value-type="float" office:value="578">
            <text:p>578 kg</text:p>
          </table:table-cell>
          <table:table-cell table:style-name="ce19" table:formula="oooc:=[.$B103]*10+430+[.S$2]*8" office:value-type="float" office:value="586">
            <text:p>586 kg</text:p>
          </table:table-cell>
          <table:table-cell table:style-name="ce19" table:formula="oooc:=[.$B103]*10+430+[.T$2]*8" office:value-type="float" office:value="594">
            <text:p>594 kg</text:p>
          </table:table-cell>
          <table:table-cell table:style-name="ce19" table:formula="oooc:=[.$B103]*10+430+[.U$2]*8" office:value-type="float" office:value="602">
            <text:p>602 kg</text:p>
          </table:table-cell>
          <table:table-cell table:style-name="ce19" table:formula="oooc:=[.$B103]*10+430+[.V$2]*8" office:value-type="float" office:value="610">
            <text:p>610 kg</text:p>
          </table:table-cell>
          <table:table-cell table:style-name="ce19" table:formula="oooc:=[.$B103]*10+430+[.W$2]*8" office:value-type="float" office:value="618">
            <text:p>618 kg</text:p>
          </table:table-cell>
          <table:table-cell table:style-name="ce19" table:formula="oooc:=[.$B103]*10+430+[.X$2]*8" office:value-type="float" office:value="626">
            <text:p>626 kg</text:p>
          </table:table-cell>
          <table:table-cell table:style-name="ce19" table:formula="oooc:=[.$B103]*10+430+[.Y$2]*8" office:value-type="float" office:value="634">
            <text:p>634 kg</text:p>
          </table:table-cell>
          <table:table-cell table:style-name="ce19" table:formula="oooc:=[.$B103]*10+430+[.Z$2]*8" office:value-type="float" office:value="642">
            <text:p>642 kg</text:p>
          </table:table-cell>
          <table:table-cell table:style-name="ce19" table:formula="oooc:=[.$B103]*10+430+[.AA$2]*8" office:value-type="float" office:value="650">
            <text:p>650 kg</text:p>
          </table:table-cell>
          <table:table-cell table:style-name="ce19" table:formula="oooc:=[.$B103]*10+430+[.AB$2]*8" office:value-type="float" office:value="658">
            <text:p>658 kg</text:p>
          </table:table-cell>
          <table:table-cell table:style-name="ce19" table:formula="oooc:=[.$B103]*10+430+[.AC$2]*8" office:value-type="float" office:value="666">
            <text:p>666 kg</text:p>
          </table:table-cell>
          <table:table-cell table:style-name="ce19" table:formula="oooc:=[.$B103]*10+430+[.AD$2]*8" office:value-type="float" office:value="674">
            <text:p>674 kg</text:p>
          </table:table-cell>
          <table:table-cell table:style-name="ce19" table:formula="oooc:=[.$B103]*10+430+[.AE$2]*8" office:value-type="float" office:value="682">
            <text:p>682 kg</text:p>
          </table:table-cell>
          <table:table-cell table:style-name="ce19" table:formula="oooc:=[.$B103]*10+430+[.AF$2]*8" office:value-type="float" office:value="690">
            <text:p>6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style-name="ce19" table:formula="oooc:=[.$B104]*10+430+[.C$2]*8" office:value-type="float" office:value="468">
            <text:p>468 kg</text:p>
          </table:table-cell>
          <table:table-cell table:style-name="ce19" table:formula="oooc:=[.$B104]*10+430+[.D$2]*8" office:value-type="float" office:value="476">
            <text:p>476 kg</text:p>
          </table:table-cell>
          <table:table-cell table:style-name="ce19" table:formula="oooc:=[.$B104]*10+430+[.E$2]*8" office:value-type="float" office:value="484">
            <text:p>484 kg</text:p>
          </table:table-cell>
          <table:table-cell table:style-name="ce19" table:formula="oooc:=[.$B104]*10+430+[.F$2]*8" office:value-type="float" office:value="492">
            <text:p>492 kg</text:p>
          </table:table-cell>
          <table:table-cell table:style-name="ce19" table:formula="oooc:=[.$B104]*10+430+[.G$2]*8" office:value-type="float" office:value="500">
            <text:p>500 kg</text:p>
          </table:table-cell>
          <table:table-cell table:style-name="ce19" table:formula="oooc:=[.$B104]*10+430+[.H$2]*8" office:value-type="float" office:value="508">
            <text:p>508 kg</text:p>
          </table:table-cell>
          <table:table-cell table:style-name="ce19" table:formula="oooc:=[.$B104]*10+430+[.I$2]*8" office:value-type="float" office:value="516">
            <text:p>516 kg</text:p>
          </table:table-cell>
          <table:table-cell table:style-name="ce19" table:formula="oooc:=[.$B104]*10+430+[.J$2]*8" office:value-type="float" office:value="524">
            <text:p>524 kg</text:p>
          </table:table-cell>
          <table:table-cell table:style-name="ce19" table:formula="oooc:=[.$B104]*10+430+[.K$2]*8" office:value-type="float" office:value="532">
            <text:p>532 kg</text:p>
          </table:table-cell>
          <table:table-cell table:style-name="ce19" table:formula="oooc:=[.$B104]*10+430+[.L$2]*8" office:value-type="float" office:value="540">
            <text:p>540 kg</text:p>
          </table:table-cell>
          <table:table-cell table:style-name="ce19" table:formula="oooc:=[.$B104]*10+430+[.M$2]*8" office:value-type="float" office:value="548">
            <text:p>548 kg</text:p>
          </table:table-cell>
          <table:table-cell table:style-name="ce19" table:formula="oooc:=[.$B104]*10+430+[.N$2]*8" office:value-type="float" office:value="556">
            <text:p>556 kg</text:p>
          </table:table-cell>
          <table:table-cell table:style-name="ce19" table:formula="oooc:=[.$B104]*10+430+[.O$2]*8" office:value-type="float" office:value="564">
            <text:p>564 kg</text:p>
          </table:table-cell>
          <table:table-cell table:style-name="ce19" table:formula="oooc:=[.$B104]*10+430+[.P$2]*8" office:value-type="float" office:value="572">
            <text:p>572 kg</text:p>
          </table:table-cell>
          <table:table-cell table:style-name="ce19" table:formula="oooc:=[.$B104]*10+430+[.Q$2]*8" office:value-type="float" office:value="580">
            <text:p>580 kg</text:p>
          </table:table-cell>
          <table:table-cell table:style-name="ce19" table:formula="oooc:=[.$B104]*10+430+[.R$2]*8" office:value-type="float" office:value="588">
            <text:p>588 kg</text:p>
          </table:table-cell>
          <table:table-cell table:style-name="ce19" table:formula="oooc:=[.$B104]*10+430+[.S$2]*8" office:value-type="float" office:value="596">
            <text:p>596 kg</text:p>
          </table:table-cell>
          <table:table-cell table:style-name="ce19" table:formula="oooc:=[.$B104]*10+430+[.T$2]*8" office:value-type="float" office:value="604">
            <text:p>604 kg</text:p>
          </table:table-cell>
          <table:table-cell table:style-name="ce19" table:formula="oooc:=[.$B104]*10+430+[.U$2]*8" office:value-type="float" office:value="612">
            <text:p>612 kg</text:p>
          </table:table-cell>
          <table:table-cell table:style-name="ce19" table:formula="oooc:=[.$B104]*10+430+[.V$2]*8" office:value-type="float" office:value="620">
            <text:p>620 kg</text:p>
          </table:table-cell>
          <table:table-cell table:style-name="ce19" table:formula="oooc:=[.$B104]*10+430+[.W$2]*8" office:value-type="float" office:value="628">
            <text:p>628 kg</text:p>
          </table:table-cell>
          <table:table-cell table:style-name="ce19" table:formula="oooc:=[.$B104]*10+430+[.X$2]*8" office:value-type="float" office:value="636">
            <text:p>636 kg</text:p>
          </table:table-cell>
          <table:table-cell table:style-name="ce19" table:formula="oooc:=[.$B104]*10+430+[.Y$2]*8" office:value-type="float" office:value="644">
            <text:p>644 kg</text:p>
          </table:table-cell>
          <table:table-cell table:style-name="ce19" table:formula="oooc:=[.$B104]*10+430+[.Z$2]*8" office:value-type="float" office:value="652">
            <text:p>652 kg</text:p>
          </table:table-cell>
          <table:table-cell table:style-name="ce19" table:formula="oooc:=[.$B104]*10+430+[.AA$2]*8" office:value-type="float" office:value="660">
            <text:p>660 kg</text:p>
          </table:table-cell>
          <table:table-cell table:style-name="ce19" table:formula="oooc:=[.$B104]*10+430+[.AB$2]*8" office:value-type="float" office:value="668">
            <text:p>668 kg</text:p>
          </table:table-cell>
          <table:table-cell table:style-name="ce19" table:formula="oooc:=[.$B104]*10+430+[.AC$2]*8" office:value-type="float" office:value="676">
            <text:p>676 kg</text:p>
          </table:table-cell>
          <table:table-cell table:style-name="ce19" table:formula="oooc:=[.$B104]*10+430+[.AD$2]*8" office:value-type="float" office:value="684">
            <text:p>684 kg</text:p>
          </table:table-cell>
          <table:table-cell table:style-name="ce19" table:formula="oooc:=[.$B104]*10+430+[.AE$2]*8" office:value-type="float" office:value="692">
            <text:p>692 kg</text:p>
          </table:table-cell>
          <table:table-cell table:style-name="ce19" table:formula="oooc:=[.$B104]*10+430+[.AF$2]*8" office:value-type="float" office:value="700">
            <text:p>7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19" table:formula="oooc:=[.$B105]*10+430+[.C$2]*8" office:value-type="float" office:value="478">
            <text:p>478 kg</text:p>
          </table:table-cell>
          <table:table-cell table:style-name="ce19" table:formula="oooc:=[.$B105]*10+430+[.D$2]*8" office:value-type="float" office:value="486">
            <text:p>486 kg</text:p>
          </table:table-cell>
          <table:table-cell table:style-name="ce19" table:formula="oooc:=[.$B105]*10+430+[.E$2]*8" office:value-type="float" office:value="494">
            <text:p>494 kg</text:p>
          </table:table-cell>
          <table:table-cell table:style-name="ce19" table:formula="oooc:=[.$B105]*10+430+[.F$2]*8" office:value-type="float" office:value="502">
            <text:p>502 kg</text:p>
          </table:table-cell>
          <table:table-cell table:style-name="ce19" table:formula="oooc:=[.$B105]*10+430+[.G$2]*8" office:value-type="float" office:value="510">
            <text:p>510 kg</text:p>
          </table:table-cell>
          <table:table-cell table:style-name="ce19" table:formula="oooc:=[.$B105]*10+430+[.H$2]*8" office:value-type="float" office:value="518">
            <text:p>518 kg</text:p>
          </table:table-cell>
          <table:table-cell table:style-name="ce19" table:formula="oooc:=[.$B105]*10+430+[.I$2]*8" office:value-type="float" office:value="526">
            <text:p>526 kg</text:p>
          </table:table-cell>
          <table:table-cell table:style-name="ce19" table:formula="oooc:=[.$B105]*10+430+[.J$2]*8" office:value-type="float" office:value="534">
            <text:p>534 kg</text:p>
          </table:table-cell>
          <table:table-cell table:style-name="ce19" table:formula="oooc:=[.$B105]*10+430+[.K$2]*8" office:value-type="float" office:value="542">
            <text:p>542 kg</text:p>
          </table:table-cell>
          <table:table-cell table:style-name="ce19" table:formula="oooc:=[.$B105]*10+430+[.L$2]*8" office:value-type="float" office:value="550">
            <text:p>550 kg</text:p>
          </table:table-cell>
          <table:table-cell table:style-name="ce19" table:formula="oooc:=[.$B105]*10+430+[.M$2]*8" office:value-type="float" office:value="558">
            <text:p>558 kg</text:p>
          </table:table-cell>
          <table:table-cell table:style-name="ce19" table:formula="oooc:=[.$B105]*10+430+[.N$2]*8" office:value-type="float" office:value="566">
            <text:p>566 kg</text:p>
          </table:table-cell>
          <table:table-cell table:style-name="ce19" table:formula="oooc:=[.$B105]*10+430+[.O$2]*8" office:value-type="float" office:value="574">
            <text:p>574 kg</text:p>
          </table:table-cell>
          <table:table-cell table:style-name="ce19" table:formula="oooc:=[.$B105]*10+430+[.P$2]*8" office:value-type="float" office:value="582">
            <text:p>582 kg</text:p>
          </table:table-cell>
          <table:table-cell table:style-name="ce19" table:formula="oooc:=[.$B105]*10+430+[.Q$2]*8" office:value-type="float" office:value="590">
            <text:p>590 kg</text:p>
          </table:table-cell>
          <table:table-cell table:style-name="ce19" table:formula="oooc:=[.$B105]*10+430+[.R$2]*8" office:value-type="float" office:value="598">
            <text:p>598 kg</text:p>
          </table:table-cell>
          <table:table-cell table:style-name="ce19" table:formula="oooc:=[.$B105]*10+430+[.S$2]*8" office:value-type="float" office:value="606">
            <text:p>606 kg</text:p>
          </table:table-cell>
          <table:table-cell table:style-name="ce19" table:formula="oooc:=[.$B105]*10+430+[.T$2]*8" office:value-type="float" office:value="614">
            <text:p>614 kg</text:p>
          </table:table-cell>
          <table:table-cell table:style-name="ce19" table:formula="oooc:=[.$B105]*10+430+[.U$2]*8" office:value-type="float" office:value="622">
            <text:p>622 kg</text:p>
          </table:table-cell>
          <table:table-cell table:style-name="ce19" table:formula="oooc:=[.$B105]*10+430+[.V$2]*8" office:value-type="float" office:value="630">
            <text:p>630 kg</text:p>
          </table:table-cell>
          <table:table-cell table:style-name="ce19" table:formula="oooc:=[.$B105]*10+430+[.W$2]*8" office:value-type="float" office:value="638">
            <text:p>638 kg</text:p>
          </table:table-cell>
          <table:table-cell table:style-name="ce19" table:formula="oooc:=[.$B105]*10+430+[.X$2]*8" office:value-type="float" office:value="646">
            <text:p>646 kg</text:p>
          </table:table-cell>
          <table:table-cell table:style-name="ce19" table:formula="oooc:=[.$B105]*10+430+[.Y$2]*8" office:value-type="float" office:value="654">
            <text:p>654 kg</text:p>
          </table:table-cell>
          <table:table-cell table:style-name="ce19" table:formula="oooc:=[.$B105]*10+430+[.Z$2]*8" office:value-type="float" office:value="662">
            <text:p>662 kg</text:p>
          </table:table-cell>
          <table:table-cell table:style-name="ce19" table:formula="oooc:=[.$B105]*10+430+[.AA$2]*8" office:value-type="float" office:value="670">
            <text:p>670 kg</text:p>
          </table:table-cell>
          <table:table-cell table:style-name="ce19" table:formula="oooc:=[.$B105]*10+430+[.AB$2]*8" office:value-type="float" office:value="678">
            <text:p>678 kg</text:p>
          </table:table-cell>
          <table:table-cell table:style-name="ce19" table:formula="oooc:=[.$B105]*10+430+[.AC$2]*8" office:value-type="float" office:value="686">
            <text:p>686 kg</text:p>
          </table:table-cell>
          <table:table-cell table:style-name="ce19" table:formula="oooc:=[.$B105]*10+430+[.AD$2]*8" office:value-type="float" office:value="694">
            <text:p>694 kg</text:p>
          </table:table-cell>
          <table:table-cell table:style-name="ce19" table:formula="oooc:=[.$B105]*10+430+[.AE$2]*8" office:value-type="float" office:value="702">
            <text:p>702 kg</text:p>
          </table:table-cell>
          <table:table-cell table:style-name="ce19" table:formula="oooc:=[.$B105]*10+430+[.AF$2]*8" office:value-type="float" office:value="710">
            <text:p>7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style-name="ce19" table:formula="oooc:=[.$B106]*10+430+[.C$2]*8" office:value-type="float" office:value="488">
            <text:p>488 kg</text:p>
          </table:table-cell>
          <table:table-cell table:style-name="ce19" table:formula="oooc:=[.$B106]*10+430+[.D$2]*8" office:value-type="float" office:value="496">
            <text:p>496 kg</text:p>
          </table:table-cell>
          <table:table-cell table:style-name="ce19" table:formula="oooc:=[.$B106]*10+430+[.E$2]*8" office:value-type="float" office:value="504">
            <text:p>504 kg</text:p>
          </table:table-cell>
          <table:table-cell table:style-name="ce19" table:formula="oooc:=[.$B106]*10+430+[.F$2]*8" office:value-type="float" office:value="512">
            <text:p>512 kg</text:p>
          </table:table-cell>
          <table:table-cell table:style-name="ce19" table:formula="oooc:=[.$B106]*10+430+[.G$2]*8" office:value-type="float" office:value="520">
            <text:p>520 kg</text:p>
          </table:table-cell>
          <table:table-cell table:style-name="ce19" table:formula="oooc:=[.$B106]*10+430+[.H$2]*8" office:value-type="float" office:value="528">
            <text:p>528 kg</text:p>
          </table:table-cell>
          <table:table-cell table:style-name="ce19" table:formula="oooc:=[.$B106]*10+430+[.I$2]*8" office:value-type="float" office:value="536">
            <text:p>536 kg</text:p>
          </table:table-cell>
          <table:table-cell table:style-name="ce19" table:formula="oooc:=[.$B106]*10+430+[.J$2]*8" office:value-type="float" office:value="544">
            <text:p>544 kg</text:p>
          </table:table-cell>
          <table:table-cell table:style-name="ce19" table:formula="oooc:=[.$B106]*10+430+[.K$2]*8" office:value-type="float" office:value="552">
            <text:p>552 kg</text:p>
          </table:table-cell>
          <table:table-cell table:style-name="ce19" table:formula="oooc:=[.$B106]*10+430+[.L$2]*8" office:value-type="float" office:value="560">
            <text:p>560 kg</text:p>
          </table:table-cell>
          <table:table-cell table:style-name="ce19" table:formula="oooc:=[.$B106]*10+430+[.M$2]*8" office:value-type="float" office:value="568">
            <text:p>568 kg</text:p>
          </table:table-cell>
          <table:table-cell table:style-name="ce19" table:formula="oooc:=[.$B106]*10+430+[.N$2]*8" office:value-type="float" office:value="576">
            <text:p>576 kg</text:p>
          </table:table-cell>
          <table:table-cell table:style-name="ce19" table:formula="oooc:=[.$B106]*10+430+[.O$2]*8" office:value-type="float" office:value="584">
            <text:p>584 kg</text:p>
          </table:table-cell>
          <table:table-cell table:style-name="ce19" table:formula="oooc:=[.$B106]*10+430+[.P$2]*8" office:value-type="float" office:value="592">
            <text:p>592 kg</text:p>
          </table:table-cell>
          <table:table-cell table:style-name="ce19" table:formula="oooc:=[.$B106]*10+430+[.Q$2]*8" office:value-type="float" office:value="600">
            <text:p>600 kg</text:p>
          </table:table-cell>
          <table:table-cell table:style-name="ce19" table:formula="oooc:=[.$B106]*10+430+[.R$2]*8" office:value-type="float" office:value="608">
            <text:p>608 kg</text:p>
          </table:table-cell>
          <table:table-cell table:style-name="ce19" table:formula="oooc:=[.$B106]*10+430+[.S$2]*8" office:value-type="float" office:value="616">
            <text:p>616 kg</text:p>
          </table:table-cell>
          <table:table-cell table:style-name="ce19" table:formula="oooc:=[.$B106]*10+430+[.T$2]*8" office:value-type="float" office:value="624">
            <text:p>624 kg</text:p>
          </table:table-cell>
          <table:table-cell table:style-name="ce19" table:formula="oooc:=[.$B106]*10+430+[.U$2]*8" office:value-type="float" office:value="632">
            <text:p>632 kg</text:p>
          </table:table-cell>
          <table:table-cell table:style-name="ce19" table:formula="oooc:=[.$B106]*10+430+[.V$2]*8" office:value-type="float" office:value="640">
            <text:p>640 kg</text:p>
          </table:table-cell>
          <table:table-cell table:style-name="ce19" table:formula="oooc:=[.$B106]*10+430+[.W$2]*8" office:value-type="float" office:value="648">
            <text:p>648 kg</text:p>
          </table:table-cell>
          <table:table-cell table:style-name="ce19" table:formula="oooc:=[.$B106]*10+430+[.X$2]*8" office:value-type="float" office:value="656">
            <text:p>656 kg</text:p>
          </table:table-cell>
          <table:table-cell table:style-name="ce19" table:formula="oooc:=[.$B106]*10+430+[.Y$2]*8" office:value-type="float" office:value="664">
            <text:p>664 kg</text:p>
          </table:table-cell>
          <table:table-cell table:style-name="ce19" table:formula="oooc:=[.$B106]*10+430+[.Z$2]*8" office:value-type="float" office:value="672">
            <text:p>672 kg</text:p>
          </table:table-cell>
          <table:table-cell table:style-name="ce19" table:formula="oooc:=[.$B106]*10+430+[.AA$2]*8" office:value-type="float" office:value="680">
            <text:p>680 kg</text:p>
          </table:table-cell>
          <table:table-cell table:style-name="ce19" table:formula="oooc:=[.$B106]*10+430+[.AB$2]*8" office:value-type="float" office:value="688">
            <text:p>688 kg</text:p>
          </table:table-cell>
          <table:table-cell table:style-name="ce19" table:formula="oooc:=[.$B106]*10+430+[.AC$2]*8" office:value-type="float" office:value="696">
            <text:p>696 kg</text:p>
          </table:table-cell>
          <table:table-cell table:style-name="ce19" table:formula="oooc:=[.$B106]*10+430+[.AD$2]*8" office:value-type="float" office:value="704">
            <text:p>704 kg</text:p>
          </table:table-cell>
          <table:table-cell table:style-name="ce19" table:formula="oooc:=[.$B106]*10+430+[.AE$2]*8" office:value-type="float" office:value="712">
            <text:p>712 kg</text:p>
          </table:table-cell>
          <table:table-cell table:style-name="ce19" table:formula="oooc:=[.$B106]*10+430+[.AF$2]*8" office:value-type="float" office:value="720">
            <text:p>7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19" table:formula="oooc:=[.$B107]*10+430+[.C$2]*8" office:value-type="float" office:value="498">
            <text:p>498 kg</text:p>
          </table:table-cell>
          <table:table-cell table:style-name="ce19" table:formula="oooc:=[.$B107]*10+430+[.D$2]*8" office:value-type="float" office:value="506">
            <text:p>506 kg</text:p>
          </table:table-cell>
          <table:table-cell table:style-name="ce19" table:formula="oooc:=[.$B107]*10+430+[.E$2]*8" office:value-type="float" office:value="514">
            <text:p>514 kg</text:p>
          </table:table-cell>
          <table:table-cell table:style-name="ce19" table:formula="oooc:=[.$B107]*10+430+[.F$2]*8" office:value-type="float" office:value="522">
            <text:p>522 kg</text:p>
          </table:table-cell>
          <table:table-cell table:style-name="ce19" table:formula="oooc:=[.$B107]*10+430+[.G$2]*8" office:value-type="float" office:value="530">
            <text:p>530 kg</text:p>
          </table:table-cell>
          <table:table-cell table:style-name="ce19" table:formula="oooc:=[.$B107]*10+430+[.H$2]*8" office:value-type="float" office:value="538">
            <text:p>538 kg</text:p>
          </table:table-cell>
          <table:table-cell table:style-name="ce19" table:formula="oooc:=[.$B107]*10+430+[.I$2]*8" office:value-type="float" office:value="546">
            <text:p>546 kg</text:p>
          </table:table-cell>
          <table:table-cell table:style-name="ce19" table:formula="oooc:=[.$B107]*10+430+[.J$2]*8" office:value-type="float" office:value="554">
            <text:p>554 kg</text:p>
          </table:table-cell>
          <table:table-cell table:style-name="ce19" table:formula="oooc:=[.$B107]*10+430+[.K$2]*8" office:value-type="float" office:value="562">
            <text:p>562 kg</text:p>
          </table:table-cell>
          <table:table-cell table:style-name="ce19" table:formula="oooc:=[.$B107]*10+430+[.L$2]*8" office:value-type="float" office:value="570">
            <text:p>570 kg</text:p>
          </table:table-cell>
          <table:table-cell table:style-name="ce19" table:formula="oooc:=[.$B107]*10+430+[.M$2]*8" office:value-type="float" office:value="578">
            <text:p>578 kg</text:p>
          </table:table-cell>
          <table:table-cell table:style-name="ce19" table:formula="oooc:=[.$B107]*10+430+[.N$2]*8" office:value-type="float" office:value="586">
            <text:p>586 kg</text:p>
          </table:table-cell>
          <table:table-cell table:style-name="ce19" table:formula="oooc:=[.$B107]*10+430+[.O$2]*8" office:value-type="float" office:value="594">
            <text:p>594 kg</text:p>
          </table:table-cell>
          <table:table-cell table:style-name="ce19" table:formula="oooc:=[.$B107]*10+430+[.P$2]*8" office:value-type="float" office:value="602">
            <text:p>602 kg</text:p>
          </table:table-cell>
          <table:table-cell table:style-name="ce19" table:formula="oooc:=[.$B107]*10+430+[.Q$2]*8" office:value-type="float" office:value="610">
            <text:p>610 kg</text:p>
          </table:table-cell>
          <table:table-cell table:style-name="ce19" table:formula="oooc:=[.$B107]*10+430+[.R$2]*8" office:value-type="float" office:value="618">
            <text:p>618 kg</text:p>
          </table:table-cell>
          <table:table-cell table:style-name="ce19" table:formula="oooc:=[.$B107]*10+430+[.S$2]*8" office:value-type="float" office:value="626">
            <text:p>626 kg</text:p>
          </table:table-cell>
          <table:table-cell table:style-name="ce19" table:formula="oooc:=[.$B107]*10+430+[.T$2]*8" office:value-type="float" office:value="634">
            <text:p>634 kg</text:p>
          </table:table-cell>
          <table:table-cell table:style-name="ce19" table:formula="oooc:=[.$B107]*10+430+[.U$2]*8" office:value-type="float" office:value="642">
            <text:p>642 kg</text:p>
          </table:table-cell>
          <table:table-cell table:style-name="ce19" table:formula="oooc:=[.$B107]*10+430+[.V$2]*8" office:value-type="float" office:value="650">
            <text:p>650 kg</text:p>
          </table:table-cell>
          <table:table-cell table:style-name="ce19" table:formula="oooc:=[.$B107]*10+430+[.W$2]*8" office:value-type="float" office:value="658">
            <text:p>658 kg</text:p>
          </table:table-cell>
          <table:table-cell table:style-name="ce19" table:formula="oooc:=[.$B107]*10+430+[.X$2]*8" office:value-type="float" office:value="666">
            <text:p>666 kg</text:p>
          </table:table-cell>
          <table:table-cell table:style-name="ce19" table:formula="oooc:=[.$B107]*10+430+[.Y$2]*8" office:value-type="float" office:value="674">
            <text:p>674 kg</text:p>
          </table:table-cell>
          <table:table-cell table:style-name="ce19" table:formula="oooc:=[.$B107]*10+430+[.Z$2]*8" office:value-type="float" office:value="682">
            <text:p>682 kg</text:p>
          </table:table-cell>
          <table:table-cell table:style-name="ce19" table:formula="oooc:=[.$B107]*10+430+[.AA$2]*8" office:value-type="float" office:value="690">
            <text:p>690 kg</text:p>
          </table:table-cell>
          <table:table-cell table:style-name="ce19" table:formula="oooc:=[.$B107]*10+430+[.AB$2]*8" office:value-type="float" office:value="698">
            <text:p>698 kg</text:p>
          </table:table-cell>
          <table:table-cell table:style-name="ce19" table:formula="oooc:=[.$B107]*10+430+[.AC$2]*8" office:value-type="float" office:value="706">
            <text:p>706 kg</text:p>
          </table:table-cell>
          <table:table-cell table:style-name="ce19" table:formula="oooc:=[.$B107]*10+430+[.AD$2]*8" office:value-type="float" office:value="714">
            <text:p>714 kg</text:p>
          </table:table-cell>
          <table:table-cell table:style-name="ce19" table:formula="oooc:=[.$B107]*10+430+[.AE$2]*8" office:value-type="float" office:value="722">
            <text:p>722 kg</text:p>
          </table:table-cell>
          <table:table-cell table:style-name="ce19" table:formula="oooc:=[.$B107]*10+430+[.AF$2]*8" office:value-type="float" office:value="730">
            <text:p>7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style-name="ce19" table:formula="oooc:=[.$B108]*10+430+[.C$2]*8" office:value-type="float" office:value="508">
            <text:p>508 kg</text:p>
          </table:table-cell>
          <table:table-cell table:style-name="ce19" table:formula="oooc:=[.$B108]*10+430+[.D$2]*8" office:value-type="float" office:value="516">
            <text:p>516 kg</text:p>
          </table:table-cell>
          <table:table-cell table:style-name="ce19" table:formula="oooc:=[.$B108]*10+430+[.E$2]*8" office:value-type="float" office:value="524">
            <text:p>524 kg</text:p>
          </table:table-cell>
          <table:table-cell table:style-name="ce19" table:formula="oooc:=[.$B108]*10+430+[.F$2]*8" office:value-type="float" office:value="532">
            <text:p>532 kg</text:p>
          </table:table-cell>
          <table:table-cell table:style-name="ce19" table:formula="oooc:=[.$B108]*10+430+[.G$2]*8" office:value-type="float" office:value="540">
            <text:p>540 kg</text:p>
          </table:table-cell>
          <table:table-cell table:style-name="ce19" table:formula="oooc:=[.$B108]*10+430+[.H$2]*8" office:value-type="float" office:value="548">
            <text:p>548 kg</text:p>
          </table:table-cell>
          <table:table-cell table:style-name="ce19" table:formula="oooc:=[.$B108]*10+430+[.I$2]*8" office:value-type="float" office:value="556">
            <text:p>556 kg</text:p>
          </table:table-cell>
          <table:table-cell table:style-name="ce19" table:formula="oooc:=[.$B108]*10+430+[.J$2]*8" office:value-type="float" office:value="564">
            <text:p>564 kg</text:p>
          </table:table-cell>
          <table:table-cell table:style-name="ce19" table:formula="oooc:=[.$B108]*10+430+[.K$2]*8" office:value-type="float" office:value="572">
            <text:p>572 kg</text:p>
          </table:table-cell>
          <table:table-cell table:style-name="ce19" table:formula="oooc:=[.$B108]*10+430+[.L$2]*8" office:value-type="float" office:value="580">
            <text:p>580 kg</text:p>
          </table:table-cell>
          <table:table-cell table:style-name="ce19" table:formula="oooc:=[.$B108]*10+430+[.M$2]*8" office:value-type="float" office:value="588">
            <text:p>588 kg</text:p>
          </table:table-cell>
          <table:table-cell table:style-name="ce19" table:formula="oooc:=[.$B108]*10+430+[.N$2]*8" office:value-type="float" office:value="596">
            <text:p>596 kg</text:p>
          </table:table-cell>
          <table:table-cell table:style-name="ce19" table:formula="oooc:=[.$B108]*10+430+[.O$2]*8" office:value-type="float" office:value="604">
            <text:p>604 kg</text:p>
          </table:table-cell>
          <table:table-cell table:style-name="ce19" table:formula="oooc:=[.$B108]*10+430+[.P$2]*8" office:value-type="float" office:value="612">
            <text:p>612 kg</text:p>
          </table:table-cell>
          <table:table-cell table:style-name="ce19" table:formula="oooc:=[.$B108]*10+430+[.Q$2]*8" office:value-type="float" office:value="620">
            <text:p>620 kg</text:p>
          </table:table-cell>
          <table:table-cell table:style-name="ce19" table:formula="oooc:=[.$B108]*10+430+[.R$2]*8" office:value-type="float" office:value="628">
            <text:p>628 kg</text:p>
          </table:table-cell>
          <table:table-cell table:style-name="ce19" table:formula="oooc:=[.$B108]*10+430+[.S$2]*8" office:value-type="float" office:value="636">
            <text:p>636 kg</text:p>
          </table:table-cell>
          <table:table-cell table:style-name="ce19" table:formula="oooc:=[.$B108]*10+430+[.T$2]*8" office:value-type="float" office:value="644">
            <text:p>644 kg</text:p>
          </table:table-cell>
          <table:table-cell table:style-name="ce19" table:formula="oooc:=[.$B108]*10+430+[.U$2]*8" office:value-type="float" office:value="652">
            <text:p>652 kg</text:p>
          </table:table-cell>
          <table:table-cell table:style-name="ce19" table:formula="oooc:=[.$B108]*10+430+[.V$2]*8" office:value-type="float" office:value="660">
            <text:p>660 kg</text:p>
          </table:table-cell>
          <table:table-cell table:style-name="ce19" table:formula="oooc:=[.$B108]*10+430+[.W$2]*8" office:value-type="float" office:value="668">
            <text:p>668 kg</text:p>
          </table:table-cell>
          <table:table-cell table:style-name="ce19" table:formula="oooc:=[.$B108]*10+430+[.X$2]*8" office:value-type="float" office:value="676">
            <text:p>676 kg</text:p>
          </table:table-cell>
          <table:table-cell table:style-name="ce19" table:formula="oooc:=[.$B108]*10+430+[.Y$2]*8" office:value-type="float" office:value="684">
            <text:p>684 kg</text:p>
          </table:table-cell>
          <table:table-cell table:style-name="ce19" table:formula="oooc:=[.$B108]*10+430+[.Z$2]*8" office:value-type="float" office:value="692">
            <text:p>692 kg</text:p>
          </table:table-cell>
          <table:table-cell table:style-name="ce19" table:formula="oooc:=[.$B108]*10+430+[.AA$2]*8" office:value-type="float" office:value="700">
            <text:p>700 kg</text:p>
          </table:table-cell>
          <table:table-cell table:style-name="ce19" table:formula="oooc:=[.$B108]*10+430+[.AB$2]*8" office:value-type="float" office:value="708">
            <text:p>708 kg</text:p>
          </table:table-cell>
          <table:table-cell table:style-name="ce19" table:formula="oooc:=[.$B108]*10+430+[.AC$2]*8" office:value-type="float" office:value="716">
            <text:p>716 kg</text:p>
          </table:table-cell>
          <table:table-cell table:style-name="ce19" table:formula="oooc:=[.$B108]*10+430+[.AD$2]*8" office:value-type="float" office:value="724">
            <text:p>724 kg</text:p>
          </table:table-cell>
          <table:table-cell table:style-name="ce19" table:formula="oooc:=[.$B108]*10+430+[.AE$2]*8" office:value-type="float" office:value="732">
            <text:p>732 kg</text:p>
          </table:table-cell>
          <table:table-cell table:style-name="ce19" table:formula="oooc:=[.$B108]*10+430+[.AF$2]*8" office:value-type="float" office:value="740">
            <text:p>7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19" table:formula="oooc:=[.$B109]*10+430+[.C$2]*8" office:value-type="float" office:value="518">
            <text:p>518 kg</text:p>
          </table:table-cell>
          <table:table-cell table:style-name="ce19" table:formula="oooc:=[.$B109]*10+430+[.D$2]*8" office:value-type="float" office:value="526">
            <text:p>526 kg</text:p>
          </table:table-cell>
          <table:table-cell table:style-name="ce19" table:formula="oooc:=[.$B109]*10+430+[.E$2]*8" office:value-type="float" office:value="534">
            <text:p>534 kg</text:p>
          </table:table-cell>
          <table:table-cell table:style-name="ce19" table:formula="oooc:=[.$B109]*10+430+[.F$2]*8" office:value-type="float" office:value="542">
            <text:p>542 kg</text:p>
          </table:table-cell>
          <table:table-cell table:style-name="ce19" table:formula="oooc:=[.$B109]*10+430+[.G$2]*8" office:value-type="float" office:value="550">
            <text:p>550 kg</text:p>
          </table:table-cell>
          <table:table-cell table:style-name="ce19" table:formula="oooc:=[.$B109]*10+430+[.H$2]*8" office:value-type="float" office:value="558">
            <text:p>558 kg</text:p>
          </table:table-cell>
          <table:table-cell table:style-name="ce19" table:formula="oooc:=[.$B109]*10+430+[.I$2]*8" office:value-type="float" office:value="566">
            <text:p>566 kg</text:p>
          </table:table-cell>
          <table:table-cell table:style-name="ce19" table:formula="oooc:=[.$B109]*10+430+[.J$2]*8" office:value-type="float" office:value="574">
            <text:p>574 kg</text:p>
          </table:table-cell>
          <table:table-cell table:style-name="ce19" table:formula="oooc:=[.$B109]*10+430+[.K$2]*8" office:value-type="float" office:value="582">
            <text:p>582 kg</text:p>
          </table:table-cell>
          <table:table-cell table:style-name="ce19" table:formula="oooc:=[.$B109]*10+430+[.L$2]*8" office:value-type="float" office:value="590">
            <text:p>590 kg</text:p>
          </table:table-cell>
          <table:table-cell table:style-name="ce19" table:formula="oooc:=[.$B109]*10+430+[.M$2]*8" office:value-type="float" office:value="598">
            <text:p>598 kg</text:p>
          </table:table-cell>
          <table:table-cell table:style-name="ce19" table:formula="oooc:=[.$B109]*10+430+[.N$2]*8" office:value-type="float" office:value="606">
            <text:p>606 kg</text:p>
          </table:table-cell>
          <table:table-cell table:style-name="ce19" table:formula="oooc:=[.$B109]*10+430+[.O$2]*8" office:value-type="float" office:value="614">
            <text:p>614 kg</text:p>
          </table:table-cell>
          <table:table-cell table:style-name="ce19" table:formula="oooc:=[.$B109]*10+430+[.P$2]*8" office:value-type="float" office:value="622">
            <text:p>622 kg</text:p>
          </table:table-cell>
          <table:table-cell table:style-name="ce19" table:formula="oooc:=[.$B109]*10+430+[.Q$2]*8" office:value-type="float" office:value="630">
            <text:p>630 kg</text:p>
          </table:table-cell>
          <table:table-cell table:style-name="ce19" table:formula="oooc:=[.$B109]*10+430+[.R$2]*8" office:value-type="float" office:value="638">
            <text:p>638 kg</text:p>
          </table:table-cell>
          <table:table-cell table:style-name="ce19" table:formula="oooc:=[.$B109]*10+430+[.S$2]*8" office:value-type="float" office:value="646">
            <text:p>646 kg</text:p>
          </table:table-cell>
          <table:table-cell table:style-name="ce19" table:formula="oooc:=[.$B109]*10+430+[.T$2]*8" office:value-type="float" office:value="654">
            <text:p>654 kg</text:p>
          </table:table-cell>
          <table:table-cell table:style-name="ce19" table:formula="oooc:=[.$B109]*10+430+[.U$2]*8" office:value-type="float" office:value="662">
            <text:p>662 kg</text:p>
          </table:table-cell>
          <table:table-cell table:style-name="ce19" table:formula="oooc:=[.$B109]*10+430+[.V$2]*8" office:value-type="float" office:value="670">
            <text:p>670 kg</text:p>
          </table:table-cell>
          <table:table-cell table:style-name="ce19" table:formula="oooc:=[.$B109]*10+430+[.W$2]*8" office:value-type="float" office:value="678">
            <text:p>678 kg</text:p>
          </table:table-cell>
          <table:table-cell table:style-name="ce19" table:formula="oooc:=[.$B109]*10+430+[.X$2]*8" office:value-type="float" office:value="686">
            <text:p>686 kg</text:p>
          </table:table-cell>
          <table:table-cell table:style-name="ce19" table:formula="oooc:=[.$B109]*10+430+[.Y$2]*8" office:value-type="float" office:value="694">
            <text:p>694 kg</text:p>
          </table:table-cell>
          <table:table-cell table:style-name="ce19" table:formula="oooc:=[.$B109]*10+430+[.Z$2]*8" office:value-type="float" office:value="702">
            <text:p>702 kg</text:p>
          </table:table-cell>
          <table:table-cell table:style-name="ce19" table:formula="oooc:=[.$B109]*10+430+[.AA$2]*8" office:value-type="float" office:value="710">
            <text:p>710 kg</text:p>
          </table:table-cell>
          <table:table-cell table:style-name="ce19" table:formula="oooc:=[.$B109]*10+430+[.AB$2]*8" office:value-type="float" office:value="718">
            <text:p>718 kg</text:p>
          </table:table-cell>
          <table:table-cell table:style-name="ce19" table:formula="oooc:=[.$B109]*10+430+[.AC$2]*8" office:value-type="float" office:value="726">
            <text:p>726 kg</text:p>
          </table:table-cell>
          <table:table-cell table:style-name="ce19" table:formula="oooc:=[.$B109]*10+430+[.AD$2]*8" office:value-type="float" office:value="734">
            <text:p>734 kg</text:p>
          </table:table-cell>
          <table:table-cell table:style-name="ce19" table:formula="oooc:=[.$B109]*10+430+[.AE$2]*8" office:value-type="float" office:value="742">
            <text:p>742 kg</text:p>
          </table:table-cell>
          <table:table-cell table:style-name="ce19" table:formula="oooc:=[.$B109]*10+430+[.AF$2]*8" office:value-type="float" office:value="750">
            <text:p>7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style-name="ce19" table:formula="oooc:=[.$B110]*10+430+[.C$2]*8" office:value-type="float" office:value="528">
            <text:p>528 kg</text:p>
          </table:table-cell>
          <table:table-cell table:style-name="ce19" table:formula="oooc:=[.$B110]*10+430+[.D$2]*8" office:value-type="float" office:value="536">
            <text:p>536 kg</text:p>
          </table:table-cell>
          <table:table-cell table:style-name="ce19" table:formula="oooc:=[.$B110]*10+430+[.E$2]*8" office:value-type="float" office:value="544">
            <text:p>544 kg</text:p>
          </table:table-cell>
          <table:table-cell table:style-name="ce19" table:formula="oooc:=[.$B110]*10+430+[.F$2]*8" office:value-type="float" office:value="552">
            <text:p>552 kg</text:p>
          </table:table-cell>
          <table:table-cell table:style-name="ce19" table:formula="oooc:=[.$B110]*10+430+[.G$2]*8" office:value-type="float" office:value="560">
            <text:p>560 kg</text:p>
          </table:table-cell>
          <table:table-cell table:style-name="ce19" table:formula="oooc:=[.$B110]*10+430+[.H$2]*8" office:value-type="float" office:value="568">
            <text:p>568 kg</text:p>
          </table:table-cell>
          <table:table-cell table:style-name="ce19" table:formula="oooc:=[.$B110]*10+430+[.I$2]*8" office:value-type="float" office:value="576">
            <text:p>576 kg</text:p>
          </table:table-cell>
          <table:table-cell table:style-name="ce19" table:formula="oooc:=[.$B110]*10+430+[.J$2]*8" office:value-type="float" office:value="584">
            <text:p>584 kg</text:p>
          </table:table-cell>
          <table:table-cell table:style-name="ce19" table:formula="oooc:=[.$B110]*10+430+[.K$2]*8" office:value-type="float" office:value="592">
            <text:p>592 kg</text:p>
          </table:table-cell>
          <table:table-cell table:style-name="ce19" table:formula="oooc:=[.$B110]*10+430+[.L$2]*8" office:value-type="float" office:value="600">
            <text:p>600 kg</text:p>
          </table:table-cell>
          <table:table-cell table:style-name="ce19" table:formula="oooc:=[.$B110]*10+430+[.M$2]*8" office:value-type="float" office:value="608">
            <text:p>608 kg</text:p>
          </table:table-cell>
          <table:table-cell table:style-name="ce19" table:formula="oooc:=[.$B110]*10+430+[.N$2]*8" office:value-type="float" office:value="616">
            <text:p>616 kg</text:p>
          </table:table-cell>
          <table:table-cell table:style-name="ce19" table:formula="oooc:=[.$B110]*10+430+[.O$2]*8" office:value-type="float" office:value="624">
            <text:p>624 kg</text:p>
          </table:table-cell>
          <table:table-cell table:style-name="ce19" table:formula="oooc:=[.$B110]*10+430+[.P$2]*8" office:value-type="float" office:value="632">
            <text:p>632 kg</text:p>
          </table:table-cell>
          <table:table-cell table:style-name="ce19" table:formula="oooc:=[.$B110]*10+430+[.Q$2]*8" office:value-type="float" office:value="640">
            <text:p>640 kg</text:p>
          </table:table-cell>
          <table:table-cell table:style-name="ce19" table:formula="oooc:=[.$B110]*10+430+[.R$2]*8" office:value-type="float" office:value="648">
            <text:p>648 kg</text:p>
          </table:table-cell>
          <table:table-cell table:style-name="ce19" table:formula="oooc:=[.$B110]*10+430+[.S$2]*8" office:value-type="float" office:value="656">
            <text:p>656 kg</text:p>
          </table:table-cell>
          <table:table-cell table:style-name="ce19" table:formula="oooc:=[.$B110]*10+430+[.T$2]*8" office:value-type="float" office:value="664">
            <text:p>664 kg</text:p>
          </table:table-cell>
          <table:table-cell table:style-name="ce19" table:formula="oooc:=[.$B110]*10+430+[.U$2]*8" office:value-type="float" office:value="672">
            <text:p>672 kg</text:p>
          </table:table-cell>
          <table:table-cell table:style-name="ce19" table:formula="oooc:=[.$B110]*10+430+[.V$2]*8" office:value-type="float" office:value="680">
            <text:p>680 kg</text:p>
          </table:table-cell>
          <table:table-cell table:style-name="ce19" table:formula="oooc:=[.$B110]*10+430+[.W$2]*8" office:value-type="float" office:value="688">
            <text:p>688 kg</text:p>
          </table:table-cell>
          <table:table-cell table:style-name="ce19" table:formula="oooc:=[.$B110]*10+430+[.X$2]*8" office:value-type="float" office:value="696">
            <text:p>696 kg</text:p>
          </table:table-cell>
          <table:table-cell table:style-name="ce19" table:formula="oooc:=[.$B110]*10+430+[.Y$2]*8" office:value-type="float" office:value="704">
            <text:p>704 kg</text:p>
          </table:table-cell>
          <table:table-cell table:style-name="ce19" table:formula="oooc:=[.$B110]*10+430+[.Z$2]*8" office:value-type="float" office:value="712">
            <text:p>712 kg</text:p>
          </table:table-cell>
          <table:table-cell table:style-name="ce19" table:formula="oooc:=[.$B110]*10+430+[.AA$2]*8" office:value-type="float" office:value="720">
            <text:p>720 kg</text:p>
          </table:table-cell>
          <table:table-cell table:style-name="ce19" table:formula="oooc:=[.$B110]*10+430+[.AB$2]*8" office:value-type="float" office:value="728">
            <text:p>728 kg</text:p>
          </table:table-cell>
          <table:table-cell table:style-name="ce19" table:formula="oooc:=[.$B110]*10+430+[.AC$2]*8" office:value-type="float" office:value="736">
            <text:p>736 kg</text:p>
          </table:table-cell>
          <table:table-cell table:style-name="ce19" table:formula="oooc:=[.$B110]*10+430+[.AD$2]*8" office:value-type="float" office:value="744">
            <text:p>744 kg</text:p>
          </table:table-cell>
          <table:table-cell table:style-name="ce19" table:formula="oooc:=[.$B110]*10+430+[.AE$2]*8" office:value-type="float" office:value="752">
            <text:p>752 kg</text:p>
          </table:table-cell>
          <table:table-cell table:style-name="ce19" table:formula="oooc:=[.$B110]*10+430+[.AF$2]*8" office:value-type="float" office:value="760">
            <text:p>7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style-name="ce19" table:formula="oooc:=[.$B111]*10+430+[.C$2]*8" office:value-type="float" office:value="538">
            <text:p>538 kg</text:p>
          </table:table-cell>
          <table:table-cell table:style-name="ce19" table:formula="oooc:=[.$B111]*10+430+[.D$2]*8" office:value-type="float" office:value="546">
            <text:p>546 kg</text:p>
          </table:table-cell>
          <table:table-cell table:style-name="ce19" table:formula="oooc:=[.$B111]*10+430+[.E$2]*8" office:value-type="float" office:value="554">
            <text:p>554 kg</text:p>
          </table:table-cell>
          <table:table-cell table:style-name="ce19" table:formula="oooc:=[.$B111]*10+430+[.F$2]*8" office:value-type="float" office:value="562">
            <text:p>562 kg</text:p>
          </table:table-cell>
          <table:table-cell table:style-name="ce19" table:formula="oooc:=[.$B111]*10+430+[.G$2]*8" office:value-type="float" office:value="570">
            <text:p>570 kg</text:p>
          </table:table-cell>
          <table:table-cell table:style-name="ce19" table:formula="oooc:=[.$B111]*10+430+[.H$2]*8" office:value-type="float" office:value="578">
            <text:p>578 kg</text:p>
          </table:table-cell>
          <table:table-cell table:style-name="ce19" table:formula="oooc:=[.$B111]*10+430+[.I$2]*8" office:value-type="float" office:value="586">
            <text:p>586 kg</text:p>
          </table:table-cell>
          <table:table-cell table:style-name="ce19" table:formula="oooc:=[.$B111]*10+430+[.J$2]*8" office:value-type="float" office:value="594">
            <text:p>594 kg</text:p>
          </table:table-cell>
          <table:table-cell table:style-name="ce19" table:formula="oooc:=[.$B111]*10+430+[.K$2]*8" office:value-type="float" office:value="602">
            <text:p>602 kg</text:p>
          </table:table-cell>
          <table:table-cell table:style-name="ce19" table:formula="oooc:=[.$B111]*10+430+[.L$2]*8" office:value-type="float" office:value="610">
            <text:p>610 kg</text:p>
          </table:table-cell>
          <table:table-cell table:style-name="ce19" table:formula="oooc:=[.$B111]*10+430+[.M$2]*8" office:value-type="float" office:value="618">
            <text:p>618 kg</text:p>
          </table:table-cell>
          <table:table-cell table:style-name="ce19" table:formula="oooc:=[.$B111]*10+430+[.N$2]*8" office:value-type="float" office:value="626">
            <text:p>626 kg</text:p>
          </table:table-cell>
          <table:table-cell table:style-name="ce19" table:formula="oooc:=[.$B111]*10+430+[.O$2]*8" office:value-type="float" office:value="634">
            <text:p>634 kg</text:p>
          </table:table-cell>
          <table:table-cell table:style-name="ce19" table:formula="oooc:=[.$B111]*10+430+[.P$2]*8" office:value-type="float" office:value="642">
            <text:p>642 kg</text:p>
          </table:table-cell>
          <table:table-cell table:style-name="ce19" table:formula="oooc:=[.$B111]*10+430+[.Q$2]*8" office:value-type="float" office:value="650">
            <text:p>650 kg</text:p>
          </table:table-cell>
          <table:table-cell table:style-name="ce19" table:formula="oooc:=[.$B111]*10+430+[.R$2]*8" office:value-type="float" office:value="658">
            <text:p>658 kg</text:p>
          </table:table-cell>
          <table:table-cell table:style-name="ce19" table:formula="oooc:=[.$B111]*10+430+[.S$2]*8" office:value-type="float" office:value="666">
            <text:p>666 kg</text:p>
          </table:table-cell>
          <table:table-cell table:style-name="ce19" table:formula="oooc:=[.$B111]*10+430+[.T$2]*8" office:value-type="float" office:value="674">
            <text:p>674 kg</text:p>
          </table:table-cell>
          <table:table-cell table:style-name="ce19" table:formula="oooc:=[.$B111]*10+430+[.U$2]*8" office:value-type="float" office:value="682">
            <text:p>682 kg</text:p>
          </table:table-cell>
          <table:table-cell table:style-name="ce19" table:formula="oooc:=[.$B111]*10+430+[.V$2]*8" office:value-type="float" office:value="690">
            <text:p>690 kg</text:p>
          </table:table-cell>
          <table:table-cell table:style-name="ce19" table:formula="oooc:=[.$B111]*10+430+[.W$2]*8" office:value-type="float" office:value="698">
            <text:p>698 kg</text:p>
          </table:table-cell>
          <table:table-cell table:style-name="ce19" table:formula="oooc:=[.$B111]*10+430+[.X$2]*8" office:value-type="float" office:value="706">
            <text:p>706 kg</text:p>
          </table:table-cell>
          <table:table-cell table:style-name="ce19" table:formula="oooc:=[.$B111]*10+430+[.Y$2]*8" office:value-type="float" office:value="714">
            <text:p>714 kg</text:p>
          </table:table-cell>
          <table:table-cell table:style-name="ce19" table:formula="oooc:=[.$B111]*10+430+[.Z$2]*8" office:value-type="float" office:value="722">
            <text:p>722 kg</text:p>
          </table:table-cell>
          <table:table-cell table:style-name="ce19" table:formula="oooc:=[.$B111]*10+430+[.AA$2]*8" office:value-type="float" office:value="730">
            <text:p>730 kg</text:p>
          </table:table-cell>
          <table:table-cell table:style-name="ce19" table:formula="oooc:=[.$B111]*10+430+[.AB$2]*8" office:value-type="float" office:value="738">
            <text:p>738 kg</text:p>
          </table:table-cell>
          <table:table-cell table:style-name="ce19" table:formula="oooc:=[.$B111]*10+430+[.AC$2]*8" office:value-type="float" office:value="746">
            <text:p>746 kg</text:p>
          </table:table-cell>
          <table:table-cell table:style-name="ce19" table:formula="oooc:=[.$B111]*10+430+[.AD$2]*8" office:value-type="float" office:value="754">
            <text:p>754 kg</text:p>
          </table:table-cell>
          <table:table-cell table:style-name="ce19" table:formula="oooc:=[.$B111]*10+430+[.AE$2]*8" office:value-type="float" office:value="762">
            <text:p>762 kg</text:p>
          </table:table-cell>
          <table:table-cell table:style-name="ce19" table:formula="oooc:=[.$B111]*10+430+[.AF$2]*8" office:value-type="float" office:value="770">
            <text:p>7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style-name="ce19" table:formula="oooc:=[.$B112]*10+430+[.C$2]*8" office:value-type="float" office:value="548">
            <text:p>548 kg</text:p>
          </table:table-cell>
          <table:table-cell table:style-name="ce19" table:formula="oooc:=[.$B112]*10+430+[.D$2]*8" office:value-type="float" office:value="556">
            <text:p>556 kg</text:p>
          </table:table-cell>
          <table:table-cell table:style-name="ce19" table:formula="oooc:=[.$B112]*10+430+[.E$2]*8" office:value-type="float" office:value="564">
            <text:p>564 kg</text:p>
          </table:table-cell>
          <table:table-cell table:style-name="ce19" table:formula="oooc:=[.$B112]*10+430+[.F$2]*8" office:value-type="float" office:value="572">
            <text:p>572 kg</text:p>
          </table:table-cell>
          <table:table-cell table:style-name="ce19" table:formula="oooc:=[.$B112]*10+430+[.G$2]*8" office:value-type="float" office:value="580">
            <text:p>580 kg</text:p>
          </table:table-cell>
          <table:table-cell table:style-name="ce19" table:formula="oooc:=[.$B112]*10+430+[.H$2]*8" office:value-type="float" office:value="588">
            <text:p>588 kg</text:p>
          </table:table-cell>
          <table:table-cell table:style-name="ce19" table:formula="oooc:=[.$B112]*10+430+[.I$2]*8" office:value-type="float" office:value="596">
            <text:p>596 kg</text:p>
          </table:table-cell>
          <table:table-cell table:style-name="ce19" table:formula="oooc:=[.$B112]*10+430+[.J$2]*8" office:value-type="float" office:value="604">
            <text:p>604 kg</text:p>
          </table:table-cell>
          <table:table-cell table:style-name="ce19" table:formula="oooc:=[.$B112]*10+430+[.K$2]*8" office:value-type="float" office:value="612">
            <text:p>612 kg</text:p>
          </table:table-cell>
          <table:table-cell table:style-name="ce19" table:formula="oooc:=[.$B112]*10+430+[.L$2]*8" office:value-type="float" office:value="620">
            <text:p>620 kg</text:p>
          </table:table-cell>
          <table:table-cell table:style-name="ce19" table:formula="oooc:=[.$B112]*10+430+[.M$2]*8" office:value-type="float" office:value="628">
            <text:p>628 kg</text:p>
          </table:table-cell>
          <table:table-cell table:style-name="ce19" table:formula="oooc:=[.$B112]*10+430+[.N$2]*8" office:value-type="float" office:value="636">
            <text:p>636 kg</text:p>
          </table:table-cell>
          <table:table-cell table:style-name="ce19" table:formula="oooc:=[.$B112]*10+430+[.O$2]*8" office:value-type="float" office:value="644">
            <text:p>644 kg</text:p>
          </table:table-cell>
          <table:table-cell table:style-name="ce19" table:formula="oooc:=[.$B112]*10+430+[.P$2]*8" office:value-type="float" office:value="652">
            <text:p>652 kg</text:p>
          </table:table-cell>
          <table:table-cell table:style-name="ce19" table:formula="oooc:=[.$B112]*10+430+[.Q$2]*8" office:value-type="float" office:value="660">
            <text:p>660 kg</text:p>
          </table:table-cell>
          <table:table-cell table:style-name="ce19" table:formula="oooc:=[.$B112]*10+430+[.R$2]*8" office:value-type="float" office:value="668">
            <text:p>668 kg</text:p>
          </table:table-cell>
          <table:table-cell table:style-name="ce19" table:formula="oooc:=[.$B112]*10+430+[.S$2]*8" office:value-type="float" office:value="676">
            <text:p>676 kg</text:p>
          </table:table-cell>
          <table:table-cell table:style-name="ce19" table:formula="oooc:=[.$B112]*10+430+[.T$2]*8" office:value-type="float" office:value="684">
            <text:p>684 kg</text:p>
          </table:table-cell>
          <table:table-cell table:style-name="ce19" table:formula="oooc:=[.$B112]*10+430+[.U$2]*8" office:value-type="float" office:value="692">
            <text:p>692 kg</text:p>
          </table:table-cell>
          <table:table-cell table:style-name="ce19" table:formula="oooc:=[.$B112]*10+430+[.V$2]*8" office:value-type="float" office:value="700">
            <text:p>700 kg</text:p>
          </table:table-cell>
          <table:table-cell table:style-name="ce19" table:formula="oooc:=[.$B112]*10+430+[.W$2]*8" office:value-type="float" office:value="708">
            <text:p>708 kg</text:p>
          </table:table-cell>
          <table:table-cell table:style-name="ce19" table:formula="oooc:=[.$B112]*10+430+[.X$2]*8" office:value-type="float" office:value="716">
            <text:p>716 kg</text:p>
          </table:table-cell>
          <table:table-cell table:style-name="ce19" table:formula="oooc:=[.$B112]*10+430+[.Y$2]*8" office:value-type="float" office:value="724">
            <text:p>724 kg</text:p>
          </table:table-cell>
          <table:table-cell table:style-name="ce19" table:formula="oooc:=[.$B112]*10+430+[.Z$2]*8" office:value-type="float" office:value="732">
            <text:p>732 kg</text:p>
          </table:table-cell>
          <table:table-cell table:style-name="ce19" table:formula="oooc:=[.$B112]*10+430+[.AA$2]*8" office:value-type="float" office:value="740">
            <text:p>740 kg</text:p>
          </table:table-cell>
          <table:table-cell table:style-name="ce19" table:formula="oooc:=[.$B112]*10+430+[.AB$2]*8" office:value-type="float" office:value="748">
            <text:p>748 kg</text:p>
          </table:table-cell>
          <table:table-cell table:style-name="ce19" table:formula="oooc:=[.$B112]*10+430+[.AC$2]*8" office:value-type="float" office:value="756">
            <text:p>756 kg</text:p>
          </table:table-cell>
          <table:table-cell table:style-name="ce19" table:formula="oooc:=[.$B112]*10+430+[.AD$2]*8" office:value-type="float" office:value="764">
            <text:p>764 kg</text:p>
          </table:table-cell>
          <table:table-cell table:style-name="ce19" table:formula="oooc:=[.$B112]*10+430+[.AE$2]*8" office:value-type="float" office:value="772">
            <text:p>772 kg</text:p>
          </table:table-cell>
          <table:table-cell table:style-name="ce19" table:formula="oooc:=[.$B112]*10+430+[.AF$2]*8" office:value-type="float" office:value="780">
            <text:p>7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style-name="ce19" table:formula="oooc:=[.$B113]*10+430+[.C$2]*8" office:value-type="float" office:value="558">
            <text:p>558 kg</text:p>
          </table:table-cell>
          <table:table-cell table:style-name="ce19" table:formula="oooc:=[.$B113]*10+430+[.D$2]*8" office:value-type="float" office:value="566">
            <text:p>566 kg</text:p>
          </table:table-cell>
          <table:table-cell table:style-name="ce19" table:formula="oooc:=[.$B113]*10+430+[.E$2]*8" office:value-type="float" office:value="574">
            <text:p>574 kg</text:p>
          </table:table-cell>
          <table:table-cell table:style-name="ce19" table:formula="oooc:=[.$B113]*10+430+[.F$2]*8" office:value-type="float" office:value="582">
            <text:p>582 kg</text:p>
          </table:table-cell>
          <table:table-cell table:style-name="ce19" table:formula="oooc:=[.$B113]*10+430+[.G$2]*8" office:value-type="float" office:value="590">
            <text:p>590 kg</text:p>
          </table:table-cell>
          <table:table-cell table:style-name="ce19" table:formula="oooc:=[.$B113]*10+430+[.H$2]*8" office:value-type="float" office:value="598">
            <text:p>598 kg</text:p>
          </table:table-cell>
          <table:table-cell table:style-name="ce19" table:formula="oooc:=[.$B113]*10+430+[.I$2]*8" office:value-type="float" office:value="606">
            <text:p>606 kg</text:p>
          </table:table-cell>
          <table:table-cell table:style-name="ce19" table:formula="oooc:=[.$B113]*10+430+[.J$2]*8" office:value-type="float" office:value="614">
            <text:p>614 kg</text:p>
          </table:table-cell>
          <table:table-cell table:style-name="ce19" table:formula="oooc:=[.$B113]*10+430+[.K$2]*8" office:value-type="float" office:value="622">
            <text:p>622 kg</text:p>
          </table:table-cell>
          <table:table-cell table:style-name="ce19" table:formula="oooc:=[.$B113]*10+430+[.L$2]*8" office:value-type="float" office:value="630">
            <text:p>630 kg</text:p>
          </table:table-cell>
          <table:table-cell table:style-name="ce19" table:formula="oooc:=[.$B113]*10+430+[.M$2]*8" office:value-type="float" office:value="638">
            <text:p>638 kg</text:p>
          </table:table-cell>
          <table:table-cell table:style-name="ce19" table:formula="oooc:=[.$B113]*10+430+[.N$2]*8" office:value-type="float" office:value="646">
            <text:p>646 kg</text:p>
          </table:table-cell>
          <table:table-cell table:style-name="ce19" table:formula="oooc:=[.$B113]*10+430+[.O$2]*8" office:value-type="float" office:value="654">
            <text:p>654 kg</text:p>
          </table:table-cell>
          <table:table-cell table:style-name="ce19" table:formula="oooc:=[.$B113]*10+430+[.P$2]*8" office:value-type="float" office:value="662">
            <text:p>662 kg</text:p>
          </table:table-cell>
          <table:table-cell table:style-name="ce19" table:formula="oooc:=[.$B113]*10+430+[.Q$2]*8" office:value-type="float" office:value="670">
            <text:p>670 kg</text:p>
          </table:table-cell>
          <table:table-cell table:style-name="ce19" table:formula="oooc:=[.$B113]*10+430+[.R$2]*8" office:value-type="float" office:value="678">
            <text:p>678 kg</text:p>
          </table:table-cell>
          <table:table-cell table:style-name="ce19" table:formula="oooc:=[.$B113]*10+430+[.S$2]*8" office:value-type="float" office:value="686">
            <text:p>686 kg</text:p>
          </table:table-cell>
          <table:table-cell table:style-name="ce19" table:formula="oooc:=[.$B113]*10+430+[.T$2]*8" office:value-type="float" office:value="694">
            <text:p>694 kg</text:p>
          </table:table-cell>
          <table:table-cell table:style-name="ce19" table:formula="oooc:=[.$B113]*10+430+[.U$2]*8" office:value-type="float" office:value="702">
            <text:p>702 kg</text:p>
          </table:table-cell>
          <table:table-cell table:style-name="ce19" table:formula="oooc:=[.$B113]*10+430+[.V$2]*8" office:value-type="float" office:value="710">
            <text:p>710 kg</text:p>
          </table:table-cell>
          <table:table-cell table:style-name="ce19" table:formula="oooc:=[.$B113]*10+430+[.W$2]*8" office:value-type="float" office:value="718">
            <text:p>718 kg</text:p>
          </table:table-cell>
          <table:table-cell table:style-name="ce19" table:formula="oooc:=[.$B113]*10+430+[.X$2]*8" office:value-type="float" office:value="726">
            <text:p>726 kg</text:p>
          </table:table-cell>
          <table:table-cell table:style-name="ce19" table:formula="oooc:=[.$B113]*10+430+[.Y$2]*8" office:value-type="float" office:value="734">
            <text:p>734 kg</text:p>
          </table:table-cell>
          <table:table-cell table:style-name="ce19" table:formula="oooc:=[.$B113]*10+430+[.Z$2]*8" office:value-type="float" office:value="742">
            <text:p>742 kg</text:p>
          </table:table-cell>
          <table:table-cell table:style-name="ce19" table:formula="oooc:=[.$B113]*10+430+[.AA$2]*8" office:value-type="float" office:value="750">
            <text:p>750 kg</text:p>
          </table:table-cell>
          <table:table-cell table:style-name="ce19" table:formula="oooc:=[.$B113]*10+430+[.AB$2]*8" office:value-type="float" office:value="758">
            <text:p>758 kg</text:p>
          </table:table-cell>
          <table:table-cell table:style-name="ce19" table:formula="oooc:=[.$B113]*10+430+[.AC$2]*8" office:value-type="float" office:value="766">
            <text:p>766 kg</text:p>
          </table:table-cell>
          <table:table-cell table:style-name="ce19" table:formula="oooc:=[.$B113]*10+430+[.AD$2]*8" office:value-type="float" office:value="774">
            <text:p>774 kg</text:p>
          </table:table-cell>
          <table:table-cell table:style-name="ce19" table:formula="oooc:=[.$B113]*10+430+[.AE$2]*8" office:value-type="float" office:value="782">
            <text:p>782 kg</text:p>
          </table:table-cell>
          <table:table-cell table:style-name="ce19" table:formula="oooc:=[.$B113]*10+430+[.AF$2]*8" office:value-type="float" office:value="790">
            <text:p>7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style-name="ce19" table:formula="oooc:=[.$B114]*10+430+[.C$2]*8" office:value-type="float" office:value="568">
            <text:p>568 kg</text:p>
          </table:table-cell>
          <table:table-cell table:style-name="ce19" table:formula="oooc:=[.$B114]*10+430+[.D$2]*8" office:value-type="float" office:value="576">
            <text:p>576 kg</text:p>
          </table:table-cell>
          <table:table-cell table:style-name="ce19" table:formula="oooc:=[.$B114]*10+430+[.E$2]*8" office:value-type="float" office:value="584">
            <text:p>584 kg</text:p>
          </table:table-cell>
          <table:table-cell table:style-name="ce19" table:formula="oooc:=[.$B114]*10+430+[.F$2]*8" office:value-type="float" office:value="592">
            <text:p>592 kg</text:p>
          </table:table-cell>
          <table:table-cell table:style-name="ce19" table:formula="oooc:=[.$B114]*10+430+[.G$2]*8" office:value-type="float" office:value="600">
            <text:p>600 kg</text:p>
          </table:table-cell>
          <table:table-cell table:style-name="ce19" table:formula="oooc:=[.$B114]*10+430+[.H$2]*8" office:value-type="float" office:value="608">
            <text:p>608 kg</text:p>
          </table:table-cell>
          <table:table-cell table:style-name="ce19" table:formula="oooc:=[.$B114]*10+430+[.I$2]*8" office:value-type="float" office:value="616">
            <text:p>616 kg</text:p>
          </table:table-cell>
          <table:table-cell table:style-name="ce19" table:formula="oooc:=[.$B114]*10+430+[.J$2]*8" office:value-type="float" office:value="624">
            <text:p>624 kg</text:p>
          </table:table-cell>
          <table:table-cell table:style-name="ce19" table:formula="oooc:=[.$B114]*10+430+[.K$2]*8" office:value-type="float" office:value="632">
            <text:p>632 kg</text:p>
          </table:table-cell>
          <table:table-cell table:style-name="ce19" table:formula="oooc:=[.$B114]*10+430+[.L$2]*8" office:value-type="float" office:value="640">
            <text:p>640 kg</text:p>
          </table:table-cell>
          <table:table-cell table:style-name="ce19" table:formula="oooc:=[.$B114]*10+430+[.M$2]*8" office:value-type="float" office:value="648">
            <text:p>648 kg</text:p>
          </table:table-cell>
          <table:table-cell table:style-name="ce19" table:formula="oooc:=[.$B114]*10+430+[.N$2]*8" office:value-type="float" office:value="656">
            <text:p>656 kg</text:p>
          </table:table-cell>
          <table:table-cell table:style-name="ce19" table:formula="oooc:=[.$B114]*10+430+[.O$2]*8" office:value-type="float" office:value="664">
            <text:p>664 kg</text:p>
          </table:table-cell>
          <table:table-cell table:style-name="ce19" table:formula="oooc:=[.$B114]*10+430+[.P$2]*8" office:value-type="float" office:value="672">
            <text:p>672 kg</text:p>
          </table:table-cell>
          <table:table-cell table:style-name="ce19" table:formula="oooc:=[.$B114]*10+430+[.Q$2]*8" office:value-type="float" office:value="680">
            <text:p>680 kg</text:p>
          </table:table-cell>
          <table:table-cell table:style-name="ce19" table:formula="oooc:=[.$B114]*10+430+[.R$2]*8" office:value-type="float" office:value="688">
            <text:p>688 kg</text:p>
          </table:table-cell>
          <table:table-cell table:style-name="ce19" table:formula="oooc:=[.$B114]*10+430+[.S$2]*8" office:value-type="float" office:value="696">
            <text:p>696 kg</text:p>
          </table:table-cell>
          <table:table-cell table:style-name="ce19" table:formula="oooc:=[.$B114]*10+430+[.T$2]*8" office:value-type="float" office:value="704">
            <text:p>704 kg</text:p>
          </table:table-cell>
          <table:table-cell table:style-name="ce19" table:formula="oooc:=[.$B114]*10+430+[.U$2]*8" office:value-type="float" office:value="712">
            <text:p>712 kg</text:p>
          </table:table-cell>
          <table:table-cell table:style-name="ce19" table:formula="oooc:=[.$B114]*10+430+[.V$2]*8" office:value-type="float" office:value="720">
            <text:p>720 kg</text:p>
          </table:table-cell>
          <table:table-cell table:style-name="ce19" table:formula="oooc:=[.$B114]*10+430+[.W$2]*8" office:value-type="float" office:value="728">
            <text:p>728 kg</text:p>
          </table:table-cell>
          <table:table-cell table:style-name="ce19" table:formula="oooc:=[.$B114]*10+430+[.X$2]*8" office:value-type="float" office:value="736">
            <text:p>736 kg</text:p>
          </table:table-cell>
          <table:table-cell table:style-name="ce19" table:formula="oooc:=[.$B114]*10+430+[.Y$2]*8" office:value-type="float" office:value="744">
            <text:p>744 kg</text:p>
          </table:table-cell>
          <table:table-cell table:style-name="ce19" table:formula="oooc:=[.$B114]*10+430+[.Z$2]*8" office:value-type="float" office:value="752">
            <text:p>752 kg</text:p>
          </table:table-cell>
          <table:table-cell table:style-name="ce19" table:formula="oooc:=[.$B114]*10+430+[.AA$2]*8" office:value-type="float" office:value="760">
            <text:p>760 kg</text:p>
          </table:table-cell>
          <table:table-cell table:style-name="ce19" table:formula="oooc:=[.$B114]*10+430+[.AB$2]*8" office:value-type="float" office:value="768">
            <text:p>768 kg</text:p>
          </table:table-cell>
          <table:table-cell table:style-name="ce19" table:formula="oooc:=[.$B114]*10+430+[.AC$2]*8" office:value-type="float" office:value="776">
            <text:p>776 kg</text:p>
          </table:table-cell>
          <table:table-cell table:style-name="ce19" table:formula="oooc:=[.$B114]*10+430+[.AD$2]*8" office:value-type="float" office:value="784">
            <text:p>784 kg</text:p>
          </table:table-cell>
          <table:table-cell table:style-name="ce19" table:formula="oooc:=[.$B114]*10+430+[.AE$2]*8" office:value-type="float" office:value="792">
            <text:p>792 kg</text:p>
          </table:table-cell>
          <table:table-cell table:style-name="ce19" table:formula="oooc:=[.$B114]*10+430+[.AF$2]*8" office:value-type="float" office:value="800">
            <text:p>8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style-name="ce19" table:formula="oooc:=[.$B115]*10+430+[.C$2]*8" office:value-type="float" office:value="578">
            <text:p>578 kg</text:p>
          </table:table-cell>
          <table:table-cell table:style-name="ce19" table:formula="oooc:=[.$B115]*10+430+[.D$2]*8" office:value-type="float" office:value="586">
            <text:p>586 kg</text:p>
          </table:table-cell>
          <table:table-cell table:style-name="ce19" table:formula="oooc:=[.$B115]*10+430+[.E$2]*8" office:value-type="float" office:value="594">
            <text:p>594 kg</text:p>
          </table:table-cell>
          <table:table-cell table:style-name="ce19" table:formula="oooc:=[.$B115]*10+430+[.F$2]*8" office:value-type="float" office:value="602">
            <text:p>602 kg</text:p>
          </table:table-cell>
          <table:table-cell table:style-name="ce19" table:formula="oooc:=[.$B115]*10+430+[.G$2]*8" office:value-type="float" office:value="610">
            <text:p>610 kg</text:p>
          </table:table-cell>
          <table:table-cell table:style-name="ce19" table:formula="oooc:=[.$B115]*10+430+[.H$2]*8" office:value-type="float" office:value="618">
            <text:p>618 kg</text:p>
          </table:table-cell>
          <table:table-cell table:style-name="ce19" table:formula="oooc:=[.$B115]*10+430+[.I$2]*8" office:value-type="float" office:value="626">
            <text:p>626 kg</text:p>
          </table:table-cell>
          <table:table-cell table:style-name="ce19" table:formula="oooc:=[.$B115]*10+430+[.J$2]*8" office:value-type="float" office:value="634">
            <text:p>634 kg</text:p>
          </table:table-cell>
          <table:table-cell table:style-name="ce19" table:formula="oooc:=[.$B115]*10+430+[.K$2]*8" office:value-type="float" office:value="642">
            <text:p>642 kg</text:p>
          </table:table-cell>
          <table:table-cell table:style-name="ce19" table:formula="oooc:=[.$B115]*10+430+[.L$2]*8" office:value-type="float" office:value="650">
            <text:p>650 kg</text:p>
          </table:table-cell>
          <table:table-cell table:style-name="ce19" table:formula="oooc:=[.$B115]*10+430+[.M$2]*8" office:value-type="float" office:value="658">
            <text:p>658 kg</text:p>
          </table:table-cell>
          <table:table-cell table:style-name="ce19" table:formula="oooc:=[.$B115]*10+430+[.N$2]*8" office:value-type="float" office:value="666">
            <text:p>666 kg</text:p>
          </table:table-cell>
          <table:table-cell table:style-name="ce19" table:formula="oooc:=[.$B115]*10+430+[.O$2]*8" office:value-type="float" office:value="674">
            <text:p>674 kg</text:p>
          </table:table-cell>
          <table:table-cell table:style-name="ce19" table:formula="oooc:=[.$B115]*10+430+[.P$2]*8" office:value-type="float" office:value="682">
            <text:p>682 kg</text:p>
          </table:table-cell>
          <table:table-cell table:style-name="ce19" table:formula="oooc:=[.$B115]*10+430+[.Q$2]*8" office:value-type="float" office:value="690">
            <text:p>690 kg</text:p>
          </table:table-cell>
          <table:table-cell table:style-name="ce19" table:formula="oooc:=[.$B115]*10+430+[.R$2]*8" office:value-type="float" office:value="698">
            <text:p>698 kg</text:p>
          </table:table-cell>
          <table:table-cell table:style-name="ce19" table:formula="oooc:=[.$B115]*10+430+[.S$2]*8" office:value-type="float" office:value="706">
            <text:p>706 kg</text:p>
          </table:table-cell>
          <table:table-cell table:style-name="ce19" table:formula="oooc:=[.$B115]*10+430+[.T$2]*8" office:value-type="float" office:value="714">
            <text:p>714 kg</text:p>
          </table:table-cell>
          <table:table-cell table:style-name="ce19" table:formula="oooc:=[.$B115]*10+430+[.U$2]*8" office:value-type="float" office:value="722">
            <text:p>722 kg</text:p>
          </table:table-cell>
          <table:table-cell table:style-name="ce19" table:formula="oooc:=[.$B115]*10+430+[.V$2]*8" office:value-type="float" office:value="730">
            <text:p>730 kg</text:p>
          </table:table-cell>
          <table:table-cell table:style-name="ce19" table:formula="oooc:=[.$B115]*10+430+[.W$2]*8" office:value-type="float" office:value="738">
            <text:p>738 kg</text:p>
          </table:table-cell>
          <table:table-cell table:style-name="ce19" table:formula="oooc:=[.$B115]*10+430+[.X$2]*8" office:value-type="float" office:value="746">
            <text:p>746 kg</text:p>
          </table:table-cell>
          <table:table-cell table:style-name="ce19" table:formula="oooc:=[.$B115]*10+430+[.Y$2]*8" office:value-type="float" office:value="754">
            <text:p>754 kg</text:p>
          </table:table-cell>
          <table:table-cell table:style-name="ce19" table:formula="oooc:=[.$B115]*10+430+[.Z$2]*8" office:value-type="float" office:value="762">
            <text:p>762 kg</text:p>
          </table:table-cell>
          <table:table-cell table:style-name="ce19" table:formula="oooc:=[.$B115]*10+430+[.AA$2]*8" office:value-type="float" office:value="770">
            <text:p>770 kg</text:p>
          </table:table-cell>
          <table:table-cell table:style-name="ce19" table:formula="oooc:=[.$B115]*10+430+[.AB$2]*8" office:value-type="float" office:value="778">
            <text:p>778 kg</text:p>
          </table:table-cell>
          <table:table-cell table:style-name="ce19" table:formula="oooc:=[.$B115]*10+430+[.AC$2]*8" office:value-type="float" office:value="786">
            <text:p>786 kg</text:p>
          </table:table-cell>
          <table:table-cell table:style-name="ce19" table:formula="oooc:=[.$B115]*10+430+[.AD$2]*8" office:value-type="float" office:value="794">
            <text:p>794 kg</text:p>
          </table:table-cell>
          <table:table-cell table:style-name="ce19" table:formula="oooc:=[.$B115]*10+430+[.AE$2]*8" office:value-type="float" office:value="802">
            <text:p>802 kg</text:p>
          </table:table-cell>
          <table:table-cell table:style-name="ce19" table:formula="oooc:=[.$B115]*10+430+[.AF$2]*8" office:value-type="float" office:value="810">
            <text:p>8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style-name="ce19" table:formula="oooc:=[.$B116]*10+430+[.C$2]*8" office:value-type="float" office:value="588">
            <text:p>588 kg</text:p>
          </table:table-cell>
          <table:table-cell table:style-name="ce19" table:formula="oooc:=[.$B116]*10+430+[.D$2]*8" office:value-type="float" office:value="596">
            <text:p>596 kg</text:p>
          </table:table-cell>
          <table:table-cell table:style-name="ce19" table:formula="oooc:=[.$B116]*10+430+[.E$2]*8" office:value-type="float" office:value="604">
            <text:p>604 kg</text:p>
          </table:table-cell>
          <table:table-cell table:style-name="ce19" table:formula="oooc:=[.$B116]*10+430+[.F$2]*8" office:value-type="float" office:value="612">
            <text:p>612 kg</text:p>
          </table:table-cell>
          <table:table-cell table:style-name="ce19" table:formula="oooc:=[.$B116]*10+430+[.G$2]*8" office:value-type="float" office:value="620">
            <text:p>620 kg</text:p>
          </table:table-cell>
          <table:table-cell table:style-name="ce19" table:formula="oooc:=[.$B116]*10+430+[.H$2]*8" office:value-type="float" office:value="628">
            <text:p>628 kg</text:p>
          </table:table-cell>
          <table:table-cell table:style-name="ce19" table:formula="oooc:=[.$B116]*10+430+[.I$2]*8" office:value-type="float" office:value="636">
            <text:p>636 kg</text:p>
          </table:table-cell>
          <table:table-cell table:style-name="ce19" table:formula="oooc:=[.$B116]*10+430+[.J$2]*8" office:value-type="float" office:value="644">
            <text:p>644 kg</text:p>
          </table:table-cell>
          <table:table-cell table:style-name="ce19" table:formula="oooc:=[.$B116]*10+430+[.K$2]*8" office:value-type="float" office:value="652">
            <text:p>652 kg</text:p>
          </table:table-cell>
          <table:table-cell table:style-name="ce19" table:formula="oooc:=[.$B116]*10+430+[.L$2]*8" office:value-type="float" office:value="660">
            <text:p>660 kg</text:p>
          </table:table-cell>
          <table:table-cell table:style-name="ce19" table:formula="oooc:=[.$B116]*10+430+[.M$2]*8" office:value-type="float" office:value="668">
            <text:p>668 kg</text:p>
          </table:table-cell>
          <table:table-cell table:style-name="ce19" table:formula="oooc:=[.$B116]*10+430+[.N$2]*8" office:value-type="float" office:value="676">
            <text:p>676 kg</text:p>
          </table:table-cell>
          <table:table-cell table:style-name="ce19" table:formula="oooc:=[.$B116]*10+430+[.O$2]*8" office:value-type="float" office:value="684">
            <text:p>684 kg</text:p>
          </table:table-cell>
          <table:table-cell table:style-name="ce19" table:formula="oooc:=[.$B116]*10+430+[.P$2]*8" office:value-type="float" office:value="692">
            <text:p>692 kg</text:p>
          </table:table-cell>
          <table:table-cell table:style-name="ce19" table:formula="oooc:=[.$B116]*10+430+[.Q$2]*8" office:value-type="float" office:value="700">
            <text:p>700 kg</text:p>
          </table:table-cell>
          <table:table-cell table:style-name="ce19" table:formula="oooc:=[.$B116]*10+430+[.R$2]*8" office:value-type="float" office:value="708">
            <text:p>708 kg</text:p>
          </table:table-cell>
          <table:table-cell table:style-name="ce19" table:formula="oooc:=[.$B116]*10+430+[.S$2]*8" office:value-type="float" office:value="716">
            <text:p>716 kg</text:p>
          </table:table-cell>
          <table:table-cell table:style-name="ce19" table:formula="oooc:=[.$B116]*10+430+[.T$2]*8" office:value-type="float" office:value="724">
            <text:p>724 kg</text:p>
          </table:table-cell>
          <table:table-cell table:style-name="ce19" table:formula="oooc:=[.$B116]*10+430+[.U$2]*8" office:value-type="float" office:value="732">
            <text:p>732 kg</text:p>
          </table:table-cell>
          <table:table-cell table:style-name="ce19" table:formula="oooc:=[.$B116]*10+430+[.V$2]*8" office:value-type="float" office:value="740">
            <text:p>740 kg</text:p>
          </table:table-cell>
          <table:table-cell table:style-name="ce19" table:formula="oooc:=[.$B116]*10+430+[.W$2]*8" office:value-type="float" office:value="748">
            <text:p>748 kg</text:p>
          </table:table-cell>
          <table:table-cell table:style-name="ce19" table:formula="oooc:=[.$B116]*10+430+[.X$2]*8" office:value-type="float" office:value="756">
            <text:p>756 kg</text:p>
          </table:table-cell>
          <table:table-cell table:style-name="ce19" table:formula="oooc:=[.$B116]*10+430+[.Y$2]*8" office:value-type="float" office:value="764">
            <text:p>764 kg</text:p>
          </table:table-cell>
          <table:table-cell table:style-name="ce19" table:formula="oooc:=[.$B116]*10+430+[.Z$2]*8" office:value-type="float" office:value="772">
            <text:p>772 kg</text:p>
          </table:table-cell>
          <table:table-cell table:style-name="ce19" table:formula="oooc:=[.$B116]*10+430+[.AA$2]*8" office:value-type="float" office:value="780">
            <text:p>780 kg</text:p>
          </table:table-cell>
          <table:table-cell table:style-name="ce19" table:formula="oooc:=[.$B116]*10+430+[.AB$2]*8" office:value-type="float" office:value="788">
            <text:p>788 kg</text:p>
          </table:table-cell>
          <table:table-cell table:style-name="ce19" table:formula="oooc:=[.$B116]*10+430+[.AC$2]*8" office:value-type="float" office:value="796">
            <text:p>796 kg</text:p>
          </table:table-cell>
          <table:table-cell table:style-name="ce19" table:formula="oooc:=[.$B116]*10+430+[.AD$2]*8" office:value-type="float" office:value="804">
            <text:p>804 kg</text:p>
          </table:table-cell>
          <table:table-cell table:style-name="ce19" table:formula="oooc:=[.$B116]*10+430+[.AE$2]*8" office:value-type="float" office:value="812">
            <text:p>812 kg</text:p>
          </table:table-cell>
          <table:table-cell table:style-name="ce19" table:formula="oooc:=[.$B116]*10+430+[.AF$2]*8" office:value-type="float" office:value="820">
            <text:p>8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style-name="ce19" table:formula="oooc:=[.$B117]*10+430+[.C$2]*8" office:value-type="float" office:value="598">
            <text:p>598 kg</text:p>
          </table:table-cell>
          <table:table-cell table:style-name="ce19" table:formula="oooc:=[.$B117]*10+430+[.D$2]*8" office:value-type="float" office:value="606">
            <text:p>606 kg</text:p>
          </table:table-cell>
          <table:table-cell table:style-name="ce19" table:formula="oooc:=[.$B117]*10+430+[.E$2]*8" office:value-type="float" office:value="614">
            <text:p>614 kg</text:p>
          </table:table-cell>
          <table:table-cell table:style-name="ce19" table:formula="oooc:=[.$B117]*10+430+[.F$2]*8" office:value-type="float" office:value="622">
            <text:p>622 kg</text:p>
          </table:table-cell>
          <table:table-cell table:style-name="ce19" table:formula="oooc:=[.$B117]*10+430+[.G$2]*8" office:value-type="float" office:value="630">
            <text:p>630 kg</text:p>
          </table:table-cell>
          <table:table-cell table:style-name="ce19" table:formula="oooc:=[.$B117]*10+430+[.H$2]*8" office:value-type="float" office:value="638">
            <text:p>638 kg</text:p>
          </table:table-cell>
          <table:table-cell table:style-name="ce19" table:formula="oooc:=[.$B117]*10+430+[.I$2]*8" office:value-type="float" office:value="646">
            <text:p>646 kg</text:p>
          </table:table-cell>
          <table:table-cell table:style-name="ce19" table:formula="oooc:=[.$B117]*10+430+[.J$2]*8" office:value-type="float" office:value="654">
            <text:p>654 kg</text:p>
          </table:table-cell>
          <table:table-cell table:style-name="ce19" table:formula="oooc:=[.$B117]*10+430+[.K$2]*8" office:value-type="float" office:value="662">
            <text:p>662 kg</text:p>
          </table:table-cell>
          <table:table-cell table:style-name="ce19" table:formula="oooc:=[.$B117]*10+430+[.L$2]*8" office:value-type="float" office:value="670">
            <text:p>670 kg</text:p>
          </table:table-cell>
          <table:table-cell table:style-name="ce19" table:formula="oooc:=[.$B117]*10+430+[.M$2]*8" office:value-type="float" office:value="678">
            <text:p>678 kg</text:p>
          </table:table-cell>
          <table:table-cell table:style-name="ce19" table:formula="oooc:=[.$B117]*10+430+[.N$2]*8" office:value-type="float" office:value="686">
            <text:p>686 kg</text:p>
          </table:table-cell>
          <table:table-cell table:style-name="ce19" table:formula="oooc:=[.$B117]*10+430+[.O$2]*8" office:value-type="float" office:value="694">
            <text:p>694 kg</text:p>
          </table:table-cell>
          <table:table-cell table:style-name="ce19" table:formula="oooc:=[.$B117]*10+430+[.P$2]*8" office:value-type="float" office:value="702">
            <text:p>702 kg</text:p>
          </table:table-cell>
          <table:table-cell table:style-name="ce19" table:formula="oooc:=[.$B117]*10+430+[.Q$2]*8" office:value-type="float" office:value="710">
            <text:p>710 kg</text:p>
          </table:table-cell>
          <table:table-cell table:style-name="ce19" table:formula="oooc:=[.$B117]*10+430+[.R$2]*8" office:value-type="float" office:value="718">
            <text:p>718 kg</text:p>
          </table:table-cell>
          <table:table-cell table:style-name="ce19" table:formula="oooc:=[.$B117]*10+430+[.S$2]*8" office:value-type="float" office:value="726">
            <text:p>726 kg</text:p>
          </table:table-cell>
          <table:table-cell table:style-name="ce19" table:formula="oooc:=[.$B117]*10+430+[.T$2]*8" office:value-type="float" office:value="734">
            <text:p>734 kg</text:p>
          </table:table-cell>
          <table:table-cell table:style-name="ce19" table:formula="oooc:=[.$B117]*10+430+[.U$2]*8" office:value-type="float" office:value="742">
            <text:p>742 kg</text:p>
          </table:table-cell>
          <table:table-cell table:style-name="ce19" table:formula="oooc:=[.$B117]*10+430+[.V$2]*8" office:value-type="float" office:value="750">
            <text:p>750 kg</text:p>
          </table:table-cell>
          <table:table-cell table:style-name="ce19" table:formula="oooc:=[.$B117]*10+430+[.W$2]*8" office:value-type="float" office:value="758">
            <text:p>758 kg</text:p>
          </table:table-cell>
          <table:table-cell table:style-name="ce19" table:formula="oooc:=[.$B117]*10+430+[.X$2]*8" office:value-type="float" office:value="766">
            <text:p>766 kg</text:p>
          </table:table-cell>
          <table:table-cell table:style-name="ce19" table:formula="oooc:=[.$B117]*10+430+[.Y$2]*8" office:value-type="float" office:value="774">
            <text:p>774 kg</text:p>
          </table:table-cell>
          <table:table-cell table:style-name="ce19" table:formula="oooc:=[.$B117]*10+430+[.Z$2]*8" office:value-type="float" office:value="782">
            <text:p>782 kg</text:p>
          </table:table-cell>
          <table:table-cell table:style-name="ce19" table:formula="oooc:=[.$B117]*10+430+[.AA$2]*8" office:value-type="float" office:value="790">
            <text:p>790 kg</text:p>
          </table:table-cell>
          <table:table-cell table:style-name="ce19" table:formula="oooc:=[.$B117]*10+430+[.AB$2]*8" office:value-type="float" office:value="798">
            <text:p>798 kg</text:p>
          </table:table-cell>
          <table:table-cell table:style-name="ce19" table:formula="oooc:=[.$B117]*10+430+[.AC$2]*8" office:value-type="float" office:value="806">
            <text:p>806 kg</text:p>
          </table:table-cell>
          <table:table-cell table:style-name="ce19" table:formula="oooc:=[.$B117]*10+430+[.AD$2]*8" office:value-type="float" office:value="814">
            <text:p>814 kg</text:p>
          </table:table-cell>
          <table:table-cell table:style-name="ce19" table:formula="oooc:=[.$B117]*10+430+[.AE$2]*8" office:value-type="float" office:value="822">
            <text:p>822 kg</text:p>
          </table:table-cell>
          <table:table-cell table:style-name="ce19" table:formula="oooc:=[.$B117]*10+430+[.AF$2]*8" office:value-type="float" office:value="830">
            <text:p>8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style-name="ce19" table:formula="oooc:=[.$B118]*10+430+[.C$2]*8" office:value-type="float" office:value="608">
            <text:p>608 kg</text:p>
          </table:table-cell>
          <table:table-cell table:style-name="ce19" table:formula="oooc:=[.$B118]*10+430+[.D$2]*8" office:value-type="float" office:value="616">
            <text:p>616 kg</text:p>
          </table:table-cell>
          <table:table-cell table:style-name="ce19" table:formula="oooc:=[.$B118]*10+430+[.E$2]*8" office:value-type="float" office:value="624">
            <text:p>624 kg</text:p>
          </table:table-cell>
          <table:table-cell table:style-name="ce19" table:formula="oooc:=[.$B118]*10+430+[.F$2]*8" office:value-type="float" office:value="632">
            <text:p>632 kg</text:p>
          </table:table-cell>
          <table:table-cell table:style-name="ce19" table:formula="oooc:=[.$B118]*10+430+[.G$2]*8" office:value-type="float" office:value="640">
            <text:p>640 kg</text:p>
          </table:table-cell>
          <table:table-cell table:style-name="ce19" table:formula="oooc:=[.$B118]*10+430+[.H$2]*8" office:value-type="float" office:value="648">
            <text:p>648 kg</text:p>
          </table:table-cell>
          <table:table-cell table:style-name="ce19" table:formula="oooc:=[.$B118]*10+430+[.I$2]*8" office:value-type="float" office:value="656">
            <text:p>656 kg</text:p>
          </table:table-cell>
          <table:table-cell table:style-name="ce19" table:formula="oooc:=[.$B118]*10+430+[.J$2]*8" office:value-type="float" office:value="664">
            <text:p>664 kg</text:p>
          </table:table-cell>
          <table:table-cell table:style-name="ce19" table:formula="oooc:=[.$B118]*10+430+[.K$2]*8" office:value-type="float" office:value="672">
            <text:p>672 kg</text:p>
          </table:table-cell>
          <table:table-cell table:style-name="ce19" table:formula="oooc:=[.$B118]*10+430+[.L$2]*8" office:value-type="float" office:value="680">
            <text:p>680 kg</text:p>
          </table:table-cell>
          <table:table-cell table:style-name="ce19" table:formula="oooc:=[.$B118]*10+430+[.M$2]*8" office:value-type="float" office:value="688">
            <text:p>688 kg</text:p>
          </table:table-cell>
          <table:table-cell table:style-name="ce19" table:formula="oooc:=[.$B118]*10+430+[.N$2]*8" office:value-type="float" office:value="696">
            <text:p>696 kg</text:p>
          </table:table-cell>
          <table:table-cell table:style-name="ce19" table:formula="oooc:=[.$B118]*10+430+[.O$2]*8" office:value-type="float" office:value="704">
            <text:p>704 kg</text:p>
          </table:table-cell>
          <table:table-cell table:style-name="ce19" table:formula="oooc:=[.$B118]*10+430+[.P$2]*8" office:value-type="float" office:value="712">
            <text:p>712 kg</text:p>
          </table:table-cell>
          <table:table-cell table:style-name="ce19" table:formula="oooc:=[.$B118]*10+430+[.Q$2]*8" office:value-type="float" office:value="720">
            <text:p>720 kg</text:p>
          </table:table-cell>
          <table:table-cell table:style-name="ce19" table:formula="oooc:=[.$B118]*10+430+[.R$2]*8" office:value-type="float" office:value="728">
            <text:p>728 kg</text:p>
          </table:table-cell>
          <table:table-cell table:style-name="ce19" table:formula="oooc:=[.$B118]*10+430+[.S$2]*8" office:value-type="float" office:value="736">
            <text:p>736 kg</text:p>
          </table:table-cell>
          <table:table-cell table:style-name="ce19" table:formula="oooc:=[.$B118]*10+430+[.T$2]*8" office:value-type="float" office:value="744">
            <text:p>744 kg</text:p>
          </table:table-cell>
          <table:table-cell table:style-name="ce19" table:formula="oooc:=[.$B118]*10+430+[.U$2]*8" office:value-type="float" office:value="752">
            <text:p>752 kg</text:p>
          </table:table-cell>
          <table:table-cell table:style-name="ce19" table:formula="oooc:=[.$B118]*10+430+[.V$2]*8" office:value-type="float" office:value="760">
            <text:p>760 kg</text:p>
          </table:table-cell>
          <table:table-cell table:style-name="ce19" table:formula="oooc:=[.$B118]*10+430+[.W$2]*8" office:value-type="float" office:value="768">
            <text:p>768 kg</text:p>
          </table:table-cell>
          <table:table-cell table:style-name="ce19" table:formula="oooc:=[.$B118]*10+430+[.X$2]*8" office:value-type="float" office:value="776">
            <text:p>776 kg</text:p>
          </table:table-cell>
          <table:table-cell table:style-name="ce19" table:formula="oooc:=[.$B118]*10+430+[.Y$2]*8" office:value-type="float" office:value="784">
            <text:p>784 kg</text:p>
          </table:table-cell>
          <table:table-cell table:style-name="ce19" table:formula="oooc:=[.$B118]*10+430+[.Z$2]*8" office:value-type="float" office:value="792">
            <text:p>792 kg</text:p>
          </table:table-cell>
          <table:table-cell table:style-name="ce19" table:formula="oooc:=[.$B118]*10+430+[.AA$2]*8" office:value-type="float" office:value="800">
            <text:p>800 kg</text:p>
          </table:table-cell>
          <table:table-cell table:style-name="ce19" table:formula="oooc:=[.$B118]*10+430+[.AB$2]*8" office:value-type="float" office:value="808">
            <text:p>808 kg</text:p>
          </table:table-cell>
          <table:table-cell table:style-name="ce19" table:formula="oooc:=[.$B118]*10+430+[.AC$2]*8" office:value-type="float" office:value="816">
            <text:p>816 kg</text:p>
          </table:table-cell>
          <table:table-cell table:style-name="ce19" table:formula="oooc:=[.$B118]*10+430+[.AD$2]*8" office:value-type="float" office:value="824">
            <text:p>824 kg</text:p>
          </table:table-cell>
          <table:table-cell table:style-name="ce19" table:formula="oooc:=[.$B118]*10+430+[.AE$2]*8" office:value-type="float" office:value="832">
            <text:p>832 kg</text:p>
          </table:table-cell>
          <table:table-cell table:style-name="ce19" table:formula="oooc:=[.$B118]*10+430+[.AF$2]*8" office:value-type="float" office:value="840">
            <text:p>8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style-name="ce19" table:formula="oooc:=[.$B119]*10+430+[.C$2]*8" office:value-type="float" office:value="618">
            <text:p>618 kg</text:p>
          </table:table-cell>
          <table:table-cell table:style-name="ce19" table:formula="oooc:=[.$B119]*10+430+[.D$2]*8" office:value-type="float" office:value="626">
            <text:p>626 kg</text:p>
          </table:table-cell>
          <table:table-cell table:style-name="ce19" table:formula="oooc:=[.$B119]*10+430+[.E$2]*8" office:value-type="float" office:value="634">
            <text:p>634 kg</text:p>
          </table:table-cell>
          <table:table-cell table:style-name="ce19" table:formula="oooc:=[.$B119]*10+430+[.F$2]*8" office:value-type="float" office:value="642">
            <text:p>642 kg</text:p>
          </table:table-cell>
          <table:table-cell table:style-name="ce19" table:formula="oooc:=[.$B119]*10+430+[.G$2]*8" office:value-type="float" office:value="650">
            <text:p>650 kg</text:p>
          </table:table-cell>
          <table:table-cell table:style-name="ce19" table:formula="oooc:=[.$B119]*10+430+[.H$2]*8" office:value-type="float" office:value="658">
            <text:p>658 kg</text:p>
          </table:table-cell>
          <table:table-cell table:style-name="ce19" table:formula="oooc:=[.$B119]*10+430+[.I$2]*8" office:value-type="float" office:value="666">
            <text:p>666 kg</text:p>
          </table:table-cell>
          <table:table-cell table:style-name="ce19" table:formula="oooc:=[.$B119]*10+430+[.J$2]*8" office:value-type="float" office:value="674">
            <text:p>674 kg</text:p>
          </table:table-cell>
          <table:table-cell table:style-name="ce19" table:formula="oooc:=[.$B119]*10+430+[.K$2]*8" office:value-type="float" office:value="682">
            <text:p>682 kg</text:p>
          </table:table-cell>
          <table:table-cell table:style-name="ce19" table:formula="oooc:=[.$B119]*10+430+[.L$2]*8" office:value-type="float" office:value="690">
            <text:p>690 kg</text:p>
          </table:table-cell>
          <table:table-cell table:style-name="ce19" table:formula="oooc:=[.$B119]*10+430+[.M$2]*8" office:value-type="float" office:value="698">
            <text:p>698 kg</text:p>
          </table:table-cell>
          <table:table-cell table:style-name="ce19" table:formula="oooc:=[.$B119]*10+430+[.N$2]*8" office:value-type="float" office:value="706">
            <text:p>706 kg</text:p>
          </table:table-cell>
          <table:table-cell table:style-name="ce19" table:formula="oooc:=[.$B119]*10+430+[.O$2]*8" office:value-type="float" office:value="714">
            <text:p>714 kg</text:p>
          </table:table-cell>
          <table:table-cell table:style-name="ce19" table:formula="oooc:=[.$B119]*10+430+[.P$2]*8" office:value-type="float" office:value="722">
            <text:p>722 kg</text:p>
          </table:table-cell>
          <table:table-cell table:style-name="ce19" table:formula="oooc:=[.$B119]*10+430+[.Q$2]*8" office:value-type="float" office:value="730">
            <text:p>730 kg</text:p>
          </table:table-cell>
          <table:table-cell table:style-name="ce19" table:formula="oooc:=[.$B119]*10+430+[.R$2]*8" office:value-type="float" office:value="738">
            <text:p>738 kg</text:p>
          </table:table-cell>
          <table:table-cell table:style-name="ce19" table:formula="oooc:=[.$B119]*10+430+[.S$2]*8" office:value-type="float" office:value="746">
            <text:p>746 kg</text:p>
          </table:table-cell>
          <table:table-cell table:style-name="ce19" table:formula="oooc:=[.$B119]*10+430+[.T$2]*8" office:value-type="float" office:value="754">
            <text:p>754 kg</text:p>
          </table:table-cell>
          <table:table-cell table:style-name="ce19" table:formula="oooc:=[.$B119]*10+430+[.U$2]*8" office:value-type="float" office:value="762">
            <text:p>762 kg</text:p>
          </table:table-cell>
          <table:table-cell table:style-name="ce19" table:formula="oooc:=[.$B119]*10+430+[.V$2]*8" office:value-type="float" office:value="770">
            <text:p>770 kg</text:p>
          </table:table-cell>
          <table:table-cell table:style-name="ce19" table:formula="oooc:=[.$B119]*10+430+[.W$2]*8" office:value-type="float" office:value="778">
            <text:p>778 kg</text:p>
          </table:table-cell>
          <table:table-cell table:style-name="ce19" table:formula="oooc:=[.$B119]*10+430+[.X$2]*8" office:value-type="float" office:value="786">
            <text:p>786 kg</text:p>
          </table:table-cell>
          <table:table-cell table:style-name="ce19" table:formula="oooc:=[.$B119]*10+430+[.Y$2]*8" office:value-type="float" office:value="794">
            <text:p>794 kg</text:p>
          </table:table-cell>
          <table:table-cell table:style-name="ce19" table:formula="oooc:=[.$B119]*10+430+[.Z$2]*8" office:value-type="float" office:value="802">
            <text:p>802 kg</text:p>
          </table:table-cell>
          <table:table-cell table:style-name="ce19" table:formula="oooc:=[.$B119]*10+430+[.AA$2]*8" office:value-type="float" office:value="810">
            <text:p>810 kg</text:p>
          </table:table-cell>
          <table:table-cell table:style-name="ce19" table:formula="oooc:=[.$B119]*10+430+[.AB$2]*8" office:value-type="float" office:value="818">
            <text:p>818 kg</text:p>
          </table:table-cell>
          <table:table-cell table:style-name="ce19" table:formula="oooc:=[.$B119]*10+430+[.AC$2]*8" office:value-type="float" office:value="826">
            <text:p>826 kg</text:p>
          </table:table-cell>
          <table:table-cell table:style-name="ce19" table:formula="oooc:=[.$B119]*10+430+[.AD$2]*8" office:value-type="float" office:value="834">
            <text:p>834 kg</text:p>
          </table:table-cell>
          <table:table-cell table:style-name="ce19" table:formula="oooc:=[.$B119]*10+430+[.AE$2]*8" office:value-type="float" office:value="842">
            <text:p>842 kg</text:p>
          </table:table-cell>
          <table:table-cell table:style-name="ce19" table:formula="oooc:=[.$B119]*10+430+[.AF$2]*8" office:value-type="float" office:value="850">
            <text:p>8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style-name="ce19" table:formula="oooc:=[.$B120]*10+430+[.C$2]*8" office:value-type="float" office:value="628">
            <text:p>628 kg</text:p>
          </table:table-cell>
          <table:table-cell table:style-name="ce19" table:formula="oooc:=[.$B120]*10+430+[.D$2]*8" office:value-type="float" office:value="636">
            <text:p>636 kg</text:p>
          </table:table-cell>
          <table:table-cell table:style-name="ce19" table:formula="oooc:=[.$B120]*10+430+[.E$2]*8" office:value-type="float" office:value="644">
            <text:p>644 kg</text:p>
          </table:table-cell>
          <table:table-cell table:style-name="ce19" table:formula="oooc:=[.$B120]*10+430+[.F$2]*8" office:value-type="float" office:value="652">
            <text:p>652 kg</text:p>
          </table:table-cell>
          <table:table-cell table:style-name="ce19" table:formula="oooc:=[.$B120]*10+430+[.G$2]*8" office:value-type="float" office:value="660">
            <text:p>660 kg</text:p>
          </table:table-cell>
          <table:table-cell table:style-name="ce19" table:formula="oooc:=[.$B120]*10+430+[.H$2]*8" office:value-type="float" office:value="668">
            <text:p>668 kg</text:p>
          </table:table-cell>
          <table:table-cell table:style-name="ce19" table:formula="oooc:=[.$B120]*10+430+[.I$2]*8" office:value-type="float" office:value="676">
            <text:p>676 kg</text:p>
          </table:table-cell>
          <table:table-cell table:style-name="ce19" table:formula="oooc:=[.$B120]*10+430+[.J$2]*8" office:value-type="float" office:value="684">
            <text:p>684 kg</text:p>
          </table:table-cell>
          <table:table-cell table:style-name="ce19" table:formula="oooc:=[.$B120]*10+430+[.K$2]*8" office:value-type="float" office:value="692">
            <text:p>692 kg</text:p>
          </table:table-cell>
          <table:table-cell table:style-name="ce19" table:formula="oooc:=[.$B120]*10+430+[.L$2]*8" office:value-type="float" office:value="700">
            <text:p>700 kg</text:p>
          </table:table-cell>
          <table:table-cell table:style-name="ce19" table:formula="oooc:=[.$B120]*10+430+[.M$2]*8" office:value-type="float" office:value="708">
            <text:p>708 kg</text:p>
          </table:table-cell>
          <table:table-cell table:style-name="ce19" table:formula="oooc:=[.$B120]*10+430+[.N$2]*8" office:value-type="float" office:value="716">
            <text:p>716 kg</text:p>
          </table:table-cell>
          <table:table-cell table:style-name="ce19" table:formula="oooc:=[.$B120]*10+430+[.O$2]*8" office:value-type="float" office:value="724">
            <text:p>724 kg</text:p>
          </table:table-cell>
          <table:table-cell table:style-name="ce19" table:formula="oooc:=[.$B120]*10+430+[.P$2]*8" office:value-type="float" office:value="732">
            <text:p>732 kg</text:p>
          </table:table-cell>
          <table:table-cell table:style-name="ce19" table:formula="oooc:=[.$B120]*10+430+[.Q$2]*8" office:value-type="float" office:value="740">
            <text:p>740 kg</text:p>
          </table:table-cell>
          <table:table-cell table:style-name="ce19" table:formula="oooc:=[.$B120]*10+430+[.R$2]*8" office:value-type="float" office:value="748">
            <text:p>748 kg</text:p>
          </table:table-cell>
          <table:table-cell table:style-name="ce19" table:formula="oooc:=[.$B120]*10+430+[.S$2]*8" office:value-type="float" office:value="756">
            <text:p>756 kg</text:p>
          </table:table-cell>
          <table:table-cell table:style-name="ce19" table:formula="oooc:=[.$B120]*10+430+[.T$2]*8" office:value-type="float" office:value="764">
            <text:p>764 kg</text:p>
          </table:table-cell>
          <table:table-cell table:style-name="ce19" table:formula="oooc:=[.$B120]*10+430+[.U$2]*8" office:value-type="float" office:value="772">
            <text:p>772 kg</text:p>
          </table:table-cell>
          <table:table-cell table:style-name="ce19" table:formula="oooc:=[.$B120]*10+430+[.V$2]*8" office:value-type="float" office:value="780">
            <text:p>780 kg</text:p>
          </table:table-cell>
          <table:table-cell table:style-name="ce19" table:formula="oooc:=[.$B120]*10+430+[.W$2]*8" office:value-type="float" office:value="788">
            <text:p>788 kg</text:p>
          </table:table-cell>
          <table:table-cell table:style-name="ce19" table:formula="oooc:=[.$B120]*10+430+[.X$2]*8" office:value-type="float" office:value="796">
            <text:p>796 kg</text:p>
          </table:table-cell>
          <table:table-cell table:style-name="ce19" table:formula="oooc:=[.$B120]*10+430+[.Y$2]*8" office:value-type="float" office:value="804">
            <text:p>804 kg</text:p>
          </table:table-cell>
          <table:table-cell table:style-name="ce19" table:formula="oooc:=[.$B120]*10+430+[.Z$2]*8" office:value-type="float" office:value="812">
            <text:p>812 kg</text:p>
          </table:table-cell>
          <table:table-cell table:style-name="ce19" table:formula="oooc:=[.$B120]*10+430+[.AA$2]*8" office:value-type="float" office:value="820">
            <text:p>820 kg</text:p>
          </table:table-cell>
          <table:table-cell table:style-name="ce19" table:formula="oooc:=[.$B120]*10+430+[.AB$2]*8" office:value-type="float" office:value="828">
            <text:p>828 kg</text:p>
          </table:table-cell>
          <table:table-cell table:style-name="ce19" table:formula="oooc:=[.$B120]*10+430+[.AC$2]*8" office:value-type="float" office:value="836">
            <text:p>836 kg</text:p>
          </table:table-cell>
          <table:table-cell table:style-name="ce19" table:formula="oooc:=[.$B120]*10+430+[.AD$2]*8" office:value-type="float" office:value="844">
            <text:p>844 kg</text:p>
          </table:table-cell>
          <table:table-cell table:style-name="ce19" table:formula="oooc:=[.$B120]*10+430+[.AE$2]*8" office:value-type="float" office:value="852">
            <text:p>852 kg</text:p>
          </table:table-cell>
          <table:table-cell table:style-name="ce19" table:formula="oooc:=[.$B120]*10+430+[.AF$2]*8" office:value-type="float" office:value="860">
            <text:p>8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style-name="ce19" table:formula="oooc:=[.$B121]*10+430+[.C$2]*8" office:value-type="float" office:value="638">
            <text:p>638 kg</text:p>
          </table:table-cell>
          <table:table-cell table:style-name="ce19" table:formula="oooc:=[.$B121]*10+430+[.D$2]*8" office:value-type="float" office:value="646">
            <text:p>646 kg</text:p>
          </table:table-cell>
          <table:table-cell table:style-name="ce19" table:formula="oooc:=[.$B121]*10+430+[.E$2]*8" office:value-type="float" office:value="654">
            <text:p>654 kg</text:p>
          </table:table-cell>
          <table:table-cell table:style-name="ce19" table:formula="oooc:=[.$B121]*10+430+[.F$2]*8" office:value-type="float" office:value="662">
            <text:p>662 kg</text:p>
          </table:table-cell>
          <table:table-cell table:style-name="ce19" table:formula="oooc:=[.$B121]*10+430+[.G$2]*8" office:value-type="float" office:value="670">
            <text:p>670 kg</text:p>
          </table:table-cell>
          <table:table-cell table:style-name="ce19" table:formula="oooc:=[.$B121]*10+430+[.H$2]*8" office:value-type="float" office:value="678">
            <text:p>678 kg</text:p>
          </table:table-cell>
          <table:table-cell table:style-name="ce19" table:formula="oooc:=[.$B121]*10+430+[.I$2]*8" office:value-type="float" office:value="686">
            <text:p>686 kg</text:p>
          </table:table-cell>
          <table:table-cell table:style-name="ce19" table:formula="oooc:=[.$B121]*10+430+[.J$2]*8" office:value-type="float" office:value="694">
            <text:p>694 kg</text:p>
          </table:table-cell>
          <table:table-cell table:style-name="ce19" table:formula="oooc:=[.$B121]*10+430+[.K$2]*8" office:value-type="float" office:value="702">
            <text:p>702 kg</text:p>
          </table:table-cell>
          <table:table-cell table:style-name="ce19" table:formula="oooc:=[.$B121]*10+430+[.L$2]*8" office:value-type="float" office:value="710">
            <text:p>710 kg</text:p>
          </table:table-cell>
          <table:table-cell table:style-name="ce19" table:formula="oooc:=[.$B121]*10+430+[.M$2]*8" office:value-type="float" office:value="718">
            <text:p>718 kg</text:p>
          </table:table-cell>
          <table:table-cell table:style-name="ce19" table:formula="oooc:=[.$B121]*10+430+[.N$2]*8" office:value-type="float" office:value="726">
            <text:p>726 kg</text:p>
          </table:table-cell>
          <table:table-cell table:style-name="ce19" table:formula="oooc:=[.$B121]*10+430+[.O$2]*8" office:value-type="float" office:value="734">
            <text:p>734 kg</text:p>
          </table:table-cell>
          <table:table-cell table:style-name="ce19" table:formula="oooc:=[.$B121]*10+430+[.P$2]*8" office:value-type="float" office:value="742">
            <text:p>742 kg</text:p>
          </table:table-cell>
          <table:table-cell table:style-name="ce19" table:formula="oooc:=[.$B121]*10+430+[.Q$2]*8" office:value-type="float" office:value="750">
            <text:p>750 kg</text:p>
          </table:table-cell>
          <table:table-cell table:style-name="ce19" table:formula="oooc:=[.$B121]*10+430+[.R$2]*8" office:value-type="float" office:value="758">
            <text:p>758 kg</text:p>
          </table:table-cell>
          <table:table-cell table:style-name="ce19" table:formula="oooc:=[.$B121]*10+430+[.S$2]*8" office:value-type="float" office:value="766">
            <text:p>766 kg</text:p>
          </table:table-cell>
          <table:table-cell table:style-name="ce19" table:formula="oooc:=[.$B121]*10+430+[.T$2]*8" office:value-type="float" office:value="774">
            <text:p>774 kg</text:p>
          </table:table-cell>
          <table:table-cell table:style-name="ce19" table:formula="oooc:=[.$B121]*10+430+[.U$2]*8" office:value-type="float" office:value="782">
            <text:p>782 kg</text:p>
          </table:table-cell>
          <table:table-cell table:style-name="ce19" table:formula="oooc:=[.$B121]*10+430+[.V$2]*8" office:value-type="float" office:value="790">
            <text:p>790 kg</text:p>
          </table:table-cell>
          <table:table-cell table:style-name="ce19" table:formula="oooc:=[.$B121]*10+430+[.W$2]*8" office:value-type="float" office:value="798">
            <text:p>798 kg</text:p>
          </table:table-cell>
          <table:table-cell table:style-name="ce19" table:formula="oooc:=[.$B121]*10+430+[.X$2]*8" office:value-type="float" office:value="806">
            <text:p>806 kg</text:p>
          </table:table-cell>
          <table:table-cell table:style-name="ce19" table:formula="oooc:=[.$B121]*10+430+[.Y$2]*8" office:value-type="float" office:value="814">
            <text:p>814 kg</text:p>
          </table:table-cell>
          <table:table-cell table:style-name="ce19" table:formula="oooc:=[.$B121]*10+430+[.Z$2]*8" office:value-type="float" office:value="822">
            <text:p>822 kg</text:p>
          </table:table-cell>
          <table:table-cell table:style-name="ce19" table:formula="oooc:=[.$B121]*10+430+[.AA$2]*8" office:value-type="float" office:value="830">
            <text:p>830 kg</text:p>
          </table:table-cell>
          <table:table-cell table:style-name="ce19" table:formula="oooc:=[.$B121]*10+430+[.AB$2]*8" office:value-type="float" office:value="838">
            <text:p>838 kg</text:p>
          </table:table-cell>
          <table:table-cell table:style-name="ce19" table:formula="oooc:=[.$B121]*10+430+[.AC$2]*8" office:value-type="float" office:value="846">
            <text:p>846 kg</text:p>
          </table:table-cell>
          <table:table-cell table:style-name="ce19" table:formula="oooc:=[.$B121]*10+430+[.AD$2]*8" office:value-type="float" office:value="854">
            <text:p>854 kg</text:p>
          </table:table-cell>
          <table:table-cell table:style-name="ce19" table:formula="oooc:=[.$B121]*10+430+[.AE$2]*8" office:value-type="float" office:value="862">
            <text:p>862 kg</text:p>
          </table:table-cell>
          <table:table-cell table:style-name="ce19" table:formula="oooc:=[.$B121]*10+430+[.AF$2]*8" office:value-type="float" office:value="870">
            <text:p>8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style-name="ce19" table:formula="oooc:=[.$B122]*10+430+[.C$2]*8" office:value-type="float" office:value="648">
            <text:p>648 kg</text:p>
          </table:table-cell>
          <table:table-cell table:style-name="ce19" table:formula="oooc:=[.$B122]*10+430+[.D$2]*8" office:value-type="float" office:value="656">
            <text:p>656 kg</text:p>
          </table:table-cell>
          <table:table-cell table:style-name="ce19" table:formula="oooc:=[.$B122]*10+430+[.E$2]*8" office:value-type="float" office:value="664">
            <text:p>664 kg</text:p>
          </table:table-cell>
          <table:table-cell table:style-name="ce19" table:formula="oooc:=[.$B122]*10+430+[.F$2]*8" office:value-type="float" office:value="672">
            <text:p>672 kg</text:p>
          </table:table-cell>
          <table:table-cell table:style-name="ce19" table:formula="oooc:=[.$B122]*10+430+[.G$2]*8" office:value-type="float" office:value="680">
            <text:p>680 kg</text:p>
          </table:table-cell>
          <table:table-cell table:style-name="ce19" table:formula="oooc:=[.$B122]*10+430+[.H$2]*8" office:value-type="float" office:value="688">
            <text:p>688 kg</text:p>
          </table:table-cell>
          <table:table-cell table:style-name="ce19" table:formula="oooc:=[.$B122]*10+430+[.I$2]*8" office:value-type="float" office:value="696">
            <text:p>696 kg</text:p>
          </table:table-cell>
          <table:table-cell table:style-name="ce19" table:formula="oooc:=[.$B122]*10+430+[.J$2]*8" office:value-type="float" office:value="704">
            <text:p>704 kg</text:p>
          </table:table-cell>
          <table:table-cell table:style-name="ce19" table:formula="oooc:=[.$B122]*10+430+[.K$2]*8" office:value-type="float" office:value="712">
            <text:p>712 kg</text:p>
          </table:table-cell>
          <table:table-cell table:style-name="ce19" table:formula="oooc:=[.$B122]*10+430+[.L$2]*8" office:value-type="float" office:value="720">
            <text:p>720 kg</text:p>
          </table:table-cell>
          <table:table-cell table:style-name="ce19" table:formula="oooc:=[.$B122]*10+430+[.M$2]*8" office:value-type="float" office:value="728">
            <text:p>728 kg</text:p>
          </table:table-cell>
          <table:table-cell table:style-name="ce19" table:formula="oooc:=[.$B122]*10+430+[.N$2]*8" office:value-type="float" office:value="736">
            <text:p>736 kg</text:p>
          </table:table-cell>
          <table:table-cell table:style-name="ce19" table:formula="oooc:=[.$B122]*10+430+[.O$2]*8" office:value-type="float" office:value="744">
            <text:p>744 kg</text:p>
          </table:table-cell>
          <table:table-cell table:style-name="ce19" table:formula="oooc:=[.$B122]*10+430+[.P$2]*8" office:value-type="float" office:value="752">
            <text:p>752 kg</text:p>
          </table:table-cell>
          <table:table-cell table:style-name="ce19" table:formula="oooc:=[.$B122]*10+430+[.Q$2]*8" office:value-type="float" office:value="760">
            <text:p>760 kg</text:p>
          </table:table-cell>
          <table:table-cell table:style-name="ce19" table:formula="oooc:=[.$B122]*10+430+[.R$2]*8" office:value-type="float" office:value="768">
            <text:p>768 kg</text:p>
          </table:table-cell>
          <table:table-cell table:style-name="ce19" table:formula="oooc:=[.$B122]*10+430+[.S$2]*8" office:value-type="float" office:value="776">
            <text:p>776 kg</text:p>
          </table:table-cell>
          <table:table-cell table:style-name="ce19" table:formula="oooc:=[.$B122]*10+430+[.T$2]*8" office:value-type="float" office:value="784">
            <text:p>784 kg</text:p>
          </table:table-cell>
          <table:table-cell table:style-name="ce19" table:formula="oooc:=[.$B122]*10+430+[.U$2]*8" office:value-type="float" office:value="792">
            <text:p>792 kg</text:p>
          </table:table-cell>
          <table:table-cell table:style-name="ce19" table:formula="oooc:=[.$B122]*10+430+[.V$2]*8" office:value-type="float" office:value="800">
            <text:p>800 kg</text:p>
          </table:table-cell>
          <table:table-cell table:style-name="ce19" table:formula="oooc:=[.$B122]*10+430+[.W$2]*8" office:value-type="float" office:value="808">
            <text:p>808 kg</text:p>
          </table:table-cell>
          <table:table-cell table:style-name="ce19" table:formula="oooc:=[.$B122]*10+430+[.X$2]*8" office:value-type="float" office:value="816">
            <text:p>816 kg</text:p>
          </table:table-cell>
          <table:table-cell table:style-name="ce19" table:formula="oooc:=[.$B122]*10+430+[.Y$2]*8" office:value-type="float" office:value="824">
            <text:p>824 kg</text:p>
          </table:table-cell>
          <table:table-cell table:style-name="ce19" table:formula="oooc:=[.$B122]*10+430+[.Z$2]*8" office:value-type="float" office:value="832">
            <text:p>832 kg</text:p>
          </table:table-cell>
          <table:table-cell table:style-name="ce19" table:formula="oooc:=[.$B122]*10+430+[.AA$2]*8" office:value-type="float" office:value="840">
            <text:p>840 kg</text:p>
          </table:table-cell>
          <table:table-cell table:style-name="ce19" table:formula="oooc:=[.$B122]*10+430+[.AB$2]*8" office:value-type="float" office:value="848">
            <text:p>848 kg</text:p>
          </table:table-cell>
          <table:table-cell table:style-name="ce19" table:formula="oooc:=[.$B122]*10+430+[.AC$2]*8" office:value-type="float" office:value="856">
            <text:p>856 kg</text:p>
          </table:table-cell>
          <table:table-cell table:style-name="ce19" table:formula="oooc:=[.$B122]*10+430+[.AD$2]*8" office:value-type="float" office:value="864">
            <text:p>864 kg</text:p>
          </table:table-cell>
          <table:table-cell table:style-name="ce19" table:formula="oooc:=[.$B122]*10+430+[.AE$2]*8" office:value-type="float" office:value="872">
            <text:p>872 kg</text:p>
          </table:table-cell>
          <table:table-cell table:style-name="ce19" table:formula="oooc:=[.$B122]*10+430+[.AF$2]*8" office:value-type="float" office:value="880">
            <text:p>8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style-name="ce19" table:formula="oooc:=[.$B123]*10+430+[.C$2]*8" office:value-type="float" office:value="658">
            <text:p>658 kg</text:p>
          </table:table-cell>
          <table:table-cell table:style-name="ce19" table:formula="oooc:=[.$B123]*10+430+[.D$2]*8" office:value-type="float" office:value="666">
            <text:p>666 kg</text:p>
          </table:table-cell>
          <table:table-cell table:style-name="ce19" table:formula="oooc:=[.$B123]*10+430+[.E$2]*8" office:value-type="float" office:value="674">
            <text:p>674 kg</text:p>
          </table:table-cell>
          <table:table-cell table:style-name="ce19" table:formula="oooc:=[.$B123]*10+430+[.F$2]*8" office:value-type="float" office:value="682">
            <text:p>682 kg</text:p>
          </table:table-cell>
          <table:table-cell table:style-name="ce19" table:formula="oooc:=[.$B123]*10+430+[.G$2]*8" office:value-type="float" office:value="690">
            <text:p>690 kg</text:p>
          </table:table-cell>
          <table:table-cell table:style-name="ce19" table:formula="oooc:=[.$B123]*10+430+[.H$2]*8" office:value-type="float" office:value="698">
            <text:p>698 kg</text:p>
          </table:table-cell>
          <table:table-cell table:style-name="ce19" table:formula="oooc:=[.$B123]*10+430+[.I$2]*8" office:value-type="float" office:value="706">
            <text:p>706 kg</text:p>
          </table:table-cell>
          <table:table-cell table:style-name="ce19" table:formula="oooc:=[.$B123]*10+430+[.J$2]*8" office:value-type="float" office:value="714">
            <text:p>714 kg</text:p>
          </table:table-cell>
          <table:table-cell table:style-name="ce19" table:formula="oooc:=[.$B123]*10+430+[.K$2]*8" office:value-type="float" office:value="722">
            <text:p>722 kg</text:p>
          </table:table-cell>
          <table:table-cell table:style-name="ce19" table:formula="oooc:=[.$B123]*10+430+[.L$2]*8" office:value-type="float" office:value="730">
            <text:p>730 kg</text:p>
          </table:table-cell>
          <table:table-cell table:style-name="ce19" table:formula="oooc:=[.$B123]*10+430+[.M$2]*8" office:value-type="float" office:value="738">
            <text:p>738 kg</text:p>
          </table:table-cell>
          <table:table-cell table:style-name="ce19" table:formula="oooc:=[.$B123]*10+430+[.N$2]*8" office:value-type="float" office:value="746">
            <text:p>746 kg</text:p>
          </table:table-cell>
          <table:table-cell table:style-name="ce19" table:formula="oooc:=[.$B123]*10+430+[.O$2]*8" office:value-type="float" office:value="754">
            <text:p>754 kg</text:p>
          </table:table-cell>
          <table:table-cell table:style-name="ce19" table:formula="oooc:=[.$B123]*10+430+[.P$2]*8" office:value-type="float" office:value="762">
            <text:p>762 kg</text:p>
          </table:table-cell>
          <table:table-cell table:style-name="ce19" table:formula="oooc:=[.$B123]*10+430+[.Q$2]*8" office:value-type="float" office:value="770">
            <text:p>770 kg</text:p>
          </table:table-cell>
          <table:table-cell table:style-name="ce19" table:formula="oooc:=[.$B123]*10+430+[.R$2]*8" office:value-type="float" office:value="778">
            <text:p>778 kg</text:p>
          </table:table-cell>
          <table:table-cell table:style-name="ce19" table:formula="oooc:=[.$B123]*10+430+[.S$2]*8" office:value-type="float" office:value="786">
            <text:p>786 kg</text:p>
          </table:table-cell>
          <table:table-cell table:style-name="ce19" table:formula="oooc:=[.$B123]*10+430+[.T$2]*8" office:value-type="float" office:value="794">
            <text:p>794 kg</text:p>
          </table:table-cell>
          <table:table-cell table:style-name="ce19" table:formula="oooc:=[.$B123]*10+430+[.U$2]*8" office:value-type="float" office:value="802">
            <text:p>802 kg</text:p>
          </table:table-cell>
          <table:table-cell table:style-name="ce19" table:formula="oooc:=[.$B123]*10+430+[.V$2]*8" office:value-type="float" office:value="810">
            <text:p>810 kg</text:p>
          </table:table-cell>
          <table:table-cell table:style-name="ce19" table:formula="oooc:=[.$B123]*10+430+[.W$2]*8" office:value-type="float" office:value="818">
            <text:p>818 kg</text:p>
          </table:table-cell>
          <table:table-cell table:style-name="ce19" table:formula="oooc:=[.$B123]*10+430+[.X$2]*8" office:value-type="float" office:value="826">
            <text:p>826 kg</text:p>
          </table:table-cell>
          <table:table-cell table:style-name="ce19" table:formula="oooc:=[.$B123]*10+430+[.Y$2]*8" office:value-type="float" office:value="834">
            <text:p>834 kg</text:p>
          </table:table-cell>
          <table:table-cell table:style-name="ce19" table:formula="oooc:=[.$B123]*10+430+[.Z$2]*8" office:value-type="float" office:value="842">
            <text:p>842 kg</text:p>
          </table:table-cell>
          <table:table-cell table:style-name="ce19" table:formula="oooc:=[.$B123]*10+430+[.AA$2]*8" office:value-type="float" office:value="850">
            <text:p>850 kg</text:p>
          </table:table-cell>
          <table:table-cell table:style-name="ce19" table:formula="oooc:=[.$B123]*10+430+[.AB$2]*8" office:value-type="float" office:value="858">
            <text:p>858 kg</text:p>
          </table:table-cell>
          <table:table-cell table:style-name="ce19" table:formula="oooc:=[.$B123]*10+430+[.AC$2]*8" office:value-type="float" office:value="866">
            <text:p>866 kg</text:p>
          </table:table-cell>
          <table:table-cell table:style-name="ce19" table:formula="oooc:=[.$B123]*10+430+[.AD$2]*8" office:value-type="float" office:value="874">
            <text:p>874 kg</text:p>
          </table:table-cell>
          <table:table-cell table:style-name="ce19" table:formula="oooc:=[.$B123]*10+430+[.AE$2]*8" office:value-type="float" office:value="882">
            <text:p>882 kg</text:p>
          </table:table-cell>
          <table:table-cell table:style-name="ce19" table:formula="oooc:=[.$B123]*10+430+[.AF$2]*8" office:value-type="float" office:value="890">
            <text:p>8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style-name="ce19" table:formula="oooc:=[.$B124]*10+430+[.C$2]*8" office:value-type="float" office:value="668">
            <text:p>668 kg</text:p>
          </table:table-cell>
          <table:table-cell table:style-name="ce19" table:formula="oooc:=[.$B124]*10+430+[.D$2]*8" office:value-type="float" office:value="676">
            <text:p>676 kg</text:p>
          </table:table-cell>
          <table:table-cell table:style-name="ce19" table:formula="oooc:=[.$B124]*10+430+[.E$2]*8" office:value-type="float" office:value="684">
            <text:p>684 kg</text:p>
          </table:table-cell>
          <table:table-cell table:style-name="ce19" table:formula="oooc:=[.$B124]*10+430+[.F$2]*8" office:value-type="float" office:value="692">
            <text:p>692 kg</text:p>
          </table:table-cell>
          <table:table-cell table:style-name="ce19" table:formula="oooc:=[.$B124]*10+430+[.G$2]*8" office:value-type="float" office:value="700">
            <text:p>700 kg</text:p>
          </table:table-cell>
          <table:table-cell table:style-name="ce19" table:formula="oooc:=[.$B124]*10+430+[.H$2]*8" office:value-type="float" office:value="708">
            <text:p>708 kg</text:p>
          </table:table-cell>
          <table:table-cell table:style-name="ce19" table:formula="oooc:=[.$B124]*10+430+[.I$2]*8" office:value-type="float" office:value="716">
            <text:p>716 kg</text:p>
          </table:table-cell>
          <table:table-cell table:style-name="ce19" table:formula="oooc:=[.$B124]*10+430+[.J$2]*8" office:value-type="float" office:value="724">
            <text:p>724 kg</text:p>
          </table:table-cell>
          <table:table-cell table:style-name="ce19" table:formula="oooc:=[.$B124]*10+430+[.K$2]*8" office:value-type="float" office:value="732">
            <text:p>732 kg</text:p>
          </table:table-cell>
          <table:table-cell table:style-name="ce19" table:formula="oooc:=[.$B124]*10+430+[.L$2]*8" office:value-type="float" office:value="740">
            <text:p>740 kg</text:p>
          </table:table-cell>
          <table:table-cell table:style-name="ce19" table:formula="oooc:=[.$B124]*10+430+[.M$2]*8" office:value-type="float" office:value="748">
            <text:p>748 kg</text:p>
          </table:table-cell>
          <table:table-cell table:style-name="ce19" table:formula="oooc:=[.$B124]*10+430+[.N$2]*8" office:value-type="float" office:value="756">
            <text:p>756 kg</text:p>
          </table:table-cell>
          <table:table-cell table:style-name="ce19" table:formula="oooc:=[.$B124]*10+430+[.O$2]*8" office:value-type="float" office:value="764">
            <text:p>764 kg</text:p>
          </table:table-cell>
          <table:table-cell table:style-name="ce19" table:formula="oooc:=[.$B124]*10+430+[.P$2]*8" office:value-type="float" office:value="772">
            <text:p>772 kg</text:p>
          </table:table-cell>
          <table:table-cell table:style-name="ce19" table:formula="oooc:=[.$B124]*10+430+[.Q$2]*8" office:value-type="float" office:value="780">
            <text:p>780 kg</text:p>
          </table:table-cell>
          <table:table-cell table:style-name="ce19" table:formula="oooc:=[.$B124]*10+430+[.R$2]*8" office:value-type="float" office:value="788">
            <text:p>788 kg</text:p>
          </table:table-cell>
          <table:table-cell table:style-name="ce19" table:formula="oooc:=[.$B124]*10+430+[.S$2]*8" office:value-type="float" office:value="796">
            <text:p>796 kg</text:p>
          </table:table-cell>
          <table:table-cell table:style-name="ce19" table:formula="oooc:=[.$B124]*10+430+[.T$2]*8" office:value-type="float" office:value="804">
            <text:p>804 kg</text:p>
          </table:table-cell>
          <table:table-cell table:style-name="ce19" table:formula="oooc:=[.$B124]*10+430+[.U$2]*8" office:value-type="float" office:value="812">
            <text:p>812 kg</text:p>
          </table:table-cell>
          <table:table-cell table:style-name="ce19" table:formula="oooc:=[.$B124]*10+430+[.V$2]*8" office:value-type="float" office:value="820">
            <text:p>820 kg</text:p>
          </table:table-cell>
          <table:table-cell table:style-name="ce19" table:formula="oooc:=[.$B124]*10+430+[.W$2]*8" office:value-type="float" office:value="828">
            <text:p>828 kg</text:p>
          </table:table-cell>
          <table:table-cell table:style-name="ce19" table:formula="oooc:=[.$B124]*10+430+[.X$2]*8" office:value-type="float" office:value="836">
            <text:p>836 kg</text:p>
          </table:table-cell>
          <table:table-cell table:style-name="ce19" table:formula="oooc:=[.$B124]*10+430+[.Y$2]*8" office:value-type="float" office:value="844">
            <text:p>844 kg</text:p>
          </table:table-cell>
          <table:table-cell table:style-name="ce19" table:formula="oooc:=[.$B124]*10+430+[.Z$2]*8" office:value-type="float" office:value="852">
            <text:p>852 kg</text:p>
          </table:table-cell>
          <table:table-cell table:style-name="ce19" table:formula="oooc:=[.$B124]*10+430+[.AA$2]*8" office:value-type="float" office:value="860">
            <text:p>860 kg</text:p>
          </table:table-cell>
          <table:table-cell table:style-name="ce19" table:formula="oooc:=[.$B124]*10+430+[.AB$2]*8" office:value-type="float" office:value="868">
            <text:p>868 kg</text:p>
          </table:table-cell>
          <table:table-cell table:style-name="ce19" table:formula="oooc:=[.$B124]*10+430+[.AC$2]*8" office:value-type="float" office:value="876">
            <text:p>876 kg</text:p>
          </table:table-cell>
          <table:table-cell table:style-name="ce19" table:formula="oooc:=[.$B124]*10+430+[.AD$2]*8" office:value-type="float" office:value="884">
            <text:p>884 kg</text:p>
          </table:table-cell>
          <table:table-cell table:style-name="ce19" table:formula="oooc:=[.$B124]*10+430+[.AE$2]*8" office:value-type="float" office:value="892">
            <text:p>892 kg</text:p>
          </table:table-cell>
          <table:table-cell table:style-name="ce19" table:formula="oooc:=[.$B124]*10+430+[.AF$2]*8" office:value-type="float" office:value="900">
            <text:p>9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style-name="ce19" table:formula="oooc:=[.$B125]*10+430+[.C$2]*8" office:value-type="float" office:value="678">
            <text:p>678 kg</text:p>
          </table:table-cell>
          <table:table-cell table:style-name="ce19" table:formula="oooc:=[.$B125]*10+430+[.D$2]*8" office:value-type="float" office:value="686">
            <text:p>686 kg</text:p>
          </table:table-cell>
          <table:table-cell table:style-name="ce19" table:formula="oooc:=[.$B125]*10+430+[.E$2]*8" office:value-type="float" office:value="694">
            <text:p>694 kg</text:p>
          </table:table-cell>
          <table:table-cell table:style-name="ce19" table:formula="oooc:=[.$B125]*10+430+[.F$2]*8" office:value-type="float" office:value="702">
            <text:p>702 kg</text:p>
          </table:table-cell>
          <table:table-cell table:style-name="ce19" table:formula="oooc:=[.$B125]*10+430+[.G$2]*8" office:value-type="float" office:value="710">
            <text:p>710 kg</text:p>
          </table:table-cell>
          <table:table-cell table:style-name="ce19" table:formula="oooc:=[.$B125]*10+430+[.H$2]*8" office:value-type="float" office:value="718">
            <text:p>718 kg</text:p>
          </table:table-cell>
          <table:table-cell table:style-name="ce19" table:formula="oooc:=[.$B125]*10+430+[.I$2]*8" office:value-type="float" office:value="726">
            <text:p>726 kg</text:p>
          </table:table-cell>
          <table:table-cell table:style-name="ce19" table:formula="oooc:=[.$B125]*10+430+[.J$2]*8" office:value-type="float" office:value="734">
            <text:p>734 kg</text:p>
          </table:table-cell>
          <table:table-cell table:style-name="ce19" table:formula="oooc:=[.$B125]*10+430+[.K$2]*8" office:value-type="float" office:value="742">
            <text:p>742 kg</text:p>
          </table:table-cell>
          <table:table-cell table:style-name="ce19" table:formula="oooc:=[.$B125]*10+430+[.L$2]*8" office:value-type="float" office:value="750">
            <text:p>750 kg</text:p>
          </table:table-cell>
          <table:table-cell table:style-name="ce19" table:formula="oooc:=[.$B125]*10+430+[.M$2]*8" office:value-type="float" office:value="758">
            <text:p>758 kg</text:p>
          </table:table-cell>
          <table:table-cell table:style-name="ce19" table:formula="oooc:=[.$B125]*10+430+[.N$2]*8" office:value-type="float" office:value="766">
            <text:p>766 kg</text:p>
          </table:table-cell>
          <table:table-cell table:style-name="ce19" table:formula="oooc:=[.$B125]*10+430+[.O$2]*8" office:value-type="float" office:value="774">
            <text:p>774 kg</text:p>
          </table:table-cell>
          <table:table-cell table:style-name="ce19" table:formula="oooc:=[.$B125]*10+430+[.P$2]*8" office:value-type="float" office:value="782">
            <text:p>782 kg</text:p>
          </table:table-cell>
          <table:table-cell table:style-name="ce19" table:formula="oooc:=[.$B125]*10+430+[.Q$2]*8" office:value-type="float" office:value="790">
            <text:p>790 kg</text:p>
          </table:table-cell>
          <table:table-cell table:style-name="ce19" table:formula="oooc:=[.$B125]*10+430+[.R$2]*8" office:value-type="float" office:value="798">
            <text:p>798 kg</text:p>
          </table:table-cell>
          <table:table-cell table:style-name="ce19" table:formula="oooc:=[.$B125]*10+430+[.S$2]*8" office:value-type="float" office:value="806">
            <text:p>806 kg</text:p>
          </table:table-cell>
          <table:table-cell table:style-name="ce19" table:formula="oooc:=[.$B125]*10+430+[.T$2]*8" office:value-type="float" office:value="814">
            <text:p>814 kg</text:p>
          </table:table-cell>
          <table:table-cell table:style-name="ce19" table:formula="oooc:=[.$B125]*10+430+[.U$2]*8" office:value-type="float" office:value="822">
            <text:p>822 kg</text:p>
          </table:table-cell>
          <table:table-cell table:style-name="ce19" table:formula="oooc:=[.$B125]*10+430+[.V$2]*8" office:value-type="float" office:value="830">
            <text:p>830 kg</text:p>
          </table:table-cell>
          <table:table-cell table:style-name="ce19" table:formula="oooc:=[.$B125]*10+430+[.W$2]*8" office:value-type="float" office:value="838">
            <text:p>838 kg</text:p>
          </table:table-cell>
          <table:table-cell table:style-name="ce19" table:formula="oooc:=[.$B125]*10+430+[.X$2]*8" office:value-type="float" office:value="846">
            <text:p>846 kg</text:p>
          </table:table-cell>
          <table:table-cell table:style-name="ce19" table:formula="oooc:=[.$B125]*10+430+[.Y$2]*8" office:value-type="float" office:value="854">
            <text:p>854 kg</text:p>
          </table:table-cell>
          <table:table-cell table:style-name="ce19" table:formula="oooc:=[.$B125]*10+430+[.Z$2]*8" office:value-type="float" office:value="862">
            <text:p>862 kg</text:p>
          </table:table-cell>
          <table:table-cell table:style-name="ce19" table:formula="oooc:=[.$B125]*10+430+[.AA$2]*8" office:value-type="float" office:value="870">
            <text:p>870 kg</text:p>
          </table:table-cell>
          <table:table-cell table:style-name="ce19" table:formula="oooc:=[.$B125]*10+430+[.AB$2]*8" office:value-type="float" office:value="878">
            <text:p>878 kg</text:p>
          </table:table-cell>
          <table:table-cell table:style-name="ce19" table:formula="oooc:=[.$B125]*10+430+[.AC$2]*8" office:value-type="float" office:value="886">
            <text:p>886 kg</text:p>
          </table:table-cell>
          <table:table-cell table:style-name="ce19" table:formula="oooc:=[.$B125]*10+430+[.AD$2]*8" office:value-type="float" office:value="894">
            <text:p>894 kg</text:p>
          </table:table-cell>
          <table:table-cell table:style-name="ce19" table:formula="oooc:=[.$B125]*10+430+[.AE$2]*8" office:value-type="float" office:value="902">
            <text:p>902 kg</text:p>
          </table:table-cell>
          <table:table-cell table:style-name="ce19" table:formula="oooc:=[.$B125]*10+430+[.AF$2]*8" office:value-type="float" office:value="910">
            <text:p>9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style-name="ce19" table:formula="oooc:=[.$B126]*10+430+[.C$2]*8" office:value-type="float" office:value="688">
            <text:p>688 kg</text:p>
          </table:table-cell>
          <table:table-cell table:style-name="ce19" table:formula="oooc:=[.$B126]*10+430+[.D$2]*8" office:value-type="float" office:value="696">
            <text:p>696 kg</text:p>
          </table:table-cell>
          <table:table-cell table:style-name="ce19" table:formula="oooc:=[.$B126]*10+430+[.E$2]*8" office:value-type="float" office:value="704">
            <text:p>704 kg</text:p>
          </table:table-cell>
          <table:table-cell table:style-name="ce19" table:formula="oooc:=[.$B126]*10+430+[.F$2]*8" office:value-type="float" office:value="712">
            <text:p>712 kg</text:p>
          </table:table-cell>
          <table:table-cell table:style-name="ce19" table:formula="oooc:=[.$B126]*10+430+[.G$2]*8" office:value-type="float" office:value="720">
            <text:p>720 kg</text:p>
          </table:table-cell>
          <table:table-cell table:style-name="ce19" table:formula="oooc:=[.$B126]*10+430+[.H$2]*8" office:value-type="float" office:value="728">
            <text:p>728 kg</text:p>
          </table:table-cell>
          <table:table-cell table:style-name="ce19" table:formula="oooc:=[.$B126]*10+430+[.I$2]*8" office:value-type="float" office:value="736">
            <text:p>736 kg</text:p>
          </table:table-cell>
          <table:table-cell table:style-name="ce19" table:formula="oooc:=[.$B126]*10+430+[.J$2]*8" office:value-type="float" office:value="744">
            <text:p>744 kg</text:p>
          </table:table-cell>
          <table:table-cell table:style-name="ce19" table:formula="oooc:=[.$B126]*10+430+[.K$2]*8" office:value-type="float" office:value="752">
            <text:p>752 kg</text:p>
          </table:table-cell>
          <table:table-cell table:style-name="ce19" table:formula="oooc:=[.$B126]*10+430+[.L$2]*8" office:value-type="float" office:value="760">
            <text:p>760 kg</text:p>
          </table:table-cell>
          <table:table-cell table:style-name="ce19" table:formula="oooc:=[.$B126]*10+430+[.M$2]*8" office:value-type="float" office:value="768">
            <text:p>768 kg</text:p>
          </table:table-cell>
          <table:table-cell table:style-name="ce19" table:formula="oooc:=[.$B126]*10+430+[.N$2]*8" office:value-type="float" office:value="776">
            <text:p>776 kg</text:p>
          </table:table-cell>
          <table:table-cell table:style-name="ce19" table:formula="oooc:=[.$B126]*10+430+[.O$2]*8" office:value-type="float" office:value="784">
            <text:p>784 kg</text:p>
          </table:table-cell>
          <table:table-cell table:style-name="ce19" table:formula="oooc:=[.$B126]*10+430+[.P$2]*8" office:value-type="float" office:value="792">
            <text:p>792 kg</text:p>
          </table:table-cell>
          <table:table-cell table:style-name="ce19" table:formula="oooc:=[.$B126]*10+430+[.Q$2]*8" office:value-type="float" office:value="800">
            <text:p>800 kg</text:p>
          </table:table-cell>
          <table:table-cell table:style-name="ce19" table:formula="oooc:=[.$B126]*10+430+[.R$2]*8" office:value-type="float" office:value="808">
            <text:p>808 kg</text:p>
          </table:table-cell>
          <table:table-cell table:style-name="ce19" table:formula="oooc:=[.$B126]*10+430+[.S$2]*8" office:value-type="float" office:value="816">
            <text:p>816 kg</text:p>
          </table:table-cell>
          <table:table-cell table:style-name="ce19" table:formula="oooc:=[.$B126]*10+430+[.T$2]*8" office:value-type="float" office:value="824">
            <text:p>824 kg</text:p>
          </table:table-cell>
          <table:table-cell table:style-name="ce19" table:formula="oooc:=[.$B126]*10+430+[.U$2]*8" office:value-type="float" office:value="832">
            <text:p>832 kg</text:p>
          </table:table-cell>
          <table:table-cell table:style-name="ce19" table:formula="oooc:=[.$B126]*10+430+[.V$2]*8" office:value-type="float" office:value="840">
            <text:p>840 kg</text:p>
          </table:table-cell>
          <table:table-cell table:style-name="ce19" table:formula="oooc:=[.$B126]*10+430+[.W$2]*8" office:value-type="float" office:value="848">
            <text:p>848 kg</text:p>
          </table:table-cell>
          <table:table-cell table:style-name="ce19" table:formula="oooc:=[.$B126]*10+430+[.X$2]*8" office:value-type="float" office:value="856">
            <text:p>856 kg</text:p>
          </table:table-cell>
          <table:table-cell table:style-name="ce19" table:formula="oooc:=[.$B126]*10+430+[.Y$2]*8" office:value-type="float" office:value="864">
            <text:p>864 kg</text:p>
          </table:table-cell>
          <table:table-cell table:style-name="ce19" table:formula="oooc:=[.$B126]*10+430+[.Z$2]*8" office:value-type="float" office:value="872">
            <text:p>872 kg</text:p>
          </table:table-cell>
          <table:table-cell table:style-name="ce19" table:formula="oooc:=[.$B126]*10+430+[.AA$2]*8" office:value-type="float" office:value="880">
            <text:p>880 kg</text:p>
          </table:table-cell>
          <table:table-cell table:style-name="ce19" table:formula="oooc:=[.$B126]*10+430+[.AB$2]*8" office:value-type="float" office:value="888">
            <text:p>888 kg</text:p>
          </table:table-cell>
          <table:table-cell table:style-name="ce19" table:formula="oooc:=[.$B126]*10+430+[.AC$2]*8" office:value-type="float" office:value="896">
            <text:p>896 kg</text:p>
          </table:table-cell>
          <table:table-cell table:style-name="ce19" table:formula="oooc:=[.$B126]*10+430+[.AD$2]*8" office:value-type="float" office:value="904">
            <text:p>904 kg</text:p>
          </table:table-cell>
          <table:table-cell table:style-name="ce19" table:formula="oooc:=[.$B126]*10+430+[.AE$2]*8" office:value-type="float" office:value="912">
            <text:p>912 kg</text:p>
          </table:table-cell>
          <table:table-cell table:style-name="ce19" table:formula="oooc:=[.$B126]*10+430+[.AF$2]*8" office:value-type="float" office:value="920">
            <text:p>9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6">
            <text:p>26</text:p>
          </table:table-cell>
          <table:table-cell table:style-name="ce19" table:formula="oooc:=[.$B127]*10+430+[.C$2]*8" office:value-type="float" office:value="698">
            <text:p>698 kg</text:p>
          </table:table-cell>
          <table:table-cell table:style-name="ce19" table:formula="oooc:=[.$B127]*10+430+[.D$2]*8" office:value-type="float" office:value="706">
            <text:p>706 kg</text:p>
          </table:table-cell>
          <table:table-cell table:style-name="ce19" table:formula="oooc:=[.$B127]*10+430+[.E$2]*8" office:value-type="float" office:value="714">
            <text:p>714 kg</text:p>
          </table:table-cell>
          <table:table-cell table:style-name="ce19" table:formula="oooc:=[.$B127]*10+430+[.F$2]*8" office:value-type="float" office:value="722">
            <text:p>722 kg</text:p>
          </table:table-cell>
          <table:table-cell table:style-name="ce19" table:formula="oooc:=[.$B127]*10+430+[.G$2]*8" office:value-type="float" office:value="730">
            <text:p>730 kg</text:p>
          </table:table-cell>
          <table:table-cell table:style-name="ce19" table:formula="oooc:=[.$B127]*10+430+[.H$2]*8" office:value-type="float" office:value="738">
            <text:p>738 kg</text:p>
          </table:table-cell>
          <table:table-cell table:style-name="ce19" table:formula="oooc:=[.$B127]*10+430+[.I$2]*8" office:value-type="float" office:value="746">
            <text:p>746 kg</text:p>
          </table:table-cell>
          <table:table-cell table:style-name="ce19" table:formula="oooc:=[.$B127]*10+430+[.J$2]*8" office:value-type="float" office:value="754">
            <text:p>754 kg</text:p>
          </table:table-cell>
          <table:table-cell table:style-name="ce19" table:formula="oooc:=[.$B127]*10+430+[.K$2]*8" office:value-type="float" office:value="762">
            <text:p>762 kg</text:p>
          </table:table-cell>
          <table:table-cell table:style-name="ce19" table:formula="oooc:=[.$B127]*10+430+[.L$2]*8" office:value-type="float" office:value="770">
            <text:p>770 kg</text:p>
          </table:table-cell>
          <table:table-cell table:style-name="ce19" table:formula="oooc:=[.$B127]*10+430+[.M$2]*8" office:value-type="float" office:value="778">
            <text:p>778 kg</text:p>
          </table:table-cell>
          <table:table-cell table:style-name="ce19" table:formula="oooc:=[.$B127]*10+430+[.N$2]*8" office:value-type="float" office:value="786">
            <text:p>786 kg</text:p>
          </table:table-cell>
          <table:table-cell table:style-name="ce19" table:formula="oooc:=[.$B127]*10+430+[.O$2]*8" office:value-type="float" office:value="794">
            <text:p>794 kg</text:p>
          </table:table-cell>
          <table:table-cell table:style-name="ce19" table:formula="oooc:=[.$B127]*10+430+[.P$2]*8" office:value-type="float" office:value="802">
            <text:p>802 kg</text:p>
          </table:table-cell>
          <table:table-cell table:style-name="ce19" table:formula="oooc:=[.$B127]*10+430+[.Q$2]*8" office:value-type="float" office:value="810">
            <text:p>810 kg</text:p>
          </table:table-cell>
          <table:table-cell table:style-name="ce19" table:formula="oooc:=[.$B127]*10+430+[.R$2]*8" office:value-type="float" office:value="818">
            <text:p>818 kg</text:p>
          </table:table-cell>
          <table:table-cell table:style-name="ce19" table:formula="oooc:=[.$B127]*10+430+[.S$2]*8" office:value-type="float" office:value="826">
            <text:p>826 kg</text:p>
          </table:table-cell>
          <table:table-cell table:style-name="ce19" table:formula="oooc:=[.$B127]*10+430+[.T$2]*8" office:value-type="float" office:value="834">
            <text:p>834 kg</text:p>
          </table:table-cell>
          <table:table-cell table:style-name="ce19" table:formula="oooc:=[.$B127]*10+430+[.U$2]*8" office:value-type="float" office:value="842">
            <text:p>842 kg</text:p>
          </table:table-cell>
          <table:table-cell table:style-name="ce19" table:formula="oooc:=[.$B127]*10+430+[.V$2]*8" office:value-type="float" office:value="850">
            <text:p>850 kg</text:p>
          </table:table-cell>
          <table:table-cell table:style-name="ce19" table:formula="oooc:=[.$B127]*10+430+[.W$2]*8" office:value-type="float" office:value="858">
            <text:p>858 kg</text:p>
          </table:table-cell>
          <table:table-cell table:style-name="ce19" table:formula="oooc:=[.$B127]*10+430+[.X$2]*8" office:value-type="float" office:value="866">
            <text:p>866 kg</text:p>
          </table:table-cell>
          <table:table-cell table:style-name="ce19" table:formula="oooc:=[.$B127]*10+430+[.Y$2]*8" office:value-type="float" office:value="874">
            <text:p>874 kg</text:p>
          </table:table-cell>
          <table:table-cell table:style-name="ce19" table:formula="oooc:=[.$B127]*10+430+[.Z$2]*8" office:value-type="float" office:value="882">
            <text:p>882 kg</text:p>
          </table:table-cell>
          <table:table-cell table:style-name="ce19" table:formula="oooc:=[.$B127]*10+430+[.AA$2]*8" office:value-type="float" office:value="890">
            <text:p>890 kg</text:p>
          </table:table-cell>
          <table:table-cell table:style-name="ce19" table:formula="oooc:=[.$B127]*10+430+[.AB$2]*8" office:value-type="float" office:value="898">
            <text:p>898 kg</text:p>
          </table:table-cell>
          <table:table-cell table:style-name="ce19" table:formula="oooc:=[.$B127]*10+430+[.AC$2]*8" office:value-type="float" office:value="906">
            <text:p>906 kg</text:p>
          </table:table-cell>
          <table:table-cell table:style-name="ce19" table:formula="oooc:=[.$B127]*10+430+[.AD$2]*8" office:value-type="float" office:value="914">
            <text:p>914 kg</text:p>
          </table:table-cell>
          <table:table-cell table:style-name="ce19" table:formula="oooc:=[.$B127]*10+430+[.AE$2]*8" office:value-type="float" office:value="922">
            <text:p>922 kg</text:p>
          </table:table-cell>
          <table:table-cell table:style-name="ce19" table:formula="oooc:=[.$B127]*10+430+[.AF$2]*8" office:value-type="float" office:value="930">
            <text:p>9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7">
            <text:p>27</text:p>
          </table:table-cell>
          <table:table-cell table:style-name="ce19" table:formula="oooc:=[.$B128]*10+430+[.C$2]*8" office:value-type="float" office:value="708">
            <text:p>708 kg</text:p>
          </table:table-cell>
          <table:table-cell table:style-name="ce19" table:formula="oooc:=[.$B128]*10+430+[.D$2]*8" office:value-type="float" office:value="716">
            <text:p>716 kg</text:p>
          </table:table-cell>
          <table:table-cell table:style-name="ce19" table:formula="oooc:=[.$B128]*10+430+[.E$2]*8" office:value-type="float" office:value="724">
            <text:p>724 kg</text:p>
          </table:table-cell>
          <table:table-cell table:style-name="ce19" table:formula="oooc:=[.$B128]*10+430+[.F$2]*8" office:value-type="float" office:value="732">
            <text:p>732 kg</text:p>
          </table:table-cell>
          <table:table-cell table:style-name="ce19" table:formula="oooc:=[.$B128]*10+430+[.G$2]*8" office:value-type="float" office:value="740">
            <text:p>740 kg</text:p>
          </table:table-cell>
          <table:table-cell table:style-name="ce19" table:formula="oooc:=[.$B128]*10+430+[.H$2]*8" office:value-type="float" office:value="748">
            <text:p>748 kg</text:p>
          </table:table-cell>
          <table:table-cell table:style-name="ce19" table:formula="oooc:=[.$B128]*10+430+[.I$2]*8" office:value-type="float" office:value="756">
            <text:p>756 kg</text:p>
          </table:table-cell>
          <table:table-cell table:style-name="ce19" table:formula="oooc:=[.$B128]*10+430+[.J$2]*8" office:value-type="float" office:value="764">
            <text:p>764 kg</text:p>
          </table:table-cell>
          <table:table-cell table:style-name="ce19" table:formula="oooc:=[.$B128]*10+430+[.K$2]*8" office:value-type="float" office:value="772">
            <text:p>772 kg</text:p>
          </table:table-cell>
          <table:table-cell table:style-name="ce19" table:formula="oooc:=[.$B128]*10+430+[.L$2]*8" office:value-type="float" office:value="780">
            <text:p>780 kg</text:p>
          </table:table-cell>
          <table:table-cell table:style-name="ce19" table:formula="oooc:=[.$B128]*10+430+[.M$2]*8" office:value-type="float" office:value="788">
            <text:p>788 kg</text:p>
          </table:table-cell>
          <table:table-cell table:style-name="ce19" table:formula="oooc:=[.$B128]*10+430+[.N$2]*8" office:value-type="float" office:value="796">
            <text:p>796 kg</text:p>
          </table:table-cell>
          <table:table-cell table:style-name="ce19" table:formula="oooc:=[.$B128]*10+430+[.O$2]*8" office:value-type="float" office:value="804">
            <text:p>804 kg</text:p>
          </table:table-cell>
          <table:table-cell table:style-name="ce19" table:formula="oooc:=[.$B128]*10+430+[.P$2]*8" office:value-type="float" office:value="812">
            <text:p>812 kg</text:p>
          </table:table-cell>
          <table:table-cell table:style-name="ce19" table:formula="oooc:=[.$B128]*10+430+[.Q$2]*8" office:value-type="float" office:value="820">
            <text:p>820 kg</text:p>
          </table:table-cell>
          <table:table-cell table:style-name="ce19" table:formula="oooc:=[.$B128]*10+430+[.R$2]*8" office:value-type="float" office:value="828">
            <text:p>828 kg</text:p>
          </table:table-cell>
          <table:table-cell table:style-name="ce19" table:formula="oooc:=[.$B128]*10+430+[.S$2]*8" office:value-type="float" office:value="836">
            <text:p>836 kg</text:p>
          </table:table-cell>
          <table:table-cell table:style-name="ce19" table:formula="oooc:=[.$B128]*10+430+[.T$2]*8" office:value-type="float" office:value="844">
            <text:p>844 kg</text:p>
          </table:table-cell>
          <table:table-cell table:style-name="ce19" table:formula="oooc:=[.$B128]*10+430+[.U$2]*8" office:value-type="float" office:value="852">
            <text:p>852 kg</text:p>
          </table:table-cell>
          <table:table-cell table:style-name="ce19" table:formula="oooc:=[.$B128]*10+430+[.V$2]*8" office:value-type="float" office:value="860">
            <text:p>860 kg</text:p>
          </table:table-cell>
          <table:table-cell table:style-name="ce19" table:formula="oooc:=[.$B128]*10+430+[.W$2]*8" office:value-type="float" office:value="868">
            <text:p>868 kg</text:p>
          </table:table-cell>
          <table:table-cell table:style-name="ce19" table:formula="oooc:=[.$B128]*10+430+[.X$2]*8" office:value-type="float" office:value="876">
            <text:p>876 kg</text:p>
          </table:table-cell>
          <table:table-cell table:style-name="ce19" table:formula="oooc:=[.$B128]*10+430+[.Y$2]*8" office:value-type="float" office:value="884">
            <text:p>884 kg</text:p>
          </table:table-cell>
          <table:table-cell table:style-name="ce19" table:formula="oooc:=[.$B128]*10+430+[.Z$2]*8" office:value-type="float" office:value="892">
            <text:p>892 kg</text:p>
          </table:table-cell>
          <table:table-cell table:style-name="ce19" table:formula="oooc:=[.$B128]*10+430+[.AA$2]*8" office:value-type="float" office:value="900">
            <text:p>900 kg</text:p>
          </table:table-cell>
          <table:table-cell table:style-name="ce19" table:formula="oooc:=[.$B128]*10+430+[.AB$2]*8" office:value-type="float" office:value="908">
            <text:p>908 kg</text:p>
          </table:table-cell>
          <table:table-cell table:style-name="ce19" table:formula="oooc:=[.$B128]*10+430+[.AC$2]*8" office:value-type="float" office:value="916">
            <text:p>916 kg</text:p>
          </table:table-cell>
          <table:table-cell table:style-name="ce19" table:formula="oooc:=[.$B128]*10+430+[.AD$2]*8" office:value-type="float" office:value="924">
            <text:p>924 kg</text:p>
          </table:table-cell>
          <table:table-cell table:style-name="ce19" table:formula="oooc:=[.$B128]*10+430+[.AE$2]*8" office:value-type="float" office:value="932">
            <text:p>932 kg</text:p>
          </table:table-cell>
          <table:table-cell table:style-name="ce19" table:formula="oooc:=[.$B128]*10+430+[.AF$2]*8" office:value-type="float" office:value="940">
            <text:p>9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8">
            <text:p>28</text:p>
          </table:table-cell>
          <table:table-cell table:style-name="ce19" table:formula="oooc:=[.$B129]*10+430+[.C$2]*8" office:value-type="float" office:value="718">
            <text:p>718 kg</text:p>
          </table:table-cell>
          <table:table-cell table:style-name="ce19" table:formula="oooc:=[.$B129]*10+430+[.D$2]*8" office:value-type="float" office:value="726">
            <text:p>726 kg</text:p>
          </table:table-cell>
          <table:table-cell table:style-name="ce19" table:formula="oooc:=[.$B129]*10+430+[.E$2]*8" office:value-type="float" office:value="734">
            <text:p>734 kg</text:p>
          </table:table-cell>
          <table:table-cell table:style-name="ce19" table:formula="oooc:=[.$B129]*10+430+[.F$2]*8" office:value-type="float" office:value="742">
            <text:p>742 kg</text:p>
          </table:table-cell>
          <table:table-cell table:style-name="ce19" table:formula="oooc:=[.$B129]*10+430+[.G$2]*8" office:value-type="float" office:value="750">
            <text:p>750 kg</text:p>
          </table:table-cell>
          <table:table-cell table:style-name="ce19" table:formula="oooc:=[.$B129]*10+430+[.H$2]*8" office:value-type="float" office:value="758">
            <text:p>758 kg</text:p>
          </table:table-cell>
          <table:table-cell table:style-name="ce19" table:formula="oooc:=[.$B129]*10+430+[.I$2]*8" office:value-type="float" office:value="766">
            <text:p>766 kg</text:p>
          </table:table-cell>
          <table:table-cell table:style-name="ce19" table:formula="oooc:=[.$B129]*10+430+[.J$2]*8" office:value-type="float" office:value="774">
            <text:p>774 kg</text:p>
          </table:table-cell>
          <table:table-cell table:style-name="ce19" table:formula="oooc:=[.$B129]*10+430+[.K$2]*8" office:value-type="float" office:value="782">
            <text:p>782 kg</text:p>
          </table:table-cell>
          <table:table-cell table:style-name="ce19" table:formula="oooc:=[.$B129]*10+430+[.L$2]*8" office:value-type="float" office:value="790">
            <text:p>790 kg</text:p>
          </table:table-cell>
          <table:table-cell table:style-name="ce19" table:formula="oooc:=[.$B129]*10+430+[.M$2]*8" office:value-type="float" office:value="798">
            <text:p>798 kg</text:p>
          </table:table-cell>
          <table:table-cell table:style-name="ce19" table:formula="oooc:=[.$B129]*10+430+[.N$2]*8" office:value-type="float" office:value="806">
            <text:p>806 kg</text:p>
          </table:table-cell>
          <table:table-cell table:style-name="ce19" table:formula="oooc:=[.$B129]*10+430+[.O$2]*8" office:value-type="float" office:value="814">
            <text:p>814 kg</text:p>
          </table:table-cell>
          <table:table-cell table:style-name="ce19" table:formula="oooc:=[.$B129]*10+430+[.P$2]*8" office:value-type="float" office:value="822">
            <text:p>822 kg</text:p>
          </table:table-cell>
          <table:table-cell table:style-name="ce19" table:formula="oooc:=[.$B129]*10+430+[.Q$2]*8" office:value-type="float" office:value="830">
            <text:p>830 kg</text:p>
          </table:table-cell>
          <table:table-cell table:style-name="ce19" table:formula="oooc:=[.$B129]*10+430+[.R$2]*8" office:value-type="float" office:value="838">
            <text:p>838 kg</text:p>
          </table:table-cell>
          <table:table-cell table:style-name="ce19" table:formula="oooc:=[.$B129]*10+430+[.S$2]*8" office:value-type="float" office:value="846">
            <text:p>846 kg</text:p>
          </table:table-cell>
          <table:table-cell table:style-name="ce19" table:formula="oooc:=[.$B129]*10+430+[.T$2]*8" office:value-type="float" office:value="854">
            <text:p>854 kg</text:p>
          </table:table-cell>
          <table:table-cell table:style-name="ce19" table:formula="oooc:=[.$B129]*10+430+[.U$2]*8" office:value-type="float" office:value="862">
            <text:p>862 kg</text:p>
          </table:table-cell>
          <table:table-cell table:style-name="ce19" table:formula="oooc:=[.$B129]*10+430+[.V$2]*8" office:value-type="float" office:value="870">
            <text:p>870 kg</text:p>
          </table:table-cell>
          <table:table-cell table:style-name="ce19" table:formula="oooc:=[.$B129]*10+430+[.W$2]*8" office:value-type="float" office:value="878">
            <text:p>878 kg</text:p>
          </table:table-cell>
          <table:table-cell table:style-name="ce19" table:formula="oooc:=[.$B129]*10+430+[.X$2]*8" office:value-type="float" office:value="886">
            <text:p>886 kg</text:p>
          </table:table-cell>
          <table:table-cell table:style-name="ce19" table:formula="oooc:=[.$B129]*10+430+[.Y$2]*8" office:value-type="float" office:value="894">
            <text:p>894 kg</text:p>
          </table:table-cell>
          <table:table-cell table:style-name="ce19" table:formula="oooc:=[.$B129]*10+430+[.Z$2]*8" office:value-type="float" office:value="902">
            <text:p>902 kg</text:p>
          </table:table-cell>
          <table:table-cell table:style-name="ce19" table:formula="oooc:=[.$B129]*10+430+[.AA$2]*8" office:value-type="float" office:value="910">
            <text:p>910 kg</text:p>
          </table:table-cell>
          <table:table-cell table:style-name="ce19" table:formula="oooc:=[.$B129]*10+430+[.AB$2]*8" office:value-type="float" office:value="918">
            <text:p>918 kg</text:p>
          </table:table-cell>
          <table:table-cell table:style-name="ce19" table:formula="oooc:=[.$B129]*10+430+[.AC$2]*8" office:value-type="float" office:value="926">
            <text:p>926 kg</text:p>
          </table:table-cell>
          <table:table-cell table:style-name="ce19" table:formula="oooc:=[.$B129]*10+430+[.AD$2]*8" office:value-type="float" office:value="934">
            <text:p>934 kg</text:p>
          </table:table-cell>
          <table:table-cell table:style-name="ce19" table:formula="oooc:=[.$B129]*10+430+[.AE$2]*8" office:value-type="float" office:value="942">
            <text:p>942 kg</text:p>
          </table:table-cell>
          <table:table-cell table:style-name="ce19" table:formula="oooc:=[.$B129]*10+430+[.AF$2]*8" office:value-type="float" office:value="950">
            <text:p>9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9">
            <text:p>29</text:p>
          </table:table-cell>
          <table:table-cell table:style-name="ce19" table:formula="oooc:=[.$B130]*10+430+[.C$2]*8" office:value-type="float" office:value="728">
            <text:p>728 kg</text:p>
          </table:table-cell>
          <table:table-cell table:style-name="ce19" table:formula="oooc:=[.$B130]*10+430+[.D$2]*8" office:value-type="float" office:value="736">
            <text:p>736 kg</text:p>
          </table:table-cell>
          <table:table-cell table:style-name="ce19" table:formula="oooc:=[.$B130]*10+430+[.E$2]*8" office:value-type="float" office:value="744">
            <text:p>744 kg</text:p>
          </table:table-cell>
          <table:table-cell table:style-name="ce19" table:formula="oooc:=[.$B130]*10+430+[.F$2]*8" office:value-type="float" office:value="752">
            <text:p>752 kg</text:p>
          </table:table-cell>
          <table:table-cell table:style-name="ce19" table:formula="oooc:=[.$B130]*10+430+[.G$2]*8" office:value-type="float" office:value="760">
            <text:p>760 kg</text:p>
          </table:table-cell>
          <table:table-cell table:style-name="ce19" table:formula="oooc:=[.$B130]*10+430+[.H$2]*8" office:value-type="float" office:value="768">
            <text:p>768 kg</text:p>
          </table:table-cell>
          <table:table-cell table:style-name="ce19" table:formula="oooc:=[.$B130]*10+430+[.I$2]*8" office:value-type="float" office:value="776">
            <text:p>776 kg</text:p>
          </table:table-cell>
          <table:table-cell table:style-name="ce19" table:formula="oooc:=[.$B130]*10+430+[.J$2]*8" office:value-type="float" office:value="784">
            <text:p>784 kg</text:p>
          </table:table-cell>
          <table:table-cell table:style-name="ce19" table:formula="oooc:=[.$B130]*10+430+[.K$2]*8" office:value-type="float" office:value="792">
            <text:p>792 kg</text:p>
          </table:table-cell>
          <table:table-cell table:style-name="ce19" table:formula="oooc:=[.$B130]*10+430+[.L$2]*8" office:value-type="float" office:value="800">
            <text:p>800 kg</text:p>
          </table:table-cell>
          <table:table-cell table:style-name="ce19" table:formula="oooc:=[.$B130]*10+430+[.M$2]*8" office:value-type="float" office:value="808">
            <text:p>808 kg</text:p>
          </table:table-cell>
          <table:table-cell table:style-name="ce19" table:formula="oooc:=[.$B130]*10+430+[.N$2]*8" office:value-type="float" office:value="816">
            <text:p>816 kg</text:p>
          </table:table-cell>
          <table:table-cell table:style-name="ce19" table:formula="oooc:=[.$B130]*10+430+[.O$2]*8" office:value-type="float" office:value="824">
            <text:p>824 kg</text:p>
          </table:table-cell>
          <table:table-cell table:style-name="ce19" table:formula="oooc:=[.$B130]*10+430+[.P$2]*8" office:value-type="float" office:value="832">
            <text:p>832 kg</text:p>
          </table:table-cell>
          <table:table-cell table:style-name="ce19" table:formula="oooc:=[.$B130]*10+430+[.Q$2]*8" office:value-type="float" office:value="840">
            <text:p>840 kg</text:p>
          </table:table-cell>
          <table:table-cell table:style-name="ce19" table:formula="oooc:=[.$B130]*10+430+[.R$2]*8" office:value-type="float" office:value="848">
            <text:p>848 kg</text:p>
          </table:table-cell>
          <table:table-cell table:style-name="ce19" table:formula="oooc:=[.$B130]*10+430+[.S$2]*8" office:value-type="float" office:value="856">
            <text:p>856 kg</text:p>
          </table:table-cell>
          <table:table-cell table:style-name="ce19" table:formula="oooc:=[.$B130]*10+430+[.T$2]*8" office:value-type="float" office:value="864">
            <text:p>864 kg</text:p>
          </table:table-cell>
          <table:table-cell table:style-name="ce19" table:formula="oooc:=[.$B130]*10+430+[.U$2]*8" office:value-type="float" office:value="872">
            <text:p>872 kg</text:p>
          </table:table-cell>
          <table:table-cell table:style-name="ce19" table:formula="oooc:=[.$B130]*10+430+[.V$2]*8" office:value-type="float" office:value="880">
            <text:p>880 kg</text:p>
          </table:table-cell>
          <table:table-cell table:style-name="ce19" table:formula="oooc:=[.$B130]*10+430+[.W$2]*8" office:value-type="float" office:value="888">
            <text:p>888 kg</text:p>
          </table:table-cell>
          <table:table-cell table:style-name="ce19" table:formula="oooc:=[.$B130]*10+430+[.X$2]*8" office:value-type="float" office:value="896">
            <text:p>896 kg</text:p>
          </table:table-cell>
          <table:table-cell table:style-name="ce19" table:formula="oooc:=[.$B130]*10+430+[.Y$2]*8" office:value-type="float" office:value="904">
            <text:p>904 kg</text:p>
          </table:table-cell>
          <table:table-cell table:style-name="ce19" table:formula="oooc:=[.$B130]*10+430+[.Z$2]*8" office:value-type="float" office:value="912">
            <text:p>912 kg</text:p>
          </table:table-cell>
          <table:table-cell table:style-name="ce19" table:formula="oooc:=[.$B130]*10+430+[.AA$2]*8" office:value-type="float" office:value="920">
            <text:p>920 kg</text:p>
          </table:table-cell>
          <table:table-cell table:style-name="ce19" table:formula="oooc:=[.$B130]*10+430+[.AB$2]*8" office:value-type="float" office:value="928">
            <text:p>928 kg</text:p>
          </table:table-cell>
          <table:table-cell table:style-name="ce19" table:formula="oooc:=[.$B130]*10+430+[.AC$2]*8" office:value-type="float" office:value="936">
            <text:p>936 kg</text:p>
          </table:table-cell>
          <table:table-cell table:style-name="ce19" table:formula="oooc:=[.$B130]*10+430+[.AD$2]*8" office:value-type="float" office:value="944">
            <text:p>944 kg</text:p>
          </table:table-cell>
          <table:table-cell table:style-name="ce19" table:formula="oooc:=[.$B130]*10+430+[.AE$2]*8" office:value-type="float" office:value="952">
            <text:p>952 kg</text:p>
          </table:table-cell>
          <table:table-cell table:style-name="ce19" table:formula="oooc:=[.$B130]*10+430+[.AF$2]*8" office:value-type="float" office:value="960">
            <text:p>9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style-name="ce19" table:formula="oooc:=[.$B131]*10+430+[.C$2]*8" office:value-type="float" office:value="738">
            <text:p>738 kg</text:p>
          </table:table-cell>
          <table:table-cell table:style-name="ce19" table:formula="oooc:=[.$B131]*10+430+[.D$2]*8" office:value-type="float" office:value="746">
            <text:p>746 kg</text:p>
          </table:table-cell>
          <table:table-cell table:style-name="ce19" table:formula="oooc:=[.$B131]*10+430+[.E$2]*8" office:value-type="float" office:value="754">
            <text:p>754 kg</text:p>
          </table:table-cell>
          <table:table-cell table:style-name="ce19" table:formula="oooc:=[.$B131]*10+430+[.F$2]*8" office:value-type="float" office:value="762">
            <text:p>762 kg</text:p>
          </table:table-cell>
          <table:table-cell table:style-name="ce19" table:formula="oooc:=[.$B131]*10+430+[.G$2]*8" office:value-type="float" office:value="770">
            <text:p>770 kg</text:p>
          </table:table-cell>
          <table:table-cell table:style-name="ce19" table:formula="oooc:=[.$B131]*10+430+[.H$2]*8" office:value-type="float" office:value="778">
            <text:p>778 kg</text:p>
          </table:table-cell>
          <table:table-cell table:style-name="ce19" table:formula="oooc:=[.$B131]*10+430+[.I$2]*8" office:value-type="float" office:value="786">
            <text:p>786 kg</text:p>
          </table:table-cell>
          <table:table-cell table:style-name="ce19" table:formula="oooc:=[.$B131]*10+430+[.J$2]*8" office:value-type="float" office:value="794">
            <text:p>794 kg</text:p>
          </table:table-cell>
          <table:table-cell table:style-name="ce19" table:formula="oooc:=[.$B131]*10+430+[.K$2]*8" office:value-type="float" office:value="802">
            <text:p>802 kg</text:p>
          </table:table-cell>
          <table:table-cell table:style-name="ce19" table:formula="oooc:=[.$B131]*10+430+[.L$2]*8" office:value-type="float" office:value="810">
            <text:p>810 kg</text:p>
          </table:table-cell>
          <table:table-cell table:style-name="ce19" table:formula="oooc:=[.$B131]*10+430+[.M$2]*8" office:value-type="float" office:value="818">
            <text:p>818 kg</text:p>
          </table:table-cell>
          <table:table-cell table:style-name="ce19" table:formula="oooc:=[.$B131]*10+430+[.N$2]*8" office:value-type="float" office:value="826">
            <text:p>826 kg</text:p>
          </table:table-cell>
          <table:table-cell table:style-name="ce19" table:formula="oooc:=[.$B131]*10+430+[.O$2]*8" office:value-type="float" office:value="834">
            <text:p>834 kg</text:p>
          </table:table-cell>
          <table:table-cell table:style-name="ce19" table:formula="oooc:=[.$B131]*10+430+[.P$2]*8" office:value-type="float" office:value="842">
            <text:p>842 kg</text:p>
          </table:table-cell>
          <table:table-cell table:style-name="ce19" table:formula="oooc:=[.$B131]*10+430+[.Q$2]*8" office:value-type="float" office:value="850">
            <text:p>850 kg</text:p>
          </table:table-cell>
          <table:table-cell table:style-name="ce19" table:formula="oooc:=[.$B131]*10+430+[.R$2]*8" office:value-type="float" office:value="858">
            <text:p>858 kg</text:p>
          </table:table-cell>
          <table:table-cell table:style-name="ce19" table:formula="oooc:=[.$B131]*10+430+[.S$2]*8" office:value-type="float" office:value="866">
            <text:p>866 kg</text:p>
          </table:table-cell>
          <table:table-cell table:style-name="ce19" table:formula="oooc:=[.$B131]*10+430+[.T$2]*8" office:value-type="float" office:value="874">
            <text:p>874 kg</text:p>
          </table:table-cell>
          <table:table-cell table:style-name="ce19" table:formula="oooc:=[.$B131]*10+430+[.U$2]*8" office:value-type="float" office:value="882">
            <text:p>882 kg</text:p>
          </table:table-cell>
          <table:table-cell table:style-name="ce19" table:formula="oooc:=[.$B131]*10+430+[.V$2]*8" office:value-type="float" office:value="890">
            <text:p>890 kg</text:p>
          </table:table-cell>
          <table:table-cell table:style-name="ce19" table:formula="oooc:=[.$B131]*10+430+[.W$2]*8" office:value-type="float" office:value="898">
            <text:p>898 kg</text:p>
          </table:table-cell>
          <table:table-cell table:style-name="ce19" table:formula="oooc:=[.$B131]*10+430+[.X$2]*8" office:value-type="float" office:value="906">
            <text:p>906 kg</text:p>
          </table:table-cell>
          <table:table-cell table:style-name="ce19" table:formula="oooc:=[.$B131]*10+430+[.Y$2]*8" office:value-type="float" office:value="914">
            <text:p>914 kg</text:p>
          </table:table-cell>
          <table:table-cell table:style-name="ce19" table:formula="oooc:=[.$B131]*10+430+[.Z$2]*8" office:value-type="float" office:value="922">
            <text:p>922 kg</text:p>
          </table:table-cell>
          <table:table-cell table:style-name="ce19" table:formula="oooc:=[.$B131]*10+430+[.AA$2]*8" office:value-type="float" office:value="930">
            <text:p>930 kg</text:p>
          </table:table-cell>
          <table:table-cell table:style-name="ce19" table:formula="oooc:=[.$B131]*10+430+[.AB$2]*8" office:value-type="float" office:value="938">
            <text:p>938 kg</text:p>
          </table:table-cell>
          <table:table-cell table:style-name="ce19" table:formula="oooc:=[.$B131]*10+430+[.AC$2]*8" office:value-type="float" office:value="946">
            <text:p>946 kg</text:p>
          </table:table-cell>
          <table:table-cell table:style-name="ce19" table:formula="oooc:=[.$B131]*10+430+[.AD$2]*8" office:value-type="float" office:value="954">
            <text:p>954 kg</text:p>
          </table:table-cell>
          <table:table-cell table:style-name="ce19" table:formula="oooc:=[.$B131]*10+430+[.AE$2]*8" office:value-type="float" office:value="962">
            <text:p>962 kg</text:p>
          </table:table-cell>
          <table:table-cell table:style-name="ce19" table:formula="oooc:=[.$B131]*10+430+[.AF$2]*8" office:value-type="float" office:value="970">
            <text:p>970 kg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19" table:number-columns-repeated="30"/>
          <table:table-cell table:number-columns-repeated="224"/>
        </table:table-row>
        <table:table-row table:style-name="ro4">
          <table:table-cell table:style-name="ce15" office:value-type="string" table:number-columns-spanned="2" table:number-rows-spanned="2">
            <text:p>Äpfel</text:p>
          </table:table-cell>
          <table:covered-table-cell/>
          <table:table-cell table:style-name="ce18" office:value-type="string" table:number-columns-spanned="30" table:number-rows-spanned="1">
            <text:p>Forschungsstufe</text:p>
          </table:table-cell>
          <table:covered-table-cell table:number-columns-repeated="29"/>
          <table:table-cell table:number-columns-repeated="224"/>
        </table:table-row>
        <table:table-row table:style-name="ro2">
          <table:covered-table-cell table:style-name="ce16"/>
          <table:covered-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table:number-columns-repeated="224"/>
        </table:table-row>
        <table:table-row table:style-name="ro2">
          <table:table-cell table:style-name="ce17" office:value-type="string" table:number-columns-spanned="1" table:number-rows-spanned="30">
            <text:p>Plantage</text:p>
          </table:table-cell>
          <table:table-cell office:value-type="float" office:value="1">
            <text:p>1</text:p>
          </table:table-cell>
          <table:table-cell table:style-name="ce19" table:formula="oooc:=[.$B135]*10+450+[.C$2]*8" office:value-type="float" office:value="468">
            <text:p>468 kg</text:p>
          </table:table-cell>
          <table:table-cell table:style-name="ce19" table:formula="oooc:=[.$B135]*10+450+[.D$2]*8" office:value-type="float" office:value="476">
            <text:p>476 kg</text:p>
          </table:table-cell>
          <table:table-cell table:style-name="ce19" table:formula="oooc:=[.$B135]*10+450+[.E$2]*8" office:value-type="float" office:value="484">
            <text:p>484 kg</text:p>
          </table:table-cell>
          <table:table-cell table:style-name="ce19" table:formula="oooc:=[.$B135]*10+450+[.F$2]*8" office:value-type="float" office:value="492">
            <text:p>492 kg</text:p>
          </table:table-cell>
          <table:table-cell table:style-name="ce19" table:formula="oooc:=[.$B135]*10+450+[.G$2]*8" office:value-type="float" office:value="500">
            <text:p>500 kg</text:p>
          </table:table-cell>
          <table:table-cell table:style-name="ce19" table:formula="oooc:=[.$B135]*10+450+[.H$2]*8" office:value-type="float" office:value="508">
            <text:p>508 kg</text:p>
          </table:table-cell>
          <table:table-cell table:style-name="ce19" table:formula="oooc:=[.$B135]*10+450+[.I$2]*8" office:value-type="float" office:value="516">
            <text:p>516 kg</text:p>
          </table:table-cell>
          <table:table-cell table:style-name="ce19" table:formula="oooc:=[.$B135]*10+450+[.J$2]*8" office:value-type="float" office:value="524">
            <text:p>524 kg</text:p>
          </table:table-cell>
          <table:table-cell table:style-name="ce19" table:formula="oooc:=[.$B135]*10+450+[.K$2]*8" office:value-type="float" office:value="532">
            <text:p>532 kg</text:p>
          </table:table-cell>
          <table:table-cell table:style-name="ce19" table:formula="oooc:=[.$B135]*10+450+[.L$2]*8" office:value-type="float" office:value="540">
            <text:p>540 kg</text:p>
          </table:table-cell>
          <table:table-cell table:style-name="ce19" table:formula="oooc:=[.$B135]*10+450+[.M$2]*8" office:value-type="float" office:value="548">
            <text:p>548 kg</text:p>
          </table:table-cell>
          <table:table-cell table:style-name="ce19" table:formula="oooc:=[.$B135]*10+450+[.N$2]*8" office:value-type="float" office:value="556">
            <text:p>556 kg</text:p>
          </table:table-cell>
          <table:table-cell table:style-name="ce19" table:formula="oooc:=[.$B135]*10+450+[.O$2]*8" office:value-type="float" office:value="564">
            <text:p>564 kg</text:p>
          </table:table-cell>
          <table:table-cell table:style-name="ce19" table:formula="oooc:=[.$B135]*10+450+[.P$2]*8" office:value-type="float" office:value="572">
            <text:p>572 kg</text:p>
          </table:table-cell>
          <table:table-cell table:style-name="ce19" table:formula="oooc:=[.$B135]*10+450+[.Q$2]*8" office:value-type="float" office:value="580">
            <text:p>580 kg</text:p>
          </table:table-cell>
          <table:table-cell table:style-name="ce19" table:formula="oooc:=[.$B135]*10+450+[.R$2]*8" office:value-type="float" office:value="588">
            <text:p>588 kg</text:p>
          </table:table-cell>
          <table:table-cell table:style-name="ce19" table:formula="oooc:=[.$B135]*10+450+[.S$2]*8" office:value-type="float" office:value="596">
            <text:p>596 kg</text:p>
          </table:table-cell>
          <table:table-cell table:style-name="ce19" table:formula="oooc:=[.$B135]*10+450+[.T$2]*8" office:value-type="float" office:value="604">
            <text:p>604 kg</text:p>
          </table:table-cell>
          <table:table-cell table:style-name="ce19" table:formula="oooc:=[.$B135]*10+450+[.U$2]*8" office:value-type="float" office:value="612">
            <text:p>612 kg</text:p>
          </table:table-cell>
          <table:table-cell table:style-name="ce19" table:formula="oooc:=[.$B135]*10+450+[.V$2]*8" office:value-type="float" office:value="620">
            <text:p>620 kg</text:p>
          </table:table-cell>
          <table:table-cell table:style-name="ce19" table:formula="oooc:=[.$B135]*10+450+[.W$2]*8" office:value-type="float" office:value="628">
            <text:p>628 kg</text:p>
          </table:table-cell>
          <table:table-cell table:style-name="ce19" table:formula="oooc:=[.$B135]*10+450+[.X$2]*8" office:value-type="float" office:value="636">
            <text:p>636 kg</text:p>
          </table:table-cell>
          <table:table-cell table:style-name="ce19" table:formula="oooc:=[.$B135]*10+450+[.Y$2]*8" office:value-type="float" office:value="644">
            <text:p>644 kg</text:p>
          </table:table-cell>
          <table:table-cell table:style-name="ce19" table:formula="oooc:=[.$B135]*10+450+[.Z$2]*8" office:value-type="float" office:value="652">
            <text:p>652 kg</text:p>
          </table:table-cell>
          <table:table-cell table:style-name="ce19" table:formula="oooc:=[.$B135]*10+450+[.AA$2]*8" office:value-type="float" office:value="660">
            <text:p>660 kg</text:p>
          </table:table-cell>
          <table:table-cell table:style-name="ce19" table:formula="oooc:=[.$B135]*10+450+[.AB$2]*8" office:value-type="float" office:value="668">
            <text:p>668 kg</text:p>
          </table:table-cell>
          <table:table-cell table:style-name="ce19" table:formula="oooc:=[.$B135]*10+450+[.AC$2]*8" office:value-type="float" office:value="676">
            <text:p>676 kg</text:p>
          </table:table-cell>
          <table:table-cell table:style-name="ce19" table:formula="oooc:=[.$B135]*10+450+[.AD$2]*8" office:value-type="float" office:value="684">
            <text:p>684 kg</text:p>
          </table:table-cell>
          <table:table-cell table:style-name="ce19" table:formula="oooc:=[.$B135]*10+450+[.AE$2]*8" office:value-type="float" office:value="692">
            <text:p>692 kg</text:p>
          </table:table-cell>
          <table:table-cell table:style-name="ce19" table:formula="oooc:=[.$B135]*10+450+[.AF$2]*8" office:value-type="float" office:value="700">
            <text:p>7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19" table:formula="oooc:=[.$B136]*10+450+[.C$2]*8" office:value-type="float" office:value="478">
            <text:p>478 kg</text:p>
          </table:table-cell>
          <table:table-cell table:style-name="ce19" table:formula="oooc:=[.$B136]*10+450+[.D$2]*8" office:value-type="float" office:value="486">
            <text:p>486 kg</text:p>
          </table:table-cell>
          <table:table-cell table:style-name="ce19" table:formula="oooc:=[.$B136]*10+450+[.E$2]*8" office:value-type="float" office:value="494">
            <text:p>494 kg</text:p>
          </table:table-cell>
          <table:table-cell table:style-name="ce19" table:formula="oooc:=[.$B136]*10+450+[.F$2]*8" office:value-type="float" office:value="502">
            <text:p>502 kg</text:p>
          </table:table-cell>
          <table:table-cell table:style-name="ce19" table:formula="oooc:=[.$B136]*10+450+[.G$2]*8" office:value-type="float" office:value="510">
            <text:p>510 kg</text:p>
          </table:table-cell>
          <table:table-cell table:style-name="ce19" table:formula="oooc:=[.$B136]*10+450+[.H$2]*8" office:value-type="float" office:value="518">
            <text:p>518 kg</text:p>
          </table:table-cell>
          <table:table-cell table:style-name="ce19" table:formula="oooc:=[.$B136]*10+450+[.I$2]*8" office:value-type="float" office:value="526">
            <text:p>526 kg</text:p>
          </table:table-cell>
          <table:table-cell table:style-name="ce19" table:formula="oooc:=[.$B136]*10+450+[.J$2]*8" office:value-type="float" office:value="534">
            <text:p>534 kg</text:p>
          </table:table-cell>
          <table:table-cell table:style-name="ce19" table:formula="oooc:=[.$B136]*10+450+[.K$2]*8" office:value-type="float" office:value="542">
            <text:p>542 kg</text:p>
          </table:table-cell>
          <table:table-cell table:style-name="ce19" table:formula="oooc:=[.$B136]*10+450+[.L$2]*8" office:value-type="float" office:value="550">
            <text:p>550 kg</text:p>
          </table:table-cell>
          <table:table-cell table:style-name="ce19" table:formula="oooc:=[.$B136]*10+450+[.M$2]*8" office:value-type="float" office:value="558">
            <text:p>558 kg</text:p>
          </table:table-cell>
          <table:table-cell table:style-name="ce19" table:formula="oooc:=[.$B136]*10+450+[.N$2]*8" office:value-type="float" office:value="566">
            <text:p>566 kg</text:p>
          </table:table-cell>
          <table:table-cell table:style-name="ce19" table:formula="oooc:=[.$B136]*10+450+[.O$2]*8" office:value-type="float" office:value="574">
            <text:p>574 kg</text:p>
          </table:table-cell>
          <table:table-cell table:style-name="ce19" table:formula="oooc:=[.$B136]*10+450+[.P$2]*8" office:value-type="float" office:value="582">
            <text:p>582 kg</text:p>
          </table:table-cell>
          <table:table-cell table:style-name="ce19" table:formula="oooc:=[.$B136]*10+450+[.Q$2]*8" office:value-type="float" office:value="590">
            <text:p>590 kg</text:p>
          </table:table-cell>
          <table:table-cell table:style-name="ce19" table:formula="oooc:=[.$B136]*10+450+[.R$2]*8" office:value-type="float" office:value="598">
            <text:p>598 kg</text:p>
          </table:table-cell>
          <table:table-cell table:style-name="ce19" table:formula="oooc:=[.$B136]*10+450+[.S$2]*8" office:value-type="float" office:value="606">
            <text:p>606 kg</text:p>
          </table:table-cell>
          <table:table-cell table:style-name="ce19" table:formula="oooc:=[.$B136]*10+450+[.T$2]*8" office:value-type="float" office:value="614">
            <text:p>614 kg</text:p>
          </table:table-cell>
          <table:table-cell table:style-name="ce19" table:formula="oooc:=[.$B136]*10+450+[.U$2]*8" office:value-type="float" office:value="622">
            <text:p>622 kg</text:p>
          </table:table-cell>
          <table:table-cell table:style-name="ce19" table:formula="oooc:=[.$B136]*10+450+[.V$2]*8" office:value-type="float" office:value="630">
            <text:p>630 kg</text:p>
          </table:table-cell>
          <table:table-cell table:style-name="ce19" table:formula="oooc:=[.$B136]*10+450+[.W$2]*8" office:value-type="float" office:value="638">
            <text:p>638 kg</text:p>
          </table:table-cell>
          <table:table-cell table:style-name="ce19" table:formula="oooc:=[.$B136]*10+450+[.X$2]*8" office:value-type="float" office:value="646">
            <text:p>646 kg</text:p>
          </table:table-cell>
          <table:table-cell table:style-name="ce19" table:formula="oooc:=[.$B136]*10+450+[.Y$2]*8" office:value-type="float" office:value="654">
            <text:p>654 kg</text:p>
          </table:table-cell>
          <table:table-cell table:style-name="ce19" table:formula="oooc:=[.$B136]*10+450+[.Z$2]*8" office:value-type="float" office:value="662">
            <text:p>662 kg</text:p>
          </table:table-cell>
          <table:table-cell table:style-name="ce19" table:formula="oooc:=[.$B136]*10+450+[.AA$2]*8" office:value-type="float" office:value="670">
            <text:p>670 kg</text:p>
          </table:table-cell>
          <table:table-cell table:style-name="ce19" table:formula="oooc:=[.$B136]*10+450+[.AB$2]*8" office:value-type="float" office:value="678">
            <text:p>678 kg</text:p>
          </table:table-cell>
          <table:table-cell table:style-name="ce19" table:formula="oooc:=[.$B136]*10+450+[.AC$2]*8" office:value-type="float" office:value="686">
            <text:p>686 kg</text:p>
          </table:table-cell>
          <table:table-cell table:style-name="ce19" table:formula="oooc:=[.$B136]*10+450+[.AD$2]*8" office:value-type="float" office:value="694">
            <text:p>694 kg</text:p>
          </table:table-cell>
          <table:table-cell table:style-name="ce19" table:formula="oooc:=[.$B136]*10+450+[.AE$2]*8" office:value-type="float" office:value="702">
            <text:p>702 kg</text:p>
          </table:table-cell>
          <table:table-cell table:style-name="ce19" table:formula="oooc:=[.$B136]*10+450+[.AF$2]*8" office:value-type="float" office:value="710">
            <text:p>7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style-name="ce19" table:formula="oooc:=[.$B137]*10+450+[.C$2]*8" office:value-type="float" office:value="488">
            <text:p>488 kg</text:p>
          </table:table-cell>
          <table:table-cell table:style-name="ce19" table:formula="oooc:=[.$B137]*10+450+[.D$2]*8" office:value-type="float" office:value="496">
            <text:p>496 kg</text:p>
          </table:table-cell>
          <table:table-cell table:style-name="ce19" table:formula="oooc:=[.$B137]*10+450+[.E$2]*8" office:value-type="float" office:value="504">
            <text:p>504 kg</text:p>
          </table:table-cell>
          <table:table-cell table:style-name="ce19" table:formula="oooc:=[.$B137]*10+450+[.F$2]*8" office:value-type="float" office:value="512">
            <text:p>512 kg</text:p>
          </table:table-cell>
          <table:table-cell table:style-name="ce19" table:formula="oooc:=[.$B137]*10+450+[.G$2]*8" office:value-type="float" office:value="520">
            <text:p>520 kg</text:p>
          </table:table-cell>
          <table:table-cell table:style-name="ce19" table:formula="oooc:=[.$B137]*10+450+[.H$2]*8" office:value-type="float" office:value="528">
            <text:p>528 kg</text:p>
          </table:table-cell>
          <table:table-cell table:style-name="ce19" table:formula="oooc:=[.$B137]*10+450+[.I$2]*8" office:value-type="float" office:value="536">
            <text:p>536 kg</text:p>
          </table:table-cell>
          <table:table-cell table:style-name="ce19" table:formula="oooc:=[.$B137]*10+450+[.J$2]*8" office:value-type="float" office:value="544">
            <text:p>544 kg</text:p>
          </table:table-cell>
          <table:table-cell table:style-name="ce19" table:formula="oooc:=[.$B137]*10+450+[.K$2]*8" office:value-type="float" office:value="552">
            <text:p>552 kg</text:p>
          </table:table-cell>
          <table:table-cell table:style-name="ce19" table:formula="oooc:=[.$B137]*10+450+[.L$2]*8" office:value-type="float" office:value="560">
            <text:p>560 kg</text:p>
          </table:table-cell>
          <table:table-cell table:style-name="ce19" table:formula="oooc:=[.$B137]*10+450+[.M$2]*8" office:value-type="float" office:value="568">
            <text:p>568 kg</text:p>
          </table:table-cell>
          <table:table-cell table:style-name="ce19" table:formula="oooc:=[.$B137]*10+450+[.N$2]*8" office:value-type="float" office:value="576">
            <text:p>576 kg</text:p>
          </table:table-cell>
          <table:table-cell table:style-name="ce19" table:formula="oooc:=[.$B137]*10+450+[.O$2]*8" office:value-type="float" office:value="584">
            <text:p>584 kg</text:p>
          </table:table-cell>
          <table:table-cell table:style-name="ce19" table:formula="oooc:=[.$B137]*10+450+[.P$2]*8" office:value-type="float" office:value="592">
            <text:p>592 kg</text:p>
          </table:table-cell>
          <table:table-cell table:style-name="ce19" table:formula="oooc:=[.$B137]*10+450+[.Q$2]*8" office:value-type="float" office:value="600">
            <text:p>600 kg</text:p>
          </table:table-cell>
          <table:table-cell table:style-name="ce19" table:formula="oooc:=[.$B137]*10+450+[.R$2]*8" office:value-type="float" office:value="608">
            <text:p>608 kg</text:p>
          </table:table-cell>
          <table:table-cell table:style-name="ce19" table:formula="oooc:=[.$B137]*10+450+[.S$2]*8" office:value-type="float" office:value="616">
            <text:p>616 kg</text:p>
          </table:table-cell>
          <table:table-cell table:style-name="ce19" table:formula="oooc:=[.$B137]*10+450+[.T$2]*8" office:value-type="float" office:value="624">
            <text:p>624 kg</text:p>
          </table:table-cell>
          <table:table-cell table:style-name="ce19" table:formula="oooc:=[.$B137]*10+450+[.U$2]*8" office:value-type="float" office:value="632">
            <text:p>632 kg</text:p>
          </table:table-cell>
          <table:table-cell table:style-name="ce19" table:formula="oooc:=[.$B137]*10+450+[.V$2]*8" office:value-type="float" office:value="640">
            <text:p>640 kg</text:p>
          </table:table-cell>
          <table:table-cell table:style-name="ce19" table:formula="oooc:=[.$B137]*10+450+[.W$2]*8" office:value-type="float" office:value="648">
            <text:p>648 kg</text:p>
          </table:table-cell>
          <table:table-cell table:style-name="ce19" table:formula="oooc:=[.$B137]*10+450+[.X$2]*8" office:value-type="float" office:value="656">
            <text:p>656 kg</text:p>
          </table:table-cell>
          <table:table-cell table:style-name="ce19" table:formula="oooc:=[.$B137]*10+450+[.Y$2]*8" office:value-type="float" office:value="664">
            <text:p>664 kg</text:p>
          </table:table-cell>
          <table:table-cell table:style-name="ce19" table:formula="oooc:=[.$B137]*10+450+[.Z$2]*8" office:value-type="float" office:value="672">
            <text:p>672 kg</text:p>
          </table:table-cell>
          <table:table-cell table:style-name="ce19" table:formula="oooc:=[.$B137]*10+450+[.AA$2]*8" office:value-type="float" office:value="680">
            <text:p>680 kg</text:p>
          </table:table-cell>
          <table:table-cell table:style-name="ce19" table:formula="oooc:=[.$B137]*10+450+[.AB$2]*8" office:value-type="float" office:value="688">
            <text:p>688 kg</text:p>
          </table:table-cell>
          <table:table-cell table:style-name="ce19" table:formula="oooc:=[.$B137]*10+450+[.AC$2]*8" office:value-type="float" office:value="696">
            <text:p>696 kg</text:p>
          </table:table-cell>
          <table:table-cell table:style-name="ce19" table:formula="oooc:=[.$B137]*10+450+[.AD$2]*8" office:value-type="float" office:value="704">
            <text:p>704 kg</text:p>
          </table:table-cell>
          <table:table-cell table:style-name="ce19" table:formula="oooc:=[.$B137]*10+450+[.AE$2]*8" office:value-type="float" office:value="712">
            <text:p>712 kg</text:p>
          </table:table-cell>
          <table:table-cell table:style-name="ce19" table:formula="oooc:=[.$B137]*10+450+[.AF$2]*8" office:value-type="float" office:value="720">
            <text:p>7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19" table:formula="oooc:=[.$B138]*10+450+[.C$2]*8" office:value-type="float" office:value="498">
            <text:p>498 kg</text:p>
          </table:table-cell>
          <table:table-cell table:style-name="ce19" table:formula="oooc:=[.$B138]*10+450+[.D$2]*8" office:value-type="float" office:value="506">
            <text:p>506 kg</text:p>
          </table:table-cell>
          <table:table-cell table:style-name="ce19" table:formula="oooc:=[.$B138]*10+450+[.E$2]*8" office:value-type="float" office:value="514">
            <text:p>514 kg</text:p>
          </table:table-cell>
          <table:table-cell table:style-name="ce19" table:formula="oooc:=[.$B138]*10+450+[.F$2]*8" office:value-type="float" office:value="522">
            <text:p>522 kg</text:p>
          </table:table-cell>
          <table:table-cell table:style-name="ce19" table:formula="oooc:=[.$B138]*10+450+[.G$2]*8" office:value-type="float" office:value="530">
            <text:p>530 kg</text:p>
          </table:table-cell>
          <table:table-cell table:style-name="ce19" table:formula="oooc:=[.$B138]*10+450+[.H$2]*8" office:value-type="float" office:value="538">
            <text:p>538 kg</text:p>
          </table:table-cell>
          <table:table-cell table:style-name="ce19" table:formula="oooc:=[.$B138]*10+450+[.I$2]*8" office:value-type="float" office:value="546">
            <text:p>546 kg</text:p>
          </table:table-cell>
          <table:table-cell table:style-name="ce19" table:formula="oooc:=[.$B138]*10+450+[.J$2]*8" office:value-type="float" office:value="554">
            <text:p>554 kg</text:p>
          </table:table-cell>
          <table:table-cell table:style-name="ce19" table:formula="oooc:=[.$B138]*10+450+[.K$2]*8" office:value-type="float" office:value="562">
            <text:p>562 kg</text:p>
          </table:table-cell>
          <table:table-cell table:style-name="ce19" table:formula="oooc:=[.$B138]*10+450+[.L$2]*8" office:value-type="float" office:value="570">
            <text:p>570 kg</text:p>
          </table:table-cell>
          <table:table-cell table:style-name="ce19" table:formula="oooc:=[.$B138]*10+450+[.M$2]*8" office:value-type="float" office:value="578">
            <text:p>578 kg</text:p>
          </table:table-cell>
          <table:table-cell table:style-name="ce19" table:formula="oooc:=[.$B138]*10+450+[.N$2]*8" office:value-type="float" office:value="586">
            <text:p>586 kg</text:p>
          </table:table-cell>
          <table:table-cell table:style-name="ce19" table:formula="oooc:=[.$B138]*10+450+[.O$2]*8" office:value-type="float" office:value="594">
            <text:p>594 kg</text:p>
          </table:table-cell>
          <table:table-cell table:style-name="ce19" table:formula="oooc:=[.$B138]*10+450+[.P$2]*8" office:value-type="float" office:value="602">
            <text:p>602 kg</text:p>
          </table:table-cell>
          <table:table-cell table:style-name="ce19" table:formula="oooc:=[.$B138]*10+450+[.Q$2]*8" office:value-type="float" office:value="610">
            <text:p>610 kg</text:p>
          </table:table-cell>
          <table:table-cell table:style-name="ce19" table:formula="oooc:=[.$B138]*10+450+[.R$2]*8" office:value-type="float" office:value="618">
            <text:p>618 kg</text:p>
          </table:table-cell>
          <table:table-cell table:style-name="ce19" table:formula="oooc:=[.$B138]*10+450+[.S$2]*8" office:value-type="float" office:value="626">
            <text:p>626 kg</text:p>
          </table:table-cell>
          <table:table-cell table:style-name="ce19" table:formula="oooc:=[.$B138]*10+450+[.T$2]*8" office:value-type="float" office:value="634">
            <text:p>634 kg</text:p>
          </table:table-cell>
          <table:table-cell table:style-name="ce19" table:formula="oooc:=[.$B138]*10+450+[.U$2]*8" office:value-type="float" office:value="642">
            <text:p>642 kg</text:p>
          </table:table-cell>
          <table:table-cell table:style-name="ce19" table:formula="oooc:=[.$B138]*10+450+[.V$2]*8" office:value-type="float" office:value="650">
            <text:p>650 kg</text:p>
          </table:table-cell>
          <table:table-cell table:style-name="ce19" table:formula="oooc:=[.$B138]*10+450+[.W$2]*8" office:value-type="float" office:value="658">
            <text:p>658 kg</text:p>
          </table:table-cell>
          <table:table-cell table:style-name="ce19" table:formula="oooc:=[.$B138]*10+450+[.X$2]*8" office:value-type="float" office:value="666">
            <text:p>666 kg</text:p>
          </table:table-cell>
          <table:table-cell table:style-name="ce19" table:formula="oooc:=[.$B138]*10+450+[.Y$2]*8" office:value-type="float" office:value="674">
            <text:p>674 kg</text:p>
          </table:table-cell>
          <table:table-cell table:style-name="ce19" table:formula="oooc:=[.$B138]*10+450+[.Z$2]*8" office:value-type="float" office:value="682">
            <text:p>682 kg</text:p>
          </table:table-cell>
          <table:table-cell table:style-name="ce19" table:formula="oooc:=[.$B138]*10+450+[.AA$2]*8" office:value-type="float" office:value="690">
            <text:p>690 kg</text:p>
          </table:table-cell>
          <table:table-cell table:style-name="ce19" table:formula="oooc:=[.$B138]*10+450+[.AB$2]*8" office:value-type="float" office:value="698">
            <text:p>698 kg</text:p>
          </table:table-cell>
          <table:table-cell table:style-name="ce19" table:formula="oooc:=[.$B138]*10+450+[.AC$2]*8" office:value-type="float" office:value="706">
            <text:p>706 kg</text:p>
          </table:table-cell>
          <table:table-cell table:style-name="ce19" table:formula="oooc:=[.$B138]*10+450+[.AD$2]*8" office:value-type="float" office:value="714">
            <text:p>714 kg</text:p>
          </table:table-cell>
          <table:table-cell table:style-name="ce19" table:formula="oooc:=[.$B138]*10+450+[.AE$2]*8" office:value-type="float" office:value="722">
            <text:p>722 kg</text:p>
          </table:table-cell>
          <table:table-cell table:style-name="ce19" table:formula="oooc:=[.$B138]*10+450+[.AF$2]*8" office:value-type="float" office:value="730">
            <text:p>7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style-name="ce19" table:formula="oooc:=[.$B139]*10+450+[.C$2]*8" office:value-type="float" office:value="508">
            <text:p>508 kg</text:p>
          </table:table-cell>
          <table:table-cell table:style-name="ce19" table:formula="oooc:=[.$B139]*10+450+[.D$2]*8" office:value-type="float" office:value="516">
            <text:p>516 kg</text:p>
          </table:table-cell>
          <table:table-cell table:style-name="ce19" table:formula="oooc:=[.$B139]*10+450+[.E$2]*8" office:value-type="float" office:value="524">
            <text:p>524 kg</text:p>
          </table:table-cell>
          <table:table-cell table:style-name="ce19" table:formula="oooc:=[.$B139]*10+450+[.F$2]*8" office:value-type="float" office:value="532">
            <text:p>532 kg</text:p>
          </table:table-cell>
          <table:table-cell table:style-name="ce19" table:formula="oooc:=[.$B139]*10+450+[.G$2]*8" office:value-type="float" office:value="540">
            <text:p>540 kg</text:p>
          </table:table-cell>
          <table:table-cell table:style-name="ce19" table:formula="oooc:=[.$B139]*10+450+[.H$2]*8" office:value-type="float" office:value="548">
            <text:p>548 kg</text:p>
          </table:table-cell>
          <table:table-cell table:style-name="ce19" table:formula="oooc:=[.$B139]*10+450+[.I$2]*8" office:value-type="float" office:value="556">
            <text:p>556 kg</text:p>
          </table:table-cell>
          <table:table-cell table:style-name="ce19" table:formula="oooc:=[.$B139]*10+450+[.J$2]*8" office:value-type="float" office:value="564">
            <text:p>564 kg</text:p>
          </table:table-cell>
          <table:table-cell table:style-name="ce19" table:formula="oooc:=[.$B139]*10+450+[.K$2]*8" office:value-type="float" office:value="572">
            <text:p>572 kg</text:p>
          </table:table-cell>
          <table:table-cell table:style-name="ce19" table:formula="oooc:=[.$B139]*10+450+[.L$2]*8" office:value-type="float" office:value="580">
            <text:p>580 kg</text:p>
          </table:table-cell>
          <table:table-cell table:style-name="ce19" table:formula="oooc:=[.$B139]*10+450+[.M$2]*8" office:value-type="float" office:value="588">
            <text:p>588 kg</text:p>
          </table:table-cell>
          <table:table-cell table:style-name="ce19" table:formula="oooc:=[.$B139]*10+450+[.N$2]*8" office:value-type="float" office:value="596">
            <text:p>596 kg</text:p>
          </table:table-cell>
          <table:table-cell table:style-name="ce19" table:formula="oooc:=[.$B139]*10+450+[.O$2]*8" office:value-type="float" office:value="604">
            <text:p>604 kg</text:p>
          </table:table-cell>
          <table:table-cell table:style-name="ce19" table:formula="oooc:=[.$B139]*10+450+[.P$2]*8" office:value-type="float" office:value="612">
            <text:p>612 kg</text:p>
          </table:table-cell>
          <table:table-cell table:style-name="ce19" table:formula="oooc:=[.$B139]*10+450+[.Q$2]*8" office:value-type="float" office:value="620">
            <text:p>620 kg</text:p>
          </table:table-cell>
          <table:table-cell table:style-name="ce19" table:formula="oooc:=[.$B139]*10+450+[.R$2]*8" office:value-type="float" office:value="628">
            <text:p>628 kg</text:p>
          </table:table-cell>
          <table:table-cell table:style-name="ce19" table:formula="oooc:=[.$B139]*10+450+[.S$2]*8" office:value-type="float" office:value="636">
            <text:p>636 kg</text:p>
          </table:table-cell>
          <table:table-cell table:style-name="ce19" table:formula="oooc:=[.$B139]*10+450+[.T$2]*8" office:value-type="float" office:value="644">
            <text:p>644 kg</text:p>
          </table:table-cell>
          <table:table-cell table:style-name="ce19" table:formula="oooc:=[.$B139]*10+450+[.U$2]*8" office:value-type="float" office:value="652">
            <text:p>652 kg</text:p>
          </table:table-cell>
          <table:table-cell table:style-name="ce19" table:formula="oooc:=[.$B139]*10+450+[.V$2]*8" office:value-type="float" office:value="660">
            <text:p>660 kg</text:p>
          </table:table-cell>
          <table:table-cell table:style-name="ce19" table:formula="oooc:=[.$B139]*10+450+[.W$2]*8" office:value-type="float" office:value="668">
            <text:p>668 kg</text:p>
          </table:table-cell>
          <table:table-cell table:style-name="ce19" table:formula="oooc:=[.$B139]*10+450+[.X$2]*8" office:value-type="float" office:value="676">
            <text:p>676 kg</text:p>
          </table:table-cell>
          <table:table-cell table:style-name="ce19" table:formula="oooc:=[.$B139]*10+450+[.Y$2]*8" office:value-type="float" office:value="684">
            <text:p>684 kg</text:p>
          </table:table-cell>
          <table:table-cell table:style-name="ce19" table:formula="oooc:=[.$B139]*10+450+[.Z$2]*8" office:value-type="float" office:value="692">
            <text:p>692 kg</text:p>
          </table:table-cell>
          <table:table-cell table:style-name="ce19" table:formula="oooc:=[.$B139]*10+450+[.AA$2]*8" office:value-type="float" office:value="700">
            <text:p>700 kg</text:p>
          </table:table-cell>
          <table:table-cell table:style-name="ce19" table:formula="oooc:=[.$B139]*10+450+[.AB$2]*8" office:value-type="float" office:value="708">
            <text:p>708 kg</text:p>
          </table:table-cell>
          <table:table-cell table:style-name="ce19" table:formula="oooc:=[.$B139]*10+450+[.AC$2]*8" office:value-type="float" office:value="716">
            <text:p>716 kg</text:p>
          </table:table-cell>
          <table:table-cell table:style-name="ce19" table:formula="oooc:=[.$B139]*10+450+[.AD$2]*8" office:value-type="float" office:value="724">
            <text:p>724 kg</text:p>
          </table:table-cell>
          <table:table-cell table:style-name="ce19" table:formula="oooc:=[.$B139]*10+450+[.AE$2]*8" office:value-type="float" office:value="732">
            <text:p>732 kg</text:p>
          </table:table-cell>
          <table:table-cell table:style-name="ce19" table:formula="oooc:=[.$B139]*10+450+[.AF$2]*8" office:value-type="float" office:value="740">
            <text:p>7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19" table:formula="oooc:=[.$B140]*10+450+[.C$2]*8" office:value-type="float" office:value="518">
            <text:p>518 kg</text:p>
          </table:table-cell>
          <table:table-cell table:style-name="ce19" table:formula="oooc:=[.$B140]*10+450+[.D$2]*8" office:value-type="float" office:value="526">
            <text:p>526 kg</text:p>
          </table:table-cell>
          <table:table-cell table:style-name="ce19" table:formula="oooc:=[.$B140]*10+450+[.E$2]*8" office:value-type="float" office:value="534">
            <text:p>534 kg</text:p>
          </table:table-cell>
          <table:table-cell table:style-name="ce19" table:formula="oooc:=[.$B140]*10+450+[.F$2]*8" office:value-type="float" office:value="542">
            <text:p>542 kg</text:p>
          </table:table-cell>
          <table:table-cell table:style-name="ce19" table:formula="oooc:=[.$B140]*10+450+[.G$2]*8" office:value-type="float" office:value="550">
            <text:p>550 kg</text:p>
          </table:table-cell>
          <table:table-cell table:style-name="ce19" table:formula="oooc:=[.$B140]*10+450+[.H$2]*8" office:value-type="float" office:value="558">
            <text:p>558 kg</text:p>
          </table:table-cell>
          <table:table-cell table:style-name="ce19" table:formula="oooc:=[.$B140]*10+450+[.I$2]*8" office:value-type="float" office:value="566">
            <text:p>566 kg</text:p>
          </table:table-cell>
          <table:table-cell table:style-name="ce19" table:formula="oooc:=[.$B140]*10+450+[.J$2]*8" office:value-type="float" office:value="574">
            <text:p>574 kg</text:p>
          </table:table-cell>
          <table:table-cell table:style-name="ce19" table:formula="oooc:=[.$B140]*10+450+[.K$2]*8" office:value-type="float" office:value="582">
            <text:p>582 kg</text:p>
          </table:table-cell>
          <table:table-cell table:style-name="ce19" table:formula="oooc:=[.$B140]*10+450+[.L$2]*8" office:value-type="float" office:value="590">
            <text:p>590 kg</text:p>
          </table:table-cell>
          <table:table-cell table:style-name="ce19" table:formula="oooc:=[.$B140]*10+450+[.M$2]*8" office:value-type="float" office:value="598">
            <text:p>598 kg</text:p>
          </table:table-cell>
          <table:table-cell table:style-name="ce19" table:formula="oooc:=[.$B140]*10+450+[.N$2]*8" office:value-type="float" office:value="606">
            <text:p>606 kg</text:p>
          </table:table-cell>
          <table:table-cell table:style-name="ce19" table:formula="oooc:=[.$B140]*10+450+[.O$2]*8" office:value-type="float" office:value="614">
            <text:p>614 kg</text:p>
          </table:table-cell>
          <table:table-cell table:style-name="ce19" table:formula="oooc:=[.$B140]*10+450+[.P$2]*8" office:value-type="float" office:value="622">
            <text:p>622 kg</text:p>
          </table:table-cell>
          <table:table-cell table:style-name="ce19" table:formula="oooc:=[.$B140]*10+450+[.Q$2]*8" office:value-type="float" office:value="630">
            <text:p>630 kg</text:p>
          </table:table-cell>
          <table:table-cell table:style-name="ce19" table:formula="oooc:=[.$B140]*10+450+[.R$2]*8" office:value-type="float" office:value="638">
            <text:p>638 kg</text:p>
          </table:table-cell>
          <table:table-cell table:style-name="ce19" table:formula="oooc:=[.$B140]*10+450+[.S$2]*8" office:value-type="float" office:value="646">
            <text:p>646 kg</text:p>
          </table:table-cell>
          <table:table-cell table:style-name="ce19" table:formula="oooc:=[.$B140]*10+450+[.T$2]*8" office:value-type="float" office:value="654">
            <text:p>654 kg</text:p>
          </table:table-cell>
          <table:table-cell table:style-name="ce19" table:formula="oooc:=[.$B140]*10+450+[.U$2]*8" office:value-type="float" office:value="662">
            <text:p>662 kg</text:p>
          </table:table-cell>
          <table:table-cell table:style-name="ce19" table:formula="oooc:=[.$B140]*10+450+[.V$2]*8" office:value-type="float" office:value="670">
            <text:p>670 kg</text:p>
          </table:table-cell>
          <table:table-cell table:style-name="ce19" table:formula="oooc:=[.$B140]*10+450+[.W$2]*8" office:value-type="float" office:value="678">
            <text:p>678 kg</text:p>
          </table:table-cell>
          <table:table-cell table:style-name="ce19" table:formula="oooc:=[.$B140]*10+450+[.X$2]*8" office:value-type="float" office:value="686">
            <text:p>686 kg</text:p>
          </table:table-cell>
          <table:table-cell table:style-name="ce19" table:formula="oooc:=[.$B140]*10+450+[.Y$2]*8" office:value-type="float" office:value="694">
            <text:p>694 kg</text:p>
          </table:table-cell>
          <table:table-cell table:style-name="ce19" table:formula="oooc:=[.$B140]*10+450+[.Z$2]*8" office:value-type="float" office:value="702">
            <text:p>702 kg</text:p>
          </table:table-cell>
          <table:table-cell table:style-name="ce19" table:formula="oooc:=[.$B140]*10+450+[.AA$2]*8" office:value-type="float" office:value="710">
            <text:p>710 kg</text:p>
          </table:table-cell>
          <table:table-cell table:style-name="ce19" table:formula="oooc:=[.$B140]*10+450+[.AB$2]*8" office:value-type="float" office:value="718">
            <text:p>718 kg</text:p>
          </table:table-cell>
          <table:table-cell table:style-name="ce19" table:formula="oooc:=[.$B140]*10+450+[.AC$2]*8" office:value-type="float" office:value="726">
            <text:p>726 kg</text:p>
          </table:table-cell>
          <table:table-cell table:style-name="ce19" table:formula="oooc:=[.$B140]*10+450+[.AD$2]*8" office:value-type="float" office:value="734">
            <text:p>734 kg</text:p>
          </table:table-cell>
          <table:table-cell table:style-name="ce19" table:formula="oooc:=[.$B140]*10+450+[.AE$2]*8" office:value-type="float" office:value="742">
            <text:p>742 kg</text:p>
          </table:table-cell>
          <table:table-cell table:style-name="ce19" table:formula="oooc:=[.$B140]*10+450+[.AF$2]*8" office:value-type="float" office:value="750">
            <text:p>7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style-name="ce19" table:formula="oooc:=[.$B141]*10+450+[.C$2]*8" office:value-type="float" office:value="528">
            <text:p>528 kg</text:p>
          </table:table-cell>
          <table:table-cell table:style-name="ce19" table:formula="oooc:=[.$B141]*10+450+[.D$2]*8" office:value-type="float" office:value="536">
            <text:p>536 kg</text:p>
          </table:table-cell>
          <table:table-cell table:style-name="ce19" table:formula="oooc:=[.$B141]*10+450+[.E$2]*8" office:value-type="float" office:value="544">
            <text:p>544 kg</text:p>
          </table:table-cell>
          <table:table-cell table:style-name="ce19" table:formula="oooc:=[.$B141]*10+450+[.F$2]*8" office:value-type="float" office:value="552">
            <text:p>552 kg</text:p>
          </table:table-cell>
          <table:table-cell table:style-name="ce19" table:formula="oooc:=[.$B141]*10+450+[.G$2]*8" office:value-type="float" office:value="560">
            <text:p>560 kg</text:p>
          </table:table-cell>
          <table:table-cell table:style-name="ce19" table:formula="oooc:=[.$B141]*10+450+[.H$2]*8" office:value-type="float" office:value="568">
            <text:p>568 kg</text:p>
          </table:table-cell>
          <table:table-cell table:style-name="ce19" table:formula="oooc:=[.$B141]*10+450+[.I$2]*8" office:value-type="float" office:value="576">
            <text:p>576 kg</text:p>
          </table:table-cell>
          <table:table-cell table:style-name="ce19" table:formula="oooc:=[.$B141]*10+450+[.J$2]*8" office:value-type="float" office:value="584">
            <text:p>584 kg</text:p>
          </table:table-cell>
          <table:table-cell table:style-name="ce19" table:formula="oooc:=[.$B141]*10+450+[.K$2]*8" office:value-type="float" office:value="592">
            <text:p>592 kg</text:p>
          </table:table-cell>
          <table:table-cell table:style-name="ce19" table:formula="oooc:=[.$B141]*10+450+[.L$2]*8" office:value-type="float" office:value="600">
            <text:p>600 kg</text:p>
          </table:table-cell>
          <table:table-cell table:style-name="ce19" table:formula="oooc:=[.$B141]*10+450+[.M$2]*8" office:value-type="float" office:value="608">
            <text:p>608 kg</text:p>
          </table:table-cell>
          <table:table-cell table:style-name="ce19" table:formula="oooc:=[.$B141]*10+450+[.N$2]*8" office:value-type="float" office:value="616">
            <text:p>616 kg</text:p>
          </table:table-cell>
          <table:table-cell table:style-name="ce19" table:formula="oooc:=[.$B141]*10+450+[.O$2]*8" office:value-type="float" office:value="624">
            <text:p>624 kg</text:p>
          </table:table-cell>
          <table:table-cell table:style-name="ce19" table:formula="oooc:=[.$B141]*10+450+[.P$2]*8" office:value-type="float" office:value="632">
            <text:p>632 kg</text:p>
          </table:table-cell>
          <table:table-cell table:style-name="ce19" table:formula="oooc:=[.$B141]*10+450+[.Q$2]*8" office:value-type="float" office:value="640">
            <text:p>640 kg</text:p>
          </table:table-cell>
          <table:table-cell table:style-name="ce19" table:formula="oooc:=[.$B141]*10+450+[.R$2]*8" office:value-type="float" office:value="648">
            <text:p>648 kg</text:p>
          </table:table-cell>
          <table:table-cell table:style-name="ce19" table:formula="oooc:=[.$B141]*10+450+[.S$2]*8" office:value-type="float" office:value="656">
            <text:p>656 kg</text:p>
          </table:table-cell>
          <table:table-cell table:style-name="ce19" table:formula="oooc:=[.$B141]*10+450+[.T$2]*8" office:value-type="float" office:value="664">
            <text:p>664 kg</text:p>
          </table:table-cell>
          <table:table-cell table:style-name="ce19" table:formula="oooc:=[.$B141]*10+450+[.U$2]*8" office:value-type="float" office:value="672">
            <text:p>672 kg</text:p>
          </table:table-cell>
          <table:table-cell table:style-name="ce19" table:formula="oooc:=[.$B141]*10+450+[.V$2]*8" office:value-type="float" office:value="680">
            <text:p>680 kg</text:p>
          </table:table-cell>
          <table:table-cell table:style-name="ce19" table:formula="oooc:=[.$B141]*10+450+[.W$2]*8" office:value-type="float" office:value="688">
            <text:p>688 kg</text:p>
          </table:table-cell>
          <table:table-cell table:style-name="ce19" table:formula="oooc:=[.$B141]*10+450+[.X$2]*8" office:value-type="float" office:value="696">
            <text:p>696 kg</text:p>
          </table:table-cell>
          <table:table-cell table:style-name="ce19" table:formula="oooc:=[.$B141]*10+450+[.Y$2]*8" office:value-type="float" office:value="704">
            <text:p>704 kg</text:p>
          </table:table-cell>
          <table:table-cell table:style-name="ce19" table:formula="oooc:=[.$B141]*10+450+[.Z$2]*8" office:value-type="float" office:value="712">
            <text:p>712 kg</text:p>
          </table:table-cell>
          <table:table-cell table:style-name="ce19" table:formula="oooc:=[.$B141]*10+450+[.AA$2]*8" office:value-type="float" office:value="720">
            <text:p>720 kg</text:p>
          </table:table-cell>
          <table:table-cell table:style-name="ce19" table:formula="oooc:=[.$B141]*10+450+[.AB$2]*8" office:value-type="float" office:value="728">
            <text:p>728 kg</text:p>
          </table:table-cell>
          <table:table-cell table:style-name="ce19" table:formula="oooc:=[.$B141]*10+450+[.AC$2]*8" office:value-type="float" office:value="736">
            <text:p>736 kg</text:p>
          </table:table-cell>
          <table:table-cell table:style-name="ce19" table:formula="oooc:=[.$B141]*10+450+[.AD$2]*8" office:value-type="float" office:value="744">
            <text:p>744 kg</text:p>
          </table:table-cell>
          <table:table-cell table:style-name="ce19" table:formula="oooc:=[.$B141]*10+450+[.AE$2]*8" office:value-type="float" office:value="752">
            <text:p>752 kg</text:p>
          </table:table-cell>
          <table:table-cell table:style-name="ce19" table:formula="oooc:=[.$B141]*10+450+[.AF$2]*8" office:value-type="float" office:value="760">
            <text:p>7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19" table:formula="oooc:=[.$B142]*10+450+[.C$2]*8" office:value-type="float" office:value="538">
            <text:p>538 kg</text:p>
          </table:table-cell>
          <table:table-cell table:style-name="ce19" table:formula="oooc:=[.$B142]*10+450+[.D$2]*8" office:value-type="float" office:value="546">
            <text:p>546 kg</text:p>
          </table:table-cell>
          <table:table-cell table:style-name="ce19" table:formula="oooc:=[.$B142]*10+450+[.E$2]*8" office:value-type="float" office:value="554">
            <text:p>554 kg</text:p>
          </table:table-cell>
          <table:table-cell table:style-name="ce19" table:formula="oooc:=[.$B142]*10+450+[.F$2]*8" office:value-type="float" office:value="562">
            <text:p>562 kg</text:p>
          </table:table-cell>
          <table:table-cell table:style-name="ce19" table:formula="oooc:=[.$B142]*10+450+[.G$2]*8" office:value-type="float" office:value="570">
            <text:p>570 kg</text:p>
          </table:table-cell>
          <table:table-cell table:style-name="ce19" table:formula="oooc:=[.$B142]*10+450+[.H$2]*8" office:value-type="float" office:value="578">
            <text:p>578 kg</text:p>
          </table:table-cell>
          <table:table-cell table:style-name="ce19" table:formula="oooc:=[.$B142]*10+450+[.I$2]*8" office:value-type="float" office:value="586">
            <text:p>586 kg</text:p>
          </table:table-cell>
          <table:table-cell table:style-name="ce19" table:formula="oooc:=[.$B142]*10+450+[.J$2]*8" office:value-type="float" office:value="594">
            <text:p>594 kg</text:p>
          </table:table-cell>
          <table:table-cell table:style-name="ce19" table:formula="oooc:=[.$B142]*10+450+[.K$2]*8" office:value-type="float" office:value="602">
            <text:p>602 kg</text:p>
          </table:table-cell>
          <table:table-cell table:style-name="ce19" table:formula="oooc:=[.$B142]*10+450+[.L$2]*8" office:value-type="float" office:value="610">
            <text:p>610 kg</text:p>
          </table:table-cell>
          <table:table-cell table:style-name="ce19" table:formula="oooc:=[.$B142]*10+450+[.M$2]*8" office:value-type="float" office:value="618">
            <text:p>618 kg</text:p>
          </table:table-cell>
          <table:table-cell table:style-name="ce19" table:formula="oooc:=[.$B142]*10+450+[.N$2]*8" office:value-type="float" office:value="626">
            <text:p>626 kg</text:p>
          </table:table-cell>
          <table:table-cell table:style-name="ce19" table:formula="oooc:=[.$B142]*10+450+[.O$2]*8" office:value-type="float" office:value="634">
            <text:p>634 kg</text:p>
          </table:table-cell>
          <table:table-cell table:style-name="ce19" table:formula="oooc:=[.$B142]*10+450+[.P$2]*8" office:value-type="float" office:value="642">
            <text:p>642 kg</text:p>
          </table:table-cell>
          <table:table-cell table:style-name="ce19" table:formula="oooc:=[.$B142]*10+450+[.Q$2]*8" office:value-type="float" office:value="650">
            <text:p>650 kg</text:p>
          </table:table-cell>
          <table:table-cell table:style-name="ce19" table:formula="oooc:=[.$B142]*10+450+[.R$2]*8" office:value-type="float" office:value="658">
            <text:p>658 kg</text:p>
          </table:table-cell>
          <table:table-cell table:style-name="ce19" table:formula="oooc:=[.$B142]*10+450+[.S$2]*8" office:value-type="float" office:value="666">
            <text:p>666 kg</text:p>
          </table:table-cell>
          <table:table-cell table:style-name="ce19" table:formula="oooc:=[.$B142]*10+450+[.T$2]*8" office:value-type="float" office:value="674">
            <text:p>674 kg</text:p>
          </table:table-cell>
          <table:table-cell table:style-name="ce19" table:formula="oooc:=[.$B142]*10+450+[.U$2]*8" office:value-type="float" office:value="682">
            <text:p>682 kg</text:p>
          </table:table-cell>
          <table:table-cell table:style-name="ce19" table:formula="oooc:=[.$B142]*10+450+[.V$2]*8" office:value-type="float" office:value="690">
            <text:p>690 kg</text:p>
          </table:table-cell>
          <table:table-cell table:style-name="ce19" table:formula="oooc:=[.$B142]*10+450+[.W$2]*8" office:value-type="float" office:value="698">
            <text:p>698 kg</text:p>
          </table:table-cell>
          <table:table-cell table:style-name="ce19" table:formula="oooc:=[.$B142]*10+450+[.X$2]*8" office:value-type="float" office:value="706">
            <text:p>706 kg</text:p>
          </table:table-cell>
          <table:table-cell table:style-name="ce19" table:formula="oooc:=[.$B142]*10+450+[.Y$2]*8" office:value-type="float" office:value="714">
            <text:p>714 kg</text:p>
          </table:table-cell>
          <table:table-cell table:style-name="ce19" table:formula="oooc:=[.$B142]*10+450+[.Z$2]*8" office:value-type="float" office:value="722">
            <text:p>722 kg</text:p>
          </table:table-cell>
          <table:table-cell table:style-name="ce19" table:formula="oooc:=[.$B142]*10+450+[.AA$2]*8" office:value-type="float" office:value="730">
            <text:p>730 kg</text:p>
          </table:table-cell>
          <table:table-cell table:style-name="ce19" table:formula="oooc:=[.$B142]*10+450+[.AB$2]*8" office:value-type="float" office:value="738">
            <text:p>738 kg</text:p>
          </table:table-cell>
          <table:table-cell table:style-name="ce19" table:formula="oooc:=[.$B142]*10+450+[.AC$2]*8" office:value-type="float" office:value="746">
            <text:p>746 kg</text:p>
          </table:table-cell>
          <table:table-cell table:style-name="ce19" table:formula="oooc:=[.$B142]*10+450+[.AD$2]*8" office:value-type="float" office:value="754">
            <text:p>754 kg</text:p>
          </table:table-cell>
          <table:table-cell table:style-name="ce19" table:formula="oooc:=[.$B142]*10+450+[.AE$2]*8" office:value-type="float" office:value="762">
            <text:p>762 kg</text:p>
          </table:table-cell>
          <table:table-cell table:style-name="ce19" table:formula="oooc:=[.$B142]*10+450+[.AF$2]*8" office:value-type="float" office:value="770">
            <text:p>7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style-name="ce19" table:formula="oooc:=[.$B143]*10+450+[.C$2]*8" office:value-type="float" office:value="548">
            <text:p>548 kg</text:p>
          </table:table-cell>
          <table:table-cell table:style-name="ce19" table:formula="oooc:=[.$B143]*10+450+[.D$2]*8" office:value-type="float" office:value="556">
            <text:p>556 kg</text:p>
          </table:table-cell>
          <table:table-cell table:style-name="ce19" table:formula="oooc:=[.$B143]*10+450+[.E$2]*8" office:value-type="float" office:value="564">
            <text:p>564 kg</text:p>
          </table:table-cell>
          <table:table-cell table:style-name="ce19" table:formula="oooc:=[.$B143]*10+450+[.F$2]*8" office:value-type="float" office:value="572">
            <text:p>572 kg</text:p>
          </table:table-cell>
          <table:table-cell table:style-name="ce19" table:formula="oooc:=[.$B143]*10+450+[.G$2]*8" office:value-type="float" office:value="580">
            <text:p>580 kg</text:p>
          </table:table-cell>
          <table:table-cell table:style-name="ce19" table:formula="oooc:=[.$B143]*10+450+[.H$2]*8" office:value-type="float" office:value="588">
            <text:p>588 kg</text:p>
          </table:table-cell>
          <table:table-cell table:style-name="ce19" table:formula="oooc:=[.$B143]*10+450+[.I$2]*8" office:value-type="float" office:value="596">
            <text:p>596 kg</text:p>
          </table:table-cell>
          <table:table-cell table:style-name="ce19" table:formula="oooc:=[.$B143]*10+450+[.J$2]*8" office:value-type="float" office:value="604">
            <text:p>604 kg</text:p>
          </table:table-cell>
          <table:table-cell table:style-name="ce19" table:formula="oooc:=[.$B143]*10+450+[.K$2]*8" office:value-type="float" office:value="612">
            <text:p>612 kg</text:p>
          </table:table-cell>
          <table:table-cell table:style-name="ce19" table:formula="oooc:=[.$B143]*10+450+[.L$2]*8" office:value-type="float" office:value="620">
            <text:p>620 kg</text:p>
          </table:table-cell>
          <table:table-cell table:style-name="ce19" table:formula="oooc:=[.$B143]*10+450+[.M$2]*8" office:value-type="float" office:value="628">
            <text:p>628 kg</text:p>
          </table:table-cell>
          <table:table-cell table:style-name="ce19" table:formula="oooc:=[.$B143]*10+450+[.N$2]*8" office:value-type="float" office:value="636">
            <text:p>636 kg</text:p>
          </table:table-cell>
          <table:table-cell table:style-name="ce19" table:formula="oooc:=[.$B143]*10+450+[.O$2]*8" office:value-type="float" office:value="644">
            <text:p>644 kg</text:p>
          </table:table-cell>
          <table:table-cell table:style-name="ce19" table:formula="oooc:=[.$B143]*10+450+[.P$2]*8" office:value-type="float" office:value="652">
            <text:p>652 kg</text:p>
          </table:table-cell>
          <table:table-cell table:style-name="ce19" table:formula="oooc:=[.$B143]*10+450+[.Q$2]*8" office:value-type="float" office:value="660">
            <text:p>660 kg</text:p>
          </table:table-cell>
          <table:table-cell table:style-name="ce19" table:formula="oooc:=[.$B143]*10+450+[.R$2]*8" office:value-type="float" office:value="668">
            <text:p>668 kg</text:p>
          </table:table-cell>
          <table:table-cell table:style-name="ce19" table:formula="oooc:=[.$B143]*10+450+[.S$2]*8" office:value-type="float" office:value="676">
            <text:p>676 kg</text:p>
          </table:table-cell>
          <table:table-cell table:style-name="ce19" table:formula="oooc:=[.$B143]*10+450+[.T$2]*8" office:value-type="float" office:value="684">
            <text:p>684 kg</text:p>
          </table:table-cell>
          <table:table-cell table:style-name="ce19" table:formula="oooc:=[.$B143]*10+450+[.U$2]*8" office:value-type="float" office:value="692">
            <text:p>692 kg</text:p>
          </table:table-cell>
          <table:table-cell table:style-name="ce19" table:formula="oooc:=[.$B143]*10+450+[.V$2]*8" office:value-type="float" office:value="700">
            <text:p>700 kg</text:p>
          </table:table-cell>
          <table:table-cell table:style-name="ce19" table:formula="oooc:=[.$B143]*10+450+[.W$2]*8" office:value-type="float" office:value="708">
            <text:p>708 kg</text:p>
          </table:table-cell>
          <table:table-cell table:style-name="ce19" table:formula="oooc:=[.$B143]*10+450+[.X$2]*8" office:value-type="float" office:value="716">
            <text:p>716 kg</text:p>
          </table:table-cell>
          <table:table-cell table:style-name="ce19" table:formula="oooc:=[.$B143]*10+450+[.Y$2]*8" office:value-type="float" office:value="724">
            <text:p>724 kg</text:p>
          </table:table-cell>
          <table:table-cell table:style-name="ce19" table:formula="oooc:=[.$B143]*10+450+[.Z$2]*8" office:value-type="float" office:value="732">
            <text:p>732 kg</text:p>
          </table:table-cell>
          <table:table-cell table:style-name="ce19" table:formula="oooc:=[.$B143]*10+450+[.AA$2]*8" office:value-type="float" office:value="740">
            <text:p>740 kg</text:p>
          </table:table-cell>
          <table:table-cell table:style-name="ce19" table:formula="oooc:=[.$B143]*10+450+[.AB$2]*8" office:value-type="float" office:value="748">
            <text:p>748 kg</text:p>
          </table:table-cell>
          <table:table-cell table:style-name="ce19" table:formula="oooc:=[.$B143]*10+450+[.AC$2]*8" office:value-type="float" office:value="756">
            <text:p>756 kg</text:p>
          </table:table-cell>
          <table:table-cell table:style-name="ce19" table:formula="oooc:=[.$B143]*10+450+[.AD$2]*8" office:value-type="float" office:value="764">
            <text:p>764 kg</text:p>
          </table:table-cell>
          <table:table-cell table:style-name="ce19" table:formula="oooc:=[.$B143]*10+450+[.AE$2]*8" office:value-type="float" office:value="772">
            <text:p>772 kg</text:p>
          </table:table-cell>
          <table:table-cell table:style-name="ce19" table:formula="oooc:=[.$B143]*10+450+[.AF$2]*8" office:value-type="float" office:value="780">
            <text:p>7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style-name="ce19" table:formula="oooc:=[.$B144]*10+450+[.C$2]*8" office:value-type="float" office:value="558">
            <text:p>558 kg</text:p>
          </table:table-cell>
          <table:table-cell table:style-name="ce19" table:formula="oooc:=[.$B144]*10+450+[.D$2]*8" office:value-type="float" office:value="566">
            <text:p>566 kg</text:p>
          </table:table-cell>
          <table:table-cell table:style-name="ce19" table:formula="oooc:=[.$B144]*10+450+[.E$2]*8" office:value-type="float" office:value="574">
            <text:p>574 kg</text:p>
          </table:table-cell>
          <table:table-cell table:style-name="ce19" table:formula="oooc:=[.$B144]*10+450+[.F$2]*8" office:value-type="float" office:value="582">
            <text:p>582 kg</text:p>
          </table:table-cell>
          <table:table-cell table:style-name="ce19" table:formula="oooc:=[.$B144]*10+450+[.G$2]*8" office:value-type="float" office:value="590">
            <text:p>590 kg</text:p>
          </table:table-cell>
          <table:table-cell table:style-name="ce19" table:formula="oooc:=[.$B144]*10+450+[.H$2]*8" office:value-type="float" office:value="598">
            <text:p>598 kg</text:p>
          </table:table-cell>
          <table:table-cell table:style-name="ce19" table:formula="oooc:=[.$B144]*10+450+[.I$2]*8" office:value-type="float" office:value="606">
            <text:p>606 kg</text:p>
          </table:table-cell>
          <table:table-cell table:style-name="ce19" table:formula="oooc:=[.$B144]*10+450+[.J$2]*8" office:value-type="float" office:value="614">
            <text:p>614 kg</text:p>
          </table:table-cell>
          <table:table-cell table:style-name="ce19" table:formula="oooc:=[.$B144]*10+450+[.K$2]*8" office:value-type="float" office:value="622">
            <text:p>622 kg</text:p>
          </table:table-cell>
          <table:table-cell table:style-name="ce19" table:formula="oooc:=[.$B144]*10+450+[.L$2]*8" office:value-type="float" office:value="630">
            <text:p>630 kg</text:p>
          </table:table-cell>
          <table:table-cell table:style-name="ce19" table:formula="oooc:=[.$B144]*10+450+[.M$2]*8" office:value-type="float" office:value="638">
            <text:p>638 kg</text:p>
          </table:table-cell>
          <table:table-cell table:style-name="ce19" table:formula="oooc:=[.$B144]*10+450+[.N$2]*8" office:value-type="float" office:value="646">
            <text:p>646 kg</text:p>
          </table:table-cell>
          <table:table-cell table:style-name="ce19" table:formula="oooc:=[.$B144]*10+450+[.O$2]*8" office:value-type="float" office:value="654">
            <text:p>654 kg</text:p>
          </table:table-cell>
          <table:table-cell table:style-name="ce19" table:formula="oooc:=[.$B144]*10+450+[.P$2]*8" office:value-type="float" office:value="662">
            <text:p>662 kg</text:p>
          </table:table-cell>
          <table:table-cell table:style-name="ce19" table:formula="oooc:=[.$B144]*10+450+[.Q$2]*8" office:value-type="float" office:value="670">
            <text:p>670 kg</text:p>
          </table:table-cell>
          <table:table-cell table:style-name="ce19" table:formula="oooc:=[.$B144]*10+450+[.R$2]*8" office:value-type="float" office:value="678">
            <text:p>678 kg</text:p>
          </table:table-cell>
          <table:table-cell table:style-name="ce19" table:formula="oooc:=[.$B144]*10+450+[.S$2]*8" office:value-type="float" office:value="686">
            <text:p>686 kg</text:p>
          </table:table-cell>
          <table:table-cell table:style-name="ce19" table:formula="oooc:=[.$B144]*10+450+[.T$2]*8" office:value-type="float" office:value="694">
            <text:p>694 kg</text:p>
          </table:table-cell>
          <table:table-cell table:style-name="ce19" table:formula="oooc:=[.$B144]*10+450+[.U$2]*8" office:value-type="float" office:value="702">
            <text:p>702 kg</text:p>
          </table:table-cell>
          <table:table-cell table:style-name="ce19" table:formula="oooc:=[.$B144]*10+450+[.V$2]*8" office:value-type="float" office:value="710">
            <text:p>710 kg</text:p>
          </table:table-cell>
          <table:table-cell table:style-name="ce19" table:formula="oooc:=[.$B144]*10+450+[.W$2]*8" office:value-type="float" office:value="718">
            <text:p>718 kg</text:p>
          </table:table-cell>
          <table:table-cell table:style-name="ce19" table:formula="oooc:=[.$B144]*10+450+[.X$2]*8" office:value-type="float" office:value="726">
            <text:p>726 kg</text:p>
          </table:table-cell>
          <table:table-cell table:style-name="ce19" table:formula="oooc:=[.$B144]*10+450+[.Y$2]*8" office:value-type="float" office:value="734">
            <text:p>734 kg</text:p>
          </table:table-cell>
          <table:table-cell table:style-name="ce19" table:formula="oooc:=[.$B144]*10+450+[.Z$2]*8" office:value-type="float" office:value="742">
            <text:p>742 kg</text:p>
          </table:table-cell>
          <table:table-cell table:style-name="ce19" table:formula="oooc:=[.$B144]*10+450+[.AA$2]*8" office:value-type="float" office:value="750">
            <text:p>750 kg</text:p>
          </table:table-cell>
          <table:table-cell table:style-name="ce19" table:formula="oooc:=[.$B144]*10+450+[.AB$2]*8" office:value-type="float" office:value="758">
            <text:p>758 kg</text:p>
          </table:table-cell>
          <table:table-cell table:style-name="ce19" table:formula="oooc:=[.$B144]*10+450+[.AC$2]*8" office:value-type="float" office:value="766">
            <text:p>766 kg</text:p>
          </table:table-cell>
          <table:table-cell table:style-name="ce19" table:formula="oooc:=[.$B144]*10+450+[.AD$2]*8" office:value-type="float" office:value="774">
            <text:p>774 kg</text:p>
          </table:table-cell>
          <table:table-cell table:style-name="ce19" table:formula="oooc:=[.$B144]*10+450+[.AE$2]*8" office:value-type="float" office:value="782">
            <text:p>782 kg</text:p>
          </table:table-cell>
          <table:table-cell table:style-name="ce19" table:formula="oooc:=[.$B144]*10+450+[.AF$2]*8" office:value-type="float" office:value="790">
            <text:p>7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style-name="ce19" table:formula="oooc:=[.$B145]*10+450+[.C$2]*8" office:value-type="float" office:value="568">
            <text:p>568 kg</text:p>
          </table:table-cell>
          <table:table-cell table:style-name="ce19" table:formula="oooc:=[.$B145]*10+450+[.D$2]*8" office:value-type="float" office:value="576">
            <text:p>576 kg</text:p>
          </table:table-cell>
          <table:table-cell table:style-name="ce19" table:formula="oooc:=[.$B145]*10+450+[.E$2]*8" office:value-type="float" office:value="584">
            <text:p>584 kg</text:p>
          </table:table-cell>
          <table:table-cell table:style-name="ce19" table:formula="oooc:=[.$B145]*10+450+[.F$2]*8" office:value-type="float" office:value="592">
            <text:p>592 kg</text:p>
          </table:table-cell>
          <table:table-cell table:style-name="ce19" table:formula="oooc:=[.$B145]*10+450+[.G$2]*8" office:value-type="float" office:value="600">
            <text:p>600 kg</text:p>
          </table:table-cell>
          <table:table-cell table:style-name="ce19" table:formula="oooc:=[.$B145]*10+450+[.H$2]*8" office:value-type="float" office:value="608">
            <text:p>608 kg</text:p>
          </table:table-cell>
          <table:table-cell table:style-name="ce19" table:formula="oooc:=[.$B145]*10+450+[.I$2]*8" office:value-type="float" office:value="616">
            <text:p>616 kg</text:p>
          </table:table-cell>
          <table:table-cell table:style-name="ce19" table:formula="oooc:=[.$B145]*10+450+[.J$2]*8" office:value-type="float" office:value="624">
            <text:p>624 kg</text:p>
          </table:table-cell>
          <table:table-cell table:style-name="ce19" table:formula="oooc:=[.$B145]*10+450+[.K$2]*8" office:value-type="float" office:value="632">
            <text:p>632 kg</text:p>
          </table:table-cell>
          <table:table-cell table:style-name="ce19" table:formula="oooc:=[.$B145]*10+450+[.L$2]*8" office:value-type="float" office:value="640">
            <text:p>640 kg</text:p>
          </table:table-cell>
          <table:table-cell table:style-name="ce19" table:formula="oooc:=[.$B145]*10+450+[.M$2]*8" office:value-type="float" office:value="648">
            <text:p>648 kg</text:p>
          </table:table-cell>
          <table:table-cell table:style-name="ce19" table:formula="oooc:=[.$B145]*10+450+[.N$2]*8" office:value-type="float" office:value="656">
            <text:p>656 kg</text:p>
          </table:table-cell>
          <table:table-cell table:style-name="ce19" table:formula="oooc:=[.$B145]*10+450+[.O$2]*8" office:value-type="float" office:value="664">
            <text:p>664 kg</text:p>
          </table:table-cell>
          <table:table-cell table:style-name="ce19" table:formula="oooc:=[.$B145]*10+450+[.P$2]*8" office:value-type="float" office:value="672">
            <text:p>672 kg</text:p>
          </table:table-cell>
          <table:table-cell table:style-name="ce19" table:formula="oooc:=[.$B145]*10+450+[.Q$2]*8" office:value-type="float" office:value="680">
            <text:p>680 kg</text:p>
          </table:table-cell>
          <table:table-cell table:style-name="ce19" table:formula="oooc:=[.$B145]*10+450+[.R$2]*8" office:value-type="float" office:value="688">
            <text:p>688 kg</text:p>
          </table:table-cell>
          <table:table-cell table:style-name="ce19" table:formula="oooc:=[.$B145]*10+450+[.S$2]*8" office:value-type="float" office:value="696">
            <text:p>696 kg</text:p>
          </table:table-cell>
          <table:table-cell table:style-name="ce19" table:formula="oooc:=[.$B145]*10+450+[.T$2]*8" office:value-type="float" office:value="704">
            <text:p>704 kg</text:p>
          </table:table-cell>
          <table:table-cell table:style-name="ce19" table:formula="oooc:=[.$B145]*10+450+[.U$2]*8" office:value-type="float" office:value="712">
            <text:p>712 kg</text:p>
          </table:table-cell>
          <table:table-cell table:style-name="ce19" table:formula="oooc:=[.$B145]*10+450+[.V$2]*8" office:value-type="float" office:value="720">
            <text:p>720 kg</text:p>
          </table:table-cell>
          <table:table-cell table:style-name="ce19" table:formula="oooc:=[.$B145]*10+450+[.W$2]*8" office:value-type="float" office:value="728">
            <text:p>728 kg</text:p>
          </table:table-cell>
          <table:table-cell table:style-name="ce19" table:formula="oooc:=[.$B145]*10+450+[.X$2]*8" office:value-type="float" office:value="736">
            <text:p>736 kg</text:p>
          </table:table-cell>
          <table:table-cell table:style-name="ce19" table:formula="oooc:=[.$B145]*10+450+[.Y$2]*8" office:value-type="float" office:value="744">
            <text:p>744 kg</text:p>
          </table:table-cell>
          <table:table-cell table:style-name="ce19" table:formula="oooc:=[.$B145]*10+450+[.Z$2]*8" office:value-type="float" office:value="752">
            <text:p>752 kg</text:p>
          </table:table-cell>
          <table:table-cell table:style-name="ce19" table:formula="oooc:=[.$B145]*10+450+[.AA$2]*8" office:value-type="float" office:value="760">
            <text:p>760 kg</text:p>
          </table:table-cell>
          <table:table-cell table:style-name="ce19" table:formula="oooc:=[.$B145]*10+450+[.AB$2]*8" office:value-type="float" office:value="768">
            <text:p>768 kg</text:p>
          </table:table-cell>
          <table:table-cell table:style-name="ce19" table:formula="oooc:=[.$B145]*10+450+[.AC$2]*8" office:value-type="float" office:value="776">
            <text:p>776 kg</text:p>
          </table:table-cell>
          <table:table-cell table:style-name="ce19" table:formula="oooc:=[.$B145]*10+450+[.AD$2]*8" office:value-type="float" office:value="784">
            <text:p>784 kg</text:p>
          </table:table-cell>
          <table:table-cell table:style-name="ce19" table:formula="oooc:=[.$B145]*10+450+[.AE$2]*8" office:value-type="float" office:value="792">
            <text:p>792 kg</text:p>
          </table:table-cell>
          <table:table-cell table:style-name="ce19" table:formula="oooc:=[.$B145]*10+450+[.AF$2]*8" office:value-type="float" office:value="800">
            <text:p>8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style-name="ce19" table:formula="oooc:=[.$B146]*10+450+[.C$2]*8" office:value-type="float" office:value="578">
            <text:p>578 kg</text:p>
          </table:table-cell>
          <table:table-cell table:style-name="ce19" table:formula="oooc:=[.$B146]*10+450+[.D$2]*8" office:value-type="float" office:value="586">
            <text:p>586 kg</text:p>
          </table:table-cell>
          <table:table-cell table:style-name="ce19" table:formula="oooc:=[.$B146]*10+450+[.E$2]*8" office:value-type="float" office:value="594">
            <text:p>594 kg</text:p>
          </table:table-cell>
          <table:table-cell table:style-name="ce19" table:formula="oooc:=[.$B146]*10+450+[.F$2]*8" office:value-type="float" office:value="602">
            <text:p>602 kg</text:p>
          </table:table-cell>
          <table:table-cell table:style-name="ce19" table:formula="oooc:=[.$B146]*10+450+[.G$2]*8" office:value-type="float" office:value="610">
            <text:p>610 kg</text:p>
          </table:table-cell>
          <table:table-cell table:style-name="ce19" table:formula="oooc:=[.$B146]*10+450+[.H$2]*8" office:value-type="float" office:value="618">
            <text:p>618 kg</text:p>
          </table:table-cell>
          <table:table-cell table:style-name="ce19" table:formula="oooc:=[.$B146]*10+450+[.I$2]*8" office:value-type="float" office:value="626">
            <text:p>626 kg</text:p>
          </table:table-cell>
          <table:table-cell table:style-name="ce19" table:formula="oooc:=[.$B146]*10+450+[.J$2]*8" office:value-type="float" office:value="634">
            <text:p>634 kg</text:p>
          </table:table-cell>
          <table:table-cell table:style-name="ce19" table:formula="oooc:=[.$B146]*10+450+[.K$2]*8" office:value-type="float" office:value="642">
            <text:p>642 kg</text:p>
          </table:table-cell>
          <table:table-cell table:style-name="ce19" table:formula="oooc:=[.$B146]*10+450+[.L$2]*8" office:value-type="float" office:value="650">
            <text:p>650 kg</text:p>
          </table:table-cell>
          <table:table-cell table:style-name="ce19" table:formula="oooc:=[.$B146]*10+450+[.M$2]*8" office:value-type="float" office:value="658">
            <text:p>658 kg</text:p>
          </table:table-cell>
          <table:table-cell table:style-name="ce19" table:formula="oooc:=[.$B146]*10+450+[.N$2]*8" office:value-type="float" office:value="666">
            <text:p>666 kg</text:p>
          </table:table-cell>
          <table:table-cell table:style-name="ce19" table:formula="oooc:=[.$B146]*10+450+[.O$2]*8" office:value-type="float" office:value="674">
            <text:p>674 kg</text:p>
          </table:table-cell>
          <table:table-cell table:style-name="ce19" table:formula="oooc:=[.$B146]*10+450+[.P$2]*8" office:value-type="float" office:value="682">
            <text:p>682 kg</text:p>
          </table:table-cell>
          <table:table-cell table:style-name="ce19" table:formula="oooc:=[.$B146]*10+450+[.Q$2]*8" office:value-type="float" office:value="690">
            <text:p>690 kg</text:p>
          </table:table-cell>
          <table:table-cell table:style-name="ce19" table:formula="oooc:=[.$B146]*10+450+[.R$2]*8" office:value-type="float" office:value="698">
            <text:p>698 kg</text:p>
          </table:table-cell>
          <table:table-cell table:style-name="ce19" table:formula="oooc:=[.$B146]*10+450+[.S$2]*8" office:value-type="float" office:value="706">
            <text:p>706 kg</text:p>
          </table:table-cell>
          <table:table-cell table:style-name="ce19" table:formula="oooc:=[.$B146]*10+450+[.T$2]*8" office:value-type="float" office:value="714">
            <text:p>714 kg</text:p>
          </table:table-cell>
          <table:table-cell table:style-name="ce19" table:formula="oooc:=[.$B146]*10+450+[.U$2]*8" office:value-type="float" office:value="722">
            <text:p>722 kg</text:p>
          </table:table-cell>
          <table:table-cell table:style-name="ce19" table:formula="oooc:=[.$B146]*10+450+[.V$2]*8" office:value-type="float" office:value="730">
            <text:p>730 kg</text:p>
          </table:table-cell>
          <table:table-cell table:style-name="ce19" table:formula="oooc:=[.$B146]*10+450+[.W$2]*8" office:value-type="float" office:value="738">
            <text:p>738 kg</text:p>
          </table:table-cell>
          <table:table-cell table:style-name="ce19" table:formula="oooc:=[.$B146]*10+450+[.X$2]*8" office:value-type="float" office:value="746">
            <text:p>746 kg</text:p>
          </table:table-cell>
          <table:table-cell table:style-name="ce19" table:formula="oooc:=[.$B146]*10+450+[.Y$2]*8" office:value-type="float" office:value="754">
            <text:p>754 kg</text:p>
          </table:table-cell>
          <table:table-cell table:style-name="ce19" table:formula="oooc:=[.$B146]*10+450+[.Z$2]*8" office:value-type="float" office:value="762">
            <text:p>762 kg</text:p>
          </table:table-cell>
          <table:table-cell table:style-name="ce19" table:formula="oooc:=[.$B146]*10+450+[.AA$2]*8" office:value-type="float" office:value="770">
            <text:p>770 kg</text:p>
          </table:table-cell>
          <table:table-cell table:style-name="ce19" table:formula="oooc:=[.$B146]*10+450+[.AB$2]*8" office:value-type="float" office:value="778">
            <text:p>778 kg</text:p>
          </table:table-cell>
          <table:table-cell table:style-name="ce19" table:formula="oooc:=[.$B146]*10+450+[.AC$2]*8" office:value-type="float" office:value="786">
            <text:p>786 kg</text:p>
          </table:table-cell>
          <table:table-cell table:style-name="ce19" table:formula="oooc:=[.$B146]*10+450+[.AD$2]*8" office:value-type="float" office:value="794">
            <text:p>794 kg</text:p>
          </table:table-cell>
          <table:table-cell table:style-name="ce19" table:formula="oooc:=[.$B146]*10+450+[.AE$2]*8" office:value-type="float" office:value="802">
            <text:p>802 kg</text:p>
          </table:table-cell>
          <table:table-cell table:style-name="ce19" table:formula="oooc:=[.$B146]*10+450+[.AF$2]*8" office:value-type="float" office:value="810">
            <text:p>8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style-name="ce19" table:formula="oooc:=[.$B147]*10+450+[.C$2]*8" office:value-type="float" office:value="588">
            <text:p>588 kg</text:p>
          </table:table-cell>
          <table:table-cell table:style-name="ce19" table:formula="oooc:=[.$B147]*10+450+[.D$2]*8" office:value-type="float" office:value="596">
            <text:p>596 kg</text:p>
          </table:table-cell>
          <table:table-cell table:style-name="ce19" table:formula="oooc:=[.$B147]*10+450+[.E$2]*8" office:value-type="float" office:value="604">
            <text:p>604 kg</text:p>
          </table:table-cell>
          <table:table-cell table:style-name="ce19" table:formula="oooc:=[.$B147]*10+450+[.F$2]*8" office:value-type="float" office:value="612">
            <text:p>612 kg</text:p>
          </table:table-cell>
          <table:table-cell table:style-name="ce19" table:formula="oooc:=[.$B147]*10+450+[.G$2]*8" office:value-type="float" office:value="620">
            <text:p>620 kg</text:p>
          </table:table-cell>
          <table:table-cell table:style-name="ce19" table:formula="oooc:=[.$B147]*10+450+[.H$2]*8" office:value-type="float" office:value="628">
            <text:p>628 kg</text:p>
          </table:table-cell>
          <table:table-cell table:style-name="ce19" table:formula="oooc:=[.$B147]*10+450+[.I$2]*8" office:value-type="float" office:value="636">
            <text:p>636 kg</text:p>
          </table:table-cell>
          <table:table-cell table:style-name="ce19" table:formula="oooc:=[.$B147]*10+450+[.J$2]*8" office:value-type="float" office:value="644">
            <text:p>644 kg</text:p>
          </table:table-cell>
          <table:table-cell table:style-name="ce19" table:formula="oooc:=[.$B147]*10+450+[.K$2]*8" office:value-type="float" office:value="652">
            <text:p>652 kg</text:p>
          </table:table-cell>
          <table:table-cell table:style-name="ce19" table:formula="oooc:=[.$B147]*10+450+[.L$2]*8" office:value-type="float" office:value="660">
            <text:p>660 kg</text:p>
          </table:table-cell>
          <table:table-cell table:style-name="ce19" table:formula="oooc:=[.$B147]*10+450+[.M$2]*8" office:value-type="float" office:value="668">
            <text:p>668 kg</text:p>
          </table:table-cell>
          <table:table-cell table:style-name="ce19" table:formula="oooc:=[.$B147]*10+450+[.N$2]*8" office:value-type="float" office:value="676">
            <text:p>676 kg</text:p>
          </table:table-cell>
          <table:table-cell table:style-name="ce19" table:formula="oooc:=[.$B147]*10+450+[.O$2]*8" office:value-type="float" office:value="684">
            <text:p>684 kg</text:p>
          </table:table-cell>
          <table:table-cell table:style-name="ce19" table:formula="oooc:=[.$B147]*10+450+[.P$2]*8" office:value-type="float" office:value="692">
            <text:p>692 kg</text:p>
          </table:table-cell>
          <table:table-cell table:style-name="ce19" table:formula="oooc:=[.$B147]*10+450+[.Q$2]*8" office:value-type="float" office:value="700">
            <text:p>700 kg</text:p>
          </table:table-cell>
          <table:table-cell table:style-name="ce19" table:formula="oooc:=[.$B147]*10+450+[.R$2]*8" office:value-type="float" office:value="708">
            <text:p>708 kg</text:p>
          </table:table-cell>
          <table:table-cell table:style-name="ce19" table:formula="oooc:=[.$B147]*10+450+[.S$2]*8" office:value-type="float" office:value="716">
            <text:p>716 kg</text:p>
          </table:table-cell>
          <table:table-cell table:style-name="ce19" table:formula="oooc:=[.$B147]*10+450+[.T$2]*8" office:value-type="float" office:value="724">
            <text:p>724 kg</text:p>
          </table:table-cell>
          <table:table-cell table:style-name="ce19" table:formula="oooc:=[.$B147]*10+450+[.U$2]*8" office:value-type="float" office:value="732">
            <text:p>732 kg</text:p>
          </table:table-cell>
          <table:table-cell table:style-name="ce19" table:formula="oooc:=[.$B147]*10+450+[.V$2]*8" office:value-type="float" office:value="740">
            <text:p>740 kg</text:p>
          </table:table-cell>
          <table:table-cell table:style-name="ce19" table:formula="oooc:=[.$B147]*10+450+[.W$2]*8" office:value-type="float" office:value="748">
            <text:p>748 kg</text:p>
          </table:table-cell>
          <table:table-cell table:style-name="ce19" table:formula="oooc:=[.$B147]*10+450+[.X$2]*8" office:value-type="float" office:value="756">
            <text:p>756 kg</text:p>
          </table:table-cell>
          <table:table-cell table:style-name="ce19" table:formula="oooc:=[.$B147]*10+450+[.Y$2]*8" office:value-type="float" office:value="764">
            <text:p>764 kg</text:p>
          </table:table-cell>
          <table:table-cell table:style-name="ce19" table:formula="oooc:=[.$B147]*10+450+[.Z$2]*8" office:value-type="float" office:value="772">
            <text:p>772 kg</text:p>
          </table:table-cell>
          <table:table-cell table:style-name="ce19" table:formula="oooc:=[.$B147]*10+450+[.AA$2]*8" office:value-type="float" office:value="780">
            <text:p>780 kg</text:p>
          </table:table-cell>
          <table:table-cell table:style-name="ce19" table:formula="oooc:=[.$B147]*10+450+[.AB$2]*8" office:value-type="float" office:value="788">
            <text:p>788 kg</text:p>
          </table:table-cell>
          <table:table-cell table:style-name="ce19" table:formula="oooc:=[.$B147]*10+450+[.AC$2]*8" office:value-type="float" office:value="796">
            <text:p>796 kg</text:p>
          </table:table-cell>
          <table:table-cell table:style-name="ce19" table:formula="oooc:=[.$B147]*10+450+[.AD$2]*8" office:value-type="float" office:value="804">
            <text:p>804 kg</text:p>
          </table:table-cell>
          <table:table-cell table:style-name="ce19" table:formula="oooc:=[.$B147]*10+450+[.AE$2]*8" office:value-type="float" office:value="812">
            <text:p>812 kg</text:p>
          </table:table-cell>
          <table:table-cell table:style-name="ce19" table:formula="oooc:=[.$B147]*10+450+[.AF$2]*8" office:value-type="float" office:value="820">
            <text:p>8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style-name="ce19" table:formula="oooc:=[.$B148]*10+450+[.C$2]*8" office:value-type="float" office:value="598">
            <text:p>598 kg</text:p>
          </table:table-cell>
          <table:table-cell table:style-name="ce19" table:formula="oooc:=[.$B148]*10+450+[.D$2]*8" office:value-type="float" office:value="606">
            <text:p>606 kg</text:p>
          </table:table-cell>
          <table:table-cell table:style-name="ce19" table:formula="oooc:=[.$B148]*10+450+[.E$2]*8" office:value-type="float" office:value="614">
            <text:p>614 kg</text:p>
          </table:table-cell>
          <table:table-cell table:style-name="ce19" table:formula="oooc:=[.$B148]*10+450+[.F$2]*8" office:value-type="float" office:value="622">
            <text:p>622 kg</text:p>
          </table:table-cell>
          <table:table-cell table:style-name="ce19" table:formula="oooc:=[.$B148]*10+450+[.G$2]*8" office:value-type="float" office:value="630">
            <text:p>630 kg</text:p>
          </table:table-cell>
          <table:table-cell table:style-name="ce19" table:formula="oooc:=[.$B148]*10+450+[.H$2]*8" office:value-type="float" office:value="638">
            <text:p>638 kg</text:p>
          </table:table-cell>
          <table:table-cell table:style-name="ce19" table:formula="oooc:=[.$B148]*10+450+[.I$2]*8" office:value-type="float" office:value="646">
            <text:p>646 kg</text:p>
          </table:table-cell>
          <table:table-cell table:style-name="ce19" table:formula="oooc:=[.$B148]*10+450+[.J$2]*8" office:value-type="float" office:value="654">
            <text:p>654 kg</text:p>
          </table:table-cell>
          <table:table-cell table:style-name="ce19" table:formula="oooc:=[.$B148]*10+450+[.K$2]*8" office:value-type="float" office:value="662">
            <text:p>662 kg</text:p>
          </table:table-cell>
          <table:table-cell table:style-name="ce19" table:formula="oooc:=[.$B148]*10+450+[.L$2]*8" office:value-type="float" office:value="670">
            <text:p>670 kg</text:p>
          </table:table-cell>
          <table:table-cell table:style-name="ce19" table:formula="oooc:=[.$B148]*10+450+[.M$2]*8" office:value-type="float" office:value="678">
            <text:p>678 kg</text:p>
          </table:table-cell>
          <table:table-cell table:style-name="ce19" table:formula="oooc:=[.$B148]*10+450+[.N$2]*8" office:value-type="float" office:value="686">
            <text:p>686 kg</text:p>
          </table:table-cell>
          <table:table-cell table:style-name="ce19" table:formula="oooc:=[.$B148]*10+450+[.O$2]*8" office:value-type="float" office:value="694">
            <text:p>694 kg</text:p>
          </table:table-cell>
          <table:table-cell table:style-name="ce19" table:formula="oooc:=[.$B148]*10+450+[.P$2]*8" office:value-type="float" office:value="702">
            <text:p>702 kg</text:p>
          </table:table-cell>
          <table:table-cell table:style-name="ce19" table:formula="oooc:=[.$B148]*10+450+[.Q$2]*8" office:value-type="float" office:value="710">
            <text:p>710 kg</text:p>
          </table:table-cell>
          <table:table-cell table:style-name="ce19" table:formula="oooc:=[.$B148]*10+450+[.R$2]*8" office:value-type="float" office:value="718">
            <text:p>718 kg</text:p>
          </table:table-cell>
          <table:table-cell table:style-name="ce19" table:formula="oooc:=[.$B148]*10+450+[.S$2]*8" office:value-type="float" office:value="726">
            <text:p>726 kg</text:p>
          </table:table-cell>
          <table:table-cell table:style-name="ce19" table:formula="oooc:=[.$B148]*10+450+[.T$2]*8" office:value-type="float" office:value="734">
            <text:p>734 kg</text:p>
          </table:table-cell>
          <table:table-cell table:style-name="ce19" table:formula="oooc:=[.$B148]*10+450+[.U$2]*8" office:value-type="float" office:value="742">
            <text:p>742 kg</text:p>
          </table:table-cell>
          <table:table-cell table:style-name="ce19" table:formula="oooc:=[.$B148]*10+450+[.V$2]*8" office:value-type="float" office:value="750">
            <text:p>750 kg</text:p>
          </table:table-cell>
          <table:table-cell table:style-name="ce19" table:formula="oooc:=[.$B148]*10+450+[.W$2]*8" office:value-type="float" office:value="758">
            <text:p>758 kg</text:p>
          </table:table-cell>
          <table:table-cell table:style-name="ce19" table:formula="oooc:=[.$B148]*10+450+[.X$2]*8" office:value-type="float" office:value="766">
            <text:p>766 kg</text:p>
          </table:table-cell>
          <table:table-cell table:style-name="ce19" table:formula="oooc:=[.$B148]*10+450+[.Y$2]*8" office:value-type="float" office:value="774">
            <text:p>774 kg</text:p>
          </table:table-cell>
          <table:table-cell table:style-name="ce19" table:formula="oooc:=[.$B148]*10+450+[.Z$2]*8" office:value-type="float" office:value="782">
            <text:p>782 kg</text:p>
          </table:table-cell>
          <table:table-cell table:style-name="ce19" table:formula="oooc:=[.$B148]*10+450+[.AA$2]*8" office:value-type="float" office:value="790">
            <text:p>790 kg</text:p>
          </table:table-cell>
          <table:table-cell table:style-name="ce19" table:formula="oooc:=[.$B148]*10+450+[.AB$2]*8" office:value-type="float" office:value="798">
            <text:p>798 kg</text:p>
          </table:table-cell>
          <table:table-cell table:style-name="ce19" table:formula="oooc:=[.$B148]*10+450+[.AC$2]*8" office:value-type="float" office:value="806">
            <text:p>806 kg</text:p>
          </table:table-cell>
          <table:table-cell table:style-name="ce19" table:formula="oooc:=[.$B148]*10+450+[.AD$2]*8" office:value-type="float" office:value="814">
            <text:p>814 kg</text:p>
          </table:table-cell>
          <table:table-cell table:style-name="ce19" table:formula="oooc:=[.$B148]*10+450+[.AE$2]*8" office:value-type="float" office:value="822">
            <text:p>822 kg</text:p>
          </table:table-cell>
          <table:table-cell table:style-name="ce19" table:formula="oooc:=[.$B148]*10+450+[.AF$2]*8" office:value-type="float" office:value="830">
            <text:p>8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style-name="ce19" table:formula="oooc:=[.$B149]*10+450+[.C$2]*8" office:value-type="float" office:value="608">
            <text:p>608 kg</text:p>
          </table:table-cell>
          <table:table-cell table:style-name="ce19" table:formula="oooc:=[.$B149]*10+450+[.D$2]*8" office:value-type="float" office:value="616">
            <text:p>616 kg</text:p>
          </table:table-cell>
          <table:table-cell table:style-name="ce19" table:formula="oooc:=[.$B149]*10+450+[.E$2]*8" office:value-type="float" office:value="624">
            <text:p>624 kg</text:p>
          </table:table-cell>
          <table:table-cell table:style-name="ce19" table:formula="oooc:=[.$B149]*10+450+[.F$2]*8" office:value-type="float" office:value="632">
            <text:p>632 kg</text:p>
          </table:table-cell>
          <table:table-cell table:style-name="ce19" table:formula="oooc:=[.$B149]*10+450+[.G$2]*8" office:value-type="float" office:value="640">
            <text:p>640 kg</text:p>
          </table:table-cell>
          <table:table-cell table:style-name="ce19" table:formula="oooc:=[.$B149]*10+450+[.H$2]*8" office:value-type="float" office:value="648">
            <text:p>648 kg</text:p>
          </table:table-cell>
          <table:table-cell table:style-name="ce19" table:formula="oooc:=[.$B149]*10+450+[.I$2]*8" office:value-type="float" office:value="656">
            <text:p>656 kg</text:p>
          </table:table-cell>
          <table:table-cell table:style-name="ce19" table:formula="oooc:=[.$B149]*10+450+[.J$2]*8" office:value-type="float" office:value="664">
            <text:p>664 kg</text:p>
          </table:table-cell>
          <table:table-cell table:style-name="ce19" table:formula="oooc:=[.$B149]*10+450+[.K$2]*8" office:value-type="float" office:value="672">
            <text:p>672 kg</text:p>
          </table:table-cell>
          <table:table-cell table:style-name="ce19" table:formula="oooc:=[.$B149]*10+450+[.L$2]*8" office:value-type="float" office:value="680">
            <text:p>680 kg</text:p>
          </table:table-cell>
          <table:table-cell table:style-name="ce19" table:formula="oooc:=[.$B149]*10+450+[.M$2]*8" office:value-type="float" office:value="688">
            <text:p>688 kg</text:p>
          </table:table-cell>
          <table:table-cell table:style-name="ce19" table:formula="oooc:=[.$B149]*10+450+[.N$2]*8" office:value-type="float" office:value="696">
            <text:p>696 kg</text:p>
          </table:table-cell>
          <table:table-cell table:style-name="ce19" table:formula="oooc:=[.$B149]*10+450+[.O$2]*8" office:value-type="float" office:value="704">
            <text:p>704 kg</text:p>
          </table:table-cell>
          <table:table-cell table:style-name="ce19" table:formula="oooc:=[.$B149]*10+450+[.P$2]*8" office:value-type="float" office:value="712">
            <text:p>712 kg</text:p>
          </table:table-cell>
          <table:table-cell table:style-name="ce19" table:formula="oooc:=[.$B149]*10+450+[.Q$2]*8" office:value-type="float" office:value="720">
            <text:p>720 kg</text:p>
          </table:table-cell>
          <table:table-cell table:style-name="ce19" table:formula="oooc:=[.$B149]*10+450+[.R$2]*8" office:value-type="float" office:value="728">
            <text:p>728 kg</text:p>
          </table:table-cell>
          <table:table-cell table:style-name="ce19" table:formula="oooc:=[.$B149]*10+450+[.S$2]*8" office:value-type="float" office:value="736">
            <text:p>736 kg</text:p>
          </table:table-cell>
          <table:table-cell table:style-name="ce19" table:formula="oooc:=[.$B149]*10+450+[.T$2]*8" office:value-type="float" office:value="744">
            <text:p>744 kg</text:p>
          </table:table-cell>
          <table:table-cell table:style-name="ce19" table:formula="oooc:=[.$B149]*10+450+[.U$2]*8" office:value-type="float" office:value="752">
            <text:p>752 kg</text:p>
          </table:table-cell>
          <table:table-cell table:style-name="ce19" table:formula="oooc:=[.$B149]*10+450+[.V$2]*8" office:value-type="float" office:value="760">
            <text:p>760 kg</text:p>
          </table:table-cell>
          <table:table-cell table:style-name="ce19" table:formula="oooc:=[.$B149]*10+450+[.W$2]*8" office:value-type="float" office:value="768">
            <text:p>768 kg</text:p>
          </table:table-cell>
          <table:table-cell table:style-name="ce19" table:formula="oooc:=[.$B149]*10+450+[.X$2]*8" office:value-type="float" office:value="776">
            <text:p>776 kg</text:p>
          </table:table-cell>
          <table:table-cell table:style-name="ce19" table:formula="oooc:=[.$B149]*10+450+[.Y$2]*8" office:value-type="float" office:value="784">
            <text:p>784 kg</text:p>
          </table:table-cell>
          <table:table-cell table:style-name="ce19" table:formula="oooc:=[.$B149]*10+450+[.Z$2]*8" office:value-type="float" office:value="792">
            <text:p>792 kg</text:p>
          </table:table-cell>
          <table:table-cell table:style-name="ce19" table:formula="oooc:=[.$B149]*10+450+[.AA$2]*8" office:value-type="float" office:value="800">
            <text:p>800 kg</text:p>
          </table:table-cell>
          <table:table-cell table:style-name="ce19" table:formula="oooc:=[.$B149]*10+450+[.AB$2]*8" office:value-type="float" office:value="808">
            <text:p>808 kg</text:p>
          </table:table-cell>
          <table:table-cell table:style-name="ce19" table:formula="oooc:=[.$B149]*10+450+[.AC$2]*8" office:value-type="float" office:value="816">
            <text:p>816 kg</text:p>
          </table:table-cell>
          <table:table-cell table:style-name="ce19" table:formula="oooc:=[.$B149]*10+450+[.AD$2]*8" office:value-type="float" office:value="824">
            <text:p>824 kg</text:p>
          </table:table-cell>
          <table:table-cell table:style-name="ce19" table:formula="oooc:=[.$B149]*10+450+[.AE$2]*8" office:value-type="float" office:value="832">
            <text:p>832 kg</text:p>
          </table:table-cell>
          <table:table-cell table:style-name="ce19" table:formula="oooc:=[.$B149]*10+450+[.AF$2]*8" office:value-type="float" office:value="840">
            <text:p>8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style-name="ce19" table:formula="oooc:=[.$B150]*10+450+[.C$2]*8" office:value-type="float" office:value="618">
            <text:p>618 kg</text:p>
          </table:table-cell>
          <table:table-cell table:style-name="ce19" table:formula="oooc:=[.$B150]*10+450+[.D$2]*8" office:value-type="float" office:value="626">
            <text:p>626 kg</text:p>
          </table:table-cell>
          <table:table-cell table:style-name="ce19" table:formula="oooc:=[.$B150]*10+450+[.E$2]*8" office:value-type="float" office:value="634">
            <text:p>634 kg</text:p>
          </table:table-cell>
          <table:table-cell table:style-name="ce19" table:formula="oooc:=[.$B150]*10+450+[.F$2]*8" office:value-type="float" office:value="642">
            <text:p>642 kg</text:p>
          </table:table-cell>
          <table:table-cell table:style-name="ce19" table:formula="oooc:=[.$B150]*10+450+[.G$2]*8" office:value-type="float" office:value="650">
            <text:p>650 kg</text:p>
          </table:table-cell>
          <table:table-cell table:style-name="ce19" table:formula="oooc:=[.$B150]*10+450+[.H$2]*8" office:value-type="float" office:value="658">
            <text:p>658 kg</text:p>
          </table:table-cell>
          <table:table-cell table:style-name="ce19" table:formula="oooc:=[.$B150]*10+450+[.I$2]*8" office:value-type="float" office:value="666">
            <text:p>666 kg</text:p>
          </table:table-cell>
          <table:table-cell table:style-name="ce19" table:formula="oooc:=[.$B150]*10+450+[.J$2]*8" office:value-type="float" office:value="674">
            <text:p>674 kg</text:p>
          </table:table-cell>
          <table:table-cell table:style-name="ce19" table:formula="oooc:=[.$B150]*10+450+[.K$2]*8" office:value-type="float" office:value="682">
            <text:p>682 kg</text:p>
          </table:table-cell>
          <table:table-cell table:style-name="ce19" table:formula="oooc:=[.$B150]*10+450+[.L$2]*8" office:value-type="float" office:value="690">
            <text:p>690 kg</text:p>
          </table:table-cell>
          <table:table-cell table:style-name="ce19" table:formula="oooc:=[.$B150]*10+450+[.M$2]*8" office:value-type="float" office:value="698">
            <text:p>698 kg</text:p>
          </table:table-cell>
          <table:table-cell table:style-name="ce19" table:formula="oooc:=[.$B150]*10+450+[.N$2]*8" office:value-type="float" office:value="706">
            <text:p>706 kg</text:p>
          </table:table-cell>
          <table:table-cell table:style-name="ce19" table:formula="oooc:=[.$B150]*10+450+[.O$2]*8" office:value-type="float" office:value="714">
            <text:p>714 kg</text:p>
          </table:table-cell>
          <table:table-cell table:style-name="ce19" table:formula="oooc:=[.$B150]*10+450+[.P$2]*8" office:value-type="float" office:value="722">
            <text:p>722 kg</text:p>
          </table:table-cell>
          <table:table-cell table:style-name="ce19" table:formula="oooc:=[.$B150]*10+450+[.Q$2]*8" office:value-type="float" office:value="730">
            <text:p>730 kg</text:p>
          </table:table-cell>
          <table:table-cell table:style-name="ce19" table:formula="oooc:=[.$B150]*10+450+[.R$2]*8" office:value-type="float" office:value="738">
            <text:p>738 kg</text:p>
          </table:table-cell>
          <table:table-cell table:style-name="ce19" table:formula="oooc:=[.$B150]*10+450+[.S$2]*8" office:value-type="float" office:value="746">
            <text:p>746 kg</text:p>
          </table:table-cell>
          <table:table-cell table:style-name="ce19" table:formula="oooc:=[.$B150]*10+450+[.T$2]*8" office:value-type="float" office:value="754">
            <text:p>754 kg</text:p>
          </table:table-cell>
          <table:table-cell table:style-name="ce19" table:formula="oooc:=[.$B150]*10+450+[.U$2]*8" office:value-type="float" office:value="762">
            <text:p>762 kg</text:p>
          </table:table-cell>
          <table:table-cell table:style-name="ce19" table:formula="oooc:=[.$B150]*10+450+[.V$2]*8" office:value-type="float" office:value="770">
            <text:p>770 kg</text:p>
          </table:table-cell>
          <table:table-cell table:style-name="ce19" table:formula="oooc:=[.$B150]*10+450+[.W$2]*8" office:value-type="float" office:value="778">
            <text:p>778 kg</text:p>
          </table:table-cell>
          <table:table-cell table:style-name="ce19" table:formula="oooc:=[.$B150]*10+450+[.X$2]*8" office:value-type="float" office:value="786">
            <text:p>786 kg</text:p>
          </table:table-cell>
          <table:table-cell table:style-name="ce19" table:formula="oooc:=[.$B150]*10+450+[.Y$2]*8" office:value-type="float" office:value="794">
            <text:p>794 kg</text:p>
          </table:table-cell>
          <table:table-cell table:style-name="ce19" table:formula="oooc:=[.$B150]*10+450+[.Z$2]*8" office:value-type="float" office:value="802">
            <text:p>802 kg</text:p>
          </table:table-cell>
          <table:table-cell table:style-name="ce19" table:formula="oooc:=[.$B150]*10+450+[.AA$2]*8" office:value-type="float" office:value="810">
            <text:p>810 kg</text:p>
          </table:table-cell>
          <table:table-cell table:style-name="ce19" table:formula="oooc:=[.$B150]*10+450+[.AB$2]*8" office:value-type="float" office:value="818">
            <text:p>818 kg</text:p>
          </table:table-cell>
          <table:table-cell table:style-name="ce19" table:formula="oooc:=[.$B150]*10+450+[.AC$2]*8" office:value-type="float" office:value="826">
            <text:p>826 kg</text:p>
          </table:table-cell>
          <table:table-cell table:style-name="ce19" table:formula="oooc:=[.$B150]*10+450+[.AD$2]*8" office:value-type="float" office:value="834">
            <text:p>834 kg</text:p>
          </table:table-cell>
          <table:table-cell table:style-name="ce19" table:formula="oooc:=[.$B150]*10+450+[.AE$2]*8" office:value-type="float" office:value="842">
            <text:p>842 kg</text:p>
          </table:table-cell>
          <table:table-cell table:style-name="ce19" table:formula="oooc:=[.$B150]*10+450+[.AF$2]*8" office:value-type="float" office:value="850">
            <text:p>8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style-name="ce19" table:formula="oooc:=[.$B151]*10+450+[.C$2]*8" office:value-type="float" office:value="628">
            <text:p>628 kg</text:p>
          </table:table-cell>
          <table:table-cell table:style-name="ce19" table:formula="oooc:=[.$B151]*10+450+[.D$2]*8" office:value-type="float" office:value="636">
            <text:p>636 kg</text:p>
          </table:table-cell>
          <table:table-cell table:style-name="ce19" table:formula="oooc:=[.$B151]*10+450+[.E$2]*8" office:value-type="float" office:value="644">
            <text:p>644 kg</text:p>
          </table:table-cell>
          <table:table-cell table:style-name="ce19" table:formula="oooc:=[.$B151]*10+450+[.F$2]*8" office:value-type="float" office:value="652">
            <text:p>652 kg</text:p>
          </table:table-cell>
          <table:table-cell table:style-name="ce19" table:formula="oooc:=[.$B151]*10+450+[.G$2]*8" office:value-type="float" office:value="660">
            <text:p>660 kg</text:p>
          </table:table-cell>
          <table:table-cell table:style-name="ce19" table:formula="oooc:=[.$B151]*10+450+[.H$2]*8" office:value-type="float" office:value="668">
            <text:p>668 kg</text:p>
          </table:table-cell>
          <table:table-cell table:style-name="ce19" table:formula="oooc:=[.$B151]*10+450+[.I$2]*8" office:value-type="float" office:value="676">
            <text:p>676 kg</text:p>
          </table:table-cell>
          <table:table-cell table:style-name="ce19" table:formula="oooc:=[.$B151]*10+450+[.J$2]*8" office:value-type="float" office:value="684">
            <text:p>684 kg</text:p>
          </table:table-cell>
          <table:table-cell table:style-name="ce19" table:formula="oooc:=[.$B151]*10+450+[.K$2]*8" office:value-type="float" office:value="692">
            <text:p>692 kg</text:p>
          </table:table-cell>
          <table:table-cell table:style-name="ce19" table:formula="oooc:=[.$B151]*10+450+[.L$2]*8" office:value-type="float" office:value="700">
            <text:p>700 kg</text:p>
          </table:table-cell>
          <table:table-cell table:style-name="ce19" table:formula="oooc:=[.$B151]*10+450+[.M$2]*8" office:value-type="float" office:value="708">
            <text:p>708 kg</text:p>
          </table:table-cell>
          <table:table-cell table:style-name="ce19" table:formula="oooc:=[.$B151]*10+450+[.N$2]*8" office:value-type="float" office:value="716">
            <text:p>716 kg</text:p>
          </table:table-cell>
          <table:table-cell table:style-name="ce19" table:formula="oooc:=[.$B151]*10+450+[.O$2]*8" office:value-type="float" office:value="724">
            <text:p>724 kg</text:p>
          </table:table-cell>
          <table:table-cell table:style-name="ce19" table:formula="oooc:=[.$B151]*10+450+[.P$2]*8" office:value-type="float" office:value="732">
            <text:p>732 kg</text:p>
          </table:table-cell>
          <table:table-cell table:style-name="ce19" table:formula="oooc:=[.$B151]*10+450+[.Q$2]*8" office:value-type="float" office:value="740">
            <text:p>740 kg</text:p>
          </table:table-cell>
          <table:table-cell table:style-name="ce19" table:formula="oooc:=[.$B151]*10+450+[.R$2]*8" office:value-type="float" office:value="748">
            <text:p>748 kg</text:p>
          </table:table-cell>
          <table:table-cell table:style-name="ce19" table:formula="oooc:=[.$B151]*10+450+[.S$2]*8" office:value-type="float" office:value="756">
            <text:p>756 kg</text:p>
          </table:table-cell>
          <table:table-cell table:style-name="ce19" table:formula="oooc:=[.$B151]*10+450+[.T$2]*8" office:value-type="float" office:value="764">
            <text:p>764 kg</text:p>
          </table:table-cell>
          <table:table-cell table:style-name="ce19" table:formula="oooc:=[.$B151]*10+450+[.U$2]*8" office:value-type="float" office:value="772">
            <text:p>772 kg</text:p>
          </table:table-cell>
          <table:table-cell table:style-name="ce19" table:formula="oooc:=[.$B151]*10+450+[.V$2]*8" office:value-type="float" office:value="780">
            <text:p>780 kg</text:p>
          </table:table-cell>
          <table:table-cell table:style-name="ce19" table:formula="oooc:=[.$B151]*10+450+[.W$2]*8" office:value-type="float" office:value="788">
            <text:p>788 kg</text:p>
          </table:table-cell>
          <table:table-cell table:style-name="ce19" table:formula="oooc:=[.$B151]*10+450+[.X$2]*8" office:value-type="float" office:value="796">
            <text:p>796 kg</text:p>
          </table:table-cell>
          <table:table-cell table:style-name="ce19" table:formula="oooc:=[.$B151]*10+450+[.Y$2]*8" office:value-type="float" office:value="804">
            <text:p>804 kg</text:p>
          </table:table-cell>
          <table:table-cell table:style-name="ce19" table:formula="oooc:=[.$B151]*10+450+[.Z$2]*8" office:value-type="float" office:value="812">
            <text:p>812 kg</text:p>
          </table:table-cell>
          <table:table-cell table:style-name="ce19" table:formula="oooc:=[.$B151]*10+450+[.AA$2]*8" office:value-type="float" office:value="820">
            <text:p>820 kg</text:p>
          </table:table-cell>
          <table:table-cell table:style-name="ce19" table:formula="oooc:=[.$B151]*10+450+[.AB$2]*8" office:value-type="float" office:value="828">
            <text:p>828 kg</text:p>
          </table:table-cell>
          <table:table-cell table:style-name="ce19" table:formula="oooc:=[.$B151]*10+450+[.AC$2]*8" office:value-type="float" office:value="836">
            <text:p>836 kg</text:p>
          </table:table-cell>
          <table:table-cell table:style-name="ce19" table:formula="oooc:=[.$B151]*10+450+[.AD$2]*8" office:value-type="float" office:value="844">
            <text:p>844 kg</text:p>
          </table:table-cell>
          <table:table-cell table:style-name="ce19" table:formula="oooc:=[.$B151]*10+450+[.AE$2]*8" office:value-type="float" office:value="852">
            <text:p>852 kg</text:p>
          </table:table-cell>
          <table:table-cell table:style-name="ce19" table:formula="oooc:=[.$B151]*10+450+[.AF$2]*8" office:value-type="float" office:value="860">
            <text:p>8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style-name="ce19" table:formula="oooc:=[.$B152]*10+450+[.C$2]*8" office:value-type="float" office:value="638">
            <text:p>638 kg</text:p>
          </table:table-cell>
          <table:table-cell table:style-name="ce19" table:formula="oooc:=[.$B152]*10+450+[.D$2]*8" office:value-type="float" office:value="646">
            <text:p>646 kg</text:p>
          </table:table-cell>
          <table:table-cell table:style-name="ce19" table:formula="oooc:=[.$B152]*10+450+[.E$2]*8" office:value-type="float" office:value="654">
            <text:p>654 kg</text:p>
          </table:table-cell>
          <table:table-cell table:style-name="ce19" table:formula="oooc:=[.$B152]*10+450+[.F$2]*8" office:value-type="float" office:value="662">
            <text:p>662 kg</text:p>
          </table:table-cell>
          <table:table-cell table:style-name="ce19" table:formula="oooc:=[.$B152]*10+450+[.G$2]*8" office:value-type="float" office:value="670">
            <text:p>670 kg</text:p>
          </table:table-cell>
          <table:table-cell table:style-name="ce19" table:formula="oooc:=[.$B152]*10+450+[.H$2]*8" office:value-type="float" office:value="678">
            <text:p>678 kg</text:p>
          </table:table-cell>
          <table:table-cell table:style-name="ce19" table:formula="oooc:=[.$B152]*10+450+[.I$2]*8" office:value-type="float" office:value="686">
            <text:p>686 kg</text:p>
          </table:table-cell>
          <table:table-cell table:style-name="ce19" table:formula="oooc:=[.$B152]*10+450+[.J$2]*8" office:value-type="float" office:value="694">
            <text:p>694 kg</text:p>
          </table:table-cell>
          <table:table-cell table:style-name="ce19" table:formula="oooc:=[.$B152]*10+450+[.K$2]*8" office:value-type="float" office:value="702">
            <text:p>702 kg</text:p>
          </table:table-cell>
          <table:table-cell table:style-name="ce19" table:formula="oooc:=[.$B152]*10+450+[.L$2]*8" office:value-type="float" office:value="710">
            <text:p>710 kg</text:p>
          </table:table-cell>
          <table:table-cell table:style-name="ce19" table:formula="oooc:=[.$B152]*10+450+[.M$2]*8" office:value-type="float" office:value="718">
            <text:p>718 kg</text:p>
          </table:table-cell>
          <table:table-cell table:style-name="ce19" table:formula="oooc:=[.$B152]*10+450+[.N$2]*8" office:value-type="float" office:value="726">
            <text:p>726 kg</text:p>
          </table:table-cell>
          <table:table-cell table:style-name="ce19" table:formula="oooc:=[.$B152]*10+450+[.O$2]*8" office:value-type="float" office:value="734">
            <text:p>734 kg</text:p>
          </table:table-cell>
          <table:table-cell table:style-name="ce19" table:formula="oooc:=[.$B152]*10+450+[.P$2]*8" office:value-type="float" office:value="742">
            <text:p>742 kg</text:p>
          </table:table-cell>
          <table:table-cell table:style-name="ce19" table:formula="oooc:=[.$B152]*10+450+[.Q$2]*8" office:value-type="float" office:value="750">
            <text:p>750 kg</text:p>
          </table:table-cell>
          <table:table-cell table:style-name="ce19" table:formula="oooc:=[.$B152]*10+450+[.R$2]*8" office:value-type="float" office:value="758">
            <text:p>758 kg</text:p>
          </table:table-cell>
          <table:table-cell table:style-name="ce19" table:formula="oooc:=[.$B152]*10+450+[.S$2]*8" office:value-type="float" office:value="766">
            <text:p>766 kg</text:p>
          </table:table-cell>
          <table:table-cell table:style-name="ce19" table:formula="oooc:=[.$B152]*10+450+[.T$2]*8" office:value-type="float" office:value="774">
            <text:p>774 kg</text:p>
          </table:table-cell>
          <table:table-cell table:style-name="ce19" table:formula="oooc:=[.$B152]*10+450+[.U$2]*8" office:value-type="float" office:value="782">
            <text:p>782 kg</text:p>
          </table:table-cell>
          <table:table-cell table:style-name="ce19" table:formula="oooc:=[.$B152]*10+450+[.V$2]*8" office:value-type="float" office:value="790">
            <text:p>790 kg</text:p>
          </table:table-cell>
          <table:table-cell table:style-name="ce19" table:formula="oooc:=[.$B152]*10+450+[.W$2]*8" office:value-type="float" office:value="798">
            <text:p>798 kg</text:p>
          </table:table-cell>
          <table:table-cell table:style-name="ce19" table:formula="oooc:=[.$B152]*10+450+[.X$2]*8" office:value-type="float" office:value="806">
            <text:p>806 kg</text:p>
          </table:table-cell>
          <table:table-cell table:style-name="ce19" table:formula="oooc:=[.$B152]*10+450+[.Y$2]*8" office:value-type="float" office:value="814">
            <text:p>814 kg</text:p>
          </table:table-cell>
          <table:table-cell table:style-name="ce19" table:formula="oooc:=[.$B152]*10+450+[.Z$2]*8" office:value-type="float" office:value="822">
            <text:p>822 kg</text:p>
          </table:table-cell>
          <table:table-cell table:style-name="ce19" table:formula="oooc:=[.$B152]*10+450+[.AA$2]*8" office:value-type="float" office:value="830">
            <text:p>830 kg</text:p>
          </table:table-cell>
          <table:table-cell table:style-name="ce19" table:formula="oooc:=[.$B152]*10+450+[.AB$2]*8" office:value-type="float" office:value="838">
            <text:p>838 kg</text:p>
          </table:table-cell>
          <table:table-cell table:style-name="ce19" table:formula="oooc:=[.$B152]*10+450+[.AC$2]*8" office:value-type="float" office:value="846">
            <text:p>846 kg</text:p>
          </table:table-cell>
          <table:table-cell table:style-name="ce19" table:formula="oooc:=[.$B152]*10+450+[.AD$2]*8" office:value-type="float" office:value="854">
            <text:p>854 kg</text:p>
          </table:table-cell>
          <table:table-cell table:style-name="ce19" table:formula="oooc:=[.$B152]*10+450+[.AE$2]*8" office:value-type="float" office:value="862">
            <text:p>862 kg</text:p>
          </table:table-cell>
          <table:table-cell table:style-name="ce19" table:formula="oooc:=[.$B152]*10+450+[.AF$2]*8" office:value-type="float" office:value="870">
            <text:p>8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style-name="ce19" table:formula="oooc:=[.$B153]*10+450+[.C$2]*8" office:value-type="float" office:value="648">
            <text:p>648 kg</text:p>
          </table:table-cell>
          <table:table-cell table:style-name="ce19" table:formula="oooc:=[.$B153]*10+450+[.D$2]*8" office:value-type="float" office:value="656">
            <text:p>656 kg</text:p>
          </table:table-cell>
          <table:table-cell table:style-name="ce19" table:formula="oooc:=[.$B153]*10+450+[.E$2]*8" office:value-type="float" office:value="664">
            <text:p>664 kg</text:p>
          </table:table-cell>
          <table:table-cell table:style-name="ce19" table:formula="oooc:=[.$B153]*10+450+[.F$2]*8" office:value-type="float" office:value="672">
            <text:p>672 kg</text:p>
          </table:table-cell>
          <table:table-cell table:style-name="ce19" table:formula="oooc:=[.$B153]*10+450+[.G$2]*8" office:value-type="float" office:value="680">
            <text:p>680 kg</text:p>
          </table:table-cell>
          <table:table-cell table:style-name="ce19" table:formula="oooc:=[.$B153]*10+450+[.H$2]*8" office:value-type="float" office:value="688">
            <text:p>688 kg</text:p>
          </table:table-cell>
          <table:table-cell table:style-name="ce19" table:formula="oooc:=[.$B153]*10+450+[.I$2]*8" office:value-type="float" office:value="696">
            <text:p>696 kg</text:p>
          </table:table-cell>
          <table:table-cell table:style-name="ce19" table:formula="oooc:=[.$B153]*10+450+[.J$2]*8" office:value-type="float" office:value="704">
            <text:p>704 kg</text:p>
          </table:table-cell>
          <table:table-cell table:style-name="ce19" table:formula="oooc:=[.$B153]*10+450+[.K$2]*8" office:value-type="float" office:value="712">
            <text:p>712 kg</text:p>
          </table:table-cell>
          <table:table-cell table:style-name="ce19" table:formula="oooc:=[.$B153]*10+450+[.L$2]*8" office:value-type="float" office:value="720">
            <text:p>720 kg</text:p>
          </table:table-cell>
          <table:table-cell table:style-name="ce19" table:formula="oooc:=[.$B153]*10+450+[.M$2]*8" office:value-type="float" office:value="728">
            <text:p>728 kg</text:p>
          </table:table-cell>
          <table:table-cell table:style-name="ce19" table:formula="oooc:=[.$B153]*10+450+[.N$2]*8" office:value-type="float" office:value="736">
            <text:p>736 kg</text:p>
          </table:table-cell>
          <table:table-cell table:style-name="ce19" table:formula="oooc:=[.$B153]*10+450+[.O$2]*8" office:value-type="float" office:value="744">
            <text:p>744 kg</text:p>
          </table:table-cell>
          <table:table-cell table:style-name="ce19" table:formula="oooc:=[.$B153]*10+450+[.P$2]*8" office:value-type="float" office:value="752">
            <text:p>752 kg</text:p>
          </table:table-cell>
          <table:table-cell table:style-name="ce19" table:formula="oooc:=[.$B153]*10+450+[.Q$2]*8" office:value-type="float" office:value="760">
            <text:p>760 kg</text:p>
          </table:table-cell>
          <table:table-cell table:style-name="ce19" table:formula="oooc:=[.$B153]*10+450+[.R$2]*8" office:value-type="float" office:value="768">
            <text:p>768 kg</text:p>
          </table:table-cell>
          <table:table-cell table:style-name="ce19" table:formula="oooc:=[.$B153]*10+450+[.S$2]*8" office:value-type="float" office:value="776">
            <text:p>776 kg</text:p>
          </table:table-cell>
          <table:table-cell table:style-name="ce19" table:formula="oooc:=[.$B153]*10+450+[.T$2]*8" office:value-type="float" office:value="784">
            <text:p>784 kg</text:p>
          </table:table-cell>
          <table:table-cell table:style-name="ce19" table:formula="oooc:=[.$B153]*10+450+[.U$2]*8" office:value-type="float" office:value="792">
            <text:p>792 kg</text:p>
          </table:table-cell>
          <table:table-cell table:style-name="ce19" table:formula="oooc:=[.$B153]*10+450+[.V$2]*8" office:value-type="float" office:value="800">
            <text:p>800 kg</text:p>
          </table:table-cell>
          <table:table-cell table:style-name="ce19" table:formula="oooc:=[.$B153]*10+450+[.W$2]*8" office:value-type="float" office:value="808">
            <text:p>808 kg</text:p>
          </table:table-cell>
          <table:table-cell table:style-name="ce19" table:formula="oooc:=[.$B153]*10+450+[.X$2]*8" office:value-type="float" office:value="816">
            <text:p>816 kg</text:p>
          </table:table-cell>
          <table:table-cell table:style-name="ce19" table:formula="oooc:=[.$B153]*10+450+[.Y$2]*8" office:value-type="float" office:value="824">
            <text:p>824 kg</text:p>
          </table:table-cell>
          <table:table-cell table:style-name="ce19" table:formula="oooc:=[.$B153]*10+450+[.Z$2]*8" office:value-type="float" office:value="832">
            <text:p>832 kg</text:p>
          </table:table-cell>
          <table:table-cell table:style-name="ce19" table:formula="oooc:=[.$B153]*10+450+[.AA$2]*8" office:value-type="float" office:value="840">
            <text:p>840 kg</text:p>
          </table:table-cell>
          <table:table-cell table:style-name="ce19" table:formula="oooc:=[.$B153]*10+450+[.AB$2]*8" office:value-type="float" office:value="848">
            <text:p>848 kg</text:p>
          </table:table-cell>
          <table:table-cell table:style-name="ce19" table:formula="oooc:=[.$B153]*10+450+[.AC$2]*8" office:value-type="float" office:value="856">
            <text:p>856 kg</text:p>
          </table:table-cell>
          <table:table-cell table:style-name="ce19" table:formula="oooc:=[.$B153]*10+450+[.AD$2]*8" office:value-type="float" office:value="864">
            <text:p>864 kg</text:p>
          </table:table-cell>
          <table:table-cell table:style-name="ce19" table:formula="oooc:=[.$B153]*10+450+[.AE$2]*8" office:value-type="float" office:value="872">
            <text:p>872 kg</text:p>
          </table:table-cell>
          <table:table-cell table:style-name="ce19" table:formula="oooc:=[.$B153]*10+450+[.AF$2]*8" office:value-type="float" office:value="880">
            <text:p>8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style-name="ce19" table:formula="oooc:=[.$B154]*10+450+[.C$2]*8" office:value-type="float" office:value="658">
            <text:p>658 kg</text:p>
          </table:table-cell>
          <table:table-cell table:style-name="ce19" table:formula="oooc:=[.$B154]*10+450+[.D$2]*8" office:value-type="float" office:value="666">
            <text:p>666 kg</text:p>
          </table:table-cell>
          <table:table-cell table:style-name="ce19" table:formula="oooc:=[.$B154]*10+450+[.E$2]*8" office:value-type="float" office:value="674">
            <text:p>674 kg</text:p>
          </table:table-cell>
          <table:table-cell table:style-name="ce19" table:formula="oooc:=[.$B154]*10+450+[.F$2]*8" office:value-type="float" office:value="682">
            <text:p>682 kg</text:p>
          </table:table-cell>
          <table:table-cell table:style-name="ce19" table:formula="oooc:=[.$B154]*10+450+[.G$2]*8" office:value-type="float" office:value="690">
            <text:p>690 kg</text:p>
          </table:table-cell>
          <table:table-cell table:style-name="ce19" table:formula="oooc:=[.$B154]*10+450+[.H$2]*8" office:value-type="float" office:value="698">
            <text:p>698 kg</text:p>
          </table:table-cell>
          <table:table-cell table:style-name="ce19" table:formula="oooc:=[.$B154]*10+450+[.I$2]*8" office:value-type="float" office:value="706">
            <text:p>706 kg</text:p>
          </table:table-cell>
          <table:table-cell table:style-name="ce19" table:formula="oooc:=[.$B154]*10+450+[.J$2]*8" office:value-type="float" office:value="714">
            <text:p>714 kg</text:p>
          </table:table-cell>
          <table:table-cell table:style-name="ce19" table:formula="oooc:=[.$B154]*10+450+[.K$2]*8" office:value-type="float" office:value="722">
            <text:p>722 kg</text:p>
          </table:table-cell>
          <table:table-cell table:style-name="ce19" table:formula="oooc:=[.$B154]*10+450+[.L$2]*8" office:value-type="float" office:value="730">
            <text:p>730 kg</text:p>
          </table:table-cell>
          <table:table-cell table:style-name="ce19" table:formula="oooc:=[.$B154]*10+450+[.M$2]*8" office:value-type="float" office:value="738">
            <text:p>738 kg</text:p>
          </table:table-cell>
          <table:table-cell table:style-name="ce19" table:formula="oooc:=[.$B154]*10+450+[.N$2]*8" office:value-type="float" office:value="746">
            <text:p>746 kg</text:p>
          </table:table-cell>
          <table:table-cell table:style-name="ce19" table:formula="oooc:=[.$B154]*10+450+[.O$2]*8" office:value-type="float" office:value="754">
            <text:p>754 kg</text:p>
          </table:table-cell>
          <table:table-cell table:style-name="ce19" table:formula="oooc:=[.$B154]*10+450+[.P$2]*8" office:value-type="float" office:value="762">
            <text:p>762 kg</text:p>
          </table:table-cell>
          <table:table-cell table:style-name="ce19" table:formula="oooc:=[.$B154]*10+450+[.Q$2]*8" office:value-type="float" office:value="770">
            <text:p>770 kg</text:p>
          </table:table-cell>
          <table:table-cell table:style-name="ce19" table:formula="oooc:=[.$B154]*10+450+[.R$2]*8" office:value-type="float" office:value="778">
            <text:p>778 kg</text:p>
          </table:table-cell>
          <table:table-cell table:style-name="ce19" table:formula="oooc:=[.$B154]*10+450+[.S$2]*8" office:value-type="float" office:value="786">
            <text:p>786 kg</text:p>
          </table:table-cell>
          <table:table-cell table:style-name="ce19" table:formula="oooc:=[.$B154]*10+450+[.T$2]*8" office:value-type="float" office:value="794">
            <text:p>794 kg</text:p>
          </table:table-cell>
          <table:table-cell table:style-name="ce19" table:formula="oooc:=[.$B154]*10+450+[.U$2]*8" office:value-type="float" office:value="802">
            <text:p>802 kg</text:p>
          </table:table-cell>
          <table:table-cell table:style-name="ce19" table:formula="oooc:=[.$B154]*10+450+[.V$2]*8" office:value-type="float" office:value="810">
            <text:p>810 kg</text:p>
          </table:table-cell>
          <table:table-cell table:style-name="ce19" table:formula="oooc:=[.$B154]*10+450+[.W$2]*8" office:value-type="float" office:value="818">
            <text:p>818 kg</text:p>
          </table:table-cell>
          <table:table-cell table:style-name="ce19" table:formula="oooc:=[.$B154]*10+450+[.X$2]*8" office:value-type="float" office:value="826">
            <text:p>826 kg</text:p>
          </table:table-cell>
          <table:table-cell table:style-name="ce19" table:formula="oooc:=[.$B154]*10+450+[.Y$2]*8" office:value-type="float" office:value="834">
            <text:p>834 kg</text:p>
          </table:table-cell>
          <table:table-cell table:style-name="ce19" table:formula="oooc:=[.$B154]*10+450+[.Z$2]*8" office:value-type="float" office:value="842">
            <text:p>842 kg</text:p>
          </table:table-cell>
          <table:table-cell table:style-name="ce19" table:formula="oooc:=[.$B154]*10+450+[.AA$2]*8" office:value-type="float" office:value="850">
            <text:p>850 kg</text:p>
          </table:table-cell>
          <table:table-cell table:style-name="ce19" table:formula="oooc:=[.$B154]*10+450+[.AB$2]*8" office:value-type="float" office:value="858">
            <text:p>858 kg</text:p>
          </table:table-cell>
          <table:table-cell table:style-name="ce19" table:formula="oooc:=[.$B154]*10+450+[.AC$2]*8" office:value-type="float" office:value="866">
            <text:p>866 kg</text:p>
          </table:table-cell>
          <table:table-cell table:style-name="ce19" table:formula="oooc:=[.$B154]*10+450+[.AD$2]*8" office:value-type="float" office:value="874">
            <text:p>874 kg</text:p>
          </table:table-cell>
          <table:table-cell table:style-name="ce19" table:formula="oooc:=[.$B154]*10+450+[.AE$2]*8" office:value-type="float" office:value="882">
            <text:p>882 kg</text:p>
          </table:table-cell>
          <table:table-cell table:style-name="ce19" table:formula="oooc:=[.$B154]*10+450+[.AF$2]*8" office:value-type="float" office:value="890">
            <text:p>8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style-name="ce19" table:formula="oooc:=[.$B155]*10+450+[.C$2]*8" office:value-type="float" office:value="668">
            <text:p>668 kg</text:p>
          </table:table-cell>
          <table:table-cell table:style-name="ce19" table:formula="oooc:=[.$B155]*10+450+[.D$2]*8" office:value-type="float" office:value="676">
            <text:p>676 kg</text:p>
          </table:table-cell>
          <table:table-cell table:style-name="ce19" table:formula="oooc:=[.$B155]*10+450+[.E$2]*8" office:value-type="float" office:value="684">
            <text:p>684 kg</text:p>
          </table:table-cell>
          <table:table-cell table:style-name="ce19" table:formula="oooc:=[.$B155]*10+450+[.F$2]*8" office:value-type="float" office:value="692">
            <text:p>692 kg</text:p>
          </table:table-cell>
          <table:table-cell table:style-name="ce19" table:formula="oooc:=[.$B155]*10+450+[.G$2]*8" office:value-type="float" office:value="700">
            <text:p>700 kg</text:p>
          </table:table-cell>
          <table:table-cell table:style-name="ce19" table:formula="oooc:=[.$B155]*10+450+[.H$2]*8" office:value-type="float" office:value="708">
            <text:p>708 kg</text:p>
          </table:table-cell>
          <table:table-cell table:style-name="ce19" table:formula="oooc:=[.$B155]*10+450+[.I$2]*8" office:value-type="float" office:value="716">
            <text:p>716 kg</text:p>
          </table:table-cell>
          <table:table-cell table:style-name="ce19" table:formula="oooc:=[.$B155]*10+450+[.J$2]*8" office:value-type="float" office:value="724">
            <text:p>724 kg</text:p>
          </table:table-cell>
          <table:table-cell table:style-name="ce19" table:formula="oooc:=[.$B155]*10+450+[.K$2]*8" office:value-type="float" office:value="732">
            <text:p>732 kg</text:p>
          </table:table-cell>
          <table:table-cell table:style-name="ce19" table:formula="oooc:=[.$B155]*10+450+[.L$2]*8" office:value-type="float" office:value="740">
            <text:p>740 kg</text:p>
          </table:table-cell>
          <table:table-cell table:style-name="ce19" table:formula="oooc:=[.$B155]*10+450+[.M$2]*8" office:value-type="float" office:value="748">
            <text:p>748 kg</text:p>
          </table:table-cell>
          <table:table-cell table:style-name="ce19" table:formula="oooc:=[.$B155]*10+450+[.N$2]*8" office:value-type="float" office:value="756">
            <text:p>756 kg</text:p>
          </table:table-cell>
          <table:table-cell table:style-name="ce19" table:formula="oooc:=[.$B155]*10+450+[.O$2]*8" office:value-type="float" office:value="764">
            <text:p>764 kg</text:p>
          </table:table-cell>
          <table:table-cell table:style-name="ce19" table:formula="oooc:=[.$B155]*10+450+[.P$2]*8" office:value-type="float" office:value="772">
            <text:p>772 kg</text:p>
          </table:table-cell>
          <table:table-cell table:style-name="ce19" table:formula="oooc:=[.$B155]*10+450+[.Q$2]*8" office:value-type="float" office:value="780">
            <text:p>780 kg</text:p>
          </table:table-cell>
          <table:table-cell table:style-name="ce19" table:formula="oooc:=[.$B155]*10+450+[.R$2]*8" office:value-type="float" office:value="788">
            <text:p>788 kg</text:p>
          </table:table-cell>
          <table:table-cell table:style-name="ce19" table:formula="oooc:=[.$B155]*10+450+[.S$2]*8" office:value-type="float" office:value="796">
            <text:p>796 kg</text:p>
          </table:table-cell>
          <table:table-cell table:style-name="ce19" table:formula="oooc:=[.$B155]*10+450+[.T$2]*8" office:value-type="float" office:value="804">
            <text:p>804 kg</text:p>
          </table:table-cell>
          <table:table-cell table:style-name="ce19" table:formula="oooc:=[.$B155]*10+450+[.U$2]*8" office:value-type="float" office:value="812">
            <text:p>812 kg</text:p>
          </table:table-cell>
          <table:table-cell table:style-name="ce19" table:formula="oooc:=[.$B155]*10+450+[.V$2]*8" office:value-type="float" office:value="820">
            <text:p>820 kg</text:p>
          </table:table-cell>
          <table:table-cell table:style-name="ce19" table:formula="oooc:=[.$B155]*10+450+[.W$2]*8" office:value-type="float" office:value="828">
            <text:p>828 kg</text:p>
          </table:table-cell>
          <table:table-cell table:style-name="ce19" table:formula="oooc:=[.$B155]*10+450+[.X$2]*8" office:value-type="float" office:value="836">
            <text:p>836 kg</text:p>
          </table:table-cell>
          <table:table-cell table:style-name="ce19" table:formula="oooc:=[.$B155]*10+450+[.Y$2]*8" office:value-type="float" office:value="844">
            <text:p>844 kg</text:p>
          </table:table-cell>
          <table:table-cell table:style-name="ce19" table:formula="oooc:=[.$B155]*10+450+[.Z$2]*8" office:value-type="float" office:value="852">
            <text:p>852 kg</text:p>
          </table:table-cell>
          <table:table-cell table:style-name="ce19" table:formula="oooc:=[.$B155]*10+450+[.AA$2]*8" office:value-type="float" office:value="860">
            <text:p>860 kg</text:p>
          </table:table-cell>
          <table:table-cell table:style-name="ce19" table:formula="oooc:=[.$B155]*10+450+[.AB$2]*8" office:value-type="float" office:value="868">
            <text:p>868 kg</text:p>
          </table:table-cell>
          <table:table-cell table:style-name="ce19" table:formula="oooc:=[.$B155]*10+450+[.AC$2]*8" office:value-type="float" office:value="876">
            <text:p>876 kg</text:p>
          </table:table-cell>
          <table:table-cell table:style-name="ce19" table:formula="oooc:=[.$B155]*10+450+[.AD$2]*8" office:value-type="float" office:value="884">
            <text:p>884 kg</text:p>
          </table:table-cell>
          <table:table-cell table:style-name="ce19" table:formula="oooc:=[.$B155]*10+450+[.AE$2]*8" office:value-type="float" office:value="892">
            <text:p>892 kg</text:p>
          </table:table-cell>
          <table:table-cell table:style-name="ce19" table:formula="oooc:=[.$B155]*10+450+[.AF$2]*8" office:value-type="float" office:value="900">
            <text:p>9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style-name="ce19" table:formula="oooc:=[.$B156]*10+450+[.C$2]*8" office:value-type="float" office:value="678">
            <text:p>678 kg</text:p>
          </table:table-cell>
          <table:table-cell table:style-name="ce19" table:formula="oooc:=[.$B156]*10+450+[.D$2]*8" office:value-type="float" office:value="686">
            <text:p>686 kg</text:p>
          </table:table-cell>
          <table:table-cell table:style-name="ce19" table:formula="oooc:=[.$B156]*10+450+[.E$2]*8" office:value-type="float" office:value="694">
            <text:p>694 kg</text:p>
          </table:table-cell>
          <table:table-cell table:style-name="ce19" table:formula="oooc:=[.$B156]*10+450+[.F$2]*8" office:value-type="float" office:value="702">
            <text:p>702 kg</text:p>
          </table:table-cell>
          <table:table-cell table:style-name="ce19" table:formula="oooc:=[.$B156]*10+450+[.G$2]*8" office:value-type="float" office:value="710">
            <text:p>710 kg</text:p>
          </table:table-cell>
          <table:table-cell table:style-name="ce19" table:formula="oooc:=[.$B156]*10+450+[.H$2]*8" office:value-type="float" office:value="718">
            <text:p>718 kg</text:p>
          </table:table-cell>
          <table:table-cell table:style-name="ce19" table:formula="oooc:=[.$B156]*10+450+[.I$2]*8" office:value-type="float" office:value="726">
            <text:p>726 kg</text:p>
          </table:table-cell>
          <table:table-cell table:style-name="ce19" table:formula="oooc:=[.$B156]*10+450+[.J$2]*8" office:value-type="float" office:value="734">
            <text:p>734 kg</text:p>
          </table:table-cell>
          <table:table-cell table:style-name="ce19" table:formula="oooc:=[.$B156]*10+450+[.K$2]*8" office:value-type="float" office:value="742">
            <text:p>742 kg</text:p>
          </table:table-cell>
          <table:table-cell table:style-name="ce19" table:formula="oooc:=[.$B156]*10+450+[.L$2]*8" office:value-type="float" office:value="750">
            <text:p>750 kg</text:p>
          </table:table-cell>
          <table:table-cell table:style-name="ce19" table:formula="oooc:=[.$B156]*10+450+[.M$2]*8" office:value-type="float" office:value="758">
            <text:p>758 kg</text:p>
          </table:table-cell>
          <table:table-cell table:style-name="ce19" table:formula="oooc:=[.$B156]*10+450+[.N$2]*8" office:value-type="float" office:value="766">
            <text:p>766 kg</text:p>
          </table:table-cell>
          <table:table-cell table:style-name="ce19" table:formula="oooc:=[.$B156]*10+450+[.O$2]*8" office:value-type="float" office:value="774">
            <text:p>774 kg</text:p>
          </table:table-cell>
          <table:table-cell table:style-name="ce19" table:formula="oooc:=[.$B156]*10+450+[.P$2]*8" office:value-type="float" office:value="782">
            <text:p>782 kg</text:p>
          </table:table-cell>
          <table:table-cell table:style-name="ce19" table:formula="oooc:=[.$B156]*10+450+[.Q$2]*8" office:value-type="float" office:value="790">
            <text:p>790 kg</text:p>
          </table:table-cell>
          <table:table-cell table:style-name="ce19" table:formula="oooc:=[.$B156]*10+450+[.R$2]*8" office:value-type="float" office:value="798">
            <text:p>798 kg</text:p>
          </table:table-cell>
          <table:table-cell table:style-name="ce19" table:formula="oooc:=[.$B156]*10+450+[.S$2]*8" office:value-type="float" office:value="806">
            <text:p>806 kg</text:p>
          </table:table-cell>
          <table:table-cell table:style-name="ce19" table:formula="oooc:=[.$B156]*10+450+[.T$2]*8" office:value-type="float" office:value="814">
            <text:p>814 kg</text:p>
          </table:table-cell>
          <table:table-cell table:style-name="ce19" table:formula="oooc:=[.$B156]*10+450+[.U$2]*8" office:value-type="float" office:value="822">
            <text:p>822 kg</text:p>
          </table:table-cell>
          <table:table-cell table:style-name="ce19" table:formula="oooc:=[.$B156]*10+450+[.V$2]*8" office:value-type="float" office:value="830">
            <text:p>830 kg</text:p>
          </table:table-cell>
          <table:table-cell table:style-name="ce19" table:formula="oooc:=[.$B156]*10+450+[.W$2]*8" office:value-type="float" office:value="838">
            <text:p>838 kg</text:p>
          </table:table-cell>
          <table:table-cell table:style-name="ce19" table:formula="oooc:=[.$B156]*10+450+[.X$2]*8" office:value-type="float" office:value="846">
            <text:p>846 kg</text:p>
          </table:table-cell>
          <table:table-cell table:style-name="ce19" table:formula="oooc:=[.$B156]*10+450+[.Y$2]*8" office:value-type="float" office:value="854">
            <text:p>854 kg</text:p>
          </table:table-cell>
          <table:table-cell table:style-name="ce19" table:formula="oooc:=[.$B156]*10+450+[.Z$2]*8" office:value-type="float" office:value="862">
            <text:p>862 kg</text:p>
          </table:table-cell>
          <table:table-cell table:style-name="ce19" table:formula="oooc:=[.$B156]*10+450+[.AA$2]*8" office:value-type="float" office:value="870">
            <text:p>870 kg</text:p>
          </table:table-cell>
          <table:table-cell table:style-name="ce19" table:formula="oooc:=[.$B156]*10+450+[.AB$2]*8" office:value-type="float" office:value="878">
            <text:p>878 kg</text:p>
          </table:table-cell>
          <table:table-cell table:style-name="ce19" table:formula="oooc:=[.$B156]*10+450+[.AC$2]*8" office:value-type="float" office:value="886">
            <text:p>886 kg</text:p>
          </table:table-cell>
          <table:table-cell table:style-name="ce19" table:formula="oooc:=[.$B156]*10+450+[.AD$2]*8" office:value-type="float" office:value="894">
            <text:p>894 kg</text:p>
          </table:table-cell>
          <table:table-cell table:style-name="ce19" table:formula="oooc:=[.$B156]*10+450+[.AE$2]*8" office:value-type="float" office:value="902">
            <text:p>902 kg</text:p>
          </table:table-cell>
          <table:table-cell table:style-name="ce19" table:formula="oooc:=[.$B156]*10+450+[.AF$2]*8" office:value-type="float" office:value="910">
            <text:p>9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style-name="ce19" table:formula="oooc:=[.$B157]*10+450+[.C$2]*8" office:value-type="float" office:value="688">
            <text:p>688 kg</text:p>
          </table:table-cell>
          <table:table-cell table:style-name="ce19" table:formula="oooc:=[.$B157]*10+450+[.D$2]*8" office:value-type="float" office:value="696">
            <text:p>696 kg</text:p>
          </table:table-cell>
          <table:table-cell table:style-name="ce19" table:formula="oooc:=[.$B157]*10+450+[.E$2]*8" office:value-type="float" office:value="704">
            <text:p>704 kg</text:p>
          </table:table-cell>
          <table:table-cell table:style-name="ce19" table:formula="oooc:=[.$B157]*10+450+[.F$2]*8" office:value-type="float" office:value="712">
            <text:p>712 kg</text:p>
          </table:table-cell>
          <table:table-cell table:style-name="ce19" table:formula="oooc:=[.$B157]*10+450+[.G$2]*8" office:value-type="float" office:value="720">
            <text:p>720 kg</text:p>
          </table:table-cell>
          <table:table-cell table:style-name="ce19" table:formula="oooc:=[.$B157]*10+450+[.H$2]*8" office:value-type="float" office:value="728">
            <text:p>728 kg</text:p>
          </table:table-cell>
          <table:table-cell table:style-name="ce19" table:formula="oooc:=[.$B157]*10+450+[.I$2]*8" office:value-type="float" office:value="736">
            <text:p>736 kg</text:p>
          </table:table-cell>
          <table:table-cell table:style-name="ce19" table:formula="oooc:=[.$B157]*10+450+[.J$2]*8" office:value-type="float" office:value="744">
            <text:p>744 kg</text:p>
          </table:table-cell>
          <table:table-cell table:style-name="ce19" table:formula="oooc:=[.$B157]*10+450+[.K$2]*8" office:value-type="float" office:value="752">
            <text:p>752 kg</text:p>
          </table:table-cell>
          <table:table-cell table:style-name="ce19" table:formula="oooc:=[.$B157]*10+450+[.L$2]*8" office:value-type="float" office:value="760">
            <text:p>760 kg</text:p>
          </table:table-cell>
          <table:table-cell table:style-name="ce19" table:formula="oooc:=[.$B157]*10+450+[.M$2]*8" office:value-type="float" office:value="768">
            <text:p>768 kg</text:p>
          </table:table-cell>
          <table:table-cell table:style-name="ce19" table:formula="oooc:=[.$B157]*10+450+[.N$2]*8" office:value-type="float" office:value="776">
            <text:p>776 kg</text:p>
          </table:table-cell>
          <table:table-cell table:style-name="ce19" table:formula="oooc:=[.$B157]*10+450+[.O$2]*8" office:value-type="float" office:value="784">
            <text:p>784 kg</text:p>
          </table:table-cell>
          <table:table-cell table:style-name="ce19" table:formula="oooc:=[.$B157]*10+450+[.P$2]*8" office:value-type="float" office:value="792">
            <text:p>792 kg</text:p>
          </table:table-cell>
          <table:table-cell table:style-name="ce19" table:formula="oooc:=[.$B157]*10+450+[.Q$2]*8" office:value-type="float" office:value="800">
            <text:p>800 kg</text:p>
          </table:table-cell>
          <table:table-cell table:style-name="ce19" table:formula="oooc:=[.$B157]*10+450+[.R$2]*8" office:value-type="float" office:value="808">
            <text:p>808 kg</text:p>
          </table:table-cell>
          <table:table-cell table:style-name="ce19" table:formula="oooc:=[.$B157]*10+450+[.S$2]*8" office:value-type="float" office:value="816">
            <text:p>816 kg</text:p>
          </table:table-cell>
          <table:table-cell table:style-name="ce19" table:formula="oooc:=[.$B157]*10+450+[.T$2]*8" office:value-type="float" office:value="824">
            <text:p>824 kg</text:p>
          </table:table-cell>
          <table:table-cell table:style-name="ce19" table:formula="oooc:=[.$B157]*10+450+[.U$2]*8" office:value-type="float" office:value="832">
            <text:p>832 kg</text:p>
          </table:table-cell>
          <table:table-cell table:style-name="ce19" table:formula="oooc:=[.$B157]*10+450+[.V$2]*8" office:value-type="float" office:value="840">
            <text:p>840 kg</text:p>
          </table:table-cell>
          <table:table-cell table:style-name="ce19" table:formula="oooc:=[.$B157]*10+450+[.W$2]*8" office:value-type="float" office:value="848">
            <text:p>848 kg</text:p>
          </table:table-cell>
          <table:table-cell table:style-name="ce19" table:formula="oooc:=[.$B157]*10+450+[.X$2]*8" office:value-type="float" office:value="856">
            <text:p>856 kg</text:p>
          </table:table-cell>
          <table:table-cell table:style-name="ce19" table:formula="oooc:=[.$B157]*10+450+[.Y$2]*8" office:value-type="float" office:value="864">
            <text:p>864 kg</text:p>
          </table:table-cell>
          <table:table-cell table:style-name="ce19" table:formula="oooc:=[.$B157]*10+450+[.Z$2]*8" office:value-type="float" office:value="872">
            <text:p>872 kg</text:p>
          </table:table-cell>
          <table:table-cell table:style-name="ce19" table:formula="oooc:=[.$B157]*10+450+[.AA$2]*8" office:value-type="float" office:value="880">
            <text:p>880 kg</text:p>
          </table:table-cell>
          <table:table-cell table:style-name="ce19" table:formula="oooc:=[.$B157]*10+450+[.AB$2]*8" office:value-type="float" office:value="888">
            <text:p>888 kg</text:p>
          </table:table-cell>
          <table:table-cell table:style-name="ce19" table:formula="oooc:=[.$B157]*10+450+[.AC$2]*8" office:value-type="float" office:value="896">
            <text:p>896 kg</text:p>
          </table:table-cell>
          <table:table-cell table:style-name="ce19" table:formula="oooc:=[.$B157]*10+450+[.AD$2]*8" office:value-type="float" office:value="904">
            <text:p>904 kg</text:p>
          </table:table-cell>
          <table:table-cell table:style-name="ce19" table:formula="oooc:=[.$B157]*10+450+[.AE$2]*8" office:value-type="float" office:value="912">
            <text:p>912 kg</text:p>
          </table:table-cell>
          <table:table-cell table:style-name="ce19" table:formula="oooc:=[.$B157]*10+450+[.AF$2]*8" office:value-type="float" office:value="920">
            <text:p>9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style-name="ce19" table:formula="oooc:=[.$B158]*10+450+[.C$2]*8" office:value-type="float" office:value="698">
            <text:p>698 kg</text:p>
          </table:table-cell>
          <table:table-cell table:style-name="ce19" table:formula="oooc:=[.$B158]*10+450+[.D$2]*8" office:value-type="float" office:value="706">
            <text:p>706 kg</text:p>
          </table:table-cell>
          <table:table-cell table:style-name="ce19" table:formula="oooc:=[.$B158]*10+450+[.E$2]*8" office:value-type="float" office:value="714">
            <text:p>714 kg</text:p>
          </table:table-cell>
          <table:table-cell table:style-name="ce19" table:formula="oooc:=[.$B158]*10+450+[.F$2]*8" office:value-type="float" office:value="722">
            <text:p>722 kg</text:p>
          </table:table-cell>
          <table:table-cell table:style-name="ce19" table:formula="oooc:=[.$B158]*10+450+[.G$2]*8" office:value-type="float" office:value="730">
            <text:p>730 kg</text:p>
          </table:table-cell>
          <table:table-cell table:style-name="ce19" table:formula="oooc:=[.$B158]*10+450+[.H$2]*8" office:value-type="float" office:value="738">
            <text:p>738 kg</text:p>
          </table:table-cell>
          <table:table-cell table:style-name="ce19" table:formula="oooc:=[.$B158]*10+450+[.I$2]*8" office:value-type="float" office:value="746">
            <text:p>746 kg</text:p>
          </table:table-cell>
          <table:table-cell table:style-name="ce19" table:formula="oooc:=[.$B158]*10+450+[.J$2]*8" office:value-type="float" office:value="754">
            <text:p>754 kg</text:p>
          </table:table-cell>
          <table:table-cell table:style-name="ce19" table:formula="oooc:=[.$B158]*10+450+[.K$2]*8" office:value-type="float" office:value="762">
            <text:p>762 kg</text:p>
          </table:table-cell>
          <table:table-cell table:style-name="ce19" table:formula="oooc:=[.$B158]*10+450+[.L$2]*8" office:value-type="float" office:value="770">
            <text:p>770 kg</text:p>
          </table:table-cell>
          <table:table-cell table:style-name="ce19" table:formula="oooc:=[.$B158]*10+450+[.M$2]*8" office:value-type="float" office:value="778">
            <text:p>778 kg</text:p>
          </table:table-cell>
          <table:table-cell table:style-name="ce19" table:formula="oooc:=[.$B158]*10+450+[.N$2]*8" office:value-type="float" office:value="786">
            <text:p>786 kg</text:p>
          </table:table-cell>
          <table:table-cell table:style-name="ce19" table:formula="oooc:=[.$B158]*10+450+[.O$2]*8" office:value-type="float" office:value="794">
            <text:p>794 kg</text:p>
          </table:table-cell>
          <table:table-cell table:style-name="ce19" table:formula="oooc:=[.$B158]*10+450+[.P$2]*8" office:value-type="float" office:value="802">
            <text:p>802 kg</text:p>
          </table:table-cell>
          <table:table-cell table:style-name="ce19" table:formula="oooc:=[.$B158]*10+450+[.Q$2]*8" office:value-type="float" office:value="810">
            <text:p>810 kg</text:p>
          </table:table-cell>
          <table:table-cell table:style-name="ce19" table:formula="oooc:=[.$B158]*10+450+[.R$2]*8" office:value-type="float" office:value="818">
            <text:p>818 kg</text:p>
          </table:table-cell>
          <table:table-cell table:style-name="ce19" table:formula="oooc:=[.$B158]*10+450+[.S$2]*8" office:value-type="float" office:value="826">
            <text:p>826 kg</text:p>
          </table:table-cell>
          <table:table-cell table:style-name="ce19" table:formula="oooc:=[.$B158]*10+450+[.T$2]*8" office:value-type="float" office:value="834">
            <text:p>834 kg</text:p>
          </table:table-cell>
          <table:table-cell table:style-name="ce19" table:formula="oooc:=[.$B158]*10+450+[.U$2]*8" office:value-type="float" office:value="842">
            <text:p>842 kg</text:p>
          </table:table-cell>
          <table:table-cell table:style-name="ce19" table:formula="oooc:=[.$B158]*10+450+[.V$2]*8" office:value-type="float" office:value="850">
            <text:p>850 kg</text:p>
          </table:table-cell>
          <table:table-cell table:style-name="ce19" table:formula="oooc:=[.$B158]*10+450+[.W$2]*8" office:value-type="float" office:value="858">
            <text:p>858 kg</text:p>
          </table:table-cell>
          <table:table-cell table:style-name="ce19" table:formula="oooc:=[.$B158]*10+450+[.X$2]*8" office:value-type="float" office:value="866">
            <text:p>866 kg</text:p>
          </table:table-cell>
          <table:table-cell table:style-name="ce19" table:formula="oooc:=[.$B158]*10+450+[.Y$2]*8" office:value-type="float" office:value="874">
            <text:p>874 kg</text:p>
          </table:table-cell>
          <table:table-cell table:style-name="ce19" table:formula="oooc:=[.$B158]*10+450+[.Z$2]*8" office:value-type="float" office:value="882">
            <text:p>882 kg</text:p>
          </table:table-cell>
          <table:table-cell table:style-name="ce19" table:formula="oooc:=[.$B158]*10+450+[.AA$2]*8" office:value-type="float" office:value="890">
            <text:p>890 kg</text:p>
          </table:table-cell>
          <table:table-cell table:style-name="ce19" table:formula="oooc:=[.$B158]*10+450+[.AB$2]*8" office:value-type="float" office:value="898">
            <text:p>898 kg</text:p>
          </table:table-cell>
          <table:table-cell table:style-name="ce19" table:formula="oooc:=[.$B158]*10+450+[.AC$2]*8" office:value-type="float" office:value="906">
            <text:p>906 kg</text:p>
          </table:table-cell>
          <table:table-cell table:style-name="ce19" table:formula="oooc:=[.$B158]*10+450+[.AD$2]*8" office:value-type="float" office:value="914">
            <text:p>914 kg</text:p>
          </table:table-cell>
          <table:table-cell table:style-name="ce19" table:formula="oooc:=[.$B158]*10+450+[.AE$2]*8" office:value-type="float" office:value="922">
            <text:p>922 kg</text:p>
          </table:table-cell>
          <table:table-cell table:style-name="ce19" table:formula="oooc:=[.$B158]*10+450+[.AF$2]*8" office:value-type="float" office:value="930">
            <text:p>9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style-name="ce19" table:formula="oooc:=[.$B159]*10+450+[.C$2]*8" office:value-type="float" office:value="708">
            <text:p>708 kg</text:p>
          </table:table-cell>
          <table:table-cell table:style-name="ce19" table:formula="oooc:=[.$B159]*10+450+[.D$2]*8" office:value-type="float" office:value="716">
            <text:p>716 kg</text:p>
          </table:table-cell>
          <table:table-cell table:style-name="ce19" table:formula="oooc:=[.$B159]*10+450+[.E$2]*8" office:value-type="float" office:value="724">
            <text:p>724 kg</text:p>
          </table:table-cell>
          <table:table-cell table:style-name="ce19" table:formula="oooc:=[.$B159]*10+450+[.F$2]*8" office:value-type="float" office:value="732">
            <text:p>732 kg</text:p>
          </table:table-cell>
          <table:table-cell table:style-name="ce19" table:formula="oooc:=[.$B159]*10+450+[.G$2]*8" office:value-type="float" office:value="740">
            <text:p>740 kg</text:p>
          </table:table-cell>
          <table:table-cell table:style-name="ce19" table:formula="oooc:=[.$B159]*10+450+[.H$2]*8" office:value-type="float" office:value="748">
            <text:p>748 kg</text:p>
          </table:table-cell>
          <table:table-cell table:style-name="ce19" table:formula="oooc:=[.$B159]*10+450+[.I$2]*8" office:value-type="float" office:value="756">
            <text:p>756 kg</text:p>
          </table:table-cell>
          <table:table-cell table:style-name="ce19" table:formula="oooc:=[.$B159]*10+450+[.J$2]*8" office:value-type="float" office:value="764">
            <text:p>764 kg</text:p>
          </table:table-cell>
          <table:table-cell table:style-name="ce19" table:formula="oooc:=[.$B159]*10+450+[.K$2]*8" office:value-type="float" office:value="772">
            <text:p>772 kg</text:p>
          </table:table-cell>
          <table:table-cell table:style-name="ce19" table:formula="oooc:=[.$B159]*10+450+[.L$2]*8" office:value-type="float" office:value="780">
            <text:p>780 kg</text:p>
          </table:table-cell>
          <table:table-cell table:style-name="ce19" table:formula="oooc:=[.$B159]*10+450+[.M$2]*8" office:value-type="float" office:value="788">
            <text:p>788 kg</text:p>
          </table:table-cell>
          <table:table-cell table:style-name="ce19" table:formula="oooc:=[.$B159]*10+450+[.N$2]*8" office:value-type="float" office:value="796">
            <text:p>796 kg</text:p>
          </table:table-cell>
          <table:table-cell table:style-name="ce19" table:formula="oooc:=[.$B159]*10+450+[.O$2]*8" office:value-type="float" office:value="804">
            <text:p>804 kg</text:p>
          </table:table-cell>
          <table:table-cell table:style-name="ce19" table:formula="oooc:=[.$B159]*10+450+[.P$2]*8" office:value-type="float" office:value="812">
            <text:p>812 kg</text:p>
          </table:table-cell>
          <table:table-cell table:style-name="ce19" table:formula="oooc:=[.$B159]*10+450+[.Q$2]*8" office:value-type="float" office:value="820">
            <text:p>820 kg</text:p>
          </table:table-cell>
          <table:table-cell table:style-name="ce19" table:formula="oooc:=[.$B159]*10+450+[.R$2]*8" office:value-type="float" office:value="828">
            <text:p>828 kg</text:p>
          </table:table-cell>
          <table:table-cell table:style-name="ce19" table:formula="oooc:=[.$B159]*10+450+[.S$2]*8" office:value-type="float" office:value="836">
            <text:p>836 kg</text:p>
          </table:table-cell>
          <table:table-cell table:style-name="ce19" table:formula="oooc:=[.$B159]*10+450+[.T$2]*8" office:value-type="float" office:value="844">
            <text:p>844 kg</text:p>
          </table:table-cell>
          <table:table-cell table:style-name="ce19" table:formula="oooc:=[.$B159]*10+450+[.U$2]*8" office:value-type="float" office:value="852">
            <text:p>852 kg</text:p>
          </table:table-cell>
          <table:table-cell table:style-name="ce19" table:formula="oooc:=[.$B159]*10+450+[.V$2]*8" office:value-type="float" office:value="860">
            <text:p>860 kg</text:p>
          </table:table-cell>
          <table:table-cell table:style-name="ce19" table:formula="oooc:=[.$B159]*10+450+[.W$2]*8" office:value-type="float" office:value="868">
            <text:p>868 kg</text:p>
          </table:table-cell>
          <table:table-cell table:style-name="ce19" table:formula="oooc:=[.$B159]*10+450+[.X$2]*8" office:value-type="float" office:value="876">
            <text:p>876 kg</text:p>
          </table:table-cell>
          <table:table-cell table:style-name="ce19" table:formula="oooc:=[.$B159]*10+450+[.Y$2]*8" office:value-type="float" office:value="884">
            <text:p>884 kg</text:p>
          </table:table-cell>
          <table:table-cell table:style-name="ce19" table:formula="oooc:=[.$B159]*10+450+[.Z$2]*8" office:value-type="float" office:value="892">
            <text:p>892 kg</text:p>
          </table:table-cell>
          <table:table-cell table:style-name="ce19" table:formula="oooc:=[.$B159]*10+450+[.AA$2]*8" office:value-type="float" office:value="900">
            <text:p>900 kg</text:p>
          </table:table-cell>
          <table:table-cell table:style-name="ce19" table:formula="oooc:=[.$B159]*10+450+[.AB$2]*8" office:value-type="float" office:value="908">
            <text:p>908 kg</text:p>
          </table:table-cell>
          <table:table-cell table:style-name="ce19" table:formula="oooc:=[.$B159]*10+450+[.AC$2]*8" office:value-type="float" office:value="916">
            <text:p>916 kg</text:p>
          </table:table-cell>
          <table:table-cell table:style-name="ce19" table:formula="oooc:=[.$B159]*10+450+[.AD$2]*8" office:value-type="float" office:value="924">
            <text:p>924 kg</text:p>
          </table:table-cell>
          <table:table-cell table:style-name="ce19" table:formula="oooc:=[.$B159]*10+450+[.AE$2]*8" office:value-type="float" office:value="932">
            <text:p>932 kg</text:p>
          </table:table-cell>
          <table:table-cell table:style-name="ce19" table:formula="oooc:=[.$B159]*10+450+[.AF$2]*8" office:value-type="float" office:value="940">
            <text:p>9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6">
            <text:p>26</text:p>
          </table:table-cell>
          <table:table-cell table:style-name="ce19" table:formula="oooc:=[.$B160]*10+450+[.C$2]*8" office:value-type="float" office:value="718">
            <text:p>718 kg</text:p>
          </table:table-cell>
          <table:table-cell table:style-name="ce19" table:formula="oooc:=[.$B160]*10+450+[.D$2]*8" office:value-type="float" office:value="726">
            <text:p>726 kg</text:p>
          </table:table-cell>
          <table:table-cell table:style-name="ce19" table:formula="oooc:=[.$B160]*10+450+[.E$2]*8" office:value-type="float" office:value="734">
            <text:p>734 kg</text:p>
          </table:table-cell>
          <table:table-cell table:style-name="ce19" table:formula="oooc:=[.$B160]*10+450+[.F$2]*8" office:value-type="float" office:value="742">
            <text:p>742 kg</text:p>
          </table:table-cell>
          <table:table-cell table:style-name="ce19" table:formula="oooc:=[.$B160]*10+450+[.G$2]*8" office:value-type="float" office:value="750">
            <text:p>750 kg</text:p>
          </table:table-cell>
          <table:table-cell table:style-name="ce19" table:formula="oooc:=[.$B160]*10+450+[.H$2]*8" office:value-type="float" office:value="758">
            <text:p>758 kg</text:p>
          </table:table-cell>
          <table:table-cell table:style-name="ce19" table:formula="oooc:=[.$B160]*10+450+[.I$2]*8" office:value-type="float" office:value="766">
            <text:p>766 kg</text:p>
          </table:table-cell>
          <table:table-cell table:style-name="ce19" table:formula="oooc:=[.$B160]*10+450+[.J$2]*8" office:value-type="float" office:value="774">
            <text:p>774 kg</text:p>
          </table:table-cell>
          <table:table-cell table:style-name="ce19" table:formula="oooc:=[.$B160]*10+450+[.K$2]*8" office:value-type="float" office:value="782">
            <text:p>782 kg</text:p>
          </table:table-cell>
          <table:table-cell table:style-name="ce19" table:formula="oooc:=[.$B160]*10+450+[.L$2]*8" office:value-type="float" office:value="790">
            <text:p>790 kg</text:p>
          </table:table-cell>
          <table:table-cell table:style-name="ce19" table:formula="oooc:=[.$B160]*10+450+[.M$2]*8" office:value-type="float" office:value="798">
            <text:p>798 kg</text:p>
          </table:table-cell>
          <table:table-cell table:style-name="ce19" table:formula="oooc:=[.$B160]*10+450+[.N$2]*8" office:value-type="float" office:value="806">
            <text:p>806 kg</text:p>
          </table:table-cell>
          <table:table-cell table:style-name="ce19" table:formula="oooc:=[.$B160]*10+450+[.O$2]*8" office:value-type="float" office:value="814">
            <text:p>814 kg</text:p>
          </table:table-cell>
          <table:table-cell table:style-name="ce19" table:formula="oooc:=[.$B160]*10+450+[.P$2]*8" office:value-type="float" office:value="822">
            <text:p>822 kg</text:p>
          </table:table-cell>
          <table:table-cell table:style-name="ce19" table:formula="oooc:=[.$B160]*10+450+[.Q$2]*8" office:value-type="float" office:value="830">
            <text:p>830 kg</text:p>
          </table:table-cell>
          <table:table-cell table:style-name="ce19" table:formula="oooc:=[.$B160]*10+450+[.R$2]*8" office:value-type="float" office:value="838">
            <text:p>838 kg</text:p>
          </table:table-cell>
          <table:table-cell table:style-name="ce19" table:formula="oooc:=[.$B160]*10+450+[.S$2]*8" office:value-type="float" office:value="846">
            <text:p>846 kg</text:p>
          </table:table-cell>
          <table:table-cell table:style-name="ce19" table:formula="oooc:=[.$B160]*10+450+[.T$2]*8" office:value-type="float" office:value="854">
            <text:p>854 kg</text:p>
          </table:table-cell>
          <table:table-cell table:style-name="ce19" table:formula="oooc:=[.$B160]*10+450+[.U$2]*8" office:value-type="float" office:value="862">
            <text:p>862 kg</text:p>
          </table:table-cell>
          <table:table-cell table:style-name="ce19" table:formula="oooc:=[.$B160]*10+450+[.V$2]*8" office:value-type="float" office:value="870">
            <text:p>870 kg</text:p>
          </table:table-cell>
          <table:table-cell table:style-name="ce19" table:formula="oooc:=[.$B160]*10+450+[.W$2]*8" office:value-type="float" office:value="878">
            <text:p>878 kg</text:p>
          </table:table-cell>
          <table:table-cell table:style-name="ce19" table:formula="oooc:=[.$B160]*10+450+[.X$2]*8" office:value-type="float" office:value="886">
            <text:p>886 kg</text:p>
          </table:table-cell>
          <table:table-cell table:style-name="ce19" table:formula="oooc:=[.$B160]*10+450+[.Y$2]*8" office:value-type="float" office:value="894">
            <text:p>894 kg</text:p>
          </table:table-cell>
          <table:table-cell table:style-name="ce19" table:formula="oooc:=[.$B160]*10+450+[.Z$2]*8" office:value-type="float" office:value="902">
            <text:p>902 kg</text:p>
          </table:table-cell>
          <table:table-cell table:style-name="ce19" table:formula="oooc:=[.$B160]*10+450+[.AA$2]*8" office:value-type="float" office:value="910">
            <text:p>910 kg</text:p>
          </table:table-cell>
          <table:table-cell table:style-name="ce19" table:formula="oooc:=[.$B160]*10+450+[.AB$2]*8" office:value-type="float" office:value="918">
            <text:p>918 kg</text:p>
          </table:table-cell>
          <table:table-cell table:style-name="ce19" table:formula="oooc:=[.$B160]*10+450+[.AC$2]*8" office:value-type="float" office:value="926">
            <text:p>926 kg</text:p>
          </table:table-cell>
          <table:table-cell table:style-name="ce19" table:formula="oooc:=[.$B160]*10+450+[.AD$2]*8" office:value-type="float" office:value="934">
            <text:p>934 kg</text:p>
          </table:table-cell>
          <table:table-cell table:style-name="ce19" table:formula="oooc:=[.$B160]*10+450+[.AE$2]*8" office:value-type="float" office:value="942">
            <text:p>942 kg</text:p>
          </table:table-cell>
          <table:table-cell table:style-name="ce19" table:formula="oooc:=[.$B160]*10+450+[.AF$2]*8" office:value-type="float" office:value="950">
            <text:p>9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7">
            <text:p>27</text:p>
          </table:table-cell>
          <table:table-cell table:style-name="ce19" table:formula="oooc:=[.$B161]*10+450+[.C$2]*8" office:value-type="float" office:value="728">
            <text:p>728 kg</text:p>
          </table:table-cell>
          <table:table-cell table:style-name="ce19" table:formula="oooc:=[.$B161]*10+450+[.D$2]*8" office:value-type="float" office:value="736">
            <text:p>736 kg</text:p>
          </table:table-cell>
          <table:table-cell table:style-name="ce19" table:formula="oooc:=[.$B161]*10+450+[.E$2]*8" office:value-type="float" office:value="744">
            <text:p>744 kg</text:p>
          </table:table-cell>
          <table:table-cell table:style-name="ce19" table:formula="oooc:=[.$B161]*10+450+[.F$2]*8" office:value-type="float" office:value="752">
            <text:p>752 kg</text:p>
          </table:table-cell>
          <table:table-cell table:style-name="ce19" table:formula="oooc:=[.$B161]*10+450+[.G$2]*8" office:value-type="float" office:value="760">
            <text:p>760 kg</text:p>
          </table:table-cell>
          <table:table-cell table:style-name="ce19" table:formula="oooc:=[.$B161]*10+450+[.H$2]*8" office:value-type="float" office:value="768">
            <text:p>768 kg</text:p>
          </table:table-cell>
          <table:table-cell table:style-name="ce19" table:formula="oooc:=[.$B161]*10+450+[.I$2]*8" office:value-type="float" office:value="776">
            <text:p>776 kg</text:p>
          </table:table-cell>
          <table:table-cell table:style-name="ce19" table:formula="oooc:=[.$B161]*10+450+[.J$2]*8" office:value-type="float" office:value="784">
            <text:p>784 kg</text:p>
          </table:table-cell>
          <table:table-cell table:style-name="ce19" table:formula="oooc:=[.$B161]*10+450+[.K$2]*8" office:value-type="float" office:value="792">
            <text:p>792 kg</text:p>
          </table:table-cell>
          <table:table-cell table:style-name="ce19" table:formula="oooc:=[.$B161]*10+450+[.L$2]*8" office:value-type="float" office:value="800">
            <text:p>800 kg</text:p>
          </table:table-cell>
          <table:table-cell table:style-name="ce19" table:formula="oooc:=[.$B161]*10+450+[.M$2]*8" office:value-type="float" office:value="808">
            <text:p>808 kg</text:p>
          </table:table-cell>
          <table:table-cell table:style-name="ce19" table:formula="oooc:=[.$B161]*10+450+[.N$2]*8" office:value-type="float" office:value="816">
            <text:p>816 kg</text:p>
          </table:table-cell>
          <table:table-cell table:style-name="ce19" table:formula="oooc:=[.$B161]*10+450+[.O$2]*8" office:value-type="float" office:value="824">
            <text:p>824 kg</text:p>
          </table:table-cell>
          <table:table-cell table:style-name="ce19" table:formula="oooc:=[.$B161]*10+450+[.P$2]*8" office:value-type="float" office:value="832">
            <text:p>832 kg</text:p>
          </table:table-cell>
          <table:table-cell table:style-name="ce19" table:formula="oooc:=[.$B161]*10+450+[.Q$2]*8" office:value-type="float" office:value="840">
            <text:p>840 kg</text:p>
          </table:table-cell>
          <table:table-cell table:style-name="ce19" table:formula="oooc:=[.$B161]*10+450+[.R$2]*8" office:value-type="float" office:value="848">
            <text:p>848 kg</text:p>
          </table:table-cell>
          <table:table-cell table:style-name="ce19" table:formula="oooc:=[.$B161]*10+450+[.S$2]*8" office:value-type="float" office:value="856">
            <text:p>856 kg</text:p>
          </table:table-cell>
          <table:table-cell table:style-name="ce19" table:formula="oooc:=[.$B161]*10+450+[.T$2]*8" office:value-type="float" office:value="864">
            <text:p>864 kg</text:p>
          </table:table-cell>
          <table:table-cell table:style-name="ce19" table:formula="oooc:=[.$B161]*10+450+[.U$2]*8" office:value-type="float" office:value="872">
            <text:p>872 kg</text:p>
          </table:table-cell>
          <table:table-cell table:style-name="ce19" table:formula="oooc:=[.$B161]*10+450+[.V$2]*8" office:value-type="float" office:value="880">
            <text:p>880 kg</text:p>
          </table:table-cell>
          <table:table-cell table:style-name="ce19" table:formula="oooc:=[.$B161]*10+450+[.W$2]*8" office:value-type="float" office:value="888">
            <text:p>888 kg</text:p>
          </table:table-cell>
          <table:table-cell table:style-name="ce19" table:formula="oooc:=[.$B161]*10+450+[.X$2]*8" office:value-type="float" office:value="896">
            <text:p>896 kg</text:p>
          </table:table-cell>
          <table:table-cell table:style-name="ce19" table:formula="oooc:=[.$B161]*10+450+[.Y$2]*8" office:value-type="float" office:value="904">
            <text:p>904 kg</text:p>
          </table:table-cell>
          <table:table-cell table:style-name="ce19" table:formula="oooc:=[.$B161]*10+450+[.Z$2]*8" office:value-type="float" office:value="912">
            <text:p>912 kg</text:p>
          </table:table-cell>
          <table:table-cell table:style-name="ce19" table:formula="oooc:=[.$B161]*10+450+[.AA$2]*8" office:value-type="float" office:value="920">
            <text:p>920 kg</text:p>
          </table:table-cell>
          <table:table-cell table:style-name="ce19" table:formula="oooc:=[.$B161]*10+450+[.AB$2]*8" office:value-type="float" office:value="928">
            <text:p>928 kg</text:p>
          </table:table-cell>
          <table:table-cell table:style-name="ce19" table:formula="oooc:=[.$B161]*10+450+[.AC$2]*8" office:value-type="float" office:value="936">
            <text:p>936 kg</text:p>
          </table:table-cell>
          <table:table-cell table:style-name="ce19" table:formula="oooc:=[.$B161]*10+450+[.AD$2]*8" office:value-type="float" office:value="944">
            <text:p>944 kg</text:p>
          </table:table-cell>
          <table:table-cell table:style-name="ce19" table:formula="oooc:=[.$B161]*10+450+[.AE$2]*8" office:value-type="float" office:value="952">
            <text:p>952 kg</text:p>
          </table:table-cell>
          <table:table-cell table:style-name="ce19" table:formula="oooc:=[.$B161]*10+450+[.AF$2]*8" office:value-type="float" office:value="960">
            <text:p>9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8">
            <text:p>28</text:p>
          </table:table-cell>
          <table:table-cell table:style-name="ce19" table:formula="oooc:=[.$B162]*10+450+[.C$2]*8" office:value-type="float" office:value="738">
            <text:p>738 kg</text:p>
          </table:table-cell>
          <table:table-cell table:style-name="ce19" table:formula="oooc:=[.$B162]*10+450+[.D$2]*8" office:value-type="float" office:value="746">
            <text:p>746 kg</text:p>
          </table:table-cell>
          <table:table-cell table:style-name="ce19" table:formula="oooc:=[.$B162]*10+450+[.E$2]*8" office:value-type="float" office:value="754">
            <text:p>754 kg</text:p>
          </table:table-cell>
          <table:table-cell table:style-name="ce19" table:formula="oooc:=[.$B162]*10+450+[.F$2]*8" office:value-type="float" office:value="762">
            <text:p>762 kg</text:p>
          </table:table-cell>
          <table:table-cell table:style-name="ce19" table:formula="oooc:=[.$B162]*10+450+[.G$2]*8" office:value-type="float" office:value="770">
            <text:p>770 kg</text:p>
          </table:table-cell>
          <table:table-cell table:style-name="ce19" table:formula="oooc:=[.$B162]*10+450+[.H$2]*8" office:value-type="float" office:value="778">
            <text:p>778 kg</text:p>
          </table:table-cell>
          <table:table-cell table:style-name="ce19" table:formula="oooc:=[.$B162]*10+450+[.I$2]*8" office:value-type="float" office:value="786">
            <text:p>786 kg</text:p>
          </table:table-cell>
          <table:table-cell table:style-name="ce19" table:formula="oooc:=[.$B162]*10+450+[.J$2]*8" office:value-type="float" office:value="794">
            <text:p>794 kg</text:p>
          </table:table-cell>
          <table:table-cell table:style-name="ce19" table:formula="oooc:=[.$B162]*10+450+[.K$2]*8" office:value-type="float" office:value="802">
            <text:p>802 kg</text:p>
          </table:table-cell>
          <table:table-cell table:style-name="ce19" table:formula="oooc:=[.$B162]*10+450+[.L$2]*8" office:value-type="float" office:value="810">
            <text:p>810 kg</text:p>
          </table:table-cell>
          <table:table-cell table:style-name="ce19" table:formula="oooc:=[.$B162]*10+450+[.M$2]*8" office:value-type="float" office:value="818">
            <text:p>818 kg</text:p>
          </table:table-cell>
          <table:table-cell table:style-name="ce19" table:formula="oooc:=[.$B162]*10+450+[.N$2]*8" office:value-type="float" office:value="826">
            <text:p>826 kg</text:p>
          </table:table-cell>
          <table:table-cell table:style-name="ce19" table:formula="oooc:=[.$B162]*10+450+[.O$2]*8" office:value-type="float" office:value="834">
            <text:p>834 kg</text:p>
          </table:table-cell>
          <table:table-cell table:style-name="ce19" table:formula="oooc:=[.$B162]*10+450+[.P$2]*8" office:value-type="float" office:value="842">
            <text:p>842 kg</text:p>
          </table:table-cell>
          <table:table-cell table:style-name="ce19" table:formula="oooc:=[.$B162]*10+450+[.Q$2]*8" office:value-type="float" office:value="850">
            <text:p>850 kg</text:p>
          </table:table-cell>
          <table:table-cell table:style-name="ce19" table:formula="oooc:=[.$B162]*10+450+[.R$2]*8" office:value-type="float" office:value="858">
            <text:p>858 kg</text:p>
          </table:table-cell>
          <table:table-cell table:style-name="ce19" table:formula="oooc:=[.$B162]*10+450+[.S$2]*8" office:value-type="float" office:value="866">
            <text:p>866 kg</text:p>
          </table:table-cell>
          <table:table-cell table:style-name="ce19" table:formula="oooc:=[.$B162]*10+450+[.T$2]*8" office:value-type="float" office:value="874">
            <text:p>874 kg</text:p>
          </table:table-cell>
          <table:table-cell table:style-name="ce19" table:formula="oooc:=[.$B162]*10+450+[.U$2]*8" office:value-type="float" office:value="882">
            <text:p>882 kg</text:p>
          </table:table-cell>
          <table:table-cell table:style-name="ce19" table:formula="oooc:=[.$B162]*10+450+[.V$2]*8" office:value-type="float" office:value="890">
            <text:p>890 kg</text:p>
          </table:table-cell>
          <table:table-cell table:style-name="ce19" table:formula="oooc:=[.$B162]*10+450+[.W$2]*8" office:value-type="float" office:value="898">
            <text:p>898 kg</text:p>
          </table:table-cell>
          <table:table-cell table:style-name="ce19" table:formula="oooc:=[.$B162]*10+450+[.X$2]*8" office:value-type="float" office:value="906">
            <text:p>906 kg</text:p>
          </table:table-cell>
          <table:table-cell table:style-name="ce19" table:formula="oooc:=[.$B162]*10+450+[.Y$2]*8" office:value-type="float" office:value="914">
            <text:p>914 kg</text:p>
          </table:table-cell>
          <table:table-cell table:style-name="ce19" table:formula="oooc:=[.$B162]*10+450+[.Z$2]*8" office:value-type="float" office:value="922">
            <text:p>922 kg</text:p>
          </table:table-cell>
          <table:table-cell table:style-name="ce19" table:formula="oooc:=[.$B162]*10+450+[.AA$2]*8" office:value-type="float" office:value="930">
            <text:p>930 kg</text:p>
          </table:table-cell>
          <table:table-cell table:style-name="ce19" table:formula="oooc:=[.$B162]*10+450+[.AB$2]*8" office:value-type="float" office:value="938">
            <text:p>938 kg</text:p>
          </table:table-cell>
          <table:table-cell table:style-name="ce19" table:formula="oooc:=[.$B162]*10+450+[.AC$2]*8" office:value-type="float" office:value="946">
            <text:p>946 kg</text:p>
          </table:table-cell>
          <table:table-cell table:style-name="ce19" table:formula="oooc:=[.$B162]*10+450+[.AD$2]*8" office:value-type="float" office:value="954">
            <text:p>954 kg</text:p>
          </table:table-cell>
          <table:table-cell table:style-name="ce19" table:formula="oooc:=[.$B162]*10+450+[.AE$2]*8" office:value-type="float" office:value="962">
            <text:p>962 kg</text:p>
          </table:table-cell>
          <table:table-cell table:style-name="ce19" table:formula="oooc:=[.$B162]*10+450+[.AF$2]*8" office:value-type="float" office:value="970">
            <text:p>9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9">
            <text:p>29</text:p>
          </table:table-cell>
          <table:table-cell table:style-name="ce19" table:formula="oooc:=[.$B163]*10+450+[.C$2]*8" office:value-type="float" office:value="748">
            <text:p>748 kg</text:p>
          </table:table-cell>
          <table:table-cell table:style-name="ce19" table:formula="oooc:=[.$B163]*10+450+[.D$2]*8" office:value-type="float" office:value="756">
            <text:p>756 kg</text:p>
          </table:table-cell>
          <table:table-cell table:style-name="ce19" table:formula="oooc:=[.$B163]*10+450+[.E$2]*8" office:value-type="float" office:value="764">
            <text:p>764 kg</text:p>
          </table:table-cell>
          <table:table-cell table:style-name="ce19" table:formula="oooc:=[.$B163]*10+450+[.F$2]*8" office:value-type="float" office:value="772">
            <text:p>772 kg</text:p>
          </table:table-cell>
          <table:table-cell table:style-name="ce19" table:formula="oooc:=[.$B163]*10+450+[.G$2]*8" office:value-type="float" office:value="780">
            <text:p>780 kg</text:p>
          </table:table-cell>
          <table:table-cell table:style-name="ce19" table:formula="oooc:=[.$B163]*10+450+[.H$2]*8" office:value-type="float" office:value="788">
            <text:p>788 kg</text:p>
          </table:table-cell>
          <table:table-cell table:style-name="ce19" table:formula="oooc:=[.$B163]*10+450+[.I$2]*8" office:value-type="float" office:value="796">
            <text:p>796 kg</text:p>
          </table:table-cell>
          <table:table-cell table:style-name="ce19" table:formula="oooc:=[.$B163]*10+450+[.J$2]*8" office:value-type="float" office:value="804">
            <text:p>804 kg</text:p>
          </table:table-cell>
          <table:table-cell table:style-name="ce19" table:formula="oooc:=[.$B163]*10+450+[.K$2]*8" office:value-type="float" office:value="812">
            <text:p>812 kg</text:p>
          </table:table-cell>
          <table:table-cell table:style-name="ce19" table:formula="oooc:=[.$B163]*10+450+[.L$2]*8" office:value-type="float" office:value="820">
            <text:p>820 kg</text:p>
          </table:table-cell>
          <table:table-cell table:style-name="ce19" table:formula="oooc:=[.$B163]*10+450+[.M$2]*8" office:value-type="float" office:value="828">
            <text:p>828 kg</text:p>
          </table:table-cell>
          <table:table-cell table:style-name="ce19" table:formula="oooc:=[.$B163]*10+450+[.N$2]*8" office:value-type="float" office:value="836">
            <text:p>836 kg</text:p>
          </table:table-cell>
          <table:table-cell table:style-name="ce19" table:formula="oooc:=[.$B163]*10+450+[.O$2]*8" office:value-type="float" office:value="844">
            <text:p>844 kg</text:p>
          </table:table-cell>
          <table:table-cell table:style-name="ce19" table:formula="oooc:=[.$B163]*10+450+[.P$2]*8" office:value-type="float" office:value="852">
            <text:p>852 kg</text:p>
          </table:table-cell>
          <table:table-cell table:style-name="ce19" table:formula="oooc:=[.$B163]*10+450+[.Q$2]*8" office:value-type="float" office:value="860">
            <text:p>860 kg</text:p>
          </table:table-cell>
          <table:table-cell table:style-name="ce19" table:formula="oooc:=[.$B163]*10+450+[.R$2]*8" office:value-type="float" office:value="868">
            <text:p>868 kg</text:p>
          </table:table-cell>
          <table:table-cell table:style-name="ce19" table:formula="oooc:=[.$B163]*10+450+[.S$2]*8" office:value-type="float" office:value="876">
            <text:p>876 kg</text:p>
          </table:table-cell>
          <table:table-cell table:style-name="ce19" table:formula="oooc:=[.$B163]*10+450+[.T$2]*8" office:value-type="float" office:value="884">
            <text:p>884 kg</text:p>
          </table:table-cell>
          <table:table-cell table:style-name="ce19" table:formula="oooc:=[.$B163]*10+450+[.U$2]*8" office:value-type="float" office:value="892">
            <text:p>892 kg</text:p>
          </table:table-cell>
          <table:table-cell table:style-name="ce19" table:formula="oooc:=[.$B163]*10+450+[.V$2]*8" office:value-type="float" office:value="900">
            <text:p>900 kg</text:p>
          </table:table-cell>
          <table:table-cell table:style-name="ce19" table:formula="oooc:=[.$B163]*10+450+[.W$2]*8" office:value-type="float" office:value="908">
            <text:p>908 kg</text:p>
          </table:table-cell>
          <table:table-cell table:style-name="ce19" table:formula="oooc:=[.$B163]*10+450+[.X$2]*8" office:value-type="float" office:value="916">
            <text:p>916 kg</text:p>
          </table:table-cell>
          <table:table-cell table:style-name="ce19" table:formula="oooc:=[.$B163]*10+450+[.Y$2]*8" office:value-type="float" office:value="924">
            <text:p>924 kg</text:p>
          </table:table-cell>
          <table:table-cell table:style-name="ce19" table:formula="oooc:=[.$B163]*10+450+[.Z$2]*8" office:value-type="float" office:value="932">
            <text:p>932 kg</text:p>
          </table:table-cell>
          <table:table-cell table:style-name="ce19" table:formula="oooc:=[.$B163]*10+450+[.AA$2]*8" office:value-type="float" office:value="940">
            <text:p>940 kg</text:p>
          </table:table-cell>
          <table:table-cell table:style-name="ce19" table:formula="oooc:=[.$B163]*10+450+[.AB$2]*8" office:value-type="float" office:value="948">
            <text:p>948 kg</text:p>
          </table:table-cell>
          <table:table-cell table:style-name="ce19" table:formula="oooc:=[.$B163]*10+450+[.AC$2]*8" office:value-type="float" office:value="956">
            <text:p>956 kg</text:p>
          </table:table-cell>
          <table:table-cell table:style-name="ce19" table:formula="oooc:=[.$B163]*10+450+[.AD$2]*8" office:value-type="float" office:value="964">
            <text:p>964 kg</text:p>
          </table:table-cell>
          <table:table-cell table:style-name="ce19" table:formula="oooc:=[.$B163]*10+450+[.AE$2]*8" office:value-type="float" office:value="972">
            <text:p>972 kg</text:p>
          </table:table-cell>
          <table:table-cell table:style-name="ce19" table:formula="oooc:=[.$B163]*10+450+[.AF$2]*8" office:value-type="float" office:value="980">
            <text:p>9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style-name="ce19" table:formula="oooc:=[.$B164]*10+450+[.C$2]*8" office:value-type="float" office:value="758">
            <text:p>758 kg</text:p>
          </table:table-cell>
          <table:table-cell table:style-name="ce19" table:formula="oooc:=[.$B164]*10+450+[.D$2]*8" office:value-type="float" office:value="766">
            <text:p>766 kg</text:p>
          </table:table-cell>
          <table:table-cell table:style-name="ce19" table:formula="oooc:=[.$B164]*10+450+[.E$2]*8" office:value-type="float" office:value="774">
            <text:p>774 kg</text:p>
          </table:table-cell>
          <table:table-cell table:style-name="ce19" table:formula="oooc:=[.$B164]*10+450+[.F$2]*8" office:value-type="float" office:value="782">
            <text:p>782 kg</text:p>
          </table:table-cell>
          <table:table-cell table:style-name="ce19" table:formula="oooc:=[.$B164]*10+450+[.G$2]*8" office:value-type="float" office:value="790">
            <text:p>790 kg</text:p>
          </table:table-cell>
          <table:table-cell table:style-name="ce19" table:formula="oooc:=[.$B164]*10+450+[.H$2]*8" office:value-type="float" office:value="798">
            <text:p>798 kg</text:p>
          </table:table-cell>
          <table:table-cell table:style-name="ce19" table:formula="oooc:=[.$B164]*10+450+[.I$2]*8" office:value-type="float" office:value="806">
            <text:p>806 kg</text:p>
          </table:table-cell>
          <table:table-cell table:style-name="ce19" table:formula="oooc:=[.$B164]*10+450+[.J$2]*8" office:value-type="float" office:value="814">
            <text:p>814 kg</text:p>
          </table:table-cell>
          <table:table-cell table:style-name="ce19" table:formula="oooc:=[.$B164]*10+450+[.K$2]*8" office:value-type="float" office:value="822">
            <text:p>822 kg</text:p>
          </table:table-cell>
          <table:table-cell table:style-name="ce19" table:formula="oooc:=[.$B164]*10+450+[.L$2]*8" office:value-type="float" office:value="830">
            <text:p>830 kg</text:p>
          </table:table-cell>
          <table:table-cell table:style-name="ce19" table:formula="oooc:=[.$B164]*10+450+[.M$2]*8" office:value-type="float" office:value="838">
            <text:p>838 kg</text:p>
          </table:table-cell>
          <table:table-cell table:style-name="ce19" table:formula="oooc:=[.$B164]*10+450+[.N$2]*8" office:value-type="float" office:value="846">
            <text:p>846 kg</text:p>
          </table:table-cell>
          <table:table-cell table:style-name="ce19" table:formula="oooc:=[.$B164]*10+450+[.O$2]*8" office:value-type="float" office:value="854">
            <text:p>854 kg</text:p>
          </table:table-cell>
          <table:table-cell table:style-name="ce19" table:formula="oooc:=[.$B164]*10+450+[.P$2]*8" office:value-type="float" office:value="862">
            <text:p>862 kg</text:p>
          </table:table-cell>
          <table:table-cell table:style-name="ce19" table:formula="oooc:=[.$B164]*10+450+[.Q$2]*8" office:value-type="float" office:value="870">
            <text:p>870 kg</text:p>
          </table:table-cell>
          <table:table-cell table:style-name="ce19" table:formula="oooc:=[.$B164]*10+450+[.R$2]*8" office:value-type="float" office:value="878">
            <text:p>878 kg</text:p>
          </table:table-cell>
          <table:table-cell table:style-name="ce19" table:formula="oooc:=[.$B164]*10+450+[.S$2]*8" office:value-type="float" office:value="886">
            <text:p>886 kg</text:p>
          </table:table-cell>
          <table:table-cell table:style-name="ce19" table:formula="oooc:=[.$B164]*10+450+[.T$2]*8" office:value-type="float" office:value="894">
            <text:p>894 kg</text:p>
          </table:table-cell>
          <table:table-cell table:style-name="ce19" table:formula="oooc:=[.$B164]*10+450+[.U$2]*8" office:value-type="float" office:value="902">
            <text:p>902 kg</text:p>
          </table:table-cell>
          <table:table-cell table:style-name="ce19" table:formula="oooc:=[.$B164]*10+450+[.V$2]*8" office:value-type="float" office:value="910">
            <text:p>910 kg</text:p>
          </table:table-cell>
          <table:table-cell table:style-name="ce19" table:formula="oooc:=[.$B164]*10+450+[.W$2]*8" office:value-type="float" office:value="918">
            <text:p>918 kg</text:p>
          </table:table-cell>
          <table:table-cell table:style-name="ce19" table:formula="oooc:=[.$B164]*10+450+[.X$2]*8" office:value-type="float" office:value="926">
            <text:p>926 kg</text:p>
          </table:table-cell>
          <table:table-cell table:style-name="ce19" table:formula="oooc:=[.$B164]*10+450+[.Y$2]*8" office:value-type="float" office:value="934">
            <text:p>934 kg</text:p>
          </table:table-cell>
          <table:table-cell table:style-name="ce19" table:formula="oooc:=[.$B164]*10+450+[.Z$2]*8" office:value-type="float" office:value="942">
            <text:p>942 kg</text:p>
          </table:table-cell>
          <table:table-cell table:style-name="ce19" table:formula="oooc:=[.$B164]*10+450+[.AA$2]*8" office:value-type="float" office:value="950">
            <text:p>950 kg</text:p>
          </table:table-cell>
          <table:table-cell table:style-name="ce19" table:formula="oooc:=[.$B164]*10+450+[.AB$2]*8" office:value-type="float" office:value="958">
            <text:p>958 kg</text:p>
          </table:table-cell>
          <table:table-cell table:style-name="ce19" table:formula="oooc:=[.$B164]*10+450+[.AC$2]*8" office:value-type="float" office:value="966">
            <text:p>966 kg</text:p>
          </table:table-cell>
          <table:table-cell table:style-name="ce19" table:formula="oooc:=[.$B164]*10+450+[.AD$2]*8" office:value-type="float" office:value="974">
            <text:p>974 kg</text:p>
          </table:table-cell>
          <table:table-cell table:style-name="ce19" table:formula="oooc:=[.$B164]*10+450+[.AE$2]*8" office:value-type="float" office:value="982">
            <text:p>982 kg</text:p>
          </table:table-cell>
          <table:table-cell table:style-name="ce19" table:formula="oooc:=[.$B164]*10+450+[.AF$2]*8" office:value-type="float" office:value="990">
            <text:p>990 kg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19" table:number-columns-repeated="30"/>
          <table:table-cell table:number-columns-repeated="224"/>
        </table:table-row>
        <table:table-row table:style-name="ro4">
          <table:table-cell table:style-name="ce15" office:value-type="string" table:number-columns-spanned="2" table:number-rows-spanned="2">
            <text:p>Birnen</text:p>
          </table:table-cell>
          <table:covered-table-cell/>
          <table:table-cell table:style-name="ce18" office:value-type="string" table:number-columns-spanned="30" table:number-rows-spanned="1">
            <text:p>Forschungsstufe</text:p>
          </table:table-cell>
          <table:covered-table-cell table:number-columns-repeated="29"/>
          <table:table-cell table:number-columns-repeated="224"/>
        </table:table-row>
        <table:table-row table:style-name="ro2">
          <table:covered-table-cell table:style-name="ce16"/>
          <table:covered-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table:number-columns-repeated="224"/>
        </table:table-row>
        <table:table-row table:style-name="ro2">
          <table:table-cell table:style-name="ce17" office:value-type="string" table:number-columns-spanned="1" table:number-rows-spanned="30">
            <text:p>Plantage</text:p>
          </table:table-cell>
          <table:table-cell office:value-type="float" office:value="1">
            <text:p>1</text:p>
          </table:table-cell>
          <table:table-cell table:style-name="ce19" table:formula="oooc:=[.$B168]*10+470+[.C$2]*8" office:value-type="float" office:value="488">
            <text:p>488 kg</text:p>
          </table:table-cell>
          <table:table-cell table:style-name="ce19" table:formula="oooc:=[.$B168]*10+470+[.D$2]*8" office:value-type="float" office:value="496">
            <text:p>496 kg</text:p>
          </table:table-cell>
          <table:table-cell table:style-name="ce19" table:formula="oooc:=[.$B168]*10+470+[.E$2]*8" office:value-type="float" office:value="504">
            <text:p>504 kg</text:p>
          </table:table-cell>
          <table:table-cell table:style-name="ce19" table:formula="oooc:=[.$B168]*10+470+[.F$2]*8" office:value-type="float" office:value="512">
            <text:p>512 kg</text:p>
          </table:table-cell>
          <table:table-cell table:style-name="ce19" table:formula="oooc:=[.$B168]*10+470+[.G$2]*8" office:value-type="float" office:value="520">
            <text:p>520 kg</text:p>
          </table:table-cell>
          <table:table-cell table:style-name="ce19" table:formula="oooc:=[.$B168]*10+470+[.H$2]*8" office:value-type="float" office:value="528">
            <text:p>528 kg</text:p>
          </table:table-cell>
          <table:table-cell table:style-name="ce19" table:formula="oooc:=[.$B168]*10+470+[.I$2]*8" office:value-type="float" office:value="536">
            <text:p>536 kg</text:p>
          </table:table-cell>
          <table:table-cell table:style-name="ce19" table:formula="oooc:=[.$B168]*10+470+[.J$2]*8" office:value-type="float" office:value="544">
            <text:p>544 kg</text:p>
          </table:table-cell>
          <table:table-cell table:style-name="ce19" table:formula="oooc:=[.$B168]*10+470+[.K$2]*8" office:value-type="float" office:value="552">
            <text:p>552 kg</text:p>
          </table:table-cell>
          <table:table-cell table:style-name="ce19" table:formula="oooc:=[.$B168]*10+470+[.L$2]*8" office:value-type="float" office:value="560">
            <text:p>560 kg</text:p>
          </table:table-cell>
          <table:table-cell table:style-name="ce19" table:formula="oooc:=[.$B168]*10+470+[.M$2]*8" office:value-type="float" office:value="568">
            <text:p>568 kg</text:p>
          </table:table-cell>
          <table:table-cell table:style-name="ce19" table:formula="oooc:=[.$B168]*10+470+[.N$2]*8" office:value-type="float" office:value="576">
            <text:p>576 kg</text:p>
          </table:table-cell>
          <table:table-cell table:style-name="ce19" table:formula="oooc:=[.$B168]*10+470+[.O$2]*8" office:value-type="float" office:value="584">
            <text:p>584 kg</text:p>
          </table:table-cell>
          <table:table-cell table:style-name="ce19" table:formula="oooc:=[.$B168]*10+470+[.P$2]*8" office:value-type="float" office:value="592">
            <text:p>592 kg</text:p>
          </table:table-cell>
          <table:table-cell table:style-name="ce19" table:formula="oooc:=[.$B168]*10+470+[.Q$2]*8" office:value-type="float" office:value="600">
            <text:p>600 kg</text:p>
          </table:table-cell>
          <table:table-cell table:style-name="ce19" table:formula="oooc:=[.$B168]*10+470+[.R$2]*8" office:value-type="float" office:value="608">
            <text:p>608 kg</text:p>
          </table:table-cell>
          <table:table-cell table:style-name="ce19" table:formula="oooc:=[.$B168]*10+470+[.S$2]*8" office:value-type="float" office:value="616">
            <text:p>616 kg</text:p>
          </table:table-cell>
          <table:table-cell table:style-name="ce19" table:formula="oooc:=[.$B168]*10+470+[.T$2]*8" office:value-type="float" office:value="624">
            <text:p>624 kg</text:p>
          </table:table-cell>
          <table:table-cell table:style-name="ce19" table:formula="oooc:=[.$B168]*10+470+[.U$2]*8" office:value-type="float" office:value="632">
            <text:p>632 kg</text:p>
          </table:table-cell>
          <table:table-cell table:style-name="ce19" table:formula="oooc:=[.$B168]*10+470+[.V$2]*8" office:value-type="float" office:value="640">
            <text:p>640 kg</text:p>
          </table:table-cell>
          <table:table-cell table:style-name="ce19" table:formula="oooc:=[.$B168]*10+470+[.W$2]*8" office:value-type="float" office:value="648">
            <text:p>648 kg</text:p>
          </table:table-cell>
          <table:table-cell table:style-name="ce19" table:formula="oooc:=[.$B168]*10+470+[.X$2]*8" office:value-type="float" office:value="656">
            <text:p>656 kg</text:p>
          </table:table-cell>
          <table:table-cell table:style-name="ce19" table:formula="oooc:=[.$B168]*10+470+[.Y$2]*8" office:value-type="float" office:value="664">
            <text:p>664 kg</text:p>
          </table:table-cell>
          <table:table-cell table:style-name="ce19" table:formula="oooc:=[.$B168]*10+470+[.Z$2]*8" office:value-type="float" office:value="672">
            <text:p>672 kg</text:p>
          </table:table-cell>
          <table:table-cell table:style-name="ce19" table:formula="oooc:=[.$B168]*10+470+[.AA$2]*8" office:value-type="float" office:value="680">
            <text:p>680 kg</text:p>
          </table:table-cell>
          <table:table-cell table:style-name="ce19" table:formula="oooc:=[.$B168]*10+470+[.AB$2]*8" office:value-type="float" office:value="688">
            <text:p>688 kg</text:p>
          </table:table-cell>
          <table:table-cell table:style-name="ce19" table:formula="oooc:=[.$B168]*10+470+[.AC$2]*8" office:value-type="float" office:value="696">
            <text:p>696 kg</text:p>
          </table:table-cell>
          <table:table-cell table:style-name="ce19" table:formula="oooc:=[.$B168]*10+470+[.AD$2]*8" office:value-type="float" office:value="704">
            <text:p>704 kg</text:p>
          </table:table-cell>
          <table:table-cell table:style-name="ce19" table:formula="oooc:=[.$B168]*10+470+[.AE$2]*8" office:value-type="float" office:value="712">
            <text:p>712 kg</text:p>
          </table:table-cell>
          <table:table-cell table:style-name="ce19" table:formula="oooc:=[.$B168]*10+470+[.AF$2]*8" office:value-type="float" office:value="720">
            <text:p>7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19" table:formula="oooc:=[.$B169]*10+470+[.C$2]*8" office:value-type="float" office:value="498">
            <text:p>498 kg</text:p>
          </table:table-cell>
          <table:table-cell table:style-name="ce19" table:formula="oooc:=[.$B169]*10+470+[.D$2]*8" office:value-type="float" office:value="506">
            <text:p>506 kg</text:p>
          </table:table-cell>
          <table:table-cell table:style-name="ce19" table:formula="oooc:=[.$B169]*10+470+[.E$2]*8" office:value-type="float" office:value="514">
            <text:p>514 kg</text:p>
          </table:table-cell>
          <table:table-cell table:style-name="ce19" table:formula="oooc:=[.$B169]*10+470+[.F$2]*8" office:value-type="float" office:value="522">
            <text:p>522 kg</text:p>
          </table:table-cell>
          <table:table-cell table:style-name="ce19" table:formula="oooc:=[.$B169]*10+470+[.G$2]*8" office:value-type="float" office:value="530">
            <text:p>530 kg</text:p>
          </table:table-cell>
          <table:table-cell table:style-name="ce19" table:formula="oooc:=[.$B169]*10+470+[.H$2]*8" office:value-type="float" office:value="538">
            <text:p>538 kg</text:p>
          </table:table-cell>
          <table:table-cell table:style-name="ce19" table:formula="oooc:=[.$B169]*10+470+[.I$2]*8" office:value-type="float" office:value="546">
            <text:p>546 kg</text:p>
          </table:table-cell>
          <table:table-cell table:style-name="ce19" table:formula="oooc:=[.$B169]*10+470+[.J$2]*8" office:value-type="float" office:value="554">
            <text:p>554 kg</text:p>
          </table:table-cell>
          <table:table-cell table:style-name="ce19" table:formula="oooc:=[.$B169]*10+470+[.K$2]*8" office:value-type="float" office:value="562">
            <text:p>562 kg</text:p>
          </table:table-cell>
          <table:table-cell table:style-name="ce19" table:formula="oooc:=[.$B169]*10+470+[.L$2]*8" office:value-type="float" office:value="570">
            <text:p>570 kg</text:p>
          </table:table-cell>
          <table:table-cell table:style-name="ce19" table:formula="oooc:=[.$B169]*10+470+[.M$2]*8" office:value-type="float" office:value="578">
            <text:p>578 kg</text:p>
          </table:table-cell>
          <table:table-cell table:style-name="ce19" table:formula="oooc:=[.$B169]*10+470+[.N$2]*8" office:value-type="float" office:value="586">
            <text:p>586 kg</text:p>
          </table:table-cell>
          <table:table-cell table:style-name="ce19" table:formula="oooc:=[.$B169]*10+470+[.O$2]*8" office:value-type="float" office:value="594">
            <text:p>594 kg</text:p>
          </table:table-cell>
          <table:table-cell table:style-name="ce19" table:formula="oooc:=[.$B169]*10+470+[.P$2]*8" office:value-type="float" office:value="602">
            <text:p>602 kg</text:p>
          </table:table-cell>
          <table:table-cell table:style-name="ce19" table:formula="oooc:=[.$B169]*10+470+[.Q$2]*8" office:value-type="float" office:value="610">
            <text:p>610 kg</text:p>
          </table:table-cell>
          <table:table-cell table:style-name="ce19" table:formula="oooc:=[.$B169]*10+470+[.R$2]*8" office:value-type="float" office:value="618">
            <text:p>618 kg</text:p>
          </table:table-cell>
          <table:table-cell table:style-name="ce19" table:formula="oooc:=[.$B169]*10+470+[.S$2]*8" office:value-type="float" office:value="626">
            <text:p>626 kg</text:p>
          </table:table-cell>
          <table:table-cell table:style-name="ce19" table:formula="oooc:=[.$B169]*10+470+[.T$2]*8" office:value-type="float" office:value="634">
            <text:p>634 kg</text:p>
          </table:table-cell>
          <table:table-cell table:style-name="ce19" table:formula="oooc:=[.$B169]*10+470+[.U$2]*8" office:value-type="float" office:value="642">
            <text:p>642 kg</text:p>
          </table:table-cell>
          <table:table-cell table:style-name="ce19" table:formula="oooc:=[.$B169]*10+470+[.V$2]*8" office:value-type="float" office:value="650">
            <text:p>650 kg</text:p>
          </table:table-cell>
          <table:table-cell table:style-name="ce19" table:formula="oooc:=[.$B169]*10+470+[.W$2]*8" office:value-type="float" office:value="658">
            <text:p>658 kg</text:p>
          </table:table-cell>
          <table:table-cell table:style-name="ce19" table:formula="oooc:=[.$B169]*10+470+[.X$2]*8" office:value-type="float" office:value="666">
            <text:p>666 kg</text:p>
          </table:table-cell>
          <table:table-cell table:style-name="ce19" table:formula="oooc:=[.$B169]*10+470+[.Y$2]*8" office:value-type="float" office:value="674">
            <text:p>674 kg</text:p>
          </table:table-cell>
          <table:table-cell table:style-name="ce19" table:formula="oooc:=[.$B169]*10+470+[.Z$2]*8" office:value-type="float" office:value="682">
            <text:p>682 kg</text:p>
          </table:table-cell>
          <table:table-cell table:style-name="ce19" table:formula="oooc:=[.$B169]*10+470+[.AA$2]*8" office:value-type="float" office:value="690">
            <text:p>690 kg</text:p>
          </table:table-cell>
          <table:table-cell table:style-name="ce19" table:formula="oooc:=[.$B169]*10+470+[.AB$2]*8" office:value-type="float" office:value="698">
            <text:p>698 kg</text:p>
          </table:table-cell>
          <table:table-cell table:style-name="ce19" table:formula="oooc:=[.$B169]*10+470+[.AC$2]*8" office:value-type="float" office:value="706">
            <text:p>706 kg</text:p>
          </table:table-cell>
          <table:table-cell table:style-name="ce19" table:formula="oooc:=[.$B169]*10+470+[.AD$2]*8" office:value-type="float" office:value="714">
            <text:p>714 kg</text:p>
          </table:table-cell>
          <table:table-cell table:style-name="ce19" table:formula="oooc:=[.$B169]*10+470+[.AE$2]*8" office:value-type="float" office:value="722">
            <text:p>722 kg</text:p>
          </table:table-cell>
          <table:table-cell table:style-name="ce19" table:formula="oooc:=[.$B169]*10+470+[.AF$2]*8" office:value-type="float" office:value="730">
            <text:p>7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style-name="ce19" table:formula="oooc:=[.$B170]*10+470+[.C$2]*8" office:value-type="float" office:value="508">
            <text:p>508 kg</text:p>
          </table:table-cell>
          <table:table-cell table:style-name="ce19" table:formula="oooc:=[.$B170]*10+470+[.D$2]*8" office:value-type="float" office:value="516">
            <text:p>516 kg</text:p>
          </table:table-cell>
          <table:table-cell table:style-name="ce19" table:formula="oooc:=[.$B170]*10+470+[.E$2]*8" office:value-type="float" office:value="524">
            <text:p>524 kg</text:p>
          </table:table-cell>
          <table:table-cell table:style-name="ce19" table:formula="oooc:=[.$B170]*10+470+[.F$2]*8" office:value-type="float" office:value="532">
            <text:p>532 kg</text:p>
          </table:table-cell>
          <table:table-cell table:style-name="ce19" table:formula="oooc:=[.$B170]*10+470+[.G$2]*8" office:value-type="float" office:value="540">
            <text:p>540 kg</text:p>
          </table:table-cell>
          <table:table-cell table:style-name="ce19" table:formula="oooc:=[.$B170]*10+470+[.H$2]*8" office:value-type="float" office:value="548">
            <text:p>548 kg</text:p>
          </table:table-cell>
          <table:table-cell table:style-name="ce19" table:formula="oooc:=[.$B170]*10+470+[.I$2]*8" office:value-type="float" office:value="556">
            <text:p>556 kg</text:p>
          </table:table-cell>
          <table:table-cell table:style-name="ce19" table:formula="oooc:=[.$B170]*10+470+[.J$2]*8" office:value-type="float" office:value="564">
            <text:p>564 kg</text:p>
          </table:table-cell>
          <table:table-cell table:style-name="ce19" table:formula="oooc:=[.$B170]*10+470+[.K$2]*8" office:value-type="float" office:value="572">
            <text:p>572 kg</text:p>
          </table:table-cell>
          <table:table-cell table:style-name="ce19" table:formula="oooc:=[.$B170]*10+470+[.L$2]*8" office:value-type="float" office:value="580">
            <text:p>580 kg</text:p>
          </table:table-cell>
          <table:table-cell table:style-name="ce19" table:formula="oooc:=[.$B170]*10+470+[.M$2]*8" office:value-type="float" office:value="588">
            <text:p>588 kg</text:p>
          </table:table-cell>
          <table:table-cell table:style-name="ce19" table:formula="oooc:=[.$B170]*10+470+[.N$2]*8" office:value-type="float" office:value="596">
            <text:p>596 kg</text:p>
          </table:table-cell>
          <table:table-cell table:style-name="ce19" table:formula="oooc:=[.$B170]*10+470+[.O$2]*8" office:value-type="float" office:value="604">
            <text:p>604 kg</text:p>
          </table:table-cell>
          <table:table-cell table:style-name="ce19" table:formula="oooc:=[.$B170]*10+470+[.P$2]*8" office:value-type="float" office:value="612">
            <text:p>612 kg</text:p>
          </table:table-cell>
          <table:table-cell table:style-name="ce19" table:formula="oooc:=[.$B170]*10+470+[.Q$2]*8" office:value-type="float" office:value="620">
            <text:p>620 kg</text:p>
          </table:table-cell>
          <table:table-cell table:style-name="ce19" table:formula="oooc:=[.$B170]*10+470+[.R$2]*8" office:value-type="float" office:value="628">
            <text:p>628 kg</text:p>
          </table:table-cell>
          <table:table-cell table:style-name="ce19" table:formula="oooc:=[.$B170]*10+470+[.S$2]*8" office:value-type="float" office:value="636">
            <text:p>636 kg</text:p>
          </table:table-cell>
          <table:table-cell table:style-name="ce19" table:formula="oooc:=[.$B170]*10+470+[.T$2]*8" office:value-type="float" office:value="644">
            <text:p>644 kg</text:p>
          </table:table-cell>
          <table:table-cell table:style-name="ce19" table:formula="oooc:=[.$B170]*10+470+[.U$2]*8" office:value-type="float" office:value="652">
            <text:p>652 kg</text:p>
          </table:table-cell>
          <table:table-cell table:style-name="ce19" table:formula="oooc:=[.$B170]*10+470+[.V$2]*8" office:value-type="float" office:value="660">
            <text:p>660 kg</text:p>
          </table:table-cell>
          <table:table-cell table:style-name="ce19" table:formula="oooc:=[.$B170]*10+470+[.W$2]*8" office:value-type="float" office:value="668">
            <text:p>668 kg</text:p>
          </table:table-cell>
          <table:table-cell table:style-name="ce19" table:formula="oooc:=[.$B170]*10+470+[.X$2]*8" office:value-type="float" office:value="676">
            <text:p>676 kg</text:p>
          </table:table-cell>
          <table:table-cell table:style-name="ce19" table:formula="oooc:=[.$B170]*10+470+[.Y$2]*8" office:value-type="float" office:value="684">
            <text:p>684 kg</text:p>
          </table:table-cell>
          <table:table-cell table:style-name="ce19" table:formula="oooc:=[.$B170]*10+470+[.Z$2]*8" office:value-type="float" office:value="692">
            <text:p>692 kg</text:p>
          </table:table-cell>
          <table:table-cell table:style-name="ce19" table:formula="oooc:=[.$B170]*10+470+[.AA$2]*8" office:value-type="float" office:value="700">
            <text:p>700 kg</text:p>
          </table:table-cell>
          <table:table-cell table:style-name="ce19" table:formula="oooc:=[.$B170]*10+470+[.AB$2]*8" office:value-type="float" office:value="708">
            <text:p>708 kg</text:p>
          </table:table-cell>
          <table:table-cell table:style-name="ce19" table:formula="oooc:=[.$B170]*10+470+[.AC$2]*8" office:value-type="float" office:value="716">
            <text:p>716 kg</text:p>
          </table:table-cell>
          <table:table-cell table:style-name="ce19" table:formula="oooc:=[.$B170]*10+470+[.AD$2]*8" office:value-type="float" office:value="724">
            <text:p>724 kg</text:p>
          </table:table-cell>
          <table:table-cell table:style-name="ce19" table:formula="oooc:=[.$B170]*10+470+[.AE$2]*8" office:value-type="float" office:value="732">
            <text:p>732 kg</text:p>
          </table:table-cell>
          <table:table-cell table:style-name="ce19" table:formula="oooc:=[.$B170]*10+470+[.AF$2]*8" office:value-type="float" office:value="740">
            <text:p>7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19" table:formula="oooc:=[.$B171]*10+470+[.C$2]*8" office:value-type="float" office:value="518">
            <text:p>518 kg</text:p>
          </table:table-cell>
          <table:table-cell table:style-name="ce19" table:formula="oooc:=[.$B171]*10+470+[.D$2]*8" office:value-type="float" office:value="526">
            <text:p>526 kg</text:p>
          </table:table-cell>
          <table:table-cell table:style-name="ce19" table:formula="oooc:=[.$B171]*10+470+[.E$2]*8" office:value-type="float" office:value="534">
            <text:p>534 kg</text:p>
          </table:table-cell>
          <table:table-cell table:style-name="ce19" table:formula="oooc:=[.$B171]*10+470+[.F$2]*8" office:value-type="float" office:value="542">
            <text:p>542 kg</text:p>
          </table:table-cell>
          <table:table-cell table:style-name="ce19" table:formula="oooc:=[.$B171]*10+470+[.G$2]*8" office:value-type="float" office:value="550">
            <text:p>550 kg</text:p>
          </table:table-cell>
          <table:table-cell table:style-name="ce19" table:formula="oooc:=[.$B171]*10+470+[.H$2]*8" office:value-type="float" office:value="558">
            <text:p>558 kg</text:p>
          </table:table-cell>
          <table:table-cell table:style-name="ce19" table:formula="oooc:=[.$B171]*10+470+[.I$2]*8" office:value-type="float" office:value="566">
            <text:p>566 kg</text:p>
          </table:table-cell>
          <table:table-cell table:style-name="ce19" table:formula="oooc:=[.$B171]*10+470+[.J$2]*8" office:value-type="float" office:value="574">
            <text:p>574 kg</text:p>
          </table:table-cell>
          <table:table-cell table:style-name="ce19" table:formula="oooc:=[.$B171]*10+470+[.K$2]*8" office:value-type="float" office:value="582">
            <text:p>582 kg</text:p>
          </table:table-cell>
          <table:table-cell table:style-name="ce19" table:formula="oooc:=[.$B171]*10+470+[.L$2]*8" office:value-type="float" office:value="590">
            <text:p>590 kg</text:p>
          </table:table-cell>
          <table:table-cell table:style-name="ce19" table:formula="oooc:=[.$B171]*10+470+[.M$2]*8" office:value-type="float" office:value="598">
            <text:p>598 kg</text:p>
          </table:table-cell>
          <table:table-cell table:style-name="ce19" table:formula="oooc:=[.$B171]*10+470+[.N$2]*8" office:value-type="float" office:value="606">
            <text:p>606 kg</text:p>
          </table:table-cell>
          <table:table-cell table:style-name="ce19" table:formula="oooc:=[.$B171]*10+470+[.O$2]*8" office:value-type="float" office:value="614">
            <text:p>614 kg</text:p>
          </table:table-cell>
          <table:table-cell table:style-name="ce19" table:formula="oooc:=[.$B171]*10+470+[.P$2]*8" office:value-type="float" office:value="622">
            <text:p>622 kg</text:p>
          </table:table-cell>
          <table:table-cell table:style-name="ce19" table:formula="oooc:=[.$B171]*10+470+[.Q$2]*8" office:value-type="float" office:value="630">
            <text:p>630 kg</text:p>
          </table:table-cell>
          <table:table-cell table:style-name="ce19" table:formula="oooc:=[.$B171]*10+470+[.R$2]*8" office:value-type="float" office:value="638">
            <text:p>638 kg</text:p>
          </table:table-cell>
          <table:table-cell table:style-name="ce19" table:formula="oooc:=[.$B171]*10+470+[.S$2]*8" office:value-type="float" office:value="646">
            <text:p>646 kg</text:p>
          </table:table-cell>
          <table:table-cell table:style-name="ce19" table:formula="oooc:=[.$B171]*10+470+[.T$2]*8" office:value-type="float" office:value="654">
            <text:p>654 kg</text:p>
          </table:table-cell>
          <table:table-cell table:style-name="ce19" table:formula="oooc:=[.$B171]*10+470+[.U$2]*8" office:value-type="float" office:value="662">
            <text:p>662 kg</text:p>
          </table:table-cell>
          <table:table-cell table:style-name="ce19" table:formula="oooc:=[.$B171]*10+470+[.V$2]*8" office:value-type="float" office:value="670">
            <text:p>670 kg</text:p>
          </table:table-cell>
          <table:table-cell table:style-name="ce19" table:formula="oooc:=[.$B171]*10+470+[.W$2]*8" office:value-type="float" office:value="678">
            <text:p>678 kg</text:p>
          </table:table-cell>
          <table:table-cell table:style-name="ce19" table:formula="oooc:=[.$B171]*10+470+[.X$2]*8" office:value-type="float" office:value="686">
            <text:p>686 kg</text:p>
          </table:table-cell>
          <table:table-cell table:style-name="ce19" table:formula="oooc:=[.$B171]*10+470+[.Y$2]*8" office:value-type="float" office:value="694">
            <text:p>694 kg</text:p>
          </table:table-cell>
          <table:table-cell table:style-name="ce19" table:formula="oooc:=[.$B171]*10+470+[.Z$2]*8" office:value-type="float" office:value="702">
            <text:p>702 kg</text:p>
          </table:table-cell>
          <table:table-cell table:style-name="ce19" table:formula="oooc:=[.$B171]*10+470+[.AA$2]*8" office:value-type="float" office:value="710">
            <text:p>710 kg</text:p>
          </table:table-cell>
          <table:table-cell table:style-name="ce19" table:formula="oooc:=[.$B171]*10+470+[.AB$2]*8" office:value-type="float" office:value="718">
            <text:p>718 kg</text:p>
          </table:table-cell>
          <table:table-cell table:style-name="ce19" table:formula="oooc:=[.$B171]*10+470+[.AC$2]*8" office:value-type="float" office:value="726">
            <text:p>726 kg</text:p>
          </table:table-cell>
          <table:table-cell table:style-name="ce19" table:formula="oooc:=[.$B171]*10+470+[.AD$2]*8" office:value-type="float" office:value="734">
            <text:p>734 kg</text:p>
          </table:table-cell>
          <table:table-cell table:style-name="ce19" table:formula="oooc:=[.$B171]*10+470+[.AE$2]*8" office:value-type="float" office:value="742">
            <text:p>742 kg</text:p>
          </table:table-cell>
          <table:table-cell table:style-name="ce19" table:formula="oooc:=[.$B171]*10+470+[.AF$2]*8" office:value-type="float" office:value="750">
            <text:p>7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style-name="ce19" table:formula="oooc:=[.$B172]*10+470+[.C$2]*8" office:value-type="float" office:value="528">
            <text:p>528 kg</text:p>
          </table:table-cell>
          <table:table-cell table:style-name="ce19" table:formula="oooc:=[.$B172]*10+470+[.D$2]*8" office:value-type="float" office:value="536">
            <text:p>536 kg</text:p>
          </table:table-cell>
          <table:table-cell table:style-name="ce19" table:formula="oooc:=[.$B172]*10+470+[.E$2]*8" office:value-type="float" office:value="544">
            <text:p>544 kg</text:p>
          </table:table-cell>
          <table:table-cell table:style-name="ce19" table:formula="oooc:=[.$B172]*10+470+[.F$2]*8" office:value-type="float" office:value="552">
            <text:p>552 kg</text:p>
          </table:table-cell>
          <table:table-cell table:style-name="ce19" table:formula="oooc:=[.$B172]*10+470+[.G$2]*8" office:value-type="float" office:value="560">
            <text:p>560 kg</text:p>
          </table:table-cell>
          <table:table-cell table:style-name="ce19" table:formula="oooc:=[.$B172]*10+470+[.H$2]*8" office:value-type="float" office:value="568">
            <text:p>568 kg</text:p>
          </table:table-cell>
          <table:table-cell table:style-name="ce19" table:formula="oooc:=[.$B172]*10+470+[.I$2]*8" office:value-type="float" office:value="576">
            <text:p>576 kg</text:p>
          </table:table-cell>
          <table:table-cell table:style-name="ce19" table:formula="oooc:=[.$B172]*10+470+[.J$2]*8" office:value-type="float" office:value="584">
            <text:p>584 kg</text:p>
          </table:table-cell>
          <table:table-cell table:style-name="ce19" table:formula="oooc:=[.$B172]*10+470+[.K$2]*8" office:value-type="float" office:value="592">
            <text:p>592 kg</text:p>
          </table:table-cell>
          <table:table-cell table:style-name="ce19" table:formula="oooc:=[.$B172]*10+470+[.L$2]*8" office:value-type="float" office:value="600">
            <text:p>600 kg</text:p>
          </table:table-cell>
          <table:table-cell table:style-name="ce19" table:formula="oooc:=[.$B172]*10+470+[.M$2]*8" office:value-type="float" office:value="608">
            <text:p>608 kg</text:p>
          </table:table-cell>
          <table:table-cell table:style-name="ce19" table:formula="oooc:=[.$B172]*10+470+[.N$2]*8" office:value-type="float" office:value="616">
            <text:p>616 kg</text:p>
          </table:table-cell>
          <table:table-cell table:style-name="ce19" table:formula="oooc:=[.$B172]*10+470+[.O$2]*8" office:value-type="float" office:value="624">
            <text:p>624 kg</text:p>
          </table:table-cell>
          <table:table-cell table:style-name="ce19" table:formula="oooc:=[.$B172]*10+470+[.P$2]*8" office:value-type="float" office:value="632">
            <text:p>632 kg</text:p>
          </table:table-cell>
          <table:table-cell table:style-name="ce19" table:formula="oooc:=[.$B172]*10+470+[.Q$2]*8" office:value-type="float" office:value="640">
            <text:p>640 kg</text:p>
          </table:table-cell>
          <table:table-cell table:style-name="ce19" table:formula="oooc:=[.$B172]*10+470+[.R$2]*8" office:value-type="float" office:value="648">
            <text:p>648 kg</text:p>
          </table:table-cell>
          <table:table-cell table:style-name="ce19" table:formula="oooc:=[.$B172]*10+470+[.S$2]*8" office:value-type="float" office:value="656">
            <text:p>656 kg</text:p>
          </table:table-cell>
          <table:table-cell table:style-name="ce19" table:formula="oooc:=[.$B172]*10+470+[.T$2]*8" office:value-type="float" office:value="664">
            <text:p>664 kg</text:p>
          </table:table-cell>
          <table:table-cell table:style-name="ce19" table:formula="oooc:=[.$B172]*10+470+[.U$2]*8" office:value-type="float" office:value="672">
            <text:p>672 kg</text:p>
          </table:table-cell>
          <table:table-cell table:style-name="ce19" table:formula="oooc:=[.$B172]*10+470+[.V$2]*8" office:value-type="float" office:value="680">
            <text:p>680 kg</text:p>
          </table:table-cell>
          <table:table-cell table:style-name="ce19" table:formula="oooc:=[.$B172]*10+470+[.W$2]*8" office:value-type="float" office:value="688">
            <text:p>688 kg</text:p>
          </table:table-cell>
          <table:table-cell table:style-name="ce19" table:formula="oooc:=[.$B172]*10+470+[.X$2]*8" office:value-type="float" office:value="696">
            <text:p>696 kg</text:p>
          </table:table-cell>
          <table:table-cell table:style-name="ce19" table:formula="oooc:=[.$B172]*10+470+[.Y$2]*8" office:value-type="float" office:value="704">
            <text:p>704 kg</text:p>
          </table:table-cell>
          <table:table-cell table:style-name="ce19" table:formula="oooc:=[.$B172]*10+470+[.Z$2]*8" office:value-type="float" office:value="712">
            <text:p>712 kg</text:p>
          </table:table-cell>
          <table:table-cell table:style-name="ce19" table:formula="oooc:=[.$B172]*10+470+[.AA$2]*8" office:value-type="float" office:value="720">
            <text:p>720 kg</text:p>
          </table:table-cell>
          <table:table-cell table:style-name="ce19" table:formula="oooc:=[.$B172]*10+470+[.AB$2]*8" office:value-type="float" office:value="728">
            <text:p>728 kg</text:p>
          </table:table-cell>
          <table:table-cell table:style-name="ce19" table:formula="oooc:=[.$B172]*10+470+[.AC$2]*8" office:value-type="float" office:value="736">
            <text:p>736 kg</text:p>
          </table:table-cell>
          <table:table-cell table:style-name="ce19" table:formula="oooc:=[.$B172]*10+470+[.AD$2]*8" office:value-type="float" office:value="744">
            <text:p>744 kg</text:p>
          </table:table-cell>
          <table:table-cell table:style-name="ce19" table:formula="oooc:=[.$B172]*10+470+[.AE$2]*8" office:value-type="float" office:value="752">
            <text:p>752 kg</text:p>
          </table:table-cell>
          <table:table-cell table:style-name="ce19" table:formula="oooc:=[.$B172]*10+470+[.AF$2]*8" office:value-type="float" office:value="760">
            <text:p>7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19" table:formula="oooc:=[.$B173]*10+470+[.C$2]*8" office:value-type="float" office:value="538">
            <text:p>538 kg</text:p>
          </table:table-cell>
          <table:table-cell table:style-name="ce19" table:formula="oooc:=[.$B173]*10+470+[.D$2]*8" office:value-type="float" office:value="546">
            <text:p>546 kg</text:p>
          </table:table-cell>
          <table:table-cell table:style-name="ce19" table:formula="oooc:=[.$B173]*10+470+[.E$2]*8" office:value-type="float" office:value="554">
            <text:p>554 kg</text:p>
          </table:table-cell>
          <table:table-cell table:style-name="ce19" table:formula="oooc:=[.$B173]*10+470+[.F$2]*8" office:value-type="float" office:value="562">
            <text:p>562 kg</text:p>
          </table:table-cell>
          <table:table-cell table:style-name="ce19" table:formula="oooc:=[.$B173]*10+470+[.G$2]*8" office:value-type="float" office:value="570">
            <text:p>570 kg</text:p>
          </table:table-cell>
          <table:table-cell table:style-name="ce19" table:formula="oooc:=[.$B173]*10+470+[.H$2]*8" office:value-type="float" office:value="578">
            <text:p>578 kg</text:p>
          </table:table-cell>
          <table:table-cell table:style-name="ce19" table:formula="oooc:=[.$B173]*10+470+[.I$2]*8" office:value-type="float" office:value="586">
            <text:p>586 kg</text:p>
          </table:table-cell>
          <table:table-cell table:style-name="ce19" table:formula="oooc:=[.$B173]*10+470+[.J$2]*8" office:value-type="float" office:value="594">
            <text:p>594 kg</text:p>
          </table:table-cell>
          <table:table-cell table:style-name="ce19" table:formula="oooc:=[.$B173]*10+470+[.K$2]*8" office:value-type="float" office:value="602">
            <text:p>602 kg</text:p>
          </table:table-cell>
          <table:table-cell table:style-name="ce19" table:formula="oooc:=[.$B173]*10+470+[.L$2]*8" office:value-type="float" office:value="610">
            <text:p>610 kg</text:p>
          </table:table-cell>
          <table:table-cell table:style-name="ce19" table:formula="oooc:=[.$B173]*10+470+[.M$2]*8" office:value-type="float" office:value="618">
            <text:p>618 kg</text:p>
          </table:table-cell>
          <table:table-cell table:style-name="ce19" table:formula="oooc:=[.$B173]*10+470+[.N$2]*8" office:value-type="float" office:value="626">
            <text:p>626 kg</text:p>
          </table:table-cell>
          <table:table-cell table:style-name="ce19" table:formula="oooc:=[.$B173]*10+470+[.O$2]*8" office:value-type="float" office:value="634">
            <text:p>634 kg</text:p>
          </table:table-cell>
          <table:table-cell table:style-name="ce19" table:formula="oooc:=[.$B173]*10+470+[.P$2]*8" office:value-type="float" office:value="642">
            <text:p>642 kg</text:p>
          </table:table-cell>
          <table:table-cell table:style-name="ce19" table:formula="oooc:=[.$B173]*10+470+[.Q$2]*8" office:value-type="float" office:value="650">
            <text:p>650 kg</text:p>
          </table:table-cell>
          <table:table-cell table:style-name="ce19" table:formula="oooc:=[.$B173]*10+470+[.R$2]*8" office:value-type="float" office:value="658">
            <text:p>658 kg</text:p>
          </table:table-cell>
          <table:table-cell table:style-name="ce19" table:formula="oooc:=[.$B173]*10+470+[.S$2]*8" office:value-type="float" office:value="666">
            <text:p>666 kg</text:p>
          </table:table-cell>
          <table:table-cell table:style-name="ce19" table:formula="oooc:=[.$B173]*10+470+[.T$2]*8" office:value-type="float" office:value="674">
            <text:p>674 kg</text:p>
          </table:table-cell>
          <table:table-cell table:style-name="ce19" table:formula="oooc:=[.$B173]*10+470+[.U$2]*8" office:value-type="float" office:value="682">
            <text:p>682 kg</text:p>
          </table:table-cell>
          <table:table-cell table:style-name="ce19" table:formula="oooc:=[.$B173]*10+470+[.V$2]*8" office:value-type="float" office:value="690">
            <text:p>690 kg</text:p>
          </table:table-cell>
          <table:table-cell table:style-name="ce19" table:formula="oooc:=[.$B173]*10+470+[.W$2]*8" office:value-type="float" office:value="698">
            <text:p>698 kg</text:p>
          </table:table-cell>
          <table:table-cell table:style-name="ce19" table:formula="oooc:=[.$B173]*10+470+[.X$2]*8" office:value-type="float" office:value="706">
            <text:p>706 kg</text:p>
          </table:table-cell>
          <table:table-cell table:style-name="ce19" table:formula="oooc:=[.$B173]*10+470+[.Y$2]*8" office:value-type="float" office:value="714">
            <text:p>714 kg</text:p>
          </table:table-cell>
          <table:table-cell table:style-name="ce19" table:formula="oooc:=[.$B173]*10+470+[.Z$2]*8" office:value-type="float" office:value="722">
            <text:p>722 kg</text:p>
          </table:table-cell>
          <table:table-cell table:style-name="ce19" table:formula="oooc:=[.$B173]*10+470+[.AA$2]*8" office:value-type="float" office:value="730">
            <text:p>730 kg</text:p>
          </table:table-cell>
          <table:table-cell table:style-name="ce19" table:formula="oooc:=[.$B173]*10+470+[.AB$2]*8" office:value-type="float" office:value="738">
            <text:p>738 kg</text:p>
          </table:table-cell>
          <table:table-cell table:style-name="ce19" table:formula="oooc:=[.$B173]*10+470+[.AC$2]*8" office:value-type="float" office:value="746">
            <text:p>746 kg</text:p>
          </table:table-cell>
          <table:table-cell table:style-name="ce19" table:formula="oooc:=[.$B173]*10+470+[.AD$2]*8" office:value-type="float" office:value="754">
            <text:p>754 kg</text:p>
          </table:table-cell>
          <table:table-cell table:style-name="ce19" table:formula="oooc:=[.$B173]*10+470+[.AE$2]*8" office:value-type="float" office:value="762">
            <text:p>762 kg</text:p>
          </table:table-cell>
          <table:table-cell table:style-name="ce19" table:formula="oooc:=[.$B173]*10+470+[.AF$2]*8" office:value-type="float" office:value="770">
            <text:p>7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style-name="ce19" table:formula="oooc:=[.$B174]*10+470+[.C$2]*8" office:value-type="float" office:value="548">
            <text:p>548 kg</text:p>
          </table:table-cell>
          <table:table-cell table:style-name="ce19" table:formula="oooc:=[.$B174]*10+470+[.D$2]*8" office:value-type="float" office:value="556">
            <text:p>556 kg</text:p>
          </table:table-cell>
          <table:table-cell table:style-name="ce19" table:formula="oooc:=[.$B174]*10+470+[.E$2]*8" office:value-type="float" office:value="564">
            <text:p>564 kg</text:p>
          </table:table-cell>
          <table:table-cell table:style-name="ce19" table:formula="oooc:=[.$B174]*10+470+[.F$2]*8" office:value-type="float" office:value="572">
            <text:p>572 kg</text:p>
          </table:table-cell>
          <table:table-cell table:style-name="ce19" table:formula="oooc:=[.$B174]*10+470+[.G$2]*8" office:value-type="float" office:value="580">
            <text:p>580 kg</text:p>
          </table:table-cell>
          <table:table-cell table:style-name="ce19" table:formula="oooc:=[.$B174]*10+470+[.H$2]*8" office:value-type="float" office:value="588">
            <text:p>588 kg</text:p>
          </table:table-cell>
          <table:table-cell table:style-name="ce19" table:formula="oooc:=[.$B174]*10+470+[.I$2]*8" office:value-type="float" office:value="596">
            <text:p>596 kg</text:p>
          </table:table-cell>
          <table:table-cell table:style-name="ce19" table:formula="oooc:=[.$B174]*10+470+[.J$2]*8" office:value-type="float" office:value="604">
            <text:p>604 kg</text:p>
          </table:table-cell>
          <table:table-cell table:style-name="ce19" table:formula="oooc:=[.$B174]*10+470+[.K$2]*8" office:value-type="float" office:value="612">
            <text:p>612 kg</text:p>
          </table:table-cell>
          <table:table-cell table:style-name="ce19" table:formula="oooc:=[.$B174]*10+470+[.L$2]*8" office:value-type="float" office:value="620">
            <text:p>620 kg</text:p>
          </table:table-cell>
          <table:table-cell table:style-name="ce19" table:formula="oooc:=[.$B174]*10+470+[.M$2]*8" office:value-type="float" office:value="628">
            <text:p>628 kg</text:p>
          </table:table-cell>
          <table:table-cell table:style-name="ce19" table:formula="oooc:=[.$B174]*10+470+[.N$2]*8" office:value-type="float" office:value="636">
            <text:p>636 kg</text:p>
          </table:table-cell>
          <table:table-cell table:style-name="ce19" table:formula="oooc:=[.$B174]*10+470+[.O$2]*8" office:value-type="float" office:value="644">
            <text:p>644 kg</text:p>
          </table:table-cell>
          <table:table-cell table:style-name="ce19" table:formula="oooc:=[.$B174]*10+470+[.P$2]*8" office:value-type="float" office:value="652">
            <text:p>652 kg</text:p>
          </table:table-cell>
          <table:table-cell table:style-name="ce19" table:formula="oooc:=[.$B174]*10+470+[.Q$2]*8" office:value-type="float" office:value="660">
            <text:p>660 kg</text:p>
          </table:table-cell>
          <table:table-cell table:style-name="ce19" table:formula="oooc:=[.$B174]*10+470+[.R$2]*8" office:value-type="float" office:value="668">
            <text:p>668 kg</text:p>
          </table:table-cell>
          <table:table-cell table:style-name="ce19" table:formula="oooc:=[.$B174]*10+470+[.S$2]*8" office:value-type="float" office:value="676">
            <text:p>676 kg</text:p>
          </table:table-cell>
          <table:table-cell table:style-name="ce19" table:formula="oooc:=[.$B174]*10+470+[.T$2]*8" office:value-type="float" office:value="684">
            <text:p>684 kg</text:p>
          </table:table-cell>
          <table:table-cell table:style-name="ce19" table:formula="oooc:=[.$B174]*10+470+[.U$2]*8" office:value-type="float" office:value="692">
            <text:p>692 kg</text:p>
          </table:table-cell>
          <table:table-cell table:style-name="ce19" table:formula="oooc:=[.$B174]*10+470+[.V$2]*8" office:value-type="float" office:value="700">
            <text:p>700 kg</text:p>
          </table:table-cell>
          <table:table-cell table:style-name="ce19" table:formula="oooc:=[.$B174]*10+470+[.W$2]*8" office:value-type="float" office:value="708">
            <text:p>708 kg</text:p>
          </table:table-cell>
          <table:table-cell table:style-name="ce19" table:formula="oooc:=[.$B174]*10+470+[.X$2]*8" office:value-type="float" office:value="716">
            <text:p>716 kg</text:p>
          </table:table-cell>
          <table:table-cell table:style-name="ce19" table:formula="oooc:=[.$B174]*10+470+[.Y$2]*8" office:value-type="float" office:value="724">
            <text:p>724 kg</text:p>
          </table:table-cell>
          <table:table-cell table:style-name="ce19" table:formula="oooc:=[.$B174]*10+470+[.Z$2]*8" office:value-type="float" office:value="732">
            <text:p>732 kg</text:p>
          </table:table-cell>
          <table:table-cell table:style-name="ce19" table:formula="oooc:=[.$B174]*10+470+[.AA$2]*8" office:value-type="float" office:value="740">
            <text:p>740 kg</text:p>
          </table:table-cell>
          <table:table-cell table:style-name="ce19" table:formula="oooc:=[.$B174]*10+470+[.AB$2]*8" office:value-type="float" office:value="748">
            <text:p>748 kg</text:p>
          </table:table-cell>
          <table:table-cell table:style-name="ce19" table:formula="oooc:=[.$B174]*10+470+[.AC$2]*8" office:value-type="float" office:value="756">
            <text:p>756 kg</text:p>
          </table:table-cell>
          <table:table-cell table:style-name="ce19" table:formula="oooc:=[.$B174]*10+470+[.AD$2]*8" office:value-type="float" office:value="764">
            <text:p>764 kg</text:p>
          </table:table-cell>
          <table:table-cell table:style-name="ce19" table:formula="oooc:=[.$B174]*10+470+[.AE$2]*8" office:value-type="float" office:value="772">
            <text:p>772 kg</text:p>
          </table:table-cell>
          <table:table-cell table:style-name="ce19" table:formula="oooc:=[.$B174]*10+470+[.AF$2]*8" office:value-type="float" office:value="780">
            <text:p>7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19" table:formula="oooc:=[.$B175]*10+470+[.C$2]*8" office:value-type="float" office:value="558">
            <text:p>558 kg</text:p>
          </table:table-cell>
          <table:table-cell table:style-name="ce19" table:formula="oooc:=[.$B175]*10+470+[.D$2]*8" office:value-type="float" office:value="566">
            <text:p>566 kg</text:p>
          </table:table-cell>
          <table:table-cell table:style-name="ce19" table:formula="oooc:=[.$B175]*10+470+[.E$2]*8" office:value-type="float" office:value="574">
            <text:p>574 kg</text:p>
          </table:table-cell>
          <table:table-cell table:style-name="ce19" table:formula="oooc:=[.$B175]*10+470+[.F$2]*8" office:value-type="float" office:value="582">
            <text:p>582 kg</text:p>
          </table:table-cell>
          <table:table-cell table:style-name="ce19" table:formula="oooc:=[.$B175]*10+470+[.G$2]*8" office:value-type="float" office:value="590">
            <text:p>590 kg</text:p>
          </table:table-cell>
          <table:table-cell table:style-name="ce19" table:formula="oooc:=[.$B175]*10+470+[.H$2]*8" office:value-type="float" office:value="598">
            <text:p>598 kg</text:p>
          </table:table-cell>
          <table:table-cell table:style-name="ce19" table:formula="oooc:=[.$B175]*10+470+[.I$2]*8" office:value-type="float" office:value="606">
            <text:p>606 kg</text:p>
          </table:table-cell>
          <table:table-cell table:style-name="ce19" table:formula="oooc:=[.$B175]*10+470+[.J$2]*8" office:value-type="float" office:value="614">
            <text:p>614 kg</text:p>
          </table:table-cell>
          <table:table-cell table:style-name="ce19" table:formula="oooc:=[.$B175]*10+470+[.K$2]*8" office:value-type="float" office:value="622">
            <text:p>622 kg</text:p>
          </table:table-cell>
          <table:table-cell table:style-name="ce19" table:formula="oooc:=[.$B175]*10+470+[.L$2]*8" office:value-type="float" office:value="630">
            <text:p>630 kg</text:p>
          </table:table-cell>
          <table:table-cell table:style-name="ce19" table:formula="oooc:=[.$B175]*10+470+[.M$2]*8" office:value-type="float" office:value="638">
            <text:p>638 kg</text:p>
          </table:table-cell>
          <table:table-cell table:style-name="ce19" table:formula="oooc:=[.$B175]*10+470+[.N$2]*8" office:value-type="float" office:value="646">
            <text:p>646 kg</text:p>
          </table:table-cell>
          <table:table-cell table:style-name="ce19" table:formula="oooc:=[.$B175]*10+470+[.O$2]*8" office:value-type="float" office:value="654">
            <text:p>654 kg</text:p>
          </table:table-cell>
          <table:table-cell table:style-name="ce19" table:formula="oooc:=[.$B175]*10+470+[.P$2]*8" office:value-type="float" office:value="662">
            <text:p>662 kg</text:p>
          </table:table-cell>
          <table:table-cell table:style-name="ce19" table:formula="oooc:=[.$B175]*10+470+[.Q$2]*8" office:value-type="float" office:value="670">
            <text:p>670 kg</text:p>
          </table:table-cell>
          <table:table-cell table:style-name="ce19" table:formula="oooc:=[.$B175]*10+470+[.R$2]*8" office:value-type="float" office:value="678">
            <text:p>678 kg</text:p>
          </table:table-cell>
          <table:table-cell table:style-name="ce19" table:formula="oooc:=[.$B175]*10+470+[.S$2]*8" office:value-type="float" office:value="686">
            <text:p>686 kg</text:p>
          </table:table-cell>
          <table:table-cell table:style-name="ce19" table:formula="oooc:=[.$B175]*10+470+[.T$2]*8" office:value-type="float" office:value="694">
            <text:p>694 kg</text:p>
          </table:table-cell>
          <table:table-cell table:style-name="ce19" table:formula="oooc:=[.$B175]*10+470+[.U$2]*8" office:value-type="float" office:value="702">
            <text:p>702 kg</text:p>
          </table:table-cell>
          <table:table-cell table:style-name="ce19" table:formula="oooc:=[.$B175]*10+470+[.V$2]*8" office:value-type="float" office:value="710">
            <text:p>710 kg</text:p>
          </table:table-cell>
          <table:table-cell table:style-name="ce19" table:formula="oooc:=[.$B175]*10+470+[.W$2]*8" office:value-type="float" office:value="718">
            <text:p>718 kg</text:p>
          </table:table-cell>
          <table:table-cell table:style-name="ce19" table:formula="oooc:=[.$B175]*10+470+[.X$2]*8" office:value-type="float" office:value="726">
            <text:p>726 kg</text:p>
          </table:table-cell>
          <table:table-cell table:style-name="ce19" table:formula="oooc:=[.$B175]*10+470+[.Y$2]*8" office:value-type="float" office:value="734">
            <text:p>734 kg</text:p>
          </table:table-cell>
          <table:table-cell table:style-name="ce19" table:formula="oooc:=[.$B175]*10+470+[.Z$2]*8" office:value-type="float" office:value="742">
            <text:p>742 kg</text:p>
          </table:table-cell>
          <table:table-cell table:style-name="ce19" table:formula="oooc:=[.$B175]*10+470+[.AA$2]*8" office:value-type="float" office:value="750">
            <text:p>750 kg</text:p>
          </table:table-cell>
          <table:table-cell table:style-name="ce19" table:formula="oooc:=[.$B175]*10+470+[.AB$2]*8" office:value-type="float" office:value="758">
            <text:p>758 kg</text:p>
          </table:table-cell>
          <table:table-cell table:style-name="ce19" table:formula="oooc:=[.$B175]*10+470+[.AC$2]*8" office:value-type="float" office:value="766">
            <text:p>766 kg</text:p>
          </table:table-cell>
          <table:table-cell table:style-name="ce19" table:formula="oooc:=[.$B175]*10+470+[.AD$2]*8" office:value-type="float" office:value="774">
            <text:p>774 kg</text:p>
          </table:table-cell>
          <table:table-cell table:style-name="ce19" table:formula="oooc:=[.$B175]*10+470+[.AE$2]*8" office:value-type="float" office:value="782">
            <text:p>782 kg</text:p>
          </table:table-cell>
          <table:table-cell table:style-name="ce19" table:formula="oooc:=[.$B175]*10+470+[.AF$2]*8" office:value-type="float" office:value="790">
            <text:p>7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style-name="ce19" table:formula="oooc:=[.$B176]*10+470+[.C$2]*8" office:value-type="float" office:value="568">
            <text:p>568 kg</text:p>
          </table:table-cell>
          <table:table-cell table:style-name="ce19" table:formula="oooc:=[.$B176]*10+470+[.D$2]*8" office:value-type="float" office:value="576">
            <text:p>576 kg</text:p>
          </table:table-cell>
          <table:table-cell table:style-name="ce19" table:formula="oooc:=[.$B176]*10+470+[.E$2]*8" office:value-type="float" office:value="584">
            <text:p>584 kg</text:p>
          </table:table-cell>
          <table:table-cell table:style-name="ce19" table:formula="oooc:=[.$B176]*10+470+[.F$2]*8" office:value-type="float" office:value="592">
            <text:p>592 kg</text:p>
          </table:table-cell>
          <table:table-cell table:style-name="ce19" table:formula="oooc:=[.$B176]*10+470+[.G$2]*8" office:value-type="float" office:value="600">
            <text:p>600 kg</text:p>
          </table:table-cell>
          <table:table-cell table:style-name="ce19" table:formula="oooc:=[.$B176]*10+470+[.H$2]*8" office:value-type="float" office:value="608">
            <text:p>608 kg</text:p>
          </table:table-cell>
          <table:table-cell table:style-name="ce19" table:formula="oooc:=[.$B176]*10+470+[.I$2]*8" office:value-type="float" office:value="616">
            <text:p>616 kg</text:p>
          </table:table-cell>
          <table:table-cell table:style-name="ce19" table:formula="oooc:=[.$B176]*10+470+[.J$2]*8" office:value-type="float" office:value="624">
            <text:p>624 kg</text:p>
          </table:table-cell>
          <table:table-cell table:style-name="ce19" table:formula="oooc:=[.$B176]*10+470+[.K$2]*8" office:value-type="float" office:value="632">
            <text:p>632 kg</text:p>
          </table:table-cell>
          <table:table-cell table:style-name="ce19" table:formula="oooc:=[.$B176]*10+470+[.L$2]*8" office:value-type="float" office:value="640">
            <text:p>640 kg</text:p>
          </table:table-cell>
          <table:table-cell table:style-name="ce19" table:formula="oooc:=[.$B176]*10+470+[.M$2]*8" office:value-type="float" office:value="648">
            <text:p>648 kg</text:p>
          </table:table-cell>
          <table:table-cell table:style-name="ce19" table:formula="oooc:=[.$B176]*10+470+[.N$2]*8" office:value-type="float" office:value="656">
            <text:p>656 kg</text:p>
          </table:table-cell>
          <table:table-cell table:style-name="ce19" table:formula="oooc:=[.$B176]*10+470+[.O$2]*8" office:value-type="float" office:value="664">
            <text:p>664 kg</text:p>
          </table:table-cell>
          <table:table-cell table:style-name="ce19" table:formula="oooc:=[.$B176]*10+470+[.P$2]*8" office:value-type="float" office:value="672">
            <text:p>672 kg</text:p>
          </table:table-cell>
          <table:table-cell table:style-name="ce19" table:formula="oooc:=[.$B176]*10+470+[.Q$2]*8" office:value-type="float" office:value="680">
            <text:p>680 kg</text:p>
          </table:table-cell>
          <table:table-cell table:style-name="ce19" table:formula="oooc:=[.$B176]*10+470+[.R$2]*8" office:value-type="float" office:value="688">
            <text:p>688 kg</text:p>
          </table:table-cell>
          <table:table-cell table:style-name="ce19" table:formula="oooc:=[.$B176]*10+470+[.S$2]*8" office:value-type="float" office:value="696">
            <text:p>696 kg</text:p>
          </table:table-cell>
          <table:table-cell table:style-name="ce19" table:formula="oooc:=[.$B176]*10+470+[.T$2]*8" office:value-type="float" office:value="704">
            <text:p>704 kg</text:p>
          </table:table-cell>
          <table:table-cell table:style-name="ce19" table:formula="oooc:=[.$B176]*10+470+[.U$2]*8" office:value-type="float" office:value="712">
            <text:p>712 kg</text:p>
          </table:table-cell>
          <table:table-cell table:style-name="ce19" table:formula="oooc:=[.$B176]*10+470+[.V$2]*8" office:value-type="float" office:value="720">
            <text:p>720 kg</text:p>
          </table:table-cell>
          <table:table-cell table:style-name="ce19" table:formula="oooc:=[.$B176]*10+470+[.W$2]*8" office:value-type="float" office:value="728">
            <text:p>728 kg</text:p>
          </table:table-cell>
          <table:table-cell table:style-name="ce19" table:formula="oooc:=[.$B176]*10+470+[.X$2]*8" office:value-type="float" office:value="736">
            <text:p>736 kg</text:p>
          </table:table-cell>
          <table:table-cell table:style-name="ce19" table:formula="oooc:=[.$B176]*10+470+[.Y$2]*8" office:value-type="float" office:value="744">
            <text:p>744 kg</text:p>
          </table:table-cell>
          <table:table-cell table:style-name="ce19" table:formula="oooc:=[.$B176]*10+470+[.Z$2]*8" office:value-type="float" office:value="752">
            <text:p>752 kg</text:p>
          </table:table-cell>
          <table:table-cell table:style-name="ce19" table:formula="oooc:=[.$B176]*10+470+[.AA$2]*8" office:value-type="float" office:value="760">
            <text:p>760 kg</text:p>
          </table:table-cell>
          <table:table-cell table:style-name="ce19" table:formula="oooc:=[.$B176]*10+470+[.AB$2]*8" office:value-type="float" office:value="768">
            <text:p>768 kg</text:p>
          </table:table-cell>
          <table:table-cell table:style-name="ce19" table:formula="oooc:=[.$B176]*10+470+[.AC$2]*8" office:value-type="float" office:value="776">
            <text:p>776 kg</text:p>
          </table:table-cell>
          <table:table-cell table:style-name="ce19" table:formula="oooc:=[.$B176]*10+470+[.AD$2]*8" office:value-type="float" office:value="784">
            <text:p>784 kg</text:p>
          </table:table-cell>
          <table:table-cell table:style-name="ce19" table:formula="oooc:=[.$B176]*10+470+[.AE$2]*8" office:value-type="float" office:value="792">
            <text:p>792 kg</text:p>
          </table:table-cell>
          <table:table-cell table:style-name="ce19" table:formula="oooc:=[.$B176]*10+470+[.AF$2]*8" office:value-type="float" office:value="800">
            <text:p>8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style-name="ce19" table:formula="oooc:=[.$B177]*10+470+[.C$2]*8" office:value-type="float" office:value="578">
            <text:p>578 kg</text:p>
          </table:table-cell>
          <table:table-cell table:style-name="ce19" table:formula="oooc:=[.$B177]*10+470+[.D$2]*8" office:value-type="float" office:value="586">
            <text:p>586 kg</text:p>
          </table:table-cell>
          <table:table-cell table:style-name="ce19" table:formula="oooc:=[.$B177]*10+470+[.E$2]*8" office:value-type="float" office:value="594">
            <text:p>594 kg</text:p>
          </table:table-cell>
          <table:table-cell table:style-name="ce19" table:formula="oooc:=[.$B177]*10+470+[.F$2]*8" office:value-type="float" office:value="602">
            <text:p>602 kg</text:p>
          </table:table-cell>
          <table:table-cell table:style-name="ce19" table:formula="oooc:=[.$B177]*10+470+[.G$2]*8" office:value-type="float" office:value="610">
            <text:p>610 kg</text:p>
          </table:table-cell>
          <table:table-cell table:style-name="ce19" table:formula="oooc:=[.$B177]*10+470+[.H$2]*8" office:value-type="float" office:value="618">
            <text:p>618 kg</text:p>
          </table:table-cell>
          <table:table-cell table:style-name="ce19" table:formula="oooc:=[.$B177]*10+470+[.I$2]*8" office:value-type="float" office:value="626">
            <text:p>626 kg</text:p>
          </table:table-cell>
          <table:table-cell table:style-name="ce19" table:formula="oooc:=[.$B177]*10+470+[.J$2]*8" office:value-type="float" office:value="634">
            <text:p>634 kg</text:p>
          </table:table-cell>
          <table:table-cell table:style-name="ce19" table:formula="oooc:=[.$B177]*10+470+[.K$2]*8" office:value-type="float" office:value="642">
            <text:p>642 kg</text:p>
          </table:table-cell>
          <table:table-cell table:style-name="ce19" table:formula="oooc:=[.$B177]*10+470+[.L$2]*8" office:value-type="float" office:value="650">
            <text:p>650 kg</text:p>
          </table:table-cell>
          <table:table-cell table:style-name="ce19" table:formula="oooc:=[.$B177]*10+470+[.M$2]*8" office:value-type="float" office:value="658">
            <text:p>658 kg</text:p>
          </table:table-cell>
          <table:table-cell table:style-name="ce19" table:formula="oooc:=[.$B177]*10+470+[.N$2]*8" office:value-type="float" office:value="666">
            <text:p>666 kg</text:p>
          </table:table-cell>
          <table:table-cell table:style-name="ce19" table:formula="oooc:=[.$B177]*10+470+[.O$2]*8" office:value-type="float" office:value="674">
            <text:p>674 kg</text:p>
          </table:table-cell>
          <table:table-cell table:style-name="ce19" table:formula="oooc:=[.$B177]*10+470+[.P$2]*8" office:value-type="float" office:value="682">
            <text:p>682 kg</text:p>
          </table:table-cell>
          <table:table-cell table:style-name="ce19" table:formula="oooc:=[.$B177]*10+470+[.Q$2]*8" office:value-type="float" office:value="690">
            <text:p>690 kg</text:p>
          </table:table-cell>
          <table:table-cell table:style-name="ce19" table:formula="oooc:=[.$B177]*10+470+[.R$2]*8" office:value-type="float" office:value="698">
            <text:p>698 kg</text:p>
          </table:table-cell>
          <table:table-cell table:style-name="ce19" table:formula="oooc:=[.$B177]*10+470+[.S$2]*8" office:value-type="float" office:value="706">
            <text:p>706 kg</text:p>
          </table:table-cell>
          <table:table-cell table:style-name="ce19" table:formula="oooc:=[.$B177]*10+470+[.T$2]*8" office:value-type="float" office:value="714">
            <text:p>714 kg</text:p>
          </table:table-cell>
          <table:table-cell table:style-name="ce19" table:formula="oooc:=[.$B177]*10+470+[.U$2]*8" office:value-type="float" office:value="722">
            <text:p>722 kg</text:p>
          </table:table-cell>
          <table:table-cell table:style-name="ce19" table:formula="oooc:=[.$B177]*10+470+[.V$2]*8" office:value-type="float" office:value="730">
            <text:p>730 kg</text:p>
          </table:table-cell>
          <table:table-cell table:style-name="ce19" table:formula="oooc:=[.$B177]*10+470+[.W$2]*8" office:value-type="float" office:value="738">
            <text:p>738 kg</text:p>
          </table:table-cell>
          <table:table-cell table:style-name="ce19" table:formula="oooc:=[.$B177]*10+470+[.X$2]*8" office:value-type="float" office:value="746">
            <text:p>746 kg</text:p>
          </table:table-cell>
          <table:table-cell table:style-name="ce19" table:formula="oooc:=[.$B177]*10+470+[.Y$2]*8" office:value-type="float" office:value="754">
            <text:p>754 kg</text:p>
          </table:table-cell>
          <table:table-cell table:style-name="ce19" table:formula="oooc:=[.$B177]*10+470+[.Z$2]*8" office:value-type="float" office:value="762">
            <text:p>762 kg</text:p>
          </table:table-cell>
          <table:table-cell table:style-name="ce19" table:formula="oooc:=[.$B177]*10+470+[.AA$2]*8" office:value-type="float" office:value="770">
            <text:p>770 kg</text:p>
          </table:table-cell>
          <table:table-cell table:style-name="ce19" table:formula="oooc:=[.$B177]*10+470+[.AB$2]*8" office:value-type="float" office:value="778">
            <text:p>778 kg</text:p>
          </table:table-cell>
          <table:table-cell table:style-name="ce19" table:formula="oooc:=[.$B177]*10+470+[.AC$2]*8" office:value-type="float" office:value="786">
            <text:p>786 kg</text:p>
          </table:table-cell>
          <table:table-cell table:style-name="ce19" table:formula="oooc:=[.$B177]*10+470+[.AD$2]*8" office:value-type="float" office:value="794">
            <text:p>794 kg</text:p>
          </table:table-cell>
          <table:table-cell table:style-name="ce19" table:formula="oooc:=[.$B177]*10+470+[.AE$2]*8" office:value-type="float" office:value="802">
            <text:p>802 kg</text:p>
          </table:table-cell>
          <table:table-cell table:style-name="ce19" table:formula="oooc:=[.$B177]*10+470+[.AF$2]*8" office:value-type="float" office:value="810">
            <text:p>8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style-name="ce19" table:formula="oooc:=[.$B178]*10+470+[.C$2]*8" office:value-type="float" office:value="588">
            <text:p>588 kg</text:p>
          </table:table-cell>
          <table:table-cell table:style-name="ce19" table:formula="oooc:=[.$B178]*10+470+[.D$2]*8" office:value-type="float" office:value="596">
            <text:p>596 kg</text:p>
          </table:table-cell>
          <table:table-cell table:style-name="ce19" table:formula="oooc:=[.$B178]*10+470+[.E$2]*8" office:value-type="float" office:value="604">
            <text:p>604 kg</text:p>
          </table:table-cell>
          <table:table-cell table:style-name="ce19" table:formula="oooc:=[.$B178]*10+470+[.F$2]*8" office:value-type="float" office:value="612">
            <text:p>612 kg</text:p>
          </table:table-cell>
          <table:table-cell table:style-name="ce19" table:formula="oooc:=[.$B178]*10+470+[.G$2]*8" office:value-type="float" office:value="620">
            <text:p>620 kg</text:p>
          </table:table-cell>
          <table:table-cell table:style-name="ce19" table:formula="oooc:=[.$B178]*10+470+[.H$2]*8" office:value-type="float" office:value="628">
            <text:p>628 kg</text:p>
          </table:table-cell>
          <table:table-cell table:style-name="ce19" table:formula="oooc:=[.$B178]*10+470+[.I$2]*8" office:value-type="float" office:value="636">
            <text:p>636 kg</text:p>
          </table:table-cell>
          <table:table-cell table:style-name="ce19" table:formula="oooc:=[.$B178]*10+470+[.J$2]*8" office:value-type="float" office:value="644">
            <text:p>644 kg</text:p>
          </table:table-cell>
          <table:table-cell table:style-name="ce19" table:formula="oooc:=[.$B178]*10+470+[.K$2]*8" office:value-type="float" office:value="652">
            <text:p>652 kg</text:p>
          </table:table-cell>
          <table:table-cell table:style-name="ce19" table:formula="oooc:=[.$B178]*10+470+[.L$2]*8" office:value-type="float" office:value="660">
            <text:p>660 kg</text:p>
          </table:table-cell>
          <table:table-cell table:style-name="ce19" table:formula="oooc:=[.$B178]*10+470+[.M$2]*8" office:value-type="float" office:value="668">
            <text:p>668 kg</text:p>
          </table:table-cell>
          <table:table-cell table:style-name="ce19" table:formula="oooc:=[.$B178]*10+470+[.N$2]*8" office:value-type="float" office:value="676">
            <text:p>676 kg</text:p>
          </table:table-cell>
          <table:table-cell table:style-name="ce19" table:formula="oooc:=[.$B178]*10+470+[.O$2]*8" office:value-type="float" office:value="684">
            <text:p>684 kg</text:p>
          </table:table-cell>
          <table:table-cell table:style-name="ce19" table:formula="oooc:=[.$B178]*10+470+[.P$2]*8" office:value-type="float" office:value="692">
            <text:p>692 kg</text:p>
          </table:table-cell>
          <table:table-cell table:style-name="ce19" table:formula="oooc:=[.$B178]*10+470+[.Q$2]*8" office:value-type="float" office:value="700">
            <text:p>700 kg</text:p>
          </table:table-cell>
          <table:table-cell table:style-name="ce19" table:formula="oooc:=[.$B178]*10+470+[.R$2]*8" office:value-type="float" office:value="708">
            <text:p>708 kg</text:p>
          </table:table-cell>
          <table:table-cell table:style-name="ce19" table:formula="oooc:=[.$B178]*10+470+[.S$2]*8" office:value-type="float" office:value="716">
            <text:p>716 kg</text:p>
          </table:table-cell>
          <table:table-cell table:style-name="ce19" table:formula="oooc:=[.$B178]*10+470+[.T$2]*8" office:value-type="float" office:value="724">
            <text:p>724 kg</text:p>
          </table:table-cell>
          <table:table-cell table:style-name="ce19" table:formula="oooc:=[.$B178]*10+470+[.U$2]*8" office:value-type="float" office:value="732">
            <text:p>732 kg</text:p>
          </table:table-cell>
          <table:table-cell table:style-name="ce19" table:formula="oooc:=[.$B178]*10+470+[.V$2]*8" office:value-type="float" office:value="740">
            <text:p>740 kg</text:p>
          </table:table-cell>
          <table:table-cell table:style-name="ce19" table:formula="oooc:=[.$B178]*10+470+[.W$2]*8" office:value-type="float" office:value="748">
            <text:p>748 kg</text:p>
          </table:table-cell>
          <table:table-cell table:style-name="ce19" table:formula="oooc:=[.$B178]*10+470+[.X$2]*8" office:value-type="float" office:value="756">
            <text:p>756 kg</text:p>
          </table:table-cell>
          <table:table-cell table:style-name="ce19" table:formula="oooc:=[.$B178]*10+470+[.Y$2]*8" office:value-type="float" office:value="764">
            <text:p>764 kg</text:p>
          </table:table-cell>
          <table:table-cell table:style-name="ce19" table:formula="oooc:=[.$B178]*10+470+[.Z$2]*8" office:value-type="float" office:value="772">
            <text:p>772 kg</text:p>
          </table:table-cell>
          <table:table-cell table:style-name="ce19" table:formula="oooc:=[.$B178]*10+470+[.AA$2]*8" office:value-type="float" office:value="780">
            <text:p>780 kg</text:p>
          </table:table-cell>
          <table:table-cell table:style-name="ce19" table:formula="oooc:=[.$B178]*10+470+[.AB$2]*8" office:value-type="float" office:value="788">
            <text:p>788 kg</text:p>
          </table:table-cell>
          <table:table-cell table:style-name="ce19" table:formula="oooc:=[.$B178]*10+470+[.AC$2]*8" office:value-type="float" office:value="796">
            <text:p>796 kg</text:p>
          </table:table-cell>
          <table:table-cell table:style-name="ce19" table:formula="oooc:=[.$B178]*10+470+[.AD$2]*8" office:value-type="float" office:value="804">
            <text:p>804 kg</text:p>
          </table:table-cell>
          <table:table-cell table:style-name="ce19" table:formula="oooc:=[.$B178]*10+470+[.AE$2]*8" office:value-type="float" office:value="812">
            <text:p>812 kg</text:p>
          </table:table-cell>
          <table:table-cell table:style-name="ce19" table:formula="oooc:=[.$B178]*10+470+[.AF$2]*8" office:value-type="float" office:value="820">
            <text:p>8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style-name="ce19" table:formula="oooc:=[.$B179]*10+470+[.C$2]*8" office:value-type="float" office:value="598">
            <text:p>598 kg</text:p>
          </table:table-cell>
          <table:table-cell table:style-name="ce19" table:formula="oooc:=[.$B179]*10+470+[.D$2]*8" office:value-type="float" office:value="606">
            <text:p>606 kg</text:p>
          </table:table-cell>
          <table:table-cell table:style-name="ce19" table:formula="oooc:=[.$B179]*10+470+[.E$2]*8" office:value-type="float" office:value="614">
            <text:p>614 kg</text:p>
          </table:table-cell>
          <table:table-cell table:style-name="ce19" table:formula="oooc:=[.$B179]*10+470+[.F$2]*8" office:value-type="float" office:value="622">
            <text:p>622 kg</text:p>
          </table:table-cell>
          <table:table-cell table:style-name="ce19" table:formula="oooc:=[.$B179]*10+470+[.G$2]*8" office:value-type="float" office:value="630">
            <text:p>630 kg</text:p>
          </table:table-cell>
          <table:table-cell table:style-name="ce19" table:formula="oooc:=[.$B179]*10+470+[.H$2]*8" office:value-type="float" office:value="638">
            <text:p>638 kg</text:p>
          </table:table-cell>
          <table:table-cell table:style-name="ce19" table:formula="oooc:=[.$B179]*10+470+[.I$2]*8" office:value-type="float" office:value="646">
            <text:p>646 kg</text:p>
          </table:table-cell>
          <table:table-cell table:style-name="ce19" table:formula="oooc:=[.$B179]*10+470+[.J$2]*8" office:value-type="float" office:value="654">
            <text:p>654 kg</text:p>
          </table:table-cell>
          <table:table-cell table:style-name="ce19" table:formula="oooc:=[.$B179]*10+470+[.K$2]*8" office:value-type="float" office:value="662">
            <text:p>662 kg</text:p>
          </table:table-cell>
          <table:table-cell table:style-name="ce19" table:formula="oooc:=[.$B179]*10+470+[.L$2]*8" office:value-type="float" office:value="670">
            <text:p>670 kg</text:p>
          </table:table-cell>
          <table:table-cell table:style-name="ce19" table:formula="oooc:=[.$B179]*10+470+[.M$2]*8" office:value-type="float" office:value="678">
            <text:p>678 kg</text:p>
          </table:table-cell>
          <table:table-cell table:style-name="ce19" table:formula="oooc:=[.$B179]*10+470+[.N$2]*8" office:value-type="float" office:value="686">
            <text:p>686 kg</text:p>
          </table:table-cell>
          <table:table-cell table:style-name="ce19" table:formula="oooc:=[.$B179]*10+470+[.O$2]*8" office:value-type="float" office:value="694">
            <text:p>694 kg</text:p>
          </table:table-cell>
          <table:table-cell table:style-name="ce19" table:formula="oooc:=[.$B179]*10+470+[.P$2]*8" office:value-type="float" office:value="702">
            <text:p>702 kg</text:p>
          </table:table-cell>
          <table:table-cell table:style-name="ce19" table:formula="oooc:=[.$B179]*10+470+[.Q$2]*8" office:value-type="float" office:value="710">
            <text:p>710 kg</text:p>
          </table:table-cell>
          <table:table-cell table:style-name="ce19" table:formula="oooc:=[.$B179]*10+470+[.R$2]*8" office:value-type="float" office:value="718">
            <text:p>718 kg</text:p>
          </table:table-cell>
          <table:table-cell table:style-name="ce19" table:formula="oooc:=[.$B179]*10+470+[.S$2]*8" office:value-type="float" office:value="726">
            <text:p>726 kg</text:p>
          </table:table-cell>
          <table:table-cell table:style-name="ce19" table:formula="oooc:=[.$B179]*10+470+[.T$2]*8" office:value-type="float" office:value="734">
            <text:p>734 kg</text:p>
          </table:table-cell>
          <table:table-cell table:style-name="ce19" table:formula="oooc:=[.$B179]*10+470+[.U$2]*8" office:value-type="float" office:value="742">
            <text:p>742 kg</text:p>
          </table:table-cell>
          <table:table-cell table:style-name="ce19" table:formula="oooc:=[.$B179]*10+470+[.V$2]*8" office:value-type="float" office:value="750">
            <text:p>750 kg</text:p>
          </table:table-cell>
          <table:table-cell table:style-name="ce19" table:formula="oooc:=[.$B179]*10+470+[.W$2]*8" office:value-type="float" office:value="758">
            <text:p>758 kg</text:p>
          </table:table-cell>
          <table:table-cell table:style-name="ce19" table:formula="oooc:=[.$B179]*10+470+[.X$2]*8" office:value-type="float" office:value="766">
            <text:p>766 kg</text:p>
          </table:table-cell>
          <table:table-cell table:style-name="ce19" table:formula="oooc:=[.$B179]*10+470+[.Y$2]*8" office:value-type="float" office:value="774">
            <text:p>774 kg</text:p>
          </table:table-cell>
          <table:table-cell table:style-name="ce19" table:formula="oooc:=[.$B179]*10+470+[.Z$2]*8" office:value-type="float" office:value="782">
            <text:p>782 kg</text:p>
          </table:table-cell>
          <table:table-cell table:style-name="ce19" table:formula="oooc:=[.$B179]*10+470+[.AA$2]*8" office:value-type="float" office:value="790">
            <text:p>790 kg</text:p>
          </table:table-cell>
          <table:table-cell table:style-name="ce19" table:formula="oooc:=[.$B179]*10+470+[.AB$2]*8" office:value-type="float" office:value="798">
            <text:p>798 kg</text:p>
          </table:table-cell>
          <table:table-cell table:style-name="ce19" table:formula="oooc:=[.$B179]*10+470+[.AC$2]*8" office:value-type="float" office:value="806">
            <text:p>806 kg</text:p>
          </table:table-cell>
          <table:table-cell table:style-name="ce19" table:formula="oooc:=[.$B179]*10+470+[.AD$2]*8" office:value-type="float" office:value="814">
            <text:p>814 kg</text:p>
          </table:table-cell>
          <table:table-cell table:style-name="ce19" table:formula="oooc:=[.$B179]*10+470+[.AE$2]*8" office:value-type="float" office:value="822">
            <text:p>822 kg</text:p>
          </table:table-cell>
          <table:table-cell table:style-name="ce19" table:formula="oooc:=[.$B179]*10+470+[.AF$2]*8" office:value-type="float" office:value="830">
            <text:p>8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style-name="ce19" table:formula="oooc:=[.$B180]*10+470+[.C$2]*8" office:value-type="float" office:value="608">
            <text:p>608 kg</text:p>
          </table:table-cell>
          <table:table-cell table:style-name="ce19" table:formula="oooc:=[.$B180]*10+470+[.D$2]*8" office:value-type="float" office:value="616">
            <text:p>616 kg</text:p>
          </table:table-cell>
          <table:table-cell table:style-name="ce19" table:formula="oooc:=[.$B180]*10+470+[.E$2]*8" office:value-type="float" office:value="624">
            <text:p>624 kg</text:p>
          </table:table-cell>
          <table:table-cell table:style-name="ce19" table:formula="oooc:=[.$B180]*10+470+[.F$2]*8" office:value-type="float" office:value="632">
            <text:p>632 kg</text:p>
          </table:table-cell>
          <table:table-cell table:style-name="ce19" table:formula="oooc:=[.$B180]*10+470+[.G$2]*8" office:value-type="float" office:value="640">
            <text:p>640 kg</text:p>
          </table:table-cell>
          <table:table-cell table:style-name="ce19" table:formula="oooc:=[.$B180]*10+470+[.H$2]*8" office:value-type="float" office:value="648">
            <text:p>648 kg</text:p>
          </table:table-cell>
          <table:table-cell table:style-name="ce19" table:formula="oooc:=[.$B180]*10+470+[.I$2]*8" office:value-type="float" office:value="656">
            <text:p>656 kg</text:p>
          </table:table-cell>
          <table:table-cell table:style-name="ce19" table:formula="oooc:=[.$B180]*10+470+[.J$2]*8" office:value-type="float" office:value="664">
            <text:p>664 kg</text:p>
          </table:table-cell>
          <table:table-cell table:style-name="ce19" table:formula="oooc:=[.$B180]*10+470+[.K$2]*8" office:value-type="float" office:value="672">
            <text:p>672 kg</text:p>
          </table:table-cell>
          <table:table-cell table:style-name="ce19" table:formula="oooc:=[.$B180]*10+470+[.L$2]*8" office:value-type="float" office:value="680">
            <text:p>680 kg</text:p>
          </table:table-cell>
          <table:table-cell table:style-name="ce19" table:formula="oooc:=[.$B180]*10+470+[.M$2]*8" office:value-type="float" office:value="688">
            <text:p>688 kg</text:p>
          </table:table-cell>
          <table:table-cell table:style-name="ce19" table:formula="oooc:=[.$B180]*10+470+[.N$2]*8" office:value-type="float" office:value="696">
            <text:p>696 kg</text:p>
          </table:table-cell>
          <table:table-cell table:style-name="ce19" table:formula="oooc:=[.$B180]*10+470+[.O$2]*8" office:value-type="float" office:value="704">
            <text:p>704 kg</text:p>
          </table:table-cell>
          <table:table-cell table:style-name="ce19" table:formula="oooc:=[.$B180]*10+470+[.P$2]*8" office:value-type="float" office:value="712">
            <text:p>712 kg</text:p>
          </table:table-cell>
          <table:table-cell table:style-name="ce19" table:formula="oooc:=[.$B180]*10+470+[.Q$2]*8" office:value-type="float" office:value="720">
            <text:p>720 kg</text:p>
          </table:table-cell>
          <table:table-cell table:style-name="ce19" table:formula="oooc:=[.$B180]*10+470+[.R$2]*8" office:value-type="float" office:value="728">
            <text:p>728 kg</text:p>
          </table:table-cell>
          <table:table-cell table:style-name="ce19" table:formula="oooc:=[.$B180]*10+470+[.S$2]*8" office:value-type="float" office:value="736">
            <text:p>736 kg</text:p>
          </table:table-cell>
          <table:table-cell table:style-name="ce19" table:formula="oooc:=[.$B180]*10+470+[.T$2]*8" office:value-type="float" office:value="744">
            <text:p>744 kg</text:p>
          </table:table-cell>
          <table:table-cell table:style-name="ce19" table:formula="oooc:=[.$B180]*10+470+[.U$2]*8" office:value-type="float" office:value="752">
            <text:p>752 kg</text:p>
          </table:table-cell>
          <table:table-cell table:style-name="ce19" table:formula="oooc:=[.$B180]*10+470+[.V$2]*8" office:value-type="float" office:value="760">
            <text:p>760 kg</text:p>
          </table:table-cell>
          <table:table-cell table:style-name="ce19" table:formula="oooc:=[.$B180]*10+470+[.W$2]*8" office:value-type="float" office:value="768">
            <text:p>768 kg</text:p>
          </table:table-cell>
          <table:table-cell table:style-name="ce19" table:formula="oooc:=[.$B180]*10+470+[.X$2]*8" office:value-type="float" office:value="776">
            <text:p>776 kg</text:p>
          </table:table-cell>
          <table:table-cell table:style-name="ce19" table:formula="oooc:=[.$B180]*10+470+[.Y$2]*8" office:value-type="float" office:value="784">
            <text:p>784 kg</text:p>
          </table:table-cell>
          <table:table-cell table:style-name="ce19" table:formula="oooc:=[.$B180]*10+470+[.Z$2]*8" office:value-type="float" office:value="792">
            <text:p>792 kg</text:p>
          </table:table-cell>
          <table:table-cell table:style-name="ce19" table:formula="oooc:=[.$B180]*10+470+[.AA$2]*8" office:value-type="float" office:value="800">
            <text:p>800 kg</text:p>
          </table:table-cell>
          <table:table-cell table:style-name="ce19" table:formula="oooc:=[.$B180]*10+470+[.AB$2]*8" office:value-type="float" office:value="808">
            <text:p>808 kg</text:p>
          </table:table-cell>
          <table:table-cell table:style-name="ce19" table:formula="oooc:=[.$B180]*10+470+[.AC$2]*8" office:value-type="float" office:value="816">
            <text:p>816 kg</text:p>
          </table:table-cell>
          <table:table-cell table:style-name="ce19" table:formula="oooc:=[.$B180]*10+470+[.AD$2]*8" office:value-type="float" office:value="824">
            <text:p>824 kg</text:p>
          </table:table-cell>
          <table:table-cell table:style-name="ce19" table:formula="oooc:=[.$B180]*10+470+[.AE$2]*8" office:value-type="float" office:value="832">
            <text:p>832 kg</text:p>
          </table:table-cell>
          <table:table-cell table:style-name="ce19" table:formula="oooc:=[.$B180]*10+470+[.AF$2]*8" office:value-type="float" office:value="840">
            <text:p>8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style-name="ce19" table:formula="oooc:=[.$B181]*10+470+[.C$2]*8" office:value-type="float" office:value="618">
            <text:p>618 kg</text:p>
          </table:table-cell>
          <table:table-cell table:style-name="ce19" table:formula="oooc:=[.$B181]*10+470+[.D$2]*8" office:value-type="float" office:value="626">
            <text:p>626 kg</text:p>
          </table:table-cell>
          <table:table-cell table:style-name="ce19" table:formula="oooc:=[.$B181]*10+470+[.E$2]*8" office:value-type="float" office:value="634">
            <text:p>634 kg</text:p>
          </table:table-cell>
          <table:table-cell table:style-name="ce19" table:formula="oooc:=[.$B181]*10+470+[.F$2]*8" office:value-type="float" office:value="642">
            <text:p>642 kg</text:p>
          </table:table-cell>
          <table:table-cell table:style-name="ce19" table:formula="oooc:=[.$B181]*10+470+[.G$2]*8" office:value-type="float" office:value="650">
            <text:p>650 kg</text:p>
          </table:table-cell>
          <table:table-cell table:style-name="ce19" table:formula="oooc:=[.$B181]*10+470+[.H$2]*8" office:value-type="float" office:value="658">
            <text:p>658 kg</text:p>
          </table:table-cell>
          <table:table-cell table:style-name="ce19" table:formula="oooc:=[.$B181]*10+470+[.I$2]*8" office:value-type="float" office:value="666">
            <text:p>666 kg</text:p>
          </table:table-cell>
          <table:table-cell table:style-name="ce19" table:formula="oooc:=[.$B181]*10+470+[.J$2]*8" office:value-type="float" office:value="674">
            <text:p>674 kg</text:p>
          </table:table-cell>
          <table:table-cell table:style-name="ce19" table:formula="oooc:=[.$B181]*10+470+[.K$2]*8" office:value-type="float" office:value="682">
            <text:p>682 kg</text:p>
          </table:table-cell>
          <table:table-cell table:style-name="ce19" table:formula="oooc:=[.$B181]*10+470+[.L$2]*8" office:value-type="float" office:value="690">
            <text:p>690 kg</text:p>
          </table:table-cell>
          <table:table-cell table:style-name="ce19" table:formula="oooc:=[.$B181]*10+470+[.M$2]*8" office:value-type="float" office:value="698">
            <text:p>698 kg</text:p>
          </table:table-cell>
          <table:table-cell table:style-name="ce19" table:formula="oooc:=[.$B181]*10+470+[.N$2]*8" office:value-type="float" office:value="706">
            <text:p>706 kg</text:p>
          </table:table-cell>
          <table:table-cell table:style-name="ce19" table:formula="oooc:=[.$B181]*10+470+[.O$2]*8" office:value-type="float" office:value="714">
            <text:p>714 kg</text:p>
          </table:table-cell>
          <table:table-cell table:style-name="ce19" table:formula="oooc:=[.$B181]*10+470+[.P$2]*8" office:value-type="float" office:value="722">
            <text:p>722 kg</text:p>
          </table:table-cell>
          <table:table-cell table:style-name="ce19" table:formula="oooc:=[.$B181]*10+470+[.Q$2]*8" office:value-type="float" office:value="730">
            <text:p>730 kg</text:p>
          </table:table-cell>
          <table:table-cell table:style-name="ce19" table:formula="oooc:=[.$B181]*10+470+[.R$2]*8" office:value-type="float" office:value="738">
            <text:p>738 kg</text:p>
          </table:table-cell>
          <table:table-cell table:style-name="ce19" table:formula="oooc:=[.$B181]*10+470+[.S$2]*8" office:value-type="float" office:value="746">
            <text:p>746 kg</text:p>
          </table:table-cell>
          <table:table-cell table:style-name="ce19" table:formula="oooc:=[.$B181]*10+470+[.T$2]*8" office:value-type="float" office:value="754">
            <text:p>754 kg</text:p>
          </table:table-cell>
          <table:table-cell table:style-name="ce19" table:formula="oooc:=[.$B181]*10+470+[.U$2]*8" office:value-type="float" office:value="762">
            <text:p>762 kg</text:p>
          </table:table-cell>
          <table:table-cell table:style-name="ce19" table:formula="oooc:=[.$B181]*10+470+[.V$2]*8" office:value-type="float" office:value="770">
            <text:p>770 kg</text:p>
          </table:table-cell>
          <table:table-cell table:style-name="ce19" table:formula="oooc:=[.$B181]*10+470+[.W$2]*8" office:value-type="float" office:value="778">
            <text:p>778 kg</text:p>
          </table:table-cell>
          <table:table-cell table:style-name="ce19" table:formula="oooc:=[.$B181]*10+470+[.X$2]*8" office:value-type="float" office:value="786">
            <text:p>786 kg</text:p>
          </table:table-cell>
          <table:table-cell table:style-name="ce19" table:formula="oooc:=[.$B181]*10+470+[.Y$2]*8" office:value-type="float" office:value="794">
            <text:p>794 kg</text:p>
          </table:table-cell>
          <table:table-cell table:style-name="ce19" table:formula="oooc:=[.$B181]*10+470+[.Z$2]*8" office:value-type="float" office:value="802">
            <text:p>802 kg</text:p>
          </table:table-cell>
          <table:table-cell table:style-name="ce19" table:formula="oooc:=[.$B181]*10+470+[.AA$2]*8" office:value-type="float" office:value="810">
            <text:p>810 kg</text:p>
          </table:table-cell>
          <table:table-cell table:style-name="ce19" table:formula="oooc:=[.$B181]*10+470+[.AB$2]*8" office:value-type="float" office:value="818">
            <text:p>818 kg</text:p>
          </table:table-cell>
          <table:table-cell table:style-name="ce19" table:formula="oooc:=[.$B181]*10+470+[.AC$2]*8" office:value-type="float" office:value="826">
            <text:p>826 kg</text:p>
          </table:table-cell>
          <table:table-cell table:style-name="ce19" table:formula="oooc:=[.$B181]*10+470+[.AD$2]*8" office:value-type="float" office:value="834">
            <text:p>834 kg</text:p>
          </table:table-cell>
          <table:table-cell table:style-name="ce19" table:formula="oooc:=[.$B181]*10+470+[.AE$2]*8" office:value-type="float" office:value="842">
            <text:p>842 kg</text:p>
          </table:table-cell>
          <table:table-cell table:style-name="ce19" table:formula="oooc:=[.$B181]*10+470+[.AF$2]*8" office:value-type="float" office:value="850">
            <text:p>8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style-name="ce19" table:formula="oooc:=[.$B182]*10+470+[.C$2]*8" office:value-type="float" office:value="628">
            <text:p>628 kg</text:p>
          </table:table-cell>
          <table:table-cell table:style-name="ce19" table:formula="oooc:=[.$B182]*10+470+[.D$2]*8" office:value-type="float" office:value="636">
            <text:p>636 kg</text:p>
          </table:table-cell>
          <table:table-cell table:style-name="ce19" table:formula="oooc:=[.$B182]*10+470+[.E$2]*8" office:value-type="float" office:value="644">
            <text:p>644 kg</text:p>
          </table:table-cell>
          <table:table-cell table:style-name="ce19" table:formula="oooc:=[.$B182]*10+470+[.F$2]*8" office:value-type="float" office:value="652">
            <text:p>652 kg</text:p>
          </table:table-cell>
          <table:table-cell table:style-name="ce19" table:formula="oooc:=[.$B182]*10+470+[.G$2]*8" office:value-type="float" office:value="660">
            <text:p>660 kg</text:p>
          </table:table-cell>
          <table:table-cell table:style-name="ce19" table:formula="oooc:=[.$B182]*10+470+[.H$2]*8" office:value-type="float" office:value="668">
            <text:p>668 kg</text:p>
          </table:table-cell>
          <table:table-cell table:style-name="ce19" table:formula="oooc:=[.$B182]*10+470+[.I$2]*8" office:value-type="float" office:value="676">
            <text:p>676 kg</text:p>
          </table:table-cell>
          <table:table-cell table:style-name="ce19" table:formula="oooc:=[.$B182]*10+470+[.J$2]*8" office:value-type="float" office:value="684">
            <text:p>684 kg</text:p>
          </table:table-cell>
          <table:table-cell table:style-name="ce19" table:formula="oooc:=[.$B182]*10+470+[.K$2]*8" office:value-type="float" office:value="692">
            <text:p>692 kg</text:p>
          </table:table-cell>
          <table:table-cell table:style-name="ce19" table:formula="oooc:=[.$B182]*10+470+[.L$2]*8" office:value-type="float" office:value="700">
            <text:p>700 kg</text:p>
          </table:table-cell>
          <table:table-cell table:style-name="ce19" table:formula="oooc:=[.$B182]*10+470+[.M$2]*8" office:value-type="float" office:value="708">
            <text:p>708 kg</text:p>
          </table:table-cell>
          <table:table-cell table:style-name="ce19" table:formula="oooc:=[.$B182]*10+470+[.N$2]*8" office:value-type="float" office:value="716">
            <text:p>716 kg</text:p>
          </table:table-cell>
          <table:table-cell table:style-name="ce19" table:formula="oooc:=[.$B182]*10+470+[.O$2]*8" office:value-type="float" office:value="724">
            <text:p>724 kg</text:p>
          </table:table-cell>
          <table:table-cell table:style-name="ce19" table:formula="oooc:=[.$B182]*10+470+[.P$2]*8" office:value-type="float" office:value="732">
            <text:p>732 kg</text:p>
          </table:table-cell>
          <table:table-cell table:style-name="ce19" table:formula="oooc:=[.$B182]*10+470+[.Q$2]*8" office:value-type="float" office:value="740">
            <text:p>740 kg</text:p>
          </table:table-cell>
          <table:table-cell table:style-name="ce19" table:formula="oooc:=[.$B182]*10+470+[.R$2]*8" office:value-type="float" office:value="748">
            <text:p>748 kg</text:p>
          </table:table-cell>
          <table:table-cell table:style-name="ce19" table:formula="oooc:=[.$B182]*10+470+[.S$2]*8" office:value-type="float" office:value="756">
            <text:p>756 kg</text:p>
          </table:table-cell>
          <table:table-cell table:style-name="ce19" table:formula="oooc:=[.$B182]*10+470+[.T$2]*8" office:value-type="float" office:value="764">
            <text:p>764 kg</text:p>
          </table:table-cell>
          <table:table-cell table:style-name="ce19" table:formula="oooc:=[.$B182]*10+470+[.U$2]*8" office:value-type="float" office:value="772">
            <text:p>772 kg</text:p>
          </table:table-cell>
          <table:table-cell table:style-name="ce19" table:formula="oooc:=[.$B182]*10+470+[.V$2]*8" office:value-type="float" office:value="780">
            <text:p>780 kg</text:p>
          </table:table-cell>
          <table:table-cell table:style-name="ce19" table:formula="oooc:=[.$B182]*10+470+[.W$2]*8" office:value-type="float" office:value="788">
            <text:p>788 kg</text:p>
          </table:table-cell>
          <table:table-cell table:style-name="ce19" table:formula="oooc:=[.$B182]*10+470+[.X$2]*8" office:value-type="float" office:value="796">
            <text:p>796 kg</text:p>
          </table:table-cell>
          <table:table-cell table:style-name="ce19" table:formula="oooc:=[.$B182]*10+470+[.Y$2]*8" office:value-type="float" office:value="804">
            <text:p>804 kg</text:p>
          </table:table-cell>
          <table:table-cell table:style-name="ce19" table:formula="oooc:=[.$B182]*10+470+[.Z$2]*8" office:value-type="float" office:value="812">
            <text:p>812 kg</text:p>
          </table:table-cell>
          <table:table-cell table:style-name="ce19" table:formula="oooc:=[.$B182]*10+470+[.AA$2]*8" office:value-type="float" office:value="820">
            <text:p>820 kg</text:p>
          </table:table-cell>
          <table:table-cell table:style-name="ce19" table:formula="oooc:=[.$B182]*10+470+[.AB$2]*8" office:value-type="float" office:value="828">
            <text:p>828 kg</text:p>
          </table:table-cell>
          <table:table-cell table:style-name="ce19" table:formula="oooc:=[.$B182]*10+470+[.AC$2]*8" office:value-type="float" office:value="836">
            <text:p>836 kg</text:p>
          </table:table-cell>
          <table:table-cell table:style-name="ce19" table:formula="oooc:=[.$B182]*10+470+[.AD$2]*8" office:value-type="float" office:value="844">
            <text:p>844 kg</text:p>
          </table:table-cell>
          <table:table-cell table:style-name="ce19" table:formula="oooc:=[.$B182]*10+470+[.AE$2]*8" office:value-type="float" office:value="852">
            <text:p>852 kg</text:p>
          </table:table-cell>
          <table:table-cell table:style-name="ce19" table:formula="oooc:=[.$B182]*10+470+[.AF$2]*8" office:value-type="float" office:value="860">
            <text:p>8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style-name="ce19" table:formula="oooc:=[.$B183]*10+470+[.C$2]*8" office:value-type="float" office:value="638">
            <text:p>638 kg</text:p>
          </table:table-cell>
          <table:table-cell table:style-name="ce19" table:formula="oooc:=[.$B183]*10+470+[.D$2]*8" office:value-type="float" office:value="646">
            <text:p>646 kg</text:p>
          </table:table-cell>
          <table:table-cell table:style-name="ce19" table:formula="oooc:=[.$B183]*10+470+[.E$2]*8" office:value-type="float" office:value="654">
            <text:p>654 kg</text:p>
          </table:table-cell>
          <table:table-cell table:style-name="ce19" table:formula="oooc:=[.$B183]*10+470+[.F$2]*8" office:value-type="float" office:value="662">
            <text:p>662 kg</text:p>
          </table:table-cell>
          <table:table-cell table:style-name="ce19" table:formula="oooc:=[.$B183]*10+470+[.G$2]*8" office:value-type="float" office:value="670">
            <text:p>670 kg</text:p>
          </table:table-cell>
          <table:table-cell table:style-name="ce19" table:formula="oooc:=[.$B183]*10+470+[.H$2]*8" office:value-type="float" office:value="678">
            <text:p>678 kg</text:p>
          </table:table-cell>
          <table:table-cell table:style-name="ce19" table:formula="oooc:=[.$B183]*10+470+[.I$2]*8" office:value-type="float" office:value="686">
            <text:p>686 kg</text:p>
          </table:table-cell>
          <table:table-cell table:style-name="ce19" table:formula="oooc:=[.$B183]*10+470+[.J$2]*8" office:value-type="float" office:value="694">
            <text:p>694 kg</text:p>
          </table:table-cell>
          <table:table-cell table:style-name="ce19" table:formula="oooc:=[.$B183]*10+470+[.K$2]*8" office:value-type="float" office:value="702">
            <text:p>702 kg</text:p>
          </table:table-cell>
          <table:table-cell table:style-name="ce19" table:formula="oooc:=[.$B183]*10+470+[.L$2]*8" office:value-type="float" office:value="710">
            <text:p>710 kg</text:p>
          </table:table-cell>
          <table:table-cell table:style-name="ce19" table:formula="oooc:=[.$B183]*10+470+[.M$2]*8" office:value-type="float" office:value="718">
            <text:p>718 kg</text:p>
          </table:table-cell>
          <table:table-cell table:style-name="ce19" table:formula="oooc:=[.$B183]*10+470+[.N$2]*8" office:value-type="float" office:value="726">
            <text:p>726 kg</text:p>
          </table:table-cell>
          <table:table-cell table:style-name="ce19" table:formula="oooc:=[.$B183]*10+470+[.O$2]*8" office:value-type="float" office:value="734">
            <text:p>734 kg</text:p>
          </table:table-cell>
          <table:table-cell table:style-name="ce19" table:formula="oooc:=[.$B183]*10+470+[.P$2]*8" office:value-type="float" office:value="742">
            <text:p>742 kg</text:p>
          </table:table-cell>
          <table:table-cell table:style-name="ce19" table:formula="oooc:=[.$B183]*10+470+[.Q$2]*8" office:value-type="float" office:value="750">
            <text:p>750 kg</text:p>
          </table:table-cell>
          <table:table-cell table:style-name="ce19" table:formula="oooc:=[.$B183]*10+470+[.R$2]*8" office:value-type="float" office:value="758">
            <text:p>758 kg</text:p>
          </table:table-cell>
          <table:table-cell table:style-name="ce19" table:formula="oooc:=[.$B183]*10+470+[.S$2]*8" office:value-type="float" office:value="766">
            <text:p>766 kg</text:p>
          </table:table-cell>
          <table:table-cell table:style-name="ce19" table:formula="oooc:=[.$B183]*10+470+[.T$2]*8" office:value-type="float" office:value="774">
            <text:p>774 kg</text:p>
          </table:table-cell>
          <table:table-cell table:style-name="ce19" table:formula="oooc:=[.$B183]*10+470+[.U$2]*8" office:value-type="float" office:value="782">
            <text:p>782 kg</text:p>
          </table:table-cell>
          <table:table-cell table:style-name="ce19" table:formula="oooc:=[.$B183]*10+470+[.V$2]*8" office:value-type="float" office:value="790">
            <text:p>790 kg</text:p>
          </table:table-cell>
          <table:table-cell table:style-name="ce19" table:formula="oooc:=[.$B183]*10+470+[.W$2]*8" office:value-type="float" office:value="798">
            <text:p>798 kg</text:p>
          </table:table-cell>
          <table:table-cell table:style-name="ce19" table:formula="oooc:=[.$B183]*10+470+[.X$2]*8" office:value-type="float" office:value="806">
            <text:p>806 kg</text:p>
          </table:table-cell>
          <table:table-cell table:style-name="ce19" table:formula="oooc:=[.$B183]*10+470+[.Y$2]*8" office:value-type="float" office:value="814">
            <text:p>814 kg</text:p>
          </table:table-cell>
          <table:table-cell table:style-name="ce19" table:formula="oooc:=[.$B183]*10+470+[.Z$2]*8" office:value-type="float" office:value="822">
            <text:p>822 kg</text:p>
          </table:table-cell>
          <table:table-cell table:style-name="ce19" table:formula="oooc:=[.$B183]*10+470+[.AA$2]*8" office:value-type="float" office:value="830">
            <text:p>830 kg</text:p>
          </table:table-cell>
          <table:table-cell table:style-name="ce19" table:formula="oooc:=[.$B183]*10+470+[.AB$2]*8" office:value-type="float" office:value="838">
            <text:p>838 kg</text:p>
          </table:table-cell>
          <table:table-cell table:style-name="ce19" table:formula="oooc:=[.$B183]*10+470+[.AC$2]*8" office:value-type="float" office:value="846">
            <text:p>846 kg</text:p>
          </table:table-cell>
          <table:table-cell table:style-name="ce19" table:formula="oooc:=[.$B183]*10+470+[.AD$2]*8" office:value-type="float" office:value="854">
            <text:p>854 kg</text:p>
          </table:table-cell>
          <table:table-cell table:style-name="ce19" table:formula="oooc:=[.$B183]*10+470+[.AE$2]*8" office:value-type="float" office:value="862">
            <text:p>862 kg</text:p>
          </table:table-cell>
          <table:table-cell table:style-name="ce19" table:formula="oooc:=[.$B183]*10+470+[.AF$2]*8" office:value-type="float" office:value="870">
            <text:p>8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style-name="ce19" table:formula="oooc:=[.$B184]*10+470+[.C$2]*8" office:value-type="float" office:value="648">
            <text:p>648 kg</text:p>
          </table:table-cell>
          <table:table-cell table:style-name="ce19" table:formula="oooc:=[.$B184]*10+470+[.D$2]*8" office:value-type="float" office:value="656">
            <text:p>656 kg</text:p>
          </table:table-cell>
          <table:table-cell table:style-name="ce19" table:formula="oooc:=[.$B184]*10+470+[.E$2]*8" office:value-type="float" office:value="664">
            <text:p>664 kg</text:p>
          </table:table-cell>
          <table:table-cell table:style-name="ce19" table:formula="oooc:=[.$B184]*10+470+[.F$2]*8" office:value-type="float" office:value="672">
            <text:p>672 kg</text:p>
          </table:table-cell>
          <table:table-cell table:style-name="ce19" table:formula="oooc:=[.$B184]*10+470+[.G$2]*8" office:value-type="float" office:value="680">
            <text:p>680 kg</text:p>
          </table:table-cell>
          <table:table-cell table:style-name="ce19" table:formula="oooc:=[.$B184]*10+470+[.H$2]*8" office:value-type="float" office:value="688">
            <text:p>688 kg</text:p>
          </table:table-cell>
          <table:table-cell table:style-name="ce19" table:formula="oooc:=[.$B184]*10+470+[.I$2]*8" office:value-type="float" office:value="696">
            <text:p>696 kg</text:p>
          </table:table-cell>
          <table:table-cell table:style-name="ce19" table:formula="oooc:=[.$B184]*10+470+[.J$2]*8" office:value-type="float" office:value="704">
            <text:p>704 kg</text:p>
          </table:table-cell>
          <table:table-cell table:style-name="ce19" table:formula="oooc:=[.$B184]*10+470+[.K$2]*8" office:value-type="float" office:value="712">
            <text:p>712 kg</text:p>
          </table:table-cell>
          <table:table-cell table:style-name="ce19" table:formula="oooc:=[.$B184]*10+470+[.L$2]*8" office:value-type="float" office:value="720">
            <text:p>720 kg</text:p>
          </table:table-cell>
          <table:table-cell table:style-name="ce19" table:formula="oooc:=[.$B184]*10+470+[.M$2]*8" office:value-type="float" office:value="728">
            <text:p>728 kg</text:p>
          </table:table-cell>
          <table:table-cell table:style-name="ce19" table:formula="oooc:=[.$B184]*10+470+[.N$2]*8" office:value-type="float" office:value="736">
            <text:p>736 kg</text:p>
          </table:table-cell>
          <table:table-cell table:style-name="ce19" table:formula="oooc:=[.$B184]*10+470+[.O$2]*8" office:value-type="float" office:value="744">
            <text:p>744 kg</text:p>
          </table:table-cell>
          <table:table-cell table:style-name="ce19" table:formula="oooc:=[.$B184]*10+470+[.P$2]*8" office:value-type="float" office:value="752">
            <text:p>752 kg</text:p>
          </table:table-cell>
          <table:table-cell table:style-name="ce19" table:formula="oooc:=[.$B184]*10+470+[.Q$2]*8" office:value-type="float" office:value="760">
            <text:p>760 kg</text:p>
          </table:table-cell>
          <table:table-cell table:style-name="ce19" table:formula="oooc:=[.$B184]*10+470+[.R$2]*8" office:value-type="float" office:value="768">
            <text:p>768 kg</text:p>
          </table:table-cell>
          <table:table-cell table:style-name="ce19" table:formula="oooc:=[.$B184]*10+470+[.S$2]*8" office:value-type="float" office:value="776">
            <text:p>776 kg</text:p>
          </table:table-cell>
          <table:table-cell table:style-name="ce19" table:formula="oooc:=[.$B184]*10+470+[.T$2]*8" office:value-type="float" office:value="784">
            <text:p>784 kg</text:p>
          </table:table-cell>
          <table:table-cell table:style-name="ce19" table:formula="oooc:=[.$B184]*10+470+[.U$2]*8" office:value-type="float" office:value="792">
            <text:p>792 kg</text:p>
          </table:table-cell>
          <table:table-cell table:style-name="ce19" table:formula="oooc:=[.$B184]*10+470+[.V$2]*8" office:value-type="float" office:value="800">
            <text:p>800 kg</text:p>
          </table:table-cell>
          <table:table-cell table:style-name="ce19" table:formula="oooc:=[.$B184]*10+470+[.W$2]*8" office:value-type="float" office:value="808">
            <text:p>808 kg</text:p>
          </table:table-cell>
          <table:table-cell table:style-name="ce19" table:formula="oooc:=[.$B184]*10+470+[.X$2]*8" office:value-type="float" office:value="816">
            <text:p>816 kg</text:p>
          </table:table-cell>
          <table:table-cell table:style-name="ce19" table:formula="oooc:=[.$B184]*10+470+[.Y$2]*8" office:value-type="float" office:value="824">
            <text:p>824 kg</text:p>
          </table:table-cell>
          <table:table-cell table:style-name="ce19" table:formula="oooc:=[.$B184]*10+470+[.Z$2]*8" office:value-type="float" office:value="832">
            <text:p>832 kg</text:p>
          </table:table-cell>
          <table:table-cell table:style-name="ce19" table:formula="oooc:=[.$B184]*10+470+[.AA$2]*8" office:value-type="float" office:value="840">
            <text:p>840 kg</text:p>
          </table:table-cell>
          <table:table-cell table:style-name="ce19" table:formula="oooc:=[.$B184]*10+470+[.AB$2]*8" office:value-type="float" office:value="848">
            <text:p>848 kg</text:p>
          </table:table-cell>
          <table:table-cell table:style-name="ce19" table:formula="oooc:=[.$B184]*10+470+[.AC$2]*8" office:value-type="float" office:value="856">
            <text:p>856 kg</text:p>
          </table:table-cell>
          <table:table-cell table:style-name="ce19" table:formula="oooc:=[.$B184]*10+470+[.AD$2]*8" office:value-type="float" office:value="864">
            <text:p>864 kg</text:p>
          </table:table-cell>
          <table:table-cell table:style-name="ce19" table:formula="oooc:=[.$B184]*10+470+[.AE$2]*8" office:value-type="float" office:value="872">
            <text:p>872 kg</text:p>
          </table:table-cell>
          <table:table-cell table:style-name="ce19" table:formula="oooc:=[.$B184]*10+470+[.AF$2]*8" office:value-type="float" office:value="880">
            <text:p>8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style-name="ce19" table:formula="oooc:=[.$B185]*10+470+[.C$2]*8" office:value-type="float" office:value="658">
            <text:p>658 kg</text:p>
          </table:table-cell>
          <table:table-cell table:style-name="ce19" table:formula="oooc:=[.$B185]*10+470+[.D$2]*8" office:value-type="float" office:value="666">
            <text:p>666 kg</text:p>
          </table:table-cell>
          <table:table-cell table:style-name="ce19" table:formula="oooc:=[.$B185]*10+470+[.E$2]*8" office:value-type="float" office:value="674">
            <text:p>674 kg</text:p>
          </table:table-cell>
          <table:table-cell table:style-name="ce19" table:formula="oooc:=[.$B185]*10+470+[.F$2]*8" office:value-type="float" office:value="682">
            <text:p>682 kg</text:p>
          </table:table-cell>
          <table:table-cell table:style-name="ce19" table:formula="oooc:=[.$B185]*10+470+[.G$2]*8" office:value-type="float" office:value="690">
            <text:p>690 kg</text:p>
          </table:table-cell>
          <table:table-cell table:style-name="ce19" table:formula="oooc:=[.$B185]*10+470+[.H$2]*8" office:value-type="float" office:value="698">
            <text:p>698 kg</text:p>
          </table:table-cell>
          <table:table-cell table:style-name="ce19" table:formula="oooc:=[.$B185]*10+470+[.I$2]*8" office:value-type="float" office:value="706">
            <text:p>706 kg</text:p>
          </table:table-cell>
          <table:table-cell table:style-name="ce19" table:formula="oooc:=[.$B185]*10+470+[.J$2]*8" office:value-type="float" office:value="714">
            <text:p>714 kg</text:p>
          </table:table-cell>
          <table:table-cell table:style-name="ce19" table:formula="oooc:=[.$B185]*10+470+[.K$2]*8" office:value-type="float" office:value="722">
            <text:p>722 kg</text:p>
          </table:table-cell>
          <table:table-cell table:style-name="ce19" table:formula="oooc:=[.$B185]*10+470+[.L$2]*8" office:value-type="float" office:value="730">
            <text:p>730 kg</text:p>
          </table:table-cell>
          <table:table-cell table:style-name="ce19" table:formula="oooc:=[.$B185]*10+470+[.M$2]*8" office:value-type="float" office:value="738">
            <text:p>738 kg</text:p>
          </table:table-cell>
          <table:table-cell table:style-name="ce19" table:formula="oooc:=[.$B185]*10+470+[.N$2]*8" office:value-type="float" office:value="746">
            <text:p>746 kg</text:p>
          </table:table-cell>
          <table:table-cell table:style-name="ce19" table:formula="oooc:=[.$B185]*10+470+[.O$2]*8" office:value-type="float" office:value="754">
            <text:p>754 kg</text:p>
          </table:table-cell>
          <table:table-cell table:style-name="ce19" table:formula="oooc:=[.$B185]*10+470+[.P$2]*8" office:value-type="float" office:value="762">
            <text:p>762 kg</text:p>
          </table:table-cell>
          <table:table-cell table:style-name="ce19" table:formula="oooc:=[.$B185]*10+470+[.Q$2]*8" office:value-type="float" office:value="770">
            <text:p>770 kg</text:p>
          </table:table-cell>
          <table:table-cell table:style-name="ce19" table:formula="oooc:=[.$B185]*10+470+[.R$2]*8" office:value-type="float" office:value="778">
            <text:p>778 kg</text:p>
          </table:table-cell>
          <table:table-cell table:style-name="ce19" table:formula="oooc:=[.$B185]*10+470+[.S$2]*8" office:value-type="float" office:value="786">
            <text:p>786 kg</text:p>
          </table:table-cell>
          <table:table-cell table:style-name="ce19" table:formula="oooc:=[.$B185]*10+470+[.T$2]*8" office:value-type="float" office:value="794">
            <text:p>794 kg</text:p>
          </table:table-cell>
          <table:table-cell table:style-name="ce19" table:formula="oooc:=[.$B185]*10+470+[.U$2]*8" office:value-type="float" office:value="802">
            <text:p>802 kg</text:p>
          </table:table-cell>
          <table:table-cell table:style-name="ce19" table:formula="oooc:=[.$B185]*10+470+[.V$2]*8" office:value-type="float" office:value="810">
            <text:p>810 kg</text:p>
          </table:table-cell>
          <table:table-cell table:style-name="ce19" table:formula="oooc:=[.$B185]*10+470+[.W$2]*8" office:value-type="float" office:value="818">
            <text:p>818 kg</text:p>
          </table:table-cell>
          <table:table-cell table:style-name="ce19" table:formula="oooc:=[.$B185]*10+470+[.X$2]*8" office:value-type="float" office:value="826">
            <text:p>826 kg</text:p>
          </table:table-cell>
          <table:table-cell table:style-name="ce19" table:formula="oooc:=[.$B185]*10+470+[.Y$2]*8" office:value-type="float" office:value="834">
            <text:p>834 kg</text:p>
          </table:table-cell>
          <table:table-cell table:style-name="ce19" table:formula="oooc:=[.$B185]*10+470+[.Z$2]*8" office:value-type="float" office:value="842">
            <text:p>842 kg</text:p>
          </table:table-cell>
          <table:table-cell table:style-name="ce19" table:formula="oooc:=[.$B185]*10+470+[.AA$2]*8" office:value-type="float" office:value="850">
            <text:p>850 kg</text:p>
          </table:table-cell>
          <table:table-cell table:style-name="ce19" table:formula="oooc:=[.$B185]*10+470+[.AB$2]*8" office:value-type="float" office:value="858">
            <text:p>858 kg</text:p>
          </table:table-cell>
          <table:table-cell table:style-name="ce19" table:formula="oooc:=[.$B185]*10+470+[.AC$2]*8" office:value-type="float" office:value="866">
            <text:p>866 kg</text:p>
          </table:table-cell>
          <table:table-cell table:style-name="ce19" table:formula="oooc:=[.$B185]*10+470+[.AD$2]*8" office:value-type="float" office:value="874">
            <text:p>874 kg</text:p>
          </table:table-cell>
          <table:table-cell table:style-name="ce19" table:formula="oooc:=[.$B185]*10+470+[.AE$2]*8" office:value-type="float" office:value="882">
            <text:p>882 kg</text:p>
          </table:table-cell>
          <table:table-cell table:style-name="ce19" table:formula="oooc:=[.$B185]*10+470+[.AF$2]*8" office:value-type="float" office:value="890">
            <text:p>8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style-name="ce19" table:formula="oooc:=[.$B186]*10+470+[.C$2]*8" office:value-type="float" office:value="668">
            <text:p>668 kg</text:p>
          </table:table-cell>
          <table:table-cell table:style-name="ce19" table:formula="oooc:=[.$B186]*10+470+[.D$2]*8" office:value-type="float" office:value="676">
            <text:p>676 kg</text:p>
          </table:table-cell>
          <table:table-cell table:style-name="ce19" table:formula="oooc:=[.$B186]*10+470+[.E$2]*8" office:value-type="float" office:value="684">
            <text:p>684 kg</text:p>
          </table:table-cell>
          <table:table-cell table:style-name="ce19" table:formula="oooc:=[.$B186]*10+470+[.F$2]*8" office:value-type="float" office:value="692">
            <text:p>692 kg</text:p>
          </table:table-cell>
          <table:table-cell table:style-name="ce19" table:formula="oooc:=[.$B186]*10+470+[.G$2]*8" office:value-type="float" office:value="700">
            <text:p>700 kg</text:p>
          </table:table-cell>
          <table:table-cell table:style-name="ce19" table:formula="oooc:=[.$B186]*10+470+[.H$2]*8" office:value-type="float" office:value="708">
            <text:p>708 kg</text:p>
          </table:table-cell>
          <table:table-cell table:style-name="ce19" table:formula="oooc:=[.$B186]*10+470+[.I$2]*8" office:value-type="float" office:value="716">
            <text:p>716 kg</text:p>
          </table:table-cell>
          <table:table-cell table:style-name="ce19" table:formula="oooc:=[.$B186]*10+470+[.J$2]*8" office:value-type="float" office:value="724">
            <text:p>724 kg</text:p>
          </table:table-cell>
          <table:table-cell table:style-name="ce19" table:formula="oooc:=[.$B186]*10+470+[.K$2]*8" office:value-type="float" office:value="732">
            <text:p>732 kg</text:p>
          </table:table-cell>
          <table:table-cell table:style-name="ce19" table:formula="oooc:=[.$B186]*10+470+[.L$2]*8" office:value-type="float" office:value="740">
            <text:p>740 kg</text:p>
          </table:table-cell>
          <table:table-cell table:style-name="ce19" table:formula="oooc:=[.$B186]*10+470+[.M$2]*8" office:value-type="float" office:value="748">
            <text:p>748 kg</text:p>
          </table:table-cell>
          <table:table-cell table:style-name="ce19" table:formula="oooc:=[.$B186]*10+470+[.N$2]*8" office:value-type="float" office:value="756">
            <text:p>756 kg</text:p>
          </table:table-cell>
          <table:table-cell table:style-name="ce19" table:formula="oooc:=[.$B186]*10+470+[.O$2]*8" office:value-type="float" office:value="764">
            <text:p>764 kg</text:p>
          </table:table-cell>
          <table:table-cell table:style-name="ce19" table:formula="oooc:=[.$B186]*10+470+[.P$2]*8" office:value-type="float" office:value="772">
            <text:p>772 kg</text:p>
          </table:table-cell>
          <table:table-cell table:style-name="ce19" table:formula="oooc:=[.$B186]*10+470+[.Q$2]*8" office:value-type="float" office:value="780">
            <text:p>780 kg</text:p>
          </table:table-cell>
          <table:table-cell table:style-name="ce19" table:formula="oooc:=[.$B186]*10+470+[.R$2]*8" office:value-type="float" office:value="788">
            <text:p>788 kg</text:p>
          </table:table-cell>
          <table:table-cell table:style-name="ce19" table:formula="oooc:=[.$B186]*10+470+[.S$2]*8" office:value-type="float" office:value="796">
            <text:p>796 kg</text:p>
          </table:table-cell>
          <table:table-cell table:style-name="ce19" table:formula="oooc:=[.$B186]*10+470+[.T$2]*8" office:value-type="float" office:value="804">
            <text:p>804 kg</text:p>
          </table:table-cell>
          <table:table-cell table:style-name="ce19" table:formula="oooc:=[.$B186]*10+470+[.U$2]*8" office:value-type="float" office:value="812">
            <text:p>812 kg</text:p>
          </table:table-cell>
          <table:table-cell table:style-name="ce19" table:formula="oooc:=[.$B186]*10+470+[.V$2]*8" office:value-type="float" office:value="820">
            <text:p>820 kg</text:p>
          </table:table-cell>
          <table:table-cell table:style-name="ce19" table:formula="oooc:=[.$B186]*10+470+[.W$2]*8" office:value-type="float" office:value="828">
            <text:p>828 kg</text:p>
          </table:table-cell>
          <table:table-cell table:style-name="ce19" table:formula="oooc:=[.$B186]*10+470+[.X$2]*8" office:value-type="float" office:value="836">
            <text:p>836 kg</text:p>
          </table:table-cell>
          <table:table-cell table:style-name="ce19" table:formula="oooc:=[.$B186]*10+470+[.Y$2]*8" office:value-type="float" office:value="844">
            <text:p>844 kg</text:p>
          </table:table-cell>
          <table:table-cell table:style-name="ce19" table:formula="oooc:=[.$B186]*10+470+[.Z$2]*8" office:value-type="float" office:value="852">
            <text:p>852 kg</text:p>
          </table:table-cell>
          <table:table-cell table:style-name="ce19" table:formula="oooc:=[.$B186]*10+470+[.AA$2]*8" office:value-type="float" office:value="860">
            <text:p>860 kg</text:p>
          </table:table-cell>
          <table:table-cell table:style-name="ce19" table:formula="oooc:=[.$B186]*10+470+[.AB$2]*8" office:value-type="float" office:value="868">
            <text:p>868 kg</text:p>
          </table:table-cell>
          <table:table-cell table:style-name="ce19" table:formula="oooc:=[.$B186]*10+470+[.AC$2]*8" office:value-type="float" office:value="876">
            <text:p>876 kg</text:p>
          </table:table-cell>
          <table:table-cell table:style-name="ce19" table:formula="oooc:=[.$B186]*10+470+[.AD$2]*8" office:value-type="float" office:value="884">
            <text:p>884 kg</text:p>
          </table:table-cell>
          <table:table-cell table:style-name="ce19" table:formula="oooc:=[.$B186]*10+470+[.AE$2]*8" office:value-type="float" office:value="892">
            <text:p>892 kg</text:p>
          </table:table-cell>
          <table:table-cell table:style-name="ce19" table:formula="oooc:=[.$B186]*10+470+[.AF$2]*8" office:value-type="float" office:value="900">
            <text:p>9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style-name="ce19" table:formula="oooc:=[.$B187]*10+470+[.C$2]*8" office:value-type="float" office:value="678">
            <text:p>678 kg</text:p>
          </table:table-cell>
          <table:table-cell table:style-name="ce19" table:formula="oooc:=[.$B187]*10+470+[.D$2]*8" office:value-type="float" office:value="686">
            <text:p>686 kg</text:p>
          </table:table-cell>
          <table:table-cell table:style-name="ce19" table:formula="oooc:=[.$B187]*10+470+[.E$2]*8" office:value-type="float" office:value="694">
            <text:p>694 kg</text:p>
          </table:table-cell>
          <table:table-cell table:style-name="ce19" table:formula="oooc:=[.$B187]*10+470+[.F$2]*8" office:value-type="float" office:value="702">
            <text:p>702 kg</text:p>
          </table:table-cell>
          <table:table-cell table:style-name="ce19" table:formula="oooc:=[.$B187]*10+470+[.G$2]*8" office:value-type="float" office:value="710">
            <text:p>710 kg</text:p>
          </table:table-cell>
          <table:table-cell table:style-name="ce19" table:formula="oooc:=[.$B187]*10+470+[.H$2]*8" office:value-type="float" office:value="718">
            <text:p>718 kg</text:p>
          </table:table-cell>
          <table:table-cell table:style-name="ce19" table:formula="oooc:=[.$B187]*10+470+[.I$2]*8" office:value-type="float" office:value="726">
            <text:p>726 kg</text:p>
          </table:table-cell>
          <table:table-cell table:style-name="ce19" table:formula="oooc:=[.$B187]*10+470+[.J$2]*8" office:value-type="float" office:value="734">
            <text:p>734 kg</text:p>
          </table:table-cell>
          <table:table-cell table:style-name="ce19" table:formula="oooc:=[.$B187]*10+470+[.K$2]*8" office:value-type="float" office:value="742">
            <text:p>742 kg</text:p>
          </table:table-cell>
          <table:table-cell table:style-name="ce19" table:formula="oooc:=[.$B187]*10+470+[.L$2]*8" office:value-type="float" office:value="750">
            <text:p>750 kg</text:p>
          </table:table-cell>
          <table:table-cell table:style-name="ce19" table:formula="oooc:=[.$B187]*10+470+[.M$2]*8" office:value-type="float" office:value="758">
            <text:p>758 kg</text:p>
          </table:table-cell>
          <table:table-cell table:style-name="ce19" table:formula="oooc:=[.$B187]*10+470+[.N$2]*8" office:value-type="float" office:value="766">
            <text:p>766 kg</text:p>
          </table:table-cell>
          <table:table-cell table:style-name="ce19" table:formula="oooc:=[.$B187]*10+470+[.O$2]*8" office:value-type="float" office:value="774">
            <text:p>774 kg</text:p>
          </table:table-cell>
          <table:table-cell table:style-name="ce19" table:formula="oooc:=[.$B187]*10+470+[.P$2]*8" office:value-type="float" office:value="782">
            <text:p>782 kg</text:p>
          </table:table-cell>
          <table:table-cell table:style-name="ce19" table:formula="oooc:=[.$B187]*10+470+[.Q$2]*8" office:value-type="float" office:value="790">
            <text:p>790 kg</text:p>
          </table:table-cell>
          <table:table-cell table:style-name="ce19" table:formula="oooc:=[.$B187]*10+470+[.R$2]*8" office:value-type="float" office:value="798">
            <text:p>798 kg</text:p>
          </table:table-cell>
          <table:table-cell table:style-name="ce19" table:formula="oooc:=[.$B187]*10+470+[.S$2]*8" office:value-type="float" office:value="806">
            <text:p>806 kg</text:p>
          </table:table-cell>
          <table:table-cell table:style-name="ce19" table:formula="oooc:=[.$B187]*10+470+[.T$2]*8" office:value-type="float" office:value="814">
            <text:p>814 kg</text:p>
          </table:table-cell>
          <table:table-cell table:style-name="ce19" table:formula="oooc:=[.$B187]*10+470+[.U$2]*8" office:value-type="float" office:value="822">
            <text:p>822 kg</text:p>
          </table:table-cell>
          <table:table-cell table:style-name="ce19" table:formula="oooc:=[.$B187]*10+470+[.V$2]*8" office:value-type="float" office:value="830">
            <text:p>830 kg</text:p>
          </table:table-cell>
          <table:table-cell table:style-name="ce19" table:formula="oooc:=[.$B187]*10+470+[.W$2]*8" office:value-type="float" office:value="838">
            <text:p>838 kg</text:p>
          </table:table-cell>
          <table:table-cell table:style-name="ce19" table:formula="oooc:=[.$B187]*10+470+[.X$2]*8" office:value-type="float" office:value="846">
            <text:p>846 kg</text:p>
          </table:table-cell>
          <table:table-cell table:style-name="ce19" table:formula="oooc:=[.$B187]*10+470+[.Y$2]*8" office:value-type="float" office:value="854">
            <text:p>854 kg</text:p>
          </table:table-cell>
          <table:table-cell table:style-name="ce19" table:formula="oooc:=[.$B187]*10+470+[.Z$2]*8" office:value-type="float" office:value="862">
            <text:p>862 kg</text:p>
          </table:table-cell>
          <table:table-cell table:style-name="ce19" table:formula="oooc:=[.$B187]*10+470+[.AA$2]*8" office:value-type="float" office:value="870">
            <text:p>870 kg</text:p>
          </table:table-cell>
          <table:table-cell table:style-name="ce19" table:formula="oooc:=[.$B187]*10+470+[.AB$2]*8" office:value-type="float" office:value="878">
            <text:p>878 kg</text:p>
          </table:table-cell>
          <table:table-cell table:style-name="ce19" table:formula="oooc:=[.$B187]*10+470+[.AC$2]*8" office:value-type="float" office:value="886">
            <text:p>886 kg</text:p>
          </table:table-cell>
          <table:table-cell table:style-name="ce19" table:formula="oooc:=[.$B187]*10+470+[.AD$2]*8" office:value-type="float" office:value="894">
            <text:p>894 kg</text:p>
          </table:table-cell>
          <table:table-cell table:style-name="ce19" table:formula="oooc:=[.$B187]*10+470+[.AE$2]*8" office:value-type="float" office:value="902">
            <text:p>902 kg</text:p>
          </table:table-cell>
          <table:table-cell table:style-name="ce19" table:formula="oooc:=[.$B187]*10+470+[.AF$2]*8" office:value-type="float" office:value="910">
            <text:p>9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style-name="ce19" table:formula="oooc:=[.$B188]*10+470+[.C$2]*8" office:value-type="float" office:value="688">
            <text:p>688 kg</text:p>
          </table:table-cell>
          <table:table-cell table:style-name="ce19" table:formula="oooc:=[.$B188]*10+470+[.D$2]*8" office:value-type="float" office:value="696">
            <text:p>696 kg</text:p>
          </table:table-cell>
          <table:table-cell table:style-name="ce19" table:formula="oooc:=[.$B188]*10+470+[.E$2]*8" office:value-type="float" office:value="704">
            <text:p>704 kg</text:p>
          </table:table-cell>
          <table:table-cell table:style-name="ce19" table:formula="oooc:=[.$B188]*10+470+[.F$2]*8" office:value-type="float" office:value="712">
            <text:p>712 kg</text:p>
          </table:table-cell>
          <table:table-cell table:style-name="ce19" table:formula="oooc:=[.$B188]*10+470+[.G$2]*8" office:value-type="float" office:value="720">
            <text:p>720 kg</text:p>
          </table:table-cell>
          <table:table-cell table:style-name="ce19" table:formula="oooc:=[.$B188]*10+470+[.H$2]*8" office:value-type="float" office:value="728">
            <text:p>728 kg</text:p>
          </table:table-cell>
          <table:table-cell table:style-name="ce19" table:formula="oooc:=[.$B188]*10+470+[.I$2]*8" office:value-type="float" office:value="736">
            <text:p>736 kg</text:p>
          </table:table-cell>
          <table:table-cell table:style-name="ce19" table:formula="oooc:=[.$B188]*10+470+[.J$2]*8" office:value-type="float" office:value="744">
            <text:p>744 kg</text:p>
          </table:table-cell>
          <table:table-cell table:style-name="ce19" table:formula="oooc:=[.$B188]*10+470+[.K$2]*8" office:value-type="float" office:value="752">
            <text:p>752 kg</text:p>
          </table:table-cell>
          <table:table-cell table:style-name="ce19" table:formula="oooc:=[.$B188]*10+470+[.L$2]*8" office:value-type="float" office:value="760">
            <text:p>760 kg</text:p>
          </table:table-cell>
          <table:table-cell table:style-name="ce19" table:formula="oooc:=[.$B188]*10+470+[.M$2]*8" office:value-type="float" office:value="768">
            <text:p>768 kg</text:p>
          </table:table-cell>
          <table:table-cell table:style-name="ce19" table:formula="oooc:=[.$B188]*10+470+[.N$2]*8" office:value-type="float" office:value="776">
            <text:p>776 kg</text:p>
          </table:table-cell>
          <table:table-cell table:style-name="ce19" table:formula="oooc:=[.$B188]*10+470+[.O$2]*8" office:value-type="float" office:value="784">
            <text:p>784 kg</text:p>
          </table:table-cell>
          <table:table-cell table:style-name="ce19" table:formula="oooc:=[.$B188]*10+470+[.P$2]*8" office:value-type="float" office:value="792">
            <text:p>792 kg</text:p>
          </table:table-cell>
          <table:table-cell table:style-name="ce19" table:formula="oooc:=[.$B188]*10+470+[.Q$2]*8" office:value-type="float" office:value="800">
            <text:p>800 kg</text:p>
          </table:table-cell>
          <table:table-cell table:style-name="ce19" table:formula="oooc:=[.$B188]*10+470+[.R$2]*8" office:value-type="float" office:value="808">
            <text:p>808 kg</text:p>
          </table:table-cell>
          <table:table-cell table:style-name="ce19" table:formula="oooc:=[.$B188]*10+470+[.S$2]*8" office:value-type="float" office:value="816">
            <text:p>816 kg</text:p>
          </table:table-cell>
          <table:table-cell table:style-name="ce19" table:formula="oooc:=[.$B188]*10+470+[.T$2]*8" office:value-type="float" office:value="824">
            <text:p>824 kg</text:p>
          </table:table-cell>
          <table:table-cell table:style-name="ce19" table:formula="oooc:=[.$B188]*10+470+[.U$2]*8" office:value-type="float" office:value="832">
            <text:p>832 kg</text:p>
          </table:table-cell>
          <table:table-cell table:style-name="ce19" table:formula="oooc:=[.$B188]*10+470+[.V$2]*8" office:value-type="float" office:value="840">
            <text:p>840 kg</text:p>
          </table:table-cell>
          <table:table-cell table:style-name="ce19" table:formula="oooc:=[.$B188]*10+470+[.W$2]*8" office:value-type="float" office:value="848">
            <text:p>848 kg</text:p>
          </table:table-cell>
          <table:table-cell table:style-name="ce19" table:formula="oooc:=[.$B188]*10+470+[.X$2]*8" office:value-type="float" office:value="856">
            <text:p>856 kg</text:p>
          </table:table-cell>
          <table:table-cell table:style-name="ce19" table:formula="oooc:=[.$B188]*10+470+[.Y$2]*8" office:value-type="float" office:value="864">
            <text:p>864 kg</text:p>
          </table:table-cell>
          <table:table-cell table:style-name="ce19" table:formula="oooc:=[.$B188]*10+470+[.Z$2]*8" office:value-type="float" office:value="872">
            <text:p>872 kg</text:p>
          </table:table-cell>
          <table:table-cell table:style-name="ce19" table:formula="oooc:=[.$B188]*10+470+[.AA$2]*8" office:value-type="float" office:value="880">
            <text:p>880 kg</text:p>
          </table:table-cell>
          <table:table-cell table:style-name="ce19" table:formula="oooc:=[.$B188]*10+470+[.AB$2]*8" office:value-type="float" office:value="888">
            <text:p>888 kg</text:p>
          </table:table-cell>
          <table:table-cell table:style-name="ce19" table:formula="oooc:=[.$B188]*10+470+[.AC$2]*8" office:value-type="float" office:value="896">
            <text:p>896 kg</text:p>
          </table:table-cell>
          <table:table-cell table:style-name="ce19" table:formula="oooc:=[.$B188]*10+470+[.AD$2]*8" office:value-type="float" office:value="904">
            <text:p>904 kg</text:p>
          </table:table-cell>
          <table:table-cell table:style-name="ce19" table:formula="oooc:=[.$B188]*10+470+[.AE$2]*8" office:value-type="float" office:value="912">
            <text:p>912 kg</text:p>
          </table:table-cell>
          <table:table-cell table:style-name="ce19" table:formula="oooc:=[.$B188]*10+470+[.AF$2]*8" office:value-type="float" office:value="920">
            <text:p>9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style-name="ce19" table:formula="oooc:=[.$B189]*10+470+[.C$2]*8" office:value-type="float" office:value="698">
            <text:p>698 kg</text:p>
          </table:table-cell>
          <table:table-cell table:style-name="ce19" table:formula="oooc:=[.$B189]*10+470+[.D$2]*8" office:value-type="float" office:value="706">
            <text:p>706 kg</text:p>
          </table:table-cell>
          <table:table-cell table:style-name="ce19" table:formula="oooc:=[.$B189]*10+470+[.E$2]*8" office:value-type="float" office:value="714">
            <text:p>714 kg</text:p>
          </table:table-cell>
          <table:table-cell table:style-name="ce19" table:formula="oooc:=[.$B189]*10+470+[.F$2]*8" office:value-type="float" office:value="722">
            <text:p>722 kg</text:p>
          </table:table-cell>
          <table:table-cell table:style-name="ce19" table:formula="oooc:=[.$B189]*10+470+[.G$2]*8" office:value-type="float" office:value="730">
            <text:p>730 kg</text:p>
          </table:table-cell>
          <table:table-cell table:style-name="ce19" table:formula="oooc:=[.$B189]*10+470+[.H$2]*8" office:value-type="float" office:value="738">
            <text:p>738 kg</text:p>
          </table:table-cell>
          <table:table-cell table:style-name="ce19" table:formula="oooc:=[.$B189]*10+470+[.I$2]*8" office:value-type="float" office:value="746">
            <text:p>746 kg</text:p>
          </table:table-cell>
          <table:table-cell table:style-name="ce19" table:formula="oooc:=[.$B189]*10+470+[.J$2]*8" office:value-type="float" office:value="754">
            <text:p>754 kg</text:p>
          </table:table-cell>
          <table:table-cell table:style-name="ce19" table:formula="oooc:=[.$B189]*10+470+[.K$2]*8" office:value-type="float" office:value="762">
            <text:p>762 kg</text:p>
          </table:table-cell>
          <table:table-cell table:style-name="ce19" table:formula="oooc:=[.$B189]*10+470+[.L$2]*8" office:value-type="float" office:value="770">
            <text:p>770 kg</text:p>
          </table:table-cell>
          <table:table-cell table:style-name="ce19" table:formula="oooc:=[.$B189]*10+470+[.M$2]*8" office:value-type="float" office:value="778">
            <text:p>778 kg</text:p>
          </table:table-cell>
          <table:table-cell table:style-name="ce19" table:formula="oooc:=[.$B189]*10+470+[.N$2]*8" office:value-type="float" office:value="786">
            <text:p>786 kg</text:p>
          </table:table-cell>
          <table:table-cell table:style-name="ce19" table:formula="oooc:=[.$B189]*10+470+[.O$2]*8" office:value-type="float" office:value="794">
            <text:p>794 kg</text:p>
          </table:table-cell>
          <table:table-cell table:style-name="ce19" table:formula="oooc:=[.$B189]*10+470+[.P$2]*8" office:value-type="float" office:value="802">
            <text:p>802 kg</text:p>
          </table:table-cell>
          <table:table-cell table:style-name="ce19" table:formula="oooc:=[.$B189]*10+470+[.Q$2]*8" office:value-type="float" office:value="810">
            <text:p>810 kg</text:p>
          </table:table-cell>
          <table:table-cell table:style-name="ce19" table:formula="oooc:=[.$B189]*10+470+[.R$2]*8" office:value-type="float" office:value="818">
            <text:p>818 kg</text:p>
          </table:table-cell>
          <table:table-cell table:style-name="ce19" table:formula="oooc:=[.$B189]*10+470+[.S$2]*8" office:value-type="float" office:value="826">
            <text:p>826 kg</text:p>
          </table:table-cell>
          <table:table-cell table:style-name="ce19" table:formula="oooc:=[.$B189]*10+470+[.T$2]*8" office:value-type="float" office:value="834">
            <text:p>834 kg</text:p>
          </table:table-cell>
          <table:table-cell table:style-name="ce19" table:formula="oooc:=[.$B189]*10+470+[.U$2]*8" office:value-type="float" office:value="842">
            <text:p>842 kg</text:p>
          </table:table-cell>
          <table:table-cell table:style-name="ce19" table:formula="oooc:=[.$B189]*10+470+[.V$2]*8" office:value-type="float" office:value="850">
            <text:p>850 kg</text:p>
          </table:table-cell>
          <table:table-cell table:style-name="ce19" table:formula="oooc:=[.$B189]*10+470+[.W$2]*8" office:value-type="float" office:value="858">
            <text:p>858 kg</text:p>
          </table:table-cell>
          <table:table-cell table:style-name="ce19" table:formula="oooc:=[.$B189]*10+470+[.X$2]*8" office:value-type="float" office:value="866">
            <text:p>866 kg</text:p>
          </table:table-cell>
          <table:table-cell table:style-name="ce19" table:formula="oooc:=[.$B189]*10+470+[.Y$2]*8" office:value-type="float" office:value="874">
            <text:p>874 kg</text:p>
          </table:table-cell>
          <table:table-cell table:style-name="ce19" table:formula="oooc:=[.$B189]*10+470+[.Z$2]*8" office:value-type="float" office:value="882">
            <text:p>882 kg</text:p>
          </table:table-cell>
          <table:table-cell table:style-name="ce19" table:formula="oooc:=[.$B189]*10+470+[.AA$2]*8" office:value-type="float" office:value="890">
            <text:p>890 kg</text:p>
          </table:table-cell>
          <table:table-cell table:style-name="ce19" table:formula="oooc:=[.$B189]*10+470+[.AB$2]*8" office:value-type="float" office:value="898">
            <text:p>898 kg</text:p>
          </table:table-cell>
          <table:table-cell table:style-name="ce19" table:formula="oooc:=[.$B189]*10+470+[.AC$2]*8" office:value-type="float" office:value="906">
            <text:p>906 kg</text:p>
          </table:table-cell>
          <table:table-cell table:style-name="ce19" table:formula="oooc:=[.$B189]*10+470+[.AD$2]*8" office:value-type="float" office:value="914">
            <text:p>914 kg</text:p>
          </table:table-cell>
          <table:table-cell table:style-name="ce19" table:formula="oooc:=[.$B189]*10+470+[.AE$2]*8" office:value-type="float" office:value="922">
            <text:p>922 kg</text:p>
          </table:table-cell>
          <table:table-cell table:style-name="ce19" table:formula="oooc:=[.$B189]*10+470+[.AF$2]*8" office:value-type="float" office:value="930">
            <text:p>9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style-name="ce19" table:formula="oooc:=[.$B190]*10+470+[.C$2]*8" office:value-type="float" office:value="708">
            <text:p>708 kg</text:p>
          </table:table-cell>
          <table:table-cell table:style-name="ce19" table:formula="oooc:=[.$B190]*10+470+[.D$2]*8" office:value-type="float" office:value="716">
            <text:p>716 kg</text:p>
          </table:table-cell>
          <table:table-cell table:style-name="ce19" table:formula="oooc:=[.$B190]*10+470+[.E$2]*8" office:value-type="float" office:value="724">
            <text:p>724 kg</text:p>
          </table:table-cell>
          <table:table-cell table:style-name="ce19" table:formula="oooc:=[.$B190]*10+470+[.F$2]*8" office:value-type="float" office:value="732">
            <text:p>732 kg</text:p>
          </table:table-cell>
          <table:table-cell table:style-name="ce19" table:formula="oooc:=[.$B190]*10+470+[.G$2]*8" office:value-type="float" office:value="740">
            <text:p>740 kg</text:p>
          </table:table-cell>
          <table:table-cell table:style-name="ce19" table:formula="oooc:=[.$B190]*10+470+[.H$2]*8" office:value-type="float" office:value="748">
            <text:p>748 kg</text:p>
          </table:table-cell>
          <table:table-cell table:style-name="ce19" table:formula="oooc:=[.$B190]*10+470+[.I$2]*8" office:value-type="float" office:value="756">
            <text:p>756 kg</text:p>
          </table:table-cell>
          <table:table-cell table:style-name="ce19" table:formula="oooc:=[.$B190]*10+470+[.J$2]*8" office:value-type="float" office:value="764">
            <text:p>764 kg</text:p>
          </table:table-cell>
          <table:table-cell table:style-name="ce19" table:formula="oooc:=[.$B190]*10+470+[.K$2]*8" office:value-type="float" office:value="772">
            <text:p>772 kg</text:p>
          </table:table-cell>
          <table:table-cell table:style-name="ce19" table:formula="oooc:=[.$B190]*10+470+[.L$2]*8" office:value-type="float" office:value="780">
            <text:p>780 kg</text:p>
          </table:table-cell>
          <table:table-cell table:style-name="ce19" table:formula="oooc:=[.$B190]*10+470+[.M$2]*8" office:value-type="float" office:value="788">
            <text:p>788 kg</text:p>
          </table:table-cell>
          <table:table-cell table:style-name="ce19" table:formula="oooc:=[.$B190]*10+470+[.N$2]*8" office:value-type="float" office:value="796">
            <text:p>796 kg</text:p>
          </table:table-cell>
          <table:table-cell table:style-name="ce19" table:formula="oooc:=[.$B190]*10+470+[.O$2]*8" office:value-type="float" office:value="804">
            <text:p>804 kg</text:p>
          </table:table-cell>
          <table:table-cell table:style-name="ce19" table:formula="oooc:=[.$B190]*10+470+[.P$2]*8" office:value-type="float" office:value="812">
            <text:p>812 kg</text:p>
          </table:table-cell>
          <table:table-cell table:style-name="ce19" table:formula="oooc:=[.$B190]*10+470+[.Q$2]*8" office:value-type="float" office:value="820">
            <text:p>820 kg</text:p>
          </table:table-cell>
          <table:table-cell table:style-name="ce19" table:formula="oooc:=[.$B190]*10+470+[.R$2]*8" office:value-type="float" office:value="828">
            <text:p>828 kg</text:p>
          </table:table-cell>
          <table:table-cell table:style-name="ce19" table:formula="oooc:=[.$B190]*10+470+[.S$2]*8" office:value-type="float" office:value="836">
            <text:p>836 kg</text:p>
          </table:table-cell>
          <table:table-cell table:style-name="ce19" table:formula="oooc:=[.$B190]*10+470+[.T$2]*8" office:value-type="float" office:value="844">
            <text:p>844 kg</text:p>
          </table:table-cell>
          <table:table-cell table:style-name="ce19" table:formula="oooc:=[.$B190]*10+470+[.U$2]*8" office:value-type="float" office:value="852">
            <text:p>852 kg</text:p>
          </table:table-cell>
          <table:table-cell table:style-name="ce19" table:formula="oooc:=[.$B190]*10+470+[.V$2]*8" office:value-type="float" office:value="860">
            <text:p>860 kg</text:p>
          </table:table-cell>
          <table:table-cell table:style-name="ce19" table:formula="oooc:=[.$B190]*10+470+[.W$2]*8" office:value-type="float" office:value="868">
            <text:p>868 kg</text:p>
          </table:table-cell>
          <table:table-cell table:style-name="ce19" table:formula="oooc:=[.$B190]*10+470+[.X$2]*8" office:value-type="float" office:value="876">
            <text:p>876 kg</text:p>
          </table:table-cell>
          <table:table-cell table:style-name="ce19" table:formula="oooc:=[.$B190]*10+470+[.Y$2]*8" office:value-type="float" office:value="884">
            <text:p>884 kg</text:p>
          </table:table-cell>
          <table:table-cell table:style-name="ce19" table:formula="oooc:=[.$B190]*10+470+[.Z$2]*8" office:value-type="float" office:value="892">
            <text:p>892 kg</text:p>
          </table:table-cell>
          <table:table-cell table:style-name="ce19" table:formula="oooc:=[.$B190]*10+470+[.AA$2]*8" office:value-type="float" office:value="900">
            <text:p>900 kg</text:p>
          </table:table-cell>
          <table:table-cell table:style-name="ce19" table:formula="oooc:=[.$B190]*10+470+[.AB$2]*8" office:value-type="float" office:value="908">
            <text:p>908 kg</text:p>
          </table:table-cell>
          <table:table-cell table:style-name="ce19" table:formula="oooc:=[.$B190]*10+470+[.AC$2]*8" office:value-type="float" office:value="916">
            <text:p>916 kg</text:p>
          </table:table-cell>
          <table:table-cell table:style-name="ce19" table:formula="oooc:=[.$B190]*10+470+[.AD$2]*8" office:value-type="float" office:value="924">
            <text:p>924 kg</text:p>
          </table:table-cell>
          <table:table-cell table:style-name="ce19" table:formula="oooc:=[.$B190]*10+470+[.AE$2]*8" office:value-type="float" office:value="932">
            <text:p>932 kg</text:p>
          </table:table-cell>
          <table:table-cell table:style-name="ce19" table:formula="oooc:=[.$B190]*10+470+[.AF$2]*8" office:value-type="float" office:value="940">
            <text:p>9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style-name="ce19" table:formula="oooc:=[.$B191]*10+470+[.C$2]*8" office:value-type="float" office:value="718">
            <text:p>718 kg</text:p>
          </table:table-cell>
          <table:table-cell table:style-name="ce19" table:formula="oooc:=[.$B191]*10+470+[.D$2]*8" office:value-type="float" office:value="726">
            <text:p>726 kg</text:p>
          </table:table-cell>
          <table:table-cell table:style-name="ce19" table:formula="oooc:=[.$B191]*10+470+[.E$2]*8" office:value-type="float" office:value="734">
            <text:p>734 kg</text:p>
          </table:table-cell>
          <table:table-cell table:style-name="ce19" table:formula="oooc:=[.$B191]*10+470+[.F$2]*8" office:value-type="float" office:value="742">
            <text:p>742 kg</text:p>
          </table:table-cell>
          <table:table-cell table:style-name="ce19" table:formula="oooc:=[.$B191]*10+470+[.G$2]*8" office:value-type="float" office:value="750">
            <text:p>750 kg</text:p>
          </table:table-cell>
          <table:table-cell table:style-name="ce19" table:formula="oooc:=[.$B191]*10+470+[.H$2]*8" office:value-type="float" office:value="758">
            <text:p>758 kg</text:p>
          </table:table-cell>
          <table:table-cell table:style-name="ce19" table:formula="oooc:=[.$B191]*10+470+[.I$2]*8" office:value-type="float" office:value="766">
            <text:p>766 kg</text:p>
          </table:table-cell>
          <table:table-cell table:style-name="ce19" table:formula="oooc:=[.$B191]*10+470+[.J$2]*8" office:value-type="float" office:value="774">
            <text:p>774 kg</text:p>
          </table:table-cell>
          <table:table-cell table:style-name="ce19" table:formula="oooc:=[.$B191]*10+470+[.K$2]*8" office:value-type="float" office:value="782">
            <text:p>782 kg</text:p>
          </table:table-cell>
          <table:table-cell table:style-name="ce19" table:formula="oooc:=[.$B191]*10+470+[.L$2]*8" office:value-type="float" office:value="790">
            <text:p>790 kg</text:p>
          </table:table-cell>
          <table:table-cell table:style-name="ce19" table:formula="oooc:=[.$B191]*10+470+[.M$2]*8" office:value-type="float" office:value="798">
            <text:p>798 kg</text:p>
          </table:table-cell>
          <table:table-cell table:style-name="ce19" table:formula="oooc:=[.$B191]*10+470+[.N$2]*8" office:value-type="float" office:value="806">
            <text:p>806 kg</text:p>
          </table:table-cell>
          <table:table-cell table:style-name="ce19" table:formula="oooc:=[.$B191]*10+470+[.O$2]*8" office:value-type="float" office:value="814">
            <text:p>814 kg</text:p>
          </table:table-cell>
          <table:table-cell table:style-name="ce19" table:formula="oooc:=[.$B191]*10+470+[.P$2]*8" office:value-type="float" office:value="822">
            <text:p>822 kg</text:p>
          </table:table-cell>
          <table:table-cell table:style-name="ce19" table:formula="oooc:=[.$B191]*10+470+[.Q$2]*8" office:value-type="float" office:value="830">
            <text:p>830 kg</text:p>
          </table:table-cell>
          <table:table-cell table:style-name="ce19" table:formula="oooc:=[.$B191]*10+470+[.R$2]*8" office:value-type="float" office:value="838">
            <text:p>838 kg</text:p>
          </table:table-cell>
          <table:table-cell table:style-name="ce19" table:formula="oooc:=[.$B191]*10+470+[.S$2]*8" office:value-type="float" office:value="846">
            <text:p>846 kg</text:p>
          </table:table-cell>
          <table:table-cell table:style-name="ce19" table:formula="oooc:=[.$B191]*10+470+[.T$2]*8" office:value-type="float" office:value="854">
            <text:p>854 kg</text:p>
          </table:table-cell>
          <table:table-cell table:style-name="ce19" table:formula="oooc:=[.$B191]*10+470+[.U$2]*8" office:value-type="float" office:value="862">
            <text:p>862 kg</text:p>
          </table:table-cell>
          <table:table-cell table:style-name="ce19" table:formula="oooc:=[.$B191]*10+470+[.V$2]*8" office:value-type="float" office:value="870">
            <text:p>870 kg</text:p>
          </table:table-cell>
          <table:table-cell table:style-name="ce19" table:formula="oooc:=[.$B191]*10+470+[.W$2]*8" office:value-type="float" office:value="878">
            <text:p>878 kg</text:p>
          </table:table-cell>
          <table:table-cell table:style-name="ce19" table:formula="oooc:=[.$B191]*10+470+[.X$2]*8" office:value-type="float" office:value="886">
            <text:p>886 kg</text:p>
          </table:table-cell>
          <table:table-cell table:style-name="ce19" table:formula="oooc:=[.$B191]*10+470+[.Y$2]*8" office:value-type="float" office:value="894">
            <text:p>894 kg</text:p>
          </table:table-cell>
          <table:table-cell table:style-name="ce19" table:formula="oooc:=[.$B191]*10+470+[.Z$2]*8" office:value-type="float" office:value="902">
            <text:p>902 kg</text:p>
          </table:table-cell>
          <table:table-cell table:style-name="ce19" table:formula="oooc:=[.$B191]*10+470+[.AA$2]*8" office:value-type="float" office:value="910">
            <text:p>910 kg</text:p>
          </table:table-cell>
          <table:table-cell table:style-name="ce19" table:formula="oooc:=[.$B191]*10+470+[.AB$2]*8" office:value-type="float" office:value="918">
            <text:p>918 kg</text:p>
          </table:table-cell>
          <table:table-cell table:style-name="ce19" table:formula="oooc:=[.$B191]*10+470+[.AC$2]*8" office:value-type="float" office:value="926">
            <text:p>926 kg</text:p>
          </table:table-cell>
          <table:table-cell table:style-name="ce19" table:formula="oooc:=[.$B191]*10+470+[.AD$2]*8" office:value-type="float" office:value="934">
            <text:p>934 kg</text:p>
          </table:table-cell>
          <table:table-cell table:style-name="ce19" table:formula="oooc:=[.$B191]*10+470+[.AE$2]*8" office:value-type="float" office:value="942">
            <text:p>942 kg</text:p>
          </table:table-cell>
          <table:table-cell table:style-name="ce19" table:formula="oooc:=[.$B191]*10+470+[.AF$2]*8" office:value-type="float" office:value="950">
            <text:p>9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style-name="ce19" table:formula="oooc:=[.$B192]*10+470+[.C$2]*8" office:value-type="float" office:value="728">
            <text:p>728 kg</text:p>
          </table:table-cell>
          <table:table-cell table:style-name="ce19" table:formula="oooc:=[.$B192]*10+470+[.D$2]*8" office:value-type="float" office:value="736">
            <text:p>736 kg</text:p>
          </table:table-cell>
          <table:table-cell table:style-name="ce19" table:formula="oooc:=[.$B192]*10+470+[.E$2]*8" office:value-type="float" office:value="744">
            <text:p>744 kg</text:p>
          </table:table-cell>
          <table:table-cell table:style-name="ce19" table:formula="oooc:=[.$B192]*10+470+[.F$2]*8" office:value-type="float" office:value="752">
            <text:p>752 kg</text:p>
          </table:table-cell>
          <table:table-cell table:style-name="ce19" table:formula="oooc:=[.$B192]*10+470+[.G$2]*8" office:value-type="float" office:value="760">
            <text:p>760 kg</text:p>
          </table:table-cell>
          <table:table-cell table:style-name="ce19" table:formula="oooc:=[.$B192]*10+470+[.H$2]*8" office:value-type="float" office:value="768">
            <text:p>768 kg</text:p>
          </table:table-cell>
          <table:table-cell table:style-name="ce19" table:formula="oooc:=[.$B192]*10+470+[.I$2]*8" office:value-type="float" office:value="776">
            <text:p>776 kg</text:p>
          </table:table-cell>
          <table:table-cell table:style-name="ce19" table:formula="oooc:=[.$B192]*10+470+[.J$2]*8" office:value-type="float" office:value="784">
            <text:p>784 kg</text:p>
          </table:table-cell>
          <table:table-cell table:style-name="ce19" table:formula="oooc:=[.$B192]*10+470+[.K$2]*8" office:value-type="float" office:value="792">
            <text:p>792 kg</text:p>
          </table:table-cell>
          <table:table-cell table:style-name="ce19" table:formula="oooc:=[.$B192]*10+470+[.L$2]*8" office:value-type="float" office:value="800">
            <text:p>800 kg</text:p>
          </table:table-cell>
          <table:table-cell table:style-name="ce19" table:formula="oooc:=[.$B192]*10+470+[.M$2]*8" office:value-type="float" office:value="808">
            <text:p>808 kg</text:p>
          </table:table-cell>
          <table:table-cell table:style-name="ce19" table:formula="oooc:=[.$B192]*10+470+[.N$2]*8" office:value-type="float" office:value="816">
            <text:p>816 kg</text:p>
          </table:table-cell>
          <table:table-cell table:style-name="ce19" table:formula="oooc:=[.$B192]*10+470+[.O$2]*8" office:value-type="float" office:value="824">
            <text:p>824 kg</text:p>
          </table:table-cell>
          <table:table-cell table:style-name="ce19" table:formula="oooc:=[.$B192]*10+470+[.P$2]*8" office:value-type="float" office:value="832">
            <text:p>832 kg</text:p>
          </table:table-cell>
          <table:table-cell table:style-name="ce19" table:formula="oooc:=[.$B192]*10+470+[.Q$2]*8" office:value-type="float" office:value="840">
            <text:p>840 kg</text:p>
          </table:table-cell>
          <table:table-cell table:style-name="ce19" table:formula="oooc:=[.$B192]*10+470+[.R$2]*8" office:value-type="float" office:value="848">
            <text:p>848 kg</text:p>
          </table:table-cell>
          <table:table-cell table:style-name="ce19" table:formula="oooc:=[.$B192]*10+470+[.S$2]*8" office:value-type="float" office:value="856">
            <text:p>856 kg</text:p>
          </table:table-cell>
          <table:table-cell table:style-name="ce19" table:formula="oooc:=[.$B192]*10+470+[.T$2]*8" office:value-type="float" office:value="864">
            <text:p>864 kg</text:p>
          </table:table-cell>
          <table:table-cell table:style-name="ce19" table:formula="oooc:=[.$B192]*10+470+[.U$2]*8" office:value-type="float" office:value="872">
            <text:p>872 kg</text:p>
          </table:table-cell>
          <table:table-cell table:style-name="ce19" table:formula="oooc:=[.$B192]*10+470+[.V$2]*8" office:value-type="float" office:value="880">
            <text:p>880 kg</text:p>
          </table:table-cell>
          <table:table-cell table:style-name="ce19" table:formula="oooc:=[.$B192]*10+470+[.W$2]*8" office:value-type="float" office:value="888">
            <text:p>888 kg</text:p>
          </table:table-cell>
          <table:table-cell table:style-name="ce19" table:formula="oooc:=[.$B192]*10+470+[.X$2]*8" office:value-type="float" office:value="896">
            <text:p>896 kg</text:p>
          </table:table-cell>
          <table:table-cell table:style-name="ce19" table:formula="oooc:=[.$B192]*10+470+[.Y$2]*8" office:value-type="float" office:value="904">
            <text:p>904 kg</text:p>
          </table:table-cell>
          <table:table-cell table:style-name="ce19" table:formula="oooc:=[.$B192]*10+470+[.Z$2]*8" office:value-type="float" office:value="912">
            <text:p>912 kg</text:p>
          </table:table-cell>
          <table:table-cell table:style-name="ce19" table:formula="oooc:=[.$B192]*10+470+[.AA$2]*8" office:value-type="float" office:value="920">
            <text:p>920 kg</text:p>
          </table:table-cell>
          <table:table-cell table:style-name="ce19" table:formula="oooc:=[.$B192]*10+470+[.AB$2]*8" office:value-type="float" office:value="928">
            <text:p>928 kg</text:p>
          </table:table-cell>
          <table:table-cell table:style-name="ce19" table:formula="oooc:=[.$B192]*10+470+[.AC$2]*8" office:value-type="float" office:value="936">
            <text:p>936 kg</text:p>
          </table:table-cell>
          <table:table-cell table:style-name="ce19" table:formula="oooc:=[.$B192]*10+470+[.AD$2]*8" office:value-type="float" office:value="944">
            <text:p>944 kg</text:p>
          </table:table-cell>
          <table:table-cell table:style-name="ce19" table:formula="oooc:=[.$B192]*10+470+[.AE$2]*8" office:value-type="float" office:value="952">
            <text:p>952 kg</text:p>
          </table:table-cell>
          <table:table-cell table:style-name="ce19" table:formula="oooc:=[.$B192]*10+470+[.AF$2]*8" office:value-type="float" office:value="960">
            <text:p>9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6">
            <text:p>26</text:p>
          </table:table-cell>
          <table:table-cell table:style-name="ce19" table:formula="oooc:=[.$B193]*10+470+[.C$2]*8" office:value-type="float" office:value="738">
            <text:p>738 kg</text:p>
          </table:table-cell>
          <table:table-cell table:style-name="ce19" table:formula="oooc:=[.$B193]*10+470+[.D$2]*8" office:value-type="float" office:value="746">
            <text:p>746 kg</text:p>
          </table:table-cell>
          <table:table-cell table:style-name="ce19" table:formula="oooc:=[.$B193]*10+470+[.E$2]*8" office:value-type="float" office:value="754">
            <text:p>754 kg</text:p>
          </table:table-cell>
          <table:table-cell table:style-name="ce19" table:formula="oooc:=[.$B193]*10+470+[.F$2]*8" office:value-type="float" office:value="762">
            <text:p>762 kg</text:p>
          </table:table-cell>
          <table:table-cell table:style-name="ce19" table:formula="oooc:=[.$B193]*10+470+[.G$2]*8" office:value-type="float" office:value="770">
            <text:p>770 kg</text:p>
          </table:table-cell>
          <table:table-cell table:style-name="ce19" table:formula="oooc:=[.$B193]*10+470+[.H$2]*8" office:value-type="float" office:value="778">
            <text:p>778 kg</text:p>
          </table:table-cell>
          <table:table-cell table:style-name="ce19" table:formula="oooc:=[.$B193]*10+470+[.I$2]*8" office:value-type="float" office:value="786">
            <text:p>786 kg</text:p>
          </table:table-cell>
          <table:table-cell table:style-name="ce19" table:formula="oooc:=[.$B193]*10+470+[.J$2]*8" office:value-type="float" office:value="794">
            <text:p>794 kg</text:p>
          </table:table-cell>
          <table:table-cell table:style-name="ce19" table:formula="oooc:=[.$B193]*10+470+[.K$2]*8" office:value-type="float" office:value="802">
            <text:p>802 kg</text:p>
          </table:table-cell>
          <table:table-cell table:style-name="ce19" table:formula="oooc:=[.$B193]*10+470+[.L$2]*8" office:value-type="float" office:value="810">
            <text:p>810 kg</text:p>
          </table:table-cell>
          <table:table-cell table:style-name="ce19" table:formula="oooc:=[.$B193]*10+470+[.M$2]*8" office:value-type="float" office:value="818">
            <text:p>818 kg</text:p>
          </table:table-cell>
          <table:table-cell table:style-name="ce19" table:formula="oooc:=[.$B193]*10+470+[.N$2]*8" office:value-type="float" office:value="826">
            <text:p>826 kg</text:p>
          </table:table-cell>
          <table:table-cell table:style-name="ce19" table:formula="oooc:=[.$B193]*10+470+[.O$2]*8" office:value-type="float" office:value="834">
            <text:p>834 kg</text:p>
          </table:table-cell>
          <table:table-cell table:style-name="ce19" table:formula="oooc:=[.$B193]*10+470+[.P$2]*8" office:value-type="float" office:value="842">
            <text:p>842 kg</text:p>
          </table:table-cell>
          <table:table-cell table:style-name="ce19" table:formula="oooc:=[.$B193]*10+470+[.Q$2]*8" office:value-type="float" office:value="850">
            <text:p>850 kg</text:p>
          </table:table-cell>
          <table:table-cell table:style-name="ce19" table:formula="oooc:=[.$B193]*10+470+[.R$2]*8" office:value-type="float" office:value="858">
            <text:p>858 kg</text:p>
          </table:table-cell>
          <table:table-cell table:style-name="ce19" table:formula="oooc:=[.$B193]*10+470+[.S$2]*8" office:value-type="float" office:value="866">
            <text:p>866 kg</text:p>
          </table:table-cell>
          <table:table-cell table:style-name="ce19" table:formula="oooc:=[.$B193]*10+470+[.T$2]*8" office:value-type="float" office:value="874">
            <text:p>874 kg</text:p>
          </table:table-cell>
          <table:table-cell table:style-name="ce19" table:formula="oooc:=[.$B193]*10+470+[.U$2]*8" office:value-type="float" office:value="882">
            <text:p>882 kg</text:p>
          </table:table-cell>
          <table:table-cell table:style-name="ce19" table:formula="oooc:=[.$B193]*10+470+[.V$2]*8" office:value-type="float" office:value="890">
            <text:p>890 kg</text:p>
          </table:table-cell>
          <table:table-cell table:style-name="ce19" table:formula="oooc:=[.$B193]*10+470+[.W$2]*8" office:value-type="float" office:value="898">
            <text:p>898 kg</text:p>
          </table:table-cell>
          <table:table-cell table:style-name="ce19" table:formula="oooc:=[.$B193]*10+470+[.X$2]*8" office:value-type="float" office:value="906">
            <text:p>906 kg</text:p>
          </table:table-cell>
          <table:table-cell table:style-name="ce19" table:formula="oooc:=[.$B193]*10+470+[.Y$2]*8" office:value-type="float" office:value="914">
            <text:p>914 kg</text:p>
          </table:table-cell>
          <table:table-cell table:style-name="ce19" table:formula="oooc:=[.$B193]*10+470+[.Z$2]*8" office:value-type="float" office:value="922">
            <text:p>922 kg</text:p>
          </table:table-cell>
          <table:table-cell table:style-name="ce19" table:formula="oooc:=[.$B193]*10+470+[.AA$2]*8" office:value-type="float" office:value="930">
            <text:p>930 kg</text:p>
          </table:table-cell>
          <table:table-cell table:style-name="ce19" table:formula="oooc:=[.$B193]*10+470+[.AB$2]*8" office:value-type="float" office:value="938">
            <text:p>938 kg</text:p>
          </table:table-cell>
          <table:table-cell table:style-name="ce19" table:formula="oooc:=[.$B193]*10+470+[.AC$2]*8" office:value-type="float" office:value="946">
            <text:p>946 kg</text:p>
          </table:table-cell>
          <table:table-cell table:style-name="ce19" table:formula="oooc:=[.$B193]*10+470+[.AD$2]*8" office:value-type="float" office:value="954">
            <text:p>954 kg</text:p>
          </table:table-cell>
          <table:table-cell table:style-name="ce19" table:formula="oooc:=[.$B193]*10+470+[.AE$2]*8" office:value-type="float" office:value="962">
            <text:p>962 kg</text:p>
          </table:table-cell>
          <table:table-cell table:style-name="ce19" table:formula="oooc:=[.$B193]*10+470+[.AF$2]*8" office:value-type="float" office:value="970">
            <text:p>9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7">
            <text:p>27</text:p>
          </table:table-cell>
          <table:table-cell table:style-name="ce19" table:formula="oooc:=[.$B194]*10+470+[.C$2]*8" office:value-type="float" office:value="748">
            <text:p>748 kg</text:p>
          </table:table-cell>
          <table:table-cell table:style-name="ce19" table:formula="oooc:=[.$B194]*10+470+[.D$2]*8" office:value-type="float" office:value="756">
            <text:p>756 kg</text:p>
          </table:table-cell>
          <table:table-cell table:style-name="ce19" table:formula="oooc:=[.$B194]*10+470+[.E$2]*8" office:value-type="float" office:value="764">
            <text:p>764 kg</text:p>
          </table:table-cell>
          <table:table-cell table:style-name="ce19" table:formula="oooc:=[.$B194]*10+470+[.F$2]*8" office:value-type="float" office:value="772">
            <text:p>772 kg</text:p>
          </table:table-cell>
          <table:table-cell table:style-name="ce19" table:formula="oooc:=[.$B194]*10+470+[.G$2]*8" office:value-type="float" office:value="780">
            <text:p>780 kg</text:p>
          </table:table-cell>
          <table:table-cell table:style-name="ce19" table:formula="oooc:=[.$B194]*10+470+[.H$2]*8" office:value-type="float" office:value="788">
            <text:p>788 kg</text:p>
          </table:table-cell>
          <table:table-cell table:style-name="ce19" table:formula="oooc:=[.$B194]*10+470+[.I$2]*8" office:value-type="float" office:value="796">
            <text:p>796 kg</text:p>
          </table:table-cell>
          <table:table-cell table:style-name="ce19" table:formula="oooc:=[.$B194]*10+470+[.J$2]*8" office:value-type="float" office:value="804">
            <text:p>804 kg</text:p>
          </table:table-cell>
          <table:table-cell table:style-name="ce19" table:formula="oooc:=[.$B194]*10+470+[.K$2]*8" office:value-type="float" office:value="812">
            <text:p>812 kg</text:p>
          </table:table-cell>
          <table:table-cell table:style-name="ce19" table:formula="oooc:=[.$B194]*10+470+[.L$2]*8" office:value-type="float" office:value="820">
            <text:p>820 kg</text:p>
          </table:table-cell>
          <table:table-cell table:style-name="ce19" table:formula="oooc:=[.$B194]*10+470+[.M$2]*8" office:value-type="float" office:value="828">
            <text:p>828 kg</text:p>
          </table:table-cell>
          <table:table-cell table:style-name="ce19" table:formula="oooc:=[.$B194]*10+470+[.N$2]*8" office:value-type="float" office:value="836">
            <text:p>836 kg</text:p>
          </table:table-cell>
          <table:table-cell table:style-name="ce19" table:formula="oooc:=[.$B194]*10+470+[.O$2]*8" office:value-type="float" office:value="844">
            <text:p>844 kg</text:p>
          </table:table-cell>
          <table:table-cell table:style-name="ce19" table:formula="oooc:=[.$B194]*10+470+[.P$2]*8" office:value-type="float" office:value="852">
            <text:p>852 kg</text:p>
          </table:table-cell>
          <table:table-cell table:style-name="ce19" table:formula="oooc:=[.$B194]*10+470+[.Q$2]*8" office:value-type="float" office:value="860">
            <text:p>860 kg</text:p>
          </table:table-cell>
          <table:table-cell table:style-name="ce19" table:formula="oooc:=[.$B194]*10+470+[.R$2]*8" office:value-type="float" office:value="868">
            <text:p>868 kg</text:p>
          </table:table-cell>
          <table:table-cell table:style-name="ce19" table:formula="oooc:=[.$B194]*10+470+[.S$2]*8" office:value-type="float" office:value="876">
            <text:p>876 kg</text:p>
          </table:table-cell>
          <table:table-cell table:style-name="ce19" table:formula="oooc:=[.$B194]*10+470+[.T$2]*8" office:value-type="float" office:value="884">
            <text:p>884 kg</text:p>
          </table:table-cell>
          <table:table-cell table:style-name="ce19" table:formula="oooc:=[.$B194]*10+470+[.U$2]*8" office:value-type="float" office:value="892">
            <text:p>892 kg</text:p>
          </table:table-cell>
          <table:table-cell table:style-name="ce19" table:formula="oooc:=[.$B194]*10+470+[.V$2]*8" office:value-type="float" office:value="900">
            <text:p>900 kg</text:p>
          </table:table-cell>
          <table:table-cell table:style-name="ce19" table:formula="oooc:=[.$B194]*10+470+[.W$2]*8" office:value-type="float" office:value="908">
            <text:p>908 kg</text:p>
          </table:table-cell>
          <table:table-cell table:style-name="ce19" table:formula="oooc:=[.$B194]*10+470+[.X$2]*8" office:value-type="float" office:value="916">
            <text:p>916 kg</text:p>
          </table:table-cell>
          <table:table-cell table:style-name="ce19" table:formula="oooc:=[.$B194]*10+470+[.Y$2]*8" office:value-type="float" office:value="924">
            <text:p>924 kg</text:p>
          </table:table-cell>
          <table:table-cell table:style-name="ce19" table:formula="oooc:=[.$B194]*10+470+[.Z$2]*8" office:value-type="float" office:value="932">
            <text:p>932 kg</text:p>
          </table:table-cell>
          <table:table-cell table:style-name="ce19" table:formula="oooc:=[.$B194]*10+470+[.AA$2]*8" office:value-type="float" office:value="940">
            <text:p>940 kg</text:p>
          </table:table-cell>
          <table:table-cell table:style-name="ce19" table:formula="oooc:=[.$B194]*10+470+[.AB$2]*8" office:value-type="float" office:value="948">
            <text:p>948 kg</text:p>
          </table:table-cell>
          <table:table-cell table:style-name="ce19" table:formula="oooc:=[.$B194]*10+470+[.AC$2]*8" office:value-type="float" office:value="956">
            <text:p>956 kg</text:p>
          </table:table-cell>
          <table:table-cell table:style-name="ce19" table:formula="oooc:=[.$B194]*10+470+[.AD$2]*8" office:value-type="float" office:value="964">
            <text:p>964 kg</text:p>
          </table:table-cell>
          <table:table-cell table:style-name="ce19" table:formula="oooc:=[.$B194]*10+470+[.AE$2]*8" office:value-type="float" office:value="972">
            <text:p>972 kg</text:p>
          </table:table-cell>
          <table:table-cell table:style-name="ce19" table:formula="oooc:=[.$B194]*10+470+[.AF$2]*8" office:value-type="float" office:value="980">
            <text:p>9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8">
            <text:p>28</text:p>
          </table:table-cell>
          <table:table-cell table:style-name="ce19" table:formula="oooc:=[.$B195]*10+470+[.C$2]*8" office:value-type="float" office:value="758">
            <text:p>758 kg</text:p>
          </table:table-cell>
          <table:table-cell table:style-name="ce19" table:formula="oooc:=[.$B195]*10+470+[.D$2]*8" office:value-type="float" office:value="766">
            <text:p>766 kg</text:p>
          </table:table-cell>
          <table:table-cell table:style-name="ce19" table:formula="oooc:=[.$B195]*10+470+[.E$2]*8" office:value-type="float" office:value="774">
            <text:p>774 kg</text:p>
          </table:table-cell>
          <table:table-cell table:style-name="ce19" table:formula="oooc:=[.$B195]*10+470+[.F$2]*8" office:value-type="float" office:value="782">
            <text:p>782 kg</text:p>
          </table:table-cell>
          <table:table-cell table:style-name="ce19" table:formula="oooc:=[.$B195]*10+470+[.G$2]*8" office:value-type="float" office:value="790">
            <text:p>790 kg</text:p>
          </table:table-cell>
          <table:table-cell table:style-name="ce19" table:formula="oooc:=[.$B195]*10+470+[.H$2]*8" office:value-type="float" office:value="798">
            <text:p>798 kg</text:p>
          </table:table-cell>
          <table:table-cell table:style-name="ce19" table:formula="oooc:=[.$B195]*10+470+[.I$2]*8" office:value-type="float" office:value="806">
            <text:p>806 kg</text:p>
          </table:table-cell>
          <table:table-cell table:style-name="ce19" table:formula="oooc:=[.$B195]*10+470+[.J$2]*8" office:value-type="float" office:value="814">
            <text:p>814 kg</text:p>
          </table:table-cell>
          <table:table-cell table:style-name="ce19" table:formula="oooc:=[.$B195]*10+470+[.K$2]*8" office:value-type="float" office:value="822">
            <text:p>822 kg</text:p>
          </table:table-cell>
          <table:table-cell table:style-name="ce19" table:formula="oooc:=[.$B195]*10+470+[.L$2]*8" office:value-type="float" office:value="830">
            <text:p>830 kg</text:p>
          </table:table-cell>
          <table:table-cell table:style-name="ce19" table:formula="oooc:=[.$B195]*10+470+[.M$2]*8" office:value-type="float" office:value="838">
            <text:p>838 kg</text:p>
          </table:table-cell>
          <table:table-cell table:style-name="ce19" table:formula="oooc:=[.$B195]*10+470+[.N$2]*8" office:value-type="float" office:value="846">
            <text:p>846 kg</text:p>
          </table:table-cell>
          <table:table-cell table:style-name="ce19" table:formula="oooc:=[.$B195]*10+470+[.O$2]*8" office:value-type="float" office:value="854">
            <text:p>854 kg</text:p>
          </table:table-cell>
          <table:table-cell table:style-name="ce19" table:formula="oooc:=[.$B195]*10+470+[.P$2]*8" office:value-type="float" office:value="862">
            <text:p>862 kg</text:p>
          </table:table-cell>
          <table:table-cell table:style-name="ce19" table:formula="oooc:=[.$B195]*10+470+[.Q$2]*8" office:value-type="float" office:value="870">
            <text:p>870 kg</text:p>
          </table:table-cell>
          <table:table-cell table:style-name="ce19" table:formula="oooc:=[.$B195]*10+470+[.R$2]*8" office:value-type="float" office:value="878">
            <text:p>878 kg</text:p>
          </table:table-cell>
          <table:table-cell table:style-name="ce19" table:formula="oooc:=[.$B195]*10+470+[.S$2]*8" office:value-type="float" office:value="886">
            <text:p>886 kg</text:p>
          </table:table-cell>
          <table:table-cell table:style-name="ce19" table:formula="oooc:=[.$B195]*10+470+[.T$2]*8" office:value-type="float" office:value="894">
            <text:p>894 kg</text:p>
          </table:table-cell>
          <table:table-cell table:style-name="ce19" table:formula="oooc:=[.$B195]*10+470+[.U$2]*8" office:value-type="float" office:value="902">
            <text:p>902 kg</text:p>
          </table:table-cell>
          <table:table-cell table:style-name="ce19" table:formula="oooc:=[.$B195]*10+470+[.V$2]*8" office:value-type="float" office:value="910">
            <text:p>910 kg</text:p>
          </table:table-cell>
          <table:table-cell table:style-name="ce19" table:formula="oooc:=[.$B195]*10+470+[.W$2]*8" office:value-type="float" office:value="918">
            <text:p>918 kg</text:p>
          </table:table-cell>
          <table:table-cell table:style-name="ce19" table:formula="oooc:=[.$B195]*10+470+[.X$2]*8" office:value-type="float" office:value="926">
            <text:p>926 kg</text:p>
          </table:table-cell>
          <table:table-cell table:style-name="ce19" table:formula="oooc:=[.$B195]*10+470+[.Y$2]*8" office:value-type="float" office:value="934">
            <text:p>934 kg</text:p>
          </table:table-cell>
          <table:table-cell table:style-name="ce19" table:formula="oooc:=[.$B195]*10+470+[.Z$2]*8" office:value-type="float" office:value="942">
            <text:p>942 kg</text:p>
          </table:table-cell>
          <table:table-cell table:style-name="ce19" table:formula="oooc:=[.$B195]*10+470+[.AA$2]*8" office:value-type="float" office:value="950">
            <text:p>950 kg</text:p>
          </table:table-cell>
          <table:table-cell table:style-name="ce19" table:formula="oooc:=[.$B195]*10+470+[.AB$2]*8" office:value-type="float" office:value="958">
            <text:p>958 kg</text:p>
          </table:table-cell>
          <table:table-cell table:style-name="ce19" table:formula="oooc:=[.$B195]*10+470+[.AC$2]*8" office:value-type="float" office:value="966">
            <text:p>966 kg</text:p>
          </table:table-cell>
          <table:table-cell table:style-name="ce19" table:formula="oooc:=[.$B195]*10+470+[.AD$2]*8" office:value-type="float" office:value="974">
            <text:p>974 kg</text:p>
          </table:table-cell>
          <table:table-cell table:style-name="ce19" table:formula="oooc:=[.$B195]*10+470+[.AE$2]*8" office:value-type="float" office:value="982">
            <text:p>982 kg</text:p>
          </table:table-cell>
          <table:table-cell table:style-name="ce19" table:formula="oooc:=[.$B195]*10+470+[.AF$2]*8" office:value-type="float" office:value="990">
            <text:p>9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9">
            <text:p>29</text:p>
          </table:table-cell>
          <table:table-cell table:style-name="ce19" table:formula="oooc:=[.$B196]*10+470+[.C$2]*8" office:value-type="float" office:value="768">
            <text:p>768 kg</text:p>
          </table:table-cell>
          <table:table-cell table:style-name="ce19" table:formula="oooc:=[.$B196]*10+470+[.D$2]*8" office:value-type="float" office:value="776">
            <text:p>776 kg</text:p>
          </table:table-cell>
          <table:table-cell table:style-name="ce19" table:formula="oooc:=[.$B196]*10+470+[.E$2]*8" office:value-type="float" office:value="784">
            <text:p>784 kg</text:p>
          </table:table-cell>
          <table:table-cell table:style-name="ce19" table:formula="oooc:=[.$B196]*10+470+[.F$2]*8" office:value-type="float" office:value="792">
            <text:p>792 kg</text:p>
          </table:table-cell>
          <table:table-cell table:style-name="ce19" table:formula="oooc:=[.$B196]*10+470+[.G$2]*8" office:value-type="float" office:value="800">
            <text:p>800 kg</text:p>
          </table:table-cell>
          <table:table-cell table:style-name="ce19" table:formula="oooc:=[.$B196]*10+470+[.H$2]*8" office:value-type="float" office:value="808">
            <text:p>808 kg</text:p>
          </table:table-cell>
          <table:table-cell table:style-name="ce19" table:formula="oooc:=[.$B196]*10+470+[.I$2]*8" office:value-type="float" office:value="816">
            <text:p>816 kg</text:p>
          </table:table-cell>
          <table:table-cell table:style-name="ce19" table:formula="oooc:=[.$B196]*10+470+[.J$2]*8" office:value-type="float" office:value="824">
            <text:p>824 kg</text:p>
          </table:table-cell>
          <table:table-cell table:style-name="ce19" table:formula="oooc:=[.$B196]*10+470+[.K$2]*8" office:value-type="float" office:value="832">
            <text:p>832 kg</text:p>
          </table:table-cell>
          <table:table-cell table:style-name="ce19" table:formula="oooc:=[.$B196]*10+470+[.L$2]*8" office:value-type="float" office:value="840">
            <text:p>840 kg</text:p>
          </table:table-cell>
          <table:table-cell table:style-name="ce19" table:formula="oooc:=[.$B196]*10+470+[.M$2]*8" office:value-type="float" office:value="848">
            <text:p>848 kg</text:p>
          </table:table-cell>
          <table:table-cell table:style-name="ce19" table:formula="oooc:=[.$B196]*10+470+[.N$2]*8" office:value-type="float" office:value="856">
            <text:p>856 kg</text:p>
          </table:table-cell>
          <table:table-cell table:style-name="ce19" table:formula="oooc:=[.$B196]*10+470+[.O$2]*8" office:value-type="float" office:value="864">
            <text:p>864 kg</text:p>
          </table:table-cell>
          <table:table-cell table:style-name="ce19" table:formula="oooc:=[.$B196]*10+470+[.P$2]*8" office:value-type="float" office:value="872">
            <text:p>872 kg</text:p>
          </table:table-cell>
          <table:table-cell table:style-name="ce19" table:formula="oooc:=[.$B196]*10+470+[.Q$2]*8" office:value-type="float" office:value="880">
            <text:p>880 kg</text:p>
          </table:table-cell>
          <table:table-cell table:style-name="ce19" table:formula="oooc:=[.$B196]*10+470+[.R$2]*8" office:value-type="float" office:value="888">
            <text:p>888 kg</text:p>
          </table:table-cell>
          <table:table-cell table:style-name="ce19" table:formula="oooc:=[.$B196]*10+470+[.S$2]*8" office:value-type="float" office:value="896">
            <text:p>896 kg</text:p>
          </table:table-cell>
          <table:table-cell table:style-name="ce19" table:formula="oooc:=[.$B196]*10+470+[.T$2]*8" office:value-type="float" office:value="904">
            <text:p>904 kg</text:p>
          </table:table-cell>
          <table:table-cell table:style-name="ce19" table:formula="oooc:=[.$B196]*10+470+[.U$2]*8" office:value-type="float" office:value="912">
            <text:p>912 kg</text:p>
          </table:table-cell>
          <table:table-cell table:style-name="ce19" table:formula="oooc:=[.$B196]*10+470+[.V$2]*8" office:value-type="float" office:value="920">
            <text:p>920 kg</text:p>
          </table:table-cell>
          <table:table-cell table:style-name="ce19" table:formula="oooc:=[.$B196]*10+470+[.W$2]*8" office:value-type="float" office:value="928">
            <text:p>928 kg</text:p>
          </table:table-cell>
          <table:table-cell table:style-name="ce19" table:formula="oooc:=[.$B196]*10+470+[.X$2]*8" office:value-type="float" office:value="936">
            <text:p>936 kg</text:p>
          </table:table-cell>
          <table:table-cell table:style-name="ce19" table:formula="oooc:=[.$B196]*10+470+[.Y$2]*8" office:value-type="float" office:value="944">
            <text:p>944 kg</text:p>
          </table:table-cell>
          <table:table-cell table:style-name="ce19" table:formula="oooc:=[.$B196]*10+470+[.Z$2]*8" office:value-type="float" office:value="952">
            <text:p>952 kg</text:p>
          </table:table-cell>
          <table:table-cell table:style-name="ce19" table:formula="oooc:=[.$B196]*10+470+[.AA$2]*8" office:value-type="float" office:value="960">
            <text:p>960 kg</text:p>
          </table:table-cell>
          <table:table-cell table:style-name="ce19" table:formula="oooc:=[.$B196]*10+470+[.AB$2]*8" office:value-type="float" office:value="968">
            <text:p>968 kg</text:p>
          </table:table-cell>
          <table:table-cell table:style-name="ce19" table:formula="oooc:=[.$B196]*10+470+[.AC$2]*8" office:value-type="float" office:value="976">
            <text:p>976 kg</text:p>
          </table:table-cell>
          <table:table-cell table:style-name="ce19" table:formula="oooc:=[.$B196]*10+470+[.AD$2]*8" office:value-type="float" office:value="984">
            <text:p>984 kg</text:p>
          </table:table-cell>
          <table:table-cell table:style-name="ce19" table:formula="oooc:=[.$B196]*10+470+[.AE$2]*8" office:value-type="float" office:value="992">
            <text:p>992 kg</text:p>
          </table:table-cell>
          <table:table-cell table:style-name="ce19" table:formula="oooc:=[.$B196]*10+470+[.AF$2]*8" office:value-type="float" office:value="1000">
            <text:p>10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style-name="ce19" table:formula="oooc:=[.$B197]*10+470+[.C$2]*8" office:value-type="float" office:value="778">
            <text:p>778 kg</text:p>
          </table:table-cell>
          <table:table-cell table:style-name="ce19" table:formula="oooc:=[.$B197]*10+470+[.D$2]*8" office:value-type="float" office:value="786">
            <text:p>786 kg</text:p>
          </table:table-cell>
          <table:table-cell table:style-name="ce19" table:formula="oooc:=[.$B197]*10+470+[.E$2]*8" office:value-type="float" office:value="794">
            <text:p>794 kg</text:p>
          </table:table-cell>
          <table:table-cell table:style-name="ce19" table:formula="oooc:=[.$B197]*10+470+[.F$2]*8" office:value-type="float" office:value="802">
            <text:p>802 kg</text:p>
          </table:table-cell>
          <table:table-cell table:style-name="ce19" table:formula="oooc:=[.$B197]*10+470+[.G$2]*8" office:value-type="float" office:value="810">
            <text:p>810 kg</text:p>
          </table:table-cell>
          <table:table-cell table:style-name="ce19" table:formula="oooc:=[.$B197]*10+470+[.H$2]*8" office:value-type="float" office:value="818">
            <text:p>818 kg</text:p>
          </table:table-cell>
          <table:table-cell table:style-name="ce19" table:formula="oooc:=[.$B197]*10+470+[.I$2]*8" office:value-type="float" office:value="826">
            <text:p>826 kg</text:p>
          </table:table-cell>
          <table:table-cell table:style-name="ce19" table:formula="oooc:=[.$B197]*10+470+[.J$2]*8" office:value-type="float" office:value="834">
            <text:p>834 kg</text:p>
          </table:table-cell>
          <table:table-cell table:style-name="ce19" table:formula="oooc:=[.$B197]*10+470+[.K$2]*8" office:value-type="float" office:value="842">
            <text:p>842 kg</text:p>
          </table:table-cell>
          <table:table-cell table:style-name="ce19" table:formula="oooc:=[.$B197]*10+470+[.L$2]*8" office:value-type="float" office:value="850">
            <text:p>850 kg</text:p>
          </table:table-cell>
          <table:table-cell table:style-name="ce19" table:formula="oooc:=[.$B197]*10+470+[.M$2]*8" office:value-type="float" office:value="858">
            <text:p>858 kg</text:p>
          </table:table-cell>
          <table:table-cell table:style-name="ce19" table:formula="oooc:=[.$B197]*10+470+[.N$2]*8" office:value-type="float" office:value="866">
            <text:p>866 kg</text:p>
          </table:table-cell>
          <table:table-cell table:style-name="ce19" table:formula="oooc:=[.$B197]*10+470+[.O$2]*8" office:value-type="float" office:value="874">
            <text:p>874 kg</text:p>
          </table:table-cell>
          <table:table-cell table:style-name="ce19" table:formula="oooc:=[.$B197]*10+470+[.P$2]*8" office:value-type="float" office:value="882">
            <text:p>882 kg</text:p>
          </table:table-cell>
          <table:table-cell table:style-name="ce19" table:formula="oooc:=[.$B197]*10+470+[.Q$2]*8" office:value-type="float" office:value="890">
            <text:p>890 kg</text:p>
          </table:table-cell>
          <table:table-cell table:style-name="ce19" table:formula="oooc:=[.$B197]*10+470+[.R$2]*8" office:value-type="float" office:value="898">
            <text:p>898 kg</text:p>
          </table:table-cell>
          <table:table-cell table:style-name="ce19" table:formula="oooc:=[.$B197]*10+470+[.S$2]*8" office:value-type="float" office:value="906">
            <text:p>906 kg</text:p>
          </table:table-cell>
          <table:table-cell table:style-name="ce19" table:formula="oooc:=[.$B197]*10+470+[.T$2]*8" office:value-type="float" office:value="914">
            <text:p>914 kg</text:p>
          </table:table-cell>
          <table:table-cell table:style-name="ce19" table:formula="oooc:=[.$B197]*10+470+[.U$2]*8" office:value-type="float" office:value="922">
            <text:p>922 kg</text:p>
          </table:table-cell>
          <table:table-cell table:style-name="ce19" table:formula="oooc:=[.$B197]*10+470+[.V$2]*8" office:value-type="float" office:value="930">
            <text:p>930 kg</text:p>
          </table:table-cell>
          <table:table-cell table:style-name="ce19" table:formula="oooc:=[.$B197]*10+470+[.W$2]*8" office:value-type="float" office:value="938">
            <text:p>938 kg</text:p>
          </table:table-cell>
          <table:table-cell table:style-name="ce19" table:formula="oooc:=[.$B197]*10+470+[.X$2]*8" office:value-type="float" office:value="946">
            <text:p>946 kg</text:p>
          </table:table-cell>
          <table:table-cell table:style-name="ce19" table:formula="oooc:=[.$B197]*10+470+[.Y$2]*8" office:value-type="float" office:value="954">
            <text:p>954 kg</text:p>
          </table:table-cell>
          <table:table-cell table:style-name="ce19" table:formula="oooc:=[.$B197]*10+470+[.Z$2]*8" office:value-type="float" office:value="962">
            <text:p>962 kg</text:p>
          </table:table-cell>
          <table:table-cell table:style-name="ce19" table:formula="oooc:=[.$B197]*10+470+[.AA$2]*8" office:value-type="float" office:value="970">
            <text:p>970 kg</text:p>
          </table:table-cell>
          <table:table-cell table:style-name="ce19" table:formula="oooc:=[.$B197]*10+470+[.AB$2]*8" office:value-type="float" office:value="978">
            <text:p>978 kg</text:p>
          </table:table-cell>
          <table:table-cell table:style-name="ce19" table:formula="oooc:=[.$B197]*10+470+[.AC$2]*8" office:value-type="float" office:value="986">
            <text:p>986 kg</text:p>
          </table:table-cell>
          <table:table-cell table:style-name="ce19" table:formula="oooc:=[.$B197]*10+470+[.AD$2]*8" office:value-type="float" office:value="994">
            <text:p>994 kg</text:p>
          </table:table-cell>
          <table:table-cell table:style-name="ce19" table:formula="oooc:=[.$B197]*10+470+[.AE$2]*8" office:value-type="float" office:value="1002">
            <text:p>1002 kg</text:p>
          </table:table-cell>
          <table:table-cell table:style-name="ce19" table:formula="oooc:=[.$B197]*10+470+[.AF$2]*8" office:value-type="float" office:value="1010">
            <text:p>1010 kg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19" table:number-columns-repeated="30"/>
          <table:table-cell table:number-columns-repeated="224"/>
        </table:table-row>
        <table:table-row table:style-name="ro4">
          <table:table-cell table:style-name="ce15" office:value-type="string" table:number-columns-spanned="2" table:number-rows-spanned="2">
            <text:p>Kirschen</text:p>
          </table:table-cell>
          <table:covered-table-cell/>
          <table:table-cell table:style-name="ce18" office:value-type="string" table:number-columns-spanned="30" table:number-rows-spanned="1">
            <text:p>Forschungsstufe</text:p>
          </table:table-cell>
          <table:covered-table-cell table:number-columns-repeated="29"/>
          <table:table-cell table:number-columns-repeated="224"/>
        </table:table-row>
        <table:table-row table:style-name="ro2">
          <table:covered-table-cell table:style-name="ce16"/>
          <table:covered-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table:number-columns-repeated="224"/>
        </table:table-row>
        <table:table-row table:style-name="ro2">
          <table:table-cell table:style-name="ce17" office:value-type="string" table:number-columns-spanned="1" table:number-rows-spanned="30">
            <text:p>Plantage</text:p>
          </table:table-cell>
          <table:table-cell office:value-type="float" office:value="1">
            <text:p>1</text:p>
          </table:table-cell>
          <table:table-cell table:style-name="ce19" table:formula="oooc:=[.$B201]*10+490+[.C$2]*8" office:value-type="float" office:value="508">
            <text:p>508 kg</text:p>
          </table:table-cell>
          <table:table-cell table:style-name="ce19" table:formula="oooc:=[.$B201]*10+490+[.D$2]*8" office:value-type="float" office:value="516">
            <text:p>516 kg</text:p>
          </table:table-cell>
          <table:table-cell table:style-name="ce19" table:formula="oooc:=[.$B201]*10+490+[.E$2]*8" office:value-type="float" office:value="524">
            <text:p>524 kg</text:p>
          </table:table-cell>
          <table:table-cell table:style-name="ce19" table:formula="oooc:=[.$B201]*10+490+[.F$2]*8" office:value-type="float" office:value="532">
            <text:p>532 kg</text:p>
          </table:table-cell>
          <table:table-cell table:style-name="ce19" table:formula="oooc:=[.$B201]*10+490+[.G$2]*8" office:value-type="float" office:value="540">
            <text:p>540 kg</text:p>
          </table:table-cell>
          <table:table-cell table:style-name="ce19" table:formula="oooc:=[.$B201]*10+490+[.H$2]*8" office:value-type="float" office:value="548">
            <text:p>548 kg</text:p>
          </table:table-cell>
          <table:table-cell table:style-name="ce19" table:formula="oooc:=[.$B201]*10+490+[.I$2]*8" office:value-type="float" office:value="556">
            <text:p>556 kg</text:p>
          </table:table-cell>
          <table:table-cell table:style-name="ce19" table:formula="oooc:=[.$B201]*10+490+[.J$2]*8" office:value-type="float" office:value="564">
            <text:p>564 kg</text:p>
          </table:table-cell>
          <table:table-cell table:style-name="ce19" table:formula="oooc:=[.$B201]*10+490+[.K$2]*8" office:value-type="float" office:value="572">
            <text:p>572 kg</text:p>
          </table:table-cell>
          <table:table-cell table:style-name="ce19" table:formula="oooc:=[.$B201]*10+490+[.L$2]*8" office:value-type="float" office:value="580">
            <text:p>580 kg</text:p>
          </table:table-cell>
          <table:table-cell table:style-name="ce19" table:formula="oooc:=[.$B201]*10+490+[.M$2]*8" office:value-type="float" office:value="588">
            <text:p>588 kg</text:p>
          </table:table-cell>
          <table:table-cell table:style-name="ce19" table:formula="oooc:=[.$B201]*10+490+[.N$2]*8" office:value-type="float" office:value="596">
            <text:p>596 kg</text:p>
          </table:table-cell>
          <table:table-cell table:style-name="ce19" table:formula="oooc:=[.$B201]*10+490+[.O$2]*8" office:value-type="float" office:value="604">
            <text:p>604 kg</text:p>
          </table:table-cell>
          <table:table-cell table:style-name="ce19" table:formula="oooc:=[.$B201]*10+490+[.P$2]*8" office:value-type="float" office:value="612">
            <text:p>612 kg</text:p>
          </table:table-cell>
          <table:table-cell table:style-name="ce19" table:formula="oooc:=[.$B201]*10+490+[.Q$2]*8" office:value-type="float" office:value="620">
            <text:p>620 kg</text:p>
          </table:table-cell>
          <table:table-cell table:style-name="ce19" table:formula="oooc:=[.$B201]*10+490+[.R$2]*8" office:value-type="float" office:value="628">
            <text:p>628 kg</text:p>
          </table:table-cell>
          <table:table-cell table:style-name="ce19" table:formula="oooc:=[.$B201]*10+490+[.S$2]*8" office:value-type="float" office:value="636">
            <text:p>636 kg</text:p>
          </table:table-cell>
          <table:table-cell table:style-name="ce19" table:formula="oooc:=[.$B201]*10+490+[.T$2]*8" office:value-type="float" office:value="644">
            <text:p>644 kg</text:p>
          </table:table-cell>
          <table:table-cell table:style-name="ce19" table:formula="oooc:=[.$B201]*10+490+[.U$2]*8" office:value-type="float" office:value="652">
            <text:p>652 kg</text:p>
          </table:table-cell>
          <table:table-cell table:style-name="ce19" table:formula="oooc:=[.$B201]*10+490+[.V$2]*8" office:value-type="float" office:value="660">
            <text:p>660 kg</text:p>
          </table:table-cell>
          <table:table-cell table:style-name="ce19" table:formula="oooc:=[.$B201]*10+490+[.W$2]*8" office:value-type="float" office:value="668">
            <text:p>668 kg</text:p>
          </table:table-cell>
          <table:table-cell table:style-name="ce19" table:formula="oooc:=[.$B201]*10+490+[.X$2]*8" office:value-type="float" office:value="676">
            <text:p>676 kg</text:p>
          </table:table-cell>
          <table:table-cell table:style-name="ce19" table:formula="oooc:=[.$B201]*10+490+[.Y$2]*8" office:value-type="float" office:value="684">
            <text:p>684 kg</text:p>
          </table:table-cell>
          <table:table-cell table:style-name="ce19" table:formula="oooc:=[.$B201]*10+490+[.Z$2]*8" office:value-type="float" office:value="692">
            <text:p>692 kg</text:p>
          </table:table-cell>
          <table:table-cell table:style-name="ce19" table:formula="oooc:=[.$B201]*10+490+[.AA$2]*8" office:value-type="float" office:value="700">
            <text:p>700 kg</text:p>
          </table:table-cell>
          <table:table-cell table:style-name="ce19" table:formula="oooc:=[.$B201]*10+490+[.AB$2]*8" office:value-type="float" office:value="708">
            <text:p>708 kg</text:p>
          </table:table-cell>
          <table:table-cell table:style-name="ce19" table:formula="oooc:=[.$B201]*10+490+[.AC$2]*8" office:value-type="float" office:value="716">
            <text:p>716 kg</text:p>
          </table:table-cell>
          <table:table-cell table:style-name="ce19" table:formula="oooc:=[.$B201]*10+490+[.AD$2]*8" office:value-type="float" office:value="724">
            <text:p>724 kg</text:p>
          </table:table-cell>
          <table:table-cell table:style-name="ce19" table:formula="oooc:=[.$B201]*10+490+[.AE$2]*8" office:value-type="float" office:value="732">
            <text:p>732 kg</text:p>
          </table:table-cell>
          <table:table-cell table:style-name="ce19" table:formula="oooc:=[.$B201]*10+490+[.AF$2]*8" office:value-type="float" office:value="740">
            <text:p>7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19" table:formula="oooc:=[.$B202]*10+490+[.C$2]*8" office:value-type="float" office:value="518">
            <text:p>518 kg</text:p>
          </table:table-cell>
          <table:table-cell table:style-name="ce19" table:formula="oooc:=[.$B202]*10+490+[.D$2]*8" office:value-type="float" office:value="526">
            <text:p>526 kg</text:p>
          </table:table-cell>
          <table:table-cell table:style-name="ce19" table:formula="oooc:=[.$B202]*10+490+[.E$2]*8" office:value-type="float" office:value="534">
            <text:p>534 kg</text:p>
          </table:table-cell>
          <table:table-cell table:style-name="ce19" table:formula="oooc:=[.$B202]*10+490+[.F$2]*8" office:value-type="float" office:value="542">
            <text:p>542 kg</text:p>
          </table:table-cell>
          <table:table-cell table:style-name="ce19" table:formula="oooc:=[.$B202]*10+490+[.G$2]*8" office:value-type="float" office:value="550">
            <text:p>550 kg</text:p>
          </table:table-cell>
          <table:table-cell table:style-name="ce19" table:formula="oooc:=[.$B202]*10+490+[.H$2]*8" office:value-type="float" office:value="558">
            <text:p>558 kg</text:p>
          </table:table-cell>
          <table:table-cell table:style-name="ce19" table:formula="oooc:=[.$B202]*10+490+[.I$2]*8" office:value-type="float" office:value="566">
            <text:p>566 kg</text:p>
          </table:table-cell>
          <table:table-cell table:style-name="ce19" table:formula="oooc:=[.$B202]*10+490+[.J$2]*8" office:value-type="float" office:value="574">
            <text:p>574 kg</text:p>
          </table:table-cell>
          <table:table-cell table:style-name="ce19" table:formula="oooc:=[.$B202]*10+490+[.K$2]*8" office:value-type="float" office:value="582">
            <text:p>582 kg</text:p>
          </table:table-cell>
          <table:table-cell table:style-name="ce19" table:formula="oooc:=[.$B202]*10+490+[.L$2]*8" office:value-type="float" office:value="590">
            <text:p>590 kg</text:p>
          </table:table-cell>
          <table:table-cell table:style-name="ce19" table:formula="oooc:=[.$B202]*10+490+[.M$2]*8" office:value-type="float" office:value="598">
            <text:p>598 kg</text:p>
          </table:table-cell>
          <table:table-cell table:style-name="ce19" table:formula="oooc:=[.$B202]*10+490+[.N$2]*8" office:value-type="float" office:value="606">
            <text:p>606 kg</text:p>
          </table:table-cell>
          <table:table-cell table:style-name="ce19" table:formula="oooc:=[.$B202]*10+490+[.O$2]*8" office:value-type="float" office:value="614">
            <text:p>614 kg</text:p>
          </table:table-cell>
          <table:table-cell table:style-name="ce19" table:formula="oooc:=[.$B202]*10+490+[.P$2]*8" office:value-type="float" office:value="622">
            <text:p>622 kg</text:p>
          </table:table-cell>
          <table:table-cell table:style-name="ce19" table:formula="oooc:=[.$B202]*10+490+[.Q$2]*8" office:value-type="float" office:value="630">
            <text:p>630 kg</text:p>
          </table:table-cell>
          <table:table-cell table:style-name="ce19" table:formula="oooc:=[.$B202]*10+490+[.R$2]*8" office:value-type="float" office:value="638">
            <text:p>638 kg</text:p>
          </table:table-cell>
          <table:table-cell table:style-name="ce19" table:formula="oooc:=[.$B202]*10+490+[.S$2]*8" office:value-type="float" office:value="646">
            <text:p>646 kg</text:p>
          </table:table-cell>
          <table:table-cell table:style-name="ce19" table:formula="oooc:=[.$B202]*10+490+[.T$2]*8" office:value-type="float" office:value="654">
            <text:p>654 kg</text:p>
          </table:table-cell>
          <table:table-cell table:style-name="ce19" table:formula="oooc:=[.$B202]*10+490+[.U$2]*8" office:value-type="float" office:value="662">
            <text:p>662 kg</text:p>
          </table:table-cell>
          <table:table-cell table:style-name="ce19" table:formula="oooc:=[.$B202]*10+490+[.V$2]*8" office:value-type="float" office:value="670">
            <text:p>670 kg</text:p>
          </table:table-cell>
          <table:table-cell table:style-name="ce19" table:formula="oooc:=[.$B202]*10+490+[.W$2]*8" office:value-type="float" office:value="678">
            <text:p>678 kg</text:p>
          </table:table-cell>
          <table:table-cell table:style-name="ce19" table:formula="oooc:=[.$B202]*10+490+[.X$2]*8" office:value-type="float" office:value="686">
            <text:p>686 kg</text:p>
          </table:table-cell>
          <table:table-cell table:style-name="ce19" table:formula="oooc:=[.$B202]*10+490+[.Y$2]*8" office:value-type="float" office:value="694">
            <text:p>694 kg</text:p>
          </table:table-cell>
          <table:table-cell table:style-name="ce19" table:formula="oooc:=[.$B202]*10+490+[.Z$2]*8" office:value-type="float" office:value="702">
            <text:p>702 kg</text:p>
          </table:table-cell>
          <table:table-cell table:style-name="ce19" table:formula="oooc:=[.$B202]*10+490+[.AA$2]*8" office:value-type="float" office:value="710">
            <text:p>710 kg</text:p>
          </table:table-cell>
          <table:table-cell table:style-name="ce19" table:formula="oooc:=[.$B202]*10+490+[.AB$2]*8" office:value-type="float" office:value="718">
            <text:p>718 kg</text:p>
          </table:table-cell>
          <table:table-cell table:style-name="ce19" table:formula="oooc:=[.$B202]*10+490+[.AC$2]*8" office:value-type="float" office:value="726">
            <text:p>726 kg</text:p>
          </table:table-cell>
          <table:table-cell table:style-name="ce19" table:formula="oooc:=[.$B202]*10+490+[.AD$2]*8" office:value-type="float" office:value="734">
            <text:p>734 kg</text:p>
          </table:table-cell>
          <table:table-cell table:style-name="ce19" table:formula="oooc:=[.$B202]*10+490+[.AE$2]*8" office:value-type="float" office:value="742">
            <text:p>742 kg</text:p>
          </table:table-cell>
          <table:table-cell table:style-name="ce19" table:formula="oooc:=[.$B202]*10+490+[.AF$2]*8" office:value-type="float" office:value="750">
            <text:p>7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style-name="ce19" table:formula="oooc:=[.$B203]*10+490+[.C$2]*8" office:value-type="float" office:value="528">
            <text:p>528 kg</text:p>
          </table:table-cell>
          <table:table-cell table:style-name="ce19" table:formula="oooc:=[.$B203]*10+490+[.D$2]*8" office:value-type="float" office:value="536">
            <text:p>536 kg</text:p>
          </table:table-cell>
          <table:table-cell table:style-name="ce19" table:formula="oooc:=[.$B203]*10+490+[.E$2]*8" office:value-type="float" office:value="544">
            <text:p>544 kg</text:p>
          </table:table-cell>
          <table:table-cell table:style-name="ce19" table:formula="oooc:=[.$B203]*10+490+[.F$2]*8" office:value-type="float" office:value="552">
            <text:p>552 kg</text:p>
          </table:table-cell>
          <table:table-cell table:style-name="ce19" table:formula="oooc:=[.$B203]*10+490+[.G$2]*8" office:value-type="float" office:value="560">
            <text:p>560 kg</text:p>
          </table:table-cell>
          <table:table-cell table:style-name="ce19" table:formula="oooc:=[.$B203]*10+490+[.H$2]*8" office:value-type="float" office:value="568">
            <text:p>568 kg</text:p>
          </table:table-cell>
          <table:table-cell table:style-name="ce19" table:formula="oooc:=[.$B203]*10+490+[.I$2]*8" office:value-type="float" office:value="576">
            <text:p>576 kg</text:p>
          </table:table-cell>
          <table:table-cell table:style-name="ce19" table:formula="oooc:=[.$B203]*10+490+[.J$2]*8" office:value-type="float" office:value="584">
            <text:p>584 kg</text:p>
          </table:table-cell>
          <table:table-cell table:style-name="ce19" table:formula="oooc:=[.$B203]*10+490+[.K$2]*8" office:value-type="float" office:value="592">
            <text:p>592 kg</text:p>
          </table:table-cell>
          <table:table-cell table:style-name="ce19" table:formula="oooc:=[.$B203]*10+490+[.L$2]*8" office:value-type="float" office:value="600">
            <text:p>600 kg</text:p>
          </table:table-cell>
          <table:table-cell table:style-name="ce19" table:formula="oooc:=[.$B203]*10+490+[.M$2]*8" office:value-type="float" office:value="608">
            <text:p>608 kg</text:p>
          </table:table-cell>
          <table:table-cell table:style-name="ce19" table:formula="oooc:=[.$B203]*10+490+[.N$2]*8" office:value-type="float" office:value="616">
            <text:p>616 kg</text:p>
          </table:table-cell>
          <table:table-cell table:style-name="ce19" table:formula="oooc:=[.$B203]*10+490+[.O$2]*8" office:value-type="float" office:value="624">
            <text:p>624 kg</text:p>
          </table:table-cell>
          <table:table-cell table:style-name="ce19" table:formula="oooc:=[.$B203]*10+490+[.P$2]*8" office:value-type="float" office:value="632">
            <text:p>632 kg</text:p>
          </table:table-cell>
          <table:table-cell table:style-name="ce19" table:formula="oooc:=[.$B203]*10+490+[.Q$2]*8" office:value-type="float" office:value="640">
            <text:p>640 kg</text:p>
          </table:table-cell>
          <table:table-cell table:style-name="ce19" table:formula="oooc:=[.$B203]*10+490+[.R$2]*8" office:value-type="float" office:value="648">
            <text:p>648 kg</text:p>
          </table:table-cell>
          <table:table-cell table:style-name="ce19" table:formula="oooc:=[.$B203]*10+490+[.S$2]*8" office:value-type="float" office:value="656">
            <text:p>656 kg</text:p>
          </table:table-cell>
          <table:table-cell table:style-name="ce19" table:formula="oooc:=[.$B203]*10+490+[.T$2]*8" office:value-type="float" office:value="664">
            <text:p>664 kg</text:p>
          </table:table-cell>
          <table:table-cell table:style-name="ce19" table:formula="oooc:=[.$B203]*10+490+[.U$2]*8" office:value-type="float" office:value="672">
            <text:p>672 kg</text:p>
          </table:table-cell>
          <table:table-cell table:style-name="ce19" table:formula="oooc:=[.$B203]*10+490+[.V$2]*8" office:value-type="float" office:value="680">
            <text:p>680 kg</text:p>
          </table:table-cell>
          <table:table-cell table:style-name="ce19" table:formula="oooc:=[.$B203]*10+490+[.W$2]*8" office:value-type="float" office:value="688">
            <text:p>688 kg</text:p>
          </table:table-cell>
          <table:table-cell table:style-name="ce19" table:formula="oooc:=[.$B203]*10+490+[.X$2]*8" office:value-type="float" office:value="696">
            <text:p>696 kg</text:p>
          </table:table-cell>
          <table:table-cell table:style-name="ce19" table:formula="oooc:=[.$B203]*10+490+[.Y$2]*8" office:value-type="float" office:value="704">
            <text:p>704 kg</text:p>
          </table:table-cell>
          <table:table-cell table:style-name="ce19" table:formula="oooc:=[.$B203]*10+490+[.Z$2]*8" office:value-type="float" office:value="712">
            <text:p>712 kg</text:p>
          </table:table-cell>
          <table:table-cell table:style-name="ce19" table:formula="oooc:=[.$B203]*10+490+[.AA$2]*8" office:value-type="float" office:value="720">
            <text:p>720 kg</text:p>
          </table:table-cell>
          <table:table-cell table:style-name="ce19" table:formula="oooc:=[.$B203]*10+490+[.AB$2]*8" office:value-type="float" office:value="728">
            <text:p>728 kg</text:p>
          </table:table-cell>
          <table:table-cell table:style-name="ce19" table:formula="oooc:=[.$B203]*10+490+[.AC$2]*8" office:value-type="float" office:value="736">
            <text:p>736 kg</text:p>
          </table:table-cell>
          <table:table-cell table:style-name="ce19" table:formula="oooc:=[.$B203]*10+490+[.AD$2]*8" office:value-type="float" office:value="744">
            <text:p>744 kg</text:p>
          </table:table-cell>
          <table:table-cell table:style-name="ce19" table:formula="oooc:=[.$B203]*10+490+[.AE$2]*8" office:value-type="float" office:value="752">
            <text:p>752 kg</text:p>
          </table:table-cell>
          <table:table-cell table:style-name="ce19" table:formula="oooc:=[.$B203]*10+490+[.AF$2]*8" office:value-type="float" office:value="760">
            <text:p>7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19" table:formula="oooc:=[.$B204]*10+490+[.C$2]*8" office:value-type="float" office:value="538">
            <text:p>538 kg</text:p>
          </table:table-cell>
          <table:table-cell table:style-name="ce19" table:formula="oooc:=[.$B204]*10+490+[.D$2]*8" office:value-type="float" office:value="546">
            <text:p>546 kg</text:p>
          </table:table-cell>
          <table:table-cell table:style-name="ce19" table:formula="oooc:=[.$B204]*10+490+[.E$2]*8" office:value-type="float" office:value="554">
            <text:p>554 kg</text:p>
          </table:table-cell>
          <table:table-cell table:style-name="ce19" table:formula="oooc:=[.$B204]*10+490+[.F$2]*8" office:value-type="float" office:value="562">
            <text:p>562 kg</text:p>
          </table:table-cell>
          <table:table-cell table:style-name="ce19" table:formula="oooc:=[.$B204]*10+490+[.G$2]*8" office:value-type="float" office:value="570">
            <text:p>570 kg</text:p>
          </table:table-cell>
          <table:table-cell table:style-name="ce19" table:formula="oooc:=[.$B204]*10+490+[.H$2]*8" office:value-type="float" office:value="578">
            <text:p>578 kg</text:p>
          </table:table-cell>
          <table:table-cell table:style-name="ce19" table:formula="oooc:=[.$B204]*10+490+[.I$2]*8" office:value-type="float" office:value="586">
            <text:p>586 kg</text:p>
          </table:table-cell>
          <table:table-cell table:style-name="ce19" table:formula="oooc:=[.$B204]*10+490+[.J$2]*8" office:value-type="float" office:value="594">
            <text:p>594 kg</text:p>
          </table:table-cell>
          <table:table-cell table:style-name="ce19" table:formula="oooc:=[.$B204]*10+490+[.K$2]*8" office:value-type="float" office:value="602">
            <text:p>602 kg</text:p>
          </table:table-cell>
          <table:table-cell table:style-name="ce19" table:formula="oooc:=[.$B204]*10+490+[.L$2]*8" office:value-type="float" office:value="610">
            <text:p>610 kg</text:p>
          </table:table-cell>
          <table:table-cell table:style-name="ce19" table:formula="oooc:=[.$B204]*10+490+[.M$2]*8" office:value-type="float" office:value="618">
            <text:p>618 kg</text:p>
          </table:table-cell>
          <table:table-cell table:style-name="ce19" table:formula="oooc:=[.$B204]*10+490+[.N$2]*8" office:value-type="float" office:value="626">
            <text:p>626 kg</text:p>
          </table:table-cell>
          <table:table-cell table:style-name="ce19" table:formula="oooc:=[.$B204]*10+490+[.O$2]*8" office:value-type="float" office:value="634">
            <text:p>634 kg</text:p>
          </table:table-cell>
          <table:table-cell table:style-name="ce19" table:formula="oooc:=[.$B204]*10+490+[.P$2]*8" office:value-type="float" office:value="642">
            <text:p>642 kg</text:p>
          </table:table-cell>
          <table:table-cell table:style-name="ce19" table:formula="oooc:=[.$B204]*10+490+[.Q$2]*8" office:value-type="float" office:value="650">
            <text:p>650 kg</text:p>
          </table:table-cell>
          <table:table-cell table:style-name="ce19" table:formula="oooc:=[.$B204]*10+490+[.R$2]*8" office:value-type="float" office:value="658">
            <text:p>658 kg</text:p>
          </table:table-cell>
          <table:table-cell table:style-name="ce19" table:formula="oooc:=[.$B204]*10+490+[.S$2]*8" office:value-type="float" office:value="666">
            <text:p>666 kg</text:p>
          </table:table-cell>
          <table:table-cell table:style-name="ce19" table:formula="oooc:=[.$B204]*10+490+[.T$2]*8" office:value-type="float" office:value="674">
            <text:p>674 kg</text:p>
          </table:table-cell>
          <table:table-cell table:style-name="ce19" table:formula="oooc:=[.$B204]*10+490+[.U$2]*8" office:value-type="float" office:value="682">
            <text:p>682 kg</text:p>
          </table:table-cell>
          <table:table-cell table:style-name="ce19" table:formula="oooc:=[.$B204]*10+490+[.V$2]*8" office:value-type="float" office:value="690">
            <text:p>690 kg</text:p>
          </table:table-cell>
          <table:table-cell table:style-name="ce19" table:formula="oooc:=[.$B204]*10+490+[.W$2]*8" office:value-type="float" office:value="698">
            <text:p>698 kg</text:p>
          </table:table-cell>
          <table:table-cell table:style-name="ce19" table:formula="oooc:=[.$B204]*10+490+[.X$2]*8" office:value-type="float" office:value="706">
            <text:p>706 kg</text:p>
          </table:table-cell>
          <table:table-cell table:style-name="ce19" table:formula="oooc:=[.$B204]*10+490+[.Y$2]*8" office:value-type="float" office:value="714">
            <text:p>714 kg</text:p>
          </table:table-cell>
          <table:table-cell table:style-name="ce19" table:formula="oooc:=[.$B204]*10+490+[.Z$2]*8" office:value-type="float" office:value="722">
            <text:p>722 kg</text:p>
          </table:table-cell>
          <table:table-cell table:style-name="ce19" table:formula="oooc:=[.$B204]*10+490+[.AA$2]*8" office:value-type="float" office:value="730">
            <text:p>730 kg</text:p>
          </table:table-cell>
          <table:table-cell table:style-name="ce19" table:formula="oooc:=[.$B204]*10+490+[.AB$2]*8" office:value-type="float" office:value="738">
            <text:p>738 kg</text:p>
          </table:table-cell>
          <table:table-cell table:style-name="ce19" table:formula="oooc:=[.$B204]*10+490+[.AC$2]*8" office:value-type="float" office:value="746">
            <text:p>746 kg</text:p>
          </table:table-cell>
          <table:table-cell table:style-name="ce19" table:formula="oooc:=[.$B204]*10+490+[.AD$2]*8" office:value-type="float" office:value="754">
            <text:p>754 kg</text:p>
          </table:table-cell>
          <table:table-cell table:style-name="ce19" table:formula="oooc:=[.$B204]*10+490+[.AE$2]*8" office:value-type="float" office:value="762">
            <text:p>762 kg</text:p>
          </table:table-cell>
          <table:table-cell table:style-name="ce19" table:formula="oooc:=[.$B204]*10+490+[.AF$2]*8" office:value-type="float" office:value="770">
            <text:p>7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style-name="ce19" table:formula="oooc:=[.$B205]*10+490+[.C$2]*8" office:value-type="float" office:value="548">
            <text:p>548 kg</text:p>
          </table:table-cell>
          <table:table-cell table:style-name="ce19" table:formula="oooc:=[.$B205]*10+490+[.D$2]*8" office:value-type="float" office:value="556">
            <text:p>556 kg</text:p>
          </table:table-cell>
          <table:table-cell table:style-name="ce19" table:formula="oooc:=[.$B205]*10+490+[.E$2]*8" office:value-type="float" office:value="564">
            <text:p>564 kg</text:p>
          </table:table-cell>
          <table:table-cell table:style-name="ce19" table:formula="oooc:=[.$B205]*10+490+[.F$2]*8" office:value-type="float" office:value="572">
            <text:p>572 kg</text:p>
          </table:table-cell>
          <table:table-cell table:style-name="ce19" table:formula="oooc:=[.$B205]*10+490+[.G$2]*8" office:value-type="float" office:value="580">
            <text:p>580 kg</text:p>
          </table:table-cell>
          <table:table-cell table:style-name="ce19" table:formula="oooc:=[.$B205]*10+490+[.H$2]*8" office:value-type="float" office:value="588">
            <text:p>588 kg</text:p>
          </table:table-cell>
          <table:table-cell table:style-name="ce19" table:formula="oooc:=[.$B205]*10+490+[.I$2]*8" office:value-type="float" office:value="596">
            <text:p>596 kg</text:p>
          </table:table-cell>
          <table:table-cell table:style-name="ce19" table:formula="oooc:=[.$B205]*10+490+[.J$2]*8" office:value-type="float" office:value="604">
            <text:p>604 kg</text:p>
          </table:table-cell>
          <table:table-cell table:style-name="ce19" table:formula="oooc:=[.$B205]*10+490+[.K$2]*8" office:value-type="float" office:value="612">
            <text:p>612 kg</text:p>
          </table:table-cell>
          <table:table-cell table:style-name="ce19" table:formula="oooc:=[.$B205]*10+490+[.L$2]*8" office:value-type="float" office:value="620">
            <text:p>620 kg</text:p>
          </table:table-cell>
          <table:table-cell table:style-name="ce19" table:formula="oooc:=[.$B205]*10+490+[.M$2]*8" office:value-type="float" office:value="628">
            <text:p>628 kg</text:p>
          </table:table-cell>
          <table:table-cell table:style-name="ce19" table:formula="oooc:=[.$B205]*10+490+[.N$2]*8" office:value-type="float" office:value="636">
            <text:p>636 kg</text:p>
          </table:table-cell>
          <table:table-cell table:style-name="ce19" table:formula="oooc:=[.$B205]*10+490+[.O$2]*8" office:value-type="float" office:value="644">
            <text:p>644 kg</text:p>
          </table:table-cell>
          <table:table-cell table:style-name="ce19" table:formula="oooc:=[.$B205]*10+490+[.P$2]*8" office:value-type="float" office:value="652">
            <text:p>652 kg</text:p>
          </table:table-cell>
          <table:table-cell table:style-name="ce19" table:formula="oooc:=[.$B205]*10+490+[.Q$2]*8" office:value-type="float" office:value="660">
            <text:p>660 kg</text:p>
          </table:table-cell>
          <table:table-cell table:style-name="ce19" table:formula="oooc:=[.$B205]*10+490+[.R$2]*8" office:value-type="float" office:value="668">
            <text:p>668 kg</text:p>
          </table:table-cell>
          <table:table-cell table:style-name="ce19" table:formula="oooc:=[.$B205]*10+490+[.S$2]*8" office:value-type="float" office:value="676">
            <text:p>676 kg</text:p>
          </table:table-cell>
          <table:table-cell table:style-name="ce19" table:formula="oooc:=[.$B205]*10+490+[.T$2]*8" office:value-type="float" office:value="684">
            <text:p>684 kg</text:p>
          </table:table-cell>
          <table:table-cell table:style-name="ce19" table:formula="oooc:=[.$B205]*10+490+[.U$2]*8" office:value-type="float" office:value="692">
            <text:p>692 kg</text:p>
          </table:table-cell>
          <table:table-cell table:style-name="ce19" table:formula="oooc:=[.$B205]*10+490+[.V$2]*8" office:value-type="float" office:value="700">
            <text:p>700 kg</text:p>
          </table:table-cell>
          <table:table-cell table:style-name="ce19" table:formula="oooc:=[.$B205]*10+490+[.W$2]*8" office:value-type="float" office:value="708">
            <text:p>708 kg</text:p>
          </table:table-cell>
          <table:table-cell table:style-name="ce19" table:formula="oooc:=[.$B205]*10+490+[.X$2]*8" office:value-type="float" office:value="716">
            <text:p>716 kg</text:p>
          </table:table-cell>
          <table:table-cell table:style-name="ce19" table:formula="oooc:=[.$B205]*10+490+[.Y$2]*8" office:value-type="float" office:value="724">
            <text:p>724 kg</text:p>
          </table:table-cell>
          <table:table-cell table:style-name="ce19" table:formula="oooc:=[.$B205]*10+490+[.Z$2]*8" office:value-type="float" office:value="732">
            <text:p>732 kg</text:p>
          </table:table-cell>
          <table:table-cell table:style-name="ce19" table:formula="oooc:=[.$B205]*10+490+[.AA$2]*8" office:value-type="float" office:value="740">
            <text:p>740 kg</text:p>
          </table:table-cell>
          <table:table-cell table:style-name="ce19" table:formula="oooc:=[.$B205]*10+490+[.AB$2]*8" office:value-type="float" office:value="748">
            <text:p>748 kg</text:p>
          </table:table-cell>
          <table:table-cell table:style-name="ce19" table:formula="oooc:=[.$B205]*10+490+[.AC$2]*8" office:value-type="float" office:value="756">
            <text:p>756 kg</text:p>
          </table:table-cell>
          <table:table-cell table:style-name="ce19" table:formula="oooc:=[.$B205]*10+490+[.AD$2]*8" office:value-type="float" office:value="764">
            <text:p>764 kg</text:p>
          </table:table-cell>
          <table:table-cell table:style-name="ce19" table:formula="oooc:=[.$B205]*10+490+[.AE$2]*8" office:value-type="float" office:value="772">
            <text:p>772 kg</text:p>
          </table:table-cell>
          <table:table-cell table:style-name="ce19" table:formula="oooc:=[.$B205]*10+490+[.AF$2]*8" office:value-type="float" office:value="780">
            <text:p>7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19" table:formula="oooc:=[.$B206]*10+490+[.C$2]*8" office:value-type="float" office:value="558">
            <text:p>558 kg</text:p>
          </table:table-cell>
          <table:table-cell table:style-name="ce19" table:formula="oooc:=[.$B206]*10+490+[.D$2]*8" office:value-type="float" office:value="566">
            <text:p>566 kg</text:p>
          </table:table-cell>
          <table:table-cell table:style-name="ce19" table:formula="oooc:=[.$B206]*10+490+[.E$2]*8" office:value-type="float" office:value="574">
            <text:p>574 kg</text:p>
          </table:table-cell>
          <table:table-cell table:style-name="ce19" table:formula="oooc:=[.$B206]*10+490+[.F$2]*8" office:value-type="float" office:value="582">
            <text:p>582 kg</text:p>
          </table:table-cell>
          <table:table-cell table:style-name="ce19" table:formula="oooc:=[.$B206]*10+490+[.G$2]*8" office:value-type="float" office:value="590">
            <text:p>590 kg</text:p>
          </table:table-cell>
          <table:table-cell table:style-name="ce19" table:formula="oooc:=[.$B206]*10+490+[.H$2]*8" office:value-type="float" office:value="598">
            <text:p>598 kg</text:p>
          </table:table-cell>
          <table:table-cell table:style-name="ce19" table:formula="oooc:=[.$B206]*10+490+[.I$2]*8" office:value-type="float" office:value="606">
            <text:p>606 kg</text:p>
          </table:table-cell>
          <table:table-cell table:style-name="ce19" table:formula="oooc:=[.$B206]*10+490+[.J$2]*8" office:value-type="float" office:value="614">
            <text:p>614 kg</text:p>
          </table:table-cell>
          <table:table-cell table:style-name="ce19" table:formula="oooc:=[.$B206]*10+490+[.K$2]*8" office:value-type="float" office:value="622">
            <text:p>622 kg</text:p>
          </table:table-cell>
          <table:table-cell table:style-name="ce19" table:formula="oooc:=[.$B206]*10+490+[.L$2]*8" office:value-type="float" office:value="630">
            <text:p>630 kg</text:p>
          </table:table-cell>
          <table:table-cell table:style-name="ce19" table:formula="oooc:=[.$B206]*10+490+[.M$2]*8" office:value-type="float" office:value="638">
            <text:p>638 kg</text:p>
          </table:table-cell>
          <table:table-cell table:style-name="ce19" table:formula="oooc:=[.$B206]*10+490+[.N$2]*8" office:value-type="float" office:value="646">
            <text:p>646 kg</text:p>
          </table:table-cell>
          <table:table-cell table:style-name="ce19" table:formula="oooc:=[.$B206]*10+490+[.O$2]*8" office:value-type="float" office:value="654">
            <text:p>654 kg</text:p>
          </table:table-cell>
          <table:table-cell table:style-name="ce19" table:formula="oooc:=[.$B206]*10+490+[.P$2]*8" office:value-type="float" office:value="662">
            <text:p>662 kg</text:p>
          </table:table-cell>
          <table:table-cell table:style-name="ce19" table:formula="oooc:=[.$B206]*10+490+[.Q$2]*8" office:value-type="float" office:value="670">
            <text:p>670 kg</text:p>
          </table:table-cell>
          <table:table-cell table:style-name="ce19" table:formula="oooc:=[.$B206]*10+490+[.R$2]*8" office:value-type="float" office:value="678">
            <text:p>678 kg</text:p>
          </table:table-cell>
          <table:table-cell table:style-name="ce19" table:formula="oooc:=[.$B206]*10+490+[.S$2]*8" office:value-type="float" office:value="686">
            <text:p>686 kg</text:p>
          </table:table-cell>
          <table:table-cell table:style-name="ce19" table:formula="oooc:=[.$B206]*10+490+[.T$2]*8" office:value-type="float" office:value="694">
            <text:p>694 kg</text:p>
          </table:table-cell>
          <table:table-cell table:style-name="ce19" table:formula="oooc:=[.$B206]*10+490+[.U$2]*8" office:value-type="float" office:value="702">
            <text:p>702 kg</text:p>
          </table:table-cell>
          <table:table-cell table:style-name="ce19" table:formula="oooc:=[.$B206]*10+490+[.V$2]*8" office:value-type="float" office:value="710">
            <text:p>710 kg</text:p>
          </table:table-cell>
          <table:table-cell table:style-name="ce19" table:formula="oooc:=[.$B206]*10+490+[.W$2]*8" office:value-type="float" office:value="718">
            <text:p>718 kg</text:p>
          </table:table-cell>
          <table:table-cell table:style-name="ce19" table:formula="oooc:=[.$B206]*10+490+[.X$2]*8" office:value-type="float" office:value="726">
            <text:p>726 kg</text:p>
          </table:table-cell>
          <table:table-cell table:style-name="ce19" table:formula="oooc:=[.$B206]*10+490+[.Y$2]*8" office:value-type="float" office:value="734">
            <text:p>734 kg</text:p>
          </table:table-cell>
          <table:table-cell table:style-name="ce19" table:formula="oooc:=[.$B206]*10+490+[.Z$2]*8" office:value-type="float" office:value="742">
            <text:p>742 kg</text:p>
          </table:table-cell>
          <table:table-cell table:style-name="ce19" table:formula="oooc:=[.$B206]*10+490+[.AA$2]*8" office:value-type="float" office:value="750">
            <text:p>750 kg</text:p>
          </table:table-cell>
          <table:table-cell table:style-name="ce19" table:formula="oooc:=[.$B206]*10+490+[.AB$2]*8" office:value-type="float" office:value="758">
            <text:p>758 kg</text:p>
          </table:table-cell>
          <table:table-cell table:style-name="ce19" table:formula="oooc:=[.$B206]*10+490+[.AC$2]*8" office:value-type="float" office:value="766">
            <text:p>766 kg</text:p>
          </table:table-cell>
          <table:table-cell table:style-name="ce19" table:formula="oooc:=[.$B206]*10+490+[.AD$2]*8" office:value-type="float" office:value="774">
            <text:p>774 kg</text:p>
          </table:table-cell>
          <table:table-cell table:style-name="ce19" table:formula="oooc:=[.$B206]*10+490+[.AE$2]*8" office:value-type="float" office:value="782">
            <text:p>782 kg</text:p>
          </table:table-cell>
          <table:table-cell table:style-name="ce19" table:formula="oooc:=[.$B206]*10+490+[.AF$2]*8" office:value-type="float" office:value="790">
            <text:p>7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style-name="ce19" table:formula="oooc:=[.$B207]*10+490+[.C$2]*8" office:value-type="float" office:value="568">
            <text:p>568 kg</text:p>
          </table:table-cell>
          <table:table-cell table:style-name="ce19" table:formula="oooc:=[.$B207]*10+490+[.D$2]*8" office:value-type="float" office:value="576">
            <text:p>576 kg</text:p>
          </table:table-cell>
          <table:table-cell table:style-name="ce19" table:formula="oooc:=[.$B207]*10+490+[.E$2]*8" office:value-type="float" office:value="584">
            <text:p>584 kg</text:p>
          </table:table-cell>
          <table:table-cell table:style-name="ce19" table:formula="oooc:=[.$B207]*10+490+[.F$2]*8" office:value-type="float" office:value="592">
            <text:p>592 kg</text:p>
          </table:table-cell>
          <table:table-cell table:style-name="ce19" table:formula="oooc:=[.$B207]*10+490+[.G$2]*8" office:value-type="float" office:value="600">
            <text:p>600 kg</text:p>
          </table:table-cell>
          <table:table-cell table:style-name="ce19" table:formula="oooc:=[.$B207]*10+490+[.H$2]*8" office:value-type="float" office:value="608">
            <text:p>608 kg</text:p>
          </table:table-cell>
          <table:table-cell table:style-name="ce19" table:formula="oooc:=[.$B207]*10+490+[.I$2]*8" office:value-type="float" office:value="616">
            <text:p>616 kg</text:p>
          </table:table-cell>
          <table:table-cell table:style-name="ce19" table:formula="oooc:=[.$B207]*10+490+[.J$2]*8" office:value-type="float" office:value="624">
            <text:p>624 kg</text:p>
          </table:table-cell>
          <table:table-cell table:style-name="ce19" table:formula="oooc:=[.$B207]*10+490+[.K$2]*8" office:value-type="float" office:value="632">
            <text:p>632 kg</text:p>
          </table:table-cell>
          <table:table-cell table:style-name="ce19" table:formula="oooc:=[.$B207]*10+490+[.L$2]*8" office:value-type="float" office:value="640">
            <text:p>640 kg</text:p>
          </table:table-cell>
          <table:table-cell table:style-name="ce19" table:formula="oooc:=[.$B207]*10+490+[.M$2]*8" office:value-type="float" office:value="648">
            <text:p>648 kg</text:p>
          </table:table-cell>
          <table:table-cell table:style-name="ce19" table:formula="oooc:=[.$B207]*10+490+[.N$2]*8" office:value-type="float" office:value="656">
            <text:p>656 kg</text:p>
          </table:table-cell>
          <table:table-cell table:style-name="ce19" table:formula="oooc:=[.$B207]*10+490+[.O$2]*8" office:value-type="float" office:value="664">
            <text:p>664 kg</text:p>
          </table:table-cell>
          <table:table-cell table:style-name="ce19" table:formula="oooc:=[.$B207]*10+490+[.P$2]*8" office:value-type="float" office:value="672">
            <text:p>672 kg</text:p>
          </table:table-cell>
          <table:table-cell table:style-name="ce19" table:formula="oooc:=[.$B207]*10+490+[.Q$2]*8" office:value-type="float" office:value="680">
            <text:p>680 kg</text:p>
          </table:table-cell>
          <table:table-cell table:style-name="ce19" table:formula="oooc:=[.$B207]*10+490+[.R$2]*8" office:value-type="float" office:value="688">
            <text:p>688 kg</text:p>
          </table:table-cell>
          <table:table-cell table:style-name="ce19" table:formula="oooc:=[.$B207]*10+490+[.S$2]*8" office:value-type="float" office:value="696">
            <text:p>696 kg</text:p>
          </table:table-cell>
          <table:table-cell table:style-name="ce19" table:formula="oooc:=[.$B207]*10+490+[.T$2]*8" office:value-type="float" office:value="704">
            <text:p>704 kg</text:p>
          </table:table-cell>
          <table:table-cell table:style-name="ce19" table:formula="oooc:=[.$B207]*10+490+[.U$2]*8" office:value-type="float" office:value="712">
            <text:p>712 kg</text:p>
          </table:table-cell>
          <table:table-cell table:style-name="ce19" table:formula="oooc:=[.$B207]*10+490+[.V$2]*8" office:value-type="float" office:value="720">
            <text:p>720 kg</text:p>
          </table:table-cell>
          <table:table-cell table:style-name="ce19" table:formula="oooc:=[.$B207]*10+490+[.W$2]*8" office:value-type="float" office:value="728">
            <text:p>728 kg</text:p>
          </table:table-cell>
          <table:table-cell table:style-name="ce19" table:formula="oooc:=[.$B207]*10+490+[.X$2]*8" office:value-type="float" office:value="736">
            <text:p>736 kg</text:p>
          </table:table-cell>
          <table:table-cell table:style-name="ce19" table:formula="oooc:=[.$B207]*10+490+[.Y$2]*8" office:value-type="float" office:value="744">
            <text:p>744 kg</text:p>
          </table:table-cell>
          <table:table-cell table:style-name="ce19" table:formula="oooc:=[.$B207]*10+490+[.Z$2]*8" office:value-type="float" office:value="752">
            <text:p>752 kg</text:p>
          </table:table-cell>
          <table:table-cell table:style-name="ce19" table:formula="oooc:=[.$B207]*10+490+[.AA$2]*8" office:value-type="float" office:value="760">
            <text:p>760 kg</text:p>
          </table:table-cell>
          <table:table-cell table:style-name="ce19" table:formula="oooc:=[.$B207]*10+490+[.AB$2]*8" office:value-type="float" office:value="768">
            <text:p>768 kg</text:p>
          </table:table-cell>
          <table:table-cell table:style-name="ce19" table:formula="oooc:=[.$B207]*10+490+[.AC$2]*8" office:value-type="float" office:value="776">
            <text:p>776 kg</text:p>
          </table:table-cell>
          <table:table-cell table:style-name="ce19" table:formula="oooc:=[.$B207]*10+490+[.AD$2]*8" office:value-type="float" office:value="784">
            <text:p>784 kg</text:p>
          </table:table-cell>
          <table:table-cell table:style-name="ce19" table:formula="oooc:=[.$B207]*10+490+[.AE$2]*8" office:value-type="float" office:value="792">
            <text:p>792 kg</text:p>
          </table:table-cell>
          <table:table-cell table:style-name="ce19" table:formula="oooc:=[.$B207]*10+490+[.AF$2]*8" office:value-type="float" office:value="800">
            <text:p>8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19" table:formula="oooc:=[.$B208]*10+490+[.C$2]*8" office:value-type="float" office:value="578">
            <text:p>578 kg</text:p>
          </table:table-cell>
          <table:table-cell table:style-name="ce19" table:formula="oooc:=[.$B208]*10+490+[.D$2]*8" office:value-type="float" office:value="586">
            <text:p>586 kg</text:p>
          </table:table-cell>
          <table:table-cell table:style-name="ce19" table:formula="oooc:=[.$B208]*10+490+[.E$2]*8" office:value-type="float" office:value="594">
            <text:p>594 kg</text:p>
          </table:table-cell>
          <table:table-cell table:style-name="ce19" table:formula="oooc:=[.$B208]*10+490+[.F$2]*8" office:value-type="float" office:value="602">
            <text:p>602 kg</text:p>
          </table:table-cell>
          <table:table-cell table:style-name="ce19" table:formula="oooc:=[.$B208]*10+490+[.G$2]*8" office:value-type="float" office:value="610">
            <text:p>610 kg</text:p>
          </table:table-cell>
          <table:table-cell table:style-name="ce19" table:formula="oooc:=[.$B208]*10+490+[.H$2]*8" office:value-type="float" office:value="618">
            <text:p>618 kg</text:p>
          </table:table-cell>
          <table:table-cell table:style-name="ce19" table:formula="oooc:=[.$B208]*10+490+[.I$2]*8" office:value-type="float" office:value="626">
            <text:p>626 kg</text:p>
          </table:table-cell>
          <table:table-cell table:style-name="ce19" table:formula="oooc:=[.$B208]*10+490+[.J$2]*8" office:value-type="float" office:value="634">
            <text:p>634 kg</text:p>
          </table:table-cell>
          <table:table-cell table:style-name="ce19" table:formula="oooc:=[.$B208]*10+490+[.K$2]*8" office:value-type="float" office:value="642">
            <text:p>642 kg</text:p>
          </table:table-cell>
          <table:table-cell table:style-name="ce19" table:formula="oooc:=[.$B208]*10+490+[.L$2]*8" office:value-type="float" office:value="650">
            <text:p>650 kg</text:p>
          </table:table-cell>
          <table:table-cell table:style-name="ce19" table:formula="oooc:=[.$B208]*10+490+[.M$2]*8" office:value-type="float" office:value="658">
            <text:p>658 kg</text:p>
          </table:table-cell>
          <table:table-cell table:style-name="ce19" table:formula="oooc:=[.$B208]*10+490+[.N$2]*8" office:value-type="float" office:value="666">
            <text:p>666 kg</text:p>
          </table:table-cell>
          <table:table-cell table:style-name="ce19" table:formula="oooc:=[.$B208]*10+490+[.O$2]*8" office:value-type="float" office:value="674">
            <text:p>674 kg</text:p>
          </table:table-cell>
          <table:table-cell table:style-name="ce19" table:formula="oooc:=[.$B208]*10+490+[.P$2]*8" office:value-type="float" office:value="682">
            <text:p>682 kg</text:p>
          </table:table-cell>
          <table:table-cell table:style-name="ce19" table:formula="oooc:=[.$B208]*10+490+[.Q$2]*8" office:value-type="float" office:value="690">
            <text:p>690 kg</text:p>
          </table:table-cell>
          <table:table-cell table:style-name="ce19" table:formula="oooc:=[.$B208]*10+490+[.R$2]*8" office:value-type="float" office:value="698">
            <text:p>698 kg</text:p>
          </table:table-cell>
          <table:table-cell table:style-name="ce19" table:formula="oooc:=[.$B208]*10+490+[.S$2]*8" office:value-type="float" office:value="706">
            <text:p>706 kg</text:p>
          </table:table-cell>
          <table:table-cell table:style-name="ce19" table:formula="oooc:=[.$B208]*10+490+[.T$2]*8" office:value-type="float" office:value="714">
            <text:p>714 kg</text:p>
          </table:table-cell>
          <table:table-cell table:style-name="ce19" table:formula="oooc:=[.$B208]*10+490+[.U$2]*8" office:value-type="float" office:value="722">
            <text:p>722 kg</text:p>
          </table:table-cell>
          <table:table-cell table:style-name="ce19" table:formula="oooc:=[.$B208]*10+490+[.V$2]*8" office:value-type="float" office:value="730">
            <text:p>730 kg</text:p>
          </table:table-cell>
          <table:table-cell table:style-name="ce19" table:formula="oooc:=[.$B208]*10+490+[.W$2]*8" office:value-type="float" office:value="738">
            <text:p>738 kg</text:p>
          </table:table-cell>
          <table:table-cell table:style-name="ce19" table:formula="oooc:=[.$B208]*10+490+[.X$2]*8" office:value-type="float" office:value="746">
            <text:p>746 kg</text:p>
          </table:table-cell>
          <table:table-cell table:style-name="ce19" table:formula="oooc:=[.$B208]*10+490+[.Y$2]*8" office:value-type="float" office:value="754">
            <text:p>754 kg</text:p>
          </table:table-cell>
          <table:table-cell table:style-name="ce19" table:formula="oooc:=[.$B208]*10+490+[.Z$2]*8" office:value-type="float" office:value="762">
            <text:p>762 kg</text:p>
          </table:table-cell>
          <table:table-cell table:style-name="ce19" table:formula="oooc:=[.$B208]*10+490+[.AA$2]*8" office:value-type="float" office:value="770">
            <text:p>770 kg</text:p>
          </table:table-cell>
          <table:table-cell table:style-name="ce19" table:formula="oooc:=[.$B208]*10+490+[.AB$2]*8" office:value-type="float" office:value="778">
            <text:p>778 kg</text:p>
          </table:table-cell>
          <table:table-cell table:style-name="ce19" table:formula="oooc:=[.$B208]*10+490+[.AC$2]*8" office:value-type="float" office:value="786">
            <text:p>786 kg</text:p>
          </table:table-cell>
          <table:table-cell table:style-name="ce19" table:formula="oooc:=[.$B208]*10+490+[.AD$2]*8" office:value-type="float" office:value="794">
            <text:p>794 kg</text:p>
          </table:table-cell>
          <table:table-cell table:style-name="ce19" table:formula="oooc:=[.$B208]*10+490+[.AE$2]*8" office:value-type="float" office:value="802">
            <text:p>802 kg</text:p>
          </table:table-cell>
          <table:table-cell table:style-name="ce19" table:formula="oooc:=[.$B208]*10+490+[.AF$2]*8" office:value-type="float" office:value="810">
            <text:p>8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style-name="ce19" table:formula="oooc:=[.$B209]*10+490+[.C$2]*8" office:value-type="float" office:value="588">
            <text:p>588 kg</text:p>
          </table:table-cell>
          <table:table-cell table:style-name="ce19" table:formula="oooc:=[.$B209]*10+490+[.D$2]*8" office:value-type="float" office:value="596">
            <text:p>596 kg</text:p>
          </table:table-cell>
          <table:table-cell table:style-name="ce19" table:formula="oooc:=[.$B209]*10+490+[.E$2]*8" office:value-type="float" office:value="604">
            <text:p>604 kg</text:p>
          </table:table-cell>
          <table:table-cell table:style-name="ce19" table:formula="oooc:=[.$B209]*10+490+[.F$2]*8" office:value-type="float" office:value="612">
            <text:p>612 kg</text:p>
          </table:table-cell>
          <table:table-cell table:style-name="ce19" table:formula="oooc:=[.$B209]*10+490+[.G$2]*8" office:value-type="float" office:value="620">
            <text:p>620 kg</text:p>
          </table:table-cell>
          <table:table-cell table:style-name="ce19" table:formula="oooc:=[.$B209]*10+490+[.H$2]*8" office:value-type="float" office:value="628">
            <text:p>628 kg</text:p>
          </table:table-cell>
          <table:table-cell table:style-name="ce19" table:formula="oooc:=[.$B209]*10+490+[.I$2]*8" office:value-type="float" office:value="636">
            <text:p>636 kg</text:p>
          </table:table-cell>
          <table:table-cell table:style-name="ce19" table:formula="oooc:=[.$B209]*10+490+[.J$2]*8" office:value-type="float" office:value="644">
            <text:p>644 kg</text:p>
          </table:table-cell>
          <table:table-cell table:style-name="ce19" table:formula="oooc:=[.$B209]*10+490+[.K$2]*8" office:value-type="float" office:value="652">
            <text:p>652 kg</text:p>
          </table:table-cell>
          <table:table-cell table:style-name="ce19" table:formula="oooc:=[.$B209]*10+490+[.L$2]*8" office:value-type="float" office:value="660">
            <text:p>660 kg</text:p>
          </table:table-cell>
          <table:table-cell table:style-name="ce19" table:formula="oooc:=[.$B209]*10+490+[.M$2]*8" office:value-type="float" office:value="668">
            <text:p>668 kg</text:p>
          </table:table-cell>
          <table:table-cell table:style-name="ce19" table:formula="oooc:=[.$B209]*10+490+[.N$2]*8" office:value-type="float" office:value="676">
            <text:p>676 kg</text:p>
          </table:table-cell>
          <table:table-cell table:style-name="ce19" table:formula="oooc:=[.$B209]*10+490+[.O$2]*8" office:value-type="float" office:value="684">
            <text:p>684 kg</text:p>
          </table:table-cell>
          <table:table-cell table:style-name="ce19" table:formula="oooc:=[.$B209]*10+490+[.P$2]*8" office:value-type="float" office:value="692">
            <text:p>692 kg</text:p>
          </table:table-cell>
          <table:table-cell table:style-name="ce19" table:formula="oooc:=[.$B209]*10+490+[.Q$2]*8" office:value-type="float" office:value="700">
            <text:p>700 kg</text:p>
          </table:table-cell>
          <table:table-cell table:style-name="ce19" table:formula="oooc:=[.$B209]*10+490+[.R$2]*8" office:value-type="float" office:value="708">
            <text:p>708 kg</text:p>
          </table:table-cell>
          <table:table-cell table:style-name="ce19" table:formula="oooc:=[.$B209]*10+490+[.S$2]*8" office:value-type="float" office:value="716">
            <text:p>716 kg</text:p>
          </table:table-cell>
          <table:table-cell table:style-name="ce19" table:formula="oooc:=[.$B209]*10+490+[.T$2]*8" office:value-type="float" office:value="724">
            <text:p>724 kg</text:p>
          </table:table-cell>
          <table:table-cell table:style-name="ce19" table:formula="oooc:=[.$B209]*10+490+[.U$2]*8" office:value-type="float" office:value="732">
            <text:p>732 kg</text:p>
          </table:table-cell>
          <table:table-cell table:style-name="ce19" table:formula="oooc:=[.$B209]*10+490+[.V$2]*8" office:value-type="float" office:value="740">
            <text:p>740 kg</text:p>
          </table:table-cell>
          <table:table-cell table:style-name="ce19" table:formula="oooc:=[.$B209]*10+490+[.W$2]*8" office:value-type="float" office:value="748">
            <text:p>748 kg</text:p>
          </table:table-cell>
          <table:table-cell table:style-name="ce19" table:formula="oooc:=[.$B209]*10+490+[.X$2]*8" office:value-type="float" office:value="756">
            <text:p>756 kg</text:p>
          </table:table-cell>
          <table:table-cell table:style-name="ce19" table:formula="oooc:=[.$B209]*10+490+[.Y$2]*8" office:value-type="float" office:value="764">
            <text:p>764 kg</text:p>
          </table:table-cell>
          <table:table-cell table:style-name="ce19" table:formula="oooc:=[.$B209]*10+490+[.Z$2]*8" office:value-type="float" office:value="772">
            <text:p>772 kg</text:p>
          </table:table-cell>
          <table:table-cell table:style-name="ce19" table:formula="oooc:=[.$B209]*10+490+[.AA$2]*8" office:value-type="float" office:value="780">
            <text:p>780 kg</text:p>
          </table:table-cell>
          <table:table-cell table:style-name="ce19" table:formula="oooc:=[.$B209]*10+490+[.AB$2]*8" office:value-type="float" office:value="788">
            <text:p>788 kg</text:p>
          </table:table-cell>
          <table:table-cell table:style-name="ce19" table:formula="oooc:=[.$B209]*10+490+[.AC$2]*8" office:value-type="float" office:value="796">
            <text:p>796 kg</text:p>
          </table:table-cell>
          <table:table-cell table:style-name="ce19" table:formula="oooc:=[.$B209]*10+490+[.AD$2]*8" office:value-type="float" office:value="804">
            <text:p>804 kg</text:p>
          </table:table-cell>
          <table:table-cell table:style-name="ce19" table:formula="oooc:=[.$B209]*10+490+[.AE$2]*8" office:value-type="float" office:value="812">
            <text:p>812 kg</text:p>
          </table:table-cell>
          <table:table-cell table:style-name="ce19" table:formula="oooc:=[.$B209]*10+490+[.AF$2]*8" office:value-type="float" office:value="820">
            <text:p>8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style-name="ce19" table:formula="oooc:=[.$B210]*10+490+[.C$2]*8" office:value-type="float" office:value="598">
            <text:p>598 kg</text:p>
          </table:table-cell>
          <table:table-cell table:style-name="ce19" table:formula="oooc:=[.$B210]*10+490+[.D$2]*8" office:value-type="float" office:value="606">
            <text:p>606 kg</text:p>
          </table:table-cell>
          <table:table-cell table:style-name="ce19" table:formula="oooc:=[.$B210]*10+490+[.E$2]*8" office:value-type="float" office:value="614">
            <text:p>614 kg</text:p>
          </table:table-cell>
          <table:table-cell table:style-name="ce19" table:formula="oooc:=[.$B210]*10+490+[.F$2]*8" office:value-type="float" office:value="622">
            <text:p>622 kg</text:p>
          </table:table-cell>
          <table:table-cell table:style-name="ce19" table:formula="oooc:=[.$B210]*10+490+[.G$2]*8" office:value-type="float" office:value="630">
            <text:p>630 kg</text:p>
          </table:table-cell>
          <table:table-cell table:style-name="ce19" table:formula="oooc:=[.$B210]*10+490+[.H$2]*8" office:value-type="float" office:value="638">
            <text:p>638 kg</text:p>
          </table:table-cell>
          <table:table-cell table:style-name="ce19" table:formula="oooc:=[.$B210]*10+490+[.I$2]*8" office:value-type="float" office:value="646">
            <text:p>646 kg</text:p>
          </table:table-cell>
          <table:table-cell table:style-name="ce19" table:formula="oooc:=[.$B210]*10+490+[.J$2]*8" office:value-type="float" office:value="654">
            <text:p>654 kg</text:p>
          </table:table-cell>
          <table:table-cell table:style-name="ce19" table:formula="oooc:=[.$B210]*10+490+[.K$2]*8" office:value-type="float" office:value="662">
            <text:p>662 kg</text:p>
          </table:table-cell>
          <table:table-cell table:style-name="ce19" table:formula="oooc:=[.$B210]*10+490+[.L$2]*8" office:value-type="float" office:value="670">
            <text:p>670 kg</text:p>
          </table:table-cell>
          <table:table-cell table:style-name="ce19" table:formula="oooc:=[.$B210]*10+490+[.M$2]*8" office:value-type="float" office:value="678">
            <text:p>678 kg</text:p>
          </table:table-cell>
          <table:table-cell table:style-name="ce19" table:formula="oooc:=[.$B210]*10+490+[.N$2]*8" office:value-type="float" office:value="686">
            <text:p>686 kg</text:p>
          </table:table-cell>
          <table:table-cell table:style-name="ce19" table:formula="oooc:=[.$B210]*10+490+[.O$2]*8" office:value-type="float" office:value="694">
            <text:p>694 kg</text:p>
          </table:table-cell>
          <table:table-cell table:style-name="ce19" table:formula="oooc:=[.$B210]*10+490+[.P$2]*8" office:value-type="float" office:value="702">
            <text:p>702 kg</text:p>
          </table:table-cell>
          <table:table-cell table:style-name="ce19" table:formula="oooc:=[.$B210]*10+490+[.Q$2]*8" office:value-type="float" office:value="710">
            <text:p>710 kg</text:p>
          </table:table-cell>
          <table:table-cell table:style-name="ce19" table:formula="oooc:=[.$B210]*10+490+[.R$2]*8" office:value-type="float" office:value="718">
            <text:p>718 kg</text:p>
          </table:table-cell>
          <table:table-cell table:style-name="ce19" table:formula="oooc:=[.$B210]*10+490+[.S$2]*8" office:value-type="float" office:value="726">
            <text:p>726 kg</text:p>
          </table:table-cell>
          <table:table-cell table:style-name="ce19" table:formula="oooc:=[.$B210]*10+490+[.T$2]*8" office:value-type="float" office:value="734">
            <text:p>734 kg</text:p>
          </table:table-cell>
          <table:table-cell table:style-name="ce19" table:formula="oooc:=[.$B210]*10+490+[.U$2]*8" office:value-type="float" office:value="742">
            <text:p>742 kg</text:p>
          </table:table-cell>
          <table:table-cell table:style-name="ce19" table:formula="oooc:=[.$B210]*10+490+[.V$2]*8" office:value-type="float" office:value="750">
            <text:p>750 kg</text:p>
          </table:table-cell>
          <table:table-cell table:style-name="ce19" table:formula="oooc:=[.$B210]*10+490+[.W$2]*8" office:value-type="float" office:value="758">
            <text:p>758 kg</text:p>
          </table:table-cell>
          <table:table-cell table:style-name="ce19" table:formula="oooc:=[.$B210]*10+490+[.X$2]*8" office:value-type="float" office:value="766">
            <text:p>766 kg</text:p>
          </table:table-cell>
          <table:table-cell table:style-name="ce19" table:formula="oooc:=[.$B210]*10+490+[.Y$2]*8" office:value-type="float" office:value="774">
            <text:p>774 kg</text:p>
          </table:table-cell>
          <table:table-cell table:style-name="ce19" table:formula="oooc:=[.$B210]*10+490+[.Z$2]*8" office:value-type="float" office:value="782">
            <text:p>782 kg</text:p>
          </table:table-cell>
          <table:table-cell table:style-name="ce19" table:formula="oooc:=[.$B210]*10+490+[.AA$2]*8" office:value-type="float" office:value="790">
            <text:p>790 kg</text:p>
          </table:table-cell>
          <table:table-cell table:style-name="ce19" table:formula="oooc:=[.$B210]*10+490+[.AB$2]*8" office:value-type="float" office:value="798">
            <text:p>798 kg</text:p>
          </table:table-cell>
          <table:table-cell table:style-name="ce19" table:formula="oooc:=[.$B210]*10+490+[.AC$2]*8" office:value-type="float" office:value="806">
            <text:p>806 kg</text:p>
          </table:table-cell>
          <table:table-cell table:style-name="ce19" table:formula="oooc:=[.$B210]*10+490+[.AD$2]*8" office:value-type="float" office:value="814">
            <text:p>814 kg</text:p>
          </table:table-cell>
          <table:table-cell table:style-name="ce19" table:formula="oooc:=[.$B210]*10+490+[.AE$2]*8" office:value-type="float" office:value="822">
            <text:p>822 kg</text:p>
          </table:table-cell>
          <table:table-cell table:style-name="ce19" table:formula="oooc:=[.$B210]*10+490+[.AF$2]*8" office:value-type="float" office:value="830">
            <text:p>8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style-name="ce19" table:formula="oooc:=[.$B211]*10+490+[.C$2]*8" office:value-type="float" office:value="608">
            <text:p>608 kg</text:p>
          </table:table-cell>
          <table:table-cell table:style-name="ce19" table:formula="oooc:=[.$B211]*10+490+[.D$2]*8" office:value-type="float" office:value="616">
            <text:p>616 kg</text:p>
          </table:table-cell>
          <table:table-cell table:style-name="ce19" table:formula="oooc:=[.$B211]*10+490+[.E$2]*8" office:value-type="float" office:value="624">
            <text:p>624 kg</text:p>
          </table:table-cell>
          <table:table-cell table:style-name="ce19" table:formula="oooc:=[.$B211]*10+490+[.F$2]*8" office:value-type="float" office:value="632">
            <text:p>632 kg</text:p>
          </table:table-cell>
          <table:table-cell table:style-name="ce19" table:formula="oooc:=[.$B211]*10+490+[.G$2]*8" office:value-type="float" office:value="640">
            <text:p>640 kg</text:p>
          </table:table-cell>
          <table:table-cell table:style-name="ce19" table:formula="oooc:=[.$B211]*10+490+[.H$2]*8" office:value-type="float" office:value="648">
            <text:p>648 kg</text:p>
          </table:table-cell>
          <table:table-cell table:style-name="ce19" table:formula="oooc:=[.$B211]*10+490+[.I$2]*8" office:value-type="float" office:value="656">
            <text:p>656 kg</text:p>
          </table:table-cell>
          <table:table-cell table:style-name="ce19" table:formula="oooc:=[.$B211]*10+490+[.J$2]*8" office:value-type="float" office:value="664">
            <text:p>664 kg</text:p>
          </table:table-cell>
          <table:table-cell table:style-name="ce19" table:formula="oooc:=[.$B211]*10+490+[.K$2]*8" office:value-type="float" office:value="672">
            <text:p>672 kg</text:p>
          </table:table-cell>
          <table:table-cell table:style-name="ce19" table:formula="oooc:=[.$B211]*10+490+[.L$2]*8" office:value-type="float" office:value="680">
            <text:p>680 kg</text:p>
          </table:table-cell>
          <table:table-cell table:style-name="ce19" table:formula="oooc:=[.$B211]*10+490+[.M$2]*8" office:value-type="float" office:value="688">
            <text:p>688 kg</text:p>
          </table:table-cell>
          <table:table-cell table:style-name="ce19" table:formula="oooc:=[.$B211]*10+490+[.N$2]*8" office:value-type="float" office:value="696">
            <text:p>696 kg</text:p>
          </table:table-cell>
          <table:table-cell table:style-name="ce19" table:formula="oooc:=[.$B211]*10+490+[.O$2]*8" office:value-type="float" office:value="704">
            <text:p>704 kg</text:p>
          </table:table-cell>
          <table:table-cell table:style-name="ce19" table:formula="oooc:=[.$B211]*10+490+[.P$2]*8" office:value-type="float" office:value="712">
            <text:p>712 kg</text:p>
          </table:table-cell>
          <table:table-cell table:style-name="ce19" table:formula="oooc:=[.$B211]*10+490+[.Q$2]*8" office:value-type="float" office:value="720">
            <text:p>720 kg</text:p>
          </table:table-cell>
          <table:table-cell table:style-name="ce19" table:formula="oooc:=[.$B211]*10+490+[.R$2]*8" office:value-type="float" office:value="728">
            <text:p>728 kg</text:p>
          </table:table-cell>
          <table:table-cell table:style-name="ce19" table:formula="oooc:=[.$B211]*10+490+[.S$2]*8" office:value-type="float" office:value="736">
            <text:p>736 kg</text:p>
          </table:table-cell>
          <table:table-cell table:style-name="ce19" table:formula="oooc:=[.$B211]*10+490+[.T$2]*8" office:value-type="float" office:value="744">
            <text:p>744 kg</text:p>
          </table:table-cell>
          <table:table-cell table:style-name="ce19" table:formula="oooc:=[.$B211]*10+490+[.U$2]*8" office:value-type="float" office:value="752">
            <text:p>752 kg</text:p>
          </table:table-cell>
          <table:table-cell table:style-name="ce19" table:formula="oooc:=[.$B211]*10+490+[.V$2]*8" office:value-type="float" office:value="760">
            <text:p>760 kg</text:p>
          </table:table-cell>
          <table:table-cell table:style-name="ce19" table:formula="oooc:=[.$B211]*10+490+[.W$2]*8" office:value-type="float" office:value="768">
            <text:p>768 kg</text:p>
          </table:table-cell>
          <table:table-cell table:style-name="ce19" table:formula="oooc:=[.$B211]*10+490+[.X$2]*8" office:value-type="float" office:value="776">
            <text:p>776 kg</text:p>
          </table:table-cell>
          <table:table-cell table:style-name="ce19" table:formula="oooc:=[.$B211]*10+490+[.Y$2]*8" office:value-type="float" office:value="784">
            <text:p>784 kg</text:p>
          </table:table-cell>
          <table:table-cell table:style-name="ce19" table:formula="oooc:=[.$B211]*10+490+[.Z$2]*8" office:value-type="float" office:value="792">
            <text:p>792 kg</text:p>
          </table:table-cell>
          <table:table-cell table:style-name="ce19" table:formula="oooc:=[.$B211]*10+490+[.AA$2]*8" office:value-type="float" office:value="800">
            <text:p>800 kg</text:p>
          </table:table-cell>
          <table:table-cell table:style-name="ce19" table:formula="oooc:=[.$B211]*10+490+[.AB$2]*8" office:value-type="float" office:value="808">
            <text:p>808 kg</text:p>
          </table:table-cell>
          <table:table-cell table:style-name="ce19" table:formula="oooc:=[.$B211]*10+490+[.AC$2]*8" office:value-type="float" office:value="816">
            <text:p>816 kg</text:p>
          </table:table-cell>
          <table:table-cell table:style-name="ce19" table:formula="oooc:=[.$B211]*10+490+[.AD$2]*8" office:value-type="float" office:value="824">
            <text:p>824 kg</text:p>
          </table:table-cell>
          <table:table-cell table:style-name="ce19" table:formula="oooc:=[.$B211]*10+490+[.AE$2]*8" office:value-type="float" office:value="832">
            <text:p>832 kg</text:p>
          </table:table-cell>
          <table:table-cell table:style-name="ce19" table:formula="oooc:=[.$B211]*10+490+[.AF$2]*8" office:value-type="float" office:value="840">
            <text:p>8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style-name="ce19" table:formula="oooc:=[.$B212]*10+490+[.C$2]*8" office:value-type="float" office:value="618">
            <text:p>618 kg</text:p>
          </table:table-cell>
          <table:table-cell table:style-name="ce19" table:formula="oooc:=[.$B212]*10+490+[.D$2]*8" office:value-type="float" office:value="626">
            <text:p>626 kg</text:p>
          </table:table-cell>
          <table:table-cell table:style-name="ce19" table:formula="oooc:=[.$B212]*10+490+[.E$2]*8" office:value-type="float" office:value="634">
            <text:p>634 kg</text:p>
          </table:table-cell>
          <table:table-cell table:style-name="ce19" table:formula="oooc:=[.$B212]*10+490+[.F$2]*8" office:value-type="float" office:value="642">
            <text:p>642 kg</text:p>
          </table:table-cell>
          <table:table-cell table:style-name="ce19" table:formula="oooc:=[.$B212]*10+490+[.G$2]*8" office:value-type="float" office:value="650">
            <text:p>650 kg</text:p>
          </table:table-cell>
          <table:table-cell table:style-name="ce19" table:formula="oooc:=[.$B212]*10+490+[.H$2]*8" office:value-type="float" office:value="658">
            <text:p>658 kg</text:p>
          </table:table-cell>
          <table:table-cell table:style-name="ce19" table:formula="oooc:=[.$B212]*10+490+[.I$2]*8" office:value-type="float" office:value="666">
            <text:p>666 kg</text:p>
          </table:table-cell>
          <table:table-cell table:style-name="ce19" table:formula="oooc:=[.$B212]*10+490+[.J$2]*8" office:value-type="float" office:value="674">
            <text:p>674 kg</text:p>
          </table:table-cell>
          <table:table-cell table:style-name="ce19" table:formula="oooc:=[.$B212]*10+490+[.K$2]*8" office:value-type="float" office:value="682">
            <text:p>682 kg</text:p>
          </table:table-cell>
          <table:table-cell table:style-name="ce19" table:formula="oooc:=[.$B212]*10+490+[.L$2]*8" office:value-type="float" office:value="690">
            <text:p>690 kg</text:p>
          </table:table-cell>
          <table:table-cell table:style-name="ce19" table:formula="oooc:=[.$B212]*10+490+[.M$2]*8" office:value-type="float" office:value="698">
            <text:p>698 kg</text:p>
          </table:table-cell>
          <table:table-cell table:style-name="ce19" table:formula="oooc:=[.$B212]*10+490+[.N$2]*8" office:value-type="float" office:value="706">
            <text:p>706 kg</text:p>
          </table:table-cell>
          <table:table-cell table:style-name="ce19" table:formula="oooc:=[.$B212]*10+490+[.O$2]*8" office:value-type="float" office:value="714">
            <text:p>714 kg</text:p>
          </table:table-cell>
          <table:table-cell table:style-name="ce19" table:formula="oooc:=[.$B212]*10+490+[.P$2]*8" office:value-type="float" office:value="722">
            <text:p>722 kg</text:p>
          </table:table-cell>
          <table:table-cell table:style-name="ce19" table:formula="oooc:=[.$B212]*10+490+[.Q$2]*8" office:value-type="float" office:value="730">
            <text:p>730 kg</text:p>
          </table:table-cell>
          <table:table-cell table:style-name="ce19" table:formula="oooc:=[.$B212]*10+490+[.R$2]*8" office:value-type="float" office:value="738">
            <text:p>738 kg</text:p>
          </table:table-cell>
          <table:table-cell table:style-name="ce19" table:formula="oooc:=[.$B212]*10+490+[.S$2]*8" office:value-type="float" office:value="746">
            <text:p>746 kg</text:p>
          </table:table-cell>
          <table:table-cell table:style-name="ce19" table:formula="oooc:=[.$B212]*10+490+[.T$2]*8" office:value-type="float" office:value="754">
            <text:p>754 kg</text:p>
          </table:table-cell>
          <table:table-cell table:style-name="ce19" table:formula="oooc:=[.$B212]*10+490+[.U$2]*8" office:value-type="float" office:value="762">
            <text:p>762 kg</text:p>
          </table:table-cell>
          <table:table-cell table:style-name="ce19" table:formula="oooc:=[.$B212]*10+490+[.V$2]*8" office:value-type="float" office:value="770">
            <text:p>770 kg</text:p>
          </table:table-cell>
          <table:table-cell table:style-name="ce19" table:formula="oooc:=[.$B212]*10+490+[.W$2]*8" office:value-type="float" office:value="778">
            <text:p>778 kg</text:p>
          </table:table-cell>
          <table:table-cell table:style-name="ce19" table:formula="oooc:=[.$B212]*10+490+[.X$2]*8" office:value-type="float" office:value="786">
            <text:p>786 kg</text:p>
          </table:table-cell>
          <table:table-cell table:style-name="ce19" table:formula="oooc:=[.$B212]*10+490+[.Y$2]*8" office:value-type="float" office:value="794">
            <text:p>794 kg</text:p>
          </table:table-cell>
          <table:table-cell table:style-name="ce19" table:formula="oooc:=[.$B212]*10+490+[.Z$2]*8" office:value-type="float" office:value="802">
            <text:p>802 kg</text:p>
          </table:table-cell>
          <table:table-cell table:style-name="ce19" table:formula="oooc:=[.$B212]*10+490+[.AA$2]*8" office:value-type="float" office:value="810">
            <text:p>810 kg</text:p>
          </table:table-cell>
          <table:table-cell table:style-name="ce19" table:formula="oooc:=[.$B212]*10+490+[.AB$2]*8" office:value-type="float" office:value="818">
            <text:p>818 kg</text:p>
          </table:table-cell>
          <table:table-cell table:style-name="ce19" table:formula="oooc:=[.$B212]*10+490+[.AC$2]*8" office:value-type="float" office:value="826">
            <text:p>826 kg</text:p>
          </table:table-cell>
          <table:table-cell table:style-name="ce19" table:formula="oooc:=[.$B212]*10+490+[.AD$2]*8" office:value-type="float" office:value="834">
            <text:p>834 kg</text:p>
          </table:table-cell>
          <table:table-cell table:style-name="ce19" table:formula="oooc:=[.$B212]*10+490+[.AE$2]*8" office:value-type="float" office:value="842">
            <text:p>842 kg</text:p>
          </table:table-cell>
          <table:table-cell table:style-name="ce19" table:formula="oooc:=[.$B212]*10+490+[.AF$2]*8" office:value-type="float" office:value="850">
            <text:p>8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style-name="ce19" table:formula="oooc:=[.$B213]*10+490+[.C$2]*8" office:value-type="float" office:value="628">
            <text:p>628 kg</text:p>
          </table:table-cell>
          <table:table-cell table:style-name="ce19" table:formula="oooc:=[.$B213]*10+490+[.D$2]*8" office:value-type="float" office:value="636">
            <text:p>636 kg</text:p>
          </table:table-cell>
          <table:table-cell table:style-name="ce19" table:formula="oooc:=[.$B213]*10+490+[.E$2]*8" office:value-type="float" office:value="644">
            <text:p>644 kg</text:p>
          </table:table-cell>
          <table:table-cell table:style-name="ce19" table:formula="oooc:=[.$B213]*10+490+[.F$2]*8" office:value-type="float" office:value="652">
            <text:p>652 kg</text:p>
          </table:table-cell>
          <table:table-cell table:style-name="ce19" table:formula="oooc:=[.$B213]*10+490+[.G$2]*8" office:value-type="float" office:value="660">
            <text:p>660 kg</text:p>
          </table:table-cell>
          <table:table-cell table:style-name="ce19" table:formula="oooc:=[.$B213]*10+490+[.H$2]*8" office:value-type="float" office:value="668">
            <text:p>668 kg</text:p>
          </table:table-cell>
          <table:table-cell table:style-name="ce19" table:formula="oooc:=[.$B213]*10+490+[.I$2]*8" office:value-type="float" office:value="676">
            <text:p>676 kg</text:p>
          </table:table-cell>
          <table:table-cell table:style-name="ce19" table:formula="oooc:=[.$B213]*10+490+[.J$2]*8" office:value-type="float" office:value="684">
            <text:p>684 kg</text:p>
          </table:table-cell>
          <table:table-cell table:style-name="ce19" table:formula="oooc:=[.$B213]*10+490+[.K$2]*8" office:value-type="float" office:value="692">
            <text:p>692 kg</text:p>
          </table:table-cell>
          <table:table-cell table:style-name="ce19" table:formula="oooc:=[.$B213]*10+490+[.L$2]*8" office:value-type="float" office:value="700">
            <text:p>700 kg</text:p>
          </table:table-cell>
          <table:table-cell table:style-name="ce19" table:formula="oooc:=[.$B213]*10+490+[.M$2]*8" office:value-type="float" office:value="708">
            <text:p>708 kg</text:p>
          </table:table-cell>
          <table:table-cell table:style-name="ce19" table:formula="oooc:=[.$B213]*10+490+[.N$2]*8" office:value-type="float" office:value="716">
            <text:p>716 kg</text:p>
          </table:table-cell>
          <table:table-cell table:style-name="ce19" table:formula="oooc:=[.$B213]*10+490+[.O$2]*8" office:value-type="float" office:value="724">
            <text:p>724 kg</text:p>
          </table:table-cell>
          <table:table-cell table:style-name="ce19" table:formula="oooc:=[.$B213]*10+490+[.P$2]*8" office:value-type="float" office:value="732">
            <text:p>732 kg</text:p>
          </table:table-cell>
          <table:table-cell table:style-name="ce19" table:formula="oooc:=[.$B213]*10+490+[.Q$2]*8" office:value-type="float" office:value="740">
            <text:p>740 kg</text:p>
          </table:table-cell>
          <table:table-cell table:style-name="ce19" table:formula="oooc:=[.$B213]*10+490+[.R$2]*8" office:value-type="float" office:value="748">
            <text:p>748 kg</text:p>
          </table:table-cell>
          <table:table-cell table:style-name="ce19" table:formula="oooc:=[.$B213]*10+490+[.S$2]*8" office:value-type="float" office:value="756">
            <text:p>756 kg</text:p>
          </table:table-cell>
          <table:table-cell table:style-name="ce19" table:formula="oooc:=[.$B213]*10+490+[.T$2]*8" office:value-type="float" office:value="764">
            <text:p>764 kg</text:p>
          </table:table-cell>
          <table:table-cell table:style-name="ce19" table:formula="oooc:=[.$B213]*10+490+[.U$2]*8" office:value-type="float" office:value="772">
            <text:p>772 kg</text:p>
          </table:table-cell>
          <table:table-cell table:style-name="ce19" table:formula="oooc:=[.$B213]*10+490+[.V$2]*8" office:value-type="float" office:value="780">
            <text:p>780 kg</text:p>
          </table:table-cell>
          <table:table-cell table:style-name="ce19" table:formula="oooc:=[.$B213]*10+490+[.W$2]*8" office:value-type="float" office:value="788">
            <text:p>788 kg</text:p>
          </table:table-cell>
          <table:table-cell table:style-name="ce19" table:formula="oooc:=[.$B213]*10+490+[.X$2]*8" office:value-type="float" office:value="796">
            <text:p>796 kg</text:p>
          </table:table-cell>
          <table:table-cell table:style-name="ce19" table:formula="oooc:=[.$B213]*10+490+[.Y$2]*8" office:value-type="float" office:value="804">
            <text:p>804 kg</text:p>
          </table:table-cell>
          <table:table-cell table:style-name="ce19" table:formula="oooc:=[.$B213]*10+490+[.Z$2]*8" office:value-type="float" office:value="812">
            <text:p>812 kg</text:p>
          </table:table-cell>
          <table:table-cell table:style-name="ce19" table:formula="oooc:=[.$B213]*10+490+[.AA$2]*8" office:value-type="float" office:value="820">
            <text:p>820 kg</text:p>
          </table:table-cell>
          <table:table-cell table:style-name="ce19" table:formula="oooc:=[.$B213]*10+490+[.AB$2]*8" office:value-type="float" office:value="828">
            <text:p>828 kg</text:p>
          </table:table-cell>
          <table:table-cell table:style-name="ce19" table:formula="oooc:=[.$B213]*10+490+[.AC$2]*8" office:value-type="float" office:value="836">
            <text:p>836 kg</text:p>
          </table:table-cell>
          <table:table-cell table:style-name="ce19" table:formula="oooc:=[.$B213]*10+490+[.AD$2]*8" office:value-type="float" office:value="844">
            <text:p>844 kg</text:p>
          </table:table-cell>
          <table:table-cell table:style-name="ce19" table:formula="oooc:=[.$B213]*10+490+[.AE$2]*8" office:value-type="float" office:value="852">
            <text:p>852 kg</text:p>
          </table:table-cell>
          <table:table-cell table:style-name="ce19" table:formula="oooc:=[.$B213]*10+490+[.AF$2]*8" office:value-type="float" office:value="860">
            <text:p>8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style-name="ce19" table:formula="oooc:=[.$B214]*10+490+[.C$2]*8" office:value-type="float" office:value="638">
            <text:p>638 kg</text:p>
          </table:table-cell>
          <table:table-cell table:style-name="ce19" table:formula="oooc:=[.$B214]*10+490+[.D$2]*8" office:value-type="float" office:value="646">
            <text:p>646 kg</text:p>
          </table:table-cell>
          <table:table-cell table:style-name="ce19" table:formula="oooc:=[.$B214]*10+490+[.E$2]*8" office:value-type="float" office:value="654">
            <text:p>654 kg</text:p>
          </table:table-cell>
          <table:table-cell table:style-name="ce19" table:formula="oooc:=[.$B214]*10+490+[.F$2]*8" office:value-type="float" office:value="662">
            <text:p>662 kg</text:p>
          </table:table-cell>
          <table:table-cell table:style-name="ce19" table:formula="oooc:=[.$B214]*10+490+[.G$2]*8" office:value-type="float" office:value="670">
            <text:p>670 kg</text:p>
          </table:table-cell>
          <table:table-cell table:style-name="ce19" table:formula="oooc:=[.$B214]*10+490+[.H$2]*8" office:value-type="float" office:value="678">
            <text:p>678 kg</text:p>
          </table:table-cell>
          <table:table-cell table:style-name="ce19" table:formula="oooc:=[.$B214]*10+490+[.I$2]*8" office:value-type="float" office:value="686">
            <text:p>686 kg</text:p>
          </table:table-cell>
          <table:table-cell table:style-name="ce19" table:formula="oooc:=[.$B214]*10+490+[.J$2]*8" office:value-type="float" office:value="694">
            <text:p>694 kg</text:p>
          </table:table-cell>
          <table:table-cell table:style-name="ce19" table:formula="oooc:=[.$B214]*10+490+[.K$2]*8" office:value-type="float" office:value="702">
            <text:p>702 kg</text:p>
          </table:table-cell>
          <table:table-cell table:style-name="ce19" table:formula="oooc:=[.$B214]*10+490+[.L$2]*8" office:value-type="float" office:value="710">
            <text:p>710 kg</text:p>
          </table:table-cell>
          <table:table-cell table:style-name="ce19" table:formula="oooc:=[.$B214]*10+490+[.M$2]*8" office:value-type="float" office:value="718">
            <text:p>718 kg</text:p>
          </table:table-cell>
          <table:table-cell table:style-name="ce19" table:formula="oooc:=[.$B214]*10+490+[.N$2]*8" office:value-type="float" office:value="726">
            <text:p>726 kg</text:p>
          </table:table-cell>
          <table:table-cell table:style-name="ce19" table:formula="oooc:=[.$B214]*10+490+[.O$2]*8" office:value-type="float" office:value="734">
            <text:p>734 kg</text:p>
          </table:table-cell>
          <table:table-cell table:style-name="ce19" table:formula="oooc:=[.$B214]*10+490+[.P$2]*8" office:value-type="float" office:value="742">
            <text:p>742 kg</text:p>
          </table:table-cell>
          <table:table-cell table:style-name="ce19" table:formula="oooc:=[.$B214]*10+490+[.Q$2]*8" office:value-type="float" office:value="750">
            <text:p>750 kg</text:p>
          </table:table-cell>
          <table:table-cell table:style-name="ce19" table:formula="oooc:=[.$B214]*10+490+[.R$2]*8" office:value-type="float" office:value="758">
            <text:p>758 kg</text:p>
          </table:table-cell>
          <table:table-cell table:style-name="ce19" table:formula="oooc:=[.$B214]*10+490+[.S$2]*8" office:value-type="float" office:value="766">
            <text:p>766 kg</text:p>
          </table:table-cell>
          <table:table-cell table:style-name="ce19" table:formula="oooc:=[.$B214]*10+490+[.T$2]*8" office:value-type="float" office:value="774">
            <text:p>774 kg</text:p>
          </table:table-cell>
          <table:table-cell table:style-name="ce19" table:formula="oooc:=[.$B214]*10+490+[.U$2]*8" office:value-type="float" office:value="782">
            <text:p>782 kg</text:p>
          </table:table-cell>
          <table:table-cell table:style-name="ce19" table:formula="oooc:=[.$B214]*10+490+[.V$2]*8" office:value-type="float" office:value="790">
            <text:p>790 kg</text:p>
          </table:table-cell>
          <table:table-cell table:style-name="ce19" table:formula="oooc:=[.$B214]*10+490+[.W$2]*8" office:value-type="float" office:value="798">
            <text:p>798 kg</text:p>
          </table:table-cell>
          <table:table-cell table:style-name="ce19" table:formula="oooc:=[.$B214]*10+490+[.X$2]*8" office:value-type="float" office:value="806">
            <text:p>806 kg</text:p>
          </table:table-cell>
          <table:table-cell table:style-name="ce19" table:formula="oooc:=[.$B214]*10+490+[.Y$2]*8" office:value-type="float" office:value="814">
            <text:p>814 kg</text:p>
          </table:table-cell>
          <table:table-cell table:style-name="ce19" table:formula="oooc:=[.$B214]*10+490+[.Z$2]*8" office:value-type="float" office:value="822">
            <text:p>822 kg</text:p>
          </table:table-cell>
          <table:table-cell table:style-name="ce19" table:formula="oooc:=[.$B214]*10+490+[.AA$2]*8" office:value-type="float" office:value="830">
            <text:p>830 kg</text:p>
          </table:table-cell>
          <table:table-cell table:style-name="ce19" table:formula="oooc:=[.$B214]*10+490+[.AB$2]*8" office:value-type="float" office:value="838">
            <text:p>838 kg</text:p>
          </table:table-cell>
          <table:table-cell table:style-name="ce19" table:formula="oooc:=[.$B214]*10+490+[.AC$2]*8" office:value-type="float" office:value="846">
            <text:p>846 kg</text:p>
          </table:table-cell>
          <table:table-cell table:style-name="ce19" table:formula="oooc:=[.$B214]*10+490+[.AD$2]*8" office:value-type="float" office:value="854">
            <text:p>854 kg</text:p>
          </table:table-cell>
          <table:table-cell table:style-name="ce19" table:formula="oooc:=[.$B214]*10+490+[.AE$2]*8" office:value-type="float" office:value="862">
            <text:p>862 kg</text:p>
          </table:table-cell>
          <table:table-cell table:style-name="ce19" table:formula="oooc:=[.$B214]*10+490+[.AF$2]*8" office:value-type="float" office:value="870">
            <text:p>8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style-name="ce19" table:formula="oooc:=[.$B215]*10+490+[.C$2]*8" office:value-type="float" office:value="648">
            <text:p>648 kg</text:p>
          </table:table-cell>
          <table:table-cell table:style-name="ce19" table:formula="oooc:=[.$B215]*10+490+[.D$2]*8" office:value-type="float" office:value="656">
            <text:p>656 kg</text:p>
          </table:table-cell>
          <table:table-cell table:style-name="ce19" table:formula="oooc:=[.$B215]*10+490+[.E$2]*8" office:value-type="float" office:value="664">
            <text:p>664 kg</text:p>
          </table:table-cell>
          <table:table-cell table:style-name="ce19" table:formula="oooc:=[.$B215]*10+490+[.F$2]*8" office:value-type="float" office:value="672">
            <text:p>672 kg</text:p>
          </table:table-cell>
          <table:table-cell table:style-name="ce19" table:formula="oooc:=[.$B215]*10+490+[.G$2]*8" office:value-type="float" office:value="680">
            <text:p>680 kg</text:p>
          </table:table-cell>
          <table:table-cell table:style-name="ce19" table:formula="oooc:=[.$B215]*10+490+[.H$2]*8" office:value-type="float" office:value="688">
            <text:p>688 kg</text:p>
          </table:table-cell>
          <table:table-cell table:style-name="ce19" table:formula="oooc:=[.$B215]*10+490+[.I$2]*8" office:value-type="float" office:value="696">
            <text:p>696 kg</text:p>
          </table:table-cell>
          <table:table-cell table:style-name="ce19" table:formula="oooc:=[.$B215]*10+490+[.J$2]*8" office:value-type="float" office:value="704">
            <text:p>704 kg</text:p>
          </table:table-cell>
          <table:table-cell table:style-name="ce19" table:formula="oooc:=[.$B215]*10+490+[.K$2]*8" office:value-type="float" office:value="712">
            <text:p>712 kg</text:p>
          </table:table-cell>
          <table:table-cell table:style-name="ce19" table:formula="oooc:=[.$B215]*10+490+[.L$2]*8" office:value-type="float" office:value="720">
            <text:p>720 kg</text:p>
          </table:table-cell>
          <table:table-cell table:style-name="ce19" table:formula="oooc:=[.$B215]*10+490+[.M$2]*8" office:value-type="float" office:value="728">
            <text:p>728 kg</text:p>
          </table:table-cell>
          <table:table-cell table:style-name="ce19" table:formula="oooc:=[.$B215]*10+490+[.N$2]*8" office:value-type="float" office:value="736">
            <text:p>736 kg</text:p>
          </table:table-cell>
          <table:table-cell table:style-name="ce19" table:formula="oooc:=[.$B215]*10+490+[.O$2]*8" office:value-type="float" office:value="744">
            <text:p>744 kg</text:p>
          </table:table-cell>
          <table:table-cell table:style-name="ce19" table:formula="oooc:=[.$B215]*10+490+[.P$2]*8" office:value-type="float" office:value="752">
            <text:p>752 kg</text:p>
          </table:table-cell>
          <table:table-cell table:style-name="ce19" table:formula="oooc:=[.$B215]*10+490+[.Q$2]*8" office:value-type="float" office:value="760">
            <text:p>760 kg</text:p>
          </table:table-cell>
          <table:table-cell table:style-name="ce19" table:formula="oooc:=[.$B215]*10+490+[.R$2]*8" office:value-type="float" office:value="768">
            <text:p>768 kg</text:p>
          </table:table-cell>
          <table:table-cell table:style-name="ce19" table:formula="oooc:=[.$B215]*10+490+[.S$2]*8" office:value-type="float" office:value="776">
            <text:p>776 kg</text:p>
          </table:table-cell>
          <table:table-cell table:style-name="ce19" table:formula="oooc:=[.$B215]*10+490+[.T$2]*8" office:value-type="float" office:value="784">
            <text:p>784 kg</text:p>
          </table:table-cell>
          <table:table-cell table:style-name="ce19" table:formula="oooc:=[.$B215]*10+490+[.U$2]*8" office:value-type="float" office:value="792">
            <text:p>792 kg</text:p>
          </table:table-cell>
          <table:table-cell table:style-name="ce19" table:formula="oooc:=[.$B215]*10+490+[.V$2]*8" office:value-type="float" office:value="800">
            <text:p>800 kg</text:p>
          </table:table-cell>
          <table:table-cell table:style-name="ce19" table:formula="oooc:=[.$B215]*10+490+[.W$2]*8" office:value-type="float" office:value="808">
            <text:p>808 kg</text:p>
          </table:table-cell>
          <table:table-cell table:style-name="ce19" table:formula="oooc:=[.$B215]*10+490+[.X$2]*8" office:value-type="float" office:value="816">
            <text:p>816 kg</text:p>
          </table:table-cell>
          <table:table-cell table:style-name="ce19" table:formula="oooc:=[.$B215]*10+490+[.Y$2]*8" office:value-type="float" office:value="824">
            <text:p>824 kg</text:p>
          </table:table-cell>
          <table:table-cell table:style-name="ce19" table:formula="oooc:=[.$B215]*10+490+[.Z$2]*8" office:value-type="float" office:value="832">
            <text:p>832 kg</text:p>
          </table:table-cell>
          <table:table-cell table:style-name="ce19" table:formula="oooc:=[.$B215]*10+490+[.AA$2]*8" office:value-type="float" office:value="840">
            <text:p>840 kg</text:p>
          </table:table-cell>
          <table:table-cell table:style-name="ce19" table:formula="oooc:=[.$B215]*10+490+[.AB$2]*8" office:value-type="float" office:value="848">
            <text:p>848 kg</text:p>
          </table:table-cell>
          <table:table-cell table:style-name="ce19" table:formula="oooc:=[.$B215]*10+490+[.AC$2]*8" office:value-type="float" office:value="856">
            <text:p>856 kg</text:p>
          </table:table-cell>
          <table:table-cell table:style-name="ce19" table:formula="oooc:=[.$B215]*10+490+[.AD$2]*8" office:value-type="float" office:value="864">
            <text:p>864 kg</text:p>
          </table:table-cell>
          <table:table-cell table:style-name="ce19" table:formula="oooc:=[.$B215]*10+490+[.AE$2]*8" office:value-type="float" office:value="872">
            <text:p>872 kg</text:p>
          </table:table-cell>
          <table:table-cell table:style-name="ce19" table:formula="oooc:=[.$B215]*10+490+[.AF$2]*8" office:value-type="float" office:value="880">
            <text:p>8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style-name="ce19" table:formula="oooc:=[.$B216]*10+490+[.C$2]*8" office:value-type="float" office:value="658">
            <text:p>658 kg</text:p>
          </table:table-cell>
          <table:table-cell table:style-name="ce19" table:formula="oooc:=[.$B216]*10+490+[.D$2]*8" office:value-type="float" office:value="666">
            <text:p>666 kg</text:p>
          </table:table-cell>
          <table:table-cell table:style-name="ce19" table:formula="oooc:=[.$B216]*10+490+[.E$2]*8" office:value-type="float" office:value="674">
            <text:p>674 kg</text:p>
          </table:table-cell>
          <table:table-cell table:style-name="ce19" table:formula="oooc:=[.$B216]*10+490+[.F$2]*8" office:value-type="float" office:value="682">
            <text:p>682 kg</text:p>
          </table:table-cell>
          <table:table-cell table:style-name="ce19" table:formula="oooc:=[.$B216]*10+490+[.G$2]*8" office:value-type="float" office:value="690">
            <text:p>690 kg</text:p>
          </table:table-cell>
          <table:table-cell table:style-name="ce19" table:formula="oooc:=[.$B216]*10+490+[.H$2]*8" office:value-type="float" office:value="698">
            <text:p>698 kg</text:p>
          </table:table-cell>
          <table:table-cell table:style-name="ce19" table:formula="oooc:=[.$B216]*10+490+[.I$2]*8" office:value-type="float" office:value="706">
            <text:p>706 kg</text:p>
          </table:table-cell>
          <table:table-cell table:style-name="ce19" table:formula="oooc:=[.$B216]*10+490+[.J$2]*8" office:value-type="float" office:value="714">
            <text:p>714 kg</text:p>
          </table:table-cell>
          <table:table-cell table:style-name="ce19" table:formula="oooc:=[.$B216]*10+490+[.K$2]*8" office:value-type="float" office:value="722">
            <text:p>722 kg</text:p>
          </table:table-cell>
          <table:table-cell table:style-name="ce19" table:formula="oooc:=[.$B216]*10+490+[.L$2]*8" office:value-type="float" office:value="730">
            <text:p>730 kg</text:p>
          </table:table-cell>
          <table:table-cell table:style-name="ce19" table:formula="oooc:=[.$B216]*10+490+[.M$2]*8" office:value-type="float" office:value="738">
            <text:p>738 kg</text:p>
          </table:table-cell>
          <table:table-cell table:style-name="ce19" table:formula="oooc:=[.$B216]*10+490+[.N$2]*8" office:value-type="float" office:value="746">
            <text:p>746 kg</text:p>
          </table:table-cell>
          <table:table-cell table:style-name="ce19" table:formula="oooc:=[.$B216]*10+490+[.O$2]*8" office:value-type="float" office:value="754">
            <text:p>754 kg</text:p>
          </table:table-cell>
          <table:table-cell table:style-name="ce19" table:formula="oooc:=[.$B216]*10+490+[.P$2]*8" office:value-type="float" office:value="762">
            <text:p>762 kg</text:p>
          </table:table-cell>
          <table:table-cell table:style-name="ce19" table:formula="oooc:=[.$B216]*10+490+[.Q$2]*8" office:value-type="float" office:value="770">
            <text:p>770 kg</text:p>
          </table:table-cell>
          <table:table-cell table:style-name="ce19" table:formula="oooc:=[.$B216]*10+490+[.R$2]*8" office:value-type="float" office:value="778">
            <text:p>778 kg</text:p>
          </table:table-cell>
          <table:table-cell table:style-name="ce19" table:formula="oooc:=[.$B216]*10+490+[.S$2]*8" office:value-type="float" office:value="786">
            <text:p>786 kg</text:p>
          </table:table-cell>
          <table:table-cell table:style-name="ce19" table:formula="oooc:=[.$B216]*10+490+[.T$2]*8" office:value-type="float" office:value="794">
            <text:p>794 kg</text:p>
          </table:table-cell>
          <table:table-cell table:style-name="ce19" table:formula="oooc:=[.$B216]*10+490+[.U$2]*8" office:value-type="float" office:value="802">
            <text:p>802 kg</text:p>
          </table:table-cell>
          <table:table-cell table:style-name="ce19" table:formula="oooc:=[.$B216]*10+490+[.V$2]*8" office:value-type="float" office:value="810">
            <text:p>810 kg</text:p>
          </table:table-cell>
          <table:table-cell table:style-name="ce19" table:formula="oooc:=[.$B216]*10+490+[.W$2]*8" office:value-type="float" office:value="818">
            <text:p>818 kg</text:p>
          </table:table-cell>
          <table:table-cell table:style-name="ce19" table:formula="oooc:=[.$B216]*10+490+[.X$2]*8" office:value-type="float" office:value="826">
            <text:p>826 kg</text:p>
          </table:table-cell>
          <table:table-cell table:style-name="ce19" table:formula="oooc:=[.$B216]*10+490+[.Y$2]*8" office:value-type="float" office:value="834">
            <text:p>834 kg</text:p>
          </table:table-cell>
          <table:table-cell table:style-name="ce19" table:formula="oooc:=[.$B216]*10+490+[.Z$2]*8" office:value-type="float" office:value="842">
            <text:p>842 kg</text:p>
          </table:table-cell>
          <table:table-cell table:style-name="ce19" table:formula="oooc:=[.$B216]*10+490+[.AA$2]*8" office:value-type="float" office:value="850">
            <text:p>850 kg</text:p>
          </table:table-cell>
          <table:table-cell table:style-name="ce19" table:formula="oooc:=[.$B216]*10+490+[.AB$2]*8" office:value-type="float" office:value="858">
            <text:p>858 kg</text:p>
          </table:table-cell>
          <table:table-cell table:style-name="ce19" table:formula="oooc:=[.$B216]*10+490+[.AC$2]*8" office:value-type="float" office:value="866">
            <text:p>866 kg</text:p>
          </table:table-cell>
          <table:table-cell table:style-name="ce19" table:formula="oooc:=[.$B216]*10+490+[.AD$2]*8" office:value-type="float" office:value="874">
            <text:p>874 kg</text:p>
          </table:table-cell>
          <table:table-cell table:style-name="ce19" table:formula="oooc:=[.$B216]*10+490+[.AE$2]*8" office:value-type="float" office:value="882">
            <text:p>882 kg</text:p>
          </table:table-cell>
          <table:table-cell table:style-name="ce19" table:formula="oooc:=[.$B216]*10+490+[.AF$2]*8" office:value-type="float" office:value="890">
            <text:p>8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style-name="ce19" table:formula="oooc:=[.$B217]*10+490+[.C$2]*8" office:value-type="float" office:value="668">
            <text:p>668 kg</text:p>
          </table:table-cell>
          <table:table-cell table:style-name="ce19" table:formula="oooc:=[.$B217]*10+490+[.D$2]*8" office:value-type="float" office:value="676">
            <text:p>676 kg</text:p>
          </table:table-cell>
          <table:table-cell table:style-name="ce19" table:formula="oooc:=[.$B217]*10+490+[.E$2]*8" office:value-type="float" office:value="684">
            <text:p>684 kg</text:p>
          </table:table-cell>
          <table:table-cell table:style-name="ce19" table:formula="oooc:=[.$B217]*10+490+[.F$2]*8" office:value-type="float" office:value="692">
            <text:p>692 kg</text:p>
          </table:table-cell>
          <table:table-cell table:style-name="ce19" table:formula="oooc:=[.$B217]*10+490+[.G$2]*8" office:value-type="float" office:value="700">
            <text:p>700 kg</text:p>
          </table:table-cell>
          <table:table-cell table:style-name="ce19" table:formula="oooc:=[.$B217]*10+490+[.H$2]*8" office:value-type="float" office:value="708">
            <text:p>708 kg</text:p>
          </table:table-cell>
          <table:table-cell table:style-name="ce19" table:formula="oooc:=[.$B217]*10+490+[.I$2]*8" office:value-type="float" office:value="716">
            <text:p>716 kg</text:p>
          </table:table-cell>
          <table:table-cell table:style-name="ce19" table:formula="oooc:=[.$B217]*10+490+[.J$2]*8" office:value-type="float" office:value="724">
            <text:p>724 kg</text:p>
          </table:table-cell>
          <table:table-cell table:style-name="ce19" table:formula="oooc:=[.$B217]*10+490+[.K$2]*8" office:value-type="float" office:value="732">
            <text:p>732 kg</text:p>
          </table:table-cell>
          <table:table-cell table:style-name="ce19" table:formula="oooc:=[.$B217]*10+490+[.L$2]*8" office:value-type="float" office:value="740">
            <text:p>740 kg</text:p>
          </table:table-cell>
          <table:table-cell table:style-name="ce19" table:formula="oooc:=[.$B217]*10+490+[.M$2]*8" office:value-type="float" office:value="748">
            <text:p>748 kg</text:p>
          </table:table-cell>
          <table:table-cell table:style-name="ce19" table:formula="oooc:=[.$B217]*10+490+[.N$2]*8" office:value-type="float" office:value="756">
            <text:p>756 kg</text:p>
          </table:table-cell>
          <table:table-cell table:style-name="ce19" table:formula="oooc:=[.$B217]*10+490+[.O$2]*8" office:value-type="float" office:value="764">
            <text:p>764 kg</text:p>
          </table:table-cell>
          <table:table-cell table:style-name="ce19" table:formula="oooc:=[.$B217]*10+490+[.P$2]*8" office:value-type="float" office:value="772">
            <text:p>772 kg</text:p>
          </table:table-cell>
          <table:table-cell table:style-name="ce19" table:formula="oooc:=[.$B217]*10+490+[.Q$2]*8" office:value-type="float" office:value="780">
            <text:p>780 kg</text:p>
          </table:table-cell>
          <table:table-cell table:style-name="ce19" table:formula="oooc:=[.$B217]*10+490+[.R$2]*8" office:value-type="float" office:value="788">
            <text:p>788 kg</text:p>
          </table:table-cell>
          <table:table-cell table:style-name="ce19" table:formula="oooc:=[.$B217]*10+490+[.S$2]*8" office:value-type="float" office:value="796">
            <text:p>796 kg</text:p>
          </table:table-cell>
          <table:table-cell table:style-name="ce19" table:formula="oooc:=[.$B217]*10+490+[.T$2]*8" office:value-type="float" office:value="804">
            <text:p>804 kg</text:p>
          </table:table-cell>
          <table:table-cell table:style-name="ce19" table:formula="oooc:=[.$B217]*10+490+[.U$2]*8" office:value-type="float" office:value="812">
            <text:p>812 kg</text:p>
          </table:table-cell>
          <table:table-cell table:style-name="ce19" table:formula="oooc:=[.$B217]*10+490+[.V$2]*8" office:value-type="float" office:value="820">
            <text:p>820 kg</text:p>
          </table:table-cell>
          <table:table-cell table:style-name="ce19" table:formula="oooc:=[.$B217]*10+490+[.W$2]*8" office:value-type="float" office:value="828">
            <text:p>828 kg</text:p>
          </table:table-cell>
          <table:table-cell table:style-name="ce19" table:formula="oooc:=[.$B217]*10+490+[.X$2]*8" office:value-type="float" office:value="836">
            <text:p>836 kg</text:p>
          </table:table-cell>
          <table:table-cell table:style-name="ce19" table:formula="oooc:=[.$B217]*10+490+[.Y$2]*8" office:value-type="float" office:value="844">
            <text:p>844 kg</text:p>
          </table:table-cell>
          <table:table-cell table:style-name="ce19" table:formula="oooc:=[.$B217]*10+490+[.Z$2]*8" office:value-type="float" office:value="852">
            <text:p>852 kg</text:p>
          </table:table-cell>
          <table:table-cell table:style-name="ce19" table:formula="oooc:=[.$B217]*10+490+[.AA$2]*8" office:value-type="float" office:value="860">
            <text:p>860 kg</text:p>
          </table:table-cell>
          <table:table-cell table:style-name="ce19" table:formula="oooc:=[.$B217]*10+490+[.AB$2]*8" office:value-type="float" office:value="868">
            <text:p>868 kg</text:p>
          </table:table-cell>
          <table:table-cell table:style-name="ce19" table:formula="oooc:=[.$B217]*10+490+[.AC$2]*8" office:value-type="float" office:value="876">
            <text:p>876 kg</text:p>
          </table:table-cell>
          <table:table-cell table:style-name="ce19" table:formula="oooc:=[.$B217]*10+490+[.AD$2]*8" office:value-type="float" office:value="884">
            <text:p>884 kg</text:p>
          </table:table-cell>
          <table:table-cell table:style-name="ce19" table:formula="oooc:=[.$B217]*10+490+[.AE$2]*8" office:value-type="float" office:value="892">
            <text:p>892 kg</text:p>
          </table:table-cell>
          <table:table-cell table:style-name="ce19" table:formula="oooc:=[.$B217]*10+490+[.AF$2]*8" office:value-type="float" office:value="900">
            <text:p>9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style-name="ce19" table:formula="oooc:=[.$B218]*10+490+[.C$2]*8" office:value-type="float" office:value="678">
            <text:p>678 kg</text:p>
          </table:table-cell>
          <table:table-cell table:style-name="ce19" table:formula="oooc:=[.$B218]*10+490+[.D$2]*8" office:value-type="float" office:value="686">
            <text:p>686 kg</text:p>
          </table:table-cell>
          <table:table-cell table:style-name="ce19" table:formula="oooc:=[.$B218]*10+490+[.E$2]*8" office:value-type="float" office:value="694">
            <text:p>694 kg</text:p>
          </table:table-cell>
          <table:table-cell table:style-name="ce19" table:formula="oooc:=[.$B218]*10+490+[.F$2]*8" office:value-type="float" office:value="702">
            <text:p>702 kg</text:p>
          </table:table-cell>
          <table:table-cell table:style-name="ce19" table:formula="oooc:=[.$B218]*10+490+[.G$2]*8" office:value-type="float" office:value="710">
            <text:p>710 kg</text:p>
          </table:table-cell>
          <table:table-cell table:style-name="ce19" table:formula="oooc:=[.$B218]*10+490+[.H$2]*8" office:value-type="float" office:value="718">
            <text:p>718 kg</text:p>
          </table:table-cell>
          <table:table-cell table:style-name="ce19" table:formula="oooc:=[.$B218]*10+490+[.I$2]*8" office:value-type="float" office:value="726">
            <text:p>726 kg</text:p>
          </table:table-cell>
          <table:table-cell table:style-name="ce19" table:formula="oooc:=[.$B218]*10+490+[.J$2]*8" office:value-type="float" office:value="734">
            <text:p>734 kg</text:p>
          </table:table-cell>
          <table:table-cell table:style-name="ce19" table:formula="oooc:=[.$B218]*10+490+[.K$2]*8" office:value-type="float" office:value="742">
            <text:p>742 kg</text:p>
          </table:table-cell>
          <table:table-cell table:style-name="ce19" table:formula="oooc:=[.$B218]*10+490+[.L$2]*8" office:value-type="float" office:value="750">
            <text:p>750 kg</text:p>
          </table:table-cell>
          <table:table-cell table:style-name="ce19" table:formula="oooc:=[.$B218]*10+490+[.M$2]*8" office:value-type="float" office:value="758">
            <text:p>758 kg</text:p>
          </table:table-cell>
          <table:table-cell table:style-name="ce19" table:formula="oooc:=[.$B218]*10+490+[.N$2]*8" office:value-type="float" office:value="766">
            <text:p>766 kg</text:p>
          </table:table-cell>
          <table:table-cell table:style-name="ce19" table:formula="oooc:=[.$B218]*10+490+[.O$2]*8" office:value-type="float" office:value="774">
            <text:p>774 kg</text:p>
          </table:table-cell>
          <table:table-cell table:style-name="ce19" table:formula="oooc:=[.$B218]*10+490+[.P$2]*8" office:value-type="float" office:value="782">
            <text:p>782 kg</text:p>
          </table:table-cell>
          <table:table-cell table:style-name="ce19" table:formula="oooc:=[.$B218]*10+490+[.Q$2]*8" office:value-type="float" office:value="790">
            <text:p>790 kg</text:p>
          </table:table-cell>
          <table:table-cell table:style-name="ce19" table:formula="oooc:=[.$B218]*10+490+[.R$2]*8" office:value-type="float" office:value="798">
            <text:p>798 kg</text:p>
          </table:table-cell>
          <table:table-cell table:style-name="ce19" table:formula="oooc:=[.$B218]*10+490+[.S$2]*8" office:value-type="float" office:value="806">
            <text:p>806 kg</text:p>
          </table:table-cell>
          <table:table-cell table:style-name="ce19" table:formula="oooc:=[.$B218]*10+490+[.T$2]*8" office:value-type="float" office:value="814">
            <text:p>814 kg</text:p>
          </table:table-cell>
          <table:table-cell table:style-name="ce19" table:formula="oooc:=[.$B218]*10+490+[.U$2]*8" office:value-type="float" office:value="822">
            <text:p>822 kg</text:p>
          </table:table-cell>
          <table:table-cell table:style-name="ce19" table:formula="oooc:=[.$B218]*10+490+[.V$2]*8" office:value-type="float" office:value="830">
            <text:p>830 kg</text:p>
          </table:table-cell>
          <table:table-cell table:style-name="ce19" table:formula="oooc:=[.$B218]*10+490+[.W$2]*8" office:value-type="float" office:value="838">
            <text:p>838 kg</text:p>
          </table:table-cell>
          <table:table-cell table:style-name="ce19" table:formula="oooc:=[.$B218]*10+490+[.X$2]*8" office:value-type="float" office:value="846">
            <text:p>846 kg</text:p>
          </table:table-cell>
          <table:table-cell table:style-name="ce19" table:formula="oooc:=[.$B218]*10+490+[.Y$2]*8" office:value-type="float" office:value="854">
            <text:p>854 kg</text:p>
          </table:table-cell>
          <table:table-cell table:style-name="ce19" table:formula="oooc:=[.$B218]*10+490+[.Z$2]*8" office:value-type="float" office:value="862">
            <text:p>862 kg</text:p>
          </table:table-cell>
          <table:table-cell table:style-name="ce19" table:formula="oooc:=[.$B218]*10+490+[.AA$2]*8" office:value-type="float" office:value="870">
            <text:p>870 kg</text:p>
          </table:table-cell>
          <table:table-cell table:style-name="ce19" table:formula="oooc:=[.$B218]*10+490+[.AB$2]*8" office:value-type="float" office:value="878">
            <text:p>878 kg</text:p>
          </table:table-cell>
          <table:table-cell table:style-name="ce19" table:formula="oooc:=[.$B218]*10+490+[.AC$2]*8" office:value-type="float" office:value="886">
            <text:p>886 kg</text:p>
          </table:table-cell>
          <table:table-cell table:style-name="ce19" table:formula="oooc:=[.$B218]*10+490+[.AD$2]*8" office:value-type="float" office:value="894">
            <text:p>894 kg</text:p>
          </table:table-cell>
          <table:table-cell table:style-name="ce19" table:formula="oooc:=[.$B218]*10+490+[.AE$2]*8" office:value-type="float" office:value="902">
            <text:p>902 kg</text:p>
          </table:table-cell>
          <table:table-cell table:style-name="ce19" table:formula="oooc:=[.$B218]*10+490+[.AF$2]*8" office:value-type="float" office:value="910">
            <text:p>9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style-name="ce19" table:formula="oooc:=[.$B219]*10+490+[.C$2]*8" office:value-type="float" office:value="688">
            <text:p>688 kg</text:p>
          </table:table-cell>
          <table:table-cell table:style-name="ce19" table:formula="oooc:=[.$B219]*10+490+[.D$2]*8" office:value-type="float" office:value="696">
            <text:p>696 kg</text:p>
          </table:table-cell>
          <table:table-cell table:style-name="ce19" table:formula="oooc:=[.$B219]*10+490+[.E$2]*8" office:value-type="float" office:value="704">
            <text:p>704 kg</text:p>
          </table:table-cell>
          <table:table-cell table:style-name="ce19" table:formula="oooc:=[.$B219]*10+490+[.F$2]*8" office:value-type="float" office:value="712">
            <text:p>712 kg</text:p>
          </table:table-cell>
          <table:table-cell table:style-name="ce19" table:formula="oooc:=[.$B219]*10+490+[.G$2]*8" office:value-type="float" office:value="720">
            <text:p>720 kg</text:p>
          </table:table-cell>
          <table:table-cell table:style-name="ce19" table:formula="oooc:=[.$B219]*10+490+[.H$2]*8" office:value-type="float" office:value="728">
            <text:p>728 kg</text:p>
          </table:table-cell>
          <table:table-cell table:style-name="ce19" table:formula="oooc:=[.$B219]*10+490+[.I$2]*8" office:value-type="float" office:value="736">
            <text:p>736 kg</text:p>
          </table:table-cell>
          <table:table-cell table:style-name="ce19" table:formula="oooc:=[.$B219]*10+490+[.J$2]*8" office:value-type="float" office:value="744">
            <text:p>744 kg</text:p>
          </table:table-cell>
          <table:table-cell table:style-name="ce19" table:formula="oooc:=[.$B219]*10+490+[.K$2]*8" office:value-type="float" office:value="752">
            <text:p>752 kg</text:p>
          </table:table-cell>
          <table:table-cell table:style-name="ce19" table:formula="oooc:=[.$B219]*10+490+[.L$2]*8" office:value-type="float" office:value="760">
            <text:p>760 kg</text:p>
          </table:table-cell>
          <table:table-cell table:style-name="ce19" table:formula="oooc:=[.$B219]*10+490+[.M$2]*8" office:value-type="float" office:value="768">
            <text:p>768 kg</text:p>
          </table:table-cell>
          <table:table-cell table:style-name="ce19" table:formula="oooc:=[.$B219]*10+490+[.N$2]*8" office:value-type="float" office:value="776">
            <text:p>776 kg</text:p>
          </table:table-cell>
          <table:table-cell table:style-name="ce19" table:formula="oooc:=[.$B219]*10+490+[.O$2]*8" office:value-type="float" office:value="784">
            <text:p>784 kg</text:p>
          </table:table-cell>
          <table:table-cell table:style-name="ce19" table:formula="oooc:=[.$B219]*10+490+[.P$2]*8" office:value-type="float" office:value="792">
            <text:p>792 kg</text:p>
          </table:table-cell>
          <table:table-cell table:style-name="ce19" table:formula="oooc:=[.$B219]*10+490+[.Q$2]*8" office:value-type="float" office:value="800">
            <text:p>800 kg</text:p>
          </table:table-cell>
          <table:table-cell table:style-name="ce19" table:formula="oooc:=[.$B219]*10+490+[.R$2]*8" office:value-type="float" office:value="808">
            <text:p>808 kg</text:p>
          </table:table-cell>
          <table:table-cell table:style-name="ce19" table:formula="oooc:=[.$B219]*10+490+[.S$2]*8" office:value-type="float" office:value="816">
            <text:p>816 kg</text:p>
          </table:table-cell>
          <table:table-cell table:style-name="ce19" table:formula="oooc:=[.$B219]*10+490+[.T$2]*8" office:value-type="float" office:value="824">
            <text:p>824 kg</text:p>
          </table:table-cell>
          <table:table-cell table:style-name="ce19" table:formula="oooc:=[.$B219]*10+490+[.U$2]*8" office:value-type="float" office:value="832">
            <text:p>832 kg</text:p>
          </table:table-cell>
          <table:table-cell table:style-name="ce19" table:formula="oooc:=[.$B219]*10+490+[.V$2]*8" office:value-type="float" office:value="840">
            <text:p>840 kg</text:p>
          </table:table-cell>
          <table:table-cell table:style-name="ce19" table:formula="oooc:=[.$B219]*10+490+[.W$2]*8" office:value-type="float" office:value="848">
            <text:p>848 kg</text:p>
          </table:table-cell>
          <table:table-cell table:style-name="ce19" table:formula="oooc:=[.$B219]*10+490+[.X$2]*8" office:value-type="float" office:value="856">
            <text:p>856 kg</text:p>
          </table:table-cell>
          <table:table-cell table:style-name="ce19" table:formula="oooc:=[.$B219]*10+490+[.Y$2]*8" office:value-type="float" office:value="864">
            <text:p>864 kg</text:p>
          </table:table-cell>
          <table:table-cell table:style-name="ce19" table:formula="oooc:=[.$B219]*10+490+[.Z$2]*8" office:value-type="float" office:value="872">
            <text:p>872 kg</text:p>
          </table:table-cell>
          <table:table-cell table:style-name="ce19" table:formula="oooc:=[.$B219]*10+490+[.AA$2]*8" office:value-type="float" office:value="880">
            <text:p>880 kg</text:p>
          </table:table-cell>
          <table:table-cell table:style-name="ce19" table:formula="oooc:=[.$B219]*10+490+[.AB$2]*8" office:value-type="float" office:value="888">
            <text:p>888 kg</text:p>
          </table:table-cell>
          <table:table-cell table:style-name="ce19" table:formula="oooc:=[.$B219]*10+490+[.AC$2]*8" office:value-type="float" office:value="896">
            <text:p>896 kg</text:p>
          </table:table-cell>
          <table:table-cell table:style-name="ce19" table:formula="oooc:=[.$B219]*10+490+[.AD$2]*8" office:value-type="float" office:value="904">
            <text:p>904 kg</text:p>
          </table:table-cell>
          <table:table-cell table:style-name="ce19" table:formula="oooc:=[.$B219]*10+490+[.AE$2]*8" office:value-type="float" office:value="912">
            <text:p>912 kg</text:p>
          </table:table-cell>
          <table:table-cell table:style-name="ce19" table:formula="oooc:=[.$B219]*10+490+[.AF$2]*8" office:value-type="float" office:value="920">
            <text:p>9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style-name="ce19" table:formula="oooc:=[.$B220]*10+490+[.C$2]*8" office:value-type="float" office:value="698">
            <text:p>698 kg</text:p>
          </table:table-cell>
          <table:table-cell table:style-name="ce19" table:formula="oooc:=[.$B220]*10+490+[.D$2]*8" office:value-type="float" office:value="706">
            <text:p>706 kg</text:p>
          </table:table-cell>
          <table:table-cell table:style-name="ce19" table:formula="oooc:=[.$B220]*10+490+[.E$2]*8" office:value-type="float" office:value="714">
            <text:p>714 kg</text:p>
          </table:table-cell>
          <table:table-cell table:style-name="ce19" table:formula="oooc:=[.$B220]*10+490+[.F$2]*8" office:value-type="float" office:value="722">
            <text:p>722 kg</text:p>
          </table:table-cell>
          <table:table-cell table:style-name="ce19" table:formula="oooc:=[.$B220]*10+490+[.G$2]*8" office:value-type="float" office:value="730">
            <text:p>730 kg</text:p>
          </table:table-cell>
          <table:table-cell table:style-name="ce19" table:formula="oooc:=[.$B220]*10+490+[.H$2]*8" office:value-type="float" office:value="738">
            <text:p>738 kg</text:p>
          </table:table-cell>
          <table:table-cell table:style-name="ce19" table:formula="oooc:=[.$B220]*10+490+[.I$2]*8" office:value-type="float" office:value="746">
            <text:p>746 kg</text:p>
          </table:table-cell>
          <table:table-cell table:style-name="ce19" table:formula="oooc:=[.$B220]*10+490+[.J$2]*8" office:value-type="float" office:value="754">
            <text:p>754 kg</text:p>
          </table:table-cell>
          <table:table-cell table:style-name="ce19" table:formula="oooc:=[.$B220]*10+490+[.K$2]*8" office:value-type="float" office:value="762">
            <text:p>762 kg</text:p>
          </table:table-cell>
          <table:table-cell table:style-name="ce19" table:formula="oooc:=[.$B220]*10+490+[.L$2]*8" office:value-type="float" office:value="770">
            <text:p>770 kg</text:p>
          </table:table-cell>
          <table:table-cell table:style-name="ce19" table:formula="oooc:=[.$B220]*10+490+[.M$2]*8" office:value-type="float" office:value="778">
            <text:p>778 kg</text:p>
          </table:table-cell>
          <table:table-cell table:style-name="ce19" table:formula="oooc:=[.$B220]*10+490+[.N$2]*8" office:value-type="float" office:value="786">
            <text:p>786 kg</text:p>
          </table:table-cell>
          <table:table-cell table:style-name="ce19" table:formula="oooc:=[.$B220]*10+490+[.O$2]*8" office:value-type="float" office:value="794">
            <text:p>794 kg</text:p>
          </table:table-cell>
          <table:table-cell table:style-name="ce19" table:formula="oooc:=[.$B220]*10+490+[.P$2]*8" office:value-type="float" office:value="802">
            <text:p>802 kg</text:p>
          </table:table-cell>
          <table:table-cell table:style-name="ce19" table:formula="oooc:=[.$B220]*10+490+[.Q$2]*8" office:value-type="float" office:value="810">
            <text:p>810 kg</text:p>
          </table:table-cell>
          <table:table-cell table:style-name="ce19" table:formula="oooc:=[.$B220]*10+490+[.R$2]*8" office:value-type="float" office:value="818">
            <text:p>818 kg</text:p>
          </table:table-cell>
          <table:table-cell table:style-name="ce19" table:formula="oooc:=[.$B220]*10+490+[.S$2]*8" office:value-type="float" office:value="826">
            <text:p>826 kg</text:p>
          </table:table-cell>
          <table:table-cell table:style-name="ce19" table:formula="oooc:=[.$B220]*10+490+[.T$2]*8" office:value-type="float" office:value="834">
            <text:p>834 kg</text:p>
          </table:table-cell>
          <table:table-cell table:style-name="ce19" table:formula="oooc:=[.$B220]*10+490+[.U$2]*8" office:value-type="float" office:value="842">
            <text:p>842 kg</text:p>
          </table:table-cell>
          <table:table-cell table:style-name="ce19" table:formula="oooc:=[.$B220]*10+490+[.V$2]*8" office:value-type="float" office:value="850">
            <text:p>850 kg</text:p>
          </table:table-cell>
          <table:table-cell table:style-name="ce19" table:formula="oooc:=[.$B220]*10+490+[.W$2]*8" office:value-type="float" office:value="858">
            <text:p>858 kg</text:p>
          </table:table-cell>
          <table:table-cell table:style-name="ce19" table:formula="oooc:=[.$B220]*10+490+[.X$2]*8" office:value-type="float" office:value="866">
            <text:p>866 kg</text:p>
          </table:table-cell>
          <table:table-cell table:style-name="ce19" table:formula="oooc:=[.$B220]*10+490+[.Y$2]*8" office:value-type="float" office:value="874">
            <text:p>874 kg</text:p>
          </table:table-cell>
          <table:table-cell table:style-name="ce19" table:formula="oooc:=[.$B220]*10+490+[.Z$2]*8" office:value-type="float" office:value="882">
            <text:p>882 kg</text:p>
          </table:table-cell>
          <table:table-cell table:style-name="ce19" table:formula="oooc:=[.$B220]*10+490+[.AA$2]*8" office:value-type="float" office:value="890">
            <text:p>890 kg</text:p>
          </table:table-cell>
          <table:table-cell table:style-name="ce19" table:formula="oooc:=[.$B220]*10+490+[.AB$2]*8" office:value-type="float" office:value="898">
            <text:p>898 kg</text:p>
          </table:table-cell>
          <table:table-cell table:style-name="ce19" table:formula="oooc:=[.$B220]*10+490+[.AC$2]*8" office:value-type="float" office:value="906">
            <text:p>906 kg</text:p>
          </table:table-cell>
          <table:table-cell table:style-name="ce19" table:formula="oooc:=[.$B220]*10+490+[.AD$2]*8" office:value-type="float" office:value="914">
            <text:p>914 kg</text:p>
          </table:table-cell>
          <table:table-cell table:style-name="ce19" table:formula="oooc:=[.$B220]*10+490+[.AE$2]*8" office:value-type="float" office:value="922">
            <text:p>922 kg</text:p>
          </table:table-cell>
          <table:table-cell table:style-name="ce19" table:formula="oooc:=[.$B220]*10+490+[.AF$2]*8" office:value-type="float" office:value="930">
            <text:p>9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style-name="ce19" table:formula="oooc:=[.$B221]*10+490+[.C$2]*8" office:value-type="float" office:value="708">
            <text:p>708 kg</text:p>
          </table:table-cell>
          <table:table-cell table:style-name="ce19" table:formula="oooc:=[.$B221]*10+490+[.D$2]*8" office:value-type="float" office:value="716">
            <text:p>716 kg</text:p>
          </table:table-cell>
          <table:table-cell table:style-name="ce19" table:formula="oooc:=[.$B221]*10+490+[.E$2]*8" office:value-type="float" office:value="724">
            <text:p>724 kg</text:p>
          </table:table-cell>
          <table:table-cell table:style-name="ce19" table:formula="oooc:=[.$B221]*10+490+[.F$2]*8" office:value-type="float" office:value="732">
            <text:p>732 kg</text:p>
          </table:table-cell>
          <table:table-cell table:style-name="ce19" table:formula="oooc:=[.$B221]*10+490+[.G$2]*8" office:value-type="float" office:value="740">
            <text:p>740 kg</text:p>
          </table:table-cell>
          <table:table-cell table:style-name="ce19" table:formula="oooc:=[.$B221]*10+490+[.H$2]*8" office:value-type="float" office:value="748">
            <text:p>748 kg</text:p>
          </table:table-cell>
          <table:table-cell table:style-name="ce19" table:formula="oooc:=[.$B221]*10+490+[.I$2]*8" office:value-type="float" office:value="756">
            <text:p>756 kg</text:p>
          </table:table-cell>
          <table:table-cell table:style-name="ce19" table:formula="oooc:=[.$B221]*10+490+[.J$2]*8" office:value-type="float" office:value="764">
            <text:p>764 kg</text:p>
          </table:table-cell>
          <table:table-cell table:style-name="ce19" table:formula="oooc:=[.$B221]*10+490+[.K$2]*8" office:value-type="float" office:value="772">
            <text:p>772 kg</text:p>
          </table:table-cell>
          <table:table-cell table:style-name="ce19" table:formula="oooc:=[.$B221]*10+490+[.L$2]*8" office:value-type="float" office:value="780">
            <text:p>780 kg</text:p>
          </table:table-cell>
          <table:table-cell table:style-name="ce19" table:formula="oooc:=[.$B221]*10+490+[.M$2]*8" office:value-type="float" office:value="788">
            <text:p>788 kg</text:p>
          </table:table-cell>
          <table:table-cell table:style-name="ce19" table:formula="oooc:=[.$B221]*10+490+[.N$2]*8" office:value-type="float" office:value="796">
            <text:p>796 kg</text:p>
          </table:table-cell>
          <table:table-cell table:style-name="ce19" table:formula="oooc:=[.$B221]*10+490+[.O$2]*8" office:value-type="float" office:value="804">
            <text:p>804 kg</text:p>
          </table:table-cell>
          <table:table-cell table:style-name="ce19" table:formula="oooc:=[.$B221]*10+490+[.P$2]*8" office:value-type="float" office:value="812">
            <text:p>812 kg</text:p>
          </table:table-cell>
          <table:table-cell table:style-name="ce19" table:formula="oooc:=[.$B221]*10+490+[.Q$2]*8" office:value-type="float" office:value="820">
            <text:p>820 kg</text:p>
          </table:table-cell>
          <table:table-cell table:style-name="ce19" table:formula="oooc:=[.$B221]*10+490+[.R$2]*8" office:value-type="float" office:value="828">
            <text:p>828 kg</text:p>
          </table:table-cell>
          <table:table-cell table:style-name="ce19" table:formula="oooc:=[.$B221]*10+490+[.S$2]*8" office:value-type="float" office:value="836">
            <text:p>836 kg</text:p>
          </table:table-cell>
          <table:table-cell table:style-name="ce19" table:formula="oooc:=[.$B221]*10+490+[.T$2]*8" office:value-type="float" office:value="844">
            <text:p>844 kg</text:p>
          </table:table-cell>
          <table:table-cell table:style-name="ce19" table:formula="oooc:=[.$B221]*10+490+[.U$2]*8" office:value-type="float" office:value="852">
            <text:p>852 kg</text:p>
          </table:table-cell>
          <table:table-cell table:style-name="ce19" table:formula="oooc:=[.$B221]*10+490+[.V$2]*8" office:value-type="float" office:value="860">
            <text:p>860 kg</text:p>
          </table:table-cell>
          <table:table-cell table:style-name="ce19" table:formula="oooc:=[.$B221]*10+490+[.W$2]*8" office:value-type="float" office:value="868">
            <text:p>868 kg</text:p>
          </table:table-cell>
          <table:table-cell table:style-name="ce19" table:formula="oooc:=[.$B221]*10+490+[.X$2]*8" office:value-type="float" office:value="876">
            <text:p>876 kg</text:p>
          </table:table-cell>
          <table:table-cell table:style-name="ce19" table:formula="oooc:=[.$B221]*10+490+[.Y$2]*8" office:value-type="float" office:value="884">
            <text:p>884 kg</text:p>
          </table:table-cell>
          <table:table-cell table:style-name="ce19" table:formula="oooc:=[.$B221]*10+490+[.Z$2]*8" office:value-type="float" office:value="892">
            <text:p>892 kg</text:p>
          </table:table-cell>
          <table:table-cell table:style-name="ce19" table:formula="oooc:=[.$B221]*10+490+[.AA$2]*8" office:value-type="float" office:value="900">
            <text:p>900 kg</text:p>
          </table:table-cell>
          <table:table-cell table:style-name="ce19" table:formula="oooc:=[.$B221]*10+490+[.AB$2]*8" office:value-type="float" office:value="908">
            <text:p>908 kg</text:p>
          </table:table-cell>
          <table:table-cell table:style-name="ce19" table:formula="oooc:=[.$B221]*10+490+[.AC$2]*8" office:value-type="float" office:value="916">
            <text:p>916 kg</text:p>
          </table:table-cell>
          <table:table-cell table:style-name="ce19" table:formula="oooc:=[.$B221]*10+490+[.AD$2]*8" office:value-type="float" office:value="924">
            <text:p>924 kg</text:p>
          </table:table-cell>
          <table:table-cell table:style-name="ce19" table:formula="oooc:=[.$B221]*10+490+[.AE$2]*8" office:value-type="float" office:value="932">
            <text:p>932 kg</text:p>
          </table:table-cell>
          <table:table-cell table:style-name="ce19" table:formula="oooc:=[.$B221]*10+490+[.AF$2]*8" office:value-type="float" office:value="940">
            <text:p>9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style-name="ce19" table:formula="oooc:=[.$B222]*10+490+[.C$2]*8" office:value-type="float" office:value="718">
            <text:p>718 kg</text:p>
          </table:table-cell>
          <table:table-cell table:style-name="ce19" table:formula="oooc:=[.$B222]*10+490+[.D$2]*8" office:value-type="float" office:value="726">
            <text:p>726 kg</text:p>
          </table:table-cell>
          <table:table-cell table:style-name="ce19" table:formula="oooc:=[.$B222]*10+490+[.E$2]*8" office:value-type="float" office:value="734">
            <text:p>734 kg</text:p>
          </table:table-cell>
          <table:table-cell table:style-name="ce19" table:formula="oooc:=[.$B222]*10+490+[.F$2]*8" office:value-type="float" office:value="742">
            <text:p>742 kg</text:p>
          </table:table-cell>
          <table:table-cell table:style-name="ce19" table:formula="oooc:=[.$B222]*10+490+[.G$2]*8" office:value-type="float" office:value="750">
            <text:p>750 kg</text:p>
          </table:table-cell>
          <table:table-cell table:style-name="ce19" table:formula="oooc:=[.$B222]*10+490+[.H$2]*8" office:value-type="float" office:value="758">
            <text:p>758 kg</text:p>
          </table:table-cell>
          <table:table-cell table:style-name="ce19" table:formula="oooc:=[.$B222]*10+490+[.I$2]*8" office:value-type="float" office:value="766">
            <text:p>766 kg</text:p>
          </table:table-cell>
          <table:table-cell table:style-name="ce19" table:formula="oooc:=[.$B222]*10+490+[.J$2]*8" office:value-type="float" office:value="774">
            <text:p>774 kg</text:p>
          </table:table-cell>
          <table:table-cell table:style-name="ce19" table:formula="oooc:=[.$B222]*10+490+[.K$2]*8" office:value-type="float" office:value="782">
            <text:p>782 kg</text:p>
          </table:table-cell>
          <table:table-cell table:style-name="ce19" table:formula="oooc:=[.$B222]*10+490+[.L$2]*8" office:value-type="float" office:value="790">
            <text:p>790 kg</text:p>
          </table:table-cell>
          <table:table-cell table:style-name="ce19" table:formula="oooc:=[.$B222]*10+490+[.M$2]*8" office:value-type="float" office:value="798">
            <text:p>798 kg</text:p>
          </table:table-cell>
          <table:table-cell table:style-name="ce19" table:formula="oooc:=[.$B222]*10+490+[.N$2]*8" office:value-type="float" office:value="806">
            <text:p>806 kg</text:p>
          </table:table-cell>
          <table:table-cell table:style-name="ce19" table:formula="oooc:=[.$B222]*10+490+[.O$2]*8" office:value-type="float" office:value="814">
            <text:p>814 kg</text:p>
          </table:table-cell>
          <table:table-cell table:style-name="ce19" table:formula="oooc:=[.$B222]*10+490+[.P$2]*8" office:value-type="float" office:value="822">
            <text:p>822 kg</text:p>
          </table:table-cell>
          <table:table-cell table:style-name="ce19" table:formula="oooc:=[.$B222]*10+490+[.Q$2]*8" office:value-type="float" office:value="830">
            <text:p>830 kg</text:p>
          </table:table-cell>
          <table:table-cell table:style-name="ce19" table:formula="oooc:=[.$B222]*10+490+[.R$2]*8" office:value-type="float" office:value="838">
            <text:p>838 kg</text:p>
          </table:table-cell>
          <table:table-cell table:style-name="ce19" table:formula="oooc:=[.$B222]*10+490+[.S$2]*8" office:value-type="float" office:value="846">
            <text:p>846 kg</text:p>
          </table:table-cell>
          <table:table-cell table:style-name="ce19" table:formula="oooc:=[.$B222]*10+490+[.T$2]*8" office:value-type="float" office:value="854">
            <text:p>854 kg</text:p>
          </table:table-cell>
          <table:table-cell table:style-name="ce19" table:formula="oooc:=[.$B222]*10+490+[.U$2]*8" office:value-type="float" office:value="862">
            <text:p>862 kg</text:p>
          </table:table-cell>
          <table:table-cell table:style-name="ce19" table:formula="oooc:=[.$B222]*10+490+[.V$2]*8" office:value-type="float" office:value="870">
            <text:p>870 kg</text:p>
          </table:table-cell>
          <table:table-cell table:style-name="ce19" table:formula="oooc:=[.$B222]*10+490+[.W$2]*8" office:value-type="float" office:value="878">
            <text:p>878 kg</text:p>
          </table:table-cell>
          <table:table-cell table:style-name="ce19" table:formula="oooc:=[.$B222]*10+490+[.X$2]*8" office:value-type="float" office:value="886">
            <text:p>886 kg</text:p>
          </table:table-cell>
          <table:table-cell table:style-name="ce19" table:formula="oooc:=[.$B222]*10+490+[.Y$2]*8" office:value-type="float" office:value="894">
            <text:p>894 kg</text:p>
          </table:table-cell>
          <table:table-cell table:style-name="ce19" table:formula="oooc:=[.$B222]*10+490+[.Z$2]*8" office:value-type="float" office:value="902">
            <text:p>902 kg</text:p>
          </table:table-cell>
          <table:table-cell table:style-name="ce19" table:formula="oooc:=[.$B222]*10+490+[.AA$2]*8" office:value-type="float" office:value="910">
            <text:p>910 kg</text:p>
          </table:table-cell>
          <table:table-cell table:style-name="ce19" table:formula="oooc:=[.$B222]*10+490+[.AB$2]*8" office:value-type="float" office:value="918">
            <text:p>918 kg</text:p>
          </table:table-cell>
          <table:table-cell table:style-name="ce19" table:formula="oooc:=[.$B222]*10+490+[.AC$2]*8" office:value-type="float" office:value="926">
            <text:p>926 kg</text:p>
          </table:table-cell>
          <table:table-cell table:style-name="ce19" table:formula="oooc:=[.$B222]*10+490+[.AD$2]*8" office:value-type="float" office:value="934">
            <text:p>934 kg</text:p>
          </table:table-cell>
          <table:table-cell table:style-name="ce19" table:formula="oooc:=[.$B222]*10+490+[.AE$2]*8" office:value-type="float" office:value="942">
            <text:p>942 kg</text:p>
          </table:table-cell>
          <table:table-cell table:style-name="ce19" table:formula="oooc:=[.$B222]*10+490+[.AF$2]*8" office:value-type="float" office:value="950">
            <text:p>9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style-name="ce19" table:formula="oooc:=[.$B223]*10+490+[.C$2]*8" office:value-type="float" office:value="728">
            <text:p>728 kg</text:p>
          </table:table-cell>
          <table:table-cell table:style-name="ce19" table:formula="oooc:=[.$B223]*10+490+[.D$2]*8" office:value-type="float" office:value="736">
            <text:p>736 kg</text:p>
          </table:table-cell>
          <table:table-cell table:style-name="ce19" table:formula="oooc:=[.$B223]*10+490+[.E$2]*8" office:value-type="float" office:value="744">
            <text:p>744 kg</text:p>
          </table:table-cell>
          <table:table-cell table:style-name="ce19" table:formula="oooc:=[.$B223]*10+490+[.F$2]*8" office:value-type="float" office:value="752">
            <text:p>752 kg</text:p>
          </table:table-cell>
          <table:table-cell table:style-name="ce19" table:formula="oooc:=[.$B223]*10+490+[.G$2]*8" office:value-type="float" office:value="760">
            <text:p>760 kg</text:p>
          </table:table-cell>
          <table:table-cell table:style-name="ce19" table:formula="oooc:=[.$B223]*10+490+[.H$2]*8" office:value-type="float" office:value="768">
            <text:p>768 kg</text:p>
          </table:table-cell>
          <table:table-cell table:style-name="ce19" table:formula="oooc:=[.$B223]*10+490+[.I$2]*8" office:value-type="float" office:value="776">
            <text:p>776 kg</text:p>
          </table:table-cell>
          <table:table-cell table:style-name="ce19" table:formula="oooc:=[.$B223]*10+490+[.J$2]*8" office:value-type="float" office:value="784">
            <text:p>784 kg</text:p>
          </table:table-cell>
          <table:table-cell table:style-name="ce19" table:formula="oooc:=[.$B223]*10+490+[.K$2]*8" office:value-type="float" office:value="792">
            <text:p>792 kg</text:p>
          </table:table-cell>
          <table:table-cell table:style-name="ce19" table:formula="oooc:=[.$B223]*10+490+[.L$2]*8" office:value-type="float" office:value="800">
            <text:p>800 kg</text:p>
          </table:table-cell>
          <table:table-cell table:style-name="ce19" table:formula="oooc:=[.$B223]*10+490+[.M$2]*8" office:value-type="float" office:value="808">
            <text:p>808 kg</text:p>
          </table:table-cell>
          <table:table-cell table:style-name="ce19" table:formula="oooc:=[.$B223]*10+490+[.N$2]*8" office:value-type="float" office:value="816">
            <text:p>816 kg</text:p>
          </table:table-cell>
          <table:table-cell table:style-name="ce19" table:formula="oooc:=[.$B223]*10+490+[.O$2]*8" office:value-type="float" office:value="824">
            <text:p>824 kg</text:p>
          </table:table-cell>
          <table:table-cell table:style-name="ce19" table:formula="oooc:=[.$B223]*10+490+[.P$2]*8" office:value-type="float" office:value="832">
            <text:p>832 kg</text:p>
          </table:table-cell>
          <table:table-cell table:style-name="ce19" table:formula="oooc:=[.$B223]*10+490+[.Q$2]*8" office:value-type="float" office:value="840">
            <text:p>840 kg</text:p>
          </table:table-cell>
          <table:table-cell table:style-name="ce19" table:formula="oooc:=[.$B223]*10+490+[.R$2]*8" office:value-type="float" office:value="848">
            <text:p>848 kg</text:p>
          </table:table-cell>
          <table:table-cell table:style-name="ce19" table:formula="oooc:=[.$B223]*10+490+[.S$2]*8" office:value-type="float" office:value="856">
            <text:p>856 kg</text:p>
          </table:table-cell>
          <table:table-cell table:style-name="ce19" table:formula="oooc:=[.$B223]*10+490+[.T$2]*8" office:value-type="float" office:value="864">
            <text:p>864 kg</text:p>
          </table:table-cell>
          <table:table-cell table:style-name="ce19" table:formula="oooc:=[.$B223]*10+490+[.U$2]*8" office:value-type="float" office:value="872">
            <text:p>872 kg</text:p>
          </table:table-cell>
          <table:table-cell table:style-name="ce19" table:formula="oooc:=[.$B223]*10+490+[.V$2]*8" office:value-type="float" office:value="880">
            <text:p>880 kg</text:p>
          </table:table-cell>
          <table:table-cell table:style-name="ce19" table:formula="oooc:=[.$B223]*10+490+[.W$2]*8" office:value-type="float" office:value="888">
            <text:p>888 kg</text:p>
          </table:table-cell>
          <table:table-cell table:style-name="ce19" table:formula="oooc:=[.$B223]*10+490+[.X$2]*8" office:value-type="float" office:value="896">
            <text:p>896 kg</text:p>
          </table:table-cell>
          <table:table-cell table:style-name="ce19" table:formula="oooc:=[.$B223]*10+490+[.Y$2]*8" office:value-type="float" office:value="904">
            <text:p>904 kg</text:p>
          </table:table-cell>
          <table:table-cell table:style-name="ce19" table:formula="oooc:=[.$B223]*10+490+[.Z$2]*8" office:value-type="float" office:value="912">
            <text:p>912 kg</text:p>
          </table:table-cell>
          <table:table-cell table:style-name="ce19" table:formula="oooc:=[.$B223]*10+490+[.AA$2]*8" office:value-type="float" office:value="920">
            <text:p>920 kg</text:p>
          </table:table-cell>
          <table:table-cell table:style-name="ce19" table:formula="oooc:=[.$B223]*10+490+[.AB$2]*8" office:value-type="float" office:value="928">
            <text:p>928 kg</text:p>
          </table:table-cell>
          <table:table-cell table:style-name="ce19" table:formula="oooc:=[.$B223]*10+490+[.AC$2]*8" office:value-type="float" office:value="936">
            <text:p>936 kg</text:p>
          </table:table-cell>
          <table:table-cell table:style-name="ce19" table:formula="oooc:=[.$B223]*10+490+[.AD$2]*8" office:value-type="float" office:value="944">
            <text:p>944 kg</text:p>
          </table:table-cell>
          <table:table-cell table:style-name="ce19" table:formula="oooc:=[.$B223]*10+490+[.AE$2]*8" office:value-type="float" office:value="952">
            <text:p>952 kg</text:p>
          </table:table-cell>
          <table:table-cell table:style-name="ce19" table:formula="oooc:=[.$B223]*10+490+[.AF$2]*8" office:value-type="float" office:value="960">
            <text:p>9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style-name="ce19" table:formula="oooc:=[.$B224]*10+490+[.C$2]*8" office:value-type="float" office:value="738">
            <text:p>738 kg</text:p>
          </table:table-cell>
          <table:table-cell table:style-name="ce19" table:formula="oooc:=[.$B224]*10+490+[.D$2]*8" office:value-type="float" office:value="746">
            <text:p>746 kg</text:p>
          </table:table-cell>
          <table:table-cell table:style-name="ce19" table:formula="oooc:=[.$B224]*10+490+[.E$2]*8" office:value-type="float" office:value="754">
            <text:p>754 kg</text:p>
          </table:table-cell>
          <table:table-cell table:style-name="ce19" table:formula="oooc:=[.$B224]*10+490+[.F$2]*8" office:value-type="float" office:value="762">
            <text:p>762 kg</text:p>
          </table:table-cell>
          <table:table-cell table:style-name="ce19" table:formula="oooc:=[.$B224]*10+490+[.G$2]*8" office:value-type="float" office:value="770">
            <text:p>770 kg</text:p>
          </table:table-cell>
          <table:table-cell table:style-name="ce19" table:formula="oooc:=[.$B224]*10+490+[.H$2]*8" office:value-type="float" office:value="778">
            <text:p>778 kg</text:p>
          </table:table-cell>
          <table:table-cell table:style-name="ce19" table:formula="oooc:=[.$B224]*10+490+[.I$2]*8" office:value-type="float" office:value="786">
            <text:p>786 kg</text:p>
          </table:table-cell>
          <table:table-cell table:style-name="ce19" table:formula="oooc:=[.$B224]*10+490+[.J$2]*8" office:value-type="float" office:value="794">
            <text:p>794 kg</text:p>
          </table:table-cell>
          <table:table-cell table:style-name="ce19" table:formula="oooc:=[.$B224]*10+490+[.K$2]*8" office:value-type="float" office:value="802">
            <text:p>802 kg</text:p>
          </table:table-cell>
          <table:table-cell table:style-name="ce19" table:formula="oooc:=[.$B224]*10+490+[.L$2]*8" office:value-type="float" office:value="810">
            <text:p>810 kg</text:p>
          </table:table-cell>
          <table:table-cell table:style-name="ce19" table:formula="oooc:=[.$B224]*10+490+[.M$2]*8" office:value-type="float" office:value="818">
            <text:p>818 kg</text:p>
          </table:table-cell>
          <table:table-cell table:style-name="ce19" table:formula="oooc:=[.$B224]*10+490+[.N$2]*8" office:value-type="float" office:value="826">
            <text:p>826 kg</text:p>
          </table:table-cell>
          <table:table-cell table:style-name="ce19" table:formula="oooc:=[.$B224]*10+490+[.O$2]*8" office:value-type="float" office:value="834">
            <text:p>834 kg</text:p>
          </table:table-cell>
          <table:table-cell table:style-name="ce19" table:formula="oooc:=[.$B224]*10+490+[.P$2]*8" office:value-type="float" office:value="842">
            <text:p>842 kg</text:p>
          </table:table-cell>
          <table:table-cell table:style-name="ce19" table:formula="oooc:=[.$B224]*10+490+[.Q$2]*8" office:value-type="float" office:value="850">
            <text:p>850 kg</text:p>
          </table:table-cell>
          <table:table-cell table:style-name="ce19" table:formula="oooc:=[.$B224]*10+490+[.R$2]*8" office:value-type="float" office:value="858">
            <text:p>858 kg</text:p>
          </table:table-cell>
          <table:table-cell table:style-name="ce19" table:formula="oooc:=[.$B224]*10+490+[.S$2]*8" office:value-type="float" office:value="866">
            <text:p>866 kg</text:p>
          </table:table-cell>
          <table:table-cell table:style-name="ce19" table:formula="oooc:=[.$B224]*10+490+[.T$2]*8" office:value-type="float" office:value="874">
            <text:p>874 kg</text:p>
          </table:table-cell>
          <table:table-cell table:style-name="ce19" table:formula="oooc:=[.$B224]*10+490+[.U$2]*8" office:value-type="float" office:value="882">
            <text:p>882 kg</text:p>
          </table:table-cell>
          <table:table-cell table:style-name="ce19" table:formula="oooc:=[.$B224]*10+490+[.V$2]*8" office:value-type="float" office:value="890">
            <text:p>890 kg</text:p>
          </table:table-cell>
          <table:table-cell table:style-name="ce19" table:formula="oooc:=[.$B224]*10+490+[.W$2]*8" office:value-type="float" office:value="898">
            <text:p>898 kg</text:p>
          </table:table-cell>
          <table:table-cell table:style-name="ce19" table:formula="oooc:=[.$B224]*10+490+[.X$2]*8" office:value-type="float" office:value="906">
            <text:p>906 kg</text:p>
          </table:table-cell>
          <table:table-cell table:style-name="ce19" table:formula="oooc:=[.$B224]*10+490+[.Y$2]*8" office:value-type="float" office:value="914">
            <text:p>914 kg</text:p>
          </table:table-cell>
          <table:table-cell table:style-name="ce19" table:formula="oooc:=[.$B224]*10+490+[.Z$2]*8" office:value-type="float" office:value="922">
            <text:p>922 kg</text:p>
          </table:table-cell>
          <table:table-cell table:style-name="ce19" table:formula="oooc:=[.$B224]*10+490+[.AA$2]*8" office:value-type="float" office:value="930">
            <text:p>930 kg</text:p>
          </table:table-cell>
          <table:table-cell table:style-name="ce19" table:formula="oooc:=[.$B224]*10+490+[.AB$2]*8" office:value-type="float" office:value="938">
            <text:p>938 kg</text:p>
          </table:table-cell>
          <table:table-cell table:style-name="ce19" table:formula="oooc:=[.$B224]*10+490+[.AC$2]*8" office:value-type="float" office:value="946">
            <text:p>946 kg</text:p>
          </table:table-cell>
          <table:table-cell table:style-name="ce19" table:formula="oooc:=[.$B224]*10+490+[.AD$2]*8" office:value-type="float" office:value="954">
            <text:p>954 kg</text:p>
          </table:table-cell>
          <table:table-cell table:style-name="ce19" table:formula="oooc:=[.$B224]*10+490+[.AE$2]*8" office:value-type="float" office:value="962">
            <text:p>962 kg</text:p>
          </table:table-cell>
          <table:table-cell table:style-name="ce19" table:formula="oooc:=[.$B224]*10+490+[.AF$2]*8" office:value-type="float" office:value="970">
            <text:p>9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style-name="ce19" table:formula="oooc:=[.$B225]*10+490+[.C$2]*8" office:value-type="float" office:value="748">
            <text:p>748 kg</text:p>
          </table:table-cell>
          <table:table-cell table:style-name="ce19" table:formula="oooc:=[.$B225]*10+490+[.D$2]*8" office:value-type="float" office:value="756">
            <text:p>756 kg</text:p>
          </table:table-cell>
          <table:table-cell table:style-name="ce19" table:formula="oooc:=[.$B225]*10+490+[.E$2]*8" office:value-type="float" office:value="764">
            <text:p>764 kg</text:p>
          </table:table-cell>
          <table:table-cell table:style-name="ce19" table:formula="oooc:=[.$B225]*10+490+[.F$2]*8" office:value-type="float" office:value="772">
            <text:p>772 kg</text:p>
          </table:table-cell>
          <table:table-cell table:style-name="ce19" table:formula="oooc:=[.$B225]*10+490+[.G$2]*8" office:value-type="float" office:value="780">
            <text:p>780 kg</text:p>
          </table:table-cell>
          <table:table-cell table:style-name="ce19" table:formula="oooc:=[.$B225]*10+490+[.H$2]*8" office:value-type="float" office:value="788">
            <text:p>788 kg</text:p>
          </table:table-cell>
          <table:table-cell table:style-name="ce19" table:formula="oooc:=[.$B225]*10+490+[.I$2]*8" office:value-type="float" office:value="796">
            <text:p>796 kg</text:p>
          </table:table-cell>
          <table:table-cell table:style-name="ce19" table:formula="oooc:=[.$B225]*10+490+[.J$2]*8" office:value-type="float" office:value="804">
            <text:p>804 kg</text:p>
          </table:table-cell>
          <table:table-cell table:style-name="ce19" table:formula="oooc:=[.$B225]*10+490+[.K$2]*8" office:value-type="float" office:value="812">
            <text:p>812 kg</text:p>
          </table:table-cell>
          <table:table-cell table:style-name="ce19" table:formula="oooc:=[.$B225]*10+490+[.L$2]*8" office:value-type="float" office:value="820">
            <text:p>820 kg</text:p>
          </table:table-cell>
          <table:table-cell table:style-name="ce19" table:formula="oooc:=[.$B225]*10+490+[.M$2]*8" office:value-type="float" office:value="828">
            <text:p>828 kg</text:p>
          </table:table-cell>
          <table:table-cell table:style-name="ce19" table:formula="oooc:=[.$B225]*10+490+[.N$2]*8" office:value-type="float" office:value="836">
            <text:p>836 kg</text:p>
          </table:table-cell>
          <table:table-cell table:style-name="ce19" table:formula="oooc:=[.$B225]*10+490+[.O$2]*8" office:value-type="float" office:value="844">
            <text:p>844 kg</text:p>
          </table:table-cell>
          <table:table-cell table:style-name="ce19" table:formula="oooc:=[.$B225]*10+490+[.P$2]*8" office:value-type="float" office:value="852">
            <text:p>852 kg</text:p>
          </table:table-cell>
          <table:table-cell table:style-name="ce19" table:formula="oooc:=[.$B225]*10+490+[.Q$2]*8" office:value-type="float" office:value="860">
            <text:p>860 kg</text:p>
          </table:table-cell>
          <table:table-cell table:style-name="ce19" table:formula="oooc:=[.$B225]*10+490+[.R$2]*8" office:value-type="float" office:value="868">
            <text:p>868 kg</text:p>
          </table:table-cell>
          <table:table-cell table:style-name="ce19" table:formula="oooc:=[.$B225]*10+490+[.S$2]*8" office:value-type="float" office:value="876">
            <text:p>876 kg</text:p>
          </table:table-cell>
          <table:table-cell table:style-name="ce19" table:formula="oooc:=[.$B225]*10+490+[.T$2]*8" office:value-type="float" office:value="884">
            <text:p>884 kg</text:p>
          </table:table-cell>
          <table:table-cell table:style-name="ce19" table:formula="oooc:=[.$B225]*10+490+[.U$2]*8" office:value-type="float" office:value="892">
            <text:p>892 kg</text:p>
          </table:table-cell>
          <table:table-cell table:style-name="ce19" table:formula="oooc:=[.$B225]*10+490+[.V$2]*8" office:value-type="float" office:value="900">
            <text:p>900 kg</text:p>
          </table:table-cell>
          <table:table-cell table:style-name="ce19" table:formula="oooc:=[.$B225]*10+490+[.W$2]*8" office:value-type="float" office:value="908">
            <text:p>908 kg</text:p>
          </table:table-cell>
          <table:table-cell table:style-name="ce19" table:formula="oooc:=[.$B225]*10+490+[.X$2]*8" office:value-type="float" office:value="916">
            <text:p>916 kg</text:p>
          </table:table-cell>
          <table:table-cell table:style-name="ce19" table:formula="oooc:=[.$B225]*10+490+[.Y$2]*8" office:value-type="float" office:value="924">
            <text:p>924 kg</text:p>
          </table:table-cell>
          <table:table-cell table:style-name="ce19" table:formula="oooc:=[.$B225]*10+490+[.Z$2]*8" office:value-type="float" office:value="932">
            <text:p>932 kg</text:p>
          </table:table-cell>
          <table:table-cell table:style-name="ce19" table:formula="oooc:=[.$B225]*10+490+[.AA$2]*8" office:value-type="float" office:value="940">
            <text:p>940 kg</text:p>
          </table:table-cell>
          <table:table-cell table:style-name="ce19" table:formula="oooc:=[.$B225]*10+490+[.AB$2]*8" office:value-type="float" office:value="948">
            <text:p>948 kg</text:p>
          </table:table-cell>
          <table:table-cell table:style-name="ce19" table:formula="oooc:=[.$B225]*10+490+[.AC$2]*8" office:value-type="float" office:value="956">
            <text:p>956 kg</text:p>
          </table:table-cell>
          <table:table-cell table:style-name="ce19" table:formula="oooc:=[.$B225]*10+490+[.AD$2]*8" office:value-type="float" office:value="964">
            <text:p>964 kg</text:p>
          </table:table-cell>
          <table:table-cell table:style-name="ce19" table:formula="oooc:=[.$B225]*10+490+[.AE$2]*8" office:value-type="float" office:value="972">
            <text:p>972 kg</text:p>
          </table:table-cell>
          <table:table-cell table:style-name="ce19" table:formula="oooc:=[.$B225]*10+490+[.AF$2]*8" office:value-type="float" office:value="980">
            <text:p>9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6">
            <text:p>26</text:p>
          </table:table-cell>
          <table:table-cell table:style-name="ce19" table:formula="oooc:=[.$B226]*10+490+[.C$2]*8" office:value-type="float" office:value="758">
            <text:p>758 kg</text:p>
          </table:table-cell>
          <table:table-cell table:style-name="ce19" table:formula="oooc:=[.$B226]*10+490+[.D$2]*8" office:value-type="float" office:value="766">
            <text:p>766 kg</text:p>
          </table:table-cell>
          <table:table-cell table:style-name="ce19" table:formula="oooc:=[.$B226]*10+490+[.E$2]*8" office:value-type="float" office:value="774">
            <text:p>774 kg</text:p>
          </table:table-cell>
          <table:table-cell table:style-name="ce19" table:formula="oooc:=[.$B226]*10+490+[.F$2]*8" office:value-type="float" office:value="782">
            <text:p>782 kg</text:p>
          </table:table-cell>
          <table:table-cell table:style-name="ce19" table:formula="oooc:=[.$B226]*10+490+[.G$2]*8" office:value-type="float" office:value="790">
            <text:p>790 kg</text:p>
          </table:table-cell>
          <table:table-cell table:style-name="ce19" table:formula="oooc:=[.$B226]*10+490+[.H$2]*8" office:value-type="float" office:value="798">
            <text:p>798 kg</text:p>
          </table:table-cell>
          <table:table-cell table:style-name="ce19" table:formula="oooc:=[.$B226]*10+490+[.I$2]*8" office:value-type="float" office:value="806">
            <text:p>806 kg</text:p>
          </table:table-cell>
          <table:table-cell table:style-name="ce19" table:formula="oooc:=[.$B226]*10+490+[.J$2]*8" office:value-type="float" office:value="814">
            <text:p>814 kg</text:p>
          </table:table-cell>
          <table:table-cell table:style-name="ce19" table:formula="oooc:=[.$B226]*10+490+[.K$2]*8" office:value-type="float" office:value="822">
            <text:p>822 kg</text:p>
          </table:table-cell>
          <table:table-cell table:style-name="ce19" table:formula="oooc:=[.$B226]*10+490+[.L$2]*8" office:value-type="float" office:value="830">
            <text:p>830 kg</text:p>
          </table:table-cell>
          <table:table-cell table:style-name="ce19" table:formula="oooc:=[.$B226]*10+490+[.M$2]*8" office:value-type="float" office:value="838">
            <text:p>838 kg</text:p>
          </table:table-cell>
          <table:table-cell table:style-name="ce19" table:formula="oooc:=[.$B226]*10+490+[.N$2]*8" office:value-type="float" office:value="846">
            <text:p>846 kg</text:p>
          </table:table-cell>
          <table:table-cell table:style-name="ce19" table:formula="oooc:=[.$B226]*10+490+[.O$2]*8" office:value-type="float" office:value="854">
            <text:p>854 kg</text:p>
          </table:table-cell>
          <table:table-cell table:style-name="ce19" table:formula="oooc:=[.$B226]*10+490+[.P$2]*8" office:value-type="float" office:value="862">
            <text:p>862 kg</text:p>
          </table:table-cell>
          <table:table-cell table:style-name="ce19" table:formula="oooc:=[.$B226]*10+490+[.Q$2]*8" office:value-type="float" office:value="870">
            <text:p>870 kg</text:p>
          </table:table-cell>
          <table:table-cell table:style-name="ce19" table:formula="oooc:=[.$B226]*10+490+[.R$2]*8" office:value-type="float" office:value="878">
            <text:p>878 kg</text:p>
          </table:table-cell>
          <table:table-cell table:style-name="ce19" table:formula="oooc:=[.$B226]*10+490+[.S$2]*8" office:value-type="float" office:value="886">
            <text:p>886 kg</text:p>
          </table:table-cell>
          <table:table-cell table:style-name="ce19" table:formula="oooc:=[.$B226]*10+490+[.T$2]*8" office:value-type="float" office:value="894">
            <text:p>894 kg</text:p>
          </table:table-cell>
          <table:table-cell table:style-name="ce19" table:formula="oooc:=[.$B226]*10+490+[.U$2]*8" office:value-type="float" office:value="902">
            <text:p>902 kg</text:p>
          </table:table-cell>
          <table:table-cell table:style-name="ce19" table:formula="oooc:=[.$B226]*10+490+[.V$2]*8" office:value-type="float" office:value="910">
            <text:p>910 kg</text:p>
          </table:table-cell>
          <table:table-cell table:style-name="ce19" table:formula="oooc:=[.$B226]*10+490+[.W$2]*8" office:value-type="float" office:value="918">
            <text:p>918 kg</text:p>
          </table:table-cell>
          <table:table-cell table:style-name="ce19" table:formula="oooc:=[.$B226]*10+490+[.X$2]*8" office:value-type="float" office:value="926">
            <text:p>926 kg</text:p>
          </table:table-cell>
          <table:table-cell table:style-name="ce19" table:formula="oooc:=[.$B226]*10+490+[.Y$2]*8" office:value-type="float" office:value="934">
            <text:p>934 kg</text:p>
          </table:table-cell>
          <table:table-cell table:style-name="ce19" table:formula="oooc:=[.$B226]*10+490+[.Z$2]*8" office:value-type="float" office:value="942">
            <text:p>942 kg</text:p>
          </table:table-cell>
          <table:table-cell table:style-name="ce19" table:formula="oooc:=[.$B226]*10+490+[.AA$2]*8" office:value-type="float" office:value="950">
            <text:p>950 kg</text:p>
          </table:table-cell>
          <table:table-cell table:style-name="ce19" table:formula="oooc:=[.$B226]*10+490+[.AB$2]*8" office:value-type="float" office:value="958">
            <text:p>958 kg</text:p>
          </table:table-cell>
          <table:table-cell table:style-name="ce19" table:formula="oooc:=[.$B226]*10+490+[.AC$2]*8" office:value-type="float" office:value="966">
            <text:p>966 kg</text:p>
          </table:table-cell>
          <table:table-cell table:style-name="ce19" table:formula="oooc:=[.$B226]*10+490+[.AD$2]*8" office:value-type="float" office:value="974">
            <text:p>974 kg</text:p>
          </table:table-cell>
          <table:table-cell table:style-name="ce19" table:formula="oooc:=[.$B226]*10+490+[.AE$2]*8" office:value-type="float" office:value="982">
            <text:p>982 kg</text:p>
          </table:table-cell>
          <table:table-cell table:style-name="ce19" table:formula="oooc:=[.$B226]*10+490+[.AF$2]*8" office:value-type="float" office:value="990">
            <text:p>9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7">
            <text:p>27</text:p>
          </table:table-cell>
          <table:table-cell table:style-name="ce19" table:formula="oooc:=[.$B227]*10+490+[.C$2]*8" office:value-type="float" office:value="768">
            <text:p>768 kg</text:p>
          </table:table-cell>
          <table:table-cell table:style-name="ce19" table:formula="oooc:=[.$B227]*10+490+[.D$2]*8" office:value-type="float" office:value="776">
            <text:p>776 kg</text:p>
          </table:table-cell>
          <table:table-cell table:style-name="ce19" table:formula="oooc:=[.$B227]*10+490+[.E$2]*8" office:value-type="float" office:value="784">
            <text:p>784 kg</text:p>
          </table:table-cell>
          <table:table-cell table:style-name="ce19" table:formula="oooc:=[.$B227]*10+490+[.F$2]*8" office:value-type="float" office:value="792">
            <text:p>792 kg</text:p>
          </table:table-cell>
          <table:table-cell table:style-name="ce19" table:formula="oooc:=[.$B227]*10+490+[.G$2]*8" office:value-type="float" office:value="800">
            <text:p>800 kg</text:p>
          </table:table-cell>
          <table:table-cell table:style-name="ce19" table:formula="oooc:=[.$B227]*10+490+[.H$2]*8" office:value-type="float" office:value="808">
            <text:p>808 kg</text:p>
          </table:table-cell>
          <table:table-cell table:style-name="ce19" table:formula="oooc:=[.$B227]*10+490+[.I$2]*8" office:value-type="float" office:value="816">
            <text:p>816 kg</text:p>
          </table:table-cell>
          <table:table-cell table:style-name="ce19" table:formula="oooc:=[.$B227]*10+490+[.J$2]*8" office:value-type="float" office:value="824">
            <text:p>824 kg</text:p>
          </table:table-cell>
          <table:table-cell table:style-name="ce19" table:formula="oooc:=[.$B227]*10+490+[.K$2]*8" office:value-type="float" office:value="832">
            <text:p>832 kg</text:p>
          </table:table-cell>
          <table:table-cell table:style-name="ce19" table:formula="oooc:=[.$B227]*10+490+[.L$2]*8" office:value-type="float" office:value="840">
            <text:p>840 kg</text:p>
          </table:table-cell>
          <table:table-cell table:style-name="ce19" table:formula="oooc:=[.$B227]*10+490+[.M$2]*8" office:value-type="float" office:value="848">
            <text:p>848 kg</text:p>
          </table:table-cell>
          <table:table-cell table:style-name="ce19" table:formula="oooc:=[.$B227]*10+490+[.N$2]*8" office:value-type="float" office:value="856">
            <text:p>856 kg</text:p>
          </table:table-cell>
          <table:table-cell table:style-name="ce19" table:formula="oooc:=[.$B227]*10+490+[.O$2]*8" office:value-type="float" office:value="864">
            <text:p>864 kg</text:p>
          </table:table-cell>
          <table:table-cell table:style-name="ce19" table:formula="oooc:=[.$B227]*10+490+[.P$2]*8" office:value-type="float" office:value="872">
            <text:p>872 kg</text:p>
          </table:table-cell>
          <table:table-cell table:style-name="ce19" table:formula="oooc:=[.$B227]*10+490+[.Q$2]*8" office:value-type="float" office:value="880">
            <text:p>880 kg</text:p>
          </table:table-cell>
          <table:table-cell table:style-name="ce19" table:formula="oooc:=[.$B227]*10+490+[.R$2]*8" office:value-type="float" office:value="888">
            <text:p>888 kg</text:p>
          </table:table-cell>
          <table:table-cell table:style-name="ce19" table:formula="oooc:=[.$B227]*10+490+[.S$2]*8" office:value-type="float" office:value="896">
            <text:p>896 kg</text:p>
          </table:table-cell>
          <table:table-cell table:style-name="ce19" table:formula="oooc:=[.$B227]*10+490+[.T$2]*8" office:value-type="float" office:value="904">
            <text:p>904 kg</text:p>
          </table:table-cell>
          <table:table-cell table:style-name="ce19" table:formula="oooc:=[.$B227]*10+490+[.U$2]*8" office:value-type="float" office:value="912">
            <text:p>912 kg</text:p>
          </table:table-cell>
          <table:table-cell table:style-name="ce19" table:formula="oooc:=[.$B227]*10+490+[.V$2]*8" office:value-type="float" office:value="920">
            <text:p>920 kg</text:p>
          </table:table-cell>
          <table:table-cell table:style-name="ce19" table:formula="oooc:=[.$B227]*10+490+[.W$2]*8" office:value-type="float" office:value="928">
            <text:p>928 kg</text:p>
          </table:table-cell>
          <table:table-cell table:style-name="ce19" table:formula="oooc:=[.$B227]*10+490+[.X$2]*8" office:value-type="float" office:value="936">
            <text:p>936 kg</text:p>
          </table:table-cell>
          <table:table-cell table:style-name="ce19" table:formula="oooc:=[.$B227]*10+490+[.Y$2]*8" office:value-type="float" office:value="944">
            <text:p>944 kg</text:p>
          </table:table-cell>
          <table:table-cell table:style-name="ce19" table:formula="oooc:=[.$B227]*10+490+[.Z$2]*8" office:value-type="float" office:value="952">
            <text:p>952 kg</text:p>
          </table:table-cell>
          <table:table-cell table:style-name="ce19" table:formula="oooc:=[.$B227]*10+490+[.AA$2]*8" office:value-type="float" office:value="960">
            <text:p>960 kg</text:p>
          </table:table-cell>
          <table:table-cell table:style-name="ce19" table:formula="oooc:=[.$B227]*10+490+[.AB$2]*8" office:value-type="float" office:value="968">
            <text:p>968 kg</text:p>
          </table:table-cell>
          <table:table-cell table:style-name="ce19" table:formula="oooc:=[.$B227]*10+490+[.AC$2]*8" office:value-type="float" office:value="976">
            <text:p>976 kg</text:p>
          </table:table-cell>
          <table:table-cell table:style-name="ce19" table:formula="oooc:=[.$B227]*10+490+[.AD$2]*8" office:value-type="float" office:value="984">
            <text:p>984 kg</text:p>
          </table:table-cell>
          <table:table-cell table:style-name="ce19" table:formula="oooc:=[.$B227]*10+490+[.AE$2]*8" office:value-type="float" office:value="992">
            <text:p>992 kg</text:p>
          </table:table-cell>
          <table:table-cell table:style-name="ce19" table:formula="oooc:=[.$B227]*10+490+[.AF$2]*8" office:value-type="float" office:value="1000">
            <text:p>10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8">
            <text:p>28</text:p>
          </table:table-cell>
          <table:table-cell table:style-name="ce19" table:formula="oooc:=[.$B228]*10+490+[.C$2]*8" office:value-type="float" office:value="778">
            <text:p>778 kg</text:p>
          </table:table-cell>
          <table:table-cell table:style-name="ce19" table:formula="oooc:=[.$B228]*10+490+[.D$2]*8" office:value-type="float" office:value="786">
            <text:p>786 kg</text:p>
          </table:table-cell>
          <table:table-cell table:style-name="ce19" table:formula="oooc:=[.$B228]*10+490+[.E$2]*8" office:value-type="float" office:value="794">
            <text:p>794 kg</text:p>
          </table:table-cell>
          <table:table-cell table:style-name="ce19" table:formula="oooc:=[.$B228]*10+490+[.F$2]*8" office:value-type="float" office:value="802">
            <text:p>802 kg</text:p>
          </table:table-cell>
          <table:table-cell table:style-name="ce19" table:formula="oooc:=[.$B228]*10+490+[.G$2]*8" office:value-type="float" office:value="810">
            <text:p>810 kg</text:p>
          </table:table-cell>
          <table:table-cell table:style-name="ce19" table:formula="oooc:=[.$B228]*10+490+[.H$2]*8" office:value-type="float" office:value="818">
            <text:p>818 kg</text:p>
          </table:table-cell>
          <table:table-cell table:style-name="ce19" table:formula="oooc:=[.$B228]*10+490+[.I$2]*8" office:value-type="float" office:value="826">
            <text:p>826 kg</text:p>
          </table:table-cell>
          <table:table-cell table:style-name="ce19" table:formula="oooc:=[.$B228]*10+490+[.J$2]*8" office:value-type="float" office:value="834">
            <text:p>834 kg</text:p>
          </table:table-cell>
          <table:table-cell table:style-name="ce19" table:formula="oooc:=[.$B228]*10+490+[.K$2]*8" office:value-type="float" office:value="842">
            <text:p>842 kg</text:p>
          </table:table-cell>
          <table:table-cell table:style-name="ce19" table:formula="oooc:=[.$B228]*10+490+[.L$2]*8" office:value-type="float" office:value="850">
            <text:p>850 kg</text:p>
          </table:table-cell>
          <table:table-cell table:style-name="ce19" table:formula="oooc:=[.$B228]*10+490+[.M$2]*8" office:value-type="float" office:value="858">
            <text:p>858 kg</text:p>
          </table:table-cell>
          <table:table-cell table:style-name="ce19" table:formula="oooc:=[.$B228]*10+490+[.N$2]*8" office:value-type="float" office:value="866">
            <text:p>866 kg</text:p>
          </table:table-cell>
          <table:table-cell table:style-name="ce19" table:formula="oooc:=[.$B228]*10+490+[.O$2]*8" office:value-type="float" office:value="874">
            <text:p>874 kg</text:p>
          </table:table-cell>
          <table:table-cell table:style-name="ce19" table:formula="oooc:=[.$B228]*10+490+[.P$2]*8" office:value-type="float" office:value="882">
            <text:p>882 kg</text:p>
          </table:table-cell>
          <table:table-cell table:style-name="ce19" table:formula="oooc:=[.$B228]*10+490+[.Q$2]*8" office:value-type="float" office:value="890">
            <text:p>890 kg</text:p>
          </table:table-cell>
          <table:table-cell table:style-name="ce19" table:formula="oooc:=[.$B228]*10+490+[.R$2]*8" office:value-type="float" office:value="898">
            <text:p>898 kg</text:p>
          </table:table-cell>
          <table:table-cell table:style-name="ce19" table:formula="oooc:=[.$B228]*10+490+[.S$2]*8" office:value-type="float" office:value="906">
            <text:p>906 kg</text:p>
          </table:table-cell>
          <table:table-cell table:style-name="ce19" table:formula="oooc:=[.$B228]*10+490+[.T$2]*8" office:value-type="float" office:value="914">
            <text:p>914 kg</text:p>
          </table:table-cell>
          <table:table-cell table:style-name="ce19" table:formula="oooc:=[.$B228]*10+490+[.U$2]*8" office:value-type="float" office:value="922">
            <text:p>922 kg</text:p>
          </table:table-cell>
          <table:table-cell table:style-name="ce19" table:formula="oooc:=[.$B228]*10+490+[.V$2]*8" office:value-type="float" office:value="930">
            <text:p>930 kg</text:p>
          </table:table-cell>
          <table:table-cell table:style-name="ce19" table:formula="oooc:=[.$B228]*10+490+[.W$2]*8" office:value-type="float" office:value="938">
            <text:p>938 kg</text:p>
          </table:table-cell>
          <table:table-cell table:style-name="ce19" table:formula="oooc:=[.$B228]*10+490+[.X$2]*8" office:value-type="float" office:value="946">
            <text:p>946 kg</text:p>
          </table:table-cell>
          <table:table-cell table:style-name="ce19" table:formula="oooc:=[.$B228]*10+490+[.Y$2]*8" office:value-type="float" office:value="954">
            <text:p>954 kg</text:p>
          </table:table-cell>
          <table:table-cell table:style-name="ce19" table:formula="oooc:=[.$B228]*10+490+[.Z$2]*8" office:value-type="float" office:value="962">
            <text:p>962 kg</text:p>
          </table:table-cell>
          <table:table-cell table:style-name="ce19" table:formula="oooc:=[.$B228]*10+490+[.AA$2]*8" office:value-type="float" office:value="970">
            <text:p>970 kg</text:p>
          </table:table-cell>
          <table:table-cell table:style-name="ce19" table:formula="oooc:=[.$B228]*10+490+[.AB$2]*8" office:value-type="float" office:value="978">
            <text:p>978 kg</text:p>
          </table:table-cell>
          <table:table-cell table:style-name="ce19" table:formula="oooc:=[.$B228]*10+490+[.AC$2]*8" office:value-type="float" office:value="986">
            <text:p>986 kg</text:p>
          </table:table-cell>
          <table:table-cell table:style-name="ce19" table:formula="oooc:=[.$B228]*10+490+[.AD$2]*8" office:value-type="float" office:value="994">
            <text:p>994 kg</text:p>
          </table:table-cell>
          <table:table-cell table:style-name="ce19" table:formula="oooc:=[.$B228]*10+490+[.AE$2]*8" office:value-type="float" office:value="1002">
            <text:p>1002 kg</text:p>
          </table:table-cell>
          <table:table-cell table:style-name="ce19" table:formula="oooc:=[.$B228]*10+490+[.AF$2]*8" office:value-type="float" office:value="1010">
            <text:p>10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9">
            <text:p>29</text:p>
          </table:table-cell>
          <table:table-cell table:style-name="ce19" table:formula="oooc:=[.$B229]*10+490+[.C$2]*8" office:value-type="float" office:value="788">
            <text:p>788 kg</text:p>
          </table:table-cell>
          <table:table-cell table:style-name="ce19" table:formula="oooc:=[.$B229]*10+490+[.D$2]*8" office:value-type="float" office:value="796">
            <text:p>796 kg</text:p>
          </table:table-cell>
          <table:table-cell table:style-name="ce19" table:formula="oooc:=[.$B229]*10+490+[.E$2]*8" office:value-type="float" office:value="804">
            <text:p>804 kg</text:p>
          </table:table-cell>
          <table:table-cell table:style-name="ce19" table:formula="oooc:=[.$B229]*10+490+[.F$2]*8" office:value-type="float" office:value="812">
            <text:p>812 kg</text:p>
          </table:table-cell>
          <table:table-cell table:style-name="ce19" table:formula="oooc:=[.$B229]*10+490+[.G$2]*8" office:value-type="float" office:value="820">
            <text:p>820 kg</text:p>
          </table:table-cell>
          <table:table-cell table:style-name="ce19" table:formula="oooc:=[.$B229]*10+490+[.H$2]*8" office:value-type="float" office:value="828">
            <text:p>828 kg</text:p>
          </table:table-cell>
          <table:table-cell table:style-name="ce19" table:formula="oooc:=[.$B229]*10+490+[.I$2]*8" office:value-type="float" office:value="836">
            <text:p>836 kg</text:p>
          </table:table-cell>
          <table:table-cell table:style-name="ce19" table:formula="oooc:=[.$B229]*10+490+[.J$2]*8" office:value-type="float" office:value="844">
            <text:p>844 kg</text:p>
          </table:table-cell>
          <table:table-cell table:style-name="ce19" table:formula="oooc:=[.$B229]*10+490+[.K$2]*8" office:value-type="float" office:value="852">
            <text:p>852 kg</text:p>
          </table:table-cell>
          <table:table-cell table:style-name="ce19" table:formula="oooc:=[.$B229]*10+490+[.L$2]*8" office:value-type="float" office:value="860">
            <text:p>860 kg</text:p>
          </table:table-cell>
          <table:table-cell table:style-name="ce19" table:formula="oooc:=[.$B229]*10+490+[.M$2]*8" office:value-type="float" office:value="868">
            <text:p>868 kg</text:p>
          </table:table-cell>
          <table:table-cell table:style-name="ce19" table:formula="oooc:=[.$B229]*10+490+[.N$2]*8" office:value-type="float" office:value="876">
            <text:p>876 kg</text:p>
          </table:table-cell>
          <table:table-cell table:style-name="ce19" table:formula="oooc:=[.$B229]*10+490+[.O$2]*8" office:value-type="float" office:value="884">
            <text:p>884 kg</text:p>
          </table:table-cell>
          <table:table-cell table:style-name="ce19" table:formula="oooc:=[.$B229]*10+490+[.P$2]*8" office:value-type="float" office:value="892">
            <text:p>892 kg</text:p>
          </table:table-cell>
          <table:table-cell table:style-name="ce19" table:formula="oooc:=[.$B229]*10+490+[.Q$2]*8" office:value-type="float" office:value="900">
            <text:p>900 kg</text:p>
          </table:table-cell>
          <table:table-cell table:style-name="ce19" table:formula="oooc:=[.$B229]*10+490+[.R$2]*8" office:value-type="float" office:value="908">
            <text:p>908 kg</text:p>
          </table:table-cell>
          <table:table-cell table:style-name="ce19" table:formula="oooc:=[.$B229]*10+490+[.S$2]*8" office:value-type="float" office:value="916">
            <text:p>916 kg</text:p>
          </table:table-cell>
          <table:table-cell table:style-name="ce19" table:formula="oooc:=[.$B229]*10+490+[.T$2]*8" office:value-type="float" office:value="924">
            <text:p>924 kg</text:p>
          </table:table-cell>
          <table:table-cell table:style-name="ce19" table:formula="oooc:=[.$B229]*10+490+[.U$2]*8" office:value-type="float" office:value="932">
            <text:p>932 kg</text:p>
          </table:table-cell>
          <table:table-cell table:style-name="ce19" table:formula="oooc:=[.$B229]*10+490+[.V$2]*8" office:value-type="float" office:value="940">
            <text:p>940 kg</text:p>
          </table:table-cell>
          <table:table-cell table:style-name="ce19" table:formula="oooc:=[.$B229]*10+490+[.W$2]*8" office:value-type="float" office:value="948">
            <text:p>948 kg</text:p>
          </table:table-cell>
          <table:table-cell table:style-name="ce19" table:formula="oooc:=[.$B229]*10+490+[.X$2]*8" office:value-type="float" office:value="956">
            <text:p>956 kg</text:p>
          </table:table-cell>
          <table:table-cell table:style-name="ce19" table:formula="oooc:=[.$B229]*10+490+[.Y$2]*8" office:value-type="float" office:value="964">
            <text:p>964 kg</text:p>
          </table:table-cell>
          <table:table-cell table:style-name="ce19" table:formula="oooc:=[.$B229]*10+490+[.Z$2]*8" office:value-type="float" office:value="972">
            <text:p>972 kg</text:p>
          </table:table-cell>
          <table:table-cell table:style-name="ce19" table:formula="oooc:=[.$B229]*10+490+[.AA$2]*8" office:value-type="float" office:value="980">
            <text:p>980 kg</text:p>
          </table:table-cell>
          <table:table-cell table:style-name="ce19" table:formula="oooc:=[.$B229]*10+490+[.AB$2]*8" office:value-type="float" office:value="988">
            <text:p>988 kg</text:p>
          </table:table-cell>
          <table:table-cell table:style-name="ce19" table:formula="oooc:=[.$B229]*10+490+[.AC$2]*8" office:value-type="float" office:value="996">
            <text:p>996 kg</text:p>
          </table:table-cell>
          <table:table-cell table:style-name="ce19" table:formula="oooc:=[.$B229]*10+490+[.AD$2]*8" office:value-type="float" office:value="1004">
            <text:p>1004 kg</text:p>
          </table:table-cell>
          <table:table-cell table:style-name="ce19" table:formula="oooc:=[.$B229]*10+490+[.AE$2]*8" office:value-type="float" office:value="1012">
            <text:p>1012 kg</text:p>
          </table:table-cell>
          <table:table-cell table:style-name="ce19" table:formula="oooc:=[.$B229]*10+490+[.AF$2]*8" office:value-type="float" office:value="1020">
            <text:p>10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style-name="ce19" table:formula="oooc:=[.$B230]*10+490+[.C$2]*8" office:value-type="float" office:value="798">
            <text:p>798 kg</text:p>
          </table:table-cell>
          <table:table-cell table:style-name="ce19" table:formula="oooc:=[.$B230]*10+490+[.D$2]*8" office:value-type="float" office:value="806">
            <text:p>806 kg</text:p>
          </table:table-cell>
          <table:table-cell table:style-name="ce19" table:formula="oooc:=[.$B230]*10+490+[.E$2]*8" office:value-type="float" office:value="814">
            <text:p>814 kg</text:p>
          </table:table-cell>
          <table:table-cell table:style-name="ce19" table:formula="oooc:=[.$B230]*10+490+[.F$2]*8" office:value-type="float" office:value="822">
            <text:p>822 kg</text:p>
          </table:table-cell>
          <table:table-cell table:style-name="ce19" table:formula="oooc:=[.$B230]*10+490+[.G$2]*8" office:value-type="float" office:value="830">
            <text:p>830 kg</text:p>
          </table:table-cell>
          <table:table-cell table:style-name="ce19" table:formula="oooc:=[.$B230]*10+490+[.H$2]*8" office:value-type="float" office:value="838">
            <text:p>838 kg</text:p>
          </table:table-cell>
          <table:table-cell table:style-name="ce19" table:formula="oooc:=[.$B230]*10+490+[.I$2]*8" office:value-type="float" office:value="846">
            <text:p>846 kg</text:p>
          </table:table-cell>
          <table:table-cell table:style-name="ce19" table:formula="oooc:=[.$B230]*10+490+[.J$2]*8" office:value-type="float" office:value="854">
            <text:p>854 kg</text:p>
          </table:table-cell>
          <table:table-cell table:style-name="ce19" table:formula="oooc:=[.$B230]*10+490+[.K$2]*8" office:value-type="float" office:value="862">
            <text:p>862 kg</text:p>
          </table:table-cell>
          <table:table-cell table:style-name="ce19" table:formula="oooc:=[.$B230]*10+490+[.L$2]*8" office:value-type="float" office:value="870">
            <text:p>870 kg</text:p>
          </table:table-cell>
          <table:table-cell table:style-name="ce19" table:formula="oooc:=[.$B230]*10+490+[.M$2]*8" office:value-type="float" office:value="878">
            <text:p>878 kg</text:p>
          </table:table-cell>
          <table:table-cell table:style-name="ce19" table:formula="oooc:=[.$B230]*10+490+[.N$2]*8" office:value-type="float" office:value="886">
            <text:p>886 kg</text:p>
          </table:table-cell>
          <table:table-cell table:style-name="ce19" table:formula="oooc:=[.$B230]*10+490+[.O$2]*8" office:value-type="float" office:value="894">
            <text:p>894 kg</text:p>
          </table:table-cell>
          <table:table-cell table:style-name="ce19" table:formula="oooc:=[.$B230]*10+490+[.P$2]*8" office:value-type="float" office:value="902">
            <text:p>902 kg</text:p>
          </table:table-cell>
          <table:table-cell table:style-name="ce19" table:formula="oooc:=[.$B230]*10+490+[.Q$2]*8" office:value-type="float" office:value="910">
            <text:p>910 kg</text:p>
          </table:table-cell>
          <table:table-cell table:style-name="ce19" table:formula="oooc:=[.$B230]*10+490+[.R$2]*8" office:value-type="float" office:value="918">
            <text:p>918 kg</text:p>
          </table:table-cell>
          <table:table-cell table:style-name="ce19" table:formula="oooc:=[.$B230]*10+490+[.S$2]*8" office:value-type="float" office:value="926">
            <text:p>926 kg</text:p>
          </table:table-cell>
          <table:table-cell table:style-name="ce19" table:formula="oooc:=[.$B230]*10+490+[.T$2]*8" office:value-type="float" office:value="934">
            <text:p>934 kg</text:p>
          </table:table-cell>
          <table:table-cell table:style-name="ce19" table:formula="oooc:=[.$B230]*10+490+[.U$2]*8" office:value-type="float" office:value="942">
            <text:p>942 kg</text:p>
          </table:table-cell>
          <table:table-cell table:style-name="ce19" table:formula="oooc:=[.$B230]*10+490+[.V$2]*8" office:value-type="float" office:value="950">
            <text:p>950 kg</text:p>
          </table:table-cell>
          <table:table-cell table:style-name="ce19" table:formula="oooc:=[.$B230]*10+490+[.W$2]*8" office:value-type="float" office:value="958">
            <text:p>958 kg</text:p>
          </table:table-cell>
          <table:table-cell table:style-name="ce19" table:formula="oooc:=[.$B230]*10+490+[.X$2]*8" office:value-type="float" office:value="966">
            <text:p>966 kg</text:p>
          </table:table-cell>
          <table:table-cell table:style-name="ce19" table:formula="oooc:=[.$B230]*10+490+[.Y$2]*8" office:value-type="float" office:value="974">
            <text:p>974 kg</text:p>
          </table:table-cell>
          <table:table-cell table:style-name="ce19" table:formula="oooc:=[.$B230]*10+490+[.Z$2]*8" office:value-type="float" office:value="982">
            <text:p>982 kg</text:p>
          </table:table-cell>
          <table:table-cell table:style-name="ce19" table:formula="oooc:=[.$B230]*10+490+[.AA$2]*8" office:value-type="float" office:value="990">
            <text:p>990 kg</text:p>
          </table:table-cell>
          <table:table-cell table:style-name="ce19" table:formula="oooc:=[.$B230]*10+490+[.AB$2]*8" office:value-type="float" office:value="998">
            <text:p>998 kg</text:p>
          </table:table-cell>
          <table:table-cell table:style-name="ce19" table:formula="oooc:=[.$B230]*10+490+[.AC$2]*8" office:value-type="float" office:value="1006">
            <text:p>1006 kg</text:p>
          </table:table-cell>
          <table:table-cell table:style-name="ce19" table:formula="oooc:=[.$B230]*10+490+[.AD$2]*8" office:value-type="float" office:value="1014">
            <text:p>1014 kg</text:p>
          </table:table-cell>
          <table:table-cell table:style-name="ce19" table:formula="oooc:=[.$B230]*10+490+[.AE$2]*8" office:value-type="float" office:value="1022">
            <text:p>1022 kg</text:p>
          </table:table-cell>
          <table:table-cell table:style-name="ce19" table:formula="oooc:=[.$B230]*10+490+[.AF$2]*8" office:value-type="float" office:value="1030">
            <text:p>1030 kg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19" table:number-columns-repeated="30"/>
          <table:table-cell table:number-columns-repeated="224"/>
        </table:table-row>
        <table:table-row table:style-name="ro4">
          <table:table-cell table:style-name="ce15" office:value-type="string" table:number-columns-spanned="2" table:number-rows-spanned="2">
            <text:p>Bananen</text:p>
          </table:table-cell>
          <table:covered-table-cell/>
          <table:table-cell table:style-name="ce18" office:value-type="string" table:number-columns-spanned="30" table:number-rows-spanned="1">
            <text:p>Forschungsstufe</text:p>
          </table:table-cell>
          <table:covered-table-cell table:number-columns-repeated="29"/>
          <table:table-cell table:number-columns-repeated="224"/>
        </table:table-row>
        <table:table-row table:style-name="ro2">
          <table:covered-table-cell table:style-name="ce16"/>
          <table:covered-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table:number-columns-repeated="224"/>
        </table:table-row>
        <table:table-row table:style-name="ro2">
          <table:table-cell table:style-name="ce17" office:value-type="string" table:number-columns-spanned="1" table:number-rows-spanned="30">
            <text:p>Plantage</text:p>
          </table:table-cell>
          <table:table-cell office:value-type="float" office:value="1">
            <text:p>1</text:p>
          </table:table-cell>
          <table:table-cell table:style-name="ce19" table:formula="oooc:=[.$B234]*10+510+[.C$2]*8" office:value-type="float" office:value="528">
            <text:p>528 kg</text:p>
          </table:table-cell>
          <table:table-cell table:style-name="ce19" table:formula="oooc:=[.$B234]*10+510+[.D$2]*8" office:value-type="float" office:value="536">
            <text:p>536 kg</text:p>
          </table:table-cell>
          <table:table-cell table:style-name="ce19" table:formula="oooc:=[.$B234]*10+510+[.E$2]*8" office:value-type="float" office:value="544">
            <text:p>544 kg</text:p>
          </table:table-cell>
          <table:table-cell table:style-name="ce19" table:formula="oooc:=[.$B234]*10+510+[.F$2]*8" office:value-type="float" office:value="552">
            <text:p>552 kg</text:p>
          </table:table-cell>
          <table:table-cell table:style-name="ce19" table:formula="oooc:=[.$B234]*10+510+[.G$2]*8" office:value-type="float" office:value="560">
            <text:p>560 kg</text:p>
          </table:table-cell>
          <table:table-cell table:style-name="ce19" table:formula="oooc:=[.$B234]*10+510+[.H$2]*8" office:value-type="float" office:value="568">
            <text:p>568 kg</text:p>
          </table:table-cell>
          <table:table-cell table:style-name="ce19" table:formula="oooc:=[.$B234]*10+510+[.I$2]*8" office:value-type="float" office:value="576">
            <text:p>576 kg</text:p>
          </table:table-cell>
          <table:table-cell table:style-name="ce19" table:formula="oooc:=[.$B234]*10+510+[.J$2]*8" office:value-type="float" office:value="584">
            <text:p>584 kg</text:p>
          </table:table-cell>
          <table:table-cell table:style-name="ce19" table:formula="oooc:=[.$B234]*10+510+[.K$2]*8" office:value-type="float" office:value="592">
            <text:p>592 kg</text:p>
          </table:table-cell>
          <table:table-cell table:style-name="ce19" table:formula="oooc:=[.$B234]*10+510+[.L$2]*8" office:value-type="float" office:value="600">
            <text:p>600 kg</text:p>
          </table:table-cell>
          <table:table-cell table:style-name="ce19" table:formula="oooc:=[.$B234]*10+510+[.M$2]*8" office:value-type="float" office:value="608">
            <text:p>608 kg</text:p>
          </table:table-cell>
          <table:table-cell table:style-name="ce19" table:formula="oooc:=[.$B234]*10+510+[.N$2]*8" office:value-type="float" office:value="616">
            <text:p>616 kg</text:p>
          </table:table-cell>
          <table:table-cell table:style-name="ce19" table:formula="oooc:=[.$B234]*10+510+[.O$2]*8" office:value-type="float" office:value="624">
            <text:p>624 kg</text:p>
          </table:table-cell>
          <table:table-cell table:style-name="ce19" table:formula="oooc:=[.$B234]*10+510+[.P$2]*8" office:value-type="float" office:value="632">
            <text:p>632 kg</text:p>
          </table:table-cell>
          <table:table-cell table:style-name="ce19" table:formula="oooc:=[.$B234]*10+510+[.Q$2]*8" office:value-type="float" office:value="640">
            <text:p>640 kg</text:p>
          </table:table-cell>
          <table:table-cell table:style-name="ce19" table:formula="oooc:=[.$B234]*10+510+[.R$2]*8" office:value-type="float" office:value="648">
            <text:p>648 kg</text:p>
          </table:table-cell>
          <table:table-cell table:style-name="ce19" table:formula="oooc:=[.$B234]*10+510+[.S$2]*8" office:value-type="float" office:value="656">
            <text:p>656 kg</text:p>
          </table:table-cell>
          <table:table-cell table:style-name="ce19" table:formula="oooc:=[.$B234]*10+510+[.T$2]*8" office:value-type="float" office:value="664">
            <text:p>664 kg</text:p>
          </table:table-cell>
          <table:table-cell table:style-name="ce19" table:formula="oooc:=[.$B234]*10+510+[.U$2]*8" office:value-type="float" office:value="672">
            <text:p>672 kg</text:p>
          </table:table-cell>
          <table:table-cell table:style-name="ce19" table:formula="oooc:=[.$B234]*10+510+[.V$2]*8" office:value-type="float" office:value="680">
            <text:p>680 kg</text:p>
          </table:table-cell>
          <table:table-cell table:style-name="ce19" table:formula="oooc:=[.$B234]*10+510+[.W$2]*8" office:value-type="float" office:value="688">
            <text:p>688 kg</text:p>
          </table:table-cell>
          <table:table-cell table:style-name="ce19" table:formula="oooc:=[.$B234]*10+510+[.X$2]*8" office:value-type="float" office:value="696">
            <text:p>696 kg</text:p>
          </table:table-cell>
          <table:table-cell table:style-name="ce19" table:formula="oooc:=[.$B234]*10+510+[.Y$2]*8" office:value-type="float" office:value="704">
            <text:p>704 kg</text:p>
          </table:table-cell>
          <table:table-cell table:style-name="ce19" table:formula="oooc:=[.$B234]*10+510+[.Z$2]*8" office:value-type="float" office:value="712">
            <text:p>712 kg</text:p>
          </table:table-cell>
          <table:table-cell table:style-name="ce19" table:formula="oooc:=[.$B234]*10+510+[.AA$2]*8" office:value-type="float" office:value="720">
            <text:p>720 kg</text:p>
          </table:table-cell>
          <table:table-cell table:style-name="ce19" table:formula="oooc:=[.$B234]*10+510+[.AB$2]*8" office:value-type="float" office:value="728">
            <text:p>728 kg</text:p>
          </table:table-cell>
          <table:table-cell table:style-name="ce19" table:formula="oooc:=[.$B234]*10+510+[.AC$2]*8" office:value-type="float" office:value="736">
            <text:p>736 kg</text:p>
          </table:table-cell>
          <table:table-cell table:style-name="ce19" table:formula="oooc:=[.$B234]*10+510+[.AD$2]*8" office:value-type="float" office:value="744">
            <text:p>744 kg</text:p>
          </table:table-cell>
          <table:table-cell table:style-name="ce19" table:formula="oooc:=[.$B234]*10+510+[.AE$2]*8" office:value-type="float" office:value="752">
            <text:p>752 kg</text:p>
          </table:table-cell>
          <table:table-cell table:style-name="ce19" table:formula="oooc:=[.$B234]*10+510+[.AF$2]*8" office:value-type="float" office:value="760">
            <text:p>7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19" table:formula="oooc:=[.$B235]*10+510+[.C$2]*8" office:value-type="float" office:value="538">
            <text:p>538 kg</text:p>
          </table:table-cell>
          <table:table-cell table:style-name="ce19" table:formula="oooc:=[.$B235]*10+510+[.D$2]*8" office:value-type="float" office:value="546">
            <text:p>546 kg</text:p>
          </table:table-cell>
          <table:table-cell table:style-name="ce19" table:formula="oooc:=[.$B235]*10+510+[.E$2]*8" office:value-type="float" office:value="554">
            <text:p>554 kg</text:p>
          </table:table-cell>
          <table:table-cell table:style-name="ce19" table:formula="oooc:=[.$B235]*10+510+[.F$2]*8" office:value-type="float" office:value="562">
            <text:p>562 kg</text:p>
          </table:table-cell>
          <table:table-cell table:style-name="ce19" table:formula="oooc:=[.$B235]*10+510+[.G$2]*8" office:value-type="float" office:value="570">
            <text:p>570 kg</text:p>
          </table:table-cell>
          <table:table-cell table:style-name="ce19" table:formula="oooc:=[.$B235]*10+510+[.H$2]*8" office:value-type="float" office:value="578">
            <text:p>578 kg</text:p>
          </table:table-cell>
          <table:table-cell table:style-name="ce19" table:formula="oooc:=[.$B235]*10+510+[.I$2]*8" office:value-type="float" office:value="586">
            <text:p>586 kg</text:p>
          </table:table-cell>
          <table:table-cell table:style-name="ce19" table:formula="oooc:=[.$B235]*10+510+[.J$2]*8" office:value-type="float" office:value="594">
            <text:p>594 kg</text:p>
          </table:table-cell>
          <table:table-cell table:style-name="ce19" table:formula="oooc:=[.$B235]*10+510+[.K$2]*8" office:value-type="float" office:value="602">
            <text:p>602 kg</text:p>
          </table:table-cell>
          <table:table-cell table:style-name="ce19" table:formula="oooc:=[.$B235]*10+510+[.L$2]*8" office:value-type="float" office:value="610">
            <text:p>610 kg</text:p>
          </table:table-cell>
          <table:table-cell table:style-name="ce19" table:formula="oooc:=[.$B235]*10+510+[.M$2]*8" office:value-type="float" office:value="618">
            <text:p>618 kg</text:p>
          </table:table-cell>
          <table:table-cell table:style-name="ce19" table:formula="oooc:=[.$B235]*10+510+[.N$2]*8" office:value-type="float" office:value="626">
            <text:p>626 kg</text:p>
          </table:table-cell>
          <table:table-cell table:style-name="ce19" table:formula="oooc:=[.$B235]*10+510+[.O$2]*8" office:value-type="float" office:value="634">
            <text:p>634 kg</text:p>
          </table:table-cell>
          <table:table-cell table:style-name="ce19" table:formula="oooc:=[.$B235]*10+510+[.P$2]*8" office:value-type="float" office:value="642">
            <text:p>642 kg</text:p>
          </table:table-cell>
          <table:table-cell table:style-name="ce19" table:formula="oooc:=[.$B235]*10+510+[.Q$2]*8" office:value-type="float" office:value="650">
            <text:p>650 kg</text:p>
          </table:table-cell>
          <table:table-cell table:style-name="ce19" table:formula="oooc:=[.$B235]*10+510+[.R$2]*8" office:value-type="float" office:value="658">
            <text:p>658 kg</text:p>
          </table:table-cell>
          <table:table-cell table:style-name="ce19" table:formula="oooc:=[.$B235]*10+510+[.S$2]*8" office:value-type="float" office:value="666">
            <text:p>666 kg</text:p>
          </table:table-cell>
          <table:table-cell table:style-name="ce19" table:formula="oooc:=[.$B235]*10+510+[.T$2]*8" office:value-type="float" office:value="674">
            <text:p>674 kg</text:p>
          </table:table-cell>
          <table:table-cell table:style-name="ce19" table:formula="oooc:=[.$B235]*10+510+[.U$2]*8" office:value-type="float" office:value="682">
            <text:p>682 kg</text:p>
          </table:table-cell>
          <table:table-cell table:style-name="ce19" table:formula="oooc:=[.$B235]*10+510+[.V$2]*8" office:value-type="float" office:value="690">
            <text:p>690 kg</text:p>
          </table:table-cell>
          <table:table-cell table:style-name="ce19" table:formula="oooc:=[.$B235]*10+510+[.W$2]*8" office:value-type="float" office:value="698">
            <text:p>698 kg</text:p>
          </table:table-cell>
          <table:table-cell table:style-name="ce19" table:formula="oooc:=[.$B235]*10+510+[.X$2]*8" office:value-type="float" office:value="706">
            <text:p>706 kg</text:p>
          </table:table-cell>
          <table:table-cell table:style-name="ce19" table:formula="oooc:=[.$B235]*10+510+[.Y$2]*8" office:value-type="float" office:value="714">
            <text:p>714 kg</text:p>
          </table:table-cell>
          <table:table-cell table:style-name="ce19" table:formula="oooc:=[.$B235]*10+510+[.Z$2]*8" office:value-type="float" office:value="722">
            <text:p>722 kg</text:p>
          </table:table-cell>
          <table:table-cell table:style-name="ce19" table:formula="oooc:=[.$B235]*10+510+[.AA$2]*8" office:value-type="float" office:value="730">
            <text:p>730 kg</text:p>
          </table:table-cell>
          <table:table-cell table:style-name="ce19" table:formula="oooc:=[.$B235]*10+510+[.AB$2]*8" office:value-type="float" office:value="738">
            <text:p>738 kg</text:p>
          </table:table-cell>
          <table:table-cell table:style-name="ce19" table:formula="oooc:=[.$B235]*10+510+[.AC$2]*8" office:value-type="float" office:value="746">
            <text:p>746 kg</text:p>
          </table:table-cell>
          <table:table-cell table:style-name="ce19" table:formula="oooc:=[.$B235]*10+510+[.AD$2]*8" office:value-type="float" office:value="754">
            <text:p>754 kg</text:p>
          </table:table-cell>
          <table:table-cell table:style-name="ce19" table:formula="oooc:=[.$B235]*10+510+[.AE$2]*8" office:value-type="float" office:value="762">
            <text:p>762 kg</text:p>
          </table:table-cell>
          <table:table-cell table:style-name="ce19" table:formula="oooc:=[.$B235]*10+510+[.AF$2]*8" office:value-type="float" office:value="770">
            <text:p>7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style-name="ce19" table:formula="oooc:=[.$B236]*10+510+[.C$2]*8" office:value-type="float" office:value="548">
            <text:p>548 kg</text:p>
          </table:table-cell>
          <table:table-cell table:style-name="ce19" table:formula="oooc:=[.$B236]*10+510+[.D$2]*8" office:value-type="float" office:value="556">
            <text:p>556 kg</text:p>
          </table:table-cell>
          <table:table-cell table:style-name="ce19" table:formula="oooc:=[.$B236]*10+510+[.E$2]*8" office:value-type="float" office:value="564">
            <text:p>564 kg</text:p>
          </table:table-cell>
          <table:table-cell table:style-name="ce19" table:formula="oooc:=[.$B236]*10+510+[.F$2]*8" office:value-type="float" office:value="572">
            <text:p>572 kg</text:p>
          </table:table-cell>
          <table:table-cell table:style-name="ce19" table:formula="oooc:=[.$B236]*10+510+[.G$2]*8" office:value-type="float" office:value="580">
            <text:p>580 kg</text:p>
          </table:table-cell>
          <table:table-cell table:style-name="ce19" table:formula="oooc:=[.$B236]*10+510+[.H$2]*8" office:value-type="float" office:value="588">
            <text:p>588 kg</text:p>
          </table:table-cell>
          <table:table-cell table:style-name="ce19" table:formula="oooc:=[.$B236]*10+510+[.I$2]*8" office:value-type="float" office:value="596">
            <text:p>596 kg</text:p>
          </table:table-cell>
          <table:table-cell table:style-name="ce19" table:formula="oooc:=[.$B236]*10+510+[.J$2]*8" office:value-type="float" office:value="604">
            <text:p>604 kg</text:p>
          </table:table-cell>
          <table:table-cell table:style-name="ce19" table:formula="oooc:=[.$B236]*10+510+[.K$2]*8" office:value-type="float" office:value="612">
            <text:p>612 kg</text:p>
          </table:table-cell>
          <table:table-cell table:style-name="ce19" table:formula="oooc:=[.$B236]*10+510+[.L$2]*8" office:value-type="float" office:value="620">
            <text:p>620 kg</text:p>
          </table:table-cell>
          <table:table-cell table:style-name="ce19" table:formula="oooc:=[.$B236]*10+510+[.M$2]*8" office:value-type="float" office:value="628">
            <text:p>628 kg</text:p>
          </table:table-cell>
          <table:table-cell table:style-name="ce19" table:formula="oooc:=[.$B236]*10+510+[.N$2]*8" office:value-type="float" office:value="636">
            <text:p>636 kg</text:p>
          </table:table-cell>
          <table:table-cell table:style-name="ce19" table:formula="oooc:=[.$B236]*10+510+[.O$2]*8" office:value-type="float" office:value="644">
            <text:p>644 kg</text:p>
          </table:table-cell>
          <table:table-cell table:style-name="ce19" table:formula="oooc:=[.$B236]*10+510+[.P$2]*8" office:value-type="float" office:value="652">
            <text:p>652 kg</text:p>
          </table:table-cell>
          <table:table-cell table:style-name="ce19" table:formula="oooc:=[.$B236]*10+510+[.Q$2]*8" office:value-type="float" office:value="660">
            <text:p>660 kg</text:p>
          </table:table-cell>
          <table:table-cell table:style-name="ce19" table:formula="oooc:=[.$B236]*10+510+[.R$2]*8" office:value-type="float" office:value="668">
            <text:p>668 kg</text:p>
          </table:table-cell>
          <table:table-cell table:style-name="ce19" table:formula="oooc:=[.$B236]*10+510+[.S$2]*8" office:value-type="float" office:value="676">
            <text:p>676 kg</text:p>
          </table:table-cell>
          <table:table-cell table:style-name="ce19" table:formula="oooc:=[.$B236]*10+510+[.T$2]*8" office:value-type="float" office:value="684">
            <text:p>684 kg</text:p>
          </table:table-cell>
          <table:table-cell table:style-name="ce19" table:formula="oooc:=[.$B236]*10+510+[.U$2]*8" office:value-type="float" office:value="692">
            <text:p>692 kg</text:p>
          </table:table-cell>
          <table:table-cell table:style-name="ce19" table:formula="oooc:=[.$B236]*10+510+[.V$2]*8" office:value-type="float" office:value="700">
            <text:p>700 kg</text:p>
          </table:table-cell>
          <table:table-cell table:style-name="ce19" table:formula="oooc:=[.$B236]*10+510+[.W$2]*8" office:value-type="float" office:value="708">
            <text:p>708 kg</text:p>
          </table:table-cell>
          <table:table-cell table:style-name="ce19" table:formula="oooc:=[.$B236]*10+510+[.X$2]*8" office:value-type="float" office:value="716">
            <text:p>716 kg</text:p>
          </table:table-cell>
          <table:table-cell table:style-name="ce19" table:formula="oooc:=[.$B236]*10+510+[.Y$2]*8" office:value-type="float" office:value="724">
            <text:p>724 kg</text:p>
          </table:table-cell>
          <table:table-cell table:style-name="ce19" table:formula="oooc:=[.$B236]*10+510+[.Z$2]*8" office:value-type="float" office:value="732">
            <text:p>732 kg</text:p>
          </table:table-cell>
          <table:table-cell table:style-name="ce19" table:formula="oooc:=[.$B236]*10+510+[.AA$2]*8" office:value-type="float" office:value="740">
            <text:p>740 kg</text:p>
          </table:table-cell>
          <table:table-cell table:style-name="ce19" table:formula="oooc:=[.$B236]*10+510+[.AB$2]*8" office:value-type="float" office:value="748">
            <text:p>748 kg</text:p>
          </table:table-cell>
          <table:table-cell table:style-name="ce19" table:formula="oooc:=[.$B236]*10+510+[.AC$2]*8" office:value-type="float" office:value="756">
            <text:p>756 kg</text:p>
          </table:table-cell>
          <table:table-cell table:style-name="ce19" table:formula="oooc:=[.$B236]*10+510+[.AD$2]*8" office:value-type="float" office:value="764">
            <text:p>764 kg</text:p>
          </table:table-cell>
          <table:table-cell table:style-name="ce19" table:formula="oooc:=[.$B236]*10+510+[.AE$2]*8" office:value-type="float" office:value="772">
            <text:p>772 kg</text:p>
          </table:table-cell>
          <table:table-cell table:style-name="ce19" table:formula="oooc:=[.$B236]*10+510+[.AF$2]*8" office:value-type="float" office:value="780">
            <text:p>7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19" table:formula="oooc:=[.$B237]*10+510+[.C$2]*8" office:value-type="float" office:value="558">
            <text:p>558 kg</text:p>
          </table:table-cell>
          <table:table-cell table:style-name="ce19" table:formula="oooc:=[.$B237]*10+510+[.D$2]*8" office:value-type="float" office:value="566">
            <text:p>566 kg</text:p>
          </table:table-cell>
          <table:table-cell table:style-name="ce19" table:formula="oooc:=[.$B237]*10+510+[.E$2]*8" office:value-type="float" office:value="574">
            <text:p>574 kg</text:p>
          </table:table-cell>
          <table:table-cell table:style-name="ce19" table:formula="oooc:=[.$B237]*10+510+[.F$2]*8" office:value-type="float" office:value="582">
            <text:p>582 kg</text:p>
          </table:table-cell>
          <table:table-cell table:style-name="ce19" table:formula="oooc:=[.$B237]*10+510+[.G$2]*8" office:value-type="float" office:value="590">
            <text:p>590 kg</text:p>
          </table:table-cell>
          <table:table-cell table:style-name="ce19" table:formula="oooc:=[.$B237]*10+510+[.H$2]*8" office:value-type="float" office:value="598">
            <text:p>598 kg</text:p>
          </table:table-cell>
          <table:table-cell table:style-name="ce19" table:formula="oooc:=[.$B237]*10+510+[.I$2]*8" office:value-type="float" office:value="606">
            <text:p>606 kg</text:p>
          </table:table-cell>
          <table:table-cell table:style-name="ce19" table:formula="oooc:=[.$B237]*10+510+[.J$2]*8" office:value-type="float" office:value="614">
            <text:p>614 kg</text:p>
          </table:table-cell>
          <table:table-cell table:style-name="ce19" table:formula="oooc:=[.$B237]*10+510+[.K$2]*8" office:value-type="float" office:value="622">
            <text:p>622 kg</text:p>
          </table:table-cell>
          <table:table-cell table:style-name="ce19" table:formula="oooc:=[.$B237]*10+510+[.L$2]*8" office:value-type="float" office:value="630">
            <text:p>630 kg</text:p>
          </table:table-cell>
          <table:table-cell table:style-name="ce19" table:formula="oooc:=[.$B237]*10+510+[.M$2]*8" office:value-type="float" office:value="638">
            <text:p>638 kg</text:p>
          </table:table-cell>
          <table:table-cell table:style-name="ce19" table:formula="oooc:=[.$B237]*10+510+[.N$2]*8" office:value-type="float" office:value="646">
            <text:p>646 kg</text:p>
          </table:table-cell>
          <table:table-cell table:style-name="ce19" table:formula="oooc:=[.$B237]*10+510+[.O$2]*8" office:value-type="float" office:value="654">
            <text:p>654 kg</text:p>
          </table:table-cell>
          <table:table-cell table:style-name="ce19" table:formula="oooc:=[.$B237]*10+510+[.P$2]*8" office:value-type="float" office:value="662">
            <text:p>662 kg</text:p>
          </table:table-cell>
          <table:table-cell table:style-name="ce19" table:formula="oooc:=[.$B237]*10+510+[.Q$2]*8" office:value-type="float" office:value="670">
            <text:p>670 kg</text:p>
          </table:table-cell>
          <table:table-cell table:style-name="ce19" table:formula="oooc:=[.$B237]*10+510+[.R$2]*8" office:value-type="float" office:value="678">
            <text:p>678 kg</text:p>
          </table:table-cell>
          <table:table-cell table:style-name="ce19" table:formula="oooc:=[.$B237]*10+510+[.S$2]*8" office:value-type="float" office:value="686">
            <text:p>686 kg</text:p>
          </table:table-cell>
          <table:table-cell table:style-name="ce19" table:formula="oooc:=[.$B237]*10+510+[.T$2]*8" office:value-type="float" office:value="694">
            <text:p>694 kg</text:p>
          </table:table-cell>
          <table:table-cell table:style-name="ce19" table:formula="oooc:=[.$B237]*10+510+[.U$2]*8" office:value-type="float" office:value="702">
            <text:p>702 kg</text:p>
          </table:table-cell>
          <table:table-cell table:style-name="ce19" table:formula="oooc:=[.$B237]*10+510+[.V$2]*8" office:value-type="float" office:value="710">
            <text:p>710 kg</text:p>
          </table:table-cell>
          <table:table-cell table:style-name="ce19" table:formula="oooc:=[.$B237]*10+510+[.W$2]*8" office:value-type="float" office:value="718">
            <text:p>718 kg</text:p>
          </table:table-cell>
          <table:table-cell table:style-name="ce19" table:formula="oooc:=[.$B237]*10+510+[.X$2]*8" office:value-type="float" office:value="726">
            <text:p>726 kg</text:p>
          </table:table-cell>
          <table:table-cell table:style-name="ce19" table:formula="oooc:=[.$B237]*10+510+[.Y$2]*8" office:value-type="float" office:value="734">
            <text:p>734 kg</text:p>
          </table:table-cell>
          <table:table-cell table:style-name="ce19" table:formula="oooc:=[.$B237]*10+510+[.Z$2]*8" office:value-type="float" office:value="742">
            <text:p>742 kg</text:p>
          </table:table-cell>
          <table:table-cell table:style-name="ce19" table:formula="oooc:=[.$B237]*10+510+[.AA$2]*8" office:value-type="float" office:value="750">
            <text:p>750 kg</text:p>
          </table:table-cell>
          <table:table-cell table:style-name="ce19" table:formula="oooc:=[.$B237]*10+510+[.AB$2]*8" office:value-type="float" office:value="758">
            <text:p>758 kg</text:p>
          </table:table-cell>
          <table:table-cell table:style-name="ce19" table:formula="oooc:=[.$B237]*10+510+[.AC$2]*8" office:value-type="float" office:value="766">
            <text:p>766 kg</text:p>
          </table:table-cell>
          <table:table-cell table:style-name="ce19" table:formula="oooc:=[.$B237]*10+510+[.AD$2]*8" office:value-type="float" office:value="774">
            <text:p>774 kg</text:p>
          </table:table-cell>
          <table:table-cell table:style-name="ce19" table:formula="oooc:=[.$B237]*10+510+[.AE$2]*8" office:value-type="float" office:value="782">
            <text:p>782 kg</text:p>
          </table:table-cell>
          <table:table-cell table:style-name="ce19" table:formula="oooc:=[.$B237]*10+510+[.AF$2]*8" office:value-type="float" office:value="790">
            <text:p>7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style-name="ce19" table:formula="oooc:=[.$B238]*10+510+[.C$2]*8" office:value-type="float" office:value="568">
            <text:p>568 kg</text:p>
          </table:table-cell>
          <table:table-cell table:style-name="ce19" table:formula="oooc:=[.$B238]*10+510+[.D$2]*8" office:value-type="float" office:value="576">
            <text:p>576 kg</text:p>
          </table:table-cell>
          <table:table-cell table:style-name="ce19" table:formula="oooc:=[.$B238]*10+510+[.E$2]*8" office:value-type="float" office:value="584">
            <text:p>584 kg</text:p>
          </table:table-cell>
          <table:table-cell table:style-name="ce19" table:formula="oooc:=[.$B238]*10+510+[.F$2]*8" office:value-type="float" office:value="592">
            <text:p>592 kg</text:p>
          </table:table-cell>
          <table:table-cell table:style-name="ce19" table:formula="oooc:=[.$B238]*10+510+[.G$2]*8" office:value-type="float" office:value="600">
            <text:p>600 kg</text:p>
          </table:table-cell>
          <table:table-cell table:style-name="ce19" table:formula="oooc:=[.$B238]*10+510+[.H$2]*8" office:value-type="float" office:value="608">
            <text:p>608 kg</text:p>
          </table:table-cell>
          <table:table-cell table:style-name="ce19" table:formula="oooc:=[.$B238]*10+510+[.I$2]*8" office:value-type="float" office:value="616">
            <text:p>616 kg</text:p>
          </table:table-cell>
          <table:table-cell table:style-name="ce19" table:formula="oooc:=[.$B238]*10+510+[.J$2]*8" office:value-type="float" office:value="624">
            <text:p>624 kg</text:p>
          </table:table-cell>
          <table:table-cell table:style-name="ce19" table:formula="oooc:=[.$B238]*10+510+[.K$2]*8" office:value-type="float" office:value="632">
            <text:p>632 kg</text:p>
          </table:table-cell>
          <table:table-cell table:style-name="ce19" table:formula="oooc:=[.$B238]*10+510+[.L$2]*8" office:value-type="float" office:value="640">
            <text:p>640 kg</text:p>
          </table:table-cell>
          <table:table-cell table:style-name="ce19" table:formula="oooc:=[.$B238]*10+510+[.M$2]*8" office:value-type="float" office:value="648">
            <text:p>648 kg</text:p>
          </table:table-cell>
          <table:table-cell table:style-name="ce19" table:formula="oooc:=[.$B238]*10+510+[.N$2]*8" office:value-type="float" office:value="656">
            <text:p>656 kg</text:p>
          </table:table-cell>
          <table:table-cell table:style-name="ce19" table:formula="oooc:=[.$B238]*10+510+[.O$2]*8" office:value-type="float" office:value="664">
            <text:p>664 kg</text:p>
          </table:table-cell>
          <table:table-cell table:style-name="ce19" table:formula="oooc:=[.$B238]*10+510+[.P$2]*8" office:value-type="float" office:value="672">
            <text:p>672 kg</text:p>
          </table:table-cell>
          <table:table-cell table:style-name="ce19" table:formula="oooc:=[.$B238]*10+510+[.Q$2]*8" office:value-type="float" office:value="680">
            <text:p>680 kg</text:p>
          </table:table-cell>
          <table:table-cell table:style-name="ce19" table:formula="oooc:=[.$B238]*10+510+[.R$2]*8" office:value-type="float" office:value="688">
            <text:p>688 kg</text:p>
          </table:table-cell>
          <table:table-cell table:style-name="ce19" table:formula="oooc:=[.$B238]*10+510+[.S$2]*8" office:value-type="float" office:value="696">
            <text:p>696 kg</text:p>
          </table:table-cell>
          <table:table-cell table:style-name="ce19" table:formula="oooc:=[.$B238]*10+510+[.T$2]*8" office:value-type="float" office:value="704">
            <text:p>704 kg</text:p>
          </table:table-cell>
          <table:table-cell table:style-name="ce19" table:formula="oooc:=[.$B238]*10+510+[.U$2]*8" office:value-type="float" office:value="712">
            <text:p>712 kg</text:p>
          </table:table-cell>
          <table:table-cell table:style-name="ce19" table:formula="oooc:=[.$B238]*10+510+[.V$2]*8" office:value-type="float" office:value="720">
            <text:p>720 kg</text:p>
          </table:table-cell>
          <table:table-cell table:style-name="ce19" table:formula="oooc:=[.$B238]*10+510+[.W$2]*8" office:value-type="float" office:value="728">
            <text:p>728 kg</text:p>
          </table:table-cell>
          <table:table-cell table:style-name="ce19" table:formula="oooc:=[.$B238]*10+510+[.X$2]*8" office:value-type="float" office:value="736">
            <text:p>736 kg</text:p>
          </table:table-cell>
          <table:table-cell table:style-name="ce19" table:formula="oooc:=[.$B238]*10+510+[.Y$2]*8" office:value-type="float" office:value="744">
            <text:p>744 kg</text:p>
          </table:table-cell>
          <table:table-cell table:style-name="ce19" table:formula="oooc:=[.$B238]*10+510+[.Z$2]*8" office:value-type="float" office:value="752">
            <text:p>752 kg</text:p>
          </table:table-cell>
          <table:table-cell table:style-name="ce19" table:formula="oooc:=[.$B238]*10+510+[.AA$2]*8" office:value-type="float" office:value="760">
            <text:p>760 kg</text:p>
          </table:table-cell>
          <table:table-cell table:style-name="ce19" table:formula="oooc:=[.$B238]*10+510+[.AB$2]*8" office:value-type="float" office:value="768">
            <text:p>768 kg</text:p>
          </table:table-cell>
          <table:table-cell table:style-name="ce19" table:formula="oooc:=[.$B238]*10+510+[.AC$2]*8" office:value-type="float" office:value="776">
            <text:p>776 kg</text:p>
          </table:table-cell>
          <table:table-cell table:style-name="ce19" table:formula="oooc:=[.$B238]*10+510+[.AD$2]*8" office:value-type="float" office:value="784">
            <text:p>784 kg</text:p>
          </table:table-cell>
          <table:table-cell table:style-name="ce19" table:formula="oooc:=[.$B238]*10+510+[.AE$2]*8" office:value-type="float" office:value="792">
            <text:p>792 kg</text:p>
          </table:table-cell>
          <table:table-cell table:style-name="ce19" table:formula="oooc:=[.$B238]*10+510+[.AF$2]*8" office:value-type="float" office:value="800">
            <text:p>8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19" table:formula="oooc:=[.$B239]*10+510+[.C$2]*8" office:value-type="float" office:value="578">
            <text:p>578 kg</text:p>
          </table:table-cell>
          <table:table-cell table:style-name="ce19" table:formula="oooc:=[.$B239]*10+510+[.D$2]*8" office:value-type="float" office:value="586">
            <text:p>586 kg</text:p>
          </table:table-cell>
          <table:table-cell table:style-name="ce19" table:formula="oooc:=[.$B239]*10+510+[.E$2]*8" office:value-type="float" office:value="594">
            <text:p>594 kg</text:p>
          </table:table-cell>
          <table:table-cell table:style-name="ce19" table:formula="oooc:=[.$B239]*10+510+[.F$2]*8" office:value-type="float" office:value="602">
            <text:p>602 kg</text:p>
          </table:table-cell>
          <table:table-cell table:style-name="ce19" table:formula="oooc:=[.$B239]*10+510+[.G$2]*8" office:value-type="float" office:value="610">
            <text:p>610 kg</text:p>
          </table:table-cell>
          <table:table-cell table:style-name="ce19" table:formula="oooc:=[.$B239]*10+510+[.H$2]*8" office:value-type="float" office:value="618">
            <text:p>618 kg</text:p>
          </table:table-cell>
          <table:table-cell table:style-name="ce19" table:formula="oooc:=[.$B239]*10+510+[.I$2]*8" office:value-type="float" office:value="626">
            <text:p>626 kg</text:p>
          </table:table-cell>
          <table:table-cell table:style-name="ce19" table:formula="oooc:=[.$B239]*10+510+[.J$2]*8" office:value-type="float" office:value="634">
            <text:p>634 kg</text:p>
          </table:table-cell>
          <table:table-cell table:style-name="ce19" table:formula="oooc:=[.$B239]*10+510+[.K$2]*8" office:value-type="float" office:value="642">
            <text:p>642 kg</text:p>
          </table:table-cell>
          <table:table-cell table:style-name="ce19" table:formula="oooc:=[.$B239]*10+510+[.L$2]*8" office:value-type="float" office:value="650">
            <text:p>650 kg</text:p>
          </table:table-cell>
          <table:table-cell table:style-name="ce19" table:formula="oooc:=[.$B239]*10+510+[.M$2]*8" office:value-type="float" office:value="658">
            <text:p>658 kg</text:p>
          </table:table-cell>
          <table:table-cell table:style-name="ce19" table:formula="oooc:=[.$B239]*10+510+[.N$2]*8" office:value-type="float" office:value="666">
            <text:p>666 kg</text:p>
          </table:table-cell>
          <table:table-cell table:style-name="ce19" table:formula="oooc:=[.$B239]*10+510+[.O$2]*8" office:value-type="float" office:value="674">
            <text:p>674 kg</text:p>
          </table:table-cell>
          <table:table-cell table:style-name="ce19" table:formula="oooc:=[.$B239]*10+510+[.P$2]*8" office:value-type="float" office:value="682">
            <text:p>682 kg</text:p>
          </table:table-cell>
          <table:table-cell table:style-name="ce19" table:formula="oooc:=[.$B239]*10+510+[.Q$2]*8" office:value-type="float" office:value="690">
            <text:p>690 kg</text:p>
          </table:table-cell>
          <table:table-cell table:style-name="ce19" table:formula="oooc:=[.$B239]*10+510+[.R$2]*8" office:value-type="float" office:value="698">
            <text:p>698 kg</text:p>
          </table:table-cell>
          <table:table-cell table:style-name="ce19" table:formula="oooc:=[.$B239]*10+510+[.S$2]*8" office:value-type="float" office:value="706">
            <text:p>706 kg</text:p>
          </table:table-cell>
          <table:table-cell table:style-name="ce19" table:formula="oooc:=[.$B239]*10+510+[.T$2]*8" office:value-type="float" office:value="714">
            <text:p>714 kg</text:p>
          </table:table-cell>
          <table:table-cell table:style-name="ce19" table:formula="oooc:=[.$B239]*10+510+[.U$2]*8" office:value-type="float" office:value="722">
            <text:p>722 kg</text:p>
          </table:table-cell>
          <table:table-cell table:style-name="ce19" table:formula="oooc:=[.$B239]*10+510+[.V$2]*8" office:value-type="float" office:value="730">
            <text:p>730 kg</text:p>
          </table:table-cell>
          <table:table-cell table:style-name="ce19" table:formula="oooc:=[.$B239]*10+510+[.W$2]*8" office:value-type="float" office:value="738">
            <text:p>738 kg</text:p>
          </table:table-cell>
          <table:table-cell table:style-name="ce19" table:formula="oooc:=[.$B239]*10+510+[.X$2]*8" office:value-type="float" office:value="746">
            <text:p>746 kg</text:p>
          </table:table-cell>
          <table:table-cell table:style-name="ce19" table:formula="oooc:=[.$B239]*10+510+[.Y$2]*8" office:value-type="float" office:value="754">
            <text:p>754 kg</text:p>
          </table:table-cell>
          <table:table-cell table:style-name="ce19" table:formula="oooc:=[.$B239]*10+510+[.Z$2]*8" office:value-type="float" office:value="762">
            <text:p>762 kg</text:p>
          </table:table-cell>
          <table:table-cell table:style-name="ce19" table:formula="oooc:=[.$B239]*10+510+[.AA$2]*8" office:value-type="float" office:value="770">
            <text:p>770 kg</text:p>
          </table:table-cell>
          <table:table-cell table:style-name="ce19" table:formula="oooc:=[.$B239]*10+510+[.AB$2]*8" office:value-type="float" office:value="778">
            <text:p>778 kg</text:p>
          </table:table-cell>
          <table:table-cell table:style-name="ce19" table:formula="oooc:=[.$B239]*10+510+[.AC$2]*8" office:value-type="float" office:value="786">
            <text:p>786 kg</text:p>
          </table:table-cell>
          <table:table-cell table:style-name="ce19" table:formula="oooc:=[.$B239]*10+510+[.AD$2]*8" office:value-type="float" office:value="794">
            <text:p>794 kg</text:p>
          </table:table-cell>
          <table:table-cell table:style-name="ce19" table:formula="oooc:=[.$B239]*10+510+[.AE$2]*8" office:value-type="float" office:value="802">
            <text:p>802 kg</text:p>
          </table:table-cell>
          <table:table-cell table:style-name="ce19" table:formula="oooc:=[.$B239]*10+510+[.AF$2]*8" office:value-type="float" office:value="810">
            <text:p>8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style-name="ce19" table:formula="oooc:=[.$B240]*10+510+[.C$2]*8" office:value-type="float" office:value="588">
            <text:p>588 kg</text:p>
          </table:table-cell>
          <table:table-cell table:style-name="ce19" table:formula="oooc:=[.$B240]*10+510+[.D$2]*8" office:value-type="float" office:value="596">
            <text:p>596 kg</text:p>
          </table:table-cell>
          <table:table-cell table:style-name="ce19" table:formula="oooc:=[.$B240]*10+510+[.E$2]*8" office:value-type="float" office:value="604">
            <text:p>604 kg</text:p>
          </table:table-cell>
          <table:table-cell table:style-name="ce19" table:formula="oooc:=[.$B240]*10+510+[.F$2]*8" office:value-type="float" office:value="612">
            <text:p>612 kg</text:p>
          </table:table-cell>
          <table:table-cell table:style-name="ce19" table:formula="oooc:=[.$B240]*10+510+[.G$2]*8" office:value-type="float" office:value="620">
            <text:p>620 kg</text:p>
          </table:table-cell>
          <table:table-cell table:style-name="ce19" table:formula="oooc:=[.$B240]*10+510+[.H$2]*8" office:value-type="float" office:value="628">
            <text:p>628 kg</text:p>
          </table:table-cell>
          <table:table-cell table:style-name="ce19" table:formula="oooc:=[.$B240]*10+510+[.I$2]*8" office:value-type="float" office:value="636">
            <text:p>636 kg</text:p>
          </table:table-cell>
          <table:table-cell table:style-name="ce19" table:formula="oooc:=[.$B240]*10+510+[.J$2]*8" office:value-type="float" office:value="644">
            <text:p>644 kg</text:p>
          </table:table-cell>
          <table:table-cell table:style-name="ce19" table:formula="oooc:=[.$B240]*10+510+[.K$2]*8" office:value-type="float" office:value="652">
            <text:p>652 kg</text:p>
          </table:table-cell>
          <table:table-cell table:style-name="ce19" table:formula="oooc:=[.$B240]*10+510+[.L$2]*8" office:value-type="float" office:value="660">
            <text:p>660 kg</text:p>
          </table:table-cell>
          <table:table-cell table:style-name="ce19" table:formula="oooc:=[.$B240]*10+510+[.M$2]*8" office:value-type="float" office:value="668">
            <text:p>668 kg</text:p>
          </table:table-cell>
          <table:table-cell table:style-name="ce19" table:formula="oooc:=[.$B240]*10+510+[.N$2]*8" office:value-type="float" office:value="676">
            <text:p>676 kg</text:p>
          </table:table-cell>
          <table:table-cell table:style-name="ce19" table:formula="oooc:=[.$B240]*10+510+[.O$2]*8" office:value-type="float" office:value="684">
            <text:p>684 kg</text:p>
          </table:table-cell>
          <table:table-cell table:style-name="ce19" table:formula="oooc:=[.$B240]*10+510+[.P$2]*8" office:value-type="float" office:value="692">
            <text:p>692 kg</text:p>
          </table:table-cell>
          <table:table-cell table:style-name="ce19" table:formula="oooc:=[.$B240]*10+510+[.Q$2]*8" office:value-type="float" office:value="700">
            <text:p>700 kg</text:p>
          </table:table-cell>
          <table:table-cell table:style-name="ce19" table:formula="oooc:=[.$B240]*10+510+[.R$2]*8" office:value-type="float" office:value="708">
            <text:p>708 kg</text:p>
          </table:table-cell>
          <table:table-cell table:style-name="ce19" table:formula="oooc:=[.$B240]*10+510+[.S$2]*8" office:value-type="float" office:value="716">
            <text:p>716 kg</text:p>
          </table:table-cell>
          <table:table-cell table:style-name="ce19" table:formula="oooc:=[.$B240]*10+510+[.T$2]*8" office:value-type="float" office:value="724">
            <text:p>724 kg</text:p>
          </table:table-cell>
          <table:table-cell table:style-name="ce19" table:formula="oooc:=[.$B240]*10+510+[.U$2]*8" office:value-type="float" office:value="732">
            <text:p>732 kg</text:p>
          </table:table-cell>
          <table:table-cell table:style-name="ce19" table:formula="oooc:=[.$B240]*10+510+[.V$2]*8" office:value-type="float" office:value="740">
            <text:p>740 kg</text:p>
          </table:table-cell>
          <table:table-cell table:style-name="ce19" table:formula="oooc:=[.$B240]*10+510+[.W$2]*8" office:value-type="float" office:value="748">
            <text:p>748 kg</text:p>
          </table:table-cell>
          <table:table-cell table:style-name="ce19" table:formula="oooc:=[.$B240]*10+510+[.X$2]*8" office:value-type="float" office:value="756">
            <text:p>756 kg</text:p>
          </table:table-cell>
          <table:table-cell table:style-name="ce19" table:formula="oooc:=[.$B240]*10+510+[.Y$2]*8" office:value-type="float" office:value="764">
            <text:p>764 kg</text:p>
          </table:table-cell>
          <table:table-cell table:style-name="ce19" table:formula="oooc:=[.$B240]*10+510+[.Z$2]*8" office:value-type="float" office:value="772">
            <text:p>772 kg</text:p>
          </table:table-cell>
          <table:table-cell table:style-name="ce19" table:formula="oooc:=[.$B240]*10+510+[.AA$2]*8" office:value-type="float" office:value="780">
            <text:p>780 kg</text:p>
          </table:table-cell>
          <table:table-cell table:style-name="ce19" table:formula="oooc:=[.$B240]*10+510+[.AB$2]*8" office:value-type="float" office:value="788">
            <text:p>788 kg</text:p>
          </table:table-cell>
          <table:table-cell table:style-name="ce19" table:formula="oooc:=[.$B240]*10+510+[.AC$2]*8" office:value-type="float" office:value="796">
            <text:p>796 kg</text:p>
          </table:table-cell>
          <table:table-cell table:style-name="ce19" table:formula="oooc:=[.$B240]*10+510+[.AD$2]*8" office:value-type="float" office:value="804">
            <text:p>804 kg</text:p>
          </table:table-cell>
          <table:table-cell table:style-name="ce19" table:formula="oooc:=[.$B240]*10+510+[.AE$2]*8" office:value-type="float" office:value="812">
            <text:p>812 kg</text:p>
          </table:table-cell>
          <table:table-cell table:style-name="ce19" table:formula="oooc:=[.$B240]*10+510+[.AF$2]*8" office:value-type="float" office:value="820">
            <text:p>8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19" table:formula="oooc:=[.$B241]*10+510+[.C$2]*8" office:value-type="float" office:value="598">
            <text:p>598 kg</text:p>
          </table:table-cell>
          <table:table-cell table:style-name="ce19" table:formula="oooc:=[.$B241]*10+510+[.D$2]*8" office:value-type="float" office:value="606">
            <text:p>606 kg</text:p>
          </table:table-cell>
          <table:table-cell table:style-name="ce19" table:formula="oooc:=[.$B241]*10+510+[.E$2]*8" office:value-type="float" office:value="614">
            <text:p>614 kg</text:p>
          </table:table-cell>
          <table:table-cell table:style-name="ce19" table:formula="oooc:=[.$B241]*10+510+[.F$2]*8" office:value-type="float" office:value="622">
            <text:p>622 kg</text:p>
          </table:table-cell>
          <table:table-cell table:style-name="ce19" table:formula="oooc:=[.$B241]*10+510+[.G$2]*8" office:value-type="float" office:value="630">
            <text:p>630 kg</text:p>
          </table:table-cell>
          <table:table-cell table:style-name="ce19" table:formula="oooc:=[.$B241]*10+510+[.H$2]*8" office:value-type="float" office:value="638">
            <text:p>638 kg</text:p>
          </table:table-cell>
          <table:table-cell table:style-name="ce19" table:formula="oooc:=[.$B241]*10+510+[.I$2]*8" office:value-type="float" office:value="646">
            <text:p>646 kg</text:p>
          </table:table-cell>
          <table:table-cell table:style-name="ce19" table:formula="oooc:=[.$B241]*10+510+[.J$2]*8" office:value-type="float" office:value="654">
            <text:p>654 kg</text:p>
          </table:table-cell>
          <table:table-cell table:style-name="ce19" table:formula="oooc:=[.$B241]*10+510+[.K$2]*8" office:value-type="float" office:value="662">
            <text:p>662 kg</text:p>
          </table:table-cell>
          <table:table-cell table:style-name="ce19" table:formula="oooc:=[.$B241]*10+510+[.L$2]*8" office:value-type="float" office:value="670">
            <text:p>670 kg</text:p>
          </table:table-cell>
          <table:table-cell table:style-name="ce19" table:formula="oooc:=[.$B241]*10+510+[.M$2]*8" office:value-type="float" office:value="678">
            <text:p>678 kg</text:p>
          </table:table-cell>
          <table:table-cell table:style-name="ce19" table:formula="oooc:=[.$B241]*10+510+[.N$2]*8" office:value-type="float" office:value="686">
            <text:p>686 kg</text:p>
          </table:table-cell>
          <table:table-cell table:style-name="ce19" table:formula="oooc:=[.$B241]*10+510+[.O$2]*8" office:value-type="float" office:value="694">
            <text:p>694 kg</text:p>
          </table:table-cell>
          <table:table-cell table:style-name="ce19" table:formula="oooc:=[.$B241]*10+510+[.P$2]*8" office:value-type="float" office:value="702">
            <text:p>702 kg</text:p>
          </table:table-cell>
          <table:table-cell table:style-name="ce19" table:formula="oooc:=[.$B241]*10+510+[.Q$2]*8" office:value-type="float" office:value="710">
            <text:p>710 kg</text:p>
          </table:table-cell>
          <table:table-cell table:style-name="ce19" table:formula="oooc:=[.$B241]*10+510+[.R$2]*8" office:value-type="float" office:value="718">
            <text:p>718 kg</text:p>
          </table:table-cell>
          <table:table-cell table:style-name="ce19" table:formula="oooc:=[.$B241]*10+510+[.S$2]*8" office:value-type="float" office:value="726">
            <text:p>726 kg</text:p>
          </table:table-cell>
          <table:table-cell table:style-name="ce19" table:formula="oooc:=[.$B241]*10+510+[.T$2]*8" office:value-type="float" office:value="734">
            <text:p>734 kg</text:p>
          </table:table-cell>
          <table:table-cell table:style-name="ce19" table:formula="oooc:=[.$B241]*10+510+[.U$2]*8" office:value-type="float" office:value="742">
            <text:p>742 kg</text:p>
          </table:table-cell>
          <table:table-cell table:style-name="ce19" table:formula="oooc:=[.$B241]*10+510+[.V$2]*8" office:value-type="float" office:value="750">
            <text:p>750 kg</text:p>
          </table:table-cell>
          <table:table-cell table:style-name="ce19" table:formula="oooc:=[.$B241]*10+510+[.W$2]*8" office:value-type="float" office:value="758">
            <text:p>758 kg</text:p>
          </table:table-cell>
          <table:table-cell table:style-name="ce19" table:formula="oooc:=[.$B241]*10+510+[.X$2]*8" office:value-type="float" office:value="766">
            <text:p>766 kg</text:p>
          </table:table-cell>
          <table:table-cell table:style-name="ce19" table:formula="oooc:=[.$B241]*10+510+[.Y$2]*8" office:value-type="float" office:value="774">
            <text:p>774 kg</text:p>
          </table:table-cell>
          <table:table-cell table:style-name="ce19" table:formula="oooc:=[.$B241]*10+510+[.Z$2]*8" office:value-type="float" office:value="782">
            <text:p>782 kg</text:p>
          </table:table-cell>
          <table:table-cell table:style-name="ce19" table:formula="oooc:=[.$B241]*10+510+[.AA$2]*8" office:value-type="float" office:value="790">
            <text:p>790 kg</text:p>
          </table:table-cell>
          <table:table-cell table:style-name="ce19" table:formula="oooc:=[.$B241]*10+510+[.AB$2]*8" office:value-type="float" office:value="798">
            <text:p>798 kg</text:p>
          </table:table-cell>
          <table:table-cell table:style-name="ce19" table:formula="oooc:=[.$B241]*10+510+[.AC$2]*8" office:value-type="float" office:value="806">
            <text:p>806 kg</text:p>
          </table:table-cell>
          <table:table-cell table:style-name="ce19" table:formula="oooc:=[.$B241]*10+510+[.AD$2]*8" office:value-type="float" office:value="814">
            <text:p>814 kg</text:p>
          </table:table-cell>
          <table:table-cell table:style-name="ce19" table:formula="oooc:=[.$B241]*10+510+[.AE$2]*8" office:value-type="float" office:value="822">
            <text:p>822 kg</text:p>
          </table:table-cell>
          <table:table-cell table:style-name="ce19" table:formula="oooc:=[.$B241]*10+510+[.AF$2]*8" office:value-type="float" office:value="830">
            <text:p>8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style-name="ce19" table:formula="oooc:=[.$B242]*10+510+[.C$2]*8" office:value-type="float" office:value="608">
            <text:p>608 kg</text:p>
          </table:table-cell>
          <table:table-cell table:style-name="ce19" table:formula="oooc:=[.$B242]*10+510+[.D$2]*8" office:value-type="float" office:value="616">
            <text:p>616 kg</text:p>
          </table:table-cell>
          <table:table-cell table:style-name="ce19" table:formula="oooc:=[.$B242]*10+510+[.E$2]*8" office:value-type="float" office:value="624">
            <text:p>624 kg</text:p>
          </table:table-cell>
          <table:table-cell table:style-name="ce19" table:formula="oooc:=[.$B242]*10+510+[.F$2]*8" office:value-type="float" office:value="632">
            <text:p>632 kg</text:p>
          </table:table-cell>
          <table:table-cell table:style-name="ce19" table:formula="oooc:=[.$B242]*10+510+[.G$2]*8" office:value-type="float" office:value="640">
            <text:p>640 kg</text:p>
          </table:table-cell>
          <table:table-cell table:style-name="ce19" table:formula="oooc:=[.$B242]*10+510+[.H$2]*8" office:value-type="float" office:value="648">
            <text:p>648 kg</text:p>
          </table:table-cell>
          <table:table-cell table:style-name="ce19" table:formula="oooc:=[.$B242]*10+510+[.I$2]*8" office:value-type="float" office:value="656">
            <text:p>656 kg</text:p>
          </table:table-cell>
          <table:table-cell table:style-name="ce19" table:formula="oooc:=[.$B242]*10+510+[.J$2]*8" office:value-type="float" office:value="664">
            <text:p>664 kg</text:p>
          </table:table-cell>
          <table:table-cell table:style-name="ce19" table:formula="oooc:=[.$B242]*10+510+[.K$2]*8" office:value-type="float" office:value="672">
            <text:p>672 kg</text:p>
          </table:table-cell>
          <table:table-cell table:style-name="ce19" table:formula="oooc:=[.$B242]*10+510+[.L$2]*8" office:value-type="float" office:value="680">
            <text:p>680 kg</text:p>
          </table:table-cell>
          <table:table-cell table:style-name="ce19" table:formula="oooc:=[.$B242]*10+510+[.M$2]*8" office:value-type="float" office:value="688">
            <text:p>688 kg</text:p>
          </table:table-cell>
          <table:table-cell table:style-name="ce19" table:formula="oooc:=[.$B242]*10+510+[.N$2]*8" office:value-type="float" office:value="696">
            <text:p>696 kg</text:p>
          </table:table-cell>
          <table:table-cell table:style-name="ce19" table:formula="oooc:=[.$B242]*10+510+[.O$2]*8" office:value-type="float" office:value="704">
            <text:p>704 kg</text:p>
          </table:table-cell>
          <table:table-cell table:style-name="ce19" table:formula="oooc:=[.$B242]*10+510+[.P$2]*8" office:value-type="float" office:value="712">
            <text:p>712 kg</text:p>
          </table:table-cell>
          <table:table-cell table:style-name="ce19" table:formula="oooc:=[.$B242]*10+510+[.Q$2]*8" office:value-type="float" office:value="720">
            <text:p>720 kg</text:p>
          </table:table-cell>
          <table:table-cell table:style-name="ce19" table:formula="oooc:=[.$B242]*10+510+[.R$2]*8" office:value-type="float" office:value="728">
            <text:p>728 kg</text:p>
          </table:table-cell>
          <table:table-cell table:style-name="ce19" table:formula="oooc:=[.$B242]*10+510+[.S$2]*8" office:value-type="float" office:value="736">
            <text:p>736 kg</text:p>
          </table:table-cell>
          <table:table-cell table:style-name="ce19" table:formula="oooc:=[.$B242]*10+510+[.T$2]*8" office:value-type="float" office:value="744">
            <text:p>744 kg</text:p>
          </table:table-cell>
          <table:table-cell table:style-name="ce19" table:formula="oooc:=[.$B242]*10+510+[.U$2]*8" office:value-type="float" office:value="752">
            <text:p>752 kg</text:p>
          </table:table-cell>
          <table:table-cell table:style-name="ce19" table:formula="oooc:=[.$B242]*10+510+[.V$2]*8" office:value-type="float" office:value="760">
            <text:p>760 kg</text:p>
          </table:table-cell>
          <table:table-cell table:style-name="ce19" table:formula="oooc:=[.$B242]*10+510+[.W$2]*8" office:value-type="float" office:value="768">
            <text:p>768 kg</text:p>
          </table:table-cell>
          <table:table-cell table:style-name="ce19" table:formula="oooc:=[.$B242]*10+510+[.X$2]*8" office:value-type="float" office:value="776">
            <text:p>776 kg</text:p>
          </table:table-cell>
          <table:table-cell table:style-name="ce19" table:formula="oooc:=[.$B242]*10+510+[.Y$2]*8" office:value-type="float" office:value="784">
            <text:p>784 kg</text:p>
          </table:table-cell>
          <table:table-cell table:style-name="ce19" table:formula="oooc:=[.$B242]*10+510+[.Z$2]*8" office:value-type="float" office:value="792">
            <text:p>792 kg</text:p>
          </table:table-cell>
          <table:table-cell table:style-name="ce19" table:formula="oooc:=[.$B242]*10+510+[.AA$2]*8" office:value-type="float" office:value="800">
            <text:p>800 kg</text:p>
          </table:table-cell>
          <table:table-cell table:style-name="ce19" table:formula="oooc:=[.$B242]*10+510+[.AB$2]*8" office:value-type="float" office:value="808">
            <text:p>808 kg</text:p>
          </table:table-cell>
          <table:table-cell table:style-name="ce19" table:formula="oooc:=[.$B242]*10+510+[.AC$2]*8" office:value-type="float" office:value="816">
            <text:p>816 kg</text:p>
          </table:table-cell>
          <table:table-cell table:style-name="ce19" table:formula="oooc:=[.$B242]*10+510+[.AD$2]*8" office:value-type="float" office:value="824">
            <text:p>824 kg</text:p>
          </table:table-cell>
          <table:table-cell table:style-name="ce19" table:formula="oooc:=[.$B242]*10+510+[.AE$2]*8" office:value-type="float" office:value="832">
            <text:p>832 kg</text:p>
          </table:table-cell>
          <table:table-cell table:style-name="ce19" table:formula="oooc:=[.$B242]*10+510+[.AF$2]*8" office:value-type="float" office:value="840">
            <text:p>8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style-name="ce19" table:formula="oooc:=[.$B243]*10+510+[.C$2]*8" office:value-type="float" office:value="618">
            <text:p>618 kg</text:p>
          </table:table-cell>
          <table:table-cell table:style-name="ce19" table:formula="oooc:=[.$B243]*10+510+[.D$2]*8" office:value-type="float" office:value="626">
            <text:p>626 kg</text:p>
          </table:table-cell>
          <table:table-cell table:style-name="ce19" table:formula="oooc:=[.$B243]*10+510+[.E$2]*8" office:value-type="float" office:value="634">
            <text:p>634 kg</text:p>
          </table:table-cell>
          <table:table-cell table:style-name="ce19" table:formula="oooc:=[.$B243]*10+510+[.F$2]*8" office:value-type="float" office:value="642">
            <text:p>642 kg</text:p>
          </table:table-cell>
          <table:table-cell table:style-name="ce19" table:formula="oooc:=[.$B243]*10+510+[.G$2]*8" office:value-type="float" office:value="650">
            <text:p>650 kg</text:p>
          </table:table-cell>
          <table:table-cell table:style-name="ce19" table:formula="oooc:=[.$B243]*10+510+[.H$2]*8" office:value-type="float" office:value="658">
            <text:p>658 kg</text:p>
          </table:table-cell>
          <table:table-cell table:style-name="ce19" table:formula="oooc:=[.$B243]*10+510+[.I$2]*8" office:value-type="float" office:value="666">
            <text:p>666 kg</text:p>
          </table:table-cell>
          <table:table-cell table:style-name="ce19" table:formula="oooc:=[.$B243]*10+510+[.J$2]*8" office:value-type="float" office:value="674">
            <text:p>674 kg</text:p>
          </table:table-cell>
          <table:table-cell table:style-name="ce19" table:formula="oooc:=[.$B243]*10+510+[.K$2]*8" office:value-type="float" office:value="682">
            <text:p>682 kg</text:p>
          </table:table-cell>
          <table:table-cell table:style-name="ce19" table:formula="oooc:=[.$B243]*10+510+[.L$2]*8" office:value-type="float" office:value="690">
            <text:p>690 kg</text:p>
          </table:table-cell>
          <table:table-cell table:style-name="ce19" table:formula="oooc:=[.$B243]*10+510+[.M$2]*8" office:value-type="float" office:value="698">
            <text:p>698 kg</text:p>
          </table:table-cell>
          <table:table-cell table:style-name="ce19" table:formula="oooc:=[.$B243]*10+510+[.N$2]*8" office:value-type="float" office:value="706">
            <text:p>706 kg</text:p>
          </table:table-cell>
          <table:table-cell table:style-name="ce19" table:formula="oooc:=[.$B243]*10+510+[.O$2]*8" office:value-type="float" office:value="714">
            <text:p>714 kg</text:p>
          </table:table-cell>
          <table:table-cell table:style-name="ce19" table:formula="oooc:=[.$B243]*10+510+[.P$2]*8" office:value-type="float" office:value="722">
            <text:p>722 kg</text:p>
          </table:table-cell>
          <table:table-cell table:style-name="ce19" table:formula="oooc:=[.$B243]*10+510+[.Q$2]*8" office:value-type="float" office:value="730">
            <text:p>730 kg</text:p>
          </table:table-cell>
          <table:table-cell table:style-name="ce19" table:formula="oooc:=[.$B243]*10+510+[.R$2]*8" office:value-type="float" office:value="738">
            <text:p>738 kg</text:p>
          </table:table-cell>
          <table:table-cell table:style-name="ce19" table:formula="oooc:=[.$B243]*10+510+[.S$2]*8" office:value-type="float" office:value="746">
            <text:p>746 kg</text:p>
          </table:table-cell>
          <table:table-cell table:style-name="ce19" table:formula="oooc:=[.$B243]*10+510+[.T$2]*8" office:value-type="float" office:value="754">
            <text:p>754 kg</text:p>
          </table:table-cell>
          <table:table-cell table:style-name="ce19" table:formula="oooc:=[.$B243]*10+510+[.U$2]*8" office:value-type="float" office:value="762">
            <text:p>762 kg</text:p>
          </table:table-cell>
          <table:table-cell table:style-name="ce19" table:formula="oooc:=[.$B243]*10+510+[.V$2]*8" office:value-type="float" office:value="770">
            <text:p>770 kg</text:p>
          </table:table-cell>
          <table:table-cell table:style-name="ce19" table:formula="oooc:=[.$B243]*10+510+[.W$2]*8" office:value-type="float" office:value="778">
            <text:p>778 kg</text:p>
          </table:table-cell>
          <table:table-cell table:style-name="ce19" table:formula="oooc:=[.$B243]*10+510+[.X$2]*8" office:value-type="float" office:value="786">
            <text:p>786 kg</text:p>
          </table:table-cell>
          <table:table-cell table:style-name="ce19" table:formula="oooc:=[.$B243]*10+510+[.Y$2]*8" office:value-type="float" office:value="794">
            <text:p>794 kg</text:p>
          </table:table-cell>
          <table:table-cell table:style-name="ce19" table:formula="oooc:=[.$B243]*10+510+[.Z$2]*8" office:value-type="float" office:value="802">
            <text:p>802 kg</text:p>
          </table:table-cell>
          <table:table-cell table:style-name="ce19" table:formula="oooc:=[.$B243]*10+510+[.AA$2]*8" office:value-type="float" office:value="810">
            <text:p>810 kg</text:p>
          </table:table-cell>
          <table:table-cell table:style-name="ce19" table:formula="oooc:=[.$B243]*10+510+[.AB$2]*8" office:value-type="float" office:value="818">
            <text:p>818 kg</text:p>
          </table:table-cell>
          <table:table-cell table:style-name="ce19" table:formula="oooc:=[.$B243]*10+510+[.AC$2]*8" office:value-type="float" office:value="826">
            <text:p>826 kg</text:p>
          </table:table-cell>
          <table:table-cell table:style-name="ce19" table:formula="oooc:=[.$B243]*10+510+[.AD$2]*8" office:value-type="float" office:value="834">
            <text:p>834 kg</text:p>
          </table:table-cell>
          <table:table-cell table:style-name="ce19" table:formula="oooc:=[.$B243]*10+510+[.AE$2]*8" office:value-type="float" office:value="842">
            <text:p>842 kg</text:p>
          </table:table-cell>
          <table:table-cell table:style-name="ce19" table:formula="oooc:=[.$B243]*10+510+[.AF$2]*8" office:value-type="float" office:value="850">
            <text:p>8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style-name="ce19" table:formula="oooc:=[.$B244]*10+510+[.C$2]*8" office:value-type="float" office:value="628">
            <text:p>628 kg</text:p>
          </table:table-cell>
          <table:table-cell table:style-name="ce19" table:formula="oooc:=[.$B244]*10+510+[.D$2]*8" office:value-type="float" office:value="636">
            <text:p>636 kg</text:p>
          </table:table-cell>
          <table:table-cell table:style-name="ce19" table:formula="oooc:=[.$B244]*10+510+[.E$2]*8" office:value-type="float" office:value="644">
            <text:p>644 kg</text:p>
          </table:table-cell>
          <table:table-cell table:style-name="ce19" table:formula="oooc:=[.$B244]*10+510+[.F$2]*8" office:value-type="float" office:value="652">
            <text:p>652 kg</text:p>
          </table:table-cell>
          <table:table-cell table:style-name="ce19" table:formula="oooc:=[.$B244]*10+510+[.G$2]*8" office:value-type="float" office:value="660">
            <text:p>660 kg</text:p>
          </table:table-cell>
          <table:table-cell table:style-name="ce19" table:formula="oooc:=[.$B244]*10+510+[.H$2]*8" office:value-type="float" office:value="668">
            <text:p>668 kg</text:p>
          </table:table-cell>
          <table:table-cell table:style-name="ce19" table:formula="oooc:=[.$B244]*10+510+[.I$2]*8" office:value-type="float" office:value="676">
            <text:p>676 kg</text:p>
          </table:table-cell>
          <table:table-cell table:style-name="ce19" table:formula="oooc:=[.$B244]*10+510+[.J$2]*8" office:value-type="float" office:value="684">
            <text:p>684 kg</text:p>
          </table:table-cell>
          <table:table-cell table:style-name="ce19" table:formula="oooc:=[.$B244]*10+510+[.K$2]*8" office:value-type="float" office:value="692">
            <text:p>692 kg</text:p>
          </table:table-cell>
          <table:table-cell table:style-name="ce19" table:formula="oooc:=[.$B244]*10+510+[.L$2]*8" office:value-type="float" office:value="700">
            <text:p>700 kg</text:p>
          </table:table-cell>
          <table:table-cell table:style-name="ce19" table:formula="oooc:=[.$B244]*10+510+[.M$2]*8" office:value-type="float" office:value="708">
            <text:p>708 kg</text:p>
          </table:table-cell>
          <table:table-cell table:style-name="ce19" table:formula="oooc:=[.$B244]*10+510+[.N$2]*8" office:value-type="float" office:value="716">
            <text:p>716 kg</text:p>
          </table:table-cell>
          <table:table-cell table:style-name="ce19" table:formula="oooc:=[.$B244]*10+510+[.O$2]*8" office:value-type="float" office:value="724">
            <text:p>724 kg</text:p>
          </table:table-cell>
          <table:table-cell table:style-name="ce19" table:formula="oooc:=[.$B244]*10+510+[.P$2]*8" office:value-type="float" office:value="732">
            <text:p>732 kg</text:p>
          </table:table-cell>
          <table:table-cell table:style-name="ce19" table:formula="oooc:=[.$B244]*10+510+[.Q$2]*8" office:value-type="float" office:value="740">
            <text:p>740 kg</text:p>
          </table:table-cell>
          <table:table-cell table:style-name="ce19" table:formula="oooc:=[.$B244]*10+510+[.R$2]*8" office:value-type="float" office:value="748">
            <text:p>748 kg</text:p>
          </table:table-cell>
          <table:table-cell table:style-name="ce19" table:formula="oooc:=[.$B244]*10+510+[.S$2]*8" office:value-type="float" office:value="756">
            <text:p>756 kg</text:p>
          </table:table-cell>
          <table:table-cell table:style-name="ce19" table:formula="oooc:=[.$B244]*10+510+[.T$2]*8" office:value-type="float" office:value="764">
            <text:p>764 kg</text:p>
          </table:table-cell>
          <table:table-cell table:style-name="ce19" table:formula="oooc:=[.$B244]*10+510+[.U$2]*8" office:value-type="float" office:value="772">
            <text:p>772 kg</text:p>
          </table:table-cell>
          <table:table-cell table:style-name="ce19" table:formula="oooc:=[.$B244]*10+510+[.V$2]*8" office:value-type="float" office:value="780">
            <text:p>780 kg</text:p>
          </table:table-cell>
          <table:table-cell table:style-name="ce19" table:formula="oooc:=[.$B244]*10+510+[.W$2]*8" office:value-type="float" office:value="788">
            <text:p>788 kg</text:p>
          </table:table-cell>
          <table:table-cell table:style-name="ce19" table:formula="oooc:=[.$B244]*10+510+[.X$2]*8" office:value-type="float" office:value="796">
            <text:p>796 kg</text:p>
          </table:table-cell>
          <table:table-cell table:style-name="ce19" table:formula="oooc:=[.$B244]*10+510+[.Y$2]*8" office:value-type="float" office:value="804">
            <text:p>804 kg</text:p>
          </table:table-cell>
          <table:table-cell table:style-name="ce19" table:formula="oooc:=[.$B244]*10+510+[.Z$2]*8" office:value-type="float" office:value="812">
            <text:p>812 kg</text:p>
          </table:table-cell>
          <table:table-cell table:style-name="ce19" table:formula="oooc:=[.$B244]*10+510+[.AA$2]*8" office:value-type="float" office:value="820">
            <text:p>820 kg</text:p>
          </table:table-cell>
          <table:table-cell table:style-name="ce19" table:formula="oooc:=[.$B244]*10+510+[.AB$2]*8" office:value-type="float" office:value="828">
            <text:p>828 kg</text:p>
          </table:table-cell>
          <table:table-cell table:style-name="ce19" table:formula="oooc:=[.$B244]*10+510+[.AC$2]*8" office:value-type="float" office:value="836">
            <text:p>836 kg</text:p>
          </table:table-cell>
          <table:table-cell table:style-name="ce19" table:formula="oooc:=[.$B244]*10+510+[.AD$2]*8" office:value-type="float" office:value="844">
            <text:p>844 kg</text:p>
          </table:table-cell>
          <table:table-cell table:style-name="ce19" table:formula="oooc:=[.$B244]*10+510+[.AE$2]*8" office:value-type="float" office:value="852">
            <text:p>852 kg</text:p>
          </table:table-cell>
          <table:table-cell table:style-name="ce19" table:formula="oooc:=[.$B244]*10+510+[.AF$2]*8" office:value-type="float" office:value="860">
            <text:p>8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style-name="ce19" table:formula="oooc:=[.$B245]*10+510+[.C$2]*8" office:value-type="float" office:value="638">
            <text:p>638 kg</text:p>
          </table:table-cell>
          <table:table-cell table:style-name="ce19" table:formula="oooc:=[.$B245]*10+510+[.D$2]*8" office:value-type="float" office:value="646">
            <text:p>646 kg</text:p>
          </table:table-cell>
          <table:table-cell table:style-name="ce19" table:formula="oooc:=[.$B245]*10+510+[.E$2]*8" office:value-type="float" office:value="654">
            <text:p>654 kg</text:p>
          </table:table-cell>
          <table:table-cell table:style-name="ce19" table:formula="oooc:=[.$B245]*10+510+[.F$2]*8" office:value-type="float" office:value="662">
            <text:p>662 kg</text:p>
          </table:table-cell>
          <table:table-cell table:style-name="ce19" table:formula="oooc:=[.$B245]*10+510+[.G$2]*8" office:value-type="float" office:value="670">
            <text:p>670 kg</text:p>
          </table:table-cell>
          <table:table-cell table:style-name="ce19" table:formula="oooc:=[.$B245]*10+510+[.H$2]*8" office:value-type="float" office:value="678">
            <text:p>678 kg</text:p>
          </table:table-cell>
          <table:table-cell table:style-name="ce19" table:formula="oooc:=[.$B245]*10+510+[.I$2]*8" office:value-type="float" office:value="686">
            <text:p>686 kg</text:p>
          </table:table-cell>
          <table:table-cell table:style-name="ce19" table:formula="oooc:=[.$B245]*10+510+[.J$2]*8" office:value-type="float" office:value="694">
            <text:p>694 kg</text:p>
          </table:table-cell>
          <table:table-cell table:style-name="ce19" table:formula="oooc:=[.$B245]*10+510+[.K$2]*8" office:value-type="float" office:value="702">
            <text:p>702 kg</text:p>
          </table:table-cell>
          <table:table-cell table:style-name="ce19" table:formula="oooc:=[.$B245]*10+510+[.L$2]*8" office:value-type="float" office:value="710">
            <text:p>710 kg</text:p>
          </table:table-cell>
          <table:table-cell table:style-name="ce19" table:formula="oooc:=[.$B245]*10+510+[.M$2]*8" office:value-type="float" office:value="718">
            <text:p>718 kg</text:p>
          </table:table-cell>
          <table:table-cell table:style-name="ce19" table:formula="oooc:=[.$B245]*10+510+[.N$2]*8" office:value-type="float" office:value="726">
            <text:p>726 kg</text:p>
          </table:table-cell>
          <table:table-cell table:style-name="ce19" table:formula="oooc:=[.$B245]*10+510+[.O$2]*8" office:value-type="float" office:value="734">
            <text:p>734 kg</text:p>
          </table:table-cell>
          <table:table-cell table:style-name="ce19" table:formula="oooc:=[.$B245]*10+510+[.P$2]*8" office:value-type="float" office:value="742">
            <text:p>742 kg</text:p>
          </table:table-cell>
          <table:table-cell table:style-name="ce19" table:formula="oooc:=[.$B245]*10+510+[.Q$2]*8" office:value-type="float" office:value="750">
            <text:p>750 kg</text:p>
          </table:table-cell>
          <table:table-cell table:style-name="ce19" table:formula="oooc:=[.$B245]*10+510+[.R$2]*8" office:value-type="float" office:value="758">
            <text:p>758 kg</text:p>
          </table:table-cell>
          <table:table-cell table:style-name="ce19" table:formula="oooc:=[.$B245]*10+510+[.S$2]*8" office:value-type="float" office:value="766">
            <text:p>766 kg</text:p>
          </table:table-cell>
          <table:table-cell table:style-name="ce19" table:formula="oooc:=[.$B245]*10+510+[.T$2]*8" office:value-type="float" office:value="774">
            <text:p>774 kg</text:p>
          </table:table-cell>
          <table:table-cell table:style-name="ce19" table:formula="oooc:=[.$B245]*10+510+[.U$2]*8" office:value-type="float" office:value="782">
            <text:p>782 kg</text:p>
          </table:table-cell>
          <table:table-cell table:style-name="ce19" table:formula="oooc:=[.$B245]*10+510+[.V$2]*8" office:value-type="float" office:value="790">
            <text:p>790 kg</text:p>
          </table:table-cell>
          <table:table-cell table:style-name="ce19" table:formula="oooc:=[.$B245]*10+510+[.W$2]*8" office:value-type="float" office:value="798">
            <text:p>798 kg</text:p>
          </table:table-cell>
          <table:table-cell table:style-name="ce19" table:formula="oooc:=[.$B245]*10+510+[.X$2]*8" office:value-type="float" office:value="806">
            <text:p>806 kg</text:p>
          </table:table-cell>
          <table:table-cell table:style-name="ce19" table:formula="oooc:=[.$B245]*10+510+[.Y$2]*8" office:value-type="float" office:value="814">
            <text:p>814 kg</text:p>
          </table:table-cell>
          <table:table-cell table:style-name="ce19" table:formula="oooc:=[.$B245]*10+510+[.Z$2]*8" office:value-type="float" office:value="822">
            <text:p>822 kg</text:p>
          </table:table-cell>
          <table:table-cell table:style-name="ce19" table:formula="oooc:=[.$B245]*10+510+[.AA$2]*8" office:value-type="float" office:value="830">
            <text:p>830 kg</text:p>
          </table:table-cell>
          <table:table-cell table:style-name="ce19" table:formula="oooc:=[.$B245]*10+510+[.AB$2]*8" office:value-type="float" office:value="838">
            <text:p>838 kg</text:p>
          </table:table-cell>
          <table:table-cell table:style-name="ce19" table:formula="oooc:=[.$B245]*10+510+[.AC$2]*8" office:value-type="float" office:value="846">
            <text:p>846 kg</text:p>
          </table:table-cell>
          <table:table-cell table:style-name="ce19" table:formula="oooc:=[.$B245]*10+510+[.AD$2]*8" office:value-type="float" office:value="854">
            <text:p>854 kg</text:p>
          </table:table-cell>
          <table:table-cell table:style-name="ce19" table:formula="oooc:=[.$B245]*10+510+[.AE$2]*8" office:value-type="float" office:value="862">
            <text:p>862 kg</text:p>
          </table:table-cell>
          <table:table-cell table:style-name="ce19" table:formula="oooc:=[.$B245]*10+510+[.AF$2]*8" office:value-type="float" office:value="870">
            <text:p>8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style-name="ce19" table:formula="oooc:=[.$B246]*10+510+[.C$2]*8" office:value-type="float" office:value="648">
            <text:p>648 kg</text:p>
          </table:table-cell>
          <table:table-cell table:style-name="ce19" table:formula="oooc:=[.$B246]*10+510+[.D$2]*8" office:value-type="float" office:value="656">
            <text:p>656 kg</text:p>
          </table:table-cell>
          <table:table-cell table:style-name="ce19" table:formula="oooc:=[.$B246]*10+510+[.E$2]*8" office:value-type="float" office:value="664">
            <text:p>664 kg</text:p>
          </table:table-cell>
          <table:table-cell table:style-name="ce19" table:formula="oooc:=[.$B246]*10+510+[.F$2]*8" office:value-type="float" office:value="672">
            <text:p>672 kg</text:p>
          </table:table-cell>
          <table:table-cell table:style-name="ce19" table:formula="oooc:=[.$B246]*10+510+[.G$2]*8" office:value-type="float" office:value="680">
            <text:p>680 kg</text:p>
          </table:table-cell>
          <table:table-cell table:style-name="ce19" table:formula="oooc:=[.$B246]*10+510+[.H$2]*8" office:value-type="float" office:value="688">
            <text:p>688 kg</text:p>
          </table:table-cell>
          <table:table-cell table:style-name="ce19" table:formula="oooc:=[.$B246]*10+510+[.I$2]*8" office:value-type="float" office:value="696">
            <text:p>696 kg</text:p>
          </table:table-cell>
          <table:table-cell table:style-name="ce19" table:formula="oooc:=[.$B246]*10+510+[.J$2]*8" office:value-type="float" office:value="704">
            <text:p>704 kg</text:p>
          </table:table-cell>
          <table:table-cell table:style-name="ce19" table:formula="oooc:=[.$B246]*10+510+[.K$2]*8" office:value-type="float" office:value="712">
            <text:p>712 kg</text:p>
          </table:table-cell>
          <table:table-cell table:style-name="ce19" table:formula="oooc:=[.$B246]*10+510+[.L$2]*8" office:value-type="float" office:value="720">
            <text:p>720 kg</text:p>
          </table:table-cell>
          <table:table-cell table:style-name="ce19" table:formula="oooc:=[.$B246]*10+510+[.M$2]*8" office:value-type="float" office:value="728">
            <text:p>728 kg</text:p>
          </table:table-cell>
          <table:table-cell table:style-name="ce19" table:formula="oooc:=[.$B246]*10+510+[.N$2]*8" office:value-type="float" office:value="736">
            <text:p>736 kg</text:p>
          </table:table-cell>
          <table:table-cell table:style-name="ce19" table:formula="oooc:=[.$B246]*10+510+[.O$2]*8" office:value-type="float" office:value="744">
            <text:p>744 kg</text:p>
          </table:table-cell>
          <table:table-cell table:style-name="ce19" table:formula="oooc:=[.$B246]*10+510+[.P$2]*8" office:value-type="float" office:value="752">
            <text:p>752 kg</text:p>
          </table:table-cell>
          <table:table-cell table:style-name="ce19" table:formula="oooc:=[.$B246]*10+510+[.Q$2]*8" office:value-type="float" office:value="760">
            <text:p>760 kg</text:p>
          </table:table-cell>
          <table:table-cell table:style-name="ce19" table:formula="oooc:=[.$B246]*10+510+[.R$2]*8" office:value-type="float" office:value="768">
            <text:p>768 kg</text:p>
          </table:table-cell>
          <table:table-cell table:style-name="ce19" table:formula="oooc:=[.$B246]*10+510+[.S$2]*8" office:value-type="float" office:value="776">
            <text:p>776 kg</text:p>
          </table:table-cell>
          <table:table-cell table:style-name="ce19" table:formula="oooc:=[.$B246]*10+510+[.T$2]*8" office:value-type="float" office:value="784">
            <text:p>784 kg</text:p>
          </table:table-cell>
          <table:table-cell table:style-name="ce19" table:formula="oooc:=[.$B246]*10+510+[.U$2]*8" office:value-type="float" office:value="792">
            <text:p>792 kg</text:p>
          </table:table-cell>
          <table:table-cell table:style-name="ce19" table:formula="oooc:=[.$B246]*10+510+[.V$2]*8" office:value-type="float" office:value="800">
            <text:p>800 kg</text:p>
          </table:table-cell>
          <table:table-cell table:style-name="ce19" table:formula="oooc:=[.$B246]*10+510+[.W$2]*8" office:value-type="float" office:value="808">
            <text:p>808 kg</text:p>
          </table:table-cell>
          <table:table-cell table:style-name="ce19" table:formula="oooc:=[.$B246]*10+510+[.X$2]*8" office:value-type="float" office:value="816">
            <text:p>816 kg</text:p>
          </table:table-cell>
          <table:table-cell table:style-name="ce19" table:formula="oooc:=[.$B246]*10+510+[.Y$2]*8" office:value-type="float" office:value="824">
            <text:p>824 kg</text:p>
          </table:table-cell>
          <table:table-cell table:style-name="ce19" table:formula="oooc:=[.$B246]*10+510+[.Z$2]*8" office:value-type="float" office:value="832">
            <text:p>832 kg</text:p>
          </table:table-cell>
          <table:table-cell table:style-name="ce19" table:formula="oooc:=[.$B246]*10+510+[.AA$2]*8" office:value-type="float" office:value="840">
            <text:p>840 kg</text:p>
          </table:table-cell>
          <table:table-cell table:style-name="ce19" table:formula="oooc:=[.$B246]*10+510+[.AB$2]*8" office:value-type="float" office:value="848">
            <text:p>848 kg</text:p>
          </table:table-cell>
          <table:table-cell table:style-name="ce19" table:formula="oooc:=[.$B246]*10+510+[.AC$2]*8" office:value-type="float" office:value="856">
            <text:p>856 kg</text:p>
          </table:table-cell>
          <table:table-cell table:style-name="ce19" table:formula="oooc:=[.$B246]*10+510+[.AD$2]*8" office:value-type="float" office:value="864">
            <text:p>864 kg</text:p>
          </table:table-cell>
          <table:table-cell table:style-name="ce19" table:formula="oooc:=[.$B246]*10+510+[.AE$2]*8" office:value-type="float" office:value="872">
            <text:p>872 kg</text:p>
          </table:table-cell>
          <table:table-cell table:style-name="ce19" table:formula="oooc:=[.$B246]*10+510+[.AF$2]*8" office:value-type="float" office:value="880">
            <text:p>8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style-name="ce19" table:formula="oooc:=[.$B247]*10+510+[.C$2]*8" office:value-type="float" office:value="658">
            <text:p>658 kg</text:p>
          </table:table-cell>
          <table:table-cell table:style-name="ce19" table:formula="oooc:=[.$B247]*10+510+[.D$2]*8" office:value-type="float" office:value="666">
            <text:p>666 kg</text:p>
          </table:table-cell>
          <table:table-cell table:style-name="ce19" table:formula="oooc:=[.$B247]*10+510+[.E$2]*8" office:value-type="float" office:value="674">
            <text:p>674 kg</text:p>
          </table:table-cell>
          <table:table-cell table:style-name="ce19" table:formula="oooc:=[.$B247]*10+510+[.F$2]*8" office:value-type="float" office:value="682">
            <text:p>682 kg</text:p>
          </table:table-cell>
          <table:table-cell table:style-name="ce19" table:formula="oooc:=[.$B247]*10+510+[.G$2]*8" office:value-type="float" office:value="690">
            <text:p>690 kg</text:p>
          </table:table-cell>
          <table:table-cell table:style-name="ce19" table:formula="oooc:=[.$B247]*10+510+[.H$2]*8" office:value-type="float" office:value="698">
            <text:p>698 kg</text:p>
          </table:table-cell>
          <table:table-cell table:style-name="ce19" table:formula="oooc:=[.$B247]*10+510+[.I$2]*8" office:value-type="float" office:value="706">
            <text:p>706 kg</text:p>
          </table:table-cell>
          <table:table-cell table:style-name="ce19" table:formula="oooc:=[.$B247]*10+510+[.J$2]*8" office:value-type="float" office:value="714">
            <text:p>714 kg</text:p>
          </table:table-cell>
          <table:table-cell table:style-name="ce19" table:formula="oooc:=[.$B247]*10+510+[.K$2]*8" office:value-type="float" office:value="722">
            <text:p>722 kg</text:p>
          </table:table-cell>
          <table:table-cell table:style-name="ce19" table:formula="oooc:=[.$B247]*10+510+[.L$2]*8" office:value-type="float" office:value="730">
            <text:p>730 kg</text:p>
          </table:table-cell>
          <table:table-cell table:style-name="ce19" table:formula="oooc:=[.$B247]*10+510+[.M$2]*8" office:value-type="float" office:value="738">
            <text:p>738 kg</text:p>
          </table:table-cell>
          <table:table-cell table:style-name="ce19" table:formula="oooc:=[.$B247]*10+510+[.N$2]*8" office:value-type="float" office:value="746">
            <text:p>746 kg</text:p>
          </table:table-cell>
          <table:table-cell table:style-name="ce19" table:formula="oooc:=[.$B247]*10+510+[.O$2]*8" office:value-type="float" office:value="754">
            <text:p>754 kg</text:p>
          </table:table-cell>
          <table:table-cell table:style-name="ce19" table:formula="oooc:=[.$B247]*10+510+[.P$2]*8" office:value-type="float" office:value="762">
            <text:p>762 kg</text:p>
          </table:table-cell>
          <table:table-cell table:style-name="ce19" table:formula="oooc:=[.$B247]*10+510+[.Q$2]*8" office:value-type="float" office:value="770">
            <text:p>770 kg</text:p>
          </table:table-cell>
          <table:table-cell table:style-name="ce19" table:formula="oooc:=[.$B247]*10+510+[.R$2]*8" office:value-type="float" office:value="778">
            <text:p>778 kg</text:p>
          </table:table-cell>
          <table:table-cell table:style-name="ce19" table:formula="oooc:=[.$B247]*10+510+[.S$2]*8" office:value-type="float" office:value="786">
            <text:p>786 kg</text:p>
          </table:table-cell>
          <table:table-cell table:style-name="ce19" table:formula="oooc:=[.$B247]*10+510+[.T$2]*8" office:value-type="float" office:value="794">
            <text:p>794 kg</text:p>
          </table:table-cell>
          <table:table-cell table:style-name="ce19" table:formula="oooc:=[.$B247]*10+510+[.U$2]*8" office:value-type="float" office:value="802">
            <text:p>802 kg</text:p>
          </table:table-cell>
          <table:table-cell table:style-name="ce19" table:formula="oooc:=[.$B247]*10+510+[.V$2]*8" office:value-type="float" office:value="810">
            <text:p>810 kg</text:p>
          </table:table-cell>
          <table:table-cell table:style-name="ce19" table:formula="oooc:=[.$B247]*10+510+[.W$2]*8" office:value-type="float" office:value="818">
            <text:p>818 kg</text:p>
          </table:table-cell>
          <table:table-cell table:style-name="ce19" table:formula="oooc:=[.$B247]*10+510+[.X$2]*8" office:value-type="float" office:value="826">
            <text:p>826 kg</text:p>
          </table:table-cell>
          <table:table-cell table:style-name="ce19" table:formula="oooc:=[.$B247]*10+510+[.Y$2]*8" office:value-type="float" office:value="834">
            <text:p>834 kg</text:p>
          </table:table-cell>
          <table:table-cell table:style-name="ce19" table:formula="oooc:=[.$B247]*10+510+[.Z$2]*8" office:value-type="float" office:value="842">
            <text:p>842 kg</text:p>
          </table:table-cell>
          <table:table-cell table:style-name="ce19" table:formula="oooc:=[.$B247]*10+510+[.AA$2]*8" office:value-type="float" office:value="850">
            <text:p>850 kg</text:p>
          </table:table-cell>
          <table:table-cell table:style-name="ce19" table:formula="oooc:=[.$B247]*10+510+[.AB$2]*8" office:value-type="float" office:value="858">
            <text:p>858 kg</text:p>
          </table:table-cell>
          <table:table-cell table:style-name="ce19" table:formula="oooc:=[.$B247]*10+510+[.AC$2]*8" office:value-type="float" office:value="866">
            <text:p>866 kg</text:p>
          </table:table-cell>
          <table:table-cell table:style-name="ce19" table:formula="oooc:=[.$B247]*10+510+[.AD$2]*8" office:value-type="float" office:value="874">
            <text:p>874 kg</text:p>
          </table:table-cell>
          <table:table-cell table:style-name="ce19" table:formula="oooc:=[.$B247]*10+510+[.AE$2]*8" office:value-type="float" office:value="882">
            <text:p>882 kg</text:p>
          </table:table-cell>
          <table:table-cell table:style-name="ce19" table:formula="oooc:=[.$B247]*10+510+[.AF$2]*8" office:value-type="float" office:value="890">
            <text:p>8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style-name="ce19" table:formula="oooc:=[.$B248]*10+510+[.C$2]*8" office:value-type="float" office:value="668">
            <text:p>668 kg</text:p>
          </table:table-cell>
          <table:table-cell table:style-name="ce19" table:formula="oooc:=[.$B248]*10+510+[.D$2]*8" office:value-type="float" office:value="676">
            <text:p>676 kg</text:p>
          </table:table-cell>
          <table:table-cell table:style-name="ce19" table:formula="oooc:=[.$B248]*10+510+[.E$2]*8" office:value-type="float" office:value="684">
            <text:p>684 kg</text:p>
          </table:table-cell>
          <table:table-cell table:style-name="ce19" table:formula="oooc:=[.$B248]*10+510+[.F$2]*8" office:value-type="float" office:value="692">
            <text:p>692 kg</text:p>
          </table:table-cell>
          <table:table-cell table:style-name="ce19" table:formula="oooc:=[.$B248]*10+510+[.G$2]*8" office:value-type="float" office:value="700">
            <text:p>700 kg</text:p>
          </table:table-cell>
          <table:table-cell table:style-name="ce19" table:formula="oooc:=[.$B248]*10+510+[.H$2]*8" office:value-type="float" office:value="708">
            <text:p>708 kg</text:p>
          </table:table-cell>
          <table:table-cell table:style-name="ce19" table:formula="oooc:=[.$B248]*10+510+[.I$2]*8" office:value-type="float" office:value="716">
            <text:p>716 kg</text:p>
          </table:table-cell>
          <table:table-cell table:style-name="ce19" table:formula="oooc:=[.$B248]*10+510+[.J$2]*8" office:value-type="float" office:value="724">
            <text:p>724 kg</text:p>
          </table:table-cell>
          <table:table-cell table:style-name="ce19" table:formula="oooc:=[.$B248]*10+510+[.K$2]*8" office:value-type="float" office:value="732">
            <text:p>732 kg</text:p>
          </table:table-cell>
          <table:table-cell table:style-name="ce19" table:formula="oooc:=[.$B248]*10+510+[.L$2]*8" office:value-type="float" office:value="740">
            <text:p>740 kg</text:p>
          </table:table-cell>
          <table:table-cell table:style-name="ce19" table:formula="oooc:=[.$B248]*10+510+[.M$2]*8" office:value-type="float" office:value="748">
            <text:p>748 kg</text:p>
          </table:table-cell>
          <table:table-cell table:style-name="ce19" table:formula="oooc:=[.$B248]*10+510+[.N$2]*8" office:value-type="float" office:value="756">
            <text:p>756 kg</text:p>
          </table:table-cell>
          <table:table-cell table:style-name="ce19" table:formula="oooc:=[.$B248]*10+510+[.O$2]*8" office:value-type="float" office:value="764">
            <text:p>764 kg</text:p>
          </table:table-cell>
          <table:table-cell table:style-name="ce19" table:formula="oooc:=[.$B248]*10+510+[.P$2]*8" office:value-type="float" office:value="772">
            <text:p>772 kg</text:p>
          </table:table-cell>
          <table:table-cell table:style-name="ce19" table:formula="oooc:=[.$B248]*10+510+[.Q$2]*8" office:value-type="float" office:value="780">
            <text:p>780 kg</text:p>
          </table:table-cell>
          <table:table-cell table:style-name="ce19" table:formula="oooc:=[.$B248]*10+510+[.R$2]*8" office:value-type="float" office:value="788">
            <text:p>788 kg</text:p>
          </table:table-cell>
          <table:table-cell table:style-name="ce19" table:formula="oooc:=[.$B248]*10+510+[.S$2]*8" office:value-type="float" office:value="796">
            <text:p>796 kg</text:p>
          </table:table-cell>
          <table:table-cell table:style-name="ce19" table:formula="oooc:=[.$B248]*10+510+[.T$2]*8" office:value-type="float" office:value="804">
            <text:p>804 kg</text:p>
          </table:table-cell>
          <table:table-cell table:style-name="ce19" table:formula="oooc:=[.$B248]*10+510+[.U$2]*8" office:value-type="float" office:value="812">
            <text:p>812 kg</text:p>
          </table:table-cell>
          <table:table-cell table:style-name="ce19" table:formula="oooc:=[.$B248]*10+510+[.V$2]*8" office:value-type="float" office:value="820">
            <text:p>820 kg</text:p>
          </table:table-cell>
          <table:table-cell table:style-name="ce19" table:formula="oooc:=[.$B248]*10+510+[.W$2]*8" office:value-type="float" office:value="828">
            <text:p>828 kg</text:p>
          </table:table-cell>
          <table:table-cell table:style-name="ce19" table:formula="oooc:=[.$B248]*10+510+[.X$2]*8" office:value-type="float" office:value="836">
            <text:p>836 kg</text:p>
          </table:table-cell>
          <table:table-cell table:style-name="ce19" table:formula="oooc:=[.$B248]*10+510+[.Y$2]*8" office:value-type="float" office:value="844">
            <text:p>844 kg</text:p>
          </table:table-cell>
          <table:table-cell table:style-name="ce19" table:formula="oooc:=[.$B248]*10+510+[.Z$2]*8" office:value-type="float" office:value="852">
            <text:p>852 kg</text:p>
          </table:table-cell>
          <table:table-cell table:style-name="ce19" table:formula="oooc:=[.$B248]*10+510+[.AA$2]*8" office:value-type="float" office:value="860">
            <text:p>860 kg</text:p>
          </table:table-cell>
          <table:table-cell table:style-name="ce19" table:formula="oooc:=[.$B248]*10+510+[.AB$2]*8" office:value-type="float" office:value="868">
            <text:p>868 kg</text:p>
          </table:table-cell>
          <table:table-cell table:style-name="ce19" table:formula="oooc:=[.$B248]*10+510+[.AC$2]*8" office:value-type="float" office:value="876">
            <text:p>876 kg</text:p>
          </table:table-cell>
          <table:table-cell table:style-name="ce19" table:formula="oooc:=[.$B248]*10+510+[.AD$2]*8" office:value-type="float" office:value="884">
            <text:p>884 kg</text:p>
          </table:table-cell>
          <table:table-cell table:style-name="ce19" table:formula="oooc:=[.$B248]*10+510+[.AE$2]*8" office:value-type="float" office:value="892">
            <text:p>892 kg</text:p>
          </table:table-cell>
          <table:table-cell table:style-name="ce19" table:formula="oooc:=[.$B248]*10+510+[.AF$2]*8" office:value-type="float" office:value="900">
            <text:p>9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style-name="ce19" table:formula="oooc:=[.$B249]*10+510+[.C$2]*8" office:value-type="float" office:value="678">
            <text:p>678 kg</text:p>
          </table:table-cell>
          <table:table-cell table:style-name="ce19" table:formula="oooc:=[.$B249]*10+510+[.D$2]*8" office:value-type="float" office:value="686">
            <text:p>686 kg</text:p>
          </table:table-cell>
          <table:table-cell table:style-name="ce19" table:formula="oooc:=[.$B249]*10+510+[.E$2]*8" office:value-type="float" office:value="694">
            <text:p>694 kg</text:p>
          </table:table-cell>
          <table:table-cell table:style-name="ce19" table:formula="oooc:=[.$B249]*10+510+[.F$2]*8" office:value-type="float" office:value="702">
            <text:p>702 kg</text:p>
          </table:table-cell>
          <table:table-cell table:style-name="ce19" table:formula="oooc:=[.$B249]*10+510+[.G$2]*8" office:value-type="float" office:value="710">
            <text:p>710 kg</text:p>
          </table:table-cell>
          <table:table-cell table:style-name="ce19" table:formula="oooc:=[.$B249]*10+510+[.H$2]*8" office:value-type="float" office:value="718">
            <text:p>718 kg</text:p>
          </table:table-cell>
          <table:table-cell table:style-name="ce19" table:formula="oooc:=[.$B249]*10+510+[.I$2]*8" office:value-type="float" office:value="726">
            <text:p>726 kg</text:p>
          </table:table-cell>
          <table:table-cell table:style-name="ce19" table:formula="oooc:=[.$B249]*10+510+[.J$2]*8" office:value-type="float" office:value="734">
            <text:p>734 kg</text:p>
          </table:table-cell>
          <table:table-cell table:style-name="ce19" table:formula="oooc:=[.$B249]*10+510+[.K$2]*8" office:value-type="float" office:value="742">
            <text:p>742 kg</text:p>
          </table:table-cell>
          <table:table-cell table:style-name="ce19" table:formula="oooc:=[.$B249]*10+510+[.L$2]*8" office:value-type="float" office:value="750">
            <text:p>750 kg</text:p>
          </table:table-cell>
          <table:table-cell table:style-name="ce19" table:formula="oooc:=[.$B249]*10+510+[.M$2]*8" office:value-type="float" office:value="758">
            <text:p>758 kg</text:p>
          </table:table-cell>
          <table:table-cell table:style-name="ce19" table:formula="oooc:=[.$B249]*10+510+[.N$2]*8" office:value-type="float" office:value="766">
            <text:p>766 kg</text:p>
          </table:table-cell>
          <table:table-cell table:style-name="ce19" table:formula="oooc:=[.$B249]*10+510+[.O$2]*8" office:value-type="float" office:value="774">
            <text:p>774 kg</text:p>
          </table:table-cell>
          <table:table-cell table:style-name="ce19" table:formula="oooc:=[.$B249]*10+510+[.P$2]*8" office:value-type="float" office:value="782">
            <text:p>782 kg</text:p>
          </table:table-cell>
          <table:table-cell table:style-name="ce19" table:formula="oooc:=[.$B249]*10+510+[.Q$2]*8" office:value-type="float" office:value="790">
            <text:p>790 kg</text:p>
          </table:table-cell>
          <table:table-cell table:style-name="ce19" table:formula="oooc:=[.$B249]*10+510+[.R$2]*8" office:value-type="float" office:value="798">
            <text:p>798 kg</text:p>
          </table:table-cell>
          <table:table-cell table:style-name="ce19" table:formula="oooc:=[.$B249]*10+510+[.S$2]*8" office:value-type="float" office:value="806">
            <text:p>806 kg</text:p>
          </table:table-cell>
          <table:table-cell table:style-name="ce19" table:formula="oooc:=[.$B249]*10+510+[.T$2]*8" office:value-type="float" office:value="814">
            <text:p>814 kg</text:p>
          </table:table-cell>
          <table:table-cell table:style-name="ce19" table:formula="oooc:=[.$B249]*10+510+[.U$2]*8" office:value-type="float" office:value="822">
            <text:p>822 kg</text:p>
          </table:table-cell>
          <table:table-cell table:style-name="ce19" table:formula="oooc:=[.$B249]*10+510+[.V$2]*8" office:value-type="float" office:value="830">
            <text:p>830 kg</text:p>
          </table:table-cell>
          <table:table-cell table:style-name="ce19" table:formula="oooc:=[.$B249]*10+510+[.W$2]*8" office:value-type="float" office:value="838">
            <text:p>838 kg</text:p>
          </table:table-cell>
          <table:table-cell table:style-name="ce19" table:formula="oooc:=[.$B249]*10+510+[.X$2]*8" office:value-type="float" office:value="846">
            <text:p>846 kg</text:p>
          </table:table-cell>
          <table:table-cell table:style-name="ce19" table:formula="oooc:=[.$B249]*10+510+[.Y$2]*8" office:value-type="float" office:value="854">
            <text:p>854 kg</text:p>
          </table:table-cell>
          <table:table-cell table:style-name="ce19" table:formula="oooc:=[.$B249]*10+510+[.Z$2]*8" office:value-type="float" office:value="862">
            <text:p>862 kg</text:p>
          </table:table-cell>
          <table:table-cell table:style-name="ce19" table:formula="oooc:=[.$B249]*10+510+[.AA$2]*8" office:value-type="float" office:value="870">
            <text:p>870 kg</text:p>
          </table:table-cell>
          <table:table-cell table:style-name="ce19" table:formula="oooc:=[.$B249]*10+510+[.AB$2]*8" office:value-type="float" office:value="878">
            <text:p>878 kg</text:p>
          </table:table-cell>
          <table:table-cell table:style-name="ce19" table:formula="oooc:=[.$B249]*10+510+[.AC$2]*8" office:value-type="float" office:value="886">
            <text:p>886 kg</text:p>
          </table:table-cell>
          <table:table-cell table:style-name="ce19" table:formula="oooc:=[.$B249]*10+510+[.AD$2]*8" office:value-type="float" office:value="894">
            <text:p>894 kg</text:p>
          </table:table-cell>
          <table:table-cell table:style-name="ce19" table:formula="oooc:=[.$B249]*10+510+[.AE$2]*8" office:value-type="float" office:value="902">
            <text:p>902 kg</text:p>
          </table:table-cell>
          <table:table-cell table:style-name="ce19" table:formula="oooc:=[.$B249]*10+510+[.AF$2]*8" office:value-type="float" office:value="910">
            <text:p>9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style-name="ce19" table:formula="oooc:=[.$B250]*10+510+[.C$2]*8" office:value-type="float" office:value="688">
            <text:p>688 kg</text:p>
          </table:table-cell>
          <table:table-cell table:style-name="ce19" table:formula="oooc:=[.$B250]*10+510+[.D$2]*8" office:value-type="float" office:value="696">
            <text:p>696 kg</text:p>
          </table:table-cell>
          <table:table-cell table:style-name="ce19" table:formula="oooc:=[.$B250]*10+510+[.E$2]*8" office:value-type="float" office:value="704">
            <text:p>704 kg</text:p>
          </table:table-cell>
          <table:table-cell table:style-name="ce19" table:formula="oooc:=[.$B250]*10+510+[.F$2]*8" office:value-type="float" office:value="712">
            <text:p>712 kg</text:p>
          </table:table-cell>
          <table:table-cell table:style-name="ce19" table:formula="oooc:=[.$B250]*10+510+[.G$2]*8" office:value-type="float" office:value="720">
            <text:p>720 kg</text:p>
          </table:table-cell>
          <table:table-cell table:style-name="ce19" table:formula="oooc:=[.$B250]*10+510+[.H$2]*8" office:value-type="float" office:value="728">
            <text:p>728 kg</text:p>
          </table:table-cell>
          <table:table-cell table:style-name="ce19" table:formula="oooc:=[.$B250]*10+510+[.I$2]*8" office:value-type="float" office:value="736">
            <text:p>736 kg</text:p>
          </table:table-cell>
          <table:table-cell table:style-name="ce19" table:formula="oooc:=[.$B250]*10+510+[.J$2]*8" office:value-type="float" office:value="744">
            <text:p>744 kg</text:p>
          </table:table-cell>
          <table:table-cell table:style-name="ce19" table:formula="oooc:=[.$B250]*10+510+[.K$2]*8" office:value-type="float" office:value="752">
            <text:p>752 kg</text:p>
          </table:table-cell>
          <table:table-cell table:style-name="ce19" table:formula="oooc:=[.$B250]*10+510+[.L$2]*8" office:value-type="float" office:value="760">
            <text:p>760 kg</text:p>
          </table:table-cell>
          <table:table-cell table:style-name="ce19" table:formula="oooc:=[.$B250]*10+510+[.M$2]*8" office:value-type="float" office:value="768">
            <text:p>768 kg</text:p>
          </table:table-cell>
          <table:table-cell table:style-name="ce19" table:formula="oooc:=[.$B250]*10+510+[.N$2]*8" office:value-type="float" office:value="776">
            <text:p>776 kg</text:p>
          </table:table-cell>
          <table:table-cell table:style-name="ce19" table:formula="oooc:=[.$B250]*10+510+[.O$2]*8" office:value-type="float" office:value="784">
            <text:p>784 kg</text:p>
          </table:table-cell>
          <table:table-cell table:style-name="ce19" table:formula="oooc:=[.$B250]*10+510+[.P$2]*8" office:value-type="float" office:value="792">
            <text:p>792 kg</text:p>
          </table:table-cell>
          <table:table-cell table:style-name="ce19" table:formula="oooc:=[.$B250]*10+510+[.Q$2]*8" office:value-type="float" office:value="800">
            <text:p>800 kg</text:p>
          </table:table-cell>
          <table:table-cell table:style-name="ce19" table:formula="oooc:=[.$B250]*10+510+[.R$2]*8" office:value-type="float" office:value="808">
            <text:p>808 kg</text:p>
          </table:table-cell>
          <table:table-cell table:style-name="ce19" table:formula="oooc:=[.$B250]*10+510+[.S$2]*8" office:value-type="float" office:value="816">
            <text:p>816 kg</text:p>
          </table:table-cell>
          <table:table-cell table:style-name="ce19" table:formula="oooc:=[.$B250]*10+510+[.T$2]*8" office:value-type="float" office:value="824">
            <text:p>824 kg</text:p>
          </table:table-cell>
          <table:table-cell table:style-name="ce19" table:formula="oooc:=[.$B250]*10+510+[.U$2]*8" office:value-type="float" office:value="832">
            <text:p>832 kg</text:p>
          </table:table-cell>
          <table:table-cell table:style-name="ce19" table:formula="oooc:=[.$B250]*10+510+[.V$2]*8" office:value-type="float" office:value="840">
            <text:p>840 kg</text:p>
          </table:table-cell>
          <table:table-cell table:style-name="ce19" table:formula="oooc:=[.$B250]*10+510+[.W$2]*8" office:value-type="float" office:value="848">
            <text:p>848 kg</text:p>
          </table:table-cell>
          <table:table-cell table:style-name="ce19" table:formula="oooc:=[.$B250]*10+510+[.X$2]*8" office:value-type="float" office:value="856">
            <text:p>856 kg</text:p>
          </table:table-cell>
          <table:table-cell table:style-name="ce19" table:formula="oooc:=[.$B250]*10+510+[.Y$2]*8" office:value-type="float" office:value="864">
            <text:p>864 kg</text:p>
          </table:table-cell>
          <table:table-cell table:style-name="ce19" table:formula="oooc:=[.$B250]*10+510+[.Z$2]*8" office:value-type="float" office:value="872">
            <text:p>872 kg</text:p>
          </table:table-cell>
          <table:table-cell table:style-name="ce19" table:formula="oooc:=[.$B250]*10+510+[.AA$2]*8" office:value-type="float" office:value="880">
            <text:p>880 kg</text:p>
          </table:table-cell>
          <table:table-cell table:style-name="ce19" table:formula="oooc:=[.$B250]*10+510+[.AB$2]*8" office:value-type="float" office:value="888">
            <text:p>888 kg</text:p>
          </table:table-cell>
          <table:table-cell table:style-name="ce19" table:formula="oooc:=[.$B250]*10+510+[.AC$2]*8" office:value-type="float" office:value="896">
            <text:p>896 kg</text:p>
          </table:table-cell>
          <table:table-cell table:style-name="ce19" table:formula="oooc:=[.$B250]*10+510+[.AD$2]*8" office:value-type="float" office:value="904">
            <text:p>904 kg</text:p>
          </table:table-cell>
          <table:table-cell table:style-name="ce19" table:formula="oooc:=[.$B250]*10+510+[.AE$2]*8" office:value-type="float" office:value="912">
            <text:p>912 kg</text:p>
          </table:table-cell>
          <table:table-cell table:style-name="ce19" table:formula="oooc:=[.$B250]*10+510+[.AF$2]*8" office:value-type="float" office:value="920">
            <text:p>9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style-name="ce19" table:formula="oooc:=[.$B251]*10+510+[.C$2]*8" office:value-type="float" office:value="698">
            <text:p>698 kg</text:p>
          </table:table-cell>
          <table:table-cell table:style-name="ce19" table:formula="oooc:=[.$B251]*10+510+[.D$2]*8" office:value-type="float" office:value="706">
            <text:p>706 kg</text:p>
          </table:table-cell>
          <table:table-cell table:style-name="ce19" table:formula="oooc:=[.$B251]*10+510+[.E$2]*8" office:value-type="float" office:value="714">
            <text:p>714 kg</text:p>
          </table:table-cell>
          <table:table-cell table:style-name="ce19" table:formula="oooc:=[.$B251]*10+510+[.F$2]*8" office:value-type="float" office:value="722">
            <text:p>722 kg</text:p>
          </table:table-cell>
          <table:table-cell table:style-name="ce19" table:formula="oooc:=[.$B251]*10+510+[.G$2]*8" office:value-type="float" office:value="730">
            <text:p>730 kg</text:p>
          </table:table-cell>
          <table:table-cell table:style-name="ce19" table:formula="oooc:=[.$B251]*10+510+[.H$2]*8" office:value-type="float" office:value="738">
            <text:p>738 kg</text:p>
          </table:table-cell>
          <table:table-cell table:style-name="ce19" table:formula="oooc:=[.$B251]*10+510+[.I$2]*8" office:value-type="float" office:value="746">
            <text:p>746 kg</text:p>
          </table:table-cell>
          <table:table-cell table:style-name="ce19" table:formula="oooc:=[.$B251]*10+510+[.J$2]*8" office:value-type="float" office:value="754">
            <text:p>754 kg</text:p>
          </table:table-cell>
          <table:table-cell table:style-name="ce19" table:formula="oooc:=[.$B251]*10+510+[.K$2]*8" office:value-type="float" office:value="762">
            <text:p>762 kg</text:p>
          </table:table-cell>
          <table:table-cell table:style-name="ce19" table:formula="oooc:=[.$B251]*10+510+[.L$2]*8" office:value-type="float" office:value="770">
            <text:p>770 kg</text:p>
          </table:table-cell>
          <table:table-cell table:style-name="ce19" table:formula="oooc:=[.$B251]*10+510+[.M$2]*8" office:value-type="float" office:value="778">
            <text:p>778 kg</text:p>
          </table:table-cell>
          <table:table-cell table:style-name="ce19" table:formula="oooc:=[.$B251]*10+510+[.N$2]*8" office:value-type="float" office:value="786">
            <text:p>786 kg</text:p>
          </table:table-cell>
          <table:table-cell table:style-name="ce19" table:formula="oooc:=[.$B251]*10+510+[.O$2]*8" office:value-type="float" office:value="794">
            <text:p>794 kg</text:p>
          </table:table-cell>
          <table:table-cell table:style-name="ce19" table:formula="oooc:=[.$B251]*10+510+[.P$2]*8" office:value-type="float" office:value="802">
            <text:p>802 kg</text:p>
          </table:table-cell>
          <table:table-cell table:style-name="ce19" table:formula="oooc:=[.$B251]*10+510+[.Q$2]*8" office:value-type="float" office:value="810">
            <text:p>810 kg</text:p>
          </table:table-cell>
          <table:table-cell table:style-name="ce19" table:formula="oooc:=[.$B251]*10+510+[.R$2]*8" office:value-type="float" office:value="818">
            <text:p>818 kg</text:p>
          </table:table-cell>
          <table:table-cell table:style-name="ce19" table:formula="oooc:=[.$B251]*10+510+[.S$2]*8" office:value-type="float" office:value="826">
            <text:p>826 kg</text:p>
          </table:table-cell>
          <table:table-cell table:style-name="ce19" table:formula="oooc:=[.$B251]*10+510+[.T$2]*8" office:value-type="float" office:value="834">
            <text:p>834 kg</text:p>
          </table:table-cell>
          <table:table-cell table:style-name="ce19" table:formula="oooc:=[.$B251]*10+510+[.U$2]*8" office:value-type="float" office:value="842">
            <text:p>842 kg</text:p>
          </table:table-cell>
          <table:table-cell table:style-name="ce19" table:formula="oooc:=[.$B251]*10+510+[.V$2]*8" office:value-type="float" office:value="850">
            <text:p>850 kg</text:p>
          </table:table-cell>
          <table:table-cell table:style-name="ce19" table:formula="oooc:=[.$B251]*10+510+[.W$2]*8" office:value-type="float" office:value="858">
            <text:p>858 kg</text:p>
          </table:table-cell>
          <table:table-cell table:style-name="ce19" table:formula="oooc:=[.$B251]*10+510+[.X$2]*8" office:value-type="float" office:value="866">
            <text:p>866 kg</text:p>
          </table:table-cell>
          <table:table-cell table:style-name="ce19" table:formula="oooc:=[.$B251]*10+510+[.Y$2]*8" office:value-type="float" office:value="874">
            <text:p>874 kg</text:p>
          </table:table-cell>
          <table:table-cell table:style-name="ce19" table:formula="oooc:=[.$B251]*10+510+[.Z$2]*8" office:value-type="float" office:value="882">
            <text:p>882 kg</text:p>
          </table:table-cell>
          <table:table-cell table:style-name="ce19" table:formula="oooc:=[.$B251]*10+510+[.AA$2]*8" office:value-type="float" office:value="890">
            <text:p>890 kg</text:p>
          </table:table-cell>
          <table:table-cell table:style-name="ce19" table:formula="oooc:=[.$B251]*10+510+[.AB$2]*8" office:value-type="float" office:value="898">
            <text:p>898 kg</text:p>
          </table:table-cell>
          <table:table-cell table:style-name="ce19" table:formula="oooc:=[.$B251]*10+510+[.AC$2]*8" office:value-type="float" office:value="906">
            <text:p>906 kg</text:p>
          </table:table-cell>
          <table:table-cell table:style-name="ce19" table:formula="oooc:=[.$B251]*10+510+[.AD$2]*8" office:value-type="float" office:value="914">
            <text:p>914 kg</text:p>
          </table:table-cell>
          <table:table-cell table:style-name="ce19" table:formula="oooc:=[.$B251]*10+510+[.AE$2]*8" office:value-type="float" office:value="922">
            <text:p>922 kg</text:p>
          </table:table-cell>
          <table:table-cell table:style-name="ce19" table:formula="oooc:=[.$B251]*10+510+[.AF$2]*8" office:value-type="float" office:value="930">
            <text:p>9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style-name="ce19" table:formula="oooc:=[.$B252]*10+510+[.C$2]*8" office:value-type="float" office:value="708">
            <text:p>708 kg</text:p>
          </table:table-cell>
          <table:table-cell table:style-name="ce19" table:formula="oooc:=[.$B252]*10+510+[.D$2]*8" office:value-type="float" office:value="716">
            <text:p>716 kg</text:p>
          </table:table-cell>
          <table:table-cell table:style-name="ce19" table:formula="oooc:=[.$B252]*10+510+[.E$2]*8" office:value-type="float" office:value="724">
            <text:p>724 kg</text:p>
          </table:table-cell>
          <table:table-cell table:style-name="ce19" table:formula="oooc:=[.$B252]*10+510+[.F$2]*8" office:value-type="float" office:value="732">
            <text:p>732 kg</text:p>
          </table:table-cell>
          <table:table-cell table:style-name="ce19" table:formula="oooc:=[.$B252]*10+510+[.G$2]*8" office:value-type="float" office:value="740">
            <text:p>740 kg</text:p>
          </table:table-cell>
          <table:table-cell table:style-name="ce19" table:formula="oooc:=[.$B252]*10+510+[.H$2]*8" office:value-type="float" office:value="748">
            <text:p>748 kg</text:p>
          </table:table-cell>
          <table:table-cell table:style-name="ce19" table:formula="oooc:=[.$B252]*10+510+[.I$2]*8" office:value-type="float" office:value="756">
            <text:p>756 kg</text:p>
          </table:table-cell>
          <table:table-cell table:style-name="ce19" table:formula="oooc:=[.$B252]*10+510+[.J$2]*8" office:value-type="float" office:value="764">
            <text:p>764 kg</text:p>
          </table:table-cell>
          <table:table-cell table:style-name="ce19" table:formula="oooc:=[.$B252]*10+510+[.K$2]*8" office:value-type="float" office:value="772">
            <text:p>772 kg</text:p>
          </table:table-cell>
          <table:table-cell table:style-name="ce19" table:formula="oooc:=[.$B252]*10+510+[.L$2]*8" office:value-type="float" office:value="780">
            <text:p>780 kg</text:p>
          </table:table-cell>
          <table:table-cell table:style-name="ce19" table:formula="oooc:=[.$B252]*10+510+[.M$2]*8" office:value-type="float" office:value="788">
            <text:p>788 kg</text:p>
          </table:table-cell>
          <table:table-cell table:style-name="ce19" table:formula="oooc:=[.$B252]*10+510+[.N$2]*8" office:value-type="float" office:value="796">
            <text:p>796 kg</text:p>
          </table:table-cell>
          <table:table-cell table:style-name="ce19" table:formula="oooc:=[.$B252]*10+510+[.O$2]*8" office:value-type="float" office:value="804">
            <text:p>804 kg</text:p>
          </table:table-cell>
          <table:table-cell table:style-name="ce19" table:formula="oooc:=[.$B252]*10+510+[.P$2]*8" office:value-type="float" office:value="812">
            <text:p>812 kg</text:p>
          </table:table-cell>
          <table:table-cell table:style-name="ce19" table:formula="oooc:=[.$B252]*10+510+[.Q$2]*8" office:value-type="float" office:value="820">
            <text:p>820 kg</text:p>
          </table:table-cell>
          <table:table-cell table:style-name="ce19" table:formula="oooc:=[.$B252]*10+510+[.R$2]*8" office:value-type="float" office:value="828">
            <text:p>828 kg</text:p>
          </table:table-cell>
          <table:table-cell table:style-name="ce19" table:formula="oooc:=[.$B252]*10+510+[.S$2]*8" office:value-type="float" office:value="836">
            <text:p>836 kg</text:p>
          </table:table-cell>
          <table:table-cell table:style-name="ce19" table:formula="oooc:=[.$B252]*10+510+[.T$2]*8" office:value-type="float" office:value="844">
            <text:p>844 kg</text:p>
          </table:table-cell>
          <table:table-cell table:style-name="ce19" table:formula="oooc:=[.$B252]*10+510+[.U$2]*8" office:value-type="float" office:value="852">
            <text:p>852 kg</text:p>
          </table:table-cell>
          <table:table-cell table:style-name="ce19" table:formula="oooc:=[.$B252]*10+510+[.V$2]*8" office:value-type="float" office:value="860">
            <text:p>860 kg</text:p>
          </table:table-cell>
          <table:table-cell table:style-name="ce19" table:formula="oooc:=[.$B252]*10+510+[.W$2]*8" office:value-type="float" office:value="868">
            <text:p>868 kg</text:p>
          </table:table-cell>
          <table:table-cell table:style-name="ce19" table:formula="oooc:=[.$B252]*10+510+[.X$2]*8" office:value-type="float" office:value="876">
            <text:p>876 kg</text:p>
          </table:table-cell>
          <table:table-cell table:style-name="ce19" table:formula="oooc:=[.$B252]*10+510+[.Y$2]*8" office:value-type="float" office:value="884">
            <text:p>884 kg</text:p>
          </table:table-cell>
          <table:table-cell table:style-name="ce19" table:formula="oooc:=[.$B252]*10+510+[.Z$2]*8" office:value-type="float" office:value="892">
            <text:p>892 kg</text:p>
          </table:table-cell>
          <table:table-cell table:style-name="ce19" table:formula="oooc:=[.$B252]*10+510+[.AA$2]*8" office:value-type="float" office:value="900">
            <text:p>900 kg</text:p>
          </table:table-cell>
          <table:table-cell table:style-name="ce19" table:formula="oooc:=[.$B252]*10+510+[.AB$2]*8" office:value-type="float" office:value="908">
            <text:p>908 kg</text:p>
          </table:table-cell>
          <table:table-cell table:style-name="ce19" table:formula="oooc:=[.$B252]*10+510+[.AC$2]*8" office:value-type="float" office:value="916">
            <text:p>916 kg</text:p>
          </table:table-cell>
          <table:table-cell table:style-name="ce19" table:formula="oooc:=[.$B252]*10+510+[.AD$2]*8" office:value-type="float" office:value="924">
            <text:p>924 kg</text:p>
          </table:table-cell>
          <table:table-cell table:style-name="ce19" table:formula="oooc:=[.$B252]*10+510+[.AE$2]*8" office:value-type="float" office:value="932">
            <text:p>932 kg</text:p>
          </table:table-cell>
          <table:table-cell table:style-name="ce19" table:formula="oooc:=[.$B252]*10+510+[.AF$2]*8" office:value-type="float" office:value="940">
            <text:p>9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style-name="ce19" table:formula="oooc:=[.$B253]*10+510+[.C$2]*8" office:value-type="float" office:value="718">
            <text:p>718 kg</text:p>
          </table:table-cell>
          <table:table-cell table:style-name="ce19" table:formula="oooc:=[.$B253]*10+510+[.D$2]*8" office:value-type="float" office:value="726">
            <text:p>726 kg</text:p>
          </table:table-cell>
          <table:table-cell table:style-name="ce19" table:formula="oooc:=[.$B253]*10+510+[.E$2]*8" office:value-type="float" office:value="734">
            <text:p>734 kg</text:p>
          </table:table-cell>
          <table:table-cell table:style-name="ce19" table:formula="oooc:=[.$B253]*10+510+[.F$2]*8" office:value-type="float" office:value="742">
            <text:p>742 kg</text:p>
          </table:table-cell>
          <table:table-cell table:style-name="ce19" table:formula="oooc:=[.$B253]*10+510+[.G$2]*8" office:value-type="float" office:value="750">
            <text:p>750 kg</text:p>
          </table:table-cell>
          <table:table-cell table:style-name="ce19" table:formula="oooc:=[.$B253]*10+510+[.H$2]*8" office:value-type="float" office:value="758">
            <text:p>758 kg</text:p>
          </table:table-cell>
          <table:table-cell table:style-name="ce19" table:formula="oooc:=[.$B253]*10+510+[.I$2]*8" office:value-type="float" office:value="766">
            <text:p>766 kg</text:p>
          </table:table-cell>
          <table:table-cell table:style-name="ce19" table:formula="oooc:=[.$B253]*10+510+[.J$2]*8" office:value-type="float" office:value="774">
            <text:p>774 kg</text:p>
          </table:table-cell>
          <table:table-cell table:style-name="ce19" table:formula="oooc:=[.$B253]*10+510+[.K$2]*8" office:value-type="float" office:value="782">
            <text:p>782 kg</text:p>
          </table:table-cell>
          <table:table-cell table:style-name="ce19" table:formula="oooc:=[.$B253]*10+510+[.L$2]*8" office:value-type="float" office:value="790">
            <text:p>790 kg</text:p>
          </table:table-cell>
          <table:table-cell table:style-name="ce19" table:formula="oooc:=[.$B253]*10+510+[.M$2]*8" office:value-type="float" office:value="798">
            <text:p>798 kg</text:p>
          </table:table-cell>
          <table:table-cell table:style-name="ce19" table:formula="oooc:=[.$B253]*10+510+[.N$2]*8" office:value-type="float" office:value="806">
            <text:p>806 kg</text:p>
          </table:table-cell>
          <table:table-cell table:style-name="ce19" table:formula="oooc:=[.$B253]*10+510+[.O$2]*8" office:value-type="float" office:value="814">
            <text:p>814 kg</text:p>
          </table:table-cell>
          <table:table-cell table:style-name="ce19" table:formula="oooc:=[.$B253]*10+510+[.P$2]*8" office:value-type="float" office:value="822">
            <text:p>822 kg</text:p>
          </table:table-cell>
          <table:table-cell table:style-name="ce19" table:formula="oooc:=[.$B253]*10+510+[.Q$2]*8" office:value-type="float" office:value="830">
            <text:p>830 kg</text:p>
          </table:table-cell>
          <table:table-cell table:style-name="ce19" table:formula="oooc:=[.$B253]*10+510+[.R$2]*8" office:value-type="float" office:value="838">
            <text:p>838 kg</text:p>
          </table:table-cell>
          <table:table-cell table:style-name="ce19" table:formula="oooc:=[.$B253]*10+510+[.S$2]*8" office:value-type="float" office:value="846">
            <text:p>846 kg</text:p>
          </table:table-cell>
          <table:table-cell table:style-name="ce19" table:formula="oooc:=[.$B253]*10+510+[.T$2]*8" office:value-type="float" office:value="854">
            <text:p>854 kg</text:p>
          </table:table-cell>
          <table:table-cell table:style-name="ce19" table:formula="oooc:=[.$B253]*10+510+[.U$2]*8" office:value-type="float" office:value="862">
            <text:p>862 kg</text:p>
          </table:table-cell>
          <table:table-cell table:style-name="ce19" table:formula="oooc:=[.$B253]*10+510+[.V$2]*8" office:value-type="float" office:value="870">
            <text:p>870 kg</text:p>
          </table:table-cell>
          <table:table-cell table:style-name="ce19" table:formula="oooc:=[.$B253]*10+510+[.W$2]*8" office:value-type="float" office:value="878">
            <text:p>878 kg</text:p>
          </table:table-cell>
          <table:table-cell table:style-name="ce19" table:formula="oooc:=[.$B253]*10+510+[.X$2]*8" office:value-type="float" office:value="886">
            <text:p>886 kg</text:p>
          </table:table-cell>
          <table:table-cell table:style-name="ce19" table:formula="oooc:=[.$B253]*10+510+[.Y$2]*8" office:value-type="float" office:value="894">
            <text:p>894 kg</text:p>
          </table:table-cell>
          <table:table-cell table:style-name="ce19" table:formula="oooc:=[.$B253]*10+510+[.Z$2]*8" office:value-type="float" office:value="902">
            <text:p>902 kg</text:p>
          </table:table-cell>
          <table:table-cell table:style-name="ce19" table:formula="oooc:=[.$B253]*10+510+[.AA$2]*8" office:value-type="float" office:value="910">
            <text:p>910 kg</text:p>
          </table:table-cell>
          <table:table-cell table:style-name="ce19" table:formula="oooc:=[.$B253]*10+510+[.AB$2]*8" office:value-type="float" office:value="918">
            <text:p>918 kg</text:p>
          </table:table-cell>
          <table:table-cell table:style-name="ce19" table:formula="oooc:=[.$B253]*10+510+[.AC$2]*8" office:value-type="float" office:value="926">
            <text:p>926 kg</text:p>
          </table:table-cell>
          <table:table-cell table:style-name="ce19" table:formula="oooc:=[.$B253]*10+510+[.AD$2]*8" office:value-type="float" office:value="934">
            <text:p>934 kg</text:p>
          </table:table-cell>
          <table:table-cell table:style-name="ce19" table:formula="oooc:=[.$B253]*10+510+[.AE$2]*8" office:value-type="float" office:value="942">
            <text:p>942 kg</text:p>
          </table:table-cell>
          <table:table-cell table:style-name="ce19" table:formula="oooc:=[.$B253]*10+510+[.AF$2]*8" office:value-type="float" office:value="950">
            <text:p>9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style-name="ce19" table:formula="oooc:=[.$B254]*10+510+[.C$2]*8" office:value-type="float" office:value="728">
            <text:p>728 kg</text:p>
          </table:table-cell>
          <table:table-cell table:style-name="ce19" table:formula="oooc:=[.$B254]*10+510+[.D$2]*8" office:value-type="float" office:value="736">
            <text:p>736 kg</text:p>
          </table:table-cell>
          <table:table-cell table:style-name="ce19" table:formula="oooc:=[.$B254]*10+510+[.E$2]*8" office:value-type="float" office:value="744">
            <text:p>744 kg</text:p>
          </table:table-cell>
          <table:table-cell table:style-name="ce19" table:formula="oooc:=[.$B254]*10+510+[.F$2]*8" office:value-type="float" office:value="752">
            <text:p>752 kg</text:p>
          </table:table-cell>
          <table:table-cell table:style-name="ce19" table:formula="oooc:=[.$B254]*10+510+[.G$2]*8" office:value-type="float" office:value="760">
            <text:p>760 kg</text:p>
          </table:table-cell>
          <table:table-cell table:style-name="ce19" table:formula="oooc:=[.$B254]*10+510+[.H$2]*8" office:value-type="float" office:value="768">
            <text:p>768 kg</text:p>
          </table:table-cell>
          <table:table-cell table:style-name="ce19" table:formula="oooc:=[.$B254]*10+510+[.I$2]*8" office:value-type="float" office:value="776">
            <text:p>776 kg</text:p>
          </table:table-cell>
          <table:table-cell table:style-name="ce19" table:formula="oooc:=[.$B254]*10+510+[.J$2]*8" office:value-type="float" office:value="784">
            <text:p>784 kg</text:p>
          </table:table-cell>
          <table:table-cell table:style-name="ce19" table:formula="oooc:=[.$B254]*10+510+[.K$2]*8" office:value-type="float" office:value="792">
            <text:p>792 kg</text:p>
          </table:table-cell>
          <table:table-cell table:style-name="ce19" table:formula="oooc:=[.$B254]*10+510+[.L$2]*8" office:value-type="float" office:value="800">
            <text:p>800 kg</text:p>
          </table:table-cell>
          <table:table-cell table:style-name="ce19" table:formula="oooc:=[.$B254]*10+510+[.M$2]*8" office:value-type="float" office:value="808">
            <text:p>808 kg</text:p>
          </table:table-cell>
          <table:table-cell table:style-name="ce19" table:formula="oooc:=[.$B254]*10+510+[.N$2]*8" office:value-type="float" office:value="816">
            <text:p>816 kg</text:p>
          </table:table-cell>
          <table:table-cell table:style-name="ce19" table:formula="oooc:=[.$B254]*10+510+[.O$2]*8" office:value-type="float" office:value="824">
            <text:p>824 kg</text:p>
          </table:table-cell>
          <table:table-cell table:style-name="ce19" table:formula="oooc:=[.$B254]*10+510+[.P$2]*8" office:value-type="float" office:value="832">
            <text:p>832 kg</text:p>
          </table:table-cell>
          <table:table-cell table:style-name="ce19" table:formula="oooc:=[.$B254]*10+510+[.Q$2]*8" office:value-type="float" office:value="840">
            <text:p>840 kg</text:p>
          </table:table-cell>
          <table:table-cell table:style-name="ce19" table:formula="oooc:=[.$B254]*10+510+[.R$2]*8" office:value-type="float" office:value="848">
            <text:p>848 kg</text:p>
          </table:table-cell>
          <table:table-cell table:style-name="ce19" table:formula="oooc:=[.$B254]*10+510+[.S$2]*8" office:value-type="float" office:value="856">
            <text:p>856 kg</text:p>
          </table:table-cell>
          <table:table-cell table:style-name="ce19" table:formula="oooc:=[.$B254]*10+510+[.T$2]*8" office:value-type="float" office:value="864">
            <text:p>864 kg</text:p>
          </table:table-cell>
          <table:table-cell table:style-name="ce19" table:formula="oooc:=[.$B254]*10+510+[.U$2]*8" office:value-type="float" office:value="872">
            <text:p>872 kg</text:p>
          </table:table-cell>
          <table:table-cell table:style-name="ce19" table:formula="oooc:=[.$B254]*10+510+[.V$2]*8" office:value-type="float" office:value="880">
            <text:p>880 kg</text:p>
          </table:table-cell>
          <table:table-cell table:style-name="ce19" table:formula="oooc:=[.$B254]*10+510+[.W$2]*8" office:value-type="float" office:value="888">
            <text:p>888 kg</text:p>
          </table:table-cell>
          <table:table-cell table:style-name="ce19" table:formula="oooc:=[.$B254]*10+510+[.X$2]*8" office:value-type="float" office:value="896">
            <text:p>896 kg</text:p>
          </table:table-cell>
          <table:table-cell table:style-name="ce19" table:formula="oooc:=[.$B254]*10+510+[.Y$2]*8" office:value-type="float" office:value="904">
            <text:p>904 kg</text:p>
          </table:table-cell>
          <table:table-cell table:style-name="ce19" table:formula="oooc:=[.$B254]*10+510+[.Z$2]*8" office:value-type="float" office:value="912">
            <text:p>912 kg</text:p>
          </table:table-cell>
          <table:table-cell table:style-name="ce19" table:formula="oooc:=[.$B254]*10+510+[.AA$2]*8" office:value-type="float" office:value="920">
            <text:p>920 kg</text:p>
          </table:table-cell>
          <table:table-cell table:style-name="ce19" table:formula="oooc:=[.$B254]*10+510+[.AB$2]*8" office:value-type="float" office:value="928">
            <text:p>928 kg</text:p>
          </table:table-cell>
          <table:table-cell table:style-name="ce19" table:formula="oooc:=[.$B254]*10+510+[.AC$2]*8" office:value-type="float" office:value="936">
            <text:p>936 kg</text:p>
          </table:table-cell>
          <table:table-cell table:style-name="ce19" table:formula="oooc:=[.$B254]*10+510+[.AD$2]*8" office:value-type="float" office:value="944">
            <text:p>944 kg</text:p>
          </table:table-cell>
          <table:table-cell table:style-name="ce19" table:formula="oooc:=[.$B254]*10+510+[.AE$2]*8" office:value-type="float" office:value="952">
            <text:p>952 kg</text:p>
          </table:table-cell>
          <table:table-cell table:style-name="ce19" table:formula="oooc:=[.$B254]*10+510+[.AF$2]*8" office:value-type="float" office:value="960">
            <text:p>9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style-name="ce19" table:formula="oooc:=[.$B255]*10+510+[.C$2]*8" office:value-type="float" office:value="738">
            <text:p>738 kg</text:p>
          </table:table-cell>
          <table:table-cell table:style-name="ce19" table:formula="oooc:=[.$B255]*10+510+[.D$2]*8" office:value-type="float" office:value="746">
            <text:p>746 kg</text:p>
          </table:table-cell>
          <table:table-cell table:style-name="ce19" table:formula="oooc:=[.$B255]*10+510+[.E$2]*8" office:value-type="float" office:value="754">
            <text:p>754 kg</text:p>
          </table:table-cell>
          <table:table-cell table:style-name="ce19" table:formula="oooc:=[.$B255]*10+510+[.F$2]*8" office:value-type="float" office:value="762">
            <text:p>762 kg</text:p>
          </table:table-cell>
          <table:table-cell table:style-name="ce19" table:formula="oooc:=[.$B255]*10+510+[.G$2]*8" office:value-type="float" office:value="770">
            <text:p>770 kg</text:p>
          </table:table-cell>
          <table:table-cell table:style-name="ce19" table:formula="oooc:=[.$B255]*10+510+[.H$2]*8" office:value-type="float" office:value="778">
            <text:p>778 kg</text:p>
          </table:table-cell>
          <table:table-cell table:style-name="ce19" table:formula="oooc:=[.$B255]*10+510+[.I$2]*8" office:value-type="float" office:value="786">
            <text:p>786 kg</text:p>
          </table:table-cell>
          <table:table-cell table:style-name="ce19" table:formula="oooc:=[.$B255]*10+510+[.J$2]*8" office:value-type="float" office:value="794">
            <text:p>794 kg</text:p>
          </table:table-cell>
          <table:table-cell table:style-name="ce19" table:formula="oooc:=[.$B255]*10+510+[.K$2]*8" office:value-type="float" office:value="802">
            <text:p>802 kg</text:p>
          </table:table-cell>
          <table:table-cell table:style-name="ce19" table:formula="oooc:=[.$B255]*10+510+[.L$2]*8" office:value-type="float" office:value="810">
            <text:p>810 kg</text:p>
          </table:table-cell>
          <table:table-cell table:style-name="ce19" table:formula="oooc:=[.$B255]*10+510+[.M$2]*8" office:value-type="float" office:value="818">
            <text:p>818 kg</text:p>
          </table:table-cell>
          <table:table-cell table:style-name="ce19" table:formula="oooc:=[.$B255]*10+510+[.N$2]*8" office:value-type="float" office:value="826">
            <text:p>826 kg</text:p>
          </table:table-cell>
          <table:table-cell table:style-name="ce19" table:formula="oooc:=[.$B255]*10+510+[.O$2]*8" office:value-type="float" office:value="834">
            <text:p>834 kg</text:p>
          </table:table-cell>
          <table:table-cell table:style-name="ce19" table:formula="oooc:=[.$B255]*10+510+[.P$2]*8" office:value-type="float" office:value="842">
            <text:p>842 kg</text:p>
          </table:table-cell>
          <table:table-cell table:style-name="ce19" table:formula="oooc:=[.$B255]*10+510+[.Q$2]*8" office:value-type="float" office:value="850">
            <text:p>850 kg</text:p>
          </table:table-cell>
          <table:table-cell table:style-name="ce19" table:formula="oooc:=[.$B255]*10+510+[.R$2]*8" office:value-type="float" office:value="858">
            <text:p>858 kg</text:p>
          </table:table-cell>
          <table:table-cell table:style-name="ce19" table:formula="oooc:=[.$B255]*10+510+[.S$2]*8" office:value-type="float" office:value="866">
            <text:p>866 kg</text:p>
          </table:table-cell>
          <table:table-cell table:style-name="ce19" table:formula="oooc:=[.$B255]*10+510+[.T$2]*8" office:value-type="float" office:value="874">
            <text:p>874 kg</text:p>
          </table:table-cell>
          <table:table-cell table:style-name="ce19" table:formula="oooc:=[.$B255]*10+510+[.U$2]*8" office:value-type="float" office:value="882">
            <text:p>882 kg</text:p>
          </table:table-cell>
          <table:table-cell table:style-name="ce19" table:formula="oooc:=[.$B255]*10+510+[.V$2]*8" office:value-type="float" office:value="890">
            <text:p>890 kg</text:p>
          </table:table-cell>
          <table:table-cell table:style-name="ce19" table:formula="oooc:=[.$B255]*10+510+[.W$2]*8" office:value-type="float" office:value="898">
            <text:p>898 kg</text:p>
          </table:table-cell>
          <table:table-cell table:style-name="ce19" table:formula="oooc:=[.$B255]*10+510+[.X$2]*8" office:value-type="float" office:value="906">
            <text:p>906 kg</text:p>
          </table:table-cell>
          <table:table-cell table:style-name="ce19" table:formula="oooc:=[.$B255]*10+510+[.Y$2]*8" office:value-type="float" office:value="914">
            <text:p>914 kg</text:p>
          </table:table-cell>
          <table:table-cell table:style-name="ce19" table:formula="oooc:=[.$B255]*10+510+[.Z$2]*8" office:value-type="float" office:value="922">
            <text:p>922 kg</text:p>
          </table:table-cell>
          <table:table-cell table:style-name="ce19" table:formula="oooc:=[.$B255]*10+510+[.AA$2]*8" office:value-type="float" office:value="930">
            <text:p>930 kg</text:p>
          </table:table-cell>
          <table:table-cell table:style-name="ce19" table:formula="oooc:=[.$B255]*10+510+[.AB$2]*8" office:value-type="float" office:value="938">
            <text:p>938 kg</text:p>
          </table:table-cell>
          <table:table-cell table:style-name="ce19" table:formula="oooc:=[.$B255]*10+510+[.AC$2]*8" office:value-type="float" office:value="946">
            <text:p>946 kg</text:p>
          </table:table-cell>
          <table:table-cell table:style-name="ce19" table:formula="oooc:=[.$B255]*10+510+[.AD$2]*8" office:value-type="float" office:value="954">
            <text:p>954 kg</text:p>
          </table:table-cell>
          <table:table-cell table:style-name="ce19" table:formula="oooc:=[.$B255]*10+510+[.AE$2]*8" office:value-type="float" office:value="962">
            <text:p>962 kg</text:p>
          </table:table-cell>
          <table:table-cell table:style-name="ce19" table:formula="oooc:=[.$B255]*10+510+[.AF$2]*8" office:value-type="float" office:value="970">
            <text:p>9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style-name="ce19" table:formula="oooc:=[.$B256]*10+510+[.C$2]*8" office:value-type="float" office:value="748">
            <text:p>748 kg</text:p>
          </table:table-cell>
          <table:table-cell table:style-name="ce19" table:formula="oooc:=[.$B256]*10+510+[.D$2]*8" office:value-type="float" office:value="756">
            <text:p>756 kg</text:p>
          </table:table-cell>
          <table:table-cell table:style-name="ce19" table:formula="oooc:=[.$B256]*10+510+[.E$2]*8" office:value-type="float" office:value="764">
            <text:p>764 kg</text:p>
          </table:table-cell>
          <table:table-cell table:style-name="ce19" table:formula="oooc:=[.$B256]*10+510+[.F$2]*8" office:value-type="float" office:value="772">
            <text:p>772 kg</text:p>
          </table:table-cell>
          <table:table-cell table:style-name="ce19" table:formula="oooc:=[.$B256]*10+510+[.G$2]*8" office:value-type="float" office:value="780">
            <text:p>780 kg</text:p>
          </table:table-cell>
          <table:table-cell table:style-name="ce19" table:formula="oooc:=[.$B256]*10+510+[.H$2]*8" office:value-type="float" office:value="788">
            <text:p>788 kg</text:p>
          </table:table-cell>
          <table:table-cell table:style-name="ce19" table:formula="oooc:=[.$B256]*10+510+[.I$2]*8" office:value-type="float" office:value="796">
            <text:p>796 kg</text:p>
          </table:table-cell>
          <table:table-cell table:style-name="ce19" table:formula="oooc:=[.$B256]*10+510+[.J$2]*8" office:value-type="float" office:value="804">
            <text:p>804 kg</text:p>
          </table:table-cell>
          <table:table-cell table:style-name="ce19" table:formula="oooc:=[.$B256]*10+510+[.K$2]*8" office:value-type="float" office:value="812">
            <text:p>812 kg</text:p>
          </table:table-cell>
          <table:table-cell table:style-name="ce19" table:formula="oooc:=[.$B256]*10+510+[.L$2]*8" office:value-type="float" office:value="820">
            <text:p>820 kg</text:p>
          </table:table-cell>
          <table:table-cell table:style-name="ce19" table:formula="oooc:=[.$B256]*10+510+[.M$2]*8" office:value-type="float" office:value="828">
            <text:p>828 kg</text:p>
          </table:table-cell>
          <table:table-cell table:style-name="ce19" table:formula="oooc:=[.$B256]*10+510+[.N$2]*8" office:value-type="float" office:value="836">
            <text:p>836 kg</text:p>
          </table:table-cell>
          <table:table-cell table:style-name="ce19" table:formula="oooc:=[.$B256]*10+510+[.O$2]*8" office:value-type="float" office:value="844">
            <text:p>844 kg</text:p>
          </table:table-cell>
          <table:table-cell table:style-name="ce19" table:formula="oooc:=[.$B256]*10+510+[.P$2]*8" office:value-type="float" office:value="852">
            <text:p>852 kg</text:p>
          </table:table-cell>
          <table:table-cell table:style-name="ce19" table:formula="oooc:=[.$B256]*10+510+[.Q$2]*8" office:value-type="float" office:value="860">
            <text:p>860 kg</text:p>
          </table:table-cell>
          <table:table-cell table:style-name="ce19" table:formula="oooc:=[.$B256]*10+510+[.R$2]*8" office:value-type="float" office:value="868">
            <text:p>868 kg</text:p>
          </table:table-cell>
          <table:table-cell table:style-name="ce19" table:formula="oooc:=[.$B256]*10+510+[.S$2]*8" office:value-type="float" office:value="876">
            <text:p>876 kg</text:p>
          </table:table-cell>
          <table:table-cell table:style-name="ce19" table:formula="oooc:=[.$B256]*10+510+[.T$2]*8" office:value-type="float" office:value="884">
            <text:p>884 kg</text:p>
          </table:table-cell>
          <table:table-cell table:style-name="ce19" table:formula="oooc:=[.$B256]*10+510+[.U$2]*8" office:value-type="float" office:value="892">
            <text:p>892 kg</text:p>
          </table:table-cell>
          <table:table-cell table:style-name="ce19" table:formula="oooc:=[.$B256]*10+510+[.V$2]*8" office:value-type="float" office:value="900">
            <text:p>900 kg</text:p>
          </table:table-cell>
          <table:table-cell table:style-name="ce19" table:formula="oooc:=[.$B256]*10+510+[.W$2]*8" office:value-type="float" office:value="908">
            <text:p>908 kg</text:p>
          </table:table-cell>
          <table:table-cell table:style-name="ce19" table:formula="oooc:=[.$B256]*10+510+[.X$2]*8" office:value-type="float" office:value="916">
            <text:p>916 kg</text:p>
          </table:table-cell>
          <table:table-cell table:style-name="ce19" table:formula="oooc:=[.$B256]*10+510+[.Y$2]*8" office:value-type="float" office:value="924">
            <text:p>924 kg</text:p>
          </table:table-cell>
          <table:table-cell table:style-name="ce19" table:formula="oooc:=[.$B256]*10+510+[.Z$2]*8" office:value-type="float" office:value="932">
            <text:p>932 kg</text:p>
          </table:table-cell>
          <table:table-cell table:style-name="ce19" table:formula="oooc:=[.$B256]*10+510+[.AA$2]*8" office:value-type="float" office:value="940">
            <text:p>940 kg</text:p>
          </table:table-cell>
          <table:table-cell table:style-name="ce19" table:formula="oooc:=[.$B256]*10+510+[.AB$2]*8" office:value-type="float" office:value="948">
            <text:p>948 kg</text:p>
          </table:table-cell>
          <table:table-cell table:style-name="ce19" table:formula="oooc:=[.$B256]*10+510+[.AC$2]*8" office:value-type="float" office:value="956">
            <text:p>956 kg</text:p>
          </table:table-cell>
          <table:table-cell table:style-name="ce19" table:formula="oooc:=[.$B256]*10+510+[.AD$2]*8" office:value-type="float" office:value="964">
            <text:p>964 kg</text:p>
          </table:table-cell>
          <table:table-cell table:style-name="ce19" table:formula="oooc:=[.$B256]*10+510+[.AE$2]*8" office:value-type="float" office:value="972">
            <text:p>972 kg</text:p>
          </table:table-cell>
          <table:table-cell table:style-name="ce19" table:formula="oooc:=[.$B256]*10+510+[.AF$2]*8" office:value-type="float" office:value="980">
            <text:p>9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style-name="ce19" table:formula="oooc:=[.$B257]*10+510+[.C$2]*8" office:value-type="float" office:value="758">
            <text:p>758 kg</text:p>
          </table:table-cell>
          <table:table-cell table:style-name="ce19" table:formula="oooc:=[.$B257]*10+510+[.D$2]*8" office:value-type="float" office:value="766">
            <text:p>766 kg</text:p>
          </table:table-cell>
          <table:table-cell table:style-name="ce19" table:formula="oooc:=[.$B257]*10+510+[.E$2]*8" office:value-type="float" office:value="774">
            <text:p>774 kg</text:p>
          </table:table-cell>
          <table:table-cell table:style-name="ce19" table:formula="oooc:=[.$B257]*10+510+[.F$2]*8" office:value-type="float" office:value="782">
            <text:p>782 kg</text:p>
          </table:table-cell>
          <table:table-cell table:style-name="ce19" table:formula="oooc:=[.$B257]*10+510+[.G$2]*8" office:value-type="float" office:value="790">
            <text:p>790 kg</text:p>
          </table:table-cell>
          <table:table-cell table:style-name="ce19" table:formula="oooc:=[.$B257]*10+510+[.H$2]*8" office:value-type="float" office:value="798">
            <text:p>798 kg</text:p>
          </table:table-cell>
          <table:table-cell table:style-name="ce19" table:formula="oooc:=[.$B257]*10+510+[.I$2]*8" office:value-type="float" office:value="806">
            <text:p>806 kg</text:p>
          </table:table-cell>
          <table:table-cell table:style-name="ce19" table:formula="oooc:=[.$B257]*10+510+[.J$2]*8" office:value-type="float" office:value="814">
            <text:p>814 kg</text:p>
          </table:table-cell>
          <table:table-cell table:style-name="ce19" table:formula="oooc:=[.$B257]*10+510+[.K$2]*8" office:value-type="float" office:value="822">
            <text:p>822 kg</text:p>
          </table:table-cell>
          <table:table-cell table:style-name="ce19" table:formula="oooc:=[.$B257]*10+510+[.L$2]*8" office:value-type="float" office:value="830">
            <text:p>830 kg</text:p>
          </table:table-cell>
          <table:table-cell table:style-name="ce19" table:formula="oooc:=[.$B257]*10+510+[.M$2]*8" office:value-type="float" office:value="838">
            <text:p>838 kg</text:p>
          </table:table-cell>
          <table:table-cell table:style-name="ce19" table:formula="oooc:=[.$B257]*10+510+[.N$2]*8" office:value-type="float" office:value="846">
            <text:p>846 kg</text:p>
          </table:table-cell>
          <table:table-cell table:style-name="ce19" table:formula="oooc:=[.$B257]*10+510+[.O$2]*8" office:value-type="float" office:value="854">
            <text:p>854 kg</text:p>
          </table:table-cell>
          <table:table-cell table:style-name="ce19" table:formula="oooc:=[.$B257]*10+510+[.P$2]*8" office:value-type="float" office:value="862">
            <text:p>862 kg</text:p>
          </table:table-cell>
          <table:table-cell table:style-name="ce19" table:formula="oooc:=[.$B257]*10+510+[.Q$2]*8" office:value-type="float" office:value="870">
            <text:p>870 kg</text:p>
          </table:table-cell>
          <table:table-cell table:style-name="ce19" table:formula="oooc:=[.$B257]*10+510+[.R$2]*8" office:value-type="float" office:value="878">
            <text:p>878 kg</text:p>
          </table:table-cell>
          <table:table-cell table:style-name="ce19" table:formula="oooc:=[.$B257]*10+510+[.S$2]*8" office:value-type="float" office:value="886">
            <text:p>886 kg</text:p>
          </table:table-cell>
          <table:table-cell table:style-name="ce19" table:formula="oooc:=[.$B257]*10+510+[.T$2]*8" office:value-type="float" office:value="894">
            <text:p>894 kg</text:p>
          </table:table-cell>
          <table:table-cell table:style-name="ce19" table:formula="oooc:=[.$B257]*10+510+[.U$2]*8" office:value-type="float" office:value="902">
            <text:p>902 kg</text:p>
          </table:table-cell>
          <table:table-cell table:style-name="ce19" table:formula="oooc:=[.$B257]*10+510+[.V$2]*8" office:value-type="float" office:value="910">
            <text:p>910 kg</text:p>
          </table:table-cell>
          <table:table-cell table:style-name="ce19" table:formula="oooc:=[.$B257]*10+510+[.W$2]*8" office:value-type="float" office:value="918">
            <text:p>918 kg</text:p>
          </table:table-cell>
          <table:table-cell table:style-name="ce19" table:formula="oooc:=[.$B257]*10+510+[.X$2]*8" office:value-type="float" office:value="926">
            <text:p>926 kg</text:p>
          </table:table-cell>
          <table:table-cell table:style-name="ce19" table:formula="oooc:=[.$B257]*10+510+[.Y$2]*8" office:value-type="float" office:value="934">
            <text:p>934 kg</text:p>
          </table:table-cell>
          <table:table-cell table:style-name="ce19" table:formula="oooc:=[.$B257]*10+510+[.Z$2]*8" office:value-type="float" office:value="942">
            <text:p>942 kg</text:p>
          </table:table-cell>
          <table:table-cell table:style-name="ce19" table:formula="oooc:=[.$B257]*10+510+[.AA$2]*8" office:value-type="float" office:value="950">
            <text:p>950 kg</text:p>
          </table:table-cell>
          <table:table-cell table:style-name="ce19" table:formula="oooc:=[.$B257]*10+510+[.AB$2]*8" office:value-type="float" office:value="958">
            <text:p>958 kg</text:p>
          </table:table-cell>
          <table:table-cell table:style-name="ce19" table:formula="oooc:=[.$B257]*10+510+[.AC$2]*8" office:value-type="float" office:value="966">
            <text:p>966 kg</text:p>
          </table:table-cell>
          <table:table-cell table:style-name="ce19" table:formula="oooc:=[.$B257]*10+510+[.AD$2]*8" office:value-type="float" office:value="974">
            <text:p>974 kg</text:p>
          </table:table-cell>
          <table:table-cell table:style-name="ce19" table:formula="oooc:=[.$B257]*10+510+[.AE$2]*8" office:value-type="float" office:value="982">
            <text:p>982 kg</text:p>
          </table:table-cell>
          <table:table-cell table:style-name="ce19" table:formula="oooc:=[.$B257]*10+510+[.AF$2]*8" office:value-type="float" office:value="990">
            <text:p>9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style-name="ce19" table:formula="oooc:=[.$B258]*10+510+[.C$2]*8" office:value-type="float" office:value="768">
            <text:p>768 kg</text:p>
          </table:table-cell>
          <table:table-cell table:style-name="ce19" table:formula="oooc:=[.$B258]*10+510+[.D$2]*8" office:value-type="float" office:value="776">
            <text:p>776 kg</text:p>
          </table:table-cell>
          <table:table-cell table:style-name="ce19" table:formula="oooc:=[.$B258]*10+510+[.E$2]*8" office:value-type="float" office:value="784">
            <text:p>784 kg</text:p>
          </table:table-cell>
          <table:table-cell table:style-name="ce19" table:formula="oooc:=[.$B258]*10+510+[.F$2]*8" office:value-type="float" office:value="792">
            <text:p>792 kg</text:p>
          </table:table-cell>
          <table:table-cell table:style-name="ce19" table:formula="oooc:=[.$B258]*10+510+[.G$2]*8" office:value-type="float" office:value="800">
            <text:p>800 kg</text:p>
          </table:table-cell>
          <table:table-cell table:style-name="ce19" table:formula="oooc:=[.$B258]*10+510+[.H$2]*8" office:value-type="float" office:value="808">
            <text:p>808 kg</text:p>
          </table:table-cell>
          <table:table-cell table:style-name="ce19" table:formula="oooc:=[.$B258]*10+510+[.I$2]*8" office:value-type="float" office:value="816">
            <text:p>816 kg</text:p>
          </table:table-cell>
          <table:table-cell table:style-name="ce19" table:formula="oooc:=[.$B258]*10+510+[.J$2]*8" office:value-type="float" office:value="824">
            <text:p>824 kg</text:p>
          </table:table-cell>
          <table:table-cell table:style-name="ce19" table:formula="oooc:=[.$B258]*10+510+[.K$2]*8" office:value-type="float" office:value="832">
            <text:p>832 kg</text:p>
          </table:table-cell>
          <table:table-cell table:style-name="ce19" table:formula="oooc:=[.$B258]*10+510+[.L$2]*8" office:value-type="float" office:value="840">
            <text:p>840 kg</text:p>
          </table:table-cell>
          <table:table-cell table:style-name="ce19" table:formula="oooc:=[.$B258]*10+510+[.M$2]*8" office:value-type="float" office:value="848">
            <text:p>848 kg</text:p>
          </table:table-cell>
          <table:table-cell table:style-name="ce19" table:formula="oooc:=[.$B258]*10+510+[.N$2]*8" office:value-type="float" office:value="856">
            <text:p>856 kg</text:p>
          </table:table-cell>
          <table:table-cell table:style-name="ce19" table:formula="oooc:=[.$B258]*10+510+[.O$2]*8" office:value-type="float" office:value="864">
            <text:p>864 kg</text:p>
          </table:table-cell>
          <table:table-cell table:style-name="ce19" table:formula="oooc:=[.$B258]*10+510+[.P$2]*8" office:value-type="float" office:value="872">
            <text:p>872 kg</text:p>
          </table:table-cell>
          <table:table-cell table:style-name="ce19" table:formula="oooc:=[.$B258]*10+510+[.Q$2]*8" office:value-type="float" office:value="880">
            <text:p>880 kg</text:p>
          </table:table-cell>
          <table:table-cell table:style-name="ce19" table:formula="oooc:=[.$B258]*10+510+[.R$2]*8" office:value-type="float" office:value="888">
            <text:p>888 kg</text:p>
          </table:table-cell>
          <table:table-cell table:style-name="ce19" table:formula="oooc:=[.$B258]*10+510+[.S$2]*8" office:value-type="float" office:value="896">
            <text:p>896 kg</text:p>
          </table:table-cell>
          <table:table-cell table:style-name="ce19" table:formula="oooc:=[.$B258]*10+510+[.T$2]*8" office:value-type="float" office:value="904">
            <text:p>904 kg</text:p>
          </table:table-cell>
          <table:table-cell table:style-name="ce19" table:formula="oooc:=[.$B258]*10+510+[.U$2]*8" office:value-type="float" office:value="912">
            <text:p>912 kg</text:p>
          </table:table-cell>
          <table:table-cell table:style-name="ce19" table:formula="oooc:=[.$B258]*10+510+[.V$2]*8" office:value-type="float" office:value="920">
            <text:p>920 kg</text:p>
          </table:table-cell>
          <table:table-cell table:style-name="ce19" table:formula="oooc:=[.$B258]*10+510+[.W$2]*8" office:value-type="float" office:value="928">
            <text:p>928 kg</text:p>
          </table:table-cell>
          <table:table-cell table:style-name="ce19" table:formula="oooc:=[.$B258]*10+510+[.X$2]*8" office:value-type="float" office:value="936">
            <text:p>936 kg</text:p>
          </table:table-cell>
          <table:table-cell table:style-name="ce19" table:formula="oooc:=[.$B258]*10+510+[.Y$2]*8" office:value-type="float" office:value="944">
            <text:p>944 kg</text:p>
          </table:table-cell>
          <table:table-cell table:style-name="ce19" table:formula="oooc:=[.$B258]*10+510+[.Z$2]*8" office:value-type="float" office:value="952">
            <text:p>952 kg</text:p>
          </table:table-cell>
          <table:table-cell table:style-name="ce19" table:formula="oooc:=[.$B258]*10+510+[.AA$2]*8" office:value-type="float" office:value="960">
            <text:p>960 kg</text:p>
          </table:table-cell>
          <table:table-cell table:style-name="ce19" table:formula="oooc:=[.$B258]*10+510+[.AB$2]*8" office:value-type="float" office:value="968">
            <text:p>968 kg</text:p>
          </table:table-cell>
          <table:table-cell table:style-name="ce19" table:formula="oooc:=[.$B258]*10+510+[.AC$2]*8" office:value-type="float" office:value="976">
            <text:p>976 kg</text:p>
          </table:table-cell>
          <table:table-cell table:style-name="ce19" table:formula="oooc:=[.$B258]*10+510+[.AD$2]*8" office:value-type="float" office:value="984">
            <text:p>984 kg</text:p>
          </table:table-cell>
          <table:table-cell table:style-name="ce19" table:formula="oooc:=[.$B258]*10+510+[.AE$2]*8" office:value-type="float" office:value="992">
            <text:p>992 kg</text:p>
          </table:table-cell>
          <table:table-cell table:style-name="ce19" table:formula="oooc:=[.$B258]*10+510+[.AF$2]*8" office:value-type="float" office:value="1000">
            <text:p>10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6">
            <text:p>26</text:p>
          </table:table-cell>
          <table:table-cell table:style-name="ce19" table:formula="oooc:=[.$B259]*10+510+[.C$2]*8" office:value-type="float" office:value="778">
            <text:p>778 kg</text:p>
          </table:table-cell>
          <table:table-cell table:style-name="ce19" table:formula="oooc:=[.$B259]*10+510+[.D$2]*8" office:value-type="float" office:value="786">
            <text:p>786 kg</text:p>
          </table:table-cell>
          <table:table-cell table:style-name="ce19" table:formula="oooc:=[.$B259]*10+510+[.E$2]*8" office:value-type="float" office:value="794">
            <text:p>794 kg</text:p>
          </table:table-cell>
          <table:table-cell table:style-name="ce19" table:formula="oooc:=[.$B259]*10+510+[.F$2]*8" office:value-type="float" office:value="802">
            <text:p>802 kg</text:p>
          </table:table-cell>
          <table:table-cell table:style-name="ce19" table:formula="oooc:=[.$B259]*10+510+[.G$2]*8" office:value-type="float" office:value="810">
            <text:p>810 kg</text:p>
          </table:table-cell>
          <table:table-cell table:style-name="ce19" table:formula="oooc:=[.$B259]*10+510+[.H$2]*8" office:value-type="float" office:value="818">
            <text:p>818 kg</text:p>
          </table:table-cell>
          <table:table-cell table:style-name="ce19" table:formula="oooc:=[.$B259]*10+510+[.I$2]*8" office:value-type="float" office:value="826">
            <text:p>826 kg</text:p>
          </table:table-cell>
          <table:table-cell table:style-name="ce19" table:formula="oooc:=[.$B259]*10+510+[.J$2]*8" office:value-type="float" office:value="834">
            <text:p>834 kg</text:p>
          </table:table-cell>
          <table:table-cell table:style-name="ce19" table:formula="oooc:=[.$B259]*10+510+[.K$2]*8" office:value-type="float" office:value="842">
            <text:p>842 kg</text:p>
          </table:table-cell>
          <table:table-cell table:style-name="ce19" table:formula="oooc:=[.$B259]*10+510+[.L$2]*8" office:value-type="float" office:value="850">
            <text:p>850 kg</text:p>
          </table:table-cell>
          <table:table-cell table:style-name="ce19" table:formula="oooc:=[.$B259]*10+510+[.M$2]*8" office:value-type="float" office:value="858">
            <text:p>858 kg</text:p>
          </table:table-cell>
          <table:table-cell table:style-name="ce19" table:formula="oooc:=[.$B259]*10+510+[.N$2]*8" office:value-type="float" office:value="866">
            <text:p>866 kg</text:p>
          </table:table-cell>
          <table:table-cell table:style-name="ce19" table:formula="oooc:=[.$B259]*10+510+[.O$2]*8" office:value-type="float" office:value="874">
            <text:p>874 kg</text:p>
          </table:table-cell>
          <table:table-cell table:style-name="ce19" table:formula="oooc:=[.$B259]*10+510+[.P$2]*8" office:value-type="float" office:value="882">
            <text:p>882 kg</text:p>
          </table:table-cell>
          <table:table-cell table:style-name="ce19" table:formula="oooc:=[.$B259]*10+510+[.Q$2]*8" office:value-type="float" office:value="890">
            <text:p>890 kg</text:p>
          </table:table-cell>
          <table:table-cell table:style-name="ce19" table:formula="oooc:=[.$B259]*10+510+[.R$2]*8" office:value-type="float" office:value="898">
            <text:p>898 kg</text:p>
          </table:table-cell>
          <table:table-cell table:style-name="ce19" table:formula="oooc:=[.$B259]*10+510+[.S$2]*8" office:value-type="float" office:value="906">
            <text:p>906 kg</text:p>
          </table:table-cell>
          <table:table-cell table:style-name="ce19" table:formula="oooc:=[.$B259]*10+510+[.T$2]*8" office:value-type="float" office:value="914">
            <text:p>914 kg</text:p>
          </table:table-cell>
          <table:table-cell table:style-name="ce19" table:formula="oooc:=[.$B259]*10+510+[.U$2]*8" office:value-type="float" office:value="922">
            <text:p>922 kg</text:p>
          </table:table-cell>
          <table:table-cell table:style-name="ce19" table:formula="oooc:=[.$B259]*10+510+[.V$2]*8" office:value-type="float" office:value="930">
            <text:p>930 kg</text:p>
          </table:table-cell>
          <table:table-cell table:style-name="ce19" table:formula="oooc:=[.$B259]*10+510+[.W$2]*8" office:value-type="float" office:value="938">
            <text:p>938 kg</text:p>
          </table:table-cell>
          <table:table-cell table:style-name="ce19" table:formula="oooc:=[.$B259]*10+510+[.X$2]*8" office:value-type="float" office:value="946">
            <text:p>946 kg</text:p>
          </table:table-cell>
          <table:table-cell table:style-name="ce19" table:formula="oooc:=[.$B259]*10+510+[.Y$2]*8" office:value-type="float" office:value="954">
            <text:p>954 kg</text:p>
          </table:table-cell>
          <table:table-cell table:style-name="ce19" table:formula="oooc:=[.$B259]*10+510+[.Z$2]*8" office:value-type="float" office:value="962">
            <text:p>962 kg</text:p>
          </table:table-cell>
          <table:table-cell table:style-name="ce19" table:formula="oooc:=[.$B259]*10+510+[.AA$2]*8" office:value-type="float" office:value="970">
            <text:p>970 kg</text:p>
          </table:table-cell>
          <table:table-cell table:style-name="ce19" table:formula="oooc:=[.$B259]*10+510+[.AB$2]*8" office:value-type="float" office:value="978">
            <text:p>978 kg</text:p>
          </table:table-cell>
          <table:table-cell table:style-name="ce19" table:formula="oooc:=[.$B259]*10+510+[.AC$2]*8" office:value-type="float" office:value="986">
            <text:p>986 kg</text:p>
          </table:table-cell>
          <table:table-cell table:style-name="ce19" table:formula="oooc:=[.$B259]*10+510+[.AD$2]*8" office:value-type="float" office:value="994">
            <text:p>994 kg</text:p>
          </table:table-cell>
          <table:table-cell table:style-name="ce19" table:formula="oooc:=[.$B259]*10+510+[.AE$2]*8" office:value-type="float" office:value="1002">
            <text:p>1002 kg</text:p>
          </table:table-cell>
          <table:table-cell table:style-name="ce19" table:formula="oooc:=[.$B259]*10+510+[.AF$2]*8" office:value-type="float" office:value="1010">
            <text:p>10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7">
            <text:p>27</text:p>
          </table:table-cell>
          <table:table-cell table:style-name="ce19" table:formula="oooc:=[.$B260]*10+510+[.C$2]*8" office:value-type="float" office:value="788">
            <text:p>788 kg</text:p>
          </table:table-cell>
          <table:table-cell table:style-name="ce19" table:formula="oooc:=[.$B260]*10+510+[.D$2]*8" office:value-type="float" office:value="796">
            <text:p>796 kg</text:p>
          </table:table-cell>
          <table:table-cell table:style-name="ce19" table:formula="oooc:=[.$B260]*10+510+[.E$2]*8" office:value-type="float" office:value="804">
            <text:p>804 kg</text:p>
          </table:table-cell>
          <table:table-cell table:style-name="ce19" table:formula="oooc:=[.$B260]*10+510+[.F$2]*8" office:value-type="float" office:value="812">
            <text:p>812 kg</text:p>
          </table:table-cell>
          <table:table-cell table:style-name="ce19" table:formula="oooc:=[.$B260]*10+510+[.G$2]*8" office:value-type="float" office:value="820">
            <text:p>820 kg</text:p>
          </table:table-cell>
          <table:table-cell table:style-name="ce19" table:formula="oooc:=[.$B260]*10+510+[.H$2]*8" office:value-type="float" office:value="828">
            <text:p>828 kg</text:p>
          </table:table-cell>
          <table:table-cell table:style-name="ce19" table:formula="oooc:=[.$B260]*10+510+[.I$2]*8" office:value-type="float" office:value="836">
            <text:p>836 kg</text:p>
          </table:table-cell>
          <table:table-cell table:style-name="ce19" table:formula="oooc:=[.$B260]*10+510+[.J$2]*8" office:value-type="float" office:value="844">
            <text:p>844 kg</text:p>
          </table:table-cell>
          <table:table-cell table:style-name="ce19" table:formula="oooc:=[.$B260]*10+510+[.K$2]*8" office:value-type="float" office:value="852">
            <text:p>852 kg</text:p>
          </table:table-cell>
          <table:table-cell table:style-name="ce19" table:formula="oooc:=[.$B260]*10+510+[.L$2]*8" office:value-type="float" office:value="860">
            <text:p>860 kg</text:p>
          </table:table-cell>
          <table:table-cell table:style-name="ce19" table:formula="oooc:=[.$B260]*10+510+[.M$2]*8" office:value-type="float" office:value="868">
            <text:p>868 kg</text:p>
          </table:table-cell>
          <table:table-cell table:style-name="ce19" table:formula="oooc:=[.$B260]*10+510+[.N$2]*8" office:value-type="float" office:value="876">
            <text:p>876 kg</text:p>
          </table:table-cell>
          <table:table-cell table:style-name="ce19" table:formula="oooc:=[.$B260]*10+510+[.O$2]*8" office:value-type="float" office:value="884">
            <text:p>884 kg</text:p>
          </table:table-cell>
          <table:table-cell table:style-name="ce19" table:formula="oooc:=[.$B260]*10+510+[.P$2]*8" office:value-type="float" office:value="892">
            <text:p>892 kg</text:p>
          </table:table-cell>
          <table:table-cell table:style-name="ce19" table:formula="oooc:=[.$B260]*10+510+[.Q$2]*8" office:value-type="float" office:value="900">
            <text:p>900 kg</text:p>
          </table:table-cell>
          <table:table-cell table:style-name="ce19" table:formula="oooc:=[.$B260]*10+510+[.R$2]*8" office:value-type="float" office:value="908">
            <text:p>908 kg</text:p>
          </table:table-cell>
          <table:table-cell table:style-name="ce19" table:formula="oooc:=[.$B260]*10+510+[.S$2]*8" office:value-type="float" office:value="916">
            <text:p>916 kg</text:p>
          </table:table-cell>
          <table:table-cell table:style-name="ce19" table:formula="oooc:=[.$B260]*10+510+[.T$2]*8" office:value-type="float" office:value="924">
            <text:p>924 kg</text:p>
          </table:table-cell>
          <table:table-cell table:style-name="ce19" table:formula="oooc:=[.$B260]*10+510+[.U$2]*8" office:value-type="float" office:value="932">
            <text:p>932 kg</text:p>
          </table:table-cell>
          <table:table-cell table:style-name="ce19" table:formula="oooc:=[.$B260]*10+510+[.V$2]*8" office:value-type="float" office:value="940">
            <text:p>940 kg</text:p>
          </table:table-cell>
          <table:table-cell table:style-name="ce19" table:formula="oooc:=[.$B260]*10+510+[.W$2]*8" office:value-type="float" office:value="948">
            <text:p>948 kg</text:p>
          </table:table-cell>
          <table:table-cell table:style-name="ce19" table:formula="oooc:=[.$B260]*10+510+[.X$2]*8" office:value-type="float" office:value="956">
            <text:p>956 kg</text:p>
          </table:table-cell>
          <table:table-cell table:style-name="ce19" table:formula="oooc:=[.$B260]*10+510+[.Y$2]*8" office:value-type="float" office:value="964">
            <text:p>964 kg</text:p>
          </table:table-cell>
          <table:table-cell table:style-name="ce19" table:formula="oooc:=[.$B260]*10+510+[.Z$2]*8" office:value-type="float" office:value="972">
            <text:p>972 kg</text:p>
          </table:table-cell>
          <table:table-cell table:style-name="ce19" table:formula="oooc:=[.$B260]*10+510+[.AA$2]*8" office:value-type="float" office:value="980">
            <text:p>980 kg</text:p>
          </table:table-cell>
          <table:table-cell table:style-name="ce19" table:formula="oooc:=[.$B260]*10+510+[.AB$2]*8" office:value-type="float" office:value="988">
            <text:p>988 kg</text:p>
          </table:table-cell>
          <table:table-cell table:style-name="ce19" table:formula="oooc:=[.$B260]*10+510+[.AC$2]*8" office:value-type="float" office:value="996">
            <text:p>996 kg</text:p>
          </table:table-cell>
          <table:table-cell table:style-name="ce19" table:formula="oooc:=[.$B260]*10+510+[.AD$2]*8" office:value-type="float" office:value="1004">
            <text:p>1004 kg</text:p>
          </table:table-cell>
          <table:table-cell table:style-name="ce19" table:formula="oooc:=[.$B260]*10+510+[.AE$2]*8" office:value-type="float" office:value="1012">
            <text:p>1012 kg</text:p>
          </table:table-cell>
          <table:table-cell table:style-name="ce19" table:formula="oooc:=[.$B260]*10+510+[.AF$2]*8" office:value-type="float" office:value="1020">
            <text:p>10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8">
            <text:p>28</text:p>
          </table:table-cell>
          <table:table-cell table:style-name="ce19" table:formula="oooc:=[.$B261]*10+510+[.C$2]*8" office:value-type="float" office:value="798">
            <text:p>798 kg</text:p>
          </table:table-cell>
          <table:table-cell table:style-name="ce19" table:formula="oooc:=[.$B261]*10+510+[.D$2]*8" office:value-type="float" office:value="806">
            <text:p>806 kg</text:p>
          </table:table-cell>
          <table:table-cell table:style-name="ce19" table:formula="oooc:=[.$B261]*10+510+[.E$2]*8" office:value-type="float" office:value="814">
            <text:p>814 kg</text:p>
          </table:table-cell>
          <table:table-cell table:style-name="ce19" table:formula="oooc:=[.$B261]*10+510+[.F$2]*8" office:value-type="float" office:value="822">
            <text:p>822 kg</text:p>
          </table:table-cell>
          <table:table-cell table:style-name="ce19" table:formula="oooc:=[.$B261]*10+510+[.G$2]*8" office:value-type="float" office:value="830">
            <text:p>830 kg</text:p>
          </table:table-cell>
          <table:table-cell table:style-name="ce19" table:formula="oooc:=[.$B261]*10+510+[.H$2]*8" office:value-type="float" office:value="838">
            <text:p>838 kg</text:p>
          </table:table-cell>
          <table:table-cell table:style-name="ce19" table:formula="oooc:=[.$B261]*10+510+[.I$2]*8" office:value-type="float" office:value="846">
            <text:p>846 kg</text:p>
          </table:table-cell>
          <table:table-cell table:style-name="ce19" table:formula="oooc:=[.$B261]*10+510+[.J$2]*8" office:value-type="float" office:value="854">
            <text:p>854 kg</text:p>
          </table:table-cell>
          <table:table-cell table:style-name="ce19" table:formula="oooc:=[.$B261]*10+510+[.K$2]*8" office:value-type="float" office:value="862">
            <text:p>862 kg</text:p>
          </table:table-cell>
          <table:table-cell table:style-name="ce19" table:formula="oooc:=[.$B261]*10+510+[.L$2]*8" office:value-type="float" office:value="870">
            <text:p>870 kg</text:p>
          </table:table-cell>
          <table:table-cell table:style-name="ce19" table:formula="oooc:=[.$B261]*10+510+[.M$2]*8" office:value-type="float" office:value="878">
            <text:p>878 kg</text:p>
          </table:table-cell>
          <table:table-cell table:style-name="ce19" table:formula="oooc:=[.$B261]*10+510+[.N$2]*8" office:value-type="float" office:value="886">
            <text:p>886 kg</text:p>
          </table:table-cell>
          <table:table-cell table:style-name="ce19" table:formula="oooc:=[.$B261]*10+510+[.O$2]*8" office:value-type="float" office:value="894">
            <text:p>894 kg</text:p>
          </table:table-cell>
          <table:table-cell table:style-name="ce19" table:formula="oooc:=[.$B261]*10+510+[.P$2]*8" office:value-type="float" office:value="902">
            <text:p>902 kg</text:p>
          </table:table-cell>
          <table:table-cell table:style-name="ce19" table:formula="oooc:=[.$B261]*10+510+[.Q$2]*8" office:value-type="float" office:value="910">
            <text:p>910 kg</text:p>
          </table:table-cell>
          <table:table-cell table:style-name="ce19" table:formula="oooc:=[.$B261]*10+510+[.R$2]*8" office:value-type="float" office:value="918">
            <text:p>918 kg</text:p>
          </table:table-cell>
          <table:table-cell table:style-name="ce19" table:formula="oooc:=[.$B261]*10+510+[.S$2]*8" office:value-type="float" office:value="926">
            <text:p>926 kg</text:p>
          </table:table-cell>
          <table:table-cell table:style-name="ce19" table:formula="oooc:=[.$B261]*10+510+[.T$2]*8" office:value-type="float" office:value="934">
            <text:p>934 kg</text:p>
          </table:table-cell>
          <table:table-cell table:style-name="ce19" table:formula="oooc:=[.$B261]*10+510+[.U$2]*8" office:value-type="float" office:value="942">
            <text:p>942 kg</text:p>
          </table:table-cell>
          <table:table-cell table:style-name="ce19" table:formula="oooc:=[.$B261]*10+510+[.V$2]*8" office:value-type="float" office:value="950">
            <text:p>950 kg</text:p>
          </table:table-cell>
          <table:table-cell table:style-name="ce19" table:formula="oooc:=[.$B261]*10+510+[.W$2]*8" office:value-type="float" office:value="958">
            <text:p>958 kg</text:p>
          </table:table-cell>
          <table:table-cell table:style-name="ce19" table:formula="oooc:=[.$B261]*10+510+[.X$2]*8" office:value-type="float" office:value="966">
            <text:p>966 kg</text:p>
          </table:table-cell>
          <table:table-cell table:style-name="ce19" table:formula="oooc:=[.$B261]*10+510+[.Y$2]*8" office:value-type="float" office:value="974">
            <text:p>974 kg</text:p>
          </table:table-cell>
          <table:table-cell table:style-name="ce19" table:formula="oooc:=[.$B261]*10+510+[.Z$2]*8" office:value-type="float" office:value="982">
            <text:p>982 kg</text:p>
          </table:table-cell>
          <table:table-cell table:style-name="ce19" table:formula="oooc:=[.$B261]*10+510+[.AA$2]*8" office:value-type="float" office:value="990">
            <text:p>990 kg</text:p>
          </table:table-cell>
          <table:table-cell table:style-name="ce19" table:formula="oooc:=[.$B261]*10+510+[.AB$2]*8" office:value-type="float" office:value="998">
            <text:p>998 kg</text:p>
          </table:table-cell>
          <table:table-cell table:style-name="ce19" table:formula="oooc:=[.$B261]*10+510+[.AC$2]*8" office:value-type="float" office:value="1006">
            <text:p>1006 kg</text:p>
          </table:table-cell>
          <table:table-cell table:style-name="ce19" table:formula="oooc:=[.$B261]*10+510+[.AD$2]*8" office:value-type="float" office:value="1014">
            <text:p>1014 kg</text:p>
          </table:table-cell>
          <table:table-cell table:style-name="ce19" table:formula="oooc:=[.$B261]*10+510+[.AE$2]*8" office:value-type="float" office:value="1022">
            <text:p>1022 kg</text:p>
          </table:table-cell>
          <table:table-cell table:style-name="ce19" table:formula="oooc:=[.$B261]*10+510+[.AF$2]*8" office:value-type="float" office:value="1030">
            <text:p>10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9">
            <text:p>29</text:p>
          </table:table-cell>
          <table:table-cell table:style-name="ce19" table:formula="oooc:=[.$B262]*10+510+[.C$2]*8" office:value-type="float" office:value="808">
            <text:p>808 kg</text:p>
          </table:table-cell>
          <table:table-cell table:style-name="ce19" table:formula="oooc:=[.$B262]*10+510+[.D$2]*8" office:value-type="float" office:value="816">
            <text:p>816 kg</text:p>
          </table:table-cell>
          <table:table-cell table:style-name="ce19" table:formula="oooc:=[.$B262]*10+510+[.E$2]*8" office:value-type="float" office:value="824">
            <text:p>824 kg</text:p>
          </table:table-cell>
          <table:table-cell table:style-name="ce19" table:formula="oooc:=[.$B262]*10+510+[.F$2]*8" office:value-type="float" office:value="832">
            <text:p>832 kg</text:p>
          </table:table-cell>
          <table:table-cell table:style-name="ce19" table:formula="oooc:=[.$B262]*10+510+[.G$2]*8" office:value-type="float" office:value="840">
            <text:p>840 kg</text:p>
          </table:table-cell>
          <table:table-cell table:style-name="ce19" table:formula="oooc:=[.$B262]*10+510+[.H$2]*8" office:value-type="float" office:value="848">
            <text:p>848 kg</text:p>
          </table:table-cell>
          <table:table-cell table:style-name="ce19" table:formula="oooc:=[.$B262]*10+510+[.I$2]*8" office:value-type="float" office:value="856">
            <text:p>856 kg</text:p>
          </table:table-cell>
          <table:table-cell table:style-name="ce19" table:formula="oooc:=[.$B262]*10+510+[.J$2]*8" office:value-type="float" office:value="864">
            <text:p>864 kg</text:p>
          </table:table-cell>
          <table:table-cell table:style-name="ce19" table:formula="oooc:=[.$B262]*10+510+[.K$2]*8" office:value-type="float" office:value="872">
            <text:p>872 kg</text:p>
          </table:table-cell>
          <table:table-cell table:style-name="ce19" table:formula="oooc:=[.$B262]*10+510+[.L$2]*8" office:value-type="float" office:value="880">
            <text:p>880 kg</text:p>
          </table:table-cell>
          <table:table-cell table:style-name="ce19" table:formula="oooc:=[.$B262]*10+510+[.M$2]*8" office:value-type="float" office:value="888">
            <text:p>888 kg</text:p>
          </table:table-cell>
          <table:table-cell table:style-name="ce19" table:formula="oooc:=[.$B262]*10+510+[.N$2]*8" office:value-type="float" office:value="896">
            <text:p>896 kg</text:p>
          </table:table-cell>
          <table:table-cell table:style-name="ce19" table:formula="oooc:=[.$B262]*10+510+[.O$2]*8" office:value-type="float" office:value="904">
            <text:p>904 kg</text:p>
          </table:table-cell>
          <table:table-cell table:style-name="ce19" table:formula="oooc:=[.$B262]*10+510+[.P$2]*8" office:value-type="float" office:value="912">
            <text:p>912 kg</text:p>
          </table:table-cell>
          <table:table-cell table:style-name="ce19" table:formula="oooc:=[.$B262]*10+510+[.Q$2]*8" office:value-type="float" office:value="920">
            <text:p>920 kg</text:p>
          </table:table-cell>
          <table:table-cell table:style-name="ce19" table:formula="oooc:=[.$B262]*10+510+[.R$2]*8" office:value-type="float" office:value="928">
            <text:p>928 kg</text:p>
          </table:table-cell>
          <table:table-cell table:style-name="ce19" table:formula="oooc:=[.$B262]*10+510+[.S$2]*8" office:value-type="float" office:value="936">
            <text:p>936 kg</text:p>
          </table:table-cell>
          <table:table-cell table:style-name="ce19" table:formula="oooc:=[.$B262]*10+510+[.T$2]*8" office:value-type="float" office:value="944">
            <text:p>944 kg</text:p>
          </table:table-cell>
          <table:table-cell table:style-name="ce19" table:formula="oooc:=[.$B262]*10+510+[.U$2]*8" office:value-type="float" office:value="952">
            <text:p>952 kg</text:p>
          </table:table-cell>
          <table:table-cell table:style-name="ce19" table:formula="oooc:=[.$B262]*10+510+[.V$2]*8" office:value-type="float" office:value="960">
            <text:p>960 kg</text:p>
          </table:table-cell>
          <table:table-cell table:style-name="ce19" table:formula="oooc:=[.$B262]*10+510+[.W$2]*8" office:value-type="float" office:value="968">
            <text:p>968 kg</text:p>
          </table:table-cell>
          <table:table-cell table:style-name="ce19" table:formula="oooc:=[.$B262]*10+510+[.X$2]*8" office:value-type="float" office:value="976">
            <text:p>976 kg</text:p>
          </table:table-cell>
          <table:table-cell table:style-name="ce19" table:formula="oooc:=[.$B262]*10+510+[.Y$2]*8" office:value-type="float" office:value="984">
            <text:p>984 kg</text:p>
          </table:table-cell>
          <table:table-cell table:style-name="ce19" table:formula="oooc:=[.$B262]*10+510+[.Z$2]*8" office:value-type="float" office:value="992">
            <text:p>992 kg</text:p>
          </table:table-cell>
          <table:table-cell table:style-name="ce19" table:formula="oooc:=[.$B262]*10+510+[.AA$2]*8" office:value-type="float" office:value="1000">
            <text:p>1000 kg</text:p>
          </table:table-cell>
          <table:table-cell table:style-name="ce19" table:formula="oooc:=[.$B262]*10+510+[.AB$2]*8" office:value-type="float" office:value="1008">
            <text:p>1008 kg</text:p>
          </table:table-cell>
          <table:table-cell table:style-name="ce19" table:formula="oooc:=[.$B262]*10+510+[.AC$2]*8" office:value-type="float" office:value="1016">
            <text:p>1016 kg</text:p>
          </table:table-cell>
          <table:table-cell table:style-name="ce19" table:formula="oooc:=[.$B262]*10+510+[.AD$2]*8" office:value-type="float" office:value="1024">
            <text:p>1024 kg</text:p>
          </table:table-cell>
          <table:table-cell table:style-name="ce19" table:formula="oooc:=[.$B262]*10+510+[.AE$2]*8" office:value-type="float" office:value="1032">
            <text:p>1032 kg</text:p>
          </table:table-cell>
          <table:table-cell table:style-name="ce19" table:formula="oooc:=[.$B262]*10+510+[.AF$2]*8" office:value-type="float" office:value="1040">
            <text:p>10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style-name="ce19" table:formula="oooc:=[.$B263]*10+510+[.C$2]*8" office:value-type="float" office:value="818">
            <text:p>818 kg</text:p>
          </table:table-cell>
          <table:table-cell table:style-name="ce19" table:formula="oooc:=[.$B263]*10+510+[.D$2]*8" office:value-type="float" office:value="826">
            <text:p>826 kg</text:p>
          </table:table-cell>
          <table:table-cell table:style-name="ce19" table:formula="oooc:=[.$B263]*10+510+[.E$2]*8" office:value-type="float" office:value="834">
            <text:p>834 kg</text:p>
          </table:table-cell>
          <table:table-cell table:style-name="ce19" table:formula="oooc:=[.$B263]*10+510+[.F$2]*8" office:value-type="float" office:value="842">
            <text:p>842 kg</text:p>
          </table:table-cell>
          <table:table-cell table:style-name="ce19" table:formula="oooc:=[.$B263]*10+510+[.G$2]*8" office:value-type="float" office:value="850">
            <text:p>850 kg</text:p>
          </table:table-cell>
          <table:table-cell table:style-name="ce19" table:formula="oooc:=[.$B263]*10+510+[.H$2]*8" office:value-type="float" office:value="858">
            <text:p>858 kg</text:p>
          </table:table-cell>
          <table:table-cell table:style-name="ce19" table:formula="oooc:=[.$B263]*10+510+[.I$2]*8" office:value-type="float" office:value="866">
            <text:p>866 kg</text:p>
          </table:table-cell>
          <table:table-cell table:style-name="ce19" table:formula="oooc:=[.$B263]*10+510+[.J$2]*8" office:value-type="float" office:value="874">
            <text:p>874 kg</text:p>
          </table:table-cell>
          <table:table-cell table:style-name="ce19" table:formula="oooc:=[.$B263]*10+510+[.K$2]*8" office:value-type="float" office:value="882">
            <text:p>882 kg</text:p>
          </table:table-cell>
          <table:table-cell table:style-name="ce19" table:formula="oooc:=[.$B263]*10+510+[.L$2]*8" office:value-type="float" office:value="890">
            <text:p>890 kg</text:p>
          </table:table-cell>
          <table:table-cell table:style-name="ce19" table:formula="oooc:=[.$B263]*10+510+[.M$2]*8" office:value-type="float" office:value="898">
            <text:p>898 kg</text:p>
          </table:table-cell>
          <table:table-cell table:style-name="ce19" table:formula="oooc:=[.$B263]*10+510+[.N$2]*8" office:value-type="float" office:value="906">
            <text:p>906 kg</text:p>
          </table:table-cell>
          <table:table-cell table:style-name="ce19" table:formula="oooc:=[.$B263]*10+510+[.O$2]*8" office:value-type="float" office:value="914">
            <text:p>914 kg</text:p>
          </table:table-cell>
          <table:table-cell table:style-name="ce19" table:formula="oooc:=[.$B263]*10+510+[.P$2]*8" office:value-type="float" office:value="922">
            <text:p>922 kg</text:p>
          </table:table-cell>
          <table:table-cell table:style-name="ce19" table:formula="oooc:=[.$B263]*10+510+[.Q$2]*8" office:value-type="float" office:value="930">
            <text:p>930 kg</text:p>
          </table:table-cell>
          <table:table-cell table:style-name="ce19" table:formula="oooc:=[.$B263]*10+510+[.R$2]*8" office:value-type="float" office:value="938">
            <text:p>938 kg</text:p>
          </table:table-cell>
          <table:table-cell table:style-name="ce19" table:formula="oooc:=[.$B263]*10+510+[.S$2]*8" office:value-type="float" office:value="946">
            <text:p>946 kg</text:p>
          </table:table-cell>
          <table:table-cell table:style-name="ce19" table:formula="oooc:=[.$B263]*10+510+[.T$2]*8" office:value-type="float" office:value="954">
            <text:p>954 kg</text:p>
          </table:table-cell>
          <table:table-cell table:style-name="ce19" table:formula="oooc:=[.$B263]*10+510+[.U$2]*8" office:value-type="float" office:value="962">
            <text:p>962 kg</text:p>
          </table:table-cell>
          <table:table-cell table:style-name="ce19" table:formula="oooc:=[.$B263]*10+510+[.V$2]*8" office:value-type="float" office:value="970">
            <text:p>970 kg</text:p>
          </table:table-cell>
          <table:table-cell table:style-name="ce19" table:formula="oooc:=[.$B263]*10+510+[.W$2]*8" office:value-type="float" office:value="978">
            <text:p>978 kg</text:p>
          </table:table-cell>
          <table:table-cell table:style-name="ce19" table:formula="oooc:=[.$B263]*10+510+[.X$2]*8" office:value-type="float" office:value="986">
            <text:p>986 kg</text:p>
          </table:table-cell>
          <table:table-cell table:style-name="ce19" table:formula="oooc:=[.$B263]*10+510+[.Y$2]*8" office:value-type="float" office:value="994">
            <text:p>994 kg</text:p>
          </table:table-cell>
          <table:table-cell table:style-name="ce19" table:formula="oooc:=[.$B263]*10+510+[.Z$2]*8" office:value-type="float" office:value="1002">
            <text:p>1002 kg</text:p>
          </table:table-cell>
          <table:table-cell table:style-name="ce19" table:formula="oooc:=[.$B263]*10+510+[.AA$2]*8" office:value-type="float" office:value="1010">
            <text:p>1010 kg</text:p>
          </table:table-cell>
          <table:table-cell table:style-name="ce19" table:formula="oooc:=[.$B263]*10+510+[.AB$2]*8" office:value-type="float" office:value="1018">
            <text:p>1018 kg</text:p>
          </table:table-cell>
          <table:table-cell table:style-name="ce19" table:formula="oooc:=[.$B263]*10+510+[.AC$2]*8" office:value-type="float" office:value="1026">
            <text:p>1026 kg</text:p>
          </table:table-cell>
          <table:table-cell table:style-name="ce19" table:formula="oooc:=[.$B263]*10+510+[.AD$2]*8" office:value-type="float" office:value="1034">
            <text:p>1034 kg</text:p>
          </table:table-cell>
          <table:table-cell table:style-name="ce19" table:formula="oooc:=[.$B263]*10+510+[.AE$2]*8" office:value-type="float" office:value="1042">
            <text:p>1042 kg</text:p>
          </table:table-cell>
          <table:table-cell table:style-name="ce19" table:formula="oooc:=[.$B263]*10+510+[.AF$2]*8" office:value-type="float" office:value="1050">
            <text:p>1050 kg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19" table:number-columns-repeated="30"/>
          <table:table-cell table:number-columns-repeated="224"/>
        </table:table-row>
        <table:table-row table:style-name="ro4">
          <table:table-cell table:style-name="ce15" office:value-type="string" table:number-columns-spanned="2" table:number-rows-spanned="2">
            <text:p>Gurken</text:p>
          </table:table-cell>
          <table:covered-table-cell/>
          <table:table-cell table:style-name="ce18" office:value-type="string" table:number-columns-spanned="30" table:number-rows-spanned="1">
            <text:p>Forschungsstufe</text:p>
          </table:table-cell>
          <table:covered-table-cell table:number-columns-repeated="29"/>
          <table:table-cell table:number-columns-repeated="224"/>
        </table:table-row>
        <table:table-row table:style-name="ro2">
          <table:covered-table-cell table:style-name="ce16"/>
          <table:covered-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table:number-columns-repeated="224"/>
        </table:table-row>
        <table:table-row table:style-name="ro2">
          <table:table-cell table:style-name="ce17" office:value-type="string" table:number-columns-spanned="1" table:number-rows-spanned="30">
            <text:p>Plantage</text:p>
          </table:table-cell>
          <table:table-cell office:value-type="float" office:value="1">
            <text:p>1</text:p>
          </table:table-cell>
          <table:table-cell table:style-name="ce19" table:formula="oooc:=[.$B267]*10+530+[.C$2]*8" office:value-type="float" office:value="548">
            <text:p>548 kg</text:p>
          </table:table-cell>
          <table:table-cell table:style-name="ce19" table:formula="oooc:=[.$B267]*10+530+[.D$2]*8" office:value-type="float" office:value="556">
            <text:p>556 kg</text:p>
          </table:table-cell>
          <table:table-cell table:style-name="ce19" table:formula="oooc:=[.$B267]*10+530+[.E$2]*8" office:value-type="float" office:value="564">
            <text:p>564 kg</text:p>
          </table:table-cell>
          <table:table-cell table:style-name="ce19" table:formula="oooc:=[.$B267]*10+530+[.F$2]*8" office:value-type="float" office:value="572">
            <text:p>572 kg</text:p>
          </table:table-cell>
          <table:table-cell table:style-name="ce19" table:formula="oooc:=[.$B267]*10+530+[.G$2]*8" office:value-type="float" office:value="580">
            <text:p>580 kg</text:p>
          </table:table-cell>
          <table:table-cell table:style-name="ce19" table:formula="oooc:=[.$B267]*10+530+[.H$2]*8" office:value-type="float" office:value="588">
            <text:p>588 kg</text:p>
          </table:table-cell>
          <table:table-cell table:style-name="ce19" table:formula="oooc:=[.$B267]*10+530+[.I$2]*8" office:value-type="float" office:value="596">
            <text:p>596 kg</text:p>
          </table:table-cell>
          <table:table-cell table:style-name="ce19" table:formula="oooc:=[.$B267]*10+530+[.J$2]*8" office:value-type="float" office:value="604">
            <text:p>604 kg</text:p>
          </table:table-cell>
          <table:table-cell table:style-name="ce19" table:formula="oooc:=[.$B267]*10+530+[.K$2]*8" office:value-type="float" office:value="612">
            <text:p>612 kg</text:p>
          </table:table-cell>
          <table:table-cell table:style-name="ce19" table:formula="oooc:=[.$B267]*10+530+[.L$2]*8" office:value-type="float" office:value="620">
            <text:p>620 kg</text:p>
          </table:table-cell>
          <table:table-cell table:style-name="ce19" table:formula="oooc:=[.$B267]*10+530+[.M$2]*8" office:value-type="float" office:value="628">
            <text:p>628 kg</text:p>
          </table:table-cell>
          <table:table-cell table:style-name="ce19" table:formula="oooc:=[.$B267]*10+530+[.N$2]*8" office:value-type="float" office:value="636">
            <text:p>636 kg</text:p>
          </table:table-cell>
          <table:table-cell table:style-name="ce19" table:formula="oooc:=[.$B267]*10+530+[.O$2]*8" office:value-type="float" office:value="644">
            <text:p>644 kg</text:p>
          </table:table-cell>
          <table:table-cell table:style-name="ce19" table:formula="oooc:=[.$B267]*10+530+[.P$2]*8" office:value-type="float" office:value="652">
            <text:p>652 kg</text:p>
          </table:table-cell>
          <table:table-cell table:style-name="ce19" table:formula="oooc:=[.$B267]*10+530+[.Q$2]*8" office:value-type="float" office:value="660">
            <text:p>660 kg</text:p>
          </table:table-cell>
          <table:table-cell table:style-name="ce19" table:formula="oooc:=[.$B267]*10+530+[.R$2]*8" office:value-type="float" office:value="668">
            <text:p>668 kg</text:p>
          </table:table-cell>
          <table:table-cell table:style-name="ce19" table:formula="oooc:=[.$B267]*10+530+[.S$2]*8" office:value-type="float" office:value="676">
            <text:p>676 kg</text:p>
          </table:table-cell>
          <table:table-cell table:style-name="ce19" table:formula="oooc:=[.$B267]*10+530+[.T$2]*8" office:value-type="float" office:value="684">
            <text:p>684 kg</text:p>
          </table:table-cell>
          <table:table-cell table:style-name="ce19" table:formula="oooc:=[.$B267]*10+530+[.U$2]*8" office:value-type="float" office:value="692">
            <text:p>692 kg</text:p>
          </table:table-cell>
          <table:table-cell table:style-name="ce19" table:formula="oooc:=[.$B267]*10+530+[.V$2]*8" office:value-type="float" office:value="700">
            <text:p>700 kg</text:p>
          </table:table-cell>
          <table:table-cell table:style-name="ce19" table:formula="oooc:=[.$B267]*10+530+[.W$2]*8" office:value-type="float" office:value="708">
            <text:p>708 kg</text:p>
          </table:table-cell>
          <table:table-cell table:style-name="ce19" table:formula="oooc:=[.$B267]*10+530+[.X$2]*8" office:value-type="float" office:value="716">
            <text:p>716 kg</text:p>
          </table:table-cell>
          <table:table-cell table:style-name="ce19" table:formula="oooc:=[.$B267]*10+530+[.Y$2]*8" office:value-type="float" office:value="724">
            <text:p>724 kg</text:p>
          </table:table-cell>
          <table:table-cell table:style-name="ce19" table:formula="oooc:=[.$B267]*10+530+[.Z$2]*8" office:value-type="float" office:value="732">
            <text:p>732 kg</text:p>
          </table:table-cell>
          <table:table-cell table:style-name="ce19" table:formula="oooc:=[.$B267]*10+530+[.AA$2]*8" office:value-type="float" office:value="740">
            <text:p>740 kg</text:p>
          </table:table-cell>
          <table:table-cell table:style-name="ce19" table:formula="oooc:=[.$B267]*10+530+[.AB$2]*8" office:value-type="float" office:value="748">
            <text:p>748 kg</text:p>
          </table:table-cell>
          <table:table-cell table:style-name="ce19" table:formula="oooc:=[.$B267]*10+530+[.AC$2]*8" office:value-type="float" office:value="756">
            <text:p>756 kg</text:p>
          </table:table-cell>
          <table:table-cell table:style-name="ce19" table:formula="oooc:=[.$B267]*10+530+[.AD$2]*8" office:value-type="float" office:value="764">
            <text:p>764 kg</text:p>
          </table:table-cell>
          <table:table-cell table:style-name="ce19" table:formula="oooc:=[.$B267]*10+530+[.AE$2]*8" office:value-type="float" office:value="772">
            <text:p>772 kg</text:p>
          </table:table-cell>
          <table:table-cell table:style-name="ce19" table:formula="oooc:=[.$B267]*10+530+[.AF$2]*8" office:value-type="float" office:value="780">
            <text:p>7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19" table:formula="oooc:=[.$B268]*10+530+[.C$2]*8" office:value-type="float" office:value="558">
            <text:p>558 kg</text:p>
          </table:table-cell>
          <table:table-cell table:style-name="ce19" table:formula="oooc:=[.$B268]*10+530+[.D$2]*8" office:value-type="float" office:value="566">
            <text:p>566 kg</text:p>
          </table:table-cell>
          <table:table-cell table:style-name="ce19" table:formula="oooc:=[.$B268]*10+530+[.E$2]*8" office:value-type="float" office:value="574">
            <text:p>574 kg</text:p>
          </table:table-cell>
          <table:table-cell table:style-name="ce19" table:formula="oooc:=[.$B268]*10+530+[.F$2]*8" office:value-type="float" office:value="582">
            <text:p>582 kg</text:p>
          </table:table-cell>
          <table:table-cell table:style-name="ce19" table:formula="oooc:=[.$B268]*10+530+[.G$2]*8" office:value-type="float" office:value="590">
            <text:p>590 kg</text:p>
          </table:table-cell>
          <table:table-cell table:style-name="ce19" table:formula="oooc:=[.$B268]*10+530+[.H$2]*8" office:value-type="float" office:value="598">
            <text:p>598 kg</text:p>
          </table:table-cell>
          <table:table-cell table:style-name="ce19" table:formula="oooc:=[.$B268]*10+530+[.I$2]*8" office:value-type="float" office:value="606">
            <text:p>606 kg</text:p>
          </table:table-cell>
          <table:table-cell table:style-name="ce19" table:formula="oooc:=[.$B268]*10+530+[.J$2]*8" office:value-type="float" office:value="614">
            <text:p>614 kg</text:p>
          </table:table-cell>
          <table:table-cell table:style-name="ce19" table:formula="oooc:=[.$B268]*10+530+[.K$2]*8" office:value-type="float" office:value="622">
            <text:p>622 kg</text:p>
          </table:table-cell>
          <table:table-cell table:style-name="ce19" table:formula="oooc:=[.$B268]*10+530+[.L$2]*8" office:value-type="float" office:value="630">
            <text:p>630 kg</text:p>
          </table:table-cell>
          <table:table-cell table:style-name="ce19" table:formula="oooc:=[.$B268]*10+530+[.M$2]*8" office:value-type="float" office:value="638">
            <text:p>638 kg</text:p>
          </table:table-cell>
          <table:table-cell table:style-name="ce19" table:formula="oooc:=[.$B268]*10+530+[.N$2]*8" office:value-type="float" office:value="646">
            <text:p>646 kg</text:p>
          </table:table-cell>
          <table:table-cell table:style-name="ce19" table:formula="oooc:=[.$B268]*10+530+[.O$2]*8" office:value-type="float" office:value="654">
            <text:p>654 kg</text:p>
          </table:table-cell>
          <table:table-cell table:style-name="ce19" table:formula="oooc:=[.$B268]*10+530+[.P$2]*8" office:value-type="float" office:value="662">
            <text:p>662 kg</text:p>
          </table:table-cell>
          <table:table-cell table:style-name="ce19" table:formula="oooc:=[.$B268]*10+530+[.Q$2]*8" office:value-type="float" office:value="670">
            <text:p>670 kg</text:p>
          </table:table-cell>
          <table:table-cell table:style-name="ce19" table:formula="oooc:=[.$B268]*10+530+[.R$2]*8" office:value-type="float" office:value="678">
            <text:p>678 kg</text:p>
          </table:table-cell>
          <table:table-cell table:style-name="ce19" table:formula="oooc:=[.$B268]*10+530+[.S$2]*8" office:value-type="float" office:value="686">
            <text:p>686 kg</text:p>
          </table:table-cell>
          <table:table-cell table:style-name="ce19" table:formula="oooc:=[.$B268]*10+530+[.T$2]*8" office:value-type="float" office:value="694">
            <text:p>694 kg</text:p>
          </table:table-cell>
          <table:table-cell table:style-name="ce19" table:formula="oooc:=[.$B268]*10+530+[.U$2]*8" office:value-type="float" office:value="702">
            <text:p>702 kg</text:p>
          </table:table-cell>
          <table:table-cell table:style-name="ce19" table:formula="oooc:=[.$B268]*10+530+[.V$2]*8" office:value-type="float" office:value="710">
            <text:p>710 kg</text:p>
          </table:table-cell>
          <table:table-cell table:style-name="ce19" table:formula="oooc:=[.$B268]*10+530+[.W$2]*8" office:value-type="float" office:value="718">
            <text:p>718 kg</text:p>
          </table:table-cell>
          <table:table-cell table:style-name="ce19" table:formula="oooc:=[.$B268]*10+530+[.X$2]*8" office:value-type="float" office:value="726">
            <text:p>726 kg</text:p>
          </table:table-cell>
          <table:table-cell table:style-name="ce19" table:formula="oooc:=[.$B268]*10+530+[.Y$2]*8" office:value-type="float" office:value="734">
            <text:p>734 kg</text:p>
          </table:table-cell>
          <table:table-cell table:style-name="ce19" table:formula="oooc:=[.$B268]*10+530+[.Z$2]*8" office:value-type="float" office:value="742">
            <text:p>742 kg</text:p>
          </table:table-cell>
          <table:table-cell table:style-name="ce19" table:formula="oooc:=[.$B268]*10+530+[.AA$2]*8" office:value-type="float" office:value="750">
            <text:p>750 kg</text:p>
          </table:table-cell>
          <table:table-cell table:style-name="ce19" table:formula="oooc:=[.$B268]*10+530+[.AB$2]*8" office:value-type="float" office:value="758">
            <text:p>758 kg</text:p>
          </table:table-cell>
          <table:table-cell table:style-name="ce19" table:formula="oooc:=[.$B268]*10+530+[.AC$2]*8" office:value-type="float" office:value="766">
            <text:p>766 kg</text:p>
          </table:table-cell>
          <table:table-cell table:style-name="ce19" table:formula="oooc:=[.$B268]*10+530+[.AD$2]*8" office:value-type="float" office:value="774">
            <text:p>774 kg</text:p>
          </table:table-cell>
          <table:table-cell table:style-name="ce19" table:formula="oooc:=[.$B268]*10+530+[.AE$2]*8" office:value-type="float" office:value="782">
            <text:p>782 kg</text:p>
          </table:table-cell>
          <table:table-cell table:style-name="ce19" table:formula="oooc:=[.$B268]*10+530+[.AF$2]*8" office:value-type="float" office:value="790">
            <text:p>7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style-name="ce19" table:formula="oooc:=[.$B269]*10+530+[.C$2]*8" office:value-type="float" office:value="568">
            <text:p>568 kg</text:p>
          </table:table-cell>
          <table:table-cell table:style-name="ce19" table:formula="oooc:=[.$B269]*10+530+[.D$2]*8" office:value-type="float" office:value="576">
            <text:p>576 kg</text:p>
          </table:table-cell>
          <table:table-cell table:style-name="ce19" table:formula="oooc:=[.$B269]*10+530+[.E$2]*8" office:value-type="float" office:value="584">
            <text:p>584 kg</text:p>
          </table:table-cell>
          <table:table-cell table:style-name="ce19" table:formula="oooc:=[.$B269]*10+530+[.F$2]*8" office:value-type="float" office:value="592">
            <text:p>592 kg</text:p>
          </table:table-cell>
          <table:table-cell table:style-name="ce19" table:formula="oooc:=[.$B269]*10+530+[.G$2]*8" office:value-type="float" office:value="600">
            <text:p>600 kg</text:p>
          </table:table-cell>
          <table:table-cell table:style-name="ce19" table:formula="oooc:=[.$B269]*10+530+[.H$2]*8" office:value-type="float" office:value="608">
            <text:p>608 kg</text:p>
          </table:table-cell>
          <table:table-cell table:style-name="ce19" table:formula="oooc:=[.$B269]*10+530+[.I$2]*8" office:value-type="float" office:value="616">
            <text:p>616 kg</text:p>
          </table:table-cell>
          <table:table-cell table:style-name="ce19" table:formula="oooc:=[.$B269]*10+530+[.J$2]*8" office:value-type="float" office:value="624">
            <text:p>624 kg</text:p>
          </table:table-cell>
          <table:table-cell table:style-name="ce19" table:formula="oooc:=[.$B269]*10+530+[.K$2]*8" office:value-type="float" office:value="632">
            <text:p>632 kg</text:p>
          </table:table-cell>
          <table:table-cell table:style-name="ce19" table:formula="oooc:=[.$B269]*10+530+[.L$2]*8" office:value-type="float" office:value="640">
            <text:p>640 kg</text:p>
          </table:table-cell>
          <table:table-cell table:style-name="ce19" table:formula="oooc:=[.$B269]*10+530+[.M$2]*8" office:value-type="float" office:value="648">
            <text:p>648 kg</text:p>
          </table:table-cell>
          <table:table-cell table:style-name="ce19" table:formula="oooc:=[.$B269]*10+530+[.N$2]*8" office:value-type="float" office:value="656">
            <text:p>656 kg</text:p>
          </table:table-cell>
          <table:table-cell table:style-name="ce19" table:formula="oooc:=[.$B269]*10+530+[.O$2]*8" office:value-type="float" office:value="664">
            <text:p>664 kg</text:p>
          </table:table-cell>
          <table:table-cell table:style-name="ce19" table:formula="oooc:=[.$B269]*10+530+[.P$2]*8" office:value-type="float" office:value="672">
            <text:p>672 kg</text:p>
          </table:table-cell>
          <table:table-cell table:style-name="ce19" table:formula="oooc:=[.$B269]*10+530+[.Q$2]*8" office:value-type="float" office:value="680">
            <text:p>680 kg</text:p>
          </table:table-cell>
          <table:table-cell table:style-name="ce19" table:formula="oooc:=[.$B269]*10+530+[.R$2]*8" office:value-type="float" office:value="688">
            <text:p>688 kg</text:p>
          </table:table-cell>
          <table:table-cell table:style-name="ce19" table:formula="oooc:=[.$B269]*10+530+[.S$2]*8" office:value-type="float" office:value="696">
            <text:p>696 kg</text:p>
          </table:table-cell>
          <table:table-cell table:style-name="ce19" table:formula="oooc:=[.$B269]*10+530+[.T$2]*8" office:value-type="float" office:value="704">
            <text:p>704 kg</text:p>
          </table:table-cell>
          <table:table-cell table:style-name="ce19" table:formula="oooc:=[.$B269]*10+530+[.U$2]*8" office:value-type="float" office:value="712">
            <text:p>712 kg</text:p>
          </table:table-cell>
          <table:table-cell table:style-name="ce19" table:formula="oooc:=[.$B269]*10+530+[.V$2]*8" office:value-type="float" office:value="720">
            <text:p>720 kg</text:p>
          </table:table-cell>
          <table:table-cell table:style-name="ce19" table:formula="oooc:=[.$B269]*10+530+[.W$2]*8" office:value-type="float" office:value="728">
            <text:p>728 kg</text:p>
          </table:table-cell>
          <table:table-cell table:style-name="ce19" table:formula="oooc:=[.$B269]*10+530+[.X$2]*8" office:value-type="float" office:value="736">
            <text:p>736 kg</text:p>
          </table:table-cell>
          <table:table-cell table:style-name="ce19" table:formula="oooc:=[.$B269]*10+530+[.Y$2]*8" office:value-type="float" office:value="744">
            <text:p>744 kg</text:p>
          </table:table-cell>
          <table:table-cell table:style-name="ce19" table:formula="oooc:=[.$B269]*10+530+[.Z$2]*8" office:value-type="float" office:value="752">
            <text:p>752 kg</text:p>
          </table:table-cell>
          <table:table-cell table:style-name="ce19" table:formula="oooc:=[.$B269]*10+530+[.AA$2]*8" office:value-type="float" office:value="760">
            <text:p>760 kg</text:p>
          </table:table-cell>
          <table:table-cell table:style-name="ce19" table:formula="oooc:=[.$B269]*10+530+[.AB$2]*8" office:value-type="float" office:value="768">
            <text:p>768 kg</text:p>
          </table:table-cell>
          <table:table-cell table:style-name="ce19" table:formula="oooc:=[.$B269]*10+530+[.AC$2]*8" office:value-type="float" office:value="776">
            <text:p>776 kg</text:p>
          </table:table-cell>
          <table:table-cell table:style-name="ce19" table:formula="oooc:=[.$B269]*10+530+[.AD$2]*8" office:value-type="float" office:value="784">
            <text:p>784 kg</text:p>
          </table:table-cell>
          <table:table-cell table:style-name="ce19" table:formula="oooc:=[.$B269]*10+530+[.AE$2]*8" office:value-type="float" office:value="792">
            <text:p>792 kg</text:p>
          </table:table-cell>
          <table:table-cell table:style-name="ce19" table:formula="oooc:=[.$B269]*10+530+[.AF$2]*8" office:value-type="float" office:value="800">
            <text:p>8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19" table:formula="oooc:=[.$B270]*10+530+[.C$2]*8" office:value-type="float" office:value="578">
            <text:p>578 kg</text:p>
          </table:table-cell>
          <table:table-cell table:style-name="ce19" table:formula="oooc:=[.$B270]*10+530+[.D$2]*8" office:value-type="float" office:value="586">
            <text:p>586 kg</text:p>
          </table:table-cell>
          <table:table-cell table:style-name="ce19" table:formula="oooc:=[.$B270]*10+530+[.E$2]*8" office:value-type="float" office:value="594">
            <text:p>594 kg</text:p>
          </table:table-cell>
          <table:table-cell table:style-name="ce19" table:formula="oooc:=[.$B270]*10+530+[.F$2]*8" office:value-type="float" office:value="602">
            <text:p>602 kg</text:p>
          </table:table-cell>
          <table:table-cell table:style-name="ce19" table:formula="oooc:=[.$B270]*10+530+[.G$2]*8" office:value-type="float" office:value="610">
            <text:p>610 kg</text:p>
          </table:table-cell>
          <table:table-cell table:style-name="ce19" table:formula="oooc:=[.$B270]*10+530+[.H$2]*8" office:value-type="float" office:value="618">
            <text:p>618 kg</text:p>
          </table:table-cell>
          <table:table-cell table:style-name="ce19" table:formula="oooc:=[.$B270]*10+530+[.I$2]*8" office:value-type="float" office:value="626">
            <text:p>626 kg</text:p>
          </table:table-cell>
          <table:table-cell table:style-name="ce19" table:formula="oooc:=[.$B270]*10+530+[.J$2]*8" office:value-type="float" office:value="634">
            <text:p>634 kg</text:p>
          </table:table-cell>
          <table:table-cell table:style-name="ce19" table:formula="oooc:=[.$B270]*10+530+[.K$2]*8" office:value-type="float" office:value="642">
            <text:p>642 kg</text:p>
          </table:table-cell>
          <table:table-cell table:style-name="ce19" table:formula="oooc:=[.$B270]*10+530+[.L$2]*8" office:value-type="float" office:value="650">
            <text:p>650 kg</text:p>
          </table:table-cell>
          <table:table-cell table:style-name="ce19" table:formula="oooc:=[.$B270]*10+530+[.M$2]*8" office:value-type="float" office:value="658">
            <text:p>658 kg</text:p>
          </table:table-cell>
          <table:table-cell table:style-name="ce19" table:formula="oooc:=[.$B270]*10+530+[.N$2]*8" office:value-type="float" office:value="666">
            <text:p>666 kg</text:p>
          </table:table-cell>
          <table:table-cell table:style-name="ce19" table:formula="oooc:=[.$B270]*10+530+[.O$2]*8" office:value-type="float" office:value="674">
            <text:p>674 kg</text:p>
          </table:table-cell>
          <table:table-cell table:style-name="ce19" table:formula="oooc:=[.$B270]*10+530+[.P$2]*8" office:value-type="float" office:value="682">
            <text:p>682 kg</text:p>
          </table:table-cell>
          <table:table-cell table:style-name="ce19" table:formula="oooc:=[.$B270]*10+530+[.Q$2]*8" office:value-type="float" office:value="690">
            <text:p>690 kg</text:p>
          </table:table-cell>
          <table:table-cell table:style-name="ce19" table:formula="oooc:=[.$B270]*10+530+[.R$2]*8" office:value-type="float" office:value="698">
            <text:p>698 kg</text:p>
          </table:table-cell>
          <table:table-cell table:style-name="ce19" table:formula="oooc:=[.$B270]*10+530+[.S$2]*8" office:value-type="float" office:value="706">
            <text:p>706 kg</text:p>
          </table:table-cell>
          <table:table-cell table:style-name="ce19" table:formula="oooc:=[.$B270]*10+530+[.T$2]*8" office:value-type="float" office:value="714">
            <text:p>714 kg</text:p>
          </table:table-cell>
          <table:table-cell table:style-name="ce19" table:formula="oooc:=[.$B270]*10+530+[.U$2]*8" office:value-type="float" office:value="722">
            <text:p>722 kg</text:p>
          </table:table-cell>
          <table:table-cell table:style-name="ce19" table:formula="oooc:=[.$B270]*10+530+[.V$2]*8" office:value-type="float" office:value="730">
            <text:p>730 kg</text:p>
          </table:table-cell>
          <table:table-cell table:style-name="ce19" table:formula="oooc:=[.$B270]*10+530+[.W$2]*8" office:value-type="float" office:value="738">
            <text:p>738 kg</text:p>
          </table:table-cell>
          <table:table-cell table:style-name="ce19" table:formula="oooc:=[.$B270]*10+530+[.X$2]*8" office:value-type="float" office:value="746">
            <text:p>746 kg</text:p>
          </table:table-cell>
          <table:table-cell table:style-name="ce19" table:formula="oooc:=[.$B270]*10+530+[.Y$2]*8" office:value-type="float" office:value="754">
            <text:p>754 kg</text:p>
          </table:table-cell>
          <table:table-cell table:style-name="ce19" table:formula="oooc:=[.$B270]*10+530+[.Z$2]*8" office:value-type="float" office:value="762">
            <text:p>762 kg</text:p>
          </table:table-cell>
          <table:table-cell table:style-name="ce19" table:formula="oooc:=[.$B270]*10+530+[.AA$2]*8" office:value-type="float" office:value="770">
            <text:p>770 kg</text:p>
          </table:table-cell>
          <table:table-cell table:style-name="ce19" table:formula="oooc:=[.$B270]*10+530+[.AB$2]*8" office:value-type="float" office:value="778">
            <text:p>778 kg</text:p>
          </table:table-cell>
          <table:table-cell table:style-name="ce19" table:formula="oooc:=[.$B270]*10+530+[.AC$2]*8" office:value-type="float" office:value="786">
            <text:p>786 kg</text:p>
          </table:table-cell>
          <table:table-cell table:style-name="ce19" table:formula="oooc:=[.$B270]*10+530+[.AD$2]*8" office:value-type="float" office:value="794">
            <text:p>794 kg</text:p>
          </table:table-cell>
          <table:table-cell table:style-name="ce19" table:formula="oooc:=[.$B270]*10+530+[.AE$2]*8" office:value-type="float" office:value="802">
            <text:p>802 kg</text:p>
          </table:table-cell>
          <table:table-cell table:style-name="ce19" table:formula="oooc:=[.$B270]*10+530+[.AF$2]*8" office:value-type="float" office:value="810">
            <text:p>8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style-name="ce19" table:formula="oooc:=[.$B271]*10+530+[.C$2]*8" office:value-type="float" office:value="588">
            <text:p>588 kg</text:p>
          </table:table-cell>
          <table:table-cell table:style-name="ce19" table:formula="oooc:=[.$B271]*10+530+[.D$2]*8" office:value-type="float" office:value="596">
            <text:p>596 kg</text:p>
          </table:table-cell>
          <table:table-cell table:style-name="ce19" table:formula="oooc:=[.$B271]*10+530+[.E$2]*8" office:value-type="float" office:value="604">
            <text:p>604 kg</text:p>
          </table:table-cell>
          <table:table-cell table:style-name="ce19" table:formula="oooc:=[.$B271]*10+530+[.F$2]*8" office:value-type="float" office:value="612">
            <text:p>612 kg</text:p>
          </table:table-cell>
          <table:table-cell table:style-name="ce19" table:formula="oooc:=[.$B271]*10+530+[.G$2]*8" office:value-type="float" office:value="620">
            <text:p>620 kg</text:p>
          </table:table-cell>
          <table:table-cell table:style-name="ce19" table:formula="oooc:=[.$B271]*10+530+[.H$2]*8" office:value-type="float" office:value="628">
            <text:p>628 kg</text:p>
          </table:table-cell>
          <table:table-cell table:style-name="ce19" table:formula="oooc:=[.$B271]*10+530+[.I$2]*8" office:value-type="float" office:value="636">
            <text:p>636 kg</text:p>
          </table:table-cell>
          <table:table-cell table:style-name="ce19" table:formula="oooc:=[.$B271]*10+530+[.J$2]*8" office:value-type="float" office:value="644">
            <text:p>644 kg</text:p>
          </table:table-cell>
          <table:table-cell table:style-name="ce19" table:formula="oooc:=[.$B271]*10+530+[.K$2]*8" office:value-type="float" office:value="652">
            <text:p>652 kg</text:p>
          </table:table-cell>
          <table:table-cell table:style-name="ce19" table:formula="oooc:=[.$B271]*10+530+[.L$2]*8" office:value-type="float" office:value="660">
            <text:p>660 kg</text:p>
          </table:table-cell>
          <table:table-cell table:style-name="ce19" table:formula="oooc:=[.$B271]*10+530+[.M$2]*8" office:value-type="float" office:value="668">
            <text:p>668 kg</text:p>
          </table:table-cell>
          <table:table-cell table:style-name="ce19" table:formula="oooc:=[.$B271]*10+530+[.N$2]*8" office:value-type="float" office:value="676">
            <text:p>676 kg</text:p>
          </table:table-cell>
          <table:table-cell table:style-name="ce19" table:formula="oooc:=[.$B271]*10+530+[.O$2]*8" office:value-type="float" office:value="684">
            <text:p>684 kg</text:p>
          </table:table-cell>
          <table:table-cell table:style-name="ce19" table:formula="oooc:=[.$B271]*10+530+[.P$2]*8" office:value-type="float" office:value="692">
            <text:p>692 kg</text:p>
          </table:table-cell>
          <table:table-cell table:style-name="ce19" table:formula="oooc:=[.$B271]*10+530+[.Q$2]*8" office:value-type="float" office:value="700">
            <text:p>700 kg</text:p>
          </table:table-cell>
          <table:table-cell table:style-name="ce19" table:formula="oooc:=[.$B271]*10+530+[.R$2]*8" office:value-type="float" office:value="708">
            <text:p>708 kg</text:p>
          </table:table-cell>
          <table:table-cell table:style-name="ce19" table:formula="oooc:=[.$B271]*10+530+[.S$2]*8" office:value-type="float" office:value="716">
            <text:p>716 kg</text:p>
          </table:table-cell>
          <table:table-cell table:style-name="ce19" table:formula="oooc:=[.$B271]*10+530+[.T$2]*8" office:value-type="float" office:value="724">
            <text:p>724 kg</text:p>
          </table:table-cell>
          <table:table-cell table:style-name="ce19" table:formula="oooc:=[.$B271]*10+530+[.U$2]*8" office:value-type="float" office:value="732">
            <text:p>732 kg</text:p>
          </table:table-cell>
          <table:table-cell table:style-name="ce19" table:formula="oooc:=[.$B271]*10+530+[.V$2]*8" office:value-type="float" office:value="740">
            <text:p>740 kg</text:p>
          </table:table-cell>
          <table:table-cell table:style-name="ce19" table:formula="oooc:=[.$B271]*10+530+[.W$2]*8" office:value-type="float" office:value="748">
            <text:p>748 kg</text:p>
          </table:table-cell>
          <table:table-cell table:style-name="ce19" table:formula="oooc:=[.$B271]*10+530+[.X$2]*8" office:value-type="float" office:value="756">
            <text:p>756 kg</text:p>
          </table:table-cell>
          <table:table-cell table:style-name="ce19" table:formula="oooc:=[.$B271]*10+530+[.Y$2]*8" office:value-type="float" office:value="764">
            <text:p>764 kg</text:p>
          </table:table-cell>
          <table:table-cell table:style-name="ce19" table:formula="oooc:=[.$B271]*10+530+[.Z$2]*8" office:value-type="float" office:value="772">
            <text:p>772 kg</text:p>
          </table:table-cell>
          <table:table-cell table:style-name="ce19" table:formula="oooc:=[.$B271]*10+530+[.AA$2]*8" office:value-type="float" office:value="780">
            <text:p>780 kg</text:p>
          </table:table-cell>
          <table:table-cell table:style-name="ce19" table:formula="oooc:=[.$B271]*10+530+[.AB$2]*8" office:value-type="float" office:value="788">
            <text:p>788 kg</text:p>
          </table:table-cell>
          <table:table-cell table:style-name="ce19" table:formula="oooc:=[.$B271]*10+530+[.AC$2]*8" office:value-type="float" office:value="796">
            <text:p>796 kg</text:p>
          </table:table-cell>
          <table:table-cell table:style-name="ce19" table:formula="oooc:=[.$B271]*10+530+[.AD$2]*8" office:value-type="float" office:value="804">
            <text:p>804 kg</text:p>
          </table:table-cell>
          <table:table-cell table:style-name="ce19" table:formula="oooc:=[.$B271]*10+530+[.AE$2]*8" office:value-type="float" office:value="812">
            <text:p>812 kg</text:p>
          </table:table-cell>
          <table:table-cell table:style-name="ce19" table:formula="oooc:=[.$B271]*10+530+[.AF$2]*8" office:value-type="float" office:value="820">
            <text:p>8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19" table:formula="oooc:=[.$B272]*10+530+[.C$2]*8" office:value-type="float" office:value="598">
            <text:p>598 kg</text:p>
          </table:table-cell>
          <table:table-cell table:style-name="ce19" table:formula="oooc:=[.$B272]*10+530+[.D$2]*8" office:value-type="float" office:value="606">
            <text:p>606 kg</text:p>
          </table:table-cell>
          <table:table-cell table:style-name="ce19" table:formula="oooc:=[.$B272]*10+530+[.E$2]*8" office:value-type="float" office:value="614">
            <text:p>614 kg</text:p>
          </table:table-cell>
          <table:table-cell table:style-name="ce19" table:formula="oooc:=[.$B272]*10+530+[.F$2]*8" office:value-type="float" office:value="622">
            <text:p>622 kg</text:p>
          </table:table-cell>
          <table:table-cell table:style-name="ce19" table:formula="oooc:=[.$B272]*10+530+[.G$2]*8" office:value-type="float" office:value="630">
            <text:p>630 kg</text:p>
          </table:table-cell>
          <table:table-cell table:style-name="ce19" table:formula="oooc:=[.$B272]*10+530+[.H$2]*8" office:value-type="float" office:value="638">
            <text:p>638 kg</text:p>
          </table:table-cell>
          <table:table-cell table:style-name="ce19" table:formula="oooc:=[.$B272]*10+530+[.I$2]*8" office:value-type="float" office:value="646">
            <text:p>646 kg</text:p>
          </table:table-cell>
          <table:table-cell table:style-name="ce19" table:formula="oooc:=[.$B272]*10+530+[.J$2]*8" office:value-type="float" office:value="654">
            <text:p>654 kg</text:p>
          </table:table-cell>
          <table:table-cell table:style-name="ce19" table:formula="oooc:=[.$B272]*10+530+[.K$2]*8" office:value-type="float" office:value="662">
            <text:p>662 kg</text:p>
          </table:table-cell>
          <table:table-cell table:style-name="ce19" table:formula="oooc:=[.$B272]*10+530+[.L$2]*8" office:value-type="float" office:value="670">
            <text:p>670 kg</text:p>
          </table:table-cell>
          <table:table-cell table:style-name="ce19" table:formula="oooc:=[.$B272]*10+530+[.M$2]*8" office:value-type="float" office:value="678">
            <text:p>678 kg</text:p>
          </table:table-cell>
          <table:table-cell table:style-name="ce19" table:formula="oooc:=[.$B272]*10+530+[.N$2]*8" office:value-type="float" office:value="686">
            <text:p>686 kg</text:p>
          </table:table-cell>
          <table:table-cell table:style-name="ce19" table:formula="oooc:=[.$B272]*10+530+[.O$2]*8" office:value-type="float" office:value="694">
            <text:p>694 kg</text:p>
          </table:table-cell>
          <table:table-cell table:style-name="ce19" table:formula="oooc:=[.$B272]*10+530+[.P$2]*8" office:value-type="float" office:value="702">
            <text:p>702 kg</text:p>
          </table:table-cell>
          <table:table-cell table:style-name="ce19" table:formula="oooc:=[.$B272]*10+530+[.Q$2]*8" office:value-type="float" office:value="710">
            <text:p>710 kg</text:p>
          </table:table-cell>
          <table:table-cell table:style-name="ce19" table:formula="oooc:=[.$B272]*10+530+[.R$2]*8" office:value-type="float" office:value="718">
            <text:p>718 kg</text:p>
          </table:table-cell>
          <table:table-cell table:style-name="ce19" table:formula="oooc:=[.$B272]*10+530+[.S$2]*8" office:value-type="float" office:value="726">
            <text:p>726 kg</text:p>
          </table:table-cell>
          <table:table-cell table:style-name="ce19" table:formula="oooc:=[.$B272]*10+530+[.T$2]*8" office:value-type="float" office:value="734">
            <text:p>734 kg</text:p>
          </table:table-cell>
          <table:table-cell table:style-name="ce19" table:formula="oooc:=[.$B272]*10+530+[.U$2]*8" office:value-type="float" office:value="742">
            <text:p>742 kg</text:p>
          </table:table-cell>
          <table:table-cell table:style-name="ce19" table:formula="oooc:=[.$B272]*10+530+[.V$2]*8" office:value-type="float" office:value="750">
            <text:p>750 kg</text:p>
          </table:table-cell>
          <table:table-cell table:style-name="ce19" table:formula="oooc:=[.$B272]*10+530+[.W$2]*8" office:value-type="float" office:value="758">
            <text:p>758 kg</text:p>
          </table:table-cell>
          <table:table-cell table:style-name="ce19" table:formula="oooc:=[.$B272]*10+530+[.X$2]*8" office:value-type="float" office:value="766">
            <text:p>766 kg</text:p>
          </table:table-cell>
          <table:table-cell table:style-name="ce19" table:formula="oooc:=[.$B272]*10+530+[.Y$2]*8" office:value-type="float" office:value="774">
            <text:p>774 kg</text:p>
          </table:table-cell>
          <table:table-cell table:style-name="ce19" table:formula="oooc:=[.$B272]*10+530+[.Z$2]*8" office:value-type="float" office:value="782">
            <text:p>782 kg</text:p>
          </table:table-cell>
          <table:table-cell table:style-name="ce19" table:formula="oooc:=[.$B272]*10+530+[.AA$2]*8" office:value-type="float" office:value="790">
            <text:p>790 kg</text:p>
          </table:table-cell>
          <table:table-cell table:style-name="ce19" table:formula="oooc:=[.$B272]*10+530+[.AB$2]*8" office:value-type="float" office:value="798">
            <text:p>798 kg</text:p>
          </table:table-cell>
          <table:table-cell table:style-name="ce19" table:formula="oooc:=[.$B272]*10+530+[.AC$2]*8" office:value-type="float" office:value="806">
            <text:p>806 kg</text:p>
          </table:table-cell>
          <table:table-cell table:style-name="ce19" table:formula="oooc:=[.$B272]*10+530+[.AD$2]*8" office:value-type="float" office:value="814">
            <text:p>814 kg</text:p>
          </table:table-cell>
          <table:table-cell table:style-name="ce19" table:formula="oooc:=[.$B272]*10+530+[.AE$2]*8" office:value-type="float" office:value="822">
            <text:p>822 kg</text:p>
          </table:table-cell>
          <table:table-cell table:style-name="ce19" table:formula="oooc:=[.$B272]*10+530+[.AF$2]*8" office:value-type="float" office:value="830">
            <text:p>8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style-name="ce19" table:formula="oooc:=[.$B273]*10+530+[.C$2]*8" office:value-type="float" office:value="608">
            <text:p>608 kg</text:p>
          </table:table-cell>
          <table:table-cell table:style-name="ce19" table:formula="oooc:=[.$B273]*10+530+[.D$2]*8" office:value-type="float" office:value="616">
            <text:p>616 kg</text:p>
          </table:table-cell>
          <table:table-cell table:style-name="ce19" table:formula="oooc:=[.$B273]*10+530+[.E$2]*8" office:value-type="float" office:value="624">
            <text:p>624 kg</text:p>
          </table:table-cell>
          <table:table-cell table:style-name="ce19" table:formula="oooc:=[.$B273]*10+530+[.F$2]*8" office:value-type="float" office:value="632">
            <text:p>632 kg</text:p>
          </table:table-cell>
          <table:table-cell table:style-name="ce19" table:formula="oooc:=[.$B273]*10+530+[.G$2]*8" office:value-type="float" office:value="640">
            <text:p>640 kg</text:p>
          </table:table-cell>
          <table:table-cell table:style-name="ce19" table:formula="oooc:=[.$B273]*10+530+[.H$2]*8" office:value-type="float" office:value="648">
            <text:p>648 kg</text:p>
          </table:table-cell>
          <table:table-cell table:style-name="ce19" table:formula="oooc:=[.$B273]*10+530+[.I$2]*8" office:value-type="float" office:value="656">
            <text:p>656 kg</text:p>
          </table:table-cell>
          <table:table-cell table:style-name="ce19" table:formula="oooc:=[.$B273]*10+530+[.J$2]*8" office:value-type="float" office:value="664">
            <text:p>664 kg</text:p>
          </table:table-cell>
          <table:table-cell table:style-name="ce19" table:formula="oooc:=[.$B273]*10+530+[.K$2]*8" office:value-type="float" office:value="672">
            <text:p>672 kg</text:p>
          </table:table-cell>
          <table:table-cell table:style-name="ce19" table:formula="oooc:=[.$B273]*10+530+[.L$2]*8" office:value-type="float" office:value="680">
            <text:p>680 kg</text:p>
          </table:table-cell>
          <table:table-cell table:style-name="ce19" table:formula="oooc:=[.$B273]*10+530+[.M$2]*8" office:value-type="float" office:value="688">
            <text:p>688 kg</text:p>
          </table:table-cell>
          <table:table-cell table:style-name="ce19" table:formula="oooc:=[.$B273]*10+530+[.N$2]*8" office:value-type="float" office:value="696">
            <text:p>696 kg</text:p>
          </table:table-cell>
          <table:table-cell table:style-name="ce19" table:formula="oooc:=[.$B273]*10+530+[.O$2]*8" office:value-type="float" office:value="704">
            <text:p>704 kg</text:p>
          </table:table-cell>
          <table:table-cell table:style-name="ce19" table:formula="oooc:=[.$B273]*10+530+[.P$2]*8" office:value-type="float" office:value="712">
            <text:p>712 kg</text:p>
          </table:table-cell>
          <table:table-cell table:style-name="ce19" table:formula="oooc:=[.$B273]*10+530+[.Q$2]*8" office:value-type="float" office:value="720">
            <text:p>720 kg</text:p>
          </table:table-cell>
          <table:table-cell table:style-name="ce19" table:formula="oooc:=[.$B273]*10+530+[.R$2]*8" office:value-type="float" office:value="728">
            <text:p>728 kg</text:p>
          </table:table-cell>
          <table:table-cell table:style-name="ce19" table:formula="oooc:=[.$B273]*10+530+[.S$2]*8" office:value-type="float" office:value="736">
            <text:p>736 kg</text:p>
          </table:table-cell>
          <table:table-cell table:style-name="ce19" table:formula="oooc:=[.$B273]*10+530+[.T$2]*8" office:value-type="float" office:value="744">
            <text:p>744 kg</text:p>
          </table:table-cell>
          <table:table-cell table:style-name="ce19" table:formula="oooc:=[.$B273]*10+530+[.U$2]*8" office:value-type="float" office:value="752">
            <text:p>752 kg</text:p>
          </table:table-cell>
          <table:table-cell table:style-name="ce19" table:formula="oooc:=[.$B273]*10+530+[.V$2]*8" office:value-type="float" office:value="760">
            <text:p>760 kg</text:p>
          </table:table-cell>
          <table:table-cell table:style-name="ce19" table:formula="oooc:=[.$B273]*10+530+[.W$2]*8" office:value-type="float" office:value="768">
            <text:p>768 kg</text:p>
          </table:table-cell>
          <table:table-cell table:style-name="ce19" table:formula="oooc:=[.$B273]*10+530+[.X$2]*8" office:value-type="float" office:value="776">
            <text:p>776 kg</text:p>
          </table:table-cell>
          <table:table-cell table:style-name="ce19" table:formula="oooc:=[.$B273]*10+530+[.Y$2]*8" office:value-type="float" office:value="784">
            <text:p>784 kg</text:p>
          </table:table-cell>
          <table:table-cell table:style-name="ce19" table:formula="oooc:=[.$B273]*10+530+[.Z$2]*8" office:value-type="float" office:value="792">
            <text:p>792 kg</text:p>
          </table:table-cell>
          <table:table-cell table:style-name="ce19" table:formula="oooc:=[.$B273]*10+530+[.AA$2]*8" office:value-type="float" office:value="800">
            <text:p>800 kg</text:p>
          </table:table-cell>
          <table:table-cell table:style-name="ce19" table:formula="oooc:=[.$B273]*10+530+[.AB$2]*8" office:value-type="float" office:value="808">
            <text:p>808 kg</text:p>
          </table:table-cell>
          <table:table-cell table:style-name="ce19" table:formula="oooc:=[.$B273]*10+530+[.AC$2]*8" office:value-type="float" office:value="816">
            <text:p>816 kg</text:p>
          </table:table-cell>
          <table:table-cell table:style-name="ce19" table:formula="oooc:=[.$B273]*10+530+[.AD$2]*8" office:value-type="float" office:value="824">
            <text:p>824 kg</text:p>
          </table:table-cell>
          <table:table-cell table:style-name="ce19" table:formula="oooc:=[.$B273]*10+530+[.AE$2]*8" office:value-type="float" office:value="832">
            <text:p>832 kg</text:p>
          </table:table-cell>
          <table:table-cell table:style-name="ce19" table:formula="oooc:=[.$B273]*10+530+[.AF$2]*8" office:value-type="float" office:value="840">
            <text:p>8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19" table:formula="oooc:=[.$B274]*10+530+[.C$2]*8" office:value-type="float" office:value="618">
            <text:p>618 kg</text:p>
          </table:table-cell>
          <table:table-cell table:style-name="ce19" table:formula="oooc:=[.$B274]*10+530+[.D$2]*8" office:value-type="float" office:value="626">
            <text:p>626 kg</text:p>
          </table:table-cell>
          <table:table-cell table:style-name="ce19" table:formula="oooc:=[.$B274]*10+530+[.E$2]*8" office:value-type="float" office:value="634">
            <text:p>634 kg</text:p>
          </table:table-cell>
          <table:table-cell table:style-name="ce19" table:formula="oooc:=[.$B274]*10+530+[.F$2]*8" office:value-type="float" office:value="642">
            <text:p>642 kg</text:p>
          </table:table-cell>
          <table:table-cell table:style-name="ce19" table:formula="oooc:=[.$B274]*10+530+[.G$2]*8" office:value-type="float" office:value="650">
            <text:p>650 kg</text:p>
          </table:table-cell>
          <table:table-cell table:style-name="ce19" table:formula="oooc:=[.$B274]*10+530+[.H$2]*8" office:value-type="float" office:value="658">
            <text:p>658 kg</text:p>
          </table:table-cell>
          <table:table-cell table:style-name="ce19" table:formula="oooc:=[.$B274]*10+530+[.I$2]*8" office:value-type="float" office:value="666">
            <text:p>666 kg</text:p>
          </table:table-cell>
          <table:table-cell table:style-name="ce19" table:formula="oooc:=[.$B274]*10+530+[.J$2]*8" office:value-type="float" office:value="674">
            <text:p>674 kg</text:p>
          </table:table-cell>
          <table:table-cell table:style-name="ce19" table:formula="oooc:=[.$B274]*10+530+[.K$2]*8" office:value-type="float" office:value="682">
            <text:p>682 kg</text:p>
          </table:table-cell>
          <table:table-cell table:style-name="ce19" table:formula="oooc:=[.$B274]*10+530+[.L$2]*8" office:value-type="float" office:value="690">
            <text:p>690 kg</text:p>
          </table:table-cell>
          <table:table-cell table:style-name="ce19" table:formula="oooc:=[.$B274]*10+530+[.M$2]*8" office:value-type="float" office:value="698">
            <text:p>698 kg</text:p>
          </table:table-cell>
          <table:table-cell table:style-name="ce19" table:formula="oooc:=[.$B274]*10+530+[.N$2]*8" office:value-type="float" office:value="706">
            <text:p>706 kg</text:p>
          </table:table-cell>
          <table:table-cell table:style-name="ce19" table:formula="oooc:=[.$B274]*10+530+[.O$2]*8" office:value-type="float" office:value="714">
            <text:p>714 kg</text:p>
          </table:table-cell>
          <table:table-cell table:style-name="ce19" table:formula="oooc:=[.$B274]*10+530+[.P$2]*8" office:value-type="float" office:value="722">
            <text:p>722 kg</text:p>
          </table:table-cell>
          <table:table-cell table:style-name="ce19" table:formula="oooc:=[.$B274]*10+530+[.Q$2]*8" office:value-type="float" office:value="730">
            <text:p>730 kg</text:p>
          </table:table-cell>
          <table:table-cell table:style-name="ce19" table:formula="oooc:=[.$B274]*10+530+[.R$2]*8" office:value-type="float" office:value="738">
            <text:p>738 kg</text:p>
          </table:table-cell>
          <table:table-cell table:style-name="ce19" table:formula="oooc:=[.$B274]*10+530+[.S$2]*8" office:value-type="float" office:value="746">
            <text:p>746 kg</text:p>
          </table:table-cell>
          <table:table-cell table:style-name="ce19" table:formula="oooc:=[.$B274]*10+530+[.T$2]*8" office:value-type="float" office:value="754">
            <text:p>754 kg</text:p>
          </table:table-cell>
          <table:table-cell table:style-name="ce19" table:formula="oooc:=[.$B274]*10+530+[.U$2]*8" office:value-type="float" office:value="762">
            <text:p>762 kg</text:p>
          </table:table-cell>
          <table:table-cell table:style-name="ce19" table:formula="oooc:=[.$B274]*10+530+[.V$2]*8" office:value-type="float" office:value="770">
            <text:p>770 kg</text:p>
          </table:table-cell>
          <table:table-cell table:style-name="ce19" table:formula="oooc:=[.$B274]*10+530+[.W$2]*8" office:value-type="float" office:value="778">
            <text:p>778 kg</text:p>
          </table:table-cell>
          <table:table-cell table:style-name="ce19" table:formula="oooc:=[.$B274]*10+530+[.X$2]*8" office:value-type="float" office:value="786">
            <text:p>786 kg</text:p>
          </table:table-cell>
          <table:table-cell table:style-name="ce19" table:formula="oooc:=[.$B274]*10+530+[.Y$2]*8" office:value-type="float" office:value="794">
            <text:p>794 kg</text:p>
          </table:table-cell>
          <table:table-cell table:style-name="ce19" table:formula="oooc:=[.$B274]*10+530+[.Z$2]*8" office:value-type="float" office:value="802">
            <text:p>802 kg</text:p>
          </table:table-cell>
          <table:table-cell table:style-name="ce19" table:formula="oooc:=[.$B274]*10+530+[.AA$2]*8" office:value-type="float" office:value="810">
            <text:p>810 kg</text:p>
          </table:table-cell>
          <table:table-cell table:style-name="ce19" table:formula="oooc:=[.$B274]*10+530+[.AB$2]*8" office:value-type="float" office:value="818">
            <text:p>818 kg</text:p>
          </table:table-cell>
          <table:table-cell table:style-name="ce19" table:formula="oooc:=[.$B274]*10+530+[.AC$2]*8" office:value-type="float" office:value="826">
            <text:p>826 kg</text:p>
          </table:table-cell>
          <table:table-cell table:style-name="ce19" table:formula="oooc:=[.$B274]*10+530+[.AD$2]*8" office:value-type="float" office:value="834">
            <text:p>834 kg</text:p>
          </table:table-cell>
          <table:table-cell table:style-name="ce19" table:formula="oooc:=[.$B274]*10+530+[.AE$2]*8" office:value-type="float" office:value="842">
            <text:p>842 kg</text:p>
          </table:table-cell>
          <table:table-cell table:style-name="ce19" table:formula="oooc:=[.$B274]*10+530+[.AF$2]*8" office:value-type="float" office:value="850">
            <text:p>8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style-name="ce19" table:formula="oooc:=[.$B275]*10+530+[.C$2]*8" office:value-type="float" office:value="628">
            <text:p>628 kg</text:p>
          </table:table-cell>
          <table:table-cell table:style-name="ce19" table:formula="oooc:=[.$B275]*10+530+[.D$2]*8" office:value-type="float" office:value="636">
            <text:p>636 kg</text:p>
          </table:table-cell>
          <table:table-cell table:style-name="ce19" table:formula="oooc:=[.$B275]*10+530+[.E$2]*8" office:value-type="float" office:value="644">
            <text:p>644 kg</text:p>
          </table:table-cell>
          <table:table-cell table:style-name="ce19" table:formula="oooc:=[.$B275]*10+530+[.F$2]*8" office:value-type="float" office:value="652">
            <text:p>652 kg</text:p>
          </table:table-cell>
          <table:table-cell table:style-name="ce19" table:formula="oooc:=[.$B275]*10+530+[.G$2]*8" office:value-type="float" office:value="660">
            <text:p>660 kg</text:p>
          </table:table-cell>
          <table:table-cell table:style-name="ce19" table:formula="oooc:=[.$B275]*10+530+[.H$2]*8" office:value-type="float" office:value="668">
            <text:p>668 kg</text:p>
          </table:table-cell>
          <table:table-cell table:style-name="ce19" table:formula="oooc:=[.$B275]*10+530+[.I$2]*8" office:value-type="float" office:value="676">
            <text:p>676 kg</text:p>
          </table:table-cell>
          <table:table-cell table:style-name="ce19" table:formula="oooc:=[.$B275]*10+530+[.J$2]*8" office:value-type="float" office:value="684">
            <text:p>684 kg</text:p>
          </table:table-cell>
          <table:table-cell table:style-name="ce19" table:formula="oooc:=[.$B275]*10+530+[.K$2]*8" office:value-type="float" office:value="692">
            <text:p>692 kg</text:p>
          </table:table-cell>
          <table:table-cell table:style-name="ce19" table:formula="oooc:=[.$B275]*10+530+[.L$2]*8" office:value-type="float" office:value="700">
            <text:p>700 kg</text:p>
          </table:table-cell>
          <table:table-cell table:style-name="ce19" table:formula="oooc:=[.$B275]*10+530+[.M$2]*8" office:value-type="float" office:value="708">
            <text:p>708 kg</text:p>
          </table:table-cell>
          <table:table-cell table:style-name="ce19" table:formula="oooc:=[.$B275]*10+530+[.N$2]*8" office:value-type="float" office:value="716">
            <text:p>716 kg</text:p>
          </table:table-cell>
          <table:table-cell table:style-name="ce19" table:formula="oooc:=[.$B275]*10+530+[.O$2]*8" office:value-type="float" office:value="724">
            <text:p>724 kg</text:p>
          </table:table-cell>
          <table:table-cell table:style-name="ce19" table:formula="oooc:=[.$B275]*10+530+[.P$2]*8" office:value-type="float" office:value="732">
            <text:p>732 kg</text:p>
          </table:table-cell>
          <table:table-cell table:style-name="ce19" table:formula="oooc:=[.$B275]*10+530+[.Q$2]*8" office:value-type="float" office:value="740">
            <text:p>740 kg</text:p>
          </table:table-cell>
          <table:table-cell table:style-name="ce19" table:formula="oooc:=[.$B275]*10+530+[.R$2]*8" office:value-type="float" office:value="748">
            <text:p>748 kg</text:p>
          </table:table-cell>
          <table:table-cell table:style-name="ce19" table:formula="oooc:=[.$B275]*10+530+[.S$2]*8" office:value-type="float" office:value="756">
            <text:p>756 kg</text:p>
          </table:table-cell>
          <table:table-cell table:style-name="ce19" table:formula="oooc:=[.$B275]*10+530+[.T$2]*8" office:value-type="float" office:value="764">
            <text:p>764 kg</text:p>
          </table:table-cell>
          <table:table-cell table:style-name="ce19" table:formula="oooc:=[.$B275]*10+530+[.U$2]*8" office:value-type="float" office:value="772">
            <text:p>772 kg</text:p>
          </table:table-cell>
          <table:table-cell table:style-name="ce19" table:formula="oooc:=[.$B275]*10+530+[.V$2]*8" office:value-type="float" office:value="780">
            <text:p>780 kg</text:p>
          </table:table-cell>
          <table:table-cell table:style-name="ce19" table:formula="oooc:=[.$B275]*10+530+[.W$2]*8" office:value-type="float" office:value="788">
            <text:p>788 kg</text:p>
          </table:table-cell>
          <table:table-cell table:style-name="ce19" table:formula="oooc:=[.$B275]*10+530+[.X$2]*8" office:value-type="float" office:value="796">
            <text:p>796 kg</text:p>
          </table:table-cell>
          <table:table-cell table:style-name="ce19" table:formula="oooc:=[.$B275]*10+530+[.Y$2]*8" office:value-type="float" office:value="804">
            <text:p>804 kg</text:p>
          </table:table-cell>
          <table:table-cell table:style-name="ce19" table:formula="oooc:=[.$B275]*10+530+[.Z$2]*8" office:value-type="float" office:value="812">
            <text:p>812 kg</text:p>
          </table:table-cell>
          <table:table-cell table:style-name="ce19" table:formula="oooc:=[.$B275]*10+530+[.AA$2]*8" office:value-type="float" office:value="820">
            <text:p>820 kg</text:p>
          </table:table-cell>
          <table:table-cell table:style-name="ce19" table:formula="oooc:=[.$B275]*10+530+[.AB$2]*8" office:value-type="float" office:value="828">
            <text:p>828 kg</text:p>
          </table:table-cell>
          <table:table-cell table:style-name="ce19" table:formula="oooc:=[.$B275]*10+530+[.AC$2]*8" office:value-type="float" office:value="836">
            <text:p>836 kg</text:p>
          </table:table-cell>
          <table:table-cell table:style-name="ce19" table:formula="oooc:=[.$B275]*10+530+[.AD$2]*8" office:value-type="float" office:value="844">
            <text:p>844 kg</text:p>
          </table:table-cell>
          <table:table-cell table:style-name="ce19" table:formula="oooc:=[.$B275]*10+530+[.AE$2]*8" office:value-type="float" office:value="852">
            <text:p>852 kg</text:p>
          </table:table-cell>
          <table:table-cell table:style-name="ce19" table:formula="oooc:=[.$B275]*10+530+[.AF$2]*8" office:value-type="float" office:value="860">
            <text:p>8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style-name="ce19" table:formula="oooc:=[.$B276]*10+530+[.C$2]*8" office:value-type="float" office:value="638">
            <text:p>638 kg</text:p>
          </table:table-cell>
          <table:table-cell table:style-name="ce19" table:formula="oooc:=[.$B276]*10+530+[.D$2]*8" office:value-type="float" office:value="646">
            <text:p>646 kg</text:p>
          </table:table-cell>
          <table:table-cell table:style-name="ce19" table:formula="oooc:=[.$B276]*10+530+[.E$2]*8" office:value-type="float" office:value="654">
            <text:p>654 kg</text:p>
          </table:table-cell>
          <table:table-cell table:style-name="ce19" table:formula="oooc:=[.$B276]*10+530+[.F$2]*8" office:value-type="float" office:value="662">
            <text:p>662 kg</text:p>
          </table:table-cell>
          <table:table-cell table:style-name="ce19" table:formula="oooc:=[.$B276]*10+530+[.G$2]*8" office:value-type="float" office:value="670">
            <text:p>670 kg</text:p>
          </table:table-cell>
          <table:table-cell table:style-name="ce19" table:formula="oooc:=[.$B276]*10+530+[.H$2]*8" office:value-type="float" office:value="678">
            <text:p>678 kg</text:p>
          </table:table-cell>
          <table:table-cell table:style-name="ce19" table:formula="oooc:=[.$B276]*10+530+[.I$2]*8" office:value-type="float" office:value="686">
            <text:p>686 kg</text:p>
          </table:table-cell>
          <table:table-cell table:style-name="ce19" table:formula="oooc:=[.$B276]*10+530+[.J$2]*8" office:value-type="float" office:value="694">
            <text:p>694 kg</text:p>
          </table:table-cell>
          <table:table-cell table:style-name="ce19" table:formula="oooc:=[.$B276]*10+530+[.K$2]*8" office:value-type="float" office:value="702">
            <text:p>702 kg</text:p>
          </table:table-cell>
          <table:table-cell table:style-name="ce19" table:formula="oooc:=[.$B276]*10+530+[.L$2]*8" office:value-type="float" office:value="710">
            <text:p>710 kg</text:p>
          </table:table-cell>
          <table:table-cell table:style-name="ce19" table:formula="oooc:=[.$B276]*10+530+[.M$2]*8" office:value-type="float" office:value="718">
            <text:p>718 kg</text:p>
          </table:table-cell>
          <table:table-cell table:style-name="ce19" table:formula="oooc:=[.$B276]*10+530+[.N$2]*8" office:value-type="float" office:value="726">
            <text:p>726 kg</text:p>
          </table:table-cell>
          <table:table-cell table:style-name="ce19" table:formula="oooc:=[.$B276]*10+530+[.O$2]*8" office:value-type="float" office:value="734">
            <text:p>734 kg</text:p>
          </table:table-cell>
          <table:table-cell table:style-name="ce19" table:formula="oooc:=[.$B276]*10+530+[.P$2]*8" office:value-type="float" office:value="742">
            <text:p>742 kg</text:p>
          </table:table-cell>
          <table:table-cell table:style-name="ce19" table:formula="oooc:=[.$B276]*10+530+[.Q$2]*8" office:value-type="float" office:value="750">
            <text:p>750 kg</text:p>
          </table:table-cell>
          <table:table-cell table:style-name="ce19" table:formula="oooc:=[.$B276]*10+530+[.R$2]*8" office:value-type="float" office:value="758">
            <text:p>758 kg</text:p>
          </table:table-cell>
          <table:table-cell table:style-name="ce19" table:formula="oooc:=[.$B276]*10+530+[.S$2]*8" office:value-type="float" office:value="766">
            <text:p>766 kg</text:p>
          </table:table-cell>
          <table:table-cell table:style-name="ce19" table:formula="oooc:=[.$B276]*10+530+[.T$2]*8" office:value-type="float" office:value="774">
            <text:p>774 kg</text:p>
          </table:table-cell>
          <table:table-cell table:style-name="ce19" table:formula="oooc:=[.$B276]*10+530+[.U$2]*8" office:value-type="float" office:value="782">
            <text:p>782 kg</text:p>
          </table:table-cell>
          <table:table-cell table:style-name="ce19" table:formula="oooc:=[.$B276]*10+530+[.V$2]*8" office:value-type="float" office:value="790">
            <text:p>790 kg</text:p>
          </table:table-cell>
          <table:table-cell table:style-name="ce19" table:formula="oooc:=[.$B276]*10+530+[.W$2]*8" office:value-type="float" office:value="798">
            <text:p>798 kg</text:p>
          </table:table-cell>
          <table:table-cell table:style-name="ce19" table:formula="oooc:=[.$B276]*10+530+[.X$2]*8" office:value-type="float" office:value="806">
            <text:p>806 kg</text:p>
          </table:table-cell>
          <table:table-cell table:style-name="ce19" table:formula="oooc:=[.$B276]*10+530+[.Y$2]*8" office:value-type="float" office:value="814">
            <text:p>814 kg</text:p>
          </table:table-cell>
          <table:table-cell table:style-name="ce19" table:formula="oooc:=[.$B276]*10+530+[.Z$2]*8" office:value-type="float" office:value="822">
            <text:p>822 kg</text:p>
          </table:table-cell>
          <table:table-cell table:style-name="ce19" table:formula="oooc:=[.$B276]*10+530+[.AA$2]*8" office:value-type="float" office:value="830">
            <text:p>830 kg</text:p>
          </table:table-cell>
          <table:table-cell table:style-name="ce19" table:formula="oooc:=[.$B276]*10+530+[.AB$2]*8" office:value-type="float" office:value="838">
            <text:p>838 kg</text:p>
          </table:table-cell>
          <table:table-cell table:style-name="ce19" table:formula="oooc:=[.$B276]*10+530+[.AC$2]*8" office:value-type="float" office:value="846">
            <text:p>846 kg</text:p>
          </table:table-cell>
          <table:table-cell table:style-name="ce19" table:formula="oooc:=[.$B276]*10+530+[.AD$2]*8" office:value-type="float" office:value="854">
            <text:p>854 kg</text:p>
          </table:table-cell>
          <table:table-cell table:style-name="ce19" table:formula="oooc:=[.$B276]*10+530+[.AE$2]*8" office:value-type="float" office:value="862">
            <text:p>862 kg</text:p>
          </table:table-cell>
          <table:table-cell table:style-name="ce19" table:formula="oooc:=[.$B276]*10+530+[.AF$2]*8" office:value-type="float" office:value="870">
            <text:p>8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style-name="ce19" table:formula="oooc:=[.$B277]*10+530+[.C$2]*8" office:value-type="float" office:value="648">
            <text:p>648 kg</text:p>
          </table:table-cell>
          <table:table-cell table:style-name="ce19" table:formula="oooc:=[.$B277]*10+530+[.D$2]*8" office:value-type="float" office:value="656">
            <text:p>656 kg</text:p>
          </table:table-cell>
          <table:table-cell table:style-name="ce19" table:formula="oooc:=[.$B277]*10+530+[.E$2]*8" office:value-type="float" office:value="664">
            <text:p>664 kg</text:p>
          </table:table-cell>
          <table:table-cell table:style-name="ce19" table:formula="oooc:=[.$B277]*10+530+[.F$2]*8" office:value-type="float" office:value="672">
            <text:p>672 kg</text:p>
          </table:table-cell>
          <table:table-cell table:style-name="ce19" table:formula="oooc:=[.$B277]*10+530+[.G$2]*8" office:value-type="float" office:value="680">
            <text:p>680 kg</text:p>
          </table:table-cell>
          <table:table-cell table:style-name="ce19" table:formula="oooc:=[.$B277]*10+530+[.H$2]*8" office:value-type="float" office:value="688">
            <text:p>688 kg</text:p>
          </table:table-cell>
          <table:table-cell table:style-name="ce19" table:formula="oooc:=[.$B277]*10+530+[.I$2]*8" office:value-type="float" office:value="696">
            <text:p>696 kg</text:p>
          </table:table-cell>
          <table:table-cell table:style-name="ce19" table:formula="oooc:=[.$B277]*10+530+[.J$2]*8" office:value-type="float" office:value="704">
            <text:p>704 kg</text:p>
          </table:table-cell>
          <table:table-cell table:style-name="ce19" table:formula="oooc:=[.$B277]*10+530+[.K$2]*8" office:value-type="float" office:value="712">
            <text:p>712 kg</text:p>
          </table:table-cell>
          <table:table-cell table:style-name="ce19" table:formula="oooc:=[.$B277]*10+530+[.L$2]*8" office:value-type="float" office:value="720">
            <text:p>720 kg</text:p>
          </table:table-cell>
          <table:table-cell table:style-name="ce19" table:formula="oooc:=[.$B277]*10+530+[.M$2]*8" office:value-type="float" office:value="728">
            <text:p>728 kg</text:p>
          </table:table-cell>
          <table:table-cell table:style-name="ce19" table:formula="oooc:=[.$B277]*10+530+[.N$2]*8" office:value-type="float" office:value="736">
            <text:p>736 kg</text:p>
          </table:table-cell>
          <table:table-cell table:style-name="ce19" table:formula="oooc:=[.$B277]*10+530+[.O$2]*8" office:value-type="float" office:value="744">
            <text:p>744 kg</text:p>
          </table:table-cell>
          <table:table-cell table:style-name="ce19" table:formula="oooc:=[.$B277]*10+530+[.P$2]*8" office:value-type="float" office:value="752">
            <text:p>752 kg</text:p>
          </table:table-cell>
          <table:table-cell table:style-name="ce19" table:formula="oooc:=[.$B277]*10+530+[.Q$2]*8" office:value-type="float" office:value="760">
            <text:p>760 kg</text:p>
          </table:table-cell>
          <table:table-cell table:style-name="ce19" table:formula="oooc:=[.$B277]*10+530+[.R$2]*8" office:value-type="float" office:value="768">
            <text:p>768 kg</text:p>
          </table:table-cell>
          <table:table-cell table:style-name="ce19" table:formula="oooc:=[.$B277]*10+530+[.S$2]*8" office:value-type="float" office:value="776">
            <text:p>776 kg</text:p>
          </table:table-cell>
          <table:table-cell table:style-name="ce19" table:formula="oooc:=[.$B277]*10+530+[.T$2]*8" office:value-type="float" office:value="784">
            <text:p>784 kg</text:p>
          </table:table-cell>
          <table:table-cell table:style-name="ce19" table:formula="oooc:=[.$B277]*10+530+[.U$2]*8" office:value-type="float" office:value="792">
            <text:p>792 kg</text:p>
          </table:table-cell>
          <table:table-cell table:style-name="ce19" table:formula="oooc:=[.$B277]*10+530+[.V$2]*8" office:value-type="float" office:value="800">
            <text:p>800 kg</text:p>
          </table:table-cell>
          <table:table-cell table:style-name="ce19" table:formula="oooc:=[.$B277]*10+530+[.W$2]*8" office:value-type="float" office:value="808">
            <text:p>808 kg</text:p>
          </table:table-cell>
          <table:table-cell table:style-name="ce19" table:formula="oooc:=[.$B277]*10+530+[.X$2]*8" office:value-type="float" office:value="816">
            <text:p>816 kg</text:p>
          </table:table-cell>
          <table:table-cell table:style-name="ce19" table:formula="oooc:=[.$B277]*10+530+[.Y$2]*8" office:value-type="float" office:value="824">
            <text:p>824 kg</text:p>
          </table:table-cell>
          <table:table-cell table:style-name="ce19" table:formula="oooc:=[.$B277]*10+530+[.Z$2]*8" office:value-type="float" office:value="832">
            <text:p>832 kg</text:p>
          </table:table-cell>
          <table:table-cell table:style-name="ce19" table:formula="oooc:=[.$B277]*10+530+[.AA$2]*8" office:value-type="float" office:value="840">
            <text:p>840 kg</text:p>
          </table:table-cell>
          <table:table-cell table:style-name="ce19" table:formula="oooc:=[.$B277]*10+530+[.AB$2]*8" office:value-type="float" office:value="848">
            <text:p>848 kg</text:p>
          </table:table-cell>
          <table:table-cell table:style-name="ce19" table:formula="oooc:=[.$B277]*10+530+[.AC$2]*8" office:value-type="float" office:value="856">
            <text:p>856 kg</text:p>
          </table:table-cell>
          <table:table-cell table:style-name="ce19" table:formula="oooc:=[.$B277]*10+530+[.AD$2]*8" office:value-type="float" office:value="864">
            <text:p>864 kg</text:p>
          </table:table-cell>
          <table:table-cell table:style-name="ce19" table:formula="oooc:=[.$B277]*10+530+[.AE$2]*8" office:value-type="float" office:value="872">
            <text:p>872 kg</text:p>
          </table:table-cell>
          <table:table-cell table:style-name="ce19" table:formula="oooc:=[.$B277]*10+530+[.AF$2]*8" office:value-type="float" office:value="880">
            <text:p>8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style-name="ce19" table:formula="oooc:=[.$B278]*10+530+[.C$2]*8" office:value-type="float" office:value="658">
            <text:p>658 kg</text:p>
          </table:table-cell>
          <table:table-cell table:style-name="ce19" table:formula="oooc:=[.$B278]*10+530+[.D$2]*8" office:value-type="float" office:value="666">
            <text:p>666 kg</text:p>
          </table:table-cell>
          <table:table-cell table:style-name="ce19" table:formula="oooc:=[.$B278]*10+530+[.E$2]*8" office:value-type="float" office:value="674">
            <text:p>674 kg</text:p>
          </table:table-cell>
          <table:table-cell table:style-name="ce19" table:formula="oooc:=[.$B278]*10+530+[.F$2]*8" office:value-type="float" office:value="682">
            <text:p>682 kg</text:p>
          </table:table-cell>
          <table:table-cell table:style-name="ce19" table:formula="oooc:=[.$B278]*10+530+[.G$2]*8" office:value-type="float" office:value="690">
            <text:p>690 kg</text:p>
          </table:table-cell>
          <table:table-cell table:style-name="ce19" table:formula="oooc:=[.$B278]*10+530+[.H$2]*8" office:value-type="float" office:value="698">
            <text:p>698 kg</text:p>
          </table:table-cell>
          <table:table-cell table:style-name="ce19" table:formula="oooc:=[.$B278]*10+530+[.I$2]*8" office:value-type="float" office:value="706">
            <text:p>706 kg</text:p>
          </table:table-cell>
          <table:table-cell table:style-name="ce19" table:formula="oooc:=[.$B278]*10+530+[.J$2]*8" office:value-type="float" office:value="714">
            <text:p>714 kg</text:p>
          </table:table-cell>
          <table:table-cell table:style-name="ce19" table:formula="oooc:=[.$B278]*10+530+[.K$2]*8" office:value-type="float" office:value="722">
            <text:p>722 kg</text:p>
          </table:table-cell>
          <table:table-cell table:style-name="ce19" table:formula="oooc:=[.$B278]*10+530+[.L$2]*8" office:value-type="float" office:value="730">
            <text:p>730 kg</text:p>
          </table:table-cell>
          <table:table-cell table:style-name="ce19" table:formula="oooc:=[.$B278]*10+530+[.M$2]*8" office:value-type="float" office:value="738">
            <text:p>738 kg</text:p>
          </table:table-cell>
          <table:table-cell table:style-name="ce19" table:formula="oooc:=[.$B278]*10+530+[.N$2]*8" office:value-type="float" office:value="746">
            <text:p>746 kg</text:p>
          </table:table-cell>
          <table:table-cell table:style-name="ce19" table:formula="oooc:=[.$B278]*10+530+[.O$2]*8" office:value-type="float" office:value="754">
            <text:p>754 kg</text:p>
          </table:table-cell>
          <table:table-cell table:style-name="ce19" table:formula="oooc:=[.$B278]*10+530+[.P$2]*8" office:value-type="float" office:value="762">
            <text:p>762 kg</text:p>
          </table:table-cell>
          <table:table-cell table:style-name="ce19" table:formula="oooc:=[.$B278]*10+530+[.Q$2]*8" office:value-type="float" office:value="770">
            <text:p>770 kg</text:p>
          </table:table-cell>
          <table:table-cell table:style-name="ce19" table:formula="oooc:=[.$B278]*10+530+[.R$2]*8" office:value-type="float" office:value="778">
            <text:p>778 kg</text:p>
          </table:table-cell>
          <table:table-cell table:style-name="ce19" table:formula="oooc:=[.$B278]*10+530+[.S$2]*8" office:value-type="float" office:value="786">
            <text:p>786 kg</text:p>
          </table:table-cell>
          <table:table-cell table:style-name="ce19" table:formula="oooc:=[.$B278]*10+530+[.T$2]*8" office:value-type="float" office:value="794">
            <text:p>794 kg</text:p>
          </table:table-cell>
          <table:table-cell table:style-name="ce19" table:formula="oooc:=[.$B278]*10+530+[.U$2]*8" office:value-type="float" office:value="802">
            <text:p>802 kg</text:p>
          </table:table-cell>
          <table:table-cell table:style-name="ce19" table:formula="oooc:=[.$B278]*10+530+[.V$2]*8" office:value-type="float" office:value="810">
            <text:p>810 kg</text:p>
          </table:table-cell>
          <table:table-cell table:style-name="ce19" table:formula="oooc:=[.$B278]*10+530+[.W$2]*8" office:value-type="float" office:value="818">
            <text:p>818 kg</text:p>
          </table:table-cell>
          <table:table-cell table:style-name="ce19" table:formula="oooc:=[.$B278]*10+530+[.X$2]*8" office:value-type="float" office:value="826">
            <text:p>826 kg</text:p>
          </table:table-cell>
          <table:table-cell table:style-name="ce19" table:formula="oooc:=[.$B278]*10+530+[.Y$2]*8" office:value-type="float" office:value="834">
            <text:p>834 kg</text:p>
          </table:table-cell>
          <table:table-cell table:style-name="ce19" table:formula="oooc:=[.$B278]*10+530+[.Z$2]*8" office:value-type="float" office:value="842">
            <text:p>842 kg</text:p>
          </table:table-cell>
          <table:table-cell table:style-name="ce19" table:formula="oooc:=[.$B278]*10+530+[.AA$2]*8" office:value-type="float" office:value="850">
            <text:p>850 kg</text:p>
          </table:table-cell>
          <table:table-cell table:style-name="ce19" table:formula="oooc:=[.$B278]*10+530+[.AB$2]*8" office:value-type="float" office:value="858">
            <text:p>858 kg</text:p>
          </table:table-cell>
          <table:table-cell table:style-name="ce19" table:formula="oooc:=[.$B278]*10+530+[.AC$2]*8" office:value-type="float" office:value="866">
            <text:p>866 kg</text:p>
          </table:table-cell>
          <table:table-cell table:style-name="ce19" table:formula="oooc:=[.$B278]*10+530+[.AD$2]*8" office:value-type="float" office:value="874">
            <text:p>874 kg</text:p>
          </table:table-cell>
          <table:table-cell table:style-name="ce19" table:formula="oooc:=[.$B278]*10+530+[.AE$2]*8" office:value-type="float" office:value="882">
            <text:p>882 kg</text:p>
          </table:table-cell>
          <table:table-cell table:style-name="ce19" table:formula="oooc:=[.$B278]*10+530+[.AF$2]*8" office:value-type="float" office:value="890">
            <text:p>8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style-name="ce19" table:formula="oooc:=[.$B279]*10+530+[.C$2]*8" office:value-type="float" office:value="668">
            <text:p>668 kg</text:p>
          </table:table-cell>
          <table:table-cell table:style-name="ce19" table:formula="oooc:=[.$B279]*10+530+[.D$2]*8" office:value-type="float" office:value="676">
            <text:p>676 kg</text:p>
          </table:table-cell>
          <table:table-cell table:style-name="ce19" table:formula="oooc:=[.$B279]*10+530+[.E$2]*8" office:value-type="float" office:value="684">
            <text:p>684 kg</text:p>
          </table:table-cell>
          <table:table-cell table:style-name="ce19" table:formula="oooc:=[.$B279]*10+530+[.F$2]*8" office:value-type="float" office:value="692">
            <text:p>692 kg</text:p>
          </table:table-cell>
          <table:table-cell table:style-name="ce19" table:formula="oooc:=[.$B279]*10+530+[.G$2]*8" office:value-type="float" office:value="700">
            <text:p>700 kg</text:p>
          </table:table-cell>
          <table:table-cell table:style-name="ce19" table:formula="oooc:=[.$B279]*10+530+[.H$2]*8" office:value-type="float" office:value="708">
            <text:p>708 kg</text:p>
          </table:table-cell>
          <table:table-cell table:style-name="ce19" table:formula="oooc:=[.$B279]*10+530+[.I$2]*8" office:value-type="float" office:value="716">
            <text:p>716 kg</text:p>
          </table:table-cell>
          <table:table-cell table:style-name="ce19" table:formula="oooc:=[.$B279]*10+530+[.J$2]*8" office:value-type="float" office:value="724">
            <text:p>724 kg</text:p>
          </table:table-cell>
          <table:table-cell table:style-name="ce19" table:formula="oooc:=[.$B279]*10+530+[.K$2]*8" office:value-type="float" office:value="732">
            <text:p>732 kg</text:p>
          </table:table-cell>
          <table:table-cell table:style-name="ce19" table:formula="oooc:=[.$B279]*10+530+[.L$2]*8" office:value-type="float" office:value="740">
            <text:p>740 kg</text:p>
          </table:table-cell>
          <table:table-cell table:style-name="ce19" table:formula="oooc:=[.$B279]*10+530+[.M$2]*8" office:value-type="float" office:value="748">
            <text:p>748 kg</text:p>
          </table:table-cell>
          <table:table-cell table:style-name="ce19" table:formula="oooc:=[.$B279]*10+530+[.N$2]*8" office:value-type="float" office:value="756">
            <text:p>756 kg</text:p>
          </table:table-cell>
          <table:table-cell table:style-name="ce19" table:formula="oooc:=[.$B279]*10+530+[.O$2]*8" office:value-type="float" office:value="764">
            <text:p>764 kg</text:p>
          </table:table-cell>
          <table:table-cell table:style-name="ce19" table:formula="oooc:=[.$B279]*10+530+[.P$2]*8" office:value-type="float" office:value="772">
            <text:p>772 kg</text:p>
          </table:table-cell>
          <table:table-cell table:style-name="ce19" table:formula="oooc:=[.$B279]*10+530+[.Q$2]*8" office:value-type="float" office:value="780">
            <text:p>780 kg</text:p>
          </table:table-cell>
          <table:table-cell table:style-name="ce19" table:formula="oooc:=[.$B279]*10+530+[.R$2]*8" office:value-type="float" office:value="788">
            <text:p>788 kg</text:p>
          </table:table-cell>
          <table:table-cell table:style-name="ce19" table:formula="oooc:=[.$B279]*10+530+[.S$2]*8" office:value-type="float" office:value="796">
            <text:p>796 kg</text:p>
          </table:table-cell>
          <table:table-cell table:style-name="ce19" table:formula="oooc:=[.$B279]*10+530+[.T$2]*8" office:value-type="float" office:value="804">
            <text:p>804 kg</text:p>
          </table:table-cell>
          <table:table-cell table:style-name="ce19" table:formula="oooc:=[.$B279]*10+530+[.U$2]*8" office:value-type="float" office:value="812">
            <text:p>812 kg</text:p>
          </table:table-cell>
          <table:table-cell table:style-name="ce19" table:formula="oooc:=[.$B279]*10+530+[.V$2]*8" office:value-type="float" office:value="820">
            <text:p>820 kg</text:p>
          </table:table-cell>
          <table:table-cell table:style-name="ce19" table:formula="oooc:=[.$B279]*10+530+[.W$2]*8" office:value-type="float" office:value="828">
            <text:p>828 kg</text:p>
          </table:table-cell>
          <table:table-cell table:style-name="ce19" table:formula="oooc:=[.$B279]*10+530+[.X$2]*8" office:value-type="float" office:value="836">
            <text:p>836 kg</text:p>
          </table:table-cell>
          <table:table-cell table:style-name="ce19" table:formula="oooc:=[.$B279]*10+530+[.Y$2]*8" office:value-type="float" office:value="844">
            <text:p>844 kg</text:p>
          </table:table-cell>
          <table:table-cell table:style-name="ce19" table:formula="oooc:=[.$B279]*10+530+[.Z$2]*8" office:value-type="float" office:value="852">
            <text:p>852 kg</text:p>
          </table:table-cell>
          <table:table-cell table:style-name="ce19" table:formula="oooc:=[.$B279]*10+530+[.AA$2]*8" office:value-type="float" office:value="860">
            <text:p>860 kg</text:p>
          </table:table-cell>
          <table:table-cell table:style-name="ce19" table:formula="oooc:=[.$B279]*10+530+[.AB$2]*8" office:value-type="float" office:value="868">
            <text:p>868 kg</text:p>
          </table:table-cell>
          <table:table-cell table:style-name="ce19" table:formula="oooc:=[.$B279]*10+530+[.AC$2]*8" office:value-type="float" office:value="876">
            <text:p>876 kg</text:p>
          </table:table-cell>
          <table:table-cell table:style-name="ce19" table:formula="oooc:=[.$B279]*10+530+[.AD$2]*8" office:value-type="float" office:value="884">
            <text:p>884 kg</text:p>
          </table:table-cell>
          <table:table-cell table:style-name="ce19" table:formula="oooc:=[.$B279]*10+530+[.AE$2]*8" office:value-type="float" office:value="892">
            <text:p>892 kg</text:p>
          </table:table-cell>
          <table:table-cell table:style-name="ce19" table:formula="oooc:=[.$B279]*10+530+[.AF$2]*8" office:value-type="float" office:value="900">
            <text:p>9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style-name="ce19" table:formula="oooc:=[.$B280]*10+530+[.C$2]*8" office:value-type="float" office:value="678">
            <text:p>678 kg</text:p>
          </table:table-cell>
          <table:table-cell table:style-name="ce19" table:formula="oooc:=[.$B280]*10+530+[.D$2]*8" office:value-type="float" office:value="686">
            <text:p>686 kg</text:p>
          </table:table-cell>
          <table:table-cell table:style-name="ce19" table:formula="oooc:=[.$B280]*10+530+[.E$2]*8" office:value-type="float" office:value="694">
            <text:p>694 kg</text:p>
          </table:table-cell>
          <table:table-cell table:style-name="ce19" table:formula="oooc:=[.$B280]*10+530+[.F$2]*8" office:value-type="float" office:value="702">
            <text:p>702 kg</text:p>
          </table:table-cell>
          <table:table-cell table:style-name="ce19" table:formula="oooc:=[.$B280]*10+530+[.G$2]*8" office:value-type="float" office:value="710">
            <text:p>710 kg</text:p>
          </table:table-cell>
          <table:table-cell table:style-name="ce19" table:formula="oooc:=[.$B280]*10+530+[.H$2]*8" office:value-type="float" office:value="718">
            <text:p>718 kg</text:p>
          </table:table-cell>
          <table:table-cell table:style-name="ce19" table:formula="oooc:=[.$B280]*10+530+[.I$2]*8" office:value-type="float" office:value="726">
            <text:p>726 kg</text:p>
          </table:table-cell>
          <table:table-cell table:style-name="ce19" table:formula="oooc:=[.$B280]*10+530+[.J$2]*8" office:value-type="float" office:value="734">
            <text:p>734 kg</text:p>
          </table:table-cell>
          <table:table-cell table:style-name="ce19" table:formula="oooc:=[.$B280]*10+530+[.K$2]*8" office:value-type="float" office:value="742">
            <text:p>742 kg</text:p>
          </table:table-cell>
          <table:table-cell table:style-name="ce19" table:formula="oooc:=[.$B280]*10+530+[.L$2]*8" office:value-type="float" office:value="750">
            <text:p>750 kg</text:p>
          </table:table-cell>
          <table:table-cell table:style-name="ce19" table:formula="oooc:=[.$B280]*10+530+[.M$2]*8" office:value-type="float" office:value="758">
            <text:p>758 kg</text:p>
          </table:table-cell>
          <table:table-cell table:style-name="ce19" table:formula="oooc:=[.$B280]*10+530+[.N$2]*8" office:value-type="float" office:value="766">
            <text:p>766 kg</text:p>
          </table:table-cell>
          <table:table-cell table:style-name="ce19" table:formula="oooc:=[.$B280]*10+530+[.O$2]*8" office:value-type="float" office:value="774">
            <text:p>774 kg</text:p>
          </table:table-cell>
          <table:table-cell table:style-name="ce19" table:formula="oooc:=[.$B280]*10+530+[.P$2]*8" office:value-type="float" office:value="782">
            <text:p>782 kg</text:p>
          </table:table-cell>
          <table:table-cell table:style-name="ce19" table:formula="oooc:=[.$B280]*10+530+[.Q$2]*8" office:value-type="float" office:value="790">
            <text:p>790 kg</text:p>
          </table:table-cell>
          <table:table-cell table:style-name="ce19" table:formula="oooc:=[.$B280]*10+530+[.R$2]*8" office:value-type="float" office:value="798">
            <text:p>798 kg</text:p>
          </table:table-cell>
          <table:table-cell table:style-name="ce19" table:formula="oooc:=[.$B280]*10+530+[.S$2]*8" office:value-type="float" office:value="806">
            <text:p>806 kg</text:p>
          </table:table-cell>
          <table:table-cell table:style-name="ce19" table:formula="oooc:=[.$B280]*10+530+[.T$2]*8" office:value-type="float" office:value="814">
            <text:p>814 kg</text:p>
          </table:table-cell>
          <table:table-cell table:style-name="ce19" table:formula="oooc:=[.$B280]*10+530+[.U$2]*8" office:value-type="float" office:value="822">
            <text:p>822 kg</text:p>
          </table:table-cell>
          <table:table-cell table:style-name="ce19" table:formula="oooc:=[.$B280]*10+530+[.V$2]*8" office:value-type="float" office:value="830">
            <text:p>830 kg</text:p>
          </table:table-cell>
          <table:table-cell table:style-name="ce19" table:formula="oooc:=[.$B280]*10+530+[.W$2]*8" office:value-type="float" office:value="838">
            <text:p>838 kg</text:p>
          </table:table-cell>
          <table:table-cell table:style-name="ce19" table:formula="oooc:=[.$B280]*10+530+[.X$2]*8" office:value-type="float" office:value="846">
            <text:p>846 kg</text:p>
          </table:table-cell>
          <table:table-cell table:style-name="ce19" table:formula="oooc:=[.$B280]*10+530+[.Y$2]*8" office:value-type="float" office:value="854">
            <text:p>854 kg</text:p>
          </table:table-cell>
          <table:table-cell table:style-name="ce19" table:formula="oooc:=[.$B280]*10+530+[.Z$2]*8" office:value-type="float" office:value="862">
            <text:p>862 kg</text:p>
          </table:table-cell>
          <table:table-cell table:style-name="ce19" table:formula="oooc:=[.$B280]*10+530+[.AA$2]*8" office:value-type="float" office:value="870">
            <text:p>870 kg</text:p>
          </table:table-cell>
          <table:table-cell table:style-name="ce19" table:formula="oooc:=[.$B280]*10+530+[.AB$2]*8" office:value-type="float" office:value="878">
            <text:p>878 kg</text:p>
          </table:table-cell>
          <table:table-cell table:style-name="ce19" table:formula="oooc:=[.$B280]*10+530+[.AC$2]*8" office:value-type="float" office:value="886">
            <text:p>886 kg</text:p>
          </table:table-cell>
          <table:table-cell table:style-name="ce19" table:formula="oooc:=[.$B280]*10+530+[.AD$2]*8" office:value-type="float" office:value="894">
            <text:p>894 kg</text:p>
          </table:table-cell>
          <table:table-cell table:style-name="ce19" table:formula="oooc:=[.$B280]*10+530+[.AE$2]*8" office:value-type="float" office:value="902">
            <text:p>902 kg</text:p>
          </table:table-cell>
          <table:table-cell table:style-name="ce19" table:formula="oooc:=[.$B280]*10+530+[.AF$2]*8" office:value-type="float" office:value="910">
            <text:p>9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style-name="ce19" table:formula="oooc:=[.$B281]*10+530+[.C$2]*8" office:value-type="float" office:value="688">
            <text:p>688 kg</text:p>
          </table:table-cell>
          <table:table-cell table:style-name="ce19" table:formula="oooc:=[.$B281]*10+530+[.D$2]*8" office:value-type="float" office:value="696">
            <text:p>696 kg</text:p>
          </table:table-cell>
          <table:table-cell table:style-name="ce19" table:formula="oooc:=[.$B281]*10+530+[.E$2]*8" office:value-type="float" office:value="704">
            <text:p>704 kg</text:p>
          </table:table-cell>
          <table:table-cell table:style-name="ce19" table:formula="oooc:=[.$B281]*10+530+[.F$2]*8" office:value-type="float" office:value="712">
            <text:p>712 kg</text:p>
          </table:table-cell>
          <table:table-cell table:style-name="ce19" table:formula="oooc:=[.$B281]*10+530+[.G$2]*8" office:value-type="float" office:value="720">
            <text:p>720 kg</text:p>
          </table:table-cell>
          <table:table-cell table:style-name="ce19" table:formula="oooc:=[.$B281]*10+530+[.H$2]*8" office:value-type="float" office:value="728">
            <text:p>728 kg</text:p>
          </table:table-cell>
          <table:table-cell table:style-name="ce19" table:formula="oooc:=[.$B281]*10+530+[.I$2]*8" office:value-type="float" office:value="736">
            <text:p>736 kg</text:p>
          </table:table-cell>
          <table:table-cell table:style-name="ce19" table:formula="oooc:=[.$B281]*10+530+[.J$2]*8" office:value-type="float" office:value="744">
            <text:p>744 kg</text:p>
          </table:table-cell>
          <table:table-cell table:style-name="ce19" table:formula="oooc:=[.$B281]*10+530+[.K$2]*8" office:value-type="float" office:value="752">
            <text:p>752 kg</text:p>
          </table:table-cell>
          <table:table-cell table:style-name="ce19" table:formula="oooc:=[.$B281]*10+530+[.L$2]*8" office:value-type="float" office:value="760">
            <text:p>760 kg</text:p>
          </table:table-cell>
          <table:table-cell table:style-name="ce19" table:formula="oooc:=[.$B281]*10+530+[.M$2]*8" office:value-type="float" office:value="768">
            <text:p>768 kg</text:p>
          </table:table-cell>
          <table:table-cell table:style-name="ce19" table:formula="oooc:=[.$B281]*10+530+[.N$2]*8" office:value-type="float" office:value="776">
            <text:p>776 kg</text:p>
          </table:table-cell>
          <table:table-cell table:style-name="ce19" table:formula="oooc:=[.$B281]*10+530+[.O$2]*8" office:value-type="float" office:value="784">
            <text:p>784 kg</text:p>
          </table:table-cell>
          <table:table-cell table:style-name="ce19" table:formula="oooc:=[.$B281]*10+530+[.P$2]*8" office:value-type="float" office:value="792">
            <text:p>792 kg</text:p>
          </table:table-cell>
          <table:table-cell table:style-name="ce19" table:formula="oooc:=[.$B281]*10+530+[.Q$2]*8" office:value-type="float" office:value="800">
            <text:p>800 kg</text:p>
          </table:table-cell>
          <table:table-cell table:style-name="ce19" table:formula="oooc:=[.$B281]*10+530+[.R$2]*8" office:value-type="float" office:value="808">
            <text:p>808 kg</text:p>
          </table:table-cell>
          <table:table-cell table:style-name="ce19" table:formula="oooc:=[.$B281]*10+530+[.S$2]*8" office:value-type="float" office:value="816">
            <text:p>816 kg</text:p>
          </table:table-cell>
          <table:table-cell table:style-name="ce19" table:formula="oooc:=[.$B281]*10+530+[.T$2]*8" office:value-type="float" office:value="824">
            <text:p>824 kg</text:p>
          </table:table-cell>
          <table:table-cell table:style-name="ce19" table:formula="oooc:=[.$B281]*10+530+[.U$2]*8" office:value-type="float" office:value="832">
            <text:p>832 kg</text:p>
          </table:table-cell>
          <table:table-cell table:style-name="ce19" table:formula="oooc:=[.$B281]*10+530+[.V$2]*8" office:value-type="float" office:value="840">
            <text:p>840 kg</text:p>
          </table:table-cell>
          <table:table-cell table:style-name="ce19" table:formula="oooc:=[.$B281]*10+530+[.W$2]*8" office:value-type="float" office:value="848">
            <text:p>848 kg</text:p>
          </table:table-cell>
          <table:table-cell table:style-name="ce19" table:formula="oooc:=[.$B281]*10+530+[.X$2]*8" office:value-type="float" office:value="856">
            <text:p>856 kg</text:p>
          </table:table-cell>
          <table:table-cell table:style-name="ce19" table:formula="oooc:=[.$B281]*10+530+[.Y$2]*8" office:value-type="float" office:value="864">
            <text:p>864 kg</text:p>
          </table:table-cell>
          <table:table-cell table:style-name="ce19" table:formula="oooc:=[.$B281]*10+530+[.Z$2]*8" office:value-type="float" office:value="872">
            <text:p>872 kg</text:p>
          </table:table-cell>
          <table:table-cell table:style-name="ce19" table:formula="oooc:=[.$B281]*10+530+[.AA$2]*8" office:value-type="float" office:value="880">
            <text:p>880 kg</text:p>
          </table:table-cell>
          <table:table-cell table:style-name="ce19" table:formula="oooc:=[.$B281]*10+530+[.AB$2]*8" office:value-type="float" office:value="888">
            <text:p>888 kg</text:p>
          </table:table-cell>
          <table:table-cell table:style-name="ce19" table:formula="oooc:=[.$B281]*10+530+[.AC$2]*8" office:value-type="float" office:value="896">
            <text:p>896 kg</text:p>
          </table:table-cell>
          <table:table-cell table:style-name="ce19" table:formula="oooc:=[.$B281]*10+530+[.AD$2]*8" office:value-type="float" office:value="904">
            <text:p>904 kg</text:p>
          </table:table-cell>
          <table:table-cell table:style-name="ce19" table:formula="oooc:=[.$B281]*10+530+[.AE$2]*8" office:value-type="float" office:value="912">
            <text:p>912 kg</text:p>
          </table:table-cell>
          <table:table-cell table:style-name="ce19" table:formula="oooc:=[.$B281]*10+530+[.AF$2]*8" office:value-type="float" office:value="920">
            <text:p>9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style-name="ce19" table:formula="oooc:=[.$B282]*10+530+[.C$2]*8" office:value-type="float" office:value="698">
            <text:p>698 kg</text:p>
          </table:table-cell>
          <table:table-cell table:style-name="ce19" table:formula="oooc:=[.$B282]*10+530+[.D$2]*8" office:value-type="float" office:value="706">
            <text:p>706 kg</text:p>
          </table:table-cell>
          <table:table-cell table:style-name="ce19" table:formula="oooc:=[.$B282]*10+530+[.E$2]*8" office:value-type="float" office:value="714">
            <text:p>714 kg</text:p>
          </table:table-cell>
          <table:table-cell table:style-name="ce19" table:formula="oooc:=[.$B282]*10+530+[.F$2]*8" office:value-type="float" office:value="722">
            <text:p>722 kg</text:p>
          </table:table-cell>
          <table:table-cell table:style-name="ce19" table:formula="oooc:=[.$B282]*10+530+[.G$2]*8" office:value-type="float" office:value="730">
            <text:p>730 kg</text:p>
          </table:table-cell>
          <table:table-cell table:style-name="ce19" table:formula="oooc:=[.$B282]*10+530+[.H$2]*8" office:value-type="float" office:value="738">
            <text:p>738 kg</text:p>
          </table:table-cell>
          <table:table-cell table:style-name="ce19" table:formula="oooc:=[.$B282]*10+530+[.I$2]*8" office:value-type="float" office:value="746">
            <text:p>746 kg</text:p>
          </table:table-cell>
          <table:table-cell table:style-name="ce19" table:formula="oooc:=[.$B282]*10+530+[.J$2]*8" office:value-type="float" office:value="754">
            <text:p>754 kg</text:p>
          </table:table-cell>
          <table:table-cell table:style-name="ce19" table:formula="oooc:=[.$B282]*10+530+[.K$2]*8" office:value-type="float" office:value="762">
            <text:p>762 kg</text:p>
          </table:table-cell>
          <table:table-cell table:style-name="ce19" table:formula="oooc:=[.$B282]*10+530+[.L$2]*8" office:value-type="float" office:value="770">
            <text:p>770 kg</text:p>
          </table:table-cell>
          <table:table-cell table:style-name="ce19" table:formula="oooc:=[.$B282]*10+530+[.M$2]*8" office:value-type="float" office:value="778">
            <text:p>778 kg</text:p>
          </table:table-cell>
          <table:table-cell table:style-name="ce19" table:formula="oooc:=[.$B282]*10+530+[.N$2]*8" office:value-type="float" office:value="786">
            <text:p>786 kg</text:p>
          </table:table-cell>
          <table:table-cell table:style-name="ce19" table:formula="oooc:=[.$B282]*10+530+[.O$2]*8" office:value-type="float" office:value="794">
            <text:p>794 kg</text:p>
          </table:table-cell>
          <table:table-cell table:style-name="ce19" table:formula="oooc:=[.$B282]*10+530+[.P$2]*8" office:value-type="float" office:value="802">
            <text:p>802 kg</text:p>
          </table:table-cell>
          <table:table-cell table:style-name="ce19" table:formula="oooc:=[.$B282]*10+530+[.Q$2]*8" office:value-type="float" office:value="810">
            <text:p>810 kg</text:p>
          </table:table-cell>
          <table:table-cell table:style-name="ce19" table:formula="oooc:=[.$B282]*10+530+[.R$2]*8" office:value-type="float" office:value="818">
            <text:p>818 kg</text:p>
          </table:table-cell>
          <table:table-cell table:style-name="ce19" table:formula="oooc:=[.$B282]*10+530+[.S$2]*8" office:value-type="float" office:value="826">
            <text:p>826 kg</text:p>
          </table:table-cell>
          <table:table-cell table:style-name="ce19" table:formula="oooc:=[.$B282]*10+530+[.T$2]*8" office:value-type="float" office:value="834">
            <text:p>834 kg</text:p>
          </table:table-cell>
          <table:table-cell table:style-name="ce19" table:formula="oooc:=[.$B282]*10+530+[.U$2]*8" office:value-type="float" office:value="842">
            <text:p>842 kg</text:p>
          </table:table-cell>
          <table:table-cell table:style-name="ce19" table:formula="oooc:=[.$B282]*10+530+[.V$2]*8" office:value-type="float" office:value="850">
            <text:p>850 kg</text:p>
          </table:table-cell>
          <table:table-cell table:style-name="ce19" table:formula="oooc:=[.$B282]*10+530+[.W$2]*8" office:value-type="float" office:value="858">
            <text:p>858 kg</text:p>
          </table:table-cell>
          <table:table-cell table:style-name="ce19" table:formula="oooc:=[.$B282]*10+530+[.X$2]*8" office:value-type="float" office:value="866">
            <text:p>866 kg</text:p>
          </table:table-cell>
          <table:table-cell table:style-name="ce19" table:formula="oooc:=[.$B282]*10+530+[.Y$2]*8" office:value-type="float" office:value="874">
            <text:p>874 kg</text:p>
          </table:table-cell>
          <table:table-cell table:style-name="ce19" table:formula="oooc:=[.$B282]*10+530+[.Z$2]*8" office:value-type="float" office:value="882">
            <text:p>882 kg</text:p>
          </table:table-cell>
          <table:table-cell table:style-name="ce19" table:formula="oooc:=[.$B282]*10+530+[.AA$2]*8" office:value-type="float" office:value="890">
            <text:p>890 kg</text:p>
          </table:table-cell>
          <table:table-cell table:style-name="ce19" table:formula="oooc:=[.$B282]*10+530+[.AB$2]*8" office:value-type="float" office:value="898">
            <text:p>898 kg</text:p>
          </table:table-cell>
          <table:table-cell table:style-name="ce19" table:formula="oooc:=[.$B282]*10+530+[.AC$2]*8" office:value-type="float" office:value="906">
            <text:p>906 kg</text:p>
          </table:table-cell>
          <table:table-cell table:style-name="ce19" table:formula="oooc:=[.$B282]*10+530+[.AD$2]*8" office:value-type="float" office:value="914">
            <text:p>914 kg</text:p>
          </table:table-cell>
          <table:table-cell table:style-name="ce19" table:formula="oooc:=[.$B282]*10+530+[.AE$2]*8" office:value-type="float" office:value="922">
            <text:p>922 kg</text:p>
          </table:table-cell>
          <table:table-cell table:style-name="ce19" table:formula="oooc:=[.$B282]*10+530+[.AF$2]*8" office:value-type="float" office:value="930">
            <text:p>9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style-name="ce19" table:formula="oooc:=[.$B283]*10+530+[.C$2]*8" office:value-type="float" office:value="708">
            <text:p>708 kg</text:p>
          </table:table-cell>
          <table:table-cell table:style-name="ce19" table:formula="oooc:=[.$B283]*10+530+[.D$2]*8" office:value-type="float" office:value="716">
            <text:p>716 kg</text:p>
          </table:table-cell>
          <table:table-cell table:style-name="ce19" table:formula="oooc:=[.$B283]*10+530+[.E$2]*8" office:value-type="float" office:value="724">
            <text:p>724 kg</text:p>
          </table:table-cell>
          <table:table-cell table:style-name="ce19" table:formula="oooc:=[.$B283]*10+530+[.F$2]*8" office:value-type="float" office:value="732">
            <text:p>732 kg</text:p>
          </table:table-cell>
          <table:table-cell table:style-name="ce19" table:formula="oooc:=[.$B283]*10+530+[.G$2]*8" office:value-type="float" office:value="740">
            <text:p>740 kg</text:p>
          </table:table-cell>
          <table:table-cell table:style-name="ce19" table:formula="oooc:=[.$B283]*10+530+[.H$2]*8" office:value-type="float" office:value="748">
            <text:p>748 kg</text:p>
          </table:table-cell>
          <table:table-cell table:style-name="ce19" table:formula="oooc:=[.$B283]*10+530+[.I$2]*8" office:value-type="float" office:value="756">
            <text:p>756 kg</text:p>
          </table:table-cell>
          <table:table-cell table:style-name="ce19" table:formula="oooc:=[.$B283]*10+530+[.J$2]*8" office:value-type="float" office:value="764">
            <text:p>764 kg</text:p>
          </table:table-cell>
          <table:table-cell table:style-name="ce19" table:formula="oooc:=[.$B283]*10+530+[.K$2]*8" office:value-type="float" office:value="772">
            <text:p>772 kg</text:p>
          </table:table-cell>
          <table:table-cell table:style-name="ce19" table:formula="oooc:=[.$B283]*10+530+[.L$2]*8" office:value-type="float" office:value="780">
            <text:p>780 kg</text:p>
          </table:table-cell>
          <table:table-cell table:style-name="ce19" table:formula="oooc:=[.$B283]*10+530+[.M$2]*8" office:value-type="float" office:value="788">
            <text:p>788 kg</text:p>
          </table:table-cell>
          <table:table-cell table:style-name="ce19" table:formula="oooc:=[.$B283]*10+530+[.N$2]*8" office:value-type="float" office:value="796">
            <text:p>796 kg</text:p>
          </table:table-cell>
          <table:table-cell table:style-name="ce19" table:formula="oooc:=[.$B283]*10+530+[.O$2]*8" office:value-type="float" office:value="804">
            <text:p>804 kg</text:p>
          </table:table-cell>
          <table:table-cell table:style-name="ce19" table:formula="oooc:=[.$B283]*10+530+[.P$2]*8" office:value-type="float" office:value="812">
            <text:p>812 kg</text:p>
          </table:table-cell>
          <table:table-cell table:style-name="ce19" table:formula="oooc:=[.$B283]*10+530+[.Q$2]*8" office:value-type="float" office:value="820">
            <text:p>820 kg</text:p>
          </table:table-cell>
          <table:table-cell table:style-name="ce19" table:formula="oooc:=[.$B283]*10+530+[.R$2]*8" office:value-type="float" office:value="828">
            <text:p>828 kg</text:p>
          </table:table-cell>
          <table:table-cell table:style-name="ce19" table:formula="oooc:=[.$B283]*10+530+[.S$2]*8" office:value-type="float" office:value="836">
            <text:p>836 kg</text:p>
          </table:table-cell>
          <table:table-cell table:style-name="ce19" table:formula="oooc:=[.$B283]*10+530+[.T$2]*8" office:value-type="float" office:value="844">
            <text:p>844 kg</text:p>
          </table:table-cell>
          <table:table-cell table:style-name="ce19" table:formula="oooc:=[.$B283]*10+530+[.U$2]*8" office:value-type="float" office:value="852">
            <text:p>852 kg</text:p>
          </table:table-cell>
          <table:table-cell table:style-name="ce19" table:formula="oooc:=[.$B283]*10+530+[.V$2]*8" office:value-type="float" office:value="860">
            <text:p>860 kg</text:p>
          </table:table-cell>
          <table:table-cell table:style-name="ce19" table:formula="oooc:=[.$B283]*10+530+[.W$2]*8" office:value-type="float" office:value="868">
            <text:p>868 kg</text:p>
          </table:table-cell>
          <table:table-cell table:style-name="ce19" table:formula="oooc:=[.$B283]*10+530+[.X$2]*8" office:value-type="float" office:value="876">
            <text:p>876 kg</text:p>
          </table:table-cell>
          <table:table-cell table:style-name="ce19" table:formula="oooc:=[.$B283]*10+530+[.Y$2]*8" office:value-type="float" office:value="884">
            <text:p>884 kg</text:p>
          </table:table-cell>
          <table:table-cell table:style-name="ce19" table:formula="oooc:=[.$B283]*10+530+[.Z$2]*8" office:value-type="float" office:value="892">
            <text:p>892 kg</text:p>
          </table:table-cell>
          <table:table-cell table:style-name="ce19" table:formula="oooc:=[.$B283]*10+530+[.AA$2]*8" office:value-type="float" office:value="900">
            <text:p>900 kg</text:p>
          </table:table-cell>
          <table:table-cell table:style-name="ce19" table:formula="oooc:=[.$B283]*10+530+[.AB$2]*8" office:value-type="float" office:value="908">
            <text:p>908 kg</text:p>
          </table:table-cell>
          <table:table-cell table:style-name="ce19" table:formula="oooc:=[.$B283]*10+530+[.AC$2]*8" office:value-type="float" office:value="916">
            <text:p>916 kg</text:p>
          </table:table-cell>
          <table:table-cell table:style-name="ce19" table:formula="oooc:=[.$B283]*10+530+[.AD$2]*8" office:value-type="float" office:value="924">
            <text:p>924 kg</text:p>
          </table:table-cell>
          <table:table-cell table:style-name="ce19" table:formula="oooc:=[.$B283]*10+530+[.AE$2]*8" office:value-type="float" office:value="932">
            <text:p>932 kg</text:p>
          </table:table-cell>
          <table:table-cell table:style-name="ce19" table:formula="oooc:=[.$B283]*10+530+[.AF$2]*8" office:value-type="float" office:value="940">
            <text:p>9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style-name="ce19" table:formula="oooc:=[.$B284]*10+530+[.C$2]*8" office:value-type="float" office:value="718">
            <text:p>718 kg</text:p>
          </table:table-cell>
          <table:table-cell table:style-name="ce19" table:formula="oooc:=[.$B284]*10+530+[.D$2]*8" office:value-type="float" office:value="726">
            <text:p>726 kg</text:p>
          </table:table-cell>
          <table:table-cell table:style-name="ce19" table:formula="oooc:=[.$B284]*10+530+[.E$2]*8" office:value-type="float" office:value="734">
            <text:p>734 kg</text:p>
          </table:table-cell>
          <table:table-cell table:style-name="ce19" table:formula="oooc:=[.$B284]*10+530+[.F$2]*8" office:value-type="float" office:value="742">
            <text:p>742 kg</text:p>
          </table:table-cell>
          <table:table-cell table:style-name="ce19" table:formula="oooc:=[.$B284]*10+530+[.G$2]*8" office:value-type="float" office:value="750">
            <text:p>750 kg</text:p>
          </table:table-cell>
          <table:table-cell table:style-name="ce19" table:formula="oooc:=[.$B284]*10+530+[.H$2]*8" office:value-type="float" office:value="758">
            <text:p>758 kg</text:p>
          </table:table-cell>
          <table:table-cell table:style-name="ce19" table:formula="oooc:=[.$B284]*10+530+[.I$2]*8" office:value-type="float" office:value="766">
            <text:p>766 kg</text:p>
          </table:table-cell>
          <table:table-cell table:style-name="ce19" table:formula="oooc:=[.$B284]*10+530+[.J$2]*8" office:value-type="float" office:value="774">
            <text:p>774 kg</text:p>
          </table:table-cell>
          <table:table-cell table:style-name="ce19" table:formula="oooc:=[.$B284]*10+530+[.K$2]*8" office:value-type="float" office:value="782">
            <text:p>782 kg</text:p>
          </table:table-cell>
          <table:table-cell table:style-name="ce19" table:formula="oooc:=[.$B284]*10+530+[.L$2]*8" office:value-type="float" office:value="790">
            <text:p>790 kg</text:p>
          </table:table-cell>
          <table:table-cell table:style-name="ce19" table:formula="oooc:=[.$B284]*10+530+[.M$2]*8" office:value-type="float" office:value="798">
            <text:p>798 kg</text:p>
          </table:table-cell>
          <table:table-cell table:style-name="ce19" table:formula="oooc:=[.$B284]*10+530+[.N$2]*8" office:value-type="float" office:value="806">
            <text:p>806 kg</text:p>
          </table:table-cell>
          <table:table-cell table:style-name="ce19" table:formula="oooc:=[.$B284]*10+530+[.O$2]*8" office:value-type="float" office:value="814">
            <text:p>814 kg</text:p>
          </table:table-cell>
          <table:table-cell table:style-name="ce19" table:formula="oooc:=[.$B284]*10+530+[.P$2]*8" office:value-type="float" office:value="822">
            <text:p>822 kg</text:p>
          </table:table-cell>
          <table:table-cell table:style-name="ce19" table:formula="oooc:=[.$B284]*10+530+[.Q$2]*8" office:value-type="float" office:value="830">
            <text:p>830 kg</text:p>
          </table:table-cell>
          <table:table-cell table:style-name="ce19" table:formula="oooc:=[.$B284]*10+530+[.R$2]*8" office:value-type="float" office:value="838">
            <text:p>838 kg</text:p>
          </table:table-cell>
          <table:table-cell table:style-name="ce19" table:formula="oooc:=[.$B284]*10+530+[.S$2]*8" office:value-type="float" office:value="846">
            <text:p>846 kg</text:p>
          </table:table-cell>
          <table:table-cell table:style-name="ce19" table:formula="oooc:=[.$B284]*10+530+[.T$2]*8" office:value-type="float" office:value="854">
            <text:p>854 kg</text:p>
          </table:table-cell>
          <table:table-cell table:style-name="ce19" table:formula="oooc:=[.$B284]*10+530+[.U$2]*8" office:value-type="float" office:value="862">
            <text:p>862 kg</text:p>
          </table:table-cell>
          <table:table-cell table:style-name="ce19" table:formula="oooc:=[.$B284]*10+530+[.V$2]*8" office:value-type="float" office:value="870">
            <text:p>870 kg</text:p>
          </table:table-cell>
          <table:table-cell table:style-name="ce19" table:formula="oooc:=[.$B284]*10+530+[.W$2]*8" office:value-type="float" office:value="878">
            <text:p>878 kg</text:p>
          </table:table-cell>
          <table:table-cell table:style-name="ce19" table:formula="oooc:=[.$B284]*10+530+[.X$2]*8" office:value-type="float" office:value="886">
            <text:p>886 kg</text:p>
          </table:table-cell>
          <table:table-cell table:style-name="ce19" table:formula="oooc:=[.$B284]*10+530+[.Y$2]*8" office:value-type="float" office:value="894">
            <text:p>894 kg</text:p>
          </table:table-cell>
          <table:table-cell table:style-name="ce19" table:formula="oooc:=[.$B284]*10+530+[.Z$2]*8" office:value-type="float" office:value="902">
            <text:p>902 kg</text:p>
          </table:table-cell>
          <table:table-cell table:style-name="ce19" table:formula="oooc:=[.$B284]*10+530+[.AA$2]*8" office:value-type="float" office:value="910">
            <text:p>910 kg</text:p>
          </table:table-cell>
          <table:table-cell table:style-name="ce19" table:formula="oooc:=[.$B284]*10+530+[.AB$2]*8" office:value-type="float" office:value="918">
            <text:p>918 kg</text:p>
          </table:table-cell>
          <table:table-cell table:style-name="ce19" table:formula="oooc:=[.$B284]*10+530+[.AC$2]*8" office:value-type="float" office:value="926">
            <text:p>926 kg</text:p>
          </table:table-cell>
          <table:table-cell table:style-name="ce19" table:formula="oooc:=[.$B284]*10+530+[.AD$2]*8" office:value-type="float" office:value="934">
            <text:p>934 kg</text:p>
          </table:table-cell>
          <table:table-cell table:style-name="ce19" table:formula="oooc:=[.$B284]*10+530+[.AE$2]*8" office:value-type="float" office:value="942">
            <text:p>942 kg</text:p>
          </table:table-cell>
          <table:table-cell table:style-name="ce19" table:formula="oooc:=[.$B284]*10+530+[.AF$2]*8" office:value-type="float" office:value="950">
            <text:p>9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style-name="ce19" table:formula="oooc:=[.$B285]*10+530+[.C$2]*8" office:value-type="float" office:value="728">
            <text:p>728 kg</text:p>
          </table:table-cell>
          <table:table-cell table:style-name="ce19" table:formula="oooc:=[.$B285]*10+530+[.D$2]*8" office:value-type="float" office:value="736">
            <text:p>736 kg</text:p>
          </table:table-cell>
          <table:table-cell table:style-name="ce19" table:formula="oooc:=[.$B285]*10+530+[.E$2]*8" office:value-type="float" office:value="744">
            <text:p>744 kg</text:p>
          </table:table-cell>
          <table:table-cell table:style-name="ce19" table:formula="oooc:=[.$B285]*10+530+[.F$2]*8" office:value-type="float" office:value="752">
            <text:p>752 kg</text:p>
          </table:table-cell>
          <table:table-cell table:style-name="ce19" table:formula="oooc:=[.$B285]*10+530+[.G$2]*8" office:value-type="float" office:value="760">
            <text:p>760 kg</text:p>
          </table:table-cell>
          <table:table-cell table:style-name="ce19" table:formula="oooc:=[.$B285]*10+530+[.H$2]*8" office:value-type="float" office:value="768">
            <text:p>768 kg</text:p>
          </table:table-cell>
          <table:table-cell table:style-name="ce19" table:formula="oooc:=[.$B285]*10+530+[.I$2]*8" office:value-type="float" office:value="776">
            <text:p>776 kg</text:p>
          </table:table-cell>
          <table:table-cell table:style-name="ce19" table:formula="oooc:=[.$B285]*10+530+[.J$2]*8" office:value-type="float" office:value="784">
            <text:p>784 kg</text:p>
          </table:table-cell>
          <table:table-cell table:style-name="ce19" table:formula="oooc:=[.$B285]*10+530+[.K$2]*8" office:value-type="float" office:value="792">
            <text:p>792 kg</text:p>
          </table:table-cell>
          <table:table-cell table:style-name="ce19" table:formula="oooc:=[.$B285]*10+530+[.L$2]*8" office:value-type="float" office:value="800">
            <text:p>800 kg</text:p>
          </table:table-cell>
          <table:table-cell table:style-name="ce19" table:formula="oooc:=[.$B285]*10+530+[.M$2]*8" office:value-type="float" office:value="808">
            <text:p>808 kg</text:p>
          </table:table-cell>
          <table:table-cell table:style-name="ce19" table:formula="oooc:=[.$B285]*10+530+[.N$2]*8" office:value-type="float" office:value="816">
            <text:p>816 kg</text:p>
          </table:table-cell>
          <table:table-cell table:style-name="ce19" table:formula="oooc:=[.$B285]*10+530+[.O$2]*8" office:value-type="float" office:value="824">
            <text:p>824 kg</text:p>
          </table:table-cell>
          <table:table-cell table:style-name="ce19" table:formula="oooc:=[.$B285]*10+530+[.P$2]*8" office:value-type="float" office:value="832">
            <text:p>832 kg</text:p>
          </table:table-cell>
          <table:table-cell table:style-name="ce19" table:formula="oooc:=[.$B285]*10+530+[.Q$2]*8" office:value-type="float" office:value="840">
            <text:p>840 kg</text:p>
          </table:table-cell>
          <table:table-cell table:style-name="ce19" table:formula="oooc:=[.$B285]*10+530+[.R$2]*8" office:value-type="float" office:value="848">
            <text:p>848 kg</text:p>
          </table:table-cell>
          <table:table-cell table:style-name="ce19" table:formula="oooc:=[.$B285]*10+530+[.S$2]*8" office:value-type="float" office:value="856">
            <text:p>856 kg</text:p>
          </table:table-cell>
          <table:table-cell table:style-name="ce19" table:formula="oooc:=[.$B285]*10+530+[.T$2]*8" office:value-type="float" office:value="864">
            <text:p>864 kg</text:p>
          </table:table-cell>
          <table:table-cell table:style-name="ce19" table:formula="oooc:=[.$B285]*10+530+[.U$2]*8" office:value-type="float" office:value="872">
            <text:p>872 kg</text:p>
          </table:table-cell>
          <table:table-cell table:style-name="ce19" table:formula="oooc:=[.$B285]*10+530+[.V$2]*8" office:value-type="float" office:value="880">
            <text:p>880 kg</text:p>
          </table:table-cell>
          <table:table-cell table:style-name="ce19" table:formula="oooc:=[.$B285]*10+530+[.W$2]*8" office:value-type="float" office:value="888">
            <text:p>888 kg</text:p>
          </table:table-cell>
          <table:table-cell table:style-name="ce19" table:formula="oooc:=[.$B285]*10+530+[.X$2]*8" office:value-type="float" office:value="896">
            <text:p>896 kg</text:p>
          </table:table-cell>
          <table:table-cell table:style-name="ce19" table:formula="oooc:=[.$B285]*10+530+[.Y$2]*8" office:value-type="float" office:value="904">
            <text:p>904 kg</text:p>
          </table:table-cell>
          <table:table-cell table:style-name="ce19" table:formula="oooc:=[.$B285]*10+530+[.Z$2]*8" office:value-type="float" office:value="912">
            <text:p>912 kg</text:p>
          </table:table-cell>
          <table:table-cell table:style-name="ce19" table:formula="oooc:=[.$B285]*10+530+[.AA$2]*8" office:value-type="float" office:value="920">
            <text:p>920 kg</text:p>
          </table:table-cell>
          <table:table-cell table:style-name="ce19" table:formula="oooc:=[.$B285]*10+530+[.AB$2]*8" office:value-type="float" office:value="928">
            <text:p>928 kg</text:p>
          </table:table-cell>
          <table:table-cell table:style-name="ce19" table:formula="oooc:=[.$B285]*10+530+[.AC$2]*8" office:value-type="float" office:value="936">
            <text:p>936 kg</text:p>
          </table:table-cell>
          <table:table-cell table:style-name="ce19" table:formula="oooc:=[.$B285]*10+530+[.AD$2]*8" office:value-type="float" office:value="944">
            <text:p>944 kg</text:p>
          </table:table-cell>
          <table:table-cell table:style-name="ce19" table:formula="oooc:=[.$B285]*10+530+[.AE$2]*8" office:value-type="float" office:value="952">
            <text:p>952 kg</text:p>
          </table:table-cell>
          <table:table-cell table:style-name="ce19" table:formula="oooc:=[.$B285]*10+530+[.AF$2]*8" office:value-type="float" office:value="960">
            <text:p>9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style-name="ce19" table:formula="oooc:=[.$B286]*10+530+[.C$2]*8" office:value-type="float" office:value="738">
            <text:p>738 kg</text:p>
          </table:table-cell>
          <table:table-cell table:style-name="ce19" table:formula="oooc:=[.$B286]*10+530+[.D$2]*8" office:value-type="float" office:value="746">
            <text:p>746 kg</text:p>
          </table:table-cell>
          <table:table-cell table:style-name="ce19" table:formula="oooc:=[.$B286]*10+530+[.E$2]*8" office:value-type="float" office:value="754">
            <text:p>754 kg</text:p>
          </table:table-cell>
          <table:table-cell table:style-name="ce19" table:formula="oooc:=[.$B286]*10+530+[.F$2]*8" office:value-type="float" office:value="762">
            <text:p>762 kg</text:p>
          </table:table-cell>
          <table:table-cell table:style-name="ce19" table:formula="oooc:=[.$B286]*10+530+[.G$2]*8" office:value-type="float" office:value="770">
            <text:p>770 kg</text:p>
          </table:table-cell>
          <table:table-cell table:style-name="ce19" table:formula="oooc:=[.$B286]*10+530+[.H$2]*8" office:value-type="float" office:value="778">
            <text:p>778 kg</text:p>
          </table:table-cell>
          <table:table-cell table:style-name="ce19" table:formula="oooc:=[.$B286]*10+530+[.I$2]*8" office:value-type="float" office:value="786">
            <text:p>786 kg</text:p>
          </table:table-cell>
          <table:table-cell table:style-name="ce19" table:formula="oooc:=[.$B286]*10+530+[.J$2]*8" office:value-type="float" office:value="794">
            <text:p>794 kg</text:p>
          </table:table-cell>
          <table:table-cell table:style-name="ce19" table:formula="oooc:=[.$B286]*10+530+[.K$2]*8" office:value-type="float" office:value="802">
            <text:p>802 kg</text:p>
          </table:table-cell>
          <table:table-cell table:style-name="ce19" table:formula="oooc:=[.$B286]*10+530+[.L$2]*8" office:value-type="float" office:value="810">
            <text:p>810 kg</text:p>
          </table:table-cell>
          <table:table-cell table:style-name="ce19" table:formula="oooc:=[.$B286]*10+530+[.M$2]*8" office:value-type="float" office:value="818">
            <text:p>818 kg</text:p>
          </table:table-cell>
          <table:table-cell table:style-name="ce19" table:formula="oooc:=[.$B286]*10+530+[.N$2]*8" office:value-type="float" office:value="826">
            <text:p>826 kg</text:p>
          </table:table-cell>
          <table:table-cell table:style-name="ce19" table:formula="oooc:=[.$B286]*10+530+[.O$2]*8" office:value-type="float" office:value="834">
            <text:p>834 kg</text:p>
          </table:table-cell>
          <table:table-cell table:style-name="ce19" table:formula="oooc:=[.$B286]*10+530+[.P$2]*8" office:value-type="float" office:value="842">
            <text:p>842 kg</text:p>
          </table:table-cell>
          <table:table-cell table:style-name="ce19" table:formula="oooc:=[.$B286]*10+530+[.Q$2]*8" office:value-type="float" office:value="850">
            <text:p>850 kg</text:p>
          </table:table-cell>
          <table:table-cell table:style-name="ce19" table:formula="oooc:=[.$B286]*10+530+[.R$2]*8" office:value-type="float" office:value="858">
            <text:p>858 kg</text:p>
          </table:table-cell>
          <table:table-cell table:style-name="ce19" table:formula="oooc:=[.$B286]*10+530+[.S$2]*8" office:value-type="float" office:value="866">
            <text:p>866 kg</text:p>
          </table:table-cell>
          <table:table-cell table:style-name="ce19" table:formula="oooc:=[.$B286]*10+530+[.T$2]*8" office:value-type="float" office:value="874">
            <text:p>874 kg</text:p>
          </table:table-cell>
          <table:table-cell table:style-name="ce19" table:formula="oooc:=[.$B286]*10+530+[.U$2]*8" office:value-type="float" office:value="882">
            <text:p>882 kg</text:p>
          </table:table-cell>
          <table:table-cell table:style-name="ce19" table:formula="oooc:=[.$B286]*10+530+[.V$2]*8" office:value-type="float" office:value="890">
            <text:p>890 kg</text:p>
          </table:table-cell>
          <table:table-cell table:style-name="ce19" table:formula="oooc:=[.$B286]*10+530+[.W$2]*8" office:value-type="float" office:value="898">
            <text:p>898 kg</text:p>
          </table:table-cell>
          <table:table-cell table:style-name="ce19" table:formula="oooc:=[.$B286]*10+530+[.X$2]*8" office:value-type="float" office:value="906">
            <text:p>906 kg</text:p>
          </table:table-cell>
          <table:table-cell table:style-name="ce19" table:formula="oooc:=[.$B286]*10+530+[.Y$2]*8" office:value-type="float" office:value="914">
            <text:p>914 kg</text:p>
          </table:table-cell>
          <table:table-cell table:style-name="ce19" table:formula="oooc:=[.$B286]*10+530+[.Z$2]*8" office:value-type="float" office:value="922">
            <text:p>922 kg</text:p>
          </table:table-cell>
          <table:table-cell table:style-name="ce19" table:formula="oooc:=[.$B286]*10+530+[.AA$2]*8" office:value-type="float" office:value="930">
            <text:p>930 kg</text:p>
          </table:table-cell>
          <table:table-cell table:style-name="ce19" table:formula="oooc:=[.$B286]*10+530+[.AB$2]*8" office:value-type="float" office:value="938">
            <text:p>938 kg</text:p>
          </table:table-cell>
          <table:table-cell table:style-name="ce19" table:formula="oooc:=[.$B286]*10+530+[.AC$2]*8" office:value-type="float" office:value="946">
            <text:p>946 kg</text:p>
          </table:table-cell>
          <table:table-cell table:style-name="ce19" table:formula="oooc:=[.$B286]*10+530+[.AD$2]*8" office:value-type="float" office:value="954">
            <text:p>954 kg</text:p>
          </table:table-cell>
          <table:table-cell table:style-name="ce19" table:formula="oooc:=[.$B286]*10+530+[.AE$2]*8" office:value-type="float" office:value="962">
            <text:p>962 kg</text:p>
          </table:table-cell>
          <table:table-cell table:style-name="ce19" table:formula="oooc:=[.$B286]*10+530+[.AF$2]*8" office:value-type="float" office:value="970">
            <text:p>9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style-name="ce19" table:formula="oooc:=[.$B287]*10+530+[.C$2]*8" office:value-type="float" office:value="748">
            <text:p>748 kg</text:p>
          </table:table-cell>
          <table:table-cell table:style-name="ce19" table:formula="oooc:=[.$B287]*10+530+[.D$2]*8" office:value-type="float" office:value="756">
            <text:p>756 kg</text:p>
          </table:table-cell>
          <table:table-cell table:style-name="ce19" table:formula="oooc:=[.$B287]*10+530+[.E$2]*8" office:value-type="float" office:value="764">
            <text:p>764 kg</text:p>
          </table:table-cell>
          <table:table-cell table:style-name="ce19" table:formula="oooc:=[.$B287]*10+530+[.F$2]*8" office:value-type="float" office:value="772">
            <text:p>772 kg</text:p>
          </table:table-cell>
          <table:table-cell table:style-name="ce19" table:formula="oooc:=[.$B287]*10+530+[.G$2]*8" office:value-type="float" office:value="780">
            <text:p>780 kg</text:p>
          </table:table-cell>
          <table:table-cell table:style-name="ce19" table:formula="oooc:=[.$B287]*10+530+[.H$2]*8" office:value-type="float" office:value="788">
            <text:p>788 kg</text:p>
          </table:table-cell>
          <table:table-cell table:style-name="ce19" table:formula="oooc:=[.$B287]*10+530+[.I$2]*8" office:value-type="float" office:value="796">
            <text:p>796 kg</text:p>
          </table:table-cell>
          <table:table-cell table:style-name="ce19" table:formula="oooc:=[.$B287]*10+530+[.J$2]*8" office:value-type="float" office:value="804">
            <text:p>804 kg</text:p>
          </table:table-cell>
          <table:table-cell table:style-name="ce19" table:formula="oooc:=[.$B287]*10+530+[.K$2]*8" office:value-type="float" office:value="812">
            <text:p>812 kg</text:p>
          </table:table-cell>
          <table:table-cell table:style-name="ce19" table:formula="oooc:=[.$B287]*10+530+[.L$2]*8" office:value-type="float" office:value="820">
            <text:p>820 kg</text:p>
          </table:table-cell>
          <table:table-cell table:style-name="ce19" table:formula="oooc:=[.$B287]*10+530+[.M$2]*8" office:value-type="float" office:value="828">
            <text:p>828 kg</text:p>
          </table:table-cell>
          <table:table-cell table:style-name="ce19" table:formula="oooc:=[.$B287]*10+530+[.N$2]*8" office:value-type="float" office:value="836">
            <text:p>836 kg</text:p>
          </table:table-cell>
          <table:table-cell table:style-name="ce19" table:formula="oooc:=[.$B287]*10+530+[.O$2]*8" office:value-type="float" office:value="844">
            <text:p>844 kg</text:p>
          </table:table-cell>
          <table:table-cell table:style-name="ce19" table:formula="oooc:=[.$B287]*10+530+[.P$2]*8" office:value-type="float" office:value="852">
            <text:p>852 kg</text:p>
          </table:table-cell>
          <table:table-cell table:style-name="ce19" table:formula="oooc:=[.$B287]*10+530+[.Q$2]*8" office:value-type="float" office:value="860">
            <text:p>860 kg</text:p>
          </table:table-cell>
          <table:table-cell table:style-name="ce19" table:formula="oooc:=[.$B287]*10+530+[.R$2]*8" office:value-type="float" office:value="868">
            <text:p>868 kg</text:p>
          </table:table-cell>
          <table:table-cell table:style-name="ce19" table:formula="oooc:=[.$B287]*10+530+[.S$2]*8" office:value-type="float" office:value="876">
            <text:p>876 kg</text:p>
          </table:table-cell>
          <table:table-cell table:style-name="ce19" table:formula="oooc:=[.$B287]*10+530+[.T$2]*8" office:value-type="float" office:value="884">
            <text:p>884 kg</text:p>
          </table:table-cell>
          <table:table-cell table:style-name="ce19" table:formula="oooc:=[.$B287]*10+530+[.U$2]*8" office:value-type="float" office:value="892">
            <text:p>892 kg</text:p>
          </table:table-cell>
          <table:table-cell table:style-name="ce19" table:formula="oooc:=[.$B287]*10+530+[.V$2]*8" office:value-type="float" office:value="900">
            <text:p>900 kg</text:p>
          </table:table-cell>
          <table:table-cell table:style-name="ce19" table:formula="oooc:=[.$B287]*10+530+[.W$2]*8" office:value-type="float" office:value="908">
            <text:p>908 kg</text:p>
          </table:table-cell>
          <table:table-cell table:style-name="ce19" table:formula="oooc:=[.$B287]*10+530+[.X$2]*8" office:value-type="float" office:value="916">
            <text:p>916 kg</text:p>
          </table:table-cell>
          <table:table-cell table:style-name="ce19" table:formula="oooc:=[.$B287]*10+530+[.Y$2]*8" office:value-type="float" office:value="924">
            <text:p>924 kg</text:p>
          </table:table-cell>
          <table:table-cell table:style-name="ce19" table:formula="oooc:=[.$B287]*10+530+[.Z$2]*8" office:value-type="float" office:value="932">
            <text:p>932 kg</text:p>
          </table:table-cell>
          <table:table-cell table:style-name="ce19" table:formula="oooc:=[.$B287]*10+530+[.AA$2]*8" office:value-type="float" office:value="940">
            <text:p>940 kg</text:p>
          </table:table-cell>
          <table:table-cell table:style-name="ce19" table:formula="oooc:=[.$B287]*10+530+[.AB$2]*8" office:value-type="float" office:value="948">
            <text:p>948 kg</text:p>
          </table:table-cell>
          <table:table-cell table:style-name="ce19" table:formula="oooc:=[.$B287]*10+530+[.AC$2]*8" office:value-type="float" office:value="956">
            <text:p>956 kg</text:p>
          </table:table-cell>
          <table:table-cell table:style-name="ce19" table:formula="oooc:=[.$B287]*10+530+[.AD$2]*8" office:value-type="float" office:value="964">
            <text:p>964 kg</text:p>
          </table:table-cell>
          <table:table-cell table:style-name="ce19" table:formula="oooc:=[.$B287]*10+530+[.AE$2]*8" office:value-type="float" office:value="972">
            <text:p>972 kg</text:p>
          </table:table-cell>
          <table:table-cell table:style-name="ce19" table:formula="oooc:=[.$B287]*10+530+[.AF$2]*8" office:value-type="float" office:value="980">
            <text:p>9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style-name="ce19" table:formula="oooc:=[.$B288]*10+530+[.C$2]*8" office:value-type="float" office:value="758">
            <text:p>758 kg</text:p>
          </table:table-cell>
          <table:table-cell table:style-name="ce19" table:formula="oooc:=[.$B288]*10+530+[.D$2]*8" office:value-type="float" office:value="766">
            <text:p>766 kg</text:p>
          </table:table-cell>
          <table:table-cell table:style-name="ce19" table:formula="oooc:=[.$B288]*10+530+[.E$2]*8" office:value-type="float" office:value="774">
            <text:p>774 kg</text:p>
          </table:table-cell>
          <table:table-cell table:style-name="ce19" table:formula="oooc:=[.$B288]*10+530+[.F$2]*8" office:value-type="float" office:value="782">
            <text:p>782 kg</text:p>
          </table:table-cell>
          <table:table-cell table:style-name="ce19" table:formula="oooc:=[.$B288]*10+530+[.G$2]*8" office:value-type="float" office:value="790">
            <text:p>790 kg</text:p>
          </table:table-cell>
          <table:table-cell table:style-name="ce19" table:formula="oooc:=[.$B288]*10+530+[.H$2]*8" office:value-type="float" office:value="798">
            <text:p>798 kg</text:p>
          </table:table-cell>
          <table:table-cell table:style-name="ce19" table:formula="oooc:=[.$B288]*10+530+[.I$2]*8" office:value-type="float" office:value="806">
            <text:p>806 kg</text:p>
          </table:table-cell>
          <table:table-cell table:style-name="ce19" table:formula="oooc:=[.$B288]*10+530+[.J$2]*8" office:value-type="float" office:value="814">
            <text:p>814 kg</text:p>
          </table:table-cell>
          <table:table-cell table:style-name="ce19" table:formula="oooc:=[.$B288]*10+530+[.K$2]*8" office:value-type="float" office:value="822">
            <text:p>822 kg</text:p>
          </table:table-cell>
          <table:table-cell table:style-name="ce19" table:formula="oooc:=[.$B288]*10+530+[.L$2]*8" office:value-type="float" office:value="830">
            <text:p>830 kg</text:p>
          </table:table-cell>
          <table:table-cell table:style-name="ce19" table:formula="oooc:=[.$B288]*10+530+[.M$2]*8" office:value-type="float" office:value="838">
            <text:p>838 kg</text:p>
          </table:table-cell>
          <table:table-cell table:style-name="ce19" table:formula="oooc:=[.$B288]*10+530+[.N$2]*8" office:value-type="float" office:value="846">
            <text:p>846 kg</text:p>
          </table:table-cell>
          <table:table-cell table:style-name="ce19" table:formula="oooc:=[.$B288]*10+530+[.O$2]*8" office:value-type="float" office:value="854">
            <text:p>854 kg</text:p>
          </table:table-cell>
          <table:table-cell table:style-name="ce19" table:formula="oooc:=[.$B288]*10+530+[.P$2]*8" office:value-type="float" office:value="862">
            <text:p>862 kg</text:p>
          </table:table-cell>
          <table:table-cell table:style-name="ce19" table:formula="oooc:=[.$B288]*10+530+[.Q$2]*8" office:value-type="float" office:value="870">
            <text:p>870 kg</text:p>
          </table:table-cell>
          <table:table-cell table:style-name="ce19" table:formula="oooc:=[.$B288]*10+530+[.R$2]*8" office:value-type="float" office:value="878">
            <text:p>878 kg</text:p>
          </table:table-cell>
          <table:table-cell table:style-name="ce19" table:formula="oooc:=[.$B288]*10+530+[.S$2]*8" office:value-type="float" office:value="886">
            <text:p>886 kg</text:p>
          </table:table-cell>
          <table:table-cell table:style-name="ce19" table:formula="oooc:=[.$B288]*10+530+[.T$2]*8" office:value-type="float" office:value="894">
            <text:p>894 kg</text:p>
          </table:table-cell>
          <table:table-cell table:style-name="ce19" table:formula="oooc:=[.$B288]*10+530+[.U$2]*8" office:value-type="float" office:value="902">
            <text:p>902 kg</text:p>
          </table:table-cell>
          <table:table-cell table:style-name="ce19" table:formula="oooc:=[.$B288]*10+530+[.V$2]*8" office:value-type="float" office:value="910">
            <text:p>910 kg</text:p>
          </table:table-cell>
          <table:table-cell table:style-name="ce19" table:formula="oooc:=[.$B288]*10+530+[.W$2]*8" office:value-type="float" office:value="918">
            <text:p>918 kg</text:p>
          </table:table-cell>
          <table:table-cell table:style-name="ce19" table:formula="oooc:=[.$B288]*10+530+[.X$2]*8" office:value-type="float" office:value="926">
            <text:p>926 kg</text:p>
          </table:table-cell>
          <table:table-cell table:style-name="ce19" table:formula="oooc:=[.$B288]*10+530+[.Y$2]*8" office:value-type="float" office:value="934">
            <text:p>934 kg</text:p>
          </table:table-cell>
          <table:table-cell table:style-name="ce19" table:formula="oooc:=[.$B288]*10+530+[.Z$2]*8" office:value-type="float" office:value="942">
            <text:p>942 kg</text:p>
          </table:table-cell>
          <table:table-cell table:style-name="ce19" table:formula="oooc:=[.$B288]*10+530+[.AA$2]*8" office:value-type="float" office:value="950">
            <text:p>950 kg</text:p>
          </table:table-cell>
          <table:table-cell table:style-name="ce19" table:formula="oooc:=[.$B288]*10+530+[.AB$2]*8" office:value-type="float" office:value="958">
            <text:p>958 kg</text:p>
          </table:table-cell>
          <table:table-cell table:style-name="ce19" table:formula="oooc:=[.$B288]*10+530+[.AC$2]*8" office:value-type="float" office:value="966">
            <text:p>966 kg</text:p>
          </table:table-cell>
          <table:table-cell table:style-name="ce19" table:formula="oooc:=[.$B288]*10+530+[.AD$2]*8" office:value-type="float" office:value="974">
            <text:p>974 kg</text:p>
          </table:table-cell>
          <table:table-cell table:style-name="ce19" table:formula="oooc:=[.$B288]*10+530+[.AE$2]*8" office:value-type="float" office:value="982">
            <text:p>982 kg</text:p>
          </table:table-cell>
          <table:table-cell table:style-name="ce19" table:formula="oooc:=[.$B288]*10+530+[.AF$2]*8" office:value-type="float" office:value="990">
            <text:p>9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style-name="ce19" table:formula="oooc:=[.$B289]*10+530+[.C$2]*8" office:value-type="float" office:value="768">
            <text:p>768 kg</text:p>
          </table:table-cell>
          <table:table-cell table:style-name="ce19" table:formula="oooc:=[.$B289]*10+530+[.D$2]*8" office:value-type="float" office:value="776">
            <text:p>776 kg</text:p>
          </table:table-cell>
          <table:table-cell table:style-name="ce19" table:formula="oooc:=[.$B289]*10+530+[.E$2]*8" office:value-type="float" office:value="784">
            <text:p>784 kg</text:p>
          </table:table-cell>
          <table:table-cell table:style-name="ce19" table:formula="oooc:=[.$B289]*10+530+[.F$2]*8" office:value-type="float" office:value="792">
            <text:p>792 kg</text:p>
          </table:table-cell>
          <table:table-cell table:style-name="ce19" table:formula="oooc:=[.$B289]*10+530+[.G$2]*8" office:value-type="float" office:value="800">
            <text:p>800 kg</text:p>
          </table:table-cell>
          <table:table-cell table:style-name="ce19" table:formula="oooc:=[.$B289]*10+530+[.H$2]*8" office:value-type="float" office:value="808">
            <text:p>808 kg</text:p>
          </table:table-cell>
          <table:table-cell table:style-name="ce19" table:formula="oooc:=[.$B289]*10+530+[.I$2]*8" office:value-type="float" office:value="816">
            <text:p>816 kg</text:p>
          </table:table-cell>
          <table:table-cell table:style-name="ce19" table:formula="oooc:=[.$B289]*10+530+[.J$2]*8" office:value-type="float" office:value="824">
            <text:p>824 kg</text:p>
          </table:table-cell>
          <table:table-cell table:style-name="ce19" table:formula="oooc:=[.$B289]*10+530+[.K$2]*8" office:value-type="float" office:value="832">
            <text:p>832 kg</text:p>
          </table:table-cell>
          <table:table-cell table:style-name="ce19" table:formula="oooc:=[.$B289]*10+530+[.L$2]*8" office:value-type="float" office:value="840">
            <text:p>840 kg</text:p>
          </table:table-cell>
          <table:table-cell table:style-name="ce19" table:formula="oooc:=[.$B289]*10+530+[.M$2]*8" office:value-type="float" office:value="848">
            <text:p>848 kg</text:p>
          </table:table-cell>
          <table:table-cell table:style-name="ce19" table:formula="oooc:=[.$B289]*10+530+[.N$2]*8" office:value-type="float" office:value="856">
            <text:p>856 kg</text:p>
          </table:table-cell>
          <table:table-cell table:style-name="ce19" table:formula="oooc:=[.$B289]*10+530+[.O$2]*8" office:value-type="float" office:value="864">
            <text:p>864 kg</text:p>
          </table:table-cell>
          <table:table-cell table:style-name="ce19" table:formula="oooc:=[.$B289]*10+530+[.P$2]*8" office:value-type="float" office:value="872">
            <text:p>872 kg</text:p>
          </table:table-cell>
          <table:table-cell table:style-name="ce19" table:formula="oooc:=[.$B289]*10+530+[.Q$2]*8" office:value-type="float" office:value="880">
            <text:p>880 kg</text:p>
          </table:table-cell>
          <table:table-cell table:style-name="ce19" table:formula="oooc:=[.$B289]*10+530+[.R$2]*8" office:value-type="float" office:value="888">
            <text:p>888 kg</text:p>
          </table:table-cell>
          <table:table-cell table:style-name="ce19" table:formula="oooc:=[.$B289]*10+530+[.S$2]*8" office:value-type="float" office:value="896">
            <text:p>896 kg</text:p>
          </table:table-cell>
          <table:table-cell table:style-name="ce19" table:formula="oooc:=[.$B289]*10+530+[.T$2]*8" office:value-type="float" office:value="904">
            <text:p>904 kg</text:p>
          </table:table-cell>
          <table:table-cell table:style-name="ce19" table:formula="oooc:=[.$B289]*10+530+[.U$2]*8" office:value-type="float" office:value="912">
            <text:p>912 kg</text:p>
          </table:table-cell>
          <table:table-cell table:style-name="ce19" table:formula="oooc:=[.$B289]*10+530+[.V$2]*8" office:value-type="float" office:value="920">
            <text:p>920 kg</text:p>
          </table:table-cell>
          <table:table-cell table:style-name="ce19" table:formula="oooc:=[.$B289]*10+530+[.W$2]*8" office:value-type="float" office:value="928">
            <text:p>928 kg</text:p>
          </table:table-cell>
          <table:table-cell table:style-name="ce19" table:formula="oooc:=[.$B289]*10+530+[.X$2]*8" office:value-type="float" office:value="936">
            <text:p>936 kg</text:p>
          </table:table-cell>
          <table:table-cell table:style-name="ce19" table:formula="oooc:=[.$B289]*10+530+[.Y$2]*8" office:value-type="float" office:value="944">
            <text:p>944 kg</text:p>
          </table:table-cell>
          <table:table-cell table:style-name="ce19" table:formula="oooc:=[.$B289]*10+530+[.Z$2]*8" office:value-type="float" office:value="952">
            <text:p>952 kg</text:p>
          </table:table-cell>
          <table:table-cell table:style-name="ce19" table:formula="oooc:=[.$B289]*10+530+[.AA$2]*8" office:value-type="float" office:value="960">
            <text:p>960 kg</text:p>
          </table:table-cell>
          <table:table-cell table:style-name="ce19" table:formula="oooc:=[.$B289]*10+530+[.AB$2]*8" office:value-type="float" office:value="968">
            <text:p>968 kg</text:p>
          </table:table-cell>
          <table:table-cell table:style-name="ce19" table:formula="oooc:=[.$B289]*10+530+[.AC$2]*8" office:value-type="float" office:value="976">
            <text:p>976 kg</text:p>
          </table:table-cell>
          <table:table-cell table:style-name="ce19" table:formula="oooc:=[.$B289]*10+530+[.AD$2]*8" office:value-type="float" office:value="984">
            <text:p>984 kg</text:p>
          </table:table-cell>
          <table:table-cell table:style-name="ce19" table:formula="oooc:=[.$B289]*10+530+[.AE$2]*8" office:value-type="float" office:value="992">
            <text:p>992 kg</text:p>
          </table:table-cell>
          <table:table-cell table:style-name="ce19" table:formula="oooc:=[.$B289]*10+530+[.AF$2]*8" office:value-type="float" office:value="1000">
            <text:p>10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style-name="ce19" table:formula="oooc:=[.$B290]*10+530+[.C$2]*8" office:value-type="float" office:value="778">
            <text:p>778 kg</text:p>
          </table:table-cell>
          <table:table-cell table:style-name="ce19" table:formula="oooc:=[.$B290]*10+530+[.D$2]*8" office:value-type="float" office:value="786">
            <text:p>786 kg</text:p>
          </table:table-cell>
          <table:table-cell table:style-name="ce19" table:formula="oooc:=[.$B290]*10+530+[.E$2]*8" office:value-type="float" office:value="794">
            <text:p>794 kg</text:p>
          </table:table-cell>
          <table:table-cell table:style-name="ce19" table:formula="oooc:=[.$B290]*10+530+[.F$2]*8" office:value-type="float" office:value="802">
            <text:p>802 kg</text:p>
          </table:table-cell>
          <table:table-cell table:style-name="ce19" table:formula="oooc:=[.$B290]*10+530+[.G$2]*8" office:value-type="float" office:value="810">
            <text:p>810 kg</text:p>
          </table:table-cell>
          <table:table-cell table:style-name="ce19" table:formula="oooc:=[.$B290]*10+530+[.H$2]*8" office:value-type="float" office:value="818">
            <text:p>818 kg</text:p>
          </table:table-cell>
          <table:table-cell table:style-name="ce19" table:formula="oooc:=[.$B290]*10+530+[.I$2]*8" office:value-type="float" office:value="826">
            <text:p>826 kg</text:p>
          </table:table-cell>
          <table:table-cell table:style-name="ce19" table:formula="oooc:=[.$B290]*10+530+[.J$2]*8" office:value-type="float" office:value="834">
            <text:p>834 kg</text:p>
          </table:table-cell>
          <table:table-cell table:style-name="ce19" table:formula="oooc:=[.$B290]*10+530+[.K$2]*8" office:value-type="float" office:value="842">
            <text:p>842 kg</text:p>
          </table:table-cell>
          <table:table-cell table:style-name="ce19" table:formula="oooc:=[.$B290]*10+530+[.L$2]*8" office:value-type="float" office:value="850">
            <text:p>850 kg</text:p>
          </table:table-cell>
          <table:table-cell table:style-name="ce19" table:formula="oooc:=[.$B290]*10+530+[.M$2]*8" office:value-type="float" office:value="858">
            <text:p>858 kg</text:p>
          </table:table-cell>
          <table:table-cell table:style-name="ce19" table:formula="oooc:=[.$B290]*10+530+[.N$2]*8" office:value-type="float" office:value="866">
            <text:p>866 kg</text:p>
          </table:table-cell>
          <table:table-cell table:style-name="ce19" table:formula="oooc:=[.$B290]*10+530+[.O$2]*8" office:value-type="float" office:value="874">
            <text:p>874 kg</text:p>
          </table:table-cell>
          <table:table-cell table:style-name="ce19" table:formula="oooc:=[.$B290]*10+530+[.P$2]*8" office:value-type="float" office:value="882">
            <text:p>882 kg</text:p>
          </table:table-cell>
          <table:table-cell table:style-name="ce19" table:formula="oooc:=[.$B290]*10+530+[.Q$2]*8" office:value-type="float" office:value="890">
            <text:p>890 kg</text:p>
          </table:table-cell>
          <table:table-cell table:style-name="ce19" table:formula="oooc:=[.$B290]*10+530+[.R$2]*8" office:value-type="float" office:value="898">
            <text:p>898 kg</text:p>
          </table:table-cell>
          <table:table-cell table:style-name="ce19" table:formula="oooc:=[.$B290]*10+530+[.S$2]*8" office:value-type="float" office:value="906">
            <text:p>906 kg</text:p>
          </table:table-cell>
          <table:table-cell table:style-name="ce19" table:formula="oooc:=[.$B290]*10+530+[.T$2]*8" office:value-type="float" office:value="914">
            <text:p>914 kg</text:p>
          </table:table-cell>
          <table:table-cell table:style-name="ce19" table:formula="oooc:=[.$B290]*10+530+[.U$2]*8" office:value-type="float" office:value="922">
            <text:p>922 kg</text:p>
          </table:table-cell>
          <table:table-cell table:style-name="ce19" table:formula="oooc:=[.$B290]*10+530+[.V$2]*8" office:value-type="float" office:value="930">
            <text:p>930 kg</text:p>
          </table:table-cell>
          <table:table-cell table:style-name="ce19" table:formula="oooc:=[.$B290]*10+530+[.W$2]*8" office:value-type="float" office:value="938">
            <text:p>938 kg</text:p>
          </table:table-cell>
          <table:table-cell table:style-name="ce19" table:formula="oooc:=[.$B290]*10+530+[.X$2]*8" office:value-type="float" office:value="946">
            <text:p>946 kg</text:p>
          </table:table-cell>
          <table:table-cell table:style-name="ce19" table:formula="oooc:=[.$B290]*10+530+[.Y$2]*8" office:value-type="float" office:value="954">
            <text:p>954 kg</text:p>
          </table:table-cell>
          <table:table-cell table:style-name="ce19" table:formula="oooc:=[.$B290]*10+530+[.Z$2]*8" office:value-type="float" office:value="962">
            <text:p>962 kg</text:p>
          </table:table-cell>
          <table:table-cell table:style-name="ce19" table:formula="oooc:=[.$B290]*10+530+[.AA$2]*8" office:value-type="float" office:value="970">
            <text:p>970 kg</text:p>
          </table:table-cell>
          <table:table-cell table:style-name="ce19" table:formula="oooc:=[.$B290]*10+530+[.AB$2]*8" office:value-type="float" office:value="978">
            <text:p>978 kg</text:p>
          </table:table-cell>
          <table:table-cell table:style-name="ce19" table:formula="oooc:=[.$B290]*10+530+[.AC$2]*8" office:value-type="float" office:value="986">
            <text:p>986 kg</text:p>
          </table:table-cell>
          <table:table-cell table:style-name="ce19" table:formula="oooc:=[.$B290]*10+530+[.AD$2]*8" office:value-type="float" office:value="994">
            <text:p>994 kg</text:p>
          </table:table-cell>
          <table:table-cell table:style-name="ce19" table:formula="oooc:=[.$B290]*10+530+[.AE$2]*8" office:value-type="float" office:value="1002">
            <text:p>1002 kg</text:p>
          </table:table-cell>
          <table:table-cell table:style-name="ce19" table:formula="oooc:=[.$B290]*10+530+[.AF$2]*8" office:value-type="float" office:value="1010">
            <text:p>10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style-name="ce19" table:formula="oooc:=[.$B291]*10+530+[.C$2]*8" office:value-type="float" office:value="788">
            <text:p>788 kg</text:p>
          </table:table-cell>
          <table:table-cell table:style-name="ce19" table:formula="oooc:=[.$B291]*10+530+[.D$2]*8" office:value-type="float" office:value="796">
            <text:p>796 kg</text:p>
          </table:table-cell>
          <table:table-cell table:style-name="ce19" table:formula="oooc:=[.$B291]*10+530+[.E$2]*8" office:value-type="float" office:value="804">
            <text:p>804 kg</text:p>
          </table:table-cell>
          <table:table-cell table:style-name="ce19" table:formula="oooc:=[.$B291]*10+530+[.F$2]*8" office:value-type="float" office:value="812">
            <text:p>812 kg</text:p>
          </table:table-cell>
          <table:table-cell table:style-name="ce19" table:formula="oooc:=[.$B291]*10+530+[.G$2]*8" office:value-type="float" office:value="820">
            <text:p>820 kg</text:p>
          </table:table-cell>
          <table:table-cell table:style-name="ce19" table:formula="oooc:=[.$B291]*10+530+[.H$2]*8" office:value-type="float" office:value="828">
            <text:p>828 kg</text:p>
          </table:table-cell>
          <table:table-cell table:style-name="ce19" table:formula="oooc:=[.$B291]*10+530+[.I$2]*8" office:value-type="float" office:value="836">
            <text:p>836 kg</text:p>
          </table:table-cell>
          <table:table-cell table:style-name="ce19" table:formula="oooc:=[.$B291]*10+530+[.J$2]*8" office:value-type="float" office:value="844">
            <text:p>844 kg</text:p>
          </table:table-cell>
          <table:table-cell table:style-name="ce19" table:formula="oooc:=[.$B291]*10+530+[.K$2]*8" office:value-type="float" office:value="852">
            <text:p>852 kg</text:p>
          </table:table-cell>
          <table:table-cell table:style-name="ce19" table:formula="oooc:=[.$B291]*10+530+[.L$2]*8" office:value-type="float" office:value="860">
            <text:p>860 kg</text:p>
          </table:table-cell>
          <table:table-cell table:style-name="ce19" table:formula="oooc:=[.$B291]*10+530+[.M$2]*8" office:value-type="float" office:value="868">
            <text:p>868 kg</text:p>
          </table:table-cell>
          <table:table-cell table:style-name="ce19" table:formula="oooc:=[.$B291]*10+530+[.N$2]*8" office:value-type="float" office:value="876">
            <text:p>876 kg</text:p>
          </table:table-cell>
          <table:table-cell table:style-name="ce19" table:formula="oooc:=[.$B291]*10+530+[.O$2]*8" office:value-type="float" office:value="884">
            <text:p>884 kg</text:p>
          </table:table-cell>
          <table:table-cell table:style-name="ce19" table:formula="oooc:=[.$B291]*10+530+[.P$2]*8" office:value-type="float" office:value="892">
            <text:p>892 kg</text:p>
          </table:table-cell>
          <table:table-cell table:style-name="ce19" table:formula="oooc:=[.$B291]*10+530+[.Q$2]*8" office:value-type="float" office:value="900">
            <text:p>900 kg</text:p>
          </table:table-cell>
          <table:table-cell table:style-name="ce19" table:formula="oooc:=[.$B291]*10+530+[.R$2]*8" office:value-type="float" office:value="908">
            <text:p>908 kg</text:p>
          </table:table-cell>
          <table:table-cell table:style-name="ce19" table:formula="oooc:=[.$B291]*10+530+[.S$2]*8" office:value-type="float" office:value="916">
            <text:p>916 kg</text:p>
          </table:table-cell>
          <table:table-cell table:style-name="ce19" table:formula="oooc:=[.$B291]*10+530+[.T$2]*8" office:value-type="float" office:value="924">
            <text:p>924 kg</text:p>
          </table:table-cell>
          <table:table-cell table:style-name="ce19" table:formula="oooc:=[.$B291]*10+530+[.U$2]*8" office:value-type="float" office:value="932">
            <text:p>932 kg</text:p>
          </table:table-cell>
          <table:table-cell table:style-name="ce19" table:formula="oooc:=[.$B291]*10+530+[.V$2]*8" office:value-type="float" office:value="940">
            <text:p>940 kg</text:p>
          </table:table-cell>
          <table:table-cell table:style-name="ce19" table:formula="oooc:=[.$B291]*10+530+[.W$2]*8" office:value-type="float" office:value="948">
            <text:p>948 kg</text:p>
          </table:table-cell>
          <table:table-cell table:style-name="ce19" table:formula="oooc:=[.$B291]*10+530+[.X$2]*8" office:value-type="float" office:value="956">
            <text:p>956 kg</text:p>
          </table:table-cell>
          <table:table-cell table:style-name="ce19" table:formula="oooc:=[.$B291]*10+530+[.Y$2]*8" office:value-type="float" office:value="964">
            <text:p>964 kg</text:p>
          </table:table-cell>
          <table:table-cell table:style-name="ce19" table:formula="oooc:=[.$B291]*10+530+[.Z$2]*8" office:value-type="float" office:value="972">
            <text:p>972 kg</text:p>
          </table:table-cell>
          <table:table-cell table:style-name="ce19" table:formula="oooc:=[.$B291]*10+530+[.AA$2]*8" office:value-type="float" office:value="980">
            <text:p>980 kg</text:p>
          </table:table-cell>
          <table:table-cell table:style-name="ce19" table:formula="oooc:=[.$B291]*10+530+[.AB$2]*8" office:value-type="float" office:value="988">
            <text:p>988 kg</text:p>
          </table:table-cell>
          <table:table-cell table:style-name="ce19" table:formula="oooc:=[.$B291]*10+530+[.AC$2]*8" office:value-type="float" office:value="996">
            <text:p>996 kg</text:p>
          </table:table-cell>
          <table:table-cell table:style-name="ce19" table:formula="oooc:=[.$B291]*10+530+[.AD$2]*8" office:value-type="float" office:value="1004">
            <text:p>1004 kg</text:p>
          </table:table-cell>
          <table:table-cell table:style-name="ce19" table:formula="oooc:=[.$B291]*10+530+[.AE$2]*8" office:value-type="float" office:value="1012">
            <text:p>1012 kg</text:p>
          </table:table-cell>
          <table:table-cell table:style-name="ce19" table:formula="oooc:=[.$B291]*10+530+[.AF$2]*8" office:value-type="float" office:value="1020">
            <text:p>10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6">
            <text:p>26</text:p>
          </table:table-cell>
          <table:table-cell table:style-name="ce19" table:formula="oooc:=[.$B292]*10+530+[.C$2]*8" office:value-type="float" office:value="798">
            <text:p>798 kg</text:p>
          </table:table-cell>
          <table:table-cell table:style-name="ce19" table:formula="oooc:=[.$B292]*10+530+[.D$2]*8" office:value-type="float" office:value="806">
            <text:p>806 kg</text:p>
          </table:table-cell>
          <table:table-cell table:style-name="ce19" table:formula="oooc:=[.$B292]*10+530+[.E$2]*8" office:value-type="float" office:value="814">
            <text:p>814 kg</text:p>
          </table:table-cell>
          <table:table-cell table:style-name="ce19" table:formula="oooc:=[.$B292]*10+530+[.F$2]*8" office:value-type="float" office:value="822">
            <text:p>822 kg</text:p>
          </table:table-cell>
          <table:table-cell table:style-name="ce19" table:formula="oooc:=[.$B292]*10+530+[.G$2]*8" office:value-type="float" office:value="830">
            <text:p>830 kg</text:p>
          </table:table-cell>
          <table:table-cell table:style-name="ce19" table:formula="oooc:=[.$B292]*10+530+[.H$2]*8" office:value-type="float" office:value="838">
            <text:p>838 kg</text:p>
          </table:table-cell>
          <table:table-cell table:style-name="ce19" table:formula="oooc:=[.$B292]*10+530+[.I$2]*8" office:value-type="float" office:value="846">
            <text:p>846 kg</text:p>
          </table:table-cell>
          <table:table-cell table:style-name="ce19" table:formula="oooc:=[.$B292]*10+530+[.J$2]*8" office:value-type="float" office:value="854">
            <text:p>854 kg</text:p>
          </table:table-cell>
          <table:table-cell table:style-name="ce19" table:formula="oooc:=[.$B292]*10+530+[.K$2]*8" office:value-type="float" office:value="862">
            <text:p>862 kg</text:p>
          </table:table-cell>
          <table:table-cell table:style-name="ce19" table:formula="oooc:=[.$B292]*10+530+[.L$2]*8" office:value-type="float" office:value="870">
            <text:p>870 kg</text:p>
          </table:table-cell>
          <table:table-cell table:style-name="ce19" table:formula="oooc:=[.$B292]*10+530+[.M$2]*8" office:value-type="float" office:value="878">
            <text:p>878 kg</text:p>
          </table:table-cell>
          <table:table-cell table:style-name="ce19" table:formula="oooc:=[.$B292]*10+530+[.N$2]*8" office:value-type="float" office:value="886">
            <text:p>886 kg</text:p>
          </table:table-cell>
          <table:table-cell table:style-name="ce19" table:formula="oooc:=[.$B292]*10+530+[.O$2]*8" office:value-type="float" office:value="894">
            <text:p>894 kg</text:p>
          </table:table-cell>
          <table:table-cell table:style-name="ce19" table:formula="oooc:=[.$B292]*10+530+[.P$2]*8" office:value-type="float" office:value="902">
            <text:p>902 kg</text:p>
          </table:table-cell>
          <table:table-cell table:style-name="ce19" table:formula="oooc:=[.$B292]*10+530+[.Q$2]*8" office:value-type="float" office:value="910">
            <text:p>910 kg</text:p>
          </table:table-cell>
          <table:table-cell table:style-name="ce19" table:formula="oooc:=[.$B292]*10+530+[.R$2]*8" office:value-type="float" office:value="918">
            <text:p>918 kg</text:p>
          </table:table-cell>
          <table:table-cell table:style-name="ce19" table:formula="oooc:=[.$B292]*10+530+[.S$2]*8" office:value-type="float" office:value="926">
            <text:p>926 kg</text:p>
          </table:table-cell>
          <table:table-cell table:style-name="ce19" table:formula="oooc:=[.$B292]*10+530+[.T$2]*8" office:value-type="float" office:value="934">
            <text:p>934 kg</text:p>
          </table:table-cell>
          <table:table-cell table:style-name="ce19" table:formula="oooc:=[.$B292]*10+530+[.U$2]*8" office:value-type="float" office:value="942">
            <text:p>942 kg</text:p>
          </table:table-cell>
          <table:table-cell table:style-name="ce19" table:formula="oooc:=[.$B292]*10+530+[.V$2]*8" office:value-type="float" office:value="950">
            <text:p>950 kg</text:p>
          </table:table-cell>
          <table:table-cell table:style-name="ce19" table:formula="oooc:=[.$B292]*10+530+[.W$2]*8" office:value-type="float" office:value="958">
            <text:p>958 kg</text:p>
          </table:table-cell>
          <table:table-cell table:style-name="ce19" table:formula="oooc:=[.$B292]*10+530+[.X$2]*8" office:value-type="float" office:value="966">
            <text:p>966 kg</text:p>
          </table:table-cell>
          <table:table-cell table:style-name="ce19" table:formula="oooc:=[.$B292]*10+530+[.Y$2]*8" office:value-type="float" office:value="974">
            <text:p>974 kg</text:p>
          </table:table-cell>
          <table:table-cell table:style-name="ce19" table:formula="oooc:=[.$B292]*10+530+[.Z$2]*8" office:value-type="float" office:value="982">
            <text:p>982 kg</text:p>
          </table:table-cell>
          <table:table-cell table:style-name="ce19" table:formula="oooc:=[.$B292]*10+530+[.AA$2]*8" office:value-type="float" office:value="990">
            <text:p>990 kg</text:p>
          </table:table-cell>
          <table:table-cell table:style-name="ce19" table:formula="oooc:=[.$B292]*10+530+[.AB$2]*8" office:value-type="float" office:value="998">
            <text:p>998 kg</text:p>
          </table:table-cell>
          <table:table-cell table:style-name="ce19" table:formula="oooc:=[.$B292]*10+530+[.AC$2]*8" office:value-type="float" office:value="1006">
            <text:p>1006 kg</text:p>
          </table:table-cell>
          <table:table-cell table:style-name="ce19" table:formula="oooc:=[.$B292]*10+530+[.AD$2]*8" office:value-type="float" office:value="1014">
            <text:p>1014 kg</text:p>
          </table:table-cell>
          <table:table-cell table:style-name="ce19" table:formula="oooc:=[.$B292]*10+530+[.AE$2]*8" office:value-type="float" office:value="1022">
            <text:p>1022 kg</text:p>
          </table:table-cell>
          <table:table-cell table:style-name="ce19" table:formula="oooc:=[.$B292]*10+530+[.AF$2]*8" office:value-type="float" office:value="1030">
            <text:p>10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7">
            <text:p>27</text:p>
          </table:table-cell>
          <table:table-cell table:style-name="ce19" table:formula="oooc:=[.$B293]*10+530+[.C$2]*8" office:value-type="float" office:value="808">
            <text:p>808 kg</text:p>
          </table:table-cell>
          <table:table-cell table:style-name="ce19" table:formula="oooc:=[.$B293]*10+530+[.D$2]*8" office:value-type="float" office:value="816">
            <text:p>816 kg</text:p>
          </table:table-cell>
          <table:table-cell table:style-name="ce19" table:formula="oooc:=[.$B293]*10+530+[.E$2]*8" office:value-type="float" office:value="824">
            <text:p>824 kg</text:p>
          </table:table-cell>
          <table:table-cell table:style-name="ce19" table:formula="oooc:=[.$B293]*10+530+[.F$2]*8" office:value-type="float" office:value="832">
            <text:p>832 kg</text:p>
          </table:table-cell>
          <table:table-cell table:style-name="ce19" table:formula="oooc:=[.$B293]*10+530+[.G$2]*8" office:value-type="float" office:value="840">
            <text:p>840 kg</text:p>
          </table:table-cell>
          <table:table-cell table:style-name="ce19" table:formula="oooc:=[.$B293]*10+530+[.H$2]*8" office:value-type="float" office:value="848">
            <text:p>848 kg</text:p>
          </table:table-cell>
          <table:table-cell table:style-name="ce19" table:formula="oooc:=[.$B293]*10+530+[.I$2]*8" office:value-type="float" office:value="856">
            <text:p>856 kg</text:p>
          </table:table-cell>
          <table:table-cell table:style-name="ce19" table:formula="oooc:=[.$B293]*10+530+[.J$2]*8" office:value-type="float" office:value="864">
            <text:p>864 kg</text:p>
          </table:table-cell>
          <table:table-cell table:style-name="ce19" table:formula="oooc:=[.$B293]*10+530+[.K$2]*8" office:value-type="float" office:value="872">
            <text:p>872 kg</text:p>
          </table:table-cell>
          <table:table-cell table:style-name="ce19" table:formula="oooc:=[.$B293]*10+530+[.L$2]*8" office:value-type="float" office:value="880">
            <text:p>880 kg</text:p>
          </table:table-cell>
          <table:table-cell table:style-name="ce19" table:formula="oooc:=[.$B293]*10+530+[.M$2]*8" office:value-type="float" office:value="888">
            <text:p>888 kg</text:p>
          </table:table-cell>
          <table:table-cell table:style-name="ce19" table:formula="oooc:=[.$B293]*10+530+[.N$2]*8" office:value-type="float" office:value="896">
            <text:p>896 kg</text:p>
          </table:table-cell>
          <table:table-cell table:style-name="ce19" table:formula="oooc:=[.$B293]*10+530+[.O$2]*8" office:value-type="float" office:value="904">
            <text:p>904 kg</text:p>
          </table:table-cell>
          <table:table-cell table:style-name="ce19" table:formula="oooc:=[.$B293]*10+530+[.P$2]*8" office:value-type="float" office:value="912">
            <text:p>912 kg</text:p>
          </table:table-cell>
          <table:table-cell table:style-name="ce19" table:formula="oooc:=[.$B293]*10+530+[.Q$2]*8" office:value-type="float" office:value="920">
            <text:p>920 kg</text:p>
          </table:table-cell>
          <table:table-cell table:style-name="ce19" table:formula="oooc:=[.$B293]*10+530+[.R$2]*8" office:value-type="float" office:value="928">
            <text:p>928 kg</text:p>
          </table:table-cell>
          <table:table-cell table:style-name="ce19" table:formula="oooc:=[.$B293]*10+530+[.S$2]*8" office:value-type="float" office:value="936">
            <text:p>936 kg</text:p>
          </table:table-cell>
          <table:table-cell table:style-name="ce19" table:formula="oooc:=[.$B293]*10+530+[.T$2]*8" office:value-type="float" office:value="944">
            <text:p>944 kg</text:p>
          </table:table-cell>
          <table:table-cell table:style-name="ce19" table:formula="oooc:=[.$B293]*10+530+[.U$2]*8" office:value-type="float" office:value="952">
            <text:p>952 kg</text:p>
          </table:table-cell>
          <table:table-cell table:style-name="ce19" table:formula="oooc:=[.$B293]*10+530+[.V$2]*8" office:value-type="float" office:value="960">
            <text:p>960 kg</text:p>
          </table:table-cell>
          <table:table-cell table:style-name="ce19" table:formula="oooc:=[.$B293]*10+530+[.W$2]*8" office:value-type="float" office:value="968">
            <text:p>968 kg</text:p>
          </table:table-cell>
          <table:table-cell table:style-name="ce19" table:formula="oooc:=[.$B293]*10+530+[.X$2]*8" office:value-type="float" office:value="976">
            <text:p>976 kg</text:p>
          </table:table-cell>
          <table:table-cell table:style-name="ce19" table:formula="oooc:=[.$B293]*10+530+[.Y$2]*8" office:value-type="float" office:value="984">
            <text:p>984 kg</text:p>
          </table:table-cell>
          <table:table-cell table:style-name="ce19" table:formula="oooc:=[.$B293]*10+530+[.Z$2]*8" office:value-type="float" office:value="992">
            <text:p>992 kg</text:p>
          </table:table-cell>
          <table:table-cell table:style-name="ce19" table:formula="oooc:=[.$B293]*10+530+[.AA$2]*8" office:value-type="float" office:value="1000">
            <text:p>1000 kg</text:p>
          </table:table-cell>
          <table:table-cell table:style-name="ce19" table:formula="oooc:=[.$B293]*10+530+[.AB$2]*8" office:value-type="float" office:value="1008">
            <text:p>1008 kg</text:p>
          </table:table-cell>
          <table:table-cell table:style-name="ce19" table:formula="oooc:=[.$B293]*10+530+[.AC$2]*8" office:value-type="float" office:value="1016">
            <text:p>1016 kg</text:p>
          </table:table-cell>
          <table:table-cell table:style-name="ce19" table:formula="oooc:=[.$B293]*10+530+[.AD$2]*8" office:value-type="float" office:value="1024">
            <text:p>1024 kg</text:p>
          </table:table-cell>
          <table:table-cell table:style-name="ce19" table:formula="oooc:=[.$B293]*10+530+[.AE$2]*8" office:value-type="float" office:value="1032">
            <text:p>1032 kg</text:p>
          </table:table-cell>
          <table:table-cell table:style-name="ce19" table:formula="oooc:=[.$B293]*10+530+[.AF$2]*8" office:value-type="float" office:value="1040">
            <text:p>10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8">
            <text:p>28</text:p>
          </table:table-cell>
          <table:table-cell table:style-name="ce19" table:formula="oooc:=[.$B294]*10+530+[.C$2]*8" office:value-type="float" office:value="818">
            <text:p>818 kg</text:p>
          </table:table-cell>
          <table:table-cell table:style-name="ce19" table:formula="oooc:=[.$B294]*10+530+[.D$2]*8" office:value-type="float" office:value="826">
            <text:p>826 kg</text:p>
          </table:table-cell>
          <table:table-cell table:style-name="ce19" table:formula="oooc:=[.$B294]*10+530+[.E$2]*8" office:value-type="float" office:value="834">
            <text:p>834 kg</text:p>
          </table:table-cell>
          <table:table-cell table:style-name="ce19" table:formula="oooc:=[.$B294]*10+530+[.F$2]*8" office:value-type="float" office:value="842">
            <text:p>842 kg</text:p>
          </table:table-cell>
          <table:table-cell table:style-name="ce19" table:formula="oooc:=[.$B294]*10+530+[.G$2]*8" office:value-type="float" office:value="850">
            <text:p>850 kg</text:p>
          </table:table-cell>
          <table:table-cell table:style-name="ce19" table:formula="oooc:=[.$B294]*10+530+[.H$2]*8" office:value-type="float" office:value="858">
            <text:p>858 kg</text:p>
          </table:table-cell>
          <table:table-cell table:style-name="ce19" table:formula="oooc:=[.$B294]*10+530+[.I$2]*8" office:value-type="float" office:value="866">
            <text:p>866 kg</text:p>
          </table:table-cell>
          <table:table-cell table:style-name="ce19" table:formula="oooc:=[.$B294]*10+530+[.J$2]*8" office:value-type="float" office:value="874">
            <text:p>874 kg</text:p>
          </table:table-cell>
          <table:table-cell table:style-name="ce19" table:formula="oooc:=[.$B294]*10+530+[.K$2]*8" office:value-type="float" office:value="882">
            <text:p>882 kg</text:p>
          </table:table-cell>
          <table:table-cell table:style-name="ce19" table:formula="oooc:=[.$B294]*10+530+[.L$2]*8" office:value-type="float" office:value="890">
            <text:p>890 kg</text:p>
          </table:table-cell>
          <table:table-cell table:style-name="ce19" table:formula="oooc:=[.$B294]*10+530+[.M$2]*8" office:value-type="float" office:value="898">
            <text:p>898 kg</text:p>
          </table:table-cell>
          <table:table-cell table:style-name="ce19" table:formula="oooc:=[.$B294]*10+530+[.N$2]*8" office:value-type="float" office:value="906">
            <text:p>906 kg</text:p>
          </table:table-cell>
          <table:table-cell table:style-name="ce19" table:formula="oooc:=[.$B294]*10+530+[.O$2]*8" office:value-type="float" office:value="914">
            <text:p>914 kg</text:p>
          </table:table-cell>
          <table:table-cell table:style-name="ce19" table:formula="oooc:=[.$B294]*10+530+[.P$2]*8" office:value-type="float" office:value="922">
            <text:p>922 kg</text:p>
          </table:table-cell>
          <table:table-cell table:style-name="ce19" table:formula="oooc:=[.$B294]*10+530+[.Q$2]*8" office:value-type="float" office:value="930">
            <text:p>930 kg</text:p>
          </table:table-cell>
          <table:table-cell table:style-name="ce19" table:formula="oooc:=[.$B294]*10+530+[.R$2]*8" office:value-type="float" office:value="938">
            <text:p>938 kg</text:p>
          </table:table-cell>
          <table:table-cell table:style-name="ce19" table:formula="oooc:=[.$B294]*10+530+[.S$2]*8" office:value-type="float" office:value="946">
            <text:p>946 kg</text:p>
          </table:table-cell>
          <table:table-cell table:style-name="ce19" table:formula="oooc:=[.$B294]*10+530+[.T$2]*8" office:value-type="float" office:value="954">
            <text:p>954 kg</text:p>
          </table:table-cell>
          <table:table-cell table:style-name="ce19" table:formula="oooc:=[.$B294]*10+530+[.U$2]*8" office:value-type="float" office:value="962">
            <text:p>962 kg</text:p>
          </table:table-cell>
          <table:table-cell table:style-name="ce19" table:formula="oooc:=[.$B294]*10+530+[.V$2]*8" office:value-type="float" office:value="970">
            <text:p>970 kg</text:p>
          </table:table-cell>
          <table:table-cell table:style-name="ce19" table:formula="oooc:=[.$B294]*10+530+[.W$2]*8" office:value-type="float" office:value="978">
            <text:p>978 kg</text:p>
          </table:table-cell>
          <table:table-cell table:style-name="ce19" table:formula="oooc:=[.$B294]*10+530+[.X$2]*8" office:value-type="float" office:value="986">
            <text:p>986 kg</text:p>
          </table:table-cell>
          <table:table-cell table:style-name="ce19" table:formula="oooc:=[.$B294]*10+530+[.Y$2]*8" office:value-type="float" office:value="994">
            <text:p>994 kg</text:p>
          </table:table-cell>
          <table:table-cell table:style-name="ce19" table:formula="oooc:=[.$B294]*10+530+[.Z$2]*8" office:value-type="float" office:value="1002">
            <text:p>1002 kg</text:p>
          </table:table-cell>
          <table:table-cell table:style-name="ce19" table:formula="oooc:=[.$B294]*10+530+[.AA$2]*8" office:value-type="float" office:value="1010">
            <text:p>1010 kg</text:p>
          </table:table-cell>
          <table:table-cell table:style-name="ce19" table:formula="oooc:=[.$B294]*10+530+[.AB$2]*8" office:value-type="float" office:value="1018">
            <text:p>1018 kg</text:p>
          </table:table-cell>
          <table:table-cell table:style-name="ce19" table:formula="oooc:=[.$B294]*10+530+[.AC$2]*8" office:value-type="float" office:value="1026">
            <text:p>1026 kg</text:p>
          </table:table-cell>
          <table:table-cell table:style-name="ce19" table:formula="oooc:=[.$B294]*10+530+[.AD$2]*8" office:value-type="float" office:value="1034">
            <text:p>1034 kg</text:p>
          </table:table-cell>
          <table:table-cell table:style-name="ce19" table:formula="oooc:=[.$B294]*10+530+[.AE$2]*8" office:value-type="float" office:value="1042">
            <text:p>1042 kg</text:p>
          </table:table-cell>
          <table:table-cell table:style-name="ce19" table:formula="oooc:=[.$B294]*10+530+[.AF$2]*8" office:value-type="float" office:value="1050">
            <text:p>10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9">
            <text:p>29</text:p>
          </table:table-cell>
          <table:table-cell table:style-name="ce19" table:formula="oooc:=[.$B295]*10+530+[.C$2]*8" office:value-type="float" office:value="828">
            <text:p>828 kg</text:p>
          </table:table-cell>
          <table:table-cell table:style-name="ce19" table:formula="oooc:=[.$B295]*10+530+[.D$2]*8" office:value-type="float" office:value="836">
            <text:p>836 kg</text:p>
          </table:table-cell>
          <table:table-cell table:style-name="ce19" table:formula="oooc:=[.$B295]*10+530+[.E$2]*8" office:value-type="float" office:value="844">
            <text:p>844 kg</text:p>
          </table:table-cell>
          <table:table-cell table:style-name="ce19" table:formula="oooc:=[.$B295]*10+530+[.F$2]*8" office:value-type="float" office:value="852">
            <text:p>852 kg</text:p>
          </table:table-cell>
          <table:table-cell table:style-name="ce19" table:formula="oooc:=[.$B295]*10+530+[.G$2]*8" office:value-type="float" office:value="860">
            <text:p>860 kg</text:p>
          </table:table-cell>
          <table:table-cell table:style-name="ce19" table:formula="oooc:=[.$B295]*10+530+[.H$2]*8" office:value-type="float" office:value="868">
            <text:p>868 kg</text:p>
          </table:table-cell>
          <table:table-cell table:style-name="ce19" table:formula="oooc:=[.$B295]*10+530+[.I$2]*8" office:value-type="float" office:value="876">
            <text:p>876 kg</text:p>
          </table:table-cell>
          <table:table-cell table:style-name="ce19" table:formula="oooc:=[.$B295]*10+530+[.J$2]*8" office:value-type="float" office:value="884">
            <text:p>884 kg</text:p>
          </table:table-cell>
          <table:table-cell table:style-name="ce19" table:formula="oooc:=[.$B295]*10+530+[.K$2]*8" office:value-type="float" office:value="892">
            <text:p>892 kg</text:p>
          </table:table-cell>
          <table:table-cell table:style-name="ce19" table:formula="oooc:=[.$B295]*10+530+[.L$2]*8" office:value-type="float" office:value="900">
            <text:p>900 kg</text:p>
          </table:table-cell>
          <table:table-cell table:style-name="ce19" table:formula="oooc:=[.$B295]*10+530+[.M$2]*8" office:value-type="float" office:value="908">
            <text:p>908 kg</text:p>
          </table:table-cell>
          <table:table-cell table:style-name="ce19" table:formula="oooc:=[.$B295]*10+530+[.N$2]*8" office:value-type="float" office:value="916">
            <text:p>916 kg</text:p>
          </table:table-cell>
          <table:table-cell table:style-name="ce19" table:formula="oooc:=[.$B295]*10+530+[.O$2]*8" office:value-type="float" office:value="924">
            <text:p>924 kg</text:p>
          </table:table-cell>
          <table:table-cell table:style-name="ce19" table:formula="oooc:=[.$B295]*10+530+[.P$2]*8" office:value-type="float" office:value="932">
            <text:p>932 kg</text:p>
          </table:table-cell>
          <table:table-cell table:style-name="ce19" table:formula="oooc:=[.$B295]*10+530+[.Q$2]*8" office:value-type="float" office:value="940">
            <text:p>940 kg</text:p>
          </table:table-cell>
          <table:table-cell table:style-name="ce19" table:formula="oooc:=[.$B295]*10+530+[.R$2]*8" office:value-type="float" office:value="948">
            <text:p>948 kg</text:p>
          </table:table-cell>
          <table:table-cell table:style-name="ce19" table:formula="oooc:=[.$B295]*10+530+[.S$2]*8" office:value-type="float" office:value="956">
            <text:p>956 kg</text:p>
          </table:table-cell>
          <table:table-cell table:style-name="ce19" table:formula="oooc:=[.$B295]*10+530+[.T$2]*8" office:value-type="float" office:value="964">
            <text:p>964 kg</text:p>
          </table:table-cell>
          <table:table-cell table:style-name="ce19" table:formula="oooc:=[.$B295]*10+530+[.U$2]*8" office:value-type="float" office:value="972">
            <text:p>972 kg</text:p>
          </table:table-cell>
          <table:table-cell table:style-name="ce19" table:formula="oooc:=[.$B295]*10+530+[.V$2]*8" office:value-type="float" office:value="980">
            <text:p>980 kg</text:p>
          </table:table-cell>
          <table:table-cell table:style-name="ce19" table:formula="oooc:=[.$B295]*10+530+[.W$2]*8" office:value-type="float" office:value="988">
            <text:p>988 kg</text:p>
          </table:table-cell>
          <table:table-cell table:style-name="ce19" table:formula="oooc:=[.$B295]*10+530+[.X$2]*8" office:value-type="float" office:value="996">
            <text:p>996 kg</text:p>
          </table:table-cell>
          <table:table-cell table:style-name="ce19" table:formula="oooc:=[.$B295]*10+530+[.Y$2]*8" office:value-type="float" office:value="1004">
            <text:p>1004 kg</text:p>
          </table:table-cell>
          <table:table-cell table:style-name="ce19" table:formula="oooc:=[.$B295]*10+530+[.Z$2]*8" office:value-type="float" office:value="1012">
            <text:p>1012 kg</text:p>
          </table:table-cell>
          <table:table-cell table:style-name="ce19" table:formula="oooc:=[.$B295]*10+530+[.AA$2]*8" office:value-type="float" office:value="1020">
            <text:p>1020 kg</text:p>
          </table:table-cell>
          <table:table-cell table:style-name="ce19" table:formula="oooc:=[.$B295]*10+530+[.AB$2]*8" office:value-type="float" office:value="1028">
            <text:p>1028 kg</text:p>
          </table:table-cell>
          <table:table-cell table:style-name="ce19" table:formula="oooc:=[.$B295]*10+530+[.AC$2]*8" office:value-type="float" office:value="1036">
            <text:p>1036 kg</text:p>
          </table:table-cell>
          <table:table-cell table:style-name="ce19" table:formula="oooc:=[.$B295]*10+530+[.AD$2]*8" office:value-type="float" office:value="1044">
            <text:p>1044 kg</text:p>
          </table:table-cell>
          <table:table-cell table:style-name="ce19" table:formula="oooc:=[.$B295]*10+530+[.AE$2]*8" office:value-type="float" office:value="1052">
            <text:p>1052 kg</text:p>
          </table:table-cell>
          <table:table-cell table:style-name="ce19" table:formula="oooc:=[.$B295]*10+530+[.AF$2]*8" office:value-type="float" office:value="1060">
            <text:p>10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style-name="ce19" table:formula="oooc:=[.$B296]*10+530+[.C$2]*8" office:value-type="float" office:value="838">
            <text:p>838 kg</text:p>
          </table:table-cell>
          <table:table-cell table:style-name="ce19" table:formula="oooc:=[.$B296]*10+530+[.D$2]*8" office:value-type="float" office:value="846">
            <text:p>846 kg</text:p>
          </table:table-cell>
          <table:table-cell table:style-name="ce19" table:formula="oooc:=[.$B296]*10+530+[.E$2]*8" office:value-type="float" office:value="854">
            <text:p>854 kg</text:p>
          </table:table-cell>
          <table:table-cell table:style-name="ce19" table:formula="oooc:=[.$B296]*10+530+[.F$2]*8" office:value-type="float" office:value="862">
            <text:p>862 kg</text:p>
          </table:table-cell>
          <table:table-cell table:style-name="ce19" table:formula="oooc:=[.$B296]*10+530+[.G$2]*8" office:value-type="float" office:value="870">
            <text:p>870 kg</text:p>
          </table:table-cell>
          <table:table-cell table:style-name="ce19" table:formula="oooc:=[.$B296]*10+530+[.H$2]*8" office:value-type="float" office:value="878">
            <text:p>878 kg</text:p>
          </table:table-cell>
          <table:table-cell table:style-name="ce19" table:formula="oooc:=[.$B296]*10+530+[.I$2]*8" office:value-type="float" office:value="886">
            <text:p>886 kg</text:p>
          </table:table-cell>
          <table:table-cell table:style-name="ce19" table:formula="oooc:=[.$B296]*10+530+[.J$2]*8" office:value-type="float" office:value="894">
            <text:p>894 kg</text:p>
          </table:table-cell>
          <table:table-cell table:style-name="ce19" table:formula="oooc:=[.$B296]*10+530+[.K$2]*8" office:value-type="float" office:value="902">
            <text:p>902 kg</text:p>
          </table:table-cell>
          <table:table-cell table:style-name="ce19" table:formula="oooc:=[.$B296]*10+530+[.L$2]*8" office:value-type="float" office:value="910">
            <text:p>910 kg</text:p>
          </table:table-cell>
          <table:table-cell table:style-name="ce19" table:formula="oooc:=[.$B296]*10+530+[.M$2]*8" office:value-type="float" office:value="918">
            <text:p>918 kg</text:p>
          </table:table-cell>
          <table:table-cell table:style-name="ce19" table:formula="oooc:=[.$B296]*10+530+[.N$2]*8" office:value-type="float" office:value="926">
            <text:p>926 kg</text:p>
          </table:table-cell>
          <table:table-cell table:style-name="ce19" table:formula="oooc:=[.$B296]*10+530+[.O$2]*8" office:value-type="float" office:value="934">
            <text:p>934 kg</text:p>
          </table:table-cell>
          <table:table-cell table:style-name="ce19" table:formula="oooc:=[.$B296]*10+530+[.P$2]*8" office:value-type="float" office:value="942">
            <text:p>942 kg</text:p>
          </table:table-cell>
          <table:table-cell table:style-name="ce19" table:formula="oooc:=[.$B296]*10+530+[.Q$2]*8" office:value-type="float" office:value="950">
            <text:p>950 kg</text:p>
          </table:table-cell>
          <table:table-cell table:style-name="ce19" table:formula="oooc:=[.$B296]*10+530+[.R$2]*8" office:value-type="float" office:value="958">
            <text:p>958 kg</text:p>
          </table:table-cell>
          <table:table-cell table:style-name="ce19" table:formula="oooc:=[.$B296]*10+530+[.S$2]*8" office:value-type="float" office:value="966">
            <text:p>966 kg</text:p>
          </table:table-cell>
          <table:table-cell table:style-name="ce19" table:formula="oooc:=[.$B296]*10+530+[.T$2]*8" office:value-type="float" office:value="974">
            <text:p>974 kg</text:p>
          </table:table-cell>
          <table:table-cell table:style-name="ce19" table:formula="oooc:=[.$B296]*10+530+[.U$2]*8" office:value-type="float" office:value="982">
            <text:p>982 kg</text:p>
          </table:table-cell>
          <table:table-cell table:style-name="ce19" table:formula="oooc:=[.$B296]*10+530+[.V$2]*8" office:value-type="float" office:value="990">
            <text:p>990 kg</text:p>
          </table:table-cell>
          <table:table-cell table:style-name="ce19" table:formula="oooc:=[.$B296]*10+530+[.W$2]*8" office:value-type="float" office:value="998">
            <text:p>998 kg</text:p>
          </table:table-cell>
          <table:table-cell table:style-name="ce19" table:formula="oooc:=[.$B296]*10+530+[.X$2]*8" office:value-type="float" office:value="1006">
            <text:p>1006 kg</text:p>
          </table:table-cell>
          <table:table-cell table:style-name="ce19" table:formula="oooc:=[.$B296]*10+530+[.Y$2]*8" office:value-type="float" office:value="1014">
            <text:p>1014 kg</text:p>
          </table:table-cell>
          <table:table-cell table:style-name="ce19" table:formula="oooc:=[.$B296]*10+530+[.Z$2]*8" office:value-type="float" office:value="1022">
            <text:p>1022 kg</text:p>
          </table:table-cell>
          <table:table-cell table:style-name="ce19" table:formula="oooc:=[.$B296]*10+530+[.AA$2]*8" office:value-type="float" office:value="1030">
            <text:p>1030 kg</text:p>
          </table:table-cell>
          <table:table-cell table:style-name="ce19" table:formula="oooc:=[.$B296]*10+530+[.AB$2]*8" office:value-type="float" office:value="1038">
            <text:p>1038 kg</text:p>
          </table:table-cell>
          <table:table-cell table:style-name="ce19" table:formula="oooc:=[.$B296]*10+530+[.AC$2]*8" office:value-type="float" office:value="1046">
            <text:p>1046 kg</text:p>
          </table:table-cell>
          <table:table-cell table:style-name="ce19" table:formula="oooc:=[.$B296]*10+530+[.AD$2]*8" office:value-type="float" office:value="1054">
            <text:p>1054 kg</text:p>
          </table:table-cell>
          <table:table-cell table:style-name="ce19" table:formula="oooc:=[.$B296]*10+530+[.AE$2]*8" office:value-type="float" office:value="1062">
            <text:p>1062 kg</text:p>
          </table:table-cell>
          <table:table-cell table:style-name="ce19" table:formula="oooc:=[.$B296]*10+530+[.AF$2]*8" office:value-type="float" office:value="1070">
            <text:p>1070 kg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19" table:number-columns-repeated="30"/>
          <table:table-cell table:number-columns-repeated="224"/>
        </table:table-row>
        <table:table-row table:style-name="ro4">
          <table:table-cell table:style-name="ce15" office:value-type="string" table:number-columns-spanned="2" table:number-rows-spanned="2">
            <text:p>Weintrauben</text:p>
          </table:table-cell>
          <table:covered-table-cell/>
          <table:table-cell table:style-name="ce18" office:value-type="string" table:number-columns-spanned="30" table:number-rows-spanned="1">
            <text:p>Forschungsstufe</text:p>
          </table:table-cell>
          <table:covered-table-cell table:number-columns-repeated="29"/>
          <table:table-cell table:number-columns-repeated="224"/>
        </table:table-row>
        <table:table-row table:style-name="ro2">
          <table:covered-table-cell table:style-name="ce16"/>
          <table:covered-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table:number-columns-repeated="224"/>
        </table:table-row>
        <table:table-row table:style-name="ro2">
          <table:table-cell table:style-name="ce17" office:value-type="string" table:number-columns-spanned="1" table:number-rows-spanned="30">
            <text:p>Plantage</text:p>
          </table:table-cell>
          <table:table-cell office:value-type="float" office:value="1">
            <text:p>1</text:p>
          </table:table-cell>
          <table:table-cell table:style-name="ce19" table:formula="oooc:=[.$B300]*10+550+[.C$2]*8" office:value-type="float" office:value="568">
            <text:p>568 kg</text:p>
          </table:table-cell>
          <table:table-cell table:style-name="ce19" table:formula="oooc:=[.$B300]*10+550+[.D$2]*8" office:value-type="float" office:value="576">
            <text:p>576 kg</text:p>
          </table:table-cell>
          <table:table-cell table:style-name="ce19" table:formula="oooc:=[.$B300]*10+550+[.E$2]*8" office:value-type="float" office:value="584">
            <text:p>584 kg</text:p>
          </table:table-cell>
          <table:table-cell table:style-name="ce19" table:formula="oooc:=[.$B300]*10+550+[.F$2]*8" office:value-type="float" office:value="592">
            <text:p>592 kg</text:p>
          </table:table-cell>
          <table:table-cell table:style-name="ce19" table:formula="oooc:=[.$B300]*10+550+[.G$2]*8" office:value-type="float" office:value="600">
            <text:p>600 kg</text:p>
          </table:table-cell>
          <table:table-cell table:style-name="ce19" table:formula="oooc:=[.$B300]*10+550+[.H$2]*8" office:value-type="float" office:value="608">
            <text:p>608 kg</text:p>
          </table:table-cell>
          <table:table-cell table:style-name="ce19" table:formula="oooc:=[.$B300]*10+550+[.I$2]*8" office:value-type="float" office:value="616">
            <text:p>616 kg</text:p>
          </table:table-cell>
          <table:table-cell table:style-name="ce19" table:formula="oooc:=[.$B300]*10+550+[.J$2]*8" office:value-type="float" office:value="624">
            <text:p>624 kg</text:p>
          </table:table-cell>
          <table:table-cell table:style-name="ce19" table:formula="oooc:=[.$B300]*10+550+[.K$2]*8" office:value-type="float" office:value="632">
            <text:p>632 kg</text:p>
          </table:table-cell>
          <table:table-cell table:style-name="ce19" table:formula="oooc:=[.$B300]*10+550+[.L$2]*8" office:value-type="float" office:value="640">
            <text:p>640 kg</text:p>
          </table:table-cell>
          <table:table-cell table:style-name="ce19" table:formula="oooc:=[.$B300]*10+550+[.M$2]*8" office:value-type="float" office:value="648">
            <text:p>648 kg</text:p>
          </table:table-cell>
          <table:table-cell table:style-name="ce19" table:formula="oooc:=[.$B300]*10+550+[.N$2]*8" office:value-type="float" office:value="656">
            <text:p>656 kg</text:p>
          </table:table-cell>
          <table:table-cell table:style-name="ce19" table:formula="oooc:=[.$B300]*10+550+[.O$2]*8" office:value-type="float" office:value="664">
            <text:p>664 kg</text:p>
          </table:table-cell>
          <table:table-cell table:style-name="ce19" table:formula="oooc:=[.$B300]*10+550+[.P$2]*8" office:value-type="float" office:value="672">
            <text:p>672 kg</text:p>
          </table:table-cell>
          <table:table-cell table:style-name="ce19" table:formula="oooc:=[.$B300]*10+550+[.Q$2]*8" office:value-type="float" office:value="680">
            <text:p>680 kg</text:p>
          </table:table-cell>
          <table:table-cell table:style-name="ce19" table:formula="oooc:=[.$B300]*10+550+[.R$2]*8" office:value-type="float" office:value="688">
            <text:p>688 kg</text:p>
          </table:table-cell>
          <table:table-cell table:style-name="ce19" table:formula="oooc:=[.$B300]*10+550+[.S$2]*8" office:value-type="float" office:value="696">
            <text:p>696 kg</text:p>
          </table:table-cell>
          <table:table-cell table:style-name="ce19" table:formula="oooc:=[.$B300]*10+550+[.T$2]*8" office:value-type="float" office:value="704">
            <text:p>704 kg</text:p>
          </table:table-cell>
          <table:table-cell table:style-name="ce19" table:formula="oooc:=[.$B300]*10+550+[.U$2]*8" office:value-type="float" office:value="712">
            <text:p>712 kg</text:p>
          </table:table-cell>
          <table:table-cell table:style-name="ce19" table:formula="oooc:=[.$B300]*10+550+[.V$2]*8" office:value-type="float" office:value="720">
            <text:p>720 kg</text:p>
          </table:table-cell>
          <table:table-cell table:style-name="ce19" table:formula="oooc:=[.$B300]*10+550+[.W$2]*8" office:value-type="float" office:value="728">
            <text:p>728 kg</text:p>
          </table:table-cell>
          <table:table-cell table:style-name="ce19" table:formula="oooc:=[.$B300]*10+550+[.X$2]*8" office:value-type="float" office:value="736">
            <text:p>736 kg</text:p>
          </table:table-cell>
          <table:table-cell table:style-name="ce19" table:formula="oooc:=[.$B300]*10+550+[.Y$2]*8" office:value-type="float" office:value="744">
            <text:p>744 kg</text:p>
          </table:table-cell>
          <table:table-cell table:style-name="ce19" table:formula="oooc:=[.$B300]*10+550+[.Z$2]*8" office:value-type="float" office:value="752">
            <text:p>752 kg</text:p>
          </table:table-cell>
          <table:table-cell table:style-name="ce19" table:formula="oooc:=[.$B300]*10+550+[.AA$2]*8" office:value-type="float" office:value="760">
            <text:p>760 kg</text:p>
          </table:table-cell>
          <table:table-cell table:style-name="ce19" table:formula="oooc:=[.$B300]*10+550+[.AB$2]*8" office:value-type="float" office:value="768">
            <text:p>768 kg</text:p>
          </table:table-cell>
          <table:table-cell table:style-name="ce19" table:formula="oooc:=[.$B300]*10+550+[.AC$2]*8" office:value-type="float" office:value="776">
            <text:p>776 kg</text:p>
          </table:table-cell>
          <table:table-cell table:style-name="ce19" table:formula="oooc:=[.$B300]*10+550+[.AD$2]*8" office:value-type="float" office:value="784">
            <text:p>784 kg</text:p>
          </table:table-cell>
          <table:table-cell table:style-name="ce19" table:formula="oooc:=[.$B300]*10+550+[.AE$2]*8" office:value-type="float" office:value="792">
            <text:p>792 kg</text:p>
          </table:table-cell>
          <table:table-cell table:style-name="ce19" table:formula="oooc:=[.$B300]*10+550+[.AF$2]*8" office:value-type="float" office:value="800">
            <text:p>8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19" table:formula="oooc:=[.$B301]*10+550+[.C$2]*8" office:value-type="float" office:value="578">
            <text:p>578 kg</text:p>
          </table:table-cell>
          <table:table-cell table:style-name="ce19" table:formula="oooc:=[.$B301]*10+550+[.D$2]*8" office:value-type="float" office:value="586">
            <text:p>586 kg</text:p>
          </table:table-cell>
          <table:table-cell table:style-name="ce19" table:formula="oooc:=[.$B301]*10+550+[.E$2]*8" office:value-type="float" office:value="594">
            <text:p>594 kg</text:p>
          </table:table-cell>
          <table:table-cell table:style-name="ce19" table:formula="oooc:=[.$B301]*10+550+[.F$2]*8" office:value-type="float" office:value="602">
            <text:p>602 kg</text:p>
          </table:table-cell>
          <table:table-cell table:style-name="ce19" table:formula="oooc:=[.$B301]*10+550+[.G$2]*8" office:value-type="float" office:value="610">
            <text:p>610 kg</text:p>
          </table:table-cell>
          <table:table-cell table:style-name="ce19" table:formula="oooc:=[.$B301]*10+550+[.H$2]*8" office:value-type="float" office:value="618">
            <text:p>618 kg</text:p>
          </table:table-cell>
          <table:table-cell table:style-name="ce19" table:formula="oooc:=[.$B301]*10+550+[.I$2]*8" office:value-type="float" office:value="626">
            <text:p>626 kg</text:p>
          </table:table-cell>
          <table:table-cell table:style-name="ce19" table:formula="oooc:=[.$B301]*10+550+[.J$2]*8" office:value-type="float" office:value="634">
            <text:p>634 kg</text:p>
          </table:table-cell>
          <table:table-cell table:style-name="ce19" table:formula="oooc:=[.$B301]*10+550+[.K$2]*8" office:value-type="float" office:value="642">
            <text:p>642 kg</text:p>
          </table:table-cell>
          <table:table-cell table:style-name="ce19" table:formula="oooc:=[.$B301]*10+550+[.L$2]*8" office:value-type="float" office:value="650">
            <text:p>650 kg</text:p>
          </table:table-cell>
          <table:table-cell table:style-name="ce19" table:formula="oooc:=[.$B301]*10+550+[.M$2]*8" office:value-type="float" office:value="658">
            <text:p>658 kg</text:p>
          </table:table-cell>
          <table:table-cell table:style-name="ce19" table:formula="oooc:=[.$B301]*10+550+[.N$2]*8" office:value-type="float" office:value="666">
            <text:p>666 kg</text:p>
          </table:table-cell>
          <table:table-cell table:style-name="ce19" table:formula="oooc:=[.$B301]*10+550+[.O$2]*8" office:value-type="float" office:value="674">
            <text:p>674 kg</text:p>
          </table:table-cell>
          <table:table-cell table:style-name="ce19" table:formula="oooc:=[.$B301]*10+550+[.P$2]*8" office:value-type="float" office:value="682">
            <text:p>682 kg</text:p>
          </table:table-cell>
          <table:table-cell table:style-name="ce19" table:formula="oooc:=[.$B301]*10+550+[.Q$2]*8" office:value-type="float" office:value="690">
            <text:p>690 kg</text:p>
          </table:table-cell>
          <table:table-cell table:style-name="ce19" table:formula="oooc:=[.$B301]*10+550+[.R$2]*8" office:value-type="float" office:value="698">
            <text:p>698 kg</text:p>
          </table:table-cell>
          <table:table-cell table:style-name="ce19" table:formula="oooc:=[.$B301]*10+550+[.S$2]*8" office:value-type="float" office:value="706">
            <text:p>706 kg</text:p>
          </table:table-cell>
          <table:table-cell table:style-name="ce19" table:formula="oooc:=[.$B301]*10+550+[.T$2]*8" office:value-type="float" office:value="714">
            <text:p>714 kg</text:p>
          </table:table-cell>
          <table:table-cell table:style-name="ce19" table:formula="oooc:=[.$B301]*10+550+[.U$2]*8" office:value-type="float" office:value="722">
            <text:p>722 kg</text:p>
          </table:table-cell>
          <table:table-cell table:style-name="ce19" table:formula="oooc:=[.$B301]*10+550+[.V$2]*8" office:value-type="float" office:value="730">
            <text:p>730 kg</text:p>
          </table:table-cell>
          <table:table-cell table:style-name="ce19" table:formula="oooc:=[.$B301]*10+550+[.W$2]*8" office:value-type="float" office:value="738">
            <text:p>738 kg</text:p>
          </table:table-cell>
          <table:table-cell table:style-name="ce19" table:formula="oooc:=[.$B301]*10+550+[.X$2]*8" office:value-type="float" office:value="746">
            <text:p>746 kg</text:p>
          </table:table-cell>
          <table:table-cell table:style-name="ce19" table:formula="oooc:=[.$B301]*10+550+[.Y$2]*8" office:value-type="float" office:value="754">
            <text:p>754 kg</text:p>
          </table:table-cell>
          <table:table-cell table:style-name="ce19" table:formula="oooc:=[.$B301]*10+550+[.Z$2]*8" office:value-type="float" office:value="762">
            <text:p>762 kg</text:p>
          </table:table-cell>
          <table:table-cell table:style-name="ce19" table:formula="oooc:=[.$B301]*10+550+[.AA$2]*8" office:value-type="float" office:value="770">
            <text:p>770 kg</text:p>
          </table:table-cell>
          <table:table-cell table:style-name="ce19" table:formula="oooc:=[.$B301]*10+550+[.AB$2]*8" office:value-type="float" office:value="778">
            <text:p>778 kg</text:p>
          </table:table-cell>
          <table:table-cell table:style-name="ce19" table:formula="oooc:=[.$B301]*10+550+[.AC$2]*8" office:value-type="float" office:value="786">
            <text:p>786 kg</text:p>
          </table:table-cell>
          <table:table-cell table:style-name="ce19" table:formula="oooc:=[.$B301]*10+550+[.AD$2]*8" office:value-type="float" office:value="794">
            <text:p>794 kg</text:p>
          </table:table-cell>
          <table:table-cell table:style-name="ce19" table:formula="oooc:=[.$B301]*10+550+[.AE$2]*8" office:value-type="float" office:value="802">
            <text:p>802 kg</text:p>
          </table:table-cell>
          <table:table-cell table:style-name="ce19" table:formula="oooc:=[.$B301]*10+550+[.AF$2]*8" office:value-type="float" office:value="810">
            <text:p>8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style-name="ce19" table:formula="oooc:=[.$B302]*10+550+[.C$2]*8" office:value-type="float" office:value="588">
            <text:p>588 kg</text:p>
          </table:table-cell>
          <table:table-cell table:style-name="ce19" table:formula="oooc:=[.$B302]*10+550+[.D$2]*8" office:value-type="float" office:value="596">
            <text:p>596 kg</text:p>
          </table:table-cell>
          <table:table-cell table:style-name="ce19" table:formula="oooc:=[.$B302]*10+550+[.E$2]*8" office:value-type="float" office:value="604">
            <text:p>604 kg</text:p>
          </table:table-cell>
          <table:table-cell table:style-name="ce19" table:formula="oooc:=[.$B302]*10+550+[.F$2]*8" office:value-type="float" office:value="612">
            <text:p>612 kg</text:p>
          </table:table-cell>
          <table:table-cell table:style-name="ce19" table:formula="oooc:=[.$B302]*10+550+[.G$2]*8" office:value-type="float" office:value="620">
            <text:p>620 kg</text:p>
          </table:table-cell>
          <table:table-cell table:style-name="ce19" table:formula="oooc:=[.$B302]*10+550+[.H$2]*8" office:value-type="float" office:value="628">
            <text:p>628 kg</text:p>
          </table:table-cell>
          <table:table-cell table:style-name="ce19" table:formula="oooc:=[.$B302]*10+550+[.I$2]*8" office:value-type="float" office:value="636">
            <text:p>636 kg</text:p>
          </table:table-cell>
          <table:table-cell table:style-name="ce19" table:formula="oooc:=[.$B302]*10+550+[.J$2]*8" office:value-type="float" office:value="644">
            <text:p>644 kg</text:p>
          </table:table-cell>
          <table:table-cell table:style-name="ce19" table:formula="oooc:=[.$B302]*10+550+[.K$2]*8" office:value-type="float" office:value="652">
            <text:p>652 kg</text:p>
          </table:table-cell>
          <table:table-cell table:style-name="ce19" table:formula="oooc:=[.$B302]*10+550+[.L$2]*8" office:value-type="float" office:value="660">
            <text:p>660 kg</text:p>
          </table:table-cell>
          <table:table-cell table:style-name="ce19" table:formula="oooc:=[.$B302]*10+550+[.M$2]*8" office:value-type="float" office:value="668">
            <text:p>668 kg</text:p>
          </table:table-cell>
          <table:table-cell table:style-name="ce19" table:formula="oooc:=[.$B302]*10+550+[.N$2]*8" office:value-type="float" office:value="676">
            <text:p>676 kg</text:p>
          </table:table-cell>
          <table:table-cell table:style-name="ce19" table:formula="oooc:=[.$B302]*10+550+[.O$2]*8" office:value-type="float" office:value="684">
            <text:p>684 kg</text:p>
          </table:table-cell>
          <table:table-cell table:style-name="ce19" table:formula="oooc:=[.$B302]*10+550+[.P$2]*8" office:value-type="float" office:value="692">
            <text:p>692 kg</text:p>
          </table:table-cell>
          <table:table-cell table:style-name="ce19" table:formula="oooc:=[.$B302]*10+550+[.Q$2]*8" office:value-type="float" office:value="700">
            <text:p>700 kg</text:p>
          </table:table-cell>
          <table:table-cell table:style-name="ce19" table:formula="oooc:=[.$B302]*10+550+[.R$2]*8" office:value-type="float" office:value="708">
            <text:p>708 kg</text:p>
          </table:table-cell>
          <table:table-cell table:style-name="ce19" table:formula="oooc:=[.$B302]*10+550+[.S$2]*8" office:value-type="float" office:value="716">
            <text:p>716 kg</text:p>
          </table:table-cell>
          <table:table-cell table:style-name="ce19" table:formula="oooc:=[.$B302]*10+550+[.T$2]*8" office:value-type="float" office:value="724">
            <text:p>724 kg</text:p>
          </table:table-cell>
          <table:table-cell table:style-name="ce19" table:formula="oooc:=[.$B302]*10+550+[.U$2]*8" office:value-type="float" office:value="732">
            <text:p>732 kg</text:p>
          </table:table-cell>
          <table:table-cell table:style-name="ce19" table:formula="oooc:=[.$B302]*10+550+[.V$2]*8" office:value-type="float" office:value="740">
            <text:p>740 kg</text:p>
          </table:table-cell>
          <table:table-cell table:style-name="ce19" table:formula="oooc:=[.$B302]*10+550+[.W$2]*8" office:value-type="float" office:value="748">
            <text:p>748 kg</text:p>
          </table:table-cell>
          <table:table-cell table:style-name="ce19" table:formula="oooc:=[.$B302]*10+550+[.X$2]*8" office:value-type="float" office:value="756">
            <text:p>756 kg</text:p>
          </table:table-cell>
          <table:table-cell table:style-name="ce19" table:formula="oooc:=[.$B302]*10+550+[.Y$2]*8" office:value-type="float" office:value="764">
            <text:p>764 kg</text:p>
          </table:table-cell>
          <table:table-cell table:style-name="ce19" table:formula="oooc:=[.$B302]*10+550+[.Z$2]*8" office:value-type="float" office:value="772">
            <text:p>772 kg</text:p>
          </table:table-cell>
          <table:table-cell table:style-name="ce19" table:formula="oooc:=[.$B302]*10+550+[.AA$2]*8" office:value-type="float" office:value="780">
            <text:p>780 kg</text:p>
          </table:table-cell>
          <table:table-cell table:style-name="ce19" table:formula="oooc:=[.$B302]*10+550+[.AB$2]*8" office:value-type="float" office:value="788">
            <text:p>788 kg</text:p>
          </table:table-cell>
          <table:table-cell table:style-name="ce19" table:formula="oooc:=[.$B302]*10+550+[.AC$2]*8" office:value-type="float" office:value="796">
            <text:p>796 kg</text:p>
          </table:table-cell>
          <table:table-cell table:style-name="ce19" table:formula="oooc:=[.$B302]*10+550+[.AD$2]*8" office:value-type="float" office:value="804">
            <text:p>804 kg</text:p>
          </table:table-cell>
          <table:table-cell table:style-name="ce19" table:formula="oooc:=[.$B302]*10+550+[.AE$2]*8" office:value-type="float" office:value="812">
            <text:p>812 kg</text:p>
          </table:table-cell>
          <table:table-cell table:style-name="ce19" table:formula="oooc:=[.$B302]*10+550+[.AF$2]*8" office:value-type="float" office:value="820">
            <text:p>8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19" table:formula="oooc:=[.$B303]*10+550+[.C$2]*8" office:value-type="float" office:value="598">
            <text:p>598 kg</text:p>
          </table:table-cell>
          <table:table-cell table:style-name="ce19" table:formula="oooc:=[.$B303]*10+550+[.D$2]*8" office:value-type="float" office:value="606">
            <text:p>606 kg</text:p>
          </table:table-cell>
          <table:table-cell table:style-name="ce19" table:formula="oooc:=[.$B303]*10+550+[.E$2]*8" office:value-type="float" office:value="614">
            <text:p>614 kg</text:p>
          </table:table-cell>
          <table:table-cell table:style-name="ce19" table:formula="oooc:=[.$B303]*10+550+[.F$2]*8" office:value-type="float" office:value="622">
            <text:p>622 kg</text:p>
          </table:table-cell>
          <table:table-cell table:style-name="ce19" table:formula="oooc:=[.$B303]*10+550+[.G$2]*8" office:value-type="float" office:value="630">
            <text:p>630 kg</text:p>
          </table:table-cell>
          <table:table-cell table:style-name="ce19" table:formula="oooc:=[.$B303]*10+550+[.H$2]*8" office:value-type="float" office:value="638">
            <text:p>638 kg</text:p>
          </table:table-cell>
          <table:table-cell table:style-name="ce19" table:formula="oooc:=[.$B303]*10+550+[.I$2]*8" office:value-type="float" office:value="646">
            <text:p>646 kg</text:p>
          </table:table-cell>
          <table:table-cell table:style-name="ce19" table:formula="oooc:=[.$B303]*10+550+[.J$2]*8" office:value-type="float" office:value="654">
            <text:p>654 kg</text:p>
          </table:table-cell>
          <table:table-cell table:style-name="ce19" table:formula="oooc:=[.$B303]*10+550+[.K$2]*8" office:value-type="float" office:value="662">
            <text:p>662 kg</text:p>
          </table:table-cell>
          <table:table-cell table:style-name="ce19" table:formula="oooc:=[.$B303]*10+550+[.L$2]*8" office:value-type="float" office:value="670">
            <text:p>670 kg</text:p>
          </table:table-cell>
          <table:table-cell table:style-name="ce19" table:formula="oooc:=[.$B303]*10+550+[.M$2]*8" office:value-type="float" office:value="678">
            <text:p>678 kg</text:p>
          </table:table-cell>
          <table:table-cell table:style-name="ce19" table:formula="oooc:=[.$B303]*10+550+[.N$2]*8" office:value-type="float" office:value="686">
            <text:p>686 kg</text:p>
          </table:table-cell>
          <table:table-cell table:style-name="ce19" table:formula="oooc:=[.$B303]*10+550+[.O$2]*8" office:value-type="float" office:value="694">
            <text:p>694 kg</text:p>
          </table:table-cell>
          <table:table-cell table:style-name="ce19" table:formula="oooc:=[.$B303]*10+550+[.P$2]*8" office:value-type="float" office:value="702">
            <text:p>702 kg</text:p>
          </table:table-cell>
          <table:table-cell table:style-name="ce19" table:formula="oooc:=[.$B303]*10+550+[.Q$2]*8" office:value-type="float" office:value="710">
            <text:p>710 kg</text:p>
          </table:table-cell>
          <table:table-cell table:style-name="ce19" table:formula="oooc:=[.$B303]*10+550+[.R$2]*8" office:value-type="float" office:value="718">
            <text:p>718 kg</text:p>
          </table:table-cell>
          <table:table-cell table:style-name="ce19" table:formula="oooc:=[.$B303]*10+550+[.S$2]*8" office:value-type="float" office:value="726">
            <text:p>726 kg</text:p>
          </table:table-cell>
          <table:table-cell table:style-name="ce19" table:formula="oooc:=[.$B303]*10+550+[.T$2]*8" office:value-type="float" office:value="734">
            <text:p>734 kg</text:p>
          </table:table-cell>
          <table:table-cell table:style-name="ce19" table:formula="oooc:=[.$B303]*10+550+[.U$2]*8" office:value-type="float" office:value="742">
            <text:p>742 kg</text:p>
          </table:table-cell>
          <table:table-cell table:style-name="ce19" table:formula="oooc:=[.$B303]*10+550+[.V$2]*8" office:value-type="float" office:value="750">
            <text:p>750 kg</text:p>
          </table:table-cell>
          <table:table-cell table:style-name="ce19" table:formula="oooc:=[.$B303]*10+550+[.W$2]*8" office:value-type="float" office:value="758">
            <text:p>758 kg</text:p>
          </table:table-cell>
          <table:table-cell table:style-name="ce19" table:formula="oooc:=[.$B303]*10+550+[.X$2]*8" office:value-type="float" office:value="766">
            <text:p>766 kg</text:p>
          </table:table-cell>
          <table:table-cell table:style-name="ce19" table:formula="oooc:=[.$B303]*10+550+[.Y$2]*8" office:value-type="float" office:value="774">
            <text:p>774 kg</text:p>
          </table:table-cell>
          <table:table-cell table:style-name="ce19" table:formula="oooc:=[.$B303]*10+550+[.Z$2]*8" office:value-type="float" office:value="782">
            <text:p>782 kg</text:p>
          </table:table-cell>
          <table:table-cell table:style-name="ce19" table:formula="oooc:=[.$B303]*10+550+[.AA$2]*8" office:value-type="float" office:value="790">
            <text:p>790 kg</text:p>
          </table:table-cell>
          <table:table-cell table:style-name="ce19" table:formula="oooc:=[.$B303]*10+550+[.AB$2]*8" office:value-type="float" office:value="798">
            <text:p>798 kg</text:p>
          </table:table-cell>
          <table:table-cell table:style-name="ce19" table:formula="oooc:=[.$B303]*10+550+[.AC$2]*8" office:value-type="float" office:value="806">
            <text:p>806 kg</text:p>
          </table:table-cell>
          <table:table-cell table:style-name="ce19" table:formula="oooc:=[.$B303]*10+550+[.AD$2]*8" office:value-type="float" office:value="814">
            <text:p>814 kg</text:p>
          </table:table-cell>
          <table:table-cell table:style-name="ce19" table:formula="oooc:=[.$B303]*10+550+[.AE$2]*8" office:value-type="float" office:value="822">
            <text:p>822 kg</text:p>
          </table:table-cell>
          <table:table-cell table:style-name="ce19" table:formula="oooc:=[.$B303]*10+550+[.AF$2]*8" office:value-type="float" office:value="830">
            <text:p>8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style-name="ce19" table:formula="oooc:=[.$B304]*10+550+[.C$2]*8" office:value-type="float" office:value="608">
            <text:p>608 kg</text:p>
          </table:table-cell>
          <table:table-cell table:style-name="ce19" table:formula="oooc:=[.$B304]*10+550+[.D$2]*8" office:value-type="float" office:value="616">
            <text:p>616 kg</text:p>
          </table:table-cell>
          <table:table-cell table:style-name="ce19" table:formula="oooc:=[.$B304]*10+550+[.E$2]*8" office:value-type="float" office:value="624">
            <text:p>624 kg</text:p>
          </table:table-cell>
          <table:table-cell table:style-name="ce19" table:formula="oooc:=[.$B304]*10+550+[.F$2]*8" office:value-type="float" office:value="632">
            <text:p>632 kg</text:p>
          </table:table-cell>
          <table:table-cell table:style-name="ce19" table:formula="oooc:=[.$B304]*10+550+[.G$2]*8" office:value-type="float" office:value="640">
            <text:p>640 kg</text:p>
          </table:table-cell>
          <table:table-cell table:style-name="ce19" table:formula="oooc:=[.$B304]*10+550+[.H$2]*8" office:value-type="float" office:value="648">
            <text:p>648 kg</text:p>
          </table:table-cell>
          <table:table-cell table:style-name="ce19" table:formula="oooc:=[.$B304]*10+550+[.I$2]*8" office:value-type="float" office:value="656">
            <text:p>656 kg</text:p>
          </table:table-cell>
          <table:table-cell table:style-name="ce19" table:formula="oooc:=[.$B304]*10+550+[.J$2]*8" office:value-type="float" office:value="664">
            <text:p>664 kg</text:p>
          </table:table-cell>
          <table:table-cell table:style-name="ce19" table:formula="oooc:=[.$B304]*10+550+[.K$2]*8" office:value-type="float" office:value="672">
            <text:p>672 kg</text:p>
          </table:table-cell>
          <table:table-cell table:style-name="ce19" table:formula="oooc:=[.$B304]*10+550+[.L$2]*8" office:value-type="float" office:value="680">
            <text:p>680 kg</text:p>
          </table:table-cell>
          <table:table-cell table:style-name="ce19" table:formula="oooc:=[.$B304]*10+550+[.M$2]*8" office:value-type="float" office:value="688">
            <text:p>688 kg</text:p>
          </table:table-cell>
          <table:table-cell table:style-name="ce19" table:formula="oooc:=[.$B304]*10+550+[.N$2]*8" office:value-type="float" office:value="696">
            <text:p>696 kg</text:p>
          </table:table-cell>
          <table:table-cell table:style-name="ce19" table:formula="oooc:=[.$B304]*10+550+[.O$2]*8" office:value-type="float" office:value="704">
            <text:p>704 kg</text:p>
          </table:table-cell>
          <table:table-cell table:style-name="ce19" table:formula="oooc:=[.$B304]*10+550+[.P$2]*8" office:value-type="float" office:value="712">
            <text:p>712 kg</text:p>
          </table:table-cell>
          <table:table-cell table:style-name="ce19" table:formula="oooc:=[.$B304]*10+550+[.Q$2]*8" office:value-type="float" office:value="720">
            <text:p>720 kg</text:p>
          </table:table-cell>
          <table:table-cell table:style-name="ce19" table:formula="oooc:=[.$B304]*10+550+[.R$2]*8" office:value-type="float" office:value="728">
            <text:p>728 kg</text:p>
          </table:table-cell>
          <table:table-cell table:style-name="ce19" table:formula="oooc:=[.$B304]*10+550+[.S$2]*8" office:value-type="float" office:value="736">
            <text:p>736 kg</text:p>
          </table:table-cell>
          <table:table-cell table:style-name="ce19" table:formula="oooc:=[.$B304]*10+550+[.T$2]*8" office:value-type="float" office:value="744">
            <text:p>744 kg</text:p>
          </table:table-cell>
          <table:table-cell table:style-name="ce19" table:formula="oooc:=[.$B304]*10+550+[.U$2]*8" office:value-type="float" office:value="752">
            <text:p>752 kg</text:p>
          </table:table-cell>
          <table:table-cell table:style-name="ce19" table:formula="oooc:=[.$B304]*10+550+[.V$2]*8" office:value-type="float" office:value="760">
            <text:p>760 kg</text:p>
          </table:table-cell>
          <table:table-cell table:style-name="ce19" table:formula="oooc:=[.$B304]*10+550+[.W$2]*8" office:value-type="float" office:value="768">
            <text:p>768 kg</text:p>
          </table:table-cell>
          <table:table-cell table:style-name="ce19" table:formula="oooc:=[.$B304]*10+550+[.X$2]*8" office:value-type="float" office:value="776">
            <text:p>776 kg</text:p>
          </table:table-cell>
          <table:table-cell table:style-name="ce19" table:formula="oooc:=[.$B304]*10+550+[.Y$2]*8" office:value-type="float" office:value="784">
            <text:p>784 kg</text:p>
          </table:table-cell>
          <table:table-cell table:style-name="ce19" table:formula="oooc:=[.$B304]*10+550+[.Z$2]*8" office:value-type="float" office:value="792">
            <text:p>792 kg</text:p>
          </table:table-cell>
          <table:table-cell table:style-name="ce19" table:formula="oooc:=[.$B304]*10+550+[.AA$2]*8" office:value-type="float" office:value="800">
            <text:p>800 kg</text:p>
          </table:table-cell>
          <table:table-cell table:style-name="ce19" table:formula="oooc:=[.$B304]*10+550+[.AB$2]*8" office:value-type="float" office:value="808">
            <text:p>808 kg</text:p>
          </table:table-cell>
          <table:table-cell table:style-name="ce19" table:formula="oooc:=[.$B304]*10+550+[.AC$2]*8" office:value-type="float" office:value="816">
            <text:p>816 kg</text:p>
          </table:table-cell>
          <table:table-cell table:style-name="ce19" table:formula="oooc:=[.$B304]*10+550+[.AD$2]*8" office:value-type="float" office:value="824">
            <text:p>824 kg</text:p>
          </table:table-cell>
          <table:table-cell table:style-name="ce19" table:formula="oooc:=[.$B304]*10+550+[.AE$2]*8" office:value-type="float" office:value="832">
            <text:p>832 kg</text:p>
          </table:table-cell>
          <table:table-cell table:style-name="ce19" table:formula="oooc:=[.$B304]*10+550+[.AF$2]*8" office:value-type="float" office:value="840">
            <text:p>8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19" table:formula="oooc:=[.$B305]*10+550+[.C$2]*8" office:value-type="float" office:value="618">
            <text:p>618 kg</text:p>
          </table:table-cell>
          <table:table-cell table:style-name="ce19" table:formula="oooc:=[.$B305]*10+550+[.D$2]*8" office:value-type="float" office:value="626">
            <text:p>626 kg</text:p>
          </table:table-cell>
          <table:table-cell table:style-name="ce19" table:formula="oooc:=[.$B305]*10+550+[.E$2]*8" office:value-type="float" office:value="634">
            <text:p>634 kg</text:p>
          </table:table-cell>
          <table:table-cell table:style-name="ce19" table:formula="oooc:=[.$B305]*10+550+[.F$2]*8" office:value-type="float" office:value="642">
            <text:p>642 kg</text:p>
          </table:table-cell>
          <table:table-cell table:style-name="ce19" table:formula="oooc:=[.$B305]*10+550+[.G$2]*8" office:value-type="float" office:value="650">
            <text:p>650 kg</text:p>
          </table:table-cell>
          <table:table-cell table:style-name="ce19" table:formula="oooc:=[.$B305]*10+550+[.H$2]*8" office:value-type="float" office:value="658">
            <text:p>658 kg</text:p>
          </table:table-cell>
          <table:table-cell table:style-name="ce19" table:formula="oooc:=[.$B305]*10+550+[.I$2]*8" office:value-type="float" office:value="666">
            <text:p>666 kg</text:p>
          </table:table-cell>
          <table:table-cell table:style-name="ce19" table:formula="oooc:=[.$B305]*10+550+[.J$2]*8" office:value-type="float" office:value="674">
            <text:p>674 kg</text:p>
          </table:table-cell>
          <table:table-cell table:style-name="ce19" table:formula="oooc:=[.$B305]*10+550+[.K$2]*8" office:value-type="float" office:value="682">
            <text:p>682 kg</text:p>
          </table:table-cell>
          <table:table-cell table:style-name="ce19" table:formula="oooc:=[.$B305]*10+550+[.L$2]*8" office:value-type="float" office:value="690">
            <text:p>690 kg</text:p>
          </table:table-cell>
          <table:table-cell table:style-name="ce19" table:formula="oooc:=[.$B305]*10+550+[.M$2]*8" office:value-type="float" office:value="698">
            <text:p>698 kg</text:p>
          </table:table-cell>
          <table:table-cell table:style-name="ce19" table:formula="oooc:=[.$B305]*10+550+[.N$2]*8" office:value-type="float" office:value="706">
            <text:p>706 kg</text:p>
          </table:table-cell>
          <table:table-cell table:style-name="ce19" table:formula="oooc:=[.$B305]*10+550+[.O$2]*8" office:value-type="float" office:value="714">
            <text:p>714 kg</text:p>
          </table:table-cell>
          <table:table-cell table:style-name="ce19" table:formula="oooc:=[.$B305]*10+550+[.P$2]*8" office:value-type="float" office:value="722">
            <text:p>722 kg</text:p>
          </table:table-cell>
          <table:table-cell table:style-name="ce19" table:formula="oooc:=[.$B305]*10+550+[.Q$2]*8" office:value-type="float" office:value="730">
            <text:p>730 kg</text:p>
          </table:table-cell>
          <table:table-cell table:style-name="ce19" table:formula="oooc:=[.$B305]*10+550+[.R$2]*8" office:value-type="float" office:value="738">
            <text:p>738 kg</text:p>
          </table:table-cell>
          <table:table-cell table:style-name="ce19" table:formula="oooc:=[.$B305]*10+550+[.S$2]*8" office:value-type="float" office:value="746">
            <text:p>746 kg</text:p>
          </table:table-cell>
          <table:table-cell table:style-name="ce19" table:formula="oooc:=[.$B305]*10+550+[.T$2]*8" office:value-type="float" office:value="754">
            <text:p>754 kg</text:p>
          </table:table-cell>
          <table:table-cell table:style-name="ce19" table:formula="oooc:=[.$B305]*10+550+[.U$2]*8" office:value-type="float" office:value="762">
            <text:p>762 kg</text:p>
          </table:table-cell>
          <table:table-cell table:style-name="ce19" table:formula="oooc:=[.$B305]*10+550+[.V$2]*8" office:value-type="float" office:value="770">
            <text:p>770 kg</text:p>
          </table:table-cell>
          <table:table-cell table:style-name="ce19" table:formula="oooc:=[.$B305]*10+550+[.W$2]*8" office:value-type="float" office:value="778">
            <text:p>778 kg</text:p>
          </table:table-cell>
          <table:table-cell table:style-name="ce19" table:formula="oooc:=[.$B305]*10+550+[.X$2]*8" office:value-type="float" office:value="786">
            <text:p>786 kg</text:p>
          </table:table-cell>
          <table:table-cell table:style-name="ce19" table:formula="oooc:=[.$B305]*10+550+[.Y$2]*8" office:value-type="float" office:value="794">
            <text:p>794 kg</text:p>
          </table:table-cell>
          <table:table-cell table:style-name="ce19" table:formula="oooc:=[.$B305]*10+550+[.Z$2]*8" office:value-type="float" office:value="802">
            <text:p>802 kg</text:p>
          </table:table-cell>
          <table:table-cell table:style-name="ce19" table:formula="oooc:=[.$B305]*10+550+[.AA$2]*8" office:value-type="float" office:value="810">
            <text:p>810 kg</text:p>
          </table:table-cell>
          <table:table-cell table:style-name="ce19" table:formula="oooc:=[.$B305]*10+550+[.AB$2]*8" office:value-type="float" office:value="818">
            <text:p>818 kg</text:p>
          </table:table-cell>
          <table:table-cell table:style-name="ce19" table:formula="oooc:=[.$B305]*10+550+[.AC$2]*8" office:value-type="float" office:value="826">
            <text:p>826 kg</text:p>
          </table:table-cell>
          <table:table-cell table:style-name="ce19" table:formula="oooc:=[.$B305]*10+550+[.AD$2]*8" office:value-type="float" office:value="834">
            <text:p>834 kg</text:p>
          </table:table-cell>
          <table:table-cell table:style-name="ce19" table:formula="oooc:=[.$B305]*10+550+[.AE$2]*8" office:value-type="float" office:value="842">
            <text:p>842 kg</text:p>
          </table:table-cell>
          <table:table-cell table:style-name="ce19" table:formula="oooc:=[.$B305]*10+550+[.AF$2]*8" office:value-type="float" office:value="850">
            <text:p>8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style-name="ce19" table:formula="oooc:=[.$B306]*10+550+[.C$2]*8" office:value-type="float" office:value="628">
            <text:p>628 kg</text:p>
          </table:table-cell>
          <table:table-cell table:style-name="ce19" table:formula="oooc:=[.$B306]*10+550+[.D$2]*8" office:value-type="float" office:value="636">
            <text:p>636 kg</text:p>
          </table:table-cell>
          <table:table-cell table:style-name="ce19" table:formula="oooc:=[.$B306]*10+550+[.E$2]*8" office:value-type="float" office:value="644">
            <text:p>644 kg</text:p>
          </table:table-cell>
          <table:table-cell table:style-name="ce19" table:formula="oooc:=[.$B306]*10+550+[.F$2]*8" office:value-type="float" office:value="652">
            <text:p>652 kg</text:p>
          </table:table-cell>
          <table:table-cell table:style-name="ce19" table:formula="oooc:=[.$B306]*10+550+[.G$2]*8" office:value-type="float" office:value="660">
            <text:p>660 kg</text:p>
          </table:table-cell>
          <table:table-cell table:style-name="ce19" table:formula="oooc:=[.$B306]*10+550+[.H$2]*8" office:value-type="float" office:value="668">
            <text:p>668 kg</text:p>
          </table:table-cell>
          <table:table-cell table:style-name="ce19" table:formula="oooc:=[.$B306]*10+550+[.I$2]*8" office:value-type="float" office:value="676">
            <text:p>676 kg</text:p>
          </table:table-cell>
          <table:table-cell table:style-name="ce19" table:formula="oooc:=[.$B306]*10+550+[.J$2]*8" office:value-type="float" office:value="684">
            <text:p>684 kg</text:p>
          </table:table-cell>
          <table:table-cell table:style-name="ce19" table:formula="oooc:=[.$B306]*10+550+[.K$2]*8" office:value-type="float" office:value="692">
            <text:p>692 kg</text:p>
          </table:table-cell>
          <table:table-cell table:style-name="ce19" table:formula="oooc:=[.$B306]*10+550+[.L$2]*8" office:value-type="float" office:value="700">
            <text:p>700 kg</text:p>
          </table:table-cell>
          <table:table-cell table:style-name="ce19" table:formula="oooc:=[.$B306]*10+550+[.M$2]*8" office:value-type="float" office:value="708">
            <text:p>708 kg</text:p>
          </table:table-cell>
          <table:table-cell table:style-name="ce19" table:formula="oooc:=[.$B306]*10+550+[.N$2]*8" office:value-type="float" office:value="716">
            <text:p>716 kg</text:p>
          </table:table-cell>
          <table:table-cell table:style-name="ce19" table:formula="oooc:=[.$B306]*10+550+[.O$2]*8" office:value-type="float" office:value="724">
            <text:p>724 kg</text:p>
          </table:table-cell>
          <table:table-cell table:style-name="ce19" table:formula="oooc:=[.$B306]*10+550+[.P$2]*8" office:value-type="float" office:value="732">
            <text:p>732 kg</text:p>
          </table:table-cell>
          <table:table-cell table:style-name="ce19" table:formula="oooc:=[.$B306]*10+550+[.Q$2]*8" office:value-type="float" office:value="740">
            <text:p>740 kg</text:p>
          </table:table-cell>
          <table:table-cell table:style-name="ce19" table:formula="oooc:=[.$B306]*10+550+[.R$2]*8" office:value-type="float" office:value="748">
            <text:p>748 kg</text:p>
          </table:table-cell>
          <table:table-cell table:style-name="ce19" table:formula="oooc:=[.$B306]*10+550+[.S$2]*8" office:value-type="float" office:value="756">
            <text:p>756 kg</text:p>
          </table:table-cell>
          <table:table-cell table:style-name="ce19" table:formula="oooc:=[.$B306]*10+550+[.T$2]*8" office:value-type="float" office:value="764">
            <text:p>764 kg</text:p>
          </table:table-cell>
          <table:table-cell table:style-name="ce19" table:formula="oooc:=[.$B306]*10+550+[.U$2]*8" office:value-type="float" office:value="772">
            <text:p>772 kg</text:p>
          </table:table-cell>
          <table:table-cell table:style-name="ce19" table:formula="oooc:=[.$B306]*10+550+[.V$2]*8" office:value-type="float" office:value="780">
            <text:p>780 kg</text:p>
          </table:table-cell>
          <table:table-cell table:style-name="ce19" table:formula="oooc:=[.$B306]*10+550+[.W$2]*8" office:value-type="float" office:value="788">
            <text:p>788 kg</text:p>
          </table:table-cell>
          <table:table-cell table:style-name="ce19" table:formula="oooc:=[.$B306]*10+550+[.X$2]*8" office:value-type="float" office:value="796">
            <text:p>796 kg</text:p>
          </table:table-cell>
          <table:table-cell table:style-name="ce19" table:formula="oooc:=[.$B306]*10+550+[.Y$2]*8" office:value-type="float" office:value="804">
            <text:p>804 kg</text:p>
          </table:table-cell>
          <table:table-cell table:style-name="ce19" table:formula="oooc:=[.$B306]*10+550+[.Z$2]*8" office:value-type="float" office:value="812">
            <text:p>812 kg</text:p>
          </table:table-cell>
          <table:table-cell table:style-name="ce19" table:formula="oooc:=[.$B306]*10+550+[.AA$2]*8" office:value-type="float" office:value="820">
            <text:p>820 kg</text:p>
          </table:table-cell>
          <table:table-cell table:style-name="ce19" table:formula="oooc:=[.$B306]*10+550+[.AB$2]*8" office:value-type="float" office:value="828">
            <text:p>828 kg</text:p>
          </table:table-cell>
          <table:table-cell table:style-name="ce19" table:formula="oooc:=[.$B306]*10+550+[.AC$2]*8" office:value-type="float" office:value="836">
            <text:p>836 kg</text:p>
          </table:table-cell>
          <table:table-cell table:style-name="ce19" table:formula="oooc:=[.$B306]*10+550+[.AD$2]*8" office:value-type="float" office:value="844">
            <text:p>844 kg</text:p>
          </table:table-cell>
          <table:table-cell table:style-name="ce19" table:formula="oooc:=[.$B306]*10+550+[.AE$2]*8" office:value-type="float" office:value="852">
            <text:p>852 kg</text:p>
          </table:table-cell>
          <table:table-cell table:style-name="ce19" table:formula="oooc:=[.$B306]*10+550+[.AF$2]*8" office:value-type="float" office:value="860">
            <text:p>8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19" table:formula="oooc:=[.$B307]*10+550+[.C$2]*8" office:value-type="float" office:value="638">
            <text:p>638 kg</text:p>
          </table:table-cell>
          <table:table-cell table:style-name="ce19" table:formula="oooc:=[.$B307]*10+550+[.D$2]*8" office:value-type="float" office:value="646">
            <text:p>646 kg</text:p>
          </table:table-cell>
          <table:table-cell table:style-name="ce19" table:formula="oooc:=[.$B307]*10+550+[.E$2]*8" office:value-type="float" office:value="654">
            <text:p>654 kg</text:p>
          </table:table-cell>
          <table:table-cell table:style-name="ce19" table:formula="oooc:=[.$B307]*10+550+[.F$2]*8" office:value-type="float" office:value="662">
            <text:p>662 kg</text:p>
          </table:table-cell>
          <table:table-cell table:style-name="ce19" table:formula="oooc:=[.$B307]*10+550+[.G$2]*8" office:value-type="float" office:value="670">
            <text:p>670 kg</text:p>
          </table:table-cell>
          <table:table-cell table:style-name="ce19" table:formula="oooc:=[.$B307]*10+550+[.H$2]*8" office:value-type="float" office:value="678">
            <text:p>678 kg</text:p>
          </table:table-cell>
          <table:table-cell table:style-name="ce19" table:formula="oooc:=[.$B307]*10+550+[.I$2]*8" office:value-type="float" office:value="686">
            <text:p>686 kg</text:p>
          </table:table-cell>
          <table:table-cell table:style-name="ce19" table:formula="oooc:=[.$B307]*10+550+[.J$2]*8" office:value-type="float" office:value="694">
            <text:p>694 kg</text:p>
          </table:table-cell>
          <table:table-cell table:style-name="ce19" table:formula="oooc:=[.$B307]*10+550+[.K$2]*8" office:value-type="float" office:value="702">
            <text:p>702 kg</text:p>
          </table:table-cell>
          <table:table-cell table:style-name="ce19" table:formula="oooc:=[.$B307]*10+550+[.L$2]*8" office:value-type="float" office:value="710">
            <text:p>710 kg</text:p>
          </table:table-cell>
          <table:table-cell table:style-name="ce19" table:formula="oooc:=[.$B307]*10+550+[.M$2]*8" office:value-type="float" office:value="718">
            <text:p>718 kg</text:p>
          </table:table-cell>
          <table:table-cell table:style-name="ce19" table:formula="oooc:=[.$B307]*10+550+[.N$2]*8" office:value-type="float" office:value="726">
            <text:p>726 kg</text:p>
          </table:table-cell>
          <table:table-cell table:style-name="ce19" table:formula="oooc:=[.$B307]*10+550+[.O$2]*8" office:value-type="float" office:value="734">
            <text:p>734 kg</text:p>
          </table:table-cell>
          <table:table-cell table:style-name="ce19" table:formula="oooc:=[.$B307]*10+550+[.P$2]*8" office:value-type="float" office:value="742">
            <text:p>742 kg</text:p>
          </table:table-cell>
          <table:table-cell table:style-name="ce19" table:formula="oooc:=[.$B307]*10+550+[.Q$2]*8" office:value-type="float" office:value="750">
            <text:p>750 kg</text:p>
          </table:table-cell>
          <table:table-cell table:style-name="ce19" table:formula="oooc:=[.$B307]*10+550+[.R$2]*8" office:value-type="float" office:value="758">
            <text:p>758 kg</text:p>
          </table:table-cell>
          <table:table-cell table:style-name="ce19" table:formula="oooc:=[.$B307]*10+550+[.S$2]*8" office:value-type="float" office:value="766">
            <text:p>766 kg</text:p>
          </table:table-cell>
          <table:table-cell table:style-name="ce19" table:formula="oooc:=[.$B307]*10+550+[.T$2]*8" office:value-type="float" office:value="774">
            <text:p>774 kg</text:p>
          </table:table-cell>
          <table:table-cell table:style-name="ce19" table:formula="oooc:=[.$B307]*10+550+[.U$2]*8" office:value-type="float" office:value="782">
            <text:p>782 kg</text:p>
          </table:table-cell>
          <table:table-cell table:style-name="ce19" table:formula="oooc:=[.$B307]*10+550+[.V$2]*8" office:value-type="float" office:value="790">
            <text:p>790 kg</text:p>
          </table:table-cell>
          <table:table-cell table:style-name="ce19" table:formula="oooc:=[.$B307]*10+550+[.W$2]*8" office:value-type="float" office:value="798">
            <text:p>798 kg</text:p>
          </table:table-cell>
          <table:table-cell table:style-name="ce19" table:formula="oooc:=[.$B307]*10+550+[.X$2]*8" office:value-type="float" office:value="806">
            <text:p>806 kg</text:p>
          </table:table-cell>
          <table:table-cell table:style-name="ce19" table:formula="oooc:=[.$B307]*10+550+[.Y$2]*8" office:value-type="float" office:value="814">
            <text:p>814 kg</text:p>
          </table:table-cell>
          <table:table-cell table:style-name="ce19" table:formula="oooc:=[.$B307]*10+550+[.Z$2]*8" office:value-type="float" office:value="822">
            <text:p>822 kg</text:p>
          </table:table-cell>
          <table:table-cell table:style-name="ce19" table:formula="oooc:=[.$B307]*10+550+[.AA$2]*8" office:value-type="float" office:value="830">
            <text:p>830 kg</text:p>
          </table:table-cell>
          <table:table-cell table:style-name="ce19" table:formula="oooc:=[.$B307]*10+550+[.AB$2]*8" office:value-type="float" office:value="838">
            <text:p>838 kg</text:p>
          </table:table-cell>
          <table:table-cell table:style-name="ce19" table:formula="oooc:=[.$B307]*10+550+[.AC$2]*8" office:value-type="float" office:value="846">
            <text:p>846 kg</text:p>
          </table:table-cell>
          <table:table-cell table:style-name="ce19" table:formula="oooc:=[.$B307]*10+550+[.AD$2]*8" office:value-type="float" office:value="854">
            <text:p>854 kg</text:p>
          </table:table-cell>
          <table:table-cell table:style-name="ce19" table:formula="oooc:=[.$B307]*10+550+[.AE$2]*8" office:value-type="float" office:value="862">
            <text:p>862 kg</text:p>
          </table:table-cell>
          <table:table-cell table:style-name="ce19" table:formula="oooc:=[.$B307]*10+550+[.AF$2]*8" office:value-type="float" office:value="870">
            <text:p>8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style-name="ce19" table:formula="oooc:=[.$B308]*10+550+[.C$2]*8" office:value-type="float" office:value="648">
            <text:p>648 kg</text:p>
          </table:table-cell>
          <table:table-cell table:style-name="ce19" table:formula="oooc:=[.$B308]*10+550+[.D$2]*8" office:value-type="float" office:value="656">
            <text:p>656 kg</text:p>
          </table:table-cell>
          <table:table-cell table:style-name="ce19" table:formula="oooc:=[.$B308]*10+550+[.E$2]*8" office:value-type="float" office:value="664">
            <text:p>664 kg</text:p>
          </table:table-cell>
          <table:table-cell table:style-name="ce19" table:formula="oooc:=[.$B308]*10+550+[.F$2]*8" office:value-type="float" office:value="672">
            <text:p>672 kg</text:p>
          </table:table-cell>
          <table:table-cell table:style-name="ce19" table:formula="oooc:=[.$B308]*10+550+[.G$2]*8" office:value-type="float" office:value="680">
            <text:p>680 kg</text:p>
          </table:table-cell>
          <table:table-cell table:style-name="ce19" table:formula="oooc:=[.$B308]*10+550+[.H$2]*8" office:value-type="float" office:value="688">
            <text:p>688 kg</text:p>
          </table:table-cell>
          <table:table-cell table:style-name="ce19" table:formula="oooc:=[.$B308]*10+550+[.I$2]*8" office:value-type="float" office:value="696">
            <text:p>696 kg</text:p>
          </table:table-cell>
          <table:table-cell table:style-name="ce19" table:formula="oooc:=[.$B308]*10+550+[.J$2]*8" office:value-type="float" office:value="704">
            <text:p>704 kg</text:p>
          </table:table-cell>
          <table:table-cell table:style-name="ce19" table:formula="oooc:=[.$B308]*10+550+[.K$2]*8" office:value-type="float" office:value="712">
            <text:p>712 kg</text:p>
          </table:table-cell>
          <table:table-cell table:style-name="ce19" table:formula="oooc:=[.$B308]*10+550+[.L$2]*8" office:value-type="float" office:value="720">
            <text:p>720 kg</text:p>
          </table:table-cell>
          <table:table-cell table:style-name="ce19" table:formula="oooc:=[.$B308]*10+550+[.M$2]*8" office:value-type="float" office:value="728">
            <text:p>728 kg</text:p>
          </table:table-cell>
          <table:table-cell table:style-name="ce19" table:formula="oooc:=[.$B308]*10+550+[.N$2]*8" office:value-type="float" office:value="736">
            <text:p>736 kg</text:p>
          </table:table-cell>
          <table:table-cell table:style-name="ce19" table:formula="oooc:=[.$B308]*10+550+[.O$2]*8" office:value-type="float" office:value="744">
            <text:p>744 kg</text:p>
          </table:table-cell>
          <table:table-cell table:style-name="ce19" table:formula="oooc:=[.$B308]*10+550+[.P$2]*8" office:value-type="float" office:value="752">
            <text:p>752 kg</text:p>
          </table:table-cell>
          <table:table-cell table:style-name="ce19" table:formula="oooc:=[.$B308]*10+550+[.Q$2]*8" office:value-type="float" office:value="760">
            <text:p>760 kg</text:p>
          </table:table-cell>
          <table:table-cell table:style-name="ce19" table:formula="oooc:=[.$B308]*10+550+[.R$2]*8" office:value-type="float" office:value="768">
            <text:p>768 kg</text:p>
          </table:table-cell>
          <table:table-cell table:style-name="ce19" table:formula="oooc:=[.$B308]*10+550+[.S$2]*8" office:value-type="float" office:value="776">
            <text:p>776 kg</text:p>
          </table:table-cell>
          <table:table-cell table:style-name="ce19" table:formula="oooc:=[.$B308]*10+550+[.T$2]*8" office:value-type="float" office:value="784">
            <text:p>784 kg</text:p>
          </table:table-cell>
          <table:table-cell table:style-name="ce19" table:formula="oooc:=[.$B308]*10+550+[.U$2]*8" office:value-type="float" office:value="792">
            <text:p>792 kg</text:p>
          </table:table-cell>
          <table:table-cell table:style-name="ce19" table:formula="oooc:=[.$B308]*10+550+[.V$2]*8" office:value-type="float" office:value="800">
            <text:p>800 kg</text:p>
          </table:table-cell>
          <table:table-cell table:style-name="ce19" table:formula="oooc:=[.$B308]*10+550+[.W$2]*8" office:value-type="float" office:value="808">
            <text:p>808 kg</text:p>
          </table:table-cell>
          <table:table-cell table:style-name="ce19" table:formula="oooc:=[.$B308]*10+550+[.X$2]*8" office:value-type="float" office:value="816">
            <text:p>816 kg</text:p>
          </table:table-cell>
          <table:table-cell table:style-name="ce19" table:formula="oooc:=[.$B308]*10+550+[.Y$2]*8" office:value-type="float" office:value="824">
            <text:p>824 kg</text:p>
          </table:table-cell>
          <table:table-cell table:style-name="ce19" table:formula="oooc:=[.$B308]*10+550+[.Z$2]*8" office:value-type="float" office:value="832">
            <text:p>832 kg</text:p>
          </table:table-cell>
          <table:table-cell table:style-name="ce19" table:formula="oooc:=[.$B308]*10+550+[.AA$2]*8" office:value-type="float" office:value="840">
            <text:p>840 kg</text:p>
          </table:table-cell>
          <table:table-cell table:style-name="ce19" table:formula="oooc:=[.$B308]*10+550+[.AB$2]*8" office:value-type="float" office:value="848">
            <text:p>848 kg</text:p>
          </table:table-cell>
          <table:table-cell table:style-name="ce19" table:formula="oooc:=[.$B308]*10+550+[.AC$2]*8" office:value-type="float" office:value="856">
            <text:p>856 kg</text:p>
          </table:table-cell>
          <table:table-cell table:style-name="ce19" table:formula="oooc:=[.$B308]*10+550+[.AD$2]*8" office:value-type="float" office:value="864">
            <text:p>864 kg</text:p>
          </table:table-cell>
          <table:table-cell table:style-name="ce19" table:formula="oooc:=[.$B308]*10+550+[.AE$2]*8" office:value-type="float" office:value="872">
            <text:p>872 kg</text:p>
          </table:table-cell>
          <table:table-cell table:style-name="ce19" table:formula="oooc:=[.$B308]*10+550+[.AF$2]*8" office:value-type="float" office:value="880">
            <text:p>8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style-name="ce19" table:formula="oooc:=[.$B309]*10+550+[.C$2]*8" office:value-type="float" office:value="658">
            <text:p>658 kg</text:p>
          </table:table-cell>
          <table:table-cell table:style-name="ce19" table:formula="oooc:=[.$B309]*10+550+[.D$2]*8" office:value-type="float" office:value="666">
            <text:p>666 kg</text:p>
          </table:table-cell>
          <table:table-cell table:style-name="ce19" table:formula="oooc:=[.$B309]*10+550+[.E$2]*8" office:value-type="float" office:value="674">
            <text:p>674 kg</text:p>
          </table:table-cell>
          <table:table-cell table:style-name="ce19" table:formula="oooc:=[.$B309]*10+550+[.F$2]*8" office:value-type="float" office:value="682">
            <text:p>682 kg</text:p>
          </table:table-cell>
          <table:table-cell table:style-name="ce19" table:formula="oooc:=[.$B309]*10+550+[.G$2]*8" office:value-type="float" office:value="690">
            <text:p>690 kg</text:p>
          </table:table-cell>
          <table:table-cell table:style-name="ce19" table:formula="oooc:=[.$B309]*10+550+[.H$2]*8" office:value-type="float" office:value="698">
            <text:p>698 kg</text:p>
          </table:table-cell>
          <table:table-cell table:style-name="ce19" table:formula="oooc:=[.$B309]*10+550+[.I$2]*8" office:value-type="float" office:value="706">
            <text:p>706 kg</text:p>
          </table:table-cell>
          <table:table-cell table:style-name="ce19" table:formula="oooc:=[.$B309]*10+550+[.J$2]*8" office:value-type="float" office:value="714">
            <text:p>714 kg</text:p>
          </table:table-cell>
          <table:table-cell table:style-name="ce19" table:formula="oooc:=[.$B309]*10+550+[.K$2]*8" office:value-type="float" office:value="722">
            <text:p>722 kg</text:p>
          </table:table-cell>
          <table:table-cell table:style-name="ce19" table:formula="oooc:=[.$B309]*10+550+[.L$2]*8" office:value-type="float" office:value="730">
            <text:p>730 kg</text:p>
          </table:table-cell>
          <table:table-cell table:style-name="ce19" table:formula="oooc:=[.$B309]*10+550+[.M$2]*8" office:value-type="float" office:value="738">
            <text:p>738 kg</text:p>
          </table:table-cell>
          <table:table-cell table:style-name="ce19" table:formula="oooc:=[.$B309]*10+550+[.N$2]*8" office:value-type="float" office:value="746">
            <text:p>746 kg</text:p>
          </table:table-cell>
          <table:table-cell table:style-name="ce19" table:formula="oooc:=[.$B309]*10+550+[.O$2]*8" office:value-type="float" office:value="754">
            <text:p>754 kg</text:p>
          </table:table-cell>
          <table:table-cell table:style-name="ce19" table:formula="oooc:=[.$B309]*10+550+[.P$2]*8" office:value-type="float" office:value="762">
            <text:p>762 kg</text:p>
          </table:table-cell>
          <table:table-cell table:style-name="ce19" table:formula="oooc:=[.$B309]*10+550+[.Q$2]*8" office:value-type="float" office:value="770">
            <text:p>770 kg</text:p>
          </table:table-cell>
          <table:table-cell table:style-name="ce19" table:formula="oooc:=[.$B309]*10+550+[.R$2]*8" office:value-type="float" office:value="778">
            <text:p>778 kg</text:p>
          </table:table-cell>
          <table:table-cell table:style-name="ce19" table:formula="oooc:=[.$B309]*10+550+[.S$2]*8" office:value-type="float" office:value="786">
            <text:p>786 kg</text:p>
          </table:table-cell>
          <table:table-cell table:style-name="ce19" table:formula="oooc:=[.$B309]*10+550+[.T$2]*8" office:value-type="float" office:value="794">
            <text:p>794 kg</text:p>
          </table:table-cell>
          <table:table-cell table:style-name="ce19" table:formula="oooc:=[.$B309]*10+550+[.U$2]*8" office:value-type="float" office:value="802">
            <text:p>802 kg</text:p>
          </table:table-cell>
          <table:table-cell table:style-name="ce19" table:formula="oooc:=[.$B309]*10+550+[.V$2]*8" office:value-type="float" office:value="810">
            <text:p>810 kg</text:p>
          </table:table-cell>
          <table:table-cell table:style-name="ce19" table:formula="oooc:=[.$B309]*10+550+[.W$2]*8" office:value-type="float" office:value="818">
            <text:p>818 kg</text:p>
          </table:table-cell>
          <table:table-cell table:style-name="ce19" table:formula="oooc:=[.$B309]*10+550+[.X$2]*8" office:value-type="float" office:value="826">
            <text:p>826 kg</text:p>
          </table:table-cell>
          <table:table-cell table:style-name="ce19" table:formula="oooc:=[.$B309]*10+550+[.Y$2]*8" office:value-type="float" office:value="834">
            <text:p>834 kg</text:p>
          </table:table-cell>
          <table:table-cell table:style-name="ce19" table:formula="oooc:=[.$B309]*10+550+[.Z$2]*8" office:value-type="float" office:value="842">
            <text:p>842 kg</text:p>
          </table:table-cell>
          <table:table-cell table:style-name="ce19" table:formula="oooc:=[.$B309]*10+550+[.AA$2]*8" office:value-type="float" office:value="850">
            <text:p>850 kg</text:p>
          </table:table-cell>
          <table:table-cell table:style-name="ce19" table:formula="oooc:=[.$B309]*10+550+[.AB$2]*8" office:value-type="float" office:value="858">
            <text:p>858 kg</text:p>
          </table:table-cell>
          <table:table-cell table:style-name="ce19" table:formula="oooc:=[.$B309]*10+550+[.AC$2]*8" office:value-type="float" office:value="866">
            <text:p>866 kg</text:p>
          </table:table-cell>
          <table:table-cell table:style-name="ce19" table:formula="oooc:=[.$B309]*10+550+[.AD$2]*8" office:value-type="float" office:value="874">
            <text:p>874 kg</text:p>
          </table:table-cell>
          <table:table-cell table:style-name="ce19" table:formula="oooc:=[.$B309]*10+550+[.AE$2]*8" office:value-type="float" office:value="882">
            <text:p>882 kg</text:p>
          </table:table-cell>
          <table:table-cell table:style-name="ce19" table:formula="oooc:=[.$B309]*10+550+[.AF$2]*8" office:value-type="float" office:value="890">
            <text:p>8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style-name="ce19" table:formula="oooc:=[.$B310]*10+550+[.C$2]*8" office:value-type="float" office:value="668">
            <text:p>668 kg</text:p>
          </table:table-cell>
          <table:table-cell table:style-name="ce19" table:formula="oooc:=[.$B310]*10+550+[.D$2]*8" office:value-type="float" office:value="676">
            <text:p>676 kg</text:p>
          </table:table-cell>
          <table:table-cell table:style-name="ce19" table:formula="oooc:=[.$B310]*10+550+[.E$2]*8" office:value-type="float" office:value="684">
            <text:p>684 kg</text:p>
          </table:table-cell>
          <table:table-cell table:style-name="ce19" table:formula="oooc:=[.$B310]*10+550+[.F$2]*8" office:value-type="float" office:value="692">
            <text:p>692 kg</text:p>
          </table:table-cell>
          <table:table-cell table:style-name="ce19" table:formula="oooc:=[.$B310]*10+550+[.G$2]*8" office:value-type="float" office:value="700">
            <text:p>700 kg</text:p>
          </table:table-cell>
          <table:table-cell table:style-name="ce19" table:formula="oooc:=[.$B310]*10+550+[.H$2]*8" office:value-type="float" office:value="708">
            <text:p>708 kg</text:p>
          </table:table-cell>
          <table:table-cell table:style-name="ce19" table:formula="oooc:=[.$B310]*10+550+[.I$2]*8" office:value-type="float" office:value="716">
            <text:p>716 kg</text:p>
          </table:table-cell>
          <table:table-cell table:style-name="ce19" table:formula="oooc:=[.$B310]*10+550+[.J$2]*8" office:value-type="float" office:value="724">
            <text:p>724 kg</text:p>
          </table:table-cell>
          <table:table-cell table:style-name="ce19" table:formula="oooc:=[.$B310]*10+550+[.K$2]*8" office:value-type="float" office:value="732">
            <text:p>732 kg</text:p>
          </table:table-cell>
          <table:table-cell table:style-name="ce19" table:formula="oooc:=[.$B310]*10+550+[.L$2]*8" office:value-type="float" office:value="740">
            <text:p>740 kg</text:p>
          </table:table-cell>
          <table:table-cell table:style-name="ce19" table:formula="oooc:=[.$B310]*10+550+[.M$2]*8" office:value-type="float" office:value="748">
            <text:p>748 kg</text:p>
          </table:table-cell>
          <table:table-cell table:style-name="ce19" table:formula="oooc:=[.$B310]*10+550+[.N$2]*8" office:value-type="float" office:value="756">
            <text:p>756 kg</text:p>
          </table:table-cell>
          <table:table-cell table:style-name="ce19" table:formula="oooc:=[.$B310]*10+550+[.O$2]*8" office:value-type="float" office:value="764">
            <text:p>764 kg</text:p>
          </table:table-cell>
          <table:table-cell table:style-name="ce19" table:formula="oooc:=[.$B310]*10+550+[.P$2]*8" office:value-type="float" office:value="772">
            <text:p>772 kg</text:p>
          </table:table-cell>
          <table:table-cell table:style-name="ce19" table:formula="oooc:=[.$B310]*10+550+[.Q$2]*8" office:value-type="float" office:value="780">
            <text:p>780 kg</text:p>
          </table:table-cell>
          <table:table-cell table:style-name="ce19" table:formula="oooc:=[.$B310]*10+550+[.R$2]*8" office:value-type="float" office:value="788">
            <text:p>788 kg</text:p>
          </table:table-cell>
          <table:table-cell table:style-name="ce19" table:formula="oooc:=[.$B310]*10+550+[.S$2]*8" office:value-type="float" office:value="796">
            <text:p>796 kg</text:p>
          </table:table-cell>
          <table:table-cell table:style-name="ce19" table:formula="oooc:=[.$B310]*10+550+[.T$2]*8" office:value-type="float" office:value="804">
            <text:p>804 kg</text:p>
          </table:table-cell>
          <table:table-cell table:style-name="ce19" table:formula="oooc:=[.$B310]*10+550+[.U$2]*8" office:value-type="float" office:value="812">
            <text:p>812 kg</text:p>
          </table:table-cell>
          <table:table-cell table:style-name="ce19" table:formula="oooc:=[.$B310]*10+550+[.V$2]*8" office:value-type="float" office:value="820">
            <text:p>820 kg</text:p>
          </table:table-cell>
          <table:table-cell table:style-name="ce19" table:formula="oooc:=[.$B310]*10+550+[.W$2]*8" office:value-type="float" office:value="828">
            <text:p>828 kg</text:p>
          </table:table-cell>
          <table:table-cell table:style-name="ce19" table:formula="oooc:=[.$B310]*10+550+[.X$2]*8" office:value-type="float" office:value="836">
            <text:p>836 kg</text:p>
          </table:table-cell>
          <table:table-cell table:style-name="ce19" table:formula="oooc:=[.$B310]*10+550+[.Y$2]*8" office:value-type="float" office:value="844">
            <text:p>844 kg</text:p>
          </table:table-cell>
          <table:table-cell table:style-name="ce19" table:formula="oooc:=[.$B310]*10+550+[.Z$2]*8" office:value-type="float" office:value="852">
            <text:p>852 kg</text:p>
          </table:table-cell>
          <table:table-cell table:style-name="ce19" table:formula="oooc:=[.$B310]*10+550+[.AA$2]*8" office:value-type="float" office:value="860">
            <text:p>860 kg</text:p>
          </table:table-cell>
          <table:table-cell table:style-name="ce19" table:formula="oooc:=[.$B310]*10+550+[.AB$2]*8" office:value-type="float" office:value="868">
            <text:p>868 kg</text:p>
          </table:table-cell>
          <table:table-cell table:style-name="ce19" table:formula="oooc:=[.$B310]*10+550+[.AC$2]*8" office:value-type="float" office:value="876">
            <text:p>876 kg</text:p>
          </table:table-cell>
          <table:table-cell table:style-name="ce19" table:formula="oooc:=[.$B310]*10+550+[.AD$2]*8" office:value-type="float" office:value="884">
            <text:p>884 kg</text:p>
          </table:table-cell>
          <table:table-cell table:style-name="ce19" table:formula="oooc:=[.$B310]*10+550+[.AE$2]*8" office:value-type="float" office:value="892">
            <text:p>892 kg</text:p>
          </table:table-cell>
          <table:table-cell table:style-name="ce19" table:formula="oooc:=[.$B310]*10+550+[.AF$2]*8" office:value-type="float" office:value="900">
            <text:p>9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style-name="ce19" table:formula="oooc:=[.$B311]*10+550+[.C$2]*8" office:value-type="float" office:value="678">
            <text:p>678 kg</text:p>
          </table:table-cell>
          <table:table-cell table:style-name="ce19" table:formula="oooc:=[.$B311]*10+550+[.D$2]*8" office:value-type="float" office:value="686">
            <text:p>686 kg</text:p>
          </table:table-cell>
          <table:table-cell table:style-name="ce19" table:formula="oooc:=[.$B311]*10+550+[.E$2]*8" office:value-type="float" office:value="694">
            <text:p>694 kg</text:p>
          </table:table-cell>
          <table:table-cell table:style-name="ce19" table:formula="oooc:=[.$B311]*10+550+[.F$2]*8" office:value-type="float" office:value="702">
            <text:p>702 kg</text:p>
          </table:table-cell>
          <table:table-cell table:style-name="ce19" table:formula="oooc:=[.$B311]*10+550+[.G$2]*8" office:value-type="float" office:value="710">
            <text:p>710 kg</text:p>
          </table:table-cell>
          <table:table-cell table:style-name="ce19" table:formula="oooc:=[.$B311]*10+550+[.H$2]*8" office:value-type="float" office:value="718">
            <text:p>718 kg</text:p>
          </table:table-cell>
          <table:table-cell table:style-name="ce19" table:formula="oooc:=[.$B311]*10+550+[.I$2]*8" office:value-type="float" office:value="726">
            <text:p>726 kg</text:p>
          </table:table-cell>
          <table:table-cell table:style-name="ce19" table:formula="oooc:=[.$B311]*10+550+[.J$2]*8" office:value-type="float" office:value="734">
            <text:p>734 kg</text:p>
          </table:table-cell>
          <table:table-cell table:style-name="ce19" table:formula="oooc:=[.$B311]*10+550+[.K$2]*8" office:value-type="float" office:value="742">
            <text:p>742 kg</text:p>
          </table:table-cell>
          <table:table-cell table:style-name="ce19" table:formula="oooc:=[.$B311]*10+550+[.L$2]*8" office:value-type="float" office:value="750">
            <text:p>750 kg</text:p>
          </table:table-cell>
          <table:table-cell table:style-name="ce19" table:formula="oooc:=[.$B311]*10+550+[.M$2]*8" office:value-type="float" office:value="758">
            <text:p>758 kg</text:p>
          </table:table-cell>
          <table:table-cell table:style-name="ce19" table:formula="oooc:=[.$B311]*10+550+[.N$2]*8" office:value-type="float" office:value="766">
            <text:p>766 kg</text:p>
          </table:table-cell>
          <table:table-cell table:style-name="ce19" table:formula="oooc:=[.$B311]*10+550+[.O$2]*8" office:value-type="float" office:value="774">
            <text:p>774 kg</text:p>
          </table:table-cell>
          <table:table-cell table:style-name="ce19" table:formula="oooc:=[.$B311]*10+550+[.P$2]*8" office:value-type="float" office:value="782">
            <text:p>782 kg</text:p>
          </table:table-cell>
          <table:table-cell table:style-name="ce19" table:formula="oooc:=[.$B311]*10+550+[.Q$2]*8" office:value-type="float" office:value="790">
            <text:p>790 kg</text:p>
          </table:table-cell>
          <table:table-cell table:style-name="ce19" table:formula="oooc:=[.$B311]*10+550+[.R$2]*8" office:value-type="float" office:value="798">
            <text:p>798 kg</text:p>
          </table:table-cell>
          <table:table-cell table:style-name="ce19" table:formula="oooc:=[.$B311]*10+550+[.S$2]*8" office:value-type="float" office:value="806">
            <text:p>806 kg</text:p>
          </table:table-cell>
          <table:table-cell table:style-name="ce19" table:formula="oooc:=[.$B311]*10+550+[.T$2]*8" office:value-type="float" office:value="814">
            <text:p>814 kg</text:p>
          </table:table-cell>
          <table:table-cell table:style-name="ce19" table:formula="oooc:=[.$B311]*10+550+[.U$2]*8" office:value-type="float" office:value="822">
            <text:p>822 kg</text:p>
          </table:table-cell>
          <table:table-cell table:style-name="ce19" table:formula="oooc:=[.$B311]*10+550+[.V$2]*8" office:value-type="float" office:value="830">
            <text:p>830 kg</text:p>
          </table:table-cell>
          <table:table-cell table:style-name="ce19" table:formula="oooc:=[.$B311]*10+550+[.W$2]*8" office:value-type="float" office:value="838">
            <text:p>838 kg</text:p>
          </table:table-cell>
          <table:table-cell table:style-name="ce19" table:formula="oooc:=[.$B311]*10+550+[.X$2]*8" office:value-type="float" office:value="846">
            <text:p>846 kg</text:p>
          </table:table-cell>
          <table:table-cell table:style-name="ce19" table:formula="oooc:=[.$B311]*10+550+[.Y$2]*8" office:value-type="float" office:value="854">
            <text:p>854 kg</text:p>
          </table:table-cell>
          <table:table-cell table:style-name="ce19" table:formula="oooc:=[.$B311]*10+550+[.Z$2]*8" office:value-type="float" office:value="862">
            <text:p>862 kg</text:p>
          </table:table-cell>
          <table:table-cell table:style-name="ce19" table:formula="oooc:=[.$B311]*10+550+[.AA$2]*8" office:value-type="float" office:value="870">
            <text:p>870 kg</text:p>
          </table:table-cell>
          <table:table-cell table:style-name="ce19" table:formula="oooc:=[.$B311]*10+550+[.AB$2]*8" office:value-type="float" office:value="878">
            <text:p>878 kg</text:p>
          </table:table-cell>
          <table:table-cell table:style-name="ce19" table:formula="oooc:=[.$B311]*10+550+[.AC$2]*8" office:value-type="float" office:value="886">
            <text:p>886 kg</text:p>
          </table:table-cell>
          <table:table-cell table:style-name="ce19" table:formula="oooc:=[.$B311]*10+550+[.AD$2]*8" office:value-type="float" office:value="894">
            <text:p>894 kg</text:p>
          </table:table-cell>
          <table:table-cell table:style-name="ce19" table:formula="oooc:=[.$B311]*10+550+[.AE$2]*8" office:value-type="float" office:value="902">
            <text:p>902 kg</text:p>
          </table:table-cell>
          <table:table-cell table:style-name="ce19" table:formula="oooc:=[.$B311]*10+550+[.AF$2]*8" office:value-type="float" office:value="910">
            <text:p>9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style-name="ce19" table:formula="oooc:=[.$B312]*10+550+[.C$2]*8" office:value-type="float" office:value="688">
            <text:p>688 kg</text:p>
          </table:table-cell>
          <table:table-cell table:style-name="ce19" table:formula="oooc:=[.$B312]*10+550+[.D$2]*8" office:value-type="float" office:value="696">
            <text:p>696 kg</text:p>
          </table:table-cell>
          <table:table-cell table:style-name="ce19" table:formula="oooc:=[.$B312]*10+550+[.E$2]*8" office:value-type="float" office:value="704">
            <text:p>704 kg</text:p>
          </table:table-cell>
          <table:table-cell table:style-name="ce19" table:formula="oooc:=[.$B312]*10+550+[.F$2]*8" office:value-type="float" office:value="712">
            <text:p>712 kg</text:p>
          </table:table-cell>
          <table:table-cell table:style-name="ce19" table:formula="oooc:=[.$B312]*10+550+[.G$2]*8" office:value-type="float" office:value="720">
            <text:p>720 kg</text:p>
          </table:table-cell>
          <table:table-cell table:style-name="ce19" table:formula="oooc:=[.$B312]*10+550+[.H$2]*8" office:value-type="float" office:value="728">
            <text:p>728 kg</text:p>
          </table:table-cell>
          <table:table-cell table:style-name="ce19" table:formula="oooc:=[.$B312]*10+550+[.I$2]*8" office:value-type="float" office:value="736">
            <text:p>736 kg</text:p>
          </table:table-cell>
          <table:table-cell table:style-name="ce19" table:formula="oooc:=[.$B312]*10+550+[.J$2]*8" office:value-type="float" office:value="744">
            <text:p>744 kg</text:p>
          </table:table-cell>
          <table:table-cell table:style-name="ce19" table:formula="oooc:=[.$B312]*10+550+[.K$2]*8" office:value-type="float" office:value="752">
            <text:p>752 kg</text:p>
          </table:table-cell>
          <table:table-cell table:style-name="ce19" table:formula="oooc:=[.$B312]*10+550+[.L$2]*8" office:value-type="float" office:value="760">
            <text:p>760 kg</text:p>
          </table:table-cell>
          <table:table-cell table:style-name="ce19" table:formula="oooc:=[.$B312]*10+550+[.M$2]*8" office:value-type="float" office:value="768">
            <text:p>768 kg</text:p>
          </table:table-cell>
          <table:table-cell table:style-name="ce19" table:formula="oooc:=[.$B312]*10+550+[.N$2]*8" office:value-type="float" office:value="776">
            <text:p>776 kg</text:p>
          </table:table-cell>
          <table:table-cell table:style-name="ce19" table:formula="oooc:=[.$B312]*10+550+[.O$2]*8" office:value-type="float" office:value="784">
            <text:p>784 kg</text:p>
          </table:table-cell>
          <table:table-cell table:style-name="ce19" table:formula="oooc:=[.$B312]*10+550+[.P$2]*8" office:value-type="float" office:value="792">
            <text:p>792 kg</text:p>
          </table:table-cell>
          <table:table-cell table:style-name="ce19" table:formula="oooc:=[.$B312]*10+550+[.Q$2]*8" office:value-type="float" office:value="800">
            <text:p>800 kg</text:p>
          </table:table-cell>
          <table:table-cell table:style-name="ce19" table:formula="oooc:=[.$B312]*10+550+[.R$2]*8" office:value-type="float" office:value="808">
            <text:p>808 kg</text:p>
          </table:table-cell>
          <table:table-cell table:style-name="ce19" table:formula="oooc:=[.$B312]*10+550+[.S$2]*8" office:value-type="float" office:value="816">
            <text:p>816 kg</text:p>
          </table:table-cell>
          <table:table-cell table:style-name="ce19" table:formula="oooc:=[.$B312]*10+550+[.T$2]*8" office:value-type="float" office:value="824">
            <text:p>824 kg</text:p>
          </table:table-cell>
          <table:table-cell table:style-name="ce19" table:formula="oooc:=[.$B312]*10+550+[.U$2]*8" office:value-type="float" office:value="832">
            <text:p>832 kg</text:p>
          </table:table-cell>
          <table:table-cell table:style-name="ce19" table:formula="oooc:=[.$B312]*10+550+[.V$2]*8" office:value-type="float" office:value="840">
            <text:p>840 kg</text:p>
          </table:table-cell>
          <table:table-cell table:style-name="ce19" table:formula="oooc:=[.$B312]*10+550+[.W$2]*8" office:value-type="float" office:value="848">
            <text:p>848 kg</text:p>
          </table:table-cell>
          <table:table-cell table:style-name="ce19" table:formula="oooc:=[.$B312]*10+550+[.X$2]*8" office:value-type="float" office:value="856">
            <text:p>856 kg</text:p>
          </table:table-cell>
          <table:table-cell table:style-name="ce19" table:formula="oooc:=[.$B312]*10+550+[.Y$2]*8" office:value-type="float" office:value="864">
            <text:p>864 kg</text:p>
          </table:table-cell>
          <table:table-cell table:style-name="ce19" table:formula="oooc:=[.$B312]*10+550+[.Z$2]*8" office:value-type="float" office:value="872">
            <text:p>872 kg</text:p>
          </table:table-cell>
          <table:table-cell table:style-name="ce19" table:formula="oooc:=[.$B312]*10+550+[.AA$2]*8" office:value-type="float" office:value="880">
            <text:p>880 kg</text:p>
          </table:table-cell>
          <table:table-cell table:style-name="ce19" table:formula="oooc:=[.$B312]*10+550+[.AB$2]*8" office:value-type="float" office:value="888">
            <text:p>888 kg</text:p>
          </table:table-cell>
          <table:table-cell table:style-name="ce19" table:formula="oooc:=[.$B312]*10+550+[.AC$2]*8" office:value-type="float" office:value="896">
            <text:p>896 kg</text:p>
          </table:table-cell>
          <table:table-cell table:style-name="ce19" table:formula="oooc:=[.$B312]*10+550+[.AD$2]*8" office:value-type="float" office:value="904">
            <text:p>904 kg</text:p>
          </table:table-cell>
          <table:table-cell table:style-name="ce19" table:formula="oooc:=[.$B312]*10+550+[.AE$2]*8" office:value-type="float" office:value="912">
            <text:p>912 kg</text:p>
          </table:table-cell>
          <table:table-cell table:style-name="ce19" table:formula="oooc:=[.$B312]*10+550+[.AF$2]*8" office:value-type="float" office:value="920">
            <text:p>9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style-name="ce19" table:formula="oooc:=[.$B313]*10+550+[.C$2]*8" office:value-type="float" office:value="698">
            <text:p>698 kg</text:p>
          </table:table-cell>
          <table:table-cell table:style-name="ce19" table:formula="oooc:=[.$B313]*10+550+[.D$2]*8" office:value-type="float" office:value="706">
            <text:p>706 kg</text:p>
          </table:table-cell>
          <table:table-cell table:style-name="ce19" table:formula="oooc:=[.$B313]*10+550+[.E$2]*8" office:value-type="float" office:value="714">
            <text:p>714 kg</text:p>
          </table:table-cell>
          <table:table-cell table:style-name="ce19" table:formula="oooc:=[.$B313]*10+550+[.F$2]*8" office:value-type="float" office:value="722">
            <text:p>722 kg</text:p>
          </table:table-cell>
          <table:table-cell table:style-name="ce19" table:formula="oooc:=[.$B313]*10+550+[.G$2]*8" office:value-type="float" office:value="730">
            <text:p>730 kg</text:p>
          </table:table-cell>
          <table:table-cell table:style-name="ce19" table:formula="oooc:=[.$B313]*10+550+[.H$2]*8" office:value-type="float" office:value="738">
            <text:p>738 kg</text:p>
          </table:table-cell>
          <table:table-cell table:style-name="ce19" table:formula="oooc:=[.$B313]*10+550+[.I$2]*8" office:value-type="float" office:value="746">
            <text:p>746 kg</text:p>
          </table:table-cell>
          <table:table-cell table:style-name="ce19" table:formula="oooc:=[.$B313]*10+550+[.J$2]*8" office:value-type="float" office:value="754">
            <text:p>754 kg</text:p>
          </table:table-cell>
          <table:table-cell table:style-name="ce19" table:formula="oooc:=[.$B313]*10+550+[.K$2]*8" office:value-type="float" office:value="762">
            <text:p>762 kg</text:p>
          </table:table-cell>
          <table:table-cell table:style-name="ce19" table:formula="oooc:=[.$B313]*10+550+[.L$2]*8" office:value-type="float" office:value="770">
            <text:p>770 kg</text:p>
          </table:table-cell>
          <table:table-cell table:style-name="ce19" table:formula="oooc:=[.$B313]*10+550+[.M$2]*8" office:value-type="float" office:value="778">
            <text:p>778 kg</text:p>
          </table:table-cell>
          <table:table-cell table:style-name="ce19" table:formula="oooc:=[.$B313]*10+550+[.N$2]*8" office:value-type="float" office:value="786">
            <text:p>786 kg</text:p>
          </table:table-cell>
          <table:table-cell table:style-name="ce19" table:formula="oooc:=[.$B313]*10+550+[.O$2]*8" office:value-type="float" office:value="794">
            <text:p>794 kg</text:p>
          </table:table-cell>
          <table:table-cell table:style-name="ce19" table:formula="oooc:=[.$B313]*10+550+[.P$2]*8" office:value-type="float" office:value="802">
            <text:p>802 kg</text:p>
          </table:table-cell>
          <table:table-cell table:style-name="ce19" table:formula="oooc:=[.$B313]*10+550+[.Q$2]*8" office:value-type="float" office:value="810">
            <text:p>810 kg</text:p>
          </table:table-cell>
          <table:table-cell table:style-name="ce19" table:formula="oooc:=[.$B313]*10+550+[.R$2]*8" office:value-type="float" office:value="818">
            <text:p>818 kg</text:p>
          </table:table-cell>
          <table:table-cell table:style-name="ce19" table:formula="oooc:=[.$B313]*10+550+[.S$2]*8" office:value-type="float" office:value="826">
            <text:p>826 kg</text:p>
          </table:table-cell>
          <table:table-cell table:style-name="ce19" table:formula="oooc:=[.$B313]*10+550+[.T$2]*8" office:value-type="float" office:value="834">
            <text:p>834 kg</text:p>
          </table:table-cell>
          <table:table-cell table:style-name="ce19" table:formula="oooc:=[.$B313]*10+550+[.U$2]*8" office:value-type="float" office:value="842">
            <text:p>842 kg</text:p>
          </table:table-cell>
          <table:table-cell table:style-name="ce19" table:formula="oooc:=[.$B313]*10+550+[.V$2]*8" office:value-type="float" office:value="850">
            <text:p>850 kg</text:p>
          </table:table-cell>
          <table:table-cell table:style-name="ce19" table:formula="oooc:=[.$B313]*10+550+[.W$2]*8" office:value-type="float" office:value="858">
            <text:p>858 kg</text:p>
          </table:table-cell>
          <table:table-cell table:style-name="ce19" table:formula="oooc:=[.$B313]*10+550+[.X$2]*8" office:value-type="float" office:value="866">
            <text:p>866 kg</text:p>
          </table:table-cell>
          <table:table-cell table:style-name="ce19" table:formula="oooc:=[.$B313]*10+550+[.Y$2]*8" office:value-type="float" office:value="874">
            <text:p>874 kg</text:p>
          </table:table-cell>
          <table:table-cell table:style-name="ce19" table:formula="oooc:=[.$B313]*10+550+[.Z$2]*8" office:value-type="float" office:value="882">
            <text:p>882 kg</text:p>
          </table:table-cell>
          <table:table-cell table:style-name="ce19" table:formula="oooc:=[.$B313]*10+550+[.AA$2]*8" office:value-type="float" office:value="890">
            <text:p>890 kg</text:p>
          </table:table-cell>
          <table:table-cell table:style-name="ce19" table:formula="oooc:=[.$B313]*10+550+[.AB$2]*8" office:value-type="float" office:value="898">
            <text:p>898 kg</text:p>
          </table:table-cell>
          <table:table-cell table:style-name="ce19" table:formula="oooc:=[.$B313]*10+550+[.AC$2]*8" office:value-type="float" office:value="906">
            <text:p>906 kg</text:p>
          </table:table-cell>
          <table:table-cell table:style-name="ce19" table:formula="oooc:=[.$B313]*10+550+[.AD$2]*8" office:value-type="float" office:value="914">
            <text:p>914 kg</text:p>
          </table:table-cell>
          <table:table-cell table:style-name="ce19" table:formula="oooc:=[.$B313]*10+550+[.AE$2]*8" office:value-type="float" office:value="922">
            <text:p>922 kg</text:p>
          </table:table-cell>
          <table:table-cell table:style-name="ce19" table:formula="oooc:=[.$B313]*10+550+[.AF$2]*8" office:value-type="float" office:value="930">
            <text:p>9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style-name="ce19" table:formula="oooc:=[.$B314]*10+550+[.C$2]*8" office:value-type="float" office:value="708">
            <text:p>708 kg</text:p>
          </table:table-cell>
          <table:table-cell table:style-name="ce19" table:formula="oooc:=[.$B314]*10+550+[.D$2]*8" office:value-type="float" office:value="716">
            <text:p>716 kg</text:p>
          </table:table-cell>
          <table:table-cell table:style-name="ce19" table:formula="oooc:=[.$B314]*10+550+[.E$2]*8" office:value-type="float" office:value="724">
            <text:p>724 kg</text:p>
          </table:table-cell>
          <table:table-cell table:style-name="ce19" table:formula="oooc:=[.$B314]*10+550+[.F$2]*8" office:value-type="float" office:value="732">
            <text:p>732 kg</text:p>
          </table:table-cell>
          <table:table-cell table:style-name="ce19" table:formula="oooc:=[.$B314]*10+550+[.G$2]*8" office:value-type="float" office:value="740">
            <text:p>740 kg</text:p>
          </table:table-cell>
          <table:table-cell table:style-name="ce19" table:formula="oooc:=[.$B314]*10+550+[.H$2]*8" office:value-type="float" office:value="748">
            <text:p>748 kg</text:p>
          </table:table-cell>
          <table:table-cell table:style-name="ce19" table:formula="oooc:=[.$B314]*10+550+[.I$2]*8" office:value-type="float" office:value="756">
            <text:p>756 kg</text:p>
          </table:table-cell>
          <table:table-cell table:style-name="ce19" table:formula="oooc:=[.$B314]*10+550+[.J$2]*8" office:value-type="float" office:value="764">
            <text:p>764 kg</text:p>
          </table:table-cell>
          <table:table-cell table:style-name="ce19" table:formula="oooc:=[.$B314]*10+550+[.K$2]*8" office:value-type="float" office:value="772">
            <text:p>772 kg</text:p>
          </table:table-cell>
          <table:table-cell table:style-name="ce19" table:formula="oooc:=[.$B314]*10+550+[.L$2]*8" office:value-type="float" office:value="780">
            <text:p>780 kg</text:p>
          </table:table-cell>
          <table:table-cell table:style-name="ce19" table:formula="oooc:=[.$B314]*10+550+[.M$2]*8" office:value-type="float" office:value="788">
            <text:p>788 kg</text:p>
          </table:table-cell>
          <table:table-cell table:style-name="ce19" table:formula="oooc:=[.$B314]*10+550+[.N$2]*8" office:value-type="float" office:value="796">
            <text:p>796 kg</text:p>
          </table:table-cell>
          <table:table-cell table:style-name="ce19" table:formula="oooc:=[.$B314]*10+550+[.O$2]*8" office:value-type="float" office:value="804">
            <text:p>804 kg</text:p>
          </table:table-cell>
          <table:table-cell table:style-name="ce19" table:formula="oooc:=[.$B314]*10+550+[.P$2]*8" office:value-type="float" office:value="812">
            <text:p>812 kg</text:p>
          </table:table-cell>
          <table:table-cell table:style-name="ce19" table:formula="oooc:=[.$B314]*10+550+[.Q$2]*8" office:value-type="float" office:value="820">
            <text:p>820 kg</text:p>
          </table:table-cell>
          <table:table-cell table:style-name="ce19" table:formula="oooc:=[.$B314]*10+550+[.R$2]*8" office:value-type="float" office:value="828">
            <text:p>828 kg</text:p>
          </table:table-cell>
          <table:table-cell table:style-name="ce19" table:formula="oooc:=[.$B314]*10+550+[.S$2]*8" office:value-type="float" office:value="836">
            <text:p>836 kg</text:p>
          </table:table-cell>
          <table:table-cell table:style-name="ce19" table:formula="oooc:=[.$B314]*10+550+[.T$2]*8" office:value-type="float" office:value="844">
            <text:p>844 kg</text:p>
          </table:table-cell>
          <table:table-cell table:style-name="ce19" table:formula="oooc:=[.$B314]*10+550+[.U$2]*8" office:value-type="float" office:value="852">
            <text:p>852 kg</text:p>
          </table:table-cell>
          <table:table-cell table:style-name="ce19" table:formula="oooc:=[.$B314]*10+550+[.V$2]*8" office:value-type="float" office:value="860">
            <text:p>860 kg</text:p>
          </table:table-cell>
          <table:table-cell table:style-name="ce19" table:formula="oooc:=[.$B314]*10+550+[.W$2]*8" office:value-type="float" office:value="868">
            <text:p>868 kg</text:p>
          </table:table-cell>
          <table:table-cell table:style-name="ce19" table:formula="oooc:=[.$B314]*10+550+[.X$2]*8" office:value-type="float" office:value="876">
            <text:p>876 kg</text:p>
          </table:table-cell>
          <table:table-cell table:style-name="ce19" table:formula="oooc:=[.$B314]*10+550+[.Y$2]*8" office:value-type="float" office:value="884">
            <text:p>884 kg</text:p>
          </table:table-cell>
          <table:table-cell table:style-name="ce19" table:formula="oooc:=[.$B314]*10+550+[.Z$2]*8" office:value-type="float" office:value="892">
            <text:p>892 kg</text:p>
          </table:table-cell>
          <table:table-cell table:style-name="ce19" table:formula="oooc:=[.$B314]*10+550+[.AA$2]*8" office:value-type="float" office:value="900">
            <text:p>900 kg</text:p>
          </table:table-cell>
          <table:table-cell table:style-name="ce19" table:formula="oooc:=[.$B314]*10+550+[.AB$2]*8" office:value-type="float" office:value="908">
            <text:p>908 kg</text:p>
          </table:table-cell>
          <table:table-cell table:style-name="ce19" table:formula="oooc:=[.$B314]*10+550+[.AC$2]*8" office:value-type="float" office:value="916">
            <text:p>916 kg</text:p>
          </table:table-cell>
          <table:table-cell table:style-name="ce19" table:formula="oooc:=[.$B314]*10+550+[.AD$2]*8" office:value-type="float" office:value="924">
            <text:p>924 kg</text:p>
          </table:table-cell>
          <table:table-cell table:style-name="ce19" table:formula="oooc:=[.$B314]*10+550+[.AE$2]*8" office:value-type="float" office:value="932">
            <text:p>932 kg</text:p>
          </table:table-cell>
          <table:table-cell table:style-name="ce19" table:formula="oooc:=[.$B314]*10+550+[.AF$2]*8" office:value-type="float" office:value="940">
            <text:p>9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style-name="ce19" table:formula="oooc:=[.$B315]*10+550+[.C$2]*8" office:value-type="float" office:value="718">
            <text:p>718 kg</text:p>
          </table:table-cell>
          <table:table-cell table:style-name="ce19" table:formula="oooc:=[.$B315]*10+550+[.D$2]*8" office:value-type="float" office:value="726">
            <text:p>726 kg</text:p>
          </table:table-cell>
          <table:table-cell table:style-name="ce19" table:formula="oooc:=[.$B315]*10+550+[.E$2]*8" office:value-type="float" office:value="734">
            <text:p>734 kg</text:p>
          </table:table-cell>
          <table:table-cell table:style-name="ce19" table:formula="oooc:=[.$B315]*10+550+[.F$2]*8" office:value-type="float" office:value="742">
            <text:p>742 kg</text:p>
          </table:table-cell>
          <table:table-cell table:style-name="ce19" table:formula="oooc:=[.$B315]*10+550+[.G$2]*8" office:value-type="float" office:value="750">
            <text:p>750 kg</text:p>
          </table:table-cell>
          <table:table-cell table:style-name="ce19" table:formula="oooc:=[.$B315]*10+550+[.H$2]*8" office:value-type="float" office:value="758">
            <text:p>758 kg</text:p>
          </table:table-cell>
          <table:table-cell table:style-name="ce19" table:formula="oooc:=[.$B315]*10+550+[.I$2]*8" office:value-type="float" office:value="766">
            <text:p>766 kg</text:p>
          </table:table-cell>
          <table:table-cell table:style-name="ce19" table:formula="oooc:=[.$B315]*10+550+[.J$2]*8" office:value-type="float" office:value="774">
            <text:p>774 kg</text:p>
          </table:table-cell>
          <table:table-cell table:style-name="ce19" table:formula="oooc:=[.$B315]*10+550+[.K$2]*8" office:value-type="float" office:value="782">
            <text:p>782 kg</text:p>
          </table:table-cell>
          <table:table-cell table:style-name="ce19" table:formula="oooc:=[.$B315]*10+550+[.L$2]*8" office:value-type="float" office:value="790">
            <text:p>790 kg</text:p>
          </table:table-cell>
          <table:table-cell table:style-name="ce19" table:formula="oooc:=[.$B315]*10+550+[.M$2]*8" office:value-type="float" office:value="798">
            <text:p>798 kg</text:p>
          </table:table-cell>
          <table:table-cell table:style-name="ce19" table:formula="oooc:=[.$B315]*10+550+[.N$2]*8" office:value-type="float" office:value="806">
            <text:p>806 kg</text:p>
          </table:table-cell>
          <table:table-cell table:style-name="ce19" table:formula="oooc:=[.$B315]*10+550+[.O$2]*8" office:value-type="float" office:value="814">
            <text:p>814 kg</text:p>
          </table:table-cell>
          <table:table-cell table:style-name="ce19" table:formula="oooc:=[.$B315]*10+550+[.P$2]*8" office:value-type="float" office:value="822">
            <text:p>822 kg</text:p>
          </table:table-cell>
          <table:table-cell table:style-name="ce19" table:formula="oooc:=[.$B315]*10+550+[.Q$2]*8" office:value-type="float" office:value="830">
            <text:p>830 kg</text:p>
          </table:table-cell>
          <table:table-cell table:style-name="ce19" table:formula="oooc:=[.$B315]*10+550+[.R$2]*8" office:value-type="float" office:value="838">
            <text:p>838 kg</text:p>
          </table:table-cell>
          <table:table-cell table:style-name="ce19" table:formula="oooc:=[.$B315]*10+550+[.S$2]*8" office:value-type="float" office:value="846">
            <text:p>846 kg</text:p>
          </table:table-cell>
          <table:table-cell table:style-name="ce19" table:formula="oooc:=[.$B315]*10+550+[.T$2]*8" office:value-type="float" office:value="854">
            <text:p>854 kg</text:p>
          </table:table-cell>
          <table:table-cell table:style-name="ce19" table:formula="oooc:=[.$B315]*10+550+[.U$2]*8" office:value-type="float" office:value="862">
            <text:p>862 kg</text:p>
          </table:table-cell>
          <table:table-cell table:style-name="ce19" table:formula="oooc:=[.$B315]*10+550+[.V$2]*8" office:value-type="float" office:value="870">
            <text:p>870 kg</text:p>
          </table:table-cell>
          <table:table-cell table:style-name="ce19" table:formula="oooc:=[.$B315]*10+550+[.W$2]*8" office:value-type="float" office:value="878">
            <text:p>878 kg</text:p>
          </table:table-cell>
          <table:table-cell table:style-name="ce19" table:formula="oooc:=[.$B315]*10+550+[.X$2]*8" office:value-type="float" office:value="886">
            <text:p>886 kg</text:p>
          </table:table-cell>
          <table:table-cell table:style-name="ce19" table:formula="oooc:=[.$B315]*10+550+[.Y$2]*8" office:value-type="float" office:value="894">
            <text:p>894 kg</text:p>
          </table:table-cell>
          <table:table-cell table:style-name="ce19" table:formula="oooc:=[.$B315]*10+550+[.Z$2]*8" office:value-type="float" office:value="902">
            <text:p>902 kg</text:p>
          </table:table-cell>
          <table:table-cell table:style-name="ce19" table:formula="oooc:=[.$B315]*10+550+[.AA$2]*8" office:value-type="float" office:value="910">
            <text:p>910 kg</text:p>
          </table:table-cell>
          <table:table-cell table:style-name="ce19" table:formula="oooc:=[.$B315]*10+550+[.AB$2]*8" office:value-type="float" office:value="918">
            <text:p>918 kg</text:p>
          </table:table-cell>
          <table:table-cell table:style-name="ce19" table:formula="oooc:=[.$B315]*10+550+[.AC$2]*8" office:value-type="float" office:value="926">
            <text:p>926 kg</text:p>
          </table:table-cell>
          <table:table-cell table:style-name="ce19" table:formula="oooc:=[.$B315]*10+550+[.AD$2]*8" office:value-type="float" office:value="934">
            <text:p>934 kg</text:p>
          </table:table-cell>
          <table:table-cell table:style-name="ce19" table:formula="oooc:=[.$B315]*10+550+[.AE$2]*8" office:value-type="float" office:value="942">
            <text:p>942 kg</text:p>
          </table:table-cell>
          <table:table-cell table:style-name="ce19" table:formula="oooc:=[.$B315]*10+550+[.AF$2]*8" office:value-type="float" office:value="950">
            <text:p>9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style-name="ce19" table:formula="oooc:=[.$B316]*10+550+[.C$2]*8" office:value-type="float" office:value="728">
            <text:p>728 kg</text:p>
          </table:table-cell>
          <table:table-cell table:style-name="ce19" table:formula="oooc:=[.$B316]*10+550+[.D$2]*8" office:value-type="float" office:value="736">
            <text:p>736 kg</text:p>
          </table:table-cell>
          <table:table-cell table:style-name="ce19" table:formula="oooc:=[.$B316]*10+550+[.E$2]*8" office:value-type="float" office:value="744">
            <text:p>744 kg</text:p>
          </table:table-cell>
          <table:table-cell table:style-name="ce19" table:formula="oooc:=[.$B316]*10+550+[.F$2]*8" office:value-type="float" office:value="752">
            <text:p>752 kg</text:p>
          </table:table-cell>
          <table:table-cell table:style-name="ce19" table:formula="oooc:=[.$B316]*10+550+[.G$2]*8" office:value-type="float" office:value="760">
            <text:p>760 kg</text:p>
          </table:table-cell>
          <table:table-cell table:style-name="ce19" table:formula="oooc:=[.$B316]*10+550+[.H$2]*8" office:value-type="float" office:value="768">
            <text:p>768 kg</text:p>
          </table:table-cell>
          <table:table-cell table:style-name="ce19" table:formula="oooc:=[.$B316]*10+550+[.I$2]*8" office:value-type="float" office:value="776">
            <text:p>776 kg</text:p>
          </table:table-cell>
          <table:table-cell table:style-name="ce19" table:formula="oooc:=[.$B316]*10+550+[.J$2]*8" office:value-type="float" office:value="784">
            <text:p>784 kg</text:p>
          </table:table-cell>
          <table:table-cell table:style-name="ce19" table:formula="oooc:=[.$B316]*10+550+[.K$2]*8" office:value-type="float" office:value="792">
            <text:p>792 kg</text:p>
          </table:table-cell>
          <table:table-cell table:style-name="ce19" table:formula="oooc:=[.$B316]*10+550+[.L$2]*8" office:value-type="float" office:value="800">
            <text:p>800 kg</text:p>
          </table:table-cell>
          <table:table-cell table:style-name="ce19" table:formula="oooc:=[.$B316]*10+550+[.M$2]*8" office:value-type="float" office:value="808">
            <text:p>808 kg</text:p>
          </table:table-cell>
          <table:table-cell table:style-name="ce19" table:formula="oooc:=[.$B316]*10+550+[.N$2]*8" office:value-type="float" office:value="816">
            <text:p>816 kg</text:p>
          </table:table-cell>
          <table:table-cell table:style-name="ce19" table:formula="oooc:=[.$B316]*10+550+[.O$2]*8" office:value-type="float" office:value="824">
            <text:p>824 kg</text:p>
          </table:table-cell>
          <table:table-cell table:style-name="ce19" table:formula="oooc:=[.$B316]*10+550+[.P$2]*8" office:value-type="float" office:value="832">
            <text:p>832 kg</text:p>
          </table:table-cell>
          <table:table-cell table:style-name="ce19" table:formula="oooc:=[.$B316]*10+550+[.Q$2]*8" office:value-type="float" office:value="840">
            <text:p>840 kg</text:p>
          </table:table-cell>
          <table:table-cell table:style-name="ce19" table:formula="oooc:=[.$B316]*10+550+[.R$2]*8" office:value-type="float" office:value="848">
            <text:p>848 kg</text:p>
          </table:table-cell>
          <table:table-cell table:style-name="ce19" table:formula="oooc:=[.$B316]*10+550+[.S$2]*8" office:value-type="float" office:value="856">
            <text:p>856 kg</text:p>
          </table:table-cell>
          <table:table-cell table:style-name="ce19" table:formula="oooc:=[.$B316]*10+550+[.T$2]*8" office:value-type="float" office:value="864">
            <text:p>864 kg</text:p>
          </table:table-cell>
          <table:table-cell table:style-name="ce19" table:formula="oooc:=[.$B316]*10+550+[.U$2]*8" office:value-type="float" office:value="872">
            <text:p>872 kg</text:p>
          </table:table-cell>
          <table:table-cell table:style-name="ce19" table:formula="oooc:=[.$B316]*10+550+[.V$2]*8" office:value-type="float" office:value="880">
            <text:p>880 kg</text:p>
          </table:table-cell>
          <table:table-cell table:style-name="ce19" table:formula="oooc:=[.$B316]*10+550+[.W$2]*8" office:value-type="float" office:value="888">
            <text:p>888 kg</text:p>
          </table:table-cell>
          <table:table-cell table:style-name="ce19" table:formula="oooc:=[.$B316]*10+550+[.X$2]*8" office:value-type="float" office:value="896">
            <text:p>896 kg</text:p>
          </table:table-cell>
          <table:table-cell table:style-name="ce19" table:formula="oooc:=[.$B316]*10+550+[.Y$2]*8" office:value-type="float" office:value="904">
            <text:p>904 kg</text:p>
          </table:table-cell>
          <table:table-cell table:style-name="ce19" table:formula="oooc:=[.$B316]*10+550+[.Z$2]*8" office:value-type="float" office:value="912">
            <text:p>912 kg</text:p>
          </table:table-cell>
          <table:table-cell table:style-name="ce19" table:formula="oooc:=[.$B316]*10+550+[.AA$2]*8" office:value-type="float" office:value="920">
            <text:p>920 kg</text:p>
          </table:table-cell>
          <table:table-cell table:style-name="ce19" table:formula="oooc:=[.$B316]*10+550+[.AB$2]*8" office:value-type="float" office:value="928">
            <text:p>928 kg</text:p>
          </table:table-cell>
          <table:table-cell table:style-name="ce19" table:formula="oooc:=[.$B316]*10+550+[.AC$2]*8" office:value-type="float" office:value="936">
            <text:p>936 kg</text:p>
          </table:table-cell>
          <table:table-cell table:style-name="ce19" table:formula="oooc:=[.$B316]*10+550+[.AD$2]*8" office:value-type="float" office:value="944">
            <text:p>944 kg</text:p>
          </table:table-cell>
          <table:table-cell table:style-name="ce19" table:formula="oooc:=[.$B316]*10+550+[.AE$2]*8" office:value-type="float" office:value="952">
            <text:p>952 kg</text:p>
          </table:table-cell>
          <table:table-cell table:style-name="ce19" table:formula="oooc:=[.$B316]*10+550+[.AF$2]*8" office:value-type="float" office:value="960">
            <text:p>9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style-name="ce19" table:formula="oooc:=[.$B317]*10+550+[.C$2]*8" office:value-type="float" office:value="738">
            <text:p>738 kg</text:p>
          </table:table-cell>
          <table:table-cell table:style-name="ce19" table:formula="oooc:=[.$B317]*10+550+[.D$2]*8" office:value-type="float" office:value="746">
            <text:p>746 kg</text:p>
          </table:table-cell>
          <table:table-cell table:style-name="ce19" table:formula="oooc:=[.$B317]*10+550+[.E$2]*8" office:value-type="float" office:value="754">
            <text:p>754 kg</text:p>
          </table:table-cell>
          <table:table-cell table:style-name="ce19" table:formula="oooc:=[.$B317]*10+550+[.F$2]*8" office:value-type="float" office:value="762">
            <text:p>762 kg</text:p>
          </table:table-cell>
          <table:table-cell table:style-name="ce19" table:formula="oooc:=[.$B317]*10+550+[.G$2]*8" office:value-type="float" office:value="770">
            <text:p>770 kg</text:p>
          </table:table-cell>
          <table:table-cell table:style-name="ce19" table:formula="oooc:=[.$B317]*10+550+[.H$2]*8" office:value-type="float" office:value="778">
            <text:p>778 kg</text:p>
          </table:table-cell>
          <table:table-cell table:style-name="ce19" table:formula="oooc:=[.$B317]*10+550+[.I$2]*8" office:value-type="float" office:value="786">
            <text:p>786 kg</text:p>
          </table:table-cell>
          <table:table-cell table:style-name="ce19" table:formula="oooc:=[.$B317]*10+550+[.J$2]*8" office:value-type="float" office:value="794">
            <text:p>794 kg</text:p>
          </table:table-cell>
          <table:table-cell table:style-name="ce19" table:formula="oooc:=[.$B317]*10+550+[.K$2]*8" office:value-type="float" office:value="802">
            <text:p>802 kg</text:p>
          </table:table-cell>
          <table:table-cell table:style-name="ce19" table:formula="oooc:=[.$B317]*10+550+[.L$2]*8" office:value-type="float" office:value="810">
            <text:p>810 kg</text:p>
          </table:table-cell>
          <table:table-cell table:style-name="ce19" table:formula="oooc:=[.$B317]*10+550+[.M$2]*8" office:value-type="float" office:value="818">
            <text:p>818 kg</text:p>
          </table:table-cell>
          <table:table-cell table:style-name="ce19" table:formula="oooc:=[.$B317]*10+550+[.N$2]*8" office:value-type="float" office:value="826">
            <text:p>826 kg</text:p>
          </table:table-cell>
          <table:table-cell table:style-name="ce19" table:formula="oooc:=[.$B317]*10+550+[.O$2]*8" office:value-type="float" office:value="834">
            <text:p>834 kg</text:p>
          </table:table-cell>
          <table:table-cell table:style-name="ce19" table:formula="oooc:=[.$B317]*10+550+[.P$2]*8" office:value-type="float" office:value="842">
            <text:p>842 kg</text:p>
          </table:table-cell>
          <table:table-cell table:style-name="ce19" table:formula="oooc:=[.$B317]*10+550+[.Q$2]*8" office:value-type="float" office:value="850">
            <text:p>850 kg</text:p>
          </table:table-cell>
          <table:table-cell table:style-name="ce19" table:formula="oooc:=[.$B317]*10+550+[.R$2]*8" office:value-type="float" office:value="858">
            <text:p>858 kg</text:p>
          </table:table-cell>
          <table:table-cell table:style-name="ce19" table:formula="oooc:=[.$B317]*10+550+[.S$2]*8" office:value-type="float" office:value="866">
            <text:p>866 kg</text:p>
          </table:table-cell>
          <table:table-cell table:style-name="ce19" table:formula="oooc:=[.$B317]*10+550+[.T$2]*8" office:value-type="float" office:value="874">
            <text:p>874 kg</text:p>
          </table:table-cell>
          <table:table-cell table:style-name="ce19" table:formula="oooc:=[.$B317]*10+550+[.U$2]*8" office:value-type="float" office:value="882">
            <text:p>882 kg</text:p>
          </table:table-cell>
          <table:table-cell table:style-name="ce19" table:formula="oooc:=[.$B317]*10+550+[.V$2]*8" office:value-type="float" office:value="890">
            <text:p>890 kg</text:p>
          </table:table-cell>
          <table:table-cell table:style-name="ce19" table:formula="oooc:=[.$B317]*10+550+[.W$2]*8" office:value-type="float" office:value="898">
            <text:p>898 kg</text:p>
          </table:table-cell>
          <table:table-cell table:style-name="ce19" table:formula="oooc:=[.$B317]*10+550+[.X$2]*8" office:value-type="float" office:value="906">
            <text:p>906 kg</text:p>
          </table:table-cell>
          <table:table-cell table:style-name="ce19" table:formula="oooc:=[.$B317]*10+550+[.Y$2]*8" office:value-type="float" office:value="914">
            <text:p>914 kg</text:p>
          </table:table-cell>
          <table:table-cell table:style-name="ce19" table:formula="oooc:=[.$B317]*10+550+[.Z$2]*8" office:value-type="float" office:value="922">
            <text:p>922 kg</text:p>
          </table:table-cell>
          <table:table-cell table:style-name="ce19" table:formula="oooc:=[.$B317]*10+550+[.AA$2]*8" office:value-type="float" office:value="930">
            <text:p>930 kg</text:p>
          </table:table-cell>
          <table:table-cell table:style-name="ce19" table:formula="oooc:=[.$B317]*10+550+[.AB$2]*8" office:value-type="float" office:value="938">
            <text:p>938 kg</text:p>
          </table:table-cell>
          <table:table-cell table:style-name="ce19" table:formula="oooc:=[.$B317]*10+550+[.AC$2]*8" office:value-type="float" office:value="946">
            <text:p>946 kg</text:p>
          </table:table-cell>
          <table:table-cell table:style-name="ce19" table:formula="oooc:=[.$B317]*10+550+[.AD$2]*8" office:value-type="float" office:value="954">
            <text:p>954 kg</text:p>
          </table:table-cell>
          <table:table-cell table:style-name="ce19" table:formula="oooc:=[.$B317]*10+550+[.AE$2]*8" office:value-type="float" office:value="962">
            <text:p>962 kg</text:p>
          </table:table-cell>
          <table:table-cell table:style-name="ce19" table:formula="oooc:=[.$B317]*10+550+[.AF$2]*8" office:value-type="float" office:value="970">
            <text:p>9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style-name="ce19" table:formula="oooc:=[.$B318]*10+550+[.C$2]*8" office:value-type="float" office:value="748">
            <text:p>748 kg</text:p>
          </table:table-cell>
          <table:table-cell table:style-name="ce19" table:formula="oooc:=[.$B318]*10+550+[.D$2]*8" office:value-type="float" office:value="756">
            <text:p>756 kg</text:p>
          </table:table-cell>
          <table:table-cell table:style-name="ce19" table:formula="oooc:=[.$B318]*10+550+[.E$2]*8" office:value-type="float" office:value="764">
            <text:p>764 kg</text:p>
          </table:table-cell>
          <table:table-cell table:style-name="ce19" table:formula="oooc:=[.$B318]*10+550+[.F$2]*8" office:value-type="float" office:value="772">
            <text:p>772 kg</text:p>
          </table:table-cell>
          <table:table-cell table:style-name="ce19" table:formula="oooc:=[.$B318]*10+550+[.G$2]*8" office:value-type="float" office:value="780">
            <text:p>780 kg</text:p>
          </table:table-cell>
          <table:table-cell table:style-name="ce19" table:formula="oooc:=[.$B318]*10+550+[.H$2]*8" office:value-type="float" office:value="788">
            <text:p>788 kg</text:p>
          </table:table-cell>
          <table:table-cell table:style-name="ce19" table:formula="oooc:=[.$B318]*10+550+[.I$2]*8" office:value-type="float" office:value="796">
            <text:p>796 kg</text:p>
          </table:table-cell>
          <table:table-cell table:style-name="ce19" table:formula="oooc:=[.$B318]*10+550+[.J$2]*8" office:value-type="float" office:value="804">
            <text:p>804 kg</text:p>
          </table:table-cell>
          <table:table-cell table:style-name="ce19" table:formula="oooc:=[.$B318]*10+550+[.K$2]*8" office:value-type="float" office:value="812">
            <text:p>812 kg</text:p>
          </table:table-cell>
          <table:table-cell table:style-name="ce19" table:formula="oooc:=[.$B318]*10+550+[.L$2]*8" office:value-type="float" office:value="820">
            <text:p>820 kg</text:p>
          </table:table-cell>
          <table:table-cell table:style-name="ce19" table:formula="oooc:=[.$B318]*10+550+[.M$2]*8" office:value-type="float" office:value="828">
            <text:p>828 kg</text:p>
          </table:table-cell>
          <table:table-cell table:style-name="ce19" table:formula="oooc:=[.$B318]*10+550+[.N$2]*8" office:value-type="float" office:value="836">
            <text:p>836 kg</text:p>
          </table:table-cell>
          <table:table-cell table:style-name="ce19" table:formula="oooc:=[.$B318]*10+550+[.O$2]*8" office:value-type="float" office:value="844">
            <text:p>844 kg</text:p>
          </table:table-cell>
          <table:table-cell table:style-name="ce19" table:formula="oooc:=[.$B318]*10+550+[.P$2]*8" office:value-type="float" office:value="852">
            <text:p>852 kg</text:p>
          </table:table-cell>
          <table:table-cell table:style-name="ce19" table:formula="oooc:=[.$B318]*10+550+[.Q$2]*8" office:value-type="float" office:value="860">
            <text:p>860 kg</text:p>
          </table:table-cell>
          <table:table-cell table:style-name="ce19" table:formula="oooc:=[.$B318]*10+550+[.R$2]*8" office:value-type="float" office:value="868">
            <text:p>868 kg</text:p>
          </table:table-cell>
          <table:table-cell table:style-name="ce19" table:formula="oooc:=[.$B318]*10+550+[.S$2]*8" office:value-type="float" office:value="876">
            <text:p>876 kg</text:p>
          </table:table-cell>
          <table:table-cell table:style-name="ce19" table:formula="oooc:=[.$B318]*10+550+[.T$2]*8" office:value-type="float" office:value="884">
            <text:p>884 kg</text:p>
          </table:table-cell>
          <table:table-cell table:style-name="ce19" table:formula="oooc:=[.$B318]*10+550+[.U$2]*8" office:value-type="float" office:value="892">
            <text:p>892 kg</text:p>
          </table:table-cell>
          <table:table-cell table:style-name="ce19" table:formula="oooc:=[.$B318]*10+550+[.V$2]*8" office:value-type="float" office:value="900">
            <text:p>900 kg</text:p>
          </table:table-cell>
          <table:table-cell table:style-name="ce19" table:formula="oooc:=[.$B318]*10+550+[.W$2]*8" office:value-type="float" office:value="908">
            <text:p>908 kg</text:p>
          </table:table-cell>
          <table:table-cell table:style-name="ce19" table:formula="oooc:=[.$B318]*10+550+[.X$2]*8" office:value-type="float" office:value="916">
            <text:p>916 kg</text:p>
          </table:table-cell>
          <table:table-cell table:style-name="ce19" table:formula="oooc:=[.$B318]*10+550+[.Y$2]*8" office:value-type="float" office:value="924">
            <text:p>924 kg</text:p>
          </table:table-cell>
          <table:table-cell table:style-name="ce19" table:formula="oooc:=[.$B318]*10+550+[.Z$2]*8" office:value-type="float" office:value="932">
            <text:p>932 kg</text:p>
          </table:table-cell>
          <table:table-cell table:style-name="ce19" table:formula="oooc:=[.$B318]*10+550+[.AA$2]*8" office:value-type="float" office:value="940">
            <text:p>940 kg</text:p>
          </table:table-cell>
          <table:table-cell table:style-name="ce19" table:formula="oooc:=[.$B318]*10+550+[.AB$2]*8" office:value-type="float" office:value="948">
            <text:p>948 kg</text:p>
          </table:table-cell>
          <table:table-cell table:style-name="ce19" table:formula="oooc:=[.$B318]*10+550+[.AC$2]*8" office:value-type="float" office:value="956">
            <text:p>956 kg</text:p>
          </table:table-cell>
          <table:table-cell table:style-name="ce19" table:formula="oooc:=[.$B318]*10+550+[.AD$2]*8" office:value-type="float" office:value="964">
            <text:p>964 kg</text:p>
          </table:table-cell>
          <table:table-cell table:style-name="ce19" table:formula="oooc:=[.$B318]*10+550+[.AE$2]*8" office:value-type="float" office:value="972">
            <text:p>972 kg</text:p>
          </table:table-cell>
          <table:table-cell table:style-name="ce19" table:formula="oooc:=[.$B318]*10+550+[.AF$2]*8" office:value-type="float" office:value="980">
            <text:p>9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style-name="ce19" table:formula="oooc:=[.$B319]*10+550+[.C$2]*8" office:value-type="float" office:value="758">
            <text:p>758 kg</text:p>
          </table:table-cell>
          <table:table-cell table:style-name="ce19" table:formula="oooc:=[.$B319]*10+550+[.D$2]*8" office:value-type="float" office:value="766">
            <text:p>766 kg</text:p>
          </table:table-cell>
          <table:table-cell table:style-name="ce19" table:formula="oooc:=[.$B319]*10+550+[.E$2]*8" office:value-type="float" office:value="774">
            <text:p>774 kg</text:p>
          </table:table-cell>
          <table:table-cell table:style-name="ce19" table:formula="oooc:=[.$B319]*10+550+[.F$2]*8" office:value-type="float" office:value="782">
            <text:p>782 kg</text:p>
          </table:table-cell>
          <table:table-cell table:style-name="ce19" table:formula="oooc:=[.$B319]*10+550+[.G$2]*8" office:value-type="float" office:value="790">
            <text:p>790 kg</text:p>
          </table:table-cell>
          <table:table-cell table:style-name="ce19" table:formula="oooc:=[.$B319]*10+550+[.H$2]*8" office:value-type="float" office:value="798">
            <text:p>798 kg</text:p>
          </table:table-cell>
          <table:table-cell table:style-name="ce19" table:formula="oooc:=[.$B319]*10+550+[.I$2]*8" office:value-type="float" office:value="806">
            <text:p>806 kg</text:p>
          </table:table-cell>
          <table:table-cell table:style-name="ce19" table:formula="oooc:=[.$B319]*10+550+[.J$2]*8" office:value-type="float" office:value="814">
            <text:p>814 kg</text:p>
          </table:table-cell>
          <table:table-cell table:style-name="ce19" table:formula="oooc:=[.$B319]*10+550+[.K$2]*8" office:value-type="float" office:value="822">
            <text:p>822 kg</text:p>
          </table:table-cell>
          <table:table-cell table:style-name="ce19" table:formula="oooc:=[.$B319]*10+550+[.L$2]*8" office:value-type="float" office:value="830">
            <text:p>830 kg</text:p>
          </table:table-cell>
          <table:table-cell table:style-name="ce19" table:formula="oooc:=[.$B319]*10+550+[.M$2]*8" office:value-type="float" office:value="838">
            <text:p>838 kg</text:p>
          </table:table-cell>
          <table:table-cell table:style-name="ce19" table:formula="oooc:=[.$B319]*10+550+[.N$2]*8" office:value-type="float" office:value="846">
            <text:p>846 kg</text:p>
          </table:table-cell>
          <table:table-cell table:style-name="ce19" table:formula="oooc:=[.$B319]*10+550+[.O$2]*8" office:value-type="float" office:value="854">
            <text:p>854 kg</text:p>
          </table:table-cell>
          <table:table-cell table:style-name="ce19" table:formula="oooc:=[.$B319]*10+550+[.P$2]*8" office:value-type="float" office:value="862">
            <text:p>862 kg</text:p>
          </table:table-cell>
          <table:table-cell table:style-name="ce19" table:formula="oooc:=[.$B319]*10+550+[.Q$2]*8" office:value-type="float" office:value="870">
            <text:p>870 kg</text:p>
          </table:table-cell>
          <table:table-cell table:style-name="ce19" table:formula="oooc:=[.$B319]*10+550+[.R$2]*8" office:value-type="float" office:value="878">
            <text:p>878 kg</text:p>
          </table:table-cell>
          <table:table-cell table:style-name="ce19" table:formula="oooc:=[.$B319]*10+550+[.S$2]*8" office:value-type="float" office:value="886">
            <text:p>886 kg</text:p>
          </table:table-cell>
          <table:table-cell table:style-name="ce19" table:formula="oooc:=[.$B319]*10+550+[.T$2]*8" office:value-type="float" office:value="894">
            <text:p>894 kg</text:p>
          </table:table-cell>
          <table:table-cell table:style-name="ce19" table:formula="oooc:=[.$B319]*10+550+[.U$2]*8" office:value-type="float" office:value="902">
            <text:p>902 kg</text:p>
          </table:table-cell>
          <table:table-cell table:style-name="ce19" table:formula="oooc:=[.$B319]*10+550+[.V$2]*8" office:value-type="float" office:value="910">
            <text:p>910 kg</text:p>
          </table:table-cell>
          <table:table-cell table:style-name="ce19" table:formula="oooc:=[.$B319]*10+550+[.W$2]*8" office:value-type="float" office:value="918">
            <text:p>918 kg</text:p>
          </table:table-cell>
          <table:table-cell table:style-name="ce19" table:formula="oooc:=[.$B319]*10+550+[.X$2]*8" office:value-type="float" office:value="926">
            <text:p>926 kg</text:p>
          </table:table-cell>
          <table:table-cell table:style-name="ce19" table:formula="oooc:=[.$B319]*10+550+[.Y$2]*8" office:value-type="float" office:value="934">
            <text:p>934 kg</text:p>
          </table:table-cell>
          <table:table-cell table:style-name="ce19" table:formula="oooc:=[.$B319]*10+550+[.Z$2]*8" office:value-type="float" office:value="942">
            <text:p>942 kg</text:p>
          </table:table-cell>
          <table:table-cell table:style-name="ce19" table:formula="oooc:=[.$B319]*10+550+[.AA$2]*8" office:value-type="float" office:value="950">
            <text:p>950 kg</text:p>
          </table:table-cell>
          <table:table-cell table:style-name="ce19" table:formula="oooc:=[.$B319]*10+550+[.AB$2]*8" office:value-type="float" office:value="958">
            <text:p>958 kg</text:p>
          </table:table-cell>
          <table:table-cell table:style-name="ce19" table:formula="oooc:=[.$B319]*10+550+[.AC$2]*8" office:value-type="float" office:value="966">
            <text:p>966 kg</text:p>
          </table:table-cell>
          <table:table-cell table:style-name="ce19" table:formula="oooc:=[.$B319]*10+550+[.AD$2]*8" office:value-type="float" office:value="974">
            <text:p>974 kg</text:p>
          </table:table-cell>
          <table:table-cell table:style-name="ce19" table:formula="oooc:=[.$B319]*10+550+[.AE$2]*8" office:value-type="float" office:value="982">
            <text:p>982 kg</text:p>
          </table:table-cell>
          <table:table-cell table:style-name="ce19" table:formula="oooc:=[.$B319]*10+550+[.AF$2]*8" office:value-type="float" office:value="990">
            <text:p>9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style-name="ce19" table:formula="oooc:=[.$B320]*10+550+[.C$2]*8" office:value-type="float" office:value="768">
            <text:p>768 kg</text:p>
          </table:table-cell>
          <table:table-cell table:style-name="ce19" table:formula="oooc:=[.$B320]*10+550+[.D$2]*8" office:value-type="float" office:value="776">
            <text:p>776 kg</text:p>
          </table:table-cell>
          <table:table-cell table:style-name="ce19" table:formula="oooc:=[.$B320]*10+550+[.E$2]*8" office:value-type="float" office:value="784">
            <text:p>784 kg</text:p>
          </table:table-cell>
          <table:table-cell table:style-name="ce19" table:formula="oooc:=[.$B320]*10+550+[.F$2]*8" office:value-type="float" office:value="792">
            <text:p>792 kg</text:p>
          </table:table-cell>
          <table:table-cell table:style-name="ce19" table:formula="oooc:=[.$B320]*10+550+[.G$2]*8" office:value-type="float" office:value="800">
            <text:p>800 kg</text:p>
          </table:table-cell>
          <table:table-cell table:style-name="ce19" table:formula="oooc:=[.$B320]*10+550+[.H$2]*8" office:value-type="float" office:value="808">
            <text:p>808 kg</text:p>
          </table:table-cell>
          <table:table-cell table:style-name="ce19" table:formula="oooc:=[.$B320]*10+550+[.I$2]*8" office:value-type="float" office:value="816">
            <text:p>816 kg</text:p>
          </table:table-cell>
          <table:table-cell table:style-name="ce19" table:formula="oooc:=[.$B320]*10+550+[.J$2]*8" office:value-type="float" office:value="824">
            <text:p>824 kg</text:p>
          </table:table-cell>
          <table:table-cell table:style-name="ce19" table:formula="oooc:=[.$B320]*10+550+[.K$2]*8" office:value-type="float" office:value="832">
            <text:p>832 kg</text:p>
          </table:table-cell>
          <table:table-cell table:style-name="ce19" table:formula="oooc:=[.$B320]*10+550+[.L$2]*8" office:value-type="float" office:value="840">
            <text:p>840 kg</text:p>
          </table:table-cell>
          <table:table-cell table:style-name="ce19" table:formula="oooc:=[.$B320]*10+550+[.M$2]*8" office:value-type="float" office:value="848">
            <text:p>848 kg</text:p>
          </table:table-cell>
          <table:table-cell table:style-name="ce19" table:formula="oooc:=[.$B320]*10+550+[.N$2]*8" office:value-type="float" office:value="856">
            <text:p>856 kg</text:p>
          </table:table-cell>
          <table:table-cell table:style-name="ce19" table:formula="oooc:=[.$B320]*10+550+[.O$2]*8" office:value-type="float" office:value="864">
            <text:p>864 kg</text:p>
          </table:table-cell>
          <table:table-cell table:style-name="ce19" table:formula="oooc:=[.$B320]*10+550+[.P$2]*8" office:value-type="float" office:value="872">
            <text:p>872 kg</text:p>
          </table:table-cell>
          <table:table-cell table:style-name="ce19" table:formula="oooc:=[.$B320]*10+550+[.Q$2]*8" office:value-type="float" office:value="880">
            <text:p>880 kg</text:p>
          </table:table-cell>
          <table:table-cell table:style-name="ce19" table:formula="oooc:=[.$B320]*10+550+[.R$2]*8" office:value-type="float" office:value="888">
            <text:p>888 kg</text:p>
          </table:table-cell>
          <table:table-cell table:style-name="ce19" table:formula="oooc:=[.$B320]*10+550+[.S$2]*8" office:value-type="float" office:value="896">
            <text:p>896 kg</text:p>
          </table:table-cell>
          <table:table-cell table:style-name="ce19" table:formula="oooc:=[.$B320]*10+550+[.T$2]*8" office:value-type="float" office:value="904">
            <text:p>904 kg</text:p>
          </table:table-cell>
          <table:table-cell table:style-name="ce19" table:formula="oooc:=[.$B320]*10+550+[.U$2]*8" office:value-type="float" office:value="912">
            <text:p>912 kg</text:p>
          </table:table-cell>
          <table:table-cell table:style-name="ce19" table:formula="oooc:=[.$B320]*10+550+[.V$2]*8" office:value-type="float" office:value="920">
            <text:p>920 kg</text:p>
          </table:table-cell>
          <table:table-cell table:style-name="ce19" table:formula="oooc:=[.$B320]*10+550+[.W$2]*8" office:value-type="float" office:value="928">
            <text:p>928 kg</text:p>
          </table:table-cell>
          <table:table-cell table:style-name="ce19" table:formula="oooc:=[.$B320]*10+550+[.X$2]*8" office:value-type="float" office:value="936">
            <text:p>936 kg</text:p>
          </table:table-cell>
          <table:table-cell table:style-name="ce19" table:formula="oooc:=[.$B320]*10+550+[.Y$2]*8" office:value-type="float" office:value="944">
            <text:p>944 kg</text:p>
          </table:table-cell>
          <table:table-cell table:style-name="ce19" table:formula="oooc:=[.$B320]*10+550+[.Z$2]*8" office:value-type="float" office:value="952">
            <text:p>952 kg</text:p>
          </table:table-cell>
          <table:table-cell table:style-name="ce19" table:formula="oooc:=[.$B320]*10+550+[.AA$2]*8" office:value-type="float" office:value="960">
            <text:p>960 kg</text:p>
          </table:table-cell>
          <table:table-cell table:style-name="ce19" table:formula="oooc:=[.$B320]*10+550+[.AB$2]*8" office:value-type="float" office:value="968">
            <text:p>968 kg</text:p>
          </table:table-cell>
          <table:table-cell table:style-name="ce19" table:formula="oooc:=[.$B320]*10+550+[.AC$2]*8" office:value-type="float" office:value="976">
            <text:p>976 kg</text:p>
          </table:table-cell>
          <table:table-cell table:style-name="ce19" table:formula="oooc:=[.$B320]*10+550+[.AD$2]*8" office:value-type="float" office:value="984">
            <text:p>984 kg</text:p>
          </table:table-cell>
          <table:table-cell table:style-name="ce19" table:formula="oooc:=[.$B320]*10+550+[.AE$2]*8" office:value-type="float" office:value="992">
            <text:p>992 kg</text:p>
          </table:table-cell>
          <table:table-cell table:style-name="ce19" table:formula="oooc:=[.$B320]*10+550+[.AF$2]*8" office:value-type="float" office:value="1000">
            <text:p>10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style-name="ce19" table:formula="oooc:=[.$B321]*10+550+[.C$2]*8" office:value-type="float" office:value="778">
            <text:p>778 kg</text:p>
          </table:table-cell>
          <table:table-cell table:style-name="ce19" table:formula="oooc:=[.$B321]*10+550+[.D$2]*8" office:value-type="float" office:value="786">
            <text:p>786 kg</text:p>
          </table:table-cell>
          <table:table-cell table:style-name="ce19" table:formula="oooc:=[.$B321]*10+550+[.E$2]*8" office:value-type="float" office:value="794">
            <text:p>794 kg</text:p>
          </table:table-cell>
          <table:table-cell table:style-name="ce19" table:formula="oooc:=[.$B321]*10+550+[.F$2]*8" office:value-type="float" office:value="802">
            <text:p>802 kg</text:p>
          </table:table-cell>
          <table:table-cell table:style-name="ce19" table:formula="oooc:=[.$B321]*10+550+[.G$2]*8" office:value-type="float" office:value="810">
            <text:p>810 kg</text:p>
          </table:table-cell>
          <table:table-cell table:style-name="ce19" table:formula="oooc:=[.$B321]*10+550+[.H$2]*8" office:value-type="float" office:value="818">
            <text:p>818 kg</text:p>
          </table:table-cell>
          <table:table-cell table:style-name="ce19" table:formula="oooc:=[.$B321]*10+550+[.I$2]*8" office:value-type="float" office:value="826">
            <text:p>826 kg</text:p>
          </table:table-cell>
          <table:table-cell table:style-name="ce19" table:formula="oooc:=[.$B321]*10+550+[.J$2]*8" office:value-type="float" office:value="834">
            <text:p>834 kg</text:p>
          </table:table-cell>
          <table:table-cell table:style-name="ce19" table:formula="oooc:=[.$B321]*10+550+[.K$2]*8" office:value-type="float" office:value="842">
            <text:p>842 kg</text:p>
          </table:table-cell>
          <table:table-cell table:style-name="ce19" table:formula="oooc:=[.$B321]*10+550+[.L$2]*8" office:value-type="float" office:value="850">
            <text:p>850 kg</text:p>
          </table:table-cell>
          <table:table-cell table:style-name="ce19" table:formula="oooc:=[.$B321]*10+550+[.M$2]*8" office:value-type="float" office:value="858">
            <text:p>858 kg</text:p>
          </table:table-cell>
          <table:table-cell table:style-name="ce19" table:formula="oooc:=[.$B321]*10+550+[.N$2]*8" office:value-type="float" office:value="866">
            <text:p>866 kg</text:p>
          </table:table-cell>
          <table:table-cell table:style-name="ce19" table:formula="oooc:=[.$B321]*10+550+[.O$2]*8" office:value-type="float" office:value="874">
            <text:p>874 kg</text:p>
          </table:table-cell>
          <table:table-cell table:style-name="ce19" table:formula="oooc:=[.$B321]*10+550+[.P$2]*8" office:value-type="float" office:value="882">
            <text:p>882 kg</text:p>
          </table:table-cell>
          <table:table-cell table:style-name="ce19" table:formula="oooc:=[.$B321]*10+550+[.Q$2]*8" office:value-type="float" office:value="890">
            <text:p>890 kg</text:p>
          </table:table-cell>
          <table:table-cell table:style-name="ce19" table:formula="oooc:=[.$B321]*10+550+[.R$2]*8" office:value-type="float" office:value="898">
            <text:p>898 kg</text:p>
          </table:table-cell>
          <table:table-cell table:style-name="ce19" table:formula="oooc:=[.$B321]*10+550+[.S$2]*8" office:value-type="float" office:value="906">
            <text:p>906 kg</text:p>
          </table:table-cell>
          <table:table-cell table:style-name="ce19" table:formula="oooc:=[.$B321]*10+550+[.T$2]*8" office:value-type="float" office:value="914">
            <text:p>914 kg</text:p>
          </table:table-cell>
          <table:table-cell table:style-name="ce19" table:formula="oooc:=[.$B321]*10+550+[.U$2]*8" office:value-type="float" office:value="922">
            <text:p>922 kg</text:p>
          </table:table-cell>
          <table:table-cell table:style-name="ce19" table:formula="oooc:=[.$B321]*10+550+[.V$2]*8" office:value-type="float" office:value="930">
            <text:p>930 kg</text:p>
          </table:table-cell>
          <table:table-cell table:style-name="ce19" table:formula="oooc:=[.$B321]*10+550+[.W$2]*8" office:value-type="float" office:value="938">
            <text:p>938 kg</text:p>
          </table:table-cell>
          <table:table-cell table:style-name="ce19" table:formula="oooc:=[.$B321]*10+550+[.X$2]*8" office:value-type="float" office:value="946">
            <text:p>946 kg</text:p>
          </table:table-cell>
          <table:table-cell table:style-name="ce19" table:formula="oooc:=[.$B321]*10+550+[.Y$2]*8" office:value-type="float" office:value="954">
            <text:p>954 kg</text:p>
          </table:table-cell>
          <table:table-cell table:style-name="ce19" table:formula="oooc:=[.$B321]*10+550+[.Z$2]*8" office:value-type="float" office:value="962">
            <text:p>962 kg</text:p>
          </table:table-cell>
          <table:table-cell table:style-name="ce19" table:formula="oooc:=[.$B321]*10+550+[.AA$2]*8" office:value-type="float" office:value="970">
            <text:p>970 kg</text:p>
          </table:table-cell>
          <table:table-cell table:style-name="ce19" table:formula="oooc:=[.$B321]*10+550+[.AB$2]*8" office:value-type="float" office:value="978">
            <text:p>978 kg</text:p>
          </table:table-cell>
          <table:table-cell table:style-name="ce19" table:formula="oooc:=[.$B321]*10+550+[.AC$2]*8" office:value-type="float" office:value="986">
            <text:p>986 kg</text:p>
          </table:table-cell>
          <table:table-cell table:style-name="ce19" table:formula="oooc:=[.$B321]*10+550+[.AD$2]*8" office:value-type="float" office:value="994">
            <text:p>994 kg</text:p>
          </table:table-cell>
          <table:table-cell table:style-name="ce19" table:formula="oooc:=[.$B321]*10+550+[.AE$2]*8" office:value-type="float" office:value="1002">
            <text:p>1002 kg</text:p>
          </table:table-cell>
          <table:table-cell table:style-name="ce19" table:formula="oooc:=[.$B321]*10+550+[.AF$2]*8" office:value-type="float" office:value="1010">
            <text:p>10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style-name="ce19" table:formula="oooc:=[.$B322]*10+550+[.C$2]*8" office:value-type="float" office:value="788">
            <text:p>788 kg</text:p>
          </table:table-cell>
          <table:table-cell table:style-name="ce19" table:formula="oooc:=[.$B322]*10+550+[.D$2]*8" office:value-type="float" office:value="796">
            <text:p>796 kg</text:p>
          </table:table-cell>
          <table:table-cell table:style-name="ce19" table:formula="oooc:=[.$B322]*10+550+[.E$2]*8" office:value-type="float" office:value="804">
            <text:p>804 kg</text:p>
          </table:table-cell>
          <table:table-cell table:style-name="ce19" table:formula="oooc:=[.$B322]*10+550+[.F$2]*8" office:value-type="float" office:value="812">
            <text:p>812 kg</text:p>
          </table:table-cell>
          <table:table-cell table:style-name="ce19" table:formula="oooc:=[.$B322]*10+550+[.G$2]*8" office:value-type="float" office:value="820">
            <text:p>820 kg</text:p>
          </table:table-cell>
          <table:table-cell table:style-name="ce19" table:formula="oooc:=[.$B322]*10+550+[.H$2]*8" office:value-type="float" office:value="828">
            <text:p>828 kg</text:p>
          </table:table-cell>
          <table:table-cell table:style-name="ce19" table:formula="oooc:=[.$B322]*10+550+[.I$2]*8" office:value-type="float" office:value="836">
            <text:p>836 kg</text:p>
          </table:table-cell>
          <table:table-cell table:style-name="ce19" table:formula="oooc:=[.$B322]*10+550+[.J$2]*8" office:value-type="float" office:value="844">
            <text:p>844 kg</text:p>
          </table:table-cell>
          <table:table-cell table:style-name="ce19" table:formula="oooc:=[.$B322]*10+550+[.K$2]*8" office:value-type="float" office:value="852">
            <text:p>852 kg</text:p>
          </table:table-cell>
          <table:table-cell table:style-name="ce19" table:formula="oooc:=[.$B322]*10+550+[.L$2]*8" office:value-type="float" office:value="860">
            <text:p>860 kg</text:p>
          </table:table-cell>
          <table:table-cell table:style-name="ce19" table:formula="oooc:=[.$B322]*10+550+[.M$2]*8" office:value-type="float" office:value="868">
            <text:p>868 kg</text:p>
          </table:table-cell>
          <table:table-cell table:style-name="ce19" table:formula="oooc:=[.$B322]*10+550+[.N$2]*8" office:value-type="float" office:value="876">
            <text:p>876 kg</text:p>
          </table:table-cell>
          <table:table-cell table:style-name="ce19" table:formula="oooc:=[.$B322]*10+550+[.O$2]*8" office:value-type="float" office:value="884">
            <text:p>884 kg</text:p>
          </table:table-cell>
          <table:table-cell table:style-name="ce19" table:formula="oooc:=[.$B322]*10+550+[.P$2]*8" office:value-type="float" office:value="892">
            <text:p>892 kg</text:p>
          </table:table-cell>
          <table:table-cell table:style-name="ce19" table:formula="oooc:=[.$B322]*10+550+[.Q$2]*8" office:value-type="float" office:value="900">
            <text:p>900 kg</text:p>
          </table:table-cell>
          <table:table-cell table:style-name="ce19" table:formula="oooc:=[.$B322]*10+550+[.R$2]*8" office:value-type="float" office:value="908">
            <text:p>908 kg</text:p>
          </table:table-cell>
          <table:table-cell table:style-name="ce19" table:formula="oooc:=[.$B322]*10+550+[.S$2]*8" office:value-type="float" office:value="916">
            <text:p>916 kg</text:p>
          </table:table-cell>
          <table:table-cell table:style-name="ce19" table:formula="oooc:=[.$B322]*10+550+[.T$2]*8" office:value-type="float" office:value="924">
            <text:p>924 kg</text:p>
          </table:table-cell>
          <table:table-cell table:style-name="ce19" table:formula="oooc:=[.$B322]*10+550+[.U$2]*8" office:value-type="float" office:value="932">
            <text:p>932 kg</text:p>
          </table:table-cell>
          <table:table-cell table:style-name="ce19" table:formula="oooc:=[.$B322]*10+550+[.V$2]*8" office:value-type="float" office:value="940">
            <text:p>940 kg</text:p>
          </table:table-cell>
          <table:table-cell table:style-name="ce19" table:formula="oooc:=[.$B322]*10+550+[.W$2]*8" office:value-type="float" office:value="948">
            <text:p>948 kg</text:p>
          </table:table-cell>
          <table:table-cell table:style-name="ce19" table:formula="oooc:=[.$B322]*10+550+[.X$2]*8" office:value-type="float" office:value="956">
            <text:p>956 kg</text:p>
          </table:table-cell>
          <table:table-cell table:style-name="ce19" table:formula="oooc:=[.$B322]*10+550+[.Y$2]*8" office:value-type="float" office:value="964">
            <text:p>964 kg</text:p>
          </table:table-cell>
          <table:table-cell table:style-name="ce19" table:formula="oooc:=[.$B322]*10+550+[.Z$2]*8" office:value-type="float" office:value="972">
            <text:p>972 kg</text:p>
          </table:table-cell>
          <table:table-cell table:style-name="ce19" table:formula="oooc:=[.$B322]*10+550+[.AA$2]*8" office:value-type="float" office:value="980">
            <text:p>980 kg</text:p>
          </table:table-cell>
          <table:table-cell table:style-name="ce19" table:formula="oooc:=[.$B322]*10+550+[.AB$2]*8" office:value-type="float" office:value="988">
            <text:p>988 kg</text:p>
          </table:table-cell>
          <table:table-cell table:style-name="ce19" table:formula="oooc:=[.$B322]*10+550+[.AC$2]*8" office:value-type="float" office:value="996">
            <text:p>996 kg</text:p>
          </table:table-cell>
          <table:table-cell table:style-name="ce19" table:formula="oooc:=[.$B322]*10+550+[.AD$2]*8" office:value-type="float" office:value="1004">
            <text:p>1004 kg</text:p>
          </table:table-cell>
          <table:table-cell table:style-name="ce19" table:formula="oooc:=[.$B322]*10+550+[.AE$2]*8" office:value-type="float" office:value="1012">
            <text:p>1012 kg</text:p>
          </table:table-cell>
          <table:table-cell table:style-name="ce19" table:formula="oooc:=[.$B322]*10+550+[.AF$2]*8" office:value-type="float" office:value="1020">
            <text:p>10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style-name="ce19" table:formula="oooc:=[.$B323]*10+550+[.C$2]*8" office:value-type="float" office:value="798">
            <text:p>798 kg</text:p>
          </table:table-cell>
          <table:table-cell table:style-name="ce19" table:formula="oooc:=[.$B323]*10+550+[.D$2]*8" office:value-type="float" office:value="806">
            <text:p>806 kg</text:p>
          </table:table-cell>
          <table:table-cell table:style-name="ce19" table:formula="oooc:=[.$B323]*10+550+[.E$2]*8" office:value-type="float" office:value="814">
            <text:p>814 kg</text:p>
          </table:table-cell>
          <table:table-cell table:style-name="ce19" table:formula="oooc:=[.$B323]*10+550+[.F$2]*8" office:value-type="float" office:value="822">
            <text:p>822 kg</text:p>
          </table:table-cell>
          <table:table-cell table:style-name="ce19" table:formula="oooc:=[.$B323]*10+550+[.G$2]*8" office:value-type="float" office:value="830">
            <text:p>830 kg</text:p>
          </table:table-cell>
          <table:table-cell table:style-name="ce19" table:formula="oooc:=[.$B323]*10+550+[.H$2]*8" office:value-type="float" office:value="838">
            <text:p>838 kg</text:p>
          </table:table-cell>
          <table:table-cell table:style-name="ce19" table:formula="oooc:=[.$B323]*10+550+[.I$2]*8" office:value-type="float" office:value="846">
            <text:p>846 kg</text:p>
          </table:table-cell>
          <table:table-cell table:style-name="ce19" table:formula="oooc:=[.$B323]*10+550+[.J$2]*8" office:value-type="float" office:value="854">
            <text:p>854 kg</text:p>
          </table:table-cell>
          <table:table-cell table:style-name="ce19" table:formula="oooc:=[.$B323]*10+550+[.K$2]*8" office:value-type="float" office:value="862">
            <text:p>862 kg</text:p>
          </table:table-cell>
          <table:table-cell table:style-name="ce19" table:formula="oooc:=[.$B323]*10+550+[.L$2]*8" office:value-type="float" office:value="870">
            <text:p>870 kg</text:p>
          </table:table-cell>
          <table:table-cell table:style-name="ce19" table:formula="oooc:=[.$B323]*10+550+[.M$2]*8" office:value-type="float" office:value="878">
            <text:p>878 kg</text:p>
          </table:table-cell>
          <table:table-cell table:style-name="ce19" table:formula="oooc:=[.$B323]*10+550+[.N$2]*8" office:value-type="float" office:value="886">
            <text:p>886 kg</text:p>
          </table:table-cell>
          <table:table-cell table:style-name="ce19" table:formula="oooc:=[.$B323]*10+550+[.O$2]*8" office:value-type="float" office:value="894">
            <text:p>894 kg</text:p>
          </table:table-cell>
          <table:table-cell table:style-name="ce19" table:formula="oooc:=[.$B323]*10+550+[.P$2]*8" office:value-type="float" office:value="902">
            <text:p>902 kg</text:p>
          </table:table-cell>
          <table:table-cell table:style-name="ce19" table:formula="oooc:=[.$B323]*10+550+[.Q$2]*8" office:value-type="float" office:value="910">
            <text:p>910 kg</text:p>
          </table:table-cell>
          <table:table-cell table:style-name="ce19" table:formula="oooc:=[.$B323]*10+550+[.R$2]*8" office:value-type="float" office:value="918">
            <text:p>918 kg</text:p>
          </table:table-cell>
          <table:table-cell table:style-name="ce19" table:formula="oooc:=[.$B323]*10+550+[.S$2]*8" office:value-type="float" office:value="926">
            <text:p>926 kg</text:p>
          </table:table-cell>
          <table:table-cell table:style-name="ce19" table:formula="oooc:=[.$B323]*10+550+[.T$2]*8" office:value-type="float" office:value="934">
            <text:p>934 kg</text:p>
          </table:table-cell>
          <table:table-cell table:style-name="ce19" table:formula="oooc:=[.$B323]*10+550+[.U$2]*8" office:value-type="float" office:value="942">
            <text:p>942 kg</text:p>
          </table:table-cell>
          <table:table-cell table:style-name="ce19" table:formula="oooc:=[.$B323]*10+550+[.V$2]*8" office:value-type="float" office:value="950">
            <text:p>950 kg</text:p>
          </table:table-cell>
          <table:table-cell table:style-name="ce19" table:formula="oooc:=[.$B323]*10+550+[.W$2]*8" office:value-type="float" office:value="958">
            <text:p>958 kg</text:p>
          </table:table-cell>
          <table:table-cell table:style-name="ce19" table:formula="oooc:=[.$B323]*10+550+[.X$2]*8" office:value-type="float" office:value="966">
            <text:p>966 kg</text:p>
          </table:table-cell>
          <table:table-cell table:style-name="ce19" table:formula="oooc:=[.$B323]*10+550+[.Y$2]*8" office:value-type="float" office:value="974">
            <text:p>974 kg</text:p>
          </table:table-cell>
          <table:table-cell table:style-name="ce19" table:formula="oooc:=[.$B323]*10+550+[.Z$2]*8" office:value-type="float" office:value="982">
            <text:p>982 kg</text:p>
          </table:table-cell>
          <table:table-cell table:style-name="ce19" table:formula="oooc:=[.$B323]*10+550+[.AA$2]*8" office:value-type="float" office:value="990">
            <text:p>990 kg</text:p>
          </table:table-cell>
          <table:table-cell table:style-name="ce19" table:formula="oooc:=[.$B323]*10+550+[.AB$2]*8" office:value-type="float" office:value="998">
            <text:p>998 kg</text:p>
          </table:table-cell>
          <table:table-cell table:style-name="ce19" table:formula="oooc:=[.$B323]*10+550+[.AC$2]*8" office:value-type="float" office:value="1006">
            <text:p>1006 kg</text:p>
          </table:table-cell>
          <table:table-cell table:style-name="ce19" table:formula="oooc:=[.$B323]*10+550+[.AD$2]*8" office:value-type="float" office:value="1014">
            <text:p>1014 kg</text:p>
          </table:table-cell>
          <table:table-cell table:style-name="ce19" table:formula="oooc:=[.$B323]*10+550+[.AE$2]*8" office:value-type="float" office:value="1022">
            <text:p>1022 kg</text:p>
          </table:table-cell>
          <table:table-cell table:style-name="ce19" table:formula="oooc:=[.$B323]*10+550+[.AF$2]*8" office:value-type="float" office:value="1030">
            <text:p>10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style-name="ce19" table:formula="oooc:=[.$B324]*10+550+[.C$2]*8" office:value-type="float" office:value="808">
            <text:p>808 kg</text:p>
          </table:table-cell>
          <table:table-cell table:style-name="ce19" table:formula="oooc:=[.$B324]*10+550+[.D$2]*8" office:value-type="float" office:value="816">
            <text:p>816 kg</text:p>
          </table:table-cell>
          <table:table-cell table:style-name="ce19" table:formula="oooc:=[.$B324]*10+550+[.E$2]*8" office:value-type="float" office:value="824">
            <text:p>824 kg</text:p>
          </table:table-cell>
          <table:table-cell table:style-name="ce19" table:formula="oooc:=[.$B324]*10+550+[.F$2]*8" office:value-type="float" office:value="832">
            <text:p>832 kg</text:p>
          </table:table-cell>
          <table:table-cell table:style-name="ce19" table:formula="oooc:=[.$B324]*10+550+[.G$2]*8" office:value-type="float" office:value="840">
            <text:p>840 kg</text:p>
          </table:table-cell>
          <table:table-cell table:style-name="ce19" table:formula="oooc:=[.$B324]*10+550+[.H$2]*8" office:value-type="float" office:value="848">
            <text:p>848 kg</text:p>
          </table:table-cell>
          <table:table-cell table:style-name="ce19" table:formula="oooc:=[.$B324]*10+550+[.I$2]*8" office:value-type="float" office:value="856">
            <text:p>856 kg</text:p>
          </table:table-cell>
          <table:table-cell table:style-name="ce19" table:formula="oooc:=[.$B324]*10+550+[.J$2]*8" office:value-type="float" office:value="864">
            <text:p>864 kg</text:p>
          </table:table-cell>
          <table:table-cell table:style-name="ce19" table:formula="oooc:=[.$B324]*10+550+[.K$2]*8" office:value-type="float" office:value="872">
            <text:p>872 kg</text:p>
          </table:table-cell>
          <table:table-cell table:style-name="ce19" table:formula="oooc:=[.$B324]*10+550+[.L$2]*8" office:value-type="float" office:value="880">
            <text:p>880 kg</text:p>
          </table:table-cell>
          <table:table-cell table:style-name="ce19" table:formula="oooc:=[.$B324]*10+550+[.M$2]*8" office:value-type="float" office:value="888">
            <text:p>888 kg</text:p>
          </table:table-cell>
          <table:table-cell table:style-name="ce19" table:formula="oooc:=[.$B324]*10+550+[.N$2]*8" office:value-type="float" office:value="896">
            <text:p>896 kg</text:p>
          </table:table-cell>
          <table:table-cell table:style-name="ce19" table:formula="oooc:=[.$B324]*10+550+[.O$2]*8" office:value-type="float" office:value="904">
            <text:p>904 kg</text:p>
          </table:table-cell>
          <table:table-cell table:style-name="ce19" table:formula="oooc:=[.$B324]*10+550+[.P$2]*8" office:value-type="float" office:value="912">
            <text:p>912 kg</text:p>
          </table:table-cell>
          <table:table-cell table:style-name="ce19" table:formula="oooc:=[.$B324]*10+550+[.Q$2]*8" office:value-type="float" office:value="920">
            <text:p>920 kg</text:p>
          </table:table-cell>
          <table:table-cell table:style-name="ce19" table:formula="oooc:=[.$B324]*10+550+[.R$2]*8" office:value-type="float" office:value="928">
            <text:p>928 kg</text:p>
          </table:table-cell>
          <table:table-cell table:style-name="ce19" table:formula="oooc:=[.$B324]*10+550+[.S$2]*8" office:value-type="float" office:value="936">
            <text:p>936 kg</text:p>
          </table:table-cell>
          <table:table-cell table:style-name="ce19" table:formula="oooc:=[.$B324]*10+550+[.T$2]*8" office:value-type="float" office:value="944">
            <text:p>944 kg</text:p>
          </table:table-cell>
          <table:table-cell table:style-name="ce19" table:formula="oooc:=[.$B324]*10+550+[.U$2]*8" office:value-type="float" office:value="952">
            <text:p>952 kg</text:p>
          </table:table-cell>
          <table:table-cell table:style-name="ce19" table:formula="oooc:=[.$B324]*10+550+[.V$2]*8" office:value-type="float" office:value="960">
            <text:p>960 kg</text:p>
          </table:table-cell>
          <table:table-cell table:style-name="ce19" table:formula="oooc:=[.$B324]*10+550+[.W$2]*8" office:value-type="float" office:value="968">
            <text:p>968 kg</text:p>
          </table:table-cell>
          <table:table-cell table:style-name="ce19" table:formula="oooc:=[.$B324]*10+550+[.X$2]*8" office:value-type="float" office:value="976">
            <text:p>976 kg</text:p>
          </table:table-cell>
          <table:table-cell table:style-name="ce19" table:formula="oooc:=[.$B324]*10+550+[.Y$2]*8" office:value-type="float" office:value="984">
            <text:p>984 kg</text:p>
          </table:table-cell>
          <table:table-cell table:style-name="ce19" table:formula="oooc:=[.$B324]*10+550+[.Z$2]*8" office:value-type="float" office:value="992">
            <text:p>992 kg</text:p>
          </table:table-cell>
          <table:table-cell table:style-name="ce19" table:formula="oooc:=[.$B324]*10+550+[.AA$2]*8" office:value-type="float" office:value="1000">
            <text:p>1000 kg</text:p>
          </table:table-cell>
          <table:table-cell table:style-name="ce19" table:formula="oooc:=[.$B324]*10+550+[.AB$2]*8" office:value-type="float" office:value="1008">
            <text:p>1008 kg</text:p>
          </table:table-cell>
          <table:table-cell table:style-name="ce19" table:formula="oooc:=[.$B324]*10+550+[.AC$2]*8" office:value-type="float" office:value="1016">
            <text:p>1016 kg</text:p>
          </table:table-cell>
          <table:table-cell table:style-name="ce19" table:formula="oooc:=[.$B324]*10+550+[.AD$2]*8" office:value-type="float" office:value="1024">
            <text:p>1024 kg</text:p>
          </table:table-cell>
          <table:table-cell table:style-name="ce19" table:formula="oooc:=[.$B324]*10+550+[.AE$2]*8" office:value-type="float" office:value="1032">
            <text:p>1032 kg</text:p>
          </table:table-cell>
          <table:table-cell table:style-name="ce19" table:formula="oooc:=[.$B324]*10+550+[.AF$2]*8" office:value-type="float" office:value="1040">
            <text:p>10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6">
            <text:p>26</text:p>
          </table:table-cell>
          <table:table-cell table:style-name="ce19" table:formula="oooc:=[.$B325]*10+550+[.C$2]*8" office:value-type="float" office:value="818">
            <text:p>818 kg</text:p>
          </table:table-cell>
          <table:table-cell table:style-name="ce19" table:formula="oooc:=[.$B325]*10+550+[.D$2]*8" office:value-type="float" office:value="826">
            <text:p>826 kg</text:p>
          </table:table-cell>
          <table:table-cell table:style-name="ce19" table:formula="oooc:=[.$B325]*10+550+[.E$2]*8" office:value-type="float" office:value="834">
            <text:p>834 kg</text:p>
          </table:table-cell>
          <table:table-cell table:style-name="ce19" table:formula="oooc:=[.$B325]*10+550+[.F$2]*8" office:value-type="float" office:value="842">
            <text:p>842 kg</text:p>
          </table:table-cell>
          <table:table-cell table:style-name="ce19" table:formula="oooc:=[.$B325]*10+550+[.G$2]*8" office:value-type="float" office:value="850">
            <text:p>850 kg</text:p>
          </table:table-cell>
          <table:table-cell table:style-name="ce19" table:formula="oooc:=[.$B325]*10+550+[.H$2]*8" office:value-type="float" office:value="858">
            <text:p>858 kg</text:p>
          </table:table-cell>
          <table:table-cell table:style-name="ce19" table:formula="oooc:=[.$B325]*10+550+[.I$2]*8" office:value-type="float" office:value="866">
            <text:p>866 kg</text:p>
          </table:table-cell>
          <table:table-cell table:style-name="ce19" table:formula="oooc:=[.$B325]*10+550+[.J$2]*8" office:value-type="float" office:value="874">
            <text:p>874 kg</text:p>
          </table:table-cell>
          <table:table-cell table:style-name="ce19" table:formula="oooc:=[.$B325]*10+550+[.K$2]*8" office:value-type="float" office:value="882">
            <text:p>882 kg</text:p>
          </table:table-cell>
          <table:table-cell table:style-name="ce19" table:formula="oooc:=[.$B325]*10+550+[.L$2]*8" office:value-type="float" office:value="890">
            <text:p>890 kg</text:p>
          </table:table-cell>
          <table:table-cell table:style-name="ce19" table:formula="oooc:=[.$B325]*10+550+[.M$2]*8" office:value-type="float" office:value="898">
            <text:p>898 kg</text:p>
          </table:table-cell>
          <table:table-cell table:style-name="ce19" table:formula="oooc:=[.$B325]*10+550+[.N$2]*8" office:value-type="float" office:value="906">
            <text:p>906 kg</text:p>
          </table:table-cell>
          <table:table-cell table:style-name="ce19" table:formula="oooc:=[.$B325]*10+550+[.O$2]*8" office:value-type="float" office:value="914">
            <text:p>914 kg</text:p>
          </table:table-cell>
          <table:table-cell table:style-name="ce19" table:formula="oooc:=[.$B325]*10+550+[.P$2]*8" office:value-type="float" office:value="922">
            <text:p>922 kg</text:p>
          </table:table-cell>
          <table:table-cell table:style-name="ce19" table:formula="oooc:=[.$B325]*10+550+[.Q$2]*8" office:value-type="float" office:value="930">
            <text:p>930 kg</text:p>
          </table:table-cell>
          <table:table-cell table:style-name="ce19" table:formula="oooc:=[.$B325]*10+550+[.R$2]*8" office:value-type="float" office:value="938">
            <text:p>938 kg</text:p>
          </table:table-cell>
          <table:table-cell table:style-name="ce19" table:formula="oooc:=[.$B325]*10+550+[.S$2]*8" office:value-type="float" office:value="946">
            <text:p>946 kg</text:p>
          </table:table-cell>
          <table:table-cell table:style-name="ce19" table:formula="oooc:=[.$B325]*10+550+[.T$2]*8" office:value-type="float" office:value="954">
            <text:p>954 kg</text:p>
          </table:table-cell>
          <table:table-cell table:style-name="ce19" table:formula="oooc:=[.$B325]*10+550+[.U$2]*8" office:value-type="float" office:value="962">
            <text:p>962 kg</text:p>
          </table:table-cell>
          <table:table-cell table:style-name="ce19" table:formula="oooc:=[.$B325]*10+550+[.V$2]*8" office:value-type="float" office:value="970">
            <text:p>970 kg</text:p>
          </table:table-cell>
          <table:table-cell table:style-name="ce19" table:formula="oooc:=[.$B325]*10+550+[.W$2]*8" office:value-type="float" office:value="978">
            <text:p>978 kg</text:p>
          </table:table-cell>
          <table:table-cell table:style-name="ce19" table:formula="oooc:=[.$B325]*10+550+[.X$2]*8" office:value-type="float" office:value="986">
            <text:p>986 kg</text:p>
          </table:table-cell>
          <table:table-cell table:style-name="ce19" table:formula="oooc:=[.$B325]*10+550+[.Y$2]*8" office:value-type="float" office:value="994">
            <text:p>994 kg</text:p>
          </table:table-cell>
          <table:table-cell table:style-name="ce19" table:formula="oooc:=[.$B325]*10+550+[.Z$2]*8" office:value-type="float" office:value="1002">
            <text:p>1002 kg</text:p>
          </table:table-cell>
          <table:table-cell table:style-name="ce19" table:formula="oooc:=[.$B325]*10+550+[.AA$2]*8" office:value-type="float" office:value="1010">
            <text:p>1010 kg</text:p>
          </table:table-cell>
          <table:table-cell table:style-name="ce19" table:formula="oooc:=[.$B325]*10+550+[.AB$2]*8" office:value-type="float" office:value="1018">
            <text:p>1018 kg</text:p>
          </table:table-cell>
          <table:table-cell table:style-name="ce19" table:formula="oooc:=[.$B325]*10+550+[.AC$2]*8" office:value-type="float" office:value="1026">
            <text:p>1026 kg</text:p>
          </table:table-cell>
          <table:table-cell table:style-name="ce19" table:formula="oooc:=[.$B325]*10+550+[.AD$2]*8" office:value-type="float" office:value="1034">
            <text:p>1034 kg</text:p>
          </table:table-cell>
          <table:table-cell table:style-name="ce19" table:formula="oooc:=[.$B325]*10+550+[.AE$2]*8" office:value-type="float" office:value="1042">
            <text:p>1042 kg</text:p>
          </table:table-cell>
          <table:table-cell table:style-name="ce19" table:formula="oooc:=[.$B325]*10+550+[.AF$2]*8" office:value-type="float" office:value="1050">
            <text:p>10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7">
            <text:p>27</text:p>
          </table:table-cell>
          <table:table-cell table:style-name="ce19" table:formula="oooc:=[.$B326]*10+550+[.C$2]*8" office:value-type="float" office:value="828">
            <text:p>828 kg</text:p>
          </table:table-cell>
          <table:table-cell table:style-name="ce19" table:formula="oooc:=[.$B326]*10+550+[.D$2]*8" office:value-type="float" office:value="836">
            <text:p>836 kg</text:p>
          </table:table-cell>
          <table:table-cell table:style-name="ce19" table:formula="oooc:=[.$B326]*10+550+[.E$2]*8" office:value-type="float" office:value="844">
            <text:p>844 kg</text:p>
          </table:table-cell>
          <table:table-cell table:style-name="ce19" table:formula="oooc:=[.$B326]*10+550+[.F$2]*8" office:value-type="float" office:value="852">
            <text:p>852 kg</text:p>
          </table:table-cell>
          <table:table-cell table:style-name="ce19" table:formula="oooc:=[.$B326]*10+550+[.G$2]*8" office:value-type="float" office:value="860">
            <text:p>860 kg</text:p>
          </table:table-cell>
          <table:table-cell table:style-name="ce19" table:formula="oooc:=[.$B326]*10+550+[.H$2]*8" office:value-type="float" office:value="868">
            <text:p>868 kg</text:p>
          </table:table-cell>
          <table:table-cell table:style-name="ce19" table:formula="oooc:=[.$B326]*10+550+[.I$2]*8" office:value-type="float" office:value="876">
            <text:p>876 kg</text:p>
          </table:table-cell>
          <table:table-cell table:style-name="ce19" table:formula="oooc:=[.$B326]*10+550+[.J$2]*8" office:value-type="float" office:value="884">
            <text:p>884 kg</text:p>
          </table:table-cell>
          <table:table-cell table:style-name="ce19" table:formula="oooc:=[.$B326]*10+550+[.K$2]*8" office:value-type="float" office:value="892">
            <text:p>892 kg</text:p>
          </table:table-cell>
          <table:table-cell table:style-name="ce19" table:formula="oooc:=[.$B326]*10+550+[.L$2]*8" office:value-type="float" office:value="900">
            <text:p>900 kg</text:p>
          </table:table-cell>
          <table:table-cell table:style-name="ce19" table:formula="oooc:=[.$B326]*10+550+[.M$2]*8" office:value-type="float" office:value="908">
            <text:p>908 kg</text:p>
          </table:table-cell>
          <table:table-cell table:style-name="ce19" table:formula="oooc:=[.$B326]*10+550+[.N$2]*8" office:value-type="float" office:value="916">
            <text:p>916 kg</text:p>
          </table:table-cell>
          <table:table-cell table:style-name="ce19" table:formula="oooc:=[.$B326]*10+550+[.O$2]*8" office:value-type="float" office:value="924">
            <text:p>924 kg</text:p>
          </table:table-cell>
          <table:table-cell table:style-name="ce19" table:formula="oooc:=[.$B326]*10+550+[.P$2]*8" office:value-type="float" office:value="932">
            <text:p>932 kg</text:p>
          </table:table-cell>
          <table:table-cell table:style-name="ce19" table:formula="oooc:=[.$B326]*10+550+[.Q$2]*8" office:value-type="float" office:value="940">
            <text:p>940 kg</text:p>
          </table:table-cell>
          <table:table-cell table:style-name="ce19" table:formula="oooc:=[.$B326]*10+550+[.R$2]*8" office:value-type="float" office:value="948">
            <text:p>948 kg</text:p>
          </table:table-cell>
          <table:table-cell table:style-name="ce19" table:formula="oooc:=[.$B326]*10+550+[.S$2]*8" office:value-type="float" office:value="956">
            <text:p>956 kg</text:p>
          </table:table-cell>
          <table:table-cell table:style-name="ce19" table:formula="oooc:=[.$B326]*10+550+[.T$2]*8" office:value-type="float" office:value="964">
            <text:p>964 kg</text:p>
          </table:table-cell>
          <table:table-cell table:style-name="ce19" table:formula="oooc:=[.$B326]*10+550+[.U$2]*8" office:value-type="float" office:value="972">
            <text:p>972 kg</text:p>
          </table:table-cell>
          <table:table-cell table:style-name="ce19" table:formula="oooc:=[.$B326]*10+550+[.V$2]*8" office:value-type="float" office:value="980">
            <text:p>980 kg</text:p>
          </table:table-cell>
          <table:table-cell table:style-name="ce19" table:formula="oooc:=[.$B326]*10+550+[.W$2]*8" office:value-type="float" office:value="988">
            <text:p>988 kg</text:p>
          </table:table-cell>
          <table:table-cell table:style-name="ce19" table:formula="oooc:=[.$B326]*10+550+[.X$2]*8" office:value-type="float" office:value="996">
            <text:p>996 kg</text:p>
          </table:table-cell>
          <table:table-cell table:style-name="ce19" table:formula="oooc:=[.$B326]*10+550+[.Y$2]*8" office:value-type="float" office:value="1004">
            <text:p>1004 kg</text:p>
          </table:table-cell>
          <table:table-cell table:style-name="ce19" table:formula="oooc:=[.$B326]*10+550+[.Z$2]*8" office:value-type="float" office:value="1012">
            <text:p>1012 kg</text:p>
          </table:table-cell>
          <table:table-cell table:style-name="ce19" table:formula="oooc:=[.$B326]*10+550+[.AA$2]*8" office:value-type="float" office:value="1020">
            <text:p>1020 kg</text:p>
          </table:table-cell>
          <table:table-cell table:style-name="ce19" table:formula="oooc:=[.$B326]*10+550+[.AB$2]*8" office:value-type="float" office:value="1028">
            <text:p>1028 kg</text:p>
          </table:table-cell>
          <table:table-cell table:style-name="ce19" table:formula="oooc:=[.$B326]*10+550+[.AC$2]*8" office:value-type="float" office:value="1036">
            <text:p>1036 kg</text:p>
          </table:table-cell>
          <table:table-cell table:style-name="ce19" table:formula="oooc:=[.$B326]*10+550+[.AD$2]*8" office:value-type="float" office:value="1044">
            <text:p>1044 kg</text:p>
          </table:table-cell>
          <table:table-cell table:style-name="ce19" table:formula="oooc:=[.$B326]*10+550+[.AE$2]*8" office:value-type="float" office:value="1052">
            <text:p>1052 kg</text:p>
          </table:table-cell>
          <table:table-cell table:style-name="ce19" table:formula="oooc:=[.$B326]*10+550+[.AF$2]*8" office:value-type="float" office:value="1060">
            <text:p>10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8">
            <text:p>28</text:p>
          </table:table-cell>
          <table:table-cell table:style-name="ce19" table:formula="oooc:=[.$B327]*10+550+[.C$2]*8" office:value-type="float" office:value="838">
            <text:p>838 kg</text:p>
          </table:table-cell>
          <table:table-cell table:style-name="ce19" table:formula="oooc:=[.$B327]*10+550+[.D$2]*8" office:value-type="float" office:value="846">
            <text:p>846 kg</text:p>
          </table:table-cell>
          <table:table-cell table:style-name="ce19" table:formula="oooc:=[.$B327]*10+550+[.E$2]*8" office:value-type="float" office:value="854">
            <text:p>854 kg</text:p>
          </table:table-cell>
          <table:table-cell table:style-name="ce19" table:formula="oooc:=[.$B327]*10+550+[.F$2]*8" office:value-type="float" office:value="862">
            <text:p>862 kg</text:p>
          </table:table-cell>
          <table:table-cell table:style-name="ce19" table:formula="oooc:=[.$B327]*10+550+[.G$2]*8" office:value-type="float" office:value="870">
            <text:p>870 kg</text:p>
          </table:table-cell>
          <table:table-cell table:style-name="ce19" table:formula="oooc:=[.$B327]*10+550+[.H$2]*8" office:value-type="float" office:value="878">
            <text:p>878 kg</text:p>
          </table:table-cell>
          <table:table-cell table:style-name="ce19" table:formula="oooc:=[.$B327]*10+550+[.I$2]*8" office:value-type="float" office:value="886">
            <text:p>886 kg</text:p>
          </table:table-cell>
          <table:table-cell table:style-name="ce19" table:formula="oooc:=[.$B327]*10+550+[.J$2]*8" office:value-type="float" office:value="894">
            <text:p>894 kg</text:p>
          </table:table-cell>
          <table:table-cell table:style-name="ce19" table:formula="oooc:=[.$B327]*10+550+[.K$2]*8" office:value-type="float" office:value="902">
            <text:p>902 kg</text:p>
          </table:table-cell>
          <table:table-cell table:style-name="ce19" table:formula="oooc:=[.$B327]*10+550+[.L$2]*8" office:value-type="float" office:value="910">
            <text:p>910 kg</text:p>
          </table:table-cell>
          <table:table-cell table:style-name="ce19" table:formula="oooc:=[.$B327]*10+550+[.M$2]*8" office:value-type="float" office:value="918">
            <text:p>918 kg</text:p>
          </table:table-cell>
          <table:table-cell table:style-name="ce19" table:formula="oooc:=[.$B327]*10+550+[.N$2]*8" office:value-type="float" office:value="926">
            <text:p>926 kg</text:p>
          </table:table-cell>
          <table:table-cell table:style-name="ce19" table:formula="oooc:=[.$B327]*10+550+[.O$2]*8" office:value-type="float" office:value="934">
            <text:p>934 kg</text:p>
          </table:table-cell>
          <table:table-cell table:style-name="ce19" table:formula="oooc:=[.$B327]*10+550+[.P$2]*8" office:value-type="float" office:value="942">
            <text:p>942 kg</text:p>
          </table:table-cell>
          <table:table-cell table:style-name="ce19" table:formula="oooc:=[.$B327]*10+550+[.Q$2]*8" office:value-type="float" office:value="950">
            <text:p>950 kg</text:p>
          </table:table-cell>
          <table:table-cell table:style-name="ce19" table:formula="oooc:=[.$B327]*10+550+[.R$2]*8" office:value-type="float" office:value="958">
            <text:p>958 kg</text:p>
          </table:table-cell>
          <table:table-cell table:style-name="ce19" table:formula="oooc:=[.$B327]*10+550+[.S$2]*8" office:value-type="float" office:value="966">
            <text:p>966 kg</text:p>
          </table:table-cell>
          <table:table-cell table:style-name="ce19" table:formula="oooc:=[.$B327]*10+550+[.T$2]*8" office:value-type="float" office:value="974">
            <text:p>974 kg</text:p>
          </table:table-cell>
          <table:table-cell table:style-name="ce19" table:formula="oooc:=[.$B327]*10+550+[.U$2]*8" office:value-type="float" office:value="982">
            <text:p>982 kg</text:p>
          </table:table-cell>
          <table:table-cell table:style-name="ce19" table:formula="oooc:=[.$B327]*10+550+[.V$2]*8" office:value-type="float" office:value="990">
            <text:p>990 kg</text:p>
          </table:table-cell>
          <table:table-cell table:style-name="ce19" table:formula="oooc:=[.$B327]*10+550+[.W$2]*8" office:value-type="float" office:value="998">
            <text:p>998 kg</text:p>
          </table:table-cell>
          <table:table-cell table:style-name="ce19" table:formula="oooc:=[.$B327]*10+550+[.X$2]*8" office:value-type="float" office:value="1006">
            <text:p>1006 kg</text:p>
          </table:table-cell>
          <table:table-cell table:style-name="ce19" table:formula="oooc:=[.$B327]*10+550+[.Y$2]*8" office:value-type="float" office:value="1014">
            <text:p>1014 kg</text:p>
          </table:table-cell>
          <table:table-cell table:style-name="ce19" table:formula="oooc:=[.$B327]*10+550+[.Z$2]*8" office:value-type="float" office:value="1022">
            <text:p>1022 kg</text:p>
          </table:table-cell>
          <table:table-cell table:style-name="ce19" table:formula="oooc:=[.$B327]*10+550+[.AA$2]*8" office:value-type="float" office:value="1030">
            <text:p>1030 kg</text:p>
          </table:table-cell>
          <table:table-cell table:style-name="ce19" table:formula="oooc:=[.$B327]*10+550+[.AB$2]*8" office:value-type="float" office:value="1038">
            <text:p>1038 kg</text:p>
          </table:table-cell>
          <table:table-cell table:style-name="ce19" table:formula="oooc:=[.$B327]*10+550+[.AC$2]*8" office:value-type="float" office:value="1046">
            <text:p>1046 kg</text:p>
          </table:table-cell>
          <table:table-cell table:style-name="ce19" table:formula="oooc:=[.$B327]*10+550+[.AD$2]*8" office:value-type="float" office:value="1054">
            <text:p>1054 kg</text:p>
          </table:table-cell>
          <table:table-cell table:style-name="ce19" table:formula="oooc:=[.$B327]*10+550+[.AE$2]*8" office:value-type="float" office:value="1062">
            <text:p>1062 kg</text:p>
          </table:table-cell>
          <table:table-cell table:style-name="ce19" table:formula="oooc:=[.$B327]*10+550+[.AF$2]*8" office:value-type="float" office:value="1070">
            <text:p>10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9">
            <text:p>29</text:p>
          </table:table-cell>
          <table:table-cell table:style-name="ce19" table:formula="oooc:=[.$B328]*10+550+[.C$2]*8" office:value-type="float" office:value="848">
            <text:p>848 kg</text:p>
          </table:table-cell>
          <table:table-cell table:style-name="ce19" table:formula="oooc:=[.$B328]*10+550+[.D$2]*8" office:value-type="float" office:value="856">
            <text:p>856 kg</text:p>
          </table:table-cell>
          <table:table-cell table:style-name="ce19" table:formula="oooc:=[.$B328]*10+550+[.E$2]*8" office:value-type="float" office:value="864">
            <text:p>864 kg</text:p>
          </table:table-cell>
          <table:table-cell table:style-name="ce19" table:formula="oooc:=[.$B328]*10+550+[.F$2]*8" office:value-type="float" office:value="872">
            <text:p>872 kg</text:p>
          </table:table-cell>
          <table:table-cell table:style-name="ce19" table:formula="oooc:=[.$B328]*10+550+[.G$2]*8" office:value-type="float" office:value="880">
            <text:p>880 kg</text:p>
          </table:table-cell>
          <table:table-cell table:style-name="ce19" table:formula="oooc:=[.$B328]*10+550+[.H$2]*8" office:value-type="float" office:value="888">
            <text:p>888 kg</text:p>
          </table:table-cell>
          <table:table-cell table:style-name="ce19" table:formula="oooc:=[.$B328]*10+550+[.I$2]*8" office:value-type="float" office:value="896">
            <text:p>896 kg</text:p>
          </table:table-cell>
          <table:table-cell table:style-name="ce19" table:formula="oooc:=[.$B328]*10+550+[.J$2]*8" office:value-type="float" office:value="904">
            <text:p>904 kg</text:p>
          </table:table-cell>
          <table:table-cell table:style-name="ce19" table:formula="oooc:=[.$B328]*10+550+[.K$2]*8" office:value-type="float" office:value="912">
            <text:p>912 kg</text:p>
          </table:table-cell>
          <table:table-cell table:style-name="ce19" table:formula="oooc:=[.$B328]*10+550+[.L$2]*8" office:value-type="float" office:value="920">
            <text:p>920 kg</text:p>
          </table:table-cell>
          <table:table-cell table:style-name="ce19" table:formula="oooc:=[.$B328]*10+550+[.M$2]*8" office:value-type="float" office:value="928">
            <text:p>928 kg</text:p>
          </table:table-cell>
          <table:table-cell table:style-name="ce19" table:formula="oooc:=[.$B328]*10+550+[.N$2]*8" office:value-type="float" office:value="936">
            <text:p>936 kg</text:p>
          </table:table-cell>
          <table:table-cell table:style-name="ce19" table:formula="oooc:=[.$B328]*10+550+[.O$2]*8" office:value-type="float" office:value="944">
            <text:p>944 kg</text:p>
          </table:table-cell>
          <table:table-cell table:style-name="ce19" table:formula="oooc:=[.$B328]*10+550+[.P$2]*8" office:value-type="float" office:value="952">
            <text:p>952 kg</text:p>
          </table:table-cell>
          <table:table-cell table:style-name="ce19" table:formula="oooc:=[.$B328]*10+550+[.Q$2]*8" office:value-type="float" office:value="960">
            <text:p>960 kg</text:p>
          </table:table-cell>
          <table:table-cell table:style-name="ce19" table:formula="oooc:=[.$B328]*10+550+[.R$2]*8" office:value-type="float" office:value="968">
            <text:p>968 kg</text:p>
          </table:table-cell>
          <table:table-cell table:style-name="ce19" table:formula="oooc:=[.$B328]*10+550+[.S$2]*8" office:value-type="float" office:value="976">
            <text:p>976 kg</text:p>
          </table:table-cell>
          <table:table-cell table:style-name="ce19" table:formula="oooc:=[.$B328]*10+550+[.T$2]*8" office:value-type="float" office:value="984">
            <text:p>984 kg</text:p>
          </table:table-cell>
          <table:table-cell table:style-name="ce19" table:formula="oooc:=[.$B328]*10+550+[.U$2]*8" office:value-type="float" office:value="992">
            <text:p>992 kg</text:p>
          </table:table-cell>
          <table:table-cell table:style-name="ce19" table:formula="oooc:=[.$B328]*10+550+[.V$2]*8" office:value-type="float" office:value="1000">
            <text:p>1000 kg</text:p>
          </table:table-cell>
          <table:table-cell table:style-name="ce19" table:formula="oooc:=[.$B328]*10+550+[.W$2]*8" office:value-type="float" office:value="1008">
            <text:p>1008 kg</text:p>
          </table:table-cell>
          <table:table-cell table:style-name="ce19" table:formula="oooc:=[.$B328]*10+550+[.X$2]*8" office:value-type="float" office:value="1016">
            <text:p>1016 kg</text:p>
          </table:table-cell>
          <table:table-cell table:style-name="ce19" table:formula="oooc:=[.$B328]*10+550+[.Y$2]*8" office:value-type="float" office:value="1024">
            <text:p>1024 kg</text:p>
          </table:table-cell>
          <table:table-cell table:style-name="ce19" table:formula="oooc:=[.$B328]*10+550+[.Z$2]*8" office:value-type="float" office:value="1032">
            <text:p>1032 kg</text:p>
          </table:table-cell>
          <table:table-cell table:style-name="ce19" table:formula="oooc:=[.$B328]*10+550+[.AA$2]*8" office:value-type="float" office:value="1040">
            <text:p>1040 kg</text:p>
          </table:table-cell>
          <table:table-cell table:style-name="ce19" table:formula="oooc:=[.$B328]*10+550+[.AB$2]*8" office:value-type="float" office:value="1048">
            <text:p>1048 kg</text:p>
          </table:table-cell>
          <table:table-cell table:style-name="ce19" table:formula="oooc:=[.$B328]*10+550+[.AC$2]*8" office:value-type="float" office:value="1056">
            <text:p>1056 kg</text:p>
          </table:table-cell>
          <table:table-cell table:style-name="ce19" table:formula="oooc:=[.$B328]*10+550+[.AD$2]*8" office:value-type="float" office:value="1064">
            <text:p>1064 kg</text:p>
          </table:table-cell>
          <table:table-cell table:style-name="ce19" table:formula="oooc:=[.$B328]*10+550+[.AE$2]*8" office:value-type="float" office:value="1072">
            <text:p>1072 kg</text:p>
          </table:table-cell>
          <table:table-cell table:style-name="ce19" table:formula="oooc:=[.$B328]*10+550+[.AF$2]*8" office:value-type="float" office:value="1080">
            <text:p>10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style-name="ce19" table:formula="oooc:=[.$B329]*10+550+[.C$2]*8" office:value-type="float" office:value="858">
            <text:p>858 kg</text:p>
          </table:table-cell>
          <table:table-cell table:style-name="ce19" table:formula="oooc:=[.$B329]*10+550+[.D$2]*8" office:value-type="float" office:value="866">
            <text:p>866 kg</text:p>
          </table:table-cell>
          <table:table-cell table:style-name="ce19" table:formula="oooc:=[.$B329]*10+550+[.E$2]*8" office:value-type="float" office:value="874">
            <text:p>874 kg</text:p>
          </table:table-cell>
          <table:table-cell table:style-name="ce19" table:formula="oooc:=[.$B329]*10+550+[.F$2]*8" office:value-type="float" office:value="882">
            <text:p>882 kg</text:p>
          </table:table-cell>
          <table:table-cell table:style-name="ce19" table:formula="oooc:=[.$B329]*10+550+[.G$2]*8" office:value-type="float" office:value="890">
            <text:p>890 kg</text:p>
          </table:table-cell>
          <table:table-cell table:style-name="ce19" table:formula="oooc:=[.$B329]*10+550+[.H$2]*8" office:value-type="float" office:value="898">
            <text:p>898 kg</text:p>
          </table:table-cell>
          <table:table-cell table:style-name="ce19" table:formula="oooc:=[.$B329]*10+550+[.I$2]*8" office:value-type="float" office:value="906">
            <text:p>906 kg</text:p>
          </table:table-cell>
          <table:table-cell table:style-name="ce19" table:formula="oooc:=[.$B329]*10+550+[.J$2]*8" office:value-type="float" office:value="914">
            <text:p>914 kg</text:p>
          </table:table-cell>
          <table:table-cell table:style-name="ce19" table:formula="oooc:=[.$B329]*10+550+[.K$2]*8" office:value-type="float" office:value="922">
            <text:p>922 kg</text:p>
          </table:table-cell>
          <table:table-cell table:style-name="ce19" table:formula="oooc:=[.$B329]*10+550+[.L$2]*8" office:value-type="float" office:value="930">
            <text:p>930 kg</text:p>
          </table:table-cell>
          <table:table-cell table:style-name="ce19" table:formula="oooc:=[.$B329]*10+550+[.M$2]*8" office:value-type="float" office:value="938">
            <text:p>938 kg</text:p>
          </table:table-cell>
          <table:table-cell table:style-name="ce19" table:formula="oooc:=[.$B329]*10+550+[.N$2]*8" office:value-type="float" office:value="946">
            <text:p>946 kg</text:p>
          </table:table-cell>
          <table:table-cell table:style-name="ce19" table:formula="oooc:=[.$B329]*10+550+[.O$2]*8" office:value-type="float" office:value="954">
            <text:p>954 kg</text:p>
          </table:table-cell>
          <table:table-cell table:style-name="ce19" table:formula="oooc:=[.$B329]*10+550+[.P$2]*8" office:value-type="float" office:value="962">
            <text:p>962 kg</text:p>
          </table:table-cell>
          <table:table-cell table:style-name="ce19" table:formula="oooc:=[.$B329]*10+550+[.Q$2]*8" office:value-type="float" office:value="970">
            <text:p>970 kg</text:p>
          </table:table-cell>
          <table:table-cell table:style-name="ce19" table:formula="oooc:=[.$B329]*10+550+[.R$2]*8" office:value-type="float" office:value="978">
            <text:p>978 kg</text:p>
          </table:table-cell>
          <table:table-cell table:style-name="ce19" table:formula="oooc:=[.$B329]*10+550+[.S$2]*8" office:value-type="float" office:value="986">
            <text:p>986 kg</text:p>
          </table:table-cell>
          <table:table-cell table:style-name="ce19" table:formula="oooc:=[.$B329]*10+550+[.T$2]*8" office:value-type="float" office:value="994">
            <text:p>994 kg</text:p>
          </table:table-cell>
          <table:table-cell table:style-name="ce19" table:formula="oooc:=[.$B329]*10+550+[.U$2]*8" office:value-type="float" office:value="1002">
            <text:p>1002 kg</text:p>
          </table:table-cell>
          <table:table-cell table:style-name="ce19" table:formula="oooc:=[.$B329]*10+550+[.V$2]*8" office:value-type="float" office:value="1010">
            <text:p>1010 kg</text:p>
          </table:table-cell>
          <table:table-cell table:style-name="ce19" table:formula="oooc:=[.$B329]*10+550+[.W$2]*8" office:value-type="float" office:value="1018">
            <text:p>1018 kg</text:p>
          </table:table-cell>
          <table:table-cell table:style-name="ce19" table:formula="oooc:=[.$B329]*10+550+[.X$2]*8" office:value-type="float" office:value="1026">
            <text:p>1026 kg</text:p>
          </table:table-cell>
          <table:table-cell table:style-name="ce19" table:formula="oooc:=[.$B329]*10+550+[.Y$2]*8" office:value-type="float" office:value="1034">
            <text:p>1034 kg</text:p>
          </table:table-cell>
          <table:table-cell table:style-name="ce19" table:formula="oooc:=[.$B329]*10+550+[.Z$2]*8" office:value-type="float" office:value="1042">
            <text:p>1042 kg</text:p>
          </table:table-cell>
          <table:table-cell table:style-name="ce19" table:formula="oooc:=[.$B329]*10+550+[.AA$2]*8" office:value-type="float" office:value="1050">
            <text:p>1050 kg</text:p>
          </table:table-cell>
          <table:table-cell table:style-name="ce19" table:formula="oooc:=[.$B329]*10+550+[.AB$2]*8" office:value-type="float" office:value="1058">
            <text:p>1058 kg</text:p>
          </table:table-cell>
          <table:table-cell table:style-name="ce19" table:formula="oooc:=[.$B329]*10+550+[.AC$2]*8" office:value-type="float" office:value="1066">
            <text:p>1066 kg</text:p>
          </table:table-cell>
          <table:table-cell table:style-name="ce19" table:formula="oooc:=[.$B329]*10+550+[.AD$2]*8" office:value-type="float" office:value="1074">
            <text:p>1074 kg</text:p>
          </table:table-cell>
          <table:table-cell table:style-name="ce19" table:formula="oooc:=[.$B329]*10+550+[.AE$2]*8" office:value-type="float" office:value="1082">
            <text:p>1082 kg</text:p>
          </table:table-cell>
          <table:table-cell table:style-name="ce19" table:formula="oooc:=[.$B329]*10+550+[.AF$2]*8" office:value-type="float" office:value="1090">
            <text:p>1090 kg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19" table:number-columns-repeated="30"/>
          <table:table-cell table:number-columns-repeated="224"/>
        </table:table-row>
        <table:table-row table:style-name="ro4">
          <table:table-cell table:style-name="ce15" office:value-type="string" table:number-columns-spanned="2" table:number-rows-spanned="2">
            <text:p>Tabak</text:p>
          </table:table-cell>
          <table:covered-table-cell/>
          <table:table-cell table:style-name="ce18" office:value-type="string" table:number-columns-spanned="30" table:number-rows-spanned="1">
            <text:p>Forschungsstufe</text:p>
          </table:table-cell>
          <table:covered-table-cell table:number-columns-repeated="29"/>
          <table:table-cell table:number-columns-repeated="224"/>
        </table:table-row>
        <table:table-row table:style-name="ro2">
          <table:covered-table-cell table:style-name="ce16"/>
          <table:covered-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table:number-columns-repeated="224"/>
        </table:table-row>
        <table:table-row table:style-name="ro2">
          <table:table-cell table:style-name="ce17" office:value-type="string" table:number-columns-spanned="1" table:number-rows-spanned="30">
            <text:p>Plantage</text:p>
          </table:table-cell>
          <table:table-cell office:value-type="float" office:value="1">
            <text:p>1</text:p>
          </table:table-cell>
          <table:table-cell table:style-name="ce19" table:formula="oooc:=[.$B333]*10+570+[.C$2]*8" office:value-type="float" office:value="588">
            <text:p>588 kg</text:p>
          </table:table-cell>
          <table:table-cell table:style-name="ce19" table:formula="oooc:=[.$B333]*10+570+[.D$2]*8" office:value-type="float" office:value="596">
            <text:p>596 kg</text:p>
          </table:table-cell>
          <table:table-cell table:style-name="ce19" table:formula="oooc:=[.$B333]*10+570+[.E$2]*8" office:value-type="float" office:value="604">
            <text:p>604 kg</text:p>
          </table:table-cell>
          <table:table-cell table:style-name="ce19" table:formula="oooc:=[.$B333]*10+570+[.F$2]*8" office:value-type="float" office:value="612">
            <text:p>612 kg</text:p>
          </table:table-cell>
          <table:table-cell table:style-name="ce19" table:formula="oooc:=[.$B333]*10+570+[.G$2]*8" office:value-type="float" office:value="620">
            <text:p>620 kg</text:p>
          </table:table-cell>
          <table:table-cell table:style-name="ce19" table:formula="oooc:=[.$B333]*10+570+[.H$2]*8" office:value-type="float" office:value="628">
            <text:p>628 kg</text:p>
          </table:table-cell>
          <table:table-cell table:style-name="ce19" table:formula="oooc:=[.$B333]*10+570+[.I$2]*8" office:value-type="float" office:value="636">
            <text:p>636 kg</text:p>
          </table:table-cell>
          <table:table-cell table:style-name="ce19" table:formula="oooc:=[.$B333]*10+570+[.J$2]*8" office:value-type="float" office:value="644">
            <text:p>644 kg</text:p>
          </table:table-cell>
          <table:table-cell table:style-name="ce19" table:formula="oooc:=[.$B333]*10+570+[.K$2]*8" office:value-type="float" office:value="652">
            <text:p>652 kg</text:p>
          </table:table-cell>
          <table:table-cell table:style-name="ce19" table:formula="oooc:=[.$B333]*10+570+[.L$2]*8" office:value-type="float" office:value="660">
            <text:p>660 kg</text:p>
          </table:table-cell>
          <table:table-cell table:style-name="ce19" table:formula="oooc:=[.$B333]*10+570+[.M$2]*8" office:value-type="float" office:value="668">
            <text:p>668 kg</text:p>
          </table:table-cell>
          <table:table-cell table:style-name="ce19" table:formula="oooc:=[.$B333]*10+570+[.N$2]*8" office:value-type="float" office:value="676">
            <text:p>676 kg</text:p>
          </table:table-cell>
          <table:table-cell table:style-name="ce19" table:formula="oooc:=[.$B333]*10+570+[.O$2]*8" office:value-type="float" office:value="684">
            <text:p>684 kg</text:p>
          </table:table-cell>
          <table:table-cell table:style-name="ce19" table:formula="oooc:=[.$B333]*10+570+[.P$2]*8" office:value-type="float" office:value="692">
            <text:p>692 kg</text:p>
          </table:table-cell>
          <table:table-cell table:style-name="ce19" table:formula="oooc:=[.$B333]*10+570+[.Q$2]*8" office:value-type="float" office:value="700">
            <text:p>700 kg</text:p>
          </table:table-cell>
          <table:table-cell table:style-name="ce19" table:formula="oooc:=[.$B333]*10+570+[.R$2]*8" office:value-type="float" office:value="708">
            <text:p>708 kg</text:p>
          </table:table-cell>
          <table:table-cell table:style-name="ce19" table:formula="oooc:=[.$B333]*10+570+[.S$2]*8" office:value-type="float" office:value="716">
            <text:p>716 kg</text:p>
          </table:table-cell>
          <table:table-cell table:style-name="ce19" table:formula="oooc:=[.$B333]*10+570+[.T$2]*8" office:value-type="float" office:value="724">
            <text:p>724 kg</text:p>
          </table:table-cell>
          <table:table-cell table:style-name="ce19" table:formula="oooc:=[.$B333]*10+570+[.U$2]*8" office:value-type="float" office:value="732">
            <text:p>732 kg</text:p>
          </table:table-cell>
          <table:table-cell table:style-name="ce19" table:formula="oooc:=[.$B333]*10+570+[.V$2]*8" office:value-type="float" office:value="740">
            <text:p>740 kg</text:p>
          </table:table-cell>
          <table:table-cell table:style-name="ce19" table:formula="oooc:=[.$B333]*10+570+[.W$2]*8" office:value-type="float" office:value="748">
            <text:p>748 kg</text:p>
          </table:table-cell>
          <table:table-cell table:style-name="ce19" table:formula="oooc:=[.$B333]*10+570+[.X$2]*8" office:value-type="float" office:value="756">
            <text:p>756 kg</text:p>
          </table:table-cell>
          <table:table-cell table:style-name="ce19" table:formula="oooc:=[.$B333]*10+570+[.Y$2]*8" office:value-type="float" office:value="764">
            <text:p>764 kg</text:p>
          </table:table-cell>
          <table:table-cell table:style-name="ce19" table:formula="oooc:=[.$B333]*10+570+[.Z$2]*8" office:value-type="float" office:value="772">
            <text:p>772 kg</text:p>
          </table:table-cell>
          <table:table-cell table:style-name="ce19" table:formula="oooc:=[.$B333]*10+570+[.AA$2]*8" office:value-type="float" office:value="780">
            <text:p>780 kg</text:p>
          </table:table-cell>
          <table:table-cell table:style-name="ce19" table:formula="oooc:=[.$B333]*10+570+[.AB$2]*8" office:value-type="float" office:value="788">
            <text:p>788 kg</text:p>
          </table:table-cell>
          <table:table-cell table:style-name="ce19" table:formula="oooc:=[.$B333]*10+570+[.AC$2]*8" office:value-type="float" office:value="796">
            <text:p>796 kg</text:p>
          </table:table-cell>
          <table:table-cell table:style-name="ce19" table:formula="oooc:=[.$B333]*10+570+[.AD$2]*8" office:value-type="float" office:value="804">
            <text:p>804 kg</text:p>
          </table:table-cell>
          <table:table-cell table:style-name="ce19" table:formula="oooc:=[.$B333]*10+570+[.AE$2]*8" office:value-type="float" office:value="812">
            <text:p>812 kg</text:p>
          </table:table-cell>
          <table:table-cell table:style-name="ce19" table:formula="oooc:=[.$B333]*10+570+[.AF$2]*8" office:value-type="float" office:value="820">
            <text:p>8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19" table:formula="oooc:=[.$B334]*10+570+[.C$2]*8" office:value-type="float" office:value="598">
            <text:p>598 kg</text:p>
          </table:table-cell>
          <table:table-cell table:style-name="ce19" table:formula="oooc:=[.$B334]*10+570+[.D$2]*8" office:value-type="float" office:value="606">
            <text:p>606 kg</text:p>
          </table:table-cell>
          <table:table-cell table:style-name="ce19" table:formula="oooc:=[.$B334]*10+570+[.E$2]*8" office:value-type="float" office:value="614">
            <text:p>614 kg</text:p>
          </table:table-cell>
          <table:table-cell table:style-name="ce19" table:formula="oooc:=[.$B334]*10+570+[.F$2]*8" office:value-type="float" office:value="622">
            <text:p>622 kg</text:p>
          </table:table-cell>
          <table:table-cell table:style-name="ce19" table:formula="oooc:=[.$B334]*10+570+[.G$2]*8" office:value-type="float" office:value="630">
            <text:p>630 kg</text:p>
          </table:table-cell>
          <table:table-cell table:style-name="ce19" table:formula="oooc:=[.$B334]*10+570+[.H$2]*8" office:value-type="float" office:value="638">
            <text:p>638 kg</text:p>
          </table:table-cell>
          <table:table-cell table:style-name="ce19" table:formula="oooc:=[.$B334]*10+570+[.I$2]*8" office:value-type="float" office:value="646">
            <text:p>646 kg</text:p>
          </table:table-cell>
          <table:table-cell table:style-name="ce19" table:formula="oooc:=[.$B334]*10+570+[.J$2]*8" office:value-type="float" office:value="654">
            <text:p>654 kg</text:p>
          </table:table-cell>
          <table:table-cell table:style-name="ce19" table:formula="oooc:=[.$B334]*10+570+[.K$2]*8" office:value-type="float" office:value="662">
            <text:p>662 kg</text:p>
          </table:table-cell>
          <table:table-cell table:style-name="ce19" table:formula="oooc:=[.$B334]*10+570+[.L$2]*8" office:value-type="float" office:value="670">
            <text:p>670 kg</text:p>
          </table:table-cell>
          <table:table-cell table:style-name="ce19" table:formula="oooc:=[.$B334]*10+570+[.M$2]*8" office:value-type="float" office:value="678">
            <text:p>678 kg</text:p>
          </table:table-cell>
          <table:table-cell table:style-name="ce19" table:formula="oooc:=[.$B334]*10+570+[.N$2]*8" office:value-type="float" office:value="686">
            <text:p>686 kg</text:p>
          </table:table-cell>
          <table:table-cell table:style-name="ce19" table:formula="oooc:=[.$B334]*10+570+[.O$2]*8" office:value-type="float" office:value="694">
            <text:p>694 kg</text:p>
          </table:table-cell>
          <table:table-cell table:style-name="ce19" table:formula="oooc:=[.$B334]*10+570+[.P$2]*8" office:value-type="float" office:value="702">
            <text:p>702 kg</text:p>
          </table:table-cell>
          <table:table-cell table:style-name="ce19" table:formula="oooc:=[.$B334]*10+570+[.Q$2]*8" office:value-type="float" office:value="710">
            <text:p>710 kg</text:p>
          </table:table-cell>
          <table:table-cell table:style-name="ce19" table:formula="oooc:=[.$B334]*10+570+[.R$2]*8" office:value-type="float" office:value="718">
            <text:p>718 kg</text:p>
          </table:table-cell>
          <table:table-cell table:style-name="ce19" table:formula="oooc:=[.$B334]*10+570+[.S$2]*8" office:value-type="float" office:value="726">
            <text:p>726 kg</text:p>
          </table:table-cell>
          <table:table-cell table:style-name="ce19" table:formula="oooc:=[.$B334]*10+570+[.T$2]*8" office:value-type="float" office:value="734">
            <text:p>734 kg</text:p>
          </table:table-cell>
          <table:table-cell table:style-name="ce19" table:formula="oooc:=[.$B334]*10+570+[.U$2]*8" office:value-type="float" office:value="742">
            <text:p>742 kg</text:p>
          </table:table-cell>
          <table:table-cell table:style-name="ce19" table:formula="oooc:=[.$B334]*10+570+[.V$2]*8" office:value-type="float" office:value="750">
            <text:p>750 kg</text:p>
          </table:table-cell>
          <table:table-cell table:style-name="ce19" table:formula="oooc:=[.$B334]*10+570+[.W$2]*8" office:value-type="float" office:value="758">
            <text:p>758 kg</text:p>
          </table:table-cell>
          <table:table-cell table:style-name="ce19" table:formula="oooc:=[.$B334]*10+570+[.X$2]*8" office:value-type="float" office:value="766">
            <text:p>766 kg</text:p>
          </table:table-cell>
          <table:table-cell table:style-name="ce19" table:formula="oooc:=[.$B334]*10+570+[.Y$2]*8" office:value-type="float" office:value="774">
            <text:p>774 kg</text:p>
          </table:table-cell>
          <table:table-cell table:style-name="ce19" table:formula="oooc:=[.$B334]*10+570+[.Z$2]*8" office:value-type="float" office:value="782">
            <text:p>782 kg</text:p>
          </table:table-cell>
          <table:table-cell table:style-name="ce19" table:formula="oooc:=[.$B334]*10+570+[.AA$2]*8" office:value-type="float" office:value="790">
            <text:p>790 kg</text:p>
          </table:table-cell>
          <table:table-cell table:style-name="ce19" table:formula="oooc:=[.$B334]*10+570+[.AB$2]*8" office:value-type="float" office:value="798">
            <text:p>798 kg</text:p>
          </table:table-cell>
          <table:table-cell table:style-name="ce19" table:formula="oooc:=[.$B334]*10+570+[.AC$2]*8" office:value-type="float" office:value="806">
            <text:p>806 kg</text:p>
          </table:table-cell>
          <table:table-cell table:style-name="ce19" table:formula="oooc:=[.$B334]*10+570+[.AD$2]*8" office:value-type="float" office:value="814">
            <text:p>814 kg</text:p>
          </table:table-cell>
          <table:table-cell table:style-name="ce19" table:formula="oooc:=[.$B334]*10+570+[.AE$2]*8" office:value-type="float" office:value="822">
            <text:p>822 kg</text:p>
          </table:table-cell>
          <table:table-cell table:style-name="ce19" table:formula="oooc:=[.$B334]*10+570+[.AF$2]*8" office:value-type="float" office:value="830">
            <text:p>8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style-name="ce19" table:formula="oooc:=[.$B335]*10+570+[.C$2]*8" office:value-type="float" office:value="608">
            <text:p>608 kg</text:p>
          </table:table-cell>
          <table:table-cell table:style-name="ce19" table:formula="oooc:=[.$B335]*10+570+[.D$2]*8" office:value-type="float" office:value="616">
            <text:p>616 kg</text:p>
          </table:table-cell>
          <table:table-cell table:style-name="ce19" table:formula="oooc:=[.$B335]*10+570+[.E$2]*8" office:value-type="float" office:value="624">
            <text:p>624 kg</text:p>
          </table:table-cell>
          <table:table-cell table:style-name="ce19" table:formula="oooc:=[.$B335]*10+570+[.F$2]*8" office:value-type="float" office:value="632">
            <text:p>632 kg</text:p>
          </table:table-cell>
          <table:table-cell table:style-name="ce19" table:formula="oooc:=[.$B335]*10+570+[.G$2]*8" office:value-type="float" office:value="640">
            <text:p>640 kg</text:p>
          </table:table-cell>
          <table:table-cell table:style-name="ce19" table:formula="oooc:=[.$B335]*10+570+[.H$2]*8" office:value-type="float" office:value="648">
            <text:p>648 kg</text:p>
          </table:table-cell>
          <table:table-cell table:style-name="ce19" table:formula="oooc:=[.$B335]*10+570+[.I$2]*8" office:value-type="float" office:value="656">
            <text:p>656 kg</text:p>
          </table:table-cell>
          <table:table-cell table:style-name="ce19" table:formula="oooc:=[.$B335]*10+570+[.J$2]*8" office:value-type="float" office:value="664">
            <text:p>664 kg</text:p>
          </table:table-cell>
          <table:table-cell table:style-name="ce19" table:formula="oooc:=[.$B335]*10+570+[.K$2]*8" office:value-type="float" office:value="672">
            <text:p>672 kg</text:p>
          </table:table-cell>
          <table:table-cell table:style-name="ce19" table:formula="oooc:=[.$B335]*10+570+[.L$2]*8" office:value-type="float" office:value="680">
            <text:p>680 kg</text:p>
          </table:table-cell>
          <table:table-cell table:style-name="ce19" table:formula="oooc:=[.$B335]*10+570+[.M$2]*8" office:value-type="float" office:value="688">
            <text:p>688 kg</text:p>
          </table:table-cell>
          <table:table-cell table:style-name="ce19" table:formula="oooc:=[.$B335]*10+570+[.N$2]*8" office:value-type="float" office:value="696">
            <text:p>696 kg</text:p>
          </table:table-cell>
          <table:table-cell table:style-name="ce19" table:formula="oooc:=[.$B335]*10+570+[.O$2]*8" office:value-type="float" office:value="704">
            <text:p>704 kg</text:p>
          </table:table-cell>
          <table:table-cell table:style-name="ce19" table:formula="oooc:=[.$B335]*10+570+[.P$2]*8" office:value-type="float" office:value="712">
            <text:p>712 kg</text:p>
          </table:table-cell>
          <table:table-cell table:style-name="ce19" table:formula="oooc:=[.$B335]*10+570+[.Q$2]*8" office:value-type="float" office:value="720">
            <text:p>720 kg</text:p>
          </table:table-cell>
          <table:table-cell table:style-name="ce19" table:formula="oooc:=[.$B335]*10+570+[.R$2]*8" office:value-type="float" office:value="728">
            <text:p>728 kg</text:p>
          </table:table-cell>
          <table:table-cell table:style-name="ce19" table:formula="oooc:=[.$B335]*10+570+[.S$2]*8" office:value-type="float" office:value="736">
            <text:p>736 kg</text:p>
          </table:table-cell>
          <table:table-cell table:style-name="ce19" table:formula="oooc:=[.$B335]*10+570+[.T$2]*8" office:value-type="float" office:value="744">
            <text:p>744 kg</text:p>
          </table:table-cell>
          <table:table-cell table:style-name="ce19" table:formula="oooc:=[.$B335]*10+570+[.U$2]*8" office:value-type="float" office:value="752">
            <text:p>752 kg</text:p>
          </table:table-cell>
          <table:table-cell table:style-name="ce19" table:formula="oooc:=[.$B335]*10+570+[.V$2]*8" office:value-type="float" office:value="760">
            <text:p>760 kg</text:p>
          </table:table-cell>
          <table:table-cell table:style-name="ce19" table:formula="oooc:=[.$B335]*10+570+[.W$2]*8" office:value-type="float" office:value="768">
            <text:p>768 kg</text:p>
          </table:table-cell>
          <table:table-cell table:style-name="ce19" table:formula="oooc:=[.$B335]*10+570+[.X$2]*8" office:value-type="float" office:value="776">
            <text:p>776 kg</text:p>
          </table:table-cell>
          <table:table-cell table:style-name="ce19" table:formula="oooc:=[.$B335]*10+570+[.Y$2]*8" office:value-type="float" office:value="784">
            <text:p>784 kg</text:p>
          </table:table-cell>
          <table:table-cell table:style-name="ce19" table:formula="oooc:=[.$B335]*10+570+[.Z$2]*8" office:value-type="float" office:value="792">
            <text:p>792 kg</text:p>
          </table:table-cell>
          <table:table-cell table:style-name="ce19" table:formula="oooc:=[.$B335]*10+570+[.AA$2]*8" office:value-type="float" office:value="800">
            <text:p>800 kg</text:p>
          </table:table-cell>
          <table:table-cell table:style-name="ce19" table:formula="oooc:=[.$B335]*10+570+[.AB$2]*8" office:value-type="float" office:value="808">
            <text:p>808 kg</text:p>
          </table:table-cell>
          <table:table-cell table:style-name="ce19" table:formula="oooc:=[.$B335]*10+570+[.AC$2]*8" office:value-type="float" office:value="816">
            <text:p>816 kg</text:p>
          </table:table-cell>
          <table:table-cell table:style-name="ce19" table:formula="oooc:=[.$B335]*10+570+[.AD$2]*8" office:value-type="float" office:value="824">
            <text:p>824 kg</text:p>
          </table:table-cell>
          <table:table-cell table:style-name="ce19" table:formula="oooc:=[.$B335]*10+570+[.AE$2]*8" office:value-type="float" office:value="832">
            <text:p>832 kg</text:p>
          </table:table-cell>
          <table:table-cell table:style-name="ce19" table:formula="oooc:=[.$B335]*10+570+[.AF$2]*8" office:value-type="float" office:value="840">
            <text:p>8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19" table:formula="oooc:=[.$B336]*10+570+[.C$2]*8" office:value-type="float" office:value="618">
            <text:p>618 kg</text:p>
          </table:table-cell>
          <table:table-cell table:style-name="ce19" table:formula="oooc:=[.$B336]*10+570+[.D$2]*8" office:value-type="float" office:value="626">
            <text:p>626 kg</text:p>
          </table:table-cell>
          <table:table-cell table:style-name="ce19" table:formula="oooc:=[.$B336]*10+570+[.E$2]*8" office:value-type="float" office:value="634">
            <text:p>634 kg</text:p>
          </table:table-cell>
          <table:table-cell table:style-name="ce19" table:formula="oooc:=[.$B336]*10+570+[.F$2]*8" office:value-type="float" office:value="642">
            <text:p>642 kg</text:p>
          </table:table-cell>
          <table:table-cell table:style-name="ce19" table:formula="oooc:=[.$B336]*10+570+[.G$2]*8" office:value-type="float" office:value="650">
            <text:p>650 kg</text:p>
          </table:table-cell>
          <table:table-cell table:style-name="ce19" table:formula="oooc:=[.$B336]*10+570+[.H$2]*8" office:value-type="float" office:value="658">
            <text:p>658 kg</text:p>
          </table:table-cell>
          <table:table-cell table:style-name="ce19" table:formula="oooc:=[.$B336]*10+570+[.I$2]*8" office:value-type="float" office:value="666">
            <text:p>666 kg</text:p>
          </table:table-cell>
          <table:table-cell table:style-name="ce19" table:formula="oooc:=[.$B336]*10+570+[.J$2]*8" office:value-type="float" office:value="674">
            <text:p>674 kg</text:p>
          </table:table-cell>
          <table:table-cell table:style-name="ce19" table:formula="oooc:=[.$B336]*10+570+[.K$2]*8" office:value-type="float" office:value="682">
            <text:p>682 kg</text:p>
          </table:table-cell>
          <table:table-cell table:style-name="ce19" table:formula="oooc:=[.$B336]*10+570+[.L$2]*8" office:value-type="float" office:value="690">
            <text:p>690 kg</text:p>
          </table:table-cell>
          <table:table-cell table:style-name="ce19" table:formula="oooc:=[.$B336]*10+570+[.M$2]*8" office:value-type="float" office:value="698">
            <text:p>698 kg</text:p>
          </table:table-cell>
          <table:table-cell table:style-name="ce19" table:formula="oooc:=[.$B336]*10+570+[.N$2]*8" office:value-type="float" office:value="706">
            <text:p>706 kg</text:p>
          </table:table-cell>
          <table:table-cell table:style-name="ce19" table:formula="oooc:=[.$B336]*10+570+[.O$2]*8" office:value-type="float" office:value="714">
            <text:p>714 kg</text:p>
          </table:table-cell>
          <table:table-cell table:style-name="ce19" table:formula="oooc:=[.$B336]*10+570+[.P$2]*8" office:value-type="float" office:value="722">
            <text:p>722 kg</text:p>
          </table:table-cell>
          <table:table-cell table:style-name="ce19" table:formula="oooc:=[.$B336]*10+570+[.Q$2]*8" office:value-type="float" office:value="730">
            <text:p>730 kg</text:p>
          </table:table-cell>
          <table:table-cell table:style-name="ce19" table:formula="oooc:=[.$B336]*10+570+[.R$2]*8" office:value-type="float" office:value="738">
            <text:p>738 kg</text:p>
          </table:table-cell>
          <table:table-cell table:style-name="ce19" table:formula="oooc:=[.$B336]*10+570+[.S$2]*8" office:value-type="float" office:value="746">
            <text:p>746 kg</text:p>
          </table:table-cell>
          <table:table-cell table:style-name="ce19" table:formula="oooc:=[.$B336]*10+570+[.T$2]*8" office:value-type="float" office:value="754">
            <text:p>754 kg</text:p>
          </table:table-cell>
          <table:table-cell table:style-name="ce19" table:formula="oooc:=[.$B336]*10+570+[.U$2]*8" office:value-type="float" office:value="762">
            <text:p>762 kg</text:p>
          </table:table-cell>
          <table:table-cell table:style-name="ce19" table:formula="oooc:=[.$B336]*10+570+[.V$2]*8" office:value-type="float" office:value="770">
            <text:p>770 kg</text:p>
          </table:table-cell>
          <table:table-cell table:style-name="ce19" table:formula="oooc:=[.$B336]*10+570+[.W$2]*8" office:value-type="float" office:value="778">
            <text:p>778 kg</text:p>
          </table:table-cell>
          <table:table-cell table:style-name="ce19" table:formula="oooc:=[.$B336]*10+570+[.X$2]*8" office:value-type="float" office:value="786">
            <text:p>786 kg</text:p>
          </table:table-cell>
          <table:table-cell table:style-name="ce19" table:formula="oooc:=[.$B336]*10+570+[.Y$2]*8" office:value-type="float" office:value="794">
            <text:p>794 kg</text:p>
          </table:table-cell>
          <table:table-cell table:style-name="ce19" table:formula="oooc:=[.$B336]*10+570+[.Z$2]*8" office:value-type="float" office:value="802">
            <text:p>802 kg</text:p>
          </table:table-cell>
          <table:table-cell table:style-name="ce19" table:formula="oooc:=[.$B336]*10+570+[.AA$2]*8" office:value-type="float" office:value="810">
            <text:p>810 kg</text:p>
          </table:table-cell>
          <table:table-cell table:style-name="ce19" table:formula="oooc:=[.$B336]*10+570+[.AB$2]*8" office:value-type="float" office:value="818">
            <text:p>818 kg</text:p>
          </table:table-cell>
          <table:table-cell table:style-name="ce19" table:formula="oooc:=[.$B336]*10+570+[.AC$2]*8" office:value-type="float" office:value="826">
            <text:p>826 kg</text:p>
          </table:table-cell>
          <table:table-cell table:style-name="ce19" table:formula="oooc:=[.$B336]*10+570+[.AD$2]*8" office:value-type="float" office:value="834">
            <text:p>834 kg</text:p>
          </table:table-cell>
          <table:table-cell table:style-name="ce19" table:formula="oooc:=[.$B336]*10+570+[.AE$2]*8" office:value-type="float" office:value="842">
            <text:p>842 kg</text:p>
          </table:table-cell>
          <table:table-cell table:style-name="ce19" table:formula="oooc:=[.$B336]*10+570+[.AF$2]*8" office:value-type="float" office:value="850">
            <text:p>8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style-name="ce19" table:formula="oooc:=[.$B337]*10+570+[.C$2]*8" office:value-type="float" office:value="628">
            <text:p>628 kg</text:p>
          </table:table-cell>
          <table:table-cell table:style-name="ce19" table:formula="oooc:=[.$B337]*10+570+[.D$2]*8" office:value-type="float" office:value="636">
            <text:p>636 kg</text:p>
          </table:table-cell>
          <table:table-cell table:style-name="ce19" table:formula="oooc:=[.$B337]*10+570+[.E$2]*8" office:value-type="float" office:value="644">
            <text:p>644 kg</text:p>
          </table:table-cell>
          <table:table-cell table:style-name="ce19" table:formula="oooc:=[.$B337]*10+570+[.F$2]*8" office:value-type="float" office:value="652">
            <text:p>652 kg</text:p>
          </table:table-cell>
          <table:table-cell table:style-name="ce19" table:formula="oooc:=[.$B337]*10+570+[.G$2]*8" office:value-type="float" office:value="660">
            <text:p>660 kg</text:p>
          </table:table-cell>
          <table:table-cell table:style-name="ce19" table:formula="oooc:=[.$B337]*10+570+[.H$2]*8" office:value-type="float" office:value="668">
            <text:p>668 kg</text:p>
          </table:table-cell>
          <table:table-cell table:style-name="ce19" table:formula="oooc:=[.$B337]*10+570+[.I$2]*8" office:value-type="float" office:value="676">
            <text:p>676 kg</text:p>
          </table:table-cell>
          <table:table-cell table:style-name="ce19" table:formula="oooc:=[.$B337]*10+570+[.J$2]*8" office:value-type="float" office:value="684">
            <text:p>684 kg</text:p>
          </table:table-cell>
          <table:table-cell table:style-name="ce19" table:formula="oooc:=[.$B337]*10+570+[.K$2]*8" office:value-type="float" office:value="692">
            <text:p>692 kg</text:p>
          </table:table-cell>
          <table:table-cell table:style-name="ce19" table:formula="oooc:=[.$B337]*10+570+[.L$2]*8" office:value-type="float" office:value="700">
            <text:p>700 kg</text:p>
          </table:table-cell>
          <table:table-cell table:style-name="ce19" table:formula="oooc:=[.$B337]*10+570+[.M$2]*8" office:value-type="float" office:value="708">
            <text:p>708 kg</text:p>
          </table:table-cell>
          <table:table-cell table:style-name="ce19" table:formula="oooc:=[.$B337]*10+570+[.N$2]*8" office:value-type="float" office:value="716">
            <text:p>716 kg</text:p>
          </table:table-cell>
          <table:table-cell table:style-name="ce19" table:formula="oooc:=[.$B337]*10+570+[.O$2]*8" office:value-type="float" office:value="724">
            <text:p>724 kg</text:p>
          </table:table-cell>
          <table:table-cell table:style-name="ce19" table:formula="oooc:=[.$B337]*10+570+[.P$2]*8" office:value-type="float" office:value="732">
            <text:p>732 kg</text:p>
          </table:table-cell>
          <table:table-cell table:style-name="ce19" table:formula="oooc:=[.$B337]*10+570+[.Q$2]*8" office:value-type="float" office:value="740">
            <text:p>740 kg</text:p>
          </table:table-cell>
          <table:table-cell table:style-name="ce19" table:formula="oooc:=[.$B337]*10+570+[.R$2]*8" office:value-type="float" office:value="748">
            <text:p>748 kg</text:p>
          </table:table-cell>
          <table:table-cell table:style-name="ce19" table:formula="oooc:=[.$B337]*10+570+[.S$2]*8" office:value-type="float" office:value="756">
            <text:p>756 kg</text:p>
          </table:table-cell>
          <table:table-cell table:style-name="ce19" table:formula="oooc:=[.$B337]*10+570+[.T$2]*8" office:value-type="float" office:value="764">
            <text:p>764 kg</text:p>
          </table:table-cell>
          <table:table-cell table:style-name="ce19" table:formula="oooc:=[.$B337]*10+570+[.U$2]*8" office:value-type="float" office:value="772">
            <text:p>772 kg</text:p>
          </table:table-cell>
          <table:table-cell table:style-name="ce19" table:formula="oooc:=[.$B337]*10+570+[.V$2]*8" office:value-type="float" office:value="780">
            <text:p>780 kg</text:p>
          </table:table-cell>
          <table:table-cell table:style-name="ce19" table:formula="oooc:=[.$B337]*10+570+[.W$2]*8" office:value-type="float" office:value="788">
            <text:p>788 kg</text:p>
          </table:table-cell>
          <table:table-cell table:style-name="ce19" table:formula="oooc:=[.$B337]*10+570+[.X$2]*8" office:value-type="float" office:value="796">
            <text:p>796 kg</text:p>
          </table:table-cell>
          <table:table-cell table:style-name="ce19" table:formula="oooc:=[.$B337]*10+570+[.Y$2]*8" office:value-type="float" office:value="804">
            <text:p>804 kg</text:p>
          </table:table-cell>
          <table:table-cell table:style-name="ce19" table:formula="oooc:=[.$B337]*10+570+[.Z$2]*8" office:value-type="float" office:value="812">
            <text:p>812 kg</text:p>
          </table:table-cell>
          <table:table-cell table:style-name="ce19" table:formula="oooc:=[.$B337]*10+570+[.AA$2]*8" office:value-type="float" office:value="820">
            <text:p>820 kg</text:p>
          </table:table-cell>
          <table:table-cell table:style-name="ce19" table:formula="oooc:=[.$B337]*10+570+[.AB$2]*8" office:value-type="float" office:value="828">
            <text:p>828 kg</text:p>
          </table:table-cell>
          <table:table-cell table:style-name="ce19" table:formula="oooc:=[.$B337]*10+570+[.AC$2]*8" office:value-type="float" office:value="836">
            <text:p>836 kg</text:p>
          </table:table-cell>
          <table:table-cell table:style-name="ce19" table:formula="oooc:=[.$B337]*10+570+[.AD$2]*8" office:value-type="float" office:value="844">
            <text:p>844 kg</text:p>
          </table:table-cell>
          <table:table-cell table:style-name="ce19" table:formula="oooc:=[.$B337]*10+570+[.AE$2]*8" office:value-type="float" office:value="852">
            <text:p>852 kg</text:p>
          </table:table-cell>
          <table:table-cell table:style-name="ce19" table:formula="oooc:=[.$B337]*10+570+[.AF$2]*8" office:value-type="float" office:value="860">
            <text:p>8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19" table:formula="oooc:=[.$B338]*10+570+[.C$2]*8" office:value-type="float" office:value="638">
            <text:p>638 kg</text:p>
          </table:table-cell>
          <table:table-cell table:style-name="ce19" table:formula="oooc:=[.$B338]*10+570+[.D$2]*8" office:value-type="float" office:value="646">
            <text:p>646 kg</text:p>
          </table:table-cell>
          <table:table-cell table:style-name="ce19" table:formula="oooc:=[.$B338]*10+570+[.E$2]*8" office:value-type="float" office:value="654">
            <text:p>654 kg</text:p>
          </table:table-cell>
          <table:table-cell table:style-name="ce19" table:formula="oooc:=[.$B338]*10+570+[.F$2]*8" office:value-type="float" office:value="662">
            <text:p>662 kg</text:p>
          </table:table-cell>
          <table:table-cell table:style-name="ce19" table:formula="oooc:=[.$B338]*10+570+[.G$2]*8" office:value-type="float" office:value="670">
            <text:p>670 kg</text:p>
          </table:table-cell>
          <table:table-cell table:style-name="ce19" table:formula="oooc:=[.$B338]*10+570+[.H$2]*8" office:value-type="float" office:value="678">
            <text:p>678 kg</text:p>
          </table:table-cell>
          <table:table-cell table:style-name="ce19" table:formula="oooc:=[.$B338]*10+570+[.I$2]*8" office:value-type="float" office:value="686">
            <text:p>686 kg</text:p>
          </table:table-cell>
          <table:table-cell table:style-name="ce19" table:formula="oooc:=[.$B338]*10+570+[.J$2]*8" office:value-type="float" office:value="694">
            <text:p>694 kg</text:p>
          </table:table-cell>
          <table:table-cell table:style-name="ce19" table:formula="oooc:=[.$B338]*10+570+[.K$2]*8" office:value-type="float" office:value="702">
            <text:p>702 kg</text:p>
          </table:table-cell>
          <table:table-cell table:style-name="ce19" table:formula="oooc:=[.$B338]*10+570+[.L$2]*8" office:value-type="float" office:value="710">
            <text:p>710 kg</text:p>
          </table:table-cell>
          <table:table-cell table:style-name="ce19" table:formula="oooc:=[.$B338]*10+570+[.M$2]*8" office:value-type="float" office:value="718">
            <text:p>718 kg</text:p>
          </table:table-cell>
          <table:table-cell table:style-name="ce19" table:formula="oooc:=[.$B338]*10+570+[.N$2]*8" office:value-type="float" office:value="726">
            <text:p>726 kg</text:p>
          </table:table-cell>
          <table:table-cell table:style-name="ce19" table:formula="oooc:=[.$B338]*10+570+[.O$2]*8" office:value-type="float" office:value="734">
            <text:p>734 kg</text:p>
          </table:table-cell>
          <table:table-cell table:style-name="ce19" table:formula="oooc:=[.$B338]*10+570+[.P$2]*8" office:value-type="float" office:value="742">
            <text:p>742 kg</text:p>
          </table:table-cell>
          <table:table-cell table:style-name="ce19" table:formula="oooc:=[.$B338]*10+570+[.Q$2]*8" office:value-type="float" office:value="750">
            <text:p>750 kg</text:p>
          </table:table-cell>
          <table:table-cell table:style-name="ce19" table:formula="oooc:=[.$B338]*10+570+[.R$2]*8" office:value-type="float" office:value="758">
            <text:p>758 kg</text:p>
          </table:table-cell>
          <table:table-cell table:style-name="ce19" table:formula="oooc:=[.$B338]*10+570+[.S$2]*8" office:value-type="float" office:value="766">
            <text:p>766 kg</text:p>
          </table:table-cell>
          <table:table-cell table:style-name="ce19" table:formula="oooc:=[.$B338]*10+570+[.T$2]*8" office:value-type="float" office:value="774">
            <text:p>774 kg</text:p>
          </table:table-cell>
          <table:table-cell table:style-name="ce19" table:formula="oooc:=[.$B338]*10+570+[.U$2]*8" office:value-type="float" office:value="782">
            <text:p>782 kg</text:p>
          </table:table-cell>
          <table:table-cell table:style-name="ce19" table:formula="oooc:=[.$B338]*10+570+[.V$2]*8" office:value-type="float" office:value="790">
            <text:p>790 kg</text:p>
          </table:table-cell>
          <table:table-cell table:style-name="ce19" table:formula="oooc:=[.$B338]*10+570+[.W$2]*8" office:value-type="float" office:value="798">
            <text:p>798 kg</text:p>
          </table:table-cell>
          <table:table-cell table:style-name="ce19" table:formula="oooc:=[.$B338]*10+570+[.X$2]*8" office:value-type="float" office:value="806">
            <text:p>806 kg</text:p>
          </table:table-cell>
          <table:table-cell table:style-name="ce19" table:formula="oooc:=[.$B338]*10+570+[.Y$2]*8" office:value-type="float" office:value="814">
            <text:p>814 kg</text:p>
          </table:table-cell>
          <table:table-cell table:style-name="ce19" table:formula="oooc:=[.$B338]*10+570+[.Z$2]*8" office:value-type="float" office:value="822">
            <text:p>822 kg</text:p>
          </table:table-cell>
          <table:table-cell table:style-name="ce19" table:formula="oooc:=[.$B338]*10+570+[.AA$2]*8" office:value-type="float" office:value="830">
            <text:p>830 kg</text:p>
          </table:table-cell>
          <table:table-cell table:style-name="ce19" table:formula="oooc:=[.$B338]*10+570+[.AB$2]*8" office:value-type="float" office:value="838">
            <text:p>838 kg</text:p>
          </table:table-cell>
          <table:table-cell table:style-name="ce19" table:formula="oooc:=[.$B338]*10+570+[.AC$2]*8" office:value-type="float" office:value="846">
            <text:p>846 kg</text:p>
          </table:table-cell>
          <table:table-cell table:style-name="ce19" table:formula="oooc:=[.$B338]*10+570+[.AD$2]*8" office:value-type="float" office:value="854">
            <text:p>854 kg</text:p>
          </table:table-cell>
          <table:table-cell table:style-name="ce19" table:formula="oooc:=[.$B338]*10+570+[.AE$2]*8" office:value-type="float" office:value="862">
            <text:p>862 kg</text:p>
          </table:table-cell>
          <table:table-cell table:style-name="ce19" table:formula="oooc:=[.$B338]*10+570+[.AF$2]*8" office:value-type="float" office:value="870">
            <text:p>8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style-name="ce19" table:formula="oooc:=[.$B339]*10+570+[.C$2]*8" office:value-type="float" office:value="648">
            <text:p>648 kg</text:p>
          </table:table-cell>
          <table:table-cell table:style-name="ce19" table:formula="oooc:=[.$B339]*10+570+[.D$2]*8" office:value-type="float" office:value="656">
            <text:p>656 kg</text:p>
          </table:table-cell>
          <table:table-cell table:style-name="ce19" table:formula="oooc:=[.$B339]*10+570+[.E$2]*8" office:value-type="float" office:value="664">
            <text:p>664 kg</text:p>
          </table:table-cell>
          <table:table-cell table:style-name="ce19" table:formula="oooc:=[.$B339]*10+570+[.F$2]*8" office:value-type="float" office:value="672">
            <text:p>672 kg</text:p>
          </table:table-cell>
          <table:table-cell table:style-name="ce19" table:formula="oooc:=[.$B339]*10+570+[.G$2]*8" office:value-type="float" office:value="680">
            <text:p>680 kg</text:p>
          </table:table-cell>
          <table:table-cell table:style-name="ce19" table:formula="oooc:=[.$B339]*10+570+[.H$2]*8" office:value-type="float" office:value="688">
            <text:p>688 kg</text:p>
          </table:table-cell>
          <table:table-cell table:style-name="ce19" table:formula="oooc:=[.$B339]*10+570+[.I$2]*8" office:value-type="float" office:value="696">
            <text:p>696 kg</text:p>
          </table:table-cell>
          <table:table-cell table:style-name="ce19" table:formula="oooc:=[.$B339]*10+570+[.J$2]*8" office:value-type="float" office:value="704">
            <text:p>704 kg</text:p>
          </table:table-cell>
          <table:table-cell table:style-name="ce19" table:formula="oooc:=[.$B339]*10+570+[.K$2]*8" office:value-type="float" office:value="712">
            <text:p>712 kg</text:p>
          </table:table-cell>
          <table:table-cell table:style-name="ce19" table:formula="oooc:=[.$B339]*10+570+[.L$2]*8" office:value-type="float" office:value="720">
            <text:p>720 kg</text:p>
          </table:table-cell>
          <table:table-cell table:style-name="ce19" table:formula="oooc:=[.$B339]*10+570+[.M$2]*8" office:value-type="float" office:value="728">
            <text:p>728 kg</text:p>
          </table:table-cell>
          <table:table-cell table:style-name="ce19" table:formula="oooc:=[.$B339]*10+570+[.N$2]*8" office:value-type="float" office:value="736">
            <text:p>736 kg</text:p>
          </table:table-cell>
          <table:table-cell table:style-name="ce19" table:formula="oooc:=[.$B339]*10+570+[.O$2]*8" office:value-type="float" office:value="744">
            <text:p>744 kg</text:p>
          </table:table-cell>
          <table:table-cell table:style-name="ce19" table:formula="oooc:=[.$B339]*10+570+[.P$2]*8" office:value-type="float" office:value="752">
            <text:p>752 kg</text:p>
          </table:table-cell>
          <table:table-cell table:style-name="ce19" table:formula="oooc:=[.$B339]*10+570+[.Q$2]*8" office:value-type="float" office:value="760">
            <text:p>760 kg</text:p>
          </table:table-cell>
          <table:table-cell table:style-name="ce19" table:formula="oooc:=[.$B339]*10+570+[.R$2]*8" office:value-type="float" office:value="768">
            <text:p>768 kg</text:p>
          </table:table-cell>
          <table:table-cell table:style-name="ce19" table:formula="oooc:=[.$B339]*10+570+[.S$2]*8" office:value-type="float" office:value="776">
            <text:p>776 kg</text:p>
          </table:table-cell>
          <table:table-cell table:style-name="ce19" table:formula="oooc:=[.$B339]*10+570+[.T$2]*8" office:value-type="float" office:value="784">
            <text:p>784 kg</text:p>
          </table:table-cell>
          <table:table-cell table:style-name="ce19" table:formula="oooc:=[.$B339]*10+570+[.U$2]*8" office:value-type="float" office:value="792">
            <text:p>792 kg</text:p>
          </table:table-cell>
          <table:table-cell table:style-name="ce19" table:formula="oooc:=[.$B339]*10+570+[.V$2]*8" office:value-type="float" office:value="800">
            <text:p>800 kg</text:p>
          </table:table-cell>
          <table:table-cell table:style-name="ce19" table:formula="oooc:=[.$B339]*10+570+[.W$2]*8" office:value-type="float" office:value="808">
            <text:p>808 kg</text:p>
          </table:table-cell>
          <table:table-cell table:style-name="ce19" table:formula="oooc:=[.$B339]*10+570+[.X$2]*8" office:value-type="float" office:value="816">
            <text:p>816 kg</text:p>
          </table:table-cell>
          <table:table-cell table:style-name="ce19" table:formula="oooc:=[.$B339]*10+570+[.Y$2]*8" office:value-type="float" office:value="824">
            <text:p>824 kg</text:p>
          </table:table-cell>
          <table:table-cell table:style-name="ce19" table:formula="oooc:=[.$B339]*10+570+[.Z$2]*8" office:value-type="float" office:value="832">
            <text:p>832 kg</text:p>
          </table:table-cell>
          <table:table-cell table:style-name="ce19" table:formula="oooc:=[.$B339]*10+570+[.AA$2]*8" office:value-type="float" office:value="840">
            <text:p>840 kg</text:p>
          </table:table-cell>
          <table:table-cell table:style-name="ce19" table:formula="oooc:=[.$B339]*10+570+[.AB$2]*8" office:value-type="float" office:value="848">
            <text:p>848 kg</text:p>
          </table:table-cell>
          <table:table-cell table:style-name="ce19" table:formula="oooc:=[.$B339]*10+570+[.AC$2]*8" office:value-type="float" office:value="856">
            <text:p>856 kg</text:p>
          </table:table-cell>
          <table:table-cell table:style-name="ce19" table:formula="oooc:=[.$B339]*10+570+[.AD$2]*8" office:value-type="float" office:value="864">
            <text:p>864 kg</text:p>
          </table:table-cell>
          <table:table-cell table:style-name="ce19" table:formula="oooc:=[.$B339]*10+570+[.AE$2]*8" office:value-type="float" office:value="872">
            <text:p>872 kg</text:p>
          </table:table-cell>
          <table:table-cell table:style-name="ce19" table:formula="oooc:=[.$B339]*10+570+[.AF$2]*8" office:value-type="float" office:value="880">
            <text:p>8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19" table:formula="oooc:=[.$B340]*10+570+[.C$2]*8" office:value-type="float" office:value="658">
            <text:p>658 kg</text:p>
          </table:table-cell>
          <table:table-cell table:style-name="ce19" table:formula="oooc:=[.$B340]*10+570+[.D$2]*8" office:value-type="float" office:value="666">
            <text:p>666 kg</text:p>
          </table:table-cell>
          <table:table-cell table:style-name="ce19" table:formula="oooc:=[.$B340]*10+570+[.E$2]*8" office:value-type="float" office:value="674">
            <text:p>674 kg</text:p>
          </table:table-cell>
          <table:table-cell table:style-name="ce19" table:formula="oooc:=[.$B340]*10+570+[.F$2]*8" office:value-type="float" office:value="682">
            <text:p>682 kg</text:p>
          </table:table-cell>
          <table:table-cell table:style-name="ce19" table:formula="oooc:=[.$B340]*10+570+[.G$2]*8" office:value-type="float" office:value="690">
            <text:p>690 kg</text:p>
          </table:table-cell>
          <table:table-cell table:style-name="ce19" table:formula="oooc:=[.$B340]*10+570+[.H$2]*8" office:value-type="float" office:value="698">
            <text:p>698 kg</text:p>
          </table:table-cell>
          <table:table-cell table:style-name="ce19" table:formula="oooc:=[.$B340]*10+570+[.I$2]*8" office:value-type="float" office:value="706">
            <text:p>706 kg</text:p>
          </table:table-cell>
          <table:table-cell table:style-name="ce19" table:formula="oooc:=[.$B340]*10+570+[.J$2]*8" office:value-type="float" office:value="714">
            <text:p>714 kg</text:p>
          </table:table-cell>
          <table:table-cell table:style-name="ce19" table:formula="oooc:=[.$B340]*10+570+[.K$2]*8" office:value-type="float" office:value="722">
            <text:p>722 kg</text:p>
          </table:table-cell>
          <table:table-cell table:style-name="ce19" table:formula="oooc:=[.$B340]*10+570+[.L$2]*8" office:value-type="float" office:value="730">
            <text:p>730 kg</text:p>
          </table:table-cell>
          <table:table-cell table:style-name="ce19" table:formula="oooc:=[.$B340]*10+570+[.M$2]*8" office:value-type="float" office:value="738">
            <text:p>738 kg</text:p>
          </table:table-cell>
          <table:table-cell table:style-name="ce19" table:formula="oooc:=[.$B340]*10+570+[.N$2]*8" office:value-type="float" office:value="746">
            <text:p>746 kg</text:p>
          </table:table-cell>
          <table:table-cell table:style-name="ce19" table:formula="oooc:=[.$B340]*10+570+[.O$2]*8" office:value-type="float" office:value="754">
            <text:p>754 kg</text:p>
          </table:table-cell>
          <table:table-cell table:style-name="ce19" table:formula="oooc:=[.$B340]*10+570+[.P$2]*8" office:value-type="float" office:value="762">
            <text:p>762 kg</text:p>
          </table:table-cell>
          <table:table-cell table:style-name="ce19" table:formula="oooc:=[.$B340]*10+570+[.Q$2]*8" office:value-type="float" office:value="770">
            <text:p>770 kg</text:p>
          </table:table-cell>
          <table:table-cell table:style-name="ce19" table:formula="oooc:=[.$B340]*10+570+[.R$2]*8" office:value-type="float" office:value="778">
            <text:p>778 kg</text:p>
          </table:table-cell>
          <table:table-cell table:style-name="ce19" table:formula="oooc:=[.$B340]*10+570+[.S$2]*8" office:value-type="float" office:value="786">
            <text:p>786 kg</text:p>
          </table:table-cell>
          <table:table-cell table:style-name="ce19" table:formula="oooc:=[.$B340]*10+570+[.T$2]*8" office:value-type="float" office:value="794">
            <text:p>794 kg</text:p>
          </table:table-cell>
          <table:table-cell table:style-name="ce19" table:formula="oooc:=[.$B340]*10+570+[.U$2]*8" office:value-type="float" office:value="802">
            <text:p>802 kg</text:p>
          </table:table-cell>
          <table:table-cell table:style-name="ce19" table:formula="oooc:=[.$B340]*10+570+[.V$2]*8" office:value-type="float" office:value="810">
            <text:p>810 kg</text:p>
          </table:table-cell>
          <table:table-cell table:style-name="ce19" table:formula="oooc:=[.$B340]*10+570+[.W$2]*8" office:value-type="float" office:value="818">
            <text:p>818 kg</text:p>
          </table:table-cell>
          <table:table-cell table:style-name="ce19" table:formula="oooc:=[.$B340]*10+570+[.X$2]*8" office:value-type="float" office:value="826">
            <text:p>826 kg</text:p>
          </table:table-cell>
          <table:table-cell table:style-name="ce19" table:formula="oooc:=[.$B340]*10+570+[.Y$2]*8" office:value-type="float" office:value="834">
            <text:p>834 kg</text:p>
          </table:table-cell>
          <table:table-cell table:style-name="ce19" table:formula="oooc:=[.$B340]*10+570+[.Z$2]*8" office:value-type="float" office:value="842">
            <text:p>842 kg</text:p>
          </table:table-cell>
          <table:table-cell table:style-name="ce19" table:formula="oooc:=[.$B340]*10+570+[.AA$2]*8" office:value-type="float" office:value="850">
            <text:p>850 kg</text:p>
          </table:table-cell>
          <table:table-cell table:style-name="ce19" table:formula="oooc:=[.$B340]*10+570+[.AB$2]*8" office:value-type="float" office:value="858">
            <text:p>858 kg</text:p>
          </table:table-cell>
          <table:table-cell table:style-name="ce19" table:formula="oooc:=[.$B340]*10+570+[.AC$2]*8" office:value-type="float" office:value="866">
            <text:p>866 kg</text:p>
          </table:table-cell>
          <table:table-cell table:style-name="ce19" table:formula="oooc:=[.$B340]*10+570+[.AD$2]*8" office:value-type="float" office:value="874">
            <text:p>874 kg</text:p>
          </table:table-cell>
          <table:table-cell table:style-name="ce19" table:formula="oooc:=[.$B340]*10+570+[.AE$2]*8" office:value-type="float" office:value="882">
            <text:p>882 kg</text:p>
          </table:table-cell>
          <table:table-cell table:style-name="ce19" table:formula="oooc:=[.$B340]*10+570+[.AF$2]*8" office:value-type="float" office:value="890">
            <text:p>8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style-name="ce19" table:formula="oooc:=[.$B341]*10+570+[.C$2]*8" office:value-type="float" office:value="668">
            <text:p>668 kg</text:p>
          </table:table-cell>
          <table:table-cell table:style-name="ce19" table:formula="oooc:=[.$B341]*10+570+[.D$2]*8" office:value-type="float" office:value="676">
            <text:p>676 kg</text:p>
          </table:table-cell>
          <table:table-cell table:style-name="ce19" table:formula="oooc:=[.$B341]*10+570+[.E$2]*8" office:value-type="float" office:value="684">
            <text:p>684 kg</text:p>
          </table:table-cell>
          <table:table-cell table:style-name="ce19" table:formula="oooc:=[.$B341]*10+570+[.F$2]*8" office:value-type="float" office:value="692">
            <text:p>692 kg</text:p>
          </table:table-cell>
          <table:table-cell table:style-name="ce19" table:formula="oooc:=[.$B341]*10+570+[.G$2]*8" office:value-type="float" office:value="700">
            <text:p>700 kg</text:p>
          </table:table-cell>
          <table:table-cell table:style-name="ce19" table:formula="oooc:=[.$B341]*10+570+[.H$2]*8" office:value-type="float" office:value="708">
            <text:p>708 kg</text:p>
          </table:table-cell>
          <table:table-cell table:style-name="ce19" table:formula="oooc:=[.$B341]*10+570+[.I$2]*8" office:value-type="float" office:value="716">
            <text:p>716 kg</text:p>
          </table:table-cell>
          <table:table-cell table:style-name="ce19" table:formula="oooc:=[.$B341]*10+570+[.J$2]*8" office:value-type="float" office:value="724">
            <text:p>724 kg</text:p>
          </table:table-cell>
          <table:table-cell table:style-name="ce19" table:formula="oooc:=[.$B341]*10+570+[.K$2]*8" office:value-type="float" office:value="732">
            <text:p>732 kg</text:p>
          </table:table-cell>
          <table:table-cell table:style-name="ce19" table:formula="oooc:=[.$B341]*10+570+[.L$2]*8" office:value-type="float" office:value="740">
            <text:p>740 kg</text:p>
          </table:table-cell>
          <table:table-cell table:style-name="ce19" table:formula="oooc:=[.$B341]*10+570+[.M$2]*8" office:value-type="float" office:value="748">
            <text:p>748 kg</text:p>
          </table:table-cell>
          <table:table-cell table:style-name="ce19" table:formula="oooc:=[.$B341]*10+570+[.N$2]*8" office:value-type="float" office:value="756">
            <text:p>756 kg</text:p>
          </table:table-cell>
          <table:table-cell table:style-name="ce19" table:formula="oooc:=[.$B341]*10+570+[.O$2]*8" office:value-type="float" office:value="764">
            <text:p>764 kg</text:p>
          </table:table-cell>
          <table:table-cell table:style-name="ce19" table:formula="oooc:=[.$B341]*10+570+[.P$2]*8" office:value-type="float" office:value="772">
            <text:p>772 kg</text:p>
          </table:table-cell>
          <table:table-cell table:style-name="ce19" table:formula="oooc:=[.$B341]*10+570+[.Q$2]*8" office:value-type="float" office:value="780">
            <text:p>780 kg</text:p>
          </table:table-cell>
          <table:table-cell table:style-name="ce19" table:formula="oooc:=[.$B341]*10+570+[.R$2]*8" office:value-type="float" office:value="788">
            <text:p>788 kg</text:p>
          </table:table-cell>
          <table:table-cell table:style-name="ce19" table:formula="oooc:=[.$B341]*10+570+[.S$2]*8" office:value-type="float" office:value="796">
            <text:p>796 kg</text:p>
          </table:table-cell>
          <table:table-cell table:style-name="ce19" table:formula="oooc:=[.$B341]*10+570+[.T$2]*8" office:value-type="float" office:value="804">
            <text:p>804 kg</text:p>
          </table:table-cell>
          <table:table-cell table:style-name="ce19" table:formula="oooc:=[.$B341]*10+570+[.U$2]*8" office:value-type="float" office:value="812">
            <text:p>812 kg</text:p>
          </table:table-cell>
          <table:table-cell table:style-name="ce19" table:formula="oooc:=[.$B341]*10+570+[.V$2]*8" office:value-type="float" office:value="820">
            <text:p>820 kg</text:p>
          </table:table-cell>
          <table:table-cell table:style-name="ce19" table:formula="oooc:=[.$B341]*10+570+[.W$2]*8" office:value-type="float" office:value="828">
            <text:p>828 kg</text:p>
          </table:table-cell>
          <table:table-cell table:style-name="ce19" table:formula="oooc:=[.$B341]*10+570+[.X$2]*8" office:value-type="float" office:value="836">
            <text:p>836 kg</text:p>
          </table:table-cell>
          <table:table-cell table:style-name="ce19" table:formula="oooc:=[.$B341]*10+570+[.Y$2]*8" office:value-type="float" office:value="844">
            <text:p>844 kg</text:p>
          </table:table-cell>
          <table:table-cell table:style-name="ce19" table:formula="oooc:=[.$B341]*10+570+[.Z$2]*8" office:value-type="float" office:value="852">
            <text:p>852 kg</text:p>
          </table:table-cell>
          <table:table-cell table:style-name="ce19" table:formula="oooc:=[.$B341]*10+570+[.AA$2]*8" office:value-type="float" office:value="860">
            <text:p>860 kg</text:p>
          </table:table-cell>
          <table:table-cell table:style-name="ce19" table:formula="oooc:=[.$B341]*10+570+[.AB$2]*8" office:value-type="float" office:value="868">
            <text:p>868 kg</text:p>
          </table:table-cell>
          <table:table-cell table:style-name="ce19" table:formula="oooc:=[.$B341]*10+570+[.AC$2]*8" office:value-type="float" office:value="876">
            <text:p>876 kg</text:p>
          </table:table-cell>
          <table:table-cell table:style-name="ce19" table:formula="oooc:=[.$B341]*10+570+[.AD$2]*8" office:value-type="float" office:value="884">
            <text:p>884 kg</text:p>
          </table:table-cell>
          <table:table-cell table:style-name="ce19" table:formula="oooc:=[.$B341]*10+570+[.AE$2]*8" office:value-type="float" office:value="892">
            <text:p>892 kg</text:p>
          </table:table-cell>
          <table:table-cell table:style-name="ce19" table:formula="oooc:=[.$B341]*10+570+[.AF$2]*8" office:value-type="float" office:value="900">
            <text:p>9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style-name="ce19" table:formula="oooc:=[.$B342]*10+570+[.C$2]*8" office:value-type="float" office:value="678">
            <text:p>678 kg</text:p>
          </table:table-cell>
          <table:table-cell table:style-name="ce19" table:formula="oooc:=[.$B342]*10+570+[.D$2]*8" office:value-type="float" office:value="686">
            <text:p>686 kg</text:p>
          </table:table-cell>
          <table:table-cell table:style-name="ce19" table:formula="oooc:=[.$B342]*10+570+[.E$2]*8" office:value-type="float" office:value="694">
            <text:p>694 kg</text:p>
          </table:table-cell>
          <table:table-cell table:style-name="ce19" table:formula="oooc:=[.$B342]*10+570+[.F$2]*8" office:value-type="float" office:value="702">
            <text:p>702 kg</text:p>
          </table:table-cell>
          <table:table-cell table:style-name="ce19" table:formula="oooc:=[.$B342]*10+570+[.G$2]*8" office:value-type="float" office:value="710">
            <text:p>710 kg</text:p>
          </table:table-cell>
          <table:table-cell table:style-name="ce19" table:formula="oooc:=[.$B342]*10+570+[.H$2]*8" office:value-type="float" office:value="718">
            <text:p>718 kg</text:p>
          </table:table-cell>
          <table:table-cell table:style-name="ce19" table:formula="oooc:=[.$B342]*10+570+[.I$2]*8" office:value-type="float" office:value="726">
            <text:p>726 kg</text:p>
          </table:table-cell>
          <table:table-cell table:style-name="ce19" table:formula="oooc:=[.$B342]*10+570+[.J$2]*8" office:value-type="float" office:value="734">
            <text:p>734 kg</text:p>
          </table:table-cell>
          <table:table-cell table:style-name="ce19" table:formula="oooc:=[.$B342]*10+570+[.K$2]*8" office:value-type="float" office:value="742">
            <text:p>742 kg</text:p>
          </table:table-cell>
          <table:table-cell table:style-name="ce19" table:formula="oooc:=[.$B342]*10+570+[.L$2]*8" office:value-type="float" office:value="750">
            <text:p>750 kg</text:p>
          </table:table-cell>
          <table:table-cell table:style-name="ce19" table:formula="oooc:=[.$B342]*10+570+[.M$2]*8" office:value-type="float" office:value="758">
            <text:p>758 kg</text:p>
          </table:table-cell>
          <table:table-cell table:style-name="ce19" table:formula="oooc:=[.$B342]*10+570+[.N$2]*8" office:value-type="float" office:value="766">
            <text:p>766 kg</text:p>
          </table:table-cell>
          <table:table-cell table:style-name="ce19" table:formula="oooc:=[.$B342]*10+570+[.O$2]*8" office:value-type="float" office:value="774">
            <text:p>774 kg</text:p>
          </table:table-cell>
          <table:table-cell table:style-name="ce19" table:formula="oooc:=[.$B342]*10+570+[.P$2]*8" office:value-type="float" office:value="782">
            <text:p>782 kg</text:p>
          </table:table-cell>
          <table:table-cell table:style-name="ce19" table:formula="oooc:=[.$B342]*10+570+[.Q$2]*8" office:value-type="float" office:value="790">
            <text:p>790 kg</text:p>
          </table:table-cell>
          <table:table-cell table:style-name="ce19" table:formula="oooc:=[.$B342]*10+570+[.R$2]*8" office:value-type="float" office:value="798">
            <text:p>798 kg</text:p>
          </table:table-cell>
          <table:table-cell table:style-name="ce19" table:formula="oooc:=[.$B342]*10+570+[.S$2]*8" office:value-type="float" office:value="806">
            <text:p>806 kg</text:p>
          </table:table-cell>
          <table:table-cell table:style-name="ce19" table:formula="oooc:=[.$B342]*10+570+[.T$2]*8" office:value-type="float" office:value="814">
            <text:p>814 kg</text:p>
          </table:table-cell>
          <table:table-cell table:style-name="ce19" table:formula="oooc:=[.$B342]*10+570+[.U$2]*8" office:value-type="float" office:value="822">
            <text:p>822 kg</text:p>
          </table:table-cell>
          <table:table-cell table:style-name="ce19" table:formula="oooc:=[.$B342]*10+570+[.V$2]*8" office:value-type="float" office:value="830">
            <text:p>830 kg</text:p>
          </table:table-cell>
          <table:table-cell table:style-name="ce19" table:formula="oooc:=[.$B342]*10+570+[.W$2]*8" office:value-type="float" office:value="838">
            <text:p>838 kg</text:p>
          </table:table-cell>
          <table:table-cell table:style-name="ce19" table:formula="oooc:=[.$B342]*10+570+[.X$2]*8" office:value-type="float" office:value="846">
            <text:p>846 kg</text:p>
          </table:table-cell>
          <table:table-cell table:style-name="ce19" table:formula="oooc:=[.$B342]*10+570+[.Y$2]*8" office:value-type="float" office:value="854">
            <text:p>854 kg</text:p>
          </table:table-cell>
          <table:table-cell table:style-name="ce19" table:formula="oooc:=[.$B342]*10+570+[.Z$2]*8" office:value-type="float" office:value="862">
            <text:p>862 kg</text:p>
          </table:table-cell>
          <table:table-cell table:style-name="ce19" table:formula="oooc:=[.$B342]*10+570+[.AA$2]*8" office:value-type="float" office:value="870">
            <text:p>870 kg</text:p>
          </table:table-cell>
          <table:table-cell table:style-name="ce19" table:formula="oooc:=[.$B342]*10+570+[.AB$2]*8" office:value-type="float" office:value="878">
            <text:p>878 kg</text:p>
          </table:table-cell>
          <table:table-cell table:style-name="ce19" table:formula="oooc:=[.$B342]*10+570+[.AC$2]*8" office:value-type="float" office:value="886">
            <text:p>886 kg</text:p>
          </table:table-cell>
          <table:table-cell table:style-name="ce19" table:formula="oooc:=[.$B342]*10+570+[.AD$2]*8" office:value-type="float" office:value="894">
            <text:p>894 kg</text:p>
          </table:table-cell>
          <table:table-cell table:style-name="ce19" table:formula="oooc:=[.$B342]*10+570+[.AE$2]*8" office:value-type="float" office:value="902">
            <text:p>902 kg</text:p>
          </table:table-cell>
          <table:table-cell table:style-name="ce19" table:formula="oooc:=[.$B342]*10+570+[.AF$2]*8" office:value-type="float" office:value="910">
            <text:p>9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style-name="ce19" table:formula="oooc:=[.$B343]*10+570+[.C$2]*8" office:value-type="float" office:value="688">
            <text:p>688 kg</text:p>
          </table:table-cell>
          <table:table-cell table:style-name="ce19" table:formula="oooc:=[.$B343]*10+570+[.D$2]*8" office:value-type="float" office:value="696">
            <text:p>696 kg</text:p>
          </table:table-cell>
          <table:table-cell table:style-name="ce19" table:formula="oooc:=[.$B343]*10+570+[.E$2]*8" office:value-type="float" office:value="704">
            <text:p>704 kg</text:p>
          </table:table-cell>
          <table:table-cell table:style-name="ce19" table:formula="oooc:=[.$B343]*10+570+[.F$2]*8" office:value-type="float" office:value="712">
            <text:p>712 kg</text:p>
          </table:table-cell>
          <table:table-cell table:style-name="ce19" table:formula="oooc:=[.$B343]*10+570+[.G$2]*8" office:value-type="float" office:value="720">
            <text:p>720 kg</text:p>
          </table:table-cell>
          <table:table-cell table:style-name="ce19" table:formula="oooc:=[.$B343]*10+570+[.H$2]*8" office:value-type="float" office:value="728">
            <text:p>728 kg</text:p>
          </table:table-cell>
          <table:table-cell table:style-name="ce19" table:formula="oooc:=[.$B343]*10+570+[.I$2]*8" office:value-type="float" office:value="736">
            <text:p>736 kg</text:p>
          </table:table-cell>
          <table:table-cell table:style-name="ce19" table:formula="oooc:=[.$B343]*10+570+[.J$2]*8" office:value-type="float" office:value="744">
            <text:p>744 kg</text:p>
          </table:table-cell>
          <table:table-cell table:style-name="ce19" table:formula="oooc:=[.$B343]*10+570+[.K$2]*8" office:value-type="float" office:value="752">
            <text:p>752 kg</text:p>
          </table:table-cell>
          <table:table-cell table:style-name="ce19" table:formula="oooc:=[.$B343]*10+570+[.L$2]*8" office:value-type="float" office:value="760">
            <text:p>760 kg</text:p>
          </table:table-cell>
          <table:table-cell table:style-name="ce19" table:formula="oooc:=[.$B343]*10+570+[.M$2]*8" office:value-type="float" office:value="768">
            <text:p>768 kg</text:p>
          </table:table-cell>
          <table:table-cell table:style-name="ce19" table:formula="oooc:=[.$B343]*10+570+[.N$2]*8" office:value-type="float" office:value="776">
            <text:p>776 kg</text:p>
          </table:table-cell>
          <table:table-cell table:style-name="ce19" table:formula="oooc:=[.$B343]*10+570+[.O$2]*8" office:value-type="float" office:value="784">
            <text:p>784 kg</text:p>
          </table:table-cell>
          <table:table-cell table:style-name="ce19" table:formula="oooc:=[.$B343]*10+570+[.P$2]*8" office:value-type="float" office:value="792">
            <text:p>792 kg</text:p>
          </table:table-cell>
          <table:table-cell table:style-name="ce19" table:formula="oooc:=[.$B343]*10+570+[.Q$2]*8" office:value-type="float" office:value="800">
            <text:p>800 kg</text:p>
          </table:table-cell>
          <table:table-cell table:style-name="ce19" table:formula="oooc:=[.$B343]*10+570+[.R$2]*8" office:value-type="float" office:value="808">
            <text:p>808 kg</text:p>
          </table:table-cell>
          <table:table-cell table:style-name="ce19" table:formula="oooc:=[.$B343]*10+570+[.S$2]*8" office:value-type="float" office:value="816">
            <text:p>816 kg</text:p>
          </table:table-cell>
          <table:table-cell table:style-name="ce19" table:formula="oooc:=[.$B343]*10+570+[.T$2]*8" office:value-type="float" office:value="824">
            <text:p>824 kg</text:p>
          </table:table-cell>
          <table:table-cell table:style-name="ce19" table:formula="oooc:=[.$B343]*10+570+[.U$2]*8" office:value-type="float" office:value="832">
            <text:p>832 kg</text:p>
          </table:table-cell>
          <table:table-cell table:style-name="ce19" table:formula="oooc:=[.$B343]*10+570+[.V$2]*8" office:value-type="float" office:value="840">
            <text:p>840 kg</text:p>
          </table:table-cell>
          <table:table-cell table:style-name="ce19" table:formula="oooc:=[.$B343]*10+570+[.W$2]*8" office:value-type="float" office:value="848">
            <text:p>848 kg</text:p>
          </table:table-cell>
          <table:table-cell table:style-name="ce19" table:formula="oooc:=[.$B343]*10+570+[.X$2]*8" office:value-type="float" office:value="856">
            <text:p>856 kg</text:p>
          </table:table-cell>
          <table:table-cell table:style-name="ce19" table:formula="oooc:=[.$B343]*10+570+[.Y$2]*8" office:value-type="float" office:value="864">
            <text:p>864 kg</text:p>
          </table:table-cell>
          <table:table-cell table:style-name="ce19" table:formula="oooc:=[.$B343]*10+570+[.Z$2]*8" office:value-type="float" office:value="872">
            <text:p>872 kg</text:p>
          </table:table-cell>
          <table:table-cell table:style-name="ce19" table:formula="oooc:=[.$B343]*10+570+[.AA$2]*8" office:value-type="float" office:value="880">
            <text:p>880 kg</text:p>
          </table:table-cell>
          <table:table-cell table:style-name="ce19" table:formula="oooc:=[.$B343]*10+570+[.AB$2]*8" office:value-type="float" office:value="888">
            <text:p>888 kg</text:p>
          </table:table-cell>
          <table:table-cell table:style-name="ce19" table:formula="oooc:=[.$B343]*10+570+[.AC$2]*8" office:value-type="float" office:value="896">
            <text:p>896 kg</text:p>
          </table:table-cell>
          <table:table-cell table:style-name="ce19" table:formula="oooc:=[.$B343]*10+570+[.AD$2]*8" office:value-type="float" office:value="904">
            <text:p>904 kg</text:p>
          </table:table-cell>
          <table:table-cell table:style-name="ce19" table:formula="oooc:=[.$B343]*10+570+[.AE$2]*8" office:value-type="float" office:value="912">
            <text:p>912 kg</text:p>
          </table:table-cell>
          <table:table-cell table:style-name="ce19" table:formula="oooc:=[.$B343]*10+570+[.AF$2]*8" office:value-type="float" office:value="920">
            <text:p>9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style-name="ce19" table:formula="oooc:=[.$B344]*10+570+[.C$2]*8" office:value-type="float" office:value="698">
            <text:p>698 kg</text:p>
          </table:table-cell>
          <table:table-cell table:style-name="ce19" table:formula="oooc:=[.$B344]*10+570+[.D$2]*8" office:value-type="float" office:value="706">
            <text:p>706 kg</text:p>
          </table:table-cell>
          <table:table-cell table:style-name="ce19" table:formula="oooc:=[.$B344]*10+570+[.E$2]*8" office:value-type="float" office:value="714">
            <text:p>714 kg</text:p>
          </table:table-cell>
          <table:table-cell table:style-name="ce19" table:formula="oooc:=[.$B344]*10+570+[.F$2]*8" office:value-type="float" office:value="722">
            <text:p>722 kg</text:p>
          </table:table-cell>
          <table:table-cell table:style-name="ce19" table:formula="oooc:=[.$B344]*10+570+[.G$2]*8" office:value-type="float" office:value="730">
            <text:p>730 kg</text:p>
          </table:table-cell>
          <table:table-cell table:style-name="ce19" table:formula="oooc:=[.$B344]*10+570+[.H$2]*8" office:value-type="float" office:value="738">
            <text:p>738 kg</text:p>
          </table:table-cell>
          <table:table-cell table:style-name="ce19" table:formula="oooc:=[.$B344]*10+570+[.I$2]*8" office:value-type="float" office:value="746">
            <text:p>746 kg</text:p>
          </table:table-cell>
          <table:table-cell table:style-name="ce19" table:formula="oooc:=[.$B344]*10+570+[.J$2]*8" office:value-type="float" office:value="754">
            <text:p>754 kg</text:p>
          </table:table-cell>
          <table:table-cell table:style-name="ce19" table:formula="oooc:=[.$B344]*10+570+[.K$2]*8" office:value-type="float" office:value="762">
            <text:p>762 kg</text:p>
          </table:table-cell>
          <table:table-cell table:style-name="ce19" table:formula="oooc:=[.$B344]*10+570+[.L$2]*8" office:value-type="float" office:value="770">
            <text:p>770 kg</text:p>
          </table:table-cell>
          <table:table-cell table:style-name="ce19" table:formula="oooc:=[.$B344]*10+570+[.M$2]*8" office:value-type="float" office:value="778">
            <text:p>778 kg</text:p>
          </table:table-cell>
          <table:table-cell table:style-name="ce19" table:formula="oooc:=[.$B344]*10+570+[.N$2]*8" office:value-type="float" office:value="786">
            <text:p>786 kg</text:p>
          </table:table-cell>
          <table:table-cell table:style-name="ce19" table:formula="oooc:=[.$B344]*10+570+[.O$2]*8" office:value-type="float" office:value="794">
            <text:p>794 kg</text:p>
          </table:table-cell>
          <table:table-cell table:style-name="ce19" table:formula="oooc:=[.$B344]*10+570+[.P$2]*8" office:value-type="float" office:value="802">
            <text:p>802 kg</text:p>
          </table:table-cell>
          <table:table-cell table:style-name="ce19" table:formula="oooc:=[.$B344]*10+570+[.Q$2]*8" office:value-type="float" office:value="810">
            <text:p>810 kg</text:p>
          </table:table-cell>
          <table:table-cell table:style-name="ce19" table:formula="oooc:=[.$B344]*10+570+[.R$2]*8" office:value-type="float" office:value="818">
            <text:p>818 kg</text:p>
          </table:table-cell>
          <table:table-cell table:style-name="ce19" table:formula="oooc:=[.$B344]*10+570+[.S$2]*8" office:value-type="float" office:value="826">
            <text:p>826 kg</text:p>
          </table:table-cell>
          <table:table-cell table:style-name="ce19" table:formula="oooc:=[.$B344]*10+570+[.T$2]*8" office:value-type="float" office:value="834">
            <text:p>834 kg</text:p>
          </table:table-cell>
          <table:table-cell table:style-name="ce19" table:formula="oooc:=[.$B344]*10+570+[.U$2]*8" office:value-type="float" office:value="842">
            <text:p>842 kg</text:p>
          </table:table-cell>
          <table:table-cell table:style-name="ce19" table:formula="oooc:=[.$B344]*10+570+[.V$2]*8" office:value-type="float" office:value="850">
            <text:p>850 kg</text:p>
          </table:table-cell>
          <table:table-cell table:style-name="ce19" table:formula="oooc:=[.$B344]*10+570+[.W$2]*8" office:value-type="float" office:value="858">
            <text:p>858 kg</text:p>
          </table:table-cell>
          <table:table-cell table:style-name="ce19" table:formula="oooc:=[.$B344]*10+570+[.X$2]*8" office:value-type="float" office:value="866">
            <text:p>866 kg</text:p>
          </table:table-cell>
          <table:table-cell table:style-name="ce19" table:formula="oooc:=[.$B344]*10+570+[.Y$2]*8" office:value-type="float" office:value="874">
            <text:p>874 kg</text:p>
          </table:table-cell>
          <table:table-cell table:style-name="ce19" table:formula="oooc:=[.$B344]*10+570+[.Z$2]*8" office:value-type="float" office:value="882">
            <text:p>882 kg</text:p>
          </table:table-cell>
          <table:table-cell table:style-name="ce19" table:formula="oooc:=[.$B344]*10+570+[.AA$2]*8" office:value-type="float" office:value="890">
            <text:p>890 kg</text:p>
          </table:table-cell>
          <table:table-cell table:style-name="ce19" table:formula="oooc:=[.$B344]*10+570+[.AB$2]*8" office:value-type="float" office:value="898">
            <text:p>898 kg</text:p>
          </table:table-cell>
          <table:table-cell table:style-name="ce19" table:formula="oooc:=[.$B344]*10+570+[.AC$2]*8" office:value-type="float" office:value="906">
            <text:p>906 kg</text:p>
          </table:table-cell>
          <table:table-cell table:style-name="ce19" table:formula="oooc:=[.$B344]*10+570+[.AD$2]*8" office:value-type="float" office:value="914">
            <text:p>914 kg</text:p>
          </table:table-cell>
          <table:table-cell table:style-name="ce19" table:formula="oooc:=[.$B344]*10+570+[.AE$2]*8" office:value-type="float" office:value="922">
            <text:p>922 kg</text:p>
          </table:table-cell>
          <table:table-cell table:style-name="ce19" table:formula="oooc:=[.$B344]*10+570+[.AF$2]*8" office:value-type="float" office:value="930">
            <text:p>9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style-name="ce19" table:formula="oooc:=[.$B345]*10+570+[.C$2]*8" office:value-type="float" office:value="708">
            <text:p>708 kg</text:p>
          </table:table-cell>
          <table:table-cell table:style-name="ce19" table:formula="oooc:=[.$B345]*10+570+[.D$2]*8" office:value-type="float" office:value="716">
            <text:p>716 kg</text:p>
          </table:table-cell>
          <table:table-cell table:style-name="ce19" table:formula="oooc:=[.$B345]*10+570+[.E$2]*8" office:value-type="float" office:value="724">
            <text:p>724 kg</text:p>
          </table:table-cell>
          <table:table-cell table:style-name="ce19" table:formula="oooc:=[.$B345]*10+570+[.F$2]*8" office:value-type="float" office:value="732">
            <text:p>732 kg</text:p>
          </table:table-cell>
          <table:table-cell table:style-name="ce19" table:formula="oooc:=[.$B345]*10+570+[.G$2]*8" office:value-type="float" office:value="740">
            <text:p>740 kg</text:p>
          </table:table-cell>
          <table:table-cell table:style-name="ce19" table:formula="oooc:=[.$B345]*10+570+[.H$2]*8" office:value-type="float" office:value="748">
            <text:p>748 kg</text:p>
          </table:table-cell>
          <table:table-cell table:style-name="ce19" table:formula="oooc:=[.$B345]*10+570+[.I$2]*8" office:value-type="float" office:value="756">
            <text:p>756 kg</text:p>
          </table:table-cell>
          <table:table-cell table:style-name="ce19" table:formula="oooc:=[.$B345]*10+570+[.J$2]*8" office:value-type="float" office:value="764">
            <text:p>764 kg</text:p>
          </table:table-cell>
          <table:table-cell table:style-name="ce19" table:formula="oooc:=[.$B345]*10+570+[.K$2]*8" office:value-type="float" office:value="772">
            <text:p>772 kg</text:p>
          </table:table-cell>
          <table:table-cell table:style-name="ce19" table:formula="oooc:=[.$B345]*10+570+[.L$2]*8" office:value-type="float" office:value="780">
            <text:p>780 kg</text:p>
          </table:table-cell>
          <table:table-cell table:style-name="ce19" table:formula="oooc:=[.$B345]*10+570+[.M$2]*8" office:value-type="float" office:value="788">
            <text:p>788 kg</text:p>
          </table:table-cell>
          <table:table-cell table:style-name="ce19" table:formula="oooc:=[.$B345]*10+570+[.N$2]*8" office:value-type="float" office:value="796">
            <text:p>796 kg</text:p>
          </table:table-cell>
          <table:table-cell table:style-name="ce19" table:formula="oooc:=[.$B345]*10+570+[.O$2]*8" office:value-type="float" office:value="804">
            <text:p>804 kg</text:p>
          </table:table-cell>
          <table:table-cell table:style-name="ce19" table:formula="oooc:=[.$B345]*10+570+[.P$2]*8" office:value-type="float" office:value="812">
            <text:p>812 kg</text:p>
          </table:table-cell>
          <table:table-cell table:style-name="ce19" table:formula="oooc:=[.$B345]*10+570+[.Q$2]*8" office:value-type="float" office:value="820">
            <text:p>820 kg</text:p>
          </table:table-cell>
          <table:table-cell table:style-name="ce19" table:formula="oooc:=[.$B345]*10+570+[.R$2]*8" office:value-type="float" office:value="828">
            <text:p>828 kg</text:p>
          </table:table-cell>
          <table:table-cell table:style-name="ce19" table:formula="oooc:=[.$B345]*10+570+[.S$2]*8" office:value-type="float" office:value="836">
            <text:p>836 kg</text:p>
          </table:table-cell>
          <table:table-cell table:style-name="ce19" table:formula="oooc:=[.$B345]*10+570+[.T$2]*8" office:value-type="float" office:value="844">
            <text:p>844 kg</text:p>
          </table:table-cell>
          <table:table-cell table:style-name="ce19" table:formula="oooc:=[.$B345]*10+570+[.U$2]*8" office:value-type="float" office:value="852">
            <text:p>852 kg</text:p>
          </table:table-cell>
          <table:table-cell table:style-name="ce19" table:formula="oooc:=[.$B345]*10+570+[.V$2]*8" office:value-type="float" office:value="860">
            <text:p>860 kg</text:p>
          </table:table-cell>
          <table:table-cell table:style-name="ce19" table:formula="oooc:=[.$B345]*10+570+[.W$2]*8" office:value-type="float" office:value="868">
            <text:p>868 kg</text:p>
          </table:table-cell>
          <table:table-cell table:style-name="ce19" table:formula="oooc:=[.$B345]*10+570+[.X$2]*8" office:value-type="float" office:value="876">
            <text:p>876 kg</text:p>
          </table:table-cell>
          <table:table-cell table:style-name="ce19" table:formula="oooc:=[.$B345]*10+570+[.Y$2]*8" office:value-type="float" office:value="884">
            <text:p>884 kg</text:p>
          </table:table-cell>
          <table:table-cell table:style-name="ce19" table:formula="oooc:=[.$B345]*10+570+[.Z$2]*8" office:value-type="float" office:value="892">
            <text:p>892 kg</text:p>
          </table:table-cell>
          <table:table-cell table:style-name="ce19" table:formula="oooc:=[.$B345]*10+570+[.AA$2]*8" office:value-type="float" office:value="900">
            <text:p>900 kg</text:p>
          </table:table-cell>
          <table:table-cell table:style-name="ce19" table:formula="oooc:=[.$B345]*10+570+[.AB$2]*8" office:value-type="float" office:value="908">
            <text:p>908 kg</text:p>
          </table:table-cell>
          <table:table-cell table:style-name="ce19" table:formula="oooc:=[.$B345]*10+570+[.AC$2]*8" office:value-type="float" office:value="916">
            <text:p>916 kg</text:p>
          </table:table-cell>
          <table:table-cell table:style-name="ce19" table:formula="oooc:=[.$B345]*10+570+[.AD$2]*8" office:value-type="float" office:value="924">
            <text:p>924 kg</text:p>
          </table:table-cell>
          <table:table-cell table:style-name="ce19" table:formula="oooc:=[.$B345]*10+570+[.AE$2]*8" office:value-type="float" office:value="932">
            <text:p>932 kg</text:p>
          </table:table-cell>
          <table:table-cell table:style-name="ce19" table:formula="oooc:=[.$B345]*10+570+[.AF$2]*8" office:value-type="float" office:value="940">
            <text:p>9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style-name="ce19" table:formula="oooc:=[.$B346]*10+570+[.C$2]*8" office:value-type="float" office:value="718">
            <text:p>718 kg</text:p>
          </table:table-cell>
          <table:table-cell table:style-name="ce19" table:formula="oooc:=[.$B346]*10+570+[.D$2]*8" office:value-type="float" office:value="726">
            <text:p>726 kg</text:p>
          </table:table-cell>
          <table:table-cell table:style-name="ce19" table:formula="oooc:=[.$B346]*10+570+[.E$2]*8" office:value-type="float" office:value="734">
            <text:p>734 kg</text:p>
          </table:table-cell>
          <table:table-cell table:style-name="ce19" table:formula="oooc:=[.$B346]*10+570+[.F$2]*8" office:value-type="float" office:value="742">
            <text:p>742 kg</text:p>
          </table:table-cell>
          <table:table-cell table:style-name="ce19" table:formula="oooc:=[.$B346]*10+570+[.G$2]*8" office:value-type="float" office:value="750">
            <text:p>750 kg</text:p>
          </table:table-cell>
          <table:table-cell table:style-name="ce19" table:formula="oooc:=[.$B346]*10+570+[.H$2]*8" office:value-type="float" office:value="758">
            <text:p>758 kg</text:p>
          </table:table-cell>
          <table:table-cell table:style-name="ce19" table:formula="oooc:=[.$B346]*10+570+[.I$2]*8" office:value-type="float" office:value="766">
            <text:p>766 kg</text:p>
          </table:table-cell>
          <table:table-cell table:style-name="ce19" table:formula="oooc:=[.$B346]*10+570+[.J$2]*8" office:value-type="float" office:value="774">
            <text:p>774 kg</text:p>
          </table:table-cell>
          <table:table-cell table:style-name="ce19" table:formula="oooc:=[.$B346]*10+570+[.K$2]*8" office:value-type="float" office:value="782">
            <text:p>782 kg</text:p>
          </table:table-cell>
          <table:table-cell table:style-name="ce19" table:formula="oooc:=[.$B346]*10+570+[.L$2]*8" office:value-type="float" office:value="790">
            <text:p>790 kg</text:p>
          </table:table-cell>
          <table:table-cell table:style-name="ce19" table:formula="oooc:=[.$B346]*10+570+[.M$2]*8" office:value-type="float" office:value="798">
            <text:p>798 kg</text:p>
          </table:table-cell>
          <table:table-cell table:style-name="ce19" table:formula="oooc:=[.$B346]*10+570+[.N$2]*8" office:value-type="float" office:value="806">
            <text:p>806 kg</text:p>
          </table:table-cell>
          <table:table-cell table:style-name="ce19" table:formula="oooc:=[.$B346]*10+570+[.O$2]*8" office:value-type="float" office:value="814">
            <text:p>814 kg</text:p>
          </table:table-cell>
          <table:table-cell table:style-name="ce19" table:formula="oooc:=[.$B346]*10+570+[.P$2]*8" office:value-type="float" office:value="822">
            <text:p>822 kg</text:p>
          </table:table-cell>
          <table:table-cell table:style-name="ce19" table:formula="oooc:=[.$B346]*10+570+[.Q$2]*8" office:value-type="float" office:value="830">
            <text:p>830 kg</text:p>
          </table:table-cell>
          <table:table-cell table:style-name="ce19" table:formula="oooc:=[.$B346]*10+570+[.R$2]*8" office:value-type="float" office:value="838">
            <text:p>838 kg</text:p>
          </table:table-cell>
          <table:table-cell table:style-name="ce19" table:formula="oooc:=[.$B346]*10+570+[.S$2]*8" office:value-type="float" office:value="846">
            <text:p>846 kg</text:p>
          </table:table-cell>
          <table:table-cell table:style-name="ce19" table:formula="oooc:=[.$B346]*10+570+[.T$2]*8" office:value-type="float" office:value="854">
            <text:p>854 kg</text:p>
          </table:table-cell>
          <table:table-cell table:style-name="ce19" table:formula="oooc:=[.$B346]*10+570+[.U$2]*8" office:value-type="float" office:value="862">
            <text:p>862 kg</text:p>
          </table:table-cell>
          <table:table-cell table:style-name="ce19" table:formula="oooc:=[.$B346]*10+570+[.V$2]*8" office:value-type="float" office:value="870">
            <text:p>870 kg</text:p>
          </table:table-cell>
          <table:table-cell table:style-name="ce19" table:formula="oooc:=[.$B346]*10+570+[.W$2]*8" office:value-type="float" office:value="878">
            <text:p>878 kg</text:p>
          </table:table-cell>
          <table:table-cell table:style-name="ce19" table:formula="oooc:=[.$B346]*10+570+[.X$2]*8" office:value-type="float" office:value="886">
            <text:p>886 kg</text:p>
          </table:table-cell>
          <table:table-cell table:style-name="ce19" table:formula="oooc:=[.$B346]*10+570+[.Y$2]*8" office:value-type="float" office:value="894">
            <text:p>894 kg</text:p>
          </table:table-cell>
          <table:table-cell table:style-name="ce19" table:formula="oooc:=[.$B346]*10+570+[.Z$2]*8" office:value-type="float" office:value="902">
            <text:p>902 kg</text:p>
          </table:table-cell>
          <table:table-cell table:style-name="ce19" table:formula="oooc:=[.$B346]*10+570+[.AA$2]*8" office:value-type="float" office:value="910">
            <text:p>910 kg</text:p>
          </table:table-cell>
          <table:table-cell table:style-name="ce19" table:formula="oooc:=[.$B346]*10+570+[.AB$2]*8" office:value-type="float" office:value="918">
            <text:p>918 kg</text:p>
          </table:table-cell>
          <table:table-cell table:style-name="ce19" table:formula="oooc:=[.$B346]*10+570+[.AC$2]*8" office:value-type="float" office:value="926">
            <text:p>926 kg</text:p>
          </table:table-cell>
          <table:table-cell table:style-name="ce19" table:formula="oooc:=[.$B346]*10+570+[.AD$2]*8" office:value-type="float" office:value="934">
            <text:p>934 kg</text:p>
          </table:table-cell>
          <table:table-cell table:style-name="ce19" table:formula="oooc:=[.$B346]*10+570+[.AE$2]*8" office:value-type="float" office:value="942">
            <text:p>942 kg</text:p>
          </table:table-cell>
          <table:table-cell table:style-name="ce19" table:formula="oooc:=[.$B346]*10+570+[.AF$2]*8" office:value-type="float" office:value="950">
            <text:p>9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style-name="ce19" table:formula="oooc:=[.$B347]*10+570+[.C$2]*8" office:value-type="float" office:value="728">
            <text:p>728 kg</text:p>
          </table:table-cell>
          <table:table-cell table:style-name="ce19" table:formula="oooc:=[.$B347]*10+570+[.D$2]*8" office:value-type="float" office:value="736">
            <text:p>736 kg</text:p>
          </table:table-cell>
          <table:table-cell table:style-name="ce19" table:formula="oooc:=[.$B347]*10+570+[.E$2]*8" office:value-type="float" office:value="744">
            <text:p>744 kg</text:p>
          </table:table-cell>
          <table:table-cell table:style-name="ce19" table:formula="oooc:=[.$B347]*10+570+[.F$2]*8" office:value-type="float" office:value="752">
            <text:p>752 kg</text:p>
          </table:table-cell>
          <table:table-cell table:style-name="ce19" table:formula="oooc:=[.$B347]*10+570+[.G$2]*8" office:value-type="float" office:value="760">
            <text:p>760 kg</text:p>
          </table:table-cell>
          <table:table-cell table:style-name="ce19" table:formula="oooc:=[.$B347]*10+570+[.H$2]*8" office:value-type="float" office:value="768">
            <text:p>768 kg</text:p>
          </table:table-cell>
          <table:table-cell table:style-name="ce19" table:formula="oooc:=[.$B347]*10+570+[.I$2]*8" office:value-type="float" office:value="776">
            <text:p>776 kg</text:p>
          </table:table-cell>
          <table:table-cell table:style-name="ce19" table:formula="oooc:=[.$B347]*10+570+[.J$2]*8" office:value-type="float" office:value="784">
            <text:p>784 kg</text:p>
          </table:table-cell>
          <table:table-cell table:style-name="ce19" table:formula="oooc:=[.$B347]*10+570+[.K$2]*8" office:value-type="float" office:value="792">
            <text:p>792 kg</text:p>
          </table:table-cell>
          <table:table-cell table:style-name="ce19" table:formula="oooc:=[.$B347]*10+570+[.L$2]*8" office:value-type="float" office:value="800">
            <text:p>800 kg</text:p>
          </table:table-cell>
          <table:table-cell table:style-name="ce19" table:formula="oooc:=[.$B347]*10+570+[.M$2]*8" office:value-type="float" office:value="808">
            <text:p>808 kg</text:p>
          </table:table-cell>
          <table:table-cell table:style-name="ce19" table:formula="oooc:=[.$B347]*10+570+[.N$2]*8" office:value-type="float" office:value="816">
            <text:p>816 kg</text:p>
          </table:table-cell>
          <table:table-cell table:style-name="ce19" table:formula="oooc:=[.$B347]*10+570+[.O$2]*8" office:value-type="float" office:value="824">
            <text:p>824 kg</text:p>
          </table:table-cell>
          <table:table-cell table:style-name="ce19" table:formula="oooc:=[.$B347]*10+570+[.P$2]*8" office:value-type="float" office:value="832">
            <text:p>832 kg</text:p>
          </table:table-cell>
          <table:table-cell table:style-name="ce19" table:formula="oooc:=[.$B347]*10+570+[.Q$2]*8" office:value-type="float" office:value="840">
            <text:p>840 kg</text:p>
          </table:table-cell>
          <table:table-cell table:style-name="ce19" table:formula="oooc:=[.$B347]*10+570+[.R$2]*8" office:value-type="float" office:value="848">
            <text:p>848 kg</text:p>
          </table:table-cell>
          <table:table-cell table:style-name="ce19" table:formula="oooc:=[.$B347]*10+570+[.S$2]*8" office:value-type="float" office:value="856">
            <text:p>856 kg</text:p>
          </table:table-cell>
          <table:table-cell table:style-name="ce19" table:formula="oooc:=[.$B347]*10+570+[.T$2]*8" office:value-type="float" office:value="864">
            <text:p>864 kg</text:p>
          </table:table-cell>
          <table:table-cell table:style-name="ce19" table:formula="oooc:=[.$B347]*10+570+[.U$2]*8" office:value-type="float" office:value="872">
            <text:p>872 kg</text:p>
          </table:table-cell>
          <table:table-cell table:style-name="ce19" table:formula="oooc:=[.$B347]*10+570+[.V$2]*8" office:value-type="float" office:value="880">
            <text:p>880 kg</text:p>
          </table:table-cell>
          <table:table-cell table:style-name="ce19" table:formula="oooc:=[.$B347]*10+570+[.W$2]*8" office:value-type="float" office:value="888">
            <text:p>888 kg</text:p>
          </table:table-cell>
          <table:table-cell table:style-name="ce19" table:formula="oooc:=[.$B347]*10+570+[.X$2]*8" office:value-type="float" office:value="896">
            <text:p>896 kg</text:p>
          </table:table-cell>
          <table:table-cell table:style-name="ce19" table:formula="oooc:=[.$B347]*10+570+[.Y$2]*8" office:value-type="float" office:value="904">
            <text:p>904 kg</text:p>
          </table:table-cell>
          <table:table-cell table:style-name="ce19" table:formula="oooc:=[.$B347]*10+570+[.Z$2]*8" office:value-type="float" office:value="912">
            <text:p>912 kg</text:p>
          </table:table-cell>
          <table:table-cell table:style-name="ce19" table:formula="oooc:=[.$B347]*10+570+[.AA$2]*8" office:value-type="float" office:value="920">
            <text:p>920 kg</text:p>
          </table:table-cell>
          <table:table-cell table:style-name="ce19" table:formula="oooc:=[.$B347]*10+570+[.AB$2]*8" office:value-type="float" office:value="928">
            <text:p>928 kg</text:p>
          </table:table-cell>
          <table:table-cell table:style-name="ce19" table:formula="oooc:=[.$B347]*10+570+[.AC$2]*8" office:value-type="float" office:value="936">
            <text:p>936 kg</text:p>
          </table:table-cell>
          <table:table-cell table:style-name="ce19" table:formula="oooc:=[.$B347]*10+570+[.AD$2]*8" office:value-type="float" office:value="944">
            <text:p>944 kg</text:p>
          </table:table-cell>
          <table:table-cell table:style-name="ce19" table:formula="oooc:=[.$B347]*10+570+[.AE$2]*8" office:value-type="float" office:value="952">
            <text:p>952 kg</text:p>
          </table:table-cell>
          <table:table-cell table:style-name="ce19" table:formula="oooc:=[.$B347]*10+570+[.AF$2]*8" office:value-type="float" office:value="960">
            <text:p>9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style-name="ce19" table:formula="oooc:=[.$B348]*10+570+[.C$2]*8" office:value-type="float" office:value="738">
            <text:p>738 kg</text:p>
          </table:table-cell>
          <table:table-cell table:style-name="ce19" table:formula="oooc:=[.$B348]*10+570+[.D$2]*8" office:value-type="float" office:value="746">
            <text:p>746 kg</text:p>
          </table:table-cell>
          <table:table-cell table:style-name="ce19" table:formula="oooc:=[.$B348]*10+570+[.E$2]*8" office:value-type="float" office:value="754">
            <text:p>754 kg</text:p>
          </table:table-cell>
          <table:table-cell table:style-name="ce19" table:formula="oooc:=[.$B348]*10+570+[.F$2]*8" office:value-type="float" office:value="762">
            <text:p>762 kg</text:p>
          </table:table-cell>
          <table:table-cell table:style-name="ce19" table:formula="oooc:=[.$B348]*10+570+[.G$2]*8" office:value-type="float" office:value="770">
            <text:p>770 kg</text:p>
          </table:table-cell>
          <table:table-cell table:style-name="ce19" table:formula="oooc:=[.$B348]*10+570+[.H$2]*8" office:value-type="float" office:value="778">
            <text:p>778 kg</text:p>
          </table:table-cell>
          <table:table-cell table:style-name="ce19" table:formula="oooc:=[.$B348]*10+570+[.I$2]*8" office:value-type="float" office:value="786">
            <text:p>786 kg</text:p>
          </table:table-cell>
          <table:table-cell table:style-name="ce19" table:formula="oooc:=[.$B348]*10+570+[.J$2]*8" office:value-type="float" office:value="794">
            <text:p>794 kg</text:p>
          </table:table-cell>
          <table:table-cell table:style-name="ce19" table:formula="oooc:=[.$B348]*10+570+[.K$2]*8" office:value-type="float" office:value="802">
            <text:p>802 kg</text:p>
          </table:table-cell>
          <table:table-cell table:style-name="ce19" table:formula="oooc:=[.$B348]*10+570+[.L$2]*8" office:value-type="float" office:value="810">
            <text:p>810 kg</text:p>
          </table:table-cell>
          <table:table-cell table:style-name="ce19" table:formula="oooc:=[.$B348]*10+570+[.M$2]*8" office:value-type="float" office:value="818">
            <text:p>818 kg</text:p>
          </table:table-cell>
          <table:table-cell table:style-name="ce19" table:formula="oooc:=[.$B348]*10+570+[.N$2]*8" office:value-type="float" office:value="826">
            <text:p>826 kg</text:p>
          </table:table-cell>
          <table:table-cell table:style-name="ce19" table:formula="oooc:=[.$B348]*10+570+[.O$2]*8" office:value-type="float" office:value="834">
            <text:p>834 kg</text:p>
          </table:table-cell>
          <table:table-cell table:style-name="ce19" table:formula="oooc:=[.$B348]*10+570+[.P$2]*8" office:value-type="float" office:value="842">
            <text:p>842 kg</text:p>
          </table:table-cell>
          <table:table-cell table:style-name="ce19" table:formula="oooc:=[.$B348]*10+570+[.Q$2]*8" office:value-type="float" office:value="850">
            <text:p>850 kg</text:p>
          </table:table-cell>
          <table:table-cell table:style-name="ce19" table:formula="oooc:=[.$B348]*10+570+[.R$2]*8" office:value-type="float" office:value="858">
            <text:p>858 kg</text:p>
          </table:table-cell>
          <table:table-cell table:style-name="ce19" table:formula="oooc:=[.$B348]*10+570+[.S$2]*8" office:value-type="float" office:value="866">
            <text:p>866 kg</text:p>
          </table:table-cell>
          <table:table-cell table:style-name="ce19" table:formula="oooc:=[.$B348]*10+570+[.T$2]*8" office:value-type="float" office:value="874">
            <text:p>874 kg</text:p>
          </table:table-cell>
          <table:table-cell table:style-name="ce19" table:formula="oooc:=[.$B348]*10+570+[.U$2]*8" office:value-type="float" office:value="882">
            <text:p>882 kg</text:p>
          </table:table-cell>
          <table:table-cell table:style-name="ce19" table:formula="oooc:=[.$B348]*10+570+[.V$2]*8" office:value-type="float" office:value="890">
            <text:p>890 kg</text:p>
          </table:table-cell>
          <table:table-cell table:style-name="ce19" table:formula="oooc:=[.$B348]*10+570+[.W$2]*8" office:value-type="float" office:value="898">
            <text:p>898 kg</text:p>
          </table:table-cell>
          <table:table-cell table:style-name="ce19" table:formula="oooc:=[.$B348]*10+570+[.X$2]*8" office:value-type="float" office:value="906">
            <text:p>906 kg</text:p>
          </table:table-cell>
          <table:table-cell table:style-name="ce19" table:formula="oooc:=[.$B348]*10+570+[.Y$2]*8" office:value-type="float" office:value="914">
            <text:p>914 kg</text:p>
          </table:table-cell>
          <table:table-cell table:style-name="ce19" table:formula="oooc:=[.$B348]*10+570+[.Z$2]*8" office:value-type="float" office:value="922">
            <text:p>922 kg</text:p>
          </table:table-cell>
          <table:table-cell table:style-name="ce19" table:formula="oooc:=[.$B348]*10+570+[.AA$2]*8" office:value-type="float" office:value="930">
            <text:p>930 kg</text:p>
          </table:table-cell>
          <table:table-cell table:style-name="ce19" table:formula="oooc:=[.$B348]*10+570+[.AB$2]*8" office:value-type="float" office:value="938">
            <text:p>938 kg</text:p>
          </table:table-cell>
          <table:table-cell table:style-name="ce19" table:formula="oooc:=[.$B348]*10+570+[.AC$2]*8" office:value-type="float" office:value="946">
            <text:p>946 kg</text:p>
          </table:table-cell>
          <table:table-cell table:style-name="ce19" table:formula="oooc:=[.$B348]*10+570+[.AD$2]*8" office:value-type="float" office:value="954">
            <text:p>954 kg</text:p>
          </table:table-cell>
          <table:table-cell table:style-name="ce19" table:formula="oooc:=[.$B348]*10+570+[.AE$2]*8" office:value-type="float" office:value="962">
            <text:p>962 kg</text:p>
          </table:table-cell>
          <table:table-cell table:style-name="ce19" table:formula="oooc:=[.$B348]*10+570+[.AF$2]*8" office:value-type="float" office:value="970">
            <text:p>9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style-name="ce19" table:formula="oooc:=[.$B349]*10+570+[.C$2]*8" office:value-type="float" office:value="748">
            <text:p>748 kg</text:p>
          </table:table-cell>
          <table:table-cell table:style-name="ce19" table:formula="oooc:=[.$B349]*10+570+[.D$2]*8" office:value-type="float" office:value="756">
            <text:p>756 kg</text:p>
          </table:table-cell>
          <table:table-cell table:style-name="ce19" table:formula="oooc:=[.$B349]*10+570+[.E$2]*8" office:value-type="float" office:value="764">
            <text:p>764 kg</text:p>
          </table:table-cell>
          <table:table-cell table:style-name="ce19" table:formula="oooc:=[.$B349]*10+570+[.F$2]*8" office:value-type="float" office:value="772">
            <text:p>772 kg</text:p>
          </table:table-cell>
          <table:table-cell table:style-name="ce19" table:formula="oooc:=[.$B349]*10+570+[.G$2]*8" office:value-type="float" office:value="780">
            <text:p>780 kg</text:p>
          </table:table-cell>
          <table:table-cell table:style-name="ce19" table:formula="oooc:=[.$B349]*10+570+[.H$2]*8" office:value-type="float" office:value="788">
            <text:p>788 kg</text:p>
          </table:table-cell>
          <table:table-cell table:style-name="ce19" table:formula="oooc:=[.$B349]*10+570+[.I$2]*8" office:value-type="float" office:value="796">
            <text:p>796 kg</text:p>
          </table:table-cell>
          <table:table-cell table:style-name="ce19" table:formula="oooc:=[.$B349]*10+570+[.J$2]*8" office:value-type="float" office:value="804">
            <text:p>804 kg</text:p>
          </table:table-cell>
          <table:table-cell table:style-name="ce19" table:formula="oooc:=[.$B349]*10+570+[.K$2]*8" office:value-type="float" office:value="812">
            <text:p>812 kg</text:p>
          </table:table-cell>
          <table:table-cell table:style-name="ce19" table:formula="oooc:=[.$B349]*10+570+[.L$2]*8" office:value-type="float" office:value="820">
            <text:p>820 kg</text:p>
          </table:table-cell>
          <table:table-cell table:style-name="ce19" table:formula="oooc:=[.$B349]*10+570+[.M$2]*8" office:value-type="float" office:value="828">
            <text:p>828 kg</text:p>
          </table:table-cell>
          <table:table-cell table:style-name="ce19" table:formula="oooc:=[.$B349]*10+570+[.N$2]*8" office:value-type="float" office:value="836">
            <text:p>836 kg</text:p>
          </table:table-cell>
          <table:table-cell table:style-name="ce19" table:formula="oooc:=[.$B349]*10+570+[.O$2]*8" office:value-type="float" office:value="844">
            <text:p>844 kg</text:p>
          </table:table-cell>
          <table:table-cell table:style-name="ce19" table:formula="oooc:=[.$B349]*10+570+[.P$2]*8" office:value-type="float" office:value="852">
            <text:p>852 kg</text:p>
          </table:table-cell>
          <table:table-cell table:style-name="ce19" table:formula="oooc:=[.$B349]*10+570+[.Q$2]*8" office:value-type="float" office:value="860">
            <text:p>860 kg</text:p>
          </table:table-cell>
          <table:table-cell table:style-name="ce19" table:formula="oooc:=[.$B349]*10+570+[.R$2]*8" office:value-type="float" office:value="868">
            <text:p>868 kg</text:p>
          </table:table-cell>
          <table:table-cell table:style-name="ce19" table:formula="oooc:=[.$B349]*10+570+[.S$2]*8" office:value-type="float" office:value="876">
            <text:p>876 kg</text:p>
          </table:table-cell>
          <table:table-cell table:style-name="ce19" table:formula="oooc:=[.$B349]*10+570+[.T$2]*8" office:value-type="float" office:value="884">
            <text:p>884 kg</text:p>
          </table:table-cell>
          <table:table-cell table:style-name="ce19" table:formula="oooc:=[.$B349]*10+570+[.U$2]*8" office:value-type="float" office:value="892">
            <text:p>892 kg</text:p>
          </table:table-cell>
          <table:table-cell table:style-name="ce19" table:formula="oooc:=[.$B349]*10+570+[.V$2]*8" office:value-type="float" office:value="900">
            <text:p>900 kg</text:p>
          </table:table-cell>
          <table:table-cell table:style-name="ce19" table:formula="oooc:=[.$B349]*10+570+[.W$2]*8" office:value-type="float" office:value="908">
            <text:p>908 kg</text:p>
          </table:table-cell>
          <table:table-cell table:style-name="ce19" table:formula="oooc:=[.$B349]*10+570+[.X$2]*8" office:value-type="float" office:value="916">
            <text:p>916 kg</text:p>
          </table:table-cell>
          <table:table-cell table:style-name="ce19" table:formula="oooc:=[.$B349]*10+570+[.Y$2]*8" office:value-type="float" office:value="924">
            <text:p>924 kg</text:p>
          </table:table-cell>
          <table:table-cell table:style-name="ce19" table:formula="oooc:=[.$B349]*10+570+[.Z$2]*8" office:value-type="float" office:value="932">
            <text:p>932 kg</text:p>
          </table:table-cell>
          <table:table-cell table:style-name="ce19" table:formula="oooc:=[.$B349]*10+570+[.AA$2]*8" office:value-type="float" office:value="940">
            <text:p>940 kg</text:p>
          </table:table-cell>
          <table:table-cell table:style-name="ce19" table:formula="oooc:=[.$B349]*10+570+[.AB$2]*8" office:value-type="float" office:value="948">
            <text:p>948 kg</text:p>
          </table:table-cell>
          <table:table-cell table:style-name="ce19" table:formula="oooc:=[.$B349]*10+570+[.AC$2]*8" office:value-type="float" office:value="956">
            <text:p>956 kg</text:p>
          </table:table-cell>
          <table:table-cell table:style-name="ce19" table:formula="oooc:=[.$B349]*10+570+[.AD$2]*8" office:value-type="float" office:value="964">
            <text:p>964 kg</text:p>
          </table:table-cell>
          <table:table-cell table:style-name="ce19" table:formula="oooc:=[.$B349]*10+570+[.AE$2]*8" office:value-type="float" office:value="972">
            <text:p>972 kg</text:p>
          </table:table-cell>
          <table:table-cell table:style-name="ce19" table:formula="oooc:=[.$B349]*10+570+[.AF$2]*8" office:value-type="float" office:value="980">
            <text:p>9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style-name="ce19" table:formula="oooc:=[.$B350]*10+570+[.C$2]*8" office:value-type="float" office:value="758">
            <text:p>758 kg</text:p>
          </table:table-cell>
          <table:table-cell table:style-name="ce19" table:formula="oooc:=[.$B350]*10+570+[.D$2]*8" office:value-type="float" office:value="766">
            <text:p>766 kg</text:p>
          </table:table-cell>
          <table:table-cell table:style-name="ce19" table:formula="oooc:=[.$B350]*10+570+[.E$2]*8" office:value-type="float" office:value="774">
            <text:p>774 kg</text:p>
          </table:table-cell>
          <table:table-cell table:style-name="ce19" table:formula="oooc:=[.$B350]*10+570+[.F$2]*8" office:value-type="float" office:value="782">
            <text:p>782 kg</text:p>
          </table:table-cell>
          <table:table-cell table:style-name="ce19" table:formula="oooc:=[.$B350]*10+570+[.G$2]*8" office:value-type="float" office:value="790">
            <text:p>790 kg</text:p>
          </table:table-cell>
          <table:table-cell table:style-name="ce19" table:formula="oooc:=[.$B350]*10+570+[.H$2]*8" office:value-type="float" office:value="798">
            <text:p>798 kg</text:p>
          </table:table-cell>
          <table:table-cell table:style-name="ce19" table:formula="oooc:=[.$B350]*10+570+[.I$2]*8" office:value-type="float" office:value="806">
            <text:p>806 kg</text:p>
          </table:table-cell>
          <table:table-cell table:style-name="ce19" table:formula="oooc:=[.$B350]*10+570+[.J$2]*8" office:value-type="float" office:value="814">
            <text:p>814 kg</text:p>
          </table:table-cell>
          <table:table-cell table:style-name="ce19" table:formula="oooc:=[.$B350]*10+570+[.K$2]*8" office:value-type="float" office:value="822">
            <text:p>822 kg</text:p>
          </table:table-cell>
          <table:table-cell table:style-name="ce19" table:formula="oooc:=[.$B350]*10+570+[.L$2]*8" office:value-type="float" office:value="830">
            <text:p>830 kg</text:p>
          </table:table-cell>
          <table:table-cell table:style-name="ce19" table:formula="oooc:=[.$B350]*10+570+[.M$2]*8" office:value-type="float" office:value="838">
            <text:p>838 kg</text:p>
          </table:table-cell>
          <table:table-cell table:style-name="ce19" table:formula="oooc:=[.$B350]*10+570+[.N$2]*8" office:value-type="float" office:value="846">
            <text:p>846 kg</text:p>
          </table:table-cell>
          <table:table-cell table:style-name="ce19" table:formula="oooc:=[.$B350]*10+570+[.O$2]*8" office:value-type="float" office:value="854">
            <text:p>854 kg</text:p>
          </table:table-cell>
          <table:table-cell table:style-name="ce19" table:formula="oooc:=[.$B350]*10+570+[.P$2]*8" office:value-type="float" office:value="862">
            <text:p>862 kg</text:p>
          </table:table-cell>
          <table:table-cell table:style-name="ce19" table:formula="oooc:=[.$B350]*10+570+[.Q$2]*8" office:value-type="float" office:value="870">
            <text:p>870 kg</text:p>
          </table:table-cell>
          <table:table-cell table:style-name="ce19" table:formula="oooc:=[.$B350]*10+570+[.R$2]*8" office:value-type="float" office:value="878">
            <text:p>878 kg</text:p>
          </table:table-cell>
          <table:table-cell table:style-name="ce19" table:formula="oooc:=[.$B350]*10+570+[.S$2]*8" office:value-type="float" office:value="886">
            <text:p>886 kg</text:p>
          </table:table-cell>
          <table:table-cell table:style-name="ce19" table:formula="oooc:=[.$B350]*10+570+[.T$2]*8" office:value-type="float" office:value="894">
            <text:p>894 kg</text:p>
          </table:table-cell>
          <table:table-cell table:style-name="ce19" table:formula="oooc:=[.$B350]*10+570+[.U$2]*8" office:value-type="float" office:value="902">
            <text:p>902 kg</text:p>
          </table:table-cell>
          <table:table-cell table:style-name="ce19" table:formula="oooc:=[.$B350]*10+570+[.V$2]*8" office:value-type="float" office:value="910">
            <text:p>910 kg</text:p>
          </table:table-cell>
          <table:table-cell table:style-name="ce19" table:formula="oooc:=[.$B350]*10+570+[.W$2]*8" office:value-type="float" office:value="918">
            <text:p>918 kg</text:p>
          </table:table-cell>
          <table:table-cell table:style-name="ce19" table:formula="oooc:=[.$B350]*10+570+[.X$2]*8" office:value-type="float" office:value="926">
            <text:p>926 kg</text:p>
          </table:table-cell>
          <table:table-cell table:style-name="ce19" table:formula="oooc:=[.$B350]*10+570+[.Y$2]*8" office:value-type="float" office:value="934">
            <text:p>934 kg</text:p>
          </table:table-cell>
          <table:table-cell table:style-name="ce19" table:formula="oooc:=[.$B350]*10+570+[.Z$2]*8" office:value-type="float" office:value="942">
            <text:p>942 kg</text:p>
          </table:table-cell>
          <table:table-cell table:style-name="ce19" table:formula="oooc:=[.$B350]*10+570+[.AA$2]*8" office:value-type="float" office:value="950">
            <text:p>950 kg</text:p>
          </table:table-cell>
          <table:table-cell table:style-name="ce19" table:formula="oooc:=[.$B350]*10+570+[.AB$2]*8" office:value-type="float" office:value="958">
            <text:p>958 kg</text:p>
          </table:table-cell>
          <table:table-cell table:style-name="ce19" table:formula="oooc:=[.$B350]*10+570+[.AC$2]*8" office:value-type="float" office:value="966">
            <text:p>966 kg</text:p>
          </table:table-cell>
          <table:table-cell table:style-name="ce19" table:formula="oooc:=[.$B350]*10+570+[.AD$2]*8" office:value-type="float" office:value="974">
            <text:p>974 kg</text:p>
          </table:table-cell>
          <table:table-cell table:style-name="ce19" table:formula="oooc:=[.$B350]*10+570+[.AE$2]*8" office:value-type="float" office:value="982">
            <text:p>982 kg</text:p>
          </table:table-cell>
          <table:table-cell table:style-name="ce19" table:formula="oooc:=[.$B350]*10+570+[.AF$2]*8" office:value-type="float" office:value="990">
            <text:p>9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style-name="ce19" table:formula="oooc:=[.$B351]*10+570+[.C$2]*8" office:value-type="float" office:value="768">
            <text:p>768 kg</text:p>
          </table:table-cell>
          <table:table-cell table:style-name="ce19" table:formula="oooc:=[.$B351]*10+570+[.D$2]*8" office:value-type="float" office:value="776">
            <text:p>776 kg</text:p>
          </table:table-cell>
          <table:table-cell table:style-name="ce19" table:formula="oooc:=[.$B351]*10+570+[.E$2]*8" office:value-type="float" office:value="784">
            <text:p>784 kg</text:p>
          </table:table-cell>
          <table:table-cell table:style-name="ce19" table:formula="oooc:=[.$B351]*10+570+[.F$2]*8" office:value-type="float" office:value="792">
            <text:p>792 kg</text:p>
          </table:table-cell>
          <table:table-cell table:style-name="ce19" table:formula="oooc:=[.$B351]*10+570+[.G$2]*8" office:value-type="float" office:value="800">
            <text:p>800 kg</text:p>
          </table:table-cell>
          <table:table-cell table:style-name="ce19" table:formula="oooc:=[.$B351]*10+570+[.H$2]*8" office:value-type="float" office:value="808">
            <text:p>808 kg</text:p>
          </table:table-cell>
          <table:table-cell table:style-name="ce19" table:formula="oooc:=[.$B351]*10+570+[.I$2]*8" office:value-type="float" office:value="816">
            <text:p>816 kg</text:p>
          </table:table-cell>
          <table:table-cell table:style-name="ce19" table:formula="oooc:=[.$B351]*10+570+[.J$2]*8" office:value-type="float" office:value="824">
            <text:p>824 kg</text:p>
          </table:table-cell>
          <table:table-cell table:style-name="ce19" table:formula="oooc:=[.$B351]*10+570+[.K$2]*8" office:value-type="float" office:value="832">
            <text:p>832 kg</text:p>
          </table:table-cell>
          <table:table-cell table:style-name="ce19" table:formula="oooc:=[.$B351]*10+570+[.L$2]*8" office:value-type="float" office:value="840">
            <text:p>840 kg</text:p>
          </table:table-cell>
          <table:table-cell table:style-name="ce19" table:formula="oooc:=[.$B351]*10+570+[.M$2]*8" office:value-type="float" office:value="848">
            <text:p>848 kg</text:p>
          </table:table-cell>
          <table:table-cell table:style-name="ce19" table:formula="oooc:=[.$B351]*10+570+[.N$2]*8" office:value-type="float" office:value="856">
            <text:p>856 kg</text:p>
          </table:table-cell>
          <table:table-cell table:style-name="ce19" table:formula="oooc:=[.$B351]*10+570+[.O$2]*8" office:value-type="float" office:value="864">
            <text:p>864 kg</text:p>
          </table:table-cell>
          <table:table-cell table:style-name="ce19" table:formula="oooc:=[.$B351]*10+570+[.P$2]*8" office:value-type="float" office:value="872">
            <text:p>872 kg</text:p>
          </table:table-cell>
          <table:table-cell table:style-name="ce19" table:formula="oooc:=[.$B351]*10+570+[.Q$2]*8" office:value-type="float" office:value="880">
            <text:p>880 kg</text:p>
          </table:table-cell>
          <table:table-cell table:style-name="ce19" table:formula="oooc:=[.$B351]*10+570+[.R$2]*8" office:value-type="float" office:value="888">
            <text:p>888 kg</text:p>
          </table:table-cell>
          <table:table-cell table:style-name="ce19" table:formula="oooc:=[.$B351]*10+570+[.S$2]*8" office:value-type="float" office:value="896">
            <text:p>896 kg</text:p>
          </table:table-cell>
          <table:table-cell table:style-name="ce19" table:formula="oooc:=[.$B351]*10+570+[.T$2]*8" office:value-type="float" office:value="904">
            <text:p>904 kg</text:p>
          </table:table-cell>
          <table:table-cell table:style-name="ce19" table:formula="oooc:=[.$B351]*10+570+[.U$2]*8" office:value-type="float" office:value="912">
            <text:p>912 kg</text:p>
          </table:table-cell>
          <table:table-cell table:style-name="ce19" table:formula="oooc:=[.$B351]*10+570+[.V$2]*8" office:value-type="float" office:value="920">
            <text:p>920 kg</text:p>
          </table:table-cell>
          <table:table-cell table:style-name="ce19" table:formula="oooc:=[.$B351]*10+570+[.W$2]*8" office:value-type="float" office:value="928">
            <text:p>928 kg</text:p>
          </table:table-cell>
          <table:table-cell table:style-name="ce19" table:formula="oooc:=[.$B351]*10+570+[.X$2]*8" office:value-type="float" office:value="936">
            <text:p>936 kg</text:p>
          </table:table-cell>
          <table:table-cell table:style-name="ce19" table:formula="oooc:=[.$B351]*10+570+[.Y$2]*8" office:value-type="float" office:value="944">
            <text:p>944 kg</text:p>
          </table:table-cell>
          <table:table-cell table:style-name="ce19" table:formula="oooc:=[.$B351]*10+570+[.Z$2]*8" office:value-type="float" office:value="952">
            <text:p>952 kg</text:p>
          </table:table-cell>
          <table:table-cell table:style-name="ce19" table:formula="oooc:=[.$B351]*10+570+[.AA$2]*8" office:value-type="float" office:value="960">
            <text:p>960 kg</text:p>
          </table:table-cell>
          <table:table-cell table:style-name="ce19" table:formula="oooc:=[.$B351]*10+570+[.AB$2]*8" office:value-type="float" office:value="968">
            <text:p>968 kg</text:p>
          </table:table-cell>
          <table:table-cell table:style-name="ce19" table:formula="oooc:=[.$B351]*10+570+[.AC$2]*8" office:value-type="float" office:value="976">
            <text:p>976 kg</text:p>
          </table:table-cell>
          <table:table-cell table:style-name="ce19" table:formula="oooc:=[.$B351]*10+570+[.AD$2]*8" office:value-type="float" office:value="984">
            <text:p>984 kg</text:p>
          </table:table-cell>
          <table:table-cell table:style-name="ce19" table:formula="oooc:=[.$B351]*10+570+[.AE$2]*8" office:value-type="float" office:value="992">
            <text:p>992 kg</text:p>
          </table:table-cell>
          <table:table-cell table:style-name="ce19" table:formula="oooc:=[.$B351]*10+570+[.AF$2]*8" office:value-type="float" office:value="1000">
            <text:p>10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style-name="ce19" table:formula="oooc:=[.$B352]*10+570+[.C$2]*8" office:value-type="float" office:value="778">
            <text:p>778 kg</text:p>
          </table:table-cell>
          <table:table-cell table:style-name="ce19" table:formula="oooc:=[.$B352]*10+570+[.D$2]*8" office:value-type="float" office:value="786">
            <text:p>786 kg</text:p>
          </table:table-cell>
          <table:table-cell table:style-name="ce19" table:formula="oooc:=[.$B352]*10+570+[.E$2]*8" office:value-type="float" office:value="794">
            <text:p>794 kg</text:p>
          </table:table-cell>
          <table:table-cell table:style-name="ce19" table:formula="oooc:=[.$B352]*10+570+[.F$2]*8" office:value-type="float" office:value="802">
            <text:p>802 kg</text:p>
          </table:table-cell>
          <table:table-cell table:style-name="ce19" table:formula="oooc:=[.$B352]*10+570+[.G$2]*8" office:value-type="float" office:value="810">
            <text:p>810 kg</text:p>
          </table:table-cell>
          <table:table-cell table:style-name="ce19" table:formula="oooc:=[.$B352]*10+570+[.H$2]*8" office:value-type="float" office:value="818">
            <text:p>818 kg</text:p>
          </table:table-cell>
          <table:table-cell table:style-name="ce19" table:formula="oooc:=[.$B352]*10+570+[.I$2]*8" office:value-type="float" office:value="826">
            <text:p>826 kg</text:p>
          </table:table-cell>
          <table:table-cell table:style-name="ce19" table:formula="oooc:=[.$B352]*10+570+[.J$2]*8" office:value-type="float" office:value="834">
            <text:p>834 kg</text:p>
          </table:table-cell>
          <table:table-cell table:style-name="ce19" table:formula="oooc:=[.$B352]*10+570+[.K$2]*8" office:value-type="float" office:value="842">
            <text:p>842 kg</text:p>
          </table:table-cell>
          <table:table-cell table:style-name="ce19" table:formula="oooc:=[.$B352]*10+570+[.L$2]*8" office:value-type="float" office:value="850">
            <text:p>850 kg</text:p>
          </table:table-cell>
          <table:table-cell table:style-name="ce19" table:formula="oooc:=[.$B352]*10+570+[.M$2]*8" office:value-type="float" office:value="858">
            <text:p>858 kg</text:p>
          </table:table-cell>
          <table:table-cell table:style-name="ce19" table:formula="oooc:=[.$B352]*10+570+[.N$2]*8" office:value-type="float" office:value="866">
            <text:p>866 kg</text:p>
          </table:table-cell>
          <table:table-cell table:style-name="ce19" table:formula="oooc:=[.$B352]*10+570+[.O$2]*8" office:value-type="float" office:value="874">
            <text:p>874 kg</text:p>
          </table:table-cell>
          <table:table-cell table:style-name="ce19" table:formula="oooc:=[.$B352]*10+570+[.P$2]*8" office:value-type="float" office:value="882">
            <text:p>882 kg</text:p>
          </table:table-cell>
          <table:table-cell table:style-name="ce19" table:formula="oooc:=[.$B352]*10+570+[.Q$2]*8" office:value-type="float" office:value="890">
            <text:p>890 kg</text:p>
          </table:table-cell>
          <table:table-cell table:style-name="ce19" table:formula="oooc:=[.$B352]*10+570+[.R$2]*8" office:value-type="float" office:value="898">
            <text:p>898 kg</text:p>
          </table:table-cell>
          <table:table-cell table:style-name="ce19" table:formula="oooc:=[.$B352]*10+570+[.S$2]*8" office:value-type="float" office:value="906">
            <text:p>906 kg</text:p>
          </table:table-cell>
          <table:table-cell table:style-name="ce19" table:formula="oooc:=[.$B352]*10+570+[.T$2]*8" office:value-type="float" office:value="914">
            <text:p>914 kg</text:p>
          </table:table-cell>
          <table:table-cell table:style-name="ce19" table:formula="oooc:=[.$B352]*10+570+[.U$2]*8" office:value-type="float" office:value="922">
            <text:p>922 kg</text:p>
          </table:table-cell>
          <table:table-cell table:style-name="ce19" table:formula="oooc:=[.$B352]*10+570+[.V$2]*8" office:value-type="float" office:value="930">
            <text:p>930 kg</text:p>
          </table:table-cell>
          <table:table-cell table:style-name="ce19" table:formula="oooc:=[.$B352]*10+570+[.W$2]*8" office:value-type="float" office:value="938">
            <text:p>938 kg</text:p>
          </table:table-cell>
          <table:table-cell table:style-name="ce19" table:formula="oooc:=[.$B352]*10+570+[.X$2]*8" office:value-type="float" office:value="946">
            <text:p>946 kg</text:p>
          </table:table-cell>
          <table:table-cell table:style-name="ce19" table:formula="oooc:=[.$B352]*10+570+[.Y$2]*8" office:value-type="float" office:value="954">
            <text:p>954 kg</text:p>
          </table:table-cell>
          <table:table-cell table:style-name="ce19" table:formula="oooc:=[.$B352]*10+570+[.Z$2]*8" office:value-type="float" office:value="962">
            <text:p>962 kg</text:p>
          </table:table-cell>
          <table:table-cell table:style-name="ce19" table:formula="oooc:=[.$B352]*10+570+[.AA$2]*8" office:value-type="float" office:value="970">
            <text:p>970 kg</text:p>
          </table:table-cell>
          <table:table-cell table:style-name="ce19" table:formula="oooc:=[.$B352]*10+570+[.AB$2]*8" office:value-type="float" office:value="978">
            <text:p>978 kg</text:p>
          </table:table-cell>
          <table:table-cell table:style-name="ce19" table:formula="oooc:=[.$B352]*10+570+[.AC$2]*8" office:value-type="float" office:value="986">
            <text:p>986 kg</text:p>
          </table:table-cell>
          <table:table-cell table:style-name="ce19" table:formula="oooc:=[.$B352]*10+570+[.AD$2]*8" office:value-type="float" office:value="994">
            <text:p>994 kg</text:p>
          </table:table-cell>
          <table:table-cell table:style-name="ce19" table:formula="oooc:=[.$B352]*10+570+[.AE$2]*8" office:value-type="float" office:value="1002">
            <text:p>1002 kg</text:p>
          </table:table-cell>
          <table:table-cell table:style-name="ce19" table:formula="oooc:=[.$B352]*10+570+[.AF$2]*8" office:value-type="float" office:value="1010">
            <text:p>10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style-name="ce19" table:formula="oooc:=[.$B353]*10+570+[.C$2]*8" office:value-type="float" office:value="788">
            <text:p>788 kg</text:p>
          </table:table-cell>
          <table:table-cell table:style-name="ce19" table:formula="oooc:=[.$B353]*10+570+[.D$2]*8" office:value-type="float" office:value="796">
            <text:p>796 kg</text:p>
          </table:table-cell>
          <table:table-cell table:style-name="ce19" table:formula="oooc:=[.$B353]*10+570+[.E$2]*8" office:value-type="float" office:value="804">
            <text:p>804 kg</text:p>
          </table:table-cell>
          <table:table-cell table:style-name="ce19" table:formula="oooc:=[.$B353]*10+570+[.F$2]*8" office:value-type="float" office:value="812">
            <text:p>812 kg</text:p>
          </table:table-cell>
          <table:table-cell table:style-name="ce19" table:formula="oooc:=[.$B353]*10+570+[.G$2]*8" office:value-type="float" office:value="820">
            <text:p>820 kg</text:p>
          </table:table-cell>
          <table:table-cell table:style-name="ce19" table:formula="oooc:=[.$B353]*10+570+[.H$2]*8" office:value-type="float" office:value="828">
            <text:p>828 kg</text:p>
          </table:table-cell>
          <table:table-cell table:style-name="ce19" table:formula="oooc:=[.$B353]*10+570+[.I$2]*8" office:value-type="float" office:value="836">
            <text:p>836 kg</text:p>
          </table:table-cell>
          <table:table-cell table:style-name="ce19" table:formula="oooc:=[.$B353]*10+570+[.J$2]*8" office:value-type="float" office:value="844">
            <text:p>844 kg</text:p>
          </table:table-cell>
          <table:table-cell table:style-name="ce19" table:formula="oooc:=[.$B353]*10+570+[.K$2]*8" office:value-type="float" office:value="852">
            <text:p>852 kg</text:p>
          </table:table-cell>
          <table:table-cell table:style-name="ce19" table:formula="oooc:=[.$B353]*10+570+[.L$2]*8" office:value-type="float" office:value="860">
            <text:p>860 kg</text:p>
          </table:table-cell>
          <table:table-cell table:style-name="ce19" table:formula="oooc:=[.$B353]*10+570+[.M$2]*8" office:value-type="float" office:value="868">
            <text:p>868 kg</text:p>
          </table:table-cell>
          <table:table-cell table:style-name="ce19" table:formula="oooc:=[.$B353]*10+570+[.N$2]*8" office:value-type="float" office:value="876">
            <text:p>876 kg</text:p>
          </table:table-cell>
          <table:table-cell table:style-name="ce19" table:formula="oooc:=[.$B353]*10+570+[.O$2]*8" office:value-type="float" office:value="884">
            <text:p>884 kg</text:p>
          </table:table-cell>
          <table:table-cell table:style-name="ce19" table:formula="oooc:=[.$B353]*10+570+[.P$2]*8" office:value-type="float" office:value="892">
            <text:p>892 kg</text:p>
          </table:table-cell>
          <table:table-cell table:style-name="ce19" table:formula="oooc:=[.$B353]*10+570+[.Q$2]*8" office:value-type="float" office:value="900">
            <text:p>900 kg</text:p>
          </table:table-cell>
          <table:table-cell table:style-name="ce19" table:formula="oooc:=[.$B353]*10+570+[.R$2]*8" office:value-type="float" office:value="908">
            <text:p>908 kg</text:p>
          </table:table-cell>
          <table:table-cell table:style-name="ce19" table:formula="oooc:=[.$B353]*10+570+[.S$2]*8" office:value-type="float" office:value="916">
            <text:p>916 kg</text:p>
          </table:table-cell>
          <table:table-cell table:style-name="ce19" table:formula="oooc:=[.$B353]*10+570+[.T$2]*8" office:value-type="float" office:value="924">
            <text:p>924 kg</text:p>
          </table:table-cell>
          <table:table-cell table:style-name="ce19" table:formula="oooc:=[.$B353]*10+570+[.U$2]*8" office:value-type="float" office:value="932">
            <text:p>932 kg</text:p>
          </table:table-cell>
          <table:table-cell table:style-name="ce19" table:formula="oooc:=[.$B353]*10+570+[.V$2]*8" office:value-type="float" office:value="940">
            <text:p>940 kg</text:p>
          </table:table-cell>
          <table:table-cell table:style-name="ce19" table:formula="oooc:=[.$B353]*10+570+[.W$2]*8" office:value-type="float" office:value="948">
            <text:p>948 kg</text:p>
          </table:table-cell>
          <table:table-cell table:style-name="ce19" table:formula="oooc:=[.$B353]*10+570+[.X$2]*8" office:value-type="float" office:value="956">
            <text:p>956 kg</text:p>
          </table:table-cell>
          <table:table-cell table:style-name="ce19" table:formula="oooc:=[.$B353]*10+570+[.Y$2]*8" office:value-type="float" office:value="964">
            <text:p>964 kg</text:p>
          </table:table-cell>
          <table:table-cell table:style-name="ce19" table:formula="oooc:=[.$B353]*10+570+[.Z$2]*8" office:value-type="float" office:value="972">
            <text:p>972 kg</text:p>
          </table:table-cell>
          <table:table-cell table:style-name="ce19" table:formula="oooc:=[.$B353]*10+570+[.AA$2]*8" office:value-type="float" office:value="980">
            <text:p>980 kg</text:p>
          </table:table-cell>
          <table:table-cell table:style-name="ce19" table:formula="oooc:=[.$B353]*10+570+[.AB$2]*8" office:value-type="float" office:value="988">
            <text:p>988 kg</text:p>
          </table:table-cell>
          <table:table-cell table:style-name="ce19" table:formula="oooc:=[.$B353]*10+570+[.AC$2]*8" office:value-type="float" office:value="996">
            <text:p>996 kg</text:p>
          </table:table-cell>
          <table:table-cell table:style-name="ce19" table:formula="oooc:=[.$B353]*10+570+[.AD$2]*8" office:value-type="float" office:value="1004">
            <text:p>1004 kg</text:p>
          </table:table-cell>
          <table:table-cell table:style-name="ce19" table:formula="oooc:=[.$B353]*10+570+[.AE$2]*8" office:value-type="float" office:value="1012">
            <text:p>1012 kg</text:p>
          </table:table-cell>
          <table:table-cell table:style-name="ce19" table:formula="oooc:=[.$B353]*10+570+[.AF$2]*8" office:value-type="float" office:value="1020">
            <text:p>10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style-name="ce19" table:formula="oooc:=[.$B354]*10+570+[.C$2]*8" office:value-type="float" office:value="798">
            <text:p>798 kg</text:p>
          </table:table-cell>
          <table:table-cell table:style-name="ce19" table:formula="oooc:=[.$B354]*10+570+[.D$2]*8" office:value-type="float" office:value="806">
            <text:p>806 kg</text:p>
          </table:table-cell>
          <table:table-cell table:style-name="ce19" table:formula="oooc:=[.$B354]*10+570+[.E$2]*8" office:value-type="float" office:value="814">
            <text:p>814 kg</text:p>
          </table:table-cell>
          <table:table-cell table:style-name="ce19" table:formula="oooc:=[.$B354]*10+570+[.F$2]*8" office:value-type="float" office:value="822">
            <text:p>822 kg</text:p>
          </table:table-cell>
          <table:table-cell table:style-name="ce19" table:formula="oooc:=[.$B354]*10+570+[.G$2]*8" office:value-type="float" office:value="830">
            <text:p>830 kg</text:p>
          </table:table-cell>
          <table:table-cell table:style-name="ce19" table:formula="oooc:=[.$B354]*10+570+[.H$2]*8" office:value-type="float" office:value="838">
            <text:p>838 kg</text:p>
          </table:table-cell>
          <table:table-cell table:style-name="ce19" table:formula="oooc:=[.$B354]*10+570+[.I$2]*8" office:value-type="float" office:value="846">
            <text:p>846 kg</text:p>
          </table:table-cell>
          <table:table-cell table:style-name="ce19" table:formula="oooc:=[.$B354]*10+570+[.J$2]*8" office:value-type="float" office:value="854">
            <text:p>854 kg</text:p>
          </table:table-cell>
          <table:table-cell table:style-name="ce19" table:formula="oooc:=[.$B354]*10+570+[.K$2]*8" office:value-type="float" office:value="862">
            <text:p>862 kg</text:p>
          </table:table-cell>
          <table:table-cell table:style-name="ce19" table:formula="oooc:=[.$B354]*10+570+[.L$2]*8" office:value-type="float" office:value="870">
            <text:p>870 kg</text:p>
          </table:table-cell>
          <table:table-cell table:style-name="ce19" table:formula="oooc:=[.$B354]*10+570+[.M$2]*8" office:value-type="float" office:value="878">
            <text:p>878 kg</text:p>
          </table:table-cell>
          <table:table-cell table:style-name="ce19" table:formula="oooc:=[.$B354]*10+570+[.N$2]*8" office:value-type="float" office:value="886">
            <text:p>886 kg</text:p>
          </table:table-cell>
          <table:table-cell table:style-name="ce19" table:formula="oooc:=[.$B354]*10+570+[.O$2]*8" office:value-type="float" office:value="894">
            <text:p>894 kg</text:p>
          </table:table-cell>
          <table:table-cell table:style-name="ce19" table:formula="oooc:=[.$B354]*10+570+[.P$2]*8" office:value-type="float" office:value="902">
            <text:p>902 kg</text:p>
          </table:table-cell>
          <table:table-cell table:style-name="ce19" table:formula="oooc:=[.$B354]*10+570+[.Q$2]*8" office:value-type="float" office:value="910">
            <text:p>910 kg</text:p>
          </table:table-cell>
          <table:table-cell table:style-name="ce19" table:formula="oooc:=[.$B354]*10+570+[.R$2]*8" office:value-type="float" office:value="918">
            <text:p>918 kg</text:p>
          </table:table-cell>
          <table:table-cell table:style-name="ce19" table:formula="oooc:=[.$B354]*10+570+[.S$2]*8" office:value-type="float" office:value="926">
            <text:p>926 kg</text:p>
          </table:table-cell>
          <table:table-cell table:style-name="ce19" table:formula="oooc:=[.$B354]*10+570+[.T$2]*8" office:value-type="float" office:value="934">
            <text:p>934 kg</text:p>
          </table:table-cell>
          <table:table-cell table:style-name="ce19" table:formula="oooc:=[.$B354]*10+570+[.U$2]*8" office:value-type="float" office:value="942">
            <text:p>942 kg</text:p>
          </table:table-cell>
          <table:table-cell table:style-name="ce19" table:formula="oooc:=[.$B354]*10+570+[.V$2]*8" office:value-type="float" office:value="950">
            <text:p>950 kg</text:p>
          </table:table-cell>
          <table:table-cell table:style-name="ce19" table:formula="oooc:=[.$B354]*10+570+[.W$2]*8" office:value-type="float" office:value="958">
            <text:p>958 kg</text:p>
          </table:table-cell>
          <table:table-cell table:style-name="ce19" table:formula="oooc:=[.$B354]*10+570+[.X$2]*8" office:value-type="float" office:value="966">
            <text:p>966 kg</text:p>
          </table:table-cell>
          <table:table-cell table:style-name="ce19" table:formula="oooc:=[.$B354]*10+570+[.Y$2]*8" office:value-type="float" office:value="974">
            <text:p>974 kg</text:p>
          </table:table-cell>
          <table:table-cell table:style-name="ce19" table:formula="oooc:=[.$B354]*10+570+[.Z$2]*8" office:value-type="float" office:value="982">
            <text:p>982 kg</text:p>
          </table:table-cell>
          <table:table-cell table:style-name="ce19" table:formula="oooc:=[.$B354]*10+570+[.AA$2]*8" office:value-type="float" office:value="990">
            <text:p>990 kg</text:p>
          </table:table-cell>
          <table:table-cell table:style-name="ce19" table:formula="oooc:=[.$B354]*10+570+[.AB$2]*8" office:value-type="float" office:value="998">
            <text:p>998 kg</text:p>
          </table:table-cell>
          <table:table-cell table:style-name="ce19" table:formula="oooc:=[.$B354]*10+570+[.AC$2]*8" office:value-type="float" office:value="1006">
            <text:p>1006 kg</text:p>
          </table:table-cell>
          <table:table-cell table:style-name="ce19" table:formula="oooc:=[.$B354]*10+570+[.AD$2]*8" office:value-type="float" office:value="1014">
            <text:p>1014 kg</text:p>
          </table:table-cell>
          <table:table-cell table:style-name="ce19" table:formula="oooc:=[.$B354]*10+570+[.AE$2]*8" office:value-type="float" office:value="1022">
            <text:p>1022 kg</text:p>
          </table:table-cell>
          <table:table-cell table:style-name="ce19" table:formula="oooc:=[.$B354]*10+570+[.AF$2]*8" office:value-type="float" office:value="1030">
            <text:p>10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style-name="ce19" table:formula="oooc:=[.$B355]*10+570+[.C$2]*8" office:value-type="float" office:value="808">
            <text:p>808 kg</text:p>
          </table:table-cell>
          <table:table-cell table:style-name="ce19" table:formula="oooc:=[.$B355]*10+570+[.D$2]*8" office:value-type="float" office:value="816">
            <text:p>816 kg</text:p>
          </table:table-cell>
          <table:table-cell table:style-name="ce19" table:formula="oooc:=[.$B355]*10+570+[.E$2]*8" office:value-type="float" office:value="824">
            <text:p>824 kg</text:p>
          </table:table-cell>
          <table:table-cell table:style-name="ce19" table:formula="oooc:=[.$B355]*10+570+[.F$2]*8" office:value-type="float" office:value="832">
            <text:p>832 kg</text:p>
          </table:table-cell>
          <table:table-cell table:style-name="ce19" table:formula="oooc:=[.$B355]*10+570+[.G$2]*8" office:value-type="float" office:value="840">
            <text:p>840 kg</text:p>
          </table:table-cell>
          <table:table-cell table:style-name="ce19" table:formula="oooc:=[.$B355]*10+570+[.H$2]*8" office:value-type="float" office:value="848">
            <text:p>848 kg</text:p>
          </table:table-cell>
          <table:table-cell table:style-name="ce19" table:formula="oooc:=[.$B355]*10+570+[.I$2]*8" office:value-type="float" office:value="856">
            <text:p>856 kg</text:p>
          </table:table-cell>
          <table:table-cell table:style-name="ce19" table:formula="oooc:=[.$B355]*10+570+[.J$2]*8" office:value-type="float" office:value="864">
            <text:p>864 kg</text:p>
          </table:table-cell>
          <table:table-cell table:style-name="ce19" table:formula="oooc:=[.$B355]*10+570+[.K$2]*8" office:value-type="float" office:value="872">
            <text:p>872 kg</text:p>
          </table:table-cell>
          <table:table-cell table:style-name="ce19" table:formula="oooc:=[.$B355]*10+570+[.L$2]*8" office:value-type="float" office:value="880">
            <text:p>880 kg</text:p>
          </table:table-cell>
          <table:table-cell table:style-name="ce19" table:formula="oooc:=[.$B355]*10+570+[.M$2]*8" office:value-type="float" office:value="888">
            <text:p>888 kg</text:p>
          </table:table-cell>
          <table:table-cell table:style-name="ce19" table:formula="oooc:=[.$B355]*10+570+[.N$2]*8" office:value-type="float" office:value="896">
            <text:p>896 kg</text:p>
          </table:table-cell>
          <table:table-cell table:style-name="ce19" table:formula="oooc:=[.$B355]*10+570+[.O$2]*8" office:value-type="float" office:value="904">
            <text:p>904 kg</text:p>
          </table:table-cell>
          <table:table-cell table:style-name="ce19" table:formula="oooc:=[.$B355]*10+570+[.P$2]*8" office:value-type="float" office:value="912">
            <text:p>912 kg</text:p>
          </table:table-cell>
          <table:table-cell table:style-name="ce19" table:formula="oooc:=[.$B355]*10+570+[.Q$2]*8" office:value-type="float" office:value="920">
            <text:p>920 kg</text:p>
          </table:table-cell>
          <table:table-cell table:style-name="ce19" table:formula="oooc:=[.$B355]*10+570+[.R$2]*8" office:value-type="float" office:value="928">
            <text:p>928 kg</text:p>
          </table:table-cell>
          <table:table-cell table:style-name="ce19" table:formula="oooc:=[.$B355]*10+570+[.S$2]*8" office:value-type="float" office:value="936">
            <text:p>936 kg</text:p>
          </table:table-cell>
          <table:table-cell table:style-name="ce19" table:formula="oooc:=[.$B355]*10+570+[.T$2]*8" office:value-type="float" office:value="944">
            <text:p>944 kg</text:p>
          </table:table-cell>
          <table:table-cell table:style-name="ce19" table:formula="oooc:=[.$B355]*10+570+[.U$2]*8" office:value-type="float" office:value="952">
            <text:p>952 kg</text:p>
          </table:table-cell>
          <table:table-cell table:style-name="ce19" table:formula="oooc:=[.$B355]*10+570+[.V$2]*8" office:value-type="float" office:value="960">
            <text:p>960 kg</text:p>
          </table:table-cell>
          <table:table-cell table:style-name="ce19" table:formula="oooc:=[.$B355]*10+570+[.W$2]*8" office:value-type="float" office:value="968">
            <text:p>968 kg</text:p>
          </table:table-cell>
          <table:table-cell table:style-name="ce19" table:formula="oooc:=[.$B355]*10+570+[.X$2]*8" office:value-type="float" office:value="976">
            <text:p>976 kg</text:p>
          </table:table-cell>
          <table:table-cell table:style-name="ce19" table:formula="oooc:=[.$B355]*10+570+[.Y$2]*8" office:value-type="float" office:value="984">
            <text:p>984 kg</text:p>
          </table:table-cell>
          <table:table-cell table:style-name="ce19" table:formula="oooc:=[.$B355]*10+570+[.Z$2]*8" office:value-type="float" office:value="992">
            <text:p>992 kg</text:p>
          </table:table-cell>
          <table:table-cell table:style-name="ce19" table:formula="oooc:=[.$B355]*10+570+[.AA$2]*8" office:value-type="float" office:value="1000">
            <text:p>1000 kg</text:p>
          </table:table-cell>
          <table:table-cell table:style-name="ce19" table:formula="oooc:=[.$B355]*10+570+[.AB$2]*8" office:value-type="float" office:value="1008">
            <text:p>1008 kg</text:p>
          </table:table-cell>
          <table:table-cell table:style-name="ce19" table:formula="oooc:=[.$B355]*10+570+[.AC$2]*8" office:value-type="float" office:value="1016">
            <text:p>1016 kg</text:p>
          </table:table-cell>
          <table:table-cell table:style-name="ce19" table:formula="oooc:=[.$B355]*10+570+[.AD$2]*8" office:value-type="float" office:value="1024">
            <text:p>1024 kg</text:p>
          </table:table-cell>
          <table:table-cell table:style-name="ce19" table:formula="oooc:=[.$B355]*10+570+[.AE$2]*8" office:value-type="float" office:value="1032">
            <text:p>1032 kg</text:p>
          </table:table-cell>
          <table:table-cell table:style-name="ce19" table:formula="oooc:=[.$B355]*10+570+[.AF$2]*8" office:value-type="float" office:value="1040">
            <text:p>10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style-name="ce19" table:formula="oooc:=[.$B356]*10+570+[.C$2]*8" office:value-type="float" office:value="818">
            <text:p>818 kg</text:p>
          </table:table-cell>
          <table:table-cell table:style-name="ce19" table:formula="oooc:=[.$B356]*10+570+[.D$2]*8" office:value-type="float" office:value="826">
            <text:p>826 kg</text:p>
          </table:table-cell>
          <table:table-cell table:style-name="ce19" table:formula="oooc:=[.$B356]*10+570+[.E$2]*8" office:value-type="float" office:value="834">
            <text:p>834 kg</text:p>
          </table:table-cell>
          <table:table-cell table:style-name="ce19" table:formula="oooc:=[.$B356]*10+570+[.F$2]*8" office:value-type="float" office:value="842">
            <text:p>842 kg</text:p>
          </table:table-cell>
          <table:table-cell table:style-name="ce19" table:formula="oooc:=[.$B356]*10+570+[.G$2]*8" office:value-type="float" office:value="850">
            <text:p>850 kg</text:p>
          </table:table-cell>
          <table:table-cell table:style-name="ce19" table:formula="oooc:=[.$B356]*10+570+[.H$2]*8" office:value-type="float" office:value="858">
            <text:p>858 kg</text:p>
          </table:table-cell>
          <table:table-cell table:style-name="ce19" table:formula="oooc:=[.$B356]*10+570+[.I$2]*8" office:value-type="float" office:value="866">
            <text:p>866 kg</text:p>
          </table:table-cell>
          <table:table-cell table:style-name="ce19" table:formula="oooc:=[.$B356]*10+570+[.J$2]*8" office:value-type="float" office:value="874">
            <text:p>874 kg</text:p>
          </table:table-cell>
          <table:table-cell table:style-name="ce19" table:formula="oooc:=[.$B356]*10+570+[.K$2]*8" office:value-type="float" office:value="882">
            <text:p>882 kg</text:p>
          </table:table-cell>
          <table:table-cell table:style-name="ce19" table:formula="oooc:=[.$B356]*10+570+[.L$2]*8" office:value-type="float" office:value="890">
            <text:p>890 kg</text:p>
          </table:table-cell>
          <table:table-cell table:style-name="ce19" table:formula="oooc:=[.$B356]*10+570+[.M$2]*8" office:value-type="float" office:value="898">
            <text:p>898 kg</text:p>
          </table:table-cell>
          <table:table-cell table:style-name="ce19" table:formula="oooc:=[.$B356]*10+570+[.N$2]*8" office:value-type="float" office:value="906">
            <text:p>906 kg</text:p>
          </table:table-cell>
          <table:table-cell table:style-name="ce19" table:formula="oooc:=[.$B356]*10+570+[.O$2]*8" office:value-type="float" office:value="914">
            <text:p>914 kg</text:p>
          </table:table-cell>
          <table:table-cell table:style-name="ce19" table:formula="oooc:=[.$B356]*10+570+[.P$2]*8" office:value-type="float" office:value="922">
            <text:p>922 kg</text:p>
          </table:table-cell>
          <table:table-cell table:style-name="ce19" table:formula="oooc:=[.$B356]*10+570+[.Q$2]*8" office:value-type="float" office:value="930">
            <text:p>930 kg</text:p>
          </table:table-cell>
          <table:table-cell table:style-name="ce19" table:formula="oooc:=[.$B356]*10+570+[.R$2]*8" office:value-type="float" office:value="938">
            <text:p>938 kg</text:p>
          </table:table-cell>
          <table:table-cell table:style-name="ce19" table:formula="oooc:=[.$B356]*10+570+[.S$2]*8" office:value-type="float" office:value="946">
            <text:p>946 kg</text:p>
          </table:table-cell>
          <table:table-cell table:style-name="ce19" table:formula="oooc:=[.$B356]*10+570+[.T$2]*8" office:value-type="float" office:value="954">
            <text:p>954 kg</text:p>
          </table:table-cell>
          <table:table-cell table:style-name="ce19" table:formula="oooc:=[.$B356]*10+570+[.U$2]*8" office:value-type="float" office:value="962">
            <text:p>962 kg</text:p>
          </table:table-cell>
          <table:table-cell table:style-name="ce19" table:formula="oooc:=[.$B356]*10+570+[.V$2]*8" office:value-type="float" office:value="970">
            <text:p>970 kg</text:p>
          </table:table-cell>
          <table:table-cell table:style-name="ce19" table:formula="oooc:=[.$B356]*10+570+[.W$2]*8" office:value-type="float" office:value="978">
            <text:p>978 kg</text:p>
          </table:table-cell>
          <table:table-cell table:style-name="ce19" table:formula="oooc:=[.$B356]*10+570+[.X$2]*8" office:value-type="float" office:value="986">
            <text:p>986 kg</text:p>
          </table:table-cell>
          <table:table-cell table:style-name="ce19" table:formula="oooc:=[.$B356]*10+570+[.Y$2]*8" office:value-type="float" office:value="994">
            <text:p>994 kg</text:p>
          </table:table-cell>
          <table:table-cell table:style-name="ce19" table:formula="oooc:=[.$B356]*10+570+[.Z$2]*8" office:value-type="float" office:value="1002">
            <text:p>1002 kg</text:p>
          </table:table-cell>
          <table:table-cell table:style-name="ce19" table:formula="oooc:=[.$B356]*10+570+[.AA$2]*8" office:value-type="float" office:value="1010">
            <text:p>1010 kg</text:p>
          </table:table-cell>
          <table:table-cell table:style-name="ce19" table:formula="oooc:=[.$B356]*10+570+[.AB$2]*8" office:value-type="float" office:value="1018">
            <text:p>1018 kg</text:p>
          </table:table-cell>
          <table:table-cell table:style-name="ce19" table:formula="oooc:=[.$B356]*10+570+[.AC$2]*8" office:value-type="float" office:value="1026">
            <text:p>1026 kg</text:p>
          </table:table-cell>
          <table:table-cell table:style-name="ce19" table:formula="oooc:=[.$B356]*10+570+[.AD$2]*8" office:value-type="float" office:value="1034">
            <text:p>1034 kg</text:p>
          </table:table-cell>
          <table:table-cell table:style-name="ce19" table:formula="oooc:=[.$B356]*10+570+[.AE$2]*8" office:value-type="float" office:value="1042">
            <text:p>1042 kg</text:p>
          </table:table-cell>
          <table:table-cell table:style-name="ce19" table:formula="oooc:=[.$B356]*10+570+[.AF$2]*8" office:value-type="float" office:value="1050">
            <text:p>10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style-name="ce19" table:formula="oooc:=[.$B357]*10+570+[.C$2]*8" office:value-type="float" office:value="828">
            <text:p>828 kg</text:p>
          </table:table-cell>
          <table:table-cell table:style-name="ce19" table:formula="oooc:=[.$B357]*10+570+[.D$2]*8" office:value-type="float" office:value="836">
            <text:p>836 kg</text:p>
          </table:table-cell>
          <table:table-cell table:style-name="ce19" table:formula="oooc:=[.$B357]*10+570+[.E$2]*8" office:value-type="float" office:value="844">
            <text:p>844 kg</text:p>
          </table:table-cell>
          <table:table-cell table:style-name="ce19" table:formula="oooc:=[.$B357]*10+570+[.F$2]*8" office:value-type="float" office:value="852">
            <text:p>852 kg</text:p>
          </table:table-cell>
          <table:table-cell table:style-name="ce19" table:formula="oooc:=[.$B357]*10+570+[.G$2]*8" office:value-type="float" office:value="860">
            <text:p>860 kg</text:p>
          </table:table-cell>
          <table:table-cell table:style-name="ce19" table:formula="oooc:=[.$B357]*10+570+[.H$2]*8" office:value-type="float" office:value="868">
            <text:p>868 kg</text:p>
          </table:table-cell>
          <table:table-cell table:style-name="ce19" table:formula="oooc:=[.$B357]*10+570+[.I$2]*8" office:value-type="float" office:value="876">
            <text:p>876 kg</text:p>
          </table:table-cell>
          <table:table-cell table:style-name="ce19" table:formula="oooc:=[.$B357]*10+570+[.J$2]*8" office:value-type="float" office:value="884">
            <text:p>884 kg</text:p>
          </table:table-cell>
          <table:table-cell table:style-name="ce19" table:formula="oooc:=[.$B357]*10+570+[.K$2]*8" office:value-type="float" office:value="892">
            <text:p>892 kg</text:p>
          </table:table-cell>
          <table:table-cell table:style-name="ce19" table:formula="oooc:=[.$B357]*10+570+[.L$2]*8" office:value-type="float" office:value="900">
            <text:p>900 kg</text:p>
          </table:table-cell>
          <table:table-cell table:style-name="ce19" table:formula="oooc:=[.$B357]*10+570+[.M$2]*8" office:value-type="float" office:value="908">
            <text:p>908 kg</text:p>
          </table:table-cell>
          <table:table-cell table:style-name="ce19" table:formula="oooc:=[.$B357]*10+570+[.N$2]*8" office:value-type="float" office:value="916">
            <text:p>916 kg</text:p>
          </table:table-cell>
          <table:table-cell table:style-name="ce19" table:formula="oooc:=[.$B357]*10+570+[.O$2]*8" office:value-type="float" office:value="924">
            <text:p>924 kg</text:p>
          </table:table-cell>
          <table:table-cell table:style-name="ce19" table:formula="oooc:=[.$B357]*10+570+[.P$2]*8" office:value-type="float" office:value="932">
            <text:p>932 kg</text:p>
          </table:table-cell>
          <table:table-cell table:style-name="ce19" table:formula="oooc:=[.$B357]*10+570+[.Q$2]*8" office:value-type="float" office:value="940">
            <text:p>940 kg</text:p>
          </table:table-cell>
          <table:table-cell table:style-name="ce19" table:formula="oooc:=[.$B357]*10+570+[.R$2]*8" office:value-type="float" office:value="948">
            <text:p>948 kg</text:p>
          </table:table-cell>
          <table:table-cell table:style-name="ce19" table:formula="oooc:=[.$B357]*10+570+[.S$2]*8" office:value-type="float" office:value="956">
            <text:p>956 kg</text:p>
          </table:table-cell>
          <table:table-cell table:style-name="ce19" table:formula="oooc:=[.$B357]*10+570+[.T$2]*8" office:value-type="float" office:value="964">
            <text:p>964 kg</text:p>
          </table:table-cell>
          <table:table-cell table:style-name="ce19" table:formula="oooc:=[.$B357]*10+570+[.U$2]*8" office:value-type="float" office:value="972">
            <text:p>972 kg</text:p>
          </table:table-cell>
          <table:table-cell table:style-name="ce19" table:formula="oooc:=[.$B357]*10+570+[.V$2]*8" office:value-type="float" office:value="980">
            <text:p>980 kg</text:p>
          </table:table-cell>
          <table:table-cell table:style-name="ce19" table:formula="oooc:=[.$B357]*10+570+[.W$2]*8" office:value-type="float" office:value="988">
            <text:p>988 kg</text:p>
          </table:table-cell>
          <table:table-cell table:style-name="ce19" table:formula="oooc:=[.$B357]*10+570+[.X$2]*8" office:value-type="float" office:value="996">
            <text:p>996 kg</text:p>
          </table:table-cell>
          <table:table-cell table:style-name="ce19" table:formula="oooc:=[.$B357]*10+570+[.Y$2]*8" office:value-type="float" office:value="1004">
            <text:p>1004 kg</text:p>
          </table:table-cell>
          <table:table-cell table:style-name="ce19" table:formula="oooc:=[.$B357]*10+570+[.Z$2]*8" office:value-type="float" office:value="1012">
            <text:p>1012 kg</text:p>
          </table:table-cell>
          <table:table-cell table:style-name="ce19" table:formula="oooc:=[.$B357]*10+570+[.AA$2]*8" office:value-type="float" office:value="1020">
            <text:p>1020 kg</text:p>
          </table:table-cell>
          <table:table-cell table:style-name="ce19" table:formula="oooc:=[.$B357]*10+570+[.AB$2]*8" office:value-type="float" office:value="1028">
            <text:p>1028 kg</text:p>
          </table:table-cell>
          <table:table-cell table:style-name="ce19" table:formula="oooc:=[.$B357]*10+570+[.AC$2]*8" office:value-type="float" office:value="1036">
            <text:p>1036 kg</text:p>
          </table:table-cell>
          <table:table-cell table:style-name="ce19" table:formula="oooc:=[.$B357]*10+570+[.AD$2]*8" office:value-type="float" office:value="1044">
            <text:p>1044 kg</text:p>
          </table:table-cell>
          <table:table-cell table:style-name="ce19" table:formula="oooc:=[.$B357]*10+570+[.AE$2]*8" office:value-type="float" office:value="1052">
            <text:p>1052 kg</text:p>
          </table:table-cell>
          <table:table-cell table:style-name="ce19" table:formula="oooc:=[.$B357]*10+570+[.AF$2]*8" office:value-type="float" office:value="1060">
            <text:p>10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6">
            <text:p>26</text:p>
          </table:table-cell>
          <table:table-cell table:style-name="ce19" table:formula="oooc:=[.$B358]*10+570+[.C$2]*8" office:value-type="float" office:value="838">
            <text:p>838 kg</text:p>
          </table:table-cell>
          <table:table-cell table:style-name="ce19" table:formula="oooc:=[.$B358]*10+570+[.D$2]*8" office:value-type="float" office:value="846">
            <text:p>846 kg</text:p>
          </table:table-cell>
          <table:table-cell table:style-name="ce19" table:formula="oooc:=[.$B358]*10+570+[.E$2]*8" office:value-type="float" office:value="854">
            <text:p>854 kg</text:p>
          </table:table-cell>
          <table:table-cell table:style-name="ce19" table:formula="oooc:=[.$B358]*10+570+[.F$2]*8" office:value-type="float" office:value="862">
            <text:p>862 kg</text:p>
          </table:table-cell>
          <table:table-cell table:style-name="ce19" table:formula="oooc:=[.$B358]*10+570+[.G$2]*8" office:value-type="float" office:value="870">
            <text:p>870 kg</text:p>
          </table:table-cell>
          <table:table-cell table:style-name="ce19" table:formula="oooc:=[.$B358]*10+570+[.H$2]*8" office:value-type="float" office:value="878">
            <text:p>878 kg</text:p>
          </table:table-cell>
          <table:table-cell table:style-name="ce19" table:formula="oooc:=[.$B358]*10+570+[.I$2]*8" office:value-type="float" office:value="886">
            <text:p>886 kg</text:p>
          </table:table-cell>
          <table:table-cell table:style-name="ce19" table:formula="oooc:=[.$B358]*10+570+[.J$2]*8" office:value-type="float" office:value="894">
            <text:p>894 kg</text:p>
          </table:table-cell>
          <table:table-cell table:style-name="ce19" table:formula="oooc:=[.$B358]*10+570+[.K$2]*8" office:value-type="float" office:value="902">
            <text:p>902 kg</text:p>
          </table:table-cell>
          <table:table-cell table:style-name="ce19" table:formula="oooc:=[.$B358]*10+570+[.L$2]*8" office:value-type="float" office:value="910">
            <text:p>910 kg</text:p>
          </table:table-cell>
          <table:table-cell table:style-name="ce19" table:formula="oooc:=[.$B358]*10+570+[.M$2]*8" office:value-type="float" office:value="918">
            <text:p>918 kg</text:p>
          </table:table-cell>
          <table:table-cell table:style-name="ce19" table:formula="oooc:=[.$B358]*10+570+[.N$2]*8" office:value-type="float" office:value="926">
            <text:p>926 kg</text:p>
          </table:table-cell>
          <table:table-cell table:style-name="ce19" table:formula="oooc:=[.$B358]*10+570+[.O$2]*8" office:value-type="float" office:value="934">
            <text:p>934 kg</text:p>
          </table:table-cell>
          <table:table-cell table:style-name="ce19" table:formula="oooc:=[.$B358]*10+570+[.P$2]*8" office:value-type="float" office:value="942">
            <text:p>942 kg</text:p>
          </table:table-cell>
          <table:table-cell table:style-name="ce19" table:formula="oooc:=[.$B358]*10+570+[.Q$2]*8" office:value-type="float" office:value="950">
            <text:p>950 kg</text:p>
          </table:table-cell>
          <table:table-cell table:style-name="ce19" table:formula="oooc:=[.$B358]*10+570+[.R$2]*8" office:value-type="float" office:value="958">
            <text:p>958 kg</text:p>
          </table:table-cell>
          <table:table-cell table:style-name="ce19" table:formula="oooc:=[.$B358]*10+570+[.S$2]*8" office:value-type="float" office:value="966">
            <text:p>966 kg</text:p>
          </table:table-cell>
          <table:table-cell table:style-name="ce19" table:formula="oooc:=[.$B358]*10+570+[.T$2]*8" office:value-type="float" office:value="974">
            <text:p>974 kg</text:p>
          </table:table-cell>
          <table:table-cell table:style-name="ce19" table:formula="oooc:=[.$B358]*10+570+[.U$2]*8" office:value-type="float" office:value="982">
            <text:p>982 kg</text:p>
          </table:table-cell>
          <table:table-cell table:style-name="ce19" table:formula="oooc:=[.$B358]*10+570+[.V$2]*8" office:value-type="float" office:value="990">
            <text:p>990 kg</text:p>
          </table:table-cell>
          <table:table-cell table:style-name="ce19" table:formula="oooc:=[.$B358]*10+570+[.W$2]*8" office:value-type="float" office:value="998">
            <text:p>998 kg</text:p>
          </table:table-cell>
          <table:table-cell table:style-name="ce19" table:formula="oooc:=[.$B358]*10+570+[.X$2]*8" office:value-type="float" office:value="1006">
            <text:p>1006 kg</text:p>
          </table:table-cell>
          <table:table-cell table:style-name="ce19" table:formula="oooc:=[.$B358]*10+570+[.Y$2]*8" office:value-type="float" office:value="1014">
            <text:p>1014 kg</text:p>
          </table:table-cell>
          <table:table-cell table:style-name="ce19" table:formula="oooc:=[.$B358]*10+570+[.Z$2]*8" office:value-type="float" office:value="1022">
            <text:p>1022 kg</text:p>
          </table:table-cell>
          <table:table-cell table:style-name="ce19" table:formula="oooc:=[.$B358]*10+570+[.AA$2]*8" office:value-type="float" office:value="1030">
            <text:p>1030 kg</text:p>
          </table:table-cell>
          <table:table-cell table:style-name="ce19" table:formula="oooc:=[.$B358]*10+570+[.AB$2]*8" office:value-type="float" office:value="1038">
            <text:p>1038 kg</text:p>
          </table:table-cell>
          <table:table-cell table:style-name="ce19" table:formula="oooc:=[.$B358]*10+570+[.AC$2]*8" office:value-type="float" office:value="1046">
            <text:p>1046 kg</text:p>
          </table:table-cell>
          <table:table-cell table:style-name="ce19" table:formula="oooc:=[.$B358]*10+570+[.AD$2]*8" office:value-type="float" office:value="1054">
            <text:p>1054 kg</text:p>
          </table:table-cell>
          <table:table-cell table:style-name="ce19" table:formula="oooc:=[.$B358]*10+570+[.AE$2]*8" office:value-type="float" office:value="1062">
            <text:p>1062 kg</text:p>
          </table:table-cell>
          <table:table-cell table:style-name="ce19" table:formula="oooc:=[.$B358]*10+570+[.AF$2]*8" office:value-type="float" office:value="1070">
            <text:p>10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7">
            <text:p>27</text:p>
          </table:table-cell>
          <table:table-cell table:style-name="ce19" table:formula="oooc:=[.$B359]*10+570+[.C$2]*8" office:value-type="float" office:value="848">
            <text:p>848 kg</text:p>
          </table:table-cell>
          <table:table-cell table:style-name="ce19" table:formula="oooc:=[.$B359]*10+570+[.D$2]*8" office:value-type="float" office:value="856">
            <text:p>856 kg</text:p>
          </table:table-cell>
          <table:table-cell table:style-name="ce19" table:formula="oooc:=[.$B359]*10+570+[.E$2]*8" office:value-type="float" office:value="864">
            <text:p>864 kg</text:p>
          </table:table-cell>
          <table:table-cell table:style-name="ce19" table:formula="oooc:=[.$B359]*10+570+[.F$2]*8" office:value-type="float" office:value="872">
            <text:p>872 kg</text:p>
          </table:table-cell>
          <table:table-cell table:style-name="ce19" table:formula="oooc:=[.$B359]*10+570+[.G$2]*8" office:value-type="float" office:value="880">
            <text:p>880 kg</text:p>
          </table:table-cell>
          <table:table-cell table:style-name="ce19" table:formula="oooc:=[.$B359]*10+570+[.H$2]*8" office:value-type="float" office:value="888">
            <text:p>888 kg</text:p>
          </table:table-cell>
          <table:table-cell table:style-name="ce19" table:formula="oooc:=[.$B359]*10+570+[.I$2]*8" office:value-type="float" office:value="896">
            <text:p>896 kg</text:p>
          </table:table-cell>
          <table:table-cell table:style-name="ce19" table:formula="oooc:=[.$B359]*10+570+[.J$2]*8" office:value-type="float" office:value="904">
            <text:p>904 kg</text:p>
          </table:table-cell>
          <table:table-cell table:style-name="ce19" table:formula="oooc:=[.$B359]*10+570+[.K$2]*8" office:value-type="float" office:value="912">
            <text:p>912 kg</text:p>
          </table:table-cell>
          <table:table-cell table:style-name="ce19" table:formula="oooc:=[.$B359]*10+570+[.L$2]*8" office:value-type="float" office:value="920">
            <text:p>920 kg</text:p>
          </table:table-cell>
          <table:table-cell table:style-name="ce19" table:formula="oooc:=[.$B359]*10+570+[.M$2]*8" office:value-type="float" office:value="928">
            <text:p>928 kg</text:p>
          </table:table-cell>
          <table:table-cell table:style-name="ce19" table:formula="oooc:=[.$B359]*10+570+[.N$2]*8" office:value-type="float" office:value="936">
            <text:p>936 kg</text:p>
          </table:table-cell>
          <table:table-cell table:style-name="ce19" table:formula="oooc:=[.$B359]*10+570+[.O$2]*8" office:value-type="float" office:value="944">
            <text:p>944 kg</text:p>
          </table:table-cell>
          <table:table-cell table:style-name="ce19" table:formula="oooc:=[.$B359]*10+570+[.P$2]*8" office:value-type="float" office:value="952">
            <text:p>952 kg</text:p>
          </table:table-cell>
          <table:table-cell table:style-name="ce19" table:formula="oooc:=[.$B359]*10+570+[.Q$2]*8" office:value-type="float" office:value="960">
            <text:p>960 kg</text:p>
          </table:table-cell>
          <table:table-cell table:style-name="ce19" table:formula="oooc:=[.$B359]*10+570+[.R$2]*8" office:value-type="float" office:value="968">
            <text:p>968 kg</text:p>
          </table:table-cell>
          <table:table-cell table:style-name="ce19" table:formula="oooc:=[.$B359]*10+570+[.S$2]*8" office:value-type="float" office:value="976">
            <text:p>976 kg</text:p>
          </table:table-cell>
          <table:table-cell table:style-name="ce19" table:formula="oooc:=[.$B359]*10+570+[.T$2]*8" office:value-type="float" office:value="984">
            <text:p>984 kg</text:p>
          </table:table-cell>
          <table:table-cell table:style-name="ce19" table:formula="oooc:=[.$B359]*10+570+[.U$2]*8" office:value-type="float" office:value="992">
            <text:p>992 kg</text:p>
          </table:table-cell>
          <table:table-cell table:style-name="ce19" table:formula="oooc:=[.$B359]*10+570+[.V$2]*8" office:value-type="float" office:value="1000">
            <text:p>1000 kg</text:p>
          </table:table-cell>
          <table:table-cell table:style-name="ce19" table:formula="oooc:=[.$B359]*10+570+[.W$2]*8" office:value-type="float" office:value="1008">
            <text:p>1008 kg</text:p>
          </table:table-cell>
          <table:table-cell table:style-name="ce19" table:formula="oooc:=[.$B359]*10+570+[.X$2]*8" office:value-type="float" office:value="1016">
            <text:p>1016 kg</text:p>
          </table:table-cell>
          <table:table-cell table:style-name="ce19" table:formula="oooc:=[.$B359]*10+570+[.Y$2]*8" office:value-type="float" office:value="1024">
            <text:p>1024 kg</text:p>
          </table:table-cell>
          <table:table-cell table:style-name="ce19" table:formula="oooc:=[.$B359]*10+570+[.Z$2]*8" office:value-type="float" office:value="1032">
            <text:p>1032 kg</text:p>
          </table:table-cell>
          <table:table-cell table:style-name="ce19" table:formula="oooc:=[.$B359]*10+570+[.AA$2]*8" office:value-type="float" office:value="1040">
            <text:p>1040 kg</text:p>
          </table:table-cell>
          <table:table-cell table:style-name="ce19" table:formula="oooc:=[.$B359]*10+570+[.AB$2]*8" office:value-type="float" office:value="1048">
            <text:p>1048 kg</text:p>
          </table:table-cell>
          <table:table-cell table:style-name="ce19" table:formula="oooc:=[.$B359]*10+570+[.AC$2]*8" office:value-type="float" office:value="1056">
            <text:p>1056 kg</text:p>
          </table:table-cell>
          <table:table-cell table:style-name="ce19" table:formula="oooc:=[.$B359]*10+570+[.AD$2]*8" office:value-type="float" office:value="1064">
            <text:p>1064 kg</text:p>
          </table:table-cell>
          <table:table-cell table:style-name="ce19" table:formula="oooc:=[.$B359]*10+570+[.AE$2]*8" office:value-type="float" office:value="1072">
            <text:p>1072 kg</text:p>
          </table:table-cell>
          <table:table-cell table:style-name="ce19" table:formula="oooc:=[.$B359]*10+570+[.AF$2]*8" office:value-type="float" office:value="1080">
            <text:p>10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8">
            <text:p>28</text:p>
          </table:table-cell>
          <table:table-cell table:style-name="ce19" table:formula="oooc:=[.$B360]*10+570+[.C$2]*8" office:value-type="float" office:value="858">
            <text:p>858 kg</text:p>
          </table:table-cell>
          <table:table-cell table:style-name="ce19" table:formula="oooc:=[.$B360]*10+570+[.D$2]*8" office:value-type="float" office:value="866">
            <text:p>866 kg</text:p>
          </table:table-cell>
          <table:table-cell table:style-name="ce19" table:formula="oooc:=[.$B360]*10+570+[.E$2]*8" office:value-type="float" office:value="874">
            <text:p>874 kg</text:p>
          </table:table-cell>
          <table:table-cell table:style-name="ce19" table:formula="oooc:=[.$B360]*10+570+[.F$2]*8" office:value-type="float" office:value="882">
            <text:p>882 kg</text:p>
          </table:table-cell>
          <table:table-cell table:style-name="ce19" table:formula="oooc:=[.$B360]*10+570+[.G$2]*8" office:value-type="float" office:value="890">
            <text:p>890 kg</text:p>
          </table:table-cell>
          <table:table-cell table:style-name="ce19" table:formula="oooc:=[.$B360]*10+570+[.H$2]*8" office:value-type="float" office:value="898">
            <text:p>898 kg</text:p>
          </table:table-cell>
          <table:table-cell table:style-name="ce19" table:formula="oooc:=[.$B360]*10+570+[.I$2]*8" office:value-type="float" office:value="906">
            <text:p>906 kg</text:p>
          </table:table-cell>
          <table:table-cell table:style-name="ce19" table:formula="oooc:=[.$B360]*10+570+[.J$2]*8" office:value-type="float" office:value="914">
            <text:p>914 kg</text:p>
          </table:table-cell>
          <table:table-cell table:style-name="ce19" table:formula="oooc:=[.$B360]*10+570+[.K$2]*8" office:value-type="float" office:value="922">
            <text:p>922 kg</text:p>
          </table:table-cell>
          <table:table-cell table:style-name="ce19" table:formula="oooc:=[.$B360]*10+570+[.L$2]*8" office:value-type="float" office:value="930">
            <text:p>930 kg</text:p>
          </table:table-cell>
          <table:table-cell table:style-name="ce19" table:formula="oooc:=[.$B360]*10+570+[.M$2]*8" office:value-type="float" office:value="938">
            <text:p>938 kg</text:p>
          </table:table-cell>
          <table:table-cell table:style-name="ce19" table:formula="oooc:=[.$B360]*10+570+[.N$2]*8" office:value-type="float" office:value="946">
            <text:p>946 kg</text:p>
          </table:table-cell>
          <table:table-cell table:style-name="ce19" table:formula="oooc:=[.$B360]*10+570+[.O$2]*8" office:value-type="float" office:value="954">
            <text:p>954 kg</text:p>
          </table:table-cell>
          <table:table-cell table:style-name="ce19" table:formula="oooc:=[.$B360]*10+570+[.P$2]*8" office:value-type="float" office:value="962">
            <text:p>962 kg</text:p>
          </table:table-cell>
          <table:table-cell table:style-name="ce19" table:formula="oooc:=[.$B360]*10+570+[.Q$2]*8" office:value-type="float" office:value="970">
            <text:p>970 kg</text:p>
          </table:table-cell>
          <table:table-cell table:style-name="ce19" table:formula="oooc:=[.$B360]*10+570+[.R$2]*8" office:value-type="float" office:value="978">
            <text:p>978 kg</text:p>
          </table:table-cell>
          <table:table-cell table:style-name="ce19" table:formula="oooc:=[.$B360]*10+570+[.S$2]*8" office:value-type="float" office:value="986">
            <text:p>986 kg</text:p>
          </table:table-cell>
          <table:table-cell table:style-name="ce19" table:formula="oooc:=[.$B360]*10+570+[.T$2]*8" office:value-type="float" office:value="994">
            <text:p>994 kg</text:p>
          </table:table-cell>
          <table:table-cell table:style-name="ce19" table:formula="oooc:=[.$B360]*10+570+[.U$2]*8" office:value-type="float" office:value="1002">
            <text:p>1002 kg</text:p>
          </table:table-cell>
          <table:table-cell table:style-name="ce19" table:formula="oooc:=[.$B360]*10+570+[.V$2]*8" office:value-type="float" office:value="1010">
            <text:p>1010 kg</text:p>
          </table:table-cell>
          <table:table-cell table:style-name="ce19" table:formula="oooc:=[.$B360]*10+570+[.W$2]*8" office:value-type="float" office:value="1018">
            <text:p>1018 kg</text:p>
          </table:table-cell>
          <table:table-cell table:style-name="ce19" table:formula="oooc:=[.$B360]*10+570+[.X$2]*8" office:value-type="float" office:value="1026">
            <text:p>1026 kg</text:p>
          </table:table-cell>
          <table:table-cell table:style-name="ce19" table:formula="oooc:=[.$B360]*10+570+[.Y$2]*8" office:value-type="float" office:value="1034">
            <text:p>1034 kg</text:p>
          </table:table-cell>
          <table:table-cell table:style-name="ce19" table:formula="oooc:=[.$B360]*10+570+[.Z$2]*8" office:value-type="float" office:value="1042">
            <text:p>1042 kg</text:p>
          </table:table-cell>
          <table:table-cell table:style-name="ce19" table:formula="oooc:=[.$B360]*10+570+[.AA$2]*8" office:value-type="float" office:value="1050">
            <text:p>1050 kg</text:p>
          </table:table-cell>
          <table:table-cell table:style-name="ce19" table:formula="oooc:=[.$B360]*10+570+[.AB$2]*8" office:value-type="float" office:value="1058">
            <text:p>1058 kg</text:p>
          </table:table-cell>
          <table:table-cell table:style-name="ce19" table:formula="oooc:=[.$B360]*10+570+[.AC$2]*8" office:value-type="float" office:value="1066">
            <text:p>1066 kg</text:p>
          </table:table-cell>
          <table:table-cell table:style-name="ce19" table:formula="oooc:=[.$B360]*10+570+[.AD$2]*8" office:value-type="float" office:value="1074">
            <text:p>1074 kg</text:p>
          </table:table-cell>
          <table:table-cell table:style-name="ce19" table:formula="oooc:=[.$B360]*10+570+[.AE$2]*8" office:value-type="float" office:value="1082">
            <text:p>1082 kg</text:p>
          </table:table-cell>
          <table:table-cell table:style-name="ce19" table:formula="oooc:=[.$B360]*10+570+[.AF$2]*8" office:value-type="float" office:value="1090">
            <text:p>10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9">
            <text:p>29</text:p>
          </table:table-cell>
          <table:table-cell table:style-name="ce19" table:formula="oooc:=[.$B361]*10+570+[.C$2]*8" office:value-type="float" office:value="868">
            <text:p>868 kg</text:p>
          </table:table-cell>
          <table:table-cell table:style-name="ce19" table:formula="oooc:=[.$B361]*10+570+[.D$2]*8" office:value-type="float" office:value="876">
            <text:p>876 kg</text:p>
          </table:table-cell>
          <table:table-cell table:style-name="ce19" table:formula="oooc:=[.$B361]*10+570+[.E$2]*8" office:value-type="float" office:value="884">
            <text:p>884 kg</text:p>
          </table:table-cell>
          <table:table-cell table:style-name="ce19" table:formula="oooc:=[.$B361]*10+570+[.F$2]*8" office:value-type="float" office:value="892">
            <text:p>892 kg</text:p>
          </table:table-cell>
          <table:table-cell table:style-name="ce19" table:formula="oooc:=[.$B361]*10+570+[.G$2]*8" office:value-type="float" office:value="900">
            <text:p>900 kg</text:p>
          </table:table-cell>
          <table:table-cell table:style-name="ce19" table:formula="oooc:=[.$B361]*10+570+[.H$2]*8" office:value-type="float" office:value="908">
            <text:p>908 kg</text:p>
          </table:table-cell>
          <table:table-cell table:style-name="ce19" table:formula="oooc:=[.$B361]*10+570+[.I$2]*8" office:value-type="float" office:value="916">
            <text:p>916 kg</text:p>
          </table:table-cell>
          <table:table-cell table:style-name="ce19" table:formula="oooc:=[.$B361]*10+570+[.J$2]*8" office:value-type="float" office:value="924">
            <text:p>924 kg</text:p>
          </table:table-cell>
          <table:table-cell table:style-name="ce19" table:formula="oooc:=[.$B361]*10+570+[.K$2]*8" office:value-type="float" office:value="932">
            <text:p>932 kg</text:p>
          </table:table-cell>
          <table:table-cell table:style-name="ce19" table:formula="oooc:=[.$B361]*10+570+[.L$2]*8" office:value-type="float" office:value="940">
            <text:p>940 kg</text:p>
          </table:table-cell>
          <table:table-cell table:style-name="ce19" table:formula="oooc:=[.$B361]*10+570+[.M$2]*8" office:value-type="float" office:value="948">
            <text:p>948 kg</text:p>
          </table:table-cell>
          <table:table-cell table:style-name="ce19" table:formula="oooc:=[.$B361]*10+570+[.N$2]*8" office:value-type="float" office:value="956">
            <text:p>956 kg</text:p>
          </table:table-cell>
          <table:table-cell table:style-name="ce19" table:formula="oooc:=[.$B361]*10+570+[.O$2]*8" office:value-type="float" office:value="964">
            <text:p>964 kg</text:p>
          </table:table-cell>
          <table:table-cell table:style-name="ce19" table:formula="oooc:=[.$B361]*10+570+[.P$2]*8" office:value-type="float" office:value="972">
            <text:p>972 kg</text:p>
          </table:table-cell>
          <table:table-cell table:style-name="ce19" table:formula="oooc:=[.$B361]*10+570+[.Q$2]*8" office:value-type="float" office:value="980">
            <text:p>980 kg</text:p>
          </table:table-cell>
          <table:table-cell table:style-name="ce19" table:formula="oooc:=[.$B361]*10+570+[.R$2]*8" office:value-type="float" office:value="988">
            <text:p>988 kg</text:p>
          </table:table-cell>
          <table:table-cell table:style-name="ce19" table:formula="oooc:=[.$B361]*10+570+[.S$2]*8" office:value-type="float" office:value="996">
            <text:p>996 kg</text:p>
          </table:table-cell>
          <table:table-cell table:style-name="ce19" table:formula="oooc:=[.$B361]*10+570+[.T$2]*8" office:value-type="float" office:value="1004">
            <text:p>1004 kg</text:p>
          </table:table-cell>
          <table:table-cell table:style-name="ce19" table:formula="oooc:=[.$B361]*10+570+[.U$2]*8" office:value-type="float" office:value="1012">
            <text:p>1012 kg</text:p>
          </table:table-cell>
          <table:table-cell table:style-name="ce19" table:formula="oooc:=[.$B361]*10+570+[.V$2]*8" office:value-type="float" office:value="1020">
            <text:p>1020 kg</text:p>
          </table:table-cell>
          <table:table-cell table:style-name="ce19" table:formula="oooc:=[.$B361]*10+570+[.W$2]*8" office:value-type="float" office:value="1028">
            <text:p>1028 kg</text:p>
          </table:table-cell>
          <table:table-cell table:style-name="ce19" table:formula="oooc:=[.$B361]*10+570+[.X$2]*8" office:value-type="float" office:value="1036">
            <text:p>1036 kg</text:p>
          </table:table-cell>
          <table:table-cell table:style-name="ce19" table:formula="oooc:=[.$B361]*10+570+[.Y$2]*8" office:value-type="float" office:value="1044">
            <text:p>1044 kg</text:p>
          </table:table-cell>
          <table:table-cell table:style-name="ce19" table:formula="oooc:=[.$B361]*10+570+[.Z$2]*8" office:value-type="float" office:value="1052">
            <text:p>1052 kg</text:p>
          </table:table-cell>
          <table:table-cell table:style-name="ce19" table:formula="oooc:=[.$B361]*10+570+[.AA$2]*8" office:value-type="float" office:value="1060">
            <text:p>1060 kg</text:p>
          </table:table-cell>
          <table:table-cell table:style-name="ce19" table:formula="oooc:=[.$B361]*10+570+[.AB$2]*8" office:value-type="float" office:value="1068">
            <text:p>1068 kg</text:p>
          </table:table-cell>
          <table:table-cell table:style-name="ce19" table:formula="oooc:=[.$B361]*10+570+[.AC$2]*8" office:value-type="float" office:value="1076">
            <text:p>1076 kg</text:p>
          </table:table-cell>
          <table:table-cell table:style-name="ce19" table:formula="oooc:=[.$B361]*10+570+[.AD$2]*8" office:value-type="float" office:value="1084">
            <text:p>1084 kg</text:p>
          </table:table-cell>
          <table:table-cell table:style-name="ce19" table:formula="oooc:=[.$B361]*10+570+[.AE$2]*8" office:value-type="float" office:value="1092">
            <text:p>1092 kg</text:p>
          </table:table-cell>
          <table:table-cell table:style-name="ce19" table:formula="oooc:=[.$B361]*10+570+[.AF$2]*8" office:value-type="float" office:value="1100">
            <text:p>11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style-name="ce19" table:formula="oooc:=[.$B362]*10+570+[.C$2]*8" office:value-type="float" office:value="878">
            <text:p>878 kg</text:p>
          </table:table-cell>
          <table:table-cell table:style-name="ce19" table:formula="oooc:=[.$B362]*10+570+[.D$2]*8" office:value-type="float" office:value="886">
            <text:p>886 kg</text:p>
          </table:table-cell>
          <table:table-cell table:style-name="ce19" table:formula="oooc:=[.$B362]*10+570+[.E$2]*8" office:value-type="float" office:value="894">
            <text:p>894 kg</text:p>
          </table:table-cell>
          <table:table-cell table:style-name="ce19" table:formula="oooc:=[.$B362]*10+570+[.F$2]*8" office:value-type="float" office:value="902">
            <text:p>902 kg</text:p>
          </table:table-cell>
          <table:table-cell table:style-name="ce19" table:formula="oooc:=[.$B362]*10+570+[.G$2]*8" office:value-type="float" office:value="910">
            <text:p>910 kg</text:p>
          </table:table-cell>
          <table:table-cell table:style-name="ce19" table:formula="oooc:=[.$B362]*10+570+[.H$2]*8" office:value-type="float" office:value="918">
            <text:p>918 kg</text:p>
          </table:table-cell>
          <table:table-cell table:style-name="ce19" table:formula="oooc:=[.$B362]*10+570+[.I$2]*8" office:value-type="float" office:value="926">
            <text:p>926 kg</text:p>
          </table:table-cell>
          <table:table-cell table:style-name="ce19" table:formula="oooc:=[.$B362]*10+570+[.J$2]*8" office:value-type="float" office:value="934">
            <text:p>934 kg</text:p>
          </table:table-cell>
          <table:table-cell table:style-name="ce19" table:formula="oooc:=[.$B362]*10+570+[.K$2]*8" office:value-type="float" office:value="942">
            <text:p>942 kg</text:p>
          </table:table-cell>
          <table:table-cell table:style-name="ce19" table:formula="oooc:=[.$B362]*10+570+[.L$2]*8" office:value-type="float" office:value="950">
            <text:p>950 kg</text:p>
          </table:table-cell>
          <table:table-cell table:style-name="ce19" table:formula="oooc:=[.$B362]*10+570+[.M$2]*8" office:value-type="float" office:value="958">
            <text:p>958 kg</text:p>
          </table:table-cell>
          <table:table-cell table:style-name="ce19" table:formula="oooc:=[.$B362]*10+570+[.N$2]*8" office:value-type="float" office:value="966">
            <text:p>966 kg</text:p>
          </table:table-cell>
          <table:table-cell table:style-name="ce19" table:formula="oooc:=[.$B362]*10+570+[.O$2]*8" office:value-type="float" office:value="974">
            <text:p>974 kg</text:p>
          </table:table-cell>
          <table:table-cell table:style-name="ce19" table:formula="oooc:=[.$B362]*10+570+[.P$2]*8" office:value-type="float" office:value="982">
            <text:p>982 kg</text:p>
          </table:table-cell>
          <table:table-cell table:style-name="ce19" table:formula="oooc:=[.$B362]*10+570+[.Q$2]*8" office:value-type="float" office:value="990">
            <text:p>990 kg</text:p>
          </table:table-cell>
          <table:table-cell table:style-name="ce19" table:formula="oooc:=[.$B362]*10+570+[.R$2]*8" office:value-type="float" office:value="998">
            <text:p>998 kg</text:p>
          </table:table-cell>
          <table:table-cell table:style-name="ce19" table:formula="oooc:=[.$B362]*10+570+[.S$2]*8" office:value-type="float" office:value="1006">
            <text:p>1006 kg</text:p>
          </table:table-cell>
          <table:table-cell table:style-name="ce19" table:formula="oooc:=[.$B362]*10+570+[.T$2]*8" office:value-type="float" office:value="1014">
            <text:p>1014 kg</text:p>
          </table:table-cell>
          <table:table-cell table:style-name="ce19" table:formula="oooc:=[.$B362]*10+570+[.U$2]*8" office:value-type="float" office:value="1022">
            <text:p>1022 kg</text:p>
          </table:table-cell>
          <table:table-cell table:style-name="ce19" table:formula="oooc:=[.$B362]*10+570+[.V$2]*8" office:value-type="float" office:value="1030">
            <text:p>1030 kg</text:p>
          </table:table-cell>
          <table:table-cell table:style-name="ce19" table:formula="oooc:=[.$B362]*10+570+[.W$2]*8" office:value-type="float" office:value="1038">
            <text:p>1038 kg</text:p>
          </table:table-cell>
          <table:table-cell table:style-name="ce19" table:formula="oooc:=[.$B362]*10+570+[.X$2]*8" office:value-type="float" office:value="1046">
            <text:p>1046 kg</text:p>
          </table:table-cell>
          <table:table-cell table:style-name="ce19" table:formula="oooc:=[.$B362]*10+570+[.Y$2]*8" office:value-type="float" office:value="1054">
            <text:p>1054 kg</text:p>
          </table:table-cell>
          <table:table-cell table:style-name="ce19" table:formula="oooc:=[.$B362]*10+570+[.Z$2]*8" office:value-type="float" office:value="1062">
            <text:p>1062 kg</text:p>
          </table:table-cell>
          <table:table-cell table:style-name="ce19" table:formula="oooc:=[.$B362]*10+570+[.AA$2]*8" office:value-type="float" office:value="1070">
            <text:p>1070 kg</text:p>
          </table:table-cell>
          <table:table-cell table:style-name="ce19" table:formula="oooc:=[.$B362]*10+570+[.AB$2]*8" office:value-type="float" office:value="1078">
            <text:p>1078 kg</text:p>
          </table:table-cell>
          <table:table-cell table:style-name="ce19" table:formula="oooc:=[.$B362]*10+570+[.AC$2]*8" office:value-type="float" office:value="1086">
            <text:p>1086 kg</text:p>
          </table:table-cell>
          <table:table-cell table:style-name="ce19" table:formula="oooc:=[.$B362]*10+570+[.AD$2]*8" office:value-type="float" office:value="1094">
            <text:p>1094 kg</text:p>
          </table:table-cell>
          <table:table-cell table:style-name="ce19" table:formula="oooc:=[.$B362]*10+570+[.AE$2]*8" office:value-type="float" office:value="1102">
            <text:p>1102 kg</text:p>
          </table:table-cell>
          <table:table-cell table:style-name="ce19" table:formula="oooc:=[.$B362]*10+570+[.AF$2]*8" office:value-type="float" office:value="1110">
            <text:p>1110 kg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19" table:number-columns-repeated="30"/>
          <table:table-cell table:number-columns-repeated="224"/>
        </table:table-row>
        <table:table-row table:style-name="ro4">
          <table:table-cell table:style-name="ce15" office:value-type="string" table:number-columns-spanned="2" table:number-rows-spanned="2">
            <text:p>Ananas</text:p>
          </table:table-cell>
          <table:covered-table-cell/>
          <table:table-cell table:style-name="ce18" office:value-type="string" table:number-columns-spanned="30" table:number-rows-spanned="1">
            <text:p>Forschungsstufe</text:p>
          </table:table-cell>
          <table:covered-table-cell table:number-columns-repeated="29"/>
          <table:table-cell table:number-columns-repeated="224"/>
        </table:table-row>
        <table:table-row table:style-name="ro2">
          <table:covered-table-cell table:style-name="ce16"/>
          <table:covered-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table:number-columns-repeated="224"/>
        </table:table-row>
        <table:table-row table:style-name="ro2">
          <table:table-cell table:style-name="ce17" office:value-type="string" table:number-columns-spanned="1" table:number-rows-spanned="30">
            <text:p>Plantage</text:p>
          </table:table-cell>
          <table:table-cell office:value-type="float" office:value="1">
            <text:p>1</text:p>
          </table:table-cell>
          <table:table-cell table:style-name="ce19" table:formula="oooc:=[.$B366]*10+590+[.C$2]*8" office:value-type="float" office:value="608">
            <text:p>608 kg</text:p>
          </table:table-cell>
          <table:table-cell table:style-name="ce19" table:formula="oooc:=[.$B366]*10+590+[.D$2]*8" office:value-type="float" office:value="616">
            <text:p>616 kg</text:p>
          </table:table-cell>
          <table:table-cell table:style-name="ce19" table:formula="oooc:=[.$B366]*10+590+[.E$2]*8" office:value-type="float" office:value="624">
            <text:p>624 kg</text:p>
          </table:table-cell>
          <table:table-cell table:style-name="ce19" table:formula="oooc:=[.$B366]*10+590+[.F$2]*8" office:value-type="float" office:value="632">
            <text:p>632 kg</text:p>
          </table:table-cell>
          <table:table-cell table:style-name="ce19" table:formula="oooc:=[.$B366]*10+590+[.G$2]*8" office:value-type="float" office:value="640">
            <text:p>640 kg</text:p>
          </table:table-cell>
          <table:table-cell table:style-name="ce19" table:formula="oooc:=[.$B366]*10+590+[.H$2]*8" office:value-type="float" office:value="648">
            <text:p>648 kg</text:p>
          </table:table-cell>
          <table:table-cell table:style-name="ce19" table:formula="oooc:=[.$B366]*10+590+[.I$2]*8" office:value-type="float" office:value="656">
            <text:p>656 kg</text:p>
          </table:table-cell>
          <table:table-cell table:style-name="ce19" table:formula="oooc:=[.$B366]*10+590+[.J$2]*8" office:value-type="float" office:value="664">
            <text:p>664 kg</text:p>
          </table:table-cell>
          <table:table-cell table:style-name="ce19" table:formula="oooc:=[.$B366]*10+590+[.K$2]*8" office:value-type="float" office:value="672">
            <text:p>672 kg</text:p>
          </table:table-cell>
          <table:table-cell table:style-name="ce19" table:formula="oooc:=[.$B366]*10+590+[.L$2]*8" office:value-type="float" office:value="680">
            <text:p>680 kg</text:p>
          </table:table-cell>
          <table:table-cell table:style-name="ce19" table:formula="oooc:=[.$B366]*10+590+[.M$2]*8" office:value-type="float" office:value="688">
            <text:p>688 kg</text:p>
          </table:table-cell>
          <table:table-cell table:style-name="ce19" table:formula="oooc:=[.$B366]*10+590+[.N$2]*8" office:value-type="float" office:value="696">
            <text:p>696 kg</text:p>
          </table:table-cell>
          <table:table-cell table:style-name="ce19" table:formula="oooc:=[.$B366]*10+590+[.O$2]*8" office:value-type="float" office:value="704">
            <text:p>704 kg</text:p>
          </table:table-cell>
          <table:table-cell table:style-name="ce19" table:formula="oooc:=[.$B366]*10+590+[.P$2]*8" office:value-type="float" office:value="712">
            <text:p>712 kg</text:p>
          </table:table-cell>
          <table:table-cell table:style-name="ce19" table:formula="oooc:=[.$B366]*10+590+[.Q$2]*8" office:value-type="float" office:value="720">
            <text:p>720 kg</text:p>
          </table:table-cell>
          <table:table-cell table:style-name="ce19" table:formula="oooc:=[.$B366]*10+590+[.R$2]*8" office:value-type="float" office:value="728">
            <text:p>728 kg</text:p>
          </table:table-cell>
          <table:table-cell table:style-name="ce19" table:formula="oooc:=[.$B366]*10+590+[.S$2]*8" office:value-type="float" office:value="736">
            <text:p>736 kg</text:p>
          </table:table-cell>
          <table:table-cell table:style-name="ce19" table:formula="oooc:=[.$B366]*10+590+[.T$2]*8" office:value-type="float" office:value="744">
            <text:p>744 kg</text:p>
          </table:table-cell>
          <table:table-cell table:style-name="ce19" table:formula="oooc:=[.$B366]*10+590+[.U$2]*8" office:value-type="float" office:value="752">
            <text:p>752 kg</text:p>
          </table:table-cell>
          <table:table-cell table:style-name="ce19" table:formula="oooc:=[.$B366]*10+590+[.V$2]*8" office:value-type="float" office:value="760">
            <text:p>760 kg</text:p>
          </table:table-cell>
          <table:table-cell table:style-name="ce19" table:formula="oooc:=[.$B366]*10+590+[.W$2]*8" office:value-type="float" office:value="768">
            <text:p>768 kg</text:p>
          </table:table-cell>
          <table:table-cell table:style-name="ce19" table:formula="oooc:=[.$B366]*10+590+[.X$2]*8" office:value-type="float" office:value="776">
            <text:p>776 kg</text:p>
          </table:table-cell>
          <table:table-cell table:style-name="ce19" table:formula="oooc:=[.$B366]*10+590+[.Y$2]*8" office:value-type="float" office:value="784">
            <text:p>784 kg</text:p>
          </table:table-cell>
          <table:table-cell table:style-name="ce19" table:formula="oooc:=[.$B366]*10+590+[.Z$2]*8" office:value-type="float" office:value="792">
            <text:p>792 kg</text:p>
          </table:table-cell>
          <table:table-cell table:style-name="ce19" table:formula="oooc:=[.$B366]*10+590+[.AA$2]*8" office:value-type="float" office:value="800">
            <text:p>800 kg</text:p>
          </table:table-cell>
          <table:table-cell table:style-name="ce19" table:formula="oooc:=[.$B366]*10+590+[.AB$2]*8" office:value-type="float" office:value="808">
            <text:p>808 kg</text:p>
          </table:table-cell>
          <table:table-cell table:style-name="ce19" table:formula="oooc:=[.$B366]*10+590+[.AC$2]*8" office:value-type="float" office:value="816">
            <text:p>816 kg</text:p>
          </table:table-cell>
          <table:table-cell table:style-name="ce19" table:formula="oooc:=[.$B366]*10+590+[.AD$2]*8" office:value-type="float" office:value="824">
            <text:p>824 kg</text:p>
          </table:table-cell>
          <table:table-cell table:style-name="ce19" table:formula="oooc:=[.$B366]*10+590+[.AE$2]*8" office:value-type="float" office:value="832">
            <text:p>832 kg</text:p>
          </table:table-cell>
          <table:table-cell table:style-name="ce19" table:formula="oooc:=[.$B366]*10+590+[.AF$2]*8" office:value-type="float" office:value="840">
            <text:p>8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19" table:formula="oooc:=[.$B367]*10+590+[.C$2]*8" office:value-type="float" office:value="618">
            <text:p>618 kg</text:p>
          </table:table-cell>
          <table:table-cell table:style-name="ce19" table:formula="oooc:=[.$B367]*10+590+[.D$2]*8" office:value-type="float" office:value="626">
            <text:p>626 kg</text:p>
          </table:table-cell>
          <table:table-cell table:style-name="ce19" table:formula="oooc:=[.$B367]*10+590+[.E$2]*8" office:value-type="float" office:value="634">
            <text:p>634 kg</text:p>
          </table:table-cell>
          <table:table-cell table:style-name="ce19" table:formula="oooc:=[.$B367]*10+590+[.F$2]*8" office:value-type="float" office:value="642">
            <text:p>642 kg</text:p>
          </table:table-cell>
          <table:table-cell table:style-name="ce19" table:formula="oooc:=[.$B367]*10+590+[.G$2]*8" office:value-type="float" office:value="650">
            <text:p>650 kg</text:p>
          </table:table-cell>
          <table:table-cell table:style-name="ce19" table:formula="oooc:=[.$B367]*10+590+[.H$2]*8" office:value-type="float" office:value="658">
            <text:p>658 kg</text:p>
          </table:table-cell>
          <table:table-cell table:style-name="ce19" table:formula="oooc:=[.$B367]*10+590+[.I$2]*8" office:value-type="float" office:value="666">
            <text:p>666 kg</text:p>
          </table:table-cell>
          <table:table-cell table:style-name="ce19" table:formula="oooc:=[.$B367]*10+590+[.J$2]*8" office:value-type="float" office:value="674">
            <text:p>674 kg</text:p>
          </table:table-cell>
          <table:table-cell table:style-name="ce19" table:formula="oooc:=[.$B367]*10+590+[.K$2]*8" office:value-type="float" office:value="682">
            <text:p>682 kg</text:p>
          </table:table-cell>
          <table:table-cell table:style-name="ce19" table:formula="oooc:=[.$B367]*10+590+[.L$2]*8" office:value-type="float" office:value="690">
            <text:p>690 kg</text:p>
          </table:table-cell>
          <table:table-cell table:style-name="ce19" table:formula="oooc:=[.$B367]*10+590+[.M$2]*8" office:value-type="float" office:value="698">
            <text:p>698 kg</text:p>
          </table:table-cell>
          <table:table-cell table:style-name="ce19" table:formula="oooc:=[.$B367]*10+590+[.N$2]*8" office:value-type="float" office:value="706">
            <text:p>706 kg</text:p>
          </table:table-cell>
          <table:table-cell table:style-name="ce19" table:formula="oooc:=[.$B367]*10+590+[.O$2]*8" office:value-type="float" office:value="714">
            <text:p>714 kg</text:p>
          </table:table-cell>
          <table:table-cell table:style-name="ce19" table:formula="oooc:=[.$B367]*10+590+[.P$2]*8" office:value-type="float" office:value="722">
            <text:p>722 kg</text:p>
          </table:table-cell>
          <table:table-cell table:style-name="ce19" table:formula="oooc:=[.$B367]*10+590+[.Q$2]*8" office:value-type="float" office:value="730">
            <text:p>730 kg</text:p>
          </table:table-cell>
          <table:table-cell table:style-name="ce19" table:formula="oooc:=[.$B367]*10+590+[.R$2]*8" office:value-type="float" office:value="738">
            <text:p>738 kg</text:p>
          </table:table-cell>
          <table:table-cell table:style-name="ce19" table:formula="oooc:=[.$B367]*10+590+[.S$2]*8" office:value-type="float" office:value="746">
            <text:p>746 kg</text:p>
          </table:table-cell>
          <table:table-cell table:style-name="ce19" table:formula="oooc:=[.$B367]*10+590+[.T$2]*8" office:value-type="float" office:value="754">
            <text:p>754 kg</text:p>
          </table:table-cell>
          <table:table-cell table:style-name="ce19" table:formula="oooc:=[.$B367]*10+590+[.U$2]*8" office:value-type="float" office:value="762">
            <text:p>762 kg</text:p>
          </table:table-cell>
          <table:table-cell table:style-name="ce19" table:formula="oooc:=[.$B367]*10+590+[.V$2]*8" office:value-type="float" office:value="770">
            <text:p>770 kg</text:p>
          </table:table-cell>
          <table:table-cell table:style-name="ce19" table:formula="oooc:=[.$B367]*10+590+[.W$2]*8" office:value-type="float" office:value="778">
            <text:p>778 kg</text:p>
          </table:table-cell>
          <table:table-cell table:style-name="ce19" table:formula="oooc:=[.$B367]*10+590+[.X$2]*8" office:value-type="float" office:value="786">
            <text:p>786 kg</text:p>
          </table:table-cell>
          <table:table-cell table:style-name="ce19" table:formula="oooc:=[.$B367]*10+590+[.Y$2]*8" office:value-type="float" office:value="794">
            <text:p>794 kg</text:p>
          </table:table-cell>
          <table:table-cell table:style-name="ce19" table:formula="oooc:=[.$B367]*10+590+[.Z$2]*8" office:value-type="float" office:value="802">
            <text:p>802 kg</text:p>
          </table:table-cell>
          <table:table-cell table:style-name="ce19" table:formula="oooc:=[.$B367]*10+590+[.AA$2]*8" office:value-type="float" office:value="810">
            <text:p>810 kg</text:p>
          </table:table-cell>
          <table:table-cell table:style-name="ce19" table:formula="oooc:=[.$B367]*10+590+[.AB$2]*8" office:value-type="float" office:value="818">
            <text:p>818 kg</text:p>
          </table:table-cell>
          <table:table-cell table:style-name="ce19" table:formula="oooc:=[.$B367]*10+590+[.AC$2]*8" office:value-type="float" office:value="826">
            <text:p>826 kg</text:p>
          </table:table-cell>
          <table:table-cell table:style-name="ce19" table:formula="oooc:=[.$B367]*10+590+[.AD$2]*8" office:value-type="float" office:value="834">
            <text:p>834 kg</text:p>
          </table:table-cell>
          <table:table-cell table:style-name="ce19" table:formula="oooc:=[.$B367]*10+590+[.AE$2]*8" office:value-type="float" office:value="842">
            <text:p>842 kg</text:p>
          </table:table-cell>
          <table:table-cell table:style-name="ce19" table:formula="oooc:=[.$B367]*10+590+[.AF$2]*8" office:value-type="float" office:value="850">
            <text:p>8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style-name="ce19" table:formula="oooc:=[.$B368]*10+590+[.C$2]*8" office:value-type="float" office:value="628">
            <text:p>628 kg</text:p>
          </table:table-cell>
          <table:table-cell table:style-name="ce19" table:formula="oooc:=[.$B368]*10+590+[.D$2]*8" office:value-type="float" office:value="636">
            <text:p>636 kg</text:p>
          </table:table-cell>
          <table:table-cell table:style-name="ce19" table:formula="oooc:=[.$B368]*10+590+[.E$2]*8" office:value-type="float" office:value="644">
            <text:p>644 kg</text:p>
          </table:table-cell>
          <table:table-cell table:style-name="ce19" table:formula="oooc:=[.$B368]*10+590+[.F$2]*8" office:value-type="float" office:value="652">
            <text:p>652 kg</text:p>
          </table:table-cell>
          <table:table-cell table:style-name="ce19" table:formula="oooc:=[.$B368]*10+590+[.G$2]*8" office:value-type="float" office:value="660">
            <text:p>660 kg</text:p>
          </table:table-cell>
          <table:table-cell table:style-name="ce19" table:formula="oooc:=[.$B368]*10+590+[.H$2]*8" office:value-type="float" office:value="668">
            <text:p>668 kg</text:p>
          </table:table-cell>
          <table:table-cell table:style-name="ce19" table:formula="oooc:=[.$B368]*10+590+[.I$2]*8" office:value-type="float" office:value="676">
            <text:p>676 kg</text:p>
          </table:table-cell>
          <table:table-cell table:style-name="ce19" table:formula="oooc:=[.$B368]*10+590+[.J$2]*8" office:value-type="float" office:value="684">
            <text:p>684 kg</text:p>
          </table:table-cell>
          <table:table-cell table:style-name="ce19" table:formula="oooc:=[.$B368]*10+590+[.K$2]*8" office:value-type="float" office:value="692">
            <text:p>692 kg</text:p>
          </table:table-cell>
          <table:table-cell table:style-name="ce19" table:formula="oooc:=[.$B368]*10+590+[.L$2]*8" office:value-type="float" office:value="700">
            <text:p>700 kg</text:p>
          </table:table-cell>
          <table:table-cell table:style-name="ce19" table:formula="oooc:=[.$B368]*10+590+[.M$2]*8" office:value-type="float" office:value="708">
            <text:p>708 kg</text:p>
          </table:table-cell>
          <table:table-cell table:style-name="ce19" table:formula="oooc:=[.$B368]*10+590+[.N$2]*8" office:value-type="float" office:value="716">
            <text:p>716 kg</text:p>
          </table:table-cell>
          <table:table-cell table:style-name="ce19" table:formula="oooc:=[.$B368]*10+590+[.O$2]*8" office:value-type="float" office:value="724">
            <text:p>724 kg</text:p>
          </table:table-cell>
          <table:table-cell table:style-name="ce19" table:formula="oooc:=[.$B368]*10+590+[.P$2]*8" office:value-type="float" office:value="732">
            <text:p>732 kg</text:p>
          </table:table-cell>
          <table:table-cell table:style-name="ce19" table:formula="oooc:=[.$B368]*10+590+[.Q$2]*8" office:value-type="float" office:value="740">
            <text:p>740 kg</text:p>
          </table:table-cell>
          <table:table-cell table:style-name="ce19" table:formula="oooc:=[.$B368]*10+590+[.R$2]*8" office:value-type="float" office:value="748">
            <text:p>748 kg</text:p>
          </table:table-cell>
          <table:table-cell table:style-name="ce19" table:formula="oooc:=[.$B368]*10+590+[.S$2]*8" office:value-type="float" office:value="756">
            <text:p>756 kg</text:p>
          </table:table-cell>
          <table:table-cell table:style-name="ce19" table:formula="oooc:=[.$B368]*10+590+[.T$2]*8" office:value-type="float" office:value="764">
            <text:p>764 kg</text:p>
          </table:table-cell>
          <table:table-cell table:style-name="ce19" table:formula="oooc:=[.$B368]*10+590+[.U$2]*8" office:value-type="float" office:value="772">
            <text:p>772 kg</text:p>
          </table:table-cell>
          <table:table-cell table:style-name="ce19" table:formula="oooc:=[.$B368]*10+590+[.V$2]*8" office:value-type="float" office:value="780">
            <text:p>780 kg</text:p>
          </table:table-cell>
          <table:table-cell table:style-name="ce19" table:formula="oooc:=[.$B368]*10+590+[.W$2]*8" office:value-type="float" office:value="788">
            <text:p>788 kg</text:p>
          </table:table-cell>
          <table:table-cell table:style-name="ce19" table:formula="oooc:=[.$B368]*10+590+[.X$2]*8" office:value-type="float" office:value="796">
            <text:p>796 kg</text:p>
          </table:table-cell>
          <table:table-cell table:style-name="ce19" table:formula="oooc:=[.$B368]*10+590+[.Y$2]*8" office:value-type="float" office:value="804">
            <text:p>804 kg</text:p>
          </table:table-cell>
          <table:table-cell table:style-name="ce19" table:formula="oooc:=[.$B368]*10+590+[.Z$2]*8" office:value-type="float" office:value="812">
            <text:p>812 kg</text:p>
          </table:table-cell>
          <table:table-cell table:style-name="ce19" table:formula="oooc:=[.$B368]*10+590+[.AA$2]*8" office:value-type="float" office:value="820">
            <text:p>820 kg</text:p>
          </table:table-cell>
          <table:table-cell table:style-name="ce19" table:formula="oooc:=[.$B368]*10+590+[.AB$2]*8" office:value-type="float" office:value="828">
            <text:p>828 kg</text:p>
          </table:table-cell>
          <table:table-cell table:style-name="ce19" table:formula="oooc:=[.$B368]*10+590+[.AC$2]*8" office:value-type="float" office:value="836">
            <text:p>836 kg</text:p>
          </table:table-cell>
          <table:table-cell table:style-name="ce19" table:formula="oooc:=[.$B368]*10+590+[.AD$2]*8" office:value-type="float" office:value="844">
            <text:p>844 kg</text:p>
          </table:table-cell>
          <table:table-cell table:style-name="ce19" table:formula="oooc:=[.$B368]*10+590+[.AE$2]*8" office:value-type="float" office:value="852">
            <text:p>852 kg</text:p>
          </table:table-cell>
          <table:table-cell table:style-name="ce19" table:formula="oooc:=[.$B368]*10+590+[.AF$2]*8" office:value-type="float" office:value="860">
            <text:p>8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19" table:formula="oooc:=[.$B369]*10+590+[.C$2]*8" office:value-type="float" office:value="638">
            <text:p>638 kg</text:p>
          </table:table-cell>
          <table:table-cell table:style-name="ce19" table:formula="oooc:=[.$B369]*10+590+[.D$2]*8" office:value-type="float" office:value="646">
            <text:p>646 kg</text:p>
          </table:table-cell>
          <table:table-cell table:style-name="ce19" table:formula="oooc:=[.$B369]*10+590+[.E$2]*8" office:value-type="float" office:value="654">
            <text:p>654 kg</text:p>
          </table:table-cell>
          <table:table-cell table:style-name="ce19" table:formula="oooc:=[.$B369]*10+590+[.F$2]*8" office:value-type="float" office:value="662">
            <text:p>662 kg</text:p>
          </table:table-cell>
          <table:table-cell table:style-name="ce19" table:formula="oooc:=[.$B369]*10+590+[.G$2]*8" office:value-type="float" office:value="670">
            <text:p>670 kg</text:p>
          </table:table-cell>
          <table:table-cell table:style-name="ce19" table:formula="oooc:=[.$B369]*10+590+[.H$2]*8" office:value-type="float" office:value="678">
            <text:p>678 kg</text:p>
          </table:table-cell>
          <table:table-cell table:style-name="ce19" table:formula="oooc:=[.$B369]*10+590+[.I$2]*8" office:value-type="float" office:value="686">
            <text:p>686 kg</text:p>
          </table:table-cell>
          <table:table-cell table:style-name="ce19" table:formula="oooc:=[.$B369]*10+590+[.J$2]*8" office:value-type="float" office:value="694">
            <text:p>694 kg</text:p>
          </table:table-cell>
          <table:table-cell table:style-name="ce19" table:formula="oooc:=[.$B369]*10+590+[.K$2]*8" office:value-type="float" office:value="702">
            <text:p>702 kg</text:p>
          </table:table-cell>
          <table:table-cell table:style-name="ce19" table:formula="oooc:=[.$B369]*10+590+[.L$2]*8" office:value-type="float" office:value="710">
            <text:p>710 kg</text:p>
          </table:table-cell>
          <table:table-cell table:style-name="ce19" table:formula="oooc:=[.$B369]*10+590+[.M$2]*8" office:value-type="float" office:value="718">
            <text:p>718 kg</text:p>
          </table:table-cell>
          <table:table-cell table:style-name="ce19" table:formula="oooc:=[.$B369]*10+590+[.N$2]*8" office:value-type="float" office:value="726">
            <text:p>726 kg</text:p>
          </table:table-cell>
          <table:table-cell table:style-name="ce19" table:formula="oooc:=[.$B369]*10+590+[.O$2]*8" office:value-type="float" office:value="734">
            <text:p>734 kg</text:p>
          </table:table-cell>
          <table:table-cell table:style-name="ce19" table:formula="oooc:=[.$B369]*10+590+[.P$2]*8" office:value-type="float" office:value="742">
            <text:p>742 kg</text:p>
          </table:table-cell>
          <table:table-cell table:style-name="ce19" table:formula="oooc:=[.$B369]*10+590+[.Q$2]*8" office:value-type="float" office:value="750">
            <text:p>750 kg</text:p>
          </table:table-cell>
          <table:table-cell table:style-name="ce19" table:formula="oooc:=[.$B369]*10+590+[.R$2]*8" office:value-type="float" office:value="758">
            <text:p>758 kg</text:p>
          </table:table-cell>
          <table:table-cell table:style-name="ce19" table:formula="oooc:=[.$B369]*10+590+[.S$2]*8" office:value-type="float" office:value="766">
            <text:p>766 kg</text:p>
          </table:table-cell>
          <table:table-cell table:style-name="ce19" table:formula="oooc:=[.$B369]*10+590+[.T$2]*8" office:value-type="float" office:value="774">
            <text:p>774 kg</text:p>
          </table:table-cell>
          <table:table-cell table:style-name="ce19" table:formula="oooc:=[.$B369]*10+590+[.U$2]*8" office:value-type="float" office:value="782">
            <text:p>782 kg</text:p>
          </table:table-cell>
          <table:table-cell table:style-name="ce19" table:formula="oooc:=[.$B369]*10+590+[.V$2]*8" office:value-type="float" office:value="790">
            <text:p>790 kg</text:p>
          </table:table-cell>
          <table:table-cell table:style-name="ce19" table:formula="oooc:=[.$B369]*10+590+[.W$2]*8" office:value-type="float" office:value="798">
            <text:p>798 kg</text:p>
          </table:table-cell>
          <table:table-cell table:style-name="ce19" table:formula="oooc:=[.$B369]*10+590+[.X$2]*8" office:value-type="float" office:value="806">
            <text:p>806 kg</text:p>
          </table:table-cell>
          <table:table-cell table:style-name="ce19" table:formula="oooc:=[.$B369]*10+590+[.Y$2]*8" office:value-type="float" office:value="814">
            <text:p>814 kg</text:p>
          </table:table-cell>
          <table:table-cell table:style-name="ce19" table:formula="oooc:=[.$B369]*10+590+[.Z$2]*8" office:value-type="float" office:value="822">
            <text:p>822 kg</text:p>
          </table:table-cell>
          <table:table-cell table:style-name="ce19" table:formula="oooc:=[.$B369]*10+590+[.AA$2]*8" office:value-type="float" office:value="830">
            <text:p>830 kg</text:p>
          </table:table-cell>
          <table:table-cell table:style-name="ce19" table:formula="oooc:=[.$B369]*10+590+[.AB$2]*8" office:value-type="float" office:value="838">
            <text:p>838 kg</text:p>
          </table:table-cell>
          <table:table-cell table:style-name="ce19" table:formula="oooc:=[.$B369]*10+590+[.AC$2]*8" office:value-type="float" office:value="846">
            <text:p>846 kg</text:p>
          </table:table-cell>
          <table:table-cell table:style-name="ce19" table:formula="oooc:=[.$B369]*10+590+[.AD$2]*8" office:value-type="float" office:value="854">
            <text:p>854 kg</text:p>
          </table:table-cell>
          <table:table-cell table:style-name="ce19" table:formula="oooc:=[.$B369]*10+590+[.AE$2]*8" office:value-type="float" office:value="862">
            <text:p>862 kg</text:p>
          </table:table-cell>
          <table:table-cell table:style-name="ce19" table:formula="oooc:=[.$B369]*10+590+[.AF$2]*8" office:value-type="float" office:value="870">
            <text:p>8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style-name="ce19" table:formula="oooc:=[.$B370]*10+590+[.C$2]*8" office:value-type="float" office:value="648">
            <text:p>648 kg</text:p>
          </table:table-cell>
          <table:table-cell table:style-name="ce19" table:formula="oooc:=[.$B370]*10+590+[.D$2]*8" office:value-type="float" office:value="656">
            <text:p>656 kg</text:p>
          </table:table-cell>
          <table:table-cell table:style-name="ce19" table:formula="oooc:=[.$B370]*10+590+[.E$2]*8" office:value-type="float" office:value="664">
            <text:p>664 kg</text:p>
          </table:table-cell>
          <table:table-cell table:style-name="ce19" table:formula="oooc:=[.$B370]*10+590+[.F$2]*8" office:value-type="float" office:value="672">
            <text:p>672 kg</text:p>
          </table:table-cell>
          <table:table-cell table:style-name="ce19" table:formula="oooc:=[.$B370]*10+590+[.G$2]*8" office:value-type="float" office:value="680">
            <text:p>680 kg</text:p>
          </table:table-cell>
          <table:table-cell table:style-name="ce19" table:formula="oooc:=[.$B370]*10+590+[.H$2]*8" office:value-type="float" office:value="688">
            <text:p>688 kg</text:p>
          </table:table-cell>
          <table:table-cell table:style-name="ce19" table:formula="oooc:=[.$B370]*10+590+[.I$2]*8" office:value-type="float" office:value="696">
            <text:p>696 kg</text:p>
          </table:table-cell>
          <table:table-cell table:style-name="ce19" table:formula="oooc:=[.$B370]*10+590+[.J$2]*8" office:value-type="float" office:value="704">
            <text:p>704 kg</text:p>
          </table:table-cell>
          <table:table-cell table:style-name="ce19" table:formula="oooc:=[.$B370]*10+590+[.K$2]*8" office:value-type="float" office:value="712">
            <text:p>712 kg</text:p>
          </table:table-cell>
          <table:table-cell table:style-name="ce19" table:formula="oooc:=[.$B370]*10+590+[.L$2]*8" office:value-type="float" office:value="720">
            <text:p>720 kg</text:p>
          </table:table-cell>
          <table:table-cell table:style-name="ce19" table:formula="oooc:=[.$B370]*10+590+[.M$2]*8" office:value-type="float" office:value="728">
            <text:p>728 kg</text:p>
          </table:table-cell>
          <table:table-cell table:style-name="ce19" table:formula="oooc:=[.$B370]*10+590+[.N$2]*8" office:value-type="float" office:value="736">
            <text:p>736 kg</text:p>
          </table:table-cell>
          <table:table-cell table:style-name="ce19" table:formula="oooc:=[.$B370]*10+590+[.O$2]*8" office:value-type="float" office:value="744">
            <text:p>744 kg</text:p>
          </table:table-cell>
          <table:table-cell table:style-name="ce19" table:formula="oooc:=[.$B370]*10+590+[.P$2]*8" office:value-type="float" office:value="752">
            <text:p>752 kg</text:p>
          </table:table-cell>
          <table:table-cell table:style-name="ce19" table:formula="oooc:=[.$B370]*10+590+[.Q$2]*8" office:value-type="float" office:value="760">
            <text:p>760 kg</text:p>
          </table:table-cell>
          <table:table-cell table:style-name="ce19" table:formula="oooc:=[.$B370]*10+590+[.R$2]*8" office:value-type="float" office:value="768">
            <text:p>768 kg</text:p>
          </table:table-cell>
          <table:table-cell table:style-name="ce19" table:formula="oooc:=[.$B370]*10+590+[.S$2]*8" office:value-type="float" office:value="776">
            <text:p>776 kg</text:p>
          </table:table-cell>
          <table:table-cell table:style-name="ce19" table:formula="oooc:=[.$B370]*10+590+[.T$2]*8" office:value-type="float" office:value="784">
            <text:p>784 kg</text:p>
          </table:table-cell>
          <table:table-cell table:style-name="ce19" table:formula="oooc:=[.$B370]*10+590+[.U$2]*8" office:value-type="float" office:value="792">
            <text:p>792 kg</text:p>
          </table:table-cell>
          <table:table-cell table:style-name="ce19" table:formula="oooc:=[.$B370]*10+590+[.V$2]*8" office:value-type="float" office:value="800">
            <text:p>800 kg</text:p>
          </table:table-cell>
          <table:table-cell table:style-name="ce19" table:formula="oooc:=[.$B370]*10+590+[.W$2]*8" office:value-type="float" office:value="808">
            <text:p>808 kg</text:p>
          </table:table-cell>
          <table:table-cell table:style-name="ce19" table:formula="oooc:=[.$B370]*10+590+[.X$2]*8" office:value-type="float" office:value="816">
            <text:p>816 kg</text:p>
          </table:table-cell>
          <table:table-cell table:style-name="ce19" table:formula="oooc:=[.$B370]*10+590+[.Y$2]*8" office:value-type="float" office:value="824">
            <text:p>824 kg</text:p>
          </table:table-cell>
          <table:table-cell table:style-name="ce19" table:formula="oooc:=[.$B370]*10+590+[.Z$2]*8" office:value-type="float" office:value="832">
            <text:p>832 kg</text:p>
          </table:table-cell>
          <table:table-cell table:style-name="ce19" table:formula="oooc:=[.$B370]*10+590+[.AA$2]*8" office:value-type="float" office:value="840">
            <text:p>840 kg</text:p>
          </table:table-cell>
          <table:table-cell table:style-name="ce19" table:formula="oooc:=[.$B370]*10+590+[.AB$2]*8" office:value-type="float" office:value="848">
            <text:p>848 kg</text:p>
          </table:table-cell>
          <table:table-cell table:style-name="ce19" table:formula="oooc:=[.$B370]*10+590+[.AC$2]*8" office:value-type="float" office:value="856">
            <text:p>856 kg</text:p>
          </table:table-cell>
          <table:table-cell table:style-name="ce19" table:formula="oooc:=[.$B370]*10+590+[.AD$2]*8" office:value-type="float" office:value="864">
            <text:p>864 kg</text:p>
          </table:table-cell>
          <table:table-cell table:style-name="ce19" table:formula="oooc:=[.$B370]*10+590+[.AE$2]*8" office:value-type="float" office:value="872">
            <text:p>872 kg</text:p>
          </table:table-cell>
          <table:table-cell table:style-name="ce19" table:formula="oooc:=[.$B370]*10+590+[.AF$2]*8" office:value-type="float" office:value="880">
            <text:p>8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19" table:formula="oooc:=[.$B371]*10+590+[.C$2]*8" office:value-type="float" office:value="658">
            <text:p>658 kg</text:p>
          </table:table-cell>
          <table:table-cell table:style-name="ce19" table:formula="oooc:=[.$B371]*10+590+[.D$2]*8" office:value-type="float" office:value="666">
            <text:p>666 kg</text:p>
          </table:table-cell>
          <table:table-cell table:style-name="ce19" table:formula="oooc:=[.$B371]*10+590+[.E$2]*8" office:value-type="float" office:value="674">
            <text:p>674 kg</text:p>
          </table:table-cell>
          <table:table-cell table:style-name="ce19" table:formula="oooc:=[.$B371]*10+590+[.F$2]*8" office:value-type="float" office:value="682">
            <text:p>682 kg</text:p>
          </table:table-cell>
          <table:table-cell table:style-name="ce19" table:formula="oooc:=[.$B371]*10+590+[.G$2]*8" office:value-type="float" office:value="690">
            <text:p>690 kg</text:p>
          </table:table-cell>
          <table:table-cell table:style-name="ce19" table:formula="oooc:=[.$B371]*10+590+[.H$2]*8" office:value-type="float" office:value="698">
            <text:p>698 kg</text:p>
          </table:table-cell>
          <table:table-cell table:style-name="ce19" table:formula="oooc:=[.$B371]*10+590+[.I$2]*8" office:value-type="float" office:value="706">
            <text:p>706 kg</text:p>
          </table:table-cell>
          <table:table-cell table:style-name="ce19" table:formula="oooc:=[.$B371]*10+590+[.J$2]*8" office:value-type="float" office:value="714">
            <text:p>714 kg</text:p>
          </table:table-cell>
          <table:table-cell table:style-name="ce19" table:formula="oooc:=[.$B371]*10+590+[.K$2]*8" office:value-type="float" office:value="722">
            <text:p>722 kg</text:p>
          </table:table-cell>
          <table:table-cell table:style-name="ce19" table:formula="oooc:=[.$B371]*10+590+[.L$2]*8" office:value-type="float" office:value="730">
            <text:p>730 kg</text:p>
          </table:table-cell>
          <table:table-cell table:style-name="ce19" table:formula="oooc:=[.$B371]*10+590+[.M$2]*8" office:value-type="float" office:value="738">
            <text:p>738 kg</text:p>
          </table:table-cell>
          <table:table-cell table:style-name="ce19" table:formula="oooc:=[.$B371]*10+590+[.N$2]*8" office:value-type="float" office:value="746">
            <text:p>746 kg</text:p>
          </table:table-cell>
          <table:table-cell table:style-name="ce19" table:formula="oooc:=[.$B371]*10+590+[.O$2]*8" office:value-type="float" office:value="754">
            <text:p>754 kg</text:p>
          </table:table-cell>
          <table:table-cell table:style-name="ce19" table:formula="oooc:=[.$B371]*10+590+[.P$2]*8" office:value-type="float" office:value="762">
            <text:p>762 kg</text:p>
          </table:table-cell>
          <table:table-cell table:style-name="ce19" table:formula="oooc:=[.$B371]*10+590+[.Q$2]*8" office:value-type="float" office:value="770">
            <text:p>770 kg</text:p>
          </table:table-cell>
          <table:table-cell table:style-name="ce19" table:formula="oooc:=[.$B371]*10+590+[.R$2]*8" office:value-type="float" office:value="778">
            <text:p>778 kg</text:p>
          </table:table-cell>
          <table:table-cell table:style-name="ce19" table:formula="oooc:=[.$B371]*10+590+[.S$2]*8" office:value-type="float" office:value="786">
            <text:p>786 kg</text:p>
          </table:table-cell>
          <table:table-cell table:style-name="ce19" table:formula="oooc:=[.$B371]*10+590+[.T$2]*8" office:value-type="float" office:value="794">
            <text:p>794 kg</text:p>
          </table:table-cell>
          <table:table-cell table:style-name="ce19" table:formula="oooc:=[.$B371]*10+590+[.U$2]*8" office:value-type="float" office:value="802">
            <text:p>802 kg</text:p>
          </table:table-cell>
          <table:table-cell table:style-name="ce19" table:formula="oooc:=[.$B371]*10+590+[.V$2]*8" office:value-type="float" office:value="810">
            <text:p>810 kg</text:p>
          </table:table-cell>
          <table:table-cell table:style-name="ce19" table:formula="oooc:=[.$B371]*10+590+[.W$2]*8" office:value-type="float" office:value="818">
            <text:p>818 kg</text:p>
          </table:table-cell>
          <table:table-cell table:style-name="ce19" table:formula="oooc:=[.$B371]*10+590+[.X$2]*8" office:value-type="float" office:value="826">
            <text:p>826 kg</text:p>
          </table:table-cell>
          <table:table-cell table:style-name="ce19" table:formula="oooc:=[.$B371]*10+590+[.Y$2]*8" office:value-type="float" office:value="834">
            <text:p>834 kg</text:p>
          </table:table-cell>
          <table:table-cell table:style-name="ce19" table:formula="oooc:=[.$B371]*10+590+[.Z$2]*8" office:value-type="float" office:value="842">
            <text:p>842 kg</text:p>
          </table:table-cell>
          <table:table-cell table:style-name="ce19" table:formula="oooc:=[.$B371]*10+590+[.AA$2]*8" office:value-type="float" office:value="850">
            <text:p>850 kg</text:p>
          </table:table-cell>
          <table:table-cell table:style-name="ce19" table:formula="oooc:=[.$B371]*10+590+[.AB$2]*8" office:value-type="float" office:value="858">
            <text:p>858 kg</text:p>
          </table:table-cell>
          <table:table-cell table:style-name="ce19" table:formula="oooc:=[.$B371]*10+590+[.AC$2]*8" office:value-type="float" office:value="866">
            <text:p>866 kg</text:p>
          </table:table-cell>
          <table:table-cell table:style-name="ce19" table:formula="oooc:=[.$B371]*10+590+[.AD$2]*8" office:value-type="float" office:value="874">
            <text:p>874 kg</text:p>
          </table:table-cell>
          <table:table-cell table:style-name="ce19" table:formula="oooc:=[.$B371]*10+590+[.AE$2]*8" office:value-type="float" office:value="882">
            <text:p>882 kg</text:p>
          </table:table-cell>
          <table:table-cell table:style-name="ce19" table:formula="oooc:=[.$B371]*10+590+[.AF$2]*8" office:value-type="float" office:value="890">
            <text:p>8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style-name="ce19" table:formula="oooc:=[.$B372]*10+590+[.C$2]*8" office:value-type="float" office:value="668">
            <text:p>668 kg</text:p>
          </table:table-cell>
          <table:table-cell table:style-name="ce19" table:formula="oooc:=[.$B372]*10+590+[.D$2]*8" office:value-type="float" office:value="676">
            <text:p>676 kg</text:p>
          </table:table-cell>
          <table:table-cell table:style-name="ce19" table:formula="oooc:=[.$B372]*10+590+[.E$2]*8" office:value-type="float" office:value="684">
            <text:p>684 kg</text:p>
          </table:table-cell>
          <table:table-cell table:style-name="ce19" table:formula="oooc:=[.$B372]*10+590+[.F$2]*8" office:value-type="float" office:value="692">
            <text:p>692 kg</text:p>
          </table:table-cell>
          <table:table-cell table:style-name="ce19" table:formula="oooc:=[.$B372]*10+590+[.G$2]*8" office:value-type="float" office:value="700">
            <text:p>700 kg</text:p>
          </table:table-cell>
          <table:table-cell table:style-name="ce19" table:formula="oooc:=[.$B372]*10+590+[.H$2]*8" office:value-type="float" office:value="708">
            <text:p>708 kg</text:p>
          </table:table-cell>
          <table:table-cell table:style-name="ce19" table:formula="oooc:=[.$B372]*10+590+[.I$2]*8" office:value-type="float" office:value="716">
            <text:p>716 kg</text:p>
          </table:table-cell>
          <table:table-cell table:style-name="ce19" table:formula="oooc:=[.$B372]*10+590+[.J$2]*8" office:value-type="float" office:value="724">
            <text:p>724 kg</text:p>
          </table:table-cell>
          <table:table-cell table:style-name="ce19" table:formula="oooc:=[.$B372]*10+590+[.K$2]*8" office:value-type="float" office:value="732">
            <text:p>732 kg</text:p>
          </table:table-cell>
          <table:table-cell table:style-name="ce19" table:formula="oooc:=[.$B372]*10+590+[.L$2]*8" office:value-type="float" office:value="740">
            <text:p>740 kg</text:p>
          </table:table-cell>
          <table:table-cell table:style-name="ce19" table:formula="oooc:=[.$B372]*10+590+[.M$2]*8" office:value-type="float" office:value="748">
            <text:p>748 kg</text:p>
          </table:table-cell>
          <table:table-cell table:style-name="ce19" table:formula="oooc:=[.$B372]*10+590+[.N$2]*8" office:value-type="float" office:value="756">
            <text:p>756 kg</text:p>
          </table:table-cell>
          <table:table-cell table:style-name="ce19" table:formula="oooc:=[.$B372]*10+590+[.O$2]*8" office:value-type="float" office:value="764">
            <text:p>764 kg</text:p>
          </table:table-cell>
          <table:table-cell table:style-name="ce19" table:formula="oooc:=[.$B372]*10+590+[.P$2]*8" office:value-type="float" office:value="772">
            <text:p>772 kg</text:p>
          </table:table-cell>
          <table:table-cell table:style-name="ce19" table:formula="oooc:=[.$B372]*10+590+[.Q$2]*8" office:value-type="float" office:value="780">
            <text:p>780 kg</text:p>
          </table:table-cell>
          <table:table-cell table:style-name="ce19" table:formula="oooc:=[.$B372]*10+590+[.R$2]*8" office:value-type="float" office:value="788">
            <text:p>788 kg</text:p>
          </table:table-cell>
          <table:table-cell table:style-name="ce19" table:formula="oooc:=[.$B372]*10+590+[.S$2]*8" office:value-type="float" office:value="796">
            <text:p>796 kg</text:p>
          </table:table-cell>
          <table:table-cell table:style-name="ce19" table:formula="oooc:=[.$B372]*10+590+[.T$2]*8" office:value-type="float" office:value="804">
            <text:p>804 kg</text:p>
          </table:table-cell>
          <table:table-cell table:style-name="ce19" table:formula="oooc:=[.$B372]*10+590+[.U$2]*8" office:value-type="float" office:value="812">
            <text:p>812 kg</text:p>
          </table:table-cell>
          <table:table-cell table:style-name="ce19" table:formula="oooc:=[.$B372]*10+590+[.V$2]*8" office:value-type="float" office:value="820">
            <text:p>820 kg</text:p>
          </table:table-cell>
          <table:table-cell table:style-name="ce19" table:formula="oooc:=[.$B372]*10+590+[.W$2]*8" office:value-type="float" office:value="828">
            <text:p>828 kg</text:p>
          </table:table-cell>
          <table:table-cell table:style-name="ce19" table:formula="oooc:=[.$B372]*10+590+[.X$2]*8" office:value-type="float" office:value="836">
            <text:p>836 kg</text:p>
          </table:table-cell>
          <table:table-cell table:style-name="ce19" table:formula="oooc:=[.$B372]*10+590+[.Y$2]*8" office:value-type="float" office:value="844">
            <text:p>844 kg</text:p>
          </table:table-cell>
          <table:table-cell table:style-name="ce19" table:formula="oooc:=[.$B372]*10+590+[.Z$2]*8" office:value-type="float" office:value="852">
            <text:p>852 kg</text:p>
          </table:table-cell>
          <table:table-cell table:style-name="ce19" table:formula="oooc:=[.$B372]*10+590+[.AA$2]*8" office:value-type="float" office:value="860">
            <text:p>860 kg</text:p>
          </table:table-cell>
          <table:table-cell table:style-name="ce19" table:formula="oooc:=[.$B372]*10+590+[.AB$2]*8" office:value-type="float" office:value="868">
            <text:p>868 kg</text:p>
          </table:table-cell>
          <table:table-cell table:style-name="ce19" table:formula="oooc:=[.$B372]*10+590+[.AC$2]*8" office:value-type="float" office:value="876">
            <text:p>876 kg</text:p>
          </table:table-cell>
          <table:table-cell table:style-name="ce19" table:formula="oooc:=[.$B372]*10+590+[.AD$2]*8" office:value-type="float" office:value="884">
            <text:p>884 kg</text:p>
          </table:table-cell>
          <table:table-cell table:style-name="ce19" table:formula="oooc:=[.$B372]*10+590+[.AE$2]*8" office:value-type="float" office:value="892">
            <text:p>892 kg</text:p>
          </table:table-cell>
          <table:table-cell table:style-name="ce19" table:formula="oooc:=[.$B372]*10+590+[.AF$2]*8" office:value-type="float" office:value="900">
            <text:p>9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19" table:formula="oooc:=[.$B373]*10+590+[.C$2]*8" office:value-type="float" office:value="678">
            <text:p>678 kg</text:p>
          </table:table-cell>
          <table:table-cell table:style-name="ce19" table:formula="oooc:=[.$B373]*10+590+[.D$2]*8" office:value-type="float" office:value="686">
            <text:p>686 kg</text:p>
          </table:table-cell>
          <table:table-cell table:style-name="ce19" table:formula="oooc:=[.$B373]*10+590+[.E$2]*8" office:value-type="float" office:value="694">
            <text:p>694 kg</text:p>
          </table:table-cell>
          <table:table-cell table:style-name="ce19" table:formula="oooc:=[.$B373]*10+590+[.F$2]*8" office:value-type="float" office:value="702">
            <text:p>702 kg</text:p>
          </table:table-cell>
          <table:table-cell table:style-name="ce19" table:formula="oooc:=[.$B373]*10+590+[.G$2]*8" office:value-type="float" office:value="710">
            <text:p>710 kg</text:p>
          </table:table-cell>
          <table:table-cell table:style-name="ce19" table:formula="oooc:=[.$B373]*10+590+[.H$2]*8" office:value-type="float" office:value="718">
            <text:p>718 kg</text:p>
          </table:table-cell>
          <table:table-cell table:style-name="ce19" table:formula="oooc:=[.$B373]*10+590+[.I$2]*8" office:value-type="float" office:value="726">
            <text:p>726 kg</text:p>
          </table:table-cell>
          <table:table-cell table:style-name="ce19" table:formula="oooc:=[.$B373]*10+590+[.J$2]*8" office:value-type="float" office:value="734">
            <text:p>734 kg</text:p>
          </table:table-cell>
          <table:table-cell table:style-name="ce19" table:formula="oooc:=[.$B373]*10+590+[.K$2]*8" office:value-type="float" office:value="742">
            <text:p>742 kg</text:p>
          </table:table-cell>
          <table:table-cell table:style-name="ce19" table:formula="oooc:=[.$B373]*10+590+[.L$2]*8" office:value-type="float" office:value="750">
            <text:p>750 kg</text:p>
          </table:table-cell>
          <table:table-cell table:style-name="ce19" table:formula="oooc:=[.$B373]*10+590+[.M$2]*8" office:value-type="float" office:value="758">
            <text:p>758 kg</text:p>
          </table:table-cell>
          <table:table-cell table:style-name="ce19" table:formula="oooc:=[.$B373]*10+590+[.N$2]*8" office:value-type="float" office:value="766">
            <text:p>766 kg</text:p>
          </table:table-cell>
          <table:table-cell table:style-name="ce19" table:formula="oooc:=[.$B373]*10+590+[.O$2]*8" office:value-type="float" office:value="774">
            <text:p>774 kg</text:p>
          </table:table-cell>
          <table:table-cell table:style-name="ce19" table:formula="oooc:=[.$B373]*10+590+[.P$2]*8" office:value-type="float" office:value="782">
            <text:p>782 kg</text:p>
          </table:table-cell>
          <table:table-cell table:style-name="ce19" table:formula="oooc:=[.$B373]*10+590+[.Q$2]*8" office:value-type="float" office:value="790">
            <text:p>790 kg</text:p>
          </table:table-cell>
          <table:table-cell table:style-name="ce19" table:formula="oooc:=[.$B373]*10+590+[.R$2]*8" office:value-type="float" office:value="798">
            <text:p>798 kg</text:p>
          </table:table-cell>
          <table:table-cell table:style-name="ce19" table:formula="oooc:=[.$B373]*10+590+[.S$2]*8" office:value-type="float" office:value="806">
            <text:p>806 kg</text:p>
          </table:table-cell>
          <table:table-cell table:style-name="ce19" table:formula="oooc:=[.$B373]*10+590+[.T$2]*8" office:value-type="float" office:value="814">
            <text:p>814 kg</text:p>
          </table:table-cell>
          <table:table-cell table:style-name="ce19" table:formula="oooc:=[.$B373]*10+590+[.U$2]*8" office:value-type="float" office:value="822">
            <text:p>822 kg</text:p>
          </table:table-cell>
          <table:table-cell table:style-name="ce19" table:formula="oooc:=[.$B373]*10+590+[.V$2]*8" office:value-type="float" office:value="830">
            <text:p>830 kg</text:p>
          </table:table-cell>
          <table:table-cell table:style-name="ce19" table:formula="oooc:=[.$B373]*10+590+[.W$2]*8" office:value-type="float" office:value="838">
            <text:p>838 kg</text:p>
          </table:table-cell>
          <table:table-cell table:style-name="ce19" table:formula="oooc:=[.$B373]*10+590+[.X$2]*8" office:value-type="float" office:value="846">
            <text:p>846 kg</text:p>
          </table:table-cell>
          <table:table-cell table:style-name="ce19" table:formula="oooc:=[.$B373]*10+590+[.Y$2]*8" office:value-type="float" office:value="854">
            <text:p>854 kg</text:p>
          </table:table-cell>
          <table:table-cell table:style-name="ce19" table:formula="oooc:=[.$B373]*10+590+[.Z$2]*8" office:value-type="float" office:value="862">
            <text:p>862 kg</text:p>
          </table:table-cell>
          <table:table-cell table:style-name="ce19" table:formula="oooc:=[.$B373]*10+590+[.AA$2]*8" office:value-type="float" office:value="870">
            <text:p>870 kg</text:p>
          </table:table-cell>
          <table:table-cell table:style-name="ce19" table:formula="oooc:=[.$B373]*10+590+[.AB$2]*8" office:value-type="float" office:value="878">
            <text:p>878 kg</text:p>
          </table:table-cell>
          <table:table-cell table:style-name="ce19" table:formula="oooc:=[.$B373]*10+590+[.AC$2]*8" office:value-type="float" office:value="886">
            <text:p>886 kg</text:p>
          </table:table-cell>
          <table:table-cell table:style-name="ce19" table:formula="oooc:=[.$B373]*10+590+[.AD$2]*8" office:value-type="float" office:value="894">
            <text:p>894 kg</text:p>
          </table:table-cell>
          <table:table-cell table:style-name="ce19" table:formula="oooc:=[.$B373]*10+590+[.AE$2]*8" office:value-type="float" office:value="902">
            <text:p>902 kg</text:p>
          </table:table-cell>
          <table:table-cell table:style-name="ce19" table:formula="oooc:=[.$B373]*10+590+[.AF$2]*8" office:value-type="float" office:value="910">
            <text:p>9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style-name="ce19" table:formula="oooc:=[.$B374]*10+590+[.C$2]*8" office:value-type="float" office:value="688">
            <text:p>688 kg</text:p>
          </table:table-cell>
          <table:table-cell table:style-name="ce19" table:formula="oooc:=[.$B374]*10+590+[.D$2]*8" office:value-type="float" office:value="696">
            <text:p>696 kg</text:p>
          </table:table-cell>
          <table:table-cell table:style-name="ce19" table:formula="oooc:=[.$B374]*10+590+[.E$2]*8" office:value-type="float" office:value="704">
            <text:p>704 kg</text:p>
          </table:table-cell>
          <table:table-cell table:style-name="ce19" table:formula="oooc:=[.$B374]*10+590+[.F$2]*8" office:value-type="float" office:value="712">
            <text:p>712 kg</text:p>
          </table:table-cell>
          <table:table-cell table:style-name="ce19" table:formula="oooc:=[.$B374]*10+590+[.G$2]*8" office:value-type="float" office:value="720">
            <text:p>720 kg</text:p>
          </table:table-cell>
          <table:table-cell table:style-name="ce19" table:formula="oooc:=[.$B374]*10+590+[.H$2]*8" office:value-type="float" office:value="728">
            <text:p>728 kg</text:p>
          </table:table-cell>
          <table:table-cell table:style-name="ce19" table:formula="oooc:=[.$B374]*10+590+[.I$2]*8" office:value-type="float" office:value="736">
            <text:p>736 kg</text:p>
          </table:table-cell>
          <table:table-cell table:style-name="ce19" table:formula="oooc:=[.$B374]*10+590+[.J$2]*8" office:value-type="float" office:value="744">
            <text:p>744 kg</text:p>
          </table:table-cell>
          <table:table-cell table:style-name="ce19" table:formula="oooc:=[.$B374]*10+590+[.K$2]*8" office:value-type="float" office:value="752">
            <text:p>752 kg</text:p>
          </table:table-cell>
          <table:table-cell table:style-name="ce19" table:formula="oooc:=[.$B374]*10+590+[.L$2]*8" office:value-type="float" office:value="760">
            <text:p>760 kg</text:p>
          </table:table-cell>
          <table:table-cell table:style-name="ce19" table:formula="oooc:=[.$B374]*10+590+[.M$2]*8" office:value-type="float" office:value="768">
            <text:p>768 kg</text:p>
          </table:table-cell>
          <table:table-cell table:style-name="ce19" table:formula="oooc:=[.$B374]*10+590+[.N$2]*8" office:value-type="float" office:value="776">
            <text:p>776 kg</text:p>
          </table:table-cell>
          <table:table-cell table:style-name="ce19" table:formula="oooc:=[.$B374]*10+590+[.O$2]*8" office:value-type="float" office:value="784">
            <text:p>784 kg</text:p>
          </table:table-cell>
          <table:table-cell table:style-name="ce19" table:formula="oooc:=[.$B374]*10+590+[.P$2]*8" office:value-type="float" office:value="792">
            <text:p>792 kg</text:p>
          </table:table-cell>
          <table:table-cell table:style-name="ce19" table:formula="oooc:=[.$B374]*10+590+[.Q$2]*8" office:value-type="float" office:value="800">
            <text:p>800 kg</text:p>
          </table:table-cell>
          <table:table-cell table:style-name="ce19" table:formula="oooc:=[.$B374]*10+590+[.R$2]*8" office:value-type="float" office:value="808">
            <text:p>808 kg</text:p>
          </table:table-cell>
          <table:table-cell table:style-name="ce19" table:formula="oooc:=[.$B374]*10+590+[.S$2]*8" office:value-type="float" office:value="816">
            <text:p>816 kg</text:p>
          </table:table-cell>
          <table:table-cell table:style-name="ce19" table:formula="oooc:=[.$B374]*10+590+[.T$2]*8" office:value-type="float" office:value="824">
            <text:p>824 kg</text:p>
          </table:table-cell>
          <table:table-cell table:style-name="ce19" table:formula="oooc:=[.$B374]*10+590+[.U$2]*8" office:value-type="float" office:value="832">
            <text:p>832 kg</text:p>
          </table:table-cell>
          <table:table-cell table:style-name="ce19" table:formula="oooc:=[.$B374]*10+590+[.V$2]*8" office:value-type="float" office:value="840">
            <text:p>840 kg</text:p>
          </table:table-cell>
          <table:table-cell table:style-name="ce19" table:formula="oooc:=[.$B374]*10+590+[.W$2]*8" office:value-type="float" office:value="848">
            <text:p>848 kg</text:p>
          </table:table-cell>
          <table:table-cell table:style-name="ce19" table:formula="oooc:=[.$B374]*10+590+[.X$2]*8" office:value-type="float" office:value="856">
            <text:p>856 kg</text:p>
          </table:table-cell>
          <table:table-cell table:style-name="ce19" table:formula="oooc:=[.$B374]*10+590+[.Y$2]*8" office:value-type="float" office:value="864">
            <text:p>864 kg</text:p>
          </table:table-cell>
          <table:table-cell table:style-name="ce19" table:formula="oooc:=[.$B374]*10+590+[.Z$2]*8" office:value-type="float" office:value="872">
            <text:p>872 kg</text:p>
          </table:table-cell>
          <table:table-cell table:style-name="ce19" table:formula="oooc:=[.$B374]*10+590+[.AA$2]*8" office:value-type="float" office:value="880">
            <text:p>880 kg</text:p>
          </table:table-cell>
          <table:table-cell table:style-name="ce19" table:formula="oooc:=[.$B374]*10+590+[.AB$2]*8" office:value-type="float" office:value="888">
            <text:p>888 kg</text:p>
          </table:table-cell>
          <table:table-cell table:style-name="ce19" table:formula="oooc:=[.$B374]*10+590+[.AC$2]*8" office:value-type="float" office:value="896">
            <text:p>896 kg</text:p>
          </table:table-cell>
          <table:table-cell table:style-name="ce19" table:formula="oooc:=[.$B374]*10+590+[.AD$2]*8" office:value-type="float" office:value="904">
            <text:p>904 kg</text:p>
          </table:table-cell>
          <table:table-cell table:style-name="ce19" table:formula="oooc:=[.$B374]*10+590+[.AE$2]*8" office:value-type="float" office:value="912">
            <text:p>912 kg</text:p>
          </table:table-cell>
          <table:table-cell table:style-name="ce19" table:formula="oooc:=[.$B374]*10+590+[.AF$2]*8" office:value-type="float" office:value="920">
            <text:p>9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style-name="ce19" table:formula="oooc:=[.$B375]*10+590+[.C$2]*8" office:value-type="float" office:value="698">
            <text:p>698 kg</text:p>
          </table:table-cell>
          <table:table-cell table:style-name="ce19" table:formula="oooc:=[.$B375]*10+590+[.D$2]*8" office:value-type="float" office:value="706">
            <text:p>706 kg</text:p>
          </table:table-cell>
          <table:table-cell table:style-name="ce19" table:formula="oooc:=[.$B375]*10+590+[.E$2]*8" office:value-type="float" office:value="714">
            <text:p>714 kg</text:p>
          </table:table-cell>
          <table:table-cell table:style-name="ce19" table:formula="oooc:=[.$B375]*10+590+[.F$2]*8" office:value-type="float" office:value="722">
            <text:p>722 kg</text:p>
          </table:table-cell>
          <table:table-cell table:style-name="ce19" table:formula="oooc:=[.$B375]*10+590+[.G$2]*8" office:value-type="float" office:value="730">
            <text:p>730 kg</text:p>
          </table:table-cell>
          <table:table-cell table:style-name="ce19" table:formula="oooc:=[.$B375]*10+590+[.H$2]*8" office:value-type="float" office:value="738">
            <text:p>738 kg</text:p>
          </table:table-cell>
          <table:table-cell table:style-name="ce19" table:formula="oooc:=[.$B375]*10+590+[.I$2]*8" office:value-type="float" office:value="746">
            <text:p>746 kg</text:p>
          </table:table-cell>
          <table:table-cell table:style-name="ce19" table:formula="oooc:=[.$B375]*10+590+[.J$2]*8" office:value-type="float" office:value="754">
            <text:p>754 kg</text:p>
          </table:table-cell>
          <table:table-cell table:style-name="ce19" table:formula="oooc:=[.$B375]*10+590+[.K$2]*8" office:value-type="float" office:value="762">
            <text:p>762 kg</text:p>
          </table:table-cell>
          <table:table-cell table:style-name="ce19" table:formula="oooc:=[.$B375]*10+590+[.L$2]*8" office:value-type="float" office:value="770">
            <text:p>770 kg</text:p>
          </table:table-cell>
          <table:table-cell table:style-name="ce19" table:formula="oooc:=[.$B375]*10+590+[.M$2]*8" office:value-type="float" office:value="778">
            <text:p>778 kg</text:p>
          </table:table-cell>
          <table:table-cell table:style-name="ce19" table:formula="oooc:=[.$B375]*10+590+[.N$2]*8" office:value-type="float" office:value="786">
            <text:p>786 kg</text:p>
          </table:table-cell>
          <table:table-cell table:style-name="ce19" table:formula="oooc:=[.$B375]*10+590+[.O$2]*8" office:value-type="float" office:value="794">
            <text:p>794 kg</text:p>
          </table:table-cell>
          <table:table-cell table:style-name="ce19" table:formula="oooc:=[.$B375]*10+590+[.P$2]*8" office:value-type="float" office:value="802">
            <text:p>802 kg</text:p>
          </table:table-cell>
          <table:table-cell table:style-name="ce19" table:formula="oooc:=[.$B375]*10+590+[.Q$2]*8" office:value-type="float" office:value="810">
            <text:p>810 kg</text:p>
          </table:table-cell>
          <table:table-cell table:style-name="ce19" table:formula="oooc:=[.$B375]*10+590+[.R$2]*8" office:value-type="float" office:value="818">
            <text:p>818 kg</text:p>
          </table:table-cell>
          <table:table-cell table:style-name="ce19" table:formula="oooc:=[.$B375]*10+590+[.S$2]*8" office:value-type="float" office:value="826">
            <text:p>826 kg</text:p>
          </table:table-cell>
          <table:table-cell table:style-name="ce19" table:formula="oooc:=[.$B375]*10+590+[.T$2]*8" office:value-type="float" office:value="834">
            <text:p>834 kg</text:p>
          </table:table-cell>
          <table:table-cell table:style-name="ce19" table:formula="oooc:=[.$B375]*10+590+[.U$2]*8" office:value-type="float" office:value="842">
            <text:p>842 kg</text:p>
          </table:table-cell>
          <table:table-cell table:style-name="ce19" table:formula="oooc:=[.$B375]*10+590+[.V$2]*8" office:value-type="float" office:value="850">
            <text:p>850 kg</text:p>
          </table:table-cell>
          <table:table-cell table:style-name="ce19" table:formula="oooc:=[.$B375]*10+590+[.W$2]*8" office:value-type="float" office:value="858">
            <text:p>858 kg</text:p>
          </table:table-cell>
          <table:table-cell table:style-name="ce19" table:formula="oooc:=[.$B375]*10+590+[.X$2]*8" office:value-type="float" office:value="866">
            <text:p>866 kg</text:p>
          </table:table-cell>
          <table:table-cell table:style-name="ce19" table:formula="oooc:=[.$B375]*10+590+[.Y$2]*8" office:value-type="float" office:value="874">
            <text:p>874 kg</text:p>
          </table:table-cell>
          <table:table-cell table:style-name="ce19" table:formula="oooc:=[.$B375]*10+590+[.Z$2]*8" office:value-type="float" office:value="882">
            <text:p>882 kg</text:p>
          </table:table-cell>
          <table:table-cell table:style-name="ce19" table:formula="oooc:=[.$B375]*10+590+[.AA$2]*8" office:value-type="float" office:value="890">
            <text:p>890 kg</text:p>
          </table:table-cell>
          <table:table-cell table:style-name="ce19" table:formula="oooc:=[.$B375]*10+590+[.AB$2]*8" office:value-type="float" office:value="898">
            <text:p>898 kg</text:p>
          </table:table-cell>
          <table:table-cell table:style-name="ce19" table:formula="oooc:=[.$B375]*10+590+[.AC$2]*8" office:value-type="float" office:value="906">
            <text:p>906 kg</text:p>
          </table:table-cell>
          <table:table-cell table:style-name="ce19" table:formula="oooc:=[.$B375]*10+590+[.AD$2]*8" office:value-type="float" office:value="914">
            <text:p>914 kg</text:p>
          </table:table-cell>
          <table:table-cell table:style-name="ce19" table:formula="oooc:=[.$B375]*10+590+[.AE$2]*8" office:value-type="float" office:value="922">
            <text:p>922 kg</text:p>
          </table:table-cell>
          <table:table-cell table:style-name="ce19" table:formula="oooc:=[.$B375]*10+590+[.AF$2]*8" office:value-type="float" office:value="930">
            <text:p>9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style-name="ce19" table:formula="oooc:=[.$B376]*10+590+[.C$2]*8" office:value-type="float" office:value="708">
            <text:p>708 kg</text:p>
          </table:table-cell>
          <table:table-cell table:style-name="ce19" table:formula="oooc:=[.$B376]*10+590+[.D$2]*8" office:value-type="float" office:value="716">
            <text:p>716 kg</text:p>
          </table:table-cell>
          <table:table-cell table:style-name="ce19" table:formula="oooc:=[.$B376]*10+590+[.E$2]*8" office:value-type="float" office:value="724">
            <text:p>724 kg</text:p>
          </table:table-cell>
          <table:table-cell table:style-name="ce19" table:formula="oooc:=[.$B376]*10+590+[.F$2]*8" office:value-type="float" office:value="732">
            <text:p>732 kg</text:p>
          </table:table-cell>
          <table:table-cell table:style-name="ce19" table:formula="oooc:=[.$B376]*10+590+[.G$2]*8" office:value-type="float" office:value="740">
            <text:p>740 kg</text:p>
          </table:table-cell>
          <table:table-cell table:style-name="ce19" table:formula="oooc:=[.$B376]*10+590+[.H$2]*8" office:value-type="float" office:value="748">
            <text:p>748 kg</text:p>
          </table:table-cell>
          <table:table-cell table:style-name="ce19" table:formula="oooc:=[.$B376]*10+590+[.I$2]*8" office:value-type="float" office:value="756">
            <text:p>756 kg</text:p>
          </table:table-cell>
          <table:table-cell table:style-name="ce19" table:formula="oooc:=[.$B376]*10+590+[.J$2]*8" office:value-type="float" office:value="764">
            <text:p>764 kg</text:p>
          </table:table-cell>
          <table:table-cell table:style-name="ce19" table:formula="oooc:=[.$B376]*10+590+[.K$2]*8" office:value-type="float" office:value="772">
            <text:p>772 kg</text:p>
          </table:table-cell>
          <table:table-cell table:style-name="ce19" table:formula="oooc:=[.$B376]*10+590+[.L$2]*8" office:value-type="float" office:value="780">
            <text:p>780 kg</text:p>
          </table:table-cell>
          <table:table-cell table:style-name="ce19" table:formula="oooc:=[.$B376]*10+590+[.M$2]*8" office:value-type="float" office:value="788">
            <text:p>788 kg</text:p>
          </table:table-cell>
          <table:table-cell table:style-name="ce19" table:formula="oooc:=[.$B376]*10+590+[.N$2]*8" office:value-type="float" office:value="796">
            <text:p>796 kg</text:p>
          </table:table-cell>
          <table:table-cell table:style-name="ce19" table:formula="oooc:=[.$B376]*10+590+[.O$2]*8" office:value-type="float" office:value="804">
            <text:p>804 kg</text:p>
          </table:table-cell>
          <table:table-cell table:style-name="ce19" table:formula="oooc:=[.$B376]*10+590+[.P$2]*8" office:value-type="float" office:value="812">
            <text:p>812 kg</text:p>
          </table:table-cell>
          <table:table-cell table:style-name="ce19" table:formula="oooc:=[.$B376]*10+590+[.Q$2]*8" office:value-type="float" office:value="820">
            <text:p>820 kg</text:p>
          </table:table-cell>
          <table:table-cell table:style-name="ce19" table:formula="oooc:=[.$B376]*10+590+[.R$2]*8" office:value-type="float" office:value="828">
            <text:p>828 kg</text:p>
          </table:table-cell>
          <table:table-cell table:style-name="ce19" table:formula="oooc:=[.$B376]*10+590+[.S$2]*8" office:value-type="float" office:value="836">
            <text:p>836 kg</text:p>
          </table:table-cell>
          <table:table-cell table:style-name="ce19" table:formula="oooc:=[.$B376]*10+590+[.T$2]*8" office:value-type="float" office:value="844">
            <text:p>844 kg</text:p>
          </table:table-cell>
          <table:table-cell table:style-name="ce19" table:formula="oooc:=[.$B376]*10+590+[.U$2]*8" office:value-type="float" office:value="852">
            <text:p>852 kg</text:p>
          </table:table-cell>
          <table:table-cell table:style-name="ce19" table:formula="oooc:=[.$B376]*10+590+[.V$2]*8" office:value-type="float" office:value="860">
            <text:p>860 kg</text:p>
          </table:table-cell>
          <table:table-cell table:style-name="ce19" table:formula="oooc:=[.$B376]*10+590+[.W$2]*8" office:value-type="float" office:value="868">
            <text:p>868 kg</text:p>
          </table:table-cell>
          <table:table-cell table:style-name="ce19" table:formula="oooc:=[.$B376]*10+590+[.X$2]*8" office:value-type="float" office:value="876">
            <text:p>876 kg</text:p>
          </table:table-cell>
          <table:table-cell table:style-name="ce19" table:formula="oooc:=[.$B376]*10+590+[.Y$2]*8" office:value-type="float" office:value="884">
            <text:p>884 kg</text:p>
          </table:table-cell>
          <table:table-cell table:style-name="ce19" table:formula="oooc:=[.$B376]*10+590+[.Z$2]*8" office:value-type="float" office:value="892">
            <text:p>892 kg</text:p>
          </table:table-cell>
          <table:table-cell table:style-name="ce19" table:formula="oooc:=[.$B376]*10+590+[.AA$2]*8" office:value-type="float" office:value="900">
            <text:p>900 kg</text:p>
          </table:table-cell>
          <table:table-cell table:style-name="ce19" table:formula="oooc:=[.$B376]*10+590+[.AB$2]*8" office:value-type="float" office:value="908">
            <text:p>908 kg</text:p>
          </table:table-cell>
          <table:table-cell table:style-name="ce19" table:formula="oooc:=[.$B376]*10+590+[.AC$2]*8" office:value-type="float" office:value="916">
            <text:p>916 kg</text:p>
          </table:table-cell>
          <table:table-cell table:style-name="ce19" table:formula="oooc:=[.$B376]*10+590+[.AD$2]*8" office:value-type="float" office:value="924">
            <text:p>924 kg</text:p>
          </table:table-cell>
          <table:table-cell table:style-name="ce19" table:formula="oooc:=[.$B376]*10+590+[.AE$2]*8" office:value-type="float" office:value="932">
            <text:p>932 kg</text:p>
          </table:table-cell>
          <table:table-cell table:style-name="ce19" table:formula="oooc:=[.$B376]*10+590+[.AF$2]*8" office:value-type="float" office:value="940">
            <text:p>9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style-name="ce19" table:formula="oooc:=[.$B377]*10+590+[.C$2]*8" office:value-type="float" office:value="718">
            <text:p>718 kg</text:p>
          </table:table-cell>
          <table:table-cell table:style-name="ce19" table:formula="oooc:=[.$B377]*10+590+[.D$2]*8" office:value-type="float" office:value="726">
            <text:p>726 kg</text:p>
          </table:table-cell>
          <table:table-cell table:style-name="ce19" table:formula="oooc:=[.$B377]*10+590+[.E$2]*8" office:value-type="float" office:value="734">
            <text:p>734 kg</text:p>
          </table:table-cell>
          <table:table-cell table:style-name="ce19" table:formula="oooc:=[.$B377]*10+590+[.F$2]*8" office:value-type="float" office:value="742">
            <text:p>742 kg</text:p>
          </table:table-cell>
          <table:table-cell table:style-name="ce19" table:formula="oooc:=[.$B377]*10+590+[.G$2]*8" office:value-type="float" office:value="750">
            <text:p>750 kg</text:p>
          </table:table-cell>
          <table:table-cell table:style-name="ce19" table:formula="oooc:=[.$B377]*10+590+[.H$2]*8" office:value-type="float" office:value="758">
            <text:p>758 kg</text:p>
          </table:table-cell>
          <table:table-cell table:style-name="ce19" table:formula="oooc:=[.$B377]*10+590+[.I$2]*8" office:value-type="float" office:value="766">
            <text:p>766 kg</text:p>
          </table:table-cell>
          <table:table-cell table:style-name="ce19" table:formula="oooc:=[.$B377]*10+590+[.J$2]*8" office:value-type="float" office:value="774">
            <text:p>774 kg</text:p>
          </table:table-cell>
          <table:table-cell table:style-name="ce19" table:formula="oooc:=[.$B377]*10+590+[.K$2]*8" office:value-type="float" office:value="782">
            <text:p>782 kg</text:p>
          </table:table-cell>
          <table:table-cell table:style-name="ce19" table:formula="oooc:=[.$B377]*10+590+[.L$2]*8" office:value-type="float" office:value="790">
            <text:p>790 kg</text:p>
          </table:table-cell>
          <table:table-cell table:style-name="ce19" table:formula="oooc:=[.$B377]*10+590+[.M$2]*8" office:value-type="float" office:value="798">
            <text:p>798 kg</text:p>
          </table:table-cell>
          <table:table-cell table:style-name="ce19" table:formula="oooc:=[.$B377]*10+590+[.N$2]*8" office:value-type="float" office:value="806">
            <text:p>806 kg</text:p>
          </table:table-cell>
          <table:table-cell table:style-name="ce19" table:formula="oooc:=[.$B377]*10+590+[.O$2]*8" office:value-type="float" office:value="814">
            <text:p>814 kg</text:p>
          </table:table-cell>
          <table:table-cell table:style-name="ce19" table:formula="oooc:=[.$B377]*10+590+[.P$2]*8" office:value-type="float" office:value="822">
            <text:p>822 kg</text:p>
          </table:table-cell>
          <table:table-cell table:style-name="ce19" table:formula="oooc:=[.$B377]*10+590+[.Q$2]*8" office:value-type="float" office:value="830">
            <text:p>830 kg</text:p>
          </table:table-cell>
          <table:table-cell table:style-name="ce19" table:formula="oooc:=[.$B377]*10+590+[.R$2]*8" office:value-type="float" office:value="838">
            <text:p>838 kg</text:p>
          </table:table-cell>
          <table:table-cell table:style-name="ce19" table:formula="oooc:=[.$B377]*10+590+[.S$2]*8" office:value-type="float" office:value="846">
            <text:p>846 kg</text:p>
          </table:table-cell>
          <table:table-cell table:style-name="ce19" table:formula="oooc:=[.$B377]*10+590+[.T$2]*8" office:value-type="float" office:value="854">
            <text:p>854 kg</text:p>
          </table:table-cell>
          <table:table-cell table:style-name="ce19" table:formula="oooc:=[.$B377]*10+590+[.U$2]*8" office:value-type="float" office:value="862">
            <text:p>862 kg</text:p>
          </table:table-cell>
          <table:table-cell table:style-name="ce19" table:formula="oooc:=[.$B377]*10+590+[.V$2]*8" office:value-type="float" office:value="870">
            <text:p>870 kg</text:p>
          </table:table-cell>
          <table:table-cell table:style-name="ce19" table:formula="oooc:=[.$B377]*10+590+[.W$2]*8" office:value-type="float" office:value="878">
            <text:p>878 kg</text:p>
          </table:table-cell>
          <table:table-cell table:style-name="ce19" table:formula="oooc:=[.$B377]*10+590+[.X$2]*8" office:value-type="float" office:value="886">
            <text:p>886 kg</text:p>
          </table:table-cell>
          <table:table-cell table:style-name="ce19" table:formula="oooc:=[.$B377]*10+590+[.Y$2]*8" office:value-type="float" office:value="894">
            <text:p>894 kg</text:p>
          </table:table-cell>
          <table:table-cell table:style-name="ce19" table:formula="oooc:=[.$B377]*10+590+[.Z$2]*8" office:value-type="float" office:value="902">
            <text:p>902 kg</text:p>
          </table:table-cell>
          <table:table-cell table:style-name="ce19" table:formula="oooc:=[.$B377]*10+590+[.AA$2]*8" office:value-type="float" office:value="910">
            <text:p>910 kg</text:p>
          </table:table-cell>
          <table:table-cell table:style-name="ce19" table:formula="oooc:=[.$B377]*10+590+[.AB$2]*8" office:value-type="float" office:value="918">
            <text:p>918 kg</text:p>
          </table:table-cell>
          <table:table-cell table:style-name="ce19" table:formula="oooc:=[.$B377]*10+590+[.AC$2]*8" office:value-type="float" office:value="926">
            <text:p>926 kg</text:p>
          </table:table-cell>
          <table:table-cell table:style-name="ce19" table:formula="oooc:=[.$B377]*10+590+[.AD$2]*8" office:value-type="float" office:value="934">
            <text:p>934 kg</text:p>
          </table:table-cell>
          <table:table-cell table:style-name="ce19" table:formula="oooc:=[.$B377]*10+590+[.AE$2]*8" office:value-type="float" office:value="942">
            <text:p>942 kg</text:p>
          </table:table-cell>
          <table:table-cell table:style-name="ce19" table:formula="oooc:=[.$B377]*10+590+[.AF$2]*8" office:value-type="float" office:value="950">
            <text:p>9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style-name="ce19" table:formula="oooc:=[.$B378]*10+590+[.C$2]*8" office:value-type="float" office:value="728">
            <text:p>728 kg</text:p>
          </table:table-cell>
          <table:table-cell table:style-name="ce19" table:formula="oooc:=[.$B378]*10+590+[.D$2]*8" office:value-type="float" office:value="736">
            <text:p>736 kg</text:p>
          </table:table-cell>
          <table:table-cell table:style-name="ce19" table:formula="oooc:=[.$B378]*10+590+[.E$2]*8" office:value-type="float" office:value="744">
            <text:p>744 kg</text:p>
          </table:table-cell>
          <table:table-cell table:style-name="ce19" table:formula="oooc:=[.$B378]*10+590+[.F$2]*8" office:value-type="float" office:value="752">
            <text:p>752 kg</text:p>
          </table:table-cell>
          <table:table-cell table:style-name="ce19" table:formula="oooc:=[.$B378]*10+590+[.G$2]*8" office:value-type="float" office:value="760">
            <text:p>760 kg</text:p>
          </table:table-cell>
          <table:table-cell table:style-name="ce19" table:formula="oooc:=[.$B378]*10+590+[.H$2]*8" office:value-type="float" office:value="768">
            <text:p>768 kg</text:p>
          </table:table-cell>
          <table:table-cell table:style-name="ce19" table:formula="oooc:=[.$B378]*10+590+[.I$2]*8" office:value-type="float" office:value="776">
            <text:p>776 kg</text:p>
          </table:table-cell>
          <table:table-cell table:style-name="ce19" table:formula="oooc:=[.$B378]*10+590+[.J$2]*8" office:value-type="float" office:value="784">
            <text:p>784 kg</text:p>
          </table:table-cell>
          <table:table-cell table:style-name="ce19" table:formula="oooc:=[.$B378]*10+590+[.K$2]*8" office:value-type="float" office:value="792">
            <text:p>792 kg</text:p>
          </table:table-cell>
          <table:table-cell table:style-name="ce19" table:formula="oooc:=[.$B378]*10+590+[.L$2]*8" office:value-type="float" office:value="800">
            <text:p>800 kg</text:p>
          </table:table-cell>
          <table:table-cell table:style-name="ce19" table:formula="oooc:=[.$B378]*10+590+[.M$2]*8" office:value-type="float" office:value="808">
            <text:p>808 kg</text:p>
          </table:table-cell>
          <table:table-cell table:style-name="ce19" table:formula="oooc:=[.$B378]*10+590+[.N$2]*8" office:value-type="float" office:value="816">
            <text:p>816 kg</text:p>
          </table:table-cell>
          <table:table-cell table:style-name="ce19" table:formula="oooc:=[.$B378]*10+590+[.O$2]*8" office:value-type="float" office:value="824">
            <text:p>824 kg</text:p>
          </table:table-cell>
          <table:table-cell table:style-name="ce19" table:formula="oooc:=[.$B378]*10+590+[.P$2]*8" office:value-type="float" office:value="832">
            <text:p>832 kg</text:p>
          </table:table-cell>
          <table:table-cell table:style-name="ce19" table:formula="oooc:=[.$B378]*10+590+[.Q$2]*8" office:value-type="float" office:value="840">
            <text:p>840 kg</text:p>
          </table:table-cell>
          <table:table-cell table:style-name="ce19" table:formula="oooc:=[.$B378]*10+590+[.R$2]*8" office:value-type="float" office:value="848">
            <text:p>848 kg</text:p>
          </table:table-cell>
          <table:table-cell table:style-name="ce19" table:formula="oooc:=[.$B378]*10+590+[.S$2]*8" office:value-type="float" office:value="856">
            <text:p>856 kg</text:p>
          </table:table-cell>
          <table:table-cell table:style-name="ce19" table:formula="oooc:=[.$B378]*10+590+[.T$2]*8" office:value-type="float" office:value="864">
            <text:p>864 kg</text:p>
          </table:table-cell>
          <table:table-cell table:style-name="ce19" table:formula="oooc:=[.$B378]*10+590+[.U$2]*8" office:value-type="float" office:value="872">
            <text:p>872 kg</text:p>
          </table:table-cell>
          <table:table-cell table:style-name="ce19" table:formula="oooc:=[.$B378]*10+590+[.V$2]*8" office:value-type="float" office:value="880">
            <text:p>880 kg</text:p>
          </table:table-cell>
          <table:table-cell table:style-name="ce19" table:formula="oooc:=[.$B378]*10+590+[.W$2]*8" office:value-type="float" office:value="888">
            <text:p>888 kg</text:p>
          </table:table-cell>
          <table:table-cell table:style-name="ce19" table:formula="oooc:=[.$B378]*10+590+[.X$2]*8" office:value-type="float" office:value="896">
            <text:p>896 kg</text:p>
          </table:table-cell>
          <table:table-cell table:style-name="ce19" table:formula="oooc:=[.$B378]*10+590+[.Y$2]*8" office:value-type="float" office:value="904">
            <text:p>904 kg</text:p>
          </table:table-cell>
          <table:table-cell table:style-name="ce19" table:formula="oooc:=[.$B378]*10+590+[.Z$2]*8" office:value-type="float" office:value="912">
            <text:p>912 kg</text:p>
          </table:table-cell>
          <table:table-cell table:style-name="ce19" table:formula="oooc:=[.$B378]*10+590+[.AA$2]*8" office:value-type="float" office:value="920">
            <text:p>920 kg</text:p>
          </table:table-cell>
          <table:table-cell table:style-name="ce19" table:formula="oooc:=[.$B378]*10+590+[.AB$2]*8" office:value-type="float" office:value="928">
            <text:p>928 kg</text:p>
          </table:table-cell>
          <table:table-cell table:style-name="ce19" table:formula="oooc:=[.$B378]*10+590+[.AC$2]*8" office:value-type="float" office:value="936">
            <text:p>936 kg</text:p>
          </table:table-cell>
          <table:table-cell table:style-name="ce19" table:formula="oooc:=[.$B378]*10+590+[.AD$2]*8" office:value-type="float" office:value="944">
            <text:p>944 kg</text:p>
          </table:table-cell>
          <table:table-cell table:style-name="ce19" table:formula="oooc:=[.$B378]*10+590+[.AE$2]*8" office:value-type="float" office:value="952">
            <text:p>952 kg</text:p>
          </table:table-cell>
          <table:table-cell table:style-name="ce19" table:formula="oooc:=[.$B378]*10+590+[.AF$2]*8" office:value-type="float" office:value="960">
            <text:p>9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style-name="ce19" table:formula="oooc:=[.$B379]*10+590+[.C$2]*8" office:value-type="float" office:value="738">
            <text:p>738 kg</text:p>
          </table:table-cell>
          <table:table-cell table:style-name="ce19" table:formula="oooc:=[.$B379]*10+590+[.D$2]*8" office:value-type="float" office:value="746">
            <text:p>746 kg</text:p>
          </table:table-cell>
          <table:table-cell table:style-name="ce19" table:formula="oooc:=[.$B379]*10+590+[.E$2]*8" office:value-type="float" office:value="754">
            <text:p>754 kg</text:p>
          </table:table-cell>
          <table:table-cell table:style-name="ce19" table:formula="oooc:=[.$B379]*10+590+[.F$2]*8" office:value-type="float" office:value="762">
            <text:p>762 kg</text:p>
          </table:table-cell>
          <table:table-cell table:style-name="ce19" table:formula="oooc:=[.$B379]*10+590+[.G$2]*8" office:value-type="float" office:value="770">
            <text:p>770 kg</text:p>
          </table:table-cell>
          <table:table-cell table:style-name="ce19" table:formula="oooc:=[.$B379]*10+590+[.H$2]*8" office:value-type="float" office:value="778">
            <text:p>778 kg</text:p>
          </table:table-cell>
          <table:table-cell table:style-name="ce19" table:formula="oooc:=[.$B379]*10+590+[.I$2]*8" office:value-type="float" office:value="786">
            <text:p>786 kg</text:p>
          </table:table-cell>
          <table:table-cell table:style-name="ce19" table:formula="oooc:=[.$B379]*10+590+[.J$2]*8" office:value-type="float" office:value="794">
            <text:p>794 kg</text:p>
          </table:table-cell>
          <table:table-cell table:style-name="ce19" table:formula="oooc:=[.$B379]*10+590+[.K$2]*8" office:value-type="float" office:value="802">
            <text:p>802 kg</text:p>
          </table:table-cell>
          <table:table-cell table:style-name="ce19" table:formula="oooc:=[.$B379]*10+590+[.L$2]*8" office:value-type="float" office:value="810">
            <text:p>810 kg</text:p>
          </table:table-cell>
          <table:table-cell table:style-name="ce19" table:formula="oooc:=[.$B379]*10+590+[.M$2]*8" office:value-type="float" office:value="818">
            <text:p>818 kg</text:p>
          </table:table-cell>
          <table:table-cell table:style-name="ce19" table:formula="oooc:=[.$B379]*10+590+[.N$2]*8" office:value-type="float" office:value="826">
            <text:p>826 kg</text:p>
          </table:table-cell>
          <table:table-cell table:style-name="ce19" table:formula="oooc:=[.$B379]*10+590+[.O$2]*8" office:value-type="float" office:value="834">
            <text:p>834 kg</text:p>
          </table:table-cell>
          <table:table-cell table:style-name="ce19" table:formula="oooc:=[.$B379]*10+590+[.P$2]*8" office:value-type="float" office:value="842">
            <text:p>842 kg</text:p>
          </table:table-cell>
          <table:table-cell table:style-name="ce19" table:formula="oooc:=[.$B379]*10+590+[.Q$2]*8" office:value-type="float" office:value="850">
            <text:p>850 kg</text:p>
          </table:table-cell>
          <table:table-cell table:style-name="ce19" table:formula="oooc:=[.$B379]*10+590+[.R$2]*8" office:value-type="float" office:value="858">
            <text:p>858 kg</text:p>
          </table:table-cell>
          <table:table-cell table:style-name="ce19" table:formula="oooc:=[.$B379]*10+590+[.S$2]*8" office:value-type="float" office:value="866">
            <text:p>866 kg</text:p>
          </table:table-cell>
          <table:table-cell table:style-name="ce19" table:formula="oooc:=[.$B379]*10+590+[.T$2]*8" office:value-type="float" office:value="874">
            <text:p>874 kg</text:p>
          </table:table-cell>
          <table:table-cell table:style-name="ce19" table:formula="oooc:=[.$B379]*10+590+[.U$2]*8" office:value-type="float" office:value="882">
            <text:p>882 kg</text:p>
          </table:table-cell>
          <table:table-cell table:style-name="ce19" table:formula="oooc:=[.$B379]*10+590+[.V$2]*8" office:value-type="float" office:value="890">
            <text:p>890 kg</text:p>
          </table:table-cell>
          <table:table-cell table:style-name="ce19" table:formula="oooc:=[.$B379]*10+590+[.W$2]*8" office:value-type="float" office:value="898">
            <text:p>898 kg</text:p>
          </table:table-cell>
          <table:table-cell table:style-name="ce19" table:formula="oooc:=[.$B379]*10+590+[.X$2]*8" office:value-type="float" office:value="906">
            <text:p>906 kg</text:p>
          </table:table-cell>
          <table:table-cell table:style-name="ce19" table:formula="oooc:=[.$B379]*10+590+[.Y$2]*8" office:value-type="float" office:value="914">
            <text:p>914 kg</text:p>
          </table:table-cell>
          <table:table-cell table:style-name="ce19" table:formula="oooc:=[.$B379]*10+590+[.Z$2]*8" office:value-type="float" office:value="922">
            <text:p>922 kg</text:p>
          </table:table-cell>
          <table:table-cell table:style-name="ce19" table:formula="oooc:=[.$B379]*10+590+[.AA$2]*8" office:value-type="float" office:value="930">
            <text:p>930 kg</text:p>
          </table:table-cell>
          <table:table-cell table:style-name="ce19" table:formula="oooc:=[.$B379]*10+590+[.AB$2]*8" office:value-type="float" office:value="938">
            <text:p>938 kg</text:p>
          </table:table-cell>
          <table:table-cell table:style-name="ce19" table:formula="oooc:=[.$B379]*10+590+[.AC$2]*8" office:value-type="float" office:value="946">
            <text:p>946 kg</text:p>
          </table:table-cell>
          <table:table-cell table:style-name="ce19" table:formula="oooc:=[.$B379]*10+590+[.AD$2]*8" office:value-type="float" office:value="954">
            <text:p>954 kg</text:p>
          </table:table-cell>
          <table:table-cell table:style-name="ce19" table:formula="oooc:=[.$B379]*10+590+[.AE$2]*8" office:value-type="float" office:value="962">
            <text:p>962 kg</text:p>
          </table:table-cell>
          <table:table-cell table:style-name="ce19" table:formula="oooc:=[.$B379]*10+590+[.AF$2]*8" office:value-type="float" office:value="970">
            <text:p>9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style-name="ce19" table:formula="oooc:=[.$B380]*10+590+[.C$2]*8" office:value-type="float" office:value="748">
            <text:p>748 kg</text:p>
          </table:table-cell>
          <table:table-cell table:style-name="ce19" table:formula="oooc:=[.$B380]*10+590+[.D$2]*8" office:value-type="float" office:value="756">
            <text:p>756 kg</text:p>
          </table:table-cell>
          <table:table-cell table:style-name="ce19" table:formula="oooc:=[.$B380]*10+590+[.E$2]*8" office:value-type="float" office:value="764">
            <text:p>764 kg</text:p>
          </table:table-cell>
          <table:table-cell table:style-name="ce19" table:formula="oooc:=[.$B380]*10+590+[.F$2]*8" office:value-type="float" office:value="772">
            <text:p>772 kg</text:p>
          </table:table-cell>
          <table:table-cell table:style-name="ce19" table:formula="oooc:=[.$B380]*10+590+[.G$2]*8" office:value-type="float" office:value="780">
            <text:p>780 kg</text:p>
          </table:table-cell>
          <table:table-cell table:style-name="ce19" table:formula="oooc:=[.$B380]*10+590+[.H$2]*8" office:value-type="float" office:value="788">
            <text:p>788 kg</text:p>
          </table:table-cell>
          <table:table-cell table:style-name="ce19" table:formula="oooc:=[.$B380]*10+590+[.I$2]*8" office:value-type="float" office:value="796">
            <text:p>796 kg</text:p>
          </table:table-cell>
          <table:table-cell table:style-name="ce19" table:formula="oooc:=[.$B380]*10+590+[.J$2]*8" office:value-type="float" office:value="804">
            <text:p>804 kg</text:p>
          </table:table-cell>
          <table:table-cell table:style-name="ce19" table:formula="oooc:=[.$B380]*10+590+[.K$2]*8" office:value-type="float" office:value="812">
            <text:p>812 kg</text:p>
          </table:table-cell>
          <table:table-cell table:style-name="ce19" table:formula="oooc:=[.$B380]*10+590+[.L$2]*8" office:value-type="float" office:value="820">
            <text:p>820 kg</text:p>
          </table:table-cell>
          <table:table-cell table:style-name="ce19" table:formula="oooc:=[.$B380]*10+590+[.M$2]*8" office:value-type="float" office:value="828">
            <text:p>828 kg</text:p>
          </table:table-cell>
          <table:table-cell table:style-name="ce19" table:formula="oooc:=[.$B380]*10+590+[.N$2]*8" office:value-type="float" office:value="836">
            <text:p>836 kg</text:p>
          </table:table-cell>
          <table:table-cell table:style-name="ce19" table:formula="oooc:=[.$B380]*10+590+[.O$2]*8" office:value-type="float" office:value="844">
            <text:p>844 kg</text:p>
          </table:table-cell>
          <table:table-cell table:style-name="ce19" table:formula="oooc:=[.$B380]*10+590+[.P$2]*8" office:value-type="float" office:value="852">
            <text:p>852 kg</text:p>
          </table:table-cell>
          <table:table-cell table:style-name="ce19" table:formula="oooc:=[.$B380]*10+590+[.Q$2]*8" office:value-type="float" office:value="860">
            <text:p>860 kg</text:p>
          </table:table-cell>
          <table:table-cell table:style-name="ce19" table:formula="oooc:=[.$B380]*10+590+[.R$2]*8" office:value-type="float" office:value="868">
            <text:p>868 kg</text:p>
          </table:table-cell>
          <table:table-cell table:style-name="ce19" table:formula="oooc:=[.$B380]*10+590+[.S$2]*8" office:value-type="float" office:value="876">
            <text:p>876 kg</text:p>
          </table:table-cell>
          <table:table-cell table:style-name="ce19" table:formula="oooc:=[.$B380]*10+590+[.T$2]*8" office:value-type="float" office:value="884">
            <text:p>884 kg</text:p>
          </table:table-cell>
          <table:table-cell table:style-name="ce19" table:formula="oooc:=[.$B380]*10+590+[.U$2]*8" office:value-type="float" office:value="892">
            <text:p>892 kg</text:p>
          </table:table-cell>
          <table:table-cell table:style-name="ce19" table:formula="oooc:=[.$B380]*10+590+[.V$2]*8" office:value-type="float" office:value="900">
            <text:p>900 kg</text:p>
          </table:table-cell>
          <table:table-cell table:style-name="ce19" table:formula="oooc:=[.$B380]*10+590+[.W$2]*8" office:value-type="float" office:value="908">
            <text:p>908 kg</text:p>
          </table:table-cell>
          <table:table-cell table:style-name="ce19" table:formula="oooc:=[.$B380]*10+590+[.X$2]*8" office:value-type="float" office:value="916">
            <text:p>916 kg</text:p>
          </table:table-cell>
          <table:table-cell table:style-name="ce19" table:formula="oooc:=[.$B380]*10+590+[.Y$2]*8" office:value-type="float" office:value="924">
            <text:p>924 kg</text:p>
          </table:table-cell>
          <table:table-cell table:style-name="ce19" table:formula="oooc:=[.$B380]*10+590+[.Z$2]*8" office:value-type="float" office:value="932">
            <text:p>932 kg</text:p>
          </table:table-cell>
          <table:table-cell table:style-name="ce19" table:formula="oooc:=[.$B380]*10+590+[.AA$2]*8" office:value-type="float" office:value="940">
            <text:p>940 kg</text:p>
          </table:table-cell>
          <table:table-cell table:style-name="ce19" table:formula="oooc:=[.$B380]*10+590+[.AB$2]*8" office:value-type="float" office:value="948">
            <text:p>948 kg</text:p>
          </table:table-cell>
          <table:table-cell table:style-name="ce19" table:formula="oooc:=[.$B380]*10+590+[.AC$2]*8" office:value-type="float" office:value="956">
            <text:p>956 kg</text:p>
          </table:table-cell>
          <table:table-cell table:style-name="ce19" table:formula="oooc:=[.$B380]*10+590+[.AD$2]*8" office:value-type="float" office:value="964">
            <text:p>964 kg</text:p>
          </table:table-cell>
          <table:table-cell table:style-name="ce19" table:formula="oooc:=[.$B380]*10+590+[.AE$2]*8" office:value-type="float" office:value="972">
            <text:p>972 kg</text:p>
          </table:table-cell>
          <table:table-cell table:style-name="ce19" table:formula="oooc:=[.$B380]*10+590+[.AF$2]*8" office:value-type="float" office:value="980">
            <text:p>9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style-name="ce19" table:formula="oooc:=[.$B381]*10+590+[.C$2]*8" office:value-type="float" office:value="758">
            <text:p>758 kg</text:p>
          </table:table-cell>
          <table:table-cell table:style-name="ce19" table:formula="oooc:=[.$B381]*10+590+[.D$2]*8" office:value-type="float" office:value="766">
            <text:p>766 kg</text:p>
          </table:table-cell>
          <table:table-cell table:style-name="ce19" table:formula="oooc:=[.$B381]*10+590+[.E$2]*8" office:value-type="float" office:value="774">
            <text:p>774 kg</text:p>
          </table:table-cell>
          <table:table-cell table:style-name="ce19" table:formula="oooc:=[.$B381]*10+590+[.F$2]*8" office:value-type="float" office:value="782">
            <text:p>782 kg</text:p>
          </table:table-cell>
          <table:table-cell table:style-name="ce19" table:formula="oooc:=[.$B381]*10+590+[.G$2]*8" office:value-type="float" office:value="790">
            <text:p>790 kg</text:p>
          </table:table-cell>
          <table:table-cell table:style-name="ce19" table:formula="oooc:=[.$B381]*10+590+[.H$2]*8" office:value-type="float" office:value="798">
            <text:p>798 kg</text:p>
          </table:table-cell>
          <table:table-cell table:style-name="ce19" table:formula="oooc:=[.$B381]*10+590+[.I$2]*8" office:value-type="float" office:value="806">
            <text:p>806 kg</text:p>
          </table:table-cell>
          <table:table-cell table:style-name="ce19" table:formula="oooc:=[.$B381]*10+590+[.J$2]*8" office:value-type="float" office:value="814">
            <text:p>814 kg</text:p>
          </table:table-cell>
          <table:table-cell table:style-name="ce19" table:formula="oooc:=[.$B381]*10+590+[.K$2]*8" office:value-type="float" office:value="822">
            <text:p>822 kg</text:p>
          </table:table-cell>
          <table:table-cell table:style-name="ce19" table:formula="oooc:=[.$B381]*10+590+[.L$2]*8" office:value-type="float" office:value="830">
            <text:p>830 kg</text:p>
          </table:table-cell>
          <table:table-cell table:style-name="ce19" table:formula="oooc:=[.$B381]*10+590+[.M$2]*8" office:value-type="float" office:value="838">
            <text:p>838 kg</text:p>
          </table:table-cell>
          <table:table-cell table:style-name="ce19" table:formula="oooc:=[.$B381]*10+590+[.N$2]*8" office:value-type="float" office:value="846">
            <text:p>846 kg</text:p>
          </table:table-cell>
          <table:table-cell table:style-name="ce19" table:formula="oooc:=[.$B381]*10+590+[.O$2]*8" office:value-type="float" office:value="854">
            <text:p>854 kg</text:p>
          </table:table-cell>
          <table:table-cell table:style-name="ce19" table:formula="oooc:=[.$B381]*10+590+[.P$2]*8" office:value-type="float" office:value="862">
            <text:p>862 kg</text:p>
          </table:table-cell>
          <table:table-cell table:style-name="ce19" table:formula="oooc:=[.$B381]*10+590+[.Q$2]*8" office:value-type="float" office:value="870">
            <text:p>870 kg</text:p>
          </table:table-cell>
          <table:table-cell table:style-name="ce19" table:formula="oooc:=[.$B381]*10+590+[.R$2]*8" office:value-type="float" office:value="878">
            <text:p>878 kg</text:p>
          </table:table-cell>
          <table:table-cell table:style-name="ce19" table:formula="oooc:=[.$B381]*10+590+[.S$2]*8" office:value-type="float" office:value="886">
            <text:p>886 kg</text:p>
          </table:table-cell>
          <table:table-cell table:style-name="ce19" table:formula="oooc:=[.$B381]*10+590+[.T$2]*8" office:value-type="float" office:value="894">
            <text:p>894 kg</text:p>
          </table:table-cell>
          <table:table-cell table:style-name="ce19" table:formula="oooc:=[.$B381]*10+590+[.U$2]*8" office:value-type="float" office:value="902">
            <text:p>902 kg</text:p>
          </table:table-cell>
          <table:table-cell table:style-name="ce19" table:formula="oooc:=[.$B381]*10+590+[.V$2]*8" office:value-type="float" office:value="910">
            <text:p>910 kg</text:p>
          </table:table-cell>
          <table:table-cell table:style-name="ce19" table:formula="oooc:=[.$B381]*10+590+[.W$2]*8" office:value-type="float" office:value="918">
            <text:p>918 kg</text:p>
          </table:table-cell>
          <table:table-cell table:style-name="ce19" table:formula="oooc:=[.$B381]*10+590+[.X$2]*8" office:value-type="float" office:value="926">
            <text:p>926 kg</text:p>
          </table:table-cell>
          <table:table-cell table:style-name="ce19" table:formula="oooc:=[.$B381]*10+590+[.Y$2]*8" office:value-type="float" office:value="934">
            <text:p>934 kg</text:p>
          </table:table-cell>
          <table:table-cell table:style-name="ce19" table:formula="oooc:=[.$B381]*10+590+[.Z$2]*8" office:value-type="float" office:value="942">
            <text:p>942 kg</text:p>
          </table:table-cell>
          <table:table-cell table:style-name="ce19" table:formula="oooc:=[.$B381]*10+590+[.AA$2]*8" office:value-type="float" office:value="950">
            <text:p>950 kg</text:p>
          </table:table-cell>
          <table:table-cell table:style-name="ce19" table:formula="oooc:=[.$B381]*10+590+[.AB$2]*8" office:value-type="float" office:value="958">
            <text:p>958 kg</text:p>
          </table:table-cell>
          <table:table-cell table:style-name="ce19" table:formula="oooc:=[.$B381]*10+590+[.AC$2]*8" office:value-type="float" office:value="966">
            <text:p>966 kg</text:p>
          </table:table-cell>
          <table:table-cell table:style-name="ce19" table:formula="oooc:=[.$B381]*10+590+[.AD$2]*8" office:value-type="float" office:value="974">
            <text:p>974 kg</text:p>
          </table:table-cell>
          <table:table-cell table:style-name="ce19" table:formula="oooc:=[.$B381]*10+590+[.AE$2]*8" office:value-type="float" office:value="982">
            <text:p>982 kg</text:p>
          </table:table-cell>
          <table:table-cell table:style-name="ce19" table:formula="oooc:=[.$B381]*10+590+[.AF$2]*8" office:value-type="float" office:value="990">
            <text:p>9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style-name="ce19" table:formula="oooc:=[.$B382]*10+590+[.C$2]*8" office:value-type="float" office:value="768">
            <text:p>768 kg</text:p>
          </table:table-cell>
          <table:table-cell table:style-name="ce19" table:formula="oooc:=[.$B382]*10+590+[.D$2]*8" office:value-type="float" office:value="776">
            <text:p>776 kg</text:p>
          </table:table-cell>
          <table:table-cell table:style-name="ce19" table:formula="oooc:=[.$B382]*10+590+[.E$2]*8" office:value-type="float" office:value="784">
            <text:p>784 kg</text:p>
          </table:table-cell>
          <table:table-cell table:style-name="ce19" table:formula="oooc:=[.$B382]*10+590+[.F$2]*8" office:value-type="float" office:value="792">
            <text:p>792 kg</text:p>
          </table:table-cell>
          <table:table-cell table:style-name="ce19" table:formula="oooc:=[.$B382]*10+590+[.G$2]*8" office:value-type="float" office:value="800">
            <text:p>800 kg</text:p>
          </table:table-cell>
          <table:table-cell table:style-name="ce19" table:formula="oooc:=[.$B382]*10+590+[.H$2]*8" office:value-type="float" office:value="808">
            <text:p>808 kg</text:p>
          </table:table-cell>
          <table:table-cell table:style-name="ce19" table:formula="oooc:=[.$B382]*10+590+[.I$2]*8" office:value-type="float" office:value="816">
            <text:p>816 kg</text:p>
          </table:table-cell>
          <table:table-cell table:style-name="ce19" table:formula="oooc:=[.$B382]*10+590+[.J$2]*8" office:value-type="float" office:value="824">
            <text:p>824 kg</text:p>
          </table:table-cell>
          <table:table-cell table:style-name="ce19" table:formula="oooc:=[.$B382]*10+590+[.K$2]*8" office:value-type="float" office:value="832">
            <text:p>832 kg</text:p>
          </table:table-cell>
          <table:table-cell table:style-name="ce19" table:formula="oooc:=[.$B382]*10+590+[.L$2]*8" office:value-type="float" office:value="840">
            <text:p>840 kg</text:p>
          </table:table-cell>
          <table:table-cell table:style-name="ce19" table:formula="oooc:=[.$B382]*10+590+[.M$2]*8" office:value-type="float" office:value="848">
            <text:p>848 kg</text:p>
          </table:table-cell>
          <table:table-cell table:style-name="ce19" table:formula="oooc:=[.$B382]*10+590+[.N$2]*8" office:value-type="float" office:value="856">
            <text:p>856 kg</text:p>
          </table:table-cell>
          <table:table-cell table:style-name="ce19" table:formula="oooc:=[.$B382]*10+590+[.O$2]*8" office:value-type="float" office:value="864">
            <text:p>864 kg</text:p>
          </table:table-cell>
          <table:table-cell table:style-name="ce19" table:formula="oooc:=[.$B382]*10+590+[.P$2]*8" office:value-type="float" office:value="872">
            <text:p>872 kg</text:p>
          </table:table-cell>
          <table:table-cell table:style-name="ce19" table:formula="oooc:=[.$B382]*10+590+[.Q$2]*8" office:value-type="float" office:value="880">
            <text:p>880 kg</text:p>
          </table:table-cell>
          <table:table-cell table:style-name="ce19" table:formula="oooc:=[.$B382]*10+590+[.R$2]*8" office:value-type="float" office:value="888">
            <text:p>888 kg</text:p>
          </table:table-cell>
          <table:table-cell table:style-name="ce19" table:formula="oooc:=[.$B382]*10+590+[.S$2]*8" office:value-type="float" office:value="896">
            <text:p>896 kg</text:p>
          </table:table-cell>
          <table:table-cell table:style-name="ce19" table:formula="oooc:=[.$B382]*10+590+[.T$2]*8" office:value-type="float" office:value="904">
            <text:p>904 kg</text:p>
          </table:table-cell>
          <table:table-cell table:style-name="ce19" table:formula="oooc:=[.$B382]*10+590+[.U$2]*8" office:value-type="float" office:value="912">
            <text:p>912 kg</text:p>
          </table:table-cell>
          <table:table-cell table:style-name="ce19" table:formula="oooc:=[.$B382]*10+590+[.V$2]*8" office:value-type="float" office:value="920">
            <text:p>920 kg</text:p>
          </table:table-cell>
          <table:table-cell table:style-name="ce19" table:formula="oooc:=[.$B382]*10+590+[.W$2]*8" office:value-type="float" office:value="928">
            <text:p>928 kg</text:p>
          </table:table-cell>
          <table:table-cell table:style-name="ce19" table:formula="oooc:=[.$B382]*10+590+[.X$2]*8" office:value-type="float" office:value="936">
            <text:p>936 kg</text:p>
          </table:table-cell>
          <table:table-cell table:style-name="ce19" table:formula="oooc:=[.$B382]*10+590+[.Y$2]*8" office:value-type="float" office:value="944">
            <text:p>944 kg</text:p>
          </table:table-cell>
          <table:table-cell table:style-name="ce19" table:formula="oooc:=[.$B382]*10+590+[.Z$2]*8" office:value-type="float" office:value="952">
            <text:p>952 kg</text:p>
          </table:table-cell>
          <table:table-cell table:style-name="ce19" table:formula="oooc:=[.$B382]*10+590+[.AA$2]*8" office:value-type="float" office:value="960">
            <text:p>960 kg</text:p>
          </table:table-cell>
          <table:table-cell table:style-name="ce19" table:formula="oooc:=[.$B382]*10+590+[.AB$2]*8" office:value-type="float" office:value="968">
            <text:p>968 kg</text:p>
          </table:table-cell>
          <table:table-cell table:style-name="ce19" table:formula="oooc:=[.$B382]*10+590+[.AC$2]*8" office:value-type="float" office:value="976">
            <text:p>976 kg</text:p>
          </table:table-cell>
          <table:table-cell table:style-name="ce19" table:formula="oooc:=[.$B382]*10+590+[.AD$2]*8" office:value-type="float" office:value="984">
            <text:p>984 kg</text:p>
          </table:table-cell>
          <table:table-cell table:style-name="ce19" table:formula="oooc:=[.$B382]*10+590+[.AE$2]*8" office:value-type="float" office:value="992">
            <text:p>992 kg</text:p>
          </table:table-cell>
          <table:table-cell table:style-name="ce19" table:formula="oooc:=[.$B382]*10+590+[.AF$2]*8" office:value-type="float" office:value="1000">
            <text:p>10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style-name="ce19" table:formula="oooc:=[.$B383]*10+590+[.C$2]*8" office:value-type="float" office:value="778">
            <text:p>778 kg</text:p>
          </table:table-cell>
          <table:table-cell table:style-name="ce19" table:formula="oooc:=[.$B383]*10+590+[.D$2]*8" office:value-type="float" office:value="786">
            <text:p>786 kg</text:p>
          </table:table-cell>
          <table:table-cell table:style-name="ce19" table:formula="oooc:=[.$B383]*10+590+[.E$2]*8" office:value-type="float" office:value="794">
            <text:p>794 kg</text:p>
          </table:table-cell>
          <table:table-cell table:style-name="ce19" table:formula="oooc:=[.$B383]*10+590+[.F$2]*8" office:value-type="float" office:value="802">
            <text:p>802 kg</text:p>
          </table:table-cell>
          <table:table-cell table:style-name="ce19" table:formula="oooc:=[.$B383]*10+590+[.G$2]*8" office:value-type="float" office:value="810">
            <text:p>810 kg</text:p>
          </table:table-cell>
          <table:table-cell table:style-name="ce19" table:formula="oooc:=[.$B383]*10+590+[.H$2]*8" office:value-type="float" office:value="818">
            <text:p>818 kg</text:p>
          </table:table-cell>
          <table:table-cell table:style-name="ce19" table:formula="oooc:=[.$B383]*10+590+[.I$2]*8" office:value-type="float" office:value="826">
            <text:p>826 kg</text:p>
          </table:table-cell>
          <table:table-cell table:style-name="ce19" table:formula="oooc:=[.$B383]*10+590+[.J$2]*8" office:value-type="float" office:value="834">
            <text:p>834 kg</text:p>
          </table:table-cell>
          <table:table-cell table:style-name="ce19" table:formula="oooc:=[.$B383]*10+590+[.K$2]*8" office:value-type="float" office:value="842">
            <text:p>842 kg</text:p>
          </table:table-cell>
          <table:table-cell table:style-name="ce19" table:formula="oooc:=[.$B383]*10+590+[.L$2]*8" office:value-type="float" office:value="850">
            <text:p>850 kg</text:p>
          </table:table-cell>
          <table:table-cell table:style-name="ce19" table:formula="oooc:=[.$B383]*10+590+[.M$2]*8" office:value-type="float" office:value="858">
            <text:p>858 kg</text:p>
          </table:table-cell>
          <table:table-cell table:style-name="ce19" table:formula="oooc:=[.$B383]*10+590+[.N$2]*8" office:value-type="float" office:value="866">
            <text:p>866 kg</text:p>
          </table:table-cell>
          <table:table-cell table:style-name="ce19" table:formula="oooc:=[.$B383]*10+590+[.O$2]*8" office:value-type="float" office:value="874">
            <text:p>874 kg</text:p>
          </table:table-cell>
          <table:table-cell table:style-name="ce19" table:formula="oooc:=[.$B383]*10+590+[.P$2]*8" office:value-type="float" office:value="882">
            <text:p>882 kg</text:p>
          </table:table-cell>
          <table:table-cell table:style-name="ce19" table:formula="oooc:=[.$B383]*10+590+[.Q$2]*8" office:value-type="float" office:value="890">
            <text:p>890 kg</text:p>
          </table:table-cell>
          <table:table-cell table:style-name="ce19" table:formula="oooc:=[.$B383]*10+590+[.R$2]*8" office:value-type="float" office:value="898">
            <text:p>898 kg</text:p>
          </table:table-cell>
          <table:table-cell table:style-name="ce19" table:formula="oooc:=[.$B383]*10+590+[.S$2]*8" office:value-type="float" office:value="906">
            <text:p>906 kg</text:p>
          </table:table-cell>
          <table:table-cell table:style-name="ce19" table:formula="oooc:=[.$B383]*10+590+[.T$2]*8" office:value-type="float" office:value="914">
            <text:p>914 kg</text:p>
          </table:table-cell>
          <table:table-cell table:style-name="ce19" table:formula="oooc:=[.$B383]*10+590+[.U$2]*8" office:value-type="float" office:value="922">
            <text:p>922 kg</text:p>
          </table:table-cell>
          <table:table-cell table:style-name="ce19" table:formula="oooc:=[.$B383]*10+590+[.V$2]*8" office:value-type="float" office:value="930">
            <text:p>930 kg</text:p>
          </table:table-cell>
          <table:table-cell table:style-name="ce19" table:formula="oooc:=[.$B383]*10+590+[.W$2]*8" office:value-type="float" office:value="938">
            <text:p>938 kg</text:p>
          </table:table-cell>
          <table:table-cell table:style-name="ce19" table:formula="oooc:=[.$B383]*10+590+[.X$2]*8" office:value-type="float" office:value="946">
            <text:p>946 kg</text:p>
          </table:table-cell>
          <table:table-cell table:style-name="ce19" table:formula="oooc:=[.$B383]*10+590+[.Y$2]*8" office:value-type="float" office:value="954">
            <text:p>954 kg</text:p>
          </table:table-cell>
          <table:table-cell table:style-name="ce19" table:formula="oooc:=[.$B383]*10+590+[.Z$2]*8" office:value-type="float" office:value="962">
            <text:p>962 kg</text:p>
          </table:table-cell>
          <table:table-cell table:style-name="ce19" table:formula="oooc:=[.$B383]*10+590+[.AA$2]*8" office:value-type="float" office:value="970">
            <text:p>970 kg</text:p>
          </table:table-cell>
          <table:table-cell table:style-name="ce19" table:formula="oooc:=[.$B383]*10+590+[.AB$2]*8" office:value-type="float" office:value="978">
            <text:p>978 kg</text:p>
          </table:table-cell>
          <table:table-cell table:style-name="ce19" table:formula="oooc:=[.$B383]*10+590+[.AC$2]*8" office:value-type="float" office:value="986">
            <text:p>986 kg</text:p>
          </table:table-cell>
          <table:table-cell table:style-name="ce19" table:formula="oooc:=[.$B383]*10+590+[.AD$2]*8" office:value-type="float" office:value="994">
            <text:p>994 kg</text:p>
          </table:table-cell>
          <table:table-cell table:style-name="ce19" table:formula="oooc:=[.$B383]*10+590+[.AE$2]*8" office:value-type="float" office:value="1002">
            <text:p>1002 kg</text:p>
          </table:table-cell>
          <table:table-cell table:style-name="ce19" table:formula="oooc:=[.$B383]*10+590+[.AF$2]*8" office:value-type="float" office:value="1010">
            <text:p>10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style-name="ce19" table:formula="oooc:=[.$B384]*10+590+[.C$2]*8" office:value-type="float" office:value="788">
            <text:p>788 kg</text:p>
          </table:table-cell>
          <table:table-cell table:style-name="ce19" table:formula="oooc:=[.$B384]*10+590+[.D$2]*8" office:value-type="float" office:value="796">
            <text:p>796 kg</text:p>
          </table:table-cell>
          <table:table-cell table:style-name="ce19" table:formula="oooc:=[.$B384]*10+590+[.E$2]*8" office:value-type="float" office:value="804">
            <text:p>804 kg</text:p>
          </table:table-cell>
          <table:table-cell table:style-name="ce19" table:formula="oooc:=[.$B384]*10+590+[.F$2]*8" office:value-type="float" office:value="812">
            <text:p>812 kg</text:p>
          </table:table-cell>
          <table:table-cell table:style-name="ce19" table:formula="oooc:=[.$B384]*10+590+[.G$2]*8" office:value-type="float" office:value="820">
            <text:p>820 kg</text:p>
          </table:table-cell>
          <table:table-cell table:style-name="ce19" table:formula="oooc:=[.$B384]*10+590+[.H$2]*8" office:value-type="float" office:value="828">
            <text:p>828 kg</text:p>
          </table:table-cell>
          <table:table-cell table:style-name="ce19" table:formula="oooc:=[.$B384]*10+590+[.I$2]*8" office:value-type="float" office:value="836">
            <text:p>836 kg</text:p>
          </table:table-cell>
          <table:table-cell table:style-name="ce19" table:formula="oooc:=[.$B384]*10+590+[.J$2]*8" office:value-type="float" office:value="844">
            <text:p>844 kg</text:p>
          </table:table-cell>
          <table:table-cell table:style-name="ce19" table:formula="oooc:=[.$B384]*10+590+[.K$2]*8" office:value-type="float" office:value="852">
            <text:p>852 kg</text:p>
          </table:table-cell>
          <table:table-cell table:style-name="ce19" table:formula="oooc:=[.$B384]*10+590+[.L$2]*8" office:value-type="float" office:value="860">
            <text:p>860 kg</text:p>
          </table:table-cell>
          <table:table-cell table:style-name="ce19" table:formula="oooc:=[.$B384]*10+590+[.M$2]*8" office:value-type="float" office:value="868">
            <text:p>868 kg</text:p>
          </table:table-cell>
          <table:table-cell table:style-name="ce19" table:formula="oooc:=[.$B384]*10+590+[.N$2]*8" office:value-type="float" office:value="876">
            <text:p>876 kg</text:p>
          </table:table-cell>
          <table:table-cell table:style-name="ce19" table:formula="oooc:=[.$B384]*10+590+[.O$2]*8" office:value-type="float" office:value="884">
            <text:p>884 kg</text:p>
          </table:table-cell>
          <table:table-cell table:style-name="ce19" table:formula="oooc:=[.$B384]*10+590+[.P$2]*8" office:value-type="float" office:value="892">
            <text:p>892 kg</text:p>
          </table:table-cell>
          <table:table-cell table:style-name="ce19" table:formula="oooc:=[.$B384]*10+590+[.Q$2]*8" office:value-type="float" office:value="900">
            <text:p>900 kg</text:p>
          </table:table-cell>
          <table:table-cell table:style-name="ce19" table:formula="oooc:=[.$B384]*10+590+[.R$2]*8" office:value-type="float" office:value="908">
            <text:p>908 kg</text:p>
          </table:table-cell>
          <table:table-cell table:style-name="ce19" table:formula="oooc:=[.$B384]*10+590+[.S$2]*8" office:value-type="float" office:value="916">
            <text:p>916 kg</text:p>
          </table:table-cell>
          <table:table-cell table:style-name="ce19" table:formula="oooc:=[.$B384]*10+590+[.T$2]*8" office:value-type="float" office:value="924">
            <text:p>924 kg</text:p>
          </table:table-cell>
          <table:table-cell table:style-name="ce19" table:formula="oooc:=[.$B384]*10+590+[.U$2]*8" office:value-type="float" office:value="932">
            <text:p>932 kg</text:p>
          </table:table-cell>
          <table:table-cell table:style-name="ce19" table:formula="oooc:=[.$B384]*10+590+[.V$2]*8" office:value-type="float" office:value="940">
            <text:p>940 kg</text:p>
          </table:table-cell>
          <table:table-cell table:style-name="ce19" table:formula="oooc:=[.$B384]*10+590+[.W$2]*8" office:value-type="float" office:value="948">
            <text:p>948 kg</text:p>
          </table:table-cell>
          <table:table-cell table:style-name="ce19" table:formula="oooc:=[.$B384]*10+590+[.X$2]*8" office:value-type="float" office:value="956">
            <text:p>956 kg</text:p>
          </table:table-cell>
          <table:table-cell table:style-name="ce19" table:formula="oooc:=[.$B384]*10+590+[.Y$2]*8" office:value-type="float" office:value="964">
            <text:p>964 kg</text:p>
          </table:table-cell>
          <table:table-cell table:style-name="ce19" table:formula="oooc:=[.$B384]*10+590+[.Z$2]*8" office:value-type="float" office:value="972">
            <text:p>972 kg</text:p>
          </table:table-cell>
          <table:table-cell table:style-name="ce19" table:formula="oooc:=[.$B384]*10+590+[.AA$2]*8" office:value-type="float" office:value="980">
            <text:p>980 kg</text:p>
          </table:table-cell>
          <table:table-cell table:style-name="ce19" table:formula="oooc:=[.$B384]*10+590+[.AB$2]*8" office:value-type="float" office:value="988">
            <text:p>988 kg</text:p>
          </table:table-cell>
          <table:table-cell table:style-name="ce19" table:formula="oooc:=[.$B384]*10+590+[.AC$2]*8" office:value-type="float" office:value="996">
            <text:p>996 kg</text:p>
          </table:table-cell>
          <table:table-cell table:style-name="ce19" table:formula="oooc:=[.$B384]*10+590+[.AD$2]*8" office:value-type="float" office:value="1004">
            <text:p>1004 kg</text:p>
          </table:table-cell>
          <table:table-cell table:style-name="ce19" table:formula="oooc:=[.$B384]*10+590+[.AE$2]*8" office:value-type="float" office:value="1012">
            <text:p>1012 kg</text:p>
          </table:table-cell>
          <table:table-cell table:style-name="ce19" table:formula="oooc:=[.$B384]*10+590+[.AF$2]*8" office:value-type="float" office:value="1020">
            <text:p>10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style-name="ce19" table:formula="oooc:=[.$B385]*10+590+[.C$2]*8" office:value-type="float" office:value="798">
            <text:p>798 kg</text:p>
          </table:table-cell>
          <table:table-cell table:style-name="ce19" table:formula="oooc:=[.$B385]*10+590+[.D$2]*8" office:value-type="float" office:value="806">
            <text:p>806 kg</text:p>
          </table:table-cell>
          <table:table-cell table:style-name="ce19" table:formula="oooc:=[.$B385]*10+590+[.E$2]*8" office:value-type="float" office:value="814">
            <text:p>814 kg</text:p>
          </table:table-cell>
          <table:table-cell table:style-name="ce19" table:formula="oooc:=[.$B385]*10+590+[.F$2]*8" office:value-type="float" office:value="822">
            <text:p>822 kg</text:p>
          </table:table-cell>
          <table:table-cell table:style-name="ce19" table:formula="oooc:=[.$B385]*10+590+[.G$2]*8" office:value-type="float" office:value="830">
            <text:p>830 kg</text:p>
          </table:table-cell>
          <table:table-cell table:style-name="ce19" table:formula="oooc:=[.$B385]*10+590+[.H$2]*8" office:value-type="float" office:value="838">
            <text:p>838 kg</text:p>
          </table:table-cell>
          <table:table-cell table:style-name="ce19" table:formula="oooc:=[.$B385]*10+590+[.I$2]*8" office:value-type="float" office:value="846">
            <text:p>846 kg</text:p>
          </table:table-cell>
          <table:table-cell table:style-name="ce19" table:formula="oooc:=[.$B385]*10+590+[.J$2]*8" office:value-type="float" office:value="854">
            <text:p>854 kg</text:p>
          </table:table-cell>
          <table:table-cell table:style-name="ce19" table:formula="oooc:=[.$B385]*10+590+[.K$2]*8" office:value-type="float" office:value="862">
            <text:p>862 kg</text:p>
          </table:table-cell>
          <table:table-cell table:style-name="ce19" table:formula="oooc:=[.$B385]*10+590+[.L$2]*8" office:value-type="float" office:value="870">
            <text:p>870 kg</text:p>
          </table:table-cell>
          <table:table-cell table:style-name="ce19" table:formula="oooc:=[.$B385]*10+590+[.M$2]*8" office:value-type="float" office:value="878">
            <text:p>878 kg</text:p>
          </table:table-cell>
          <table:table-cell table:style-name="ce19" table:formula="oooc:=[.$B385]*10+590+[.N$2]*8" office:value-type="float" office:value="886">
            <text:p>886 kg</text:p>
          </table:table-cell>
          <table:table-cell table:style-name="ce19" table:formula="oooc:=[.$B385]*10+590+[.O$2]*8" office:value-type="float" office:value="894">
            <text:p>894 kg</text:p>
          </table:table-cell>
          <table:table-cell table:style-name="ce19" table:formula="oooc:=[.$B385]*10+590+[.P$2]*8" office:value-type="float" office:value="902">
            <text:p>902 kg</text:p>
          </table:table-cell>
          <table:table-cell table:style-name="ce19" table:formula="oooc:=[.$B385]*10+590+[.Q$2]*8" office:value-type="float" office:value="910">
            <text:p>910 kg</text:p>
          </table:table-cell>
          <table:table-cell table:style-name="ce19" table:formula="oooc:=[.$B385]*10+590+[.R$2]*8" office:value-type="float" office:value="918">
            <text:p>918 kg</text:p>
          </table:table-cell>
          <table:table-cell table:style-name="ce19" table:formula="oooc:=[.$B385]*10+590+[.S$2]*8" office:value-type="float" office:value="926">
            <text:p>926 kg</text:p>
          </table:table-cell>
          <table:table-cell table:style-name="ce19" table:formula="oooc:=[.$B385]*10+590+[.T$2]*8" office:value-type="float" office:value="934">
            <text:p>934 kg</text:p>
          </table:table-cell>
          <table:table-cell table:style-name="ce19" table:formula="oooc:=[.$B385]*10+590+[.U$2]*8" office:value-type="float" office:value="942">
            <text:p>942 kg</text:p>
          </table:table-cell>
          <table:table-cell table:style-name="ce19" table:formula="oooc:=[.$B385]*10+590+[.V$2]*8" office:value-type="float" office:value="950">
            <text:p>950 kg</text:p>
          </table:table-cell>
          <table:table-cell table:style-name="ce19" table:formula="oooc:=[.$B385]*10+590+[.W$2]*8" office:value-type="float" office:value="958">
            <text:p>958 kg</text:p>
          </table:table-cell>
          <table:table-cell table:style-name="ce19" table:formula="oooc:=[.$B385]*10+590+[.X$2]*8" office:value-type="float" office:value="966">
            <text:p>966 kg</text:p>
          </table:table-cell>
          <table:table-cell table:style-name="ce19" table:formula="oooc:=[.$B385]*10+590+[.Y$2]*8" office:value-type="float" office:value="974">
            <text:p>974 kg</text:p>
          </table:table-cell>
          <table:table-cell table:style-name="ce19" table:formula="oooc:=[.$B385]*10+590+[.Z$2]*8" office:value-type="float" office:value="982">
            <text:p>982 kg</text:p>
          </table:table-cell>
          <table:table-cell table:style-name="ce19" table:formula="oooc:=[.$B385]*10+590+[.AA$2]*8" office:value-type="float" office:value="990">
            <text:p>990 kg</text:p>
          </table:table-cell>
          <table:table-cell table:style-name="ce19" table:formula="oooc:=[.$B385]*10+590+[.AB$2]*8" office:value-type="float" office:value="998">
            <text:p>998 kg</text:p>
          </table:table-cell>
          <table:table-cell table:style-name="ce19" table:formula="oooc:=[.$B385]*10+590+[.AC$2]*8" office:value-type="float" office:value="1006">
            <text:p>1006 kg</text:p>
          </table:table-cell>
          <table:table-cell table:style-name="ce19" table:formula="oooc:=[.$B385]*10+590+[.AD$2]*8" office:value-type="float" office:value="1014">
            <text:p>1014 kg</text:p>
          </table:table-cell>
          <table:table-cell table:style-name="ce19" table:formula="oooc:=[.$B385]*10+590+[.AE$2]*8" office:value-type="float" office:value="1022">
            <text:p>1022 kg</text:p>
          </table:table-cell>
          <table:table-cell table:style-name="ce19" table:formula="oooc:=[.$B385]*10+590+[.AF$2]*8" office:value-type="float" office:value="1030">
            <text:p>10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style-name="ce19" table:formula="oooc:=[.$B386]*10+590+[.C$2]*8" office:value-type="float" office:value="808">
            <text:p>808 kg</text:p>
          </table:table-cell>
          <table:table-cell table:style-name="ce19" table:formula="oooc:=[.$B386]*10+590+[.D$2]*8" office:value-type="float" office:value="816">
            <text:p>816 kg</text:p>
          </table:table-cell>
          <table:table-cell table:style-name="ce19" table:formula="oooc:=[.$B386]*10+590+[.E$2]*8" office:value-type="float" office:value="824">
            <text:p>824 kg</text:p>
          </table:table-cell>
          <table:table-cell table:style-name="ce19" table:formula="oooc:=[.$B386]*10+590+[.F$2]*8" office:value-type="float" office:value="832">
            <text:p>832 kg</text:p>
          </table:table-cell>
          <table:table-cell table:style-name="ce19" table:formula="oooc:=[.$B386]*10+590+[.G$2]*8" office:value-type="float" office:value="840">
            <text:p>840 kg</text:p>
          </table:table-cell>
          <table:table-cell table:style-name="ce19" table:formula="oooc:=[.$B386]*10+590+[.H$2]*8" office:value-type="float" office:value="848">
            <text:p>848 kg</text:p>
          </table:table-cell>
          <table:table-cell table:style-name="ce19" table:formula="oooc:=[.$B386]*10+590+[.I$2]*8" office:value-type="float" office:value="856">
            <text:p>856 kg</text:p>
          </table:table-cell>
          <table:table-cell table:style-name="ce19" table:formula="oooc:=[.$B386]*10+590+[.J$2]*8" office:value-type="float" office:value="864">
            <text:p>864 kg</text:p>
          </table:table-cell>
          <table:table-cell table:style-name="ce19" table:formula="oooc:=[.$B386]*10+590+[.K$2]*8" office:value-type="float" office:value="872">
            <text:p>872 kg</text:p>
          </table:table-cell>
          <table:table-cell table:style-name="ce19" table:formula="oooc:=[.$B386]*10+590+[.L$2]*8" office:value-type="float" office:value="880">
            <text:p>880 kg</text:p>
          </table:table-cell>
          <table:table-cell table:style-name="ce19" table:formula="oooc:=[.$B386]*10+590+[.M$2]*8" office:value-type="float" office:value="888">
            <text:p>888 kg</text:p>
          </table:table-cell>
          <table:table-cell table:style-name="ce19" table:formula="oooc:=[.$B386]*10+590+[.N$2]*8" office:value-type="float" office:value="896">
            <text:p>896 kg</text:p>
          </table:table-cell>
          <table:table-cell table:style-name="ce19" table:formula="oooc:=[.$B386]*10+590+[.O$2]*8" office:value-type="float" office:value="904">
            <text:p>904 kg</text:p>
          </table:table-cell>
          <table:table-cell table:style-name="ce19" table:formula="oooc:=[.$B386]*10+590+[.P$2]*8" office:value-type="float" office:value="912">
            <text:p>912 kg</text:p>
          </table:table-cell>
          <table:table-cell table:style-name="ce19" table:formula="oooc:=[.$B386]*10+590+[.Q$2]*8" office:value-type="float" office:value="920">
            <text:p>920 kg</text:p>
          </table:table-cell>
          <table:table-cell table:style-name="ce19" table:formula="oooc:=[.$B386]*10+590+[.R$2]*8" office:value-type="float" office:value="928">
            <text:p>928 kg</text:p>
          </table:table-cell>
          <table:table-cell table:style-name="ce19" table:formula="oooc:=[.$B386]*10+590+[.S$2]*8" office:value-type="float" office:value="936">
            <text:p>936 kg</text:p>
          </table:table-cell>
          <table:table-cell table:style-name="ce19" table:formula="oooc:=[.$B386]*10+590+[.T$2]*8" office:value-type="float" office:value="944">
            <text:p>944 kg</text:p>
          </table:table-cell>
          <table:table-cell table:style-name="ce19" table:formula="oooc:=[.$B386]*10+590+[.U$2]*8" office:value-type="float" office:value="952">
            <text:p>952 kg</text:p>
          </table:table-cell>
          <table:table-cell table:style-name="ce19" table:formula="oooc:=[.$B386]*10+590+[.V$2]*8" office:value-type="float" office:value="960">
            <text:p>960 kg</text:p>
          </table:table-cell>
          <table:table-cell table:style-name="ce19" table:formula="oooc:=[.$B386]*10+590+[.W$2]*8" office:value-type="float" office:value="968">
            <text:p>968 kg</text:p>
          </table:table-cell>
          <table:table-cell table:style-name="ce19" table:formula="oooc:=[.$B386]*10+590+[.X$2]*8" office:value-type="float" office:value="976">
            <text:p>976 kg</text:p>
          </table:table-cell>
          <table:table-cell table:style-name="ce19" table:formula="oooc:=[.$B386]*10+590+[.Y$2]*8" office:value-type="float" office:value="984">
            <text:p>984 kg</text:p>
          </table:table-cell>
          <table:table-cell table:style-name="ce19" table:formula="oooc:=[.$B386]*10+590+[.Z$2]*8" office:value-type="float" office:value="992">
            <text:p>992 kg</text:p>
          </table:table-cell>
          <table:table-cell table:style-name="ce19" table:formula="oooc:=[.$B386]*10+590+[.AA$2]*8" office:value-type="float" office:value="1000">
            <text:p>1000 kg</text:p>
          </table:table-cell>
          <table:table-cell table:style-name="ce19" table:formula="oooc:=[.$B386]*10+590+[.AB$2]*8" office:value-type="float" office:value="1008">
            <text:p>1008 kg</text:p>
          </table:table-cell>
          <table:table-cell table:style-name="ce19" table:formula="oooc:=[.$B386]*10+590+[.AC$2]*8" office:value-type="float" office:value="1016">
            <text:p>1016 kg</text:p>
          </table:table-cell>
          <table:table-cell table:style-name="ce19" table:formula="oooc:=[.$B386]*10+590+[.AD$2]*8" office:value-type="float" office:value="1024">
            <text:p>1024 kg</text:p>
          </table:table-cell>
          <table:table-cell table:style-name="ce19" table:formula="oooc:=[.$B386]*10+590+[.AE$2]*8" office:value-type="float" office:value="1032">
            <text:p>1032 kg</text:p>
          </table:table-cell>
          <table:table-cell table:style-name="ce19" table:formula="oooc:=[.$B386]*10+590+[.AF$2]*8" office:value-type="float" office:value="1040">
            <text:p>10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style-name="ce19" table:formula="oooc:=[.$B387]*10+590+[.C$2]*8" office:value-type="float" office:value="818">
            <text:p>818 kg</text:p>
          </table:table-cell>
          <table:table-cell table:style-name="ce19" table:formula="oooc:=[.$B387]*10+590+[.D$2]*8" office:value-type="float" office:value="826">
            <text:p>826 kg</text:p>
          </table:table-cell>
          <table:table-cell table:style-name="ce19" table:formula="oooc:=[.$B387]*10+590+[.E$2]*8" office:value-type="float" office:value="834">
            <text:p>834 kg</text:p>
          </table:table-cell>
          <table:table-cell table:style-name="ce19" table:formula="oooc:=[.$B387]*10+590+[.F$2]*8" office:value-type="float" office:value="842">
            <text:p>842 kg</text:p>
          </table:table-cell>
          <table:table-cell table:style-name="ce19" table:formula="oooc:=[.$B387]*10+590+[.G$2]*8" office:value-type="float" office:value="850">
            <text:p>850 kg</text:p>
          </table:table-cell>
          <table:table-cell table:style-name="ce19" table:formula="oooc:=[.$B387]*10+590+[.H$2]*8" office:value-type="float" office:value="858">
            <text:p>858 kg</text:p>
          </table:table-cell>
          <table:table-cell table:style-name="ce19" table:formula="oooc:=[.$B387]*10+590+[.I$2]*8" office:value-type="float" office:value="866">
            <text:p>866 kg</text:p>
          </table:table-cell>
          <table:table-cell table:style-name="ce19" table:formula="oooc:=[.$B387]*10+590+[.J$2]*8" office:value-type="float" office:value="874">
            <text:p>874 kg</text:p>
          </table:table-cell>
          <table:table-cell table:style-name="ce19" table:formula="oooc:=[.$B387]*10+590+[.K$2]*8" office:value-type="float" office:value="882">
            <text:p>882 kg</text:p>
          </table:table-cell>
          <table:table-cell table:style-name="ce19" table:formula="oooc:=[.$B387]*10+590+[.L$2]*8" office:value-type="float" office:value="890">
            <text:p>890 kg</text:p>
          </table:table-cell>
          <table:table-cell table:style-name="ce19" table:formula="oooc:=[.$B387]*10+590+[.M$2]*8" office:value-type="float" office:value="898">
            <text:p>898 kg</text:p>
          </table:table-cell>
          <table:table-cell table:style-name="ce19" table:formula="oooc:=[.$B387]*10+590+[.N$2]*8" office:value-type="float" office:value="906">
            <text:p>906 kg</text:p>
          </table:table-cell>
          <table:table-cell table:style-name="ce19" table:formula="oooc:=[.$B387]*10+590+[.O$2]*8" office:value-type="float" office:value="914">
            <text:p>914 kg</text:p>
          </table:table-cell>
          <table:table-cell table:style-name="ce19" table:formula="oooc:=[.$B387]*10+590+[.P$2]*8" office:value-type="float" office:value="922">
            <text:p>922 kg</text:p>
          </table:table-cell>
          <table:table-cell table:style-name="ce19" table:formula="oooc:=[.$B387]*10+590+[.Q$2]*8" office:value-type="float" office:value="930">
            <text:p>930 kg</text:p>
          </table:table-cell>
          <table:table-cell table:style-name="ce19" table:formula="oooc:=[.$B387]*10+590+[.R$2]*8" office:value-type="float" office:value="938">
            <text:p>938 kg</text:p>
          </table:table-cell>
          <table:table-cell table:style-name="ce19" table:formula="oooc:=[.$B387]*10+590+[.S$2]*8" office:value-type="float" office:value="946">
            <text:p>946 kg</text:p>
          </table:table-cell>
          <table:table-cell table:style-name="ce19" table:formula="oooc:=[.$B387]*10+590+[.T$2]*8" office:value-type="float" office:value="954">
            <text:p>954 kg</text:p>
          </table:table-cell>
          <table:table-cell table:style-name="ce19" table:formula="oooc:=[.$B387]*10+590+[.U$2]*8" office:value-type="float" office:value="962">
            <text:p>962 kg</text:p>
          </table:table-cell>
          <table:table-cell table:style-name="ce19" table:formula="oooc:=[.$B387]*10+590+[.V$2]*8" office:value-type="float" office:value="970">
            <text:p>970 kg</text:p>
          </table:table-cell>
          <table:table-cell table:style-name="ce19" table:formula="oooc:=[.$B387]*10+590+[.W$2]*8" office:value-type="float" office:value="978">
            <text:p>978 kg</text:p>
          </table:table-cell>
          <table:table-cell table:style-name="ce19" table:formula="oooc:=[.$B387]*10+590+[.X$2]*8" office:value-type="float" office:value="986">
            <text:p>986 kg</text:p>
          </table:table-cell>
          <table:table-cell table:style-name="ce19" table:formula="oooc:=[.$B387]*10+590+[.Y$2]*8" office:value-type="float" office:value="994">
            <text:p>994 kg</text:p>
          </table:table-cell>
          <table:table-cell table:style-name="ce19" table:formula="oooc:=[.$B387]*10+590+[.Z$2]*8" office:value-type="float" office:value="1002">
            <text:p>1002 kg</text:p>
          </table:table-cell>
          <table:table-cell table:style-name="ce19" table:formula="oooc:=[.$B387]*10+590+[.AA$2]*8" office:value-type="float" office:value="1010">
            <text:p>1010 kg</text:p>
          </table:table-cell>
          <table:table-cell table:style-name="ce19" table:formula="oooc:=[.$B387]*10+590+[.AB$2]*8" office:value-type="float" office:value="1018">
            <text:p>1018 kg</text:p>
          </table:table-cell>
          <table:table-cell table:style-name="ce19" table:formula="oooc:=[.$B387]*10+590+[.AC$2]*8" office:value-type="float" office:value="1026">
            <text:p>1026 kg</text:p>
          </table:table-cell>
          <table:table-cell table:style-name="ce19" table:formula="oooc:=[.$B387]*10+590+[.AD$2]*8" office:value-type="float" office:value="1034">
            <text:p>1034 kg</text:p>
          </table:table-cell>
          <table:table-cell table:style-name="ce19" table:formula="oooc:=[.$B387]*10+590+[.AE$2]*8" office:value-type="float" office:value="1042">
            <text:p>1042 kg</text:p>
          </table:table-cell>
          <table:table-cell table:style-name="ce19" table:formula="oooc:=[.$B387]*10+590+[.AF$2]*8" office:value-type="float" office:value="1050">
            <text:p>10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style-name="ce19" table:formula="oooc:=[.$B388]*10+590+[.C$2]*8" office:value-type="float" office:value="828">
            <text:p>828 kg</text:p>
          </table:table-cell>
          <table:table-cell table:style-name="ce19" table:formula="oooc:=[.$B388]*10+590+[.D$2]*8" office:value-type="float" office:value="836">
            <text:p>836 kg</text:p>
          </table:table-cell>
          <table:table-cell table:style-name="ce19" table:formula="oooc:=[.$B388]*10+590+[.E$2]*8" office:value-type="float" office:value="844">
            <text:p>844 kg</text:p>
          </table:table-cell>
          <table:table-cell table:style-name="ce19" table:formula="oooc:=[.$B388]*10+590+[.F$2]*8" office:value-type="float" office:value="852">
            <text:p>852 kg</text:p>
          </table:table-cell>
          <table:table-cell table:style-name="ce19" table:formula="oooc:=[.$B388]*10+590+[.G$2]*8" office:value-type="float" office:value="860">
            <text:p>860 kg</text:p>
          </table:table-cell>
          <table:table-cell table:style-name="ce19" table:formula="oooc:=[.$B388]*10+590+[.H$2]*8" office:value-type="float" office:value="868">
            <text:p>868 kg</text:p>
          </table:table-cell>
          <table:table-cell table:style-name="ce19" table:formula="oooc:=[.$B388]*10+590+[.I$2]*8" office:value-type="float" office:value="876">
            <text:p>876 kg</text:p>
          </table:table-cell>
          <table:table-cell table:style-name="ce19" table:formula="oooc:=[.$B388]*10+590+[.J$2]*8" office:value-type="float" office:value="884">
            <text:p>884 kg</text:p>
          </table:table-cell>
          <table:table-cell table:style-name="ce19" table:formula="oooc:=[.$B388]*10+590+[.K$2]*8" office:value-type="float" office:value="892">
            <text:p>892 kg</text:p>
          </table:table-cell>
          <table:table-cell table:style-name="ce19" table:formula="oooc:=[.$B388]*10+590+[.L$2]*8" office:value-type="float" office:value="900">
            <text:p>900 kg</text:p>
          </table:table-cell>
          <table:table-cell table:style-name="ce19" table:formula="oooc:=[.$B388]*10+590+[.M$2]*8" office:value-type="float" office:value="908">
            <text:p>908 kg</text:p>
          </table:table-cell>
          <table:table-cell table:style-name="ce19" table:formula="oooc:=[.$B388]*10+590+[.N$2]*8" office:value-type="float" office:value="916">
            <text:p>916 kg</text:p>
          </table:table-cell>
          <table:table-cell table:style-name="ce19" table:formula="oooc:=[.$B388]*10+590+[.O$2]*8" office:value-type="float" office:value="924">
            <text:p>924 kg</text:p>
          </table:table-cell>
          <table:table-cell table:style-name="ce19" table:formula="oooc:=[.$B388]*10+590+[.P$2]*8" office:value-type="float" office:value="932">
            <text:p>932 kg</text:p>
          </table:table-cell>
          <table:table-cell table:style-name="ce19" table:formula="oooc:=[.$B388]*10+590+[.Q$2]*8" office:value-type="float" office:value="940">
            <text:p>940 kg</text:p>
          </table:table-cell>
          <table:table-cell table:style-name="ce19" table:formula="oooc:=[.$B388]*10+590+[.R$2]*8" office:value-type="float" office:value="948">
            <text:p>948 kg</text:p>
          </table:table-cell>
          <table:table-cell table:style-name="ce19" table:formula="oooc:=[.$B388]*10+590+[.S$2]*8" office:value-type="float" office:value="956">
            <text:p>956 kg</text:p>
          </table:table-cell>
          <table:table-cell table:style-name="ce19" table:formula="oooc:=[.$B388]*10+590+[.T$2]*8" office:value-type="float" office:value="964">
            <text:p>964 kg</text:p>
          </table:table-cell>
          <table:table-cell table:style-name="ce19" table:formula="oooc:=[.$B388]*10+590+[.U$2]*8" office:value-type="float" office:value="972">
            <text:p>972 kg</text:p>
          </table:table-cell>
          <table:table-cell table:style-name="ce19" table:formula="oooc:=[.$B388]*10+590+[.V$2]*8" office:value-type="float" office:value="980">
            <text:p>980 kg</text:p>
          </table:table-cell>
          <table:table-cell table:style-name="ce19" table:formula="oooc:=[.$B388]*10+590+[.W$2]*8" office:value-type="float" office:value="988">
            <text:p>988 kg</text:p>
          </table:table-cell>
          <table:table-cell table:style-name="ce19" table:formula="oooc:=[.$B388]*10+590+[.X$2]*8" office:value-type="float" office:value="996">
            <text:p>996 kg</text:p>
          </table:table-cell>
          <table:table-cell table:style-name="ce19" table:formula="oooc:=[.$B388]*10+590+[.Y$2]*8" office:value-type="float" office:value="1004">
            <text:p>1004 kg</text:p>
          </table:table-cell>
          <table:table-cell table:style-name="ce19" table:formula="oooc:=[.$B388]*10+590+[.Z$2]*8" office:value-type="float" office:value="1012">
            <text:p>1012 kg</text:p>
          </table:table-cell>
          <table:table-cell table:style-name="ce19" table:formula="oooc:=[.$B388]*10+590+[.AA$2]*8" office:value-type="float" office:value="1020">
            <text:p>1020 kg</text:p>
          </table:table-cell>
          <table:table-cell table:style-name="ce19" table:formula="oooc:=[.$B388]*10+590+[.AB$2]*8" office:value-type="float" office:value="1028">
            <text:p>1028 kg</text:p>
          </table:table-cell>
          <table:table-cell table:style-name="ce19" table:formula="oooc:=[.$B388]*10+590+[.AC$2]*8" office:value-type="float" office:value="1036">
            <text:p>1036 kg</text:p>
          </table:table-cell>
          <table:table-cell table:style-name="ce19" table:formula="oooc:=[.$B388]*10+590+[.AD$2]*8" office:value-type="float" office:value="1044">
            <text:p>1044 kg</text:p>
          </table:table-cell>
          <table:table-cell table:style-name="ce19" table:formula="oooc:=[.$B388]*10+590+[.AE$2]*8" office:value-type="float" office:value="1052">
            <text:p>1052 kg</text:p>
          </table:table-cell>
          <table:table-cell table:style-name="ce19" table:formula="oooc:=[.$B388]*10+590+[.AF$2]*8" office:value-type="float" office:value="1060">
            <text:p>10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style-name="ce19" table:formula="oooc:=[.$B389]*10+590+[.C$2]*8" office:value-type="float" office:value="838">
            <text:p>838 kg</text:p>
          </table:table-cell>
          <table:table-cell table:style-name="ce19" table:formula="oooc:=[.$B389]*10+590+[.D$2]*8" office:value-type="float" office:value="846">
            <text:p>846 kg</text:p>
          </table:table-cell>
          <table:table-cell table:style-name="ce19" table:formula="oooc:=[.$B389]*10+590+[.E$2]*8" office:value-type="float" office:value="854">
            <text:p>854 kg</text:p>
          </table:table-cell>
          <table:table-cell table:style-name="ce19" table:formula="oooc:=[.$B389]*10+590+[.F$2]*8" office:value-type="float" office:value="862">
            <text:p>862 kg</text:p>
          </table:table-cell>
          <table:table-cell table:style-name="ce19" table:formula="oooc:=[.$B389]*10+590+[.G$2]*8" office:value-type="float" office:value="870">
            <text:p>870 kg</text:p>
          </table:table-cell>
          <table:table-cell table:style-name="ce19" table:formula="oooc:=[.$B389]*10+590+[.H$2]*8" office:value-type="float" office:value="878">
            <text:p>878 kg</text:p>
          </table:table-cell>
          <table:table-cell table:style-name="ce19" table:formula="oooc:=[.$B389]*10+590+[.I$2]*8" office:value-type="float" office:value="886">
            <text:p>886 kg</text:p>
          </table:table-cell>
          <table:table-cell table:style-name="ce19" table:formula="oooc:=[.$B389]*10+590+[.J$2]*8" office:value-type="float" office:value="894">
            <text:p>894 kg</text:p>
          </table:table-cell>
          <table:table-cell table:style-name="ce19" table:formula="oooc:=[.$B389]*10+590+[.K$2]*8" office:value-type="float" office:value="902">
            <text:p>902 kg</text:p>
          </table:table-cell>
          <table:table-cell table:style-name="ce19" table:formula="oooc:=[.$B389]*10+590+[.L$2]*8" office:value-type="float" office:value="910">
            <text:p>910 kg</text:p>
          </table:table-cell>
          <table:table-cell table:style-name="ce19" table:formula="oooc:=[.$B389]*10+590+[.M$2]*8" office:value-type="float" office:value="918">
            <text:p>918 kg</text:p>
          </table:table-cell>
          <table:table-cell table:style-name="ce19" table:formula="oooc:=[.$B389]*10+590+[.N$2]*8" office:value-type="float" office:value="926">
            <text:p>926 kg</text:p>
          </table:table-cell>
          <table:table-cell table:style-name="ce19" table:formula="oooc:=[.$B389]*10+590+[.O$2]*8" office:value-type="float" office:value="934">
            <text:p>934 kg</text:p>
          </table:table-cell>
          <table:table-cell table:style-name="ce19" table:formula="oooc:=[.$B389]*10+590+[.P$2]*8" office:value-type="float" office:value="942">
            <text:p>942 kg</text:p>
          </table:table-cell>
          <table:table-cell table:style-name="ce19" table:formula="oooc:=[.$B389]*10+590+[.Q$2]*8" office:value-type="float" office:value="950">
            <text:p>950 kg</text:p>
          </table:table-cell>
          <table:table-cell table:style-name="ce19" table:formula="oooc:=[.$B389]*10+590+[.R$2]*8" office:value-type="float" office:value="958">
            <text:p>958 kg</text:p>
          </table:table-cell>
          <table:table-cell table:style-name="ce19" table:formula="oooc:=[.$B389]*10+590+[.S$2]*8" office:value-type="float" office:value="966">
            <text:p>966 kg</text:p>
          </table:table-cell>
          <table:table-cell table:style-name="ce19" table:formula="oooc:=[.$B389]*10+590+[.T$2]*8" office:value-type="float" office:value="974">
            <text:p>974 kg</text:p>
          </table:table-cell>
          <table:table-cell table:style-name="ce19" table:formula="oooc:=[.$B389]*10+590+[.U$2]*8" office:value-type="float" office:value="982">
            <text:p>982 kg</text:p>
          </table:table-cell>
          <table:table-cell table:style-name="ce19" table:formula="oooc:=[.$B389]*10+590+[.V$2]*8" office:value-type="float" office:value="990">
            <text:p>990 kg</text:p>
          </table:table-cell>
          <table:table-cell table:style-name="ce19" table:formula="oooc:=[.$B389]*10+590+[.W$2]*8" office:value-type="float" office:value="998">
            <text:p>998 kg</text:p>
          </table:table-cell>
          <table:table-cell table:style-name="ce19" table:formula="oooc:=[.$B389]*10+590+[.X$2]*8" office:value-type="float" office:value="1006">
            <text:p>1006 kg</text:p>
          </table:table-cell>
          <table:table-cell table:style-name="ce19" table:formula="oooc:=[.$B389]*10+590+[.Y$2]*8" office:value-type="float" office:value="1014">
            <text:p>1014 kg</text:p>
          </table:table-cell>
          <table:table-cell table:style-name="ce19" table:formula="oooc:=[.$B389]*10+590+[.Z$2]*8" office:value-type="float" office:value="1022">
            <text:p>1022 kg</text:p>
          </table:table-cell>
          <table:table-cell table:style-name="ce19" table:formula="oooc:=[.$B389]*10+590+[.AA$2]*8" office:value-type="float" office:value="1030">
            <text:p>1030 kg</text:p>
          </table:table-cell>
          <table:table-cell table:style-name="ce19" table:formula="oooc:=[.$B389]*10+590+[.AB$2]*8" office:value-type="float" office:value="1038">
            <text:p>1038 kg</text:p>
          </table:table-cell>
          <table:table-cell table:style-name="ce19" table:formula="oooc:=[.$B389]*10+590+[.AC$2]*8" office:value-type="float" office:value="1046">
            <text:p>1046 kg</text:p>
          </table:table-cell>
          <table:table-cell table:style-name="ce19" table:formula="oooc:=[.$B389]*10+590+[.AD$2]*8" office:value-type="float" office:value="1054">
            <text:p>1054 kg</text:p>
          </table:table-cell>
          <table:table-cell table:style-name="ce19" table:formula="oooc:=[.$B389]*10+590+[.AE$2]*8" office:value-type="float" office:value="1062">
            <text:p>1062 kg</text:p>
          </table:table-cell>
          <table:table-cell table:style-name="ce19" table:formula="oooc:=[.$B389]*10+590+[.AF$2]*8" office:value-type="float" office:value="1070">
            <text:p>10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style-name="ce19" table:formula="oooc:=[.$B390]*10+590+[.C$2]*8" office:value-type="float" office:value="848">
            <text:p>848 kg</text:p>
          </table:table-cell>
          <table:table-cell table:style-name="ce19" table:formula="oooc:=[.$B390]*10+590+[.D$2]*8" office:value-type="float" office:value="856">
            <text:p>856 kg</text:p>
          </table:table-cell>
          <table:table-cell table:style-name="ce19" table:formula="oooc:=[.$B390]*10+590+[.E$2]*8" office:value-type="float" office:value="864">
            <text:p>864 kg</text:p>
          </table:table-cell>
          <table:table-cell table:style-name="ce19" table:formula="oooc:=[.$B390]*10+590+[.F$2]*8" office:value-type="float" office:value="872">
            <text:p>872 kg</text:p>
          </table:table-cell>
          <table:table-cell table:style-name="ce19" table:formula="oooc:=[.$B390]*10+590+[.G$2]*8" office:value-type="float" office:value="880">
            <text:p>880 kg</text:p>
          </table:table-cell>
          <table:table-cell table:style-name="ce19" table:formula="oooc:=[.$B390]*10+590+[.H$2]*8" office:value-type="float" office:value="888">
            <text:p>888 kg</text:p>
          </table:table-cell>
          <table:table-cell table:style-name="ce19" table:formula="oooc:=[.$B390]*10+590+[.I$2]*8" office:value-type="float" office:value="896">
            <text:p>896 kg</text:p>
          </table:table-cell>
          <table:table-cell table:style-name="ce19" table:formula="oooc:=[.$B390]*10+590+[.J$2]*8" office:value-type="float" office:value="904">
            <text:p>904 kg</text:p>
          </table:table-cell>
          <table:table-cell table:style-name="ce19" table:formula="oooc:=[.$B390]*10+590+[.K$2]*8" office:value-type="float" office:value="912">
            <text:p>912 kg</text:p>
          </table:table-cell>
          <table:table-cell table:style-name="ce19" table:formula="oooc:=[.$B390]*10+590+[.L$2]*8" office:value-type="float" office:value="920">
            <text:p>920 kg</text:p>
          </table:table-cell>
          <table:table-cell table:style-name="ce19" table:formula="oooc:=[.$B390]*10+590+[.M$2]*8" office:value-type="float" office:value="928">
            <text:p>928 kg</text:p>
          </table:table-cell>
          <table:table-cell table:style-name="ce19" table:formula="oooc:=[.$B390]*10+590+[.N$2]*8" office:value-type="float" office:value="936">
            <text:p>936 kg</text:p>
          </table:table-cell>
          <table:table-cell table:style-name="ce19" table:formula="oooc:=[.$B390]*10+590+[.O$2]*8" office:value-type="float" office:value="944">
            <text:p>944 kg</text:p>
          </table:table-cell>
          <table:table-cell table:style-name="ce19" table:formula="oooc:=[.$B390]*10+590+[.P$2]*8" office:value-type="float" office:value="952">
            <text:p>952 kg</text:p>
          </table:table-cell>
          <table:table-cell table:style-name="ce19" table:formula="oooc:=[.$B390]*10+590+[.Q$2]*8" office:value-type="float" office:value="960">
            <text:p>960 kg</text:p>
          </table:table-cell>
          <table:table-cell table:style-name="ce19" table:formula="oooc:=[.$B390]*10+590+[.R$2]*8" office:value-type="float" office:value="968">
            <text:p>968 kg</text:p>
          </table:table-cell>
          <table:table-cell table:style-name="ce19" table:formula="oooc:=[.$B390]*10+590+[.S$2]*8" office:value-type="float" office:value="976">
            <text:p>976 kg</text:p>
          </table:table-cell>
          <table:table-cell table:style-name="ce19" table:formula="oooc:=[.$B390]*10+590+[.T$2]*8" office:value-type="float" office:value="984">
            <text:p>984 kg</text:p>
          </table:table-cell>
          <table:table-cell table:style-name="ce19" table:formula="oooc:=[.$B390]*10+590+[.U$2]*8" office:value-type="float" office:value="992">
            <text:p>992 kg</text:p>
          </table:table-cell>
          <table:table-cell table:style-name="ce19" table:formula="oooc:=[.$B390]*10+590+[.V$2]*8" office:value-type="float" office:value="1000">
            <text:p>1000 kg</text:p>
          </table:table-cell>
          <table:table-cell table:style-name="ce19" table:formula="oooc:=[.$B390]*10+590+[.W$2]*8" office:value-type="float" office:value="1008">
            <text:p>1008 kg</text:p>
          </table:table-cell>
          <table:table-cell table:style-name="ce19" table:formula="oooc:=[.$B390]*10+590+[.X$2]*8" office:value-type="float" office:value="1016">
            <text:p>1016 kg</text:p>
          </table:table-cell>
          <table:table-cell table:style-name="ce19" table:formula="oooc:=[.$B390]*10+590+[.Y$2]*8" office:value-type="float" office:value="1024">
            <text:p>1024 kg</text:p>
          </table:table-cell>
          <table:table-cell table:style-name="ce19" table:formula="oooc:=[.$B390]*10+590+[.Z$2]*8" office:value-type="float" office:value="1032">
            <text:p>1032 kg</text:p>
          </table:table-cell>
          <table:table-cell table:style-name="ce19" table:formula="oooc:=[.$B390]*10+590+[.AA$2]*8" office:value-type="float" office:value="1040">
            <text:p>1040 kg</text:p>
          </table:table-cell>
          <table:table-cell table:style-name="ce19" table:formula="oooc:=[.$B390]*10+590+[.AB$2]*8" office:value-type="float" office:value="1048">
            <text:p>1048 kg</text:p>
          </table:table-cell>
          <table:table-cell table:style-name="ce19" table:formula="oooc:=[.$B390]*10+590+[.AC$2]*8" office:value-type="float" office:value="1056">
            <text:p>1056 kg</text:p>
          </table:table-cell>
          <table:table-cell table:style-name="ce19" table:formula="oooc:=[.$B390]*10+590+[.AD$2]*8" office:value-type="float" office:value="1064">
            <text:p>1064 kg</text:p>
          </table:table-cell>
          <table:table-cell table:style-name="ce19" table:formula="oooc:=[.$B390]*10+590+[.AE$2]*8" office:value-type="float" office:value="1072">
            <text:p>1072 kg</text:p>
          </table:table-cell>
          <table:table-cell table:style-name="ce19" table:formula="oooc:=[.$B390]*10+590+[.AF$2]*8" office:value-type="float" office:value="1080">
            <text:p>10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6">
            <text:p>26</text:p>
          </table:table-cell>
          <table:table-cell table:style-name="ce19" table:formula="oooc:=[.$B391]*10+590+[.C$2]*8" office:value-type="float" office:value="858">
            <text:p>858 kg</text:p>
          </table:table-cell>
          <table:table-cell table:style-name="ce19" table:formula="oooc:=[.$B391]*10+590+[.D$2]*8" office:value-type="float" office:value="866">
            <text:p>866 kg</text:p>
          </table:table-cell>
          <table:table-cell table:style-name="ce19" table:formula="oooc:=[.$B391]*10+590+[.E$2]*8" office:value-type="float" office:value="874">
            <text:p>874 kg</text:p>
          </table:table-cell>
          <table:table-cell table:style-name="ce19" table:formula="oooc:=[.$B391]*10+590+[.F$2]*8" office:value-type="float" office:value="882">
            <text:p>882 kg</text:p>
          </table:table-cell>
          <table:table-cell table:style-name="ce19" table:formula="oooc:=[.$B391]*10+590+[.G$2]*8" office:value-type="float" office:value="890">
            <text:p>890 kg</text:p>
          </table:table-cell>
          <table:table-cell table:style-name="ce19" table:formula="oooc:=[.$B391]*10+590+[.H$2]*8" office:value-type="float" office:value="898">
            <text:p>898 kg</text:p>
          </table:table-cell>
          <table:table-cell table:style-name="ce19" table:formula="oooc:=[.$B391]*10+590+[.I$2]*8" office:value-type="float" office:value="906">
            <text:p>906 kg</text:p>
          </table:table-cell>
          <table:table-cell table:style-name="ce19" table:formula="oooc:=[.$B391]*10+590+[.J$2]*8" office:value-type="float" office:value="914">
            <text:p>914 kg</text:p>
          </table:table-cell>
          <table:table-cell table:style-name="ce19" table:formula="oooc:=[.$B391]*10+590+[.K$2]*8" office:value-type="float" office:value="922">
            <text:p>922 kg</text:p>
          </table:table-cell>
          <table:table-cell table:style-name="ce19" table:formula="oooc:=[.$B391]*10+590+[.L$2]*8" office:value-type="float" office:value="930">
            <text:p>930 kg</text:p>
          </table:table-cell>
          <table:table-cell table:style-name="ce19" table:formula="oooc:=[.$B391]*10+590+[.M$2]*8" office:value-type="float" office:value="938">
            <text:p>938 kg</text:p>
          </table:table-cell>
          <table:table-cell table:style-name="ce19" table:formula="oooc:=[.$B391]*10+590+[.N$2]*8" office:value-type="float" office:value="946">
            <text:p>946 kg</text:p>
          </table:table-cell>
          <table:table-cell table:style-name="ce19" table:formula="oooc:=[.$B391]*10+590+[.O$2]*8" office:value-type="float" office:value="954">
            <text:p>954 kg</text:p>
          </table:table-cell>
          <table:table-cell table:style-name="ce19" table:formula="oooc:=[.$B391]*10+590+[.P$2]*8" office:value-type="float" office:value="962">
            <text:p>962 kg</text:p>
          </table:table-cell>
          <table:table-cell table:style-name="ce19" table:formula="oooc:=[.$B391]*10+590+[.Q$2]*8" office:value-type="float" office:value="970">
            <text:p>970 kg</text:p>
          </table:table-cell>
          <table:table-cell table:style-name="ce19" table:formula="oooc:=[.$B391]*10+590+[.R$2]*8" office:value-type="float" office:value="978">
            <text:p>978 kg</text:p>
          </table:table-cell>
          <table:table-cell table:style-name="ce19" table:formula="oooc:=[.$B391]*10+590+[.S$2]*8" office:value-type="float" office:value="986">
            <text:p>986 kg</text:p>
          </table:table-cell>
          <table:table-cell table:style-name="ce19" table:formula="oooc:=[.$B391]*10+590+[.T$2]*8" office:value-type="float" office:value="994">
            <text:p>994 kg</text:p>
          </table:table-cell>
          <table:table-cell table:style-name="ce19" table:formula="oooc:=[.$B391]*10+590+[.U$2]*8" office:value-type="float" office:value="1002">
            <text:p>1002 kg</text:p>
          </table:table-cell>
          <table:table-cell table:style-name="ce19" table:formula="oooc:=[.$B391]*10+590+[.V$2]*8" office:value-type="float" office:value="1010">
            <text:p>1010 kg</text:p>
          </table:table-cell>
          <table:table-cell table:style-name="ce19" table:formula="oooc:=[.$B391]*10+590+[.W$2]*8" office:value-type="float" office:value="1018">
            <text:p>1018 kg</text:p>
          </table:table-cell>
          <table:table-cell table:style-name="ce19" table:formula="oooc:=[.$B391]*10+590+[.X$2]*8" office:value-type="float" office:value="1026">
            <text:p>1026 kg</text:p>
          </table:table-cell>
          <table:table-cell table:style-name="ce19" table:formula="oooc:=[.$B391]*10+590+[.Y$2]*8" office:value-type="float" office:value="1034">
            <text:p>1034 kg</text:p>
          </table:table-cell>
          <table:table-cell table:style-name="ce19" table:formula="oooc:=[.$B391]*10+590+[.Z$2]*8" office:value-type="float" office:value="1042">
            <text:p>1042 kg</text:p>
          </table:table-cell>
          <table:table-cell table:style-name="ce19" table:formula="oooc:=[.$B391]*10+590+[.AA$2]*8" office:value-type="float" office:value="1050">
            <text:p>1050 kg</text:p>
          </table:table-cell>
          <table:table-cell table:style-name="ce19" table:formula="oooc:=[.$B391]*10+590+[.AB$2]*8" office:value-type="float" office:value="1058">
            <text:p>1058 kg</text:p>
          </table:table-cell>
          <table:table-cell table:style-name="ce19" table:formula="oooc:=[.$B391]*10+590+[.AC$2]*8" office:value-type="float" office:value="1066">
            <text:p>1066 kg</text:p>
          </table:table-cell>
          <table:table-cell table:style-name="ce19" table:formula="oooc:=[.$B391]*10+590+[.AD$2]*8" office:value-type="float" office:value="1074">
            <text:p>1074 kg</text:p>
          </table:table-cell>
          <table:table-cell table:style-name="ce19" table:formula="oooc:=[.$B391]*10+590+[.AE$2]*8" office:value-type="float" office:value="1082">
            <text:p>1082 kg</text:p>
          </table:table-cell>
          <table:table-cell table:style-name="ce19" table:formula="oooc:=[.$B391]*10+590+[.AF$2]*8" office:value-type="float" office:value="1090">
            <text:p>10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7">
            <text:p>27</text:p>
          </table:table-cell>
          <table:table-cell table:style-name="ce19" table:formula="oooc:=[.$B392]*10+590+[.C$2]*8" office:value-type="float" office:value="868">
            <text:p>868 kg</text:p>
          </table:table-cell>
          <table:table-cell table:style-name="ce19" table:formula="oooc:=[.$B392]*10+590+[.D$2]*8" office:value-type="float" office:value="876">
            <text:p>876 kg</text:p>
          </table:table-cell>
          <table:table-cell table:style-name="ce19" table:formula="oooc:=[.$B392]*10+590+[.E$2]*8" office:value-type="float" office:value="884">
            <text:p>884 kg</text:p>
          </table:table-cell>
          <table:table-cell table:style-name="ce19" table:formula="oooc:=[.$B392]*10+590+[.F$2]*8" office:value-type="float" office:value="892">
            <text:p>892 kg</text:p>
          </table:table-cell>
          <table:table-cell table:style-name="ce19" table:formula="oooc:=[.$B392]*10+590+[.G$2]*8" office:value-type="float" office:value="900">
            <text:p>900 kg</text:p>
          </table:table-cell>
          <table:table-cell table:style-name="ce19" table:formula="oooc:=[.$B392]*10+590+[.H$2]*8" office:value-type="float" office:value="908">
            <text:p>908 kg</text:p>
          </table:table-cell>
          <table:table-cell table:style-name="ce19" table:formula="oooc:=[.$B392]*10+590+[.I$2]*8" office:value-type="float" office:value="916">
            <text:p>916 kg</text:p>
          </table:table-cell>
          <table:table-cell table:style-name="ce19" table:formula="oooc:=[.$B392]*10+590+[.J$2]*8" office:value-type="float" office:value="924">
            <text:p>924 kg</text:p>
          </table:table-cell>
          <table:table-cell table:style-name="ce19" table:formula="oooc:=[.$B392]*10+590+[.K$2]*8" office:value-type="float" office:value="932">
            <text:p>932 kg</text:p>
          </table:table-cell>
          <table:table-cell table:style-name="ce19" table:formula="oooc:=[.$B392]*10+590+[.L$2]*8" office:value-type="float" office:value="940">
            <text:p>940 kg</text:p>
          </table:table-cell>
          <table:table-cell table:style-name="ce19" table:formula="oooc:=[.$B392]*10+590+[.M$2]*8" office:value-type="float" office:value="948">
            <text:p>948 kg</text:p>
          </table:table-cell>
          <table:table-cell table:style-name="ce19" table:formula="oooc:=[.$B392]*10+590+[.N$2]*8" office:value-type="float" office:value="956">
            <text:p>956 kg</text:p>
          </table:table-cell>
          <table:table-cell table:style-name="ce19" table:formula="oooc:=[.$B392]*10+590+[.O$2]*8" office:value-type="float" office:value="964">
            <text:p>964 kg</text:p>
          </table:table-cell>
          <table:table-cell table:style-name="ce19" table:formula="oooc:=[.$B392]*10+590+[.P$2]*8" office:value-type="float" office:value="972">
            <text:p>972 kg</text:p>
          </table:table-cell>
          <table:table-cell table:style-name="ce19" table:formula="oooc:=[.$B392]*10+590+[.Q$2]*8" office:value-type="float" office:value="980">
            <text:p>980 kg</text:p>
          </table:table-cell>
          <table:table-cell table:style-name="ce19" table:formula="oooc:=[.$B392]*10+590+[.R$2]*8" office:value-type="float" office:value="988">
            <text:p>988 kg</text:p>
          </table:table-cell>
          <table:table-cell table:style-name="ce19" table:formula="oooc:=[.$B392]*10+590+[.S$2]*8" office:value-type="float" office:value="996">
            <text:p>996 kg</text:p>
          </table:table-cell>
          <table:table-cell table:style-name="ce19" table:formula="oooc:=[.$B392]*10+590+[.T$2]*8" office:value-type="float" office:value="1004">
            <text:p>1004 kg</text:p>
          </table:table-cell>
          <table:table-cell table:style-name="ce19" table:formula="oooc:=[.$B392]*10+590+[.U$2]*8" office:value-type="float" office:value="1012">
            <text:p>1012 kg</text:p>
          </table:table-cell>
          <table:table-cell table:style-name="ce19" table:formula="oooc:=[.$B392]*10+590+[.V$2]*8" office:value-type="float" office:value="1020">
            <text:p>1020 kg</text:p>
          </table:table-cell>
          <table:table-cell table:style-name="ce19" table:formula="oooc:=[.$B392]*10+590+[.W$2]*8" office:value-type="float" office:value="1028">
            <text:p>1028 kg</text:p>
          </table:table-cell>
          <table:table-cell table:style-name="ce19" table:formula="oooc:=[.$B392]*10+590+[.X$2]*8" office:value-type="float" office:value="1036">
            <text:p>1036 kg</text:p>
          </table:table-cell>
          <table:table-cell table:style-name="ce19" table:formula="oooc:=[.$B392]*10+590+[.Y$2]*8" office:value-type="float" office:value="1044">
            <text:p>1044 kg</text:p>
          </table:table-cell>
          <table:table-cell table:style-name="ce19" table:formula="oooc:=[.$B392]*10+590+[.Z$2]*8" office:value-type="float" office:value="1052">
            <text:p>1052 kg</text:p>
          </table:table-cell>
          <table:table-cell table:style-name="ce19" table:formula="oooc:=[.$B392]*10+590+[.AA$2]*8" office:value-type="float" office:value="1060">
            <text:p>1060 kg</text:p>
          </table:table-cell>
          <table:table-cell table:style-name="ce19" table:formula="oooc:=[.$B392]*10+590+[.AB$2]*8" office:value-type="float" office:value="1068">
            <text:p>1068 kg</text:p>
          </table:table-cell>
          <table:table-cell table:style-name="ce19" table:formula="oooc:=[.$B392]*10+590+[.AC$2]*8" office:value-type="float" office:value="1076">
            <text:p>1076 kg</text:p>
          </table:table-cell>
          <table:table-cell table:style-name="ce19" table:formula="oooc:=[.$B392]*10+590+[.AD$2]*8" office:value-type="float" office:value="1084">
            <text:p>1084 kg</text:p>
          </table:table-cell>
          <table:table-cell table:style-name="ce19" table:formula="oooc:=[.$B392]*10+590+[.AE$2]*8" office:value-type="float" office:value="1092">
            <text:p>1092 kg</text:p>
          </table:table-cell>
          <table:table-cell table:style-name="ce19" table:formula="oooc:=[.$B392]*10+590+[.AF$2]*8" office:value-type="float" office:value="1100">
            <text:p>11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8">
            <text:p>28</text:p>
          </table:table-cell>
          <table:table-cell table:style-name="ce19" table:formula="oooc:=[.$B393]*10+590+[.C$2]*8" office:value-type="float" office:value="878">
            <text:p>878 kg</text:p>
          </table:table-cell>
          <table:table-cell table:style-name="ce19" table:formula="oooc:=[.$B393]*10+590+[.D$2]*8" office:value-type="float" office:value="886">
            <text:p>886 kg</text:p>
          </table:table-cell>
          <table:table-cell table:style-name="ce19" table:formula="oooc:=[.$B393]*10+590+[.E$2]*8" office:value-type="float" office:value="894">
            <text:p>894 kg</text:p>
          </table:table-cell>
          <table:table-cell table:style-name="ce19" table:formula="oooc:=[.$B393]*10+590+[.F$2]*8" office:value-type="float" office:value="902">
            <text:p>902 kg</text:p>
          </table:table-cell>
          <table:table-cell table:style-name="ce19" table:formula="oooc:=[.$B393]*10+590+[.G$2]*8" office:value-type="float" office:value="910">
            <text:p>910 kg</text:p>
          </table:table-cell>
          <table:table-cell table:style-name="ce19" table:formula="oooc:=[.$B393]*10+590+[.H$2]*8" office:value-type="float" office:value="918">
            <text:p>918 kg</text:p>
          </table:table-cell>
          <table:table-cell table:style-name="ce19" table:formula="oooc:=[.$B393]*10+590+[.I$2]*8" office:value-type="float" office:value="926">
            <text:p>926 kg</text:p>
          </table:table-cell>
          <table:table-cell table:style-name="ce19" table:formula="oooc:=[.$B393]*10+590+[.J$2]*8" office:value-type="float" office:value="934">
            <text:p>934 kg</text:p>
          </table:table-cell>
          <table:table-cell table:style-name="ce19" table:formula="oooc:=[.$B393]*10+590+[.K$2]*8" office:value-type="float" office:value="942">
            <text:p>942 kg</text:p>
          </table:table-cell>
          <table:table-cell table:style-name="ce19" table:formula="oooc:=[.$B393]*10+590+[.L$2]*8" office:value-type="float" office:value="950">
            <text:p>950 kg</text:p>
          </table:table-cell>
          <table:table-cell table:style-name="ce19" table:formula="oooc:=[.$B393]*10+590+[.M$2]*8" office:value-type="float" office:value="958">
            <text:p>958 kg</text:p>
          </table:table-cell>
          <table:table-cell table:style-name="ce19" table:formula="oooc:=[.$B393]*10+590+[.N$2]*8" office:value-type="float" office:value="966">
            <text:p>966 kg</text:p>
          </table:table-cell>
          <table:table-cell table:style-name="ce19" table:formula="oooc:=[.$B393]*10+590+[.O$2]*8" office:value-type="float" office:value="974">
            <text:p>974 kg</text:p>
          </table:table-cell>
          <table:table-cell table:style-name="ce19" table:formula="oooc:=[.$B393]*10+590+[.P$2]*8" office:value-type="float" office:value="982">
            <text:p>982 kg</text:p>
          </table:table-cell>
          <table:table-cell table:style-name="ce19" table:formula="oooc:=[.$B393]*10+590+[.Q$2]*8" office:value-type="float" office:value="990">
            <text:p>990 kg</text:p>
          </table:table-cell>
          <table:table-cell table:style-name="ce19" table:formula="oooc:=[.$B393]*10+590+[.R$2]*8" office:value-type="float" office:value="998">
            <text:p>998 kg</text:p>
          </table:table-cell>
          <table:table-cell table:style-name="ce19" table:formula="oooc:=[.$B393]*10+590+[.S$2]*8" office:value-type="float" office:value="1006">
            <text:p>1006 kg</text:p>
          </table:table-cell>
          <table:table-cell table:style-name="ce19" table:formula="oooc:=[.$B393]*10+590+[.T$2]*8" office:value-type="float" office:value="1014">
            <text:p>1014 kg</text:p>
          </table:table-cell>
          <table:table-cell table:style-name="ce19" table:formula="oooc:=[.$B393]*10+590+[.U$2]*8" office:value-type="float" office:value="1022">
            <text:p>1022 kg</text:p>
          </table:table-cell>
          <table:table-cell table:style-name="ce19" table:formula="oooc:=[.$B393]*10+590+[.V$2]*8" office:value-type="float" office:value="1030">
            <text:p>1030 kg</text:p>
          </table:table-cell>
          <table:table-cell table:style-name="ce19" table:formula="oooc:=[.$B393]*10+590+[.W$2]*8" office:value-type="float" office:value="1038">
            <text:p>1038 kg</text:p>
          </table:table-cell>
          <table:table-cell table:style-name="ce19" table:formula="oooc:=[.$B393]*10+590+[.X$2]*8" office:value-type="float" office:value="1046">
            <text:p>1046 kg</text:p>
          </table:table-cell>
          <table:table-cell table:style-name="ce19" table:formula="oooc:=[.$B393]*10+590+[.Y$2]*8" office:value-type="float" office:value="1054">
            <text:p>1054 kg</text:p>
          </table:table-cell>
          <table:table-cell table:style-name="ce19" table:formula="oooc:=[.$B393]*10+590+[.Z$2]*8" office:value-type="float" office:value="1062">
            <text:p>1062 kg</text:p>
          </table:table-cell>
          <table:table-cell table:style-name="ce19" table:formula="oooc:=[.$B393]*10+590+[.AA$2]*8" office:value-type="float" office:value="1070">
            <text:p>1070 kg</text:p>
          </table:table-cell>
          <table:table-cell table:style-name="ce19" table:formula="oooc:=[.$B393]*10+590+[.AB$2]*8" office:value-type="float" office:value="1078">
            <text:p>1078 kg</text:p>
          </table:table-cell>
          <table:table-cell table:style-name="ce19" table:formula="oooc:=[.$B393]*10+590+[.AC$2]*8" office:value-type="float" office:value="1086">
            <text:p>1086 kg</text:p>
          </table:table-cell>
          <table:table-cell table:style-name="ce19" table:formula="oooc:=[.$B393]*10+590+[.AD$2]*8" office:value-type="float" office:value="1094">
            <text:p>1094 kg</text:p>
          </table:table-cell>
          <table:table-cell table:style-name="ce19" table:formula="oooc:=[.$B393]*10+590+[.AE$2]*8" office:value-type="float" office:value="1102">
            <text:p>1102 kg</text:p>
          </table:table-cell>
          <table:table-cell table:style-name="ce19" table:formula="oooc:=[.$B393]*10+590+[.AF$2]*8" office:value-type="float" office:value="1110">
            <text:p>11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9">
            <text:p>29</text:p>
          </table:table-cell>
          <table:table-cell table:style-name="ce19" table:formula="oooc:=[.$B394]*10+590+[.C$2]*8" office:value-type="float" office:value="888">
            <text:p>888 kg</text:p>
          </table:table-cell>
          <table:table-cell table:style-name="ce19" table:formula="oooc:=[.$B394]*10+590+[.D$2]*8" office:value-type="float" office:value="896">
            <text:p>896 kg</text:p>
          </table:table-cell>
          <table:table-cell table:style-name="ce19" table:formula="oooc:=[.$B394]*10+590+[.E$2]*8" office:value-type="float" office:value="904">
            <text:p>904 kg</text:p>
          </table:table-cell>
          <table:table-cell table:style-name="ce19" table:formula="oooc:=[.$B394]*10+590+[.F$2]*8" office:value-type="float" office:value="912">
            <text:p>912 kg</text:p>
          </table:table-cell>
          <table:table-cell table:style-name="ce19" table:formula="oooc:=[.$B394]*10+590+[.G$2]*8" office:value-type="float" office:value="920">
            <text:p>920 kg</text:p>
          </table:table-cell>
          <table:table-cell table:style-name="ce19" table:formula="oooc:=[.$B394]*10+590+[.H$2]*8" office:value-type="float" office:value="928">
            <text:p>928 kg</text:p>
          </table:table-cell>
          <table:table-cell table:style-name="ce19" table:formula="oooc:=[.$B394]*10+590+[.I$2]*8" office:value-type="float" office:value="936">
            <text:p>936 kg</text:p>
          </table:table-cell>
          <table:table-cell table:style-name="ce19" table:formula="oooc:=[.$B394]*10+590+[.J$2]*8" office:value-type="float" office:value="944">
            <text:p>944 kg</text:p>
          </table:table-cell>
          <table:table-cell table:style-name="ce19" table:formula="oooc:=[.$B394]*10+590+[.K$2]*8" office:value-type="float" office:value="952">
            <text:p>952 kg</text:p>
          </table:table-cell>
          <table:table-cell table:style-name="ce19" table:formula="oooc:=[.$B394]*10+590+[.L$2]*8" office:value-type="float" office:value="960">
            <text:p>960 kg</text:p>
          </table:table-cell>
          <table:table-cell table:style-name="ce19" table:formula="oooc:=[.$B394]*10+590+[.M$2]*8" office:value-type="float" office:value="968">
            <text:p>968 kg</text:p>
          </table:table-cell>
          <table:table-cell table:style-name="ce19" table:formula="oooc:=[.$B394]*10+590+[.N$2]*8" office:value-type="float" office:value="976">
            <text:p>976 kg</text:p>
          </table:table-cell>
          <table:table-cell table:style-name="ce19" table:formula="oooc:=[.$B394]*10+590+[.O$2]*8" office:value-type="float" office:value="984">
            <text:p>984 kg</text:p>
          </table:table-cell>
          <table:table-cell table:style-name="ce19" table:formula="oooc:=[.$B394]*10+590+[.P$2]*8" office:value-type="float" office:value="992">
            <text:p>992 kg</text:p>
          </table:table-cell>
          <table:table-cell table:style-name="ce19" table:formula="oooc:=[.$B394]*10+590+[.Q$2]*8" office:value-type="float" office:value="1000">
            <text:p>1000 kg</text:p>
          </table:table-cell>
          <table:table-cell table:style-name="ce19" table:formula="oooc:=[.$B394]*10+590+[.R$2]*8" office:value-type="float" office:value="1008">
            <text:p>1008 kg</text:p>
          </table:table-cell>
          <table:table-cell table:style-name="ce19" table:formula="oooc:=[.$B394]*10+590+[.S$2]*8" office:value-type="float" office:value="1016">
            <text:p>1016 kg</text:p>
          </table:table-cell>
          <table:table-cell table:style-name="ce19" table:formula="oooc:=[.$B394]*10+590+[.T$2]*8" office:value-type="float" office:value="1024">
            <text:p>1024 kg</text:p>
          </table:table-cell>
          <table:table-cell table:style-name="ce19" table:formula="oooc:=[.$B394]*10+590+[.U$2]*8" office:value-type="float" office:value="1032">
            <text:p>1032 kg</text:p>
          </table:table-cell>
          <table:table-cell table:style-name="ce19" table:formula="oooc:=[.$B394]*10+590+[.V$2]*8" office:value-type="float" office:value="1040">
            <text:p>1040 kg</text:p>
          </table:table-cell>
          <table:table-cell table:style-name="ce19" table:formula="oooc:=[.$B394]*10+590+[.W$2]*8" office:value-type="float" office:value="1048">
            <text:p>1048 kg</text:p>
          </table:table-cell>
          <table:table-cell table:style-name="ce19" table:formula="oooc:=[.$B394]*10+590+[.X$2]*8" office:value-type="float" office:value="1056">
            <text:p>1056 kg</text:p>
          </table:table-cell>
          <table:table-cell table:style-name="ce19" table:formula="oooc:=[.$B394]*10+590+[.Y$2]*8" office:value-type="float" office:value="1064">
            <text:p>1064 kg</text:p>
          </table:table-cell>
          <table:table-cell table:style-name="ce19" table:formula="oooc:=[.$B394]*10+590+[.Z$2]*8" office:value-type="float" office:value="1072">
            <text:p>1072 kg</text:p>
          </table:table-cell>
          <table:table-cell table:style-name="ce19" table:formula="oooc:=[.$B394]*10+590+[.AA$2]*8" office:value-type="float" office:value="1080">
            <text:p>1080 kg</text:p>
          </table:table-cell>
          <table:table-cell table:style-name="ce19" table:formula="oooc:=[.$B394]*10+590+[.AB$2]*8" office:value-type="float" office:value="1088">
            <text:p>1088 kg</text:p>
          </table:table-cell>
          <table:table-cell table:style-name="ce19" table:formula="oooc:=[.$B394]*10+590+[.AC$2]*8" office:value-type="float" office:value="1096">
            <text:p>1096 kg</text:p>
          </table:table-cell>
          <table:table-cell table:style-name="ce19" table:formula="oooc:=[.$B394]*10+590+[.AD$2]*8" office:value-type="float" office:value="1104">
            <text:p>1104 kg</text:p>
          </table:table-cell>
          <table:table-cell table:style-name="ce19" table:formula="oooc:=[.$B394]*10+590+[.AE$2]*8" office:value-type="float" office:value="1112">
            <text:p>1112 kg</text:p>
          </table:table-cell>
          <table:table-cell table:style-name="ce19" table:formula="oooc:=[.$B394]*10+590+[.AF$2]*8" office:value-type="float" office:value="1120">
            <text:p>11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style-name="ce19" table:formula="oooc:=[.$B395]*10+590+[.C$2]*8" office:value-type="float" office:value="898">
            <text:p>898 kg</text:p>
          </table:table-cell>
          <table:table-cell table:style-name="ce19" table:formula="oooc:=[.$B395]*10+590+[.D$2]*8" office:value-type="float" office:value="906">
            <text:p>906 kg</text:p>
          </table:table-cell>
          <table:table-cell table:style-name="ce19" table:formula="oooc:=[.$B395]*10+590+[.E$2]*8" office:value-type="float" office:value="914">
            <text:p>914 kg</text:p>
          </table:table-cell>
          <table:table-cell table:style-name="ce19" table:formula="oooc:=[.$B395]*10+590+[.F$2]*8" office:value-type="float" office:value="922">
            <text:p>922 kg</text:p>
          </table:table-cell>
          <table:table-cell table:style-name="ce19" table:formula="oooc:=[.$B395]*10+590+[.G$2]*8" office:value-type="float" office:value="930">
            <text:p>930 kg</text:p>
          </table:table-cell>
          <table:table-cell table:style-name="ce19" table:formula="oooc:=[.$B395]*10+590+[.H$2]*8" office:value-type="float" office:value="938">
            <text:p>938 kg</text:p>
          </table:table-cell>
          <table:table-cell table:style-name="ce19" table:formula="oooc:=[.$B395]*10+590+[.I$2]*8" office:value-type="float" office:value="946">
            <text:p>946 kg</text:p>
          </table:table-cell>
          <table:table-cell table:style-name="ce19" table:formula="oooc:=[.$B395]*10+590+[.J$2]*8" office:value-type="float" office:value="954">
            <text:p>954 kg</text:p>
          </table:table-cell>
          <table:table-cell table:style-name="ce19" table:formula="oooc:=[.$B395]*10+590+[.K$2]*8" office:value-type="float" office:value="962">
            <text:p>962 kg</text:p>
          </table:table-cell>
          <table:table-cell table:style-name="ce19" table:formula="oooc:=[.$B395]*10+590+[.L$2]*8" office:value-type="float" office:value="970">
            <text:p>970 kg</text:p>
          </table:table-cell>
          <table:table-cell table:style-name="ce19" table:formula="oooc:=[.$B395]*10+590+[.M$2]*8" office:value-type="float" office:value="978">
            <text:p>978 kg</text:p>
          </table:table-cell>
          <table:table-cell table:style-name="ce19" table:formula="oooc:=[.$B395]*10+590+[.N$2]*8" office:value-type="float" office:value="986">
            <text:p>986 kg</text:p>
          </table:table-cell>
          <table:table-cell table:style-name="ce19" table:formula="oooc:=[.$B395]*10+590+[.O$2]*8" office:value-type="float" office:value="994">
            <text:p>994 kg</text:p>
          </table:table-cell>
          <table:table-cell table:style-name="ce19" table:formula="oooc:=[.$B395]*10+590+[.P$2]*8" office:value-type="float" office:value="1002">
            <text:p>1002 kg</text:p>
          </table:table-cell>
          <table:table-cell table:style-name="ce19" table:formula="oooc:=[.$B395]*10+590+[.Q$2]*8" office:value-type="float" office:value="1010">
            <text:p>1010 kg</text:p>
          </table:table-cell>
          <table:table-cell table:style-name="ce19" table:formula="oooc:=[.$B395]*10+590+[.R$2]*8" office:value-type="float" office:value="1018">
            <text:p>1018 kg</text:p>
          </table:table-cell>
          <table:table-cell table:style-name="ce19" table:formula="oooc:=[.$B395]*10+590+[.S$2]*8" office:value-type="float" office:value="1026">
            <text:p>1026 kg</text:p>
          </table:table-cell>
          <table:table-cell table:style-name="ce19" table:formula="oooc:=[.$B395]*10+590+[.T$2]*8" office:value-type="float" office:value="1034">
            <text:p>1034 kg</text:p>
          </table:table-cell>
          <table:table-cell table:style-name="ce19" table:formula="oooc:=[.$B395]*10+590+[.U$2]*8" office:value-type="float" office:value="1042">
            <text:p>1042 kg</text:p>
          </table:table-cell>
          <table:table-cell table:style-name="ce19" table:formula="oooc:=[.$B395]*10+590+[.V$2]*8" office:value-type="float" office:value="1050">
            <text:p>1050 kg</text:p>
          </table:table-cell>
          <table:table-cell table:style-name="ce19" table:formula="oooc:=[.$B395]*10+590+[.W$2]*8" office:value-type="float" office:value="1058">
            <text:p>1058 kg</text:p>
          </table:table-cell>
          <table:table-cell table:style-name="ce19" table:formula="oooc:=[.$B395]*10+590+[.X$2]*8" office:value-type="float" office:value="1066">
            <text:p>1066 kg</text:p>
          </table:table-cell>
          <table:table-cell table:style-name="ce19" table:formula="oooc:=[.$B395]*10+590+[.Y$2]*8" office:value-type="float" office:value="1074">
            <text:p>1074 kg</text:p>
          </table:table-cell>
          <table:table-cell table:style-name="ce19" table:formula="oooc:=[.$B395]*10+590+[.Z$2]*8" office:value-type="float" office:value="1082">
            <text:p>1082 kg</text:p>
          </table:table-cell>
          <table:table-cell table:style-name="ce19" table:formula="oooc:=[.$B395]*10+590+[.AA$2]*8" office:value-type="float" office:value="1090">
            <text:p>1090 kg</text:p>
          </table:table-cell>
          <table:table-cell table:style-name="ce19" table:formula="oooc:=[.$B395]*10+590+[.AB$2]*8" office:value-type="float" office:value="1098">
            <text:p>1098 kg</text:p>
          </table:table-cell>
          <table:table-cell table:style-name="ce19" table:formula="oooc:=[.$B395]*10+590+[.AC$2]*8" office:value-type="float" office:value="1106">
            <text:p>1106 kg</text:p>
          </table:table-cell>
          <table:table-cell table:style-name="ce19" table:formula="oooc:=[.$B395]*10+590+[.AD$2]*8" office:value-type="float" office:value="1114">
            <text:p>1114 kg</text:p>
          </table:table-cell>
          <table:table-cell table:style-name="ce19" table:formula="oooc:=[.$B395]*10+590+[.AE$2]*8" office:value-type="float" office:value="1122">
            <text:p>1122 kg</text:p>
          </table:table-cell>
          <table:table-cell table:style-name="ce19" table:formula="oooc:=[.$B395]*10+590+[.AF$2]*8" office:value-type="float" office:value="1130">
            <text:p>1130 kg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19" table:number-columns-repeated="30"/>
          <table:table-cell table:number-columns-repeated="224"/>
        </table:table-row>
        <table:table-row table:style-name="ro4">
          <table:table-cell table:style-name="ce15" office:value-type="string" table:number-columns-spanned="2" table:number-rows-spanned="2">
            <text:p>Erdbeeren</text:p>
          </table:table-cell>
          <table:covered-table-cell/>
          <table:table-cell table:style-name="ce18" office:value-type="string" table:number-columns-spanned="30" table:number-rows-spanned="1">
            <text:p>Forschungsstufe</text:p>
          </table:table-cell>
          <table:covered-table-cell table:number-columns-repeated="29"/>
          <table:table-cell table:number-columns-repeated="224"/>
        </table:table-row>
        <table:table-row table:style-name="ro2">
          <table:covered-table-cell table:style-name="ce16"/>
          <table:covered-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table:number-columns-repeated="224"/>
        </table:table-row>
        <table:table-row table:style-name="ro2">
          <table:table-cell table:style-name="ce17" office:value-type="string" table:number-columns-spanned="1" table:number-rows-spanned="30">
            <text:p>Plantage</text:p>
          </table:table-cell>
          <table:table-cell office:value-type="float" office:value="1">
            <text:p>1</text:p>
          </table:table-cell>
          <table:table-cell table:style-name="ce19" table:formula="oooc:=[.$B399]*10+610+[.C$2]*8" office:value-type="float" office:value="628">
            <text:p>628 kg</text:p>
          </table:table-cell>
          <table:table-cell table:style-name="ce19" table:formula="oooc:=[.$B399]*10+610+[.D$2]*8" office:value-type="float" office:value="636">
            <text:p>636 kg</text:p>
          </table:table-cell>
          <table:table-cell table:style-name="ce19" table:formula="oooc:=[.$B399]*10+610+[.E$2]*8" office:value-type="float" office:value="644">
            <text:p>644 kg</text:p>
          </table:table-cell>
          <table:table-cell table:style-name="ce19" table:formula="oooc:=[.$B399]*10+610+[.F$2]*8" office:value-type="float" office:value="652">
            <text:p>652 kg</text:p>
          </table:table-cell>
          <table:table-cell table:style-name="ce19" table:formula="oooc:=[.$B399]*10+610+[.G$2]*8" office:value-type="float" office:value="660">
            <text:p>660 kg</text:p>
          </table:table-cell>
          <table:table-cell table:style-name="ce19" table:formula="oooc:=[.$B399]*10+610+[.H$2]*8" office:value-type="float" office:value="668">
            <text:p>668 kg</text:p>
          </table:table-cell>
          <table:table-cell table:style-name="ce19" table:formula="oooc:=[.$B399]*10+610+[.I$2]*8" office:value-type="float" office:value="676">
            <text:p>676 kg</text:p>
          </table:table-cell>
          <table:table-cell table:style-name="ce19" table:formula="oooc:=[.$B399]*10+610+[.J$2]*8" office:value-type="float" office:value="684">
            <text:p>684 kg</text:p>
          </table:table-cell>
          <table:table-cell table:style-name="ce19" table:formula="oooc:=[.$B399]*10+610+[.K$2]*8" office:value-type="float" office:value="692">
            <text:p>692 kg</text:p>
          </table:table-cell>
          <table:table-cell table:style-name="ce19" table:formula="oooc:=[.$B399]*10+610+[.L$2]*8" office:value-type="float" office:value="700">
            <text:p>700 kg</text:p>
          </table:table-cell>
          <table:table-cell table:style-name="ce19" table:formula="oooc:=[.$B399]*10+610+[.M$2]*8" office:value-type="float" office:value="708">
            <text:p>708 kg</text:p>
          </table:table-cell>
          <table:table-cell table:style-name="ce19" table:formula="oooc:=[.$B399]*10+610+[.N$2]*8" office:value-type="float" office:value="716">
            <text:p>716 kg</text:p>
          </table:table-cell>
          <table:table-cell table:style-name="ce19" table:formula="oooc:=[.$B399]*10+610+[.O$2]*8" office:value-type="float" office:value="724">
            <text:p>724 kg</text:p>
          </table:table-cell>
          <table:table-cell table:style-name="ce19" table:formula="oooc:=[.$B399]*10+610+[.P$2]*8" office:value-type="float" office:value="732">
            <text:p>732 kg</text:p>
          </table:table-cell>
          <table:table-cell table:style-name="ce19" table:formula="oooc:=[.$B399]*10+610+[.Q$2]*8" office:value-type="float" office:value="740">
            <text:p>740 kg</text:p>
          </table:table-cell>
          <table:table-cell table:style-name="ce19" table:formula="oooc:=[.$B399]*10+610+[.R$2]*8" office:value-type="float" office:value="748">
            <text:p>748 kg</text:p>
          </table:table-cell>
          <table:table-cell table:style-name="ce19" table:formula="oooc:=[.$B399]*10+610+[.S$2]*8" office:value-type="float" office:value="756">
            <text:p>756 kg</text:p>
          </table:table-cell>
          <table:table-cell table:style-name="ce19" table:formula="oooc:=[.$B399]*10+610+[.T$2]*8" office:value-type="float" office:value="764">
            <text:p>764 kg</text:p>
          </table:table-cell>
          <table:table-cell table:style-name="ce19" table:formula="oooc:=[.$B399]*10+610+[.U$2]*8" office:value-type="float" office:value="772">
            <text:p>772 kg</text:p>
          </table:table-cell>
          <table:table-cell table:style-name="ce19" table:formula="oooc:=[.$B399]*10+610+[.V$2]*8" office:value-type="float" office:value="780">
            <text:p>780 kg</text:p>
          </table:table-cell>
          <table:table-cell table:style-name="ce19" table:formula="oooc:=[.$B399]*10+610+[.W$2]*8" office:value-type="float" office:value="788">
            <text:p>788 kg</text:p>
          </table:table-cell>
          <table:table-cell table:style-name="ce19" table:formula="oooc:=[.$B399]*10+610+[.X$2]*8" office:value-type="float" office:value="796">
            <text:p>796 kg</text:p>
          </table:table-cell>
          <table:table-cell table:style-name="ce19" table:formula="oooc:=[.$B399]*10+610+[.Y$2]*8" office:value-type="float" office:value="804">
            <text:p>804 kg</text:p>
          </table:table-cell>
          <table:table-cell table:style-name="ce19" table:formula="oooc:=[.$B399]*10+610+[.Z$2]*8" office:value-type="float" office:value="812">
            <text:p>812 kg</text:p>
          </table:table-cell>
          <table:table-cell table:style-name="ce19" table:formula="oooc:=[.$B399]*10+610+[.AA$2]*8" office:value-type="float" office:value="820">
            <text:p>820 kg</text:p>
          </table:table-cell>
          <table:table-cell table:style-name="ce19" table:formula="oooc:=[.$B399]*10+610+[.AB$2]*8" office:value-type="float" office:value="828">
            <text:p>828 kg</text:p>
          </table:table-cell>
          <table:table-cell table:style-name="ce19" table:formula="oooc:=[.$B399]*10+610+[.AC$2]*8" office:value-type="float" office:value="836">
            <text:p>836 kg</text:p>
          </table:table-cell>
          <table:table-cell table:style-name="ce19" table:formula="oooc:=[.$B399]*10+610+[.AD$2]*8" office:value-type="float" office:value="844">
            <text:p>844 kg</text:p>
          </table:table-cell>
          <table:table-cell table:style-name="ce19" table:formula="oooc:=[.$B399]*10+610+[.AE$2]*8" office:value-type="float" office:value="852">
            <text:p>852 kg</text:p>
          </table:table-cell>
          <table:table-cell table:style-name="ce19" table:formula="oooc:=[.$B399]*10+610+[.AF$2]*8" office:value-type="float" office:value="860">
            <text:p>8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19" table:formula="oooc:=[.$B400]*10+610+[.C$2]*8" office:value-type="float" office:value="638">
            <text:p>638 kg</text:p>
          </table:table-cell>
          <table:table-cell table:style-name="ce19" table:formula="oooc:=[.$B400]*10+610+[.D$2]*8" office:value-type="float" office:value="646">
            <text:p>646 kg</text:p>
          </table:table-cell>
          <table:table-cell table:style-name="ce19" table:formula="oooc:=[.$B400]*10+610+[.E$2]*8" office:value-type="float" office:value="654">
            <text:p>654 kg</text:p>
          </table:table-cell>
          <table:table-cell table:style-name="ce19" table:formula="oooc:=[.$B400]*10+610+[.F$2]*8" office:value-type="float" office:value="662">
            <text:p>662 kg</text:p>
          </table:table-cell>
          <table:table-cell table:style-name="ce19" table:formula="oooc:=[.$B400]*10+610+[.G$2]*8" office:value-type="float" office:value="670">
            <text:p>670 kg</text:p>
          </table:table-cell>
          <table:table-cell table:style-name="ce19" table:formula="oooc:=[.$B400]*10+610+[.H$2]*8" office:value-type="float" office:value="678">
            <text:p>678 kg</text:p>
          </table:table-cell>
          <table:table-cell table:style-name="ce19" table:formula="oooc:=[.$B400]*10+610+[.I$2]*8" office:value-type="float" office:value="686">
            <text:p>686 kg</text:p>
          </table:table-cell>
          <table:table-cell table:style-name="ce19" table:formula="oooc:=[.$B400]*10+610+[.J$2]*8" office:value-type="float" office:value="694">
            <text:p>694 kg</text:p>
          </table:table-cell>
          <table:table-cell table:style-name="ce19" table:formula="oooc:=[.$B400]*10+610+[.K$2]*8" office:value-type="float" office:value="702">
            <text:p>702 kg</text:p>
          </table:table-cell>
          <table:table-cell table:style-name="ce19" table:formula="oooc:=[.$B400]*10+610+[.L$2]*8" office:value-type="float" office:value="710">
            <text:p>710 kg</text:p>
          </table:table-cell>
          <table:table-cell table:style-name="ce19" table:formula="oooc:=[.$B400]*10+610+[.M$2]*8" office:value-type="float" office:value="718">
            <text:p>718 kg</text:p>
          </table:table-cell>
          <table:table-cell table:style-name="ce19" table:formula="oooc:=[.$B400]*10+610+[.N$2]*8" office:value-type="float" office:value="726">
            <text:p>726 kg</text:p>
          </table:table-cell>
          <table:table-cell table:style-name="ce19" table:formula="oooc:=[.$B400]*10+610+[.O$2]*8" office:value-type="float" office:value="734">
            <text:p>734 kg</text:p>
          </table:table-cell>
          <table:table-cell table:style-name="ce19" table:formula="oooc:=[.$B400]*10+610+[.P$2]*8" office:value-type="float" office:value="742">
            <text:p>742 kg</text:p>
          </table:table-cell>
          <table:table-cell table:style-name="ce19" table:formula="oooc:=[.$B400]*10+610+[.Q$2]*8" office:value-type="float" office:value="750">
            <text:p>750 kg</text:p>
          </table:table-cell>
          <table:table-cell table:style-name="ce19" table:formula="oooc:=[.$B400]*10+610+[.R$2]*8" office:value-type="float" office:value="758">
            <text:p>758 kg</text:p>
          </table:table-cell>
          <table:table-cell table:style-name="ce19" table:formula="oooc:=[.$B400]*10+610+[.S$2]*8" office:value-type="float" office:value="766">
            <text:p>766 kg</text:p>
          </table:table-cell>
          <table:table-cell table:style-name="ce19" table:formula="oooc:=[.$B400]*10+610+[.T$2]*8" office:value-type="float" office:value="774">
            <text:p>774 kg</text:p>
          </table:table-cell>
          <table:table-cell table:style-name="ce19" table:formula="oooc:=[.$B400]*10+610+[.U$2]*8" office:value-type="float" office:value="782">
            <text:p>782 kg</text:p>
          </table:table-cell>
          <table:table-cell table:style-name="ce19" table:formula="oooc:=[.$B400]*10+610+[.V$2]*8" office:value-type="float" office:value="790">
            <text:p>790 kg</text:p>
          </table:table-cell>
          <table:table-cell table:style-name="ce19" table:formula="oooc:=[.$B400]*10+610+[.W$2]*8" office:value-type="float" office:value="798">
            <text:p>798 kg</text:p>
          </table:table-cell>
          <table:table-cell table:style-name="ce19" table:formula="oooc:=[.$B400]*10+610+[.X$2]*8" office:value-type="float" office:value="806">
            <text:p>806 kg</text:p>
          </table:table-cell>
          <table:table-cell table:style-name="ce19" table:formula="oooc:=[.$B400]*10+610+[.Y$2]*8" office:value-type="float" office:value="814">
            <text:p>814 kg</text:p>
          </table:table-cell>
          <table:table-cell table:style-name="ce19" table:formula="oooc:=[.$B400]*10+610+[.Z$2]*8" office:value-type="float" office:value="822">
            <text:p>822 kg</text:p>
          </table:table-cell>
          <table:table-cell table:style-name="ce19" table:formula="oooc:=[.$B400]*10+610+[.AA$2]*8" office:value-type="float" office:value="830">
            <text:p>830 kg</text:p>
          </table:table-cell>
          <table:table-cell table:style-name="ce19" table:formula="oooc:=[.$B400]*10+610+[.AB$2]*8" office:value-type="float" office:value="838">
            <text:p>838 kg</text:p>
          </table:table-cell>
          <table:table-cell table:style-name="ce19" table:formula="oooc:=[.$B400]*10+610+[.AC$2]*8" office:value-type="float" office:value="846">
            <text:p>846 kg</text:p>
          </table:table-cell>
          <table:table-cell table:style-name="ce19" table:formula="oooc:=[.$B400]*10+610+[.AD$2]*8" office:value-type="float" office:value="854">
            <text:p>854 kg</text:p>
          </table:table-cell>
          <table:table-cell table:style-name="ce19" table:formula="oooc:=[.$B400]*10+610+[.AE$2]*8" office:value-type="float" office:value="862">
            <text:p>862 kg</text:p>
          </table:table-cell>
          <table:table-cell table:style-name="ce19" table:formula="oooc:=[.$B400]*10+610+[.AF$2]*8" office:value-type="float" office:value="870">
            <text:p>8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style-name="ce19" table:formula="oooc:=[.$B401]*10+610+[.C$2]*8" office:value-type="float" office:value="648">
            <text:p>648 kg</text:p>
          </table:table-cell>
          <table:table-cell table:style-name="ce19" table:formula="oooc:=[.$B401]*10+610+[.D$2]*8" office:value-type="float" office:value="656">
            <text:p>656 kg</text:p>
          </table:table-cell>
          <table:table-cell table:style-name="ce19" table:formula="oooc:=[.$B401]*10+610+[.E$2]*8" office:value-type="float" office:value="664">
            <text:p>664 kg</text:p>
          </table:table-cell>
          <table:table-cell table:style-name="ce19" table:formula="oooc:=[.$B401]*10+610+[.F$2]*8" office:value-type="float" office:value="672">
            <text:p>672 kg</text:p>
          </table:table-cell>
          <table:table-cell table:style-name="ce19" table:formula="oooc:=[.$B401]*10+610+[.G$2]*8" office:value-type="float" office:value="680">
            <text:p>680 kg</text:p>
          </table:table-cell>
          <table:table-cell table:style-name="ce19" table:formula="oooc:=[.$B401]*10+610+[.H$2]*8" office:value-type="float" office:value="688">
            <text:p>688 kg</text:p>
          </table:table-cell>
          <table:table-cell table:style-name="ce19" table:formula="oooc:=[.$B401]*10+610+[.I$2]*8" office:value-type="float" office:value="696">
            <text:p>696 kg</text:p>
          </table:table-cell>
          <table:table-cell table:style-name="ce19" table:formula="oooc:=[.$B401]*10+610+[.J$2]*8" office:value-type="float" office:value="704">
            <text:p>704 kg</text:p>
          </table:table-cell>
          <table:table-cell table:style-name="ce19" table:formula="oooc:=[.$B401]*10+610+[.K$2]*8" office:value-type="float" office:value="712">
            <text:p>712 kg</text:p>
          </table:table-cell>
          <table:table-cell table:style-name="ce19" table:formula="oooc:=[.$B401]*10+610+[.L$2]*8" office:value-type="float" office:value="720">
            <text:p>720 kg</text:p>
          </table:table-cell>
          <table:table-cell table:style-name="ce19" table:formula="oooc:=[.$B401]*10+610+[.M$2]*8" office:value-type="float" office:value="728">
            <text:p>728 kg</text:p>
          </table:table-cell>
          <table:table-cell table:style-name="ce19" table:formula="oooc:=[.$B401]*10+610+[.N$2]*8" office:value-type="float" office:value="736">
            <text:p>736 kg</text:p>
          </table:table-cell>
          <table:table-cell table:style-name="ce19" table:formula="oooc:=[.$B401]*10+610+[.O$2]*8" office:value-type="float" office:value="744">
            <text:p>744 kg</text:p>
          </table:table-cell>
          <table:table-cell table:style-name="ce19" table:formula="oooc:=[.$B401]*10+610+[.P$2]*8" office:value-type="float" office:value="752">
            <text:p>752 kg</text:p>
          </table:table-cell>
          <table:table-cell table:style-name="ce19" table:formula="oooc:=[.$B401]*10+610+[.Q$2]*8" office:value-type="float" office:value="760">
            <text:p>760 kg</text:p>
          </table:table-cell>
          <table:table-cell table:style-name="ce19" table:formula="oooc:=[.$B401]*10+610+[.R$2]*8" office:value-type="float" office:value="768">
            <text:p>768 kg</text:p>
          </table:table-cell>
          <table:table-cell table:style-name="ce19" table:formula="oooc:=[.$B401]*10+610+[.S$2]*8" office:value-type="float" office:value="776">
            <text:p>776 kg</text:p>
          </table:table-cell>
          <table:table-cell table:style-name="ce19" table:formula="oooc:=[.$B401]*10+610+[.T$2]*8" office:value-type="float" office:value="784">
            <text:p>784 kg</text:p>
          </table:table-cell>
          <table:table-cell table:style-name="ce19" table:formula="oooc:=[.$B401]*10+610+[.U$2]*8" office:value-type="float" office:value="792">
            <text:p>792 kg</text:p>
          </table:table-cell>
          <table:table-cell table:style-name="ce19" table:formula="oooc:=[.$B401]*10+610+[.V$2]*8" office:value-type="float" office:value="800">
            <text:p>800 kg</text:p>
          </table:table-cell>
          <table:table-cell table:style-name="ce19" table:formula="oooc:=[.$B401]*10+610+[.W$2]*8" office:value-type="float" office:value="808">
            <text:p>808 kg</text:p>
          </table:table-cell>
          <table:table-cell table:style-name="ce19" table:formula="oooc:=[.$B401]*10+610+[.X$2]*8" office:value-type="float" office:value="816">
            <text:p>816 kg</text:p>
          </table:table-cell>
          <table:table-cell table:style-name="ce19" table:formula="oooc:=[.$B401]*10+610+[.Y$2]*8" office:value-type="float" office:value="824">
            <text:p>824 kg</text:p>
          </table:table-cell>
          <table:table-cell table:style-name="ce19" table:formula="oooc:=[.$B401]*10+610+[.Z$2]*8" office:value-type="float" office:value="832">
            <text:p>832 kg</text:p>
          </table:table-cell>
          <table:table-cell table:style-name="ce19" table:formula="oooc:=[.$B401]*10+610+[.AA$2]*8" office:value-type="float" office:value="840">
            <text:p>840 kg</text:p>
          </table:table-cell>
          <table:table-cell table:style-name="ce19" table:formula="oooc:=[.$B401]*10+610+[.AB$2]*8" office:value-type="float" office:value="848">
            <text:p>848 kg</text:p>
          </table:table-cell>
          <table:table-cell table:style-name="ce19" table:formula="oooc:=[.$B401]*10+610+[.AC$2]*8" office:value-type="float" office:value="856">
            <text:p>856 kg</text:p>
          </table:table-cell>
          <table:table-cell table:style-name="ce19" table:formula="oooc:=[.$B401]*10+610+[.AD$2]*8" office:value-type="float" office:value="864">
            <text:p>864 kg</text:p>
          </table:table-cell>
          <table:table-cell table:style-name="ce19" table:formula="oooc:=[.$B401]*10+610+[.AE$2]*8" office:value-type="float" office:value="872">
            <text:p>872 kg</text:p>
          </table:table-cell>
          <table:table-cell table:style-name="ce19" table:formula="oooc:=[.$B401]*10+610+[.AF$2]*8" office:value-type="float" office:value="880">
            <text:p>8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19" table:formula="oooc:=[.$B402]*10+610+[.C$2]*8" office:value-type="float" office:value="658">
            <text:p>658 kg</text:p>
          </table:table-cell>
          <table:table-cell table:style-name="ce19" table:formula="oooc:=[.$B402]*10+610+[.D$2]*8" office:value-type="float" office:value="666">
            <text:p>666 kg</text:p>
          </table:table-cell>
          <table:table-cell table:style-name="ce19" table:formula="oooc:=[.$B402]*10+610+[.E$2]*8" office:value-type="float" office:value="674">
            <text:p>674 kg</text:p>
          </table:table-cell>
          <table:table-cell table:style-name="ce19" table:formula="oooc:=[.$B402]*10+610+[.F$2]*8" office:value-type="float" office:value="682">
            <text:p>682 kg</text:p>
          </table:table-cell>
          <table:table-cell table:style-name="ce19" table:formula="oooc:=[.$B402]*10+610+[.G$2]*8" office:value-type="float" office:value="690">
            <text:p>690 kg</text:p>
          </table:table-cell>
          <table:table-cell table:style-name="ce19" table:formula="oooc:=[.$B402]*10+610+[.H$2]*8" office:value-type="float" office:value="698">
            <text:p>698 kg</text:p>
          </table:table-cell>
          <table:table-cell table:style-name="ce19" table:formula="oooc:=[.$B402]*10+610+[.I$2]*8" office:value-type="float" office:value="706">
            <text:p>706 kg</text:p>
          </table:table-cell>
          <table:table-cell table:style-name="ce19" table:formula="oooc:=[.$B402]*10+610+[.J$2]*8" office:value-type="float" office:value="714">
            <text:p>714 kg</text:p>
          </table:table-cell>
          <table:table-cell table:style-name="ce19" table:formula="oooc:=[.$B402]*10+610+[.K$2]*8" office:value-type="float" office:value="722">
            <text:p>722 kg</text:p>
          </table:table-cell>
          <table:table-cell table:style-name="ce19" table:formula="oooc:=[.$B402]*10+610+[.L$2]*8" office:value-type="float" office:value="730">
            <text:p>730 kg</text:p>
          </table:table-cell>
          <table:table-cell table:style-name="ce19" table:formula="oooc:=[.$B402]*10+610+[.M$2]*8" office:value-type="float" office:value="738">
            <text:p>738 kg</text:p>
          </table:table-cell>
          <table:table-cell table:style-name="ce19" table:formula="oooc:=[.$B402]*10+610+[.N$2]*8" office:value-type="float" office:value="746">
            <text:p>746 kg</text:p>
          </table:table-cell>
          <table:table-cell table:style-name="ce19" table:formula="oooc:=[.$B402]*10+610+[.O$2]*8" office:value-type="float" office:value="754">
            <text:p>754 kg</text:p>
          </table:table-cell>
          <table:table-cell table:style-name="ce19" table:formula="oooc:=[.$B402]*10+610+[.P$2]*8" office:value-type="float" office:value="762">
            <text:p>762 kg</text:p>
          </table:table-cell>
          <table:table-cell table:style-name="ce19" table:formula="oooc:=[.$B402]*10+610+[.Q$2]*8" office:value-type="float" office:value="770">
            <text:p>770 kg</text:p>
          </table:table-cell>
          <table:table-cell table:style-name="ce19" table:formula="oooc:=[.$B402]*10+610+[.R$2]*8" office:value-type="float" office:value="778">
            <text:p>778 kg</text:p>
          </table:table-cell>
          <table:table-cell table:style-name="ce19" table:formula="oooc:=[.$B402]*10+610+[.S$2]*8" office:value-type="float" office:value="786">
            <text:p>786 kg</text:p>
          </table:table-cell>
          <table:table-cell table:style-name="ce19" table:formula="oooc:=[.$B402]*10+610+[.T$2]*8" office:value-type="float" office:value="794">
            <text:p>794 kg</text:p>
          </table:table-cell>
          <table:table-cell table:style-name="ce19" table:formula="oooc:=[.$B402]*10+610+[.U$2]*8" office:value-type="float" office:value="802">
            <text:p>802 kg</text:p>
          </table:table-cell>
          <table:table-cell table:style-name="ce19" table:formula="oooc:=[.$B402]*10+610+[.V$2]*8" office:value-type="float" office:value="810">
            <text:p>810 kg</text:p>
          </table:table-cell>
          <table:table-cell table:style-name="ce19" table:formula="oooc:=[.$B402]*10+610+[.W$2]*8" office:value-type="float" office:value="818">
            <text:p>818 kg</text:p>
          </table:table-cell>
          <table:table-cell table:style-name="ce19" table:formula="oooc:=[.$B402]*10+610+[.X$2]*8" office:value-type="float" office:value="826">
            <text:p>826 kg</text:p>
          </table:table-cell>
          <table:table-cell table:style-name="ce19" table:formula="oooc:=[.$B402]*10+610+[.Y$2]*8" office:value-type="float" office:value="834">
            <text:p>834 kg</text:p>
          </table:table-cell>
          <table:table-cell table:style-name="ce19" table:formula="oooc:=[.$B402]*10+610+[.Z$2]*8" office:value-type="float" office:value="842">
            <text:p>842 kg</text:p>
          </table:table-cell>
          <table:table-cell table:style-name="ce19" table:formula="oooc:=[.$B402]*10+610+[.AA$2]*8" office:value-type="float" office:value="850">
            <text:p>850 kg</text:p>
          </table:table-cell>
          <table:table-cell table:style-name="ce19" table:formula="oooc:=[.$B402]*10+610+[.AB$2]*8" office:value-type="float" office:value="858">
            <text:p>858 kg</text:p>
          </table:table-cell>
          <table:table-cell table:style-name="ce19" table:formula="oooc:=[.$B402]*10+610+[.AC$2]*8" office:value-type="float" office:value="866">
            <text:p>866 kg</text:p>
          </table:table-cell>
          <table:table-cell table:style-name="ce19" table:formula="oooc:=[.$B402]*10+610+[.AD$2]*8" office:value-type="float" office:value="874">
            <text:p>874 kg</text:p>
          </table:table-cell>
          <table:table-cell table:style-name="ce19" table:formula="oooc:=[.$B402]*10+610+[.AE$2]*8" office:value-type="float" office:value="882">
            <text:p>882 kg</text:p>
          </table:table-cell>
          <table:table-cell table:style-name="ce19" table:formula="oooc:=[.$B402]*10+610+[.AF$2]*8" office:value-type="float" office:value="890">
            <text:p>8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style-name="ce19" table:formula="oooc:=[.$B403]*10+610+[.C$2]*8" office:value-type="float" office:value="668">
            <text:p>668 kg</text:p>
          </table:table-cell>
          <table:table-cell table:style-name="ce19" table:formula="oooc:=[.$B403]*10+610+[.D$2]*8" office:value-type="float" office:value="676">
            <text:p>676 kg</text:p>
          </table:table-cell>
          <table:table-cell table:style-name="ce19" table:formula="oooc:=[.$B403]*10+610+[.E$2]*8" office:value-type="float" office:value="684">
            <text:p>684 kg</text:p>
          </table:table-cell>
          <table:table-cell table:style-name="ce19" table:formula="oooc:=[.$B403]*10+610+[.F$2]*8" office:value-type="float" office:value="692">
            <text:p>692 kg</text:p>
          </table:table-cell>
          <table:table-cell table:style-name="ce19" table:formula="oooc:=[.$B403]*10+610+[.G$2]*8" office:value-type="float" office:value="700">
            <text:p>700 kg</text:p>
          </table:table-cell>
          <table:table-cell table:style-name="ce19" table:formula="oooc:=[.$B403]*10+610+[.H$2]*8" office:value-type="float" office:value="708">
            <text:p>708 kg</text:p>
          </table:table-cell>
          <table:table-cell table:style-name="ce19" table:formula="oooc:=[.$B403]*10+610+[.I$2]*8" office:value-type="float" office:value="716">
            <text:p>716 kg</text:p>
          </table:table-cell>
          <table:table-cell table:style-name="ce19" table:formula="oooc:=[.$B403]*10+610+[.J$2]*8" office:value-type="float" office:value="724">
            <text:p>724 kg</text:p>
          </table:table-cell>
          <table:table-cell table:style-name="ce19" table:formula="oooc:=[.$B403]*10+610+[.K$2]*8" office:value-type="float" office:value="732">
            <text:p>732 kg</text:p>
          </table:table-cell>
          <table:table-cell table:style-name="ce19" table:formula="oooc:=[.$B403]*10+610+[.L$2]*8" office:value-type="float" office:value="740">
            <text:p>740 kg</text:p>
          </table:table-cell>
          <table:table-cell table:style-name="ce19" table:formula="oooc:=[.$B403]*10+610+[.M$2]*8" office:value-type="float" office:value="748">
            <text:p>748 kg</text:p>
          </table:table-cell>
          <table:table-cell table:style-name="ce19" table:formula="oooc:=[.$B403]*10+610+[.N$2]*8" office:value-type="float" office:value="756">
            <text:p>756 kg</text:p>
          </table:table-cell>
          <table:table-cell table:style-name="ce19" table:formula="oooc:=[.$B403]*10+610+[.O$2]*8" office:value-type="float" office:value="764">
            <text:p>764 kg</text:p>
          </table:table-cell>
          <table:table-cell table:style-name="ce19" table:formula="oooc:=[.$B403]*10+610+[.P$2]*8" office:value-type="float" office:value="772">
            <text:p>772 kg</text:p>
          </table:table-cell>
          <table:table-cell table:style-name="ce19" table:formula="oooc:=[.$B403]*10+610+[.Q$2]*8" office:value-type="float" office:value="780">
            <text:p>780 kg</text:p>
          </table:table-cell>
          <table:table-cell table:style-name="ce19" table:formula="oooc:=[.$B403]*10+610+[.R$2]*8" office:value-type="float" office:value="788">
            <text:p>788 kg</text:p>
          </table:table-cell>
          <table:table-cell table:style-name="ce19" table:formula="oooc:=[.$B403]*10+610+[.S$2]*8" office:value-type="float" office:value="796">
            <text:p>796 kg</text:p>
          </table:table-cell>
          <table:table-cell table:style-name="ce19" table:formula="oooc:=[.$B403]*10+610+[.T$2]*8" office:value-type="float" office:value="804">
            <text:p>804 kg</text:p>
          </table:table-cell>
          <table:table-cell table:style-name="ce19" table:formula="oooc:=[.$B403]*10+610+[.U$2]*8" office:value-type="float" office:value="812">
            <text:p>812 kg</text:p>
          </table:table-cell>
          <table:table-cell table:style-name="ce19" table:formula="oooc:=[.$B403]*10+610+[.V$2]*8" office:value-type="float" office:value="820">
            <text:p>820 kg</text:p>
          </table:table-cell>
          <table:table-cell table:style-name="ce19" table:formula="oooc:=[.$B403]*10+610+[.W$2]*8" office:value-type="float" office:value="828">
            <text:p>828 kg</text:p>
          </table:table-cell>
          <table:table-cell table:style-name="ce19" table:formula="oooc:=[.$B403]*10+610+[.X$2]*8" office:value-type="float" office:value="836">
            <text:p>836 kg</text:p>
          </table:table-cell>
          <table:table-cell table:style-name="ce19" table:formula="oooc:=[.$B403]*10+610+[.Y$2]*8" office:value-type="float" office:value="844">
            <text:p>844 kg</text:p>
          </table:table-cell>
          <table:table-cell table:style-name="ce19" table:formula="oooc:=[.$B403]*10+610+[.Z$2]*8" office:value-type="float" office:value="852">
            <text:p>852 kg</text:p>
          </table:table-cell>
          <table:table-cell table:style-name="ce19" table:formula="oooc:=[.$B403]*10+610+[.AA$2]*8" office:value-type="float" office:value="860">
            <text:p>860 kg</text:p>
          </table:table-cell>
          <table:table-cell table:style-name="ce19" table:formula="oooc:=[.$B403]*10+610+[.AB$2]*8" office:value-type="float" office:value="868">
            <text:p>868 kg</text:p>
          </table:table-cell>
          <table:table-cell table:style-name="ce19" table:formula="oooc:=[.$B403]*10+610+[.AC$2]*8" office:value-type="float" office:value="876">
            <text:p>876 kg</text:p>
          </table:table-cell>
          <table:table-cell table:style-name="ce19" table:formula="oooc:=[.$B403]*10+610+[.AD$2]*8" office:value-type="float" office:value="884">
            <text:p>884 kg</text:p>
          </table:table-cell>
          <table:table-cell table:style-name="ce19" table:formula="oooc:=[.$B403]*10+610+[.AE$2]*8" office:value-type="float" office:value="892">
            <text:p>892 kg</text:p>
          </table:table-cell>
          <table:table-cell table:style-name="ce19" table:formula="oooc:=[.$B403]*10+610+[.AF$2]*8" office:value-type="float" office:value="900">
            <text:p>9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19" table:formula="oooc:=[.$B404]*10+610+[.C$2]*8" office:value-type="float" office:value="678">
            <text:p>678 kg</text:p>
          </table:table-cell>
          <table:table-cell table:style-name="ce19" table:formula="oooc:=[.$B404]*10+610+[.D$2]*8" office:value-type="float" office:value="686">
            <text:p>686 kg</text:p>
          </table:table-cell>
          <table:table-cell table:style-name="ce19" table:formula="oooc:=[.$B404]*10+610+[.E$2]*8" office:value-type="float" office:value="694">
            <text:p>694 kg</text:p>
          </table:table-cell>
          <table:table-cell table:style-name="ce19" table:formula="oooc:=[.$B404]*10+610+[.F$2]*8" office:value-type="float" office:value="702">
            <text:p>702 kg</text:p>
          </table:table-cell>
          <table:table-cell table:style-name="ce19" table:formula="oooc:=[.$B404]*10+610+[.G$2]*8" office:value-type="float" office:value="710">
            <text:p>710 kg</text:p>
          </table:table-cell>
          <table:table-cell table:style-name="ce19" table:formula="oooc:=[.$B404]*10+610+[.H$2]*8" office:value-type="float" office:value="718">
            <text:p>718 kg</text:p>
          </table:table-cell>
          <table:table-cell table:style-name="ce19" table:formula="oooc:=[.$B404]*10+610+[.I$2]*8" office:value-type="float" office:value="726">
            <text:p>726 kg</text:p>
          </table:table-cell>
          <table:table-cell table:style-name="ce19" table:formula="oooc:=[.$B404]*10+610+[.J$2]*8" office:value-type="float" office:value="734">
            <text:p>734 kg</text:p>
          </table:table-cell>
          <table:table-cell table:style-name="ce19" table:formula="oooc:=[.$B404]*10+610+[.K$2]*8" office:value-type="float" office:value="742">
            <text:p>742 kg</text:p>
          </table:table-cell>
          <table:table-cell table:style-name="ce19" table:formula="oooc:=[.$B404]*10+610+[.L$2]*8" office:value-type="float" office:value="750">
            <text:p>750 kg</text:p>
          </table:table-cell>
          <table:table-cell table:style-name="ce19" table:formula="oooc:=[.$B404]*10+610+[.M$2]*8" office:value-type="float" office:value="758">
            <text:p>758 kg</text:p>
          </table:table-cell>
          <table:table-cell table:style-name="ce19" table:formula="oooc:=[.$B404]*10+610+[.N$2]*8" office:value-type="float" office:value="766">
            <text:p>766 kg</text:p>
          </table:table-cell>
          <table:table-cell table:style-name="ce19" table:formula="oooc:=[.$B404]*10+610+[.O$2]*8" office:value-type="float" office:value="774">
            <text:p>774 kg</text:p>
          </table:table-cell>
          <table:table-cell table:style-name="ce19" table:formula="oooc:=[.$B404]*10+610+[.P$2]*8" office:value-type="float" office:value="782">
            <text:p>782 kg</text:p>
          </table:table-cell>
          <table:table-cell table:style-name="ce19" table:formula="oooc:=[.$B404]*10+610+[.Q$2]*8" office:value-type="float" office:value="790">
            <text:p>790 kg</text:p>
          </table:table-cell>
          <table:table-cell table:style-name="ce19" table:formula="oooc:=[.$B404]*10+610+[.R$2]*8" office:value-type="float" office:value="798">
            <text:p>798 kg</text:p>
          </table:table-cell>
          <table:table-cell table:style-name="ce19" table:formula="oooc:=[.$B404]*10+610+[.S$2]*8" office:value-type="float" office:value="806">
            <text:p>806 kg</text:p>
          </table:table-cell>
          <table:table-cell table:style-name="ce19" table:formula="oooc:=[.$B404]*10+610+[.T$2]*8" office:value-type="float" office:value="814">
            <text:p>814 kg</text:p>
          </table:table-cell>
          <table:table-cell table:style-name="ce19" table:formula="oooc:=[.$B404]*10+610+[.U$2]*8" office:value-type="float" office:value="822">
            <text:p>822 kg</text:p>
          </table:table-cell>
          <table:table-cell table:style-name="ce19" table:formula="oooc:=[.$B404]*10+610+[.V$2]*8" office:value-type="float" office:value="830">
            <text:p>830 kg</text:p>
          </table:table-cell>
          <table:table-cell table:style-name="ce19" table:formula="oooc:=[.$B404]*10+610+[.W$2]*8" office:value-type="float" office:value="838">
            <text:p>838 kg</text:p>
          </table:table-cell>
          <table:table-cell table:style-name="ce19" table:formula="oooc:=[.$B404]*10+610+[.X$2]*8" office:value-type="float" office:value="846">
            <text:p>846 kg</text:p>
          </table:table-cell>
          <table:table-cell table:style-name="ce19" table:formula="oooc:=[.$B404]*10+610+[.Y$2]*8" office:value-type="float" office:value="854">
            <text:p>854 kg</text:p>
          </table:table-cell>
          <table:table-cell table:style-name="ce19" table:formula="oooc:=[.$B404]*10+610+[.Z$2]*8" office:value-type="float" office:value="862">
            <text:p>862 kg</text:p>
          </table:table-cell>
          <table:table-cell table:style-name="ce19" table:formula="oooc:=[.$B404]*10+610+[.AA$2]*8" office:value-type="float" office:value="870">
            <text:p>870 kg</text:p>
          </table:table-cell>
          <table:table-cell table:style-name="ce19" table:formula="oooc:=[.$B404]*10+610+[.AB$2]*8" office:value-type="float" office:value="878">
            <text:p>878 kg</text:p>
          </table:table-cell>
          <table:table-cell table:style-name="ce19" table:formula="oooc:=[.$B404]*10+610+[.AC$2]*8" office:value-type="float" office:value="886">
            <text:p>886 kg</text:p>
          </table:table-cell>
          <table:table-cell table:style-name="ce19" table:formula="oooc:=[.$B404]*10+610+[.AD$2]*8" office:value-type="float" office:value="894">
            <text:p>894 kg</text:p>
          </table:table-cell>
          <table:table-cell table:style-name="ce19" table:formula="oooc:=[.$B404]*10+610+[.AE$2]*8" office:value-type="float" office:value="902">
            <text:p>902 kg</text:p>
          </table:table-cell>
          <table:table-cell table:style-name="ce19" table:formula="oooc:=[.$B404]*10+610+[.AF$2]*8" office:value-type="float" office:value="910">
            <text:p>9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style-name="ce19" table:formula="oooc:=[.$B405]*10+610+[.C$2]*8" office:value-type="float" office:value="688">
            <text:p>688 kg</text:p>
          </table:table-cell>
          <table:table-cell table:style-name="ce19" table:formula="oooc:=[.$B405]*10+610+[.D$2]*8" office:value-type="float" office:value="696">
            <text:p>696 kg</text:p>
          </table:table-cell>
          <table:table-cell table:style-name="ce19" table:formula="oooc:=[.$B405]*10+610+[.E$2]*8" office:value-type="float" office:value="704">
            <text:p>704 kg</text:p>
          </table:table-cell>
          <table:table-cell table:style-name="ce19" table:formula="oooc:=[.$B405]*10+610+[.F$2]*8" office:value-type="float" office:value="712">
            <text:p>712 kg</text:p>
          </table:table-cell>
          <table:table-cell table:style-name="ce19" table:formula="oooc:=[.$B405]*10+610+[.G$2]*8" office:value-type="float" office:value="720">
            <text:p>720 kg</text:p>
          </table:table-cell>
          <table:table-cell table:style-name="ce19" table:formula="oooc:=[.$B405]*10+610+[.H$2]*8" office:value-type="float" office:value="728">
            <text:p>728 kg</text:p>
          </table:table-cell>
          <table:table-cell table:style-name="ce19" table:formula="oooc:=[.$B405]*10+610+[.I$2]*8" office:value-type="float" office:value="736">
            <text:p>736 kg</text:p>
          </table:table-cell>
          <table:table-cell table:style-name="ce19" table:formula="oooc:=[.$B405]*10+610+[.J$2]*8" office:value-type="float" office:value="744">
            <text:p>744 kg</text:p>
          </table:table-cell>
          <table:table-cell table:style-name="ce19" table:formula="oooc:=[.$B405]*10+610+[.K$2]*8" office:value-type="float" office:value="752">
            <text:p>752 kg</text:p>
          </table:table-cell>
          <table:table-cell table:style-name="ce19" table:formula="oooc:=[.$B405]*10+610+[.L$2]*8" office:value-type="float" office:value="760">
            <text:p>760 kg</text:p>
          </table:table-cell>
          <table:table-cell table:style-name="ce19" table:formula="oooc:=[.$B405]*10+610+[.M$2]*8" office:value-type="float" office:value="768">
            <text:p>768 kg</text:p>
          </table:table-cell>
          <table:table-cell table:style-name="ce19" table:formula="oooc:=[.$B405]*10+610+[.N$2]*8" office:value-type="float" office:value="776">
            <text:p>776 kg</text:p>
          </table:table-cell>
          <table:table-cell table:style-name="ce19" table:formula="oooc:=[.$B405]*10+610+[.O$2]*8" office:value-type="float" office:value="784">
            <text:p>784 kg</text:p>
          </table:table-cell>
          <table:table-cell table:style-name="ce19" table:formula="oooc:=[.$B405]*10+610+[.P$2]*8" office:value-type="float" office:value="792">
            <text:p>792 kg</text:p>
          </table:table-cell>
          <table:table-cell table:style-name="ce19" table:formula="oooc:=[.$B405]*10+610+[.Q$2]*8" office:value-type="float" office:value="800">
            <text:p>800 kg</text:p>
          </table:table-cell>
          <table:table-cell table:style-name="ce19" table:formula="oooc:=[.$B405]*10+610+[.R$2]*8" office:value-type="float" office:value="808">
            <text:p>808 kg</text:p>
          </table:table-cell>
          <table:table-cell table:style-name="ce19" table:formula="oooc:=[.$B405]*10+610+[.S$2]*8" office:value-type="float" office:value="816">
            <text:p>816 kg</text:p>
          </table:table-cell>
          <table:table-cell table:style-name="ce19" table:formula="oooc:=[.$B405]*10+610+[.T$2]*8" office:value-type="float" office:value="824">
            <text:p>824 kg</text:p>
          </table:table-cell>
          <table:table-cell table:style-name="ce19" table:formula="oooc:=[.$B405]*10+610+[.U$2]*8" office:value-type="float" office:value="832">
            <text:p>832 kg</text:p>
          </table:table-cell>
          <table:table-cell table:style-name="ce19" table:formula="oooc:=[.$B405]*10+610+[.V$2]*8" office:value-type="float" office:value="840">
            <text:p>840 kg</text:p>
          </table:table-cell>
          <table:table-cell table:style-name="ce19" table:formula="oooc:=[.$B405]*10+610+[.W$2]*8" office:value-type="float" office:value="848">
            <text:p>848 kg</text:p>
          </table:table-cell>
          <table:table-cell table:style-name="ce19" table:formula="oooc:=[.$B405]*10+610+[.X$2]*8" office:value-type="float" office:value="856">
            <text:p>856 kg</text:p>
          </table:table-cell>
          <table:table-cell table:style-name="ce19" table:formula="oooc:=[.$B405]*10+610+[.Y$2]*8" office:value-type="float" office:value="864">
            <text:p>864 kg</text:p>
          </table:table-cell>
          <table:table-cell table:style-name="ce19" table:formula="oooc:=[.$B405]*10+610+[.Z$2]*8" office:value-type="float" office:value="872">
            <text:p>872 kg</text:p>
          </table:table-cell>
          <table:table-cell table:style-name="ce19" table:formula="oooc:=[.$B405]*10+610+[.AA$2]*8" office:value-type="float" office:value="880">
            <text:p>880 kg</text:p>
          </table:table-cell>
          <table:table-cell table:style-name="ce19" table:formula="oooc:=[.$B405]*10+610+[.AB$2]*8" office:value-type="float" office:value="888">
            <text:p>888 kg</text:p>
          </table:table-cell>
          <table:table-cell table:style-name="ce19" table:formula="oooc:=[.$B405]*10+610+[.AC$2]*8" office:value-type="float" office:value="896">
            <text:p>896 kg</text:p>
          </table:table-cell>
          <table:table-cell table:style-name="ce19" table:formula="oooc:=[.$B405]*10+610+[.AD$2]*8" office:value-type="float" office:value="904">
            <text:p>904 kg</text:p>
          </table:table-cell>
          <table:table-cell table:style-name="ce19" table:formula="oooc:=[.$B405]*10+610+[.AE$2]*8" office:value-type="float" office:value="912">
            <text:p>912 kg</text:p>
          </table:table-cell>
          <table:table-cell table:style-name="ce19" table:formula="oooc:=[.$B405]*10+610+[.AF$2]*8" office:value-type="float" office:value="920">
            <text:p>9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19" table:formula="oooc:=[.$B406]*10+610+[.C$2]*8" office:value-type="float" office:value="698">
            <text:p>698 kg</text:p>
          </table:table-cell>
          <table:table-cell table:style-name="ce19" table:formula="oooc:=[.$B406]*10+610+[.D$2]*8" office:value-type="float" office:value="706">
            <text:p>706 kg</text:p>
          </table:table-cell>
          <table:table-cell table:style-name="ce19" table:formula="oooc:=[.$B406]*10+610+[.E$2]*8" office:value-type="float" office:value="714">
            <text:p>714 kg</text:p>
          </table:table-cell>
          <table:table-cell table:style-name="ce19" table:formula="oooc:=[.$B406]*10+610+[.F$2]*8" office:value-type="float" office:value="722">
            <text:p>722 kg</text:p>
          </table:table-cell>
          <table:table-cell table:style-name="ce19" table:formula="oooc:=[.$B406]*10+610+[.G$2]*8" office:value-type="float" office:value="730">
            <text:p>730 kg</text:p>
          </table:table-cell>
          <table:table-cell table:style-name="ce19" table:formula="oooc:=[.$B406]*10+610+[.H$2]*8" office:value-type="float" office:value="738">
            <text:p>738 kg</text:p>
          </table:table-cell>
          <table:table-cell table:style-name="ce19" table:formula="oooc:=[.$B406]*10+610+[.I$2]*8" office:value-type="float" office:value="746">
            <text:p>746 kg</text:p>
          </table:table-cell>
          <table:table-cell table:style-name="ce19" table:formula="oooc:=[.$B406]*10+610+[.J$2]*8" office:value-type="float" office:value="754">
            <text:p>754 kg</text:p>
          </table:table-cell>
          <table:table-cell table:style-name="ce19" table:formula="oooc:=[.$B406]*10+610+[.K$2]*8" office:value-type="float" office:value="762">
            <text:p>762 kg</text:p>
          </table:table-cell>
          <table:table-cell table:style-name="ce19" table:formula="oooc:=[.$B406]*10+610+[.L$2]*8" office:value-type="float" office:value="770">
            <text:p>770 kg</text:p>
          </table:table-cell>
          <table:table-cell table:style-name="ce19" table:formula="oooc:=[.$B406]*10+610+[.M$2]*8" office:value-type="float" office:value="778">
            <text:p>778 kg</text:p>
          </table:table-cell>
          <table:table-cell table:style-name="ce19" table:formula="oooc:=[.$B406]*10+610+[.N$2]*8" office:value-type="float" office:value="786">
            <text:p>786 kg</text:p>
          </table:table-cell>
          <table:table-cell table:style-name="ce19" table:formula="oooc:=[.$B406]*10+610+[.O$2]*8" office:value-type="float" office:value="794">
            <text:p>794 kg</text:p>
          </table:table-cell>
          <table:table-cell table:style-name="ce19" table:formula="oooc:=[.$B406]*10+610+[.P$2]*8" office:value-type="float" office:value="802">
            <text:p>802 kg</text:p>
          </table:table-cell>
          <table:table-cell table:style-name="ce19" table:formula="oooc:=[.$B406]*10+610+[.Q$2]*8" office:value-type="float" office:value="810">
            <text:p>810 kg</text:p>
          </table:table-cell>
          <table:table-cell table:style-name="ce19" table:formula="oooc:=[.$B406]*10+610+[.R$2]*8" office:value-type="float" office:value="818">
            <text:p>818 kg</text:p>
          </table:table-cell>
          <table:table-cell table:style-name="ce19" table:formula="oooc:=[.$B406]*10+610+[.S$2]*8" office:value-type="float" office:value="826">
            <text:p>826 kg</text:p>
          </table:table-cell>
          <table:table-cell table:style-name="ce19" table:formula="oooc:=[.$B406]*10+610+[.T$2]*8" office:value-type="float" office:value="834">
            <text:p>834 kg</text:p>
          </table:table-cell>
          <table:table-cell table:style-name="ce19" table:formula="oooc:=[.$B406]*10+610+[.U$2]*8" office:value-type="float" office:value="842">
            <text:p>842 kg</text:p>
          </table:table-cell>
          <table:table-cell table:style-name="ce19" table:formula="oooc:=[.$B406]*10+610+[.V$2]*8" office:value-type="float" office:value="850">
            <text:p>850 kg</text:p>
          </table:table-cell>
          <table:table-cell table:style-name="ce19" table:formula="oooc:=[.$B406]*10+610+[.W$2]*8" office:value-type="float" office:value="858">
            <text:p>858 kg</text:p>
          </table:table-cell>
          <table:table-cell table:style-name="ce19" table:formula="oooc:=[.$B406]*10+610+[.X$2]*8" office:value-type="float" office:value="866">
            <text:p>866 kg</text:p>
          </table:table-cell>
          <table:table-cell table:style-name="ce19" table:formula="oooc:=[.$B406]*10+610+[.Y$2]*8" office:value-type="float" office:value="874">
            <text:p>874 kg</text:p>
          </table:table-cell>
          <table:table-cell table:style-name="ce19" table:formula="oooc:=[.$B406]*10+610+[.Z$2]*8" office:value-type="float" office:value="882">
            <text:p>882 kg</text:p>
          </table:table-cell>
          <table:table-cell table:style-name="ce19" table:formula="oooc:=[.$B406]*10+610+[.AA$2]*8" office:value-type="float" office:value="890">
            <text:p>890 kg</text:p>
          </table:table-cell>
          <table:table-cell table:style-name="ce19" table:formula="oooc:=[.$B406]*10+610+[.AB$2]*8" office:value-type="float" office:value="898">
            <text:p>898 kg</text:p>
          </table:table-cell>
          <table:table-cell table:style-name="ce19" table:formula="oooc:=[.$B406]*10+610+[.AC$2]*8" office:value-type="float" office:value="906">
            <text:p>906 kg</text:p>
          </table:table-cell>
          <table:table-cell table:style-name="ce19" table:formula="oooc:=[.$B406]*10+610+[.AD$2]*8" office:value-type="float" office:value="914">
            <text:p>914 kg</text:p>
          </table:table-cell>
          <table:table-cell table:style-name="ce19" table:formula="oooc:=[.$B406]*10+610+[.AE$2]*8" office:value-type="float" office:value="922">
            <text:p>922 kg</text:p>
          </table:table-cell>
          <table:table-cell table:style-name="ce19" table:formula="oooc:=[.$B406]*10+610+[.AF$2]*8" office:value-type="float" office:value="930">
            <text:p>9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style-name="ce19" table:formula="oooc:=[.$B407]*10+610+[.C$2]*8" office:value-type="float" office:value="708">
            <text:p>708 kg</text:p>
          </table:table-cell>
          <table:table-cell table:style-name="ce19" table:formula="oooc:=[.$B407]*10+610+[.D$2]*8" office:value-type="float" office:value="716">
            <text:p>716 kg</text:p>
          </table:table-cell>
          <table:table-cell table:style-name="ce19" table:formula="oooc:=[.$B407]*10+610+[.E$2]*8" office:value-type="float" office:value="724">
            <text:p>724 kg</text:p>
          </table:table-cell>
          <table:table-cell table:style-name="ce19" table:formula="oooc:=[.$B407]*10+610+[.F$2]*8" office:value-type="float" office:value="732">
            <text:p>732 kg</text:p>
          </table:table-cell>
          <table:table-cell table:style-name="ce19" table:formula="oooc:=[.$B407]*10+610+[.G$2]*8" office:value-type="float" office:value="740">
            <text:p>740 kg</text:p>
          </table:table-cell>
          <table:table-cell table:style-name="ce19" table:formula="oooc:=[.$B407]*10+610+[.H$2]*8" office:value-type="float" office:value="748">
            <text:p>748 kg</text:p>
          </table:table-cell>
          <table:table-cell table:style-name="ce19" table:formula="oooc:=[.$B407]*10+610+[.I$2]*8" office:value-type="float" office:value="756">
            <text:p>756 kg</text:p>
          </table:table-cell>
          <table:table-cell table:style-name="ce19" table:formula="oooc:=[.$B407]*10+610+[.J$2]*8" office:value-type="float" office:value="764">
            <text:p>764 kg</text:p>
          </table:table-cell>
          <table:table-cell table:style-name="ce19" table:formula="oooc:=[.$B407]*10+610+[.K$2]*8" office:value-type="float" office:value="772">
            <text:p>772 kg</text:p>
          </table:table-cell>
          <table:table-cell table:style-name="ce19" table:formula="oooc:=[.$B407]*10+610+[.L$2]*8" office:value-type="float" office:value="780">
            <text:p>780 kg</text:p>
          </table:table-cell>
          <table:table-cell table:style-name="ce19" table:formula="oooc:=[.$B407]*10+610+[.M$2]*8" office:value-type="float" office:value="788">
            <text:p>788 kg</text:p>
          </table:table-cell>
          <table:table-cell table:style-name="ce19" table:formula="oooc:=[.$B407]*10+610+[.N$2]*8" office:value-type="float" office:value="796">
            <text:p>796 kg</text:p>
          </table:table-cell>
          <table:table-cell table:style-name="ce19" table:formula="oooc:=[.$B407]*10+610+[.O$2]*8" office:value-type="float" office:value="804">
            <text:p>804 kg</text:p>
          </table:table-cell>
          <table:table-cell table:style-name="ce19" table:formula="oooc:=[.$B407]*10+610+[.P$2]*8" office:value-type="float" office:value="812">
            <text:p>812 kg</text:p>
          </table:table-cell>
          <table:table-cell table:style-name="ce19" table:formula="oooc:=[.$B407]*10+610+[.Q$2]*8" office:value-type="float" office:value="820">
            <text:p>820 kg</text:p>
          </table:table-cell>
          <table:table-cell table:style-name="ce19" table:formula="oooc:=[.$B407]*10+610+[.R$2]*8" office:value-type="float" office:value="828">
            <text:p>828 kg</text:p>
          </table:table-cell>
          <table:table-cell table:style-name="ce19" table:formula="oooc:=[.$B407]*10+610+[.S$2]*8" office:value-type="float" office:value="836">
            <text:p>836 kg</text:p>
          </table:table-cell>
          <table:table-cell table:style-name="ce19" table:formula="oooc:=[.$B407]*10+610+[.T$2]*8" office:value-type="float" office:value="844">
            <text:p>844 kg</text:p>
          </table:table-cell>
          <table:table-cell table:style-name="ce19" table:formula="oooc:=[.$B407]*10+610+[.U$2]*8" office:value-type="float" office:value="852">
            <text:p>852 kg</text:p>
          </table:table-cell>
          <table:table-cell table:style-name="ce19" table:formula="oooc:=[.$B407]*10+610+[.V$2]*8" office:value-type="float" office:value="860">
            <text:p>860 kg</text:p>
          </table:table-cell>
          <table:table-cell table:style-name="ce19" table:formula="oooc:=[.$B407]*10+610+[.W$2]*8" office:value-type="float" office:value="868">
            <text:p>868 kg</text:p>
          </table:table-cell>
          <table:table-cell table:style-name="ce19" table:formula="oooc:=[.$B407]*10+610+[.X$2]*8" office:value-type="float" office:value="876">
            <text:p>876 kg</text:p>
          </table:table-cell>
          <table:table-cell table:style-name="ce19" table:formula="oooc:=[.$B407]*10+610+[.Y$2]*8" office:value-type="float" office:value="884">
            <text:p>884 kg</text:p>
          </table:table-cell>
          <table:table-cell table:style-name="ce19" table:formula="oooc:=[.$B407]*10+610+[.Z$2]*8" office:value-type="float" office:value="892">
            <text:p>892 kg</text:p>
          </table:table-cell>
          <table:table-cell table:style-name="ce19" table:formula="oooc:=[.$B407]*10+610+[.AA$2]*8" office:value-type="float" office:value="900">
            <text:p>900 kg</text:p>
          </table:table-cell>
          <table:table-cell table:style-name="ce19" table:formula="oooc:=[.$B407]*10+610+[.AB$2]*8" office:value-type="float" office:value="908">
            <text:p>908 kg</text:p>
          </table:table-cell>
          <table:table-cell table:style-name="ce19" table:formula="oooc:=[.$B407]*10+610+[.AC$2]*8" office:value-type="float" office:value="916">
            <text:p>916 kg</text:p>
          </table:table-cell>
          <table:table-cell table:style-name="ce19" table:formula="oooc:=[.$B407]*10+610+[.AD$2]*8" office:value-type="float" office:value="924">
            <text:p>924 kg</text:p>
          </table:table-cell>
          <table:table-cell table:style-name="ce19" table:formula="oooc:=[.$B407]*10+610+[.AE$2]*8" office:value-type="float" office:value="932">
            <text:p>932 kg</text:p>
          </table:table-cell>
          <table:table-cell table:style-name="ce19" table:formula="oooc:=[.$B407]*10+610+[.AF$2]*8" office:value-type="float" office:value="940">
            <text:p>9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style-name="ce19" table:formula="oooc:=[.$B408]*10+610+[.C$2]*8" office:value-type="float" office:value="718">
            <text:p>718 kg</text:p>
          </table:table-cell>
          <table:table-cell table:style-name="ce19" table:formula="oooc:=[.$B408]*10+610+[.D$2]*8" office:value-type="float" office:value="726">
            <text:p>726 kg</text:p>
          </table:table-cell>
          <table:table-cell table:style-name="ce19" table:formula="oooc:=[.$B408]*10+610+[.E$2]*8" office:value-type="float" office:value="734">
            <text:p>734 kg</text:p>
          </table:table-cell>
          <table:table-cell table:style-name="ce19" table:formula="oooc:=[.$B408]*10+610+[.F$2]*8" office:value-type="float" office:value="742">
            <text:p>742 kg</text:p>
          </table:table-cell>
          <table:table-cell table:style-name="ce19" table:formula="oooc:=[.$B408]*10+610+[.G$2]*8" office:value-type="float" office:value="750">
            <text:p>750 kg</text:p>
          </table:table-cell>
          <table:table-cell table:style-name="ce19" table:formula="oooc:=[.$B408]*10+610+[.H$2]*8" office:value-type="float" office:value="758">
            <text:p>758 kg</text:p>
          </table:table-cell>
          <table:table-cell table:style-name="ce19" table:formula="oooc:=[.$B408]*10+610+[.I$2]*8" office:value-type="float" office:value="766">
            <text:p>766 kg</text:p>
          </table:table-cell>
          <table:table-cell table:style-name="ce19" table:formula="oooc:=[.$B408]*10+610+[.J$2]*8" office:value-type="float" office:value="774">
            <text:p>774 kg</text:p>
          </table:table-cell>
          <table:table-cell table:style-name="ce19" table:formula="oooc:=[.$B408]*10+610+[.K$2]*8" office:value-type="float" office:value="782">
            <text:p>782 kg</text:p>
          </table:table-cell>
          <table:table-cell table:style-name="ce19" table:formula="oooc:=[.$B408]*10+610+[.L$2]*8" office:value-type="float" office:value="790">
            <text:p>790 kg</text:p>
          </table:table-cell>
          <table:table-cell table:style-name="ce19" table:formula="oooc:=[.$B408]*10+610+[.M$2]*8" office:value-type="float" office:value="798">
            <text:p>798 kg</text:p>
          </table:table-cell>
          <table:table-cell table:style-name="ce19" table:formula="oooc:=[.$B408]*10+610+[.N$2]*8" office:value-type="float" office:value="806">
            <text:p>806 kg</text:p>
          </table:table-cell>
          <table:table-cell table:style-name="ce19" table:formula="oooc:=[.$B408]*10+610+[.O$2]*8" office:value-type="float" office:value="814">
            <text:p>814 kg</text:p>
          </table:table-cell>
          <table:table-cell table:style-name="ce19" table:formula="oooc:=[.$B408]*10+610+[.P$2]*8" office:value-type="float" office:value="822">
            <text:p>822 kg</text:p>
          </table:table-cell>
          <table:table-cell table:style-name="ce19" table:formula="oooc:=[.$B408]*10+610+[.Q$2]*8" office:value-type="float" office:value="830">
            <text:p>830 kg</text:p>
          </table:table-cell>
          <table:table-cell table:style-name="ce19" table:formula="oooc:=[.$B408]*10+610+[.R$2]*8" office:value-type="float" office:value="838">
            <text:p>838 kg</text:p>
          </table:table-cell>
          <table:table-cell table:style-name="ce19" table:formula="oooc:=[.$B408]*10+610+[.S$2]*8" office:value-type="float" office:value="846">
            <text:p>846 kg</text:p>
          </table:table-cell>
          <table:table-cell table:style-name="ce19" table:formula="oooc:=[.$B408]*10+610+[.T$2]*8" office:value-type="float" office:value="854">
            <text:p>854 kg</text:p>
          </table:table-cell>
          <table:table-cell table:style-name="ce19" table:formula="oooc:=[.$B408]*10+610+[.U$2]*8" office:value-type="float" office:value="862">
            <text:p>862 kg</text:p>
          </table:table-cell>
          <table:table-cell table:style-name="ce19" table:formula="oooc:=[.$B408]*10+610+[.V$2]*8" office:value-type="float" office:value="870">
            <text:p>870 kg</text:p>
          </table:table-cell>
          <table:table-cell table:style-name="ce19" table:formula="oooc:=[.$B408]*10+610+[.W$2]*8" office:value-type="float" office:value="878">
            <text:p>878 kg</text:p>
          </table:table-cell>
          <table:table-cell table:style-name="ce19" table:formula="oooc:=[.$B408]*10+610+[.X$2]*8" office:value-type="float" office:value="886">
            <text:p>886 kg</text:p>
          </table:table-cell>
          <table:table-cell table:style-name="ce19" table:formula="oooc:=[.$B408]*10+610+[.Y$2]*8" office:value-type="float" office:value="894">
            <text:p>894 kg</text:p>
          </table:table-cell>
          <table:table-cell table:style-name="ce19" table:formula="oooc:=[.$B408]*10+610+[.Z$2]*8" office:value-type="float" office:value="902">
            <text:p>902 kg</text:p>
          </table:table-cell>
          <table:table-cell table:style-name="ce19" table:formula="oooc:=[.$B408]*10+610+[.AA$2]*8" office:value-type="float" office:value="910">
            <text:p>910 kg</text:p>
          </table:table-cell>
          <table:table-cell table:style-name="ce19" table:formula="oooc:=[.$B408]*10+610+[.AB$2]*8" office:value-type="float" office:value="918">
            <text:p>918 kg</text:p>
          </table:table-cell>
          <table:table-cell table:style-name="ce19" table:formula="oooc:=[.$B408]*10+610+[.AC$2]*8" office:value-type="float" office:value="926">
            <text:p>926 kg</text:p>
          </table:table-cell>
          <table:table-cell table:style-name="ce19" table:formula="oooc:=[.$B408]*10+610+[.AD$2]*8" office:value-type="float" office:value="934">
            <text:p>934 kg</text:p>
          </table:table-cell>
          <table:table-cell table:style-name="ce19" table:formula="oooc:=[.$B408]*10+610+[.AE$2]*8" office:value-type="float" office:value="942">
            <text:p>942 kg</text:p>
          </table:table-cell>
          <table:table-cell table:style-name="ce19" table:formula="oooc:=[.$B408]*10+610+[.AF$2]*8" office:value-type="float" office:value="950">
            <text:p>9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style-name="ce19" table:formula="oooc:=[.$B409]*10+610+[.C$2]*8" office:value-type="float" office:value="728">
            <text:p>728 kg</text:p>
          </table:table-cell>
          <table:table-cell table:style-name="ce19" table:formula="oooc:=[.$B409]*10+610+[.D$2]*8" office:value-type="float" office:value="736">
            <text:p>736 kg</text:p>
          </table:table-cell>
          <table:table-cell table:style-name="ce19" table:formula="oooc:=[.$B409]*10+610+[.E$2]*8" office:value-type="float" office:value="744">
            <text:p>744 kg</text:p>
          </table:table-cell>
          <table:table-cell table:style-name="ce19" table:formula="oooc:=[.$B409]*10+610+[.F$2]*8" office:value-type="float" office:value="752">
            <text:p>752 kg</text:p>
          </table:table-cell>
          <table:table-cell table:style-name="ce19" table:formula="oooc:=[.$B409]*10+610+[.G$2]*8" office:value-type="float" office:value="760">
            <text:p>760 kg</text:p>
          </table:table-cell>
          <table:table-cell table:style-name="ce19" table:formula="oooc:=[.$B409]*10+610+[.H$2]*8" office:value-type="float" office:value="768">
            <text:p>768 kg</text:p>
          </table:table-cell>
          <table:table-cell table:style-name="ce19" table:formula="oooc:=[.$B409]*10+610+[.I$2]*8" office:value-type="float" office:value="776">
            <text:p>776 kg</text:p>
          </table:table-cell>
          <table:table-cell table:style-name="ce19" table:formula="oooc:=[.$B409]*10+610+[.J$2]*8" office:value-type="float" office:value="784">
            <text:p>784 kg</text:p>
          </table:table-cell>
          <table:table-cell table:style-name="ce19" table:formula="oooc:=[.$B409]*10+610+[.K$2]*8" office:value-type="float" office:value="792">
            <text:p>792 kg</text:p>
          </table:table-cell>
          <table:table-cell table:style-name="ce19" table:formula="oooc:=[.$B409]*10+610+[.L$2]*8" office:value-type="float" office:value="800">
            <text:p>800 kg</text:p>
          </table:table-cell>
          <table:table-cell table:style-name="ce19" table:formula="oooc:=[.$B409]*10+610+[.M$2]*8" office:value-type="float" office:value="808">
            <text:p>808 kg</text:p>
          </table:table-cell>
          <table:table-cell table:style-name="ce19" table:formula="oooc:=[.$B409]*10+610+[.N$2]*8" office:value-type="float" office:value="816">
            <text:p>816 kg</text:p>
          </table:table-cell>
          <table:table-cell table:style-name="ce19" table:formula="oooc:=[.$B409]*10+610+[.O$2]*8" office:value-type="float" office:value="824">
            <text:p>824 kg</text:p>
          </table:table-cell>
          <table:table-cell table:style-name="ce19" table:formula="oooc:=[.$B409]*10+610+[.P$2]*8" office:value-type="float" office:value="832">
            <text:p>832 kg</text:p>
          </table:table-cell>
          <table:table-cell table:style-name="ce19" table:formula="oooc:=[.$B409]*10+610+[.Q$2]*8" office:value-type="float" office:value="840">
            <text:p>840 kg</text:p>
          </table:table-cell>
          <table:table-cell table:style-name="ce19" table:formula="oooc:=[.$B409]*10+610+[.R$2]*8" office:value-type="float" office:value="848">
            <text:p>848 kg</text:p>
          </table:table-cell>
          <table:table-cell table:style-name="ce19" table:formula="oooc:=[.$B409]*10+610+[.S$2]*8" office:value-type="float" office:value="856">
            <text:p>856 kg</text:p>
          </table:table-cell>
          <table:table-cell table:style-name="ce19" table:formula="oooc:=[.$B409]*10+610+[.T$2]*8" office:value-type="float" office:value="864">
            <text:p>864 kg</text:p>
          </table:table-cell>
          <table:table-cell table:style-name="ce19" table:formula="oooc:=[.$B409]*10+610+[.U$2]*8" office:value-type="float" office:value="872">
            <text:p>872 kg</text:p>
          </table:table-cell>
          <table:table-cell table:style-name="ce19" table:formula="oooc:=[.$B409]*10+610+[.V$2]*8" office:value-type="float" office:value="880">
            <text:p>880 kg</text:p>
          </table:table-cell>
          <table:table-cell table:style-name="ce19" table:formula="oooc:=[.$B409]*10+610+[.W$2]*8" office:value-type="float" office:value="888">
            <text:p>888 kg</text:p>
          </table:table-cell>
          <table:table-cell table:style-name="ce19" table:formula="oooc:=[.$B409]*10+610+[.X$2]*8" office:value-type="float" office:value="896">
            <text:p>896 kg</text:p>
          </table:table-cell>
          <table:table-cell table:style-name="ce19" table:formula="oooc:=[.$B409]*10+610+[.Y$2]*8" office:value-type="float" office:value="904">
            <text:p>904 kg</text:p>
          </table:table-cell>
          <table:table-cell table:style-name="ce19" table:formula="oooc:=[.$B409]*10+610+[.Z$2]*8" office:value-type="float" office:value="912">
            <text:p>912 kg</text:p>
          </table:table-cell>
          <table:table-cell table:style-name="ce19" table:formula="oooc:=[.$B409]*10+610+[.AA$2]*8" office:value-type="float" office:value="920">
            <text:p>920 kg</text:p>
          </table:table-cell>
          <table:table-cell table:style-name="ce19" table:formula="oooc:=[.$B409]*10+610+[.AB$2]*8" office:value-type="float" office:value="928">
            <text:p>928 kg</text:p>
          </table:table-cell>
          <table:table-cell table:style-name="ce19" table:formula="oooc:=[.$B409]*10+610+[.AC$2]*8" office:value-type="float" office:value="936">
            <text:p>936 kg</text:p>
          </table:table-cell>
          <table:table-cell table:style-name="ce19" table:formula="oooc:=[.$B409]*10+610+[.AD$2]*8" office:value-type="float" office:value="944">
            <text:p>944 kg</text:p>
          </table:table-cell>
          <table:table-cell table:style-name="ce19" table:formula="oooc:=[.$B409]*10+610+[.AE$2]*8" office:value-type="float" office:value="952">
            <text:p>952 kg</text:p>
          </table:table-cell>
          <table:table-cell table:style-name="ce19" table:formula="oooc:=[.$B409]*10+610+[.AF$2]*8" office:value-type="float" office:value="960">
            <text:p>9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style-name="ce19" table:formula="oooc:=[.$B410]*10+610+[.C$2]*8" office:value-type="float" office:value="738">
            <text:p>738 kg</text:p>
          </table:table-cell>
          <table:table-cell table:style-name="ce19" table:formula="oooc:=[.$B410]*10+610+[.D$2]*8" office:value-type="float" office:value="746">
            <text:p>746 kg</text:p>
          </table:table-cell>
          <table:table-cell table:style-name="ce19" table:formula="oooc:=[.$B410]*10+610+[.E$2]*8" office:value-type="float" office:value="754">
            <text:p>754 kg</text:p>
          </table:table-cell>
          <table:table-cell table:style-name="ce19" table:formula="oooc:=[.$B410]*10+610+[.F$2]*8" office:value-type="float" office:value="762">
            <text:p>762 kg</text:p>
          </table:table-cell>
          <table:table-cell table:style-name="ce19" table:formula="oooc:=[.$B410]*10+610+[.G$2]*8" office:value-type="float" office:value="770">
            <text:p>770 kg</text:p>
          </table:table-cell>
          <table:table-cell table:style-name="ce19" table:formula="oooc:=[.$B410]*10+610+[.H$2]*8" office:value-type="float" office:value="778">
            <text:p>778 kg</text:p>
          </table:table-cell>
          <table:table-cell table:style-name="ce19" table:formula="oooc:=[.$B410]*10+610+[.I$2]*8" office:value-type="float" office:value="786">
            <text:p>786 kg</text:p>
          </table:table-cell>
          <table:table-cell table:style-name="ce19" table:formula="oooc:=[.$B410]*10+610+[.J$2]*8" office:value-type="float" office:value="794">
            <text:p>794 kg</text:p>
          </table:table-cell>
          <table:table-cell table:style-name="ce19" table:formula="oooc:=[.$B410]*10+610+[.K$2]*8" office:value-type="float" office:value="802">
            <text:p>802 kg</text:p>
          </table:table-cell>
          <table:table-cell table:style-name="ce19" table:formula="oooc:=[.$B410]*10+610+[.L$2]*8" office:value-type="float" office:value="810">
            <text:p>810 kg</text:p>
          </table:table-cell>
          <table:table-cell table:style-name="ce19" table:formula="oooc:=[.$B410]*10+610+[.M$2]*8" office:value-type="float" office:value="818">
            <text:p>818 kg</text:p>
          </table:table-cell>
          <table:table-cell table:style-name="ce19" table:formula="oooc:=[.$B410]*10+610+[.N$2]*8" office:value-type="float" office:value="826">
            <text:p>826 kg</text:p>
          </table:table-cell>
          <table:table-cell table:style-name="ce19" table:formula="oooc:=[.$B410]*10+610+[.O$2]*8" office:value-type="float" office:value="834">
            <text:p>834 kg</text:p>
          </table:table-cell>
          <table:table-cell table:style-name="ce19" table:formula="oooc:=[.$B410]*10+610+[.P$2]*8" office:value-type="float" office:value="842">
            <text:p>842 kg</text:p>
          </table:table-cell>
          <table:table-cell table:style-name="ce19" table:formula="oooc:=[.$B410]*10+610+[.Q$2]*8" office:value-type="float" office:value="850">
            <text:p>850 kg</text:p>
          </table:table-cell>
          <table:table-cell table:style-name="ce19" table:formula="oooc:=[.$B410]*10+610+[.R$2]*8" office:value-type="float" office:value="858">
            <text:p>858 kg</text:p>
          </table:table-cell>
          <table:table-cell table:style-name="ce19" table:formula="oooc:=[.$B410]*10+610+[.S$2]*8" office:value-type="float" office:value="866">
            <text:p>866 kg</text:p>
          </table:table-cell>
          <table:table-cell table:style-name="ce19" table:formula="oooc:=[.$B410]*10+610+[.T$2]*8" office:value-type="float" office:value="874">
            <text:p>874 kg</text:p>
          </table:table-cell>
          <table:table-cell table:style-name="ce19" table:formula="oooc:=[.$B410]*10+610+[.U$2]*8" office:value-type="float" office:value="882">
            <text:p>882 kg</text:p>
          </table:table-cell>
          <table:table-cell table:style-name="ce19" table:formula="oooc:=[.$B410]*10+610+[.V$2]*8" office:value-type="float" office:value="890">
            <text:p>890 kg</text:p>
          </table:table-cell>
          <table:table-cell table:style-name="ce19" table:formula="oooc:=[.$B410]*10+610+[.W$2]*8" office:value-type="float" office:value="898">
            <text:p>898 kg</text:p>
          </table:table-cell>
          <table:table-cell table:style-name="ce19" table:formula="oooc:=[.$B410]*10+610+[.X$2]*8" office:value-type="float" office:value="906">
            <text:p>906 kg</text:p>
          </table:table-cell>
          <table:table-cell table:style-name="ce19" table:formula="oooc:=[.$B410]*10+610+[.Y$2]*8" office:value-type="float" office:value="914">
            <text:p>914 kg</text:p>
          </table:table-cell>
          <table:table-cell table:style-name="ce19" table:formula="oooc:=[.$B410]*10+610+[.Z$2]*8" office:value-type="float" office:value="922">
            <text:p>922 kg</text:p>
          </table:table-cell>
          <table:table-cell table:style-name="ce19" table:formula="oooc:=[.$B410]*10+610+[.AA$2]*8" office:value-type="float" office:value="930">
            <text:p>930 kg</text:p>
          </table:table-cell>
          <table:table-cell table:style-name="ce19" table:formula="oooc:=[.$B410]*10+610+[.AB$2]*8" office:value-type="float" office:value="938">
            <text:p>938 kg</text:p>
          </table:table-cell>
          <table:table-cell table:style-name="ce19" table:formula="oooc:=[.$B410]*10+610+[.AC$2]*8" office:value-type="float" office:value="946">
            <text:p>946 kg</text:p>
          </table:table-cell>
          <table:table-cell table:style-name="ce19" table:formula="oooc:=[.$B410]*10+610+[.AD$2]*8" office:value-type="float" office:value="954">
            <text:p>954 kg</text:p>
          </table:table-cell>
          <table:table-cell table:style-name="ce19" table:formula="oooc:=[.$B410]*10+610+[.AE$2]*8" office:value-type="float" office:value="962">
            <text:p>962 kg</text:p>
          </table:table-cell>
          <table:table-cell table:style-name="ce19" table:formula="oooc:=[.$B410]*10+610+[.AF$2]*8" office:value-type="float" office:value="970">
            <text:p>9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style-name="ce19" table:formula="oooc:=[.$B411]*10+610+[.C$2]*8" office:value-type="float" office:value="748">
            <text:p>748 kg</text:p>
          </table:table-cell>
          <table:table-cell table:style-name="ce19" table:formula="oooc:=[.$B411]*10+610+[.D$2]*8" office:value-type="float" office:value="756">
            <text:p>756 kg</text:p>
          </table:table-cell>
          <table:table-cell table:style-name="ce19" table:formula="oooc:=[.$B411]*10+610+[.E$2]*8" office:value-type="float" office:value="764">
            <text:p>764 kg</text:p>
          </table:table-cell>
          <table:table-cell table:style-name="ce19" table:formula="oooc:=[.$B411]*10+610+[.F$2]*8" office:value-type="float" office:value="772">
            <text:p>772 kg</text:p>
          </table:table-cell>
          <table:table-cell table:style-name="ce19" table:formula="oooc:=[.$B411]*10+610+[.G$2]*8" office:value-type="float" office:value="780">
            <text:p>780 kg</text:p>
          </table:table-cell>
          <table:table-cell table:style-name="ce19" table:formula="oooc:=[.$B411]*10+610+[.H$2]*8" office:value-type="float" office:value="788">
            <text:p>788 kg</text:p>
          </table:table-cell>
          <table:table-cell table:style-name="ce19" table:formula="oooc:=[.$B411]*10+610+[.I$2]*8" office:value-type="float" office:value="796">
            <text:p>796 kg</text:p>
          </table:table-cell>
          <table:table-cell table:style-name="ce19" table:formula="oooc:=[.$B411]*10+610+[.J$2]*8" office:value-type="float" office:value="804">
            <text:p>804 kg</text:p>
          </table:table-cell>
          <table:table-cell table:style-name="ce19" table:formula="oooc:=[.$B411]*10+610+[.K$2]*8" office:value-type="float" office:value="812">
            <text:p>812 kg</text:p>
          </table:table-cell>
          <table:table-cell table:style-name="ce19" table:formula="oooc:=[.$B411]*10+610+[.L$2]*8" office:value-type="float" office:value="820">
            <text:p>820 kg</text:p>
          </table:table-cell>
          <table:table-cell table:style-name="ce19" table:formula="oooc:=[.$B411]*10+610+[.M$2]*8" office:value-type="float" office:value="828">
            <text:p>828 kg</text:p>
          </table:table-cell>
          <table:table-cell table:style-name="ce19" table:formula="oooc:=[.$B411]*10+610+[.N$2]*8" office:value-type="float" office:value="836">
            <text:p>836 kg</text:p>
          </table:table-cell>
          <table:table-cell table:style-name="ce19" table:formula="oooc:=[.$B411]*10+610+[.O$2]*8" office:value-type="float" office:value="844">
            <text:p>844 kg</text:p>
          </table:table-cell>
          <table:table-cell table:style-name="ce19" table:formula="oooc:=[.$B411]*10+610+[.P$2]*8" office:value-type="float" office:value="852">
            <text:p>852 kg</text:p>
          </table:table-cell>
          <table:table-cell table:style-name="ce19" table:formula="oooc:=[.$B411]*10+610+[.Q$2]*8" office:value-type="float" office:value="860">
            <text:p>860 kg</text:p>
          </table:table-cell>
          <table:table-cell table:style-name="ce19" table:formula="oooc:=[.$B411]*10+610+[.R$2]*8" office:value-type="float" office:value="868">
            <text:p>868 kg</text:p>
          </table:table-cell>
          <table:table-cell table:style-name="ce19" table:formula="oooc:=[.$B411]*10+610+[.S$2]*8" office:value-type="float" office:value="876">
            <text:p>876 kg</text:p>
          </table:table-cell>
          <table:table-cell table:style-name="ce19" table:formula="oooc:=[.$B411]*10+610+[.T$2]*8" office:value-type="float" office:value="884">
            <text:p>884 kg</text:p>
          </table:table-cell>
          <table:table-cell table:style-name="ce19" table:formula="oooc:=[.$B411]*10+610+[.U$2]*8" office:value-type="float" office:value="892">
            <text:p>892 kg</text:p>
          </table:table-cell>
          <table:table-cell table:style-name="ce19" table:formula="oooc:=[.$B411]*10+610+[.V$2]*8" office:value-type="float" office:value="900">
            <text:p>900 kg</text:p>
          </table:table-cell>
          <table:table-cell table:style-name="ce19" table:formula="oooc:=[.$B411]*10+610+[.W$2]*8" office:value-type="float" office:value="908">
            <text:p>908 kg</text:p>
          </table:table-cell>
          <table:table-cell table:style-name="ce19" table:formula="oooc:=[.$B411]*10+610+[.X$2]*8" office:value-type="float" office:value="916">
            <text:p>916 kg</text:p>
          </table:table-cell>
          <table:table-cell table:style-name="ce19" table:formula="oooc:=[.$B411]*10+610+[.Y$2]*8" office:value-type="float" office:value="924">
            <text:p>924 kg</text:p>
          </table:table-cell>
          <table:table-cell table:style-name="ce19" table:formula="oooc:=[.$B411]*10+610+[.Z$2]*8" office:value-type="float" office:value="932">
            <text:p>932 kg</text:p>
          </table:table-cell>
          <table:table-cell table:style-name="ce19" table:formula="oooc:=[.$B411]*10+610+[.AA$2]*8" office:value-type="float" office:value="940">
            <text:p>940 kg</text:p>
          </table:table-cell>
          <table:table-cell table:style-name="ce19" table:formula="oooc:=[.$B411]*10+610+[.AB$2]*8" office:value-type="float" office:value="948">
            <text:p>948 kg</text:p>
          </table:table-cell>
          <table:table-cell table:style-name="ce19" table:formula="oooc:=[.$B411]*10+610+[.AC$2]*8" office:value-type="float" office:value="956">
            <text:p>956 kg</text:p>
          </table:table-cell>
          <table:table-cell table:style-name="ce19" table:formula="oooc:=[.$B411]*10+610+[.AD$2]*8" office:value-type="float" office:value="964">
            <text:p>964 kg</text:p>
          </table:table-cell>
          <table:table-cell table:style-name="ce19" table:formula="oooc:=[.$B411]*10+610+[.AE$2]*8" office:value-type="float" office:value="972">
            <text:p>972 kg</text:p>
          </table:table-cell>
          <table:table-cell table:style-name="ce19" table:formula="oooc:=[.$B411]*10+610+[.AF$2]*8" office:value-type="float" office:value="980">
            <text:p>9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style-name="ce19" table:formula="oooc:=[.$B412]*10+610+[.C$2]*8" office:value-type="float" office:value="758">
            <text:p>758 kg</text:p>
          </table:table-cell>
          <table:table-cell table:style-name="ce19" table:formula="oooc:=[.$B412]*10+610+[.D$2]*8" office:value-type="float" office:value="766">
            <text:p>766 kg</text:p>
          </table:table-cell>
          <table:table-cell table:style-name="ce19" table:formula="oooc:=[.$B412]*10+610+[.E$2]*8" office:value-type="float" office:value="774">
            <text:p>774 kg</text:p>
          </table:table-cell>
          <table:table-cell table:style-name="ce19" table:formula="oooc:=[.$B412]*10+610+[.F$2]*8" office:value-type="float" office:value="782">
            <text:p>782 kg</text:p>
          </table:table-cell>
          <table:table-cell table:style-name="ce19" table:formula="oooc:=[.$B412]*10+610+[.G$2]*8" office:value-type="float" office:value="790">
            <text:p>790 kg</text:p>
          </table:table-cell>
          <table:table-cell table:style-name="ce19" table:formula="oooc:=[.$B412]*10+610+[.H$2]*8" office:value-type="float" office:value="798">
            <text:p>798 kg</text:p>
          </table:table-cell>
          <table:table-cell table:style-name="ce19" table:formula="oooc:=[.$B412]*10+610+[.I$2]*8" office:value-type="float" office:value="806">
            <text:p>806 kg</text:p>
          </table:table-cell>
          <table:table-cell table:style-name="ce19" table:formula="oooc:=[.$B412]*10+610+[.J$2]*8" office:value-type="float" office:value="814">
            <text:p>814 kg</text:p>
          </table:table-cell>
          <table:table-cell table:style-name="ce19" table:formula="oooc:=[.$B412]*10+610+[.K$2]*8" office:value-type="float" office:value="822">
            <text:p>822 kg</text:p>
          </table:table-cell>
          <table:table-cell table:style-name="ce19" table:formula="oooc:=[.$B412]*10+610+[.L$2]*8" office:value-type="float" office:value="830">
            <text:p>830 kg</text:p>
          </table:table-cell>
          <table:table-cell table:style-name="ce19" table:formula="oooc:=[.$B412]*10+610+[.M$2]*8" office:value-type="float" office:value="838">
            <text:p>838 kg</text:p>
          </table:table-cell>
          <table:table-cell table:style-name="ce19" table:formula="oooc:=[.$B412]*10+610+[.N$2]*8" office:value-type="float" office:value="846">
            <text:p>846 kg</text:p>
          </table:table-cell>
          <table:table-cell table:style-name="ce19" table:formula="oooc:=[.$B412]*10+610+[.O$2]*8" office:value-type="float" office:value="854">
            <text:p>854 kg</text:p>
          </table:table-cell>
          <table:table-cell table:style-name="ce19" table:formula="oooc:=[.$B412]*10+610+[.P$2]*8" office:value-type="float" office:value="862">
            <text:p>862 kg</text:p>
          </table:table-cell>
          <table:table-cell table:style-name="ce19" table:formula="oooc:=[.$B412]*10+610+[.Q$2]*8" office:value-type="float" office:value="870">
            <text:p>870 kg</text:p>
          </table:table-cell>
          <table:table-cell table:style-name="ce19" table:formula="oooc:=[.$B412]*10+610+[.R$2]*8" office:value-type="float" office:value="878">
            <text:p>878 kg</text:p>
          </table:table-cell>
          <table:table-cell table:style-name="ce19" table:formula="oooc:=[.$B412]*10+610+[.S$2]*8" office:value-type="float" office:value="886">
            <text:p>886 kg</text:p>
          </table:table-cell>
          <table:table-cell table:style-name="ce19" table:formula="oooc:=[.$B412]*10+610+[.T$2]*8" office:value-type="float" office:value="894">
            <text:p>894 kg</text:p>
          </table:table-cell>
          <table:table-cell table:style-name="ce19" table:formula="oooc:=[.$B412]*10+610+[.U$2]*8" office:value-type="float" office:value="902">
            <text:p>902 kg</text:p>
          </table:table-cell>
          <table:table-cell table:style-name="ce19" table:formula="oooc:=[.$B412]*10+610+[.V$2]*8" office:value-type="float" office:value="910">
            <text:p>910 kg</text:p>
          </table:table-cell>
          <table:table-cell table:style-name="ce19" table:formula="oooc:=[.$B412]*10+610+[.W$2]*8" office:value-type="float" office:value="918">
            <text:p>918 kg</text:p>
          </table:table-cell>
          <table:table-cell table:style-name="ce19" table:formula="oooc:=[.$B412]*10+610+[.X$2]*8" office:value-type="float" office:value="926">
            <text:p>926 kg</text:p>
          </table:table-cell>
          <table:table-cell table:style-name="ce19" table:formula="oooc:=[.$B412]*10+610+[.Y$2]*8" office:value-type="float" office:value="934">
            <text:p>934 kg</text:p>
          </table:table-cell>
          <table:table-cell table:style-name="ce19" table:formula="oooc:=[.$B412]*10+610+[.Z$2]*8" office:value-type="float" office:value="942">
            <text:p>942 kg</text:p>
          </table:table-cell>
          <table:table-cell table:style-name="ce19" table:formula="oooc:=[.$B412]*10+610+[.AA$2]*8" office:value-type="float" office:value="950">
            <text:p>950 kg</text:p>
          </table:table-cell>
          <table:table-cell table:style-name="ce19" table:formula="oooc:=[.$B412]*10+610+[.AB$2]*8" office:value-type="float" office:value="958">
            <text:p>958 kg</text:p>
          </table:table-cell>
          <table:table-cell table:style-name="ce19" table:formula="oooc:=[.$B412]*10+610+[.AC$2]*8" office:value-type="float" office:value="966">
            <text:p>966 kg</text:p>
          </table:table-cell>
          <table:table-cell table:style-name="ce19" table:formula="oooc:=[.$B412]*10+610+[.AD$2]*8" office:value-type="float" office:value="974">
            <text:p>974 kg</text:p>
          </table:table-cell>
          <table:table-cell table:style-name="ce19" table:formula="oooc:=[.$B412]*10+610+[.AE$2]*8" office:value-type="float" office:value="982">
            <text:p>982 kg</text:p>
          </table:table-cell>
          <table:table-cell table:style-name="ce19" table:formula="oooc:=[.$B412]*10+610+[.AF$2]*8" office:value-type="float" office:value="990">
            <text:p>9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style-name="ce19" table:formula="oooc:=[.$B413]*10+610+[.C$2]*8" office:value-type="float" office:value="768">
            <text:p>768 kg</text:p>
          </table:table-cell>
          <table:table-cell table:style-name="ce19" table:formula="oooc:=[.$B413]*10+610+[.D$2]*8" office:value-type="float" office:value="776">
            <text:p>776 kg</text:p>
          </table:table-cell>
          <table:table-cell table:style-name="ce19" table:formula="oooc:=[.$B413]*10+610+[.E$2]*8" office:value-type="float" office:value="784">
            <text:p>784 kg</text:p>
          </table:table-cell>
          <table:table-cell table:style-name="ce19" table:formula="oooc:=[.$B413]*10+610+[.F$2]*8" office:value-type="float" office:value="792">
            <text:p>792 kg</text:p>
          </table:table-cell>
          <table:table-cell table:style-name="ce19" table:formula="oooc:=[.$B413]*10+610+[.G$2]*8" office:value-type="float" office:value="800">
            <text:p>800 kg</text:p>
          </table:table-cell>
          <table:table-cell table:style-name="ce19" table:formula="oooc:=[.$B413]*10+610+[.H$2]*8" office:value-type="float" office:value="808">
            <text:p>808 kg</text:p>
          </table:table-cell>
          <table:table-cell table:style-name="ce19" table:formula="oooc:=[.$B413]*10+610+[.I$2]*8" office:value-type="float" office:value="816">
            <text:p>816 kg</text:p>
          </table:table-cell>
          <table:table-cell table:style-name="ce19" table:formula="oooc:=[.$B413]*10+610+[.J$2]*8" office:value-type="float" office:value="824">
            <text:p>824 kg</text:p>
          </table:table-cell>
          <table:table-cell table:style-name="ce19" table:formula="oooc:=[.$B413]*10+610+[.K$2]*8" office:value-type="float" office:value="832">
            <text:p>832 kg</text:p>
          </table:table-cell>
          <table:table-cell table:style-name="ce19" table:formula="oooc:=[.$B413]*10+610+[.L$2]*8" office:value-type="float" office:value="840">
            <text:p>840 kg</text:p>
          </table:table-cell>
          <table:table-cell table:style-name="ce19" table:formula="oooc:=[.$B413]*10+610+[.M$2]*8" office:value-type="float" office:value="848">
            <text:p>848 kg</text:p>
          </table:table-cell>
          <table:table-cell table:style-name="ce19" table:formula="oooc:=[.$B413]*10+610+[.N$2]*8" office:value-type="float" office:value="856">
            <text:p>856 kg</text:p>
          </table:table-cell>
          <table:table-cell table:style-name="ce19" table:formula="oooc:=[.$B413]*10+610+[.O$2]*8" office:value-type="float" office:value="864">
            <text:p>864 kg</text:p>
          </table:table-cell>
          <table:table-cell table:style-name="ce19" table:formula="oooc:=[.$B413]*10+610+[.P$2]*8" office:value-type="float" office:value="872">
            <text:p>872 kg</text:p>
          </table:table-cell>
          <table:table-cell table:style-name="ce19" table:formula="oooc:=[.$B413]*10+610+[.Q$2]*8" office:value-type="float" office:value="880">
            <text:p>880 kg</text:p>
          </table:table-cell>
          <table:table-cell table:style-name="ce19" table:formula="oooc:=[.$B413]*10+610+[.R$2]*8" office:value-type="float" office:value="888">
            <text:p>888 kg</text:p>
          </table:table-cell>
          <table:table-cell table:style-name="ce19" table:formula="oooc:=[.$B413]*10+610+[.S$2]*8" office:value-type="float" office:value="896">
            <text:p>896 kg</text:p>
          </table:table-cell>
          <table:table-cell table:style-name="ce19" table:formula="oooc:=[.$B413]*10+610+[.T$2]*8" office:value-type="float" office:value="904">
            <text:p>904 kg</text:p>
          </table:table-cell>
          <table:table-cell table:style-name="ce19" table:formula="oooc:=[.$B413]*10+610+[.U$2]*8" office:value-type="float" office:value="912">
            <text:p>912 kg</text:p>
          </table:table-cell>
          <table:table-cell table:style-name="ce19" table:formula="oooc:=[.$B413]*10+610+[.V$2]*8" office:value-type="float" office:value="920">
            <text:p>920 kg</text:p>
          </table:table-cell>
          <table:table-cell table:style-name="ce19" table:formula="oooc:=[.$B413]*10+610+[.W$2]*8" office:value-type="float" office:value="928">
            <text:p>928 kg</text:p>
          </table:table-cell>
          <table:table-cell table:style-name="ce19" table:formula="oooc:=[.$B413]*10+610+[.X$2]*8" office:value-type="float" office:value="936">
            <text:p>936 kg</text:p>
          </table:table-cell>
          <table:table-cell table:style-name="ce19" table:formula="oooc:=[.$B413]*10+610+[.Y$2]*8" office:value-type="float" office:value="944">
            <text:p>944 kg</text:p>
          </table:table-cell>
          <table:table-cell table:style-name="ce19" table:formula="oooc:=[.$B413]*10+610+[.Z$2]*8" office:value-type="float" office:value="952">
            <text:p>952 kg</text:p>
          </table:table-cell>
          <table:table-cell table:style-name="ce19" table:formula="oooc:=[.$B413]*10+610+[.AA$2]*8" office:value-type="float" office:value="960">
            <text:p>960 kg</text:p>
          </table:table-cell>
          <table:table-cell table:style-name="ce19" table:formula="oooc:=[.$B413]*10+610+[.AB$2]*8" office:value-type="float" office:value="968">
            <text:p>968 kg</text:p>
          </table:table-cell>
          <table:table-cell table:style-name="ce19" table:formula="oooc:=[.$B413]*10+610+[.AC$2]*8" office:value-type="float" office:value="976">
            <text:p>976 kg</text:p>
          </table:table-cell>
          <table:table-cell table:style-name="ce19" table:formula="oooc:=[.$B413]*10+610+[.AD$2]*8" office:value-type="float" office:value="984">
            <text:p>984 kg</text:p>
          </table:table-cell>
          <table:table-cell table:style-name="ce19" table:formula="oooc:=[.$B413]*10+610+[.AE$2]*8" office:value-type="float" office:value="992">
            <text:p>992 kg</text:p>
          </table:table-cell>
          <table:table-cell table:style-name="ce19" table:formula="oooc:=[.$B413]*10+610+[.AF$2]*8" office:value-type="float" office:value="1000">
            <text:p>10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style-name="ce19" table:formula="oooc:=[.$B414]*10+610+[.C$2]*8" office:value-type="float" office:value="778">
            <text:p>778 kg</text:p>
          </table:table-cell>
          <table:table-cell table:style-name="ce19" table:formula="oooc:=[.$B414]*10+610+[.D$2]*8" office:value-type="float" office:value="786">
            <text:p>786 kg</text:p>
          </table:table-cell>
          <table:table-cell table:style-name="ce19" table:formula="oooc:=[.$B414]*10+610+[.E$2]*8" office:value-type="float" office:value="794">
            <text:p>794 kg</text:p>
          </table:table-cell>
          <table:table-cell table:style-name="ce19" table:formula="oooc:=[.$B414]*10+610+[.F$2]*8" office:value-type="float" office:value="802">
            <text:p>802 kg</text:p>
          </table:table-cell>
          <table:table-cell table:style-name="ce19" table:formula="oooc:=[.$B414]*10+610+[.G$2]*8" office:value-type="float" office:value="810">
            <text:p>810 kg</text:p>
          </table:table-cell>
          <table:table-cell table:style-name="ce19" table:formula="oooc:=[.$B414]*10+610+[.H$2]*8" office:value-type="float" office:value="818">
            <text:p>818 kg</text:p>
          </table:table-cell>
          <table:table-cell table:style-name="ce19" table:formula="oooc:=[.$B414]*10+610+[.I$2]*8" office:value-type="float" office:value="826">
            <text:p>826 kg</text:p>
          </table:table-cell>
          <table:table-cell table:style-name="ce19" table:formula="oooc:=[.$B414]*10+610+[.J$2]*8" office:value-type="float" office:value="834">
            <text:p>834 kg</text:p>
          </table:table-cell>
          <table:table-cell table:style-name="ce19" table:formula="oooc:=[.$B414]*10+610+[.K$2]*8" office:value-type="float" office:value="842">
            <text:p>842 kg</text:p>
          </table:table-cell>
          <table:table-cell table:style-name="ce19" table:formula="oooc:=[.$B414]*10+610+[.L$2]*8" office:value-type="float" office:value="850">
            <text:p>850 kg</text:p>
          </table:table-cell>
          <table:table-cell table:style-name="ce19" table:formula="oooc:=[.$B414]*10+610+[.M$2]*8" office:value-type="float" office:value="858">
            <text:p>858 kg</text:p>
          </table:table-cell>
          <table:table-cell table:style-name="ce19" table:formula="oooc:=[.$B414]*10+610+[.N$2]*8" office:value-type="float" office:value="866">
            <text:p>866 kg</text:p>
          </table:table-cell>
          <table:table-cell table:style-name="ce19" table:formula="oooc:=[.$B414]*10+610+[.O$2]*8" office:value-type="float" office:value="874">
            <text:p>874 kg</text:p>
          </table:table-cell>
          <table:table-cell table:style-name="ce19" table:formula="oooc:=[.$B414]*10+610+[.P$2]*8" office:value-type="float" office:value="882">
            <text:p>882 kg</text:p>
          </table:table-cell>
          <table:table-cell table:style-name="ce19" table:formula="oooc:=[.$B414]*10+610+[.Q$2]*8" office:value-type="float" office:value="890">
            <text:p>890 kg</text:p>
          </table:table-cell>
          <table:table-cell table:style-name="ce19" table:formula="oooc:=[.$B414]*10+610+[.R$2]*8" office:value-type="float" office:value="898">
            <text:p>898 kg</text:p>
          </table:table-cell>
          <table:table-cell table:style-name="ce19" table:formula="oooc:=[.$B414]*10+610+[.S$2]*8" office:value-type="float" office:value="906">
            <text:p>906 kg</text:p>
          </table:table-cell>
          <table:table-cell table:style-name="ce19" table:formula="oooc:=[.$B414]*10+610+[.T$2]*8" office:value-type="float" office:value="914">
            <text:p>914 kg</text:p>
          </table:table-cell>
          <table:table-cell table:style-name="ce19" table:formula="oooc:=[.$B414]*10+610+[.U$2]*8" office:value-type="float" office:value="922">
            <text:p>922 kg</text:p>
          </table:table-cell>
          <table:table-cell table:style-name="ce19" table:formula="oooc:=[.$B414]*10+610+[.V$2]*8" office:value-type="float" office:value="930">
            <text:p>930 kg</text:p>
          </table:table-cell>
          <table:table-cell table:style-name="ce19" table:formula="oooc:=[.$B414]*10+610+[.W$2]*8" office:value-type="float" office:value="938">
            <text:p>938 kg</text:p>
          </table:table-cell>
          <table:table-cell table:style-name="ce19" table:formula="oooc:=[.$B414]*10+610+[.X$2]*8" office:value-type="float" office:value="946">
            <text:p>946 kg</text:p>
          </table:table-cell>
          <table:table-cell table:style-name="ce19" table:formula="oooc:=[.$B414]*10+610+[.Y$2]*8" office:value-type="float" office:value="954">
            <text:p>954 kg</text:p>
          </table:table-cell>
          <table:table-cell table:style-name="ce19" table:formula="oooc:=[.$B414]*10+610+[.Z$2]*8" office:value-type="float" office:value="962">
            <text:p>962 kg</text:p>
          </table:table-cell>
          <table:table-cell table:style-name="ce19" table:formula="oooc:=[.$B414]*10+610+[.AA$2]*8" office:value-type="float" office:value="970">
            <text:p>970 kg</text:p>
          </table:table-cell>
          <table:table-cell table:style-name="ce19" table:formula="oooc:=[.$B414]*10+610+[.AB$2]*8" office:value-type="float" office:value="978">
            <text:p>978 kg</text:p>
          </table:table-cell>
          <table:table-cell table:style-name="ce19" table:formula="oooc:=[.$B414]*10+610+[.AC$2]*8" office:value-type="float" office:value="986">
            <text:p>986 kg</text:p>
          </table:table-cell>
          <table:table-cell table:style-name="ce19" table:formula="oooc:=[.$B414]*10+610+[.AD$2]*8" office:value-type="float" office:value="994">
            <text:p>994 kg</text:p>
          </table:table-cell>
          <table:table-cell table:style-name="ce19" table:formula="oooc:=[.$B414]*10+610+[.AE$2]*8" office:value-type="float" office:value="1002">
            <text:p>1002 kg</text:p>
          </table:table-cell>
          <table:table-cell table:style-name="ce19" table:formula="oooc:=[.$B414]*10+610+[.AF$2]*8" office:value-type="float" office:value="1010">
            <text:p>10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style-name="ce19" table:formula="oooc:=[.$B415]*10+610+[.C$2]*8" office:value-type="float" office:value="788">
            <text:p>788 kg</text:p>
          </table:table-cell>
          <table:table-cell table:style-name="ce19" table:formula="oooc:=[.$B415]*10+610+[.D$2]*8" office:value-type="float" office:value="796">
            <text:p>796 kg</text:p>
          </table:table-cell>
          <table:table-cell table:style-name="ce19" table:formula="oooc:=[.$B415]*10+610+[.E$2]*8" office:value-type="float" office:value="804">
            <text:p>804 kg</text:p>
          </table:table-cell>
          <table:table-cell table:style-name="ce19" table:formula="oooc:=[.$B415]*10+610+[.F$2]*8" office:value-type="float" office:value="812">
            <text:p>812 kg</text:p>
          </table:table-cell>
          <table:table-cell table:style-name="ce19" table:formula="oooc:=[.$B415]*10+610+[.G$2]*8" office:value-type="float" office:value="820">
            <text:p>820 kg</text:p>
          </table:table-cell>
          <table:table-cell table:style-name="ce19" table:formula="oooc:=[.$B415]*10+610+[.H$2]*8" office:value-type="float" office:value="828">
            <text:p>828 kg</text:p>
          </table:table-cell>
          <table:table-cell table:style-name="ce19" table:formula="oooc:=[.$B415]*10+610+[.I$2]*8" office:value-type="float" office:value="836">
            <text:p>836 kg</text:p>
          </table:table-cell>
          <table:table-cell table:style-name="ce19" table:formula="oooc:=[.$B415]*10+610+[.J$2]*8" office:value-type="float" office:value="844">
            <text:p>844 kg</text:p>
          </table:table-cell>
          <table:table-cell table:style-name="ce19" table:formula="oooc:=[.$B415]*10+610+[.K$2]*8" office:value-type="float" office:value="852">
            <text:p>852 kg</text:p>
          </table:table-cell>
          <table:table-cell table:style-name="ce19" table:formula="oooc:=[.$B415]*10+610+[.L$2]*8" office:value-type="float" office:value="860">
            <text:p>860 kg</text:p>
          </table:table-cell>
          <table:table-cell table:style-name="ce19" table:formula="oooc:=[.$B415]*10+610+[.M$2]*8" office:value-type="float" office:value="868">
            <text:p>868 kg</text:p>
          </table:table-cell>
          <table:table-cell table:style-name="ce19" table:formula="oooc:=[.$B415]*10+610+[.N$2]*8" office:value-type="float" office:value="876">
            <text:p>876 kg</text:p>
          </table:table-cell>
          <table:table-cell table:style-name="ce19" table:formula="oooc:=[.$B415]*10+610+[.O$2]*8" office:value-type="float" office:value="884">
            <text:p>884 kg</text:p>
          </table:table-cell>
          <table:table-cell table:style-name="ce19" table:formula="oooc:=[.$B415]*10+610+[.P$2]*8" office:value-type="float" office:value="892">
            <text:p>892 kg</text:p>
          </table:table-cell>
          <table:table-cell table:style-name="ce19" table:formula="oooc:=[.$B415]*10+610+[.Q$2]*8" office:value-type="float" office:value="900">
            <text:p>900 kg</text:p>
          </table:table-cell>
          <table:table-cell table:style-name="ce19" table:formula="oooc:=[.$B415]*10+610+[.R$2]*8" office:value-type="float" office:value="908">
            <text:p>908 kg</text:p>
          </table:table-cell>
          <table:table-cell table:style-name="ce19" table:formula="oooc:=[.$B415]*10+610+[.S$2]*8" office:value-type="float" office:value="916">
            <text:p>916 kg</text:p>
          </table:table-cell>
          <table:table-cell table:style-name="ce19" table:formula="oooc:=[.$B415]*10+610+[.T$2]*8" office:value-type="float" office:value="924">
            <text:p>924 kg</text:p>
          </table:table-cell>
          <table:table-cell table:style-name="ce19" table:formula="oooc:=[.$B415]*10+610+[.U$2]*8" office:value-type="float" office:value="932">
            <text:p>932 kg</text:p>
          </table:table-cell>
          <table:table-cell table:style-name="ce19" table:formula="oooc:=[.$B415]*10+610+[.V$2]*8" office:value-type="float" office:value="940">
            <text:p>940 kg</text:p>
          </table:table-cell>
          <table:table-cell table:style-name="ce19" table:formula="oooc:=[.$B415]*10+610+[.W$2]*8" office:value-type="float" office:value="948">
            <text:p>948 kg</text:p>
          </table:table-cell>
          <table:table-cell table:style-name="ce19" table:formula="oooc:=[.$B415]*10+610+[.X$2]*8" office:value-type="float" office:value="956">
            <text:p>956 kg</text:p>
          </table:table-cell>
          <table:table-cell table:style-name="ce19" table:formula="oooc:=[.$B415]*10+610+[.Y$2]*8" office:value-type="float" office:value="964">
            <text:p>964 kg</text:p>
          </table:table-cell>
          <table:table-cell table:style-name="ce19" table:formula="oooc:=[.$B415]*10+610+[.Z$2]*8" office:value-type="float" office:value="972">
            <text:p>972 kg</text:p>
          </table:table-cell>
          <table:table-cell table:style-name="ce19" table:formula="oooc:=[.$B415]*10+610+[.AA$2]*8" office:value-type="float" office:value="980">
            <text:p>980 kg</text:p>
          </table:table-cell>
          <table:table-cell table:style-name="ce19" table:formula="oooc:=[.$B415]*10+610+[.AB$2]*8" office:value-type="float" office:value="988">
            <text:p>988 kg</text:p>
          </table:table-cell>
          <table:table-cell table:style-name="ce19" table:formula="oooc:=[.$B415]*10+610+[.AC$2]*8" office:value-type="float" office:value="996">
            <text:p>996 kg</text:p>
          </table:table-cell>
          <table:table-cell table:style-name="ce19" table:formula="oooc:=[.$B415]*10+610+[.AD$2]*8" office:value-type="float" office:value="1004">
            <text:p>1004 kg</text:p>
          </table:table-cell>
          <table:table-cell table:style-name="ce19" table:formula="oooc:=[.$B415]*10+610+[.AE$2]*8" office:value-type="float" office:value="1012">
            <text:p>1012 kg</text:p>
          </table:table-cell>
          <table:table-cell table:style-name="ce19" table:formula="oooc:=[.$B415]*10+610+[.AF$2]*8" office:value-type="float" office:value="1020">
            <text:p>10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style-name="ce19" table:formula="oooc:=[.$B416]*10+610+[.C$2]*8" office:value-type="float" office:value="798">
            <text:p>798 kg</text:p>
          </table:table-cell>
          <table:table-cell table:style-name="ce19" table:formula="oooc:=[.$B416]*10+610+[.D$2]*8" office:value-type="float" office:value="806">
            <text:p>806 kg</text:p>
          </table:table-cell>
          <table:table-cell table:style-name="ce19" table:formula="oooc:=[.$B416]*10+610+[.E$2]*8" office:value-type="float" office:value="814">
            <text:p>814 kg</text:p>
          </table:table-cell>
          <table:table-cell table:style-name="ce19" table:formula="oooc:=[.$B416]*10+610+[.F$2]*8" office:value-type="float" office:value="822">
            <text:p>822 kg</text:p>
          </table:table-cell>
          <table:table-cell table:style-name="ce19" table:formula="oooc:=[.$B416]*10+610+[.G$2]*8" office:value-type="float" office:value="830">
            <text:p>830 kg</text:p>
          </table:table-cell>
          <table:table-cell table:style-name="ce19" table:formula="oooc:=[.$B416]*10+610+[.H$2]*8" office:value-type="float" office:value="838">
            <text:p>838 kg</text:p>
          </table:table-cell>
          <table:table-cell table:style-name="ce19" table:formula="oooc:=[.$B416]*10+610+[.I$2]*8" office:value-type="float" office:value="846">
            <text:p>846 kg</text:p>
          </table:table-cell>
          <table:table-cell table:style-name="ce19" table:formula="oooc:=[.$B416]*10+610+[.J$2]*8" office:value-type="float" office:value="854">
            <text:p>854 kg</text:p>
          </table:table-cell>
          <table:table-cell table:style-name="ce19" table:formula="oooc:=[.$B416]*10+610+[.K$2]*8" office:value-type="float" office:value="862">
            <text:p>862 kg</text:p>
          </table:table-cell>
          <table:table-cell table:style-name="ce19" table:formula="oooc:=[.$B416]*10+610+[.L$2]*8" office:value-type="float" office:value="870">
            <text:p>870 kg</text:p>
          </table:table-cell>
          <table:table-cell table:style-name="ce19" table:formula="oooc:=[.$B416]*10+610+[.M$2]*8" office:value-type="float" office:value="878">
            <text:p>878 kg</text:p>
          </table:table-cell>
          <table:table-cell table:style-name="ce19" table:formula="oooc:=[.$B416]*10+610+[.N$2]*8" office:value-type="float" office:value="886">
            <text:p>886 kg</text:p>
          </table:table-cell>
          <table:table-cell table:style-name="ce19" table:formula="oooc:=[.$B416]*10+610+[.O$2]*8" office:value-type="float" office:value="894">
            <text:p>894 kg</text:p>
          </table:table-cell>
          <table:table-cell table:style-name="ce19" table:formula="oooc:=[.$B416]*10+610+[.P$2]*8" office:value-type="float" office:value="902">
            <text:p>902 kg</text:p>
          </table:table-cell>
          <table:table-cell table:style-name="ce19" table:formula="oooc:=[.$B416]*10+610+[.Q$2]*8" office:value-type="float" office:value="910">
            <text:p>910 kg</text:p>
          </table:table-cell>
          <table:table-cell table:style-name="ce19" table:formula="oooc:=[.$B416]*10+610+[.R$2]*8" office:value-type="float" office:value="918">
            <text:p>918 kg</text:p>
          </table:table-cell>
          <table:table-cell table:style-name="ce19" table:formula="oooc:=[.$B416]*10+610+[.S$2]*8" office:value-type="float" office:value="926">
            <text:p>926 kg</text:p>
          </table:table-cell>
          <table:table-cell table:style-name="ce19" table:formula="oooc:=[.$B416]*10+610+[.T$2]*8" office:value-type="float" office:value="934">
            <text:p>934 kg</text:p>
          </table:table-cell>
          <table:table-cell table:style-name="ce19" table:formula="oooc:=[.$B416]*10+610+[.U$2]*8" office:value-type="float" office:value="942">
            <text:p>942 kg</text:p>
          </table:table-cell>
          <table:table-cell table:style-name="ce19" table:formula="oooc:=[.$B416]*10+610+[.V$2]*8" office:value-type="float" office:value="950">
            <text:p>950 kg</text:p>
          </table:table-cell>
          <table:table-cell table:style-name="ce19" table:formula="oooc:=[.$B416]*10+610+[.W$2]*8" office:value-type="float" office:value="958">
            <text:p>958 kg</text:p>
          </table:table-cell>
          <table:table-cell table:style-name="ce19" table:formula="oooc:=[.$B416]*10+610+[.X$2]*8" office:value-type="float" office:value="966">
            <text:p>966 kg</text:p>
          </table:table-cell>
          <table:table-cell table:style-name="ce19" table:formula="oooc:=[.$B416]*10+610+[.Y$2]*8" office:value-type="float" office:value="974">
            <text:p>974 kg</text:p>
          </table:table-cell>
          <table:table-cell table:style-name="ce19" table:formula="oooc:=[.$B416]*10+610+[.Z$2]*8" office:value-type="float" office:value="982">
            <text:p>982 kg</text:p>
          </table:table-cell>
          <table:table-cell table:style-name="ce19" table:formula="oooc:=[.$B416]*10+610+[.AA$2]*8" office:value-type="float" office:value="990">
            <text:p>990 kg</text:p>
          </table:table-cell>
          <table:table-cell table:style-name="ce19" table:formula="oooc:=[.$B416]*10+610+[.AB$2]*8" office:value-type="float" office:value="998">
            <text:p>998 kg</text:p>
          </table:table-cell>
          <table:table-cell table:style-name="ce19" table:formula="oooc:=[.$B416]*10+610+[.AC$2]*8" office:value-type="float" office:value="1006">
            <text:p>1006 kg</text:p>
          </table:table-cell>
          <table:table-cell table:style-name="ce19" table:formula="oooc:=[.$B416]*10+610+[.AD$2]*8" office:value-type="float" office:value="1014">
            <text:p>1014 kg</text:p>
          </table:table-cell>
          <table:table-cell table:style-name="ce19" table:formula="oooc:=[.$B416]*10+610+[.AE$2]*8" office:value-type="float" office:value="1022">
            <text:p>1022 kg</text:p>
          </table:table-cell>
          <table:table-cell table:style-name="ce19" table:formula="oooc:=[.$B416]*10+610+[.AF$2]*8" office:value-type="float" office:value="1030">
            <text:p>10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style-name="ce19" table:formula="oooc:=[.$B417]*10+610+[.C$2]*8" office:value-type="float" office:value="808">
            <text:p>808 kg</text:p>
          </table:table-cell>
          <table:table-cell table:style-name="ce19" table:formula="oooc:=[.$B417]*10+610+[.D$2]*8" office:value-type="float" office:value="816">
            <text:p>816 kg</text:p>
          </table:table-cell>
          <table:table-cell table:style-name="ce19" table:formula="oooc:=[.$B417]*10+610+[.E$2]*8" office:value-type="float" office:value="824">
            <text:p>824 kg</text:p>
          </table:table-cell>
          <table:table-cell table:style-name="ce19" table:formula="oooc:=[.$B417]*10+610+[.F$2]*8" office:value-type="float" office:value="832">
            <text:p>832 kg</text:p>
          </table:table-cell>
          <table:table-cell table:style-name="ce19" table:formula="oooc:=[.$B417]*10+610+[.G$2]*8" office:value-type="float" office:value="840">
            <text:p>840 kg</text:p>
          </table:table-cell>
          <table:table-cell table:style-name="ce19" table:formula="oooc:=[.$B417]*10+610+[.H$2]*8" office:value-type="float" office:value="848">
            <text:p>848 kg</text:p>
          </table:table-cell>
          <table:table-cell table:style-name="ce19" table:formula="oooc:=[.$B417]*10+610+[.I$2]*8" office:value-type="float" office:value="856">
            <text:p>856 kg</text:p>
          </table:table-cell>
          <table:table-cell table:style-name="ce19" table:formula="oooc:=[.$B417]*10+610+[.J$2]*8" office:value-type="float" office:value="864">
            <text:p>864 kg</text:p>
          </table:table-cell>
          <table:table-cell table:style-name="ce19" table:formula="oooc:=[.$B417]*10+610+[.K$2]*8" office:value-type="float" office:value="872">
            <text:p>872 kg</text:p>
          </table:table-cell>
          <table:table-cell table:style-name="ce19" table:formula="oooc:=[.$B417]*10+610+[.L$2]*8" office:value-type="float" office:value="880">
            <text:p>880 kg</text:p>
          </table:table-cell>
          <table:table-cell table:style-name="ce19" table:formula="oooc:=[.$B417]*10+610+[.M$2]*8" office:value-type="float" office:value="888">
            <text:p>888 kg</text:p>
          </table:table-cell>
          <table:table-cell table:style-name="ce19" table:formula="oooc:=[.$B417]*10+610+[.N$2]*8" office:value-type="float" office:value="896">
            <text:p>896 kg</text:p>
          </table:table-cell>
          <table:table-cell table:style-name="ce19" table:formula="oooc:=[.$B417]*10+610+[.O$2]*8" office:value-type="float" office:value="904">
            <text:p>904 kg</text:p>
          </table:table-cell>
          <table:table-cell table:style-name="ce19" table:formula="oooc:=[.$B417]*10+610+[.P$2]*8" office:value-type="float" office:value="912">
            <text:p>912 kg</text:p>
          </table:table-cell>
          <table:table-cell table:style-name="ce19" table:formula="oooc:=[.$B417]*10+610+[.Q$2]*8" office:value-type="float" office:value="920">
            <text:p>920 kg</text:p>
          </table:table-cell>
          <table:table-cell table:style-name="ce19" table:formula="oooc:=[.$B417]*10+610+[.R$2]*8" office:value-type="float" office:value="928">
            <text:p>928 kg</text:p>
          </table:table-cell>
          <table:table-cell table:style-name="ce19" table:formula="oooc:=[.$B417]*10+610+[.S$2]*8" office:value-type="float" office:value="936">
            <text:p>936 kg</text:p>
          </table:table-cell>
          <table:table-cell table:style-name="ce19" table:formula="oooc:=[.$B417]*10+610+[.T$2]*8" office:value-type="float" office:value="944">
            <text:p>944 kg</text:p>
          </table:table-cell>
          <table:table-cell table:style-name="ce19" table:formula="oooc:=[.$B417]*10+610+[.U$2]*8" office:value-type="float" office:value="952">
            <text:p>952 kg</text:p>
          </table:table-cell>
          <table:table-cell table:style-name="ce19" table:formula="oooc:=[.$B417]*10+610+[.V$2]*8" office:value-type="float" office:value="960">
            <text:p>960 kg</text:p>
          </table:table-cell>
          <table:table-cell table:style-name="ce19" table:formula="oooc:=[.$B417]*10+610+[.W$2]*8" office:value-type="float" office:value="968">
            <text:p>968 kg</text:p>
          </table:table-cell>
          <table:table-cell table:style-name="ce19" table:formula="oooc:=[.$B417]*10+610+[.X$2]*8" office:value-type="float" office:value="976">
            <text:p>976 kg</text:p>
          </table:table-cell>
          <table:table-cell table:style-name="ce19" table:formula="oooc:=[.$B417]*10+610+[.Y$2]*8" office:value-type="float" office:value="984">
            <text:p>984 kg</text:p>
          </table:table-cell>
          <table:table-cell table:style-name="ce19" table:formula="oooc:=[.$B417]*10+610+[.Z$2]*8" office:value-type="float" office:value="992">
            <text:p>992 kg</text:p>
          </table:table-cell>
          <table:table-cell table:style-name="ce19" table:formula="oooc:=[.$B417]*10+610+[.AA$2]*8" office:value-type="float" office:value="1000">
            <text:p>1000 kg</text:p>
          </table:table-cell>
          <table:table-cell table:style-name="ce19" table:formula="oooc:=[.$B417]*10+610+[.AB$2]*8" office:value-type="float" office:value="1008">
            <text:p>1008 kg</text:p>
          </table:table-cell>
          <table:table-cell table:style-name="ce19" table:formula="oooc:=[.$B417]*10+610+[.AC$2]*8" office:value-type="float" office:value="1016">
            <text:p>1016 kg</text:p>
          </table:table-cell>
          <table:table-cell table:style-name="ce19" table:formula="oooc:=[.$B417]*10+610+[.AD$2]*8" office:value-type="float" office:value="1024">
            <text:p>1024 kg</text:p>
          </table:table-cell>
          <table:table-cell table:style-name="ce19" table:formula="oooc:=[.$B417]*10+610+[.AE$2]*8" office:value-type="float" office:value="1032">
            <text:p>1032 kg</text:p>
          </table:table-cell>
          <table:table-cell table:style-name="ce19" table:formula="oooc:=[.$B417]*10+610+[.AF$2]*8" office:value-type="float" office:value="1040">
            <text:p>10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style-name="ce19" table:formula="oooc:=[.$B418]*10+610+[.C$2]*8" office:value-type="float" office:value="818">
            <text:p>818 kg</text:p>
          </table:table-cell>
          <table:table-cell table:style-name="ce19" table:formula="oooc:=[.$B418]*10+610+[.D$2]*8" office:value-type="float" office:value="826">
            <text:p>826 kg</text:p>
          </table:table-cell>
          <table:table-cell table:style-name="ce19" table:formula="oooc:=[.$B418]*10+610+[.E$2]*8" office:value-type="float" office:value="834">
            <text:p>834 kg</text:p>
          </table:table-cell>
          <table:table-cell table:style-name="ce19" table:formula="oooc:=[.$B418]*10+610+[.F$2]*8" office:value-type="float" office:value="842">
            <text:p>842 kg</text:p>
          </table:table-cell>
          <table:table-cell table:style-name="ce19" table:formula="oooc:=[.$B418]*10+610+[.G$2]*8" office:value-type="float" office:value="850">
            <text:p>850 kg</text:p>
          </table:table-cell>
          <table:table-cell table:style-name="ce19" table:formula="oooc:=[.$B418]*10+610+[.H$2]*8" office:value-type="float" office:value="858">
            <text:p>858 kg</text:p>
          </table:table-cell>
          <table:table-cell table:style-name="ce19" table:formula="oooc:=[.$B418]*10+610+[.I$2]*8" office:value-type="float" office:value="866">
            <text:p>866 kg</text:p>
          </table:table-cell>
          <table:table-cell table:style-name="ce19" table:formula="oooc:=[.$B418]*10+610+[.J$2]*8" office:value-type="float" office:value="874">
            <text:p>874 kg</text:p>
          </table:table-cell>
          <table:table-cell table:style-name="ce19" table:formula="oooc:=[.$B418]*10+610+[.K$2]*8" office:value-type="float" office:value="882">
            <text:p>882 kg</text:p>
          </table:table-cell>
          <table:table-cell table:style-name="ce19" table:formula="oooc:=[.$B418]*10+610+[.L$2]*8" office:value-type="float" office:value="890">
            <text:p>890 kg</text:p>
          </table:table-cell>
          <table:table-cell table:style-name="ce19" table:formula="oooc:=[.$B418]*10+610+[.M$2]*8" office:value-type="float" office:value="898">
            <text:p>898 kg</text:p>
          </table:table-cell>
          <table:table-cell table:style-name="ce19" table:formula="oooc:=[.$B418]*10+610+[.N$2]*8" office:value-type="float" office:value="906">
            <text:p>906 kg</text:p>
          </table:table-cell>
          <table:table-cell table:style-name="ce19" table:formula="oooc:=[.$B418]*10+610+[.O$2]*8" office:value-type="float" office:value="914">
            <text:p>914 kg</text:p>
          </table:table-cell>
          <table:table-cell table:style-name="ce19" table:formula="oooc:=[.$B418]*10+610+[.P$2]*8" office:value-type="float" office:value="922">
            <text:p>922 kg</text:p>
          </table:table-cell>
          <table:table-cell table:style-name="ce19" table:formula="oooc:=[.$B418]*10+610+[.Q$2]*8" office:value-type="float" office:value="930">
            <text:p>930 kg</text:p>
          </table:table-cell>
          <table:table-cell table:style-name="ce19" table:formula="oooc:=[.$B418]*10+610+[.R$2]*8" office:value-type="float" office:value="938">
            <text:p>938 kg</text:p>
          </table:table-cell>
          <table:table-cell table:style-name="ce19" table:formula="oooc:=[.$B418]*10+610+[.S$2]*8" office:value-type="float" office:value="946">
            <text:p>946 kg</text:p>
          </table:table-cell>
          <table:table-cell table:style-name="ce19" table:formula="oooc:=[.$B418]*10+610+[.T$2]*8" office:value-type="float" office:value="954">
            <text:p>954 kg</text:p>
          </table:table-cell>
          <table:table-cell table:style-name="ce19" table:formula="oooc:=[.$B418]*10+610+[.U$2]*8" office:value-type="float" office:value="962">
            <text:p>962 kg</text:p>
          </table:table-cell>
          <table:table-cell table:style-name="ce19" table:formula="oooc:=[.$B418]*10+610+[.V$2]*8" office:value-type="float" office:value="970">
            <text:p>970 kg</text:p>
          </table:table-cell>
          <table:table-cell table:style-name="ce19" table:formula="oooc:=[.$B418]*10+610+[.W$2]*8" office:value-type="float" office:value="978">
            <text:p>978 kg</text:p>
          </table:table-cell>
          <table:table-cell table:style-name="ce19" table:formula="oooc:=[.$B418]*10+610+[.X$2]*8" office:value-type="float" office:value="986">
            <text:p>986 kg</text:p>
          </table:table-cell>
          <table:table-cell table:style-name="ce19" table:formula="oooc:=[.$B418]*10+610+[.Y$2]*8" office:value-type="float" office:value="994">
            <text:p>994 kg</text:p>
          </table:table-cell>
          <table:table-cell table:style-name="ce19" table:formula="oooc:=[.$B418]*10+610+[.Z$2]*8" office:value-type="float" office:value="1002">
            <text:p>1002 kg</text:p>
          </table:table-cell>
          <table:table-cell table:style-name="ce19" table:formula="oooc:=[.$B418]*10+610+[.AA$2]*8" office:value-type="float" office:value="1010">
            <text:p>1010 kg</text:p>
          </table:table-cell>
          <table:table-cell table:style-name="ce19" table:formula="oooc:=[.$B418]*10+610+[.AB$2]*8" office:value-type="float" office:value="1018">
            <text:p>1018 kg</text:p>
          </table:table-cell>
          <table:table-cell table:style-name="ce19" table:formula="oooc:=[.$B418]*10+610+[.AC$2]*8" office:value-type="float" office:value="1026">
            <text:p>1026 kg</text:p>
          </table:table-cell>
          <table:table-cell table:style-name="ce19" table:formula="oooc:=[.$B418]*10+610+[.AD$2]*8" office:value-type="float" office:value="1034">
            <text:p>1034 kg</text:p>
          </table:table-cell>
          <table:table-cell table:style-name="ce19" table:formula="oooc:=[.$B418]*10+610+[.AE$2]*8" office:value-type="float" office:value="1042">
            <text:p>1042 kg</text:p>
          </table:table-cell>
          <table:table-cell table:style-name="ce19" table:formula="oooc:=[.$B418]*10+610+[.AF$2]*8" office:value-type="float" office:value="1050">
            <text:p>10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style-name="ce19" table:formula="oooc:=[.$B419]*10+610+[.C$2]*8" office:value-type="float" office:value="828">
            <text:p>828 kg</text:p>
          </table:table-cell>
          <table:table-cell table:style-name="ce19" table:formula="oooc:=[.$B419]*10+610+[.D$2]*8" office:value-type="float" office:value="836">
            <text:p>836 kg</text:p>
          </table:table-cell>
          <table:table-cell table:style-name="ce19" table:formula="oooc:=[.$B419]*10+610+[.E$2]*8" office:value-type="float" office:value="844">
            <text:p>844 kg</text:p>
          </table:table-cell>
          <table:table-cell table:style-name="ce19" table:formula="oooc:=[.$B419]*10+610+[.F$2]*8" office:value-type="float" office:value="852">
            <text:p>852 kg</text:p>
          </table:table-cell>
          <table:table-cell table:style-name="ce19" table:formula="oooc:=[.$B419]*10+610+[.G$2]*8" office:value-type="float" office:value="860">
            <text:p>860 kg</text:p>
          </table:table-cell>
          <table:table-cell table:style-name="ce19" table:formula="oooc:=[.$B419]*10+610+[.H$2]*8" office:value-type="float" office:value="868">
            <text:p>868 kg</text:p>
          </table:table-cell>
          <table:table-cell table:style-name="ce19" table:formula="oooc:=[.$B419]*10+610+[.I$2]*8" office:value-type="float" office:value="876">
            <text:p>876 kg</text:p>
          </table:table-cell>
          <table:table-cell table:style-name="ce19" table:formula="oooc:=[.$B419]*10+610+[.J$2]*8" office:value-type="float" office:value="884">
            <text:p>884 kg</text:p>
          </table:table-cell>
          <table:table-cell table:style-name="ce19" table:formula="oooc:=[.$B419]*10+610+[.K$2]*8" office:value-type="float" office:value="892">
            <text:p>892 kg</text:p>
          </table:table-cell>
          <table:table-cell table:style-name="ce19" table:formula="oooc:=[.$B419]*10+610+[.L$2]*8" office:value-type="float" office:value="900">
            <text:p>900 kg</text:p>
          </table:table-cell>
          <table:table-cell table:style-name="ce19" table:formula="oooc:=[.$B419]*10+610+[.M$2]*8" office:value-type="float" office:value="908">
            <text:p>908 kg</text:p>
          </table:table-cell>
          <table:table-cell table:style-name="ce19" table:formula="oooc:=[.$B419]*10+610+[.N$2]*8" office:value-type="float" office:value="916">
            <text:p>916 kg</text:p>
          </table:table-cell>
          <table:table-cell table:style-name="ce19" table:formula="oooc:=[.$B419]*10+610+[.O$2]*8" office:value-type="float" office:value="924">
            <text:p>924 kg</text:p>
          </table:table-cell>
          <table:table-cell table:style-name="ce19" table:formula="oooc:=[.$B419]*10+610+[.P$2]*8" office:value-type="float" office:value="932">
            <text:p>932 kg</text:p>
          </table:table-cell>
          <table:table-cell table:style-name="ce19" table:formula="oooc:=[.$B419]*10+610+[.Q$2]*8" office:value-type="float" office:value="940">
            <text:p>940 kg</text:p>
          </table:table-cell>
          <table:table-cell table:style-name="ce19" table:formula="oooc:=[.$B419]*10+610+[.R$2]*8" office:value-type="float" office:value="948">
            <text:p>948 kg</text:p>
          </table:table-cell>
          <table:table-cell table:style-name="ce19" table:formula="oooc:=[.$B419]*10+610+[.S$2]*8" office:value-type="float" office:value="956">
            <text:p>956 kg</text:p>
          </table:table-cell>
          <table:table-cell table:style-name="ce19" table:formula="oooc:=[.$B419]*10+610+[.T$2]*8" office:value-type="float" office:value="964">
            <text:p>964 kg</text:p>
          </table:table-cell>
          <table:table-cell table:style-name="ce19" table:formula="oooc:=[.$B419]*10+610+[.U$2]*8" office:value-type="float" office:value="972">
            <text:p>972 kg</text:p>
          </table:table-cell>
          <table:table-cell table:style-name="ce19" table:formula="oooc:=[.$B419]*10+610+[.V$2]*8" office:value-type="float" office:value="980">
            <text:p>980 kg</text:p>
          </table:table-cell>
          <table:table-cell table:style-name="ce19" table:formula="oooc:=[.$B419]*10+610+[.W$2]*8" office:value-type="float" office:value="988">
            <text:p>988 kg</text:p>
          </table:table-cell>
          <table:table-cell table:style-name="ce19" table:formula="oooc:=[.$B419]*10+610+[.X$2]*8" office:value-type="float" office:value="996">
            <text:p>996 kg</text:p>
          </table:table-cell>
          <table:table-cell table:style-name="ce19" table:formula="oooc:=[.$B419]*10+610+[.Y$2]*8" office:value-type="float" office:value="1004">
            <text:p>1004 kg</text:p>
          </table:table-cell>
          <table:table-cell table:style-name="ce19" table:formula="oooc:=[.$B419]*10+610+[.Z$2]*8" office:value-type="float" office:value="1012">
            <text:p>1012 kg</text:p>
          </table:table-cell>
          <table:table-cell table:style-name="ce19" table:formula="oooc:=[.$B419]*10+610+[.AA$2]*8" office:value-type="float" office:value="1020">
            <text:p>1020 kg</text:p>
          </table:table-cell>
          <table:table-cell table:style-name="ce19" table:formula="oooc:=[.$B419]*10+610+[.AB$2]*8" office:value-type="float" office:value="1028">
            <text:p>1028 kg</text:p>
          </table:table-cell>
          <table:table-cell table:style-name="ce19" table:formula="oooc:=[.$B419]*10+610+[.AC$2]*8" office:value-type="float" office:value="1036">
            <text:p>1036 kg</text:p>
          </table:table-cell>
          <table:table-cell table:style-name="ce19" table:formula="oooc:=[.$B419]*10+610+[.AD$2]*8" office:value-type="float" office:value="1044">
            <text:p>1044 kg</text:p>
          </table:table-cell>
          <table:table-cell table:style-name="ce19" table:formula="oooc:=[.$B419]*10+610+[.AE$2]*8" office:value-type="float" office:value="1052">
            <text:p>1052 kg</text:p>
          </table:table-cell>
          <table:table-cell table:style-name="ce19" table:formula="oooc:=[.$B419]*10+610+[.AF$2]*8" office:value-type="float" office:value="1060">
            <text:p>10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style-name="ce19" table:formula="oooc:=[.$B420]*10+610+[.C$2]*8" office:value-type="float" office:value="838">
            <text:p>838 kg</text:p>
          </table:table-cell>
          <table:table-cell table:style-name="ce19" table:formula="oooc:=[.$B420]*10+610+[.D$2]*8" office:value-type="float" office:value="846">
            <text:p>846 kg</text:p>
          </table:table-cell>
          <table:table-cell table:style-name="ce19" table:formula="oooc:=[.$B420]*10+610+[.E$2]*8" office:value-type="float" office:value="854">
            <text:p>854 kg</text:p>
          </table:table-cell>
          <table:table-cell table:style-name="ce19" table:formula="oooc:=[.$B420]*10+610+[.F$2]*8" office:value-type="float" office:value="862">
            <text:p>862 kg</text:p>
          </table:table-cell>
          <table:table-cell table:style-name="ce19" table:formula="oooc:=[.$B420]*10+610+[.G$2]*8" office:value-type="float" office:value="870">
            <text:p>870 kg</text:p>
          </table:table-cell>
          <table:table-cell table:style-name="ce19" table:formula="oooc:=[.$B420]*10+610+[.H$2]*8" office:value-type="float" office:value="878">
            <text:p>878 kg</text:p>
          </table:table-cell>
          <table:table-cell table:style-name="ce19" table:formula="oooc:=[.$B420]*10+610+[.I$2]*8" office:value-type="float" office:value="886">
            <text:p>886 kg</text:p>
          </table:table-cell>
          <table:table-cell table:style-name="ce19" table:formula="oooc:=[.$B420]*10+610+[.J$2]*8" office:value-type="float" office:value="894">
            <text:p>894 kg</text:p>
          </table:table-cell>
          <table:table-cell table:style-name="ce19" table:formula="oooc:=[.$B420]*10+610+[.K$2]*8" office:value-type="float" office:value="902">
            <text:p>902 kg</text:p>
          </table:table-cell>
          <table:table-cell table:style-name="ce19" table:formula="oooc:=[.$B420]*10+610+[.L$2]*8" office:value-type="float" office:value="910">
            <text:p>910 kg</text:p>
          </table:table-cell>
          <table:table-cell table:style-name="ce19" table:formula="oooc:=[.$B420]*10+610+[.M$2]*8" office:value-type="float" office:value="918">
            <text:p>918 kg</text:p>
          </table:table-cell>
          <table:table-cell table:style-name="ce19" table:formula="oooc:=[.$B420]*10+610+[.N$2]*8" office:value-type="float" office:value="926">
            <text:p>926 kg</text:p>
          </table:table-cell>
          <table:table-cell table:style-name="ce19" table:formula="oooc:=[.$B420]*10+610+[.O$2]*8" office:value-type="float" office:value="934">
            <text:p>934 kg</text:p>
          </table:table-cell>
          <table:table-cell table:style-name="ce19" table:formula="oooc:=[.$B420]*10+610+[.P$2]*8" office:value-type="float" office:value="942">
            <text:p>942 kg</text:p>
          </table:table-cell>
          <table:table-cell table:style-name="ce19" table:formula="oooc:=[.$B420]*10+610+[.Q$2]*8" office:value-type="float" office:value="950">
            <text:p>950 kg</text:p>
          </table:table-cell>
          <table:table-cell table:style-name="ce19" table:formula="oooc:=[.$B420]*10+610+[.R$2]*8" office:value-type="float" office:value="958">
            <text:p>958 kg</text:p>
          </table:table-cell>
          <table:table-cell table:style-name="ce19" table:formula="oooc:=[.$B420]*10+610+[.S$2]*8" office:value-type="float" office:value="966">
            <text:p>966 kg</text:p>
          </table:table-cell>
          <table:table-cell table:style-name="ce19" table:formula="oooc:=[.$B420]*10+610+[.T$2]*8" office:value-type="float" office:value="974">
            <text:p>974 kg</text:p>
          </table:table-cell>
          <table:table-cell table:style-name="ce19" table:formula="oooc:=[.$B420]*10+610+[.U$2]*8" office:value-type="float" office:value="982">
            <text:p>982 kg</text:p>
          </table:table-cell>
          <table:table-cell table:style-name="ce19" table:formula="oooc:=[.$B420]*10+610+[.V$2]*8" office:value-type="float" office:value="990">
            <text:p>990 kg</text:p>
          </table:table-cell>
          <table:table-cell table:style-name="ce19" table:formula="oooc:=[.$B420]*10+610+[.W$2]*8" office:value-type="float" office:value="998">
            <text:p>998 kg</text:p>
          </table:table-cell>
          <table:table-cell table:style-name="ce19" table:formula="oooc:=[.$B420]*10+610+[.X$2]*8" office:value-type="float" office:value="1006">
            <text:p>1006 kg</text:p>
          </table:table-cell>
          <table:table-cell table:style-name="ce19" table:formula="oooc:=[.$B420]*10+610+[.Y$2]*8" office:value-type="float" office:value="1014">
            <text:p>1014 kg</text:p>
          </table:table-cell>
          <table:table-cell table:style-name="ce19" table:formula="oooc:=[.$B420]*10+610+[.Z$2]*8" office:value-type="float" office:value="1022">
            <text:p>1022 kg</text:p>
          </table:table-cell>
          <table:table-cell table:style-name="ce19" table:formula="oooc:=[.$B420]*10+610+[.AA$2]*8" office:value-type="float" office:value="1030">
            <text:p>1030 kg</text:p>
          </table:table-cell>
          <table:table-cell table:style-name="ce19" table:formula="oooc:=[.$B420]*10+610+[.AB$2]*8" office:value-type="float" office:value="1038">
            <text:p>1038 kg</text:p>
          </table:table-cell>
          <table:table-cell table:style-name="ce19" table:formula="oooc:=[.$B420]*10+610+[.AC$2]*8" office:value-type="float" office:value="1046">
            <text:p>1046 kg</text:p>
          </table:table-cell>
          <table:table-cell table:style-name="ce19" table:formula="oooc:=[.$B420]*10+610+[.AD$2]*8" office:value-type="float" office:value="1054">
            <text:p>1054 kg</text:p>
          </table:table-cell>
          <table:table-cell table:style-name="ce19" table:formula="oooc:=[.$B420]*10+610+[.AE$2]*8" office:value-type="float" office:value="1062">
            <text:p>1062 kg</text:p>
          </table:table-cell>
          <table:table-cell table:style-name="ce19" table:formula="oooc:=[.$B420]*10+610+[.AF$2]*8" office:value-type="float" office:value="1070">
            <text:p>10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style-name="ce19" table:formula="oooc:=[.$B421]*10+610+[.C$2]*8" office:value-type="float" office:value="848">
            <text:p>848 kg</text:p>
          </table:table-cell>
          <table:table-cell table:style-name="ce19" table:formula="oooc:=[.$B421]*10+610+[.D$2]*8" office:value-type="float" office:value="856">
            <text:p>856 kg</text:p>
          </table:table-cell>
          <table:table-cell table:style-name="ce19" table:formula="oooc:=[.$B421]*10+610+[.E$2]*8" office:value-type="float" office:value="864">
            <text:p>864 kg</text:p>
          </table:table-cell>
          <table:table-cell table:style-name="ce19" table:formula="oooc:=[.$B421]*10+610+[.F$2]*8" office:value-type="float" office:value="872">
            <text:p>872 kg</text:p>
          </table:table-cell>
          <table:table-cell table:style-name="ce19" table:formula="oooc:=[.$B421]*10+610+[.G$2]*8" office:value-type="float" office:value="880">
            <text:p>880 kg</text:p>
          </table:table-cell>
          <table:table-cell table:style-name="ce19" table:formula="oooc:=[.$B421]*10+610+[.H$2]*8" office:value-type="float" office:value="888">
            <text:p>888 kg</text:p>
          </table:table-cell>
          <table:table-cell table:style-name="ce19" table:formula="oooc:=[.$B421]*10+610+[.I$2]*8" office:value-type="float" office:value="896">
            <text:p>896 kg</text:p>
          </table:table-cell>
          <table:table-cell table:style-name="ce19" table:formula="oooc:=[.$B421]*10+610+[.J$2]*8" office:value-type="float" office:value="904">
            <text:p>904 kg</text:p>
          </table:table-cell>
          <table:table-cell table:style-name="ce19" table:formula="oooc:=[.$B421]*10+610+[.K$2]*8" office:value-type="float" office:value="912">
            <text:p>912 kg</text:p>
          </table:table-cell>
          <table:table-cell table:style-name="ce19" table:formula="oooc:=[.$B421]*10+610+[.L$2]*8" office:value-type="float" office:value="920">
            <text:p>920 kg</text:p>
          </table:table-cell>
          <table:table-cell table:style-name="ce19" table:formula="oooc:=[.$B421]*10+610+[.M$2]*8" office:value-type="float" office:value="928">
            <text:p>928 kg</text:p>
          </table:table-cell>
          <table:table-cell table:style-name="ce19" table:formula="oooc:=[.$B421]*10+610+[.N$2]*8" office:value-type="float" office:value="936">
            <text:p>936 kg</text:p>
          </table:table-cell>
          <table:table-cell table:style-name="ce19" table:formula="oooc:=[.$B421]*10+610+[.O$2]*8" office:value-type="float" office:value="944">
            <text:p>944 kg</text:p>
          </table:table-cell>
          <table:table-cell table:style-name="ce19" table:formula="oooc:=[.$B421]*10+610+[.P$2]*8" office:value-type="float" office:value="952">
            <text:p>952 kg</text:p>
          </table:table-cell>
          <table:table-cell table:style-name="ce19" table:formula="oooc:=[.$B421]*10+610+[.Q$2]*8" office:value-type="float" office:value="960">
            <text:p>960 kg</text:p>
          </table:table-cell>
          <table:table-cell table:style-name="ce19" table:formula="oooc:=[.$B421]*10+610+[.R$2]*8" office:value-type="float" office:value="968">
            <text:p>968 kg</text:p>
          </table:table-cell>
          <table:table-cell table:style-name="ce19" table:formula="oooc:=[.$B421]*10+610+[.S$2]*8" office:value-type="float" office:value="976">
            <text:p>976 kg</text:p>
          </table:table-cell>
          <table:table-cell table:style-name="ce19" table:formula="oooc:=[.$B421]*10+610+[.T$2]*8" office:value-type="float" office:value="984">
            <text:p>984 kg</text:p>
          </table:table-cell>
          <table:table-cell table:style-name="ce19" table:formula="oooc:=[.$B421]*10+610+[.U$2]*8" office:value-type="float" office:value="992">
            <text:p>992 kg</text:p>
          </table:table-cell>
          <table:table-cell table:style-name="ce19" table:formula="oooc:=[.$B421]*10+610+[.V$2]*8" office:value-type="float" office:value="1000">
            <text:p>1000 kg</text:p>
          </table:table-cell>
          <table:table-cell table:style-name="ce19" table:formula="oooc:=[.$B421]*10+610+[.W$2]*8" office:value-type="float" office:value="1008">
            <text:p>1008 kg</text:p>
          </table:table-cell>
          <table:table-cell table:style-name="ce19" table:formula="oooc:=[.$B421]*10+610+[.X$2]*8" office:value-type="float" office:value="1016">
            <text:p>1016 kg</text:p>
          </table:table-cell>
          <table:table-cell table:style-name="ce19" table:formula="oooc:=[.$B421]*10+610+[.Y$2]*8" office:value-type="float" office:value="1024">
            <text:p>1024 kg</text:p>
          </table:table-cell>
          <table:table-cell table:style-name="ce19" table:formula="oooc:=[.$B421]*10+610+[.Z$2]*8" office:value-type="float" office:value="1032">
            <text:p>1032 kg</text:p>
          </table:table-cell>
          <table:table-cell table:style-name="ce19" table:formula="oooc:=[.$B421]*10+610+[.AA$2]*8" office:value-type="float" office:value="1040">
            <text:p>1040 kg</text:p>
          </table:table-cell>
          <table:table-cell table:style-name="ce19" table:formula="oooc:=[.$B421]*10+610+[.AB$2]*8" office:value-type="float" office:value="1048">
            <text:p>1048 kg</text:p>
          </table:table-cell>
          <table:table-cell table:style-name="ce19" table:formula="oooc:=[.$B421]*10+610+[.AC$2]*8" office:value-type="float" office:value="1056">
            <text:p>1056 kg</text:p>
          </table:table-cell>
          <table:table-cell table:style-name="ce19" table:formula="oooc:=[.$B421]*10+610+[.AD$2]*8" office:value-type="float" office:value="1064">
            <text:p>1064 kg</text:p>
          </table:table-cell>
          <table:table-cell table:style-name="ce19" table:formula="oooc:=[.$B421]*10+610+[.AE$2]*8" office:value-type="float" office:value="1072">
            <text:p>1072 kg</text:p>
          </table:table-cell>
          <table:table-cell table:style-name="ce19" table:formula="oooc:=[.$B421]*10+610+[.AF$2]*8" office:value-type="float" office:value="1080">
            <text:p>10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style-name="ce19" table:formula="oooc:=[.$B422]*10+610+[.C$2]*8" office:value-type="float" office:value="858">
            <text:p>858 kg</text:p>
          </table:table-cell>
          <table:table-cell table:style-name="ce19" table:formula="oooc:=[.$B422]*10+610+[.D$2]*8" office:value-type="float" office:value="866">
            <text:p>866 kg</text:p>
          </table:table-cell>
          <table:table-cell table:style-name="ce19" table:formula="oooc:=[.$B422]*10+610+[.E$2]*8" office:value-type="float" office:value="874">
            <text:p>874 kg</text:p>
          </table:table-cell>
          <table:table-cell table:style-name="ce19" table:formula="oooc:=[.$B422]*10+610+[.F$2]*8" office:value-type="float" office:value="882">
            <text:p>882 kg</text:p>
          </table:table-cell>
          <table:table-cell table:style-name="ce19" table:formula="oooc:=[.$B422]*10+610+[.G$2]*8" office:value-type="float" office:value="890">
            <text:p>890 kg</text:p>
          </table:table-cell>
          <table:table-cell table:style-name="ce19" table:formula="oooc:=[.$B422]*10+610+[.H$2]*8" office:value-type="float" office:value="898">
            <text:p>898 kg</text:p>
          </table:table-cell>
          <table:table-cell table:style-name="ce19" table:formula="oooc:=[.$B422]*10+610+[.I$2]*8" office:value-type="float" office:value="906">
            <text:p>906 kg</text:p>
          </table:table-cell>
          <table:table-cell table:style-name="ce19" table:formula="oooc:=[.$B422]*10+610+[.J$2]*8" office:value-type="float" office:value="914">
            <text:p>914 kg</text:p>
          </table:table-cell>
          <table:table-cell table:style-name="ce19" table:formula="oooc:=[.$B422]*10+610+[.K$2]*8" office:value-type="float" office:value="922">
            <text:p>922 kg</text:p>
          </table:table-cell>
          <table:table-cell table:style-name="ce19" table:formula="oooc:=[.$B422]*10+610+[.L$2]*8" office:value-type="float" office:value="930">
            <text:p>930 kg</text:p>
          </table:table-cell>
          <table:table-cell table:style-name="ce19" table:formula="oooc:=[.$B422]*10+610+[.M$2]*8" office:value-type="float" office:value="938">
            <text:p>938 kg</text:p>
          </table:table-cell>
          <table:table-cell table:style-name="ce19" table:formula="oooc:=[.$B422]*10+610+[.N$2]*8" office:value-type="float" office:value="946">
            <text:p>946 kg</text:p>
          </table:table-cell>
          <table:table-cell table:style-name="ce19" table:formula="oooc:=[.$B422]*10+610+[.O$2]*8" office:value-type="float" office:value="954">
            <text:p>954 kg</text:p>
          </table:table-cell>
          <table:table-cell table:style-name="ce19" table:formula="oooc:=[.$B422]*10+610+[.P$2]*8" office:value-type="float" office:value="962">
            <text:p>962 kg</text:p>
          </table:table-cell>
          <table:table-cell table:style-name="ce19" table:formula="oooc:=[.$B422]*10+610+[.Q$2]*8" office:value-type="float" office:value="970">
            <text:p>970 kg</text:p>
          </table:table-cell>
          <table:table-cell table:style-name="ce19" table:formula="oooc:=[.$B422]*10+610+[.R$2]*8" office:value-type="float" office:value="978">
            <text:p>978 kg</text:p>
          </table:table-cell>
          <table:table-cell table:style-name="ce19" table:formula="oooc:=[.$B422]*10+610+[.S$2]*8" office:value-type="float" office:value="986">
            <text:p>986 kg</text:p>
          </table:table-cell>
          <table:table-cell table:style-name="ce19" table:formula="oooc:=[.$B422]*10+610+[.T$2]*8" office:value-type="float" office:value="994">
            <text:p>994 kg</text:p>
          </table:table-cell>
          <table:table-cell table:style-name="ce19" table:formula="oooc:=[.$B422]*10+610+[.U$2]*8" office:value-type="float" office:value="1002">
            <text:p>1002 kg</text:p>
          </table:table-cell>
          <table:table-cell table:style-name="ce19" table:formula="oooc:=[.$B422]*10+610+[.V$2]*8" office:value-type="float" office:value="1010">
            <text:p>1010 kg</text:p>
          </table:table-cell>
          <table:table-cell table:style-name="ce19" table:formula="oooc:=[.$B422]*10+610+[.W$2]*8" office:value-type="float" office:value="1018">
            <text:p>1018 kg</text:p>
          </table:table-cell>
          <table:table-cell table:style-name="ce19" table:formula="oooc:=[.$B422]*10+610+[.X$2]*8" office:value-type="float" office:value="1026">
            <text:p>1026 kg</text:p>
          </table:table-cell>
          <table:table-cell table:style-name="ce19" table:formula="oooc:=[.$B422]*10+610+[.Y$2]*8" office:value-type="float" office:value="1034">
            <text:p>1034 kg</text:p>
          </table:table-cell>
          <table:table-cell table:style-name="ce19" table:formula="oooc:=[.$B422]*10+610+[.Z$2]*8" office:value-type="float" office:value="1042">
            <text:p>1042 kg</text:p>
          </table:table-cell>
          <table:table-cell table:style-name="ce19" table:formula="oooc:=[.$B422]*10+610+[.AA$2]*8" office:value-type="float" office:value="1050">
            <text:p>1050 kg</text:p>
          </table:table-cell>
          <table:table-cell table:style-name="ce19" table:formula="oooc:=[.$B422]*10+610+[.AB$2]*8" office:value-type="float" office:value="1058">
            <text:p>1058 kg</text:p>
          </table:table-cell>
          <table:table-cell table:style-name="ce19" table:formula="oooc:=[.$B422]*10+610+[.AC$2]*8" office:value-type="float" office:value="1066">
            <text:p>1066 kg</text:p>
          </table:table-cell>
          <table:table-cell table:style-name="ce19" table:formula="oooc:=[.$B422]*10+610+[.AD$2]*8" office:value-type="float" office:value="1074">
            <text:p>1074 kg</text:p>
          </table:table-cell>
          <table:table-cell table:style-name="ce19" table:formula="oooc:=[.$B422]*10+610+[.AE$2]*8" office:value-type="float" office:value="1082">
            <text:p>1082 kg</text:p>
          </table:table-cell>
          <table:table-cell table:style-name="ce19" table:formula="oooc:=[.$B422]*10+610+[.AF$2]*8" office:value-type="float" office:value="1090">
            <text:p>10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style-name="ce19" table:formula="oooc:=[.$B423]*10+610+[.C$2]*8" office:value-type="float" office:value="868">
            <text:p>868 kg</text:p>
          </table:table-cell>
          <table:table-cell table:style-name="ce19" table:formula="oooc:=[.$B423]*10+610+[.D$2]*8" office:value-type="float" office:value="876">
            <text:p>876 kg</text:p>
          </table:table-cell>
          <table:table-cell table:style-name="ce19" table:formula="oooc:=[.$B423]*10+610+[.E$2]*8" office:value-type="float" office:value="884">
            <text:p>884 kg</text:p>
          </table:table-cell>
          <table:table-cell table:style-name="ce19" table:formula="oooc:=[.$B423]*10+610+[.F$2]*8" office:value-type="float" office:value="892">
            <text:p>892 kg</text:p>
          </table:table-cell>
          <table:table-cell table:style-name="ce19" table:formula="oooc:=[.$B423]*10+610+[.G$2]*8" office:value-type="float" office:value="900">
            <text:p>900 kg</text:p>
          </table:table-cell>
          <table:table-cell table:style-name="ce19" table:formula="oooc:=[.$B423]*10+610+[.H$2]*8" office:value-type="float" office:value="908">
            <text:p>908 kg</text:p>
          </table:table-cell>
          <table:table-cell table:style-name="ce19" table:formula="oooc:=[.$B423]*10+610+[.I$2]*8" office:value-type="float" office:value="916">
            <text:p>916 kg</text:p>
          </table:table-cell>
          <table:table-cell table:style-name="ce19" table:formula="oooc:=[.$B423]*10+610+[.J$2]*8" office:value-type="float" office:value="924">
            <text:p>924 kg</text:p>
          </table:table-cell>
          <table:table-cell table:style-name="ce19" table:formula="oooc:=[.$B423]*10+610+[.K$2]*8" office:value-type="float" office:value="932">
            <text:p>932 kg</text:p>
          </table:table-cell>
          <table:table-cell table:style-name="ce19" table:formula="oooc:=[.$B423]*10+610+[.L$2]*8" office:value-type="float" office:value="940">
            <text:p>940 kg</text:p>
          </table:table-cell>
          <table:table-cell table:style-name="ce19" table:formula="oooc:=[.$B423]*10+610+[.M$2]*8" office:value-type="float" office:value="948">
            <text:p>948 kg</text:p>
          </table:table-cell>
          <table:table-cell table:style-name="ce19" table:formula="oooc:=[.$B423]*10+610+[.N$2]*8" office:value-type="float" office:value="956">
            <text:p>956 kg</text:p>
          </table:table-cell>
          <table:table-cell table:style-name="ce19" table:formula="oooc:=[.$B423]*10+610+[.O$2]*8" office:value-type="float" office:value="964">
            <text:p>964 kg</text:p>
          </table:table-cell>
          <table:table-cell table:style-name="ce19" table:formula="oooc:=[.$B423]*10+610+[.P$2]*8" office:value-type="float" office:value="972">
            <text:p>972 kg</text:p>
          </table:table-cell>
          <table:table-cell table:style-name="ce19" table:formula="oooc:=[.$B423]*10+610+[.Q$2]*8" office:value-type="float" office:value="980">
            <text:p>980 kg</text:p>
          </table:table-cell>
          <table:table-cell table:style-name="ce19" table:formula="oooc:=[.$B423]*10+610+[.R$2]*8" office:value-type="float" office:value="988">
            <text:p>988 kg</text:p>
          </table:table-cell>
          <table:table-cell table:style-name="ce19" table:formula="oooc:=[.$B423]*10+610+[.S$2]*8" office:value-type="float" office:value="996">
            <text:p>996 kg</text:p>
          </table:table-cell>
          <table:table-cell table:style-name="ce19" table:formula="oooc:=[.$B423]*10+610+[.T$2]*8" office:value-type="float" office:value="1004">
            <text:p>1004 kg</text:p>
          </table:table-cell>
          <table:table-cell table:style-name="ce19" table:formula="oooc:=[.$B423]*10+610+[.U$2]*8" office:value-type="float" office:value="1012">
            <text:p>1012 kg</text:p>
          </table:table-cell>
          <table:table-cell table:style-name="ce19" table:formula="oooc:=[.$B423]*10+610+[.V$2]*8" office:value-type="float" office:value="1020">
            <text:p>1020 kg</text:p>
          </table:table-cell>
          <table:table-cell table:style-name="ce19" table:formula="oooc:=[.$B423]*10+610+[.W$2]*8" office:value-type="float" office:value="1028">
            <text:p>1028 kg</text:p>
          </table:table-cell>
          <table:table-cell table:style-name="ce19" table:formula="oooc:=[.$B423]*10+610+[.X$2]*8" office:value-type="float" office:value="1036">
            <text:p>1036 kg</text:p>
          </table:table-cell>
          <table:table-cell table:style-name="ce19" table:formula="oooc:=[.$B423]*10+610+[.Y$2]*8" office:value-type="float" office:value="1044">
            <text:p>1044 kg</text:p>
          </table:table-cell>
          <table:table-cell table:style-name="ce19" table:formula="oooc:=[.$B423]*10+610+[.Z$2]*8" office:value-type="float" office:value="1052">
            <text:p>1052 kg</text:p>
          </table:table-cell>
          <table:table-cell table:style-name="ce19" table:formula="oooc:=[.$B423]*10+610+[.AA$2]*8" office:value-type="float" office:value="1060">
            <text:p>1060 kg</text:p>
          </table:table-cell>
          <table:table-cell table:style-name="ce19" table:formula="oooc:=[.$B423]*10+610+[.AB$2]*8" office:value-type="float" office:value="1068">
            <text:p>1068 kg</text:p>
          </table:table-cell>
          <table:table-cell table:style-name="ce19" table:formula="oooc:=[.$B423]*10+610+[.AC$2]*8" office:value-type="float" office:value="1076">
            <text:p>1076 kg</text:p>
          </table:table-cell>
          <table:table-cell table:style-name="ce19" table:formula="oooc:=[.$B423]*10+610+[.AD$2]*8" office:value-type="float" office:value="1084">
            <text:p>1084 kg</text:p>
          </table:table-cell>
          <table:table-cell table:style-name="ce19" table:formula="oooc:=[.$B423]*10+610+[.AE$2]*8" office:value-type="float" office:value="1092">
            <text:p>1092 kg</text:p>
          </table:table-cell>
          <table:table-cell table:style-name="ce19" table:formula="oooc:=[.$B423]*10+610+[.AF$2]*8" office:value-type="float" office:value="1100">
            <text:p>11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6">
            <text:p>26</text:p>
          </table:table-cell>
          <table:table-cell table:style-name="ce19" table:formula="oooc:=[.$B424]*10+610+[.C$2]*8" office:value-type="float" office:value="878">
            <text:p>878 kg</text:p>
          </table:table-cell>
          <table:table-cell table:style-name="ce19" table:formula="oooc:=[.$B424]*10+610+[.D$2]*8" office:value-type="float" office:value="886">
            <text:p>886 kg</text:p>
          </table:table-cell>
          <table:table-cell table:style-name="ce19" table:formula="oooc:=[.$B424]*10+610+[.E$2]*8" office:value-type="float" office:value="894">
            <text:p>894 kg</text:p>
          </table:table-cell>
          <table:table-cell table:style-name="ce19" table:formula="oooc:=[.$B424]*10+610+[.F$2]*8" office:value-type="float" office:value="902">
            <text:p>902 kg</text:p>
          </table:table-cell>
          <table:table-cell table:style-name="ce19" table:formula="oooc:=[.$B424]*10+610+[.G$2]*8" office:value-type="float" office:value="910">
            <text:p>910 kg</text:p>
          </table:table-cell>
          <table:table-cell table:style-name="ce19" table:formula="oooc:=[.$B424]*10+610+[.H$2]*8" office:value-type="float" office:value="918">
            <text:p>918 kg</text:p>
          </table:table-cell>
          <table:table-cell table:style-name="ce19" table:formula="oooc:=[.$B424]*10+610+[.I$2]*8" office:value-type="float" office:value="926">
            <text:p>926 kg</text:p>
          </table:table-cell>
          <table:table-cell table:style-name="ce19" table:formula="oooc:=[.$B424]*10+610+[.J$2]*8" office:value-type="float" office:value="934">
            <text:p>934 kg</text:p>
          </table:table-cell>
          <table:table-cell table:style-name="ce19" table:formula="oooc:=[.$B424]*10+610+[.K$2]*8" office:value-type="float" office:value="942">
            <text:p>942 kg</text:p>
          </table:table-cell>
          <table:table-cell table:style-name="ce19" table:formula="oooc:=[.$B424]*10+610+[.L$2]*8" office:value-type="float" office:value="950">
            <text:p>950 kg</text:p>
          </table:table-cell>
          <table:table-cell table:style-name="ce19" table:formula="oooc:=[.$B424]*10+610+[.M$2]*8" office:value-type="float" office:value="958">
            <text:p>958 kg</text:p>
          </table:table-cell>
          <table:table-cell table:style-name="ce19" table:formula="oooc:=[.$B424]*10+610+[.N$2]*8" office:value-type="float" office:value="966">
            <text:p>966 kg</text:p>
          </table:table-cell>
          <table:table-cell table:style-name="ce19" table:formula="oooc:=[.$B424]*10+610+[.O$2]*8" office:value-type="float" office:value="974">
            <text:p>974 kg</text:p>
          </table:table-cell>
          <table:table-cell table:style-name="ce19" table:formula="oooc:=[.$B424]*10+610+[.P$2]*8" office:value-type="float" office:value="982">
            <text:p>982 kg</text:p>
          </table:table-cell>
          <table:table-cell table:style-name="ce19" table:formula="oooc:=[.$B424]*10+610+[.Q$2]*8" office:value-type="float" office:value="990">
            <text:p>990 kg</text:p>
          </table:table-cell>
          <table:table-cell table:style-name="ce19" table:formula="oooc:=[.$B424]*10+610+[.R$2]*8" office:value-type="float" office:value="998">
            <text:p>998 kg</text:p>
          </table:table-cell>
          <table:table-cell table:style-name="ce19" table:formula="oooc:=[.$B424]*10+610+[.S$2]*8" office:value-type="float" office:value="1006">
            <text:p>1006 kg</text:p>
          </table:table-cell>
          <table:table-cell table:style-name="ce19" table:formula="oooc:=[.$B424]*10+610+[.T$2]*8" office:value-type="float" office:value="1014">
            <text:p>1014 kg</text:p>
          </table:table-cell>
          <table:table-cell table:style-name="ce19" table:formula="oooc:=[.$B424]*10+610+[.U$2]*8" office:value-type="float" office:value="1022">
            <text:p>1022 kg</text:p>
          </table:table-cell>
          <table:table-cell table:style-name="ce19" table:formula="oooc:=[.$B424]*10+610+[.V$2]*8" office:value-type="float" office:value="1030">
            <text:p>1030 kg</text:p>
          </table:table-cell>
          <table:table-cell table:style-name="ce19" table:formula="oooc:=[.$B424]*10+610+[.W$2]*8" office:value-type="float" office:value="1038">
            <text:p>1038 kg</text:p>
          </table:table-cell>
          <table:table-cell table:style-name="ce19" table:formula="oooc:=[.$B424]*10+610+[.X$2]*8" office:value-type="float" office:value="1046">
            <text:p>1046 kg</text:p>
          </table:table-cell>
          <table:table-cell table:style-name="ce19" table:formula="oooc:=[.$B424]*10+610+[.Y$2]*8" office:value-type="float" office:value="1054">
            <text:p>1054 kg</text:p>
          </table:table-cell>
          <table:table-cell table:style-name="ce19" table:formula="oooc:=[.$B424]*10+610+[.Z$2]*8" office:value-type="float" office:value="1062">
            <text:p>1062 kg</text:p>
          </table:table-cell>
          <table:table-cell table:style-name="ce19" table:formula="oooc:=[.$B424]*10+610+[.AA$2]*8" office:value-type="float" office:value="1070">
            <text:p>1070 kg</text:p>
          </table:table-cell>
          <table:table-cell table:style-name="ce19" table:formula="oooc:=[.$B424]*10+610+[.AB$2]*8" office:value-type="float" office:value="1078">
            <text:p>1078 kg</text:p>
          </table:table-cell>
          <table:table-cell table:style-name="ce19" table:formula="oooc:=[.$B424]*10+610+[.AC$2]*8" office:value-type="float" office:value="1086">
            <text:p>1086 kg</text:p>
          </table:table-cell>
          <table:table-cell table:style-name="ce19" table:formula="oooc:=[.$B424]*10+610+[.AD$2]*8" office:value-type="float" office:value="1094">
            <text:p>1094 kg</text:p>
          </table:table-cell>
          <table:table-cell table:style-name="ce19" table:formula="oooc:=[.$B424]*10+610+[.AE$2]*8" office:value-type="float" office:value="1102">
            <text:p>1102 kg</text:p>
          </table:table-cell>
          <table:table-cell table:style-name="ce19" table:formula="oooc:=[.$B424]*10+610+[.AF$2]*8" office:value-type="float" office:value="1110">
            <text:p>11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7">
            <text:p>27</text:p>
          </table:table-cell>
          <table:table-cell table:style-name="ce19" table:formula="oooc:=[.$B425]*10+610+[.C$2]*8" office:value-type="float" office:value="888">
            <text:p>888 kg</text:p>
          </table:table-cell>
          <table:table-cell table:style-name="ce19" table:formula="oooc:=[.$B425]*10+610+[.D$2]*8" office:value-type="float" office:value="896">
            <text:p>896 kg</text:p>
          </table:table-cell>
          <table:table-cell table:style-name="ce19" table:formula="oooc:=[.$B425]*10+610+[.E$2]*8" office:value-type="float" office:value="904">
            <text:p>904 kg</text:p>
          </table:table-cell>
          <table:table-cell table:style-name="ce19" table:formula="oooc:=[.$B425]*10+610+[.F$2]*8" office:value-type="float" office:value="912">
            <text:p>912 kg</text:p>
          </table:table-cell>
          <table:table-cell table:style-name="ce19" table:formula="oooc:=[.$B425]*10+610+[.G$2]*8" office:value-type="float" office:value="920">
            <text:p>920 kg</text:p>
          </table:table-cell>
          <table:table-cell table:style-name="ce19" table:formula="oooc:=[.$B425]*10+610+[.H$2]*8" office:value-type="float" office:value="928">
            <text:p>928 kg</text:p>
          </table:table-cell>
          <table:table-cell table:style-name="ce19" table:formula="oooc:=[.$B425]*10+610+[.I$2]*8" office:value-type="float" office:value="936">
            <text:p>936 kg</text:p>
          </table:table-cell>
          <table:table-cell table:style-name="ce19" table:formula="oooc:=[.$B425]*10+610+[.J$2]*8" office:value-type="float" office:value="944">
            <text:p>944 kg</text:p>
          </table:table-cell>
          <table:table-cell table:style-name="ce19" table:formula="oooc:=[.$B425]*10+610+[.K$2]*8" office:value-type="float" office:value="952">
            <text:p>952 kg</text:p>
          </table:table-cell>
          <table:table-cell table:style-name="ce19" table:formula="oooc:=[.$B425]*10+610+[.L$2]*8" office:value-type="float" office:value="960">
            <text:p>960 kg</text:p>
          </table:table-cell>
          <table:table-cell table:style-name="ce19" table:formula="oooc:=[.$B425]*10+610+[.M$2]*8" office:value-type="float" office:value="968">
            <text:p>968 kg</text:p>
          </table:table-cell>
          <table:table-cell table:style-name="ce19" table:formula="oooc:=[.$B425]*10+610+[.N$2]*8" office:value-type="float" office:value="976">
            <text:p>976 kg</text:p>
          </table:table-cell>
          <table:table-cell table:style-name="ce19" table:formula="oooc:=[.$B425]*10+610+[.O$2]*8" office:value-type="float" office:value="984">
            <text:p>984 kg</text:p>
          </table:table-cell>
          <table:table-cell table:style-name="ce19" table:formula="oooc:=[.$B425]*10+610+[.P$2]*8" office:value-type="float" office:value="992">
            <text:p>992 kg</text:p>
          </table:table-cell>
          <table:table-cell table:style-name="ce19" table:formula="oooc:=[.$B425]*10+610+[.Q$2]*8" office:value-type="float" office:value="1000">
            <text:p>1000 kg</text:p>
          </table:table-cell>
          <table:table-cell table:style-name="ce19" table:formula="oooc:=[.$B425]*10+610+[.R$2]*8" office:value-type="float" office:value="1008">
            <text:p>1008 kg</text:p>
          </table:table-cell>
          <table:table-cell table:style-name="ce19" table:formula="oooc:=[.$B425]*10+610+[.S$2]*8" office:value-type="float" office:value="1016">
            <text:p>1016 kg</text:p>
          </table:table-cell>
          <table:table-cell table:style-name="ce19" table:formula="oooc:=[.$B425]*10+610+[.T$2]*8" office:value-type="float" office:value="1024">
            <text:p>1024 kg</text:p>
          </table:table-cell>
          <table:table-cell table:style-name="ce19" table:formula="oooc:=[.$B425]*10+610+[.U$2]*8" office:value-type="float" office:value="1032">
            <text:p>1032 kg</text:p>
          </table:table-cell>
          <table:table-cell table:style-name="ce19" table:formula="oooc:=[.$B425]*10+610+[.V$2]*8" office:value-type="float" office:value="1040">
            <text:p>1040 kg</text:p>
          </table:table-cell>
          <table:table-cell table:style-name="ce19" table:formula="oooc:=[.$B425]*10+610+[.W$2]*8" office:value-type="float" office:value="1048">
            <text:p>1048 kg</text:p>
          </table:table-cell>
          <table:table-cell table:style-name="ce19" table:formula="oooc:=[.$B425]*10+610+[.X$2]*8" office:value-type="float" office:value="1056">
            <text:p>1056 kg</text:p>
          </table:table-cell>
          <table:table-cell table:style-name="ce19" table:formula="oooc:=[.$B425]*10+610+[.Y$2]*8" office:value-type="float" office:value="1064">
            <text:p>1064 kg</text:p>
          </table:table-cell>
          <table:table-cell table:style-name="ce19" table:formula="oooc:=[.$B425]*10+610+[.Z$2]*8" office:value-type="float" office:value="1072">
            <text:p>1072 kg</text:p>
          </table:table-cell>
          <table:table-cell table:style-name="ce19" table:formula="oooc:=[.$B425]*10+610+[.AA$2]*8" office:value-type="float" office:value="1080">
            <text:p>1080 kg</text:p>
          </table:table-cell>
          <table:table-cell table:style-name="ce19" table:formula="oooc:=[.$B425]*10+610+[.AB$2]*8" office:value-type="float" office:value="1088">
            <text:p>1088 kg</text:p>
          </table:table-cell>
          <table:table-cell table:style-name="ce19" table:formula="oooc:=[.$B425]*10+610+[.AC$2]*8" office:value-type="float" office:value="1096">
            <text:p>1096 kg</text:p>
          </table:table-cell>
          <table:table-cell table:style-name="ce19" table:formula="oooc:=[.$B425]*10+610+[.AD$2]*8" office:value-type="float" office:value="1104">
            <text:p>1104 kg</text:p>
          </table:table-cell>
          <table:table-cell table:style-name="ce19" table:formula="oooc:=[.$B425]*10+610+[.AE$2]*8" office:value-type="float" office:value="1112">
            <text:p>1112 kg</text:p>
          </table:table-cell>
          <table:table-cell table:style-name="ce19" table:formula="oooc:=[.$B425]*10+610+[.AF$2]*8" office:value-type="float" office:value="1120">
            <text:p>11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8">
            <text:p>28</text:p>
          </table:table-cell>
          <table:table-cell table:style-name="ce19" table:formula="oooc:=[.$B426]*10+610+[.C$2]*8" office:value-type="float" office:value="898">
            <text:p>898 kg</text:p>
          </table:table-cell>
          <table:table-cell table:style-name="ce19" table:formula="oooc:=[.$B426]*10+610+[.D$2]*8" office:value-type="float" office:value="906">
            <text:p>906 kg</text:p>
          </table:table-cell>
          <table:table-cell table:style-name="ce19" table:formula="oooc:=[.$B426]*10+610+[.E$2]*8" office:value-type="float" office:value="914">
            <text:p>914 kg</text:p>
          </table:table-cell>
          <table:table-cell table:style-name="ce19" table:formula="oooc:=[.$B426]*10+610+[.F$2]*8" office:value-type="float" office:value="922">
            <text:p>922 kg</text:p>
          </table:table-cell>
          <table:table-cell table:style-name="ce19" table:formula="oooc:=[.$B426]*10+610+[.G$2]*8" office:value-type="float" office:value="930">
            <text:p>930 kg</text:p>
          </table:table-cell>
          <table:table-cell table:style-name="ce19" table:formula="oooc:=[.$B426]*10+610+[.H$2]*8" office:value-type="float" office:value="938">
            <text:p>938 kg</text:p>
          </table:table-cell>
          <table:table-cell table:style-name="ce19" table:formula="oooc:=[.$B426]*10+610+[.I$2]*8" office:value-type="float" office:value="946">
            <text:p>946 kg</text:p>
          </table:table-cell>
          <table:table-cell table:style-name="ce19" table:formula="oooc:=[.$B426]*10+610+[.J$2]*8" office:value-type="float" office:value="954">
            <text:p>954 kg</text:p>
          </table:table-cell>
          <table:table-cell table:style-name="ce19" table:formula="oooc:=[.$B426]*10+610+[.K$2]*8" office:value-type="float" office:value="962">
            <text:p>962 kg</text:p>
          </table:table-cell>
          <table:table-cell table:style-name="ce19" table:formula="oooc:=[.$B426]*10+610+[.L$2]*8" office:value-type="float" office:value="970">
            <text:p>970 kg</text:p>
          </table:table-cell>
          <table:table-cell table:style-name="ce19" table:formula="oooc:=[.$B426]*10+610+[.M$2]*8" office:value-type="float" office:value="978">
            <text:p>978 kg</text:p>
          </table:table-cell>
          <table:table-cell table:style-name="ce19" table:formula="oooc:=[.$B426]*10+610+[.N$2]*8" office:value-type="float" office:value="986">
            <text:p>986 kg</text:p>
          </table:table-cell>
          <table:table-cell table:style-name="ce19" table:formula="oooc:=[.$B426]*10+610+[.O$2]*8" office:value-type="float" office:value="994">
            <text:p>994 kg</text:p>
          </table:table-cell>
          <table:table-cell table:style-name="ce19" table:formula="oooc:=[.$B426]*10+610+[.P$2]*8" office:value-type="float" office:value="1002">
            <text:p>1002 kg</text:p>
          </table:table-cell>
          <table:table-cell table:style-name="ce19" table:formula="oooc:=[.$B426]*10+610+[.Q$2]*8" office:value-type="float" office:value="1010">
            <text:p>1010 kg</text:p>
          </table:table-cell>
          <table:table-cell table:style-name="ce19" table:formula="oooc:=[.$B426]*10+610+[.R$2]*8" office:value-type="float" office:value="1018">
            <text:p>1018 kg</text:p>
          </table:table-cell>
          <table:table-cell table:style-name="ce19" table:formula="oooc:=[.$B426]*10+610+[.S$2]*8" office:value-type="float" office:value="1026">
            <text:p>1026 kg</text:p>
          </table:table-cell>
          <table:table-cell table:style-name="ce19" table:formula="oooc:=[.$B426]*10+610+[.T$2]*8" office:value-type="float" office:value="1034">
            <text:p>1034 kg</text:p>
          </table:table-cell>
          <table:table-cell table:style-name="ce19" table:formula="oooc:=[.$B426]*10+610+[.U$2]*8" office:value-type="float" office:value="1042">
            <text:p>1042 kg</text:p>
          </table:table-cell>
          <table:table-cell table:style-name="ce19" table:formula="oooc:=[.$B426]*10+610+[.V$2]*8" office:value-type="float" office:value="1050">
            <text:p>1050 kg</text:p>
          </table:table-cell>
          <table:table-cell table:style-name="ce19" table:formula="oooc:=[.$B426]*10+610+[.W$2]*8" office:value-type="float" office:value="1058">
            <text:p>1058 kg</text:p>
          </table:table-cell>
          <table:table-cell table:style-name="ce19" table:formula="oooc:=[.$B426]*10+610+[.X$2]*8" office:value-type="float" office:value="1066">
            <text:p>1066 kg</text:p>
          </table:table-cell>
          <table:table-cell table:style-name="ce19" table:formula="oooc:=[.$B426]*10+610+[.Y$2]*8" office:value-type="float" office:value="1074">
            <text:p>1074 kg</text:p>
          </table:table-cell>
          <table:table-cell table:style-name="ce19" table:formula="oooc:=[.$B426]*10+610+[.Z$2]*8" office:value-type="float" office:value="1082">
            <text:p>1082 kg</text:p>
          </table:table-cell>
          <table:table-cell table:style-name="ce19" table:formula="oooc:=[.$B426]*10+610+[.AA$2]*8" office:value-type="float" office:value="1090">
            <text:p>1090 kg</text:p>
          </table:table-cell>
          <table:table-cell table:style-name="ce19" table:formula="oooc:=[.$B426]*10+610+[.AB$2]*8" office:value-type="float" office:value="1098">
            <text:p>1098 kg</text:p>
          </table:table-cell>
          <table:table-cell table:style-name="ce19" table:formula="oooc:=[.$B426]*10+610+[.AC$2]*8" office:value-type="float" office:value="1106">
            <text:p>1106 kg</text:p>
          </table:table-cell>
          <table:table-cell table:style-name="ce19" table:formula="oooc:=[.$B426]*10+610+[.AD$2]*8" office:value-type="float" office:value="1114">
            <text:p>1114 kg</text:p>
          </table:table-cell>
          <table:table-cell table:style-name="ce19" table:formula="oooc:=[.$B426]*10+610+[.AE$2]*8" office:value-type="float" office:value="1122">
            <text:p>1122 kg</text:p>
          </table:table-cell>
          <table:table-cell table:style-name="ce19" table:formula="oooc:=[.$B426]*10+610+[.AF$2]*8" office:value-type="float" office:value="1130">
            <text:p>11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9">
            <text:p>29</text:p>
          </table:table-cell>
          <table:table-cell table:style-name="ce19" table:formula="oooc:=[.$B427]*10+610+[.C$2]*8" office:value-type="float" office:value="908">
            <text:p>908 kg</text:p>
          </table:table-cell>
          <table:table-cell table:style-name="ce19" table:formula="oooc:=[.$B427]*10+610+[.D$2]*8" office:value-type="float" office:value="916">
            <text:p>916 kg</text:p>
          </table:table-cell>
          <table:table-cell table:style-name="ce19" table:formula="oooc:=[.$B427]*10+610+[.E$2]*8" office:value-type="float" office:value="924">
            <text:p>924 kg</text:p>
          </table:table-cell>
          <table:table-cell table:style-name="ce19" table:formula="oooc:=[.$B427]*10+610+[.F$2]*8" office:value-type="float" office:value="932">
            <text:p>932 kg</text:p>
          </table:table-cell>
          <table:table-cell table:style-name="ce19" table:formula="oooc:=[.$B427]*10+610+[.G$2]*8" office:value-type="float" office:value="940">
            <text:p>940 kg</text:p>
          </table:table-cell>
          <table:table-cell table:style-name="ce19" table:formula="oooc:=[.$B427]*10+610+[.H$2]*8" office:value-type="float" office:value="948">
            <text:p>948 kg</text:p>
          </table:table-cell>
          <table:table-cell table:style-name="ce19" table:formula="oooc:=[.$B427]*10+610+[.I$2]*8" office:value-type="float" office:value="956">
            <text:p>956 kg</text:p>
          </table:table-cell>
          <table:table-cell table:style-name="ce19" table:formula="oooc:=[.$B427]*10+610+[.J$2]*8" office:value-type="float" office:value="964">
            <text:p>964 kg</text:p>
          </table:table-cell>
          <table:table-cell table:style-name="ce19" table:formula="oooc:=[.$B427]*10+610+[.K$2]*8" office:value-type="float" office:value="972">
            <text:p>972 kg</text:p>
          </table:table-cell>
          <table:table-cell table:style-name="ce19" table:formula="oooc:=[.$B427]*10+610+[.L$2]*8" office:value-type="float" office:value="980">
            <text:p>980 kg</text:p>
          </table:table-cell>
          <table:table-cell table:style-name="ce19" table:formula="oooc:=[.$B427]*10+610+[.M$2]*8" office:value-type="float" office:value="988">
            <text:p>988 kg</text:p>
          </table:table-cell>
          <table:table-cell table:style-name="ce19" table:formula="oooc:=[.$B427]*10+610+[.N$2]*8" office:value-type="float" office:value="996">
            <text:p>996 kg</text:p>
          </table:table-cell>
          <table:table-cell table:style-name="ce19" table:formula="oooc:=[.$B427]*10+610+[.O$2]*8" office:value-type="float" office:value="1004">
            <text:p>1004 kg</text:p>
          </table:table-cell>
          <table:table-cell table:style-name="ce19" table:formula="oooc:=[.$B427]*10+610+[.P$2]*8" office:value-type="float" office:value="1012">
            <text:p>1012 kg</text:p>
          </table:table-cell>
          <table:table-cell table:style-name="ce19" table:formula="oooc:=[.$B427]*10+610+[.Q$2]*8" office:value-type="float" office:value="1020">
            <text:p>1020 kg</text:p>
          </table:table-cell>
          <table:table-cell table:style-name="ce19" table:formula="oooc:=[.$B427]*10+610+[.R$2]*8" office:value-type="float" office:value="1028">
            <text:p>1028 kg</text:p>
          </table:table-cell>
          <table:table-cell table:style-name="ce19" table:formula="oooc:=[.$B427]*10+610+[.S$2]*8" office:value-type="float" office:value="1036">
            <text:p>1036 kg</text:p>
          </table:table-cell>
          <table:table-cell table:style-name="ce19" table:formula="oooc:=[.$B427]*10+610+[.T$2]*8" office:value-type="float" office:value="1044">
            <text:p>1044 kg</text:p>
          </table:table-cell>
          <table:table-cell table:style-name="ce19" table:formula="oooc:=[.$B427]*10+610+[.U$2]*8" office:value-type="float" office:value="1052">
            <text:p>1052 kg</text:p>
          </table:table-cell>
          <table:table-cell table:style-name="ce19" table:formula="oooc:=[.$B427]*10+610+[.V$2]*8" office:value-type="float" office:value="1060">
            <text:p>1060 kg</text:p>
          </table:table-cell>
          <table:table-cell table:style-name="ce19" table:formula="oooc:=[.$B427]*10+610+[.W$2]*8" office:value-type="float" office:value="1068">
            <text:p>1068 kg</text:p>
          </table:table-cell>
          <table:table-cell table:style-name="ce19" table:formula="oooc:=[.$B427]*10+610+[.X$2]*8" office:value-type="float" office:value="1076">
            <text:p>1076 kg</text:p>
          </table:table-cell>
          <table:table-cell table:style-name="ce19" table:formula="oooc:=[.$B427]*10+610+[.Y$2]*8" office:value-type="float" office:value="1084">
            <text:p>1084 kg</text:p>
          </table:table-cell>
          <table:table-cell table:style-name="ce19" table:formula="oooc:=[.$B427]*10+610+[.Z$2]*8" office:value-type="float" office:value="1092">
            <text:p>1092 kg</text:p>
          </table:table-cell>
          <table:table-cell table:style-name="ce19" table:formula="oooc:=[.$B427]*10+610+[.AA$2]*8" office:value-type="float" office:value="1100">
            <text:p>1100 kg</text:p>
          </table:table-cell>
          <table:table-cell table:style-name="ce19" table:formula="oooc:=[.$B427]*10+610+[.AB$2]*8" office:value-type="float" office:value="1108">
            <text:p>1108 kg</text:p>
          </table:table-cell>
          <table:table-cell table:style-name="ce19" table:formula="oooc:=[.$B427]*10+610+[.AC$2]*8" office:value-type="float" office:value="1116">
            <text:p>1116 kg</text:p>
          </table:table-cell>
          <table:table-cell table:style-name="ce19" table:formula="oooc:=[.$B427]*10+610+[.AD$2]*8" office:value-type="float" office:value="1124">
            <text:p>1124 kg</text:p>
          </table:table-cell>
          <table:table-cell table:style-name="ce19" table:formula="oooc:=[.$B427]*10+610+[.AE$2]*8" office:value-type="float" office:value="1132">
            <text:p>1132 kg</text:p>
          </table:table-cell>
          <table:table-cell table:style-name="ce19" table:formula="oooc:=[.$B427]*10+610+[.AF$2]*8" office:value-type="float" office:value="1140">
            <text:p>11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style-name="ce19" table:formula="oooc:=[.$B428]*10+610+[.C$2]*8" office:value-type="float" office:value="918">
            <text:p>918 kg</text:p>
          </table:table-cell>
          <table:table-cell table:style-name="ce19" table:formula="oooc:=[.$B428]*10+610+[.D$2]*8" office:value-type="float" office:value="926">
            <text:p>926 kg</text:p>
          </table:table-cell>
          <table:table-cell table:style-name="ce19" table:formula="oooc:=[.$B428]*10+610+[.E$2]*8" office:value-type="float" office:value="934">
            <text:p>934 kg</text:p>
          </table:table-cell>
          <table:table-cell table:style-name="ce19" table:formula="oooc:=[.$B428]*10+610+[.F$2]*8" office:value-type="float" office:value="942">
            <text:p>942 kg</text:p>
          </table:table-cell>
          <table:table-cell table:style-name="ce19" table:formula="oooc:=[.$B428]*10+610+[.G$2]*8" office:value-type="float" office:value="950">
            <text:p>950 kg</text:p>
          </table:table-cell>
          <table:table-cell table:style-name="ce19" table:formula="oooc:=[.$B428]*10+610+[.H$2]*8" office:value-type="float" office:value="958">
            <text:p>958 kg</text:p>
          </table:table-cell>
          <table:table-cell table:style-name="ce19" table:formula="oooc:=[.$B428]*10+610+[.I$2]*8" office:value-type="float" office:value="966">
            <text:p>966 kg</text:p>
          </table:table-cell>
          <table:table-cell table:style-name="ce19" table:formula="oooc:=[.$B428]*10+610+[.J$2]*8" office:value-type="float" office:value="974">
            <text:p>974 kg</text:p>
          </table:table-cell>
          <table:table-cell table:style-name="ce19" table:formula="oooc:=[.$B428]*10+610+[.K$2]*8" office:value-type="float" office:value="982">
            <text:p>982 kg</text:p>
          </table:table-cell>
          <table:table-cell table:style-name="ce19" table:formula="oooc:=[.$B428]*10+610+[.L$2]*8" office:value-type="float" office:value="990">
            <text:p>990 kg</text:p>
          </table:table-cell>
          <table:table-cell table:style-name="ce19" table:formula="oooc:=[.$B428]*10+610+[.M$2]*8" office:value-type="float" office:value="998">
            <text:p>998 kg</text:p>
          </table:table-cell>
          <table:table-cell table:style-name="ce19" table:formula="oooc:=[.$B428]*10+610+[.N$2]*8" office:value-type="float" office:value="1006">
            <text:p>1006 kg</text:p>
          </table:table-cell>
          <table:table-cell table:style-name="ce19" table:formula="oooc:=[.$B428]*10+610+[.O$2]*8" office:value-type="float" office:value="1014">
            <text:p>1014 kg</text:p>
          </table:table-cell>
          <table:table-cell table:style-name="ce19" table:formula="oooc:=[.$B428]*10+610+[.P$2]*8" office:value-type="float" office:value="1022">
            <text:p>1022 kg</text:p>
          </table:table-cell>
          <table:table-cell table:style-name="ce19" table:formula="oooc:=[.$B428]*10+610+[.Q$2]*8" office:value-type="float" office:value="1030">
            <text:p>1030 kg</text:p>
          </table:table-cell>
          <table:table-cell table:style-name="ce19" table:formula="oooc:=[.$B428]*10+610+[.R$2]*8" office:value-type="float" office:value="1038">
            <text:p>1038 kg</text:p>
          </table:table-cell>
          <table:table-cell table:style-name="ce19" table:formula="oooc:=[.$B428]*10+610+[.S$2]*8" office:value-type="float" office:value="1046">
            <text:p>1046 kg</text:p>
          </table:table-cell>
          <table:table-cell table:style-name="ce19" table:formula="oooc:=[.$B428]*10+610+[.T$2]*8" office:value-type="float" office:value="1054">
            <text:p>1054 kg</text:p>
          </table:table-cell>
          <table:table-cell table:style-name="ce19" table:formula="oooc:=[.$B428]*10+610+[.U$2]*8" office:value-type="float" office:value="1062">
            <text:p>1062 kg</text:p>
          </table:table-cell>
          <table:table-cell table:style-name="ce19" table:formula="oooc:=[.$B428]*10+610+[.V$2]*8" office:value-type="float" office:value="1070">
            <text:p>1070 kg</text:p>
          </table:table-cell>
          <table:table-cell table:style-name="ce19" table:formula="oooc:=[.$B428]*10+610+[.W$2]*8" office:value-type="float" office:value="1078">
            <text:p>1078 kg</text:p>
          </table:table-cell>
          <table:table-cell table:style-name="ce19" table:formula="oooc:=[.$B428]*10+610+[.X$2]*8" office:value-type="float" office:value="1086">
            <text:p>1086 kg</text:p>
          </table:table-cell>
          <table:table-cell table:style-name="ce19" table:formula="oooc:=[.$B428]*10+610+[.Y$2]*8" office:value-type="float" office:value="1094">
            <text:p>1094 kg</text:p>
          </table:table-cell>
          <table:table-cell table:style-name="ce19" table:formula="oooc:=[.$B428]*10+610+[.Z$2]*8" office:value-type="float" office:value="1102">
            <text:p>1102 kg</text:p>
          </table:table-cell>
          <table:table-cell table:style-name="ce19" table:formula="oooc:=[.$B428]*10+610+[.AA$2]*8" office:value-type="float" office:value="1110">
            <text:p>1110 kg</text:p>
          </table:table-cell>
          <table:table-cell table:style-name="ce19" table:formula="oooc:=[.$B428]*10+610+[.AB$2]*8" office:value-type="float" office:value="1118">
            <text:p>1118 kg</text:p>
          </table:table-cell>
          <table:table-cell table:style-name="ce19" table:formula="oooc:=[.$B428]*10+610+[.AC$2]*8" office:value-type="float" office:value="1126">
            <text:p>1126 kg</text:p>
          </table:table-cell>
          <table:table-cell table:style-name="ce19" table:formula="oooc:=[.$B428]*10+610+[.AD$2]*8" office:value-type="float" office:value="1134">
            <text:p>1134 kg</text:p>
          </table:table-cell>
          <table:table-cell table:style-name="ce19" table:formula="oooc:=[.$B428]*10+610+[.AE$2]*8" office:value-type="float" office:value="1142">
            <text:p>1142 kg</text:p>
          </table:table-cell>
          <table:table-cell table:style-name="ce19" table:formula="oooc:=[.$B428]*10+610+[.AF$2]*8" office:value-type="float" office:value="1150">
            <text:p>1150 kg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19" table:number-columns-repeated="30"/>
          <table:table-cell table:number-columns-repeated="224"/>
        </table:table-row>
        <table:table-row table:style-name="ro4">
          <table:table-cell table:style-name="ce15" office:value-type="string" table:number-columns-spanned="2" table:number-rows-spanned="2">
            <text:p>Orangen</text:p>
          </table:table-cell>
          <table:covered-table-cell/>
          <table:table-cell table:style-name="ce18" office:value-type="string" table:number-columns-spanned="30" table:number-rows-spanned="1">
            <text:p>Forschungsstufe</text:p>
          </table:table-cell>
          <table:covered-table-cell table:number-columns-repeated="29"/>
          <table:table-cell table:number-columns-repeated="224"/>
        </table:table-row>
        <table:table-row table:style-name="ro2">
          <table:covered-table-cell table:style-name="ce16"/>
          <table:covered-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table:number-columns-repeated="224"/>
        </table:table-row>
        <table:table-row table:style-name="ro2">
          <table:table-cell table:style-name="ce17" office:value-type="string" table:number-columns-spanned="1" table:number-rows-spanned="30">
            <text:p>Plantage</text:p>
          </table:table-cell>
          <table:table-cell office:value-type="float" office:value="1">
            <text:p>1</text:p>
          </table:table-cell>
          <table:table-cell table:style-name="ce19" table:formula="oooc:=[.$B432]*10+630+[.C$2]*8" office:value-type="float" office:value="648">
            <text:p>648 kg</text:p>
          </table:table-cell>
          <table:table-cell table:style-name="ce19" table:formula="oooc:=[.$B432]*10+630+[.D$2]*8" office:value-type="float" office:value="656">
            <text:p>656 kg</text:p>
          </table:table-cell>
          <table:table-cell table:style-name="ce19" table:formula="oooc:=[.$B432]*10+630+[.E$2]*8" office:value-type="float" office:value="664">
            <text:p>664 kg</text:p>
          </table:table-cell>
          <table:table-cell table:style-name="ce19" table:formula="oooc:=[.$B432]*10+630+[.F$2]*8" office:value-type="float" office:value="672">
            <text:p>672 kg</text:p>
          </table:table-cell>
          <table:table-cell table:style-name="ce19" table:formula="oooc:=[.$B432]*10+630+[.G$2]*8" office:value-type="float" office:value="680">
            <text:p>680 kg</text:p>
          </table:table-cell>
          <table:table-cell table:style-name="ce19" table:formula="oooc:=[.$B432]*10+630+[.H$2]*8" office:value-type="float" office:value="688">
            <text:p>688 kg</text:p>
          </table:table-cell>
          <table:table-cell table:style-name="ce19" table:formula="oooc:=[.$B432]*10+630+[.I$2]*8" office:value-type="float" office:value="696">
            <text:p>696 kg</text:p>
          </table:table-cell>
          <table:table-cell table:style-name="ce19" table:formula="oooc:=[.$B432]*10+630+[.J$2]*8" office:value-type="float" office:value="704">
            <text:p>704 kg</text:p>
          </table:table-cell>
          <table:table-cell table:style-name="ce19" table:formula="oooc:=[.$B432]*10+630+[.K$2]*8" office:value-type="float" office:value="712">
            <text:p>712 kg</text:p>
          </table:table-cell>
          <table:table-cell table:style-name="ce19" table:formula="oooc:=[.$B432]*10+630+[.L$2]*8" office:value-type="float" office:value="720">
            <text:p>720 kg</text:p>
          </table:table-cell>
          <table:table-cell table:style-name="ce19" table:formula="oooc:=[.$B432]*10+630+[.M$2]*8" office:value-type="float" office:value="728">
            <text:p>728 kg</text:p>
          </table:table-cell>
          <table:table-cell table:style-name="ce19" table:formula="oooc:=[.$B432]*10+630+[.N$2]*8" office:value-type="float" office:value="736">
            <text:p>736 kg</text:p>
          </table:table-cell>
          <table:table-cell table:style-name="ce19" table:formula="oooc:=[.$B432]*10+630+[.O$2]*8" office:value-type="float" office:value="744">
            <text:p>744 kg</text:p>
          </table:table-cell>
          <table:table-cell table:style-name="ce19" table:formula="oooc:=[.$B432]*10+630+[.P$2]*8" office:value-type="float" office:value="752">
            <text:p>752 kg</text:p>
          </table:table-cell>
          <table:table-cell table:style-name="ce19" table:formula="oooc:=[.$B432]*10+630+[.Q$2]*8" office:value-type="float" office:value="760">
            <text:p>760 kg</text:p>
          </table:table-cell>
          <table:table-cell table:style-name="ce19" table:formula="oooc:=[.$B432]*10+630+[.R$2]*8" office:value-type="float" office:value="768">
            <text:p>768 kg</text:p>
          </table:table-cell>
          <table:table-cell table:style-name="ce19" table:formula="oooc:=[.$B432]*10+630+[.S$2]*8" office:value-type="float" office:value="776">
            <text:p>776 kg</text:p>
          </table:table-cell>
          <table:table-cell table:style-name="ce19" table:formula="oooc:=[.$B432]*10+630+[.T$2]*8" office:value-type="float" office:value="784">
            <text:p>784 kg</text:p>
          </table:table-cell>
          <table:table-cell table:style-name="ce19" table:formula="oooc:=[.$B432]*10+630+[.U$2]*8" office:value-type="float" office:value="792">
            <text:p>792 kg</text:p>
          </table:table-cell>
          <table:table-cell table:style-name="ce19" table:formula="oooc:=[.$B432]*10+630+[.V$2]*8" office:value-type="float" office:value="800">
            <text:p>800 kg</text:p>
          </table:table-cell>
          <table:table-cell table:style-name="ce19" table:formula="oooc:=[.$B432]*10+630+[.W$2]*8" office:value-type="float" office:value="808">
            <text:p>808 kg</text:p>
          </table:table-cell>
          <table:table-cell table:style-name="ce19" table:formula="oooc:=[.$B432]*10+630+[.X$2]*8" office:value-type="float" office:value="816">
            <text:p>816 kg</text:p>
          </table:table-cell>
          <table:table-cell table:style-name="ce19" table:formula="oooc:=[.$B432]*10+630+[.Y$2]*8" office:value-type="float" office:value="824">
            <text:p>824 kg</text:p>
          </table:table-cell>
          <table:table-cell table:style-name="ce19" table:formula="oooc:=[.$B432]*10+630+[.Z$2]*8" office:value-type="float" office:value="832">
            <text:p>832 kg</text:p>
          </table:table-cell>
          <table:table-cell table:style-name="ce19" table:formula="oooc:=[.$B432]*10+630+[.AA$2]*8" office:value-type="float" office:value="840">
            <text:p>840 kg</text:p>
          </table:table-cell>
          <table:table-cell table:style-name="ce19" table:formula="oooc:=[.$B432]*10+630+[.AB$2]*8" office:value-type="float" office:value="848">
            <text:p>848 kg</text:p>
          </table:table-cell>
          <table:table-cell table:style-name="ce19" table:formula="oooc:=[.$B432]*10+630+[.AC$2]*8" office:value-type="float" office:value="856">
            <text:p>856 kg</text:p>
          </table:table-cell>
          <table:table-cell table:style-name="ce19" table:formula="oooc:=[.$B432]*10+630+[.AD$2]*8" office:value-type="float" office:value="864">
            <text:p>864 kg</text:p>
          </table:table-cell>
          <table:table-cell table:style-name="ce19" table:formula="oooc:=[.$B432]*10+630+[.AE$2]*8" office:value-type="float" office:value="872">
            <text:p>872 kg</text:p>
          </table:table-cell>
          <table:table-cell table:style-name="ce19" table:formula="oooc:=[.$B432]*10+630+[.AF$2]*8" office:value-type="float" office:value="880">
            <text:p>8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19" table:formula="oooc:=[.$B433]*10+630+[.C$2]*8" office:value-type="float" office:value="658">
            <text:p>658 kg</text:p>
          </table:table-cell>
          <table:table-cell table:style-name="ce19" table:formula="oooc:=[.$B433]*10+630+[.D$2]*8" office:value-type="float" office:value="666">
            <text:p>666 kg</text:p>
          </table:table-cell>
          <table:table-cell table:style-name="ce19" table:formula="oooc:=[.$B433]*10+630+[.E$2]*8" office:value-type="float" office:value="674">
            <text:p>674 kg</text:p>
          </table:table-cell>
          <table:table-cell table:style-name="ce19" table:formula="oooc:=[.$B433]*10+630+[.F$2]*8" office:value-type="float" office:value="682">
            <text:p>682 kg</text:p>
          </table:table-cell>
          <table:table-cell table:style-name="ce19" table:formula="oooc:=[.$B433]*10+630+[.G$2]*8" office:value-type="float" office:value="690">
            <text:p>690 kg</text:p>
          </table:table-cell>
          <table:table-cell table:style-name="ce19" table:formula="oooc:=[.$B433]*10+630+[.H$2]*8" office:value-type="float" office:value="698">
            <text:p>698 kg</text:p>
          </table:table-cell>
          <table:table-cell table:style-name="ce19" table:formula="oooc:=[.$B433]*10+630+[.I$2]*8" office:value-type="float" office:value="706">
            <text:p>706 kg</text:p>
          </table:table-cell>
          <table:table-cell table:style-name="ce19" table:formula="oooc:=[.$B433]*10+630+[.J$2]*8" office:value-type="float" office:value="714">
            <text:p>714 kg</text:p>
          </table:table-cell>
          <table:table-cell table:style-name="ce19" table:formula="oooc:=[.$B433]*10+630+[.K$2]*8" office:value-type="float" office:value="722">
            <text:p>722 kg</text:p>
          </table:table-cell>
          <table:table-cell table:style-name="ce19" table:formula="oooc:=[.$B433]*10+630+[.L$2]*8" office:value-type="float" office:value="730">
            <text:p>730 kg</text:p>
          </table:table-cell>
          <table:table-cell table:style-name="ce19" table:formula="oooc:=[.$B433]*10+630+[.M$2]*8" office:value-type="float" office:value="738">
            <text:p>738 kg</text:p>
          </table:table-cell>
          <table:table-cell table:style-name="ce19" table:formula="oooc:=[.$B433]*10+630+[.N$2]*8" office:value-type="float" office:value="746">
            <text:p>746 kg</text:p>
          </table:table-cell>
          <table:table-cell table:style-name="ce19" table:formula="oooc:=[.$B433]*10+630+[.O$2]*8" office:value-type="float" office:value="754">
            <text:p>754 kg</text:p>
          </table:table-cell>
          <table:table-cell table:style-name="ce19" table:formula="oooc:=[.$B433]*10+630+[.P$2]*8" office:value-type="float" office:value="762">
            <text:p>762 kg</text:p>
          </table:table-cell>
          <table:table-cell table:style-name="ce19" table:formula="oooc:=[.$B433]*10+630+[.Q$2]*8" office:value-type="float" office:value="770">
            <text:p>770 kg</text:p>
          </table:table-cell>
          <table:table-cell table:style-name="ce19" table:formula="oooc:=[.$B433]*10+630+[.R$2]*8" office:value-type="float" office:value="778">
            <text:p>778 kg</text:p>
          </table:table-cell>
          <table:table-cell table:style-name="ce19" table:formula="oooc:=[.$B433]*10+630+[.S$2]*8" office:value-type="float" office:value="786">
            <text:p>786 kg</text:p>
          </table:table-cell>
          <table:table-cell table:style-name="ce19" table:formula="oooc:=[.$B433]*10+630+[.T$2]*8" office:value-type="float" office:value="794">
            <text:p>794 kg</text:p>
          </table:table-cell>
          <table:table-cell table:style-name="ce19" table:formula="oooc:=[.$B433]*10+630+[.U$2]*8" office:value-type="float" office:value="802">
            <text:p>802 kg</text:p>
          </table:table-cell>
          <table:table-cell table:style-name="ce19" table:formula="oooc:=[.$B433]*10+630+[.V$2]*8" office:value-type="float" office:value="810">
            <text:p>810 kg</text:p>
          </table:table-cell>
          <table:table-cell table:style-name="ce19" table:formula="oooc:=[.$B433]*10+630+[.W$2]*8" office:value-type="float" office:value="818">
            <text:p>818 kg</text:p>
          </table:table-cell>
          <table:table-cell table:style-name="ce19" table:formula="oooc:=[.$B433]*10+630+[.X$2]*8" office:value-type="float" office:value="826">
            <text:p>826 kg</text:p>
          </table:table-cell>
          <table:table-cell table:style-name="ce19" table:formula="oooc:=[.$B433]*10+630+[.Y$2]*8" office:value-type="float" office:value="834">
            <text:p>834 kg</text:p>
          </table:table-cell>
          <table:table-cell table:style-name="ce19" table:formula="oooc:=[.$B433]*10+630+[.Z$2]*8" office:value-type="float" office:value="842">
            <text:p>842 kg</text:p>
          </table:table-cell>
          <table:table-cell table:style-name="ce19" table:formula="oooc:=[.$B433]*10+630+[.AA$2]*8" office:value-type="float" office:value="850">
            <text:p>850 kg</text:p>
          </table:table-cell>
          <table:table-cell table:style-name="ce19" table:formula="oooc:=[.$B433]*10+630+[.AB$2]*8" office:value-type="float" office:value="858">
            <text:p>858 kg</text:p>
          </table:table-cell>
          <table:table-cell table:style-name="ce19" table:formula="oooc:=[.$B433]*10+630+[.AC$2]*8" office:value-type="float" office:value="866">
            <text:p>866 kg</text:p>
          </table:table-cell>
          <table:table-cell table:style-name="ce19" table:formula="oooc:=[.$B433]*10+630+[.AD$2]*8" office:value-type="float" office:value="874">
            <text:p>874 kg</text:p>
          </table:table-cell>
          <table:table-cell table:style-name="ce19" table:formula="oooc:=[.$B433]*10+630+[.AE$2]*8" office:value-type="float" office:value="882">
            <text:p>882 kg</text:p>
          </table:table-cell>
          <table:table-cell table:style-name="ce19" table:formula="oooc:=[.$B433]*10+630+[.AF$2]*8" office:value-type="float" office:value="890">
            <text:p>8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style-name="ce19" table:formula="oooc:=[.$B434]*10+630+[.C$2]*8" office:value-type="float" office:value="668">
            <text:p>668 kg</text:p>
          </table:table-cell>
          <table:table-cell table:style-name="ce19" table:formula="oooc:=[.$B434]*10+630+[.D$2]*8" office:value-type="float" office:value="676">
            <text:p>676 kg</text:p>
          </table:table-cell>
          <table:table-cell table:style-name="ce19" table:formula="oooc:=[.$B434]*10+630+[.E$2]*8" office:value-type="float" office:value="684">
            <text:p>684 kg</text:p>
          </table:table-cell>
          <table:table-cell table:style-name="ce19" table:formula="oooc:=[.$B434]*10+630+[.F$2]*8" office:value-type="float" office:value="692">
            <text:p>692 kg</text:p>
          </table:table-cell>
          <table:table-cell table:style-name="ce19" table:formula="oooc:=[.$B434]*10+630+[.G$2]*8" office:value-type="float" office:value="700">
            <text:p>700 kg</text:p>
          </table:table-cell>
          <table:table-cell table:style-name="ce19" table:formula="oooc:=[.$B434]*10+630+[.H$2]*8" office:value-type="float" office:value="708">
            <text:p>708 kg</text:p>
          </table:table-cell>
          <table:table-cell table:style-name="ce19" table:formula="oooc:=[.$B434]*10+630+[.I$2]*8" office:value-type="float" office:value="716">
            <text:p>716 kg</text:p>
          </table:table-cell>
          <table:table-cell table:style-name="ce19" table:formula="oooc:=[.$B434]*10+630+[.J$2]*8" office:value-type="float" office:value="724">
            <text:p>724 kg</text:p>
          </table:table-cell>
          <table:table-cell table:style-name="ce19" table:formula="oooc:=[.$B434]*10+630+[.K$2]*8" office:value-type="float" office:value="732">
            <text:p>732 kg</text:p>
          </table:table-cell>
          <table:table-cell table:style-name="ce19" table:formula="oooc:=[.$B434]*10+630+[.L$2]*8" office:value-type="float" office:value="740">
            <text:p>740 kg</text:p>
          </table:table-cell>
          <table:table-cell table:style-name="ce19" table:formula="oooc:=[.$B434]*10+630+[.M$2]*8" office:value-type="float" office:value="748">
            <text:p>748 kg</text:p>
          </table:table-cell>
          <table:table-cell table:style-name="ce19" table:formula="oooc:=[.$B434]*10+630+[.N$2]*8" office:value-type="float" office:value="756">
            <text:p>756 kg</text:p>
          </table:table-cell>
          <table:table-cell table:style-name="ce19" table:formula="oooc:=[.$B434]*10+630+[.O$2]*8" office:value-type="float" office:value="764">
            <text:p>764 kg</text:p>
          </table:table-cell>
          <table:table-cell table:style-name="ce19" table:formula="oooc:=[.$B434]*10+630+[.P$2]*8" office:value-type="float" office:value="772">
            <text:p>772 kg</text:p>
          </table:table-cell>
          <table:table-cell table:style-name="ce19" table:formula="oooc:=[.$B434]*10+630+[.Q$2]*8" office:value-type="float" office:value="780">
            <text:p>780 kg</text:p>
          </table:table-cell>
          <table:table-cell table:style-name="ce19" table:formula="oooc:=[.$B434]*10+630+[.R$2]*8" office:value-type="float" office:value="788">
            <text:p>788 kg</text:p>
          </table:table-cell>
          <table:table-cell table:style-name="ce19" table:formula="oooc:=[.$B434]*10+630+[.S$2]*8" office:value-type="float" office:value="796">
            <text:p>796 kg</text:p>
          </table:table-cell>
          <table:table-cell table:style-name="ce19" table:formula="oooc:=[.$B434]*10+630+[.T$2]*8" office:value-type="float" office:value="804">
            <text:p>804 kg</text:p>
          </table:table-cell>
          <table:table-cell table:style-name="ce19" table:formula="oooc:=[.$B434]*10+630+[.U$2]*8" office:value-type="float" office:value="812">
            <text:p>812 kg</text:p>
          </table:table-cell>
          <table:table-cell table:style-name="ce19" table:formula="oooc:=[.$B434]*10+630+[.V$2]*8" office:value-type="float" office:value="820">
            <text:p>820 kg</text:p>
          </table:table-cell>
          <table:table-cell table:style-name="ce19" table:formula="oooc:=[.$B434]*10+630+[.W$2]*8" office:value-type="float" office:value="828">
            <text:p>828 kg</text:p>
          </table:table-cell>
          <table:table-cell table:style-name="ce19" table:formula="oooc:=[.$B434]*10+630+[.X$2]*8" office:value-type="float" office:value="836">
            <text:p>836 kg</text:p>
          </table:table-cell>
          <table:table-cell table:style-name="ce19" table:formula="oooc:=[.$B434]*10+630+[.Y$2]*8" office:value-type="float" office:value="844">
            <text:p>844 kg</text:p>
          </table:table-cell>
          <table:table-cell table:style-name="ce19" table:formula="oooc:=[.$B434]*10+630+[.Z$2]*8" office:value-type="float" office:value="852">
            <text:p>852 kg</text:p>
          </table:table-cell>
          <table:table-cell table:style-name="ce19" table:formula="oooc:=[.$B434]*10+630+[.AA$2]*8" office:value-type="float" office:value="860">
            <text:p>860 kg</text:p>
          </table:table-cell>
          <table:table-cell table:style-name="ce19" table:formula="oooc:=[.$B434]*10+630+[.AB$2]*8" office:value-type="float" office:value="868">
            <text:p>868 kg</text:p>
          </table:table-cell>
          <table:table-cell table:style-name="ce19" table:formula="oooc:=[.$B434]*10+630+[.AC$2]*8" office:value-type="float" office:value="876">
            <text:p>876 kg</text:p>
          </table:table-cell>
          <table:table-cell table:style-name="ce19" table:formula="oooc:=[.$B434]*10+630+[.AD$2]*8" office:value-type="float" office:value="884">
            <text:p>884 kg</text:p>
          </table:table-cell>
          <table:table-cell table:style-name="ce19" table:formula="oooc:=[.$B434]*10+630+[.AE$2]*8" office:value-type="float" office:value="892">
            <text:p>892 kg</text:p>
          </table:table-cell>
          <table:table-cell table:style-name="ce19" table:formula="oooc:=[.$B434]*10+630+[.AF$2]*8" office:value-type="float" office:value="900">
            <text:p>9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19" table:formula="oooc:=[.$B435]*10+630+[.C$2]*8" office:value-type="float" office:value="678">
            <text:p>678 kg</text:p>
          </table:table-cell>
          <table:table-cell table:style-name="ce19" table:formula="oooc:=[.$B435]*10+630+[.D$2]*8" office:value-type="float" office:value="686">
            <text:p>686 kg</text:p>
          </table:table-cell>
          <table:table-cell table:style-name="ce19" table:formula="oooc:=[.$B435]*10+630+[.E$2]*8" office:value-type="float" office:value="694">
            <text:p>694 kg</text:p>
          </table:table-cell>
          <table:table-cell table:style-name="ce19" table:formula="oooc:=[.$B435]*10+630+[.F$2]*8" office:value-type="float" office:value="702">
            <text:p>702 kg</text:p>
          </table:table-cell>
          <table:table-cell table:style-name="ce19" table:formula="oooc:=[.$B435]*10+630+[.G$2]*8" office:value-type="float" office:value="710">
            <text:p>710 kg</text:p>
          </table:table-cell>
          <table:table-cell table:style-name="ce19" table:formula="oooc:=[.$B435]*10+630+[.H$2]*8" office:value-type="float" office:value="718">
            <text:p>718 kg</text:p>
          </table:table-cell>
          <table:table-cell table:style-name="ce19" table:formula="oooc:=[.$B435]*10+630+[.I$2]*8" office:value-type="float" office:value="726">
            <text:p>726 kg</text:p>
          </table:table-cell>
          <table:table-cell table:style-name="ce19" table:formula="oooc:=[.$B435]*10+630+[.J$2]*8" office:value-type="float" office:value="734">
            <text:p>734 kg</text:p>
          </table:table-cell>
          <table:table-cell table:style-name="ce19" table:formula="oooc:=[.$B435]*10+630+[.K$2]*8" office:value-type="float" office:value="742">
            <text:p>742 kg</text:p>
          </table:table-cell>
          <table:table-cell table:style-name="ce19" table:formula="oooc:=[.$B435]*10+630+[.L$2]*8" office:value-type="float" office:value="750">
            <text:p>750 kg</text:p>
          </table:table-cell>
          <table:table-cell table:style-name="ce19" table:formula="oooc:=[.$B435]*10+630+[.M$2]*8" office:value-type="float" office:value="758">
            <text:p>758 kg</text:p>
          </table:table-cell>
          <table:table-cell table:style-name="ce19" table:formula="oooc:=[.$B435]*10+630+[.N$2]*8" office:value-type="float" office:value="766">
            <text:p>766 kg</text:p>
          </table:table-cell>
          <table:table-cell table:style-name="ce19" table:formula="oooc:=[.$B435]*10+630+[.O$2]*8" office:value-type="float" office:value="774">
            <text:p>774 kg</text:p>
          </table:table-cell>
          <table:table-cell table:style-name="ce19" table:formula="oooc:=[.$B435]*10+630+[.P$2]*8" office:value-type="float" office:value="782">
            <text:p>782 kg</text:p>
          </table:table-cell>
          <table:table-cell table:style-name="ce19" table:formula="oooc:=[.$B435]*10+630+[.Q$2]*8" office:value-type="float" office:value="790">
            <text:p>790 kg</text:p>
          </table:table-cell>
          <table:table-cell table:style-name="ce19" table:formula="oooc:=[.$B435]*10+630+[.R$2]*8" office:value-type="float" office:value="798">
            <text:p>798 kg</text:p>
          </table:table-cell>
          <table:table-cell table:style-name="ce19" table:formula="oooc:=[.$B435]*10+630+[.S$2]*8" office:value-type="float" office:value="806">
            <text:p>806 kg</text:p>
          </table:table-cell>
          <table:table-cell table:style-name="ce19" table:formula="oooc:=[.$B435]*10+630+[.T$2]*8" office:value-type="float" office:value="814">
            <text:p>814 kg</text:p>
          </table:table-cell>
          <table:table-cell table:style-name="ce19" table:formula="oooc:=[.$B435]*10+630+[.U$2]*8" office:value-type="float" office:value="822">
            <text:p>822 kg</text:p>
          </table:table-cell>
          <table:table-cell table:style-name="ce19" table:formula="oooc:=[.$B435]*10+630+[.V$2]*8" office:value-type="float" office:value="830">
            <text:p>830 kg</text:p>
          </table:table-cell>
          <table:table-cell table:style-name="ce19" table:formula="oooc:=[.$B435]*10+630+[.W$2]*8" office:value-type="float" office:value="838">
            <text:p>838 kg</text:p>
          </table:table-cell>
          <table:table-cell table:style-name="ce19" table:formula="oooc:=[.$B435]*10+630+[.X$2]*8" office:value-type="float" office:value="846">
            <text:p>846 kg</text:p>
          </table:table-cell>
          <table:table-cell table:style-name="ce19" table:formula="oooc:=[.$B435]*10+630+[.Y$2]*8" office:value-type="float" office:value="854">
            <text:p>854 kg</text:p>
          </table:table-cell>
          <table:table-cell table:style-name="ce19" table:formula="oooc:=[.$B435]*10+630+[.Z$2]*8" office:value-type="float" office:value="862">
            <text:p>862 kg</text:p>
          </table:table-cell>
          <table:table-cell table:style-name="ce19" table:formula="oooc:=[.$B435]*10+630+[.AA$2]*8" office:value-type="float" office:value="870">
            <text:p>870 kg</text:p>
          </table:table-cell>
          <table:table-cell table:style-name="ce19" table:formula="oooc:=[.$B435]*10+630+[.AB$2]*8" office:value-type="float" office:value="878">
            <text:p>878 kg</text:p>
          </table:table-cell>
          <table:table-cell table:style-name="ce19" table:formula="oooc:=[.$B435]*10+630+[.AC$2]*8" office:value-type="float" office:value="886">
            <text:p>886 kg</text:p>
          </table:table-cell>
          <table:table-cell table:style-name="ce19" table:formula="oooc:=[.$B435]*10+630+[.AD$2]*8" office:value-type="float" office:value="894">
            <text:p>894 kg</text:p>
          </table:table-cell>
          <table:table-cell table:style-name="ce19" table:formula="oooc:=[.$B435]*10+630+[.AE$2]*8" office:value-type="float" office:value="902">
            <text:p>902 kg</text:p>
          </table:table-cell>
          <table:table-cell table:style-name="ce19" table:formula="oooc:=[.$B435]*10+630+[.AF$2]*8" office:value-type="float" office:value="910">
            <text:p>9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style-name="ce19" table:formula="oooc:=[.$B436]*10+630+[.C$2]*8" office:value-type="float" office:value="688">
            <text:p>688 kg</text:p>
          </table:table-cell>
          <table:table-cell table:style-name="ce19" table:formula="oooc:=[.$B436]*10+630+[.D$2]*8" office:value-type="float" office:value="696">
            <text:p>696 kg</text:p>
          </table:table-cell>
          <table:table-cell table:style-name="ce19" table:formula="oooc:=[.$B436]*10+630+[.E$2]*8" office:value-type="float" office:value="704">
            <text:p>704 kg</text:p>
          </table:table-cell>
          <table:table-cell table:style-name="ce19" table:formula="oooc:=[.$B436]*10+630+[.F$2]*8" office:value-type="float" office:value="712">
            <text:p>712 kg</text:p>
          </table:table-cell>
          <table:table-cell table:style-name="ce19" table:formula="oooc:=[.$B436]*10+630+[.G$2]*8" office:value-type="float" office:value="720">
            <text:p>720 kg</text:p>
          </table:table-cell>
          <table:table-cell table:style-name="ce19" table:formula="oooc:=[.$B436]*10+630+[.H$2]*8" office:value-type="float" office:value="728">
            <text:p>728 kg</text:p>
          </table:table-cell>
          <table:table-cell table:style-name="ce19" table:formula="oooc:=[.$B436]*10+630+[.I$2]*8" office:value-type="float" office:value="736">
            <text:p>736 kg</text:p>
          </table:table-cell>
          <table:table-cell table:style-name="ce19" table:formula="oooc:=[.$B436]*10+630+[.J$2]*8" office:value-type="float" office:value="744">
            <text:p>744 kg</text:p>
          </table:table-cell>
          <table:table-cell table:style-name="ce19" table:formula="oooc:=[.$B436]*10+630+[.K$2]*8" office:value-type="float" office:value="752">
            <text:p>752 kg</text:p>
          </table:table-cell>
          <table:table-cell table:style-name="ce19" table:formula="oooc:=[.$B436]*10+630+[.L$2]*8" office:value-type="float" office:value="760">
            <text:p>760 kg</text:p>
          </table:table-cell>
          <table:table-cell table:style-name="ce19" table:formula="oooc:=[.$B436]*10+630+[.M$2]*8" office:value-type="float" office:value="768">
            <text:p>768 kg</text:p>
          </table:table-cell>
          <table:table-cell table:style-name="ce19" table:formula="oooc:=[.$B436]*10+630+[.N$2]*8" office:value-type="float" office:value="776">
            <text:p>776 kg</text:p>
          </table:table-cell>
          <table:table-cell table:style-name="ce19" table:formula="oooc:=[.$B436]*10+630+[.O$2]*8" office:value-type="float" office:value="784">
            <text:p>784 kg</text:p>
          </table:table-cell>
          <table:table-cell table:style-name="ce19" table:formula="oooc:=[.$B436]*10+630+[.P$2]*8" office:value-type="float" office:value="792">
            <text:p>792 kg</text:p>
          </table:table-cell>
          <table:table-cell table:style-name="ce19" table:formula="oooc:=[.$B436]*10+630+[.Q$2]*8" office:value-type="float" office:value="800">
            <text:p>800 kg</text:p>
          </table:table-cell>
          <table:table-cell table:style-name="ce19" table:formula="oooc:=[.$B436]*10+630+[.R$2]*8" office:value-type="float" office:value="808">
            <text:p>808 kg</text:p>
          </table:table-cell>
          <table:table-cell table:style-name="ce19" table:formula="oooc:=[.$B436]*10+630+[.S$2]*8" office:value-type="float" office:value="816">
            <text:p>816 kg</text:p>
          </table:table-cell>
          <table:table-cell table:style-name="ce19" table:formula="oooc:=[.$B436]*10+630+[.T$2]*8" office:value-type="float" office:value="824">
            <text:p>824 kg</text:p>
          </table:table-cell>
          <table:table-cell table:style-name="ce19" table:formula="oooc:=[.$B436]*10+630+[.U$2]*8" office:value-type="float" office:value="832">
            <text:p>832 kg</text:p>
          </table:table-cell>
          <table:table-cell table:style-name="ce19" table:formula="oooc:=[.$B436]*10+630+[.V$2]*8" office:value-type="float" office:value="840">
            <text:p>840 kg</text:p>
          </table:table-cell>
          <table:table-cell table:style-name="ce19" table:formula="oooc:=[.$B436]*10+630+[.W$2]*8" office:value-type="float" office:value="848">
            <text:p>848 kg</text:p>
          </table:table-cell>
          <table:table-cell table:style-name="ce19" table:formula="oooc:=[.$B436]*10+630+[.X$2]*8" office:value-type="float" office:value="856">
            <text:p>856 kg</text:p>
          </table:table-cell>
          <table:table-cell table:style-name="ce19" table:formula="oooc:=[.$B436]*10+630+[.Y$2]*8" office:value-type="float" office:value="864">
            <text:p>864 kg</text:p>
          </table:table-cell>
          <table:table-cell table:style-name="ce19" table:formula="oooc:=[.$B436]*10+630+[.Z$2]*8" office:value-type="float" office:value="872">
            <text:p>872 kg</text:p>
          </table:table-cell>
          <table:table-cell table:style-name="ce19" table:formula="oooc:=[.$B436]*10+630+[.AA$2]*8" office:value-type="float" office:value="880">
            <text:p>880 kg</text:p>
          </table:table-cell>
          <table:table-cell table:style-name="ce19" table:formula="oooc:=[.$B436]*10+630+[.AB$2]*8" office:value-type="float" office:value="888">
            <text:p>888 kg</text:p>
          </table:table-cell>
          <table:table-cell table:style-name="ce19" table:formula="oooc:=[.$B436]*10+630+[.AC$2]*8" office:value-type="float" office:value="896">
            <text:p>896 kg</text:p>
          </table:table-cell>
          <table:table-cell table:style-name="ce19" table:formula="oooc:=[.$B436]*10+630+[.AD$2]*8" office:value-type="float" office:value="904">
            <text:p>904 kg</text:p>
          </table:table-cell>
          <table:table-cell table:style-name="ce19" table:formula="oooc:=[.$B436]*10+630+[.AE$2]*8" office:value-type="float" office:value="912">
            <text:p>912 kg</text:p>
          </table:table-cell>
          <table:table-cell table:style-name="ce19" table:formula="oooc:=[.$B436]*10+630+[.AF$2]*8" office:value-type="float" office:value="920">
            <text:p>9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19" table:formula="oooc:=[.$B437]*10+630+[.C$2]*8" office:value-type="float" office:value="698">
            <text:p>698 kg</text:p>
          </table:table-cell>
          <table:table-cell table:style-name="ce19" table:formula="oooc:=[.$B437]*10+630+[.D$2]*8" office:value-type="float" office:value="706">
            <text:p>706 kg</text:p>
          </table:table-cell>
          <table:table-cell table:style-name="ce19" table:formula="oooc:=[.$B437]*10+630+[.E$2]*8" office:value-type="float" office:value="714">
            <text:p>714 kg</text:p>
          </table:table-cell>
          <table:table-cell table:style-name="ce19" table:formula="oooc:=[.$B437]*10+630+[.F$2]*8" office:value-type="float" office:value="722">
            <text:p>722 kg</text:p>
          </table:table-cell>
          <table:table-cell table:style-name="ce19" table:formula="oooc:=[.$B437]*10+630+[.G$2]*8" office:value-type="float" office:value="730">
            <text:p>730 kg</text:p>
          </table:table-cell>
          <table:table-cell table:style-name="ce19" table:formula="oooc:=[.$B437]*10+630+[.H$2]*8" office:value-type="float" office:value="738">
            <text:p>738 kg</text:p>
          </table:table-cell>
          <table:table-cell table:style-name="ce19" table:formula="oooc:=[.$B437]*10+630+[.I$2]*8" office:value-type="float" office:value="746">
            <text:p>746 kg</text:p>
          </table:table-cell>
          <table:table-cell table:style-name="ce19" table:formula="oooc:=[.$B437]*10+630+[.J$2]*8" office:value-type="float" office:value="754">
            <text:p>754 kg</text:p>
          </table:table-cell>
          <table:table-cell table:style-name="ce19" table:formula="oooc:=[.$B437]*10+630+[.K$2]*8" office:value-type="float" office:value="762">
            <text:p>762 kg</text:p>
          </table:table-cell>
          <table:table-cell table:style-name="ce19" table:formula="oooc:=[.$B437]*10+630+[.L$2]*8" office:value-type="float" office:value="770">
            <text:p>770 kg</text:p>
          </table:table-cell>
          <table:table-cell table:style-name="ce19" table:formula="oooc:=[.$B437]*10+630+[.M$2]*8" office:value-type="float" office:value="778">
            <text:p>778 kg</text:p>
          </table:table-cell>
          <table:table-cell table:style-name="ce19" table:formula="oooc:=[.$B437]*10+630+[.N$2]*8" office:value-type="float" office:value="786">
            <text:p>786 kg</text:p>
          </table:table-cell>
          <table:table-cell table:style-name="ce19" table:formula="oooc:=[.$B437]*10+630+[.O$2]*8" office:value-type="float" office:value="794">
            <text:p>794 kg</text:p>
          </table:table-cell>
          <table:table-cell table:style-name="ce19" table:formula="oooc:=[.$B437]*10+630+[.P$2]*8" office:value-type="float" office:value="802">
            <text:p>802 kg</text:p>
          </table:table-cell>
          <table:table-cell table:style-name="ce19" table:formula="oooc:=[.$B437]*10+630+[.Q$2]*8" office:value-type="float" office:value="810">
            <text:p>810 kg</text:p>
          </table:table-cell>
          <table:table-cell table:style-name="ce19" table:formula="oooc:=[.$B437]*10+630+[.R$2]*8" office:value-type="float" office:value="818">
            <text:p>818 kg</text:p>
          </table:table-cell>
          <table:table-cell table:style-name="ce19" table:formula="oooc:=[.$B437]*10+630+[.S$2]*8" office:value-type="float" office:value="826">
            <text:p>826 kg</text:p>
          </table:table-cell>
          <table:table-cell table:style-name="ce19" table:formula="oooc:=[.$B437]*10+630+[.T$2]*8" office:value-type="float" office:value="834">
            <text:p>834 kg</text:p>
          </table:table-cell>
          <table:table-cell table:style-name="ce19" table:formula="oooc:=[.$B437]*10+630+[.U$2]*8" office:value-type="float" office:value="842">
            <text:p>842 kg</text:p>
          </table:table-cell>
          <table:table-cell table:style-name="ce19" table:formula="oooc:=[.$B437]*10+630+[.V$2]*8" office:value-type="float" office:value="850">
            <text:p>850 kg</text:p>
          </table:table-cell>
          <table:table-cell table:style-name="ce19" table:formula="oooc:=[.$B437]*10+630+[.W$2]*8" office:value-type="float" office:value="858">
            <text:p>858 kg</text:p>
          </table:table-cell>
          <table:table-cell table:style-name="ce19" table:formula="oooc:=[.$B437]*10+630+[.X$2]*8" office:value-type="float" office:value="866">
            <text:p>866 kg</text:p>
          </table:table-cell>
          <table:table-cell table:style-name="ce19" table:formula="oooc:=[.$B437]*10+630+[.Y$2]*8" office:value-type="float" office:value="874">
            <text:p>874 kg</text:p>
          </table:table-cell>
          <table:table-cell table:style-name="ce19" table:formula="oooc:=[.$B437]*10+630+[.Z$2]*8" office:value-type="float" office:value="882">
            <text:p>882 kg</text:p>
          </table:table-cell>
          <table:table-cell table:style-name="ce19" table:formula="oooc:=[.$B437]*10+630+[.AA$2]*8" office:value-type="float" office:value="890">
            <text:p>890 kg</text:p>
          </table:table-cell>
          <table:table-cell table:style-name="ce19" table:formula="oooc:=[.$B437]*10+630+[.AB$2]*8" office:value-type="float" office:value="898">
            <text:p>898 kg</text:p>
          </table:table-cell>
          <table:table-cell table:style-name="ce19" table:formula="oooc:=[.$B437]*10+630+[.AC$2]*8" office:value-type="float" office:value="906">
            <text:p>906 kg</text:p>
          </table:table-cell>
          <table:table-cell table:style-name="ce19" table:formula="oooc:=[.$B437]*10+630+[.AD$2]*8" office:value-type="float" office:value="914">
            <text:p>914 kg</text:p>
          </table:table-cell>
          <table:table-cell table:style-name="ce19" table:formula="oooc:=[.$B437]*10+630+[.AE$2]*8" office:value-type="float" office:value="922">
            <text:p>922 kg</text:p>
          </table:table-cell>
          <table:table-cell table:style-name="ce19" table:formula="oooc:=[.$B437]*10+630+[.AF$2]*8" office:value-type="float" office:value="930">
            <text:p>9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style-name="ce19" table:formula="oooc:=[.$B438]*10+630+[.C$2]*8" office:value-type="float" office:value="708">
            <text:p>708 kg</text:p>
          </table:table-cell>
          <table:table-cell table:style-name="ce19" table:formula="oooc:=[.$B438]*10+630+[.D$2]*8" office:value-type="float" office:value="716">
            <text:p>716 kg</text:p>
          </table:table-cell>
          <table:table-cell table:style-name="ce19" table:formula="oooc:=[.$B438]*10+630+[.E$2]*8" office:value-type="float" office:value="724">
            <text:p>724 kg</text:p>
          </table:table-cell>
          <table:table-cell table:style-name="ce19" table:formula="oooc:=[.$B438]*10+630+[.F$2]*8" office:value-type="float" office:value="732">
            <text:p>732 kg</text:p>
          </table:table-cell>
          <table:table-cell table:style-name="ce19" table:formula="oooc:=[.$B438]*10+630+[.G$2]*8" office:value-type="float" office:value="740">
            <text:p>740 kg</text:p>
          </table:table-cell>
          <table:table-cell table:style-name="ce19" table:formula="oooc:=[.$B438]*10+630+[.H$2]*8" office:value-type="float" office:value="748">
            <text:p>748 kg</text:p>
          </table:table-cell>
          <table:table-cell table:style-name="ce19" table:formula="oooc:=[.$B438]*10+630+[.I$2]*8" office:value-type="float" office:value="756">
            <text:p>756 kg</text:p>
          </table:table-cell>
          <table:table-cell table:style-name="ce19" table:formula="oooc:=[.$B438]*10+630+[.J$2]*8" office:value-type="float" office:value="764">
            <text:p>764 kg</text:p>
          </table:table-cell>
          <table:table-cell table:style-name="ce19" table:formula="oooc:=[.$B438]*10+630+[.K$2]*8" office:value-type="float" office:value="772">
            <text:p>772 kg</text:p>
          </table:table-cell>
          <table:table-cell table:style-name="ce19" table:formula="oooc:=[.$B438]*10+630+[.L$2]*8" office:value-type="float" office:value="780">
            <text:p>780 kg</text:p>
          </table:table-cell>
          <table:table-cell table:style-name="ce19" table:formula="oooc:=[.$B438]*10+630+[.M$2]*8" office:value-type="float" office:value="788">
            <text:p>788 kg</text:p>
          </table:table-cell>
          <table:table-cell table:style-name="ce19" table:formula="oooc:=[.$B438]*10+630+[.N$2]*8" office:value-type="float" office:value="796">
            <text:p>796 kg</text:p>
          </table:table-cell>
          <table:table-cell table:style-name="ce19" table:formula="oooc:=[.$B438]*10+630+[.O$2]*8" office:value-type="float" office:value="804">
            <text:p>804 kg</text:p>
          </table:table-cell>
          <table:table-cell table:style-name="ce19" table:formula="oooc:=[.$B438]*10+630+[.P$2]*8" office:value-type="float" office:value="812">
            <text:p>812 kg</text:p>
          </table:table-cell>
          <table:table-cell table:style-name="ce19" table:formula="oooc:=[.$B438]*10+630+[.Q$2]*8" office:value-type="float" office:value="820">
            <text:p>820 kg</text:p>
          </table:table-cell>
          <table:table-cell table:style-name="ce19" table:formula="oooc:=[.$B438]*10+630+[.R$2]*8" office:value-type="float" office:value="828">
            <text:p>828 kg</text:p>
          </table:table-cell>
          <table:table-cell table:style-name="ce19" table:formula="oooc:=[.$B438]*10+630+[.S$2]*8" office:value-type="float" office:value="836">
            <text:p>836 kg</text:p>
          </table:table-cell>
          <table:table-cell table:style-name="ce19" table:formula="oooc:=[.$B438]*10+630+[.T$2]*8" office:value-type="float" office:value="844">
            <text:p>844 kg</text:p>
          </table:table-cell>
          <table:table-cell table:style-name="ce19" table:formula="oooc:=[.$B438]*10+630+[.U$2]*8" office:value-type="float" office:value="852">
            <text:p>852 kg</text:p>
          </table:table-cell>
          <table:table-cell table:style-name="ce19" table:formula="oooc:=[.$B438]*10+630+[.V$2]*8" office:value-type="float" office:value="860">
            <text:p>860 kg</text:p>
          </table:table-cell>
          <table:table-cell table:style-name="ce19" table:formula="oooc:=[.$B438]*10+630+[.W$2]*8" office:value-type="float" office:value="868">
            <text:p>868 kg</text:p>
          </table:table-cell>
          <table:table-cell table:style-name="ce19" table:formula="oooc:=[.$B438]*10+630+[.X$2]*8" office:value-type="float" office:value="876">
            <text:p>876 kg</text:p>
          </table:table-cell>
          <table:table-cell table:style-name="ce19" table:formula="oooc:=[.$B438]*10+630+[.Y$2]*8" office:value-type="float" office:value="884">
            <text:p>884 kg</text:p>
          </table:table-cell>
          <table:table-cell table:style-name="ce19" table:formula="oooc:=[.$B438]*10+630+[.Z$2]*8" office:value-type="float" office:value="892">
            <text:p>892 kg</text:p>
          </table:table-cell>
          <table:table-cell table:style-name="ce19" table:formula="oooc:=[.$B438]*10+630+[.AA$2]*8" office:value-type="float" office:value="900">
            <text:p>900 kg</text:p>
          </table:table-cell>
          <table:table-cell table:style-name="ce19" table:formula="oooc:=[.$B438]*10+630+[.AB$2]*8" office:value-type="float" office:value="908">
            <text:p>908 kg</text:p>
          </table:table-cell>
          <table:table-cell table:style-name="ce19" table:formula="oooc:=[.$B438]*10+630+[.AC$2]*8" office:value-type="float" office:value="916">
            <text:p>916 kg</text:p>
          </table:table-cell>
          <table:table-cell table:style-name="ce19" table:formula="oooc:=[.$B438]*10+630+[.AD$2]*8" office:value-type="float" office:value="924">
            <text:p>924 kg</text:p>
          </table:table-cell>
          <table:table-cell table:style-name="ce19" table:formula="oooc:=[.$B438]*10+630+[.AE$2]*8" office:value-type="float" office:value="932">
            <text:p>932 kg</text:p>
          </table:table-cell>
          <table:table-cell table:style-name="ce19" table:formula="oooc:=[.$B438]*10+630+[.AF$2]*8" office:value-type="float" office:value="940">
            <text:p>9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19" table:formula="oooc:=[.$B439]*10+630+[.C$2]*8" office:value-type="float" office:value="718">
            <text:p>718 kg</text:p>
          </table:table-cell>
          <table:table-cell table:style-name="ce19" table:formula="oooc:=[.$B439]*10+630+[.D$2]*8" office:value-type="float" office:value="726">
            <text:p>726 kg</text:p>
          </table:table-cell>
          <table:table-cell table:style-name="ce19" table:formula="oooc:=[.$B439]*10+630+[.E$2]*8" office:value-type="float" office:value="734">
            <text:p>734 kg</text:p>
          </table:table-cell>
          <table:table-cell table:style-name="ce19" table:formula="oooc:=[.$B439]*10+630+[.F$2]*8" office:value-type="float" office:value="742">
            <text:p>742 kg</text:p>
          </table:table-cell>
          <table:table-cell table:style-name="ce19" table:formula="oooc:=[.$B439]*10+630+[.G$2]*8" office:value-type="float" office:value="750">
            <text:p>750 kg</text:p>
          </table:table-cell>
          <table:table-cell table:style-name="ce19" table:formula="oooc:=[.$B439]*10+630+[.H$2]*8" office:value-type="float" office:value="758">
            <text:p>758 kg</text:p>
          </table:table-cell>
          <table:table-cell table:style-name="ce19" table:formula="oooc:=[.$B439]*10+630+[.I$2]*8" office:value-type="float" office:value="766">
            <text:p>766 kg</text:p>
          </table:table-cell>
          <table:table-cell table:style-name="ce19" table:formula="oooc:=[.$B439]*10+630+[.J$2]*8" office:value-type="float" office:value="774">
            <text:p>774 kg</text:p>
          </table:table-cell>
          <table:table-cell table:style-name="ce19" table:formula="oooc:=[.$B439]*10+630+[.K$2]*8" office:value-type="float" office:value="782">
            <text:p>782 kg</text:p>
          </table:table-cell>
          <table:table-cell table:style-name="ce19" table:formula="oooc:=[.$B439]*10+630+[.L$2]*8" office:value-type="float" office:value="790">
            <text:p>790 kg</text:p>
          </table:table-cell>
          <table:table-cell table:style-name="ce19" table:formula="oooc:=[.$B439]*10+630+[.M$2]*8" office:value-type="float" office:value="798">
            <text:p>798 kg</text:p>
          </table:table-cell>
          <table:table-cell table:style-name="ce19" table:formula="oooc:=[.$B439]*10+630+[.N$2]*8" office:value-type="float" office:value="806">
            <text:p>806 kg</text:p>
          </table:table-cell>
          <table:table-cell table:style-name="ce19" table:formula="oooc:=[.$B439]*10+630+[.O$2]*8" office:value-type="float" office:value="814">
            <text:p>814 kg</text:p>
          </table:table-cell>
          <table:table-cell table:style-name="ce19" table:formula="oooc:=[.$B439]*10+630+[.P$2]*8" office:value-type="float" office:value="822">
            <text:p>822 kg</text:p>
          </table:table-cell>
          <table:table-cell table:style-name="ce19" table:formula="oooc:=[.$B439]*10+630+[.Q$2]*8" office:value-type="float" office:value="830">
            <text:p>830 kg</text:p>
          </table:table-cell>
          <table:table-cell table:style-name="ce19" table:formula="oooc:=[.$B439]*10+630+[.R$2]*8" office:value-type="float" office:value="838">
            <text:p>838 kg</text:p>
          </table:table-cell>
          <table:table-cell table:style-name="ce19" table:formula="oooc:=[.$B439]*10+630+[.S$2]*8" office:value-type="float" office:value="846">
            <text:p>846 kg</text:p>
          </table:table-cell>
          <table:table-cell table:style-name="ce19" table:formula="oooc:=[.$B439]*10+630+[.T$2]*8" office:value-type="float" office:value="854">
            <text:p>854 kg</text:p>
          </table:table-cell>
          <table:table-cell table:style-name="ce19" table:formula="oooc:=[.$B439]*10+630+[.U$2]*8" office:value-type="float" office:value="862">
            <text:p>862 kg</text:p>
          </table:table-cell>
          <table:table-cell table:style-name="ce19" table:formula="oooc:=[.$B439]*10+630+[.V$2]*8" office:value-type="float" office:value="870">
            <text:p>870 kg</text:p>
          </table:table-cell>
          <table:table-cell table:style-name="ce19" table:formula="oooc:=[.$B439]*10+630+[.W$2]*8" office:value-type="float" office:value="878">
            <text:p>878 kg</text:p>
          </table:table-cell>
          <table:table-cell table:style-name="ce19" table:formula="oooc:=[.$B439]*10+630+[.X$2]*8" office:value-type="float" office:value="886">
            <text:p>886 kg</text:p>
          </table:table-cell>
          <table:table-cell table:style-name="ce19" table:formula="oooc:=[.$B439]*10+630+[.Y$2]*8" office:value-type="float" office:value="894">
            <text:p>894 kg</text:p>
          </table:table-cell>
          <table:table-cell table:style-name="ce19" table:formula="oooc:=[.$B439]*10+630+[.Z$2]*8" office:value-type="float" office:value="902">
            <text:p>902 kg</text:p>
          </table:table-cell>
          <table:table-cell table:style-name="ce19" table:formula="oooc:=[.$B439]*10+630+[.AA$2]*8" office:value-type="float" office:value="910">
            <text:p>910 kg</text:p>
          </table:table-cell>
          <table:table-cell table:style-name="ce19" table:formula="oooc:=[.$B439]*10+630+[.AB$2]*8" office:value-type="float" office:value="918">
            <text:p>918 kg</text:p>
          </table:table-cell>
          <table:table-cell table:style-name="ce19" table:formula="oooc:=[.$B439]*10+630+[.AC$2]*8" office:value-type="float" office:value="926">
            <text:p>926 kg</text:p>
          </table:table-cell>
          <table:table-cell table:style-name="ce19" table:formula="oooc:=[.$B439]*10+630+[.AD$2]*8" office:value-type="float" office:value="934">
            <text:p>934 kg</text:p>
          </table:table-cell>
          <table:table-cell table:style-name="ce19" table:formula="oooc:=[.$B439]*10+630+[.AE$2]*8" office:value-type="float" office:value="942">
            <text:p>942 kg</text:p>
          </table:table-cell>
          <table:table-cell table:style-name="ce19" table:formula="oooc:=[.$B439]*10+630+[.AF$2]*8" office:value-type="float" office:value="950">
            <text:p>9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style-name="ce19" table:formula="oooc:=[.$B440]*10+630+[.C$2]*8" office:value-type="float" office:value="728">
            <text:p>728 kg</text:p>
          </table:table-cell>
          <table:table-cell table:style-name="ce19" table:formula="oooc:=[.$B440]*10+630+[.D$2]*8" office:value-type="float" office:value="736">
            <text:p>736 kg</text:p>
          </table:table-cell>
          <table:table-cell table:style-name="ce19" table:formula="oooc:=[.$B440]*10+630+[.E$2]*8" office:value-type="float" office:value="744">
            <text:p>744 kg</text:p>
          </table:table-cell>
          <table:table-cell table:style-name="ce19" table:formula="oooc:=[.$B440]*10+630+[.F$2]*8" office:value-type="float" office:value="752">
            <text:p>752 kg</text:p>
          </table:table-cell>
          <table:table-cell table:style-name="ce19" table:formula="oooc:=[.$B440]*10+630+[.G$2]*8" office:value-type="float" office:value="760">
            <text:p>760 kg</text:p>
          </table:table-cell>
          <table:table-cell table:style-name="ce19" table:formula="oooc:=[.$B440]*10+630+[.H$2]*8" office:value-type="float" office:value="768">
            <text:p>768 kg</text:p>
          </table:table-cell>
          <table:table-cell table:style-name="ce19" table:formula="oooc:=[.$B440]*10+630+[.I$2]*8" office:value-type="float" office:value="776">
            <text:p>776 kg</text:p>
          </table:table-cell>
          <table:table-cell table:style-name="ce19" table:formula="oooc:=[.$B440]*10+630+[.J$2]*8" office:value-type="float" office:value="784">
            <text:p>784 kg</text:p>
          </table:table-cell>
          <table:table-cell table:style-name="ce19" table:formula="oooc:=[.$B440]*10+630+[.K$2]*8" office:value-type="float" office:value="792">
            <text:p>792 kg</text:p>
          </table:table-cell>
          <table:table-cell table:style-name="ce19" table:formula="oooc:=[.$B440]*10+630+[.L$2]*8" office:value-type="float" office:value="800">
            <text:p>800 kg</text:p>
          </table:table-cell>
          <table:table-cell table:style-name="ce19" table:formula="oooc:=[.$B440]*10+630+[.M$2]*8" office:value-type="float" office:value="808">
            <text:p>808 kg</text:p>
          </table:table-cell>
          <table:table-cell table:style-name="ce19" table:formula="oooc:=[.$B440]*10+630+[.N$2]*8" office:value-type="float" office:value="816">
            <text:p>816 kg</text:p>
          </table:table-cell>
          <table:table-cell table:style-name="ce19" table:formula="oooc:=[.$B440]*10+630+[.O$2]*8" office:value-type="float" office:value="824">
            <text:p>824 kg</text:p>
          </table:table-cell>
          <table:table-cell table:style-name="ce19" table:formula="oooc:=[.$B440]*10+630+[.P$2]*8" office:value-type="float" office:value="832">
            <text:p>832 kg</text:p>
          </table:table-cell>
          <table:table-cell table:style-name="ce19" table:formula="oooc:=[.$B440]*10+630+[.Q$2]*8" office:value-type="float" office:value="840">
            <text:p>840 kg</text:p>
          </table:table-cell>
          <table:table-cell table:style-name="ce19" table:formula="oooc:=[.$B440]*10+630+[.R$2]*8" office:value-type="float" office:value="848">
            <text:p>848 kg</text:p>
          </table:table-cell>
          <table:table-cell table:style-name="ce19" table:formula="oooc:=[.$B440]*10+630+[.S$2]*8" office:value-type="float" office:value="856">
            <text:p>856 kg</text:p>
          </table:table-cell>
          <table:table-cell table:style-name="ce19" table:formula="oooc:=[.$B440]*10+630+[.T$2]*8" office:value-type="float" office:value="864">
            <text:p>864 kg</text:p>
          </table:table-cell>
          <table:table-cell table:style-name="ce19" table:formula="oooc:=[.$B440]*10+630+[.U$2]*8" office:value-type="float" office:value="872">
            <text:p>872 kg</text:p>
          </table:table-cell>
          <table:table-cell table:style-name="ce19" table:formula="oooc:=[.$B440]*10+630+[.V$2]*8" office:value-type="float" office:value="880">
            <text:p>880 kg</text:p>
          </table:table-cell>
          <table:table-cell table:style-name="ce19" table:formula="oooc:=[.$B440]*10+630+[.W$2]*8" office:value-type="float" office:value="888">
            <text:p>888 kg</text:p>
          </table:table-cell>
          <table:table-cell table:style-name="ce19" table:formula="oooc:=[.$B440]*10+630+[.X$2]*8" office:value-type="float" office:value="896">
            <text:p>896 kg</text:p>
          </table:table-cell>
          <table:table-cell table:style-name="ce19" table:formula="oooc:=[.$B440]*10+630+[.Y$2]*8" office:value-type="float" office:value="904">
            <text:p>904 kg</text:p>
          </table:table-cell>
          <table:table-cell table:style-name="ce19" table:formula="oooc:=[.$B440]*10+630+[.Z$2]*8" office:value-type="float" office:value="912">
            <text:p>912 kg</text:p>
          </table:table-cell>
          <table:table-cell table:style-name="ce19" table:formula="oooc:=[.$B440]*10+630+[.AA$2]*8" office:value-type="float" office:value="920">
            <text:p>920 kg</text:p>
          </table:table-cell>
          <table:table-cell table:style-name="ce19" table:formula="oooc:=[.$B440]*10+630+[.AB$2]*8" office:value-type="float" office:value="928">
            <text:p>928 kg</text:p>
          </table:table-cell>
          <table:table-cell table:style-name="ce19" table:formula="oooc:=[.$B440]*10+630+[.AC$2]*8" office:value-type="float" office:value="936">
            <text:p>936 kg</text:p>
          </table:table-cell>
          <table:table-cell table:style-name="ce19" table:formula="oooc:=[.$B440]*10+630+[.AD$2]*8" office:value-type="float" office:value="944">
            <text:p>944 kg</text:p>
          </table:table-cell>
          <table:table-cell table:style-name="ce19" table:formula="oooc:=[.$B440]*10+630+[.AE$2]*8" office:value-type="float" office:value="952">
            <text:p>952 kg</text:p>
          </table:table-cell>
          <table:table-cell table:style-name="ce19" table:formula="oooc:=[.$B440]*10+630+[.AF$2]*8" office:value-type="float" office:value="960">
            <text:p>9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style-name="ce19" table:formula="oooc:=[.$B441]*10+630+[.C$2]*8" office:value-type="float" office:value="738">
            <text:p>738 kg</text:p>
          </table:table-cell>
          <table:table-cell table:style-name="ce19" table:formula="oooc:=[.$B441]*10+630+[.D$2]*8" office:value-type="float" office:value="746">
            <text:p>746 kg</text:p>
          </table:table-cell>
          <table:table-cell table:style-name="ce19" table:formula="oooc:=[.$B441]*10+630+[.E$2]*8" office:value-type="float" office:value="754">
            <text:p>754 kg</text:p>
          </table:table-cell>
          <table:table-cell table:style-name="ce19" table:formula="oooc:=[.$B441]*10+630+[.F$2]*8" office:value-type="float" office:value="762">
            <text:p>762 kg</text:p>
          </table:table-cell>
          <table:table-cell table:style-name="ce19" table:formula="oooc:=[.$B441]*10+630+[.G$2]*8" office:value-type="float" office:value="770">
            <text:p>770 kg</text:p>
          </table:table-cell>
          <table:table-cell table:style-name="ce19" table:formula="oooc:=[.$B441]*10+630+[.H$2]*8" office:value-type="float" office:value="778">
            <text:p>778 kg</text:p>
          </table:table-cell>
          <table:table-cell table:style-name="ce19" table:formula="oooc:=[.$B441]*10+630+[.I$2]*8" office:value-type="float" office:value="786">
            <text:p>786 kg</text:p>
          </table:table-cell>
          <table:table-cell table:style-name="ce19" table:formula="oooc:=[.$B441]*10+630+[.J$2]*8" office:value-type="float" office:value="794">
            <text:p>794 kg</text:p>
          </table:table-cell>
          <table:table-cell table:style-name="ce19" table:formula="oooc:=[.$B441]*10+630+[.K$2]*8" office:value-type="float" office:value="802">
            <text:p>802 kg</text:p>
          </table:table-cell>
          <table:table-cell table:style-name="ce19" table:formula="oooc:=[.$B441]*10+630+[.L$2]*8" office:value-type="float" office:value="810">
            <text:p>810 kg</text:p>
          </table:table-cell>
          <table:table-cell table:style-name="ce19" table:formula="oooc:=[.$B441]*10+630+[.M$2]*8" office:value-type="float" office:value="818">
            <text:p>818 kg</text:p>
          </table:table-cell>
          <table:table-cell table:style-name="ce19" table:formula="oooc:=[.$B441]*10+630+[.N$2]*8" office:value-type="float" office:value="826">
            <text:p>826 kg</text:p>
          </table:table-cell>
          <table:table-cell table:style-name="ce19" table:formula="oooc:=[.$B441]*10+630+[.O$2]*8" office:value-type="float" office:value="834">
            <text:p>834 kg</text:p>
          </table:table-cell>
          <table:table-cell table:style-name="ce19" table:formula="oooc:=[.$B441]*10+630+[.P$2]*8" office:value-type="float" office:value="842">
            <text:p>842 kg</text:p>
          </table:table-cell>
          <table:table-cell table:style-name="ce19" table:formula="oooc:=[.$B441]*10+630+[.Q$2]*8" office:value-type="float" office:value="850">
            <text:p>850 kg</text:p>
          </table:table-cell>
          <table:table-cell table:style-name="ce19" table:formula="oooc:=[.$B441]*10+630+[.R$2]*8" office:value-type="float" office:value="858">
            <text:p>858 kg</text:p>
          </table:table-cell>
          <table:table-cell table:style-name="ce19" table:formula="oooc:=[.$B441]*10+630+[.S$2]*8" office:value-type="float" office:value="866">
            <text:p>866 kg</text:p>
          </table:table-cell>
          <table:table-cell table:style-name="ce19" table:formula="oooc:=[.$B441]*10+630+[.T$2]*8" office:value-type="float" office:value="874">
            <text:p>874 kg</text:p>
          </table:table-cell>
          <table:table-cell table:style-name="ce19" table:formula="oooc:=[.$B441]*10+630+[.U$2]*8" office:value-type="float" office:value="882">
            <text:p>882 kg</text:p>
          </table:table-cell>
          <table:table-cell table:style-name="ce19" table:formula="oooc:=[.$B441]*10+630+[.V$2]*8" office:value-type="float" office:value="890">
            <text:p>890 kg</text:p>
          </table:table-cell>
          <table:table-cell table:style-name="ce19" table:formula="oooc:=[.$B441]*10+630+[.W$2]*8" office:value-type="float" office:value="898">
            <text:p>898 kg</text:p>
          </table:table-cell>
          <table:table-cell table:style-name="ce19" table:formula="oooc:=[.$B441]*10+630+[.X$2]*8" office:value-type="float" office:value="906">
            <text:p>906 kg</text:p>
          </table:table-cell>
          <table:table-cell table:style-name="ce19" table:formula="oooc:=[.$B441]*10+630+[.Y$2]*8" office:value-type="float" office:value="914">
            <text:p>914 kg</text:p>
          </table:table-cell>
          <table:table-cell table:style-name="ce19" table:formula="oooc:=[.$B441]*10+630+[.Z$2]*8" office:value-type="float" office:value="922">
            <text:p>922 kg</text:p>
          </table:table-cell>
          <table:table-cell table:style-name="ce19" table:formula="oooc:=[.$B441]*10+630+[.AA$2]*8" office:value-type="float" office:value="930">
            <text:p>930 kg</text:p>
          </table:table-cell>
          <table:table-cell table:style-name="ce19" table:formula="oooc:=[.$B441]*10+630+[.AB$2]*8" office:value-type="float" office:value="938">
            <text:p>938 kg</text:p>
          </table:table-cell>
          <table:table-cell table:style-name="ce19" table:formula="oooc:=[.$B441]*10+630+[.AC$2]*8" office:value-type="float" office:value="946">
            <text:p>946 kg</text:p>
          </table:table-cell>
          <table:table-cell table:style-name="ce19" table:formula="oooc:=[.$B441]*10+630+[.AD$2]*8" office:value-type="float" office:value="954">
            <text:p>954 kg</text:p>
          </table:table-cell>
          <table:table-cell table:style-name="ce19" table:formula="oooc:=[.$B441]*10+630+[.AE$2]*8" office:value-type="float" office:value="962">
            <text:p>962 kg</text:p>
          </table:table-cell>
          <table:table-cell table:style-name="ce19" table:formula="oooc:=[.$B441]*10+630+[.AF$2]*8" office:value-type="float" office:value="970">
            <text:p>9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style-name="ce19" table:formula="oooc:=[.$B442]*10+630+[.C$2]*8" office:value-type="float" office:value="748">
            <text:p>748 kg</text:p>
          </table:table-cell>
          <table:table-cell table:style-name="ce19" table:formula="oooc:=[.$B442]*10+630+[.D$2]*8" office:value-type="float" office:value="756">
            <text:p>756 kg</text:p>
          </table:table-cell>
          <table:table-cell table:style-name="ce19" table:formula="oooc:=[.$B442]*10+630+[.E$2]*8" office:value-type="float" office:value="764">
            <text:p>764 kg</text:p>
          </table:table-cell>
          <table:table-cell table:style-name="ce19" table:formula="oooc:=[.$B442]*10+630+[.F$2]*8" office:value-type="float" office:value="772">
            <text:p>772 kg</text:p>
          </table:table-cell>
          <table:table-cell table:style-name="ce19" table:formula="oooc:=[.$B442]*10+630+[.G$2]*8" office:value-type="float" office:value="780">
            <text:p>780 kg</text:p>
          </table:table-cell>
          <table:table-cell table:style-name="ce19" table:formula="oooc:=[.$B442]*10+630+[.H$2]*8" office:value-type="float" office:value="788">
            <text:p>788 kg</text:p>
          </table:table-cell>
          <table:table-cell table:style-name="ce19" table:formula="oooc:=[.$B442]*10+630+[.I$2]*8" office:value-type="float" office:value="796">
            <text:p>796 kg</text:p>
          </table:table-cell>
          <table:table-cell table:style-name="ce19" table:formula="oooc:=[.$B442]*10+630+[.J$2]*8" office:value-type="float" office:value="804">
            <text:p>804 kg</text:p>
          </table:table-cell>
          <table:table-cell table:style-name="ce19" table:formula="oooc:=[.$B442]*10+630+[.K$2]*8" office:value-type="float" office:value="812">
            <text:p>812 kg</text:p>
          </table:table-cell>
          <table:table-cell table:style-name="ce19" table:formula="oooc:=[.$B442]*10+630+[.L$2]*8" office:value-type="float" office:value="820">
            <text:p>820 kg</text:p>
          </table:table-cell>
          <table:table-cell table:style-name="ce19" table:formula="oooc:=[.$B442]*10+630+[.M$2]*8" office:value-type="float" office:value="828">
            <text:p>828 kg</text:p>
          </table:table-cell>
          <table:table-cell table:style-name="ce19" table:formula="oooc:=[.$B442]*10+630+[.N$2]*8" office:value-type="float" office:value="836">
            <text:p>836 kg</text:p>
          </table:table-cell>
          <table:table-cell table:style-name="ce19" table:formula="oooc:=[.$B442]*10+630+[.O$2]*8" office:value-type="float" office:value="844">
            <text:p>844 kg</text:p>
          </table:table-cell>
          <table:table-cell table:style-name="ce19" table:formula="oooc:=[.$B442]*10+630+[.P$2]*8" office:value-type="float" office:value="852">
            <text:p>852 kg</text:p>
          </table:table-cell>
          <table:table-cell table:style-name="ce19" table:formula="oooc:=[.$B442]*10+630+[.Q$2]*8" office:value-type="float" office:value="860">
            <text:p>860 kg</text:p>
          </table:table-cell>
          <table:table-cell table:style-name="ce19" table:formula="oooc:=[.$B442]*10+630+[.R$2]*8" office:value-type="float" office:value="868">
            <text:p>868 kg</text:p>
          </table:table-cell>
          <table:table-cell table:style-name="ce19" table:formula="oooc:=[.$B442]*10+630+[.S$2]*8" office:value-type="float" office:value="876">
            <text:p>876 kg</text:p>
          </table:table-cell>
          <table:table-cell table:style-name="ce19" table:formula="oooc:=[.$B442]*10+630+[.T$2]*8" office:value-type="float" office:value="884">
            <text:p>884 kg</text:p>
          </table:table-cell>
          <table:table-cell table:style-name="ce19" table:formula="oooc:=[.$B442]*10+630+[.U$2]*8" office:value-type="float" office:value="892">
            <text:p>892 kg</text:p>
          </table:table-cell>
          <table:table-cell table:style-name="ce19" table:formula="oooc:=[.$B442]*10+630+[.V$2]*8" office:value-type="float" office:value="900">
            <text:p>900 kg</text:p>
          </table:table-cell>
          <table:table-cell table:style-name="ce19" table:formula="oooc:=[.$B442]*10+630+[.W$2]*8" office:value-type="float" office:value="908">
            <text:p>908 kg</text:p>
          </table:table-cell>
          <table:table-cell table:style-name="ce19" table:formula="oooc:=[.$B442]*10+630+[.X$2]*8" office:value-type="float" office:value="916">
            <text:p>916 kg</text:p>
          </table:table-cell>
          <table:table-cell table:style-name="ce19" table:formula="oooc:=[.$B442]*10+630+[.Y$2]*8" office:value-type="float" office:value="924">
            <text:p>924 kg</text:p>
          </table:table-cell>
          <table:table-cell table:style-name="ce19" table:formula="oooc:=[.$B442]*10+630+[.Z$2]*8" office:value-type="float" office:value="932">
            <text:p>932 kg</text:p>
          </table:table-cell>
          <table:table-cell table:style-name="ce19" table:formula="oooc:=[.$B442]*10+630+[.AA$2]*8" office:value-type="float" office:value="940">
            <text:p>940 kg</text:p>
          </table:table-cell>
          <table:table-cell table:style-name="ce19" table:formula="oooc:=[.$B442]*10+630+[.AB$2]*8" office:value-type="float" office:value="948">
            <text:p>948 kg</text:p>
          </table:table-cell>
          <table:table-cell table:style-name="ce19" table:formula="oooc:=[.$B442]*10+630+[.AC$2]*8" office:value-type="float" office:value="956">
            <text:p>956 kg</text:p>
          </table:table-cell>
          <table:table-cell table:style-name="ce19" table:formula="oooc:=[.$B442]*10+630+[.AD$2]*8" office:value-type="float" office:value="964">
            <text:p>964 kg</text:p>
          </table:table-cell>
          <table:table-cell table:style-name="ce19" table:formula="oooc:=[.$B442]*10+630+[.AE$2]*8" office:value-type="float" office:value="972">
            <text:p>972 kg</text:p>
          </table:table-cell>
          <table:table-cell table:style-name="ce19" table:formula="oooc:=[.$B442]*10+630+[.AF$2]*8" office:value-type="float" office:value="980">
            <text:p>9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style-name="ce19" table:formula="oooc:=[.$B443]*10+630+[.C$2]*8" office:value-type="float" office:value="758">
            <text:p>758 kg</text:p>
          </table:table-cell>
          <table:table-cell table:style-name="ce19" table:formula="oooc:=[.$B443]*10+630+[.D$2]*8" office:value-type="float" office:value="766">
            <text:p>766 kg</text:p>
          </table:table-cell>
          <table:table-cell table:style-name="ce19" table:formula="oooc:=[.$B443]*10+630+[.E$2]*8" office:value-type="float" office:value="774">
            <text:p>774 kg</text:p>
          </table:table-cell>
          <table:table-cell table:style-name="ce19" table:formula="oooc:=[.$B443]*10+630+[.F$2]*8" office:value-type="float" office:value="782">
            <text:p>782 kg</text:p>
          </table:table-cell>
          <table:table-cell table:style-name="ce19" table:formula="oooc:=[.$B443]*10+630+[.G$2]*8" office:value-type="float" office:value="790">
            <text:p>790 kg</text:p>
          </table:table-cell>
          <table:table-cell table:style-name="ce19" table:formula="oooc:=[.$B443]*10+630+[.H$2]*8" office:value-type="float" office:value="798">
            <text:p>798 kg</text:p>
          </table:table-cell>
          <table:table-cell table:style-name="ce19" table:formula="oooc:=[.$B443]*10+630+[.I$2]*8" office:value-type="float" office:value="806">
            <text:p>806 kg</text:p>
          </table:table-cell>
          <table:table-cell table:style-name="ce19" table:formula="oooc:=[.$B443]*10+630+[.J$2]*8" office:value-type="float" office:value="814">
            <text:p>814 kg</text:p>
          </table:table-cell>
          <table:table-cell table:style-name="ce19" table:formula="oooc:=[.$B443]*10+630+[.K$2]*8" office:value-type="float" office:value="822">
            <text:p>822 kg</text:p>
          </table:table-cell>
          <table:table-cell table:style-name="ce19" table:formula="oooc:=[.$B443]*10+630+[.L$2]*8" office:value-type="float" office:value="830">
            <text:p>830 kg</text:p>
          </table:table-cell>
          <table:table-cell table:style-name="ce19" table:formula="oooc:=[.$B443]*10+630+[.M$2]*8" office:value-type="float" office:value="838">
            <text:p>838 kg</text:p>
          </table:table-cell>
          <table:table-cell table:style-name="ce19" table:formula="oooc:=[.$B443]*10+630+[.N$2]*8" office:value-type="float" office:value="846">
            <text:p>846 kg</text:p>
          </table:table-cell>
          <table:table-cell table:style-name="ce19" table:formula="oooc:=[.$B443]*10+630+[.O$2]*8" office:value-type="float" office:value="854">
            <text:p>854 kg</text:p>
          </table:table-cell>
          <table:table-cell table:style-name="ce19" table:formula="oooc:=[.$B443]*10+630+[.P$2]*8" office:value-type="float" office:value="862">
            <text:p>862 kg</text:p>
          </table:table-cell>
          <table:table-cell table:style-name="ce19" table:formula="oooc:=[.$B443]*10+630+[.Q$2]*8" office:value-type="float" office:value="870">
            <text:p>870 kg</text:p>
          </table:table-cell>
          <table:table-cell table:style-name="ce19" table:formula="oooc:=[.$B443]*10+630+[.R$2]*8" office:value-type="float" office:value="878">
            <text:p>878 kg</text:p>
          </table:table-cell>
          <table:table-cell table:style-name="ce19" table:formula="oooc:=[.$B443]*10+630+[.S$2]*8" office:value-type="float" office:value="886">
            <text:p>886 kg</text:p>
          </table:table-cell>
          <table:table-cell table:style-name="ce19" table:formula="oooc:=[.$B443]*10+630+[.T$2]*8" office:value-type="float" office:value="894">
            <text:p>894 kg</text:p>
          </table:table-cell>
          <table:table-cell table:style-name="ce19" table:formula="oooc:=[.$B443]*10+630+[.U$2]*8" office:value-type="float" office:value="902">
            <text:p>902 kg</text:p>
          </table:table-cell>
          <table:table-cell table:style-name="ce19" table:formula="oooc:=[.$B443]*10+630+[.V$2]*8" office:value-type="float" office:value="910">
            <text:p>910 kg</text:p>
          </table:table-cell>
          <table:table-cell table:style-name="ce19" table:formula="oooc:=[.$B443]*10+630+[.W$2]*8" office:value-type="float" office:value="918">
            <text:p>918 kg</text:p>
          </table:table-cell>
          <table:table-cell table:style-name="ce19" table:formula="oooc:=[.$B443]*10+630+[.X$2]*8" office:value-type="float" office:value="926">
            <text:p>926 kg</text:p>
          </table:table-cell>
          <table:table-cell table:style-name="ce19" table:formula="oooc:=[.$B443]*10+630+[.Y$2]*8" office:value-type="float" office:value="934">
            <text:p>934 kg</text:p>
          </table:table-cell>
          <table:table-cell table:style-name="ce19" table:formula="oooc:=[.$B443]*10+630+[.Z$2]*8" office:value-type="float" office:value="942">
            <text:p>942 kg</text:p>
          </table:table-cell>
          <table:table-cell table:style-name="ce19" table:formula="oooc:=[.$B443]*10+630+[.AA$2]*8" office:value-type="float" office:value="950">
            <text:p>950 kg</text:p>
          </table:table-cell>
          <table:table-cell table:style-name="ce19" table:formula="oooc:=[.$B443]*10+630+[.AB$2]*8" office:value-type="float" office:value="958">
            <text:p>958 kg</text:p>
          </table:table-cell>
          <table:table-cell table:style-name="ce19" table:formula="oooc:=[.$B443]*10+630+[.AC$2]*8" office:value-type="float" office:value="966">
            <text:p>966 kg</text:p>
          </table:table-cell>
          <table:table-cell table:style-name="ce19" table:formula="oooc:=[.$B443]*10+630+[.AD$2]*8" office:value-type="float" office:value="974">
            <text:p>974 kg</text:p>
          </table:table-cell>
          <table:table-cell table:style-name="ce19" table:formula="oooc:=[.$B443]*10+630+[.AE$2]*8" office:value-type="float" office:value="982">
            <text:p>982 kg</text:p>
          </table:table-cell>
          <table:table-cell table:style-name="ce19" table:formula="oooc:=[.$B443]*10+630+[.AF$2]*8" office:value-type="float" office:value="990">
            <text:p>9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style-name="ce19" table:formula="oooc:=[.$B444]*10+630+[.C$2]*8" office:value-type="float" office:value="768">
            <text:p>768 kg</text:p>
          </table:table-cell>
          <table:table-cell table:style-name="ce19" table:formula="oooc:=[.$B444]*10+630+[.D$2]*8" office:value-type="float" office:value="776">
            <text:p>776 kg</text:p>
          </table:table-cell>
          <table:table-cell table:style-name="ce19" table:formula="oooc:=[.$B444]*10+630+[.E$2]*8" office:value-type="float" office:value="784">
            <text:p>784 kg</text:p>
          </table:table-cell>
          <table:table-cell table:style-name="ce19" table:formula="oooc:=[.$B444]*10+630+[.F$2]*8" office:value-type="float" office:value="792">
            <text:p>792 kg</text:p>
          </table:table-cell>
          <table:table-cell table:style-name="ce19" table:formula="oooc:=[.$B444]*10+630+[.G$2]*8" office:value-type="float" office:value="800">
            <text:p>800 kg</text:p>
          </table:table-cell>
          <table:table-cell table:style-name="ce19" table:formula="oooc:=[.$B444]*10+630+[.H$2]*8" office:value-type="float" office:value="808">
            <text:p>808 kg</text:p>
          </table:table-cell>
          <table:table-cell table:style-name="ce19" table:formula="oooc:=[.$B444]*10+630+[.I$2]*8" office:value-type="float" office:value="816">
            <text:p>816 kg</text:p>
          </table:table-cell>
          <table:table-cell table:style-name="ce19" table:formula="oooc:=[.$B444]*10+630+[.J$2]*8" office:value-type="float" office:value="824">
            <text:p>824 kg</text:p>
          </table:table-cell>
          <table:table-cell table:style-name="ce19" table:formula="oooc:=[.$B444]*10+630+[.K$2]*8" office:value-type="float" office:value="832">
            <text:p>832 kg</text:p>
          </table:table-cell>
          <table:table-cell table:style-name="ce19" table:formula="oooc:=[.$B444]*10+630+[.L$2]*8" office:value-type="float" office:value="840">
            <text:p>840 kg</text:p>
          </table:table-cell>
          <table:table-cell table:style-name="ce19" table:formula="oooc:=[.$B444]*10+630+[.M$2]*8" office:value-type="float" office:value="848">
            <text:p>848 kg</text:p>
          </table:table-cell>
          <table:table-cell table:style-name="ce19" table:formula="oooc:=[.$B444]*10+630+[.N$2]*8" office:value-type="float" office:value="856">
            <text:p>856 kg</text:p>
          </table:table-cell>
          <table:table-cell table:style-name="ce19" table:formula="oooc:=[.$B444]*10+630+[.O$2]*8" office:value-type="float" office:value="864">
            <text:p>864 kg</text:p>
          </table:table-cell>
          <table:table-cell table:style-name="ce19" table:formula="oooc:=[.$B444]*10+630+[.P$2]*8" office:value-type="float" office:value="872">
            <text:p>872 kg</text:p>
          </table:table-cell>
          <table:table-cell table:style-name="ce19" table:formula="oooc:=[.$B444]*10+630+[.Q$2]*8" office:value-type="float" office:value="880">
            <text:p>880 kg</text:p>
          </table:table-cell>
          <table:table-cell table:style-name="ce19" table:formula="oooc:=[.$B444]*10+630+[.R$2]*8" office:value-type="float" office:value="888">
            <text:p>888 kg</text:p>
          </table:table-cell>
          <table:table-cell table:style-name="ce19" table:formula="oooc:=[.$B444]*10+630+[.S$2]*8" office:value-type="float" office:value="896">
            <text:p>896 kg</text:p>
          </table:table-cell>
          <table:table-cell table:style-name="ce19" table:formula="oooc:=[.$B444]*10+630+[.T$2]*8" office:value-type="float" office:value="904">
            <text:p>904 kg</text:p>
          </table:table-cell>
          <table:table-cell table:style-name="ce19" table:formula="oooc:=[.$B444]*10+630+[.U$2]*8" office:value-type="float" office:value="912">
            <text:p>912 kg</text:p>
          </table:table-cell>
          <table:table-cell table:style-name="ce19" table:formula="oooc:=[.$B444]*10+630+[.V$2]*8" office:value-type="float" office:value="920">
            <text:p>920 kg</text:p>
          </table:table-cell>
          <table:table-cell table:style-name="ce19" table:formula="oooc:=[.$B444]*10+630+[.W$2]*8" office:value-type="float" office:value="928">
            <text:p>928 kg</text:p>
          </table:table-cell>
          <table:table-cell table:style-name="ce19" table:formula="oooc:=[.$B444]*10+630+[.X$2]*8" office:value-type="float" office:value="936">
            <text:p>936 kg</text:p>
          </table:table-cell>
          <table:table-cell table:style-name="ce19" table:formula="oooc:=[.$B444]*10+630+[.Y$2]*8" office:value-type="float" office:value="944">
            <text:p>944 kg</text:p>
          </table:table-cell>
          <table:table-cell table:style-name="ce19" table:formula="oooc:=[.$B444]*10+630+[.Z$2]*8" office:value-type="float" office:value="952">
            <text:p>952 kg</text:p>
          </table:table-cell>
          <table:table-cell table:style-name="ce19" table:formula="oooc:=[.$B444]*10+630+[.AA$2]*8" office:value-type="float" office:value="960">
            <text:p>960 kg</text:p>
          </table:table-cell>
          <table:table-cell table:style-name="ce19" table:formula="oooc:=[.$B444]*10+630+[.AB$2]*8" office:value-type="float" office:value="968">
            <text:p>968 kg</text:p>
          </table:table-cell>
          <table:table-cell table:style-name="ce19" table:formula="oooc:=[.$B444]*10+630+[.AC$2]*8" office:value-type="float" office:value="976">
            <text:p>976 kg</text:p>
          </table:table-cell>
          <table:table-cell table:style-name="ce19" table:formula="oooc:=[.$B444]*10+630+[.AD$2]*8" office:value-type="float" office:value="984">
            <text:p>984 kg</text:p>
          </table:table-cell>
          <table:table-cell table:style-name="ce19" table:formula="oooc:=[.$B444]*10+630+[.AE$2]*8" office:value-type="float" office:value="992">
            <text:p>992 kg</text:p>
          </table:table-cell>
          <table:table-cell table:style-name="ce19" table:formula="oooc:=[.$B444]*10+630+[.AF$2]*8" office:value-type="float" office:value="1000">
            <text:p>10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style-name="ce19" table:formula="oooc:=[.$B445]*10+630+[.C$2]*8" office:value-type="float" office:value="778">
            <text:p>778 kg</text:p>
          </table:table-cell>
          <table:table-cell table:style-name="ce19" table:formula="oooc:=[.$B445]*10+630+[.D$2]*8" office:value-type="float" office:value="786">
            <text:p>786 kg</text:p>
          </table:table-cell>
          <table:table-cell table:style-name="ce19" table:formula="oooc:=[.$B445]*10+630+[.E$2]*8" office:value-type="float" office:value="794">
            <text:p>794 kg</text:p>
          </table:table-cell>
          <table:table-cell table:style-name="ce19" table:formula="oooc:=[.$B445]*10+630+[.F$2]*8" office:value-type="float" office:value="802">
            <text:p>802 kg</text:p>
          </table:table-cell>
          <table:table-cell table:style-name="ce19" table:formula="oooc:=[.$B445]*10+630+[.G$2]*8" office:value-type="float" office:value="810">
            <text:p>810 kg</text:p>
          </table:table-cell>
          <table:table-cell table:style-name="ce19" table:formula="oooc:=[.$B445]*10+630+[.H$2]*8" office:value-type="float" office:value="818">
            <text:p>818 kg</text:p>
          </table:table-cell>
          <table:table-cell table:style-name="ce19" table:formula="oooc:=[.$B445]*10+630+[.I$2]*8" office:value-type="float" office:value="826">
            <text:p>826 kg</text:p>
          </table:table-cell>
          <table:table-cell table:style-name="ce19" table:formula="oooc:=[.$B445]*10+630+[.J$2]*8" office:value-type="float" office:value="834">
            <text:p>834 kg</text:p>
          </table:table-cell>
          <table:table-cell table:style-name="ce19" table:formula="oooc:=[.$B445]*10+630+[.K$2]*8" office:value-type="float" office:value="842">
            <text:p>842 kg</text:p>
          </table:table-cell>
          <table:table-cell table:style-name="ce19" table:formula="oooc:=[.$B445]*10+630+[.L$2]*8" office:value-type="float" office:value="850">
            <text:p>850 kg</text:p>
          </table:table-cell>
          <table:table-cell table:style-name="ce19" table:formula="oooc:=[.$B445]*10+630+[.M$2]*8" office:value-type="float" office:value="858">
            <text:p>858 kg</text:p>
          </table:table-cell>
          <table:table-cell table:style-name="ce19" table:formula="oooc:=[.$B445]*10+630+[.N$2]*8" office:value-type="float" office:value="866">
            <text:p>866 kg</text:p>
          </table:table-cell>
          <table:table-cell table:style-name="ce19" table:formula="oooc:=[.$B445]*10+630+[.O$2]*8" office:value-type="float" office:value="874">
            <text:p>874 kg</text:p>
          </table:table-cell>
          <table:table-cell table:style-name="ce19" table:formula="oooc:=[.$B445]*10+630+[.P$2]*8" office:value-type="float" office:value="882">
            <text:p>882 kg</text:p>
          </table:table-cell>
          <table:table-cell table:style-name="ce19" table:formula="oooc:=[.$B445]*10+630+[.Q$2]*8" office:value-type="float" office:value="890">
            <text:p>890 kg</text:p>
          </table:table-cell>
          <table:table-cell table:style-name="ce19" table:formula="oooc:=[.$B445]*10+630+[.R$2]*8" office:value-type="float" office:value="898">
            <text:p>898 kg</text:p>
          </table:table-cell>
          <table:table-cell table:style-name="ce19" table:formula="oooc:=[.$B445]*10+630+[.S$2]*8" office:value-type="float" office:value="906">
            <text:p>906 kg</text:p>
          </table:table-cell>
          <table:table-cell table:style-name="ce19" table:formula="oooc:=[.$B445]*10+630+[.T$2]*8" office:value-type="float" office:value="914">
            <text:p>914 kg</text:p>
          </table:table-cell>
          <table:table-cell table:style-name="ce19" table:formula="oooc:=[.$B445]*10+630+[.U$2]*8" office:value-type="float" office:value="922">
            <text:p>922 kg</text:p>
          </table:table-cell>
          <table:table-cell table:style-name="ce19" table:formula="oooc:=[.$B445]*10+630+[.V$2]*8" office:value-type="float" office:value="930">
            <text:p>930 kg</text:p>
          </table:table-cell>
          <table:table-cell table:style-name="ce19" table:formula="oooc:=[.$B445]*10+630+[.W$2]*8" office:value-type="float" office:value="938">
            <text:p>938 kg</text:p>
          </table:table-cell>
          <table:table-cell table:style-name="ce19" table:formula="oooc:=[.$B445]*10+630+[.X$2]*8" office:value-type="float" office:value="946">
            <text:p>946 kg</text:p>
          </table:table-cell>
          <table:table-cell table:style-name="ce19" table:formula="oooc:=[.$B445]*10+630+[.Y$2]*8" office:value-type="float" office:value="954">
            <text:p>954 kg</text:p>
          </table:table-cell>
          <table:table-cell table:style-name="ce19" table:formula="oooc:=[.$B445]*10+630+[.Z$2]*8" office:value-type="float" office:value="962">
            <text:p>962 kg</text:p>
          </table:table-cell>
          <table:table-cell table:style-name="ce19" table:formula="oooc:=[.$B445]*10+630+[.AA$2]*8" office:value-type="float" office:value="970">
            <text:p>970 kg</text:p>
          </table:table-cell>
          <table:table-cell table:style-name="ce19" table:formula="oooc:=[.$B445]*10+630+[.AB$2]*8" office:value-type="float" office:value="978">
            <text:p>978 kg</text:p>
          </table:table-cell>
          <table:table-cell table:style-name="ce19" table:formula="oooc:=[.$B445]*10+630+[.AC$2]*8" office:value-type="float" office:value="986">
            <text:p>986 kg</text:p>
          </table:table-cell>
          <table:table-cell table:style-name="ce19" table:formula="oooc:=[.$B445]*10+630+[.AD$2]*8" office:value-type="float" office:value="994">
            <text:p>994 kg</text:p>
          </table:table-cell>
          <table:table-cell table:style-name="ce19" table:formula="oooc:=[.$B445]*10+630+[.AE$2]*8" office:value-type="float" office:value="1002">
            <text:p>1002 kg</text:p>
          </table:table-cell>
          <table:table-cell table:style-name="ce19" table:formula="oooc:=[.$B445]*10+630+[.AF$2]*8" office:value-type="float" office:value="1010">
            <text:p>10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style-name="ce19" table:formula="oooc:=[.$B446]*10+630+[.C$2]*8" office:value-type="float" office:value="788">
            <text:p>788 kg</text:p>
          </table:table-cell>
          <table:table-cell table:style-name="ce19" table:formula="oooc:=[.$B446]*10+630+[.D$2]*8" office:value-type="float" office:value="796">
            <text:p>796 kg</text:p>
          </table:table-cell>
          <table:table-cell table:style-name="ce19" table:formula="oooc:=[.$B446]*10+630+[.E$2]*8" office:value-type="float" office:value="804">
            <text:p>804 kg</text:p>
          </table:table-cell>
          <table:table-cell table:style-name="ce19" table:formula="oooc:=[.$B446]*10+630+[.F$2]*8" office:value-type="float" office:value="812">
            <text:p>812 kg</text:p>
          </table:table-cell>
          <table:table-cell table:style-name="ce19" table:formula="oooc:=[.$B446]*10+630+[.G$2]*8" office:value-type="float" office:value="820">
            <text:p>820 kg</text:p>
          </table:table-cell>
          <table:table-cell table:style-name="ce19" table:formula="oooc:=[.$B446]*10+630+[.H$2]*8" office:value-type="float" office:value="828">
            <text:p>828 kg</text:p>
          </table:table-cell>
          <table:table-cell table:style-name="ce19" table:formula="oooc:=[.$B446]*10+630+[.I$2]*8" office:value-type="float" office:value="836">
            <text:p>836 kg</text:p>
          </table:table-cell>
          <table:table-cell table:style-name="ce19" table:formula="oooc:=[.$B446]*10+630+[.J$2]*8" office:value-type="float" office:value="844">
            <text:p>844 kg</text:p>
          </table:table-cell>
          <table:table-cell table:style-name="ce19" table:formula="oooc:=[.$B446]*10+630+[.K$2]*8" office:value-type="float" office:value="852">
            <text:p>852 kg</text:p>
          </table:table-cell>
          <table:table-cell table:style-name="ce19" table:formula="oooc:=[.$B446]*10+630+[.L$2]*8" office:value-type="float" office:value="860">
            <text:p>860 kg</text:p>
          </table:table-cell>
          <table:table-cell table:style-name="ce19" table:formula="oooc:=[.$B446]*10+630+[.M$2]*8" office:value-type="float" office:value="868">
            <text:p>868 kg</text:p>
          </table:table-cell>
          <table:table-cell table:style-name="ce19" table:formula="oooc:=[.$B446]*10+630+[.N$2]*8" office:value-type="float" office:value="876">
            <text:p>876 kg</text:p>
          </table:table-cell>
          <table:table-cell table:style-name="ce19" table:formula="oooc:=[.$B446]*10+630+[.O$2]*8" office:value-type="float" office:value="884">
            <text:p>884 kg</text:p>
          </table:table-cell>
          <table:table-cell table:style-name="ce19" table:formula="oooc:=[.$B446]*10+630+[.P$2]*8" office:value-type="float" office:value="892">
            <text:p>892 kg</text:p>
          </table:table-cell>
          <table:table-cell table:style-name="ce19" table:formula="oooc:=[.$B446]*10+630+[.Q$2]*8" office:value-type="float" office:value="900">
            <text:p>900 kg</text:p>
          </table:table-cell>
          <table:table-cell table:style-name="ce19" table:formula="oooc:=[.$B446]*10+630+[.R$2]*8" office:value-type="float" office:value="908">
            <text:p>908 kg</text:p>
          </table:table-cell>
          <table:table-cell table:style-name="ce19" table:formula="oooc:=[.$B446]*10+630+[.S$2]*8" office:value-type="float" office:value="916">
            <text:p>916 kg</text:p>
          </table:table-cell>
          <table:table-cell table:style-name="ce19" table:formula="oooc:=[.$B446]*10+630+[.T$2]*8" office:value-type="float" office:value="924">
            <text:p>924 kg</text:p>
          </table:table-cell>
          <table:table-cell table:style-name="ce19" table:formula="oooc:=[.$B446]*10+630+[.U$2]*8" office:value-type="float" office:value="932">
            <text:p>932 kg</text:p>
          </table:table-cell>
          <table:table-cell table:style-name="ce19" table:formula="oooc:=[.$B446]*10+630+[.V$2]*8" office:value-type="float" office:value="940">
            <text:p>940 kg</text:p>
          </table:table-cell>
          <table:table-cell table:style-name="ce19" table:formula="oooc:=[.$B446]*10+630+[.W$2]*8" office:value-type="float" office:value="948">
            <text:p>948 kg</text:p>
          </table:table-cell>
          <table:table-cell table:style-name="ce19" table:formula="oooc:=[.$B446]*10+630+[.X$2]*8" office:value-type="float" office:value="956">
            <text:p>956 kg</text:p>
          </table:table-cell>
          <table:table-cell table:style-name="ce19" table:formula="oooc:=[.$B446]*10+630+[.Y$2]*8" office:value-type="float" office:value="964">
            <text:p>964 kg</text:p>
          </table:table-cell>
          <table:table-cell table:style-name="ce19" table:formula="oooc:=[.$B446]*10+630+[.Z$2]*8" office:value-type="float" office:value="972">
            <text:p>972 kg</text:p>
          </table:table-cell>
          <table:table-cell table:style-name="ce19" table:formula="oooc:=[.$B446]*10+630+[.AA$2]*8" office:value-type="float" office:value="980">
            <text:p>980 kg</text:p>
          </table:table-cell>
          <table:table-cell table:style-name="ce19" table:formula="oooc:=[.$B446]*10+630+[.AB$2]*8" office:value-type="float" office:value="988">
            <text:p>988 kg</text:p>
          </table:table-cell>
          <table:table-cell table:style-name="ce19" table:formula="oooc:=[.$B446]*10+630+[.AC$2]*8" office:value-type="float" office:value="996">
            <text:p>996 kg</text:p>
          </table:table-cell>
          <table:table-cell table:style-name="ce19" table:formula="oooc:=[.$B446]*10+630+[.AD$2]*8" office:value-type="float" office:value="1004">
            <text:p>1004 kg</text:p>
          </table:table-cell>
          <table:table-cell table:style-name="ce19" table:formula="oooc:=[.$B446]*10+630+[.AE$2]*8" office:value-type="float" office:value="1012">
            <text:p>1012 kg</text:p>
          </table:table-cell>
          <table:table-cell table:style-name="ce19" table:formula="oooc:=[.$B446]*10+630+[.AF$2]*8" office:value-type="float" office:value="1020">
            <text:p>10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style-name="ce19" table:formula="oooc:=[.$B447]*10+630+[.C$2]*8" office:value-type="float" office:value="798">
            <text:p>798 kg</text:p>
          </table:table-cell>
          <table:table-cell table:style-name="ce19" table:formula="oooc:=[.$B447]*10+630+[.D$2]*8" office:value-type="float" office:value="806">
            <text:p>806 kg</text:p>
          </table:table-cell>
          <table:table-cell table:style-name="ce19" table:formula="oooc:=[.$B447]*10+630+[.E$2]*8" office:value-type="float" office:value="814">
            <text:p>814 kg</text:p>
          </table:table-cell>
          <table:table-cell table:style-name="ce19" table:formula="oooc:=[.$B447]*10+630+[.F$2]*8" office:value-type="float" office:value="822">
            <text:p>822 kg</text:p>
          </table:table-cell>
          <table:table-cell table:style-name="ce19" table:formula="oooc:=[.$B447]*10+630+[.G$2]*8" office:value-type="float" office:value="830">
            <text:p>830 kg</text:p>
          </table:table-cell>
          <table:table-cell table:style-name="ce19" table:formula="oooc:=[.$B447]*10+630+[.H$2]*8" office:value-type="float" office:value="838">
            <text:p>838 kg</text:p>
          </table:table-cell>
          <table:table-cell table:style-name="ce19" table:formula="oooc:=[.$B447]*10+630+[.I$2]*8" office:value-type="float" office:value="846">
            <text:p>846 kg</text:p>
          </table:table-cell>
          <table:table-cell table:style-name="ce19" table:formula="oooc:=[.$B447]*10+630+[.J$2]*8" office:value-type="float" office:value="854">
            <text:p>854 kg</text:p>
          </table:table-cell>
          <table:table-cell table:style-name="ce19" table:formula="oooc:=[.$B447]*10+630+[.K$2]*8" office:value-type="float" office:value="862">
            <text:p>862 kg</text:p>
          </table:table-cell>
          <table:table-cell table:style-name="ce19" table:formula="oooc:=[.$B447]*10+630+[.L$2]*8" office:value-type="float" office:value="870">
            <text:p>870 kg</text:p>
          </table:table-cell>
          <table:table-cell table:style-name="ce19" table:formula="oooc:=[.$B447]*10+630+[.M$2]*8" office:value-type="float" office:value="878">
            <text:p>878 kg</text:p>
          </table:table-cell>
          <table:table-cell table:style-name="ce19" table:formula="oooc:=[.$B447]*10+630+[.N$2]*8" office:value-type="float" office:value="886">
            <text:p>886 kg</text:p>
          </table:table-cell>
          <table:table-cell table:style-name="ce19" table:formula="oooc:=[.$B447]*10+630+[.O$2]*8" office:value-type="float" office:value="894">
            <text:p>894 kg</text:p>
          </table:table-cell>
          <table:table-cell table:style-name="ce19" table:formula="oooc:=[.$B447]*10+630+[.P$2]*8" office:value-type="float" office:value="902">
            <text:p>902 kg</text:p>
          </table:table-cell>
          <table:table-cell table:style-name="ce19" table:formula="oooc:=[.$B447]*10+630+[.Q$2]*8" office:value-type="float" office:value="910">
            <text:p>910 kg</text:p>
          </table:table-cell>
          <table:table-cell table:style-name="ce19" table:formula="oooc:=[.$B447]*10+630+[.R$2]*8" office:value-type="float" office:value="918">
            <text:p>918 kg</text:p>
          </table:table-cell>
          <table:table-cell table:style-name="ce19" table:formula="oooc:=[.$B447]*10+630+[.S$2]*8" office:value-type="float" office:value="926">
            <text:p>926 kg</text:p>
          </table:table-cell>
          <table:table-cell table:style-name="ce19" table:formula="oooc:=[.$B447]*10+630+[.T$2]*8" office:value-type="float" office:value="934">
            <text:p>934 kg</text:p>
          </table:table-cell>
          <table:table-cell table:style-name="ce19" table:formula="oooc:=[.$B447]*10+630+[.U$2]*8" office:value-type="float" office:value="942">
            <text:p>942 kg</text:p>
          </table:table-cell>
          <table:table-cell table:style-name="ce19" table:formula="oooc:=[.$B447]*10+630+[.V$2]*8" office:value-type="float" office:value="950">
            <text:p>950 kg</text:p>
          </table:table-cell>
          <table:table-cell table:style-name="ce19" table:formula="oooc:=[.$B447]*10+630+[.W$2]*8" office:value-type="float" office:value="958">
            <text:p>958 kg</text:p>
          </table:table-cell>
          <table:table-cell table:style-name="ce19" table:formula="oooc:=[.$B447]*10+630+[.X$2]*8" office:value-type="float" office:value="966">
            <text:p>966 kg</text:p>
          </table:table-cell>
          <table:table-cell table:style-name="ce19" table:formula="oooc:=[.$B447]*10+630+[.Y$2]*8" office:value-type="float" office:value="974">
            <text:p>974 kg</text:p>
          </table:table-cell>
          <table:table-cell table:style-name="ce19" table:formula="oooc:=[.$B447]*10+630+[.Z$2]*8" office:value-type="float" office:value="982">
            <text:p>982 kg</text:p>
          </table:table-cell>
          <table:table-cell table:style-name="ce19" table:formula="oooc:=[.$B447]*10+630+[.AA$2]*8" office:value-type="float" office:value="990">
            <text:p>990 kg</text:p>
          </table:table-cell>
          <table:table-cell table:style-name="ce19" table:formula="oooc:=[.$B447]*10+630+[.AB$2]*8" office:value-type="float" office:value="998">
            <text:p>998 kg</text:p>
          </table:table-cell>
          <table:table-cell table:style-name="ce19" table:formula="oooc:=[.$B447]*10+630+[.AC$2]*8" office:value-type="float" office:value="1006">
            <text:p>1006 kg</text:p>
          </table:table-cell>
          <table:table-cell table:style-name="ce19" table:formula="oooc:=[.$B447]*10+630+[.AD$2]*8" office:value-type="float" office:value="1014">
            <text:p>1014 kg</text:p>
          </table:table-cell>
          <table:table-cell table:style-name="ce19" table:formula="oooc:=[.$B447]*10+630+[.AE$2]*8" office:value-type="float" office:value="1022">
            <text:p>1022 kg</text:p>
          </table:table-cell>
          <table:table-cell table:style-name="ce19" table:formula="oooc:=[.$B447]*10+630+[.AF$2]*8" office:value-type="float" office:value="1030">
            <text:p>10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style-name="ce19" table:formula="oooc:=[.$B448]*10+630+[.C$2]*8" office:value-type="float" office:value="808">
            <text:p>808 kg</text:p>
          </table:table-cell>
          <table:table-cell table:style-name="ce19" table:formula="oooc:=[.$B448]*10+630+[.D$2]*8" office:value-type="float" office:value="816">
            <text:p>816 kg</text:p>
          </table:table-cell>
          <table:table-cell table:style-name="ce19" table:formula="oooc:=[.$B448]*10+630+[.E$2]*8" office:value-type="float" office:value="824">
            <text:p>824 kg</text:p>
          </table:table-cell>
          <table:table-cell table:style-name="ce19" table:formula="oooc:=[.$B448]*10+630+[.F$2]*8" office:value-type="float" office:value="832">
            <text:p>832 kg</text:p>
          </table:table-cell>
          <table:table-cell table:style-name="ce19" table:formula="oooc:=[.$B448]*10+630+[.G$2]*8" office:value-type="float" office:value="840">
            <text:p>840 kg</text:p>
          </table:table-cell>
          <table:table-cell table:style-name="ce19" table:formula="oooc:=[.$B448]*10+630+[.H$2]*8" office:value-type="float" office:value="848">
            <text:p>848 kg</text:p>
          </table:table-cell>
          <table:table-cell table:style-name="ce19" table:formula="oooc:=[.$B448]*10+630+[.I$2]*8" office:value-type="float" office:value="856">
            <text:p>856 kg</text:p>
          </table:table-cell>
          <table:table-cell table:style-name="ce19" table:formula="oooc:=[.$B448]*10+630+[.J$2]*8" office:value-type="float" office:value="864">
            <text:p>864 kg</text:p>
          </table:table-cell>
          <table:table-cell table:style-name="ce19" table:formula="oooc:=[.$B448]*10+630+[.K$2]*8" office:value-type="float" office:value="872">
            <text:p>872 kg</text:p>
          </table:table-cell>
          <table:table-cell table:style-name="ce19" table:formula="oooc:=[.$B448]*10+630+[.L$2]*8" office:value-type="float" office:value="880">
            <text:p>880 kg</text:p>
          </table:table-cell>
          <table:table-cell table:style-name="ce19" table:formula="oooc:=[.$B448]*10+630+[.M$2]*8" office:value-type="float" office:value="888">
            <text:p>888 kg</text:p>
          </table:table-cell>
          <table:table-cell table:style-name="ce19" table:formula="oooc:=[.$B448]*10+630+[.N$2]*8" office:value-type="float" office:value="896">
            <text:p>896 kg</text:p>
          </table:table-cell>
          <table:table-cell table:style-name="ce19" table:formula="oooc:=[.$B448]*10+630+[.O$2]*8" office:value-type="float" office:value="904">
            <text:p>904 kg</text:p>
          </table:table-cell>
          <table:table-cell table:style-name="ce19" table:formula="oooc:=[.$B448]*10+630+[.P$2]*8" office:value-type="float" office:value="912">
            <text:p>912 kg</text:p>
          </table:table-cell>
          <table:table-cell table:style-name="ce19" table:formula="oooc:=[.$B448]*10+630+[.Q$2]*8" office:value-type="float" office:value="920">
            <text:p>920 kg</text:p>
          </table:table-cell>
          <table:table-cell table:style-name="ce19" table:formula="oooc:=[.$B448]*10+630+[.R$2]*8" office:value-type="float" office:value="928">
            <text:p>928 kg</text:p>
          </table:table-cell>
          <table:table-cell table:style-name="ce19" table:formula="oooc:=[.$B448]*10+630+[.S$2]*8" office:value-type="float" office:value="936">
            <text:p>936 kg</text:p>
          </table:table-cell>
          <table:table-cell table:style-name="ce19" table:formula="oooc:=[.$B448]*10+630+[.T$2]*8" office:value-type="float" office:value="944">
            <text:p>944 kg</text:p>
          </table:table-cell>
          <table:table-cell table:style-name="ce19" table:formula="oooc:=[.$B448]*10+630+[.U$2]*8" office:value-type="float" office:value="952">
            <text:p>952 kg</text:p>
          </table:table-cell>
          <table:table-cell table:style-name="ce19" table:formula="oooc:=[.$B448]*10+630+[.V$2]*8" office:value-type="float" office:value="960">
            <text:p>960 kg</text:p>
          </table:table-cell>
          <table:table-cell table:style-name="ce19" table:formula="oooc:=[.$B448]*10+630+[.W$2]*8" office:value-type="float" office:value="968">
            <text:p>968 kg</text:p>
          </table:table-cell>
          <table:table-cell table:style-name="ce19" table:formula="oooc:=[.$B448]*10+630+[.X$2]*8" office:value-type="float" office:value="976">
            <text:p>976 kg</text:p>
          </table:table-cell>
          <table:table-cell table:style-name="ce19" table:formula="oooc:=[.$B448]*10+630+[.Y$2]*8" office:value-type="float" office:value="984">
            <text:p>984 kg</text:p>
          </table:table-cell>
          <table:table-cell table:style-name="ce19" table:formula="oooc:=[.$B448]*10+630+[.Z$2]*8" office:value-type="float" office:value="992">
            <text:p>992 kg</text:p>
          </table:table-cell>
          <table:table-cell table:style-name="ce19" table:formula="oooc:=[.$B448]*10+630+[.AA$2]*8" office:value-type="float" office:value="1000">
            <text:p>1000 kg</text:p>
          </table:table-cell>
          <table:table-cell table:style-name="ce19" table:formula="oooc:=[.$B448]*10+630+[.AB$2]*8" office:value-type="float" office:value="1008">
            <text:p>1008 kg</text:p>
          </table:table-cell>
          <table:table-cell table:style-name="ce19" table:formula="oooc:=[.$B448]*10+630+[.AC$2]*8" office:value-type="float" office:value="1016">
            <text:p>1016 kg</text:p>
          </table:table-cell>
          <table:table-cell table:style-name="ce19" table:formula="oooc:=[.$B448]*10+630+[.AD$2]*8" office:value-type="float" office:value="1024">
            <text:p>1024 kg</text:p>
          </table:table-cell>
          <table:table-cell table:style-name="ce19" table:formula="oooc:=[.$B448]*10+630+[.AE$2]*8" office:value-type="float" office:value="1032">
            <text:p>1032 kg</text:p>
          </table:table-cell>
          <table:table-cell table:style-name="ce19" table:formula="oooc:=[.$B448]*10+630+[.AF$2]*8" office:value-type="float" office:value="1040">
            <text:p>10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style-name="ce19" table:formula="oooc:=[.$B449]*10+630+[.C$2]*8" office:value-type="float" office:value="818">
            <text:p>818 kg</text:p>
          </table:table-cell>
          <table:table-cell table:style-name="ce19" table:formula="oooc:=[.$B449]*10+630+[.D$2]*8" office:value-type="float" office:value="826">
            <text:p>826 kg</text:p>
          </table:table-cell>
          <table:table-cell table:style-name="ce19" table:formula="oooc:=[.$B449]*10+630+[.E$2]*8" office:value-type="float" office:value="834">
            <text:p>834 kg</text:p>
          </table:table-cell>
          <table:table-cell table:style-name="ce19" table:formula="oooc:=[.$B449]*10+630+[.F$2]*8" office:value-type="float" office:value="842">
            <text:p>842 kg</text:p>
          </table:table-cell>
          <table:table-cell table:style-name="ce19" table:formula="oooc:=[.$B449]*10+630+[.G$2]*8" office:value-type="float" office:value="850">
            <text:p>850 kg</text:p>
          </table:table-cell>
          <table:table-cell table:style-name="ce19" table:formula="oooc:=[.$B449]*10+630+[.H$2]*8" office:value-type="float" office:value="858">
            <text:p>858 kg</text:p>
          </table:table-cell>
          <table:table-cell table:style-name="ce19" table:formula="oooc:=[.$B449]*10+630+[.I$2]*8" office:value-type="float" office:value="866">
            <text:p>866 kg</text:p>
          </table:table-cell>
          <table:table-cell table:style-name="ce19" table:formula="oooc:=[.$B449]*10+630+[.J$2]*8" office:value-type="float" office:value="874">
            <text:p>874 kg</text:p>
          </table:table-cell>
          <table:table-cell table:style-name="ce19" table:formula="oooc:=[.$B449]*10+630+[.K$2]*8" office:value-type="float" office:value="882">
            <text:p>882 kg</text:p>
          </table:table-cell>
          <table:table-cell table:style-name="ce19" table:formula="oooc:=[.$B449]*10+630+[.L$2]*8" office:value-type="float" office:value="890">
            <text:p>890 kg</text:p>
          </table:table-cell>
          <table:table-cell table:style-name="ce19" table:formula="oooc:=[.$B449]*10+630+[.M$2]*8" office:value-type="float" office:value="898">
            <text:p>898 kg</text:p>
          </table:table-cell>
          <table:table-cell table:style-name="ce19" table:formula="oooc:=[.$B449]*10+630+[.N$2]*8" office:value-type="float" office:value="906">
            <text:p>906 kg</text:p>
          </table:table-cell>
          <table:table-cell table:style-name="ce19" table:formula="oooc:=[.$B449]*10+630+[.O$2]*8" office:value-type="float" office:value="914">
            <text:p>914 kg</text:p>
          </table:table-cell>
          <table:table-cell table:style-name="ce19" table:formula="oooc:=[.$B449]*10+630+[.P$2]*8" office:value-type="float" office:value="922">
            <text:p>922 kg</text:p>
          </table:table-cell>
          <table:table-cell table:style-name="ce19" table:formula="oooc:=[.$B449]*10+630+[.Q$2]*8" office:value-type="float" office:value="930">
            <text:p>930 kg</text:p>
          </table:table-cell>
          <table:table-cell table:style-name="ce19" table:formula="oooc:=[.$B449]*10+630+[.R$2]*8" office:value-type="float" office:value="938">
            <text:p>938 kg</text:p>
          </table:table-cell>
          <table:table-cell table:style-name="ce19" table:formula="oooc:=[.$B449]*10+630+[.S$2]*8" office:value-type="float" office:value="946">
            <text:p>946 kg</text:p>
          </table:table-cell>
          <table:table-cell table:style-name="ce19" table:formula="oooc:=[.$B449]*10+630+[.T$2]*8" office:value-type="float" office:value="954">
            <text:p>954 kg</text:p>
          </table:table-cell>
          <table:table-cell table:style-name="ce19" table:formula="oooc:=[.$B449]*10+630+[.U$2]*8" office:value-type="float" office:value="962">
            <text:p>962 kg</text:p>
          </table:table-cell>
          <table:table-cell table:style-name="ce19" table:formula="oooc:=[.$B449]*10+630+[.V$2]*8" office:value-type="float" office:value="970">
            <text:p>970 kg</text:p>
          </table:table-cell>
          <table:table-cell table:style-name="ce19" table:formula="oooc:=[.$B449]*10+630+[.W$2]*8" office:value-type="float" office:value="978">
            <text:p>978 kg</text:p>
          </table:table-cell>
          <table:table-cell table:style-name="ce19" table:formula="oooc:=[.$B449]*10+630+[.X$2]*8" office:value-type="float" office:value="986">
            <text:p>986 kg</text:p>
          </table:table-cell>
          <table:table-cell table:style-name="ce19" table:formula="oooc:=[.$B449]*10+630+[.Y$2]*8" office:value-type="float" office:value="994">
            <text:p>994 kg</text:p>
          </table:table-cell>
          <table:table-cell table:style-name="ce19" table:formula="oooc:=[.$B449]*10+630+[.Z$2]*8" office:value-type="float" office:value="1002">
            <text:p>1002 kg</text:p>
          </table:table-cell>
          <table:table-cell table:style-name="ce19" table:formula="oooc:=[.$B449]*10+630+[.AA$2]*8" office:value-type="float" office:value="1010">
            <text:p>1010 kg</text:p>
          </table:table-cell>
          <table:table-cell table:style-name="ce19" table:formula="oooc:=[.$B449]*10+630+[.AB$2]*8" office:value-type="float" office:value="1018">
            <text:p>1018 kg</text:p>
          </table:table-cell>
          <table:table-cell table:style-name="ce19" table:formula="oooc:=[.$B449]*10+630+[.AC$2]*8" office:value-type="float" office:value="1026">
            <text:p>1026 kg</text:p>
          </table:table-cell>
          <table:table-cell table:style-name="ce19" table:formula="oooc:=[.$B449]*10+630+[.AD$2]*8" office:value-type="float" office:value="1034">
            <text:p>1034 kg</text:p>
          </table:table-cell>
          <table:table-cell table:style-name="ce19" table:formula="oooc:=[.$B449]*10+630+[.AE$2]*8" office:value-type="float" office:value="1042">
            <text:p>1042 kg</text:p>
          </table:table-cell>
          <table:table-cell table:style-name="ce19" table:formula="oooc:=[.$B449]*10+630+[.AF$2]*8" office:value-type="float" office:value="1050">
            <text:p>10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style-name="ce19" table:formula="oooc:=[.$B450]*10+630+[.C$2]*8" office:value-type="float" office:value="828">
            <text:p>828 kg</text:p>
          </table:table-cell>
          <table:table-cell table:style-name="ce19" table:formula="oooc:=[.$B450]*10+630+[.D$2]*8" office:value-type="float" office:value="836">
            <text:p>836 kg</text:p>
          </table:table-cell>
          <table:table-cell table:style-name="ce19" table:formula="oooc:=[.$B450]*10+630+[.E$2]*8" office:value-type="float" office:value="844">
            <text:p>844 kg</text:p>
          </table:table-cell>
          <table:table-cell table:style-name="ce19" table:formula="oooc:=[.$B450]*10+630+[.F$2]*8" office:value-type="float" office:value="852">
            <text:p>852 kg</text:p>
          </table:table-cell>
          <table:table-cell table:style-name="ce19" table:formula="oooc:=[.$B450]*10+630+[.G$2]*8" office:value-type="float" office:value="860">
            <text:p>860 kg</text:p>
          </table:table-cell>
          <table:table-cell table:style-name="ce19" table:formula="oooc:=[.$B450]*10+630+[.H$2]*8" office:value-type="float" office:value="868">
            <text:p>868 kg</text:p>
          </table:table-cell>
          <table:table-cell table:style-name="ce19" table:formula="oooc:=[.$B450]*10+630+[.I$2]*8" office:value-type="float" office:value="876">
            <text:p>876 kg</text:p>
          </table:table-cell>
          <table:table-cell table:style-name="ce19" table:formula="oooc:=[.$B450]*10+630+[.J$2]*8" office:value-type="float" office:value="884">
            <text:p>884 kg</text:p>
          </table:table-cell>
          <table:table-cell table:style-name="ce19" table:formula="oooc:=[.$B450]*10+630+[.K$2]*8" office:value-type="float" office:value="892">
            <text:p>892 kg</text:p>
          </table:table-cell>
          <table:table-cell table:style-name="ce19" table:formula="oooc:=[.$B450]*10+630+[.L$2]*8" office:value-type="float" office:value="900">
            <text:p>900 kg</text:p>
          </table:table-cell>
          <table:table-cell table:style-name="ce19" table:formula="oooc:=[.$B450]*10+630+[.M$2]*8" office:value-type="float" office:value="908">
            <text:p>908 kg</text:p>
          </table:table-cell>
          <table:table-cell table:style-name="ce19" table:formula="oooc:=[.$B450]*10+630+[.N$2]*8" office:value-type="float" office:value="916">
            <text:p>916 kg</text:p>
          </table:table-cell>
          <table:table-cell table:style-name="ce19" table:formula="oooc:=[.$B450]*10+630+[.O$2]*8" office:value-type="float" office:value="924">
            <text:p>924 kg</text:p>
          </table:table-cell>
          <table:table-cell table:style-name="ce19" table:formula="oooc:=[.$B450]*10+630+[.P$2]*8" office:value-type="float" office:value="932">
            <text:p>932 kg</text:p>
          </table:table-cell>
          <table:table-cell table:style-name="ce19" table:formula="oooc:=[.$B450]*10+630+[.Q$2]*8" office:value-type="float" office:value="940">
            <text:p>940 kg</text:p>
          </table:table-cell>
          <table:table-cell table:style-name="ce19" table:formula="oooc:=[.$B450]*10+630+[.R$2]*8" office:value-type="float" office:value="948">
            <text:p>948 kg</text:p>
          </table:table-cell>
          <table:table-cell table:style-name="ce19" table:formula="oooc:=[.$B450]*10+630+[.S$2]*8" office:value-type="float" office:value="956">
            <text:p>956 kg</text:p>
          </table:table-cell>
          <table:table-cell table:style-name="ce19" table:formula="oooc:=[.$B450]*10+630+[.T$2]*8" office:value-type="float" office:value="964">
            <text:p>964 kg</text:p>
          </table:table-cell>
          <table:table-cell table:style-name="ce19" table:formula="oooc:=[.$B450]*10+630+[.U$2]*8" office:value-type="float" office:value="972">
            <text:p>972 kg</text:p>
          </table:table-cell>
          <table:table-cell table:style-name="ce19" table:formula="oooc:=[.$B450]*10+630+[.V$2]*8" office:value-type="float" office:value="980">
            <text:p>980 kg</text:p>
          </table:table-cell>
          <table:table-cell table:style-name="ce19" table:formula="oooc:=[.$B450]*10+630+[.W$2]*8" office:value-type="float" office:value="988">
            <text:p>988 kg</text:p>
          </table:table-cell>
          <table:table-cell table:style-name="ce19" table:formula="oooc:=[.$B450]*10+630+[.X$2]*8" office:value-type="float" office:value="996">
            <text:p>996 kg</text:p>
          </table:table-cell>
          <table:table-cell table:style-name="ce19" table:formula="oooc:=[.$B450]*10+630+[.Y$2]*8" office:value-type="float" office:value="1004">
            <text:p>1004 kg</text:p>
          </table:table-cell>
          <table:table-cell table:style-name="ce19" table:formula="oooc:=[.$B450]*10+630+[.Z$2]*8" office:value-type="float" office:value="1012">
            <text:p>1012 kg</text:p>
          </table:table-cell>
          <table:table-cell table:style-name="ce19" table:formula="oooc:=[.$B450]*10+630+[.AA$2]*8" office:value-type="float" office:value="1020">
            <text:p>1020 kg</text:p>
          </table:table-cell>
          <table:table-cell table:style-name="ce19" table:formula="oooc:=[.$B450]*10+630+[.AB$2]*8" office:value-type="float" office:value="1028">
            <text:p>1028 kg</text:p>
          </table:table-cell>
          <table:table-cell table:style-name="ce19" table:formula="oooc:=[.$B450]*10+630+[.AC$2]*8" office:value-type="float" office:value="1036">
            <text:p>1036 kg</text:p>
          </table:table-cell>
          <table:table-cell table:style-name="ce19" table:formula="oooc:=[.$B450]*10+630+[.AD$2]*8" office:value-type="float" office:value="1044">
            <text:p>1044 kg</text:p>
          </table:table-cell>
          <table:table-cell table:style-name="ce19" table:formula="oooc:=[.$B450]*10+630+[.AE$2]*8" office:value-type="float" office:value="1052">
            <text:p>1052 kg</text:p>
          </table:table-cell>
          <table:table-cell table:style-name="ce19" table:formula="oooc:=[.$B450]*10+630+[.AF$2]*8" office:value-type="float" office:value="1060">
            <text:p>10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style-name="ce19" table:formula="oooc:=[.$B451]*10+630+[.C$2]*8" office:value-type="float" office:value="838">
            <text:p>838 kg</text:p>
          </table:table-cell>
          <table:table-cell table:style-name="ce19" table:formula="oooc:=[.$B451]*10+630+[.D$2]*8" office:value-type="float" office:value="846">
            <text:p>846 kg</text:p>
          </table:table-cell>
          <table:table-cell table:style-name="ce19" table:formula="oooc:=[.$B451]*10+630+[.E$2]*8" office:value-type="float" office:value="854">
            <text:p>854 kg</text:p>
          </table:table-cell>
          <table:table-cell table:style-name="ce19" table:formula="oooc:=[.$B451]*10+630+[.F$2]*8" office:value-type="float" office:value="862">
            <text:p>862 kg</text:p>
          </table:table-cell>
          <table:table-cell table:style-name="ce19" table:formula="oooc:=[.$B451]*10+630+[.G$2]*8" office:value-type="float" office:value="870">
            <text:p>870 kg</text:p>
          </table:table-cell>
          <table:table-cell table:style-name="ce19" table:formula="oooc:=[.$B451]*10+630+[.H$2]*8" office:value-type="float" office:value="878">
            <text:p>878 kg</text:p>
          </table:table-cell>
          <table:table-cell table:style-name="ce19" table:formula="oooc:=[.$B451]*10+630+[.I$2]*8" office:value-type="float" office:value="886">
            <text:p>886 kg</text:p>
          </table:table-cell>
          <table:table-cell table:style-name="ce19" table:formula="oooc:=[.$B451]*10+630+[.J$2]*8" office:value-type="float" office:value="894">
            <text:p>894 kg</text:p>
          </table:table-cell>
          <table:table-cell table:style-name="ce19" table:formula="oooc:=[.$B451]*10+630+[.K$2]*8" office:value-type="float" office:value="902">
            <text:p>902 kg</text:p>
          </table:table-cell>
          <table:table-cell table:style-name="ce19" table:formula="oooc:=[.$B451]*10+630+[.L$2]*8" office:value-type="float" office:value="910">
            <text:p>910 kg</text:p>
          </table:table-cell>
          <table:table-cell table:style-name="ce19" table:formula="oooc:=[.$B451]*10+630+[.M$2]*8" office:value-type="float" office:value="918">
            <text:p>918 kg</text:p>
          </table:table-cell>
          <table:table-cell table:style-name="ce19" table:formula="oooc:=[.$B451]*10+630+[.N$2]*8" office:value-type="float" office:value="926">
            <text:p>926 kg</text:p>
          </table:table-cell>
          <table:table-cell table:style-name="ce19" table:formula="oooc:=[.$B451]*10+630+[.O$2]*8" office:value-type="float" office:value="934">
            <text:p>934 kg</text:p>
          </table:table-cell>
          <table:table-cell table:style-name="ce19" table:formula="oooc:=[.$B451]*10+630+[.P$2]*8" office:value-type="float" office:value="942">
            <text:p>942 kg</text:p>
          </table:table-cell>
          <table:table-cell table:style-name="ce19" table:formula="oooc:=[.$B451]*10+630+[.Q$2]*8" office:value-type="float" office:value="950">
            <text:p>950 kg</text:p>
          </table:table-cell>
          <table:table-cell table:style-name="ce19" table:formula="oooc:=[.$B451]*10+630+[.R$2]*8" office:value-type="float" office:value="958">
            <text:p>958 kg</text:p>
          </table:table-cell>
          <table:table-cell table:style-name="ce19" table:formula="oooc:=[.$B451]*10+630+[.S$2]*8" office:value-type="float" office:value="966">
            <text:p>966 kg</text:p>
          </table:table-cell>
          <table:table-cell table:style-name="ce19" table:formula="oooc:=[.$B451]*10+630+[.T$2]*8" office:value-type="float" office:value="974">
            <text:p>974 kg</text:p>
          </table:table-cell>
          <table:table-cell table:style-name="ce19" table:formula="oooc:=[.$B451]*10+630+[.U$2]*8" office:value-type="float" office:value="982">
            <text:p>982 kg</text:p>
          </table:table-cell>
          <table:table-cell table:style-name="ce19" table:formula="oooc:=[.$B451]*10+630+[.V$2]*8" office:value-type="float" office:value="990">
            <text:p>990 kg</text:p>
          </table:table-cell>
          <table:table-cell table:style-name="ce19" table:formula="oooc:=[.$B451]*10+630+[.W$2]*8" office:value-type="float" office:value="998">
            <text:p>998 kg</text:p>
          </table:table-cell>
          <table:table-cell table:style-name="ce19" table:formula="oooc:=[.$B451]*10+630+[.X$2]*8" office:value-type="float" office:value="1006">
            <text:p>1006 kg</text:p>
          </table:table-cell>
          <table:table-cell table:style-name="ce19" table:formula="oooc:=[.$B451]*10+630+[.Y$2]*8" office:value-type="float" office:value="1014">
            <text:p>1014 kg</text:p>
          </table:table-cell>
          <table:table-cell table:style-name="ce19" table:formula="oooc:=[.$B451]*10+630+[.Z$2]*8" office:value-type="float" office:value="1022">
            <text:p>1022 kg</text:p>
          </table:table-cell>
          <table:table-cell table:style-name="ce19" table:formula="oooc:=[.$B451]*10+630+[.AA$2]*8" office:value-type="float" office:value="1030">
            <text:p>1030 kg</text:p>
          </table:table-cell>
          <table:table-cell table:style-name="ce19" table:formula="oooc:=[.$B451]*10+630+[.AB$2]*8" office:value-type="float" office:value="1038">
            <text:p>1038 kg</text:p>
          </table:table-cell>
          <table:table-cell table:style-name="ce19" table:formula="oooc:=[.$B451]*10+630+[.AC$2]*8" office:value-type="float" office:value="1046">
            <text:p>1046 kg</text:p>
          </table:table-cell>
          <table:table-cell table:style-name="ce19" table:formula="oooc:=[.$B451]*10+630+[.AD$2]*8" office:value-type="float" office:value="1054">
            <text:p>1054 kg</text:p>
          </table:table-cell>
          <table:table-cell table:style-name="ce19" table:formula="oooc:=[.$B451]*10+630+[.AE$2]*8" office:value-type="float" office:value="1062">
            <text:p>1062 kg</text:p>
          </table:table-cell>
          <table:table-cell table:style-name="ce19" table:formula="oooc:=[.$B451]*10+630+[.AF$2]*8" office:value-type="float" office:value="1070">
            <text:p>10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style-name="ce19" table:formula="oooc:=[.$B452]*10+630+[.C$2]*8" office:value-type="float" office:value="848">
            <text:p>848 kg</text:p>
          </table:table-cell>
          <table:table-cell table:style-name="ce19" table:formula="oooc:=[.$B452]*10+630+[.D$2]*8" office:value-type="float" office:value="856">
            <text:p>856 kg</text:p>
          </table:table-cell>
          <table:table-cell table:style-name="ce19" table:formula="oooc:=[.$B452]*10+630+[.E$2]*8" office:value-type="float" office:value="864">
            <text:p>864 kg</text:p>
          </table:table-cell>
          <table:table-cell table:style-name="ce19" table:formula="oooc:=[.$B452]*10+630+[.F$2]*8" office:value-type="float" office:value="872">
            <text:p>872 kg</text:p>
          </table:table-cell>
          <table:table-cell table:style-name="ce19" table:formula="oooc:=[.$B452]*10+630+[.G$2]*8" office:value-type="float" office:value="880">
            <text:p>880 kg</text:p>
          </table:table-cell>
          <table:table-cell table:style-name="ce19" table:formula="oooc:=[.$B452]*10+630+[.H$2]*8" office:value-type="float" office:value="888">
            <text:p>888 kg</text:p>
          </table:table-cell>
          <table:table-cell table:style-name="ce19" table:formula="oooc:=[.$B452]*10+630+[.I$2]*8" office:value-type="float" office:value="896">
            <text:p>896 kg</text:p>
          </table:table-cell>
          <table:table-cell table:style-name="ce19" table:formula="oooc:=[.$B452]*10+630+[.J$2]*8" office:value-type="float" office:value="904">
            <text:p>904 kg</text:p>
          </table:table-cell>
          <table:table-cell table:style-name="ce19" table:formula="oooc:=[.$B452]*10+630+[.K$2]*8" office:value-type="float" office:value="912">
            <text:p>912 kg</text:p>
          </table:table-cell>
          <table:table-cell table:style-name="ce19" table:formula="oooc:=[.$B452]*10+630+[.L$2]*8" office:value-type="float" office:value="920">
            <text:p>920 kg</text:p>
          </table:table-cell>
          <table:table-cell table:style-name="ce19" table:formula="oooc:=[.$B452]*10+630+[.M$2]*8" office:value-type="float" office:value="928">
            <text:p>928 kg</text:p>
          </table:table-cell>
          <table:table-cell table:style-name="ce19" table:formula="oooc:=[.$B452]*10+630+[.N$2]*8" office:value-type="float" office:value="936">
            <text:p>936 kg</text:p>
          </table:table-cell>
          <table:table-cell table:style-name="ce19" table:formula="oooc:=[.$B452]*10+630+[.O$2]*8" office:value-type="float" office:value="944">
            <text:p>944 kg</text:p>
          </table:table-cell>
          <table:table-cell table:style-name="ce19" table:formula="oooc:=[.$B452]*10+630+[.P$2]*8" office:value-type="float" office:value="952">
            <text:p>952 kg</text:p>
          </table:table-cell>
          <table:table-cell table:style-name="ce19" table:formula="oooc:=[.$B452]*10+630+[.Q$2]*8" office:value-type="float" office:value="960">
            <text:p>960 kg</text:p>
          </table:table-cell>
          <table:table-cell table:style-name="ce19" table:formula="oooc:=[.$B452]*10+630+[.R$2]*8" office:value-type="float" office:value="968">
            <text:p>968 kg</text:p>
          </table:table-cell>
          <table:table-cell table:style-name="ce19" table:formula="oooc:=[.$B452]*10+630+[.S$2]*8" office:value-type="float" office:value="976">
            <text:p>976 kg</text:p>
          </table:table-cell>
          <table:table-cell table:style-name="ce19" table:formula="oooc:=[.$B452]*10+630+[.T$2]*8" office:value-type="float" office:value="984">
            <text:p>984 kg</text:p>
          </table:table-cell>
          <table:table-cell table:style-name="ce19" table:formula="oooc:=[.$B452]*10+630+[.U$2]*8" office:value-type="float" office:value="992">
            <text:p>992 kg</text:p>
          </table:table-cell>
          <table:table-cell table:style-name="ce19" table:formula="oooc:=[.$B452]*10+630+[.V$2]*8" office:value-type="float" office:value="1000">
            <text:p>1000 kg</text:p>
          </table:table-cell>
          <table:table-cell table:style-name="ce19" table:formula="oooc:=[.$B452]*10+630+[.W$2]*8" office:value-type="float" office:value="1008">
            <text:p>1008 kg</text:p>
          </table:table-cell>
          <table:table-cell table:style-name="ce19" table:formula="oooc:=[.$B452]*10+630+[.X$2]*8" office:value-type="float" office:value="1016">
            <text:p>1016 kg</text:p>
          </table:table-cell>
          <table:table-cell table:style-name="ce19" table:formula="oooc:=[.$B452]*10+630+[.Y$2]*8" office:value-type="float" office:value="1024">
            <text:p>1024 kg</text:p>
          </table:table-cell>
          <table:table-cell table:style-name="ce19" table:formula="oooc:=[.$B452]*10+630+[.Z$2]*8" office:value-type="float" office:value="1032">
            <text:p>1032 kg</text:p>
          </table:table-cell>
          <table:table-cell table:style-name="ce19" table:formula="oooc:=[.$B452]*10+630+[.AA$2]*8" office:value-type="float" office:value="1040">
            <text:p>1040 kg</text:p>
          </table:table-cell>
          <table:table-cell table:style-name="ce19" table:formula="oooc:=[.$B452]*10+630+[.AB$2]*8" office:value-type="float" office:value="1048">
            <text:p>1048 kg</text:p>
          </table:table-cell>
          <table:table-cell table:style-name="ce19" table:formula="oooc:=[.$B452]*10+630+[.AC$2]*8" office:value-type="float" office:value="1056">
            <text:p>1056 kg</text:p>
          </table:table-cell>
          <table:table-cell table:style-name="ce19" table:formula="oooc:=[.$B452]*10+630+[.AD$2]*8" office:value-type="float" office:value="1064">
            <text:p>1064 kg</text:p>
          </table:table-cell>
          <table:table-cell table:style-name="ce19" table:formula="oooc:=[.$B452]*10+630+[.AE$2]*8" office:value-type="float" office:value="1072">
            <text:p>1072 kg</text:p>
          </table:table-cell>
          <table:table-cell table:style-name="ce19" table:formula="oooc:=[.$B452]*10+630+[.AF$2]*8" office:value-type="float" office:value="1080">
            <text:p>10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style-name="ce19" table:formula="oooc:=[.$B453]*10+630+[.C$2]*8" office:value-type="float" office:value="858">
            <text:p>858 kg</text:p>
          </table:table-cell>
          <table:table-cell table:style-name="ce19" table:formula="oooc:=[.$B453]*10+630+[.D$2]*8" office:value-type="float" office:value="866">
            <text:p>866 kg</text:p>
          </table:table-cell>
          <table:table-cell table:style-name="ce19" table:formula="oooc:=[.$B453]*10+630+[.E$2]*8" office:value-type="float" office:value="874">
            <text:p>874 kg</text:p>
          </table:table-cell>
          <table:table-cell table:style-name="ce19" table:formula="oooc:=[.$B453]*10+630+[.F$2]*8" office:value-type="float" office:value="882">
            <text:p>882 kg</text:p>
          </table:table-cell>
          <table:table-cell table:style-name="ce19" table:formula="oooc:=[.$B453]*10+630+[.G$2]*8" office:value-type="float" office:value="890">
            <text:p>890 kg</text:p>
          </table:table-cell>
          <table:table-cell table:style-name="ce19" table:formula="oooc:=[.$B453]*10+630+[.H$2]*8" office:value-type="float" office:value="898">
            <text:p>898 kg</text:p>
          </table:table-cell>
          <table:table-cell table:style-name="ce19" table:formula="oooc:=[.$B453]*10+630+[.I$2]*8" office:value-type="float" office:value="906">
            <text:p>906 kg</text:p>
          </table:table-cell>
          <table:table-cell table:style-name="ce19" table:formula="oooc:=[.$B453]*10+630+[.J$2]*8" office:value-type="float" office:value="914">
            <text:p>914 kg</text:p>
          </table:table-cell>
          <table:table-cell table:style-name="ce19" table:formula="oooc:=[.$B453]*10+630+[.K$2]*8" office:value-type="float" office:value="922">
            <text:p>922 kg</text:p>
          </table:table-cell>
          <table:table-cell table:style-name="ce19" table:formula="oooc:=[.$B453]*10+630+[.L$2]*8" office:value-type="float" office:value="930">
            <text:p>930 kg</text:p>
          </table:table-cell>
          <table:table-cell table:style-name="ce19" table:formula="oooc:=[.$B453]*10+630+[.M$2]*8" office:value-type="float" office:value="938">
            <text:p>938 kg</text:p>
          </table:table-cell>
          <table:table-cell table:style-name="ce19" table:formula="oooc:=[.$B453]*10+630+[.N$2]*8" office:value-type="float" office:value="946">
            <text:p>946 kg</text:p>
          </table:table-cell>
          <table:table-cell table:style-name="ce19" table:formula="oooc:=[.$B453]*10+630+[.O$2]*8" office:value-type="float" office:value="954">
            <text:p>954 kg</text:p>
          </table:table-cell>
          <table:table-cell table:style-name="ce19" table:formula="oooc:=[.$B453]*10+630+[.P$2]*8" office:value-type="float" office:value="962">
            <text:p>962 kg</text:p>
          </table:table-cell>
          <table:table-cell table:style-name="ce19" table:formula="oooc:=[.$B453]*10+630+[.Q$2]*8" office:value-type="float" office:value="970">
            <text:p>970 kg</text:p>
          </table:table-cell>
          <table:table-cell table:style-name="ce19" table:formula="oooc:=[.$B453]*10+630+[.R$2]*8" office:value-type="float" office:value="978">
            <text:p>978 kg</text:p>
          </table:table-cell>
          <table:table-cell table:style-name="ce19" table:formula="oooc:=[.$B453]*10+630+[.S$2]*8" office:value-type="float" office:value="986">
            <text:p>986 kg</text:p>
          </table:table-cell>
          <table:table-cell table:style-name="ce19" table:formula="oooc:=[.$B453]*10+630+[.T$2]*8" office:value-type="float" office:value="994">
            <text:p>994 kg</text:p>
          </table:table-cell>
          <table:table-cell table:style-name="ce19" table:formula="oooc:=[.$B453]*10+630+[.U$2]*8" office:value-type="float" office:value="1002">
            <text:p>1002 kg</text:p>
          </table:table-cell>
          <table:table-cell table:style-name="ce19" table:formula="oooc:=[.$B453]*10+630+[.V$2]*8" office:value-type="float" office:value="1010">
            <text:p>1010 kg</text:p>
          </table:table-cell>
          <table:table-cell table:style-name="ce19" table:formula="oooc:=[.$B453]*10+630+[.W$2]*8" office:value-type="float" office:value="1018">
            <text:p>1018 kg</text:p>
          </table:table-cell>
          <table:table-cell table:style-name="ce19" table:formula="oooc:=[.$B453]*10+630+[.X$2]*8" office:value-type="float" office:value="1026">
            <text:p>1026 kg</text:p>
          </table:table-cell>
          <table:table-cell table:style-name="ce19" table:formula="oooc:=[.$B453]*10+630+[.Y$2]*8" office:value-type="float" office:value="1034">
            <text:p>1034 kg</text:p>
          </table:table-cell>
          <table:table-cell table:style-name="ce19" table:formula="oooc:=[.$B453]*10+630+[.Z$2]*8" office:value-type="float" office:value="1042">
            <text:p>1042 kg</text:p>
          </table:table-cell>
          <table:table-cell table:style-name="ce19" table:formula="oooc:=[.$B453]*10+630+[.AA$2]*8" office:value-type="float" office:value="1050">
            <text:p>1050 kg</text:p>
          </table:table-cell>
          <table:table-cell table:style-name="ce19" table:formula="oooc:=[.$B453]*10+630+[.AB$2]*8" office:value-type="float" office:value="1058">
            <text:p>1058 kg</text:p>
          </table:table-cell>
          <table:table-cell table:style-name="ce19" table:formula="oooc:=[.$B453]*10+630+[.AC$2]*8" office:value-type="float" office:value="1066">
            <text:p>1066 kg</text:p>
          </table:table-cell>
          <table:table-cell table:style-name="ce19" table:formula="oooc:=[.$B453]*10+630+[.AD$2]*8" office:value-type="float" office:value="1074">
            <text:p>1074 kg</text:p>
          </table:table-cell>
          <table:table-cell table:style-name="ce19" table:formula="oooc:=[.$B453]*10+630+[.AE$2]*8" office:value-type="float" office:value="1082">
            <text:p>1082 kg</text:p>
          </table:table-cell>
          <table:table-cell table:style-name="ce19" table:formula="oooc:=[.$B453]*10+630+[.AF$2]*8" office:value-type="float" office:value="1090">
            <text:p>10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style-name="ce19" table:formula="oooc:=[.$B454]*10+630+[.C$2]*8" office:value-type="float" office:value="868">
            <text:p>868 kg</text:p>
          </table:table-cell>
          <table:table-cell table:style-name="ce19" table:formula="oooc:=[.$B454]*10+630+[.D$2]*8" office:value-type="float" office:value="876">
            <text:p>876 kg</text:p>
          </table:table-cell>
          <table:table-cell table:style-name="ce19" table:formula="oooc:=[.$B454]*10+630+[.E$2]*8" office:value-type="float" office:value="884">
            <text:p>884 kg</text:p>
          </table:table-cell>
          <table:table-cell table:style-name="ce19" table:formula="oooc:=[.$B454]*10+630+[.F$2]*8" office:value-type="float" office:value="892">
            <text:p>892 kg</text:p>
          </table:table-cell>
          <table:table-cell table:style-name="ce19" table:formula="oooc:=[.$B454]*10+630+[.G$2]*8" office:value-type="float" office:value="900">
            <text:p>900 kg</text:p>
          </table:table-cell>
          <table:table-cell table:style-name="ce19" table:formula="oooc:=[.$B454]*10+630+[.H$2]*8" office:value-type="float" office:value="908">
            <text:p>908 kg</text:p>
          </table:table-cell>
          <table:table-cell table:style-name="ce19" table:formula="oooc:=[.$B454]*10+630+[.I$2]*8" office:value-type="float" office:value="916">
            <text:p>916 kg</text:p>
          </table:table-cell>
          <table:table-cell table:style-name="ce19" table:formula="oooc:=[.$B454]*10+630+[.J$2]*8" office:value-type="float" office:value="924">
            <text:p>924 kg</text:p>
          </table:table-cell>
          <table:table-cell table:style-name="ce19" table:formula="oooc:=[.$B454]*10+630+[.K$2]*8" office:value-type="float" office:value="932">
            <text:p>932 kg</text:p>
          </table:table-cell>
          <table:table-cell table:style-name="ce19" table:formula="oooc:=[.$B454]*10+630+[.L$2]*8" office:value-type="float" office:value="940">
            <text:p>940 kg</text:p>
          </table:table-cell>
          <table:table-cell table:style-name="ce19" table:formula="oooc:=[.$B454]*10+630+[.M$2]*8" office:value-type="float" office:value="948">
            <text:p>948 kg</text:p>
          </table:table-cell>
          <table:table-cell table:style-name="ce19" table:formula="oooc:=[.$B454]*10+630+[.N$2]*8" office:value-type="float" office:value="956">
            <text:p>956 kg</text:p>
          </table:table-cell>
          <table:table-cell table:style-name="ce19" table:formula="oooc:=[.$B454]*10+630+[.O$2]*8" office:value-type="float" office:value="964">
            <text:p>964 kg</text:p>
          </table:table-cell>
          <table:table-cell table:style-name="ce19" table:formula="oooc:=[.$B454]*10+630+[.P$2]*8" office:value-type="float" office:value="972">
            <text:p>972 kg</text:p>
          </table:table-cell>
          <table:table-cell table:style-name="ce19" table:formula="oooc:=[.$B454]*10+630+[.Q$2]*8" office:value-type="float" office:value="980">
            <text:p>980 kg</text:p>
          </table:table-cell>
          <table:table-cell table:style-name="ce19" table:formula="oooc:=[.$B454]*10+630+[.R$2]*8" office:value-type="float" office:value="988">
            <text:p>988 kg</text:p>
          </table:table-cell>
          <table:table-cell table:style-name="ce19" table:formula="oooc:=[.$B454]*10+630+[.S$2]*8" office:value-type="float" office:value="996">
            <text:p>996 kg</text:p>
          </table:table-cell>
          <table:table-cell table:style-name="ce19" table:formula="oooc:=[.$B454]*10+630+[.T$2]*8" office:value-type="float" office:value="1004">
            <text:p>1004 kg</text:p>
          </table:table-cell>
          <table:table-cell table:style-name="ce19" table:formula="oooc:=[.$B454]*10+630+[.U$2]*8" office:value-type="float" office:value="1012">
            <text:p>1012 kg</text:p>
          </table:table-cell>
          <table:table-cell table:style-name="ce19" table:formula="oooc:=[.$B454]*10+630+[.V$2]*8" office:value-type="float" office:value="1020">
            <text:p>1020 kg</text:p>
          </table:table-cell>
          <table:table-cell table:style-name="ce19" table:formula="oooc:=[.$B454]*10+630+[.W$2]*8" office:value-type="float" office:value="1028">
            <text:p>1028 kg</text:p>
          </table:table-cell>
          <table:table-cell table:style-name="ce19" table:formula="oooc:=[.$B454]*10+630+[.X$2]*8" office:value-type="float" office:value="1036">
            <text:p>1036 kg</text:p>
          </table:table-cell>
          <table:table-cell table:style-name="ce19" table:formula="oooc:=[.$B454]*10+630+[.Y$2]*8" office:value-type="float" office:value="1044">
            <text:p>1044 kg</text:p>
          </table:table-cell>
          <table:table-cell table:style-name="ce19" table:formula="oooc:=[.$B454]*10+630+[.Z$2]*8" office:value-type="float" office:value="1052">
            <text:p>1052 kg</text:p>
          </table:table-cell>
          <table:table-cell table:style-name="ce19" table:formula="oooc:=[.$B454]*10+630+[.AA$2]*8" office:value-type="float" office:value="1060">
            <text:p>1060 kg</text:p>
          </table:table-cell>
          <table:table-cell table:style-name="ce19" table:formula="oooc:=[.$B454]*10+630+[.AB$2]*8" office:value-type="float" office:value="1068">
            <text:p>1068 kg</text:p>
          </table:table-cell>
          <table:table-cell table:style-name="ce19" table:formula="oooc:=[.$B454]*10+630+[.AC$2]*8" office:value-type="float" office:value="1076">
            <text:p>1076 kg</text:p>
          </table:table-cell>
          <table:table-cell table:style-name="ce19" table:formula="oooc:=[.$B454]*10+630+[.AD$2]*8" office:value-type="float" office:value="1084">
            <text:p>1084 kg</text:p>
          </table:table-cell>
          <table:table-cell table:style-name="ce19" table:formula="oooc:=[.$B454]*10+630+[.AE$2]*8" office:value-type="float" office:value="1092">
            <text:p>1092 kg</text:p>
          </table:table-cell>
          <table:table-cell table:style-name="ce19" table:formula="oooc:=[.$B454]*10+630+[.AF$2]*8" office:value-type="float" office:value="1100">
            <text:p>11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style-name="ce19" table:formula="oooc:=[.$B455]*10+630+[.C$2]*8" office:value-type="float" office:value="878">
            <text:p>878 kg</text:p>
          </table:table-cell>
          <table:table-cell table:style-name="ce19" table:formula="oooc:=[.$B455]*10+630+[.D$2]*8" office:value-type="float" office:value="886">
            <text:p>886 kg</text:p>
          </table:table-cell>
          <table:table-cell table:style-name="ce19" table:formula="oooc:=[.$B455]*10+630+[.E$2]*8" office:value-type="float" office:value="894">
            <text:p>894 kg</text:p>
          </table:table-cell>
          <table:table-cell table:style-name="ce19" table:formula="oooc:=[.$B455]*10+630+[.F$2]*8" office:value-type="float" office:value="902">
            <text:p>902 kg</text:p>
          </table:table-cell>
          <table:table-cell table:style-name="ce19" table:formula="oooc:=[.$B455]*10+630+[.G$2]*8" office:value-type="float" office:value="910">
            <text:p>910 kg</text:p>
          </table:table-cell>
          <table:table-cell table:style-name="ce19" table:formula="oooc:=[.$B455]*10+630+[.H$2]*8" office:value-type="float" office:value="918">
            <text:p>918 kg</text:p>
          </table:table-cell>
          <table:table-cell table:style-name="ce19" table:formula="oooc:=[.$B455]*10+630+[.I$2]*8" office:value-type="float" office:value="926">
            <text:p>926 kg</text:p>
          </table:table-cell>
          <table:table-cell table:style-name="ce19" table:formula="oooc:=[.$B455]*10+630+[.J$2]*8" office:value-type="float" office:value="934">
            <text:p>934 kg</text:p>
          </table:table-cell>
          <table:table-cell table:style-name="ce19" table:formula="oooc:=[.$B455]*10+630+[.K$2]*8" office:value-type="float" office:value="942">
            <text:p>942 kg</text:p>
          </table:table-cell>
          <table:table-cell table:style-name="ce19" table:formula="oooc:=[.$B455]*10+630+[.L$2]*8" office:value-type="float" office:value="950">
            <text:p>950 kg</text:p>
          </table:table-cell>
          <table:table-cell table:style-name="ce19" table:formula="oooc:=[.$B455]*10+630+[.M$2]*8" office:value-type="float" office:value="958">
            <text:p>958 kg</text:p>
          </table:table-cell>
          <table:table-cell table:style-name="ce19" table:formula="oooc:=[.$B455]*10+630+[.N$2]*8" office:value-type="float" office:value="966">
            <text:p>966 kg</text:p>
          </table:table-cell>
          <table:table-cell table:style-name="ce19" table:formula="oooc:=[.$B455]*10+630+[.O$2]*8" office:value-type="float" office:value="974">
            <text:p>974 kg</text:p>
          </table:table-cell>
          <table:table-cell table:style-name="ce19" table:formula="oooc:=[.$B455]*10+630+[.P$2]*8" office:value-type="float" office:value="982">
            <text:p>982 kg</text:p>
          </table:table-cell>
          <table:table-cell table:style-name="ce19" table:formula="oooc:=[.$B455]*10+630+[.Q$2]*8" office:value-type="float" office:value="990">
            <text:p>990 kg</text:p>
          </table:table-cell>
          <table:table-cell table:style-name="ce19" table:formula="oooc:=[.$B455]*10+630+[.R$2]*8" office:value-type="float" office:value="998">
            <text:p>998 kg</text:p>
          </table:table-cell>
          <table:table-cell table:style-name="ce19" table:formula="oooc:=[.$B455]*10+630+[.S$2]*8" office:value-type="float" office:value="1006">
            <text:p>1006 kg</text:p>
          </table:table-cell>
          <table:table-cell table:style-name="ce19" table:formula="oooc:=[.$B455]*10+630+[.T$2]*8" office:value-type="float" office:value="1014">
            <text:p>1014 kg</text:p>
          </table:table-cell>
          <table:table-cell table:style-name="ce19" table:formula="oooc:=[.$B455]*10+630+[.U$2]*8" office:value-type="float" office:value="1022">
            <text:p>1022 kg</text:p>
          </table:table-cell>
          <table:table-cell table:style-name="ce19" table:formula="oooc:=[.$B455]*10+630+[.V$2]*8" office:value-type="float" office:value="1030">
            <text:p>1030 kg</text:p>
          </table:table-cell>
          <table:table-cell table:style-name="ce19" table:formula="oooc:=[.$B455]*10+630+[.W$2]*8" office:value-type="float" office:value="1038">
            <text:p>1038 kg</text:p>
          </table:table-cell>
          <table:table-cell table:style-name="ce19" table:formula="oooc:=[.$B455]*10+630+[.X$2]*8" office:value-type="float" office:value="1046">
            <text:p>1046 kg</text:p>
          </table:table-cell>
          <table:table-cell table:style-name="ce19" table:formula="oooc:=[.$B455]*10+630+[.Y$2]*8" office:value-type="float" office:value="1054">
            <text:p>1054 kg</text:p>
          </table:table-cell>
          <table:table-cell table:style-name="ce19" table:formula="oooc:=[.$B455]*10+630+[.Z$2]*8" office:value-type="float" office:value="1062">
            <text:p>1062 kg</text:p>
          </table:table-cell>
          <table:table-cell table:style-name="ce19" table:formula="oooc:=[.$B455]*10+630+[.AA$2]*8" office:value-type="float" office:value="1070">
            <text:p>1070 kg</text:p>
          </table:table-cell>
          <table:table-cell table:style-name="ce19" table:formula="oooc:=[.$B455]*10+630+[.AB$2]*8" office:value-type="float" office:value="1078">
            <text:p>1078 kg</text:p>
          </table:table-cell>
          <table:table-cell table:style-name="ce19" table:formula="oooc:=[.$B455]*10+630+[.AC$2]*8" office:value-type="float" office:value="1086">
            <text:p>1086 kg</text:p>
          </table:table-cell>
          <table:table-cell table:style-name="ce19" table:formula="oooc:=[.$B455]*10+630+[.AD$2]*8" office:value-type="float" office:value="1094">
            <text:p>1094 kg</text:p>
          </table:table-cell>
          <table:table-cell table:style-name="ce19" table:formula="oooc:=[.$B455]*10+630+[.AE$2]*8" office:value-type="float" office:value="1102">
            <text:p>1102 kg</text:p>
          </table:table-cell>
          <table:table-cell table:style-name="ce19" table:formula="oooc:=[.$B455]*10+630+[.AF$2]*8" office:value-type="float" office:value="1110">
            <text:p>11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style-name="ce19" table:formula="oooc:=[.$B456]*10+630+[.C$2]*8" office:value-type="float" office:value="888">
            <text:p>888 kg</text:p>
          </table:table-cell>
          <table:table-cell table:style-name="ce19" table:formula="oooc:=[.$B456]*10+630+[.D$2]*8" office:value-type="float" office:value="896">
            <text:p>896 kg</text:p>
          </table:table-cell>
          <table:table-cell table:style-name="ce19" table:formula="oooc:=[.$B456]*10+630+[.E$2]*8" office:value-type="float" office:value="904">
            <text:p>904 kg</text:p>
          </table:table-cell>
          <table:table-cell table:style-name="ce19" table:formula="oooc:=[.$B456]*10+630+[.F$2]*8" office:value-type="float" office:value="912">
            <text:p>912 kg</text:p>
          </table:table-cell>
          <table:table-cell table:style-name="ce19" table:formula="oooc:=[.$B456]*10+630+[.G$2]*8" office:value-type="float" office:value="920">
            <text:p>920 kg</text:p>
          </table:table-cell>
          <table:table-cell table:style-name="ce19" table:formula="oooc:=[.$B456]*10+630+[.H$2]*8" office:value-type="float" office:value="928">
            <text:p>928 kg</text:p>
          </table:table-cell>
          <table:table-cell table:style-name="ce19" table:formula="oooc:=[.$B456]*10+630+[.I$2]*8" office:value-type="float" office:value="936">
            <text:p>936 kg</text:p>
          </table:table-cell>
          <table:table-cell table:style-name="ce19" table:formula="oooc:=[.$B456]*10+630+[.J$2]*8" office:value-type="float" office:value="944">
            <text:p>944 kg</text:p>
          </table:table-cell>
          <table:table-cell table:style-name="ce19" table:formula="oooc:=[.$B456]*10+630+[.K$2]*8" office:value-type="float" office:value="952">
            <text:p>952 kg</text:p>
          </table:table-cell>
          <table:table-cell table:style-name="ce19" table:formula="oooc:=[.$B456]*10+630+[.L$2]*8" office:value-type="float" office:value="960">
            <text:p>960 kg</text:p>
          </table:table-cell>
          <table:table-cell table:style-name="ce19" table:formula="oooc:=[.$B456]*10+630+[.M$2]*8" office:value-type="float" office:value="968">
            <text:p>968 kg</text:p>
          </table:table-cell>
          <table:table-cell table:style-name="ce19" table:formula="oooc:=[.$B456]*10+630+[.N$2]*8" office:value-type="float" office:value="976">
            <text:p>976 kg</text:p>
          </table:table-cell>
          <table:table-cell table:style-name="ce19" table:formula="oooc:=[.$B456]*10+630+[.O$2]*8" office:value-type="float" office:value="984">
            <text:p>984 kg</text:p>
          </table:table-cell>
          <table:table-cell table:style-name="ce19" table:formula="oooc:=[.$B456]*10+630+[.P$2]*8" office:value-type="float" office:value="992">
            <text:p>992 kg</text:p>
          </table:table-cell>
          <table:table-cell table:style-name="ce19" table:formula="oooc:=[.$B456]*10+630+[.Q$2]*8" office:value-type="float" office:value="1000">
            <text:p>1000 kg</text:p>
          </table:table-cell>
          <table:table-cell table:style-name="ce19" table:formula="oooc:=[.$B456]*10+630+[.R$2]*8" office:value-type="float" office:value="1008">
            <text:p>1008 kg</text:p>
          </table:table-cell>
          <table:table-cell table:style-name="ce19" table:formula="oooc:=[.$B456]*10+630+[.S$2]*8" office:value-type="float" office:value="1016">
            <text:p>1016 kg</text:p>
          </table:table-cell>
          <table:table-cell table:style-name="ce19" table:formula="oooc:=[.$B456]*10+630+[.T$2]*8" office:value-type="float" office:value="1024">
            <text:p>1024 kg</text:p>
          </table:table-cell>
          <table:table-cell table:style-name="ce19" table:formula="oooc:=[.$B456]*10+630+[.U$2]*8" office:value-type="float" office:value="1032">
            <text:p>1032 kg</text:p>
          </table:table-cell>
          <table:table-cell table:style-name="ce19" table:formula="oooc:=[.$B456]*10+630+[.V$2]*8" office:value-type="float" office:value="1040">
            <text:p>1040 kg</text:p>
          </table:table-cell>
          <table:table-cell table:style-name="ce19" table:formula="oooc:=[.$B456]*10+630+[.W$2]*8" office:value-type="float" office:value="1048">
            <text:p>1048 kg</text:p>
          </table:table-cell>
          <table:table-cell table:style-name="ce19" table:formula="oooc:=[.$B456]*10+630+[.X$2]*8" office:value-type="float" office:value="1056">
            <text:p>1056 kg</text:p>
          </table:table-cell>
          <table:table-cell table:style-name="ce19" table:formula="oooc:=[.$B456]*10+630+[.Y$2]*8" office:value-type="float" office:value="1064">
            <text:p>1064 kg</text:p>
          </table:table-cell>
          <table:table-cell table:style-name="ce19" table:formula="oooc:=[.$B456]*10+630+[.Z$2]*8" office:value-type="float" office:value="1072">
            <text:p>1072 kg</text:p>
          </table:table-cell>
          <table:table-cell table:style-name="ce19" table:formula="oooc:=[.$B456]*10+630+[.AA$2]*8" office:value-type="float" office:value="1080">
            <text:p>1080 kg</text:p>
          </table:table-cell>
          <table:table-cell table:style-name="ce19" table:formula="oooc:=[.$B456]*10+630+[.AB$2]*8" office:value-type="float" office:value="1088">
            <text:p>1088 kg</text:p>
          </table:table-cell>
          <table:table-cell table:style-name="ce19" table:formula="oooc:=[.$B456]*10+630+[.AC$2]*8" office:value-type="float" office:value="1096">
            <text:p>1096 kg</text:p>
          </table:table-cell>
          <table:table-cell table:style-name="ce19" table:formula="oooc:=[.$B456]*10+630+[.AD$2]*8" office:value-type="float" office:value="1104">
            <text:p>1104 kg</text:p>
          </table:table-cell>
          <table:table-cell table:style-name="ce19" table:formula="oooc:=[.$B456]*10+630+[.AE$2]*8" office:value-type="float" office:value="1112">
            <text:p>1112 kg</text:p>
          </table:table-cell>
          <table:table-cell table:style-name="ce19" table:formula="oooc:=[.$B456]*10+630+[.AF$2]*8" office:value-type="float" office:value="1120">
            <text:p>11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6">
            <text:p>26</text:p>
          </table:table-cell>
          <table:table-cell table:style-name="ce19" table:formula="oooc:=[.$B457]*10+630+[.C$2]*8" office:value-type="float" office:value="898">
            <text:p>898 kg</text:p>
          </table:table-cell>
          <table:table-cell table:style-name="ce19" table:formula="oooc:=[.$B457]*10+630+[.D$2]*8" office:value-type="float" office:value="906">
            <text:p>906 kg</text:p>
          </table:table-cell>
          <table:table-cell table:style-name="ce19" table:formula="oooc:=[.$B457]*10+630+[.E$2]*8" office:value-type="float" office:value="914">
            <text:p>914 kg</text:p>
          </table:table-cell>
          <table:table-cell table:style-name="ce19" table:formula="oooc:=[.$B457]*10+630+[.F$2]*8" office:value-type="float" office:value="922">
            <text:p>922 kg</text:p>
          </table:table-cell>
          <table:table-cell table:style-name="ce19" table:formula="oooc:=[.$B457]*10+630+[.G$2]*8" office:value-type="float" office:value="930">
            <text:p>930 kg</text:p>
          </table:table-cell>
          <table:table-cell table:style-name="ce19" table:formula="oooc:=[.$B457]*10+630+[.H$2]*8" office:value-type="float" office:value="938">
            <text:p>938 kg</text:p>
          </table:table-cell>
          <table:table-cell table:style-name="ce19" table:formula="oooc:=[.$B457]*10+630+[.I$2]*8" office:value-type="float" office:value="946">
            <text:p>946 kg</text:p>
          </table:table-cell>
          <table:table-cell table:style-name="ce19" table:formula="oooc:=[.$B457]*10+630+[.J$2]*8" office:value-type="float" office:value="954">
            <text:p>954 kg</text:p>
          </table:table-cell>
          <table:table-cell table:style-name="ce19" table:formula="oooc:=[.$B457]*10+630+[.K$2]*8" office:value-type="float" office:value="962">
            <text:p>962 kg</text:p>
          </table:table-cell>
          <table:table-cell table:style-name="ce19" table:formula="oooc:=[.$B457]*10+630+[.L$2]*8" office:value-type="float" office:value="970">
            <text:p>970 kg</text:p>
          </table:table-cell>
          <table:table-cell table:style-name="ce19" table:formula="oooc:=[.$B457]*10+630+[.M$2]*8" office:value-type="float" office:value="978">
            <text:p>978 kg</text:p>
          </table:table-cell>
          <table:table-cell table:style-name="ce19" table:formula="oooc:=[.$B457]*10+630+[.N$2]*8" office:value-type="float" office:value="986">
            <text:p>986 kg</text:p>
          </table:table-cell>
          <table:table-cell table:style-name="ce19" table:formula="oooc:=[.$B457]*10+630+[.O$2]*8" office:value-type="float" office:value="994">
            <text:p>994 kg</text:p>
          </table:table-cell>
          <table:table-cell table:style-name="ce19" table:formula="oooc:=[.$B457]*10+630+[.P$2]*8" office:value-type="float" office:value="1002">
            <text:p>1002 kg</text:p>
          </table:table-cell>
          <table:table-cell table:style-name="ce19" table:formula="oooc:=[.$B457]*10+630+[.Q$2]*8" office:value-type="float" office:value="1010">
            <text:p>1010 kg</text:p>
          </table:table-cell>
          <table:table-cell table:style-name="ce19" table:formula="oooc:=[.$B457]*10+630+[.R$2]*8" office:value-type="float" office:value="1018">
            <text:p>1018 kg</text:p>
          </table:table-cell>
          <table:table-cell table:style-name="ce19" table:formula="oooc:=[.$B457]*10+630+[.S$2]*8" office:value-type="float" office:value="1026">
            <text:p>1026 kg</text:p>
          </table:table-cell>
          <table:table-cell table:style-name="ce19" table:formula="oooc:=[.$B457]*10+630+[.T$2]*8" office:value-type="float" office:value="1034">
            <text:p>1034 kg</text:p>
          </table:table-cell>
          <table:table-cell table:style-name="ce19" table:formula="oooc:=[.$B457]*10+630+[.U$2]*8" office:value-type="float" office:value="1042">
            <text:p>1042 kg</text:p>
          </table:table-cell>
          <table:table-cell table:style-name="ce19" table:formula="oooc:=[.$B457]*10+630+[.V$2]*8" office:value-type="float" office:value="1050">
            <text:p>1050 kg</text:p>
          </table:table-cell>
          <table:table-cell table:style-name="ce19" table:formula="oooc:=[.$B457]*10+630+[.W$2]*8" office:value-type="float" office:value="1058">
            <text:p>1058 kg</text:p>
          </table:table-cell>
          <table:table-cell table:style-name="ce19" table:formula="oooc:=[.$B457]*10+630+[.X$2]*8" office:value-type="float" office:value="1066">
            <text:p>1066 kg</text:p>
          </table:table-cell>
          <table:table-cell table:style-name="ce19" table:formula="oooc:=[.$B457]*10+630+[.Y$2]*8" office:value-type="float" office:value="1074">
            <text:p>1074 kg</text:p>
          </table:table-cell>
          <table:table-cell table:style-name="ce19" table:formula="oooc:=[.$B457]*10+630+[.Z$2]*8" office:value-type="float" office:value="1082">
            <text:p>1082 kg</text:p>
          </table:table-cell>
          <table:table-cell table:style-name="ce19" table:formula="oooc:=[.$B457]*10+630+[.AA$2]*8" office:value-type="float" office:value="1090">
            <text:p>1090 kg</text:p>
          </table:table-cell>
          <table:table-cell table:style-name="ce19" table:formula="oooc:=[.$B457]*10+630+[.AB$2]*8" office:value-type="float" office:value="1098">
            <text:p>1098 kg</text:p>
          </table:table-cell>
          <table:table-cell table:style-name="ce19" table:formula="oooc:=[.$B457]*10+630+[.AC$2]*8" office:value-type="float" office:value="1106">
            <text:p>1106 kg</text:p>
          </table:table-cell>
          <table:table-cell table:style-name="ce19" table:formula="oooc:=[.$B457]*10+630+[.AD$2]*8" office:value-type="float" office:value="1114">
            <text:p>1114 kg</text:p>
          </table:table-cell>
          <table:table-cell table:style-name="ce19" table:formula="oooc:=[.$B457]*10+630+[.AE$2]*8" office:value-type="float" office:value="1122">
            <text:p>1122 kg</text:p>
          </table:table-cell>
          <table:table-cell table:style-name="ce19" table:formula="oooc:=[.$B457]*10+630+[.AF$2]*8" office:value-type="float" office:value="1130">
            <text:p>11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7">
            <text:p>27</text:p>
          </table:table-cell>
          <table:table-cell table:style-name="ce19" table:formula="oooc:=[.$B458]*10+630+[.C$2]*8" office:value-type="float" office:value="908">
            <text:p>908 kg</text:p>
          </table:table-cell>
          <table:table-cell table:style-name="ce19" table:formula="oooc:=[.$B458]*10+630+[.D$2]*8" office:value-type="float" office:value="916">
            <text:p>916 kg</text:p>
          </table:table-cell>
          <table:table-cell table:style-name="ce19" table:formula="oooc:=[.$B458]*10+630+[.E$2]*8" office:value-type="float" office:value="924">
            <text:p>924 kg</text:p>
          </table:table-cell>
          <table:table-cell table:style-name="ce19" table:formula="oooc:=[.$B458]*10+630+[.F$2]*8" office:value-type="float" office:value="932">
            <text:p>932 kg</text:p>
          </table:table-cell>
          <table:table-cell table:style-name="ce19" table:formula="oooc:=[.$B458]*10+630+[.G$2]*8" office:value-type="float" office:value="940">
            <text:p>940 kg</text:p>
          </table:table-cell>
          <table:table-cell table:style-name="ce19" table:formula="oooc:=[.$B458]*10+630+[.H$2]*8" office:value-type="float" office:value="948">
            <text:p>948 kg</text:p>
          </table:table-cell>
          <table:table-cell table:style-name="ce19" table:formula="oooc:=[.$B458]*10+630+[.I$2]*8" office:value-type="float" office:value="956">
            <text:p>956 kg</text:p>
          </table:table-cell>
          <table:table-cell table:style-name="ce19" table:formula="oooc:=[.$B458]*10+630+[.J$2]*8" office:value-type="float" office:value="964">
            <text:p>964 kg</text:p>
          </table:table-cell>
          <table:table-cell table:style-name="ce19" table:formula="oooc:=[.$B458]*10+630+[.K$2]*8" office:value-type="float" office:value="972">
            <text:p>972 kg</text:p>
          </table:table-cell>
          <table:table-cell table:style-name="ce19" table:formula="oooc:=[.$B458]*10+630+[.L$2]*8" office:value-type="float" office:value="980">
            <text:p>980 kg</text:p>
          </table:table-cell>
          <table:table-cell table:style-name="ce19" table:formula="oooc:=[.$B458]*10+630+[.M$2]*8" office:value-type="float" office:value="988">
            <text:p>988 kg</text:p>
          </table:table-cell>
          <table:table-cell table:style-name="ce19" table:formula="oooc:=[.$B458]*10+630+[.N$2]*8" office:value-type="float" office:value="996">
            <text:p>996 kg</text:p>
          </table:table-cell>
          <table:table-cell table:style-name="ce19" table:formula="oooc:=[.$B458]*10+630+[.O$2]*8" office:value-type="float" office:value="1004">
            <text:p>1004 kg</text:p>
          </table:table-cell>
          <table:table-cell table:style-name="ce19" table:formula="oooc:=[.$B458]*10+630+[.P$2]*8" office:value-type="float" office:value="1012">
            <text:p>1012 kg</text:p>
          </table:table-cell>
          <table:table-cell table:style-name="ce19" table:formula="oooc:=[.$B458]*10+630+[.Q$2]*8" office:value-type="float" office:value="1020">
            <text:p>1020 kg</text:p>
          </table:table-cell>
          <table:table-cell table:style-name="ce19" table:formula="oooc:=[.$B458]*10+630+[.R$2]*8" office:value-type="float" office:value="1028">
            <text:p>1028 kg</text:p>
          </table:table-cell>
          <table:table-cell table:style-name="ce19" table:formula="oooc:=[.$B458]*10+630+[.S$2]*8" office:value-type="float" office:value="1036">
            <text:p>1036 kg</text:p>
          </table:table-cell>
          <table:table-cell table:style-name="ce19" table:formula="oooc:=[.$B458]*10+630+[.T$2]*8" office:value-type="float" office:value="1044">
            <text:p>1044 kg</text:p>
          </table:table-cell>
          <table:table-cell table:style-name="ce19" table:formula="oooc:=[.$B458]*10+630+[.U$2]*8" office:value-type="float" office:value="1052">
            <text:p>1052 kg</text:p>
          </table:table-cell>
          <table:table-cell table:style-name="ce19" table:formula="oooc:=[.$B458]*10+630+[.V$2]*8" office:value-type="float" office:value="1060">
            <text:p>1060 kg</text:p>
          </table:table-cell>
          <table:table-cell table:style-name="ce19" table:formula="oooc:=[.$B458]*10+630+[.W$2]*8" office:value-type="float" office:value="1068">
            <text:p>1068 kg</text:p>
          </table:table-cell>
          <table:table-cell table:style-name="ce19" table:formula="oooc:=[.$B458]*10+630+[.X$2]*8" office:value-type="float" office:value="1076">
            <text:p>1076 kg</text:p>
          </table:table-cell>
          <table:table-cell table:style-name="ce19" table:formula="oooc:=[.$B458]*10+630+[.Y$2]*8" office:value-type="float" office:value="1084">
            <text:p>1084 kg</text:p>
          </table:table-cell>
          <table:table-cell table:style-name="ce19" table:formula="oooc:=[.$B458]*10+630+[.Z$2]*8" office:value-type="float" office:value="1092">
            <text:p>1092 kg</text:p>
          </table:table-cell>
          <table:table-cell table:style-name="ce19" table:formula="oooc:=[.$B458]*10+630+[.AA$2]*8" office:value-type="float" office:value="1100">
            <text:p>1100 kg</text:p>
          </table:table-cell>
          <table:table-cell table:style-name="ce19" table:formula="oooc:=[.$B458]*10+630+[.AB$2]*8" office:value-type="float" office:value="1108">
            <text:p>1108 kg</text:p>
          </table:table-cell>
          <table:table-cell table:style-name="ce19" table:formula="oooc:=[.$B458]*10+630+[.AC$2]*8" office:value-type="float" office:value="1116">
            <text:p>1116 kg</text:p>
          </table:table-cell>
          <table:table-cell table:style-name="ce19" table:formula="oooc:=[.$B458]*10+630+[.AD$2]*8" office:value-type="float" office:value="1124">
            <text:p>1124 kg</text:p>
          </table:table-cell>
          <table:table-cell table:style-name="ce19" table:formula="oooc:=[.$B458]*10+630+[.AE$2]*8" office:value-type="float" office:value="1132">
            <text:p>1132 kg</text:p>
          </table:table-cell>
          <table:table-cell table:style-name="ce19" table:formula="oooc:=[.$B458]*10+630+[.AF$2]*8" office:value-type="float" office:value="1140">
            <text:p>11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8">
            <text:p>28</text:p>
          </table:table-cell>
          <table:table-cell table:style-name="ce19" table:formula="oooc:=[.$B459]*10+630+[.C$2]*8" office:value-type="float" office:value="918">
            <text:p>918 kg</text:p>
          </table:table-cell>
          <table:table-cell table:style-name="ce19" table:formula="oooc:=[.$B459]*10+630+[.D$2]*8" office:value-type="float" office:value="926">
            <text:p>926 kg</text:p>
          </table:table-cell>
          <table:table-cell table:style-name="ce19" table:formula="oooc:=[.$B459]*10+630+[.E$2]*8" office:value-type="float" office:value="934">
            <text:p>934 kg</text:p>
          </table:table-cell>
          <table:table-cell table:style-name="ce19" table:formula="oooc:=[.$B459]*10+630+[.F$2]*8" office:value-type="float" office:value="942">
            <text:p>942 kg</text:p>
          </table:table-cell>
          <table:table-cell table:style-name="ce19" table:formula="oooc:=[.$B459]*10+630+[.G$2]*8" office:value-type="float" office:value="950">
            <text:p>950 kg</text:p>
          </table:table-cell>
          <table:table-cell table:style-name="ce19" table:formula="oooc:=[.$B459]*10+630+[.H$2]*8" office:value-type="float" office:value="958">
            <text:p>958 kg</text:p>
          </table:table-cell>
          <table:table-cell table:style-name="ce19" table:formula="oooc:=[.$B459]*10+630+[.I$2]*8" office:value-type="float" office:value="966">
            <text:p>966 kg</text:p>
          </table:table-cell>
          <table:table-cell table:style-name="ce19" table:formula="oooc:=[.$B459]*10+630+[.J$2]*8" office:value-type="float" office:value="974">
            <text:p>974 kg</text:p>
          </table:table-cell>
          <table:table-cell table:style-name="ce19" table:formula="oooc:=[.$B459]*10+630+[.K$2]*8" office:value-type="float" office:value="982">
            <text:p>982 kg</text:p>
          </table:table-cell>
          <table:table-cell table:style-name="ce19" table:formula="oooc:=[.$B459]*10+630+[.L$2]*8" office:value-type="float" office:value="990">
            <text:p>990 kg</text:p>
          </table:table-cell>
          <table:table-cell table:style-name="ce19" table:formula="oooc:=[.$B459]*10+630+[.M$2]*8" office:value-type="float" office:value="998">
            <text:p>998 kg</text:p>
          </table:table-cell>
          <table:table-cell table:style-name="ce19" table:formula="oooc:=[.$B459]*10+630+[.N$2]*8" office:value-type="float" office:value="1006">
            <text:p>1006 kg</text:p>
          </table:table-cell>
          <table:table-cell table:style-name="ce19" table:formula="oooc:=[.$B459]*10+630+[.O$2]*8" office:value-type="float" office:value="1014">
            <text:p>1014 kg</text:p>
          </table:table-cell>
          <table:table-cell table:style-name="ce19" table:formula="oooc:=[.$B459]*10+630+[.P$2]*8" office:value-type="float" office:value="1022">
            <text:p>1022 kg</text:p>
          </table:table-cell>
          <table:table-cell table:style-name="ce19" table:formula="oooc:=[.$B459]*10+630+[.Q$2]*8" office:value-type="float" office:value="1030">
            <text:p>1030 kg</text:p>
          </table:table-cell>
          <table:table-cell table:style-name="ce19" table:formula="oooc:=[.$B459]*10+630+[.R$2]*8" office:value-type="float" office:value="1038">
            <text:p>1038 kg</text:p>
          </table:table-cell>
          <table:table-cell table:style-name="ce19" table:formula="oooc:=[.$B459]*10+630+[.S$2]*8" office:value-type="float" office:value="1046">
            <text:p>1046 kg</text:p>
          </table:table-cell>
          <table:table-cell table:style-name="ce19" table:formula="oooc:=[.$B459]*10+630+[.T$2]*8" office:value-type="float" office:value="1054">
            <text:p>1054 kg</text:p>
          </table:table-cell>
          <table:table-cell table:style-name="ce19" table:formula="oooc:=[.$B459]*10+630+[.U$2]*8" office:value-type="float" office:value="1062">
            <text:p>1062 kg</text:p>
          </table:table-cell>
          <table:table-cell table:style-name="ce19" table:formula="oooc:=[.$B459]*10+630+[.V$2]*8" office:value-type="float" office:value="1070">
            <text:p>1070 kg</text:p>
          </table:table-cell>
          <table:table-cell table:style-name="ce19" table:formula="oooc:=[.$B459]*10+630+[.W$2]*8" office:value-type="float" office:value="1078">
            <text:p>1078 kg</text:p>
          </table:table-cell>
          <table:table-cell table:style-name="ce19" table:formula="oooc:=[.$B459]*10+630+[.X$2]*8" office:value-type="float" office:value="1086">
            <text:p>1086 kg</text:p>
          </table:table-cell>
          <table:table-cell table:style-name="ce19" table:formula="oooc:=[.$B459]*10+630+[.Y$2]*8" office:value-type="float" office:value="1094">
            <text:p>1094 kg</text:p>
          </table:table-cell>
          <table:table-cell table:style-name="ce19" table:formula="oooc:=[.$B459]*10+630+[.Z$2]*8" office:value-type="float" office:value="1102">
            <text:p>1102 kg</text:p>
          </table:table-cell>
          <table:table-cell table:style-name="ce19" table:formula="oooc:=[.$B459]*10+630+[.AA$2]*8" office:value-type="float" office:value="1110">
            <text:p>1110 kg</text:p>
          </table:table-cell>
          <table:table-cell table:style-name="ce19" table:formula="oooc:=[.$B459]*10+630+[.AB$2]*8" office:value-type="float" office:value="1118">
            <text:p>1118 kg</text:p>
          </table:table-cell>
          <table:table-cell table:style-name="ce19" table:formula="oooc:=[.$B459]*10+630+[.AC$2]*8" office:value-type="float" office:value="1126">
            <text:p>1126 kg</text:p>
          </table:table-cell>
          <table:table-cell table:style-name="ce19" table:formula="oooc:=[.$B459]*10+630+[.AD$2]*8" office:value-type="float" office:value="1134">
            <text:p>1134 kg</text:p>
          </table:table-cell>
          <table:table-cell table:style-name="ce19" table:formula="oooc:=[.$B459]*10+630+[.AE$2]*8" office:value-type="float" office:value="1142">
            <text:p>1142 kg</text:p>
          </table:table-cell>
          <table:table-cell table:style-name="ce19" table:formula="oooc:=[.$B459]*10+630+[.AF$2]*8" office:value-type="float" office:value="1150">
            <text:p>11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9">
            <text:p>29</text:p>
          </table:table-cell>
          <table:table-cell table:style-name="ce19" table:formula="oooc:=[.$B460]*10+630+[.C$2]*8" office:value-type="float" office:value="928">
            <text:p>928 kg</text:p>
          </table:table-cell>
          <table:table-cell table:style-name="ce19" table:formula="oooc:=[.$B460]*10+630+[.D$2]*8" office:value-type="float" office:value="936">
            <text:p>936 kg</text:p>
          </table:table-cell>
          <table:table-cell table:style-name="ce19" table:formula="oooc:=[.$B460]*10+630+[.E$2]*8" office:value-type="float" office:value="944">
            <text:p>944 kg</text:p>
          </table:table-cell>
          <table:table-cell table:style-name="ce19" table:formula="oooc:=[.$B460]*10+630+[.F$2]*8" office:value-type="float" office:value="952">
            <text:p>952 kg</text:p>
          </table:table-cell>
          <table:table-cell table:style-name="ce19" table:formula="oooc:=[.$B460]*10+630+[.G$2]*8" office:value-type="float" office:value="960">
            <text:p>960 kg</text:p>
          </table:table-cell>
          <table:table-cell table:style-name="ce19" table:formula="oooc:=[.$B460]*10+630+[.H$2]*8" office:value-type="float" office:value="968">
            <text:p>968 kg</text:p>
          </table:table-cell>
          <table:table-cell table:style-name="ce19" table:formula="oooc:=[.$B460]*10+630+[.I$2]*8" office:value-type="float" office:value="976">
            <text:p>976 kg</text:p>
          </table:table-cell>
          <table:table-cell table:style-name="ce19" table:formula="oooc:=[.$B460]*10+630+[.J$2]*8" office:value-type="float" office:value="984">
            <text:p>984 kg</text:p>
          </table:table-cell>
          <table:table-cell table:style-name="ce19" table:formula="oooc:=[.$B460]*10+630+[.K$2]*8" office:value-type="float" office:value="992">
            <text:p>992 kg</text:p>
          </table:table-cell>
          <table:table-cell table:style-name="ce19" table:formula="oooc:=[.$B460]*10+630+[.L$2]*8" office:value-type="float" office:value="1000">
            <text:p>1000 kg</text:p>
          </table:table-cell>
          <table:table-cell table:style-name="ce19" table:formula="oooc:=[.$B460]*10+630+[.M$2]*8" office:value-type="float" office:value="1008">
            <text:p>1008 kg</text:p>
          </table:table-cell>
          <table:table-cell table:style-name="ce19" table:formula="oooc:=[.$B460]*10+630+[.N$2]*8" office:value-type="float" office:value="1016">
            <text:p>1016 kg</text:p>
          </table:table-cell>
          <table:table-cell table:style-name="ce19" table:formula="oooc:=[.$B460]*10+630+[.O$2]*8" office:value-type="float" office:value="1024">
            <text:p>1024 kg</text:p>
          </table:table-cell>
          <table:table-cell table:style-name="ce19" table:formula="oooc:=[.$B460]*10+630+[.P$2]*8" office:value-type="float" office:value="1032">
            <text:p>1032 kg</text:p>
          </table:table-cell>
          <table:table-cell table:style-name="ce19" table:formula="oooc:=[.$B460]*10+630+[.Q$2]*8" office:value-type="float" office:value="1040">
            <text:p>1040 kg</text:p>
          </table:table-cell>
          <table:table-cell table:style-name="ce19" table:formula="oooc:=[.$B460]*10+630+[.R$2]*8" office:value-type="float" office:value="1048">
            <text:p>1048 kg</text:p>
          </table:table-cell>
          <table:table-cell table:style-name="ce19" table:formula="oooc:=[.$B460]*10+630+[.S$2]*8" office:value-type="float" office:value="1056">
            <text:p>1056 kg</text:p>
          </table:table-cell>
          <table:table-cell table:style-name="ce19" table:formula="oooc:=[.$B460]*10+630+[.T$2]*8" office:value-type="float" office:value="1064">
            <text:p>1064 kg</text:p>
          </table:table-cell>
          <table:table-cell table:style-name="ce19" table:formula="oooc:=[.$B460]*10+630+[.U$2]*8" office:value-type="float" office:value="1072">
            <text:p>1072 kg</text:p>
          </table:table-cell>
          <table:table-cell table:style-name="ce19" table:formula="oooc:=[.$B460]*10+630+[.V$2]*8" office:value-type="float" office:value="1080">
            <text:p>1080 kg</text:p>
          </table:table-cell>
          <table:table-cell table:style-name="ce19" table:formula="oooc:=[.$B460]*10+630+[.W$2]*8" office:value-type="float" office:value="1088">
            <text:p>1088 kg</text:p>
          </table:table-cell>
          <table:table-cell table:style-name="ce19" table:formula="oooc:=[.$B460]*10+630+[.X$2]*8" office:value-type="float" office:value="1096">
            <text:p>1096 kg</text:p>
          </table:table-cell>
          <table:table-cell table:style-name="ce19" table:formula="oooc:=[.$B460]*10+630+[.Y$2]*8" office:value-type="float" office:value="1104">
            <text:p>1104 kg</text:p>
          </table:table-cell>
          <table:table-cell table:style-name="ce19" table:formula="oooc:=[.$B460]*10+630+[.Z$2]*8" office:value-type="float" office:value="1112">
            <text:p>1112 kg</text:p>
          </table:table-cell>
          <table:table-cell table:style-name="ce19" table:formula="oooc:=[.$B460]*10+630+[.AA$2]*8" office:value-type="float" office:value="1120">
            <text:p>1120 kg</text:p>
          </table:table-cell>
          <table:table-cell table:style-name="ce19" table:formula="oooc:=[.$B460]*10+630+[.AB$2]*8" office:value-type="float" office:value="1128">
            <text:p>1128 kg</text:p>
          </table:table-cell>
          <table:table-cell table:style-name="ce19" table:formula="oooc:=[.$B460]*10+630+[.AC$2]*8" office:value-type="float" office:value="1136">
            <text:p>1136 kg</text:p>
          </table:table-cell>
          <table:table-cell table:style-name="ce19" table:formula="oooc:=[.$B460]*10+630+[.AD$2]*8" office:value-type="float" office:value="1144">
            <text:p>1144 kg</text:p>
          </table:table-cell>
          <table:table-cell table:style-name="ce19" table:formula="oooc:=[.$B460]*10+630+[.AE$2]*8" office:value-type="float" office:value="1152">
            <text:p>1152 kg</text:p>
          </table:table-cell>
          <table:table-cell table:style-name="ce19" table:formula="oooc:=[.$B460]*10+630+[.AF$2]*8" office:value-type="float" office:value="1160">
            <text:p>11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style-name="ce19" table:formula="oooc:=[.$B461]*10+630+[.C$2]*8" office:value-type="float" office:value="938">
            <text:p>938 kg</text:p>
          </table:table-cell>
          <table:table-cell table:style-name="ce19" table:formula="oooc:=[.$B461]*10+630+[.D$2]*8" office:value-type="float" office:value="946">
            <text:p>946 kg</text:p>
          </table:table-cell>
          <table:table-cell table:style-name="ce19" table:formula="oooc:=[.$B461]*10+630+[.E$2]*8" office:value-type="float" office:value="954">
            <text:p>954 kg</text:p>
          </table:table-cell>
          <table:table-cell table:style-name="ce19" table:formula="oooc:=[.$B461]*10+630+[.F$2]*8" office:value-type="float" office:value="962">
            <text:p>962 kg</text:p>
          </table:table-cell>
          <table:table-cell table:style-name="ce19" table:formula="oooc:=[.$B461]*10+630+[.G$2]*8" office:value-type="float" office:value="970">
            <text:p>970 kg</text:p>
          </table:table-cell>
          <table:table-cell table:style-name="ce19" table:formula="oooc:=[.$B461]*10+630+[.H$2]*8" office:value-type="float" office:value="978">
            <text:p>978 kg</text:p>
          </table:table-cell>
          <table:table-cell table:style-name="ce19" table:formula="oooc:=[.$B461]*10+630+[.I$2]*8" office:value-type="float" office:value="986">
            <text:p>986 kg</text:p>
          </table:table-cell>
          <table:table-cell table:style-name="ce19" table:formula="oooc:=[.$B461]*10+630+[.J$2]*8" office:value-type="float" office:value="994">
            <text:p>994 kg</text:p>
          </table:table-cell>
          <table:table-cell table:style-name="ce19" table:formula="oooc:=[.$B461]*10+630+[.K$2]*8" office:value-type="float" office:value="1002">
            <text:p>1002 kg</text:p>
          </table:table-cell>
          <table:table-cell table:style-name="ce19" table:formula="oooc:=[.$B461]*10+630+[.L$2]*8" office:value-type="float" office:value="1010">
            <text:p>1010 kg</text:p>
          </table:table-cell>
          <table:table-cell table:style-name="ce19" table:formula="oooc:=[.$B461]*10+630+[.M$2]*8" office:value-type="float" office:value="1018">
            <text:p>1018 kg</text:p>
          </table:table-cell>
          <table:table-cell table:style-name="ce19" table:formula="oooc:=[.$B461]*10+630+[.N$2]*8" office:value-type="float" office:value="1026">
            <text:p>1026 kg</text:p>
          </table:table-cell>
          <table:table-cell table:style-name="ce19" table:formula="oooc:=[.$B461]*10+630+[.O$2]*8" office:value-type="float" office:value="1034">
            <text:p>1034 kg</text:p>
          </table:table-cell>
          <table:table-cell table:style-name="ce19" table:formula="oooc:=[.$B461]*10+630+[.P$2]*8" office:value-type="float" office:value="1042">
            <text:p>1042 kg</text:p>
          </table:table-cell>
          <table:table-cell table:style-name="ce19" table:formula="oooc:=[.$B461]*10+630+[.Q$2]*8" office:value-type="float" office:value="1050">
            <text:p>1050 kg</text:p>
          </table:table-cell>
          <table:table-cell table:style-name="ce19" table:formula="oooc:=[.$B461]*10+630+[.R$2]*8" office:value-type="float" office:value="1058">
            <text:p>1058 kg</text:p>
          </table:table-cell>
          <table:table-cell table:style-name="ce19" table:formula="oooc:=[.$B461]*10+630+[.S$2]*8" office:value-type="float" office:value="1066">
            <text:p>1066 kg</text:p>
          </table:table-cell>
          <table:table-cell table:style-name="ce19" table:formula="oooc:=[.$B461]*10+630+[.T$2]*8" office:value-type="float" office:value="1074">
            <text:p>1074 kg</text:p>
          </table:table-cell>
          <table:table-cell table:style-name="ce19" table:formula="oooc:=[.$B461]*10+630+[.U$2]*8" office:value-type="float" office:value="1082">
            <text:p>1082 kg</text:p>
          </table:table-cell>
          <table:table-cell table:style-name="ce19" table:formula="oooc:=[.$B461]*10+630+[.V$2]*8" office:value-type="float" office:value="1090">
            <text:p>1090 kg</text:p>
          </table:table-cell>
          <table:table-cell table:style-name="ce19" table:formula="oooc:=[.$B461]*10+630+[.W$2]*8" office:value-type="float" office:value="1098">
            <text:p>1098 kg</text:p>
          </table:table-cell>
          <table:table-cell table:style-name="ce19" table:formula="oooc:=[.$B461]*10+630+[.X$2]*8" office:value-type="float" office:value="1106">
            <text:p>1106 kg</text:p>
          </table:table-cell>
          <table:table-cell table:style-name="ce19" table:formula="oooc:=[.$B461]*10+630+[.Y$2]*8" office:value-type="float" office:value="1114">
            <text:p>1114 kg</text:p>
          </table:table-cell>
          <table:table-cell table:style-name="ce19" table:formula="oooc:=[.$B461]*10+630+[.Z$2]*8" office:value-type="float" office:value="1122">
            <text:p>1122 kg</text:p>
          </table:table-cell>
          <table:table-cell table:style-name="ce19" table:formula="oooc:=[.$B461]*10+630+[.AA$2]*8" office:value-type="float" office:value="1130">
            <text:p>1130 kg</text:p>
          </table:table-cell>
          <table:table-cell table:style-name="ce19" table:formula="oooc:=[.$B461]*10+630+[.AB$2]*8" office:value-type="float" office:value="1138">
            <text:p>1138 kg</text:p>
          </table:table-cell>
          <table:table-cell table:style-name="ce19" table:formula="oooc:=[.$B461]*10+630+[.AC$2]*8" office:value-type="float" office:value="1146">
            <text:p>1146 kg</text:p>
          </table:table-cell>
          <table:table-cell table:style-name="ce19" table:formula="oooc:=[.$B461]*10+630+[.AD$2]*8" office:value-type="float" office:value="1154">
            <text:p>1154 kg</text:p>
          </table:table-cell>
          <table:table-cell table:style-name="ce19" table:formula="oooc:=[.$B461]*10+630+[.AE$2]*8" office:value-type="float" office:value="1162">
            <text:p>1162 kg</text:p>
          </table:table-cell>
          <table:table-cell table:style-name="ce19" table:formula="oooc:=[.$B461]*10+630+[.AF$2]*8" office:value-type="float" office:value="1170">
            <text:p>1170 kg</text:p>
          </table:table-cell>
          <table:table-cell table:number-columns-repeated="224"/>
        </table:table-row>
        <table:table-row table:style-name="ro2">
          <table:table-cell table:number-columns-repeated="2"/>
          <table:table-cell table:style-name="ce19" table:number-columns-repeated="30"/>
          <table:table-cell table:number-columns-repeated="224"/>
        </table:table-row>
        <table:table-row table:style-name="ro4">
          <table:table-cell table:style-name="ce15" office:value-type="string" table:number-columns-spanned="2" table:number-rows-spanned="2">
            <text:p>Kiwi</text:p>
          </table:table-cell>
          <table:covered-table-cell/>
          <table:table-cell table:style-name="ce18" office:value-type="string" table:number-columns-spanned="30" table:number-rows-spanned="1">
            <text:p>Forschungsstufe</text:p>
          </table:table-cell>
          <table:covered-table-cell table:number-columns-repeated="29"/>
          <table:table-cell table:number-columns-repeated="224"/>
        </table:table-row>
        <table:table-row table:style-name="ro2">
          <table:covered-table-cell table:style-name="ce16"/>
          <table:covered-table-cell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16" office:value-type="float" office:value="23">
            <text:p>23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26">
            <text:p>26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28">
            <text:p>28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0">
            <text:p>30</text:p>
          </table:table-cell>
          <table:table-cell table:style-name="ce16" table:number-columns-repeated="224"/>
        </table:table-row>
        <table:table-row table:style-name="ro2">
          <table:table-cell table:style-name="ce17" office:value-type="string" table:number-columns-spanned="1" table:number-rows-spanned="30">
            <text:p>Plantage</text:p>
          </table:table-cell>
          <table:table-cell office:value-type="float" office:value="1">
            <text:p>1</text:p>
          </table:table-cell>
          <table:table-cell table:style-name="ce19" table:formula="oooc:=[.$B465]*10+650+[.C$2]*8" office:value-type="float" office:value="668">
            <text:p>668 kg</text:p>
          </table:table-cell>
          <table:table-cell table:style-name="ce19" table:formula="oooc:=[.$B465]*10+650+[.D$2]*8" office:value-type="float" office:value="676">
            <text:p>676 kg</text:p>
          </table:table-cell>
          <table:table-cell table:style-name="ce19" table:formula="oooc:=[.$B465]*10+650+[.E$2]*8" office:value-type="float" office:value="684">
            <text:p>684 kg</text:p>
          </table:table-cell>
          <table:table-cell table:style-name="ce19" table:formula="oooc:=[.$B465]*10+650+[.F$2]*8" office:value-type="float" office:value="692">
            <text:p>692 kg</text:p>
          </table:table-cell>
          <table:table-cell table:style-name="ce19" table:formula="oooc:=[.$B465]*10+650+[.G$2]*8" office:value-type="float" office:value="700">
            <text:p>700 kg</text:p>
          </table:table-cell>
          <table:table-cell table:style-name="ce19" table:formula="oooc:=[.$B465]*10+650+[.H$2]*8" office:value-type="float" office:value="708">
            <text:p>708 kg</text:p>
          </table:table-cell>
          <table:table-cell table:style-name="ce19" table:formula="oooc:=[.$B465]*10+650+[.I$2]*8" office:value-type="float" office:value="716">
            <text:p>716 kg</text:p>
          </table:table-cell>
          <table:table-cell table:style-name="ce19" table:formula="oooc:=[.$B465]*10+650+[.J$2]*8" office:value-type="float" office:value="724">
            <text:p>724 kg</text:p>
          </table:table-cell>
          <table:table-cell table:style-name="ce19" table:formula="oooc:=[.$B465]*10+650+[.K$2]*8" office:value-type="float" office:value="732">
            <text:p>732 kg</text:p>
          </table:table-cell>
          <table:table-cell table:style-name="ce19" table:formula="oooc:=[.$B465]*10+650+[.L$2]*8" office:value-type="float" office:value="740">
            <text:p>740 kg</text:p>
          </table:table-cell>
          <table:table-cell table:style-name="ce19" table:formula="oooc:=[.$B465]*10+650+[.M$2]*8" office:value-type="float" office:value="748">
            <text:p>748 kg</text:p>
          </table:table-cell>
          <table:table-cell table:style-name="ce19" table:formula="oooc:=[.$B465]*10+650+[.N$2]*8" office:value-type="float" office:value="756">
            <text:p>756 kg</text:p>
          </table:table-cell>
          <table:table-cell table:style-name="ce19" table:formula="oooc:=[.$B465]*10+650+[.O$2]*8" office:value-type="float" office:value="764">
            <text:p>764 kg</text:p>
          </table:table-cell>
          <table:table-cell table:style-name="ce19" table:formula="oooc:=[.$B465]*10+650+[.P$2]*8" office:value-type="float" office:value="772">
            <text:p>772 kg</text:p>
          </table:table-cell>
          <table:table-cell table:style-name="ce19" table:formula="oooc:=[.$B465]*10+650+[.Q$2]*8" office:value-type="float" office:value="780">
            <text:p>780 kg</text:p>
          </table:table-cell>
          <table:table-cell table:style-name="ce19" table:formula="oooc:=[.$B465]*10+650+[.R$2]*8" office:value-type="float" office:value="788">
            <text:p>788 kg</text:p>
          </table:table-cell>
          <table:table-cell table:style-name="ce19" table:formula="oooc:=[.$B465]*10+650+[.S$2]*8" office:value-type="float" office:value="796">
            <text:p>796 kg</text:p>
          </table:table-cell>
          <table:table-cell table:style-name="ce19" table:formula="oooc:=[.$B465]*10+650+[.T$2]*8" office:value-type="float" office:value="804">
            <text:p>804 kg</text:p>
          </table:table-cell>
          <table:table-cell table:style-name="ce19" table:formula="oooc:=[.$B465]*10+650+[.U$2]*8" office:value-type="float" office:value="812">
            <text:p>812 kg</text:p>
          </table:table-cell>
          <table:table-cell table:style-name="ce19" table:formula="oooc:=[.$B465]*10+650+[.V$2]*8" office:value-type="float" office:value="820">
            <text:p>820 kg</text:p>
          </table:table-cell>
          <table:table-cell table:style-name="ce19" table:formula="oooc:=[.$B465]*10+650+[.W$2]*8" office:value-type="float" office:value="828">
            <text:p>828 kg</text:p>
          </table:table-cell>
          <table:table-cell table:style-name="ce19" table:formula="oooc:=[.$B465]*10+650+[.X$2]*8" office:value-type="float" office:value="836">
            <text:p>836 kg</text:p>
          </table:table-cell>
          <table:table-cell table:style-name="ce19" table:formula="oooc:=[.$B465]*10+650+[.Y$2]*8" office:value-type="float" office:value="844">
            <text:p>844 kg</text:p>
          </table:table-cell>
          <table:table-cell table:style-name="ce19" table:formula="oooc:=[.$B465]*10+650+[.Z$2]*8" office:value-type="float" office:value="852">
            <text:p>852 kg</text:p>
          </table:table-cell>
          <table:table-cell table:style-name="ce19" table:formula="oooc:=[.$B465]*10+650+[.AA$2]*8" office:value-type="float" office:value="860">
            <text:p>860 kg</text:p>
          </table:table-cell>
          <table:table-cell table:style-name="ce19" table:formula="oooc:=[.$B465]*10+650+[.AB$2]*8" office:value-type="float" office:value="868">
            <text:p>868 kg</text:p>
          </table:table-cell>
          <table:table-cell table:style-name="ce19" table:formula="oooc:=[.$B465]*10+650+[.AC$2]*8" office:value-type="float" office:value="876">
            <text:p>876 kg</text:p>
          </table:table-cell>
          <table:table-cell table:style-name="ce19" table:formula="oooc:=[.$B465]*10+650+[.AD$2]*8" office:value-type="float" office:value="884">
            <text:p>884 kg</text:p>
          </table:table-cell>
          <table:table-cell table:style-name="ce19" table:formula="oooc:=[.$B465]*10+650+[.AE$2]*8" office:value-type="float" office:value="892">
            <text:p>892 kg</text:p>
          </table:table-cell>
          <table:table-cell table:style-name="ce19" table:formula="oooc:=[.$B465]*10+650+[.AF$2]*8" office:value-type="float" office:value="900">
            <text:p>9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">
            <text:p>2</text:p>
          </table:table-cell>
          <table:table-cell table:style-name="ce19" table:formula="oooc:=[.$B466]*10+650+[.C$2]*8" office:value-type="float" office:value="678">
            <text:p>678 kg</text:p>
          </table:table-cell>
          <table:table-cell table:style-name="ce19" table:formula="oooc:=[.$B466]*10+650+[.D$2]*8" office:value-type="float" office:value="686">
            <text:p>686 kg</text:p>
          </table:table-cell>
          <table:table-cell table:style-name="ce19" table:formula="oooc:=[.$B466]*10+650+[.E$2]*8" office:value-type="float" office:value="694">
            <text:p>694 kg</text:p>
          </table:table-cell>
          <table:table-cell table:style-name="ce19" table:formula="oooc:=[.$B466]*10+650+[.F$2]*8" office:value-type="float" office:value="702">
            <text:p>702 kg</text:p>
          </table:table-cell>
          <table:table-cell table:style-name="ce19" table:formula="oooc:=[.$B466]*10+650+[.G$2]*8" office:value-type="float" office:value="710">
            <text:p>710 kg</text:p>
          </table:table-cell>
          <table:table-cell table:style-name="ce19" table:formula="oooc:=[.$B466]*10+650+[.H$2]*8" office:value-type="float" office:value="718">
            <text:p>718 kg</text:p>
          </table:table-cell>
          <table:table-cell table:style-name="ce19" table:formula="oooc:=[.$B466]*10+650+[.I$2]*8" office:value-type="float" office:value="726">
            <text:p>726 kg</text:p>
          </table:table-cell>
          <table:table-cell table:style-name="ce19" table:formula="oooc:=[.$B466]*10+650+[.J$2]*8" office:value-type="float" office:value="734">
            <text:p>734 kg</text:p>
          </table:table-cell>
          <table:table-cell table:style-name="ce19" table:formula="oooc:=[.$B466]*10+650+[.K$2]*8" office:value-type="float" office:value="742">
            <text:p>742 kg</text:p>
          </table:table-cell>
          <table:table-cell table:style-name="ce19" table:formula="oooc:=[.$B466]*10+650+[.L$2]*8" office:value-type="float" office:value="750">
            <text:p>750 kg</text:p>
          </table:table-cell>
          <table:table-cell table:style-name="ce19" table:formula="oooc:=[.$B466]*10+650+[.M$2]*8" office:value-type="float" office:value="758">
            <text:p>758 kg</text:p>
          </table:table-cell>
          <table:table-cell table:style-name="ce19" table:formula="oooc:=[.$B466]*10+650+[.N$2]*8" office:value-type="float" office:value="766">
            <text:p>766 kg</text:p>
          </table:table-cell>
          <table:table-cell table:style-name="ce19" table:formula="oooc:=[.$B466]*10+650+[.O$2]*8" office:value-type="float" office:value="774">
            <text:p>774 kg</text:p>
          </table:table-cell>
          <table:table-cell table:style-name="ce19" table:formula="oooc:=[.$B466]*10+650+[.P$2]*8" office:value-type="float" office:value="782">
            <text:p>782 kg</text:p>
          </table:table-cell>
          <table:table-cell table:style-name="ce19" table:formula="oooc:=[.$B466]*10+650+[.Q$2]*8" office:value-type="float" office:value="790">
            <text:p>790 kg</text:p>
          </table:table-cell>
          <table:table-cell table:style-name="ce19" table:formula="oooc:=[.$B466]*10+650+[.R$2]*8" office:value-type="float" office:value="798">
            <text:p>798 kg</text:p>
          </table:table-cell>
          <table:table-cell table:style-name="ce19" table:formula="oooc:=[.$B466]*10+650+[.S$2]*8" office:value-type="float" office:value="806">
            <text:p>806 kg</text:p>
          </table:table-cell>
          <table:table-cell table:style-name="ce19" table:formula="oooc:=[.$B466]*10+650+[.T$2]*8" office:value-type="float" office:value="814">
            <text:p>814 kg</text:p>
          </table:table-cell>
          <table:table-cell table:style-name="ce19" table:formula="oooc:=[.$B466]*10+650+[.U$2]*8" office:value-type="float" office:value="822">
            <text:p>822 kg</text:p>
          </table:table-cell>
          <table:table-cell table:style-name="ce19" table:formula="oooc:=[.$B466]*10+650+[.V$2]*8" office:value-type="float" office:value="830">
            <text:p>830 kg</text:p>
          </table:table-cell>
          <table:table-cell table:style-name="ce19" table:formula="oooc:=[.$B466]*10+650+[.W$2]*8" office:value-type="float" office:value="838">
            <text:p>838 kg</text:p>
          </table:table-cell>
          <table:table-cell table:style-name="ce19" table:formula="oooc:=[.$B466]*10+650+[.X$2]*8" office:value-type="float" office:value="846">
            <text:p>846 kg</text:p>
          </table:table-cell>
          <table:table-cell table:style-name="ce19" table:formula="oooc:=[.$B466]*10+650+[.Y$2]*8" office:value-type="float" office:value="854">
            <text:p>854 kg</text:p>
          </table:table-cell>
          <table:table-cell table:style-name="ce19" table:formula="oooc:=[.$B466]*10+650+[.Z$2]*8" office:value-type="float" office:value="862">
            <text:p>862 kg</text:p>
          </table:table-cell>
          <table:table-cell table:style-name="ce19" table:formula="oooc:=[.$B466]*10+650+[.AA$2]*8" office:value-type="float" office:value="870">
            <text:p>870 kg</text:p>
          </table:table-cell>
          <table:table-cell table:style-name="ce19" table:formula="oooc:=[.$B466]*10+650+[.AB$2]*8" office:value-type="float" office:value="878">
            <text:p>878 kg</text:p>
          </table:table-cell>
          <table:table-cell table:style-name="ce19" table:formula="oooc:=[.$B466]*10+650+[.AC$2]*8" office:value-type="float" office:value="886">
            <text:p>886 kg</text:p>
          </table:table-cell>
          <table:table-cell table:style-name="ce19" table:formula="oooc:=[.$B466]*10+650+[.AD$2]*8" office:value-type="float" office:value="894">
            <text:p>894 kg</text:p>
          </table:table-cell>
          <table:table-cell table:style-name="ce19" table:formula="oooc:=[.$B466]*10+650+[.AE$2]*8" office:value-type="float" office:value="902">
            <text:p>902 kg</text:p>
          </table:table-cell>
          <table:table-cell table:style-name="ce19" table:formula="oooc:=[.$B466]*10+650+[.AF$2]*8" office:value-type="float" office:value="910">
            <text:p>9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">
            <text:p>3</text:p>
          </table:table-cell>
          <table:table-cell table:style-name="ce19" table:formula="oooc:=[.$B467]*10+650+[.C$2]*8" office:value-type="float" office:value="688">
            <text:p>688 kg</text:p>
          </table:table-cell>
          <table:table-cell table:style-name="ce19" table:formula="oooc:=[.$B467]*10+650+[.D$2]*8" office:value-type="float" office:value="696">
            <text:p>696 kg</text:p>
          </table:table-cell>
          <table:table-cell table:style-name="ce19" table:formula="oooc:=[.$B467]*10+650+[.E$2]*8" office:value-type="float" office:value="704">
            <text:p>704 kg</text:p>
          </table:table-cell>
          <table:table-cell table:style-name="ce19" table:formula="oooc:=[.$B467]*10+650+[.F$2]*8" office:value-type="float" office:value="712">
            <text:p>712 kg</text:p>
          </table:table-cell>
          <table:table-cell table:style-name="ce19" table:formula="oooc:=[.$B467]*10+650+[.G$2]*8" office:value-type="float" office:value="720">
            <text:p>720 kg</text:p>
          </table:table-cell>
          <table:table-cell table:style-name="ce19" table:formula="oooc:=[.$B467]*10+650+[.H$2]*8" office:value-type="float" office:value="728">
            <text:p>728 kg</text:p>
          </table:table-cell>
          <table:table-cell table:style-name="ce19" table:formula="oooc:=[.$B467]*10+650+[.I$2]*8" office:value-type="float" office:value="736">
            <text:p>736 kg</text:p>
          </table:table-cell>
          <table:table-cell table:style-name="ce19" table:formula="oooc:=[.$B467]*10+650+[.J$2]*8" office:value-type="float" office:value="744">
            <text:p>744 kg</text:p>
          </table:table-cell>
          <table:table-cell table:style-name="ce19" table:formula="oooc:=[.$B467]*10+650+[.K$2]*8" office:value-type="float" office:value="752">
            <text:p>752 kg</text:p>
          </table:table-cell>
          <table:table-cell table:style-name="ce19" table:formula="oooc:=[.$B467]*10+650+[.L$2]*8" office:value-type="float" office:value="760">
            <text:p>760 kg</text:p>
          </table:table-cell>
          <table:table-cell table:style-name="ce19" table:formula="oooc:=[.$B467]*10+650+[.M$2]*8" office:value-type="float" office:value="768">
            <text:p>768 kg</text:p>
          </table:table-cell>
          <table:table-cell table:style-name="ce19" table:formula="oooc:=[.$B467]*10+650+[.N$2]*8" office:value-type="float" office:value="776">
            <text:p>776 kg</text:p>
          </table:table-cell>
          <table:table-cell table:style-name="ce19" table:formula="oooc:=[.$B467]*10+650+[.O$2]*8" office:value-type="float" office:value="784">
            <text:p>784 kg</text:p>
          </table:table-cell>
          <table:table-cell table:style-name="ce19" table:formula="oooc:=[.$B467]*10+650+[.P$2]*8" office:value-type="float" office:value="792">
            <text:p>792 kg</text:p>
          </table:table-cell>
          <table:table-cell table:style-name="ce19" table:formula="oooc:=[.$B467]*10+650+[.Q$2]*8" office:value-type="float" office:value="800">
            <text:p>800 kg</text:p>
          </table:table-cell>
          <table:table-cell table:style-name="ce19" table:formula="oooc:=[.$B467]*10+650+[.R$2]*8" office:value-type="float" office:value="808">
            <text:p>808 kg</text:p>
          </table:table-cell>
          <table:table-cell table:style-name="ce19" table:formula="oooc:=[.$B467]*10+650+[.S$2]*8" office:value-type="float" office:value="816">
            <text:p>816 kg</text:p>
          </table:table-cell>
          <table:table-cell table:style-name="ce19" table:formula="oooc:=[.$B467]*10+650+[.T$2]*8" office:value-type="float" office:value="824">
            <text:p>824 kg</text:p>
          </table:table-cell>
          <table:table-cell table:style-name="ce19" table:formula="oooc:=[.$B467]*10+650+[.U$2]*8" office:value-type="float" office:value="832">
            <text:p>832 kg</text:p>
          </table:table-cell>
          <table:table-cell table:style-name="ce19" table:formula="oooc:=[.$B467]*10+650+[.V$2]*8" office:value-type="float" office:value="840">
            <text:p>840 kg</text:p>
          </table:table-cell>
          <table:table-cell table:style-name="ce19" table:formula="oooc:=[.$B467]*10+650+[.W$2]*8" office:value-type="float" office:value="848">
            <text:p>848 kg</text:p>
          </table:table-cell>
          <table:table-cell table:style-name="ce19" table:formula="oooc:=[.$B467]*10+650+[.X$2]*8" office:value-type="float" office:value="856">
            <text:p>856 kg</text:p>
          </table:table-cell>
          <table:table-cell table:style-name="ce19" table:formula="oooc:=[.$B467]*10+650+[.Y$2]*8" office:value-type="float" office:value="864">
            <text:p>864 kg</text:p>
          </table:table-cell>
          <table:table-cell table:style-name="ce19" table:formula="oooc:=[.$B467]*10+650+[.Z$2]*8" office:value-type="float" office:value="872">
            <text:p>872 kg</text:p>
          </table:table-cell>
          <table:table-cell table:style-name="ce19" table:formula="oooc:=[.$B467]*10+650+[.AA$2]*8" office:value-type="float" office:value="880">
            <text:p>880 kg</text:p>
          </table:table-cell>
          <table:table-cell table:style-name="ce19" table:formula="oooc:=[.$B467]*10+650+[.AB$2]*8" office:value-type="float" office:value="888">
            <text:p>888 kg</text:p>
          </table:table-cell>
          <table:table-cell table:style-name="ce19" table:formula="oooc:=[.$B467]*10+650+[.AC$2]*8" office:value-type="float" office:value="896">
            <text:p>896 kg</text:p>
          </table:table-cell>
          <table:table-cell table:style-name="ce19" table:formula="oooc:=[.$B467]*10+650+[.AD$2]*8" office:value-type="float" office:value="904">
            <text:p>904 kg</text:p>
          </table:table-cell>
          <table:table-cell table:style-name="ce19" table:formula="oooc:=[.$B467]*10+650+[.AE$2]*8" office:value-type="float" office:value="912">
            <text:p>912 kg</text:p>
          </table:table-cell>
          <table:table-cell table:style-name="ce19" table:formula="oooc:=[.$B467]*10+650+[.AF$2]*8" office:value-type="float" office:value="920">
            <text:p>9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4">
            <text:p>4</text:p>
          </table:table-cell>
          <table:table-cell table:style-name="ce19" table:formula="oooc:=[.$B468]*10+650+[.C$2]*8" office:value-type="float" office:value="698">
            <text:p>698 kg</text:p>
          </table:table-cell>
          <table:table-cell table:style-name="ce19" table:formula="oooc:=[.$B468]*10+650+[.D$2]*8" office:value-type="float" office:value="706">
            <text:p>706 kg</text:p>
          </table:table-cell>
          <table:table-cell table:style-name="ce19" table:formula="oooc:=[.$B468]*10+650+[.E$2]*8" office:value-type="float" office:value="714">
            <text:p>714 kg</text:p>
          </table:table-cell>
          <table:table-cell table:style-name="ce19" table:formula="oooc:=[.$B468]*10+650+[.F$2]*8" office:value-type="float" office:value="722">
            <text:p>722 kg</text:p>
          </table:table-cell>
          <table:table-cell table:style-name="ce19" table:formula="oooc:=[.$B468]*10+650+[.G$2]*8" office:value-type="float" office:value="730">
            <text:p>730 kg</text:p>
          </table:table-cell>
          <table:table-cell table:style-name="ce19" table:formula="oooc:=[.$B468]*10+650+[.H$2]*8" office:value-type="float" office:value="738">
            <text:p>738 kg</text:p>
          </table:table-cell>
          <table:table-cell table:style-name="ce19" table:formula="oooc:=[.$B468]*10+650+[.I$2]*8" office:value-type="float" office:value="746">
            <text:p>746 kg</text:p>
          </table:table-cell>
          <table:table-cell table:style-name="ce19" table:formula="oooc:=[.$B468]*10+650+[.J$2]*8" office:value-type="float" office:value="754">
            <text:p>754 kg</text:p>
          </table:table-cell>
          <table:table-cell table:style-name="ce19" table:formula="oooc:=[.$B468]*10+650+[.K$2]*8" office:value-type="float" office:value="762">
            <text:p>762 kg</text:p>
          </table:table-cell>
          <table:table-cell table:style-name="ce19" table:formula="oooc:=[.$B468]*10+650+[.L$2]*8" office:value-type="float" office:value="770">
            <text:p>770 kg</text:p>
          </table:table-cell>
          <table:table-cell table:style-name="ce19" table:formula="oooc:=[.$B468]*10+650+[.M$2]*8" office:value-type="float" office:value="778">
            <text:p>778 kg</text:p>
          </table:table-cell>
          <table:table-cell table:style-name="ce19" table:formula="oooc:=[.$B468]*10+650+[.N$2]*8" office:value-type="float" office:value="786">
            <text:p>786 kg</text:p>
          </table:table-cell>
          <table:table-cell table:style-name="ce19" table:formula="oooc:=[.$B468]*10+650+[.O$2]*8" office:value-type="float" office:value="794">
            <text:p>794 kg</text:p>
          </table:table-cell>
          <table:table-cell table:style-name="ce19" table:formula="oooc:=[.$B468]*10+650+[.P$2]*8" office:value-type="float" office:value="802">
            <text:p>802 kg</text:p>
          </table:table-cell>
          <table:table-cell table:style-name="ce19" table:formula="oooc:=[.$B468]*10+650+[.Q$2]*8" office:value-type="float" office:value="810">
            <text:p>810 kg</text:p>
          </table:table-cell>
          <table:table-cell table:style-name="ce19" table:formula="oooc:=[.$B468]*10+650+[.R$2]*8" office:value-type="float" office:value="818">
            <text:p>818 kg</text:p>
          </table:table-cell>
          <table:table-cell table:style-name="ce19" table:formula="oooc:=[.$B468]*10+650+[.S$2]*8" office:value-type="float" office:value="826">
            <text:p>826 kg</text:p>
          </table:table-cell>
          <table:table-cell table:style-name="ce19" table:formula="oooc:=[.$B468]*10+650+[.T$2]*8" office:value-type="float" office:value="834">
            <text:p>834 kg</text:p>
          </table:table-cell>
          <table:table-cell table:style-name="ce19" table:formula="oooc:=[.$B468]*10+650+[.U$2]*8" office:value-type="float" office:value="842">
            <text:p>842 kg</text:p>
          </table:table-cell>
          <table:table-cell table:style-name="ce19" table:formula="oooc:=[.$B468]*10+650+[.V$2]*8" office:value-type="float" office:value="850">
            <text:p>850 kg</text:p>
          </table:table-cell>
          <table:table-cell table:style-name="ce19" table:formula="oooc:=[.$B468]*10+650+[.W$2]*8" office:value-type="float" office:value="858">
            <text:p>858 kg</text:p>
          </table:table-cell>
          <table:table-cell table:style-name="ce19" table:formula="oooc:=[.$B468]*10+650+[.X$2]*8" office:value-type="float" office:value="866">
            <text:p>866 kg</text:p>
          </table:table-cell>
          <table:table-cell table:style-name="ce19" table:formula="oooc:=[.$B468]*10+650+[.Y$2]*8" office:value-type="float" office:value="874">
            <text:p>874 kg</text:p>
          </table:table-cell>
          <table:table-cell table:style-name="ce19" table:formula="oooc:=[.$B468]*10+650+[.Z$2]*8" office:value-type="float" office:value="882">
            <text:p>882 kg</text:p>
          </table:table-cell>
          <table:table-cell table:style-name="ce19" table:formula="oooc:=[.$B468]*10+650+[.AA$2]*8" office:value-type="float" office:value="890">
            <text:p>890 kg</text:p>
          </table:table-cell>
          <table:table-cell table:style-name="ce19" table:formula="oooc:=[.$B468]*10+650+[.AB$2]*8" office:value-type="float" office:value="898">
            <text:p>898 kg</text:p>
          </table:table-cell>
          <table:table-cell table:style-name="ce19" table:formula="oooc:=[.$B468]*10+650+[.AC$2]*8" office:value-type="float" office:value="906">
            <text:p>906 kg</text:p>
          </table:table-cell>
          <table:table-cell table:style-name="ce19" table:formula="oooc:=[.$B468]*10+650+[.AD$2]*8" office:value-type="float" office:value="914">
            <text:p>914 kg</text:p>
          </table:table-cell>
          <table:table-cell table:style-name="ce19" table:formula="oooc:=[.$B468]*10+650+[.AE$2]*8" office:value-type="float" office:value="922">
            <text:p>922 kg</text:p>
          </table:table-cell>
          <table:table-cell table:style-name="ce19" table:formula="oooc:=[.$B468]*10+650+[.AF$2]*8" office:value-type="float" office:value="930">
            <text:p>9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5">
            <text:p>5</text:p>
          </table:table-cell>
          <table:table-cell table:style-name="ce19" table:formula="oooc:=[.$B469]*10+650+[.C$2]*8" office:value-type="float" office:value="708">
            <text:p>708 kg</text:p>
          </table:table-cell>
          <table:table-cell table:style-name="ce19" table:formula="oooc:=[.$B469]*10+650+[.D$2]*8" office:value-type="float" office:value="716">
            <text:p>716 kg</text:p>
          </table:table-cell>
          <table:table-cell table:style-name="ce19" table:formula="oooc:=[.$B469]*10+650+[.E$2]*8" office:value-type="float" office:value="724">
            <text:p>724 kg</text:p>
          </table:table-cell>
          <table:table-cell table:style-name="ce19" table:formula="oooc:=[.$B469]*10+650+[.F$2]*8" office:value-type="float" office:value="732">
            <text:p>732 kg</text:p>
          </table:table-cell>
          <table:table-cell table:style-name="ce19" table:formula="oooc:=[.$B469]*10+650+[.G$2]*8" office:value-type="float" office:value="740">
            <text:p>740 kg</text:p>
          </table:table-cell>
          <table:table-cell table:style-name="ce19" table:formula="oooc:=[.$B469]*10+650+[.H$2]*8" office:value-type="float" office:value="748">
            <text:p>748 kg</text:p>
          </table:table-cell>
          <table:table-cell table:style-name="ce19" table:formula="oooc:=[.$B469]*10+650+[.I$2]*8" office:value-type="float" office:value="756">
            <text:p>756 kg</text:p>
          </table:table-cell>
          <table:table-cell table:style-name="ce19" table:formula="oooc:=[.$B469]*10+650+[.J$2]*8" office:value-type="float" office:value="764">
            <text:p>764 kg</text:p>
          </table:table-cell>
          <table:table-cell table:style-name="ce19" table:formula="oooc:=[.$B469]*10+650+[.K$2]*8" office:value-type="float" office:value="772">
            <text:p>772 kg</text:p>
          </table:table-cell>
          <table:table-cell table:style-name="ce19" table:formula="oooc:=[.$B469]*10+650+[.L$2]*8" office:value-type="float" office:value="780">
            <text:p>780 kg</text:p>
          </table:table-cell>
          <table:table-cell table:style-name="ce19" table:formula="oooc:=[.$B469]*10+650+[.M$2]*8" office:value-type="float" office:value="788">
            <text:p>788 kg</text:p>
          </table:table-cell>
          <table:table-cell table:style-name="ce19" table:formula="oooc:=[.$B469]*10+650+[.N$2]*8" office:value-type="float" office:value="796">
            <text:p>796 kg</text:p>
          </table:table-cell>
          <table:table-cell table:style-name="ce19" table:formula="oooc:=[.$B469]*10+650+[.O$2]*8" office:value-type="float" office:value="804">
            <text:p>804 kg</text:p>
          </table:table-cell>
          <table:table-cell table:style-name="ce19" table:formula="oooc:=[.$B469]*10+650+[.P$2]*8" office:value-type="float" office:value="812">
            <text:p>812 kg</text:p>
          </table:table-cell>
          <table:table-cell table:style-name="ce19" table:formula="oooc:=[.$B469]*10+650+[.Q$2]*8" office:value-type="float" office:value="820">
            <text:p>820 kg</text:p>
          </table:table-cell>
          <table:table-cell table:style-name="ce19" table:formula="oooc:=[.$B469]*10+650+[.R$2]*8" office:value-type="float" office:value="828">
            <text:p>828 kg</text:p>
          </table:table-cell>
          <table:table-cell table:style-name="ce19" table:formula="oooc:=[.$B469]*10+650+[.S$2]*8" office:value-type="float" office:value="836">
            <text:p>836 kg</text:p>
          </table:table-cell>
          <table:table-cell table:style-name="ce19" table:formula="oooc:=[.$B469]*10+650+[.T$2]*8" office:value-type="float" office:value="844">
            <text:p>844 kg</text:p>
          </table:table-cell>
          <table:table-cell table:style-name="ce19" table:formula="oooc:=[.$B469]*10+650+[.U$2]*8" office:value-type="float" office:value="852">
            <text:p>852 kg</text:p>
          </table:table-cell>
          <table:table-cell table:style-name="ce19" table:formula="oooc:=[.$B469]*10+650+[.V$2]*8" office:value-type="float" office:value="860">
            <text:p>860 kg</text:p>
          </table:table-cell>
          <table:table-cell table:style-name="ce19" table:formula="oooc:=[.$B469]*10+650+[.W$2]*8" office:value-type="float" office:value="868">
            <text:p>868 kg</text:p>
          </table:table-cell>
          <table:table-cell table:style-name="ce19" table:formula="oooc:=[.$B469]*10+650+[.X$2]*8" office:value-type="float" office:value="876">
            <text:p>876 kg</text:p>
          </table:table-cell>
          <table:table-cell table:style-name="ce19" table:formula="oooc:=[.$B469]*10+650+[.Y$2]*8" office:value-type="float" office:value="884">
            <text:p>884 kg</text:p>
          </table:table-cell>
          <table:table-cell table:style-name="ce19" table:formula="oooc:=[.$B469]*10+650+[.Z$2]*8" office:value-type="float" office:value="892">
            <text:p>892 kg</text:p>
          </table:table-cell>
          <table:table-cell table:style-name="ce19" table:formula="oooc:=[.$B469]*10+650+[.AA$2]*8" office:value-type="float" office:value="900">
            <text:p>900 kg</text:p>
          </table:table-cell>
          <table:table-cell table:style-name="ce19" table:formula="oooc:=[.$B469]*10+650+[.AB$2]*8" office:value-type="float" office:value="908">
            <text:p>908 kg</text:p>
          </table:table-cell>
          <table:table-cell table:style-name="ce19" table:formula="oooc:=[.$B469]*10+650+[.AC$2]*8" office:value-type="float" office:value="916">
            <text:p>916 kg</text:p>
          </table:table-cell>
          <table:table-cell table:style-name="ce19" table:formula="oooc:=[.$B469]*10+650+[.AD$2]*8" office:value-type="float" office:value="924">
            <text:p>924 kg</text:p>
          </table:table-cell>
          <table:table-cell table:style-name="ce19" table:formula="oooc:=[.$B469]*10+650+[.AE$2]*8" office:value-type="float" office:value="932">
            <text:p>932 kg</text:p>
          </table:table-cell>
          <table:table-cell table:style-name="ce19" table:formula="oooc:=[.$B469]*10+650+[.AF$2]*8" office:value-type="float" office:value="940">
            <text:p>9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6">
            <text:p>6</text:p>
          </table:table-cell>
          <table:table-cell table:style-name="ce19" table:formula="oooc:=[.$B470]*10+650+[.C$2]*8" office:value-type="float" office:value="718">
            <text:p>718 kg</text:p>
          </table:table-cell>
          <table:table-cell table:style-name="ce19" table:formula="oooc:=[.$B470]*10+650+[.D$2]*8" office:value-type="float" office:value="726">
            <text:p>726 kg</text:p>
          </table:table-cell>
          <table:table-cell table:style-name="ce19" table:formula="oooc:=[.$B470]*10+650+[.E$2]*8" office:value-type="float" office:value="734">
            <text:p>734 kg</text:p>
          </table:table-cell>
          <table:table-cell table:style-name="ce19" table:formula="oooc:=[.$B470]*10+650+[.F$2]*8" office:value-type="float" office:value="742">
            <text:p>742 kg</text:p>
          </table:table-cell>
          <table:table-cell table:style-name="ce19" table:formula="oooc:=[.$B470]*10+650+[.G$2]*8" office:value-type="float" office:value="750">
            <text:p>750 kg</text:p>
          </table:table-cell>
          <table:table-cell table:style-name="ce19" table:formula="oooc:=[.$B470]*10+650+[.H$2]*8" office:value-type="float" office:value="758">
            <text:p>758 kg</text:p>
          </table:table-cell>
          <table:table-cell table:style-name="ce19" table:formula="oooc:=[.$B470]*10+650+[.I$2]*8" office:value-type="float" office:value="766">
            <text:p>766 kg</text:p>
          </table:table-cell>
          <table:table-cell table:style-name="ce19" table:formula="oooc:=[.$B470]*10+650+[.J$2]*8" office:value-type="float" office:value="774">
            <text:p>774 kg</text:p>
          </table:table-cell>
          <table:table-cell table:style-name="ce19" table:formula="oooc:=[.$B470]*10+650+[.K$2]*8" office:value-type="float" office:value="782">
            <text:p>782 kg</text:p>
          </table:table-cell>
          <table:table-cell table:style-name="ce19" table:formula="oooc:=[.$B470]*10+650+[.L$2]*8" office:value-type="float" office:value="790">
            <text:p>790 kg</text:p>
          </table:table-cell>
          <table:table-cell table:style-name="ce19" table:formula="oooc:=[.$B470]*10+650+[.M$2]*8" office:value-type="float" office:value="798">
            <text:p>798 kg</text:p>
          </table:table-cell>
          <table:table-cell table:style-name="ce19" table:formula="oooc:=[.$B470]*10+650+[.N$2]*8" office:value-type="float" office:value="806">
            <text:p>806 kg</text:p>
          </table:table-cell>
          <table:table-cell table:style-name="ce19" table:formula="oooc:=[.$B470]*10+650+[.O$2]*8" office:value-type="float" office:value="814">
            <text:p>814 kg</text:p>
          </table:table-cell>
          <table:table-cell table:style-name="ce19" table:formula="oooc:=[.$B470]*10+650+[.P$2]*8" office:value-type="float" office:value="822">
            <text:p>822 kg</text:p>
          </table:table-cell>
          <table:table-cell table:style-name="ce19" table:formula="oooc:=[.$B470]*10+650+[.Q$2]*8" office:value-type="float" office:value="830">
            <text:p>830 kg</text:p>
          </table:table-cell>
          <table:table-cell table:style-name="ce19" table:formula="oooc:=[.$B470]*10+650+[.R$2]*8" office:value-type="float" office:value="838">
            <text:p>838 kg</text:p>
          </table:table-cell>
          <table:table-cell table:style-name="ce19" table:formula="oooc:=[.$B470]*10+650+[.S$2]*8" office:value-type="float" office:value="846">
            <text:p>846 kg</text:p>
          </table:table-cell>
          <table:table-cell table:style-name="ce19" table:formula="oooc:=[.$B470]*10+650+[.T$2]*8" office:value-type="float" office:value="854">
            <text:p>854 kg</text:p>
          </table:table-cell>
          <table:table-cell table:style-name="ce19" table:formula="oooc:=[.$B470]*10+650+[.U$2]*8" office:value-type="float" office:value="862">
            <text:p>862 kg</text:p>
          </table:table-cell>
          <table:table-cell table:style-name="ce19" table:formula="oooc:=[.$B470]*10+650+[.V$2]*8" office:value-type="float" office:value="870">
            <text:p>870 kg</text:p>
          </table:table-cell>
          <table:table-cell table:style-name="ce19" table:formula="oooc:=[.$B470]*10+650+[.W$2]*8" office:value-type="float" office:value="878">
            <text:p>878 kg</text:p>
          </table:table-cell>
          <table:table-cell table:style-name="ce19" table:formula="oooc:=[.$B470]*10+650+[.X$2]*8" office:value-type="float" office:value="886">
            <text:p>886 kg</text:p>
          </table:table-cell>
          <table:table-cell table:style-name="ce19" table:formula="oooc:=[.$B470]*10+650+[.Y$2]*8" office:value-type="float" office:value="894">
            <text:p>894 kg</text:p>
          </table:table-cell>
          <table:table-cell table:style-name="ce19" table:formula="oooc:=[.$B470]*10+650+[.Z$2]*8" office:value-type="float" office:value="902">
            <text:p>902 kg</text:p>
          </table:table-cell>
          <table:table-cell table:style-name="ce19" table:formula="oooc:=[.$B470]*10+650+[.AA$2]*8" office:value-type="float" office:value="910">
            <text:p>910 kg</text:p>
          </table:table-cell>
          <table:table-cell table:style-name="ce19" table:formula="oooc:=[.$B470]*10+650+[.AB$2]*8" office:value-type="float" office:value="918">
            <text:p>918 kg</text:p>
          </table:table-cell>
          <table:table-cell table:style-name="ce19" table:formula="oooc:=[.$B470]*10+650+[.AC$2]*8" office:value-type="float" office:value="926">
            <text:p>926 kg</text:p>
          </table:table-cell>
          <table:table-cell table:style-name="ce19" table:formula="oooc:=[.$B470]*10+650+[.AD$2]*8" office:value-type="float" office:value="934">
            <text:p>934 kg</text:p>
          </table:table-cell>
          <table:table-cell table:style-name="ce19" table:formula="oooc:=[.$B470]*10+650+[.AE$2]*8" office:value-type="float" office:value="942">
            <text:p>942 kg</text:p>
          </table:table-cell>
          <table:table-cell table:style-name="ce19" table:formula="oooc:=[.$B470]*10+650+[.AF$2]*8" office:value-type="float" office:value="950">
            <text:p>9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7">
            <text:p>7</text:p>
          </table:table-cell>
          <table:table-cell table:style-name="ce19" table:formula="oooc:=[.$B471]*10+650+[.C$2]*8" office:value-type="float" office:value="728">
            <text:p>728 kg</text:p>
          </table:table-cell>
          <table:table-cell table:style-name="ce19" table:formula="oooc:=[.$B471]*10+650+[.D$2]*8" office:value-type="float" office:value="736">
            <text:p>736 kg</text:p>
          </table:table-cell>
          <table:table-cell table:style-name="ce19" table:formula="oooc:=[.$B471]*10+650+[.E$2]*8" office:value-type="float" office:value="744">
            <text:p>744 kg</text:p>
          </table:table-cell>
          <table:table-cell table:style-name="ce19" table:formula="oooc:=[.$B471]*10+650+[.F$2]*8" office:value-type="float" office:value="752">
            <text:p>752 kg</text:p>
          </table:table-cell>
          <table:table-cell table:style-name="ce19" table:formula="oooc:=[.$B471]*10+650+[.G$2]*8" office:value-type="float" office:value="760">
            <text:p>760 kg</text:p>
          </table:table-cell>
          <table:table-cell table:style-name="ce19" table:formula="oooc:=[.$B471]*10+650+[.H$2]*8" office:value-type="float" office:value="768">
            <text:p>768 kg</text:p>
          </table:table-cell>
          <table:table-cell table:style-name="ce19" table:formula="oooc:=[.$B471]*10+650+[.I$2]*8" office:value-type="float" office:value="776">
            <text:p>776 kg</text:p>
          </table:table-cell>
          <table:table-cell table:style-name="ce19" table:formula="oooc:=[.$B471]*10+650+[.J$2]*8" office:value-type="float" office:value="784">
            <text:p>784 kg</text:p>
          </table:table-cell>
          <table:table-cell table:style-name="ce19" table:formula="oooc:=[.$B471]*10+650+[.K$2]*8" office:value-type="float" office:value="792">
            <text:p>792 kg</text:p>
          </table:table-cell>
          <table:table-cell table:style-name="ce19" table:formula="oooc:=[.$B471]*10+650+[.L$2]*8" office:value-type="float" office:value="800">
            <text:p>800 kg</text:p>
          </table:table-cell>
          <table:table-cell table:style-name="ce19" table:formula="oooc:=[.$B471]*10+650+[.M$2]*8" office:value-type="float" office:value="808">
            <text:p>808 kg</text:p>
          </table:table-cell>
          <table:table-cell table:style-name="ce19" table:formula="oooc:=[.$B471]*10+650+[.N$2]*8" office:value-type="float" office:value="816">
            <text:p>816 kg</text:p>
          </table:table-cell>
          <table:table-cell table:style-name="ce19" table:formula="oooc:=[.$B471]*10+650+[.O$2]*8" office:value-type="float" office:value="824">
            <text:p>824 kg</text:p>
          </table:table-cell>
          <table:table-cell table:style-name="ce19" table:formula="oooc:=[.$B471]*10+650+[.P$2]*8" office:value-type="float" office:value="832">
            <text:p>832 kg</text:p>
          </table:table-cell>
          <table:table-cell table:style-name="ce19" table:formula="oooc:=[.$B471]*10+650+[.Q$2]*8" office:value-type="float" office:value="840">
            <text:p>840 kg</text:p>
          </table:table-cell>
          <table:table-cell table:style-name="ce19" table:formula="oooc:=[.$B471]*10+650+[.R$2]*8" office:value-type="float" office:value="848">
            <text:p>848 kg</text:p>
          </table:table-cell>
          <table:table-cell table:style-name="ce19" table:formula="oooc:=[.$B471]*10+650+[.S$2]*8" office:value-type="float" office:value="856">
            <text:p>856 kg</text:p>
          </table:table-cell>
          <table:table-cell table:style-name="ce19" table:formula="oooc:=[.$B471]*10+650+[.T$2]*8" office:value-type="float" office:value="864">
            <text:p>864 kg</text:p>
          </table:table-cell>
          <table:table-cell table:style-name="ce19" table:formula="oooc:=[.$B471]*10+650+[.U$2]*8" office:value-type="float" office:value="872">
            <text:p>872 kg</text:p>
          </table:table-cell>
          <table:table-cell table:style-name="ce19" table:formula="oooc:=[.$B471]*10+650+[.V$2]*8" office:value-type="float" office:value="880">
            <text:p>880 kg</text:p>
          </table:table-cell>
          <table:table-cell table:style-name="ce19" table:formula="oooc:=[.$B471]*10+650+[.W$2]*8" office:value-type="float" office:value="888">
            <text:p>888 kg</text:p>
          </table:table-cell>
          <table:table-cell table:style-name="ce19" table:formula="oooc:=[.$B471]*10+650+[.X$2]*8" office:value-type="float" office:value="896">
            <text:p>896 kg</text:p>
          </table:table-cell>
          <table:table-cell table:style-name="ce19" table:formula="oooc:=[.$B471]*10+650+[.Y$2]*8" office:value-type="float" office:value="904">
            <text:p>904 kg</text:p>
          </table:table-cell>
          <table:table-cell table:style-name="ce19" table:formula="oooc:=[.$B471]*10+650+[.Z$2]*8" office:value-type="float" office:value="912">
            <text:p>912 kg</text:p>
          </table:table-cell>
          <table:table-cell table:style-name="ce19" table:formula="oooc:=[.$B471]*10+650+[.AA$2]*8" office:value-type="float" office:value="920">
            <text:p>920 kg</text:p>
          </table:table-cell>
          <table:table-cell table:style-name="ce19" table:formula="oooc:=[.$B471]*10+650+[.AB$2]*8" office:value-type="float" office:value="928">
            <text:p>928 kg</text:p>
          </table:table-cell>
          <table:table-cell table:style-name="ce19" table:formula="oooc:=[.$B471]*10+650+[.AC$2]*8" office:value-type="float" office:value="936">
            <text:p>936 kg</text:p>
          </table:table-cell>
          <table:table-cell table:style-name="ce19" table:formula="oooc:=[.$B471]*10+650+[.AD$2]*8" office:value-type="float" office:value="944">
            <text:p>944 kg</text:p>
          </table:table-cell>
          <table:table-cell table:style-name="ce19" table:formula="oooc:=[.$B471]*10+650+[.AE$2]*8" office:value-type="float" office:value="952">
            <text:p>952 kg</text:p>
          </table:table-cell>
          <table:table-cell table:style-name="ce19" table:formula="oooc:=[.$B471]*10+650+[.AF$2]*8" office:value-type="float" office:value="960">
            <text:p>9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8">
            <text:p>8</text:p>
          </table:table-cell>
          <table:table-cell table:style-name="ce19" table:formula="oooc:=[.$B472]*10+650+[.C$2]*8" office:value-type="float" office:value="738">
            <text:p>738 kg</text:p>
          </table:table-cell>
          <table:table-cell table:style-name="ce19" table:formula="oooc:=[.$B472]*10+650+[.D$2]*8" office:value-type="float" office:value="746">
            <text:p>746 kg</text:p>
          </table:table-cell>
          <table:table-cell table:style-name="ce19" table:formula="oooc:=[.$B472]*10+650+[.E$2]*8" office:value-type="float" office:value="754">
            <text:p>754 kg</text:p>
          </table:table-cell>
          <table:table-cell table:style-name="ce19" table:formula="oooc:=[.$B472]*10+650+[.F$2]*8" office:value-type="float" office:value="762">
            <text:p>762 kg</text:p>
          </table:table-cell>
          <table:table-cell table:style-name="ce19" table:formula="oooc:=[.$B472]*10+650+[.G$2]*8" office:value-type="float" office:value="770">
            <text:p>770 kg</text:p>
          </table:table-cell>
          <table:table-cell table:style-name="ce19" table:formula="oooc:=[.$B472]*10+650+[.H$2]*8" office:value-type="float" office:value="778">
            <text:p>778 kg</text:p>
          </table:table-cell>
          <table:table-cell table:style-name="ce19" table:formula="oooc:=[.$B472]*10+650+[.I$2]*8" office:value-type="float" office:value="786">
            <text:p>786 kg</text:p>
          </table:table-cell>
          <table:table-cell table:style-name="ce19" table:formula="oooc:=[.$B472]*10+650+[.J$2]*8" office:value-type="float" office:value="794">
            <text:p>794 kg</text:p>
          </table:table-cell>
          <table:table-cell table:style-name="ce19" table:formula="oooc:=[.$B472]*10+650+[.K$2]*8" office:value-type="float" office:value="802">
            <text:p>802 kg</text:p>
          </table:table-cell>
          <table:table-cell table:style-name="ce19" table:formula="oooc:=[.$B472]*10+650+[.L$2]*8" office:value-type="float" office:value="810">
            <text:p>810 kg</text:p>
          </table:table-cell>
          <table:table-cell table:style-name="ce19" table:formula="oooc:=[.$B472]*10+650+[.M$2]*8" office:value-type="float" office:value="818">
            <text:p>818 kg</text:p>
          </table:table-cell>
          <table:table-cell table:style-name="ce19" table:formula="oooc:=[.$B472]*10+650+[.N$2]*8" office:value-type="float" office:value="826">
            <text:p>826 kg</text:p>
          </table:table-cell>
          <table:table-cell table:style-name="ce19" table:formula="oooc:=[.$B472]*10+650+[.O$2]*8" office:value-type="float" office:value="834">
            <text:p>834 kg</text:p>
          </table:table-cell>
          <table:table-cell table:style-name="ce19" table:formula="oooc:=[.$B472]*10+650+[.P$2]*8" office:value-type="float" office:value="842">
            <text:p>842 kg</text:p>
          </table:table-cell>
          <table:table-cell table:style-name="ce19" table:formula="oooc:=[.$B472]*10+650+[.Q$2]*8" office:value-type="float" office:value="850">
            <text:p>850 kg</text:p>
          </table:table-cell>
          <table:table-cell table:style-name="ce19" table:formula="oooc:=[.$B472]*10+650+[.R$2]*8" office:value-type="float" office:value="858">
            <text:p>858 kg</text:p>
          </table:table-cell>
          <table:table-cell table:style-name="ce19" table:formula="oooc:=[.$B472]*10+650+[.S$2]*8" office:value-type="float" office:value="866">
            <text:p>866 kg</text:p>
          </table:table-cell>
          <table:table-cell table:style-name="ce19" table:formula="oooc:=[.$B472]*10+650+[.T$2]*8" office:value-type="float" office:value="874">
            <text:p>874 kg</text:p>
          </table:table-cell>
          <table:table-cell table:style-name="ce19" table:formula="oooc:=[.$B472]*10+650+[.U$2]*8" office:value-type="float" office:value="882">
            <text:p>882 kg</text:p>
          </table:table-cell>
          <table:table-cell table:style-name="ce19" table:formula="oooc:=[.$B472]*10+650+[.V$2]*8" office:value-type="float" office:value="890">
            <text:p>890 kg</text:p>
          </table:table-cell>
          <table:table-cell table:style-name="ce19" table:formula="oooc:=[.$B472]*10+650+[.W$2]*8" office:value-type="float" office:value="898">
            <text:p>898 kg</text:p>
          </table:table-cell>
          <table:table-cell table:style-name="ce19" table:formula="oooc:=[.$B472]*10+650+[.X$2]*8" office:value-type="float" office:value="906">
            <text:p>906 kg</text:p>
          </table:table-cell>
          <table:table-cell table:style-name="ce19" table:formula="oooc:=[.$B472]*10+650+[.Y$2]*8" office:value-type="float" office:value="914">
            <text:p>914 kg</text:p>
          </table:table-cell>
          <table:table-cell table:style-name="ce19" table:formula="oooc:=[.$B472]*10+650+[.Z$2]*8" office:value-type="float" office:value="922">
            <text:p>922 kg</text:p>
          </table:table-cell>
          <table:table-cell table:style-name="ce19" table:formula="oooc:=[.$B472]*10+650+[.AA$2]*8" office:value-type="float" office:value="930">
            <text:p>930 kg</text:p>
          </table:table-cell>
          <table:table-cell table:style-name="ce19" table:formula="oooc:=[.$B472]*10+650+[.AB$2]*8" office:value-type="float" office:value="938">
            <text:p>938 kg</text:p>
          </table:table-cell>
          <table:table-cell table:style-name="ce19" table:formula="oooc:=[.$B472]*10+650+[.AC$2]*8" office:value-type="float" office:value="946">
            <text:p>946 kg</text:p>
          </table:table-cell>
          <table:table-cell table:style-name="ce19" table:formula="oooc:=[.$B472]*10+650+[.AD$2]*8" office:value-type="float" office:value="954">
            <text:p>954 kg</text:p>
          </table:table-cell>
          <table:table-cell table:style-name="ce19" table:formula="oooc:=[.$B472]*10+650+[.AE$2]*8" office:value-type="float" office:value="962">
            <text:p>962 kg</text:p>
          </table:table-cell>
          <table:table-cell table:style-name="ce19" table:formula="oooc:=[.$B472]*10+650+[.AF$2]*8" office:value-type="float" office:value="970">
            <text:p>9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9">
            <text:p>9</text:p>
          </table:table-cell>
          <table:table-cell table:style-name="ce19" table:formula="oooc:=[.$B473]*10+650+[.C$2]*8" office:value-type="float" office:value="748">
            <text:p>748 kg</text:p>
          </table:table-cell>
          <table:table-cell table:style-name="ce19" table:formula="oooc:=[.$B473]*10+650+[.D$2]*8" office:value-type="float" office:value="756">
            <text:p>756 kg</text:p>
          </table:table-cell>
          <table:table-cell table:style-name="ce19" table:formula="oooc:=[.$B473]*10+650+[.E$2]*8" office:value-type="float" office:value="764">
            <text:p>764 kg</text:p>
          </table:table-cell>
          <table:table-cell table:style-name="ce19" table:formula="oooc:=[.$B473]*10+650+[.F$2]*8" office:value-type="float" office:value="772">
            <text:p>772 kg</text:p>
          </table:table-cell>
          <table:table-cell table:style-name="ce19" table:formula="oooc:=[.$B473]*10+650+[.G$2]*8" office:value-type="float" office:value="780">
            <text:p>780 kg</text:p>
          </table:table-cell>
          <table:table-cell table:style-name="ce19" table:formula="oooc:=[.$B473]*10+650+[.H$2]*8" office:value-type="float" office:value="788">
            <text:p>788 kg</text:p>
          </table:table-cell>
          <table:table-cell table:style-name="ce19" table:formula="oooc:=[.$B473]*10+650+[.I$2]*8" office:value-type="float" office:value="796">
            <text:p>796 kg</text:p>
          </table:table-cell>
          <table:table-cell table:style-name="ce19" table:formula="oooc:=[.$B473]*10+650+[.J$2]*8" office:value-type="float" office:value="804">
            <text:p>804 kg</text:p>
          </table:table-cell>
          <table:table-cell table:style-name="ce19" table:formula="oooc:=[.$B473]*10+650+[.K$2]*8" office:value-type="float" office:value="812">
            <text:p>812 kg</text:p>
          </table:table-cell>
          <table:table-cell table:style-name="ce19" table:formula="oooc:=[.$B473]*10+650+[.L$2]*8" office:value-type="float" office:value="820">
            <text:p>820 kg</text:p>
          </table:table-cell>
          <table:table-cell table:style-name="ce19" table:formula="oooc:=[.$B473]*10+650+[.M$2]*8" office:value-type="float" office:value="828">
            <text:p>828 kg</text:p>
          </table:table-cell>
          <table:table-cell table:style-name="ce19" table:formula="oooc:=[.$B473]*10+650+[.N$2]*8" office:value-type="float" office:value="836">
            <text:p>836 kg</text:p>
          </table:table-cell>
          <table:table-cell table:style-name="ce19" table:formula="oooc:=[.$B473]*10+650+[.O$2]*8" office:value-type="float" office:value="844">
            <text:p>844 kg</text:p>
          </table:table-cell>
          <table:table-cell table:style-name="ce19" table:formula="oooc:=[.$B473]*10+650+[.P$2]*8" office:value-type="float" office:value="852">
            <text:p>852 kg</text:p>
          </table:table-cell>
          <table:table-cell table:style-name="ce19" table:formula="oooc:=[.$B473]*10+650+[.Q$2]*8" office:value-type="float" office:value="860">
            <text:p>860 kg</text:p>
          </table:table-cell>
          <table:table-cell table:style-name="ce19" table:formula="oooc:=[.$B473]*10+650+[.R$2]*8" office:value-type="float" office:value="868">
            <text:p>868 kg</text:p>
          </table:table-cell>
          <table:table-cell table:style-name="ce19" table:formula="oooc:=[.$B473]*10+650+[.S$2]*8" office:value-type="float" office:value="876">
            <text:p>876 kg</text:p>
          </table:table-cell>
          <table:table-cell table:style-name="ce19" table:formula="oooc:=[.$B473]*10+650+[.T$2]*8" office:value-type="float" office:value="884">
            <text:p>884 kg</text:p>
          </table:table-cell>
          <table:table-cell table:style-name="ce19" table:formula="oooc:=[.$B473]*10+650+[.U$2]*8" office:value-type="float" office:value="892">
            <text:p>892 kg</text:p>
          </table:table-cell>
          <table:table-cell table:style-name="ce19" table:formula="oooc:=[.$B473]*10+650+[.V$2]*8" office:value-type="float" office:value="900">
            <text:p>900 kg</text:p>
          </table:table-cell>
          <table:table-cell table:style-name="ce19" table:formula="oooc:=[.$B473]*10+650+[.W$2]*8" office:value-type="float" office:value="908">
            <text:p>908 kg</text:p>
          </table:table-cell>
          <table:table-cell table:style-name="ce19" table:formula="oooc:=[.$B473]*10+650+[.X$2]*8" office:value-type="float" office:value="916">
            <text:p>916 kg</text:p>
          </table:table-cell>
          <table:table-cell table:style-name="ce19" table:formula="oooc:=[.$B473]*10+650+[.Y$2]*8" office:value-type="float" office:value="924">
            <text:p>924 kg</text:p>
          </table:table-cell>
          <table:table-cell table:style-name="ce19" table:formula="oooc:=[.$B473]*10+650+[.Z$2]*8" office:value-type="float" office:value="932">
            <text:p>932 kg</text:p>
          </table:table-cell>
          <table:table-cell table:style-name="ce19" table:formula="oooc:=[.$B473]*10+650+[.AA$2]*8" office:value-type="float" office:value="940">
            <text:p>940 kg</text:p>
          </table:table-cell>
          <table:table-cell table:style-name="ce19" table:formula="oooc:=[.$B473]*10+650+[.AB$2]*8" office:value-type="float" office:value="948">
            <text:p>948 kg</text:p>
          </table:table-cell>
          <table:table-cell table:style-name="ce19" table:formula="oooc:=[.$B473]*10+650+[.AC$2]*8" office:value-type="float" office:value="956">
            <text:p>956 kg</text:p>
          </table:table-cell>
          <table:table-cell table:style-name="ce19" table:formula="oooc:=[.$B473]*10+650+[.AD$2]*8" office:value-type="float" office:value="964">
            <text:p>964 kg</text:p>
          </table:table-cell>
          <table:table-cell table:style-name="ce19" table:formula="oooc:=[.$B473]*10+650+[.AE$2]*8" office:value-type="float" office:value="972">
            <text:p>972 kg</text:p>
          </table:table-cell>
          <table:table-cell table:style-name="ce19" table:formula="oooc:=[.$B473]*10+650+[.AF$2]*8" office:value-type="float" office:value="980">
            <text:p>9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0">
            <text:p>10</text:p>
          </table:table-cell>
          <table:table-cell table:style-name="ce19" table:formula="oooc:=[.$B474]*10+650+[.C$2]*8" office:value-type="float" office:value="758">
            <text:p>758 kg</text:p>
          </table:table-cell>
          <table:table-cell table:style-name="ce19" table:formula="oooc:=[.$B474]*10+650+[.D$2]*8" office:value-type="float" office:value="766">
            <text:p>766 kg</text:p>
          </table:table-cell>
          <table:table-cell table:style-name="ce19" table:formula="oooc:=[.$B474]*10+650+[.E$2]*8" office:value-type="float" office:value="774">
            <text:p>774 kg</text:p>
          </table:table-cell>
          <table:table-cell table:style-name="ce19" table:formula="oooc:=[.$B474]*10+650+[.F$2]*8" office:value-type="float" office:value="782">
            <text:p>782 kg</text:p>
          </table:table-cell>
          <table:table-cell table:style-name="ce19" table:formula="oooc:=[.$B474]*10+650+[.G$2]*8" office:value-type="float" office:value="790">
            <text:p>790 kg</text:p>
          </table:table-cell>
          <table:table-cell table:style-name="ce19" table:formula="oooc:=[.$B474]*10+650+[.H$2]*8" office:value-type="float" office:value="798">
            <text:p>798 kg</text:p>
          </table:table-cell>
          <table:table-cell table:style-name="ce19" table:formula="oooc:=[.$B474]*10+650+[.I$2]*8" office:value-type="float" office:value="806">
            <text:p>806 kg</text:p>
          </table:table-cell>
          <table:table-cell table:style-name="ce19" table:formula="oooc:=[.$B474]*10+650+[.J$2]*8" office:value-type="float" office:value="814">
            <text:p>814 kg</text:p>
          </table:table-cell>
          <table:table-cell table:style-name="ce19" table:formula="oooc:=[.$B474]*10+650+[.K$2]*8" office:value-type="float" office:value="822">
            <text:p>822 kg</text:p>
          </table:table-cell>
          <table:table-cell table:style-name="ce19" table:formula="oooc:=[.$B474]*10+650+[.L$2]*8" office:value-type="float" office:value="830">
            <text:p>830 kg</text:p>
          </table:table-cell>
          <table:table-cell table:style-name="ce19" table:formula="oooc:=[.$B474]*10+650+[.M$2]*8" office:value-type="float" office:value="838">
            <text:p>838 kg</text:p>
          </table:table-cell>
          <table:table-cell table:style-name="ce19" table:formula="oooc:=[.$B474]*10+650+[.N$2]*8" office:value-type="float" office:value="846">
            <text:p>846 kg</text:p>
          </table:table-cell>
          <table:table-cell table:style-name="ce19" table:formula="oooc:=[.$B474]*10+650+[.O$2]*8" office:value-type="float" office:value="854">
            <text:p>854 kg</text:p>
          </table:table-cell>
          <table:table-cell table:style-name="ce19" table:formula="oooc:=[.$B474]*10+650+[.P$2]*8" office:value-type="float" office:value="862">
            <text:p>862 kg</text:p>
          </table:table-cell>
          <table:table-cell table:style-name="ce19" table:formula="oooc:=[.$B474]*10+650+[.Q$2]*8" office:value-type="float" office:value="870">
            <text:p>870 kg</text:p>
          </table:table-cell>
          <table:table-cell table:style-name="ce19" table:formula="oooc:=[.$B474]*10+650+[.R$2]*8" office:value-type="float" office:value="878">
            <text:p>878 kg</text:p>
          </table:table-cell>
          <table:table-cell table:style-name="ce19" table:formula="oooc:=[.$B474]*10+650+[.S$2]*8" office:value-type="float" office:value="886">
            <text:p>886 kg</text:p>
          </table:table-cell>
          <table:table-cell table:style-name="ce19" table:formula="oooc:=[.$B474]*10+650+[.T$2]*8" office:value-type="float" office:value="894">
            <text:p>894 kg</text:p>
          </table:table-cell>
          <table:table-cell table:style-name="ce19" table:formula="oooc:=[.$B474]*10+650+[.U$2]*8" office:value-type="float" office:value="902">
            <text:p>902 kg</text:p>
          </table:table-cell>
          <table:table-cell table:style-name="ce19" table:formula="oooc:=[.$B474]*10+650+[.V$2]*8" office:value-type="float" office:value="910">
            <text:p>910 kg</text:p>
          </table:table-cell>
          <table:table-cell table:style-name="ce19" table:formula="oooc:=[.$B474]*10+650+[.W$2]*8" office:value-type="float" office:value="918">
            <text:p>918 kg</text:p>
          </table:table-cell>
          <table:table-cell table:style-name="ce19" table:formula="oooc:=[.$B474]*10+650+[.X$2]*8" office:value-type="float" office:value="926">
            <text:p>926 kg</text:p>
          </table:table-cell>
          <table:table-cell table:style-name="ce19" table:formula="oooc:=[.$B474]*10+650+[.Y$2]*8" office:value-type="float" office:value="934">
            <text:p>934 kg</text:p>
          </table:table-cell>
          <table:table-cell table:style-name="ce19" table:formula="oooc:=[.$B474]*10+650+[.Z$2]*8" office:value-type="float" office:value="942">
            <text:p>942 kg</text:p>
          </table:table-cell>
          <table:table-cell table:style-name="ce19" table:formula="oooc:=[.$B474]*10+650+[.AA$2]*8" office:value-type="float" office:value="950">
            <text:p>950 kg</text:p>
          </table:table-cell>
          <table:table-cell table:style-name="ce19" table:formula="oooc:=[.$B474]*10+650+[.AB$2]*8" office:value-type="float" office:value="958">
            <text:p>958 kg</text:p>
          </table:table-cell>
          <table:table-cell table:style-name="ce19" table:formula="oooc:=[.$B474]*10+650+[.AC$2]*8" office:value-type="float" office:value="966">
            <text:p>966 kg</text:p>
          </table:table-cell>
          <table:table-cell table:style-name="ce19" table:formula="oooc:=[.$B474]*10+650+[.AD$2]*8" office:value-type="float" office:value="974">
            <text:p>974 kg</text:p>
          </table:table-cell>
          <table:table-cell table:style-name="ce19" table:formula="oooc:=[.$B474]*10+650+[.AE$2]*8" office:value-type="float" office:value="982">
            <text:p>982 kg</text:p>
          </table:table-cell>
          <table:table-cell table:style-name="ce19" table:formula="oooc:=[.$B474]*10+650+[.AF$2]*8" office:value-type="float" office:value="990">
            <text:p>9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1">
            <text:p>11</text:p>
          </table:table-cell>
          <table:table-cell table:style-name="ce19" table:formula="oooc:=[.$B475]*10+650+[.C$2]*8" office:value-type="float" office:value="768">
            <text:p>768 kg</text:p>
          </table:table-cell>
          <table:table-cell table:style-name="ce19" table:formula="oooc:=[.$B475]*10+650+[.D$2]*8" office:value-type="float" office:value="776">
            <text:p>776 kg</text:p>
          </table:table-cell>
          <table:table-cell table:style-name="ce19" table:formula="oooc:=[.$B475]*10+650+[.E$2]*8" office:value-type="float" office:value="784">
            <text:p>784 kg</text:p>
          </table:table-cell>
          <table:table-cell table:style-name="ce19" table:formula="oooc:=[.$B475]*10+650+[.F$2]*8" office:value-type="float" office:value="792">
            <text:p>792 kg</text:p>
          </table:table-cell>
          <table:table-cell table:style-name="ce19" table:formula="oooc:=[.$B475]*10+650+[.G$2]*8" office:value-type="float" office:value="800">
            <text:p>800 kg</text:p>
          </table:table-cell>
          <table:table-cell table:style-name="ce19" table:formula="oooc:=[.$B475]*10+650+[.H$2]*8" office:value-type="float" office:value="808">
            <text:p>808 kg</text:p>
          </table:table-cell>
          <table:table-cell table:style-name="ce19" table:formula="oooc:=[.$B475]*10+650+[.I$2]*8" office:value-type="float" office:value="816">
            <text:p>816 kg</text:p>
          </table:table-cell>
          <table:table-cell table:style-name="ce19" table:formula="oooc:=[.$B475]*10+650+[.J$2]*8" office:value-type="float" office:value="824">
            <text:p>824 kg</text:p>
          </table:table-cell>
          <table:table-cell table:style-name="ce19" table:formula="oooc:=[.$B475]*10+650+[.K$2]*8" office:value-type="float" office:value="832">
            <text:p>832 kg</text:p>
          </table:table-cell>
          <table:table-cell table:style-name="ce19" table:formula="oooc:=[.$B475]*10+650+[.L$2]*8" office:value-type="float" office:value="840">
            <text:p>840 kg</text:p>
          </table:table-cell>
          <table:table-cell table:style-name="ce19" table:formula="oooc:=[.$B475]*10+650+[.M$2]*8" office:value-type="float" office:value="848">
            <text:p>848 kg</text:p>
          </table:table-cell>
          <table:table-cell table:style-name="ce19" table:formula="oooc:=[.$B475]*10+650+[.N$2]*8" office:value-type="float" office:value="856">
            <text:p>856 kg</text:p>
          </table:table-cell>
          <table:table-cell table:style-name="ce19" table:formula="oooc:=[.$B475]*10+650+[.O$2]*8" office:value-type="float" office:value="864">
            <text:p>864 kg</text:p>
          </table:table-cell>
          <table:table-cell table:style-name="ce19" table:formula="oooc:=[.$B475]*10+650+[.P$2]*8" office:value-type="float" office:value="872">
            <text:p>872 kg</text:p>
          </table:table-cell>
          <table:table-cell table:style-name="ce19" table:formula="oooc:=[.$B475]*10+650+[.Q$2]*8" office:value-type="float" office:value="880">
            <text:p>880 kg</text:p>
          </table:table-cell>
          <table:table-cell table:style-name="ce19" table:formula="oooc:=[.$B475]*10+650+[.R$2]*8" office:value-type="float" office:value="888">
            <text:p>888 kg</text:p>
          </table:table-cell>
          <table:table-cell table:style-name="ce19" table:formula="oooc:=[.$B475]*10+650+[.S$2]*8" office:value-type="float" office:value="896">
            <text:p>896 kg</text:p>
          </table:table-cell>
          <table:table-cell table:style-name="ce19" table:formula="oooc:=[.$B475]*10+650+[.T$2]*8" office:value-type="float" office:value="904">
            <text:p>904 kg</text:p>
          </table:table-cell>
          <table:table-cell table:style-name="ce19" table:formula="oooc:=[.$B475]*10+650+[.U$2]*8" office:value-type="float" office:value="912">
            <text:p>912 kg</text:p>
          </table:table-cell>
          <table:table-cell table:style-name="ce19" table:formula="oooc:=[.$B475]*10+650+[.V$2]*8" office:value-type="float" office:value="920">
            <text:p>920 kg</text:p>
          </table:table-cell>
          <table:table-cell table:style-name="ce19" table:formula="oooc:=[.$B475]*10+650+[.W$2]*8" office:value-type="float" office:value="928">
            <text:p>928 kg</text:p>
          </table:table-cell>
          <table:table-cell table:style-name="ce19" table:formula="oooc:=[.$B475]*10+650+[.X$2]*8" office:value-type="float" office:value="936">
            <text:p>936 kg</text:p>
          </table:table-cell>
          <table:table-cell table:style-name="ce19" table:formula="oooc:=[.$B475]*10+650+[.Y$2]*8" office:value-type="float" office:value="944">
            <text:p>944 kg</text:p>
          </table:table-cell>
          <table:table-cell table:style-name="ce19" table:formula="oooc:=[.$B475]*10+650+[.Z$2]*8" office:value-type="float" office:value="952">
            <text:p>952 kg</text:p>
          </table:table-cell>
          <table:table-cell table:style-name="ce19" table:formula="oooc:=[.$B475]*10+650+[.AA$2]*8" office:value-type="float" office:value="960">
            <text:p>960 kg</text:p>
          </table:table-cell>
          <table:table-cell table:style-name="ce19" table:formula="oooc:=[.$B475]*10+650+[.AB$2]*8" office:value-type="float" office:value="968">
            <text:p>968 kg</text:p>
          </table:table-cell>
          <table:table-cell table:style-name="ce19" table:formula="oooc:=[.$B475]*10+650+[.AC$2]*8" office:value-type="float" office:value="976">
            <text:p>976 kg</text:p>
          </table:table-cell>
          <table:table-cell table:style-name="ce19" table:formula="oooc:=[.$B475]*10+650+[.AD$2]*8" office:value-type="float" office:value="984">
            <text:p>984 kg</text:p>
          </table:table-cell>
          <table:table-cell table:style-name="ce19" table:formula="oooc:=[.$B475]*10+650+[.AE$2]*8" office:value-type="float" office:value="992">
            <text:p>992 kg</text:p>
          </table:table-cell>
          <table:table-cell table:style-name="ce19" table:formula="oooc:=[.$B475]*10+650+[.AF$2]*8" office:value-type="float" office:value="1000">
            <text:p>10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2">
            <text:p>12</text:p>
          </table:table-cell>
          <table:table-cell table:style-name="ce19" table:formula="oooc:=[.$B476]*10+650+[.C$2]*8" office:value-type="float" office:value="778">
            <text:p>778 kg</text:p>
          </table:table-cell>
          <table:table-cell table:style-name="ce19" table:formula="oooc:=[.$B476]*10+650+[.D$2]*8" office:value-type="float" office:value="786">
            <text:p>786 kg</text:p>
          </table:table-cell>
          <table:table-cell table:style-name="ce19" table:formula="oooc:=[.$B476]*10+650+[.E$2]*8" office:value-type="float" office:value="794">
            <text:p>794 kg</text:p>
          </table:table-cell>
          <table:table-cell table:style-name="ce19" table:formula="oooc:=[.$B476]*10+650+[.F$2]*8" office:value-type="float" office:value="802">
            <text:p>802 kg</text:p>
          </table:table-cell>
          <table:table-cell table:style-name="ce19" table:formula="oooc:=[.$B476]*10+650+[.G$2]*8" office:value-type="float" office:value="810">
            <text:p>810 kg</text:p>
          </table:table-cell>
          <table:table-cell table:style-name="ce19" table:formula="oooc:=[.$B476]*10+650+[.H$2]*8" office:value-type="float" office:value="818">
            <text:p>818 kg</text:p>
          </table:table-cell>
          <table:table-cell table:style-name="ce19" table:formula="oooc:=[.$B476]*10+650+[.I$2]*8" office:value-type="float" office:value="826">
            <text:p>826 kg</text:p>
          </table:table-cell>
          <table:table-cell table:style-name="ce19" table:formula="oooc:=[.$B476]*10+650+[.J$2]*8" office:value-type="float" office:value="834">
            <text:p>834 kg</text:p>
          </table:table-cell>
          <table:table-cell table:style-name="ce19" table:formula="oooc:=[.$B476]*10+650+[.K$2]*8" office:value-type="float" office:value="842">
            <text:p>842 kg</text:p>
          </table:table-cell>
          <table:table-cell table:style-name="ce19" table:formula="oooc:=[.$B476]*10+650+[.L$2]*8" office:value-type="float" office:value="850">
            <text:p>850 kg</text:p>
          </table:table-cell>
          <table:table-cell table:style-name="ce19" table:formula="oooc:=[.$B476]*10+650+[.M$2]*8" office:value-type="float" office:value="858">
            <text:p>858 kg</text:p>
          </table:table-cell>
          <table:table-cell table:style-name="ce19" table:formula="oooc:=[.$B476]*10+650+[.N$2]*8" office:value-type="float" office:value="866">
            <text:p>866 kg</text:p>
          </table:table-cell>
          <table:table-cell table:style-name="ce19" table:formula="oooc:=[.$B476]*10+650+[.O$2]*8" office:value-type="float" office:value="874">
            <text:p>874 kg</text:p>
          </table:table-cell>
          <table:table-cell table:style-name="ce19" table:formula="oooc:=[.$B476]*10+650+[.P$2]*8" office:value-type="float" office:value="882">
            <text:p>882 kg</text:p>
          </table:table-cell>
          <table:table-cell table:style-name="ce19" table:formula="oooc:=[.$B476]*10+650+[.Q$2]*8" office:value-type="float" office:value="890">
            <text:p>890 kg</text:p>
          </table:table-cell>
          <table:table-cell table:style-name="ce19" table:formula="oooc:=[.$B476]*10+650+[.R$2]*8" office:value-type="float" office:value="898">
            <text:p>898 kg</text:p>
          </table:table-cell>
          <table:table-cell table:style-name="ce19" table:formula="oooc:=[.$B476]*10+650+[.S$2]*8" office:value-type="float" office:value="906">
            <text:p>906 kg</text:p>
          </table:table-cell>
          <table:table-cell table:style-name="ce19" table:formula="oooc:=[.$B476]*10+650+[.T$2]*8" office:value-type="float" office:value="914">
            <text:p>914 kg</text:p>
          </table:table-cell>
          <table:table-cell table:style-name="ce19" table:formula="oooc:=[.$B476]*10+650+[.U$2]*8" office:value-type="float" office:value="922">
            <text:p>922 kg</text:p>
          </table:table-cell>
          <table:table-cell table:style-name="ce19" table:formula="oooc:=[.$B476]*10+650+[.V$2]*8" office:value-type="float" office:value="930">
            <text:p>930 kg</text:p>
          </table:table-cell>
          <table:table-cell table:style-name="ce19" table:formula="oooc:=[.$B476]*10+650+[.W$2]*8" office:value-type="float" office:value="938">
            <text:p>938 kg</text:p>
          </table:table-cell>
          <table:table-cell table:style-name="ce19" table:formula="oooc:=[.$B476]*10+650+[.X$2]*8" office:value-type="float" office:value="946">
            <text:p>946 kg</text:p>
          </table:table-cell>
          <table:table-cell table:style-name="ce19" table:formula="oooc:=[.$B476]*10+650+[.Y$2]*8" office:value-type="float" office:value="954">
            <text:p>954 kg</text:p>
          </table:table-cell>
          <table:table-cell table:style-name="ce19" table:formula="oooc:=[.$B476]*10+650+[.Z$2]*8" office:value-type="float" office:value="962">
            <text:p>962 kg</text:p>
          </table:table-cell>
          <table:table-cell table:style-name="ce19" table:formula="oooc:=[.$B476]*10+650+[.AA$2]*8" office:value-type="float" office:value="970">
            <text:p>970 kg</text:p>
          </table:table-cell>
          <table:table-cell table:style-name="ce19" table:formula="oooc:=[.$B476]*10+650+[.AB$2]*8" office:value-type="float" office:value="978">
            <text:p>978 kg</text:p>
          </table:table-cell>
          <table:table-cell table:style-name="ce19" table:formula="oooc:=[.$B476]*10+650+[.AC$2]*8" office:value-type="float" office:value="986">
            <text:p>986 kg</text:p>
          </table:table-cell>
          <table:table-cell table:style-name="ce19" table:formula="oooc:=[.$B476]*10+650+[.AD$2]*8" office:value-type="float" office:value="994">
            <text:p>994 kg</text:p>
          </table:table-cell>
          <table:table-cell table:style-name="ce19" table:formula="oooc:=[.$B476]*10+650+[.AE$2]*8" office:value-type="float" office:value="1002">
            <text:p>1002 kg</text:p>
          </table:table-cell>
          <table:table-cell table:style-name="ce19" table:formula="oooc:=[.$B476]*10+650+[.AF$2]*8" office:value-type="float" office:value="1010">
            <text:p>10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3">
            <text:p>13</text:p>
          </table:table-cell>
          <table:table-cell table:style-name="ce19" table:formula="oooc:=[.$B477]*10+650+[.C$2]*8" office:value-type="float" office:value="788">
            <text:p>788 kg</text:p>
          </table:table-cell>
          <table:table-cell table:style-name="ce19" table:formula="oooc:=[.$B477]*10+650+[.D$2]*8" office:value-type="float" office:value="796">
            <text:p>796 kg</text:p>
          </table:table-cell>
          <table:table-cell table:style-name="ce19" table:formula="oooc:=[.$B477]*10+650+[.E$2]*8" office:value-type="float" office:value="804">
            <text:p>804 kg</text:p>
          </table:table-cell>
          <table:table-cell table:style-name="ce19" table:formula="oooc:=[.$B477]*10+650+[.F$2]*8" office:value-type="float" office:value="812">
            <text:p>812 kg</text:p>
          </table:table-cell>
          <table:table-cell table:style-name="ce19" table:formula="oooc:=[.$B477]*10+650+[.G$2]*8" office:value-type="float" office:value="820">
            <text:p>820 kg</text:p>
          </table:table-cell>
          <table:table-cell table:style-name="ce19" table:formula="oooc:=[.$B477]*10+650+[.H$2]*8" office:value-type="float" office:value="828">
            <text:p>828 kg</text:p>
          </table:table-cell>
          <table:table-cell table:style-name="ce19" table:formula="oooc:=[.$B477]*10+650+[.I$2]*8" office:value-type="float" office:value="836">
            <text:p>836 kg</text:p>
          </table:table-cell>
          <table:table-cell table:style-name="ce19" table:formula="oooc:=[.$B477]*10+650+[.J$2]*8" office:value-type="float" office:value="844">
            <text:p>844 kg</text:p>
          </table:table-cell>
          <table:table-cell table:style-name="ce19" table:formula="oooc:=[.$B477]*10+650+[.K$2]*8" office:value-type="float" office:value="852">
            <text:p>852 kg</text:p>
          </table:table-cell>
          <table:table-cell table:style-name="ce19" table:formula="oooc:=[.$B477]*10+650+[.L$2]*8" office:value-type="float" office:value="860">
            <text:p>860 kg</text:p>
          </table:table-cell>
          <table:table-cell table:style-name="ce19" table:formula="oooc:=[.$B477]*10+650+[.M$2]*8" office:value-type="float" office:value="868">
            <text:p>868 kg</text:p>
          </table:table-cell>
          <table:table-cell table:style-name="ce19" table:formula="oooc:=[.$B477]*10+650+[.N$2]*8" office:value-type="float" office:value="876">
            <text:p>876 kg</text:p>
          </table:table-cell>
          <table:table-cell table:style-name="ce19" table:formula="oooc:=[.$B477]*10+650+[.O$2]*8" office:value-type="float" office:value="884">
            <text:p>884 kg</text:p>
          </table:table-cell>
          <table:table-cell table:style-name="ce19" table:formula="oooc:=[.$B477]*10+650+[.P$2]*8" office:value-type="float" office:value="892">
            <text:p>892 kg</text:p>
          </table:table-cell>
          <table:table-cell table:style-name="ce19" table:formula="oooc:=[.$B477]*10+650+[.Q$2]*8" office:value-type="float" office:value="900">
            <text:p>900 kg</text:p>
          </table:table-cell>
          <table:table-cell table:style-name="ce19" table:formula="oooc:=[.$B477]*10+650+[.R$2]*8" office:value-type="float" office:value="908">
            <text:p>908 kg</text:p>
          </table:table-cell>
          <table:table-cell table:style-name="ce19" table:formula="oooc:=[.$B477]*10+650+[.S$2]*8" office:value-type="float" office:value="916">
            <text:p>916 kg</text:p>
          </table:table-cell>
          <table:table-cell table:style-name="ce19" table:formula="oooc:=[.$B477]*10+650+[.T$2]*8" office:value-type="float" office:value="924">
            <text:p>924 kg</text:p>
          </table:table-cell>
          <table:table-cell table:style-name="ce19" table:formula="oooc:=[.$B477]*10+650+[.U$2]*8" office:value-type="float" office:value="932">
            <text:p>932 kg</text:p>
          </table:table-cell>
          <table:table-cell table:style-name="ce19" table:formula="oooc:=[.$B477]*10+650+[.V$2]*8" office:value-type="float" office:value="940">
            <text:p>940 kg</text:p>
          </table:table-cell>
          <table:table-cell table:style-name="ce19" table:formula="oooc:=[.$B477]*10+650+[.W$2]*8" office:value-type="float" office:value="948">
            <text:p>948 kg</text:p>
          </table:table-cell>
          <table:table-cell table:style-name="ce19" table:formula="oooc:=[.$B477]*10+650+[.X$2]*8" office:value-type="float" office:value="956">
            <text:p>956 kg</text:p>
          </table:table-cell>
          <table:table-cell table:style-name="ce19" table:formula="oooc:=[.$B477]*10+650+[.Y$2]*8" office:value-type="float" office:value="964">
            <text:p>964 kg</text:p>
          </table:table-cell>
          <table:table-cell table:style-name="ce19" table:formula="oooc:=[.$B477]*10+650+[.Z$2]*8" office:value-type="float" office:value="972">
            <text:p>972 kg</text:p>
          </table:table-cell>
          <table:table-cell table:style-name="ce19" table:formula="oooc:=[.$B477]*10+650+[.AA$2]*8" office:value-type="float" office:value="980">
            <text:p>980 kg</text:p>
          </table:table-cell>
          <table:table-cell table:style-name="ce19" table:formula="oooc:=[.$B477]*10+650+[.AB$2]*8" office:value-type="float" office:value="988">
            <text:p>988 kg</text:p>
          </table:table-cell>
          <table:table-cell table:style-name="ce19" table:formula="oooc:=[.$B477]*10+650+[.AC$2]*8" office:value-type="float" office:value="996">
            <text:p>996 kg</text:p>
          </table:table-cell>
          <table:table-cell table:style-name="ce19" table:formula="oooc:=[.$B477]*10+650+[.AD$2]*8" office:value-type="float" office:value="1004">
            <text:p>1004 kg</text:p>
          </table:table-cell>
          <table:table-cell table:style-name="ce19" table:formula="oooc:=[.$B477]*10+650+[.AE$2]*8" office:value-type="float" office:value="1012">
            <text:p>1012 kg</text:p>
          </table:table-cell>
          <table:table-cell table:style-name="ce19" table:formula="oooc:=[.$B477]*10+650+[.AF$2]*8" office:value-type="float" office:value="1020">
            <text:p>10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4">
            <text:p>14</text:p>
          </table:table-cell>
          <table:table-cell table:style-name="ce19" table:formula="oooc:=[.$B478]*10+650+[.C$2]*8" office:value-type="float" office:value="798">
            <text:p>798 kg</text:p>
          </table:table-cell>
          <table:table-cell table:style-name="ce19" table:formula="oooc:=[.$B478]*10+650+[.D$2]*8" office:value-type="float" office:value="806">
            <text:p>806 kg</text:p>
          </table:table-cell>
          <table:table-cell table:style-name="ce19" table:formula="oooc:=[.$B478]*10+650+[.E$2]*8" office:value-type="float" office:value="814">
            <text:p>814 kg</text:p>
          </table:table-cell>
          <table:table-cell table:style-name="ce19" table:formula="oooc:=[.$B478]*10+650+[.F$2]*8" office:value-type="float" office:value="822">
            <text:p>822 kg</text:p>
          </table:table-cell>
          <table:table-cell table:style-name="ce19" table:formula="oooc:=[.$B478]*10+650+[.G$2]*8" office:value-type="float" office:value="830">
            <text:p>830 kg</text:p>
          </table:table-cell>
          <table:table-cell table:style-name="ce19" table:formula="oooc:=[.$B478]*10+650+[.H$2]*8" office:value-type="float" office:value="838">
            <text:p>838 kg</text:p>
          </table:table-cell>
          <table:table-cell table:style-name="ce19" table:formula="oooc:=[.$B478]*10+650+[.I$2]*8" office:value-type="float" office:value="846">
            <text:p>846 kg</text:p>
          </table:table-cell>
          <table:table-cell table:style-name="ce19" table:formula="oooc:=[.$B478]*10+650+[.J$2]*8" office:value-type="float" office:value="854">
            <text:p>854 kg</text:p>
          </table:table-cell>
          <table:table-cell table:style-name="ce19" table:formula="oooc:=[.$B478]*10+650+[.K$2]*8" office:value-type="float" office:value="862">
            <text:p>862 kg</text:p>
          </table:table-cell>
          <table:table-cell table:style-name="ce19" table:formula="oooc:=[.$B478]*10+650+[.L$2]*8" office:value-type="float" office:value="870">
            <text:p>870 kg</text:p>
          </table:table-cell>
          <table:table-cell table:style-name="ce19" table:formula="oooc:=[.$B478]*10+650+[.M$2]*8" office:value-type="float" office:value="878">
            <text:p>878 kg</text:p>
          </table:table-cell>
          <table:table-cell table:style-name="ce19" table:formula="oooc:=[.$B478]*10+650+[.N$2]*8" office:value-type="float" office:value="886">
            <text:p>886 kg</text:p>
          </table:table-cell>
          <table:table-cell table:style-name="ce19" table:formula="oooc:=[.$B478]*10+650+[.O$2]*8" office:value-type="float" office:value="894">
            <text:p>894 kg</text:p>
          </table:table-cell>
          <table:table-cell table:style-name="ce19" table:formula="oooc:=[.$B478]*10+650+[.P$2]*8" office:value-type="float" office:value="902">
            <text:p>902 kg</text:p>
          </table:table-cell>
          <table:table-cell table:style-name="ce19" table:formula="oooc:=[.$B478]*10+650+[.Q$2]*8" office:value-type="float" office:value="910">
            <text:p>910 kg</text:p>
          </table:table-cell>
          <table:table-cell table:style-name="ce19" table:formula="oooc:=[.$B478]*10+650+[.R$2]*8" office:value-type="float" office:value="918">
            <text:p>918 kg</text:p>
          </table:table-cell>
          <table:table-cell table:style-name="ce19" table:formula="oooc:=[.$B478]*10+650+[.S$2]*8" office:value-type="float" office:value="926">
            <text:p>926 kg</text:p>
          </table:table-cell>
          <table:table-cell table:style-name="ce19" table:formula="oooc:=[.$B478]*10+650+[.T$2]*8" office:value-type="float" office:value="934">
            <text:p>934 kg</text:p>
          </table:table-cell>
          <table:table-cell table:style-name="ce19" table:formula="oooc:=[.$B478]*10+650+[.U$2]*8" office:value-type="float" office:value="942">
            <text:p>942 kg</text:p>
          </table:table-cell>
          <table:table-cell table:style-name="ce19" table:formula="oooc:=[.$B478]*10+650+[.V$2]*8" office:value-type="float" office:value="950">
            <text:p>950 kg</text:p>
          </table:table-cell>
          <table:table-cell table:style-name="ce19" table:formula="oooc:=[.$B478]*10+650+[.W$2]*8" office:value-type="float" office:value="958">
            <text:p>958 kg</text:p>
          </table:table-cell>
          <table:table-cell table:style-name="ce19" table:formula="oooc:=[.$B478]*10+650+[.X$2]*8" office:value-type="float" office:value="966">
            <text:p>966 kg</text:p>
          </table:table-cell>
          <table:table-cell table:style-name="ce19" table:formula="oooc:=[.$B478]*10+650+[.Y$2]*8" office:value-type="float" office:value="974">
            <text:p>974 kg</text:p>
          </table:table-cell>
          <table:table-cell table:style-name="ce19" table:formula="oooc:=[.$B478]*10+650+[.Z$2]*8" office:value-type="float" office:value="982">
            <text:p>982 kg</text:p>
          </table:table-cell>
          <table:table-cell table:style-name="ce19" table:formula="oooc:=[.$B478]*10+650+[.AA$2]*8" office:value-type="float" office:value="990">
            <text:p>990 kg</text:p>
          </table:table-cell>
          <table:table-cell table:style-name="ce19" table:formula="oooc:=[.$B478]*10+650+[.AB$2]*8" office:value-type="float" office:value="998">
            <text:p>998 kg</text:p>
          </table:table-cell>
          <table:table-cell table:style-name="ce19" table:formula="oooc:=[.$B478]*10+650+[.AC$2]*8" office:value-type="float" office:value="1006">
            <text:p>1006 kg</text:p>
          </table:table-cell>
          <table:table-cell table:style-name="ce19" table:formula="oooc:=[.$B478]*10+650+[.AD$2]*8" office:value-type="float" office:value="1014">
            <text:p>1014 kg</text:p>
          </table:table-cell>
          <table:table-cell table:style-name="ce19" table:formula="oooc:=[.$B478]*10+650+[.AE$2]*8" office:value-type="float" office:value="1022">
            <text:p>1022 kg</text:p>
          </table:table-cell>
          <table:table-cell table:style-name="ce19" table:formula="oooc:=[.$B478]*10+650+[.AF$2]*8" office:value-type="float" office:value="1030">
            <text:p>10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5">
            <text:p>15</text:p>
          </table:table-cell>
          <table:table-cell table:style-name="ce19" table:formula="oooc:=[.$B479]*10+650+[.C$2]*8" office:value-type="float" office:value="808">
            <text:p>808 kg</text:p>
          </table:table-cell>
          <table:table-cell table:style-name="ce19" table:formula="oooc:=[.$B479]*10+650+[.D$2]*8" office:value-type="float" office:value="816">
            <text:p>816 kg</text:p>
          </table:table-cell>
          <table:table-cell table:style-name="ce19" table:formula="oooc:=[.$B479]*10+650+[.E$2]*8" office:value-type="float" office:value="824">
            <text:p>824 kg</text:p>
          </table:table-cell>
          <table:table-cell table:style-name="ce19" table:formula="oooc:=[.$B479]*10+650+[.F$2]*8" office:value-type="float" office:value="832">
            <text:p>832 kg</text:p>
          </table:table-cell>
          <table:table-cell table:style-name="ce19" table:formula="oooc:=[.$B479]*10+650+[.G$2]*8" office:value-type="float" office:value="840">
            <text:p>840 kg</text:p>
          </table:table-cell>
          <table:table-cell table:style-name="ce19" table:formula="oooc:=[.$B479]*10+650+[.H$2]*8" office:value-type="float" office:value="848">
            <text:p>848 kg</text:p>
          </table:table-cell>
          <table:table-cell table:style-name="ce19" table:formula="oooc:=[.$B479]*10+650+[.I$2]*8" office:value-type="float" office:value="856">
            <text:p>856 kg</text:p>
          </table:table-cell>
          <table:table-cell table:style-name="ce19" table:formula="oooc:=[.$B479]*10+650+[.J$2]*8" office:value-type="float" office:value="864">
            <text:p>864 kg</text:p>
          </table:table-cell>
          <table:table-cell table:style-name="ce19" table:formula="oooc:=[.$B479]*10+650+[.K$2]*8" office:value-type="float" office:value="872">
            <text:p>872 kg</text:p>
          </table:table-cell>
          <table:table-cell table:style-name="ce19" table:formula="oooc:=[.$B479]*10+650+[.L$2]*8" office:value-type="float" office:value="880">
            <text:p>880 kg</text:p>
          </table:table-cell>
          <table:table-cell table:style-name="ce19" table:formula="oooc:=[.$B479]*10+650+[.M$2]*8" office:value-type="float" office:value="888">
            <text:p>888 kg</text:p>
          </table:table-cell>
          <table:table-cell table:style-name="ce19" table:formula="oooc:=[.$B479]*10+650+[.N$2]*8" office:value-type="float" office:value="896">
            <text:p>896 kg</text:p>
          </table:table-cell>
          <table:table-cell table:style-name="ce19" table:formula="oooc:=[.$B479]*10+650+[.O$2]*8" office:value-type="float" office:value="904">
            <text:p>904 kg</text:p>
          </table:table-cell>
          <table:table-cell table:style-name="ce19" table:formula="oooc:=[.$B479]*10+650+[.P$2]*8" office:value-type="float" office:value="912">
            <text:p>912 kg</text:p>
          </table:table-cell>
          <table:table-cell table:style-name="ce19" table:formula="oooc:=[.$B479]*10+650+[.Q$2]*8" office:value-type="float" office:value="920">
            <text:p>920 kg</text:p>
          </table:table-cell>
          <table:table-cell table:style-name="ce19" table:formula="oooc:=[.$B479]*10+650+[.R$2]*8" office:value-type="float" office:value="928">
            <text:p>928 kg</text:p>
          </table:table-cell>
          <table:table-cell table:style-name="ce19" table:formula="oooc:=[.$B479]*10+650+[.S$2]*8" office:value-type="float" office:value="936">
            <text:p>936 kg</text:p>
          </table:table-cell>
          <table:table-cell table:style-name="ce19" table:formula="oooc:=[.$B479]*10+650+[.T$2]*8" office:value-type="float" office:value="944">
            <text:p>944 kg</text:p>
          </table:table-cell>
          <table:table-cell table:style-name="ce19" table:formula="oooc:=[.$B479]*10+650+[.U$2]*8" office:value-type="float" office:value="952">
            <text:p>952 kg</text:p>
          </table:table-cell>
          <table:table-cell table:style-name="ce19" table:formula="oooc:=[.$B479]*10+650+[.V$2]*8" office:value-type="float" office:value="960">
            <text:p>960 kg</text:p>
          </table:table-cell>
          <table:table-cell table:style-name="ce19" table:formula="oooc:=[.$B479]*10+650+[.W$2]*8" office:value-type="float" office:value="968">
            <text:p>968 kg</text:p>
          </table:table-cell>
          <table:table-cell table:style-name="ce19" table:formula="oooc:=[.$B479]*10+650+[.X$2]*8" office:value-type="float" office:value="976">
            <text:p>976 kg</text:p>
          </table:table-cell>
          <table:table-cell table:style-name="ce19" table:formula="oooc:=[.$B479]*10+650+[.Y$2]*8" office:value-type="float" office:value="984">
            <text:p>984 kg</text:p>
          </table:table-cell>
          <table:table-cell table:style-name="ce19" table:formula="oooc:=[.$B479]*10+650+[.Z$2]*8" office:value-type="float" office:value="992">
            <text:p>992 kg</text:p>
          </table:table-cell>
          <table:table-cell table:style-name="ce19" table:formula="oooc:=[.$B479]*10+650+[.AA$2]*8" office:value-type="float" office:value="1000">
            <text:p>1000 kg</text:p>
          </table:table-cell>
          <table:table-cell table:style-name="ce19" table:formula="oooc:=[.$B479]*10+650+[.AB$2]*8" office:value-type="float" office:value="1008">
            <text:p>1008 kg</text:p>
          </table:table-cell>
          <table:table-cell table:style-name="ce19" table:formula="oooc:=[.$B479]*10+650+[.AC$2]*8" office:value-type="float" office:value="1016">
            <text:p>1016 kg</text:p>
          </table:table-cell>
          <table:table-cell table:style-name="ce19" table:formula="oooc:=[.$B479]*10+650+[.AD$2]*8" office:value-type="float" office:value="1024">
            <text:p>1024 kg</text:p>
          </table:table-cell>
          <table:table-cell table:style-name="ce19" table:formula="oooc:=[.$B479]*10+650+[.AE$2]*8" office:value-type="float" office:value="1032">
            <text:p>1032 kg</text:p>
          </table:table-cell>
          <table:table-cell table:style-name="ce19" table:formula="oooc:=[.$B479]*10+650+[.AF$2]*8" office:value-type="float" office:value="1040">
            <text:p>10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6">
            <text:p>16</text:p>
          </table:table-cell>
          <table:table-cell table:style-name="ce19" table:formula="oooc:=[.$B480]*10+650+[.C$2]*8" office:value-type="float" office:value="818">
            <text:p>818 kg</text:p>
          </table:table-cell>
          <table:table-cell table:style-name="ce19" table:formula="oooc:=[.$B480]*10+650+[.D$2]*8" office:value-type="float" office:value="826">
            <text:p>826 kg</text:p>
          </table:table-cell>
          <table:table-cell table:style-name="ce19" table:formula="oooc:=[.$B480]*10+650+[.E$2]*8" office:value-type="float" office:value="834">
            <text:p>834 kg</text:p>
          </table:table-cell>
          <table:table-cell table:style-name="ce19" table:formula="oooc:=[.$B480]*10+650+[.F$2]*8" office:value-type="float" office:value="842">
            <text:p>842 kg</text:p>
          </table:table-cell>
          <table:table-cell table:style-name="ce19" table:formula="oooc:=[.$B480]*10+650+[.G$2]*8" office:value-type="float" office:value="850">
            <text:p>850 kg</text:p>
          </table:table-cell>
          <table:table-cell table:style-name="ce19" table:formula="oooc:=[.$B480]*10+650+[.H$2]*8" office:value-type="float" office:value="858">
            <text:p>858 kg</text:p>
          </table:table-cell>
          <table:table-cell table:style-name="ce19" table:formula="oooc:=[.$B480]*10+650+[.I$2]*8" office:value-type="float" office:value="866">
            <text:p>866 kg</text:p>
          </table:table-cell>
          <table:table-cell table:style-name="ce19" table:formula="oooc:=[.$B480]*10+650+[.J$2]*8" office:value-type="float" office:value="874">
            <text:p>874 kg</text:p>
          </table:table-cell>
          <table:table-cell table:style-name="ce19" table:formula="oooc:=[.$B480]*10+650+[.K$2]*8" office:value-type="float" office:value="882">
            <text:p>882 kg</text:p>
          </table:table-cell>
          <table:table-cell table:style-name="ce19" table:formula="oooc:=[.$B480]*10+650+[.L$2]*8" office:value-type="float" office:value="890">
            <text:p>890 kg</text:p>
          </table:table-cell>
          <table:table-cell table:style-name="ce19" table:formula="oooc:=[.$B480]*10+650+[.M$2]*8" office:value-type="float" office:value="898">
            <text:p>898 kg</text:p>
          </table:table-cell>
          <table:table-cell table:style-name="ce19" table:formula="oooc:=[.$B480]*10+650+[.N$2]*8" office:value-type="float" office:value="906">
            <text:p>906 kg</text:p>
          </table:table-cell>
          <table:table-cell table:style-name="ce19" table:formula="oooc:=[.$B480]*10+650+[.O$2]*8" office:value-type="float" office:value="914">
            <text:p>914 kg</text:p>
          </table:table-cell>
          <table:table-cell table:style-name="ce19" table:formula="oooc:=[.$B480]*10+650+[.P$2]*8" office:value-type="float" office:value="922">
            <text:p>922 kg</text:p>
          </table:table-cell>
          <table:table-cell table:style-name="ce19" table:formula="oooc:=[.$B480]*10+650+[.Q$2]*8" office:value-type="float" office:value="930">
            <text:p>930 kg</text:p>
          </table:table-cell>
          <table:table-cell table:style-name="ce19" table:formula="oooc:=[.$B480]*10+650+[.R$2]*8" office:value-type="float" office:value="938">
            <text:p>938 kg</text:p>
          </table:table-cell>
          <table:table-cell table:style-name="ce19" table:formula="oooc:=[.$B480]*10+650+[.S$2]*8" office:value-type="float" office:value="946">
            <text:p>946 kg</text:p>
          </table:table-cell>
          <table:table-cell table:style-name="ce19" table:formula="oooc:=[.$B480]*10+650+[.T$2]*8" office:value-type="float" office:value="954">
            <text:p>954 kg</text:p>
          </table:table-cell>
          <table:table-cell table:style-name="ce19" table:formula="oooc:=[.$B480]*10+650+[.U$2]*8" office:value-type="float" office:value="962">
            <text:p>962 kg</text:p>
          </table:table-cell>
          <table:table-cell table:style-name="ce19" table:formula="oooc:=[.$B480]*10+650+[.V$2]*8" office:value-type="float" office:value="970">
            <text:p>970 kg</text:p>
          </table:table-cell>
          <table:table-cell table:style-name="ce19" table:formula="oooc:=[.$B480]*10+650+[.W$2]*8" office:value-type="float" office:value="978">
            <text:p>978 kg</text:p>
          </table:table-cell>
          <table:table-cell table:style-name="ce19" table:formula="oooc:=[.$B480]*10+650+[.X$2]*8" office:value-type="float" office:value="986">
            <text:p>986 kg</text:p>
          </table:table-cell>
          <table:table-cell table:style-name="ce19" table:formula="oooc:=[.$B480]*10+650+[.Y$2]*8" office:value-type="float" office:value="994">
            <text:p>994 kg</text:p>
          </table:table-cell>
          <table:table-cell table:style-name="ce19" table:formula="oooc:=[.$B480]*10+650+[.Z$2]*8" office:value-type="float" office:value="1002">
            <text:p>1002 kg</text:p>
          </table:table-cell>
          <table:table-cell table:style-name="ce19" table:formula="oooc:=[.$B480]*10+650+[.AA$2]*8" office:value-type="float" office:value="1010">
            <text:p>1010 kg</text:p>
          </table:table-cell>
          <table:table-cell table:style-name="ce19" table:formula="oooc:=[.$B480]*10+650+[.AB$2]*8" office:value-type="float" office:value="1018">
            <text:p>1018 kg</text:p>
          </table:table-cell>
          <table:table-cell table:style-name="ce19" table:formula="oooc:=[.$B480]*10+650+[.AC$2]*8" office:value-type="float" office:value="1026">
            <text:p>1026 kg</text:p>
          </table:table-cell>
          <table:table-cell table:style-name="ce19" table:formula="oooc:=[.$B480]*10+650+[.AD$2]*8" office:value-type="float" office:value="1034">
            <text:p>1034 kg</text:p>
          </table:table-cell>
          <table:table-cell table:style-name="ce19" table:formula="oooc:=[.$B480]*10+650+[.AE$2]*8" office:value-type="float" office:value="1042">
            <text:p>1042 kg</text:p>
          </table:table-cell>
          <table:table-cell table:style-name="ce19" table:formula="oooc:=[.$B480]*10+650+[.AF$2]*8" office:value-type="float" office:value="1050">
            <text:p>10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7">
            <text:p>17</text:p>
          </table:table-cell>
          <table:table-cell table:style-name="ce19" table:formula="oooc:=[.$B481]*10+650+[.C$2]*8" office:value-type="float" office:value="828">
            <text:p>828 kg</text:p>
          </table:table-cell>
          <table:table-cell table:style-name="ce19" table:formula="oooc:=[.$B481]*10+650+[.D$2]*8" office:value-type="float" office:value="836">
            <text:p>836 kg</text:p>
          </table:table-cell>
          <table:table-cell table:style-name="ce19" table:formula="oooc:=[.$B481]*10+650+[.E$2]*8" office:value-type="float" office:value="844">
            <text:p>844 kg</text:p>
          </table:table-cell>
          <table:table-cell table:style-name="ce19" table:formula="oooc:=[.$B481]*10+650+[.F$2]*8" office:value-type="float" office:value="852">
            <text:p>852 kg</text:p>
          </table:table-cell>
          <table:table-cell table:style-name="ce19" table:formula="oooc:=[.$B481]*10+650+[.G$2]*8" office:value-type="float" office:value="860">
            <text:p>860 kg</text:p>
          </table:table-cell>
          <table:table-cell table:style-name="ce19" table:formula="oooc:=[.$B481]*10+650+[.H$2]*8" office:value-type="float" office:value="868">
            <text:p>868 kg</text:p>
          </table:table-cell>
          <table:table-cell table:style-name="ce19" table:formula="oooc:=[.$B481]*10+650+[.I$2]*8" office:value-type="float" office:value="876">
            <text:p>876 kg</text:p>
          </table:table-cell>
          <table:table-cell table:style-name="ce19" table:formula="oooc:=[.$B481]*10+650+[.J$2]*8" office:value-type="float" office:value="884">
            <text:p>884 kg</text:p>
          </table:table-cell>
          <table:table-cell table:style-name="ce19" table:formula="oooc:=[.$B481]*10+650+[.K$2]*8" office:value-type="float" office:value="892">
            <text:p>892 kg</text:p>
          </table:table-cell>
          <table:table-cell table:style-name="ce19" table:formula="oooc:=[.$B481]*10+650+[.L$2]*8" office:value-type="float" office:value="900">
            <text:p>900 kg</text:p>
          </table:table-cell>
          <table:table-cell table:style-name="ce19" table:formula="oooc:=[.$B481]*10+650+[.M$2]*8" office:value-type="float" office:value="908">
            <text:p>908 kg</text:p>
          </table:table-cell>
          <table:table-cell table:style-name="ce19" table:formula="oooc:=[.$B481]*10+650+[.N$2]*8" office:value-type="float" office:value="916">
            <text:p>916 kg</text:p>
          </table:table-cell>
          <table:table-cell table:style-name="ce19" table:formula="oooc:=[.$B481]*10+650+[.O$2]*8" office:value-type="float" office:value="924">
            <text:p>924 kg</text:p>
          </table:table-cell>
          <table:table-cell table:style-name="ce19" table:formula="oooc:=[.$B481]*10+650+[.P$2]*8" office:value-type="float" office:value="932">
            <text:p>932 kg</text:p>
          </table:table-cell>
          <table:table-cell table:style-name="ce19" table:formula="oooc:=[.$B481]*10+650+[.Q$2]*8" office:value-type="float" office:value="940">
            <text:p>940 kg</text:p>
          </table:table-cell>
          <table:table-cell table:style-name="ce19" table:formula="oooc:=[.$B481]*10+650+[.R$2]*8" office:value-type="float" office:value="948">
            <text:p>948 kg</text:p>
          </table:table-cell>
          <table:table-cell table:style-name="ce19" table:formula="oooc:=[.$B481]*10+650+[.S$2]*8" office:value-type="float" office:value="956">
            <text:p>956 kg</text:p>
          </table:table-cell>
          <table:table-cell table:style-name="ce19" table:formula="oooc:=[.$B481]*10+650+[.T$2]*8" office:value-type="float" office:value="964">
            <text:p>964 kg</text:p>
          </table:table-cell>
          <table:table-cell table:style-name="ce19" table:formula="oooc:=[.$B481]*10+650+[.U$2]*8" office:value-type="float" office:value="972">
            <text:p>972 kg</text:p>
          </table:table-cell>
          <table:table-cell table:style-name="ce19" table:formula="oooc:=[.$B481]*10+650+[.V$2]*8" office:value-type="float" office:value="980">
            <text:p>980 kg</text:p>
          </table:table-cell>
          <table:table-cell table:style-name="ce19" table:formula="oooc:=[.$B481]*10+650+[.W$2]*8" office:value-type="float" office:value="988">
            <text:p>988 kg</text:p>
          </table:table-cell>
          <table:table-cell table:style-name="ce19" table:formula="oooc:=[.$B481]*10+650+[.X$2]*8" office:value-type="float" office:value="996">
            <text:p>996 kg</text:p>
          </table:table-cell>
          <table:table-cell table:style-name="ce19" table:formula="oooc:=[.$B481]*10+650+[.Y$2]*8" office:value-type="float" office:value="1004">
            <text:p>1004 kg</text:p>
          </table:table-cell>
          <table:table-cell table:style-name="ce19" table:formula="oooc:=[.$B481]*10+650+[.Z$2]*8" office:value-type="float" office:value="1012">
            <text:p>1012 kg</text:p>
          </table:table-cell>
          <table:table-cell table:style-name="ce19" table:formula="oooc:=[.$B481]*10+650+[.AA$2]*8" office:value-type="float" office:value="1020">
            <text:p>1020 kg</text:p>
          </table:table-cell>
          <table:table-cell table:style-name="ce19" table:formula="oooc:=[.$B481]*10+650+[.AB$2]*8" office:value-type="float" office:value="1028">
            <text:p>1028 kg</text:p>
          </table:table-cell>
          <table:table-cell table:style-name="ce19" table:formula="oooc:=[.$B481]*10+650+[.AC$2]*8" office:value-type="float" office:value="1036">
            <text:p>1036 kg</text:p>
          </table:table-cell>
          <table:table-cell table:style-name="ce19" table:formula="oooc:=[.$B481]*10+650+[.AD$2]*8" office:value-type="float" office:value="1044">
            <text:p>1044 kg</text:p>
          </table:table-cell>
          <table:table-cell table:style-name="ce19" table:formula="oooc:=[.$B481]*10+650+[.AE$2]*8" office:value-type="float" office:value="1052">
            <text:p>1052 kg</text:p>
          </table:table-cell>
          <table:table-cell table:style-name="ce19" table:formula="oooc:=[.$B481]*10+650+[.AF$2]*8" office:value-type="float" office:value="1060">
            <text:p>10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8">
            <text:p>18</text:p>
          </table:table-cell>
          <table:table-cell table:style-name="ce19" table:formula="oooc:=[.$B482]*10+650+[.C$2]*8" office:value-type="float" office:value="838">
            <text:p>838 kg</text:p>
          </table:table-cell>
          <table:table-cell table:style-name="ce19" table:formula="oooc:=[.$B482]*10+650+[.D$2]*8" office:value-type="float" office:value="846">
            <text:p>846 kg</text:p>
          </table:table-cell>
          <table:table-cell table:style-name="ce19" table:formula="oooc:=[.$B482]*10+650+[.E$2]*8" office:value-type="float" office:value="854">
            <text:p>854 kg</text:p>
          </table:table-cell>
          <table:table-cell table:style-name="ce19" table:formula="oooc:=[.$B482]*10+650+[.F$2]*8" office:value-type="float" office:value="862">
            <text:p>862 kg</text:p>
          </table:table-cell>
          <table:table-cell table:style-name="ce19" table:formula="oooc:=[.$B482]*10+650+[.G$2]*8" office:value-type="float" office:value="870">
            <text:p>870 kg</text:p>
          </table:table-cell>
          <table:table-cell table:style-name="ce19" table:formula="oooc:=[.$B482]*10+650+[.H$2]*8" office:value-type="float" office:value="878">
            <text:p>878 kg</text:p>
          </table:table-cell>
          <table:table-cell table:style-name="ce19" table:formula="oooc:=[.$B482]*10+650+[.I$2]*8" office:value-type="float" office:value="886">
            <text:p>886 kg</text:p>
          </table:table-cell>
          <table:table-cell table:style-name="ce19" table:formula="oooc:=[.$B482]*10+650+[.J$2]*8" office:value-type="float" office:value="894">
            <text:p>894 kg</text:p>
          </table:table-cell>
          <table:table-cell table:style-name="ce19" table:formula="oooc:=[.$B482]*10+650+[.K$2]*8" office:value-type="float" office:value="902">
            <text:p>902 kg</text:p>
          </table:table-cell>
          <table:table-cell table:style-name="ce19" table:formula="oooc:=[.$B482]*10+650+[.L$2]*8" office:value-type="float" office:value="910">
            <text:p>910 kg</text:p>
          </table:table-cell>
          <table:table-cell table:style-name="ce19" table:formula="oooc:=[.$B482]*10+650+[.M$2]*8" office:value-type="float" office:value="918">
            <text:p>918 kg</text:p>
          </table:table-cell>
          <table:table-cell table:style-name="ce19" table:formula="oooc:=[.$B482]*10+650+[.N$2]*8" office:value-type="float" office:value="926">
            <text:p>926 kg</text:p>
          </table:table-cell>
          <table:table-cell table:style-name="ce19" table:formula="oooc:=[.$B482]*10+650+[.O$2]*8" office:value-type="float" office:value="934">
            <text:p>934 kg</text:p>
          </table:table-cell>
          <table:table-cell table:style-name="ce19" table:formula="oooc:=[.$B482]*10+650+[.P$2]*8" office:value-type="float" office:value="942">
            <text:p>942 kg</text:p>
          </table:table-cell>
          <table:table-cell table:style-name="ce19" table:formula="oooc:=[.$B482]*10+650+[.Q$2]*8" office:value-type="float" office:value="950">
            <text:p>950 kg</text:p>
          </table:table-cell>
          <table:table-cell table:style-name="ce19" table:formula="oooc:=[.$B482]*10+650+[.R$2]*8" office:value-type="float" office:value="958">
            <text:p>958 kg</text:p>
          </table:table-cell>
          <table:table-cell table:style-name="ce19" table:formula="oooc:=[.$B482]*10+650+[.S$2]*8" office:value-type="float" office:value="966">
            <text:p>966 kg</text:p>
          </table:table-cell>
          <table:table-cell table:style-name="ce19" table:formula="oooc:=[.$B482]*10+650+[.T$2]*8" office:value-type="float" office:value="974">
            <text:p>974 kg</text:p>
          </table:table-cell>
          <table:table-cell table:style-name="ce19" table:formula="oooc:=[.$B482]*10+650+[.U$2]*8" office:value-type="float" office:value="982">
            <text:p>982 kg</text:p>
          </table:table-cell>
          <table:table-cell table:style-name="ce19" table:formula="oooc:=[.$B482]*10+650+[.V$2]*8" office:value-type="float" office:value="990">
            <text:p>990 kg</text:p>
          </table:table-cell>
          <table:table-cell table:style-name="ce19" table:formula="oooc:=[.$B482]*10+650+[.W$2]*8" office:value-type="float" office:value="998">
            <text:p>998 kg</text:p>
          </table:table-cell>
          <table:table-cell table:style-name="ce19" table:formula="oooc:=[.$B482]*10+650+[.X$2]*8" office:value-type="float" office:value="1006">
            <text:p>1006 kg</text:p>
          </table:table-cell>
          <table:table-cell table:style-name="ce19" table:formula="oooc:=[.$B482]*10+650+[.Y$2]*8" office:value-type="float" office:value="1014">
            <text:p>1014 kg</text:p>
          </table:table-cell>
          <table:table-cell table:style-name="ce19" table:formula="oooc:=[.$B482]*10+650+[.Z$2]*8" office:value-type="float" office:value="1022">
            <text:p>1022 kg</text:p>
          </table:table-cell>
          <table:table-cell table:style-name="ce19" table:formula="oooc:=[.$B482]*10+650+[.AA$2]*8" office:value-type="float" office:value="1030">
            <text:p>1030 kg</text:p>
          </table:table-cell>
          <table:table-cell table:style-name="ce19" table:formula="oooc:=[.$B482]*10+650+[.AB$2]*8" office:value-type="float" office:value="1038">
            <text:p>1038 kg</text:p>
          </table:table-cell>
          <table:table-cell table:style-name="ce19" table:formula="oooc:=[.$B482]*10+650+[.AC$2]*8" office:value-type="float" office:value="1046">
            <text:p>1046 kg</text:p>
          </table:table-cell>
          <table:table-cell table:style-name="ce19" table:formula="oooc:=[.$B482]*10+650+[.AD$2]*8" office:value-type="float" office:value="1054">
            <text:p>1054 kg</text:p>
          </table:table-cell>
          <table:table-cell table:style-name="ce19" table:formula="oooc:=[.$B482]*10+650+[.AE$2]*8" office:value-type="float" office:value="1062">
            <text:p>1062 kg</text:p>
          </table:table-cell>
          <table:table-cell table:style-name="ce19" table:formula="oooc:=[.$B482]*10+650+[.AF$2]*8" office:value-type="float" office:value="1070">
            <text:p>10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19">
            <text:p>19</text:p>
          </table:table-cell>
          <table:table-cell table:style-name="ce19" table:formula="oooc:=[.$B483]*10+650+[.C$2]*8" office:value-type="float" office:value="848">
            <text:p>848 kg</text:p>
          </table:table-cell>
          <table:table-cell table:style-name="ce19" table:formula="oooc:=[.$B483]*10+650+[.D$2]*8" office:value-type="float" office:value="856">
            <text:p>856 kg</text:p>
          </table:table-cell>
          <table:table-cell table:style-name="ce19" table:formula="oooc:=[.$B483]*10+650+[.E$2]*8" office:value-type="float" office:value="864">
            <text:p>864 kg</text:p>
          </table:table-cell>
          <table:table-cell table:style-name="ce19" table:formula="oooc:=[.$B483]*10+650+[.F$2]*8" office:value-type="float" office:value="872">
            <text:p>872 kg</text:p>
          </table:table-cell>
          <table:table-cell table:style-name="ce19" table:formula="oooc:=[.$B483]*10+650+[.G$2]*8" office:value-type="float" office:value="880">
            <text:p>880 kg</text:p>
          </table:table-cell>
          <table:table-cell table:style-name="ce19" table:formula="oooc:=[.$B483]*10+650+[.H$2]*8" office:value-type="float" office:value="888">
            <text:p>888 kg</text:p>
          </table:table-cell>
          <table:table-cell table:style-name="ce19" table:formula="oooc:=[.$B483]*10+650+[.I$2]*8" office:value-type="float" office:value="896">
            <text:p>896 kg</text:p>
          </table:table-cell>
          <table:table-cell table:style-name="ce19" table:formula="oooc:=[.$B483]*10+650+[.J$2]*8" office:value-type="float" office:value="904">
            <text:p>904 kg</text:p>
          </table:table-cell>
          <table:table-cell table:style-name="ce19" table:formula="oooc:=[.$B483]*10+650+[.K$2]*8" office:value-type="float" office:value="912">
            <text:p>912 kg</text:p>
          </table:table-cell>
          <table:table-cell table:style-name="ce19" table:formula="oooc:=[.$B483]*10+650+[.L$2]*8" office:value-type="float" office:value="920">
            <text:p>920 kg</text:p>
          </table:table-cell>
          <table:table-cell table:style-name="ce19" table:formula="oooc:=[.$B483]*10+650+[.M$2]*8" office:value-type="float" office:value="928">
            <text:p>928 kg</text:p>
          </table:table-cell>
          <table:table-cell table:style-name="ce19" table:formula="oooc:=[.$B483]*10+650+[.N$2]*8" office:value-type="float" office:value="936">
            <text:p>936 kg</text:p>
          </table:table-cell>
          <table:table-cell table:style-name="ce19" table:formula="oooc:=[.$B483]*10+650+[.O$2]*8" office:value-type="float" office:value="944">
            <text:p>944 kg</text:p>
          </table:table-cell>
          <table:table-cell table:style-name="ce19" table:formula="oooc:=[.$B483]*10+650+[.P$2]*8" office:value-type="float" office:value="952">
            <text:p>952 kg</text:p>
          </table:table-cell>
          <table:table-cell table:style-name="ce19" table:formula="oooc:=[.$B483]*10+650+[.Q$2]*8" office:value-type="float" office:value="960">
            <text:p>960 kg</text:p>
          </table:table-cell>
          <table:table-cell table:style-name="ce19" table:formula="oooc:=[.$B483]*10+650+[.R$2]*8" office:value-type="float" office:value="968">
            <text:p>968 kg</text:p>
          </table:table-cell>
          <table:table-cell table:style-name="ce19" table:formula="oooc:=[.$B483]*10+650+[.S$2]*8" office:value-type="float" office:value="976">
            <text:p>976 kg</text:p>
          </table:table-cell>
          <table:table-cell table:style-name="ce19" table:formula="oooc:=[.$B483]*10+650+[.T$2]*8" office:value-type="float" office:value="984">
            <text:p>984 kg</text:p>
          </table:table-cell>
          <table:table-cell table:style-name="ce19" table:formula="oooc:=[.$B483]*10+650+[.U$2]*8" office:value-type="float" office:value="992">
            <text:p>992 kg</text:p>
          </table:table-cell>
          <table:table-cell table:style-name="ce19" table:formula="oooc:=[.$B483]*10+650+[.V$2]*8" office:value-type="float" office:value="1000">
            <text:p>1000 kg</text:p>
          </table:table-cell>
          <table:table-cell table:style-name="ce19" table:formula="oooc:=[.$B483]*10+650+[.W$2]*8" office:value-type="float" office:value="1008">
            <text:p>1008 kg</text:p>
          </table:table-cell>
          <table:table-cell table:style-name="ce19" table:formula="oooc:=[.$B483]*10+650+[.X$2]*8" office:value-type="float" office:value="1016">
            <text:p>1016 kg</text:p>
          </table:table-cell>
          <table:table-cell table:style-name="ce19" table:formula="oooc:=[.$B483]*10+650+[.Y$2]*8" office:value-type="float" office:value="1024">
            <text:p>1024 kg</text:p>
          </table:table-cell>
          <table:table-cell table:style-name="ce19" table:formula="oooc:=[.$B483]*10+650+[.Z$2]*8" office:value-type="float" office:value="1032">
            <text:p>1032 kg</text:p>
          </table:table-cell>
          <table:table-cell table:style-name="ce19" table:formula="oooc:=[.$B483]*10+650+[.AA$2]*8" office:value-type="float" office:value="1040">
            <text:p>1040 kg</text:p>
          </table:table-cell>
          <table:table-cell table:style-name="ce19" table:formula="oooc:=[.$B483]*10+650+[.AB$2]*8" office:value-type="float" office:value="1048">
            <text:p>1048 kg</text:p>
          </table:table-cell>
          <table:table-cell table:style-name="ce19" table:formula="oooc:=[.$B483]*10+650+[.AC$2]*8" office:value-type="float" office:value="1056">
            <text:p>1056 kg</text:p>
          </table:table-cell>
          <table:table-cell table:style-name="ce19" table:formula="oooc:=[.$B483]*10+650+[.AD$2]*8" office:value-type="float" office:value="1064">
            <text:p>1064 kg</text:p>
          </table:table-cell>
          <table:table-cell table:style-name="ce19" table:formula="oooc:=[.$B483]*10+650+[.AE$2]*8" office:value-type="float" office:value="1072">
            <text:p>1072 kg</text:p>
          </table:table-cell>
          <table:table-cell table:style-name="ce19" table:formula="oooc:=[.$B483]*10+650+[.AF$2]*8" office:value-type="float" office:value="1080">
            <text:p>10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0">
            <text:p>20</text:p>
          </table:table-cell>
          <table:table-cell table:style-name="ce19" table:formula="oooc:=[.$B484]*10+650+[.C$2]*8" office:value-type="float" office:value="858">
            <text:p>858 kg</text:p>
          </table:table-cell>
          <table:table-cell table:style-name="ce19" table:formula="oooc:=[.$B484]*10+650+[.D$2]*8" office:value-type="float" office:value="866">
            <text:p>866 kg</text:p>
          </table:table-cell>
          <table:table-cell table:style-name="ce19" table:formula="oooc:=[.$B484]*10+650+[.E$2]*8" office:value-type="float" office:value="874">
            <text:p>874 kg</text:p>
          </table:table-cell>
          <table:table-cell table:style-name="ce19" table:formula="oooc:=[.$B484]*10+650+[.F$2]*8" office:value-type="float" office:value="882">
            <text:p>882 kg</text:p>
          </table:table-cell>
          <table:table-cell table:style-name="ce19" table:formula="oooc:=[.$B484]*10+650+[.G$2]*8" office:value-type="float" office:value="890">
            <text:p>890 kg</text:p>
          </table:table-cell>
          <table:table-cell table:style-name="ce19" table:formula="oooc:=[.$B484]*10+650+[.H$2]*8" office:value-type="float" office:value="898">
            <text:p>898 kg</text:p>
          </table:table-cell>
          <table:table-cell table:style-name="ce19" table:formula="oooc:=[.$B484]*10+650+[.I$2]*8" office:value-type="float" office:value="906">
            <text:p>906 kg</text:p>
          </table:table-cell>
          <table:table-cell table:style-name="ce19" table:formula="oooc:=[.$B484]*10+650+[.J$2]*8" office:value-type="float" office:value="914">
            <text:p>914 kg</text:p>
          </table:table-cell>
          <table:table-cell table:style-name="ce19" table:formula="oooc:=[.$B484]*10+650+[.K$2]*8" office:value-type="float" office:value="922">
            <text:p>922 kg</text:p>
          </table:table-cell>
          <table:table-cell table:style-name="ce19" table:formula="oooc:=[.$B484]*10+650+[.L$2]*8" office:value-type="float" office:value="930">
            <text:p>930 kg</text:p>
          </table:table-cell>
          <table:table-cell table:style-name="ce19" table:formula="oooc:=[.$B484]*10+650+[.M$2]*8" office:value-type="float" office:value="938">
            <text:p>938 kg</text:p>
          </table:table-cell>
          <table:table-cell table:style-name="ce19" table:formula="oooc:=[.$B484]*10+650+[.N$2]*8" office:value-type="float" office:value="946">
            <text:p>946 kg</text:p>
          </table:table-cell>
          <table:table-cell table:style-name="ce19" table:formula="oooc:=[.$B484]*10+650+[.O$2]*8" office:value-type="float" office:value="954">
            <text:p>954 kg</text:p>
          </table:table-cell>
          <table:table-cell table:style-name="ce19" table:formula="oooc:=[.$B484]*10+650+[.P$2]*8" office:value-type="float" office:value="962">
            <text:p>962 kg</text:p>
          </table:table-cell>
          <table:table-cell table:style-name="ce19" table:formula="oooc:=[.$B484]*10+650+[.Q$2]*8" office:value-type="float" office:value="970">
            <text:p>970 kg</text:p>
          </table:table-cell>
          <table:table-cell table:style-name="ce19" table:formula="oooc:=[.$B484]*10+650+[.R$2]*8" office:value-type="float" office:value="978">
            <text:p>978 kg</text:p>
          </table:table-cell>
          <table:table-cell table:style-name="ce19" table:formula="oooc:=[.$B484]*10+650+[.S$2]*8" office:value-type="float" office:value="986">
            <text:p>986 kg</text:p>
          </table:table-cell>
          <table:table-cell table:style-name="ce19" table:formula="oooc:=[.$B484]*10+650+[.T$2]*8" office:value-type="float" office:value="994">
            <text:p>994 kg</text:p>
          </table:table-cell>
          <table:table-cell table:style-name="ce19" table:formula="oooc:=[.$B484]*10+650+[.U$2]*8" office:value-type="float" office:value="1002">
            <text:p>1002 kg</text:p>
          </table:table-cell>
          <table:table-cell table:style-name="ce19" table:formula="oooc:=[.$B484]*10+650+[.V$2]*8" office:value-type="float" office:value="1010">
            <text:p>1010 kg</text:p>
          </table:table-cell>
          <table:table-cell table:style-name="ce19" table:formula="oooc:=[.$B484]*10+650+[.W$2]*8" office:value-type="float" office:value="1018">
            <text:p>1018 kg</text:p>
          </table:table-cell>
          <table:table-cell table:style-name="ce19" table:formula="oooc:=[.$B484]*10+650+[.X$2]*8" office:value-type="float" office:value="1026">
            <text:p>1026 kg</text:p>
          </table:table-cell>
          <table:table-cell table:style-name="ce19" table:formula="oooc:=[.$B484]*10+650+[.Y$2]*8" office:value-type="float" office:value="1034">
            <text:p>1034 kg</text:p>
          </table:table-cell>
          <table:table-cell table:style-name="ce19" table:formula="oooc:=[.$B484]*10+650+[.Z$2]*8" office:value-type="float" office:value="1042">
            <text:p>1042 kg</text:p>
          </table:table-cell>
          <table:table-cell table:style-name="ce19" table:formula="oooc:=[.$B484]*10+650+[.AA$2]*8" office:value-type="float" office:value="1050">
            <text:p>1050 kg</text:p>
          </table:table-cell>
          <table:table-cell table:style-name="ce19" table:formula="oooc:=[.$B484]*10+650+[.AB$2]*8" office:value-type="float" office:value="1058">
            <text:p>1058 kg</text:p>
          </table:table-cell>
          <table:table-cell table:style-name="ce19" table:formula="oooc:=[.$B484]*10+650+[.AC$2]*8" office:value-type="float" office:value="1066">
            <text:p>1066 kg</text:p>
          </table:table-cell>
          <table:table-cell table:style-name="ce19" table:formula="oooc:=[.$B484]*10+650+[.AD$2]*8" office:value-type="float" office:value="1074">
            <text:p>1074 kg</text:p>
          </table:table-cell>
          <table:table-cell table:style-name="ce19" table:formula="oooc:=[.$B484]*10+650+[.AE$2]*8" office:value-type="float" office:value="1082">
            <text:p>1082 kg</text:p>
          </table:table-cell>
          <table:table-cell table:style-name="ce19" table:formula="oooc:=[.$B484]*10+650+[.AF$2]*8" office:value-type="float" office:value="1090">
            <text:p>109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1">
            <text:p>21</text:p>
          </table:table-cell>
          <table:table-cell table:style-name="ce19" table:formula="oooc:=[.$B485]*10+650+[.C$2]*8" office:value-type="float" office:value="868">
            <text:p>868 kg</text:p>
          </table:table-cell>
          <table:table-cell table:style-name="ce19" table:formula="oooc:=[.$B485]*10+650+[.D$2]*8" office:value-type="float" office:value="876">
            <text:p>876 kg</text:p>
          </table:table-cell>
          <table:table-cell table:style-name="ce19" table:formula="oooc:=[.$B485]*10+650+[.E$2]*8" office:value-type="float" office:value="884">
            <text:p>884 kg</text:p>
          </table:table-cell>
          <table:table-cell table:style-name="ce19" table:formula="oooc:=[.$B485]*10+650+[.F$2]*8" office:value-type="float" office:value="892">
            <text:p>892 kg</text:p>
          </table:table-cell>
          <table:table-cell table:style-name="ce19" table:formula="oooc:=[.$B485]*10+650+[.G$2]*8" office:value-type="float" office:value="900">
            <text:p>900 kg</text:p>
          </table:table-cell>
          <table:table-cell table:style-name="ce19" table:formula="oooc:=[.$B485]*10+650+[.H$2]*8" office:value-type="float" office:value="908">
            <text:p>908 kg</text:p>
          </table:table-cell>
          <table:table-cell table:style-name="ce19" table:formula="oooc:=[.$B485]*10+650+[.I$2]*8" office:value-type="float" office:value="916">
            <text:p>916 kg</text:p>
          </table:table-cell>
          <table:table-cell table:style-name="ce19" table:formula="oooc:=[.$B485]*10+650+[.J$2]*8" office:value-type="float" office:value="924">
            <text:p>924 kg</text:p>
          </table:table-cell>
          <table:table-cell table:style-name="ce19" table:formula="oooc:=[.$B485]*10+650+[.K$2]*8" office:value-type="float" office:value="932">
            <text:p>932 kg</text:p>
          </table:table-cell>
          <table:table-cell table:style-name="ce19" table:formula="oooc:=[.$B485]*10+650+[.L$2]*8" office:value-type="float" office:value="940">
            <text:p>940 kg</text:p>
          </table:table-cell>
          <table:table-cell table:style-name="ce19" table:formula="oooc:=[.$B485]*10+650+[.M$2]*8" office:value-type="float" office:value="948">
            <text:p>948 kg</text:p>
          </table:table-cell>
          <table:table-cell table:style-name="ce19" table:formula="oooc:=[.$B485]*10+650+[.N$2]*8" office:value-type="float" office:value="956">
            <text:p>956 kg</text:p>
          </table:table-cell>
          <table:table-cell table:style-name="ce19" table:formula="oooc:=[.$B485]*10+650+[.O$2]*8" office:value-type="float" office:value="964">
            <text:p>964 kg</text:p>
          </table:table-cell>
          <table:table-cell table:style-name="ce19" table:formula="oooc:=[.$B485]*10+650+[.P$2]*8" office:value-type="float" office:value="972">
            <text:p>972 kg</text:p>
          </table:table-cell>
          <table:table-cell table:style-name="ce19" table:formula="oooc:=[.$B485]*10+650+[.Q$2]*8" office:value-type="float" office:value="980">
            <text:p>980 kg</text:p>
          </table:table-cell>
          <table:table-cell table:style-name="ce19" table:formula="oooc:=[.$B485]*10+650+[.R$2]*8" office:value-type="float" office:value="988">
            <text:p>988 kg</text:p>
          </table:table-cell>
          <table:table-cell table:style-name="ce19" table:formula="oooc:=[.$B485]*10+650+[.S$2]*8" office:value-type="float" office:value="996">
            <text:p>996 kg</text:p>
          </table:table-cell>
          <table:table-cell table:style-name="ce19" table:formula="oooc:=[.$B485]*10+650+[.T$2]*8" office:value-type="float" office:value="1004">
            <text:p>1004 kg</text:p>
          </table:table-cell>
          <table:table-cell table:style-name="ce19" table:formula="oooc:=[.$B485]*10+650+[.U$2]*8" office:value-type="float" office:value="1012">
            <text:p>1012 kg</text:p>
          </table:table-cell>
          <table:table-cell table:style-name="ce19" table:formula="oooc:=[.$B485]*10+650+[.V$2]*8" office:value-type="float" office:value="1020">
            <text:p>1020 kg</text:p>
          </table:table-cell>
          <table:table-cell table:style-name="ce19" table:formula="oooc:=[.$B485]*10+650+[.W$2]*8" office:value-type="float" office:value="1028">
            <text:p>1028 kg</text:p>
          </table:table-cell>
          <table:table-cell table:style-name="ce19" table:formula="oooc:=[.$B485]*10+650+[.X$2]*8" office:value-type="float" office:value="1036">
            <text:p>1036 kg</text:p>
          </table:table-cell>
          <table:table-cell table:style-name="ce19" table:formula="oooc:=[.$B485]*10+650+[.Y$2]*8" office:value-type="float" office:value="1044">
            <text:p>1044 kg</text:p>
          </table:table-cell>
          <table:table-cell table:style-name="ce19" table:formula="oooc:=[.$B485]*10+650+[.Z$2]*8" office:value-type="float" office:value="1052">
            <text:p>1052 kg</text:p>
          </table:table-cell>
          <table:table-cell table:style-name="ce19" table:formula="oooc:=[.$B485]*10+650+[.AA$2]*8" office:value-type="float" office:value="1060">
            <text:p>1060 kg</text:p>
          </table:table-cell>
          <table:table-cell table:style-name="ce19" table:formula="oooc:=[.$B485]*10+650+[.AB$2]*8" office:value-type="float" office:value="1068">
            <text:p>1068 kg</text:p>
          </table:table-cell>
          <table:table-cell table:style-name="ce19" table:formula="oooc:=[.$B485]*10+650+[.AC$2]*8" office:value-type="float" office:value="1076">
            <text:p>1076 kg</text:p>
          </table:table-cell>
          <table:table-cell table:style-name="ce19" table:formula="oooc:=[.$B485]*10+650+[.AD$2]*8" office:value-type="float" office:value="1084">
            <text:p>1084 kg</text:p>
          </table:table-cell>
          <table:table-cell table:style-name="ce19" table:formula="oooc:=[.$B485]*10+650+[.AE$2]*8" office:value-type="float" office:value="1092">
            <text:p>1092 kg</text:p>
          </table:table-cell>
          <table:table-cell table:style-name="ce19" table:formula="oooc:=[.$B485]*10+650+[.AF$2]*8" office:value-type="float" office:value="1100">
            <text:p>110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2">
            <text:p>22</text:p>
          </table:table-cell>
          <table:table-cell table:style-name="ce19" table:formula="oooc:=[.$B486]*10+650+[.C$2]*8" office:value-type="float" office:value="878">
            <text:p>878 kg</text:p>
          </table:table-cell>
          <table:table-cell table:style-name="ce19" table:formula="oooc:=[.$B486]*10+650+[.D$2]*8" office:value-type="float" office:value="886">
            <text:p>886 kg</text:p>
          </table:table-cell>
          <table:table-cell table:style-name="ce19" table:formula="oooc:=[.$B486]*10+650+[.E$2]*8" office:value-type="float" office:value="894">
            <text:p>894 kg</text:p>
          </table:table-cell>
          <table:table-cell table:style-name="ce19" table:formula="oooc:=[.$B486]*10+650+[.F$2]*8" office:value-type="float" office:value="902">
            <text:p>902 kg</text:p>
          </table:table-cell>
          <table:table-cell table:style-name="ce19" table:formula="oooc:=[.$B486]*10+650+[.G$2]*8" office:value-type="float" office:value="910">
            <text:p>910 kg</text:p>
          </table:table-cell>
          <table:table-cell table:style-name="ce19" table:formula="oooc:=[.$B486]*10+650+[.H$2]*8" office:value-type="float" office:value="918">
            <text:p>918 kg</text:p>
          </table:table-cell>
          <table:table-cell table:style-name="ce19" table:formula="oooc:=[.$B486]*10+650+[.I$2]*8" office:value-type="float" office:value="926">
            <text:p>926 kg</text:p>
          </table:table-cell>
          <table:table-cell table:style-name="ce19" table:formula="oooc:=[.$B486]*10+650+[.J$2]*8" office:value-type="float" office:value="934">
            <text:p>934 kg</text:p>
          </table:table-cell>
          <table:table-cell table:style-name="ce19" table:formula="oooc:=[.$B486]*10+650+[.K$2]*8" office:value-type="float" office:value="942">
            <text:p>942 kg</text:p>
          </table:table-cell>
          <table:table-cell table:style-name="ce19" table:formula="oooc:=[.$B486]*10+650+[.L$2]*8" office:value-type="float" office:value="950">
            <text:p>950 kg</text:p>
          </table:table-cell>
          <table:table-cell table:style-name="ce19" table:formula="oooc:=[.$B486]*10+650+[.M$2]*8" office:value-type="float" office:value="958">
            <text:p>958 kg</text:p>
          </table:table-cell>
          <table:table-cell table:style-name="ce19" table:formula="oooc:=[.$B486]*10+650+[.N$2]*8" office:value-type="float" office:value="966">
            <text:p>966 kg</text:p>
          </table:table-cell>
          <table:table-cell table:style-name="ce19" table:formula="oooc:=[.$B486]*10+650+[.O$2]*8" office:value-type="float" office:value="974">
            <text:p>974 kg</text:p>
          </table:table-cell>
          <table:table-cell table:style-name="ce19" table:formula="oooc:=[.$B486]*10+650+[.P$2]*8" office:value-type="float" office:value="982">
            <text:p>982 kg</text:p>
          </table:table-cell>
          <table:table-cell table:style-name="ce19" table:formula="oooc:=[.$B486]*10+650+[.Q$2]*8" office:value-type="float" office:value="990">
            <text:p>990 kg</text:p>
          </table:table-cell>
          <table:table-cell table:style-name="ce19" table:formula="oooc:=[.$B486]*10+650+[.R$2]*8" office:value-type="float" office:value="998">
            <text:p>998 kg</text:p>
          </table:table-cell>
          <table:table-cell table:style-name="ce19" table:formula="oooc:=[.$B486]*10+650+[.S$2]*8" office:value-type="float" office:value="1006">
            <text:p>1006 kg</text:p>
          </table:table-cell>
          <table:table-cell table:style-name="ce19" table:formula="oooc:=[.$B486]*10+650+[.T$2]*8" office:value-type="float" office:value="1014">
            <text:p>1014 kg</text:p>
          </table:table-cell>
          <table:table-cell table:style-name="ce19" table:formula="oooc:=[.$B486]*10+650+[.U$2]*8" office:value-type="float" office:value="1022">
            <text:p>1022 kg</text:p>
          </table:table-cell>
          <table:table-cell table:style-name="ce19" table:formula="oooc:=[.$B486]*10+650+[.V$2]*8" office:value-type="float" office:value="1030">
            <text:p>1030 kg</text:p>
          </table:table-cell>
          <table:table-cell table:style-name="ce19" table:formula="oooc:=[.$B486]*10+650+[.W$2]*8" office:value-type="float" office:value="1038">
            <text:p>1038 kg</text:p>
          </table:table-cell>
          <table:table-cell table:style-name="ce19" table:formula="oooc:=[.$B486]*10+650+[.X$2]*8" office:value-type="float" office:value="1046">
            <text:p>1046 kg</text:p>
          </table:table-cell>
          <table:table-cell table:style-name="ce19" table:formula="oooc:=[.$B486]*10+650+[.Y$2]*8" office:value-type="float" office:value="1054">
            <text:p>1054 kg</text:p>
          </table:table-cell>
          <table:table-cell table:style-name="ce19" table:formula="oooc:=[.$B486]*10+650+[.Z$2]*8" office:value-type="float" office:value="1062">
            <text:p>1062 kg</text:p>
          </table:table-cell>
          <table:table-cell table:style-name="ce19" table:formula="oooc:=[.$B486]*10+650+[.AA$2]*8" office:value-type="float" office:value="1070">
            <text:p>1070 kg</text:p>
          </table:table-cell>
          <table:table-cell table:style-name="ce19" table:formula="oooc:=[.$B486]*10+650+[.AB$2]*8" office:value-type="float" office:value="1078">
            <text:p>1078 kg</text:p>
          </table:table-cell>
          <table:table-cell table:style-name="ce19" table:formula="oooc:=[.$B486]*10+650+[.AC$2]*8" office:value-type="float" office:value="1086">
            <text:p>1086 kg</text:p>
          </table:table-cell>
          <table:table-cell table:style-name="ce19" table:formula="oooc:=[.$B486]*10+650+[.AD$2]*8" office:value-type="float" office:value="1094">
            <text:p>1094 kg</text:p>
          </table:table-cell>
          <table:table-cell table:style-name="ce19" table:formula="oooc:=[.$B486]*10+650+[.AE$2]*8" office:value-type="float" office:value="1102">
            <text:p>1102 kg</text:p>
          </table:table-cell>
          <table:table-cell table:style-name="ce19" table:formula="oooc:=[.$B486]*10+650+[.AF$2]*8" office:value-type="float" office:value="1110">
            <text:p>111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3">
            <text:p>23</text:p>
          </table:table-cell>
          <table:table-cell table:style-name="ce19" table:formula="oooc:=[.$B487]*10+650+[.C$2]*8" office:value-type="float" office:value="888">
            <text:p>888 kg</text:p>
          </table:table-cell>
          <table:table-cell table:style-name="ce19" table:formula="oooc:=[.$B487]*10+650+[.D$2]*8" office:value-type="float" office:value="896">
            <text:p>896 kg</text:p>
          </table:table-cell>
          <table:table-cell table:style-name="ce19" table:formula="oooc:=[.$B487]*10+650+[.E$2]*8" office:value-type="float" office:value="904">
            <text:p>904 kg</text:p>
          </table:table-cell>
          <table:table-cell table:style-name="ce19" table:formula="oooc:=[.$B487]*10+650+[.F$2]*8" office:value-type="float" office:value="912">
            <text:p>912 kg</text:p>
          </table:table-cell>
          <table:table-cell table:style-name="ce19" table:formula="oooc:=[.$B487]*10+650+[.G$2]*8" office:value-type="float" office:value="920">
            <text:p>920 kg</text:p>
          </table:table-cell>
          <table:table-cell table:style-name="ce19" table:formula="oooc:=[.$B487]*10+650+[.H$2]*8" office:value-type="float" office:value="928">
            <text:p>928 kg</text:p>
          </table:table-cell>
          <table:table-cell table:style-name="ce19" table:formula="oooc:=[.$B487]*10+650+[.I$2]*8" office:value-type="float" office:value="936">
            <text:p>936 kg</text:p>
          </table:table-cell>
          <table:table-cell table:style-name="ce19" table:formula="oooc:=[.$B487]*10+650+[.J$2]*8" office:value-type="float" office:value="944">
            <text:p>944 kg</text:p>
          </table:table-cell>
          <table:table-cell table:style-name="ce19" table:formula="oooc:=[.$B487]*10+650+[.K$2]*8" office:value-type="float" office:value="952">
            <text:p>952 kg</text:p>
          </table:table-cell>
          <table:table-cell table:style-name="ce19" table:formula="oooc:=[.$B487]*10+650+[.L$2]*8" office:value-type="float" office:value="960">
            <text:p>960 kg</text:p>
          </table:table-cell>
          <table:table-cell table:style-name="ce19" table:formula="oooc:=[.$B487]*10+650+[.M$2]*8" office:value-type="float" office:value="968">
            <text:p>968 kg</text:p>
          </table:table-cell>
          <table:table-cell table:style-name="ce19" table:formula="oooc:=[.$B487]*10+650+[.N$2]*8" office:value-type="float" office:value="976">
            <text:p>976 kg</text:p>
          </table:table-cell>
          <table:table-cell table:style-name="ce19" table:formula="oooc:=[.$B487]*10+650+[.O$2]*8" office:value-type="float" office:value="984">
            <text:p>984 kg</text:p>
          </table:table-cell>
          <table:table-cell table:style-name="ce19" table:formula="oooc:=[.$B487]*10+650+[.P$2]*8" office:value-type="float" office:value="992">
            <text:p>992 kg</text:p>
          </table:table-cell>
          <table:table-cell table:style-name="ce19" table:formula="oooc:=[.$B487]*10+650+[.Q$2]*8" office:value-type="float" office:value="1000">
            <text:p>1000 kg</text:p>
          </table:table-cell>
          <table:table-cell table:style-name="ce19" table:formula="oooc:=[.$B487]*10+650+[.R$2]*8" office:value-type="float" office:value="1008">
            <text:p>1008 kg</text:p>
          </table:table-cell>
          <table:table-cell table:style-name="ce19" table:formula="oooc:=[.$B487]*10+650+[.S$2]*8" office:value-type="float" office:value="1016">
            <text:p>1016 kg</text:p>
          </table:table-cell>
          <table:table-cell table:style-name="ce19" table:formula="oooc:=[.$B487]*10+650+[.T$2]*8" office:value-type="float" office:value="1024">
            <text:p>1024 kg</text:p>
          </table:table-cell>
          <table:table-cell table:style-name="ce19" table:formula="oooc:=[.$B487]*10+650+[.U$2]*8" office:value-type="float" office:value="1032">
            <text:p>1032 kg</text:p>
          </table:table-cell>
          <table:table-cell table:style-name="ce19" table:formula="oooc:=[.$B487]*10+650+[.V$2]*8" office:value-type="float" office:value="1040">
            <text:p>1040 kg</text:p>
          </table:table-cell>
          <table:table-cell table:style-name="ce19" table:formula="oooc:=[.$B487]*10+650+[.W$2]*8" office:value-type="float" office:value="1048">
            <text:p>1048 kg</text:p>
          </table:table-cell>
          <table:table-cell table:style-name="ce19" table:formula="oooc:=[.$B487]*10+650+[.X$2]*8" office:value-type="float" office:value="1056">
            <text:p>1056 kg</text:p>
          </table:table-cell>
          <table:table-cell table:style-name="ce19" table:formula="oooc:=[.$B487]*10+650+[.Y$2]*8" office:value-type="float" office:value="1064">
            <text:p>1064 kg</text:p>
          </table:table-cell>
          <table:table-cell table:style-name="ce19" table:formula="oooc:=[.$B487]*10+650+[.Z$2]*8" office:value-type="float" office:value="1072">
            <text:p>1072 kg</text:p>
          </table:table-cell>
          <table:table-cell table:style-name="ce19" table:formula="oooc:=[.$B487]*10+650+[.AA$2]*8" office:value-type="float" office:value="1080">
            <text:p>1080 kg</text:p>
          </table:table-cell>
          <table:table-cell table:style-name="ce19" table:formula="oooc:=[.$B487]*10+650+[.AB$2]*8" office:value-type="float" office:value="1088">
            <text:p>1088 kg</text:p>
          </table:table-cell>
          <table:table-cell table:style-name="ce19" table:formula="oooc:=[.$B487]*10+650+[.AC$2]*8" office:value-type="float" office:value="1096">
            <text:p>1096 kg</text:p>
          </table:table-cell>
          <table:table-cell table:style-name="ce19" table:formula="oooc:=[.$B487]*10+650+[.AD$2]*8" office:value-type="float" office:value="1104">
            <text:p>1104 kg</text:p>
          </table:table-cell>
          <table:table-cell table:style-name="ce19" table:formula="oooc:=[.$B487]*10+650+[.AE$2]*8" office:value-type="float" office:value="1112">
            <text:p>1112 kg</text:p>
          </table:table-cell>
          <table:table-cell table:style-name="ce19" table:formula="oooc:=[.$B487]*10+650+[.AF$2]*8" office:value-type="float" office:value="1120">
            <text:p>112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4">
            <text:p>24</text:p>
          </table:table-cell>
          <table:table-cell table:style-name="ce19" table:formula="oooc:=[.$B488]*10+650+[.C$2]*8" office:value-type="float" office:value="898">
            <text:p>898 kg</text:p>
          </table:table-cell>
          <table:table-cell table:style-name="ce19" table:formula="oooc:=[.$B488]*10+650+[.D$2]*8" office:value-type="float" office:value="906">
            <text:p>906 kg</text:p>
          </table:table-cell>
          <table:table-cell table:style-name="ce19" table:formula="oooc:=[.$B488]*10+650+[.E$2]*8" office:value-type="float" office:value="914">
            <text:p>914 kg</text:p>
          </table:table-cell>
          <table:table-cell table:style-name="ce19" table:formula="oooc:=[.$B488]*10+650+[.F$2]*8" office:value-type="float" office:value="922">
            <text:p>922 kg</text:p>
          </table:table-cell>
          <table:table-cell table:style-name="ce19" table:formula="oooc:=[.$B488]*10+650+[.G$2]*8" office:value-type="float" office:value="930">
            <text:p>930 kg</text:p>
          </table:table-cell>
          <table:table-cell table:style-name="ce19" table:formula="oooc:=[.$B488]*10+650+[.H$2]*8" office:value-type="float" office:value="938">
            <text:p>938 kg</text:p>
          </table:table-cell>
          <table:table-cell table:style-name="ce19" table:formula="oooc:=[.$B488]*10+650+[.I$2]*8" office:value-type="float" office:value="946">
            <text:p>946 kg</text:p>
          </table:table-cell>
          <table:table-cell table:style-name="ce19" table:formula="oooc:=[.$B488]*10+650+[.J$2]*8" office:value-type="float" office:value="954">
            <text:p>954 kg</text:p>
          </table:table-cell>
          <table:table-cell table:style-name="ce19" table:formula="oooc:=[.$B488]*10+650+[.K$2]*8" office:value-type="float" office:value="962">
            <text:p>962 kg</text:p>
          </table:table-cell>
          <table:table-cell table:style-name="ce19" table:formula="oooc:=[.$B488]*10+650+[.L$2]*8" office:value-type="float" office:value="970">
            <text:p>970 kg</text:p>
          </table:table-cell>
          <table:table-cell table:style-name="ce19" table:formula="oooc:=[.$B488]*10+650+[.M$2]*8" office:value-type="float" office:value="978">
            <text:p>978 kg</text:p>
          </table:table-cell>
          <table:table-cell table:style-name="ce19" table:formula="oooc:=[.$B488]*10+650+[.N$2]*8" office:value-type="float" office:value="986">
            <text:p>986 kg</text:p>
          </table:table-cell>
          <table:table-cell table:style-name="ce19" table:formula="oooc:=[.$B488]*10+650+[.O$2]*8" office:value-type="float" office:value="994">
            <text:p>994 kg</text:p>
          </table:table-cell>
          <table:table-cell table:style-name="ce19" table:formula="oooc:=[.$B488]*10+650+[.P$2]*8" office:value-type="float" office:value="1002">
            <text:p>1002 kg</text:p>
          </table:table-cell>
          <table:table-cell table:style-name="ce19" table:formula="oooc:=[.$B488]*10+650+[.Q$2]*8" office:value-type="float" office:value="1010">
            <text:p>1010 kg</text:p>
          </table:table-cell>
          <table:table-cell table:style-name="ce19" table:formula="oooc:=[.$B488]*10+650+[.R$2]*8" office:value-type="float" office:value="1018">
            <text:p>1018 kg</text:p>
          </table:table-cell>
          <table:table-cell table:style-name="ce19" table:formula="oooc:=[.$B488]*10+650+[.S$2]*8" office:value-type="float" office:value="1026">
            <text:p>1026 kg</text:p>
          </table:table-cell>
          <table:table-cell table:style-name="ce19" table:formula="oooc:=[.$B488]*10+650+[.T$2]*8" office:value-type="float" office:value="1034">
            <text:p>1034 kg</text:p>
          </table:table-cell>
          <table:table-cell table:style-name="ce19" table:formula="oooc:=[.$B488]*10+650+[.U$2]*8" office:value-type="float" office:value="1042">
            <text:p>1042 kg</text:p>
          </table:table-cell>
          <table:table-cell table:style-name="ce19" table:formula="oooc:=[.$B488]*10+650+[.V$2]*8" office:value-type="float" office:value="1050">
            <text:p>1050 kg</text:p>
          </table:table-cell>
          <table:table-cell table:style-name="ce19" table:formula="oooc:=[.$B488]*10+650+[.W$2]*8" office:value-type="float" office:value="1058">
            <text:p>1058 kg</text:p>
          </table:table-cell>
          <table:table-cell table:style-name="ce19" table:formula="oooc:=[.$B488]*10+650+[.X$2]*8" office:value-type="float" office:value="1066">
            <text:p>1066 kg</text:p>
          </table:table-cell>
          <table:table-cell table:style-name="ce19" table:formula="oooc:=[.$B488]*10+650+[.Y$2]*8" office:value-type="float" office:value="1074">
            <text:p>1074 kg</text:p>
          </table:table-cell>
          <table:table-cell table:style-name="ce19" table:formula="oooc:=[.$B488]*10+650+[.Z$2]*8" office:value-type="float" office:value="1082">
            <text:p>1082 kg</text:p>
          </table:table-cell>
          <table:table-cell table:style-name="ce19" table:formula="oooc:=[.$B488]*10+650+[.AA$2]*8" office:value-type="float" office:value="1090">
            <text:p>1090 kg</text:p>
          </table:table-cell>
          <table:table-cell table:style-name="ce19" table:formula="oooc:=[.$B488]*10+650+[.AB$2]*8" office:value-type="float" office:value="1098">
            <text:p>1098 kg</text:p>
          </table:table-cell>
          <table:table-cell table:style-name="ce19" table:formula="oooc:=[.$B488]*10+650+[.AC$2]*8" office:value-type="float" office:value="1106">
            <text:p>1106 kg</text:p>
          </table:table-cell>
          <table:table-cell table:style-name="ce19" table:formula="oooc:=[.$B488]*10+650+[.AD$2]*8" office:value-type="float" office:value="1114">
            <text:p>1114 kg</text:p>
          </table:table-cell>
          <table:table-cell table:style-name="ce19" table:formula="oooc:=[.$B488]*10+650+[.AE$2]*8" office:value-type="float" office:value="1122">
            <text:p>1122 kg</text:p>
          </table:table-cell>
          <table:table-cell table:style-name="ce19" table:formula="oooc:=[.$B488]*10+650+[.AF$2]*8" office:value-type="float" office:value="1130">
            <text:p>113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5">
            <text:p>25</text:p>
          </table:table-cell>
          <table:table-cell table:style-name="ce19" table:formula="oooc:=[.$B489]*10+650+[.C$2]*8" office:value-type="float" office:value="908">
            <text:p>908 kg</text:p>
          </table:table-cell>
          <table:table-cell table:style-name="ce19" table:formula="oooc:=[.$B489]*10+650+[.D$2]*8" office:value-type="float" office:value="916">
            <text:p>916 kg</text:p>
          </table:table-cell>
          <table:table-cell table:style-name="ce19" table:formula="oooc:=[.$B489]*10+650+[.E$2]*8" office:value-type="float" office:value="924">
            <text:p>924 kg</text:p>
          </table:table-cell>
          <table:table-cell table:style-name="ce19" table:formula="oooc:=[.$B489]*10+650+[.F$2]*8" office:value-type="float" office:value="932">
            <text:p>932 kg</text:p>
          </table:table-cell>
          <table:table-cell table:style-name="ce19" table:formula="oooc:=[.$B489]*10+650+[.G$2]*8" office:value-type="float" office:value="940">
            <text:p>940 kg</text:p>
          </table:table-cell>
          <table:table-cell table:style-name="ce19" table:formula="oooc:=[.$B489]*10+650+[.H$2]*8" office:value-type="float" office:value="948">
            <text:p>948 kg</text:p>
          </table:table-cell>
          <table:table-cell table:style-name="ce19" table:formula="oooc:=[.$B489]*10+650+[.I$2]*8" office:value-type="float" office:value="956">
            <text:p>956 kg</text:p>
          </table:table-cell>
          <table:table-cell table:style-name="ce19" table:formula="oooc:=[.$B489]*10+650+[.J$2]*8" office:value-type="float" office:value="964">
            <text:p>964 kg</text:p>
          </table:table-cell>
          <table:table-cell table:style-name="ce19" table:formula="oooc:=[.$B489]*10+650+[.K$2]*8" office:value-type="float" office:value="972">
            <text:p>972 kg</text:p>
          </table:table-cell>
          <table:table-cell table:style-name="ce19" table:formula="oooc:=[.$B489]*10+650+[.L$2]*8" office:value-type="float" office:value="980">
            <text:p>980 kg</text:p>
          </table:table-cell>
          <table:table-cell table:style-name="ce19" table:formula="oooc:=[.$B489]*10+650+[.M$2]*8" office:value-type="float" office:value="988">
            <text:p>988 kg</text:p>
          </table:table-cell>
          <table:table-cell table:style-name="ce19" table:formula="oooc:=[.$B489]*10+650+[.N$2]*8" office:value-type="float" office:value="996">
            <text:p>996 kg</text:p>
          </table:table-cell>
          <table:table-cell table:style-name="ce19" table:formula="oooc:=[.$B489]*10+650+[.O$2]*8" office:value-type="float" office:value="1004">
            <text:p>1004 kg</text:p>
          </table:table-cell>
          <table:table-cell table:style-name="ce19" table:formula="oooc:=[.$B489]*10+650+[.P$2]*8" office:value-type="float" office:value="1012">
            <text:p>1012 kg</text:p>
          </table:table-cell>
          <table:table-cell table:style-name="ce19" table:formula="oooc:=[.$B489]*10+650+[.Q$2]*8" office:value-type="float" office:value="1020">
            <text:p>1020 kg</text:p>
          </table:table-cell>
          <table:table-cell table:style-name="ce19" table:formula="oooc:=[.$B489]*10+650+[.R$2]*8" office:value-type="float" office:value="1028">
            <text:p>1028 kg</text:p>
          </table:table-cell>
          <table:table-cell table:style-name="ce19" table:formula="oooc:=[.$B489]*10+650+[.S$2]*8" office:value-type="float" office:value="1036">
            <text:p>1036 kg</text:p>
          </table:table-cell>
          <table:table-cell table:style-name="ce19" table:formula="oooc:=[.$B489]*10+650+[.T$2]*8" office:value-type="float" office:value="1044">
            <text:p>1044 kg</text:p>
          </table:table-cell>
          <table:table-cell table:style-name="ce19" table:formula="oooc:=[.$B489]*10+650+[.U$2]*8" office:value-type="float" office:value="1052">
            <text:p>1052 kg</text:p>
          </table:table-cell>
          <table:table-cell table:style-name="ce19" table:formula="oooc:=[.$B489]*10+650+[.V$2]*8" office:value-type="float" office:value="1060">
            <text:p>1060 kg</text:p>
          </table:table-cell>
          <table:table-cell table:style-name="ce19" table:formula="oooc:=[.$B489]*10+650+[.W$2]*8" office:value-type="float" office:value="1068">
            <text:p>1068 kg</text:p>
          </table:table-cell>
          <table:table-cell table:style-name="ce19" table:formula="oooc:=[.$B489]*10+650+[.X$2]*8" office:value-type="float" office:value="1076">
            <text:p>1076 kg</text:p>
          </table:table-cell>
          <table:table-cell table:style-name="ce19" table:formula="oooc:=[.$B489]*10+650+[.Y$2]*8" office:value-type="float" office:value="1084">
            <text:p>1084 kg</text:p>
          </table:table-cell>
          <table:table-cell table:style-name="ce19" table:formula="oooc:=[.$B489]*10+650+[.Z$2]*8" office:value-type="float" office:value="1092">
            <text:p>1092 kg</text:p>
          </table:table-cell>
          <table:table-cell table:style-name="ce19" table:formula="oooc:=[.$B489]*10+650+[.AA$2]*8" office:value-type="float" office:value="1100">
            <text:p>1100 kg</text:p>
          </table:table-cell>
          <table:table-cell table:style-name="ce19" table:formula="oooc:=[.$B489]*10+650+[.AB$2]*8" office:value-type="float" office:value="1108">
            <text:p>1108 kg</text:p>
          </table:table-cell>
          <table:table-cell table:style-name="ce19" table:formula="oooc:=[.$B489]*10+650+[.AC$2]*8" office:value-type="float" office:value="1116">
            <text:p>1116 kg</text:p>
          </table:table-cell>
          <table:table-cell table:style-name="ce19" table:formula="oooc:=[.$B489]*10+650+[.AD$2]*8" office:value-type="float" office:value="1124">
            <text:p>1124 kg</text:p>
          </table:table-cell>
          <table:table-cell table:style-name="ce19" table:formula="oooc:=[.$B489]*10+650+[.AE$2]*8" office:value-type="float" office:value="1132">
            <text:p>1132 kg</text:p>
          </table:table-cell>
          <table:table-cell table:style-name="ce19" table:formula="oooc:=[.$B489]*10+650+[.AF$2]*8" office:value-type="float" office:value="1140">
            <text:p>114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6">
            <text:p>26</text:p>
          </table:table-cell>
          <table:table-cell table:style-name="ce19" table:formula="oooc:=[.$B490]*10+650+[.C$2]*8" office:value-type="float" office:value="918">
            <text:p>918 kg</text:p>
          </table:table-cell>
          <table:table-cell table:style-name="ce19" table:formula="oooc:=[.$B490]*10+650+[.D$2]*8" office:value-type="float" office:value="926">
            <text:p>926 kg</text:p>
          </table:table-cell>
          <table:table-cell table:style-name="ce19" table:formula="oooc:=[.$B490]*10+650+[.E$2]*8" office:value-type="float" office:value="934">
            <text:p>934 kg</text:p>
          </table:table-cell>
          <table:table-cell table:style-name="ce19" table:formula="oooc:=[.$B490]*10+650+[.F$2]*8" office:value-type="float" office:value="942">
            <text:p>942 kg</text:p>
          </table:table-cell>
          <table:table-cell table:style-name="ce19" table:formula="oooc:=[.$B490]*10+650+[.G$2]*8" office:value-type="float" office:value="950">
            <text:p>950 kg</text:p>
          </table:table-cell>
          <table:table-cell table:style-name="ce19" table:formula="oooc:=[.$B490]*10+650+[.H$2]*8" office:value-type="float" office:value="958">
            <text:p>958 kg</text:p>
          </table:table-cell>
          <table:table-cell table:style-name="ce19" table:formula="oooc:=[.$B490]*10+650+[.I$2]*8" office:value-type="float" office:value="966">
            <text:p>966 kg</text:p>
          </table:table-cell>
          <table:table-cell table:style-name="ce19" table:formula="oooc:=[.$B490]*10+650+[.J$2]*8" office:value-type="float" office:value="974">
            <text:p>974 kg</text:p>
          </table:table-cell>
          <table:table-cell table:style-name="ce19" table:formula="oooc:=[.$B490]*10+650+[.K$2]*8" office:value-type="float" office:value="982">
            <text:p>982 kg</text:p>
          </table:table-cell>
          <table:table-cell table:style-name="ce19" table:formula="oooc:=[.$B490]*10+650+[.L$2]*8" office:value-type="float" office:value="990">
            <text:p>990 kg</text:p>
          </table:table-cell>
          <table:table-cell table:style-name="ce19" table:formula="oooc:=[.$B490]*10+650+[.M$2]*8" office:value-type="float" office:value="998">
            <text:p>998 kg</text:p>
          </table:table-cell>
          <table:table-cell table:style-name="ce19" table:formula="oooc:=[.$B490]*10+650+[.N$2]*8" office:value-type="float" office:value="1006">
            <text:p>1006 kg</text:p>
          </table:table-cell>
          <table:table-cell table:style-name="ce19" table:formula="oooc:=[.$B490]*10+650+[.O$2]*8" office:value-type="float" office:value="1014">
            <text:p>1014 kg</text:p>
          </table:table-cell>
          <table:table-cell table:style-name="ce19" table:formula="oooc:=[.$B490]*10+650+[.P$2]*8" office:value-type="float" office:value="1022">
            <text:p>1022 kg</text:p>
          </table:table-cell>
          <table:table-cell table:style-name="ce19" table:formula="oooc:=[.$B490]*10+650+[.Q$2]*8" office:value-type="float" office:value="1030">
            <text:p>1030 kg</text:p>
          </table:table-cell>
          <table:table-cell table:style-name="ce19" table:formula="oooc:=[.$B490]*10+650+[.R$2]*8" office:value-type="float" office:value="1038">
            <text:p>1038 kg</text:p>
          </table:table-cell>
          <table:table-cell table:style-name="ce19" table:formula="oooc:=[.$B490]*10+650+[.S$2]*8" office:value-type="float" office:value="1046">
            <text:p>1046 kg</text:p>
          </table:table-cell>
          <table:table-cell table:style-name="ce19" table:formula="oooc:=[.$B490]*10+650+[.T$2]*8" office:value-type="float" office:value="1054">
            <text:p>1054 kg</text:p>
          </table:table-cell>
          <table:table-cell table:style-name="ce19" table:formula="oooc:=[.$B490]*10+650+[.U$2]*8" office:value-type="float" office:value="1062">
            <text:p>1062 kg</text:p>
          </table:table-cell>
          <table:table-cell table:style-name="ce19" table:formula="oooc:=[.$B490]*10+650+[.V$2]*8" office:value-type="float" office:value="1070">
            <text:p>1070 kg</text:p>
          </table:table-cell>
          <table:table-cell table:style-name="ce19" table:formula="oooc:=[.$B490]*10+650+[.W$2]*8" office:value-type="float" office:value="1078">
            <text:p>1078 kg</text:p>
          </table:table-cell>
          <table:table-cell table:style-name="ce19" table:formula="oooc:=[.$B490]*10+650+[.X$2]*8" office:value-type="float" office:value="1086">
            <text:p>1086 kg</text:p>
          </table:table-cell>
          <table:table-cell table:style-name="ce19" table:formula="oooc:=[.$B490]*10+650+[.Y$2]*8" office:value-type="float" office:value="1094">
            <text:p>1094 kg</text:p>
          </table:table-cell>
          <table:table-cell table:style-name="ce19" table:formula="oooc:=[.$B490]*10+650+[.Z$2]*8" office:value-type="float" office:value="1102">
            <text:p>1102 kg</text:p>
          </table:table-cell>
          <table:table-cell table:style-name="ce19" table:formula="oooc:=[.$B490]*10+650+[.AA$2]*8" office:value-type="float" office:value="1110">
            <text:p>1110 kg</text:p>
          </table:table-cell>
          <table:table-cell table:style-name="ce19" table:formula="oooc:=[.$B490]*10+650+[.AB$2]*8" office:value-type="float" office:value="1118">
            <text:p>1118 kg</text:p>
          </table:table-cell>
          <table:table-cell table:style-name="ce19" table:formula="oooc:=[.$B490]*10+650+[.AC$2]*8" office:value-type="float" office:value="1126">
            <text:p>1126 kg</text:p>
          </table:table-cell>
          <table:table-cell table:style-name="ce19" table:formula="oooc:=[.$B490]*10+650+[.AD$2]*8" office:value-type="float" office:value="1134">
            <text:p>1134 kg</text:p>
          </table:table-cell>
          <table:table-cell table:style-name="ce19" table:formula="oooc:=[.$B490]*10+650+[.AE$2]*8" office:value-type="float" office:value="1142">
            <text:p>1142 kg</text:p>
          </table:table-cell>
          <table:table-cell table:style-name="ce19" table:formula="oooc:=[.$B490]*10+650+[.AF$2]*8" office:value-type="float" office:value="1150">
            <text:p>115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7">
            <text:p>27</text:p>
          </table:table-cell>
          <table:table-cell table:style-name="ce19" table:formula="oooc:=[.$B491]*10+650+[.C$2]*8" office:value-type="float" office:value="928">
            <text:p>928 kg</text:p>
          </table:table-cell>
          <table:table-cell table:style-name="ce19" table:formula="oooc:=[.$B491]*10+650+[.D$2]*8" office:value-type="float" office:value="936">
            <text:p>936 kg</text:p>
          </table:table-cell>
          <table:table-cell table:style-name="ce19" table:formula="oooc:=[.$B491]*10+650+[.E$2]*8" office:value-type="float" office:value="944">
            <text:p>944 kg</text:p>
          </table:table-cell>
          <table:table-cell table:style-name="ce19" table:formula="oooc:=[.$B491]*10+650+[.F$2]*8" office:value-type="float" office:value="952">
            <text:p>952 kg</text:p>
          </table:table-cell>
          <table:table-cell table:style-name="ce19" table:formula="oooc:=[.$B491]*10+650+[.G$2]*8" office:value-type="float" office:value="960">
            <text:p>960 kg</text:p>
          </table:table-cell>
          <table:table-cell table:style-name="ce19" table:formula="oooc:=[.$B491]*10+650+[.H$2]*8" office:value-type="float" office:value="968">
            <text:p>968 kg</text:p>
          </table:table-cell>
          <table:table-cell table:style-name="ce19" table:formula="oooc:=[.$B491]*10+650+[.I$2]*8" office:value-type="float" office:value="976">
            <text:p>976 kg</text:p>
          </table:table-cell>
          <table:table-cell table:style-name="ce19" table:formula="oooc:=[.$B491]*10+650+[.J$2]*8" office:value-type="float" office:value="984">
            <text:p>984 kg</text:p>
          </table:table-cell>
          <table:table-cell table:style-name="ce19" table:formula="oooc:=[.$B491]*10+650+[.K$2]*8" office:value-type="float" office:value="992">
            <text:p>992 kg</text:p>
          </table:table-cell>
          <table:table-cell table:style-name="ce19" table:formula="oooc:=[.$B491]*10+650+[.L$2]*8" office:value-type="float" office:value="1000">
            <text:p>1000 kg</text:p>
          </table:table-cell>
          <table:table-cell table:style-name="ce19" table:formula="oooc:=[.$B491]*10+650+[.M$2]*8" office:value-type="float" office:value="1008">
            <text:p>1008 kg</text:p>
          </table:table-cell>
          <table:table-cell table:style-name="ce19" table:formula="oooc:=[.$B491]*10+650+[.N$2]*8" office:value-type="float" office:value="1016">
            <text:p>1016 kg</text:p>
          </table:table-cell>
          <table:table-cell table:style-name="ce19" table:formula="oooc:=[.$B491]*10+650+[.O$2]*8" office:value-type="float" office:value="1024">
            <text:p>1024 kg</text:p>
          </table:table-cell>
          <table:table-cell table:style-name="ce19" table:formula="oooc:=[.$B491]*10+650+[.P$2]*8" office:value-type="float" office:value="1032">
            <text:p>1032 kg</text:p>
          </table:table-cell>
          <table:table-cell table:style-name="ce19" table:formula="oooc:=[.$B491]*10+650+[.Q$2]*8" office:value-type="float" office:value="1040">
            <text:p>1040 kg</text:p>
          </table:table-cell>
          <table:table-cell table:style-name="ce19" table:formula="oooc:=[.$B491]*10+650+[.R$2]*8" office:value-type="float" office:value="1048">
            <text:p>1048 kg</text:p>
          </table:table-cell>
          <table:table-cell table:style-name="ce19" table:formula="oooc:=[.$B491]*10+650+[.S$2]*8" office:value-type="float" office:value="1056">
            <text:p>1056 kg</text:p>
          </table:table-cell>
          <table:table-cell table:style-name="ce19" table:formula="oooc:=[.$B491]*10+650+[.T$2]*8" office:value-type="float" office:value="1064">
            <text:p>1064 kg</text:p>
          </table:table-cell>
          <table:table-cell table:style-name="ce19" table:formula="oooc:=[.$B491]*10+650+[.U$2]*8" office:value-type="float" office:value="1072">
            <text:p>1072 kg</text:p>
          </table:table-cell>
          <table:table-cell table:style-name="ce19" table:formula="oooc:=[.$B491]*10+650+[.V$2]*8" office:value-type="float" office:value="1080">
            <text:p>1080 kg</text:p>
          </table:table-cell>
          <table:table-cell table:style-name="ce19" table:formula="oooc:=[.$B491]*10+650+[.W$2]*8" office:value-type="float" office:value="1088">
            <text:p>1088 kg</text:p>
          </table:table-cell>
          <table:table-cell table:style-name="ce19" table:formula="oooc:=[.$B491]*10+650+[.X$2]*8" office:value-type="float" office:value="1096">
            <text:p>1096 kg</text:p>
          </table:table-cell>
          <table:table-cell table:style-name="ce19" table:formula="oooc:=[.$B491]*10+650+[.Y$2]*8" office:value-type="float" office:value="1104">
            <text:p>1104 kg</text:p>
          </table:table-cell>
          <table:table-cell table:style-name="ce19" table:formula="oooc:=[.$B491]*10+650+[.Z$2]*8" office:value-type="float" office:value="1112">
            <text:p>1112 kg</text:p>
          </table:table-cell>
          <table:table-cell table:style-name="ce19" table:formula="oooc:=[.$B491]*10+650+[.AA$2]*8" office:value-type="float" office:value="1120">
            <text:p>1120 kg</text:p>
          </table:table-cell>
          <table:table-cell table:style-name="ce19" table:formula="oooc:=[.$B491]*10+650+[.AB$2]*8" office:value-type="float" office:value="1128">
            <text:p>1128 kg</text:p>
          </table:table-cell>
          <table:table-cell table:style-name="ce19" table:formula="oooc:=[.$B491]*10+650+[.AC$2]*8" office:value-type="float" office:value="1136">
            <text:p>1136 kg</text:p>
          </table:table-cell>
          <table:table-cell table:style-name="ce19" table:formula="oooc:=[.$B491]*10+650+[.AD$2]*8" office:value-type="float" office:value="1144">
            <text:p>1144 kg</text:p>
          </table:table-cell>
          <table:table-cell table:style-name="ce19" table:formula="oooc:=[.$B491]*10+650+[.AE$2]*8" office:value-type="float" office:value="1152">
            <text:p>1152 kg</text:p>
          </table:table-cell>
          <table:table-cell table:style-name="ce19" table:formula="oooc:=[.$B491]*10+650+[.AF$2]*8" office:value-type="float" office:value="1160">
            <text:p>116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8">
            <text:p>28</text:p>
          </table:table-cell>
          <table:table-cell table:style-name="ce19" table:formula="oooc:=[.$B492]*10+650+[.C$2]*8" office:value-type="float" office:value="938">
            <text:p>938 kg</text:p>
          </table:table-cell>
          <table:table-cell table:style-name="ce19" table:formula="oooc:=[.$B492]*10+650+[.D$2]*8" office:value-type="float" office:value="946">
            <text:p>946 kg</text:p>
          </table:table-cell>
          <table:table-cell table:style-name="ce19" table:formula="oooc:=[.$B492]*10+650+[.E$2]*8" office:value-type="float" office:value="954">
            <text:p>954 kg</text:p>
          </table:table-cell>
          <table:table-cell table:style-name="ce19" table:formula="oooc:=[.$B492]*10+650+[.F$2]*8" office:value-type="float" office:value="962">
            <text:p>962 kg</text:p>
          </table:table-cell>
          <table:table-cell table:style-name="ce19" table:formula="oooc:=[.$B492]*10+650+[.G$2]*8" office:value-type="float" office:value="970">
            <text:p>970 kg</text:p>
          </table:table-cell>
          <table:table-cell table:style-name="ce19" table:formula="oooc:=[.$B492]*10+650+[.H$2]*8" office:value-type="float" office:value="978">
            <text:p>978 kg</text:p>
          </table:table-cell>
          <table:table-cell table:style-name="ce19" table:formula="oooc:=[.$B492]*10+650+[.I$2]*8" office:value-type="float" office:value="986">
            <text:p>986 kg</text:p>
          </table:table-cell>
          <table:table-cell table:style-name="ce19" table:formula="oooc:=[.$B492]*10+650+[.J$2]*8" office:value-type="float" office:value="994">
            <text:p>994 kg</text:p>
          </table:table-cell>
          <table:table-cell table:style-name="ce19" table:formula="oooc:=[.$B492]*10+650+[.K$2]*8" office:value-type="float" office:value="1002">
            <text:p>1002 kg</text:p>
          </table:table-cell>
          <table:table-cell table:style-name="ce19" table:formula="oooc:=[.$B492]*10+650+[.L$2]*8" office:value-type="float" office:value="1010">
            <text:p>1010 kg</text:p>
          </table:table-cell>
          <table:table-cell table:style-name="ce19" table:formula="oooc:=[.$B492]*10+650+[.M$2]*8" office:value-type="float" office:value="1018">
            <text:p>1018 kg</text:p>
          </table:table-cell>
          <table:table-cell table:style-name="ce19" table:formula="oooc:=[.$B492]*10+650+[.N$2]*8" office:value-type="float" office:value="1026">
            <text:p>1026 kg</text:p>
          </table:table-cell>
          <table:table-cell table:style-name="ce19" table:formula="oooc:=[.$B492]*10+650+[.O$2]*8" office:value-type="float" office:value="1034">
            <text:p>1034 kg</text:p>
          </table:table-cell>
          <table:table-cell table:style-name="ce19" table:formula="oooc:=[.$B492]*10+650+[.P$2]*8" office:value-type="float" office:value="1042">
            <text:p>1042 kg</text:p>
          </table:table-cell>
          <table:table-cell table:style-name="ce19" table:formula="oooc:=[.$B492]*10+650+[.Q$2]*8" office:value-type="float" office:value="1050">
            <text:p>1050 kg</text:p>
          </table:table-cell>
          <table:table-cell table:style-name="ce19" table:formula="oooc:=[.$B492]*10+650+[.R$2]*8" office:value-type="float" office:value="1058">
            <text:p>1058 kg</text:p>
          </table:table-cell>
          <table:table-cell table:style-name="ce19" table:formula="oooc:=[.$B492]*10+650+[.S$2]*8" office:value-type="float" office:value="1066">
            <text:p>1066 kg</text:p>
          </table:table-cell>
          <table:table-cell table:style-name="ce19" table:formula="oooc:=[.$B492]*10+650+[.T$2]*8" office:value-type="float" office:value="1074">
            <text:p>1074 kg</text:p>
          </table:table-cell>
          <table:table-cell table:style-name="ce19" table:formula="oooc:=[.$B492]*10+650+[.U$2]*8" office:value-type="float" office:value="1082">
            <text:p>1082 kg</text:p>
          </table:table-cell>
          <table:table-cell table:style-name="ce19" table:formula="oooc:=[.$B492]*10+650+[.V$2]*8" office:value-type="float" office:value="1090">
            <text:p>1090 kg</text:p>
          </table:table-cell>
          <table:table-cell table:style-name="ce19" table:formula="oooc:=[.$B492]*10+650+[.W$2]*8" office:value-type="float" office:value="1098">
            <text:p>1098 kg</text:p>
          </table:table-cell>
          <table:table-cell table:style-name="ce19" table:formula="oooc:=[.$B492]*10+650+[.X$2]*8" office:value-type="float" office:value="1106">
            <text:p>1106 kg</text:p>
          </table:table-cell>
          <table:table-cell table:style-name="ce19" table:formula="oooc:=[.$B492]*10+650+[.Y$2]*8" office:value-type="float" office:value="1114">
            <text:p>1114 kg</text:p>
          </table:table-cell>
          <table:table-cell table:style-name="ce19" table:formula="oooc:=[.$B492]*10+650+[.Z$2]*8" office:value-type="float" office:value="1122">
            <text:p>1122 kg</text:p>
          </table:table-cell>
          <table:table-cell table:style-name="ce19" table:formula="oooc:=[.$B492]*10+650+[.AA$2]*8" office:value-type="float" office:value="1130">
            <text:p>1130 kg</text:p>
          </table:table-cell>
          <table:table-cell table:style-name="ce19" table:formula="oooc:=[.$B492]*10+650+[.AB$2]*8" office:value-type="float" office:value="1138">
            <text:p>1138 kg</text:p>
          </table:table-cell>
          <table:table-cell table:style-name="ce19" table:formula="oooc:=[.$B492]*10+650+[.AC$2]*8" office:value-type="float" office:value="1146">
            <text:p>1146 kg</text:p>
          </table:table-cell>
          <table:table-cell table:style-name="ce19" table:formula="oooc:=[.$B492]*10+650+[.AD$2]*8" office:value-type="float" office:value="1154">
            <text:p>1154 kg</text:p>
          </table:table-cell>
          <table:table-cell table:style-name="ce19" table:formula="oooc:=[.$B492]*10+650+[.AE$2]*8" office:value-type="float" office:value="1162">
            <text:p>1162 kg</text:p>
          </table:table-cell>
          <table:table-cell table:style-name="ce19" table:formula="oooc:=[.$B492]*10+650+[.AF$2]*8" office:value-type="float" office:value="1170">
            <text:p>117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29">
            <text:p>29</text:p>
          </table:table-cell>
          <table:table-cell table:style-name="ce19" table:formula="oooc:=[.$B493]*10+650+[.C$2]*8" office:value-type="float" office:value="948">
            <text:p>948 kg</text:p>
          </table:table-cell>
          <table:table-cell table:style-name="ce19" table:formula="oooc:=[.$B493]*10+650+[.D$2]*8" office:value-type="float" office:value="956">
            <text:p>956 kg</text:p>
          </table:table-cell>
          <table:table-cell table:style-name="ce19" table:formula="oooc:=[.$B493]*10+650+[.E$2]*8" office:value-type="float" office:value="964">
            <text:p>964 kg</text:p>
          </table:table-cell>
          <table:table-cell table:style-name="ce19" table:formula="oooc:=[.$B493]*10+650+[.F$2]*8" office:value-type="float" office:value="972">
            <text:p>972 kg</text:p>
          </table:table-cell>
          <table:table-cell table:style-name="ce19" table:formula="oooc:=[.$B493]*10+650+[.G$2]*8" office:value-type="float" office:value="980">
            <text:p>980 kg</text:p>
          </table:table-cell>
          <table:table-cell table:style-name="ce19" table:formula="oooc:=[.$B493]*10+650+[.H$2]*8" office:value-type="float" office:value="988">
            <text:p>988 kg</text:p>
          </table:table-cell>
          <table:table-cell table:style-name="ce19" table:formula="oooc:=[.$B493]*10+650+[.I$2]*8" office:value-type="float" office:value="996">
            <text:p>996 kg</text:p>
          </table:table-cell>
          <table:table-cell table:style-name="ce19" table:formula="oooc:=[.$B493]*10+650+[.J$2]*8" office:value-type="float" office:value="1004">
            <text:p>1004 kg</text:p>
          </table:table-cell>
          <table:table-cell table:style-name="ce19" table:formula="oooc:=[.$B493]*10+650+[.K$2]*8" office:value-type="float" office:value="1012">
            <text:p>1012 kg</text:p>
          </table:table-cell>
          <table:table-cell table:style-name="ce19" table:formula="oooc:=[.$B493]*10+650+[.L$2]*8" office:value-type="float" office:value="1020">
            <text:p>1020 kg</text:p>
          </table:table-cell>
          <table:table-cell table:style-name="ce19" table:formula="oooc:=[.$B493]*10+650+[.M$2]*8" office:value-type="float" office:value="1028">
            <text:p>1028 kg</text:p>
          </table:table-cell>
          <table:table-cell table:style-name="ce19" table:formula="oooc:=[.$B493]*10+650+[.N$2]*8" office:value-type="float" office:value="1036">
            <text:p>1036 kg</text:p>
          </table:table-cell>
          <table:table-cell table:style-name="ce19" table:formula="oooc:=[.$B493]*10+650+[.O$2]*8" office:value-type="float" office:value="1044">
            <text:p>1044 kg</text:p>
          </table:table-cell>
          <table:table-cell table:style-name="ce19" table:formula="oooc:=[.$B493]*10+650+[.P$2]*8" office:value-type="float" office:value="1052">
            <text:p>1052 kg</text:p>
          </table:table-cell>
          <table:table-cell table:style-name="ce19" table:formula="oooc:=[.$B493]*10+650+[.Q$2]*8" office:value-type="float" office:value="1060">
            <text:p>1060 kg</text:p>
          </table:table-cell>
          <table:table-cell table:style-name="ce19" table:formula="oooc:=[.$B493]*10+650+[.R$2]*8" office:value-type="float" office:value="1068">
            <text:p>1068 kg</text:p>
          </table:table-cell>
          <table:table-cell table:style-name="ce19" table:formula="oooc:=[.$B493]*10+650+[.S$2]*8" office:value-type="float" office:value="1076">
            <text:p>1076 kg</text:p>
          </table:table-cell>
          <table:table-cell table:style-name="ce19" table:formula="oooc:=[.$B493]*10+650+[.T$2]*8" office:value-type="float" office:value="1084">
            <text:p>1084 kg</text:p>
          </table:table-cell>
          <table:table-cell table:style-name="ce19" table:formula="oooc:=[.$B493]*10+650+[.U$2]*8" office:value-type="float" office:value="1092">
            <text:p>1092 kg</text:p>
          </table:table-cell>
          <table:table-cell table:style-name="ce19" table:formula="oooc:=[.$B493]*10+650+[.V$2]*8" office:value-type="float" office:value="1100">
            <text:p>1100 kg</text:p>
          </table:table-cell>
          <table:table-cell table:style-name="ce19" table:formula="oooc:=[.$B493]*10+650+[.W$2]*8" office:value-type="float" office:value="1108">
            <text:p>1108 kg</text:p>
          </table:table-cell>
          <table:table-cell table:style-name="ce19" table:formula="oooc:=[.$B493]*10+650+[.X$2]*8" office:value-type="float" office:value="1116">
            <text:p>1116 kg</text:p>
          </table:table-cell>
          <table:table-cell table:style-name="ce19" table:formula="oooc:=[.$B493]*10+650+[.Y$2]*8" office:value-type="float" office:value="1124">
            <text:p>1124 kg</text:p>
          </table:table-cell>
          <table:table-cell table:style-name="ce19" table:formula="oooc:=[.$B493]*10+650+[.Z$2]*8" office:value-type="float" office:value="1132">
            <text:p>1132 kg</text:p>
          </table:table-cell>
          <table:table-cell table:style-name="ce19" table:formula="oooc:=[.$B493]*10+650+[.AA$2]*8" office:value-type="float" office:value="1140">
            <text:p>1140 kg</text:p>
          </table:table-cell>
          <table:table-cell table:style-name="ce19" table:formula="oooc:=[.$B493]*10+650+[.AB$2]*8" office:value-type="float" office:value="1148">
            <text:p>1148 kg</text:p>
          </table:table-cell>
          <table:table-cell table:style-name="ce19" table:formula="oooc:=[.$B493]*10+650+[.AC$2]*8" office:value-type="float" office:value="1156">
            <text:p>1156 kg</text:p>
          </table:table-cell>
          <table:table-cell table:style-name="ce19" table:formula="oooc:=[.$B493]*10+650+[.AD$2]*8" office:value-type="float" office:value="1164">
            <text:p>1164 kg</text:p>
          </table:table-cell>
          <table:table-cell table:style-name="ce19" table:formula="oooc:=[.$B493]*10+650+[.AE$2]*8" office:value-type="float" office:value="1172">
            <text:p>1172 kg</text:p>
          </table:table-cell>
          <table:table-cell table:style-name="ce19" table:formula="oooc:=[.$B493]*10+650+[.AF$2]*8" office:value-type="float" office:value="1180">
            <text:p>1180 kg</text:p>
          </table:table-cell>
          <table:table-cell table:number-columns-repeated="224"/>
        </table:table-row>
        <table:table-row table:style-name="ro2">
          <table:covered-table-cell/>
          <table:table-cell office:value-type="float" office:value="30">
            <text:p>30</text:p>
          </table:table-cell>
          <table:table-cell table:style-name="ce19" table:formula="oooc:=[.$B494]*10+650+[.C$2]*8" office:value-type="float" office:value="958">
            <text:p>958 kg</text:p>
          </table:table-cell>
          <table:table-cell table:style-name="ce19" table:formula="oooc:=[.$B494]*10+650+[.D$2]*8" office:value-type="float" office:value="966">
            <text:p>966 kg</text:p>
          </table:table-cell>
          <table:table-cell table:style-name="ce19" table:formula="oooc:=[.$B494]*10+650+[.E$2]*8" office:value-type="float" office:value="974">
            <text:p>974 kg</text:p>
          </table:table-cell>
          <table:table-cell table:style-name="ce19" table:formula="oooc:=[.$B494]*10+650+[.F$2]*8" office:value-type="float" office:value="982">
            <text:p>982 kg</text:p>
          </table:table-cell>
          <table:table-cell table:style-name="ce19" table:formula="oooc:=[.$B494]*10+650+[.G$2]*8" office:value-type="float" office:value="990">
            <text:p>990 kg</text:p>
          </table:table-cell>
          <table:table-cell table:style-name="ce19" table:formula="oooc:=[.$B494]*10+650+[.H$2]*8" office:value-type="float" office:value="998">
            <text:p>998 kg</text:p>
          </table:table-cell>
          <table:table-cell table:style-name="ce19" table:formula="oooc:=[.$B494]*10+650+[.I$2]*8" office:value-type="float" office:value="1006">
            <text:p>1006 kg</text:p>
          </table:table-cell>
          <table:table-cell table:style-name="ce19" table:formula="oooc:=[.$B494]*10+650+[.J$2]*8" office:value-type="float" office:value="1014">
            <text:p>1014 kg</text:p>
          </table:table-cell>
          <table:table-cell table:style-name="ce19" table:formula="oooc:=[.$B494]*10+650+[.K$2]*8" office:value-type="float" office:value="1022">
            <text:p>1022 kg</text:p>
          </table:table-cell>
          <table:table-cell table:style-name="ce19" table:formula="oooc:=[.$B494]*10+650+[.L$2]*8" office:value-type="float" office:value="1030">
            <text:p>1030 kg</text:p>
          </table:table-cell>
          <table:table-cell table:style-name="ce19" table:formula="oooc:=[.$B494]*10+650+[.M$2]*8" office:value-type="float" office:value="1038">
            <text:p>1038 kg</text:p>
          </table:table-cell>
          <table:table-cell table:style-name="ce19" table:formula="oooc:=[.$B494]*10+650+[.N$2]*8" office:value-type="float" office:value="1046">
            <text:p>1046 kg</text:p>
          </table:table-cell>
          <table:table-cell table:style-name="ce19" table:formula="oooc:=[.$B494]*10+650+[.O$2]*8" office:value-type="float" office:value="1054">
            <text:p>1054 kg</text:p>
          </table:table-cell>
          <table:table-cell table:style-name="ce19" table:formula="oooc:=[.$B494]*10+650+[.P$2]*8" office:value-type="float" office:value="1062">
            <text:p>1062 kg</text:p>
          </table:table-cell>
          <table:table-cell table:style-name="ce19" table:formula="oooc:=[.$B494]*10+650+[.Q$2]*8" office:value-type="float" office:value="1070">
            <text:p>1070 kg</text:p>
          </table:table-cell>
          <table:table-cell table:style-name="ce19" table:formula="oooc:=[.$B494]*10+650+[.R$2]*8" office:value-type="float" office:value="1078">
            <text:p>1078 kg</text:p>
          </table:table-cell>
          <table:table-cell table:style-name="ce19" table:formula="oooc:=[.$B494]*10+650+[.S$2]*8" office:value-type="float" office:value="1086">
            <text:p>1086 kg</text:p>
          </table:table-cell>
          <table:table-cell table:style-name="ce19" table:formula="oooc:=[.$B494]*10+650+[.T$2]*8" office:value-type="float" office:value="1094">
            <text:p>1094 kg</text:p>
          </table:table-cell>
          <table:table-cell table:style-name="ce19" table:formula="oooc:=[.$B494]*10+650+[.U$2]*8" office:value-type="float" office:value="1102">
            <text:p>1102 kg</text:p>
          </table:table-cell>
          <table:table-cell table:style-name="ce19" table:formula="oooc:=[.$B494]*10+650+[.V$2]*8" office:value-type="float" office:value="1110">
            <text:p>1110 kg</text:p>
          </table:table-cell>
          <table:table-cell table:style-name="ce19" table:formula="oooc:=[.$B494]*10+650+[.W$2]*8" office:value-type="float" office:value="1118">
            <text:p>1118 kg</text:p>
          </table:table-cell>
          <table:table-cell table:style-name="ce19" table:formula="oooc:=[.$B494]*10+650+[.X$2]*8" office:value-type="float" office:value="1126">
            <text:p>1126 kg</text:p>
          </table:table-cell>
          <table:table-cell table:style-name="ce19" table:formula="oooc:=[.$B494]*10+650+[.Y$2]*8" office:value-type="float" office:value="1134">
            <text:p>1134 kg</text:p>
          </table:table-cell>
          <table:table-cell table:style-name="ce19" table:formula="oooc:=[.$B494]*10+650+[.Z$2]*8" office:value-type="float" office:value="1142">
            <text:p>1142 kg</text:p>
          </table:table-cell>
          <table:table-cell table:style-name="ce19" table:formula="oooc:=[.$B494]*10+650+[.AA$2]*8" office:value-type="float" office:value="1150">
            <text:p>1150 kg</text:p>
          </table:table-cell>
          <table:table-cell table:style-name="ce19" table:formula="oooc:=[.$B494]*10+650+[.AB$2]*8" office:value-type="float" office:value="1158">
            <text:p>1158 kg</text:p>
          </table:table-cell>
          <table:table-cell table:style-name="ce19" table:formula="oooc:=[.$B494]*10+650+[.AC$2]*8" office:value-type="float" office:value="1166">
            <text:p>1166 kg</text:p>
          </table:table-cell>
          <table:table-cell table:style-name="ce19" table:formula="oooc:=[.$B494]*10+650+[.AD$2]*8" office:value-type="float" office:value="1174">
            <text:p>1174 kg</text:p>
          </table:table-cell>
          <table:table-cell table:style-name="ce19" table:formula="oooc:=[.$B494]*10+650+[.AE$2]*8" office:value-type="float" office:value="1182">
            <text:p>1182 kg</text:p>
          </table:table-cell>
          <table:table-cell table:style-name="ce19" table:formula="oooc:=[.$B494]*10+650+[.AF$2]*8" office:value-type="float" office:value="1190">
            <text:p>1190 kg</text:p>
          </table:table-cell>
          <table:table-cell table:number-columns-repeated="224"/>
        </table:table-row>
        <table:table-row table:style-name="ro2" table:number-rows-repeated="23">
          <table:table-cell table:number-columns-repeated="2"/>
          <table:table-cell table:style-name="ce19" table:number-columns-repeated="30"/>
          <table:table-cell table:number-columns-repeated="224"/>
        </table:table-row>
        <table:table-row table:style-name="ro2" table:number-rows-repeated="6501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number:min-integer-digits="1"/>
      <number:text> kg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0">10.12.2008</text:date>, <text:time>12:27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7-31T16:46:56</meta:creation-date>
    <dc:creator>Simon Frankenberger</dc:creator>
    <dc:date>2008-12-10T12:27:49</dc:date>
    <meta:editing-cycles>23</meta:editing-cycles>
    <meta:editing-duration>PT1H0M59S</meta:editing-duration>
    <meta:user-defined meta:name="Info 1"/>
    <meta:user-defined meta:name="Info 2"/>
    <meta:user-defined meta:name="Info 3"/>
    <meta:user-defined meta:name="Info 4"/>
    <meta:document-statistic meta:table-count="2" meta:cell-count="15378"/>
  </office:meta>
</office:document-meta>
</file>